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0.0812564" calcext:value-type="float">
            <text:p>0.0812564</text:p>
          </table:table-cell>
          <table:table-cell office:value-type="float" office:value="0.0902803" calcext:value-type="float">
            <text:p>0.0902803</text:p>
          </table:table-cell>
          <table:table-cell office:value-type="float" office:value="0.12874" calcext:value-type="float">
            <text:p>0.12874</text:p>
          </table:table-cell>
          <table:table-cell office:value-type="float" office:value="0.111759" calcext:value-type="float">
            <text:p>0.111759</text:p>
          </table:table-cell>
          <table:table-cell office:value-type="float" office:value="0.055653" calcext:value-type="float">
            <text:p>0.055653</text:p>
          </table:table-cell>
          <table:table-cell office:value-type="float" office:value="0.113852" calcext:value-type="float">
            <text:p>0.113852</text:p>
          </table:table-cell>
          <table:table-cell office:value-type="float" office:value="0.0798627" calcext:value-type="float">
            <text:p>0.0798627</text:p>
          </table:table-cell>
          <table:table-cell office:value-type="float" office:value="0.0799291" calcext:value-type="float">
            <text:p>0.0799291</text:p>
          </table:table-cell>
        </table:table-row>
        <table:table-row table:style-name="ro1">
          <table:table-cell office:value-type="float" office:value="0.0753173" calcext:value-type="float">
            <text:p>0.0753173</text:p>
          </table:table-cell>
          <table:table-cell office:value-type="float" office:value="0.0938965" calcext:value-type="float">
            <text:p>0.0938965</text:p>
          </table:table-cell>
          <table:table-cell office:value-type="float" office:value="0.132968" calcext:value-type="float">
            <text:p>0.132968</text:p>
          </table:table-cell>
          <table:table-cell office:value-type="float" office:value="0.119464" calcext:value-type="float">
            <text:p>0.119464</text:p>
          </table:table-cell>
          <table:table-cell office:value-type="float" office:value="0.0579675" calcext:value-type="float">
            <text:p>0.0579675</text:p>
          </table:table-cell>
          <table:table-cell office:value-type="float" office:value="0.120229" calcext:value-type="float">
            <text:p>0.120229</text:p>
          </table:table-cell>
          <table:table-cell office:value-type="float" office:value="0.0831724" calcext:value-type="float">
            <text:p>0.0831724</text:p>
          </table:table-cell>
          <table:table-cell office:value-type="float" office:value="0.0816926" calcext:value-type="float">
            <text:p>0.0816926</text:p>
          </table:table-cell>
        </table:table-row>
        <table:table-row table:style-name="ro1">
          <table:table-cell office:value-type="float" office:value="0.0788037" calcext:value-type="float">
            <text:p>0.0788037</text:p>
          </table:table-cell>
          <table:table-cell office:value-type="float" office:value="0.090074" calcext:value-type="float">
            <text:p>0.090074</text:p>
          </table:table-cell>
          <table:table-cell office:value-type="float" office:value="0.121693" calcext:value-type="float">
            <text:p>0.121693</text:p>
          </table:table-cell>
          <table:table-cell office:value-type="float" office:value="0.118584" calcext:value-type="float">
            <text:p>0.118584</text:p>
          </table:table-cell>
          <table:table-cell office:value-type="float" office:value="0.0572722" calcext:value-type="float">
            <text:p>0.0572722</text:p>
          </table:table-cell>
          <table:table-cell office:value-type="float" office:value="0.112539" calcext:value-type="float">
            <text:p>0.112539</text:p>
          </table:table-cell>
          <table:table-cell office:value-type="float" office:value="0.06995" calcext:value-type="float">
            <text:p>0.06995</text:p>
          </table:table-cell>
          <table:table-cell office:value-type="float" office:value="0.0842122" calcext:value-type="float">
            <text:p>0.0842122</text:p>
          </table:table-cell>
        </table:table-row>
        <table:table-row table:style-name="ro1">
          <table:table-cell office:value-type="float" office:value="0.0737562" calcext:value-type="float">
            <text:p>0.0737562</text:p>
          </table:table-cell>
          <table:table-cell office:value-type="float" office:value="0.0796305" calcext:value-type="float">
            <text:p>0.0796305</text:p>
          </table:table-cell>
          <table:table-cell office:value-type="float" office:value="0.128312" calcext:value-type="float">
            <text:p>0.128312</text:p>
          </table:table-cell>
          <table:table-cell office:value-type="float" office:value="0.105642" calcext:value-type="float">
            <text:p>0.105642</text:p>
          </table:table-cell>
          <table:table-cell office:value-type="float" office:value="0.0665339" calcext:value-type="float">
            <text:p>0.0665339</text:p>
          </table:table-cell>
          <table:table-cell office:value-type="float" office:value="0.11762" calcext:value-type="float">
            <text:p>0.11762</text:p>
          </table:table-cell>
          <table:table-cell office:value-type="float" office:value="0.0695815" calcext:value-type="float">
            <text:p>0.0695815</text:p>
          </table:table-cell>
          <table:table-cell office:value-type="float" office:value="0.0912705" calcext:value-type="float">
            <text:p>0.0912705</text:p>
          </table:table-cell>
        </table:table-row>
        <table:table-row table:style-name="ro1">
          <table:table-cell office:value-type="float" office:value="0.0927162" calcext:value-type="float">
            <text:p>0.0927162</text:p>
          </table:table-cell>
          <table:table-cell office:value-type="float" office:value="0.0878375" calcext:value-type="float">
            <text:p>0.0878375</text:p>
          </table:table-cell>
          <table:table-cell office:value-type="float" office:value="0.123339" calcext:value-type="float">
            <text:p>0.123339</text:p>
          </table:table-cell>
          <table:table-cell office:value-type="float" office:value="0.103312" calcext:value-type="float">
            <text:p>0.103312</text:p>
          </table:table-cell>
          <table:table-cell office:value-type="float" office:value="0.0546158" calcext:value-type="float">
            <text:p>0.0546158</text:p>
          </table:table-cell>
          <table:table-cell office:value-type="float" office:value="0.12185" calcext:value-type="float">
            <text:p>0.12185</text:p>
          </table:table-cell>
          <table:table-cell office:value-type="float" office:value="0.0820965" calcext:value-type="float">
            <text:p>0.0820965</text:p>
          </table:table-cell>
          <table:table-cell office:value-type="float" office:value="0.0854865" calcext:value-type="float">
            <text:p>0.0854865</text:p>
          </table:table-cell>
        </table:table-row>
        <table:table-row table:style-name="ro1">
          <table:table-cell office:value-type="float" office:value="0.0818164" calcext:value-type="float">
            <text:p>0.0818164</text:p>
          </table:table-cell>
          <table:table-cell office:value-type="float" office:value="0.0996579" calcext:value-type="float">
            <text:p>0.0996579</text:p>
          </table:table-cell>
          <table:table-cell office:value-type="float" office:value="0.127657" calcext:value-type="float">
            <text:p>0.127657</text:p>
          </table:table-cell>
          <table:table-cell office:value-type="float" office:value="0.114628" calcext:value-type="float">
            <text:p>0.114628</text:p>
          </table:table-cell>
          <table:table-cell office:value-type="float" office:value="0.0583141" calcext:value-type="float">
            <text:p>0.0583141</text:p>
          </table:table-cell>
          <table:table-cell office:value-type="float" office:value="0.121334" calcext:value-type="float">
            <text:p>0.121334</text:p>
          </table:table-cell>
          <table:table-cell office:value-type="float" office:value="0.0829549" calcext:value-type="float">
            <text:p>0.0829549</text:p>
          </table:table-cell>
          <table:table-cell office:value-type="float" office:value="0.080817" calcext:value-type="float">
            <text:p>0.080817</text:p>
          </table:table-cell>
        </table:table-row>
        <table:table-row table:style-name="ro1">
          <table:table-cell office:value-type="float" office:value="0.0768304" calcext:value-type="float">
            <text:p>0.0768304</text:p>
          </table:table-cell>
          <table:table-cell office:value-type="float" office:value="0.0943071" calcext:value-type="float">
            <text:p>0.0943071</text:p>
          </table:table-cell>
          <table:table-cell office:value-type="float" office:value="0.139171" calcext:value-type="float">
            <text:p>0.139171</text:p>
          </table:table-cell>
          <table:table-cell office:value-type="float" office:value="0.112864" calcext:value-type="float">
            <text:p>0.112864</text:p>
          </table:table-cell>
          <table:table-cell office:value-type="float" office:value="0.0620842" calcext:value-type="float">
            <text:p>0.0620842</text:p>
          </table:table-cell>
          <table:table-cell office:value-type="float" office:value="0.119496" calcext:value-type="float">
            <text:p>0.119496</text:p>
          </table:table-cell>
          <table:table-cell office:value-type="float" office:value="0.0748631" calcext:value-type="float">
            <text:p>0.0748631</text:p>
          </table:table-cell>
          <table:table-cell office:value-type="float" office:value="0.0821218" calcext:value-type="float">
            <text:p>0.0821218</text:p>
          </table:table-cell>
        </table:table-row>
        <table:table-row table:style-name="ro1">
          <table:table-cell office:value-type="float" office:value="0.0834009" calcext:value-type="float">
            <text:p>0.0834009</text:p>
          </table:table-cell>
          <table:table-cell office:value-type="float" office:value="0.0971488" calcext:value-type="float">
            <text:p>0.0971488</text:p>
          </table:table-cell>
          <table:table-cell office:value-type="float" office:value="0.133646" calcext:value-type="float">
            <text:p>0.133646</text:p>
          </table:table-cell>
          <table:table-cell office:value-type="float" office:value="0.116872" calcext:value-type="float">
            <text:p>0.116872</text:p>
          </table:table-cell>
          <table:table-cell office:value-type="float" office:value="0.0699509" calcext:value-type="float">
            <text:p>0.0699509</text:p>
          </table:table-cell>
          <table:table-cell office:value-type="float" office:value="0.118006" calcext:value-type="float">
            <text:p>0.118006</text:p>
          </table:table-cell>
          <table:table-cell office:value-type="float" office:value="0.0795175" calcext:value-type="float">
            <text:p>0.0795175</text:p>
          </table:table-cell>
          <table:table-cell office:value-type="float" office:value="0.0912754" calcext:value-type="float">
            <text:p>0.0912754</text:p>
          </table:table-cell>
        </table:table-row>
        <table:table-row table:style-name="ro1">
          <table:table-cell office:value-type="float" office:value="0.0912121" calcext:value-type="float">
            <text:p>0.0912121</text:p>
          </table:table-cell>
          <table:table-cell office:value-type="float" office:value="0.0927422" calcext:value-type="float">
            <text:p>0.0927422</text:p>
          </table:table-cell>
          <table:table-cell office:value-type="float" office:value="0.136007" calcext:value-type="float">
            <text:p>0.136007</text:p>
          </table:table-cell>
          <table:table-cell office:value-type="float" office:value="0.121487" calcext:value-type="float">
            <text:p>0.121487</text:p>
          </table:table-cell>
          <table:table-cell office:value-type="float" office:value="0.065617" calcext:value-type="float">
            <text:p>0.065617</text:p>
          </table:table-cell>
          <table:table-cell office:value-type="float" office:value="0.121397" calcext:value-type="float">
            <text:p>0.121397</text:p>
          </table:table-cell>
          <table:table-cell office:value-type="float" office:value="0.0774316" calcext:value-type="float">
            <text:p>0.0774316</text:p>
          </table:table-cell>
          <table:table-cell office:value-type="float" office:value="0.0881844" calcext:value-type="float">
            <text:p>0.0881844</text:p>
          </table:table-cell>
        </table:table-row>
        <table:table-row table:style-name="ro1">
          <table:table-cell office:value-type="float" office:value="0.0863535" calcext:value-type="float">
            <text:p>0.0863535</text:p>
          </table:table-cell>
          <table:table-cell office:value-type="float" office:value="0.100213" calcext:value-type="float">
            <text:p>0.100213</text:p>
          </table:table-cell>
          <table:table-cell office:value-type="float" office:value="0.128409" calcext:value-type="float">
            <text:p>0.128409</text:p>
          </table:table-cell>
          <table:table-cell office:value-type="float" office:value="0.128304" calcext:value-type="float">
            <text:p>0.128304</text:p>
          </table:table-cell>
          <table:table-cell office:value-type="float" office:value="0.0634463" calcext:value-type="float">
            <text:p>0.0634463</text:p>
          </table:table-cell>
          <table:table-cell office:value-type="float" office:value="0.117907" calcext:value-type="float">
            <text:p>0.117907</text:p>
          </table:table-cell>
          <table:table-cell office:value-type="float" office:value="0.0781536" calcext:value-type="float">
            <text:p>0.0781536</text:p>
          </table:table-cell>
          <table:table-cell office:value-type="float" office:value="0.0962867" calcext:value-type="float">
            <text:p>0.0962867</text:p>
          </table:table-cell>
        </table:table-row>
        <table:table-row table:style-name="ro1">
          <table:table-cell office:value-type="float" office:value="0.0884601" calcext:value-type="float">
            <text:p>0.0884601</text:p>
          </table:table-cell>
          <table:table-cell office:value-type="float" office:value="0.10427" calcext:value-type="float">
            <text:p>0.10427</text:p>
          </table:table-cell>
          <table:table-cell office:value-type="float" office:value="0.146409" calcext:value-type="float">
            <text:p>0.146409</text:p>
          </table:table-cell>
          <table:table-cell office:value-type="float" office:value="0.132318" calcext:value-type="float">
            <text:p>0.132318</text:p>
          </table:table-cell>
          <table:table-cell office:value-type="float" office:value="0.0654742" calcext:value-type="float">
            <text:p>0.0654742</text:p>
          </table:table-cell>
          <table:table-cell office:value-type="float" office:value="0.132856" calcext:value-type="float">
            <text:p>0.132856</text:p>
          </table:table-cell>
          <table:table-cell office:value-type="float" office:value="0.0816729" calcext:value-type="float">
            <text:p>0.0816729</text:p>
          </table:table-cell>
          <table:table-cell office:value-type="float" office:value="0.0905511" calcext:value-type="float">
            <text:p>0.0905511</text:p>
          </table:table-cell>
        </table:table-row>
        <table:table-row table:style-name="ro1">
          <table:table-cell office:value-type="float" office:value="0.0883428" calcext:value-type="float">
            <text:p>0.0883428</text:p>
          </table:table-cell>
          <table:table-cell office:value-type="float" office:value="0.106789" calcext:value-type="float">
            <text:p>0.106789</text:p>
          </table:table-cell>
          <table:table-cell office:value-type="float" office:value="0.148143" calcext:value-type="float">
            <text:p>0.148143</text:p>
          </table:table-cell>
          <table:table-cell office:value-type="float" office:value="0.134266" calcext:value-type="float">
            <text:p>0.134266</text:p>
          </table:table-cell>
          <table:table-cell office:value-type="float" office:value="0.0661669" calcext:value-type="float">
            <text:p>0.0661669</text:p>
          </table:table-cell>
          <table:table-cell office:value-type="float" office:value="0.13193" calcext:value-type="float">
            <text:p>0.13193</text:p>
          </table:table-cell>
          <table:table-cell office:value-type="float" office:value="0.0870305" calcext:value-type="float">
            <text:p>0.0870305</text:p>
          </table:table-cell>
          <table:table-cell office:value-type="float" office:value="0.101964" calcext:value-type="float">
            <text:p>0.101964</text:p>
          </table:table-cell>
        </table:table-row>
        <table:table-row table:style-name="ro1">
          <table:table-cell office:value-type="float" office:value="0.0886109" calcext:value-type="float">
            <text:p>0.0886109</text:p>
          </table:table-cell>
          <table:table-cell office:value-type="float" office:value="0.102085" calcext:value-type="float">
            <text:p>0.102085</text:p>
          </table:table-cell>
          <table:table-cell office:value-type="float" office:value="0.138199" calcext:value-type="float">
            <text:p>0.138199</text:p>
          </table:table-cell>
          <table:table-cell office:value-type="float" office:value="0.129985" calcext:value-type="float">
            <text:p>0.129985</text:p>
          </table:table-cell>
          <table:table-cell office:value-type="float" office:value="0.0645955" calcext:value-type="float">
            <text:p>0.0645955</text:p>
          </table:table-cell>
          <table:table-cell office:value-type="float" office:value="0.134519" calcext:value-type="float">
            <text:p>0.134519</text:p>
          </table:table-cell>
          <table:table-cell office:value-type="float" office:value="0.085132" calcext:value-type="float">
            <text:p>0.085132</text:p>
          </table:table-cell>
          <table:table-cell office:value-type="float" office:value="0.0912997" calcext:value-type="float">
            <text:p>0.0912997</text:p>
          </table:table-cell>
        </table:table-row>
        <table:table-row table:style-name="ro1">
          <table:table-cell office:value-type="float" office:value="0.0891924" calcext:value-type="float">
            <text:p>0.0891924</text:p>
          </table:table-cell>
          <table:table-cell office:value-type="float" office:value="0.106205" calcext:value-type="float">
            <text:p>0.106205</text:p>
          </table:table-cell>
          <table:table-cell office:value-type="float" office:value="0.14418" calcext:value-type="float">
            <text:p>0.14418</text:p>
          </table:table-cell>
          <table:table-cell office:value-type="float" office:value="0.134539" calcext:value-type="float">
            <text:p>0.134539</text:p>
          </table:table-cell>
          <table:table-cell office:value-type="float" office:value="0.0681453" calcext:value-type="float">
            <text:p>0.0681453</text:p>
          </table:table-cell>
          <table:table-cell office:value-type="float" office:value="0.131884" calcext:value-type="float">
            <text:p>0.131884</text:p>
          </table:table-cell>
          <table:table-cell office:value-type="float" office:value="0.0838727" calcext:value-type="float">
            <text:p>0.0838727</text:p>
          </table:table-cell>
          <table:table-cell office:value-type="float" office:value="0.0982868" calcext:value-type="float">
            <text:p>0.0982868</text:p>
          </table:table-cell>
        </table:table-row>
        <table:table-row table:style-name="ro1">
          <table:table-cell office:value-type="float" office:value="0.0862368" calcext:value-type="float">
            <text:p>0.0862368</text:p>
          </table:table-cell>
          <table:table-cell office:value-type="float" office:value="0.108333" calcext:value-type="float">
            <text:p>0.108333</text:p>
          </table:table-cell>
          <table:table-cell office:value-type="float" office:value="0.141894" calcext:value-type="float">
            <text:p>0.141894</text:p>
          </table:table-cell>
          <table:table-cell office:value-type="float" office:value="0.137692" calcext:value-type="float">
            <text:p>0.137692</text:p>
          </table:table-cell>
          <table:table-cell office:value-type="float" office:value="0.0653582" calcext:value-type="float">
            <text:p>0.0653582</text:p>
          </table:table-cell>
          <table:table-cell office:value-type="float" office:value="0.132508" calcext:value-type="float">
            <text:p>0.132508</text:p>
          </table:table-cell>
          <table:table-cell office:value-type="float" office:value="0.0851981" calcext:value-type="float">
            <text:p>0.0851981</text:p>
          </table:table-cell>
          <table:table-cell office:value-type="float" office:value="0.0978317" calcext:value-type="float">
            <text:p>0.0978317</text:p>
          </table:table-cell>
        </table:table-row>
        <table:table-row table:style-name="ro1">
          <table:table-cell office:value-type="float" office:value="0.0886423" calcext:value-type="float">
            <text:p>0.0886423</text:p>
          </table:table-cell>
          <table:table-cell office:value-type="float" office:value="0.112791" calcext:value-type="float">
            <text:p>0.112791</text:p>
          </table:table-cell>
          <table:table-cell office:value-type="float" office:value="0.139738" calcext:value-type="float">
            <text:p>0.139738</text:p>
          </table:table-cell>
          <table:table-cell office:value-type="float" office:value="0.130661" calcext:value-type="float">
            <text:p>0.130661</text:p>
          </table:table-cell>
          <table:table-cell office:value-type="float" office:value="0.0643946" calcext:value-type="float">
            <text:p>0.0643946</text:p>
          </table:table-cell>
          <table:table-cell office:value-type="float" office:value="0.132009" calcext:value-type="float">
            <text:p>0.132009</text:p>
          </table:table-cell>
          <table:table-cell office:value-type="float" office:value="0.0797324" calcext:value-type="float">
            <text:p>0.0797324</text:p>
          </table:table-cell>
          <table:table-cell office:value-type="float" office:value="0.0958715" calcext:value-type="float">
            <text:p>0.0958715</text:p>
          </table:table-cell>
        </table:table-row>
        <table:table-row table:style-name="ro1">
          <table:table-cell office:value-type="float" office:value="0.0859263" calcext:value-type="float">
            <text:p>0.0859263</text:p>
          </table:table-cell>
          <table:table-cell office:value-type="float" office:value="0.104347" calcext:value-type="float">
            <text:p>0.104347</text:p>
          </table:table-cell>
          <table:table-cell office:value-type="float" office:value="0.137231" calcext:value-type="float">
            <text:p>0.137231</text:p>
          </table:table-cell>
          <table:table-cell office:value-type="float" office:value="0.13411" calcext:value-type="float">
            <text:p>0.13411</text:p>
          </table:table-cell>
          <table:table-cell office:value-type="float" office:value="0.0671731" calcext:value-type="float">
            <text:p>0.0671731</text:p>
          </table:table-cell>
          <table:table-cell office:value-type="float" office:value="0.126124" calcext:value-type="float">
            <text:p>0.126124</text:p>
          </table:table-cell>
          <table:table-cell office:value-type="float" office:value="0.0828698" calcext:value-type="float">
            <text:p>0.0828698</text:p>
          </table:table-cell>
          <table:table-cell office:value-type="float" office:value="0.0971206" calcext:value-type="float">
            <text:p>0.0971206</text:p>
          </table:table-cell>
        </table:table-row>
        <table:table-row table:style-name="ro1">
          <table:table-cell office:value-type="float" office:value="0.0846991" calcext:value-type="float">
            <text:p>0.0846991</text:p>
          </table:table-cell>
          <table:table-cell office:value-type="float" office:value="0.107167" calcext:value-type="float">
            <text:p>0.107167</text:p>
          </table:table-cell>
          <table:table-cell office:value-type="float" office:value="0.145489" calcext:value-type="float">
            <text:p>0.145489</text:p>
          </table:table-cell>
          <table:table-cell office:value-type="float" office:value="0.138452" calcext:value-type="float">
            <text:p>0.138452</text:p>
          </table:table-cell>
          <table:table-cell office:value-type="float" office:value="0.0675359" calcext:value-type="float">
            <text:p>0.0675359</text:p>
          </table:table-cell>
          <table:table-cell office:value-type="float" office:value="0.129079" calcext:value-type="float">
            <text:p>0.129079</text:p>
          </table:table-cell>
          <table:table-cell office:value-type="float" office:value="0.0772962" calcext:value-type="float">
            <text:p>0.0772962</text:p>
          </table:table-cell>
          <table:table-cell office:value-type="float" office:value="0.0957515" calcext:value-type="float">
            <text:p>0.0957515</text:p>
          </table:table-cell>
        </table:table-row>
        <table:table-row table:style-name="ro1">
          <table:table-cell office:value-type="float" office:value="0.0794302" calcext:value-type="float">
            <text:p>0.0794302</text:p>
          </table:table-cell>
          <table:table-cell office:value-type="float" office:value="0.101666" calcext:value-type="float">
            <text:p>0.101666</text:p>
          </table:table-cell>
          <table:table-cell office:value-type="float" office:value="0.143451" calcext:value-type="float">
            <text:p>0.143451</text:p>
          </table:table-cell>
          <table:table-cell office:value-type="float" office:value="0.129424" calcext:value-type="float">
            <text:p>0.129424</text:p>
          </table:table-cell>
          <table:table-cell office:value-type="float" office:value="0.0608557" calcext:value-type="float">
            <text:p>0.0608557</text:p>
          </table:table-cell>
          <table:table-cell office:value-type="float" office:value="0.122442" calcext:value-type="float">
            <text:p>0.122442</text:p>
          </table:table-cell>
          <table:table-cell office:value-type="float" office:value="0.0806698" calcext:value-type="float">
            <text:p>0.0806698</text:p>
          </table:table-cell>
          <table:table-cell office:value-type="float" office:value="0.0941738" calcext:value-type="float">
            <text:p>0.0941738</text:p>
          </table:table-cell>
        </table:table-row>
        <table:table-row table:style-name="ro1">
          <table:table-cell office:value-type="float" office:value="0.0907107" calcext:value-type="float">
            <text:p>0.0907107</text:p>
          </table:table-cell>
          <table:table-cell office:value-type="float" office:value="0.0950863" calcext:value-type="float">
            <text:p>0.0950863</text:p>
          </table:table-cell>
          <table:table-cell office:value-type="float" office:value="0.135937" calcext:value-type="float">
            <text:p>0.135937</text:p>
          </table:table-cell>
          <table:table-cell office:value-type="float" office:value="0.122639" calcext:value-type="float">
            <text:p>0.122639</text:p>
          </table:table-cell>
          <table:table-cell office:value-type="float" office:value="0.0612791" calcext:value-type="float">
            <text:p>0.0612791</text:p>
          </table:table-cell>
          <table:table-cell office:value-type="float" office:value="0.12372" calcext:value-type="float">
            <text:p>0.12372</text:p>
          </table:table-cell>
          <table:table-cell office:value-type="float" office:value="0.074866" calcext:value-type="float">
            <text:p>0.074866</text:p>
          </table:table-cell>
          <table:table-cell office:value-type="float" office:value="0.085651" calcext:value-type="float">
            <text:p>0.085651</text:p>
          </table:table-cell>
        </table:table-row>
        <table:table-row table:style-name="ro1">
          <table:table-cell office:value-type="float" office:value="0.0831228" calcext:value-type="float">
            <text:p>0.0831228</text:p>
          </table:table-cell>
          <table:table-cell office:value-type="float" office:value="0.0980425" calcext:value-type="float">
            <text:p>0.0980425</text:p>
          </table:table-cell>
          <table:table-cell office:value-type="float" office:value="0.132927" calcext:value-type="float">
            <text:p>0.132927</text:p>
          </table:table-cell>
          <table:table-cell office:value-type="float" office:value="0.127155" calcext:value-type="float">
            <text:p>0.127155</text:p>
          </table:table-cell>
          <table:table-cell office:value-type="float" office:value="0.062546" calcext:value-type="float">
            <text:p>0.062546</text:p>
          </table:table-cell>
          <table:table-cell office:value-type="float" office:value="0.132303" calcext:value-type="float">
            <text:p>0.132303</text:p>
          </table:table-cell>
          <table:table-cell office:value-type="float" office:value="0.0729223" calcext:value-type="float">
            <text:p>0.0729223</text:p>
          </table:table-cell>
          <table:table-cell office:value-type="float" office:value="0.0961803" calcext:value-type="float">
            <text:p>0.0961803</text:p>
          </table:table-cell>
        </table:table-row>
        <table:table-row table:style-name="ro1">
          <table:table-cell office:value-type="float" office:value="0.0902728" calcext:value-type="float">
            <text:p>0.0902728</text:p>
          </table:table-cell>
          <table:table-cell office:value-type="float" office:value="0.0966999" calcext:value-type="float">
            <text:p>0.0966999</text:p>
          </table:table-cell>
          <table:table-cell office:value-type="float" office:value="0.139103" calcext:value-type="float">
            <text:p>0.139103</text:p>
          </table:table-cell>
          <table:table-cell office:value-type="float" office:value="0.121162" calcext:value-type="float">
            <text:p>0.121162</text:p>
          </table:table-cell>
          <table:table-cell office:value-type="float" office:value="0.0603242" calcext:value-type="float">
            <text:p>0.0603242</text:p>
          </table:table-cell>
          <table:table-cell office:value-type="float" office:value="0.117084" calcext:value-type="float">
            <text:p>0.117084</text:p>
          </table:table-cell>
          <table:table-cell office:value-type="float" office:value="0.0765106" calcext:value-type="float">
            <text:p>0.0765106</text:p>
          </table:table-cell>
          <table:table-cell office:value-type="float" office:value="0.0965264" calcext:value-type="float">
            <text:p>0.0965264</text:p>
          </table:table-cell>
        </table:table-row>
        <table:table-row table:style-name="ro1">
          <table:table-cell office:value-type="float" office:value="0.0817021" calcext:value-type="float">
            <text:p>0.0817021</text:p>
          </table:table-cell>
          <table:table-cell office:value-type="float" office:value="0.0966711" calcext:value-type="float">
            <text:p>0.0966711</text:p>
          </table:table-cell>
          <table:table-cell office:value-type="float" office:value="0.134044" calcext:value-type="float">
            <text:p>0.134044</text:p>
          </table:table-cell>
          <table:table-cell office:value-type="float" office:value="0.130386" calcext:value-type="float">
            <text:p>0.130386</text:p>
          </table:table-cell>
          <table:table-cell office:value-type="float" office:value="0.0675301" calcext:value-type="float">
            <text:p>0.0675301</text:p>
          </table:table-cell>
          <table:table-cell office:value-type="float" office:value="0.135112" calcext:value-type="float">
            <text:p>0.135112</text:p>
          </table:table-cell>
          <table:table-cell office:value-type="float" office:value="0.0847773" calcext:value-type="float">
            <text:p>0.0847773</text:p>
          </table:table-cell>
          <table:table-cell office:value-type="float" office:value="0.0876677" calcext:value-type="float">
            <text:p>0.0876677</text:p>
          </table:table-cell>
        </table:table-row>
        <table:table-row table:style-name="ro1">
          <table:table-cell office:value-type="float" office:value="0.0926632" calcext:value-type="float">
            <text:p>0.0926632</text:p>
          </table:table-cell>
          <table:table-cell office:value-type="float" office:value="0.0999682" calcext:value-type="float">
            <text:p>0.0999682</text:p>
          </table:table-cell>
          <table:table-cell office:value-type="float" office:value="0.148176" calcext:value-type="float">
            <text:p>0.148176</text:p>
          </table:table-cell>
          <table:table-cell office:value-type="float" office:value="0.129687" calcext:value-type="float">
            <text:p>0.129687</text:p>
          </table:table-cell>
          <table:table-cell office:value-type="float" office:value="0.0660848" calcext:value-type="float">
            <text:p>0.0660848</text:p>
          </table:table-cell>
          <table:table-cell office:value-type="float" office:value="0.133665" calcext:value-type="float">
            <text:p>0.133665</text:p>
          </table:table-cell>
          <table:table-cell office:value-type="float" office:value="0.0825609" calcext:value-type="float">
            <text:p>0.0825609</text:p>
          </table:table-cell>
          <table:table-cell office:value-type="float" office:value="0.0962062" calcext:value-type="float">
            <text:p>0.0962062</text:p>
          </table:table-cell>
        </table:table-row>
        <table:table-row table:style-name="ro1">
          <table:table-cell office:value-type="float" office:value="0.0866891" calcext:value-type="float">
            <text:p>0.0866891</text:p>
          </table:table-cell>
          <table:table-cell office:value-type="float" office:value="0.10652" calcext:value-type="float">
            <text:p>0.10652</text:p>
          </table:table-cell>
          <table:table-cell office:value-type="float" office:value="0.142215" calcext:value-type="float">
            <text:p>0.142215</text:p>
          </table:table-cell>
          <table:table-cell office:value-type="float" office:value="0.132503" calcext:value-type="float">
            <text:p>0.132503</text:p>
          </table:table-cell>
          <table:table-cell office:value-type="float" office:value="0.065634" calcext:value-type="float">
            <text:p>0.065634</text:p>
          </table:table-cell>
          <table:table-cell office:value-type="float" office:value="0.135012" calcext:value-type="float">
            <text:p>0.135012</text:p>
          </table:table-cell>
          <table:table-cell office:value-type="float" office:value="0.0910631" calcext:value-type="float">
            <text:p>0.0910631</text:p>
          </table:table-cell>
          <table:table-cell office:value-type="float" office:value="0.0960376" calcext:value-type="float">
            <text:p>0.0960376</text:p>
          </table:table-cell>
        </table:table-row>
        <table:table-row table:style-name="ro1">
          <table:table-cell office:value-type="float" office:value="0.0922385" calcext:value-type="float">
            <text:p>0.0922385</text:p>
          </table:table-cell>
          <table:table-cell office:value-type="float" office:value="0.101682" calcext:value-type="float">
            <text:p>0.101682</text:p>
          </table:table-cell>
          <table:table-cell office:value-type="float" office:value="0.145396" calcext:value-type="float">
            <text:p>0.145396</text:p>
          </table:table-cell>
          <table:table-cell office:value-type="float" office:value="0.134345" calcext:value-type="float">
            <text:p>0.134345</text:p>
          </table:table-cell>
          <table:table-cell office:value-type="float" office:value="0.0639589" calcext:value-type="float">
            <text:p>0.0639589</text:p>
          </table:table-cell>
          <table:table-cell office:value-type="float" office:value="0.137365" calcext:value-type="float">
            <text:p>0.137365</text:p>
          </table:table-cell>
          <table:table-cell office:value-type="float" office:value="0.083866" calcext:value-type="float">
            <text:p>0.083866</text:p>
          </table:table-cell>
          <table:table-cell office:value-type="float" office:value="0.0932164" calcext:value-type="float">
            <text:p>0.0932164</text:p>
          </table:table-cell>
        </table:table-row>
        <table:table-row table:style-name="ro1">
          <table:table-cell office:value-type="float" office:value="0.0935935" calcext:value-type="float">
            <text:p>0.0935935</text:p>
          </table:table-cell>
          <table:table-cell office:value-type="float" office:value="0.104912" calcext:value-type="float">
            <text:p>0.104912</text:p>
          </table:table-cell>
          <table:table-cell office:value-type="float" office:value="0.145609" calcext:value-type="float">
            <text:p>0.145609</text:p>
          </table:table-cell>
          <table:table-cell office:value-type="float" office:value="0.138267" calcext:value-type="float">
            <text:p>0.138267</text:p>
          </table:table-cell>
          <table:table-cell office:value-type="float" office:value="0.0660763" calcext:value-type="float">
            <text:p>0.0660763</text:p>
          </table:table-cell>
          <table:table-cell office:value-type="float" office:value="0.134073" calcext:value-type="float">
            <text:p>0.134073</text:p>
          </table:table-cell>
          <table:table-cell office:value-type="float" office:value="0.0885571" calcext:value-type="float">
            <text:p>0.0885571</text:p>
          </table:table-cell>
          <table:table-cell office:value-type="float" office:value="0.103088" calcext:value-type="float">
            <text:p>0.103088</text:p>
          </table:table-cell>
        </table:table-row>
        <table:table-row table:style-name="ro1">
          <table:table-cell office:value-type="float" office:value="0.0968931" calcext:value-type="float">
            <text:p>0.0968931</text:p>
          </table:table-cell>
          <table:table-cell office:value-type="float" office:value="0.110798" calcext:value-type="float">
            <text:p>0.110798</text:p>
          </table:table-cell>
          <table:table-cell office:value-type="float" office:value="0.146249" calcext:value-type="float">
            <text:p>0.146249</text:p>
          </table:table-cell>
          <table:table-cell office:value-type="float" office:value="0.140828" calcext:value-type="float">
            <text:p>0.140828</text:p>
          </table:table-cell>
          <table:table-cell office:value-type="float" office:value="0.0727033" calcext:value-type="float">
            <text:p>0.0727033</text:p>
          </table:table-cell>
          <table:table-cell office:value-type="float" office:value="0.135616" calcext:value-type="float">
            <text:p>0.135616</text:p>
          </table:table-cell>
          <table:table-cell office:value-type="float" office:value="0.090249" calcext:value-type="float">
            <text:p>0.090249</text:p>
          </table:table-cell>
          <table:table-cell office:value-type="float" office:value="0.103649" calcext:value-type="float">
            <text:p>0.103649</text:p>
          </table:table-cell>
        </table:table-row>
        <table:table-row table:style-name="ro1">
          <table:table-cell office:value-type="float" office:value="0.0964754" calcext:value-type="float">
            <text:p>0.0964754</text:p>
          </table:table-cell>
          <table:table-cell office:value-type="float" office:value="0.114279" calcext:value-type="float">
            <text:p>0.114279</text:p>
          </table:table-cell>
          <table:table-cell office:value-type="float" office:value="0.150397" calcext:value-type="float">
            <text:p>0.150397</text:p>
          </table:table-cell>
          <table:table-cell office:value-type="float" office:value="0.140913" calcext:value-type="float">
            <text:p>0.140913</text:p>
          </table:table-cell>
          <table:table-cell office:value-type="float" office:value="0.0748442" calcext:value-type="float">
            <text:p>0.0748442</text:p>
          </table:table-cell>
          <table:table-cell office:value-type="float" office:value="0.135956" calcext:value-type="float">
            <text:p>0.135956</text:p>
          </table:table-cell>
          <table:table-cell office:value-type="float" office:value="0.0906598" calcext:value-type="float">
            <text:p>0.0906598</text:p>
          </table:table-cell>
          <table:table-cell office:value-type="float" office:value="0.102888" calcext:value-type="float">
            <text:p>0.102888</text:p>
          </table:table-cell>
        </table:table-row>
        <table:table-row table:style-name="ro1">
          <table:table-cell office:value-type="float" office:value="0.0939379" calcext:value-type="float">
            <text:p>0.0939379</text:p>
          </table:table-cell>
          <table:table-cell office:value-type="float" office:value="0.111882" calcext:value-type="float">
            <text:p>0.111882</text:p>
          </table:table-cell>
          <table:table-cell office:value-type="float" office:value="0.151195" calcext:value-type="float">
            <text:p>0.151195</text:p>
          </table:table-cell>
          <table:table-cell office:value-type="float" office:value="0.142282" calcext:value-type="float">
            <text:p>0.142282</text:p>
          </table:table-cell>
          <table:table-cell office:value-type="float" office:value="0.0728839" calcext:value-type="float">
            <text:p>0.0728839</text:p>
          </table:table-cell>
          <table:table-cell office:value-type="float" office:value="0.134084" calcext:value-type="float">
            <text:p>0.134084</text:p>
          </table:table-cell>
          <table:table-cell office:value-type="float" office:value="0.0952662" calcext:value-type="float">
            <text:p>0.0952662</text:p>
          </table:table-cell>
          <table:table-cell office:value-type="float" office:value="0.102619" calcext:value-type="float">
            <text:p>0.102619</text:p>
          </table:table-cell>
        </table:table-row>
        <table:table-row table:style-name="ro1">
          <table:table-cell office:value-type="float" office:value="0.0909574" calcext:value-type="float">
            <text:p>0.0909574</text:p>
          </table:table-cell>
          <table:table-cell office:value-type="float" office:value="0.114334" calcext:value-type="float">
            <text:p>0.114334</text:p>
          </table:table-cell>
          <table:table-cell office:value-type="float" office:value="0.153836" calcext:value-type="float">
            <text:p>0.153836</text:p>
          </table:table-cell>
          <table:table-cell office:value-type="float" office:value="0.143717" calcext:value-type="float">
            <text:p>0.143717</text:p>
          </table:table-cell>
          <table:table-cell office:value-type="float" office:value="0.0734033" calcext:value-type="float">
            <text:p>0.0734033</text:p>
          </table:table-cell>
          <table:table-cell office:value-type="float" office:value="0.139215" calcext:value-type="float">
            <text:p>0.139215</text:p>
          </table:table-cell>
          <table:table-cell office:value-type="float" office:value="0.0907197" calcext:value-type="float">
            <text:p>0.0907197</text:p>
          </table:table-cell>
          <table:table-cell office:value-type="float" office:value="0.104447" calcext:value-type="float">
            <text:p>0.104447</text:p>
          </table:table-cell>
        </table:table-row>
        <table:table-row table:style-name="ro1">
          <table:table-cell office:value-type="float" office:value="0.0907362" calcext:value-type="float">
            <text:p>0.0907362</text:p>
          </table:table-cell>
          <table:table-cell office:value-type="float" office:value="0.112241" calcext:value-type="float">
            <text:p>0.112241</text:p>
          </table:table-cell>
          <table:table-cell office:value-type="float" office:value="0.152856" calcext:value-type="float">
            <text:p>0.152856</text:p>
          </table:table-cell>
          <table:table-cell office:value-type="float" office:value="0.144278" calcext:value-type="float">
            <text:p>0.144278</text:p>
          </table:table-cell>
          <table:table-cell office:value-type="float" office:value="0.0714215" calcext:value-type="float">
            <text:p>0.0714215</text:p>
          </table:table-cell>
          <table:table-cell office:value-type="float" office:value="0.141858" calcext:value-type="float">
            <text:p>0.141858</text:p>
          </table:table-cell>
          <table:table-cell office:value-type="float" office:value="0.0928616" calcext:value-type="float">
            <text:p>0.0928616</text:p>
          </table:table-cell>
          <table:table-cell office:value-type="float" office:value="0.101177" calcext:value-type="float">
            <text:p>0.101177</text:p>
          </table:table-cell>
        </table:table-row>
        <table:table-row table:style-name="ro1">
          <table:table-cell office:value-type="float" office:value="0.0931734" calcext:value-type="float">
            <text:p>0.0931734</text:p>
          </table:table-cell>
          <table:table-cell office:value-type="float" office:value="0.111273" calcext:value-type="float">
            <text:p>0.111273</text:p>
          </table:table-cell>
          <table:table-cell office:value-type="float" office:value="0.151762" calcext:value-type="float">
            <text:p>0.151762</text:p>
          </table:table-cell>
          <table:table-cell office:value-type="float" office:value="0.145586" calcext:value-type="float">
            <text:p>0.145586</text:p>
          </table:table-cell>
          <table:table-cell office:value-type="float" office:value="0.0708992" calcext:value-type="float">
            <text:p>0.0708992</text:p>
          </table:table-cell>
          <table:table-cell office:value-type="float" office:value="0.138594" calcext:value-type="float">
            <text:p>0.138594</text:p>
          </table:table-cell>
          <table:table-cell office:value-type="float" office:value="0.0889199" calcext:value-type="float">
            <text:p>0.0889199</text:p>
          </table:table-cell>
          <table:table-cell office:value-type="float" office:value="0.102672" calcext:value-type="float">
            <text:p>0.102672</text:p>
          </table:table-cell>
        </table:table-row>
        <table:table-row table:style-name="ro1">
          <table:table-cell office:value-type="float" office:value="0.0911387" calcext:value-type="float">
            <text:p>0.0911387</text:p>
          </table:table-cell>
          <table:table-cell office:value-type="float" office:value="0.115049" calcext:value-type="float">
            <text:p>0.115049</text:p>
          </table:table-cell>
          <table:table-cell office:value-type="float" office:value="0.150376" calcext:value-type="float">
            <text:p>0.150376</text:p>
          </table:table-cell>
          <table:table-cell office:value-type="float" office:value="0.142897" calcext:value-type="float">
            <text:p>0.142897</text:p>
          </table:table-cell>
          <table:table-cell office:value-type="float" office:value="0.071818" calcext:value-type="float">
            <text:p>0.071818</text:p>
          </table:table-cell>
          <table:table-cell office:value-type="float" office:value="0.135867" calcext:value-type="float">
            <text:p>0.135867</text:p>
          </table:table-cell>
          <table:table-cell office:value-type="float" office:value="0.0885505" calcext:value-type="float">
            <text:p>0.0885505</text:p>
          </table:table-cell>
          <table:table-cell office:value-type="float" office:value="0.101158" calcext:value-type="float">
            <text:p>0.101158</text:p>
          </table:table-cell>
        </table:table-row>
        <table:table-row table:style-name="ro1">
          <table:table-cell office:value-type="float" office:value="0.0898981" calcext:value-type="float">
            <text:p>0.0898981</text:p>
          </table:table-cell>
          <table:table-cell office:value-type="float" office:value="0.115158" calcext:value-type="float">
            <text:p>0.115158</text:p>
          </table:table-cell>
          <table:table-cell office:value-type="float" office:value="0.153316" calcext:value-type="float">
            <text:p>0.153316</text:p>
          </table:table-cell>
          <table:table-cell office:value-type="float" office:value="0.145152" calcext:value-type="float">
            <text:p>0.145152</text:p>
          </table:table-cell>
          <table:table-cell office:value-type="float" office:value="0.0717177" calcext:value-type="float">
            <text:p>0.0717177</text:p>
          </table:table-cell>
          <table:table-cell office:value-type="float" office:value="0.134379" calcext:value-type="float">
            <text:p>0.134379</text:p>
          </table:table-cell>
          <table:table-cell office:value-type="float" office:value="0.0930218" calcext:value-type="float">
            <text:p>0.0930218</text:p>
          </table:table-cell>
          <table:table-cell office:value-type="float" office:value="0.0999486" calcext:value-type="float">
            <text:p>0.0999486</text:p>
          </table:table-cell>
        </table:table-row>
        <table:table-row table:style-name="ro1">
          <table:table-cell office:value-type="float" office:value="0.0862372" calcext:value-type="float">
            <text:p>0.0862372</text:p>
          </table:table-cell>
          <table:table-cell office:value-type="float" office:value="0.111447" calcext:value-type="float">
            <text:p>0.111447</text:p>
          </table:table-cell>
          <table:table-cell office:value-type="float" office:value="0.148552" calcext:value-type="float">
            <text:p>0.148552</text:p>
          </table:table-cell>
          <table:table-cell office:value-type="float" office:value="0.141373" calcext:value-type="float">
            <text:p>0.141373</text:p>
          </table:table-cell>
          <table:table-cell office:value-type="float" office:value="0.0678922" calcext:value-type="float">
            <text:p>0.0678922</text:p>
          </table:table-cell>
          <table:table-cell office:value-type="float" office:value="0.137133" calcext:value-type="float">
            <text:p>0.137133</text:p>
          </table:table-cell>
          <table:table-cell office:value-type="float" office:value="0.088234" calcext:value-type="float">
            <text:p>0.088234</text:p>
          </table:table-cell>
          <table:table-cell office:value-type="float" office:value="0.102137" calcext:value-type="float">
            <text:p>0.102137</text:p>
          </table:table-cell>
        </table:table-row>
        <table:table-row table:style-name="ro1">
          <table:table-cell office:value-type="float" office:value="0.0882289" calcext:value-type="float">
            <text:p>0.0882289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0.14554" calcext:value-type="float">
            <text:p>0.14554</text:p>
          </table:table-cell>
          <table:table-cell office:value-type="float" office:value="0.141468" calcext:value-type="float">
            <text:p>0.141468</text:p>
          </table:table-cell>
          <table:table-cell office:value-type="float" office:value="0.0660308" calcext:value-type="float">
            <text:p>0.0660308</text:p>
          </table:table-cell>
          <table:table-cell office:value-type="float" office:value="0.135555" calcext:value-type="float">
            <text:p>0.135555</text:p>
          </table:table-cell>
          <table:table-cell office:value-type="float" office:value="0.0861002" calcext:value-type="float">
            <text:p>0.0861002</text:p>
          </table:table-cell>
          <table:table-cell office:value-type="float" office:value="0.0959927" calcext:value-type="float">
            <text:p>0.0959927</text:p>
          </table:table-cell>
        </table:table-row>
        <table:table-row table:style-name="ro1">
          <table:table-cell office:value-type="float" office:value="0.0843629" calcext:value-type="float">
            <text:p>0.0843629</text:p>
          </table:table-cell>
          <table:table-cell office:value-type="float" office:value="0.110374" calcext:value-type="float">
            <text:p>0.110374</text:p>
          </table:table-cell>
          <table:table-cell office:value-type="float" office:value="0.145752" calcext:value-type="float">
            <text:p>0.145752</text:p>
          </table:table-cell>
          <table:table-cell office:value-type="float" office:value="0.13921" calcext:value-type="float">
            <text:p>0.13921</text:p>
          </table:table-cell>
          <table:table-cell office:value-type="float" office:value="0.0631744" calcext:value-type="float">
            <text:p>0.0631744</text:p>
          </table:table-cell>
          <table:table-cell office:value-type="float" office:value="0.138324" calcext:value-type="float">
            <text:p>0.138324</text:p>
          </table:table-cell>
          <table:table-cell office:value-type="float" office:value="0.0857596" calcext:value-type="float">
            <text:p>0.0857596</text:p>
          </table:table-cell>
          <table:table-cell office:value-type="float" office:value="0.100665" calcext:value-type="float">
            <text:p>0.100665</text:p>
          </table:table-cell>
        </table:table-row>
        <table:table-row table:style-name="ro1">
          <table:table-cell office:value-type="float" office:value="0.0787982" calcext:value-type="float">
            <text:p>0.0787982</text:p>
          </table:table-cell>
          <table:table-cell office:value-type="float" office:value="0.104092" calcext:value-type="float">
            <text:p>0.104092</text:p>
          </table:table-cell>
          <table:table-cell office:value-type="float" office:value="0.145655" calcext:value-type="float">
            <text:p>0.145655</text:p>
          </table:table-cell>
          <table:table-cell office:value-type="float" office:value="0.140068" calcext:value-type="float">
            <text:p>0.140068</text:p>
          </table:table-cell>
          <table:table-cell office:value-type="float" office:value="0.0657084" calcext:value-type="float">
            <text:p>0.0657084</text:p>
          </table:table-cell>
          <table:table-cell office:value-type="float" office:value="0.131463" calcext:value-type="float">
            <text:p>0.131463</text:p>
          </table:table-cell>
          <table:table-cell office:value-type="float" office:value="0.0824063" calcext:value-type="float">
            <text:p>0.0824063</text:p>
          </table:table-cell>
          <table:table-cell office:value-type="float" office:value="0.0952577" calcext:value-type="float">
            <text:p>0.0952577</text:p>
          </table:table-cell>
        </table:table-row>
        <table:table-row table:style-name="ro1">
          <table:table-cell office:value-type="float" office:value="0.0844376" calcext:value-type="float">
            <text:p>0.0844376</text:p>
          </table:table-cell>
          <table:table-cell office:value-type="float" office:value="0.108808" calcext:value-type="float">
            <text:p>0.108808</text:p>
          </table:table-cell>
          <table:table-cell office:value-type="float" office:value="0.140176" calcext:value-type="float">
            <text:p>0.140176</text:p>
          </table:table-cell>
          <table:table-cell office:value-type="float" office:value="0.135508" calcext:value-type="float">
            <text:p>0.135508</text:p>
          </table:table-cell>
          <table:table-cell office:value-type="float" office:value="0.0619914" calcext:value-type="float">
            <text:p>0.0619914</text:p>
          </table:table-cell>
          <table:table-cell office:value-type="float" office:value="0.125569" calcext:value-type="float">
            <text:p>0.125569</text:p>
          </table:table-cell>
          <table:table-cell office:value-type="float" office:value="0.0770315" calcext:value-type="float">
            <text:p>0.0770315</text:p>
          </table:table-cell>
          <table:table-cell office:value-type="float" office:value="0.0960523" calcext:value-type="float">
            <text:p>0.0960523</text:p>
          </table:table-cell>
        </table:table-row>
        <table:table-row table:style-name="ro1">
          <table:table-cell office:value-type="float" office:value="0.0835027" calcext:value-type="float">
            <text:p>0.0835027</text:p>
          </table:table-cell>
          <table:table-cell office:value-type="float" office:value="0.107583" calcext:value-type="float">
            <text:p>0.107583</text:p>
          </table:table-cell>
          <table:table-cell office:value-type="float" office:value="0.143922" calcext:value-type="float">
            <text:p>0.143922</text:p>
          </table:table-cell>
          <table:table-cell office:value-type="float" office:value="0.12003" calcext:value-type="float">
            <text:p>0.12003</text:p>
          </table:table-cell>
          <table:table-cell office:value-type="float" office:value="0.0601453" calcext:value-type="float">
            <text:p>0.0601453</text:p>
          </table:table-cell>
          <table:table-cell office:value-type="float" office:value="0.130353" calcext:value-type="float">
            <text:p>0.130353</text:p>
          </table:table-cell>
          <table:table-cell office:value-type="float" office:value="0.084094" calcext:value-type="float">
            <text:p>0.084094</text:p>
          </table:table-cell>
          <table:table-cell office:value-type="float" office:value="0.0932205" calcext:value-type="float">
            <text:p>0.0932205</text:p>
          </table:table-cell>
        </table:table-row>
        <table:table-row table:style-name="ro1">
          <table:table-cell office:value-type="float" office:value="0.0901693" calcext:value-type="float">
            <text:p>0.0901693</text:p>
          </table:table-cell>
          <table:table-cell office:value-type="float" office:value="0.0993685" calcext:value-type="float">
            <text:p>0.0993685</text:p>
          </table:table-cell>
          <table:table-cell office:value-type="float" office:value="0.140253" calcext:value-type="float">
            <text:p>0.140253</text:p>
          </table:table-cell>
          <table:table-cell office:value-type="float" office:value="0.12656" calcext:value-type="float">
            <text:p>0.12656</text:p>
          </table:table-cell>
          <table:table-cell office:value-type="float" office:value="0.0617056" calcext:value-type="float">
            <text:p>0.0617056</text:p>
          </table:table-cell>
          <table:table-cell office:value-type="float" office:value="0.124979" calcext:value-type="float">
            <text:p>0.124979</text:p>
          </table:table-cell>
          <table:table-cell office:value-type="float" office:value="0.0878356" calcext:value-type="float">
            <text:p>0.0878356</text:p>
          </table:table-cell>
          <table:table-cell office:value-type="float" office:value="0.0921326" calcext:value-type="float">
            <text:p>0.0921326</text:p>
          </table:table-cell>
        </table:table-row>
        <table:table-row table:style-name="ro1">
          <table:table-cell office:value-type="float" office:value="0.0822426" calcext:value-type="float">
            <text:p>0.0822426</text:p>
          </table:table-cell>
          <table:table-cell office:value-type="float" office:value="0.0994447" calcext:value-type="float">
            <text:p>0.0994447</text:p>
          </table:table-cell>
          <table:table-cell office:value-type="float" office:value="0.1372" calcext:value-type="float">
            <text:p>0.1372</text:p>
          </table:table-cell>
          <table:table-cell office:value-type="float" office:value="0.129688" calcext:value-type="float">
            <text:p>0.129688</text:p>
          </table:table-cell>
          <table:table-cell office:value-type="float" office:value="0.069039" calcext:value-type="float">
            <text:p>0.069039</text:p>
          </table:table-cell>
          <table:table-cell office:value-type="float" office:value="0.130073" calcext:value-type="float">
            <text:p>0.130073</text:p>
          </table:table-cell>
          <table:table-cell office:value-type="float" office:value="0.079388" calcext:value-type="float">
            <text:p>0.079388</text:p>
          </table:table-cell>
          <table:table-cell office:value-type="float" office:value="0.0986056" calcext:value-type="float">
            <text:p>0.0986056</text:p>
          </table:table-cell>
        </table:table-row>
        <table:table-row table:style-name="ro1">
          <table:table-cell office:value-type="float" office:value="0.0881116" calcext:value-type="float">
            <text:p>0.0881116</text:p>
          </table:table-cell>
          <table:table-cell office:value-type="float" office:value="0.108539" calcext:value-type="float">
            <text:p>0.108539</text:p>
          </table:table-cell>
          <table:table-cell office:value-type="float" office:value="0.143583" calcext:value-type="float">
            <text:p>0.143583</text:p>
          </table:table-cell>
          <table:table-cell office:value-type="float" office:value="0.127715" calcext:value-type="float">
            <text:p>0.127715</text:p>
          </table:table-cell>
          <table:table-cell office:value-type="float" office:value="0.0713326" calcext:value-type="float">
            <text:p>0.0713326</text:p>
          </table:table-cell>
          <table:table-cell office:value-type="float" office:value="0.12654" calcext:value-type="float">
            <text:p>0.12654</text:p>
          </table:table-cell>
          <table:table-cell office:value-type="float" office:value="0.0926871" calcext:value-type="float">
            <text:p>0.0926871</text:p>
          </table:table-cell>
          <table:table-cell office:value-type="float" office:value="0.0980717" calcext:value-type="float">
            <text:p>0.0980717</text:p>
          </table:table-cell>
        </table:table-row>
        <table:table-row table:style-name="ro1">
          <table:table-cell office:value-type="float" office:value="0.089725" calcext:value-type="float">
            <text:p>0.089725</text:p>
          </table:table-cell>
          <table:table-cell office:value-type="float" office:value="0.100852" calcext:value-type="float">
            <text:p>0.100852</text:p>
          </table:table-cell>
          <table:table-cell office:value-type="float" office:value="0.148572" calcext:value-type="float">
            <text:p>0.148572</text:p>
          </table:table-cell>
          <table:table-cell office:value-type="float" office:value="0.13711" calcext:value-type="float">
            <text:p>0.13711</text:p>
          </table:table-cell>
          <table:table-cell office:value-type="float" office:value="0.0639409" calcext:value-type="float">
            <text:p>0.0639409</text:p>
          </table:table-cell>
          <table:table-cell office:value-type="float" office:value="0.135148" calcext:value-type="float">
            <text:p>0.135148</text:p>
          </table:table-cell>
          <table:table-cell office:value-type="float" office:value="0.0869304" calcext:value-type="float">
            <text:p>0.0869304</text:p>
          </table:table-cell>
          <table:table-cell office:value-type="float" office:value="0.104796" calcext:value-type="float">
            <text:p>0.104796</text:p>
          </table:table-cell>
        </table:table-row>
        <table:table-row table:style-name="ro1">
          <table:table-cell office:value-type="float" office:value="0.0955753" calcext:value-type="float">
            <text:p>0.0955753</text:p>
          </table:table-cell>
          <table:table-cell office:value-type="float" office:value="0.104344" calcext:value-type="float">
            <text:p>0.104344</text:p>
          </table:table-cell>
          <table:table-cell office:value-type="float" office:value="0.149737" calcext:value-type="float">
            <text:p>0.149737</text:p>
          </table:table-cell>
          <table:table-cell office:value-type="float" office:value="0.14049" calcext:value-type="float">
            <text:p>0.14049</text:p>
          </table:table-cell>
          <table:table-cell office:value-type="float" office:value="0.0731803" calcext:value-type="float">
            <text:p>0.0731803</text:p>
          </table:table-cell>
          <table:table-cell office:value-type="float" office:value="0.131322" calcext:value-type="float">
            <text:p>0.131322</text:p>
          </table:table-cell>
          <table:table-cell office:value-type="float" office:value="0.0949041" calcext:value-type="float">
            <text:p>0.0949041</text:p>
          </table:table-cell>
          <table:table-cell office:value-type="float" office:value="0.0993401" calcext:value-type="float">
            <text:p>0.0993401</text:p>
          </table:table-cell>
        </table:table-row>
        <table:table-row table:style-name="ro1">
          <table:table-cell office:value-type="float" office:value="0.0927931" calcext:value-type="float">
            <text:p>0.0927931</text:p>
          </table:table-cell>
          <table:table-cell office:value-type="float" office:value="0.117435" calcext:value-type="float">
            <text:p>0.117435</text:p>
          </table:table-cell>
          <table:table-cell office:value-type="float" office:value="0.153894" calcext:value-type="float">
            <text:p>0.153894</text:p>
          </table:table-cell>
          <table:table-cell office:value-type="float" office:value="0.141279" calcext:value-type="float">
            <text:p>0.141279</text:p>
          </table:table-cell>
          <table:table-cell office:value-type="float" office:value="0.0688663" calcext:value-type="float">
            <text:p>0.0688663</text:p>
          </table:table-cell>
          <table:table-cell office:value-type="float" office:value="0.138997" calcext:value-type="float">
            <text:p>0.138997</text:p>
          </table:table-cell>
          <table:table-cell office:value-type="float" office:value="0.0871451" calcext:value-type="float">
            <text:p>0.0871451</text:p>
          </table:table-cell>
          <table:table-cell office:value-type="float" office:value="0.102885" calcext:value-type="float">
            <text:p>0.102885</text:p>
          </table:table-cell>
        </table:table-row>
        <table:table-row table:style-name="ro1">
          <table:table-cell office:value-type="float" office:value="0.0923036" calcext:value-type="float">
            <text:p>0.0923036</text:p>
          </table:table-cell>
          <table:table-cell office:value-type="float" office:value="0.115017" calcext:value-type="float">
            <text:p>0.115017</text:p>
          </table:table-cell>
          <table:table-cell office:value-type="float" office:value="0.149104" calcext:value-type="float">
            <text:p>0.149104</text:p>
          </table:table-cell>
          <table:table-cell office:value-type="float" office:value="0.142844" calcext:value-type="float">
            <text:p>0.142844</text:p>
          </table:table-cell>
          <table:table-cell office:value-type="float" office:value="0.0706447" calcext:value-type="float">
            <text:p>0.0706447</text:p>
          </table:table-cell>
          <table:table-cell office:value-type="float" office:value="0.137358" calcext:value-type="float">
            <text:p>0.137358</text:p>
          </table:table-cell>
          <table:table-cell office:value-type="float" office:value="0.0858336" calcext:value-type="float">
            <text:p>0.0858336</text:p>
          </table:table-cell>
          <table:table-cell office:value-type="float" office:value="0.100213" calcext:value-type="float">
            <text:p>0.100213</text:p>
          </table:table-cell>
        </table:table-row>
        <table:table-row table:style-name="ro1">
          <table:table-cell office:value-type="float" office:value="0.095319" calcext:value-type="float">
            <text:p>0.095319</text:p>
          </table:table-cell>
          <table:table-cell office:value-type="float" office:value="0.116509" calcext:value-type="float">
            <text:p>0.116509</text:p>
          </table:table-cell>
          <table:table-cell office:value-type="float" office:value="0.156534" calcext:value-type="float">
            <text:p>0.156534</text:p>
          </table:table-cell>
          <table:table-cell office:value-type="float" office:value="0.142835" calcext:value-type="float">
            <text:p>0.142835</text:p>
          </table:table-cell>
          <table:table-cell office:value-type="float" office:value="0.0700925" calcext:value-type="float">
            <text:p>0.0700925</text:p>
          </table:table-cell>
          <table:table-cell office:value-type="float" office:value="0.140141" calcext:value-type="float">
            <text:p>0.140141</text:p>
          </table:table-cell>
          <table:table-cell office:value-type="float" office:value="0.0939913" calcext:value-type="float">
            <text:p>0.0939913</text:p>
          </table:table-cell>
          <table:table-cell office:value-type="float" office:value="0.10655" calcext:value-type="float">
            <text:p>0.10655</text:p>
          </table:table-cell>
        </table:table-row>
        <table:table-row table:style-name="ro1">
          <table:table-cell office:value-type="float" office:value="0.0970295" calcext:value-type="float">
            <text:p>0.0970295</text:p>
          </table:table-cell>
          <table:table-cell office:value-type="float" office:value="0.116717" calcext:value-type="float">
            <text:p>0.116717</text:p>
          </table:table-cell>
          <table:table-cell office:value-type="float" office:value="0.154327" calcext:value-type="float">
            <text:p>0.154327</text:p>
          </table:table-cell>
          <table:table-cell office:value-type="float" office:value="0.148925" calcext:value-type="float">
            <text:p>0.148925</text:p>
          </table:table-cell>
          <table:table-cell office:value-type="float" office:value="0.0736436" calcext:value-type="float">
            <text:p>0.0736436</text:p>
          </table:table-cell>
          <table:table-cell office:value-type="float" office:value="0.14315" calcext:value-type="float">
            <text:p>0.14315</text:p>
          </table:table-cell>
          <table:table-cell office:value-type="float" office:value="0.0922296" calcext:value-type="float">
            <text:p>0.0922296</text:p>
          </table:table-cell>
          <table:table-cell office:value-type="float" office:value="0.105829" calcext:value-type="float">
            <text:p>0.105829</text:p>
          </table:table-cell>
        </table:table-row>
        <table:table-row table:style-name="ro1">
          <table:table-cell office:value-type="float" office:value="0.0963523" calcext:value-type="float">
            <text:p>0.0963523</text:p>
          </table:table-cell>
          <table:table-cell office:value-type="float" office:value="0.113805" calcext:value-type="float">
            <text:p>0.113805</text:p>
          </table:table-cell>
          <table:table-cell office:value-type="float" office:value="0.156721" calcext:value-type="float">
            <text:p>0.156721</text:p>
          </table:table-cell>
          <table:table-cell office:value-type="float" office:value="0.147342" calcext:value-type="float">
            <text:p>0.147342</text:p>
          </table:table-cell>
          <table:table-cell office:value-type="float" office:value="0.0736138" calcext:value-type="float">
            <text:p>0.0736138</text:p>
          </table:table-cell>
          <table:table-cell office:value-type="float" office:value="0.142452" calcext:value-type="float">
            <text:p>0.142452</text:p>
          </table:table-cell>
          <table:table-cell office:value-type="float" office:value="0.0955434" calcext:value-type="float">
            <text:p>0.0955434</text:p>
          </table:table-cell>
          <table:table-cell office:value-type="float" office:value="0.105126" calcext:value-type="float">
            <text:p>0.105126</text:p>
          </table:table-cell>
        </table:table-row>
        <table:table-row table:style-name="ro1">
          <table:table-cell office:value-type="float" office:value="0.0938663" calcext:value-type="float">
            <text:p>0.0938663</text:p>
          </table:table-cell>
          <table:table-cell office:value-type="float" office:value="0.119504" calcext:value-type="float">
            <text:p>0.119504</text:p>
          </table:table-cell>
          <table:table-cell office:value-type="float" office:value="0.158647" calcext:value-type="float">
            <text:p>0.158647</text:p>
          </table:table-cell>
          <table:table-cell office:value-type="float" office:value="0.152514" calcext:value-type="float">
            <text:p>0.152514</text:p>
          </table:table-cell>
          <table:table-cell office:value-type="float" office:value="0.0736096" calcext:value-type="float">
            <text:p>0.0736096</text:p>
          </table:table-cell>
          <table:table-cell office:value-type="float" office:value="0.142947" calcext:value-type="float">
            <text:p>0.142947</text:p>
          </table:table-cell>
          <table:table-cell office:value-type="float" office:value="0.095068" calcext:value-type="float">
            <text:p>0.095068</text:p>
          </table:table-cell>
          <table:table-cell office:value-type="float" office:value="0.108495" calcext:value-type="float">
            <text:p>0.108495</text:p>
          </table:table-cell>
        </table:table-row>
        <table:table-row table:style-name="ro1">
          <table:table-cell office:value-type="float" office:value="0.0948264" calcext:value-type="float">
            <text:p>0.0948264</text:p>
          </table:table-cell>
          <table:table-cell office:value-type="float" office:value="0.124114" calcext:value-type="float">
            <text:p>0.124114</text:p>
          </table:table-cell>
          <table:table-cell office:value-type="float" office:value="0.163169" calcext:value-type="float">
            <text:p>0.163169</text:p>
          </table:table-cell>
          <table:table-cell office:value-type="float" office:value="0.157548" calcext:value-type="float">
            <text:p>0.157548</text:p>
          </table:table-cell>
          <table:table-cell office:value-type="float" office:value="0.076311" calcext:value-type="float">
            <text:p>0.076311</text:p>
          </table:table-cell>
          <table:table-cell office:value-type="float" office:value="0.145484" calcext:value-type="float">
            <text:p>0.145484</text:p>
          </table:table-cell>
          <table:table-cell office:value-type="float" office:value="0.0989513" calcext:value-type="float">
            <text:p>0.0989513</text:p>
          </table:table-cell>
          <table:table-cell office:value-type="float" office:value="0.11094" calcext:value-type="float">
            <text:p>0.11094</text:p>
          </table:table-cell>
        </table:table-row>
        <table:table-row table:style-name="ro1">
          <table:table-cell office:value-type="float" office:value="0.0957538" calcext:value-type="float">
            <text:p>0.0957538</text:p>
          </table:table-cell>
          <table:table-cell office:value-type="float" office:value="0.126929" calcext:value-type="float">
            <text:p>0.126929</text:p>
          </table:table-cell>
          <table:table-cell office:value-type="float" office:value="0.163862" calcext:value-type="float">
            <text:p>0.163862</text:p>
          </table:table-cell>
          <table:table-cell office:value-type="float" office:value="0.159689" calcext:value-type="float">
            <text:p>0.159689</text:p>
          </table:table-cell>
          <table:table-cell office:value-type="float" office:value="0.0781032" calcext:value-type="float">
            <text:p>0.0781032</text:p>
          </table:table-cell>
          <table:table-cell office:value-type="float" office:value="0.146606" calcext:value-type="float">
            <text:p>0.146606</text:p>
          </table:table-cell>
          <table:table-cell office:value-type="float" office:value="0.0995536" calcext:value-type="float">
            <text:p>0.0995536</text:p>
          </table:table-cell>
          <table:table-cell office:value-type="float" office:value="0.111002" calcext:value-type="float">
            <text:p>0.111002</text:p>
          </table:table-cell>
        </table:table-row>
        <table:table-row table:style-name="ro1">
          <table:table-cell office:value-type="float" office:value="0.0949163" calcext:value-type="float">
            <text:p>0.0949163</text:p>
          </table:table-cell>
          <table:table-cell office:value-type="float" office:value="0.126654" calcext:value-type="float">
            <text:p>0.126654</text:p>
          </table:table-cell>
          <table:table-cell office:value-type="float" office:value="0.163762" calcext:value-type="float">
            <text:p>0.163762</text:p>
          </table:table-cell>
          <table:table-cell office:value-type="float" office:value="0.160139" calcext:value-type="float">
            <text:p>0.160139</text:p>
          </table:table-cell>
          <table:table-cell office:value-type="float" office:value="0.0784952" calcext:value-type="float">
            <text:p>0.0784952</text:p>
          </table:table-cell>
          <table:table-cell office:value-type="float" office:value="0.146647" calcext:value-type="float">
            <text:p>0.146647</text:p>
          </table:table-cell>
          <table:table-cell office:value-type="float" office:value="0.0996229" calcext:value-type="float">
            <text:p>0.0996229</text:p>
          </table:table-cell>
          <table:table-cell office:value-type="float" office:value="0.111335" calcext:value-type="float">
            <text:p>0.111335</text:p>
          </table:table-cell>
        </table:table-row>
        <table:table-row table:style-name="ro1">
          <table:table-cell office:value-type="float" office:value="0.0939363" calcext:value-type="float">
            <text:p>0.0939363</text:p>
          </table:table-cell>
          <table:table-cell office:value-type="float" office:value="0.125456" calcext:value-type="float">
            <text:p>0.125456</text:p>
          </table:table-cell>
          <table:table-cell office:value-type="float" office:value="0.162256" calcext:value-type="float">
            <text:p>0.162256</text:p>
          </table:table-cell>
          <table:table-cell office:value-type="float" office:value="0.158082" calcext:value-type="float">
            <text:p>0.158082</text:p>
          </table:table-cell>
          <table:table-cell office:value-type="float" office:value="0.0773634" calcext:value-type="float">
            <text:p>0.0773634</text:p>
          </table:table-cell>
          <table:table-cell office:value-type="float" office:value="0.146317" calcext:value-type="float">
            <text:p>0.146317</text:p>
          </table:table-cell>
          <table:table-cell office:value-type="float" office:value="0.0980549" calcext:value-type="float">
            <text:p>0.0980549</text:p>
          </table:table-cell>
          <table:table-cell office:value-type="float" office:value="0.110923" calcext:value-type="float">
            <text:p>0.110923</text:p>
          </table:table-cell>
        </table:table-row>
        <table:table-row table:style-name="ro1">
          <table:table-cell office:value-type="float" office:value="0.0897737" calcext:value-type="float">
            <text:p>0.0897737</text:p>
          </table:table-cell>
          <table:table-cell office:value-type="float" office:value="0.115123" calcext:value-type="float">
            <text:p>0.115123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148111" calcext:value-type="float">
            <text:p>0.148111</text:p>
          </table:table-cell>
          <table:table-cell office:value-type="float" office:value="0.0725321" calcext:value-type="float">
            <text:p>0.0725321</text:p>
          </table:table-cell>
          <table:table-cell office:value-type="float" office:value="0.13848" calcext:value-type="float">
            <text:p>0.13848</text:p>
          </table:table-cell>
          <table:table-cell office:value-type="float" office:value="0.0899727" calcext:value-type="float">
            <text:p>0.0899727</text:p>
          </table:table-cell>
          <table:table-cell office:value-type="float" office:value="0.104272" calcext:value-type="float">
            <text:p>0.104272</text:p>
          </table:table-cell>
        </table:table-row>
        <table:table-row table:style-name="ro1">
          <table:table-cell office:value-type="float" office:value="0.0855402" calcext:value-type="float">
            <text:p>0.0855402</text:p>
          </table:table-cell>
          <table:table-cell office:value-type="float" office:value="0.113078" calcext:value-type="float">
            <text:p>0.113078</text:p>
          </table:table-cell>
          <table:table-cell office:value-type="float" office:value="0.151214" calcext:value-type="float">
            <text:p>0.151214</text:p>
          </table:table-cell>
          <table:table-cell office:value-type="float" office:value="0.142136" calcext:value-type="float">
            <text:p>0.142136</text:p>
          </table:table-cell>
          <table:table-cell office:value-type="float" office:value="0.0659582" calcext:value-type="float">
            <text:p>0.0659582</text:p>
          </table:table-cell>
          <table:table-cell office:value-type="float" office:value="0.136884" calcext:value-type="float">
            <text:p>0.136884</text:p>
          </table:table-cell>
          <table:table-cell office:value-type="float" office:value="0.0884115" calcext:value-type="float">
            <text:p>0.0884115</text:p>
          </table:table-cell>
          <table:table-cell office:value-type="float" office:value="0.0988589" calcext:value-type="float">
            <text:p>0.0988589</text:p>
          </table:table-cell>
        </table:table-row>
        <table:table-row table:style-name="ro1">
          <table:table-cell office:value-type="float" office:value="0.0826499" calcext:value-type="float">
            <text:p>0.0826499</text:p>
          </table:table-cell>
          <table:table-cell office:value-type="float" office:value="0.11327" calcext:value-type="float">
            <text:p>0.11327</text:p>
          </table:table-cell>
          <table:table-cell office:value-type="float" office:value="0.147339" calcext:value-type="float">
            <text:p>0.147339</text:p>
          </table:table-cell>
          <table:table-cell office:value-type="float" office:value="0.143193" calcext:value-type="float">
            <text:p>0.143193</text:p>
          </table:table-cell>
          <table:table-cell office:value-type="float" office:value="0.063691" calcext:value-type="float">
            <text:p>0.063691</text:p>
          </table:table-cell>
          <table:table-cell office:value-type="float" office:value="0.136541" calcext:value-type="float">
            <text:p>0.136541</text:p>
          </table:table-cell>
          <table:table-cell office:value-type="float" office:value="0.0832902" calcext:value-type="float">
            <text:p>0.0832902</text:p>
          </table:table-cell>
          <table:table-cell office:value-type="float" office:value="0.099244" calcext:value-type="float">
            <text:p>0.099244</text:p>
          </table:table-cell>
        </table:table-row>
        <table:table-row table:style-name="ro1">
          <table:table-cell office:value-type="float" office:value="0.0772765" calcext:value-type="float">
            <text:p>0.0772765</text:p>
          </table:table-cell>
          <table:table-cell office:value-type="float" office:value="0.106207" calcext:value-type="float">
            <text:p>0.106207</text:p>
          </table:table-cell>
          <table:table-cell office:value-type="float" office:value="0.149424" calcext:value-type="float">
            <text:p>0.149424</text:p>
          </table:table-cell>
          <table:table-cell office:value-type="float" office:value="0.132961" calcext:value-type="float">
            <text:p>0.132961</text:p>
          </table:table-cell>
          <table:table-cell office:value-type="float" office:value="0.063965" calcext:value-type="float">
            <text:p>0.063965</text:p>
          </table:table-cell>
          <table:table-cell office:value-type="float" office:value="0.125361" calcext:value-type="float">
            <text:p>0.125361</text:p>
          </table:table-cell>
          <table:table-cell office:value-type="float" office:value="0.0826793" calcext:value-type="float">
            <text:p>0.0826793</text:p>
          </table:table-cell>
          <table:table-cell office:value-type="float" office:value="0.0937515" calcext:value-type="float">
            <text:p>0.0937515</text:p>
          </table:table-cell>
        </table:table-row>
        <table:table-row table:style-name="ro1">
          <table:table-cell office:value-type="float" office:value="0.0729613" calcext:value-type="float">
            <text:p>0.0729613</text:p>
          </table:table-cell>
          <table:table-cell office:value-type="float" office:value="0.0929004" calcext:value-type="float">
            <text:p>0.0929004</text:p>
          </table:table-cell>
          <table:table-cell office:value-type="float" office:value="0.134183" calcext:value-type="float">
            <text:p>0.134183</text:p>
          </table:table-cell>
          <table:table-cell office:value-type="float" office:value="0.13267" calcext:value-type="float">
            <text:p>0.13267</text:p>
          </table:table-cell>
          <table:table-cell office:value-type="float" office:value="0.0526511" calcext:value-type="float">
            <text:p>0.0526511</text:p>
          </table:table-cell>
          <table:table-cell office:value-type="float" office:value="0.124376" calcext:value-type="float">
            <text:p>0.124376</text:p>
          </table:table-cell>
          <table:table-cell office:value-type="float" office:value="0.0796699" calcext:value-type="float">
            <text:p>0.0796699</text:p>
          </table:table-cell>
          <table:table-cell office:value-type="float" office:value="0.0953971" calcext:value-type="float">
            <text:p>0.0953971</text:p>
          </table:table-cell>
        </table:table-row>
        <table:table-row table:style-name="ro1">
          <table:table-cell office:value-type="float" office:value="0.0726067" calcext:value-type="float">
            <text:p>0.0726067</text:p>
          </table:table-cell>
          <table:table-cell office:value-type="float" office:value="0.0891084" calcext:value-type="float">
            <text:p>0.0891084</text:p>
          </table:table-cell>
          <table:table-cell office:value-type="float" office:value="0.124836" calcext:value-type="float">
            <text:p>0.124836</text:p>
          </table:table-cell>
          <table:table-cell office:value-type="float" office:value="0.124041" calcext:value-type="float">
            <text:p>0.124041</text:p>
          </table:table-cell>
          <table:table-cell office:value-type="float" office:value="0.0475451" calcext:value-type="float">
            <text:p>0.0475451</text:p>
          </table:table-cell>
          <table:table-cell office:value-type="float" office:value="0.121286" calcext:value-type="float">
            <text:p>0.121286</text:p>
          </table:table-cell>
          <table:table-cell office:value-type="float" office:value="0.0784207" calcext:value-type="float">
            <text:p>0.0784207</text:p>
          </table:table-cell>
          <table:table-cell office:value-type="float" office:value="0.0816918" calcext:value-type="float">
            <text:p>0.0816918</text:p>
          </table:table-cell>
        </table:table-row>
        <table:table-row table:style-name="ro1">
          <table:table-cell office:value-type="float" office:value="0.0730382" calcext:value-type="float">
            <text:p>0.0730382</text:p>
          </table:table-cell>
          <table:table-cell office:value-type="float" office:value="0.0878077" calcext:value-type="float">
            <text:p>0.0878077</text:p>
          </table:table-cell>
          <table:table-cell office:value-type="float" office:value="0.117851" calcext:value-type="float">
            <text:p>0.117851</text:p>
          </table:table-cell>
          <table:table-cell office:value-type="float" office:value="0.106433" calcext:value-type="float">
            <text:p>0.106433</text:p>
          </table:table-cell>
          <table:table-cell office:value-type="float" office:value="0.061987" calcext:value-type="float">
            <text:p>0.061987</text:p>
          </table:table-cell>
          <table:table-cell office:value-type="float" office:value="0.117577" calcext:value-type="float">
            <text:p>0.117577</text:p>
          </table:table-cell>
          <table:table-cell office:value-type="float" office:value="0.0719809" calcext:value-type="float">
            <text:p>0.0719809</text:p>
          </table:table-cell>
          <table:table-cell office:value-type="float" office:value="0.067765" calcext:value-type="float">
            <text:p>0.067765</text:p>
          </table:table-cell>
        </table:table-row>
        <table:table-row table:style-name="ro1">
          <table:table-cell office:value-type="float" office:value="0.0711405" calcext:value-type="float">
            <text:p>0.0711405</text:p>
          </table:table-cell>
          <table:table-cell office:value-type="float" office:value="0.0829089" calcext:value-type="float">
            <text:p>0.0829089</text:p>
          </table:table-cell>
          <table:table-cell office:value-type="float" office:value="0.117333" calcext:value-type="float">
            <text:p>0.117333</text:p>
          </table:table-cell>
          <table:table-cell office:value-type="float" office:value="0.107619" calcext:value-type="float">
            <text:p>0.107619</text:p>
          </table:table-cell>
          <table:table-cell office:value-type="float" office:value="0.0531032" calcext:value-type="float">
            <text:p>0.0531032</text:p>
          </table:table-cell>
          <table:table-cell office:value-type="float" office:value="0.116731" calcext:value-type="float">
            <text:p>0.116731</text:p>
          </table:table-cell>
          <table:table-cell office:value-type="float" office:value="0.0652797" calcext:value-type="float">
            <text:p>0.0652797</text:p>
          </table:table-cell>
          <table:table-cell office:value-type="float" office:value="0.0761151" calcext:value-type="float">
            <text:p>0.0761151</text:p>
          </table:table-cell>
        </table:table-row>
        <table:table-row table:style-name="ro1">
          <table:table-cell office:value-type="float" office:value="0.0803628" calcext:value-type="float">
            <text:p>0.0803628</text:p>
          </table:table-cell>
          <table:table-cell office:value-type="float" office:value="0.0748983" calcext:value-type="float">
            <text:p>0.0748983</text:p>
          </table:table-cell>
          <table:table-cell office:value-type="float" office:value="0.111223" calcext:value-type="float">
            <text:p>0.111223</text:p>
          </table:table-cell>
          <table:table-cell office:value-type="float" office:value="0.101413" calcext:value-type="float">
            <text:p>0.101413</text:p>
          </table:table-cell>
          <table:table-cell office:value-type="float" office:value="0.0421382" calcext:value-type="float">
            <text:p>0.0421382</text:p>
          </table:table-cell>
          <table:table-cell office:value-type="float" office:value="0.122885" calcext:value-type="float">
            <text:p>0.122885</text:p>
          </table:table-cell>
          <table:table-cell office:value-type="float" office:value="0.0773219" calcext:value-type="float">
            <text:p>0.0773219</text:p>
          </table:table-cell>
          <table:table-cell office:value-type="float" office:value="0.0760154" calcext:value-type="float">
            <text:p>0.0760154</text:p>
          </table:table-cell>
        </table:table-row>
        <table:table-row table:style-name="ro1">
          <table:table-cell office:value-type="float" office:value="0.0757542" calcext:value-type="float">
            <text:p>0.0757542</text:p>
          </table:table-cell>
          <table:table-cell office:value-type="float" office:value="0.0779563" calcext:value-type="float">
            <text:p>0.0779563</text:p>
          </table:table-cell>
          <table:table-cell office:value-type="float" office:value="0.114755" calcext:value-type="float">
            <text:p>0.114755</text:p>
          </table:table-cell>
          <table:table-cell office:value-type="float" office:value="0.093787" calcext:value-type="float">
            <text:p>0.093787</text:p>
          </table:table-cell>
          <table:table-cell office:value-type="float" office:value="0.0565121" calcext:value-type="float">
            <text:p>0.0565121</text:p>
          </table:table-cell>
          <table:table-cell office:value-type="float" office:value="0.109801" calcext:value-type="float">
            <text:p>0.109801</text:p>
          </table:table-cell>
          <table:table-cell office:value-type="float" office:value="0.0703374" calcext:value-type="float">
            <text:p>0.0703374</text:p>
          </table:table-cell>
          <table:table-cell office:value-type="float" office:value="0.0738261" calcext:value-type="float">
            <text:p>0.0738261</text:p>
          </table:table-cell>
        </table:table-row>
        <table:table-row table:style-name="ro1">
          <table:table-cell office:value-type="float" office:value="0.0814844" calcext:value-type="float">
            <text:p>0.0814844</text:p>
          </table:table-cell>
          <table:table-cell office:value-type="float" office:value="0.0736681" calcext:value-type="float">
            <text:p>0.0736681</text:p>
          </table:table-cell>
          <table:table-cell office:value-type="float" office:value="0.115158" calcext:value-type="float">
            <text:p>0.115158</text:p>
          </table:table-cell>
          <table:table-cell office:value-type="float" office:value="0.0858337" calcext:value-type="float">
            <text:p>0.0858337</text:p>
          </table:table-cell>
          <table:table-cell office:value-type="float" office:value="0.0502626" calcext:value-type="float">
            <text:p>0.0502626</text:p>
          </table:table-cell>
          <table:table-cell office:value-type="float" office:value="0.108438" calcext:value-type="float">
            <text:p>0.108438</text:p>
          </table:table-cell>
          <table:table-cell office:value-type="float" office:value="0.0725772" calcext:value-type="float">
            <text:p>0.0725772</text:p>
          </table:table-cell>
          <table:table-cell office:value-type="float" office:value="0.0812526" calcext:value-type="float">
            <text:p>0.0812526</text:p>
          </table:table-cell>
        </table:table-row>
        <table:table-row table:style-name="ro1">
          <table:table-cell office:value-type="float" office:value="0.0826134" calcext:value-type="float">
            <text:p>0.0826134</text:p>
          </table:table-cell>
          <table:table-cell office:value-type="float" office:value="0.0891075" calcext:value-type="float">
            <text:p>0.0891075</text:p>
          </table:table-cell>
          <table:table-cell office:value-type="float" office:value="0.111709" calcext:value-type="float">
            <text:p>0.111709</text:p>
          </table:table-cell>
          <table:table-cell office:value-type="float" office:value="0.108492" calcext:value-type="float">
            <text:p>0.108492</text:p>
          </table:table-cell>
          <table:table-cell office:value-type="float" office:value="0.0546705" calcext:value-type="float">
            <text:p>0.0546705</text:p>
          </table:table-cell>
          <table:table-cell office:value-type="float" office:value="0.113846" calcext:value-type="float">
            <text:p>0.113846</text:p>
          </table:table-cell>
          <table:table-cell office:value-type="float" office:value="0.0634548" calcext:value-type="float">
            <text:p>0.0634548</text:p>
          </table:table-cell>
          <table:table-cell office:value-type="float" office:value="0.0864229" calcext:value-type="float">
            <text:p>0.0864229</text:p>
          </table:table-cell>
        </table:table-row>
        <table:table-row table:style-name="ro1">
          <table:table-cell office:value-type="float" office:value="0.0870876" calcext:value-type="float">
            <text:p>0.0870876</text:p>
          </table:table-cell>
          <table:table-cell office:value-type="float" office:value="0.0873073" calcext:value-type="float">
            <text:p>0.0873073</text:p>
          </table:table-cell>
          <table:table-cell office:value-type="float" office:value="0.113323" calcext:value-type="float">
            <text:p>0.113323</text:p>
          </table:table-cell>
          <table:table-cell office:value-type="float" office:value="0.102534" calcext:value-type="float">
            <text:p>0.102534</text:p>
          </table:table-cell>
          <table:table-cell office:value-type="float" office:value="0.0618981" calcext:value-type="float">
            <text:p>0.0618981</text:p>
          </table:table-cell>
          <table:table-cell office:value-type="float" office:value="0.110334" calcext:value-type="float">
            <text:p>0.110334</text:p>
          </table:table-cell>
          <table:table-cell office:value-type="float" office:value="0.0640495" calcext:value-type="float">
            <text:p>0.0640495</text:p>
          </table:table-cell>
          <table:table-cell office:value-type="float" office:value="0.0786688" calcext:value-type="float">
            <text:p>0.0786688</text:p>
          </table:table-cell>
        </table:table-row>
        <table:table-row table:style-name="ro1">
          <table:table-cell office:value-type="float" office:value="0.0816221" calcext:value-type="float">
            <text:p>0.0816221</text:p>
          </table:table-cell>
          <table:table-cell office:value-type="float" office:value="0.0768582" calcext:value-type="float">
            <text:p>0.0768582</text:p>
          </table:table-cell>
          <table:table-cell office:value-type="float" office:value="0.124255" calcext:value-type="float">
            <text:p>0.124255</text:p>
          </table:table-cell>
          <table:table-cell office:value-type="float" office:value="0.111015" calcext:value-type="float">
            <text:p>0.111015</text:p>
          </table:table-cell>
          <table:table-cell office:value-type="float" office:value="0.0585913" calcext:value-type="float">
            <text:p>0.0585913</text:p>
          </table:table-cell>
          <table:table-cell office:value-type="float" office:value="0.125203" calcext:value-type="float">
            <text:p>0.125203</text:p>
          </table:table-cell>
          <table:table-cell office:value-type="float" office:value="0.0759241" calcext:value-type="float">
            <text:p>0.0759241</text:p>
          </table:table-cell>
          <table:table-cell office:value-type="float" office:value="0.0859424" calcext:value-type="float">
            <text:p>0.0859424</text:p>
          </table:table-cell>
        </table:table-row>
        <table:table-row table:style-name="ro1">
          <table:table-cell office:value-type="float" office:value="0.0824403" calcext:value-type="float">
            <text:p>0.0824403</text:p>
          </table:table-cell>
          <table:table-cell office:value-type="float" office:value="0.0867571" calcext:value-type="float">
            <text:p>0.0867571</text:p>
          </table:table-cell>
          <table:table-cell office:value-type="float" office:value="0.124042" calcext:value-type="float">
            <text:p>0.124042</text:p>
          </table:table-cell>
          <table:table-cell office:value-type="float" office:value="0.112766" calcext:value-type="float">
            <text:p>0.112766</text:p>
          </table:table-cell>
          <table:table-cell office:value-type="float" office:value="0.052389" calcext:value-type="float">
            <text:p>0.052389</text:p>
          </table:table-cell>
          <table:table-cell office:value-type="float" office:value="0.119387" calcext:value-type="float">
            <text:p>0.119387</text:p>
          </table:table-cell>
          <table:table-cell office:value-type="float" office:value="0.0754713" calcext:value-type="float">
            <text:p>0.0754713</text:p>
          </table:table-cell>
          <table:table-cell office:value-type="float" office:value="0.0914065" calcext:value-type="float">
            <text:p>0.0914065</text:p>
          </table:table-cell>
        </table:table-row>
        <table:table-row table:style-name="ro1">
          <table:table-cell office:value-type="float" office:value="0.0883285" calcext:value-type="float">
            <text:p>0.0883285</text:p>
          </table:table-cell>
          <table:table-cell office:value-type="float" office:value="0.0912332" calcext:value-type="float">
            <text:p>0.0912332</text:p>
          </table:table-cell>
          <table:table-cell office:value-type="float" office:value="0.134683" calcext:value-type="float">
            <text:p>0.134683</text:p>
          </table:table-cell>
          <table:table-cell office:value-type="float" office:value="0.120616" calcext:value-type="float">
            <text:p>0.120616</text:p>
          </table:table-cell>
          <table:table-cell office:value-type="float" office:value="0.0602414" calcext:value-type="float">
            <text:p>0.0602414</text:p>
          </table:table-cell>
          <table:table-cell office:value-type="float" office:value="0.122497" calcext:value-type="float">
            <text:p>0.122497</text:p>
          </table:table-cell>
          <table:table-cell office:value-type="float" office:value="0.0814393" calcext:value-type="float">
            <text:p>0.0814393</text:p>
          </table:table-cell>
          <table:table-cell office:value-type="float" office:value="0.0863927" calcext:value-type="float">
            <text:p>0.0863927</text:p>
          </table:table-cell>
        </table:table-row>
        <table:table-row table:style-name="ro1">
          <table:table-cell office:value-type="float" office:value="0.0835719" calcext:value-type="float">
            <text:p>0.0835719</text:p>
          </table:table-cell>
          <table:table-cell office:value-type="float" office:value="0.087909" calcext:value-type="float">
            <text:p>0.087909</text:p>
          </table:table-cell>
          <table:table-cell office:value-type="float" office:value="0.124448" calcext:value-type="float">
            <text:p>0.124448</text:p>
          </table:table-cell>
          <table:table-cell office:value-type="float" office:value="0.119733" calcext:value-type="float">
            <text:p>0.119733</text:p>
          </table:table-cell>
          <table:table-cell office:value-type="float" office:value="0.0526243" calcext:value-type="float">
            <text:p>0.0526243</text:p>
          </table:table-cell>
          <table:table-cell office:value-type="float" office:value="0.122" calcext:value-type="float">
            <text:p>0.122</text:p>
          </table:table-cell>
          <table:table-cell office:value-type="float" office:value="0.0782539" calcext:value-type="float">
            <text:p>0.0782539</text:p>
          </table:table-cell>
          <table:table-cell office:value-type="float" office:value="0.0900138" calcext:value-type="float">
            <text:p>0.0900138</text:p>
          </table:table-cell>
        </table:table-row>
        <table:table-row table:style-name="ro1">
          <table:table-cell office:value-type="float" office:value="0.0808314" calcext:value-type="float">
            <text:p>0.0808314</text:p>
          </table:table-cell>
          <table:table-cell office:value-type="float" office:value="0.0945848" calcext:value-type="float">
            <text:p>0.0945848</text:p>
          </table:table-cell>
          <table:table-cell office:value-type="float" office:value="0.127938" calcext:value-type="float">
            <text:p>0.127938</text:p>
          </table:table-cell>
          <table:table-cell office:value-type="float" office:value="0.115801" calcext:value-type="float">
            <text:p>0.115801</text:p>
          </table:table-cell>
          <table:table-cell office:value-type="float" office:value="0.0600082" calcext:value-type="float">
            <text:p>0.0600082</text:p>
          </table:table-cell>
          <table:table-cell office:value-type="float" office:value="0.119624" calcext:value-type="float">
            <text:p>0.119624</text:p>
          </table:table-cell>
          <table:table-cell office:value-type="float" office:value="0.0714174" calcext:value-type="float">
            <text:p>0.0714174</text:p>
          </table:table-cell>
          <table:table-cell office:value-type="float" office:value="0.0886486" calcext:value-type="float">
            <text:p>0.0886486</text:p>
          </table:table-cell>
        </table:table-row>
        <table:table-row table:style-name="ro1">
          <table:table-cell office:value-type="float" office:value="0.0886985" calcext:value-type="float">
            <text:p>0.0886985</text:p>
          </table:table-cell>
          <table:table-cell office:value-type="float" office:value="0.0843067" calcext:value-type="float">
            <text:p>0.0843067</text:p>
          </table:table-cell>
          <table:table-cell office:value-type="float" office:value="0.127316" calcext:value-type="float">
            <text:p>0.127316</text:p>
          </table:table-cell>
          <table:table-cell office:value-type="float" office:value="0.122747" calcext:value-type="float">
            <text:p>0.122747</text:p>
          </table:table-cell>
          <table:table-cell office:value-type="float" office:value="0.0698708" calcext:value-type="float">
            <text:p>0.0698708</text:p>
          </table:table-cell>
          <table:table-cell office:value-type="float" office:value="0.11691" calcext:value-type="float">
            <text:p>0.11691</text:p>
          </table:table-cell>
          <table:table-cell office:value-type="float" office:value="0.0684948" calcext:value-type="float">
            <text:p>0.0684948</text:p>
          </table:table-cell>
          <table:table-cell office:value-type="float" office:value="0.0857336" calcext:value-type="float">
            <text:p>0.0857336</text:p>
          </table:table-cell>
        </table:table-row>
        <table:table-row table:style-name="ro1">
          <table:table-cell office:value-type="float" office:value="0.0825978" calcext:value-type="float">
            <text:p>0.0825978</text:p>
          </table:table-cell>
          <table:table-cell office:value-type="float" office:value="0.0947791" calcext:value-type="float">
            <text:p>0.0947791</text:p>
          </table:table-cell>
          <table:table-cell office:value-type="float" office:value="0.128842" calcext:value-type="float">
            <text:p>0.128842</text:p>
          </table:table-cell>
          <table:table-cell office:value-type="float" office:value="0.119469" calcext:value-type="float">
            <text:p>0.119469</text:p>
          </table:table-cell>
          <table:table-cell office:value-type="float" office:value="0.0572205" calcext:value-type="float">
            <text:p>0.0572205</text:p>
          </table:table-cell>
          <table:table-cell office:value-type="float" office:value="0.12946" calcext:value-type="float">
            <text:p>0.12946</text:p>
          </table:table-cell>
          <table:table-cell office:value-type="float" office:value="0.0786278" calcext:value-type="float">
            <text:p>0.0786278</text:p>
          </table:table-cell>
          <table:table-cell office:value-type="float" office:value="0.0935135" calcext:value-type="float">
            <text:p>0.0935135</text:p>
          </table:table-cell>
        </table:table-row>
        <table:table-row table:style-name="ro1">
          <table:table-cell office:value-type="float" office:value="0.082866" calcext:value-type="float">
            <text:p>0.082866</text:p>
          </table:table-cell>
          <table:table-cell office:value-type="float" office:value="0.0987199" calcext:value-type="float">
            <text:p>0.0987199</text:p>
          </table:table-cell>
          <table:table-cell office:value-type="float" office:value="0.129771" calcext:value-type="float">
            <text:p>0.129771</text:p>
          </table:table-cell>
          <table:table-cell office:value-type="float" office:value="0.11271" calcext:value-type="float">
            <text:p>0.11271</text:p>
          </table:table-cell>
          <table:table-cell office:value-type="float" office:value="0.0572719" calcext:value-type="float">
            <text:p>0.0572719</text:p>
          </table:table-cell>
          <table:table-cell office:value-type="float" office:value="0.125106" calcext:value-type="float">
            <text:p>0.125106</text:p>
          </table:table-cell>
          <table:table-cell office:value-type="float" office:value="0.0777053" calcext:value-type="float">
            <text:p>0.0777053</text:p>
          </table:table-cell>
          <table:table-cell office:value-type="float" office:value="0.0867253" calcext:value-type="float">
            <text:p>0.0867253</text:p>
          </table:table-cell>
        </table:table-row>
        <table:table-row table:style-name="ro1">
          <table:table-cell office:value-type="float" office:value="0.0794507" calcext:value-type="float">
            <text:p>0.0794507</text:p>
          </table:table-cell>
          <table:table-cell office:value-type="float" office:value="0.0858018" calcext:value-type="float">
            <text:p>0.0858018</text:p>
          </table:table-cell>
          <table:table-cell office:value-type="float" office:value="0.133759" calcext:value-type="float">
            <text:p>0.133759</text:p>
          </table:table-cell>
          <table:table-cell office:value-type="float" office:value="0.116811" calcext:value-type="float">
            <text:p>0.116811</text:p>
          </table:table-cell>
          <table:table-cell office:value-type="float" office:value="0.0570436" calcext:value-type="float">
            <text:p>0.0570436</text:p>
          </table:table-cell>
          <table:table-cell office:value-type="float" office:value="0.115585" calcext:value-type="float">
            <text:p>0.115585</text:p>
          </table:table-cell>
          <table:table-cell office:value-type="float" office:value="0.0786865" calcext:value-type="float">
            <text:p>0.0786865</text:p>
          </table:table-cell>
          <table:table-cell office:value-type="float" office:value="0.0898119" calcext:value-type="float">
            <text:p>0.0898119</text:p>
          </table:table-cell>
        </table:table-row>
        <table:table-row table:style-name="ro1">
          <table:table-cell office:value-type="float" office:value="0.0788857" calcext:value-type="float">
            <text:p>0.0788857</text:p>
          </table:table-cell>
          <table:table-cell office:value-type="float" office:value="0.0870954" calcext:value-type="float">
            <text:p>0.0870954</text:p>
          </table:table-cell>
          <table:table-cell office:value-type="float" office:value="0.123617" calcext:value-type="float">
            <text:p>0.123617</text:p>
          </table:table-cell>
          <table:table-cell office:value-type="float" office:value="0.114697" calcext:value-type="float">
            <text:p>0.114697</text:p>
          </table:table-cell>
          <table:table-cell office:value-type="float" office:value="0.0552302" calcext:value-type="float">
            <text:p>0.0552302</text:p>
          </table:table-cell>
          <table:table-cell office:value-type="float" office:value="0.114521" calcext:value-type="float">
            <text:p>0.114521</text:p>
          </table:table-cell>
          <table:table-cell office:value-type="float" office:value="0.0695623" calcext:value-type="float">
            <text:p>0.0695623</text:p>
          </table:table-cell>
          <table:table-cell office:value-type="float" office:value="0.0812026" calcext:value-type="float">
            <text:p>0.0812026</text:p>
          </table:table-cell>
        </table:table-row>
        <table:table-row table:style-name="ro1">
          <table:table-cell office:value-type="float" office:value="0.0797866" calcext:value-type="float">
            <text:p>0.0797866</text:p>
          </table:table-cell>
          <table:table-cell office:value-type="float" office:value="0.0866785" calcext:value-type="float">
            <text:p>0.0866785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0.113968" calcext:value-type="float">
            <text:p>0.113968</text:p>
          </table:table-cell>
          <table:table-cell office:value-type="float" office:value="0.0431015" calcext:value-type="float">
            <text:p>0.0431015</text:p>
          </table:table-cell>
          <table:table-cell office:value-type="float" office:value="0.122816" calcext:value-type="float">
            <text:p>0.122816</text:p>
          </table:table-cell>
          <table:table-cell office:value-type="float" office:value="0.0768608" calcext:value-type="float">
            <text:p>0.0768608</text:p>
          </table:table-cell>
          <table:table-cell office:value-type="float" office:value="0.0831478" calcext:value-type="float">
            <text:p>0.0831478</text:p>
          </table:table-cell>
        </table:table-row>
        <table:table-row table:style-name="ro1">
          <table:table-cell office:value-type="float" office:value="0.0787484" calcext:value-type="float">
            <text:p>0.0787484</text:p>
          </table:table-cell>
          <table:table-cell office:value-type="float" office:value="0.0843545" calcext:value-type="float">
            <text:p>0.0843545</text:p>
          </table:table-cell>
          <table:table-cell office:value-type="float" office:value="0.122776" calcext:value-type="float">
            <text:p>0.122776</text:p>
          </table:table-cell>
          <table:table-cell office:value-type="float" office:value="0.109419" calcext:value-type="float">
            <text:p>0.109419</text:p>
          </table:table-cell>
          <table:table-cell office:value-type="float" office:value="0.0509743" calcext:value-type="float">
            <text:p>0.0509743</text:p>
          </table:table-cell>
          <table:table-cell office:value-type="float" office:value="0.115749" calcext:value-type="float">
            <text:p>0.115749</text:p>
          </table:table-cell>
          <table:table-cell office:value-type="float" office:value="0.0747781" calcext:value-type="float">
            <text:p>0.0747781</text:p>
          </table:table-cell>
          <table:table-cell office:value-type="float" office:value="0.0833971" calcext:value-type="float">
            <text:p>0.0833971</text:p>
          </table:table-cell>
        </table:table-row>
        <table:table-row table:style-name="ro1">
          <table:table-cell office:value-type="float" office:value="0.081626" calcext:value-type="float">
            <text:p>0.081626</text:p>
          </table:table-cell>
          <table:table-cell office:value-type="float" office:value="0.090954" calcext:value-type="float">
            <text:p>0.090954</text:p>
          </table:table-cell>
          <table:table-cell office:value-type="float" office:value="0.124118" calcext:value-type="float">
            <text:p>0.124118</text:p>
          </table:table-cell>
          <table:table-cell office:value-type="float" office:value="0.109024" calcext:value-type="float">
            <text:p>0.109024</text:p>
          </table:table-cell>
          <table:table-cell office:value-type="float" office:value="0.0579542" calcext:value-type="float">
            <text:p>0.0579542</text:p>
          </table:table-cell>
          <table:table-cell office:value-type="float" office:value="0.12007" calcext:value-type="float">
            <text:p>0.12007</text:p>
          </table:table-cell>
          <table:table-cell office:value-type="float" office:value="0.081488" calcext:value-type="float">
            <text:p>0.081488</text:p>
          </table:table-cell>
          <table:table-cell office:value-type="float" office:value="0.0840513" calcext:value-type="float">
            <text:p>0.0840513</text:p>
          </table:table-cell>
        </table:table-row>
        <table:table-row table:style-name="ro1">
          <table:table-cell office:value-type="float" office:value="0.0871484" calcext:value-type="float">
            <text:p>0.0871484</text:p>
          </table:table-cell>
          <table:table-cell office:value-type="float" office:value="0.0871683" calcext:value-type="float">
            <text:p>0.0871683</text:p>
          </table:table-cell>
          <table:table-cell office:value-type="float" office:value="0.125568" calcext:value-type="float">
            <text:p>0.125568</text:p>
          </table:table-cell>
          <table:table-cell office:value-type="float" office:value="0.106001" calcext:value-type="float">
            <text:p>0.106001</text:p>
          </table:table-cell>
          <table:table-cell office:value-type="float" office:value="0.0546446" calcext:value-type="float">
            <text:p>0.0546446</text:p>
          </table:table-cell>
          <table:table-cell office:value-type="float" office:value="0.124418" calcext:value-type="float">
            <text:p>0.124418</text:p>
          </table:table-cell>
          <table:table-cell office:value-type="float" office:value="0.0675594" calcext:value-type="float">
            <text:p>0.0675594</text:p>
          </table:table-cell>
          <table:table-cell office:value-type="float" office:value="0.0856331" calcext:value-type="float">
            <text:p>0.0856331</text:p>
          </table:table-cell>
        </table:table-row>
        <table:table-row table:style-name="ro1">
          <table:table-cell office:value-type="float" office:value="0.0848234" calcext:value-type="float">
            <text:p>0.0848234</text:p>
          </table:table-cell>
          <table:table-cell office:value-type="float" office:value="0.0912625" calcext:value-type="float">
            <text:p>0.0912625</text:p>
          </table:table-cell>
          <table:table-cell office:value-type="float" office:value="0.122709" calcext:value-type="float">
            <text:p>0.122709</text:p>
          </table:table-cell>
          <table:table-cell office:value-type="float" office:value="0.107479" calcext:value-type="float">
            <text:p>0.107479</text:p>
          </table:table-cell>
          <table:table-cell office:value-type="float" office:value="0.0548276" calcext:value-type="float">
            <text:p>0.0548276</text:p>
          </table:table-cell>
          <table:table-cell office:value-type="float" office:value="0.114227" calcext:value-type="float">
            <text:p>0.114227</text:p>
          </table:table-cell>
          <table:table-cell office:value-type="float" office:value="0.0739465" calcext:value-type="float">
            <text:p>0.0739465</text:p>
          </table:table-cell>
          <table:table-cell office:value-type="float" office:value="0.0822579" calcext:value-type="float">
            <text:p>0.0822579</text:p>
          </table:table-cell>
        </table:table-row>
        <table:table-row table:style-name="ro1">
          <table:table-cell office:value-type="float" office:value="0.0826551" calcext:value-type="float">
            <text:p>0.0826551</text:p>
          </table:table-cell>
          <table:table-cell office:value-type="float" office:value="0.0893216" calcext:value-type="float">
            <text:p>0.0893216</text:p>
          </table:table-cell>
          <table:table-cell office:value-type="float" office:value="0.128452" calcext:value-type="float">
            <text:p>0.128452</text:p>
          </table:table-cell>
          <table:table-cell office:value-type="float" office:value="0.112448" calcext:value-type="float">
            <text:p>0.112448</text:p>
          </table:table-cell>
          <table:table-cell office:value-type="float" office:value="0.0535699" calcext:value-type="float">
            <text:p>0.0535699</text:p>
          </table:table-cell>
          <table:table-cell office:value-type="float" office:value="0.120671" calcext:value-type="float">
            <text:p>0.120671</text:p>
          </table:table-cell>
          <table:table-cell office:value-type="float" office:value="0.0740488" calcext:value-type="float">
            <text:p>0.0740488</text:p>
          </table:table-cell>
          <table:table-cell office:value-type="float" office:value="0.0790848" calcext:value-type="float">
            <text:p>0.0790848</text:p>
          </table:table-cell>
        </table:table-row>
        <table:table-row table:style-name="ro1">
          <table:table-cell office:value-type="float" office:value="0.0844579" calcext:value-type="float">
            <text:p>0.0844579</text:p>
          </table:table-cell>
          <table:table-cell office:value-type="float" office:value="0.0909303" calcext:value-type="float">
            <text:p>0.0909303</text:p>
          </table:table-cell>
          <table:table-cell office:value-type="float" office:value="0.126122" calcext:value-type="float">
            <text:p>0.126122</text:p>
          </table:table-cell>
          <table:table-cell office:value-type="float" office:value="0.114415" calcext:value-type="float">
            <text:p>0.114415</text:p>
          </table:table-cell>
          <table:table-cell office:value-type="float" office:value="0.0561167" calcext:value-type="float">
            <text:p>0.0561167</text:p>
          </table:table-cell>
          <table:table-cell office:value-type="float" office:value="0.122774" calcext:value-type="float">
            <text:p>0.122774</text:p>
          </table:table-cell>
          <table:table-cell office:value-type="float" office:value="0.0759547" calcext:value-type="float">
            <text:p>0.0759547</text:p>
          </table:table-cell>
          <table:table-cell office:value-type="float" office:value="0.089999" calcext:value-type="float">
            <text:p>0.089999</text:p>
          </table:table-cell>
        </table:table-row>
        <table:table-row table:style-name="ro1">
          <table:table-cell office:value-type="float" office:value="0.0870185" calcext:value-type="float">
            <text:p>0.0870185</text:p>
          </table:table-cell>
          <table:table-cell office:value-type="float" office:value="0.0906214" calcext:value-type="float">
            <text:p>0.0906214</text:p>
          </table:table-cell>
          <table:table-cell office:value-type="float" office:value="0.133533" calcext:value-type="float">
            <text:p>0.133533</text:p>
          </table:table-cell>
          <table:table-cell office:value-type="float" office:value="0.122358" calcext:value-type="float">
            <text:p>0.122358</text:p>
          </table:table-cell>
          <table:table-cell office:value-type="float" office:value="0.063693" calcext:value-type="float">
            <text:p>0.063693</text:p>
          </table:table-cell>
          <table:table-cell office:value-type="float" office:value="0.125682" calcext:value-type="float">
            <text:p>0.125682</text:p>
          </table:table-cell>
          <table:table-cell office:value-type="float" office:value="0.0762983" calcext:value-type="float">
            <text:p>0.0762983</text:p>
          </table:table-cell>
          <table:table-cell office:value-type="float" office:value="0.093342" calcext:value-type="float">
            <text:p>0.093342</text:p>
          </table:table-cell>
        </table:table-row>
        <table:table-row table:style-name="ro1">
          <table:table-cell office:value-type="float" office:value="0.0856226" calcext:value-type="float">
            <text:p>0.0856226</text:p>
          </table:table-cell>
          <table:table-cell office:value-type="float" office:value="0.0923703" calcext:value-type="float">
            <text:p>0.0923703</text:p>
          </table:table-cell>
          <table:table-cell office:value-type="float" office:value="0.138148" calcext:value-type="float">
            <text:p>0.138148</text:p>
          </table:table-cell>
          <table:table-cell office:value-type="float" office:value="0.123987" calcext:value-type="float">
            <text:p>0.123987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125933" calcext:value-type="float">
            <text:p>0.125933</text:p>
          </table:table-cell>
          <table:table-cell office:value-type="float" office:value="0.0834324" calcext:value-type="float">
            <text:p>0.0834324</text:p>
          </table:table-cell>
          <table:table-cell office:value-type="float" office:value="0.0892925" calcext:value-type="float">
            <text:p>0.0892925</text:p>
          </table:table-cell>
        </table:table-row>
        <table:table-row table:style-name="ro1">
          <table:table-cell office:value-type="float" office:value="0.0884275" calcext:value-type="float">
            <text:p>0.0884275</text:p>
          </table:table-cell>
          <table:table-cell office:value-type="float" office:value="0.0942172" calcext:value-type="float">
            <text:p>0.0942172</text:p>
          </table:table-cell>
          <table:table-cell office:value-type="float" office:value="0.136116" calcext:value-type="float">
            <text:p>0.136116</text:p>
          </table:table-cell>
          <table:table-cell office:value-type="float" office:value="0.127623" calcext:value-type="float">
            <text:p>0.127623</text:p>
          </table:table-cell>
          <table:table-cell office:value-type="float" office:value="0.0591515" calcext:value-type="float">
            <text:p>0.0591515</text:p>
          </table:table-cell>
          <table:table-cell office:value-type="float" office:value="0.125303" calcext:value-type="float">
            <text:p>0.125303</text:p>
          </table:table-cell>
          <table:table-cell office:value-type="float" office:value="0.0815118" calcext:value-type="float">
            <text:p>0.0815118</text:p>
          </table:table-cell>
          <table:table-cell office:value-type="float" office:value="0.093123" calcext:value-type="float">
            <text:p>0.093123</text:p>
          </table:table-cell>
        </table:table-row>
        <table:table-row table:style-name="ro1">
          <table:table-cell office:value-type="float" office:value="0.0854566" calcext:value-type="float">
            <text:p>0.0854566</text:p>
          </table:table-cell>
          <table:table-cell office:value-type="float" office:value="0.0995473" calcext:value-type="float">
            <text:p>0.0995473</text:p>
          </table:table-cell>
          <table:table-cell office:value-type="float" office:value="0.136507" calcext:value-type="float">
            <text:p>0.136507</text:p>
          </table:table-cell>
          <table:table-cell office:value-type="float" office:value="0.125489" calcext:value-type="float">
            <text:p>0.125489</text:p>
          </table:table-cell>
          <table:table-cell office:value-type="float" office:value="0.0639051" calcext:value-type="float">
            <text:p>0.0639051</text:p>
          </table:table-cell>
          <table:table-cell office:value-type="float" office:value="0.127478" calcext:value-type="float">
            <text:p>0.127478</text:p>
          </table:table-cell>
          <table:table-cell office:value-type="float" office:value="0.0815271" calcext:value-type="float">
            <text:p>0.0815271</text:p>
          </table:table-cell>
          <table:table-cell office:value-type="float" office:value="0.0928751" calcext:value-type="float">
            <text:p>0.0928751</text:p>
          </table:table-cell>
        </table:table-row>
        <table:table-row table:style-name="ro1">
          <table:table-cell office:value-type="float" office:value="0.0863091" calcext:value-type="float">
            <text:p>0.0863091</text:p>
          </table:table-cell>
          <table:table-cell office:value-type="float" office:value="0.100104" calcext:value-type="float">
            <text:p>0.100104</text:p>
          </table:table-cell>
          <table:table-cell office:value-type="float" office:value="0.144033" calcext:value-type="float">
            <text:p>0.144033</text:p>
          </table:table-cell>
          <table:table-cell office:value-type="float" office:value="0.126716" calcext:value-type="float">
            <text:p>0.126716</text:p>
          </table:table-cell>
          <table:table-cell office:value-type="float" office:value="0.062877" calcext:value-type="float">
            <text:p>0.062877</text:p>
          </table:table-cell>
          <table:table-cell office:value-type="float" office:value="0.124652" calcext:value-type="float">
            <text:p>0.124652</text:p>
          </table:table-cell>
          <table:table-cell office:value-type="float" office:value="0.0838516" calcext:value-type="float">
            <text:p>0.0838516</text:p>
          </table:table-cell>
          <table:table-cell office:value-type="float" office:value="0.0915749" calcext:value-type="float">
            <text:p>0.0915749</text:p>
          </table:table-cell>
        </table:table-row>
        <table:table-row table:style-name="ro1">
          <table:table-cell office:value-type="float" office:value="0.0838888" calcext:value-type="float">
            <text:p>0.0838888</text:p>
          </table:table-cell>
          <table:table-cell office:value-type="float" office:value="0.0994817" calcext:value-type="float">
            <text:p>0.0994817</text:p>
          </table:table-cell>
          <table:table-cell office:value-type="float" office:value="0.137667" calcext:value-type="float">
            <text:p>0.137667</text:p>
          </table:table-cell>
          <table:table-cell office:value-type="float" office:value="0.125269" calcext:value-type="float">
            <text:p>0.125269</text:p>
          </table:table-cell>
          <table:table-cell office:value-type="float" office:value="0.0651318" calcext:value-type="float">
            <text:p>0.0651318</text:p>
          </table:table-cell>
          <table:table-cell office:value-type="float" office:value="0.133165" calcext:value-type="float">
            <text:p>0.133165</text:p>
          </table:table-cell>
          <table:table-cell office:value-type="float" office:value="0.0793588" calcext:value-type="float">
            <text:p>0.0793588</text:p>
          </table:table-cell>
          <table:table-cell office:value-type="float" office:value="0.0996907" calcext:value-type="float">
            <text:p>0.0996907</text:p>
          </table:table-cell>
        </table:table-row>
        <table:table-row table:style-name="ro1">
          <table:table-cell office:value-type="float" office:value="0.0849026" calcext:value-type="float">
            <text:p>0.0849026</text:p>
          </table:table-cell>
          <table:table-cell office:value-type="float" office:value="0.103658" calcext:value-type="float">
            <text:p>0.103658</text:p>
          </table:table-cell>
          <table:table-cell office:value-type="float" office:value="0.139673" calcext:value-type="float">
            <text:p>0.139673</text:p>
          </table:table-cell>
          <table:table-cell office:value-type="float" office:value="0.129551" calcext:value-type="float">
            <text:p>0.129551</text:p>
          </table:table-cell>
          <table:table-cell office:value-type="float" office:value="0.0615599" calcext:value-type="float">
            <text:p>0.0615599</text:p>
          </table:table-cell>
          <table:table-cell office:value-type="float" office:value="0.12988" calcext:value-type="float">
            <text:p>0.12988</text:p>
          </table:table-cell>
          <table:table-cell office:value-type="float" office:value="0.0830553" calcext:value-type="float">
            <text:p>0.0830553</text:p>
          </table:table-cell>
          <table:table-cell office:value-type="float" office:value="0.0909596" calcext:value-type="float">
            <text:p>0.0909596</text:p>
          </table:table-cell>
        </table:table-row>
        <table:table-row table:style-name="ro1">
          <table:table-cell office:value-type="float" office:value="0.0849424" calcext:value-type="float">
            <text:p>0.0849424</text:p>
          </table:table-cell>
          <table:table-cell office:value-type="float" office:value="0.0972311" calcext:value-type="float">
            <text:p>0.0972311</text:p>
          </table:table-cell>
          <table:table-cell office:value-type="float" office:value="0.137355" calcext:value-type="float">
            <text:p>0.137355</text:p>
          </table:table-cell>
          <table:table-cell office:value-type="float" office:value="0.130394" calcext:value-type="float">
            <text:p>0.130394</text:p>
          </table:table-cell>
          <table:table-cell office:value-type="float" office:value="0.0651536" calcext:value-type="float">
            <text:p>0.0651536</text:p>
          </table:table-cell>
          <table:table-cell office:value-type="float" office:value="0.127015" calcext:value-type="float">
            <text:p>0.127015</text:p>
          </table:table-cell>
          <table:table-cell office:value-type="float" office:value="0.079473" calcext:value-type="float">
            <text:p>0.079473</text:p>
          </table:table-cell>
          <table:table-cell office:value-type="float" office:value="0.0941691" calcext:value-type="float">
            <text:p>0.0941691</text:p>
          </table:table-cell>
        </table:table-row>
        <table:table-row table:style-name="ro1">
          <table:table-cell office:value-type="float" office:value="0.083315" calcext:value-type="float">
            <text:p>0.083315</text:p>
          </table:table-cell>
          <table:table-cell office:value-type="float" office:value="0.0986918" calcext:value-type="float">
            <text:p>0.0986918</text:p>
          </table:table-cell>
          <table:table-cell office:value-type="float" office:value="0.138425" calcext:value-type="float">
            <text:p>0.138425</text:p>
          </table:table-cell>
          <table:table-cell office:value-type="float" office:value="0.131737" calcext:value-type="float">
            <text:p>0.131737</text:p>
          </table:table-cell>
          <table:table-cell office:value-type="float" office:value="0.0649638" calcext:value-type="float">
            <text:p>0.0649638</text:p>
          </table:table-cell>
          <table:table-cell office:value-type="float" office:value="0.128297" calcext:value-type="float">
            <text:p>0.128297</text:p>
          </table:table-cell>
          <table:table-cell office:value-type="float" office:value="0.0847204" calcext:value-type="float">
            <text:p>0.0847204</text:p>
          </table:table-cell>
          <table:table-cell office:value-type="float" office:value="0.0924027" calcext:value-type="float">
            <text:p>0.0924027</text:p>
          </table:table-cell>
        </table:table-row>
        <table:table-row table:style-name="ro1">
          <table:table-cell office:value-type="float" office:value="0.0864455" calcext:value-type="float">
            <text:p>0.0864455</text:p>
          </table:table-cell>
          <table:table-cell office:value-type="float" office:value="0.103741" calcext:value-type="float">
            <text:p>0.103741</text:p>
          </table:table-cell>
          <table:table-cell office:value-type="float" office:value="0.143025" calcext:value-type="float">
            <text:p>0.143025</text:p>
          </table:table-cell>
          <table:table-cell office:value-type="float" office:value="0.125709" calcext:value-type="float">
            <text:p>0.125709</text:p>
          </table:table-cell>
          <table:table-cell office:value-type="float" office:value="0.0565726" calcext:value-type="float">
            <text:p>0.0565726</text:p>
          </table:table-cell>
          <table:table-cell office:value-type="float" office:value="0.126399" calcext:value-type="float">
            <text:p>0.126399</text:p>
          </table:table-cell>
          <table:table-cell office:value-type="float" office:value="0.0820829" calcext:value-type="float">
            <text:p>0.0820829</text:p>
          </table:table-cell>
          <table:table-cell office:value-type="float" office:value="0.0966353" calcext:value-type="float">
            <text:p>0.0966353</text:p>
          </table:table-cell>
        </table:table-row>
        <table:table-row table:style-name="ro1">
          <table:table-cell office:value-type="float" office:value="0.0881127" calcext:value-type="float">
            <text:p>0.0881127</text:p>
          </table:table-cell>
          <table:table-cell office:value-type="float" office:value="0.0977607" calcext:value-type="float">
            <text:p>0.0977607</text:p>
          </table:table-cell>
          <table:table-cell office:value-type="float" office:value="0.135708" calcext:value-type="float">
            <text:p>0.135708</text:p>
          </table:table-cell>
          <table:table-cell office:value-type="float" office:value="0.122749" calcext:value-type="float">
            <text:p>0.122749</text:p>
          </table:table-cell>
          <table:table-cell office:value-type="float" office:value="0.0647515" calcext:value-type="float">
            <text:p>0.0647515</text:p>
          </table:table-cell>
          <table:table-cell office:value-type="float" office:value="0.12807" calcext:value-type="float">
            <text:p>0.12807</text:p>
          </table:table-cell>
          <table:table-cell office:value-type="float" office:value="0.0852375" calcext:value-type="float">
            <text:p>0.0852375</text:p>
          </table:table-cell>
          <table:table-cell office:value-type="float" office:value="0.0932927" calcext:value-type="float">
            <text:p>0.0932927</text:p>
          </table:table-cell>
        </table:table-row>
        <table:table-row table:style-name="ro1">
          <table:table-cell office:value-type="float" office:value="0.088039" calcext:value-type="float">
            <text:p>0.088039</text:p>
          </table:table-cell>
          <table:table-cell office:value-type="float" office:value="0.0970308" calcext:value-type="float">
            <text:p>0.0970308</text:p>
          </table:table-cell>
          <table:table-cell office:value-type="float" office:value="0.135674" calcext:value-type="float">
            <text:p>0.135674</text:p>
          </table:table-cell>
          <table:table-cell office:value-type="float" office:value="0.127146" calcext:value-type="float">
            <text:p>0.127146</text:p>
          </table:table-cell>
          <table:table-cell office:value-type="float" office:value="0.0599859" calcext:value-type="float">
            <text:p>0.0599859</text:p>
          </table:table-cell>
          <table:table-cell office:value-type="float" office:value="0.118692" calcext:value-type="float">
            <text:p>0.118692</text:p>
          </table:table-cell>
          <table:table-cell office:value-type="float" office:value="0.0863619" calcext:value-type="float">
            <text:p>0.0863619</text:p>
          </table:table-cell>
          <table:table-cell office:value-type="float" office:value="0.0880028" calcext:value-type="float">
            <text:p>0.0880028</text:p>
          </table:table-cell>
        </table:table-row>
        <table:table-row table:style-name="ro1">
          <table:table-cell office:value-type="float" office:value="0.0853297" calcext:value-type="float">
            <text:p>0.0853297</text:p>
          </table:table-cell>
          <table:table-cell office:value-type="float" office:value="0.0971239" calcext:value-type="float">
            <text:p>0.0971239</text:p>
          </table:table-cell>
          <table:table-cell office:value-type="float" office:value="0.142621" calcext:value-type="float">
            <text:p>0.142621</text:p>
          </table:table-cell>
          <table:table-cell office:value-type="float" office:value="0.125465" calcext:value-type="float">
            <text:p>0.125465</text:p>
          </table:table-cell>
          <table:table-cell office:value-type="float" office:value="0.0634381" calcext:value-type="float">
            <text:p>0.0634381</text:p>
          </table:table-cell>
          <table:table-cell office:value-type="float" office:value="0.13164" calcext:value-type="float">
            <text:p>0.13164</text:p>
          </table:table-cell>
          <table:table-cell office:value-type="float" office:value="0.0867522" calcext:value-type="float">
            <text:p>0.0867522</text:p>
          </table:table-cell>
          <table:table-cell office:value-type="float" office:value="0.0945508" calcext:value-type="float">
            <text:p>0.0945508</text:p>
          </table:table-cell>
        </table:table-row>
        <table:table-row table:style-name="ro1">
          <table:table-cell office:value-type="float" office:value="0.0840747" calcext:value-type="float">
            <text:p>0.0840747</text:p>
          </table:table-cell>
          <table:table-cell office:value-type="float" office:value="0.101011" calcext:value-type="float">
            <text:p>0.101011</text:p>
          </table:table-cell>
          <table:table-cell office:value-type="float" office:value="0.143132" calcext:value-type="float">
            <text:p>0.143132</text:p>
          </table:table-cell>
          <table:table-cell office:value-type="float" office:value="0.129922" calcext:value-type="float">
            <text:p>0.129922</text:p>
          </table:table-cell>
          <table:table-cell office:value-type="float" office:value="0.0673559" calcext:value-type="float">
            <text:p>0.0673559</text:p>
          </table:table-cell>
          <table:table-cell office:value-type="float" office:value="0.132518" calcext:value-type="float">
            <text:p>0.132518</text:p>
          </table:table-cell>
          <table:table-cell office:value-type="float" office:value="0.0810377" calcext:value-type="float">
            <text:p>0.0810377</text:p>
          </table:table-cell>
          <table:table-cell office:value-type="float" office:value="0.0936982" calcext:value-type="float">
            <text:p>0.0936982</text:p>
          </table:table-cell>
        </table:table-row>
        <table:table-row table:style-name="ro1">
          <table:table-cell office:value-type="float" office:value="0.0932737" calcext:value-type="float">
            <text:p>0.0932737</text:p>
          </table:table-cell>
          <table:table-cell office:value-type="float" office:value="0.105608" calcext:value-type="float">
            <text:p>0.105608</text:p>
          </table:table-cell>
          <table:table-cell office:value-type="float" office:value="0.14636" calcext:value-type="float">
            <text:p>0.14636</text:p>
          </table:table-cell>
          <table:table-cell office:value-type="float" office:value="0.132382" calcext:value-type="float">
            <text:p>0.132382</text:p>
          </table:table-cell>
          <table:table-cell office:value-type="float" office:value="0.0665356" calcext:value-type="float">
            <text:p>0.0665356</text:p>
          </table:table-cell>
          <table:table-cell office:value-type="float" office:value="0.126294" calcext:value-type="float">
            <text:p>0.126294</text:p>
          </table:table-cell>
          <table:table-cell office:value-type="float" office:value="0.0852533" calcext:value-type="float">
            <text:p>0.0852533</text:p>
          </table:table-cell>
          <table:table-cell office:value-type="float" office:value="0.096856" calcext:value-type="float">
            <text:p>0.096856</text:p>
          </table:table-cell>
        </table:table-row>
        <table:table-row table:style-name="ro1">
          <table:table-cell office:value-type="float" office:value="0.0939167" calcext:value-type="float">
            <text:p>0.0939167</text:p>
          </table:table-cell>
          <table:table-cell office:value-type="float" office:value="0.103818" calcext:value-type="float">
            <text:p>0.103818</text:p>
          </table:table-cell>
          <table:table-cell office:value-type="float" office:value="0.142289" calcext:value-type="float">
            <text:p>0.142289</text:p>
          </table:table-cell>
          <table:table-cell office:value-type="float" office:value="0.128836" calcext:value-type="float">
            <text:p>0.128836</text:p>
          </table:table-cell>
          <table:table-cell office:value-type="float" office:value="0.0663988" calcext:value-type="float">
            <text:p>0.0663988</text:p>
          </table:table-cell>
          <table:table-cell office:value-type="float" office:value="0.130381" calcext:value-type="float">
            <text:p>0.130381</text:p>
          </table:table-cell>
          <table:table-cell office:value-type="float" office:value="0.0904829" calcext:value-type="float">
            <text:p>0.0904829</text:p>
          </table:table-cell>
          <table:table-cell office:value-type="float" office:value="0.0993307" calcext:value-type="float">
            <text:p>0.0993307</text:p>
          </table:table-cell>
        </table:table-row>
        <table:table-row table:style-name="ro1">
          <table:table-cell office:value-type="float" office:value="0.0871468" calcext:value-type="float">
            <text:p>0.0871468</text:p>
          </table:table-cell>
          <table:table-cell office:value-type="float" office:value="0.103585" calcext:value-type="float">
            <text:p>0.103585</text:p>
          </table:table-cell>
          <table:table-cell office:value-type="float" office:value="0.146912" calcext:value-type="float">
            <text:p>0.146912</text:p>
          </table:table-cell>
          <table:table-cell office:value-type="float" office:value="0.137711" calcext:value-type="float">
            <text:p>0.137711</text:p>
          </table:table-cell>
          <table:table-cell office:value-type="float" office:value="0.0690484" calcext:value-type="float">
            <text:p>0.0690484</text:p>
          </table:table-cell>
          <table:table-cell office:value-type="float" office:value="0.130628" calcext:value-type="float">
            <text:p>0.130628</text:p>
          </table:table-cell>
          <table:table-cell office:value-type="float" office:value="0.0848425" calcext:value-type="float">
            <text:p>0.0848425</text:p>
          </table:table-cell>
          <table:table-cell office:value-type="float" office:value="0.0941591" calcext:value-type="float">
            <text:p>0.0941591</text:p>
          </table:table-cell>
        </table:table-row>
        <table:table-row table:style-name="ro1">
          <table:table-cell office:value-type="float" office:value="0.0867145" calcext:value-type="float">
            <text:p>0.0867145</text:p>
          </table:table-cell>
          <table:table-cell office:value-type="float" office:value="0.10756" calcext:value-type="float">
            <text:p>0.10756</text:p>
          </table:table-cell>
          <table:table-cell office:value-type="float" office:value="0.144114" calcext:value-type="float">
            <text:p>0.144114</text:p>
          </table:table-cell>
          <table:table-cell office:value-type="float" office:value="0.13733" calcext:value-type="float">
            <text:p>0.13733</text:p>
          </table:table-cell>
          <table:table-cell office:value-type="float" office:value="0.0673745" calcext:value-type="float">
            <text:p>0.0673745</text:p>
          </table:table-cell>
          <table:table-cell office:value-type="float" office:value="0.133658" calcext:value-type="float">
            <text:p>0.133658</text:p>
          </table:table-cell>
          <table:table-cell office:value-type="float" office:value="0.0882404" calcext:value-type="float">
            <text:p>0.0882404</text:p>
          </table:table-cell>
          <table:table-cell office:value-type="float" office:value="0.103018" calcext:value-type="float">
            <text:p>0.103018</text:p>
          </table:table-cell>
        </table:table-row>
        <table:table-row table:style-name="ro1">
          <table:table-cell office:value-type="float" office:value="0.0914897" calcext:value-type="float">
            <text:p>0.0914897</text:p>
          </table:table-cell>
          <table:table-cell office:value-type="float" office:value="0.104593" calcext:value-type="float">
            <text:p>0.104593</text:p>
          </table:table-cell>
          <table:table-cell office:value-type="float" office:value="0.142623" calcext:value-type="float">
            <text:p>0.142623</text:p>
          </table:table-cell>
          <table:table-cell office:value-type="float" office:value="0.133411" calcext:value-type="float">
            <text:p>0.133411</text:p>
          </table:table-cell>
          <table:table-cell office:value-type="float" office:value="0.0634887" calcext:value-type="float">
            <text:p>0.0634887</text:p>
          </table:table-cell>
          <table:table-cell office:value-type="float" office:value="0.131474" calcext:value-type="float">
            <text:p>0.131474</text:p>
          </table:table-cell>
          <table:table-cell office:value-type="float" office:value="0.0871213" calcext:value-type="float">
            <text:p>0.0871213</text:p>
          </table:table-cell>
          <table:table-cell office:value-type="float" office:value="0.0920988" calcext:value-type="float">
            <text:p>0.0920988</text:p>
          </table:table-cell>
        </table:table-row>
        <table:table-row table:style-name="ro1">
          <table:table-cell office:value-type="float" office:value="0.0949761" calcext:value-type="float">
            <text:p>0.0949761</text:p>
          </table:table-cell>
          <table:table-cell office:value-type="float" office:value="0.10061" calcext:value-type="float">
            <text:p>0.10061</text:p>
          </table:table-cell>
          <table:table-cell office:value-type="float" office:value="0.145497" calcext:value-type="float">
            <text:p>0.145497</text:p>
          </table:table-cell>
          <table:table-cell office:value-type="float" office:value="0.134911" calcext:value-type="float">
            <text:p>0.134911</text:p>
          </table:table-cell>
          <table:table-cell office:value-type="float" office:value="0.0678141" calcext:value-type="float">
            <text:p>0.0678141</text:p>
          </table:table-cell>
          <table:table-cell office:value-type="float" office:value="0.130654" calcext:value-type="float">
            <text:p>0.130654</text:p>
          </table:table-cell>
          <table:table-cell office:value-type="float" office:value="0.0847136" calcext:value-type="float">
            <text:p>0.0847136</text:p>
          </table:table-cell>
          <table:table-cell office:value-type="float" office:value="0.0982577" calcext:value-type="float">
            <text:p>0.0982577</text:p>
          </table:table-cell>
        </table:table-row>
        <table:table-row table:style-name="ro1">
          <table:table-cell office:value-type="float" office:value="0.0932872" calcext:value-type="float">
            <text:p>0.0932872</text:p>
          </table:table-cell>
          <table:table-cell office:value-type="float" office:value="0.103778" calcext:value-type="float">
            <text:p>0.103778</text:p>
          </table:table-cell>
          <table:table-cell office:value-type="float" office:value="0.143587" calcext:value-type="float">
            <text:p>0.143587</text:p>
          </table:table-cell>
          <table:table-cell office:value-type="float" office:value="0.137344" calcext:value-type="float">
            <text:p>0.137344</text:p>
          </table:table-cell>
          <table:table-cell office:value-type="float" office:value="0.0683556" calcext:value-type="float">
            <text:p>0.0683556</text:p>
          </table:table-cell>
          <table:table-cell office:value-type="float" office:value="0.131551" calcext:value-type="float">
            <text:p>0.131551</text:p>
          </table:table-cell>
          <table:table-cell office:value-type="float" office:value="0.082127" calcext:value-type="float">
            <text:p>0.082127</text:p>
          </table:table-cell>
          <table:table-cell office:value-type="float" office:value="0.100481" calcext:value-type="float">
            <text:p>0.100481</text:p>
          </table:table-cell>
        </table:table-row>
        <table:table-row table:style-name="ro1">
          <table:table-cell office:value-type="float" office:value="0.089564" calcext:value-type="float">
            <text:p>0.089564</text:p>
          </table:table-cell>
          <table:table-cell office:value-type="float" office:value="0.10827" calcext:value-type="float">
            <text:p>0.10827</text:p>
          </table:table-cell>
          <table:table-cell office:value-type="float" office:value="0.147183" calcext:value-type="float">
            <text:p>0.147183</text:p>
          </table:table-cell>
          <table:table-cell office:value-type="float" office:value="0.138203" calcext:value-type="float">
            <text:p>0.138203</text:p>
          </table:table-cell>
          <table:table-cell office:value-type="float" office:value="0.0686911" calcext:value-type="float">
            <text:p>0.0686911</text:p>
          </table:table-cell>
          <table:table-cell office:value-type="float" office:value="0.137146" calcext:value-type="float">
            <text:p>0.137146</text:p>
          </table:table-cell>
          <table:table-cell office:value-type="float" office:value="0.0894673" calcext:value-type="float">
            <text:p>0.0894673</text:p>
          </table:table-cell>
          <table:table-cell office:value-type="float" office:value="0.103131" calcext:value-type="float">
            <text:p>0.103131</text:p>
          </table:table-cell>
        </table:table-row>
        <table:table-row table:style-name="ro1">
          <table:table-cell office:value-type="float" office:value="0.0934842" calcext:value-type="float">
            <text:p>0.0934842</text:p>
          </table:table-cell>
          <table:table-cell office:value-type="float" office:value="0.109244" calcext:value-type="float">
            <text:p>0.109244</text:p>
          </table:table-cell>
          <table:table-cell office:value-type="float" office:value="0.143939" calcext:value-type="float">
            <text:p>0.143939</text:p>
          </table:table-cell>
          <table:table-cell office:value-type="float" office:value="0.139744" calcext:value-type="float">
            <text:p>0.139744</text:p>
          </table:table-cell>
          <table:table-cell office:value-type="float" office:value="0.0743973" calcext:value-type="float">
            <text:p>0.0743973</text:p>
          </table:table-cell>
          <table:table-cell office:value-type="float" office:value="0.133114" calcext:value-type="float">
            <text:p>0.133114</text:p>
          </table:table-cell>
          <table:table-cell office:value-type="float" office:value="0.0903352" calcext:value-type="float">
            <text:p>0.0903352</text:p>
          </table:table-cell>
          <table:table-cell office:value-type="float" office:value="0.100703" calcext:value-type="float">
            <text:p>0.100703</text:p>
          </table:table-cell>
        </table:table-row>
        <table:table-row table:style-name="ro1">
          <table:table-cell office:value-type="float" office:value="0.0878678" calcext:value-type="float">
            <text:p>0.0878678</text:p>
          </table:table-cell>
          <table:table-cell office:value-type="float" office:value="0.107184" calcext:value-type="float">
            <text:p>0.107184</text:p>
          </table:table-cell>
          <table:table-cell office:value-type="float" office:value="0.147693" calcext:value-type="float">
            <text:p>0.147693</text:p>
          </table:table-cell>
          <table:table-cell office:value-type="float" office:value="0.137504" calcext:value-type="float">
            <text:p>0.137504</text:p>
          </table:table-cell>
          <table:table-cell office:value-type="float" office:value="0.0673915" calcext:value-type="float">
            <text:p>0.0673915</text:p>
          </table:table-cell>
          <table:table-cell office:value-type="float" office:value="0.134637" calcext:value-type="float">
            <text:p>0.134637</text:p>
          </table:table-cell>
          <table:table-cell office:value-type="float" office:value="0.0854058" calcext:value-type="float">
            <text:p>0.0854058</text:p>
          </table:table-cell>
          <table:table-cell office:value-type="float" office:value="0.10064" calcext:value-type="float">
            <text:p>0.10064</text:p>
          </table:table-cell>
        </table:table-row>
        <table:table-row table:style-name="ro1">
          <table:table-cell office:value-type="float" office:value="0.0883053" calcext:value-type="float">
            <text:p>0.0883053</text:p>
          </table:table-cell>
          <table:table-cell office:value-type="float" office:value="0.109995" calcext:value-type="float">
            <text:p>0.109995</text:p>
          </table:table-cell>
          <table:table-cell office:value-type="float" office:value="0.146756" calcext:value-type="float">
            <text:p>0.146756</text:p>
          </table:table-cell>
          <table:table-cell office:value-type="float" office:value="0.138367" calcext:value-type="float">
            <text:p>0.138367</text:p>
          </table:table-cell>
          <table:table-cell office:value-type="float" office:value="0.0668325" calcext:value-type="float">
            <text:p>0.0668325</text:p>
          </table:table-cell>
          <table:table-cell office:value-type="float" office:value="0.135558" calcext:value-type="float">
            <text:p>0.135558</text:p>
          </table:table-cell>
          <table:table-cell office:value-type="float" office:value="0.086709" calcext:value-type="float">
            <text:p>0.086709</text:p>
          </table:table-cell>
          <table:table-cell office:value-type="float" office:value="0.100136" calcext:value-type="float">
            <text:p>0.100136</text:p>
          </table:table-cell>
        </table:table-row>
        <table:table-row table:style-name="ro1">
          <table:table-cell office:value-type="float" office:value="0.0883203" calcext:value-type="float">
            <text:p>0.0883203</text:p>
          </table:table-cell>
          <table:table-cell office:value-type="float" office:value="0.112534" calcext:value-type="float">
            <text:p>0.112534</text:p>
          </table:table-cell>
          <table:table-cell office:value-type="float" office:value="0.149344" calcext:value-type="float">
            <text:p>0.149344</text:p>
          </table:table-cell>
          <table:table-cell office:value-type="float" office:value="0.13715" calcext:value-type="float">
            <text:p>0.13715</text:p>
          </table:table-cell>
          <table:table-cell office:value-type="float" office:value="0.066186" calcext:value-type="float">
            <text:p>0.066186</text:p>
          </table:table-cell>
          <table:table-cell office:value-type="float" office:value="0.131167" calcext:value-type="float">
            <text:p>0.131167</text:p>
          </table:table-cell>
          <table:table-cell office:value-type="float" office:value="0.0876378" calcext:value-type="float">
            <text:p>0.0876378</text:p>
          </table:table-cell>
          <table:table-cell office:value-type="float" office:value="0.0986033" calcext:value-type="float">
            <text:p>0.0986033</text:p>
          </table:table-cell>
        </table:table-row>
        <table:table-row table:style-name="ro1">
          <table:table-cell office:value-type="float" office:value="0.0839499" calcext:value-type="float">
            <text:p>0.0839499</text:p>
          </table:table-cell>
          <table:table-cell office:value-type="float" office:value="0.107814" calcext:value-type="float">
            <text:p>0.107814</text:p>
          </table:table-cell>
          <table:table-cell office:value-type="float" office:value="0.145405" calcext:value-type="float">
            <text:p>0.145405</text:p>
          </table:table-cell>
          <table:table-cell office:value-type="float" office:value="0.140913" calcext:value-type="float">
            <text:p>0.140913</text:p>
          </table:table-cell>
          <table:table-cell office:value-type="float" office:value="0.068844" calcext:value-type="float">
            <text:p>0.068844</text:p>
          </table:table-cell>
          <table:table-cell office:value-type="float" office:value="0.131579" calcext:value-type="float">
            <text:p>0.131579</text:p>
          </table:table-cell>
          <table:table-cell office:value-type="float" office:value="0.08412" calcext:value-type="float">
            <text:p>0.08412</text:p>
          </table:table-cell>
          <table:table-cell office:value-type="float" office:value="0.0936369" calcext:value-type="float">
            <text:p>0.0936369</text:p>
          </table:table-cell>
        </table:table-row>
        <table:table-row table:style-name="ro1">
          <table:table-cell office:value-type="float" office:value="0.0801109" calcext:value-type="float">
            <text:p>0.0801109</text:p>
          </table:table-cell>
          <table:table-cell office:value-type="float" office:value="0.105816" calcext:value-type="float">
            <text:p>0.105816</text:p>
          </table:table-cell>
          <table:table-cell office:value-type="float" office:value="0.147445" calcext:value-type="float">
            <text:p>0.147445</text:p>
          </table:table-cell>
          <table:table-cell office:value-type="float" office:value="0.133444" calcext:value-type="float">
            <text:p>0.133444</text:p>
          </table:table-cell>
          <table:table-cell office:value-type="float" office:value="0.0627762" calcext:value-type="float">
            <text:p>0.0627762</text:p>
          </table:table-cell>
          <table:table-cell office:value-type="float" office:value="0.132097" calcext:value-type="float">
            <text:p>0.132097</text:p>
          </table:table-cell>
          <table:table-cell office:value-type="float" office:value="0.0836051" calcext:value-type="float">
            <text:p>0.0836051</text:p>
          </table:table-cell>
          <table:table-cell office:value-type="float" office:value="0.0972234" calcext:value-type="float">
            <text:p>0.0972234</text:p>
          </table:table-cell>
        </table:table-row>
        <table:table-row table:style-name="ro1">
          <table:table-cell office:value-type="float" office:value="0.0816631" calcext:value-type="float">
            <text:p>0.0816631</text:p>
          </table:table-cell>
          <table:table-cell office:value-type="float" office:value="0.10751" calcext:value-type="float">
            <text:p>0.10751</text:p>
          </table:table-cell>
          <table:table-cell office:value-type="float" office:value="0.142854" calcext:value-type="float">
            <text:p>0.142854</text:p>
          </table:table-cell>
          <table:table-cell office:value-type="float" office:value="0.132093" calcext:value-type="float">
            <text:p>0.132093</text:p>
          </table:table-cell>
          <table:table-cell office:value-type="float" office:value="0.0633483" calcext:value-type="float">
            <text:p>0.0633483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0.0827585" calcext:value-type="float">
            <text:p>0.0827585</text:p>
          </table:table-cell>
          <table:table-cell office:value-type="float" office:value="0.0958007" calcext:value-type="float">
            <text:p>0.0958007</text:p>
          </table:table-cell>
        </table:table-row>
        <table:table-row table:style-name="ro1">
          <table:table-cell office:value-type="float" office:value="0.0811503" calcext:value-type="float">
            <text:p>0.0811503</text:p>
          </table:table-cell>
          <table:table-cell office:value-type="float" office:value="0.105681" calcext:value-type="float">
            <text:p>0.105681</text:p>
          </table:table-cell>
          <table:table-cell office:value-type="float" office:value="0.142839" calcext:value-type="float">
            <text:p>0.142839</text:p>
          </table:table-cell>
          <table:table-cell office:value-type="float" office:value="0.130583" calcext:value-type="float">
            <text:p>0.130583</text:p>
          </table:table-cell>
          <table:table-cell office:value-type="float" office:value="0.0654104" calcext:value-type="float">
            <text:p>0.0654104</text:p>
          </table:table-cell>
          <table:table-cell office:value-type="float" office:value="0.121852" calcext:value-type="float">
            <text:p>0.121852</text:p>
          </table:table-cell>
          <table:table-cell office:value-type="float" office:value="0.078621" calcext:value-type="float">
            <text:p>0.078621</text:p>
          </table:table-cell>
          <table:table-cell office:value-type="float" office:value="0.0924569" calcext:value-type="float">
            <text:p>0.0924569</text:p>
          </table:table-cell>
        </table:table-row>
        <table:table-row table:style-name="ro1">
          <table:table-cell office:value-type="float" office:value="0.0731961" calcext:value-type="float">
            <text:p>0.0731961</text:p>
          </table:table-cell>
          <table:table-cell office:value-type="float" office:value="0.095187" calcext:value-type="float">
            <text:p>0.095187</text:p>
          </table:table-cell>
          <table:table-cell office:value-type="float" office:value="0.132579" calcext:value-type="float">
            <text:p>0.132579</text:p>
          </table:table-cell>
          <table:table-cell office:value-type="float" office:value="0.125205" calcext:value-type="float">
            <text:p>0.125205</text:p>
          </table:table-cell>
          <table:table-cell office:value-type="float" office:value="0.0569321" calcext:value-type="float">
            <text:p>0.0569321</text:p>
          </table:table-cell>
          <table:table-cell office:value-type="float" office:value="0.118084" calcext:value-type="float">
            <text:p>0.118084</text:p>
          </table:table-cell>
          <table:table-cell office:value-type="float" office:value="0.086683" calcext:value-type="float">
            <text:p>0.086683</text:p>
          </table:table-cell>
          <table:table-cell office:value-type="float" office:value="0.0905963" calcext:value-type="float">
            <text:p>0.0905963</text:p>
          </table:table-cell>
        </table:table-row>
        <table:table-row table:style-name="ro1">
          <table:table-cell office:value-type="float" office:value="0.0690473" calcext:value-type="float">
            <text:p>0.0690473</text:p>
          </table:table-cell>
          <table:table-cell office:value-type="float" office:value="0.0943266" calcext:value-type="float">
            <text:p>0.0943266</text:p>
          </table:table-cell>
          <table:table-cell office:value-type="float" office:value="0.129846" calcext:value-type="float">
            <text:p>0.129846</text:p>
          </table:table-cell>
          <table:table-cell office:value-type="float" office:value="0.115852" calcext:value-type="float">
            <text:p>0.115852</text:p>
          </table:table-cell>
          <table:table-cell office:value-type="float" office:value="0.0610753" calcext:value-type="float">
            <text:p>0.0610753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0750133" calcext:value-type="float">
            <text:p>0.0750133</text:p>
          </table:table-cell>
          <table:table-cell office:value-type="float" office:value="0.0880255" calcext:value-type="float">
            <text:p>0.0880255</text:p>
          </table:table-cell>
        </table:table-row>
        <table:table-row table:style-name="ro1">
          <table:table-cell office:value-type="float" office:value="0.0845046" calcext:value-type="float">
            <text:p>0.0845046</text:p>
          </table:table-cell>
          <table:table-cell office:value-type="float" office:value="0.0921583" calcext:value-type="float">
            <text:p>0.0921583</text:p>
          </table:table-cell>
          <table:table-cell office:value-type="float" office:value="0.135176" calcext:value-type="float">
            <text:p>0.135176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0544823" calcext:value-type="float">
            <text:p>0.0544823</text:p>
          </table:table-cell>
          <table:table-cell office:value-type="float" office:value="0.113253" calcext:value-type="float">
            <text:p>0.113253</text:p>
          </table:table-cell>
          <table:table-cell office:value-type="float" office:value="0.0778867" calcext:value-type="float">
            <text:p>0.0778867</text:p>
          </table:table-cell>
          <table:table-cell office:value-type="float" office:value="0.0841096" calcext:value-type="float">
            <text:p>0.0841096</text:p>
          </table:table-cell>
        </table:table-row>
        <table:table-row table:style-name="ro1">
          <table:table-cell office:value-type="float" office:value="0.0739923" calcext:value-type="float">
            <text:p>0.0739923</text:p>
          </table:table-cell>
          <table:table-cell office:value-type="float" office:value="0.0929661" calcext:value-type="float">
            <text:p>0.0929661</text:p>
          </table:table-cell>
          <table:table-cell office:value-type="float" office:value="0.124702" calcext:value-type="float">
            <text:p>0.124702</text:p>
          </table:table-cell>
          <table:table-cell office:value-type="float" office:value="0.103271" calcext:value-type="float">
            <text:p>0.103271</text:p>
          </table:table-cell>
          <table:table-cell office:value-type="float" office:value="0.0565133" calcext:value-type="float">
            <text:p>0.0565133</text:p>
          </table:table-cell>
          <table:table-cell office:value-type="float" office:value="0.118984" calcext:value-type="float">
            <text:p>0.118984</text:p>
          </table:table-cell>
          <table:table-cell office:value-type="float" office:value="0.0675719" calcext:value-type="float">
            <text:p>0.0675719</text:p>
          </table:table-cell>
          <table:table-cell office:value-type="float" office:value="0.0788015" calcext:value-type="float">
            <text:p>0.0788015</text:p>
          </table:table-cell>
        </table:table-row>
        <table:table-row table:style-name="ro1">
          <table:table-cell office:value-type="float" office:value="0.0868891" calcext:value-type="float">
            <text:p>0.0868891</text:p>
          </table:table-cell>
          <table:table-cell office:value-type="float" office:value="0.0804238" calcext:value-type="float">
            <text:p>0.0804238</text:p>
          </table:table-cell>
          <table:table-cell office:value-type="float" office:value="0.127469" calcext:value-type="float">
            <text:p>0.127469</text:p>
          </table:table-cell>
          <table:table-cell office:value-type="float" office:value="0.110284" calcext:value-type="float">
            <text:p>0.110284</text:p>
          </table:table-cell>
          <table:table-cell office:value-type="float" office:value="0.0559612" calcext:value-type="float">
            <text:p>0.0559612</text:p>
          </table:table-cell>
          <table:table-cell office:value-type="float" office:value="0.120055" calcext:value-type="float">
            <text:p>0.120055</text:p>
          </table:table-cell>
          <table:table-cell office:value-type="float" office:value="0.0881879" calcext:value-type="float">
            <text:p>0.0881879</text:p>
          </table:table-cell>
          <table:table-cell office:value-type="float" office:value="0.0919065" calcext:value-type="float">
            <text:p>0.0919065</text:p>
          </table:table-cell>
        </table:table-row>
        <table:table-row table:style-name="ro1">
          <table:table-cell office:value-type="float" office:value="0.0870309" calcext:value-type="float">
            <text:p>0.0870309</text:p>
          </table:table-cell>
          <table:table-cell office:value-type="float" office:value="0.0912864" calcext:value-type="float">
            <text:p>0.0912864</text:p>
          </table:table-cell>
          <table:table-cell office:value-type="float" office:value="0.129644" calcext:value-type="float">
            <text:p>0.129644</text:p>
          </table:table-cell>
          <table:table-cell office:value-type="float" office:value="0.120645" calcext:value-type="float">
            <text:p>0.120645</text:p>
          </table:table-cell>
          <table:table-cell office:value-type="float" office:value="0.0625736" calcext:value-type="float">
            <text:p>0.0625736</text:p>
          </table:table-cell>
          <table:table-cell office:value-type="float" office:value="0.125387" calcext:value-type="float">
            <text:p>0.125387</text:p>
          </table:table-cell>
          <table:table-cell office:value-type="float" office:value="0.0692461" calcext:value-type="float">
            <text:p>0.0692461</text:p>
          </table:table-cell>
          <table:table-cell office:value-type="float" office:value="0.0895686" calcext:value-type="float">
            <text:p>0.0895686</text:p>
          </table:table-cell>
        </table:table-row>
        <table:table-row table:style-name="ro1">
          <table:table-cell office:value-type="float" office:value="0.0841366" calcext:value-type="float">
            <text:p>0.0841366</text:p>
          </table:table-cell>
          <table:table-cell office:value-type="float" office:value="0.099444" calcext:value-type="float">
            <text:p>0.099444</text:p>
          </table:table-cell>
          <table:table-cell office:value-type="float" office:value="0.125706" calcext:value-type="float">
            <text:p>0.125706</text:p>
          </table:table-cell>
          <table:table-cell office:value-type="float" office:value="0.120457" calcext:value-type="float">
            <text:p>0.120457</text:p>
          </table:table-cell>
          <table:table-cell office:value-type="float" office:value="0.0662493" calcext:value-type="float">
            <text:p>0.0662493</text:p>
          </table:table-cell>
          <table:table-cell office:value-type="float" office:value="0.13546" calcext:value-type="float">
            <text:p>0.13546</text:p>
          </table:table-cell>
          <table:table-cell office:value-type="float" office:value="0.0854099" calcext:value-type="float">
            <text:p>0.0854099</text:p>
          </table:table-cell>
          <table:table-cell office:value-type="float" office:value="0.0912849" calcext:value-type="float">
            <text:p>0.0912849</text:p>
          </table:table-cell>
        </table:table-row>
        <table:table-row table:style-name="ro1">
          <table:table-cell office:value-type="float" office:value="0.0909231" calcext:value-type="float">
            <text:p>0.0909231</text:p>
          </table:table-cell>
          <table:table-cell office:value-type="float" office:value="0.0993897" calcext:value-type="float">
            <text:p>0.0993897</text:p>
          </table:table-cell>
          <table:table-cell office:value-type="float" office:value="0.133776" calcext:value-type="float">
            <text:p>0.133776</text:p>
          </table:table-cell>
          <table:table-cell office:value-type="float" office:value="0.125558" calcext:value-type="float">
            <text:p>0.125558</text:p>
          </table:table-cell>
          <table:table-cell office:value-type="float" office:value="0.0648137" calcext:value-type="float">
            <text:p>0.0648137</text:p>
          </table:table-cell>
          <table:table-cell office:value-type="float" office:value="0.123471" calcext:value-type="float">
            <text:p>0.123471</text:p>
          </table:table-cell>
          <table:table-cell office:value-type="float" office:value="0.0852768" calcext:value-type="float">
            <text:p>0.0852768</text:p>
          </table:table-cell>
          <table:table-cell office:value-type="float" office:value="0.0977154" calcext:value-type="float">
            <text:p>0.0977154</text:p>
          </table:table-cell>
        </table:table-row>
        <table:table-row table:style-name="ro1">
          <table:table-cell office:value-type="float" office:value="0.0930164" calcext:value-type="float">
            <text:p>0.0930164</text:p>
          </table:table-cell>
          <table:table-cell office:value-type="float" office:value="0.0938364" calcext:value-type="float">
            <text:p>0.0938364</text:p>
          </table:table-cell>
          <table:table-cell office:value-type="float" office:value="0.139658" calcext:value-type="float">
            <text:p>0.139658</text:p>
          </table:table-cell>
          <table:table-cell office:value-type="float" office:value="0.130145" calcext:value-type="float">
            <text:p>0.130145</text:p>
          </table:table-cell>
          <table:table-cell office:value-type="float" office:value="0.0630562" calcext:value-type="float">
            <text:p>0.0630562</text:p>
          </table:table-cell>
          <table:table-cell office:value-type="float" office:value="0.133428" calcext:value-type="float">
            <text:p>0.133428</text:p>
          </table:table-cell>
          <table:table-cell office:value-type="float" office:value="0.0834187" calcext:value-type="float">
            <text:p>0.0834187</text:p>
          </table:table-cell>
          <table:table-cell office:value-type="float" office:value="0.0999354" calcext:value-type="float">
            <text:p>0.0999354</text:p>
          </table:table-cell>
        </table:table-row>
        <table:table-row table:style-name="ro1">
          <table:table-cell office:value-type="float" office:value="0.0900277" calcext:value-type="float">
            <text:p>0.0900277</text:p>
          </table:table-cell>
          <table:table-cell office:value-type="float" office:value="0.105414" calcext:value-type="float">
            <text:p>0.105414</text:p>
          </table:table-cell>
          <table:table-cell office:value-type="float" office:value="0.145486" calcext:value-type="float">
            <text:p>0.145486</text:p>
          </table:table-cell>
          <table:table-cell office:value-type="float" office:value="0.127028" calcext:value-type="float">
            <text:p>0.127028</text:p>
          </table:table-cell>
          <table:table-cell office:value-type="float" office:value="0.0642112" calcext:value-type="float">
            <text:p>0.0642112</text:p>
          </table:table-cell>
          <table:table-cell office:value-type="float" office:value="0.138342" calcext:value-type="float">
            <text:p>0.138342</text:p>
          </table:table-cell>
          <table:table-cell office:value-type="float" office:value="0.0837431" calcext:value-type="float">
            <text:p>0.0837431</text:p>
          </table:table-cell>
          <table:table-cell office:value-type="float" office:value="0.098792" calcext:value-type="float">
            <text:p>0.098792</text:p>
          </table:table-cell>
        </table:table-row>
        <table:table-row table:style-name="ro1">
          <table:table-cell office:value-type="float" office:value="0.0910566" calcext:value-type="float">
            <text:p>0.0910566</text:p>
          </table:table-cell>
          <table:table-cell office:value-type="float" office:value="0.10573" calcext:value-type="float">
            <text:p>0.10573</text:p>
          </table:table-cell>
          <table:table-cell office:value-type="float" office:value="0.14566" calcext:value-type="float">
            <text:p>0.14566</text:p>
          </table:table-cell>
          <table:table-cell office:value-type="float" office:value="0.133773" calcext:value-type="float">
            <text:p>0.133773</text:p>
          </table:table-cell>
          <table:table-cell office:value-type="float" office:value="0.0681643" calcext:value-type="float">
            <text:p>0.0681643</text:p>
          </table:table-cell>
          <table:table-cell office:value-type="float" office:value="0.136091" calcext:value-type="float">
            <text:p>0.136091</text:p>
          </table:table-cell>
          <table:table-cell office:value-type="float" office:value="0.0845516" calcext:value-type="float">
            <text:p>0.0845516</text:p>
          </table:table-cell>
          <table:table-cell office:value-type="float" office:value="0.105569" calcext:value-type="float">
            <text:p>0.105569</text:p>
          </table:table-cell>
        </table:table-row>
        <table:table-row table:style-name="ro1">
          <table:table-cell office:value-type="float" office:value="0.0920744" calcext:value-type="float">
            <text:p>0.0920744</text:p>
          </table:table-cell>
          <table:table-cell office:value-type="float" office:value="0.107569" calcext:value-type="float">
            <text:p>0.107569</text:p>
          </table:table-cell>
          <table:table-cell office:value-type="float" office:value="0.147255" calcext:value-type="float">
            <text:p>0.147255</text:p>
          </table:table-cell>
          <table:table-cell office:value-type="float" office:value="0.137339" calcext:value-type="float">
            <text:p>0.137339</text:p>
          </table:table-cell>
          <table:table-cell office:value-type="float" office:value="0.0706239" calcext:value-type="float">
            <text:p>0.0706239</text:p>
          </table:table-cell>
          <table:table-cell office:value-type="float" office:value="0.129947" calcext:value-type="float">
            <text:p>0.129947</text:p>
          </table:table-cell>
          <table:table-cell office:value-type="float" office:value="0.0831981" calcext:value-type="float">
            <text:p>0.0831981</text:p>
          </table:table-cell>
          <table:table-cell office:value-type="float" office:value="0.10352" calcext:value-type="float">
            <text:p>0.10352</text:p>
          </table:table-cell>
        </table:table-row>
        <table:table-row table:style-name="ro1">
          <table:table-cell office:value-type="float" office:value="0.0946349" calcext:value-type="float">
            <text:p>0.0946349</text:p>
          </table:table-cell>
          <table:table-cell office:value-type="float" office:value="0.110206" calcext:value-type="float">
            <text:p>0.110206</text:p>
          </table:table-cell>
          <table:table-cell office:value-type="float" office:value="0.147626" calcext:value-type="float">
            <text:p>0.147626</text:p>
          </table:table-cell>
          <table:table-cell office:value-type="float" office:value="0.144047" calcext:value-type="float">
            <text:p>0.144047</text:p>
          </table:table-cell>
          <table:table-cell office:value-type="float" office:value="0.0673826" calcext:value-type="float">
            <text:p>0.0673826</text:p>
          </table:table-cell>
          <table:table-cell office:value-type="float" office:value="0.134666" calcext:value-type="float">
            <text:p>0.134666</text:p>
          </table:table-cell>
          <table:table-cell office:value-type="float" office:value="0.0910393" calcext:value-type="float">
            <text:p>0.0910393</text:p>
          </table:table-cell>
          <table:table-cell office:value-type="float" office:value="0.100971" calcext:value-type="float">
            <text:p>0.100971</text:p>
          </table:table-cell>
        </table:table-row>
        <table:table-row table:style-name="ro1">
          <table:table-cell office:value-type="float" office:value="0.0909825" calcext:value-type="float">
            <text:p>0.0909825</text:p>
          </table:table-cell>
          <table:table-cell office:value-type="float" office:value="0.112011" calcext:value-type="float">
            <text:p>0.112011</text:p>
          </table:table-cell>
          <table:table-cell office:value-type="float" office:value="0.146314" calcext:value-type="float">
            <text:p>0.146314</text:p>
          </table:table-cell>
          <table:table-cell office:value-type="float" office:value="0.140211" calcext:value-type="float">
            <text:p>0.140211</text:p>
          </table:table-cell>
          <table:table-cell office:value-type="float" office:value="0.0708563" calcext:value-type="float">
            <text:p>0.0708563</text:p>
          </table:table-cell>
          <table:table-cell office:value-type="float" office:value="0.138752" calcext:value-type="float">
            <text:p>0.138752</text:p>
          </table:table-cell>
          <table:table-cell office:value-type="float" office:value="0.0915476" calcext:value-type="float">
            <text:p>0.0915476</text:p>
          </table:table-cell>
          <table:table-cell office:value-type="float" office:value="0.10448" calcext:value-type="float">
            <text:p>0.10448</text:p>
          </table:table-cell>
        </table:table-row>
        <table:table-row table:style-name="ro1">
          <table:table-cell office:value-type="float" office:value="0.0922641" calcext:value-type="float">
            <text:p>0.0922641</text:p>
          </table:table-cell>
          <table:table-cell office:value-type="float" office:value="0.107129" calcext:value-type="float">
            <text:p>0.107129</text:p>
          </table:table-cell>
          <table:table-cell office:value-type="float" office:value="0.152134" calcext:value-type="float">
            <text:p>0.152134</text:p>
          </table:table-cell>
          <table:table-cell office:value-type="float" office:value="0.144941" calcext:value-type="float">
            <text:p>0.144941</text:p>
          </table:table-cell>
          <table:table-cell office:value-type="float" office:value="0.0716763" calcext:value-type="float">
            <text:p>0.0716763</text:p>
          </table:table-cell>
          <table:table-cell office:value-type="float" office:value="0.138976" calcext:value-type="float">
            <text:p>0.138976</text:p>
          </table:table-cell>
          <table:table-cell office:value-type="float" office:value="0.090302" calcext:value-type="float">
            <text:p>0.090302</text:p>
          </table:table-cell>
          <table:table-cell office:value-type="float" office:value="0.102036" calcext:value-type="float">
            <text:p>0.102036</text:p>
          </table:table-cell>
        </table:table-row>
        <table:table-row table:style-name="ro1">
          <table:table-cell office:value-type="float" office:value="0.0932549" calcext:value-type="float">
            <text:p>0.0932549</text:p>
          </table:table-cell>
          <table:table-cell office:value-type="float" office:value="0.112985" calcext:value-type="float">
            <text:p>0.112985</text:p>
          </table:table-cell>
          <table:table-cell office:value-type="float" office:value="0.154884" calcext:value-type="float">
            <text:p>0.154884</text:p>
          </table:table-cell>
          <table:table-cell office:value-type="float" office:value="0.146046" calcext:value-type="float">
            <text:p>0.146046</text:p>
          </table:table-cell>
          <table:table-cell office:value-type="float" office:value="0.0721724" calcext:value-type="float">
            <text:p>0.0721724</text:p>
          </table:table-cell>
          <table:table-cell office:value-type="float" office:value="0.139956" calcext:value-type="float">
            <text:p>0.139956</text:p>
          </table:table-cell>
          <table:table-cell office:value-type="float" office:value="0.0942682" calcext:value-type="float">
            <text:p>0.0942682</text:p>
          </table:table-cell>
          <table:table-cell office:value-type="float" office:value="0.105479" calcext:value-type="float">
            <text:p>0.105479</text:p>
          </table:table-cell>
        </table:table-row>
        <table:table-row table:style-name="ro1">
          <table:table-cell office:value-type="float" office:value="0.0908437" calcext:value-type="float">
            <text:p>0.0908437</text:p>
          </table:table-cell>
          <table:table-cell office:value-type="float" office:value="0.113011" calcext:value-type="float">
            <text:p>0.113011</text:p>
          </table:table-cell>
          <table:table-cell office:value-type="float" office:value="0.155192" calcext:value-type="float">
            <text:p>0.155192</text:p>
          </table:table-cell>
          <table:table-cell office:value-type="float" office:value="0.146606" calcext:value-type="float">
            <text:p>0.146606</text:p>
          </table:table-cell>
          <table:table-cell office:value-type="float" office:value="0.0731282" calcext:value-type="float">
            <text:p>0.0731282</text:p>
          </table:table-cell>
          <table:table-cell office:value-type="float" office:value="0.137985" calcext:value-type="float">
            <text:p>0.137985</text:p>
          </table:table-cell>
          <table:table-cell office:value-type="float" office:value="0.0925206" calcext:value-type="float">
            <text:p>0.0925206</text:p>
          </table:table-cell>
          <table:table-cell office:value-type="float" office:value="0.1022" calcext:value-type="float">
            <text:p>0.1022</text:p>
          </table:table-cell>
        </table:table-row>
        <table:table-row table:style-name="ro1">
          <table:table-cell office:value-type="float" office:value="0.0931661" calcext:value-type="float">
            <text:p>0.0931661</text:p>
          </table:table-cell>
          <table:table-cell office:value-type="float" office:value="0.119838" calcext:value-type="float">
            <text:p>0.119838</text:p>
          </table:table-cell>
          <table:table-cell office:value-type="float" office:value="0.159014" calcext:value-type="float">
            <text:p>0.159014</text:p>
          </table:table-cell>
          <table:table-cell office:value-type="float" office:value="0.153165" calcext:value-type="float">
            <text:p>0.153165</text:p>
          </table:table-cell>
          <table:table-cell office:value-type="float" office:value="0.0737492" calcext:value-type="float">
            <text:p>0.0737492</text:p>
          </table:table-cell>
          <table:table-cell office:value-type="float" office:value="0.143063" calcext:value-type="float">
            <text:p>0.143063</text:p>
          </table:table-cell>
          <table:table-cell office:value-type="float" office:value="0.0935893" calcext:value-type="float">
            <text:p>0.0935893</text:p>
          </table:table-cell>
          <table:table-cell office:value-type="float" office:value="0.107084" calcext:value-type="float">
            <text:p>0.107084</text:p>
          </table:table-cell>
        </table:table-row>
        <table:table-row table:style-name="ro1">
          <table:table-cell office:value-type="float" office:value="0.0944671" calcext:value-type="float">
            <text:p>0.0944671</text:p>
          </table:table-cell>
          <table:table-cell office:value-type="float" office:value="0.120979" calcext:value-type="float">
            <text:p>0.120979</text:p>
          </table:table-cell>
          <table:table-cell office:value-type="float" office:value="0.159648" calcext:value-type="float">
            <text:p>0.159648</text:p>
          </table:table-cell>
          <table:table-cell office:value-type="float" office:value="0.154846" calcext:value-type="float">
            <text:p>0.154846</text:p>
          </table:table-cell>
          <table:table-cell office:value-type="float" office:value="0.0766623" calcext:value-type="float">
            <text:p>0.0766623</text:p>
          </table:table-cell>
          <table:table-cell office:value-type="float" office:value="0.143573" calcext:value-type="float">
            <text:p>0.143573</text:p>
          </table:table-cell>
          <table:table-cell office:value-type="float" office:value="0.0960897" calcext:value-type="float">
            <text:p>0.0960897</text:p>
          </table:table-cell>
          <table:table-cell office:value-type="float" office:value="0.108953" calcext:value-type="float">
            <text:p>0.108953</text:p>
          </table:table-cell>
        </table:table-row>
        <table:table-row table:style-name="ro1">
          <table:table-cell office:value-type="float" office:value="0.0926721" calcext:value-type="float">
            <text:p>0.0926721</text:p>
          </table:table-cell>
          <table:table-cell office:value-type="float" office:value="0.117805" calcext:value-type="float">
            <text:p>0.117805</text:p>
          </table:table-cell>
          <table:table-cell office:value-type="float" office:value="0.156295" calcext:value-type="float">
            <text:p>0.156295</text:p>
          </table:table-cell>
          <table:table-cell office:value-type="float" office:value="0.152262" calcext:value-type="float">
            <text:p>0.152262</text:p>
          </table:table-cell>
          <table:table-cell office:value-type="float" office:value="0.0744716" calcext:value-type="float">
            <text:p>0.0744716</text:p>
          </table:table-cell>
          <table:table-cell office:value-type="float" office:value="0.142262" calcext:value-type="float">
            <text:p>0.142262</text:p>
          </table:table-cell>
          <table:table-cell office:value-type="float" office:value="0.0937464" calcext:value-type="float">
            <text:p>0.0937464</text:p>
          </table:table-cell>
          <table:table-cell office:value-type="float" office:value="0.105706" calcext:value-type="float">
            <text:p>0.105706</text:p>
          </table:table-cell>
        </table:table-row>
        <table:table-row table:style-name="ro1">
          <table:table-cell office:value-type="float" office:value="0.0880866" calcext:value-type="float">
            <text:p>0.0880866</text:p>
          </table:table-cell>
          <table:table-cell office:value-type="float" office:value="0.114347" calcext:value-type="float">
            <text:p>0.114347</text:p>
          </table:table-cell>
          <table:table-cell office:value-type="float" office:value="0.149283" calcext:value-type="float">
            <text:p>0.149283</text:p>
          </table:table-cell>
          <table:table-cell office:value-type="float" office:value="0.142127" calcext:value-type="float">
            <text:p>0.142127</text:p>
          </table:table-cell>
          <table:table-cell office:value-type="float" office:value="0.0707022" calcext:value-type="float">
            <text:p>0.0707022</text:p>
          </table:table-cell>
          <table:table-cell office:value-type="float" office:value="0.135924" calcext:value-type="float">
            <text:p>0.135924</text:p>
          </table:table-cell>
          <table:table-cell office:value-type="float" office:value="0.0881845" calcext:value-type="float">
            <text:p>0.0881845</text:p>
          </table:table-cell>
          <table:table-cell office:value-type="float" office:value="0.104323" calcext:value-type="float">
            <text:p>0.104323</text:p>
          </table:table-cell>
        </table:table-row>
        <table:table-row table:style-name="ro1">
          <table:table-cell office:value-type="float" office:value="0.0812563" calcext:value-type="float">
            <text:p>0.0812563</text:p>
          </table:table-cell>
          <table:table-cell office:value-type="float" office:value="0.107694" calcext:value-type="float">
            <text:p>0.107694</text:p>
          </table:table-cell>
          <table:table-cell office:value-type="float" office:value="0.151161" calcext:value-type="float">
            <text:p>0.151161</text:p>
          </table:table-cell>
          <table:table-cell office:value-type="float" office:value="0.142222" calcext:value-type="float">
            <text:p>0.142222</text:p>
          </table:table-cell>
          <table:table-cell office:value-type="float" office:value="0.0620667" calcext:value-type="float">
            <text:p>0.0620667</text:p>
          </table:table-cell>
          <table:table-cell office:value-type="float" office:value="0.133731" calcext:value-type="float">
            <text:p>0.133731</text:p>
          </table:table-cell>
          <table:table-cell office:value-type="float" office:value="0.0912557" calcext:value-type="float">
            <text:p>0.0912557</text:p>
          </table:table-cell>
          <table:table-cell office:value-type="float" office:value="0.0997953" calcext:value-type="float">
            <text:p>0.0997953</text:p>
          </table:table-cell>
        </table:table-row>
        <table:table-row table:style-name="ro1">
          <table:table-cell office:value-type="float" office:value="0.0777236" calcext:value-type="float">
            <text:p>0.0777236</text:p>
          </table:table-cell>
          <table:table-cell office:value-type="float" office:value="0.106433" calcext:value-type="float">
            <text:p>0.106433</text:p>
          </table:table-cell>
          <table:table-cell office:value-type="float" office:value="0.144542" calcext:value-type="float">
            <text:p>0.144542</text:p>
          </table:table-cell>
          <table:table-cell office:value-type="float" office:value="0.132924" calcext:value-type="float">
            <text:p>0.132924</text:p>
          </table:table-cell>
          <table:table-cell office:value-type="float" office:value="0.0612424" calcext:value-type="float">
            <text:p>0.0612424</text:p>
          </table:table-cell>
          <table:table-cell office:value-type="float" office:value="0.136955" calcext:value-type="float">
            <text:p>0.136955</text:p>
          </table:table-cell>
          <table:table-cell office:value-type="float" office:value="0.0775882" calcext:value-type="float">
            <text:p>0.0775882</text:p>
          </table:table-cell>
          <table:table-cell office:value-type="float" office:value="0.0944216" calcext:value-type="float">
            <text:p>0.0944216</text:p>
          </table:table-cell>
        </table:table-row>
        <table:table-row table:style-name="ro1">
          <table:table-cell office:value-type="float" office:value="0.0771936" calcext:value-type="float">
            <text:p>0.0771936</text:p>
          </table:table-cell>
          <table:table-cell office:value-type="float" office:value="0.0963168" calcext:value-type="float">
            <text:p>0.0963168</text:p>
          </table:table-cell>
          <table:table-cell office:value-type="float" office:value="0.136716" calcext:value-type="float">
            <text:p>0.136716</text:p>
          </table:table-cell>
          <table:table-cell office:value-type="float" office:value="0.133707" calcext:value-type="float">
            <text:p>0.133707</text:p>
          </table:table-cell>
          <table:table-cell office:value-type="float" office:value="0.0628305" calcext:value-type="float">
            <text:p>0.0628305</text:p>
          </table:table-cell>
          <table:table-cell office:value-type="float" office:value="0.131917" calcext:value-type="float">
            <text:p>0.131917</text:p>
          </table:table-cell>
          <table:table-cell office:value-type="float" office:value="0.0849121" calcext:value-type="float">
            <text:p>0.0849121</text:p>
          </table:table-cell>
          <table:table-cell office:value-type="float" office:value="0.0906688" calcext:value-type="float">
            <text:p>0.0906688</text:p>
          </table:table-cell>
        </table:table-row>
        <table:table-row table:style-name="ro1">
          <table:table-cell office:value-type="float" office:value="0.0859313" calcext:value-type="float">
            <text:p>0.0859313</text:p>
          </table:table-cell>
          <table:table-cell office:value-type="float" office:value="0.094194" calcext:value-type="float">
            <text:p>0.094194</text:p>
          </table:table-cell>
          <table:table-cell office:value-type="float" office:value="0.137139" calcext:value-type="float">
            <text:p>0.137139</text:p>
          </table:table-cell>
          <table:table-cell office:value-type="float" office:value="0.119349" calcext:value-type="float">
            <text:p>0.119349</text:p>
          </table:table-cell>
          <table:table-cell office:value-type="float" office:value="0.0637839" calcext:value-type="float">
            <text:p>0.0637839</text:p>
          </table:table-cell>
          <table:table-cell office:value-type="float" office:value="0.122906" calcext:value-type="float">
            <text:p>0.122906</text:p>
          </table:table-cell>
          <table:table-cell office:value-type="float" office:value="0.0779481" calcext:value-type="float">
            <text:p>0.0779481</text:p>
          </table:table-cell>
          <table:table-cell office:value-type="float" office:value="0.0904167" calcext:value-type="float">
            <text:p>0.0904167</text:p>
          </table:table-cell>
        </table:table-row>
        <table:table-row table:style-name="ro1">
          <table:table-cell office:value-type="float" office:value="0.0781831" calcext:value-type="float">
            <text:p>0.0781831</text:p>
          </table:table-cell>
          <table:table-cell office:value-type="float" office:value="0.0892191" calcext:value-type="float">
            <text:p>0.0892191</text:p>
          </table:table-cell>
          <table:table-cell office:value-type="float" office:value="0.130161" calcext:value-type="float">
            <text:p>0.130161</text:p>
          </table:table-cell>
          <table:table-cell office:value-type="float" office:value="0.119153" calcext:value-type="float">
            <text:p>0.119153</text:p>
          </table:table-cell>
          <table:table-cell office:value-type="float" office:value="0.0536327" calcext:value-type="float">
            <text:p>0.0536327</text:p>
          </table:table-cell>
          <table:table-cell office:value-type="float" office:value="0.115905" calcext:value-type="float">
            <text:p>0.115905</text:p>
          </table:table-cell>
          <table:table-cell office:value-type="float" office:value="0.0714283" calcext:value-type="float">
            <text:p>0.0714283</text:p>
          </table:table-cell>
          <table:table-cell office:value-type="float" office:value="0.0854974" calcext:value-type="float">
            <text:p>0.0854974</text:p>
          </table:table-cell>
        </table:table-row>
        <table:table-row table:style-name="ro1">
          <table:table-cell office:value-type="float" office:value="0.0683684" calcext:value-type="float">
            <text:p>0.0683684</text:p>
          </table:table-cell>
          <table:table-cell office:value-type="float" office:value="0.0904046" calcext:value-type="float">
            <text:p>0.0904046</text:p>
          </table:table-cell>
          <table:table-cell office:value-type="float" office:value="0.123183" calcext:value-type="float">
            <text:p>0.123183</text:p>
          </table:table-cell>
          <table:table-cell office:value-type="float" office:value="0.113073" calcext:value-type="float">
            <text:p>0.113073</text:p>
          </table:table-cell>
          <table:table-cell office:value-type="float" office:value="0.0656059" calcext:value-type="float">
            <text:p>0.0656059</text:p>
          </table:table-cell>
          <table:table-cell office:value-type="float" office:value="0.110762" calcext:value-type="float">
            <text:p>0.110762</text:p>
          </table:table-cell>
          <table:table-cell office:value-type="float" office:value="0.0747723" calcext:value-type="float">
            <text:p>0.0747723</text:p>
          </table:table-cell>
          <table:table-cell office:value-type="float" office:value="0.0901009" calcext:value-type="float">
            <text:p>0.0901009</text:p>
          </table:table-cell>
        </table:table-row>
        <table:table-row table:style-name="ro1">
          <table:table-cell office:value-type="float" office:value="0.0868037" calcext:value-type="float">
            <text:p>0.0868037</text:p>
          </table:table-cell>
          <table:table-cell office:value-type="float" office:value="0.0869596" calcext:value-type="float">
            <text:p>0.0869596</text:p>
          </table:table-cell>
          <table:table-cell office:value-type="float" office:value="0.129495" calcext:value-type="float">
            <text:p>0.129495</text:p>
          </table:table-cell>
          <table:table-cell office:value-type="float" office:value="0.12009" calcext:value-type="float">
            <text:p>0.12009</text:p>
          </table:table-cell>
          <table:table-cell office:value-type="float" office:value="0.0579973" calcext:value-type="float">
            <text:p>0.0579973</text:p>
          </table:table-cell>
          <table:table-cell office:value-type="float" office:value="0.119529" calcext:value-type="float">
            <text:p>0.119529</text:p>
          </table:table-cell>
          <table:table-cell office:value-type="float" office:value="0.063124" calcext:value-type="float">
            <text:p>0.063124</text:p>
          </table:table-cell>
          <table:table-cell office:value-type="float" office:value="0.0907141" calcext:value-type="float">
            <text:p>0.0907141</text:p>
          </table:table-cell>
        </table:table-row>
        <table:table-row table:style-name="ro1">
          <table:table-cell office:value-type="float" office:value="0.077373" calcext:value-type="float">
            <text:p>0.077373</text:p>
          </table:table-cell>
          <table:table-cell office:value-type="float" office:value="0.0837245" calcext:value-type="float">
            <text:p>0.0837245</text:p>
          </table:table-cell>
          <table:table-cell office:value-type="float" office:value="0.136556" calcext:value-type="float">
            <text:p>0.136556</text:p>
          </table:table-cell>
          <table:table-cell office:value-type="float" office:value="0.107021" calcext:value-type="float">
            <text:p>0.107021</text:p>
          </table:table-cell>
          <table:table-cell office:value-type="float" office:value="0.0619038" calcext:value-type="float">
            <text:p>0.0619038</text:p>
          </table:table-cell>
          <table:table-cell office:value-type="float" office:value="0.119721" calcext:value-type="float">
            <text:p>0.119721</text:p>
          </table:table-cell>
          <table:table-cell office:value-type="float" office:value="0.0750611" calcext:value-type="float">
            <text:p>0.0750611</text:p>
          </table:table-cell>
          <table:table-cell office:value-type="float" office:value="0.0887165" calcext:value-type="float">
            <text:p>0.0887165</text:p>
          </table:table-cell>
        </table:table-row>
        <table:table-row table:style-name="ro1">
          <table:table-cell office:value-type="float" office:value="0.0799657" calcext:value-type="float">
            <text:p>0.0799657</text:p>
          </table:table-cell>
          <table:table-cell office:value-type="float" office:value="0.0847763" calcext:value-type="float">
            <text:p>0.0847763</text:p>
          </table:table-cell>
          <table:table-cell office:value-type="float" office:value="0.120279" calcext:value-type="float">
            <text:p>0.120279</text:p>
          </table:table-cell>
          <table:table-cell office:value-type="float" office:value="0.117294" calcext:value-type="float">
            <text:p>0.117294</text:p>
          </table:table-cell>
          <table:table-cell office:value-type="float" office:value="0.0643302" calcext:value-type="float">
            <text:p>0.0643302</text:p>
          </table:table-cell>
          <table:table-cell office:value-type="float" office:value="0.124802" calcext:value-type="float">
            <text:p>0.124802</text:p>
          </table:table-cell>
          <table:table-cell office:value-type="float" office:value="0.0807203" calcext:value-type="float">
            <text:p>0.0807203</text:p>
          </table:table-cell>
          <table:table-cell office:value-type="float" office:value="0.0867462" calcext:value-type="float">
            <text:p>0.0867462</text:p>
          </table:table-cell>
        </table:table-row>
        <table:table-row table:style-name="ro1">
          <table:table-cell office:value-type="float" office:value="0.0815925" calcext:value-type="float">
            <text:p>0.0815925</text:p>
          </table:table-cell>
          <table:table-cell office:value-type="float" office:value="0.0903309" calcext:value-type="float">
            <text:p>0.0903309</text:p>
          </table:table-cell>
          <table:table-cell office:value-type="float" office:value="0.126733" calcext:value-type="float">
            <text:p>0.126733</text:p>
          </table:table-cell>
          <table:table-cell office:value-type="float" office:value="0.113923" calcext:value-type="float">
            <text:p>0.113923</text:p>
          </table:table-cell>
          <table:table-cell office:value-type="float" office:value="0.0639689" calcext:value-type="float">
            <text:p>0.0639689</text:p>
          </table:table-cell>
          <table:table-cell office:value-type="float" office:value="0.118137" calcext:value-type="float">
            <text:p>0.118137</text:p>
          </table:table-cell>
          <table:table-cell office:value-type="float" office:value="0.0729744" calcext:value-type="float">
            <text:p>0.0729744</text:p>
          </table:table-cell>
          <table:table-cell office:value-type="float" office:value="0.0826473" calcext:value-type="float">
            <text:p>0.0826473</text:p>
          </table:table-cell>
        </table:table-row>
        <table:table-row table:style-name="ro1">
          <table:table-cell office:value-type="float" office:value="0.0768113" calcext:value-type="float">
            <text:p>0.0768113</text:p>
          </table:table-cell>
          <table:table-cell office:value-type="float" office:value="0.0945175" calcext:value-type="float">
            <text:p>0.0945175</text:p>
          </table:table-cell>
          <table:table-cell office:value-type="float" office:value="0.133297" calcext:value-type="float">
            <text:p>0.133297</text:p>
          </table:table-cell>
          <table:table-cell office:value-type="float" office:value="0.117995" calcext:value-type="float">
            <text:p>0.117995</text:p>
          </table:table-cell>
          <table:table-cell office:value-type="float" office:value="0.0650241" calcext:value-type="float">
            <text:p>0.0650241</text:p>
          </table:table-cell>
          <table:table-cell office:value-type="float" office:value="0.117841" calcext:value-type="float">
            <text:p>0.117841</text:p>
          </table:table-cell>
          <table:table-cell office:value-type="float" office:value="0.0701922" calcext:value-type="float">
            <text:p>0.0701922</text:p>
          </table:table-cell>
          <table:table-cell office:value-type="float" office:value="0.0942695" calcext:value-type="float">
            <text:p>0.0942695</text:p>
          </table:table-cell>
        </table:table-row>
        <table:table-row table:style-name="ro1">
          <table:table-cell office:value-type="float" office:value="0.0870544" calcext:value-type="float">
            <text:p>0.0870544</text:p>
          </table:table-cell>
          <table:table-cell office:value-type="float" office:value="0.100132" calcext:value-type="float">
            <text:p>0.100132</text:p>
          </table:table-cell>
          <table:table-cell office:value-type="float" office:value="0.143219" calcext:value-type="float">
            <text:p>0.143219</text:p>
          </table:table-cell>
          <table:table-cell office:value-type="float" office:value="0.116999" calcext:value-type="float">
            <text:p>0.116999</text:p>
          </table:table-cell>
          <table:table-cell office:value-type="float" office:value="0.0632103" calcext:value-type="float">
            <text:p>0.0632103</text:p>
          </table:table-cell>
          <table:table-cell office:value-type="float" office:value="0.13179" calcext:value-type="float">
            <text:p>0.13179</text:p>
          </table:table-cell>
          <table:table-cell office:value-type="float" office:value="0.0891471" calcext:value-type="float">
            <text:p>0.0891471</text:p>
          </table:table-cell>
          <table:table-cell office:value-type="float" office:value="0.0910979" calcext:value-type="float">
            <text:p>0.0910979</text:p>
          </table:table-cell>
        </table:table-row>
        <table:table-row table:style-name="ro1">
          <table:table-cell office:value-type="float" office:value="0.0933541" calcext:value-type="float">
            <text:p>0.0933541</text:p>
          </table:table-cell>
          <table:table-cell office:value-type="float" office:value="0.101561" calcext:value-type="float">
            <text:p>0.101561</text:p>
          </table:table-cell>
          <table:table-cell office:value-type="float" office:value="0.130821" calcext:value-type="float">
            <text:p>0.130821</text:p>
          </table:table-cell>
          <table:table-cell office:value-type="float" office:value="0.121263" calcext:value-type="float">
            <text:p>0.121263</text:p>
          </table:table-cell>
          <table:table-cell office:value-type="float" office:value="0.0661986" calcext:value-type="float">
            <text:p>0.0661986</text:p>
          </table:table-cell>
          <table:table-cell office:value-type="float" office:value="0.122136" calcext:value-type="float">
            <text:p>0.122136</text:p>
          </table:table-cell>
          <table:table-cell office:value-type="float" office:value="0.0787884" calcext:value-type="float">
            <text:p>0.0787884</text:p>
          </table:table-cell>
          <table:table-cell office:value-type="float" office:value="0.0935851" calcext:value-type="float">
            <text:p>0.0935851</text:p>
          </table:table-cell>
        </table:table-row>
        <table:table-row table:style-name="ro1">
          <table:table-cell office:value-type="float" office:value="0.083915" calcext:value-type="float">
            <text:p>0.083915</text:p>
          </table:table-cell>
          <table:table-cell office:value-type="float" office:value="0.0981692" calcext:value-type="float">
            <text:p>0.0981692</text:p>
          </table:table-cell>
          <table:table-cell office:value-type="float" office:value="0.143867" calcext:value-type="float">
            <text:p>0.143867</text:p>
          </table:table-cell>
          <table:table-cell office:value-type="float" office:value="0.132163" calcext:value-type="float">
            <text:p>0.132163</text:p>
          </table:table-cell>
          <table:table-cell office:value-type="float" office:value="0.0719406" calcext:value-type="float">
            <text:p>0.0719406</text:p>
          </table:table-cell>
          <table:table-cell office:value-type="float" office:value="0.133969" calcext:value-type="float">
            <text:p>0.133969</text:p>
          </table:table-cell>
          <table:table-cell office:value-type="float" office:value="0.0831232" calcext:value-type="float">
            <text:p>0.0831232</text:p>
          </table:table-cell>
          <table:table-cell office:value-type="float" office:value="0.10041" calcext:value-type="float">
            <text:p>0.10041</text:p>
          </table:table-cell>
        </table:table-row>
        <table:table-row table:style-name="ro1">
          <table:table-cell office:value-type="float" office:value="0.0938472" calcext:value-type="float">
            <text:p>0.0938472</text:p>
          </table:table-cell>
          <table:table-cell office:value-type="float" office:value="0.108939" calcext:value-type="float">
            <text:p>0.108939</text:p>
          </table:table-cell>
          <table:table-cell office:value-type="float" office:value="0.142856" calcext:value-type="float">
            <text:p>0.142856</text:p>
          </table:table-cell>
          <table:table-cell office:value-type="float" office:value="0.131066" calcext:value-type="float">
            <text:p>0.131066</text:p>
          </table:table-cell>
          <table:table-cell office:value-type="float" office:value="0.0719811" calcext:value-type="float">
            <text:p>0.0719811</text:p>
          </table:table-cell>
          <table:table-cell office:value-type="float" office:value="0.130396" calcext:value-type="float">
            <text:p>0.130396</text:p>
          </table:table-cell>
          <table:table-cell office:value-type="float" office:value="0.0845211" calcext:value-type="float">
            <text:p>0.0845211</text:p>
          </table:table-cell>
          <table:table-cell office:value-type="float" office:value="0.0994425" calcext:value-type="float">
            <text:p>0.0994425</text:p>
          </table:table-cell>
        </table:table-row>
        <table:table-row table:style-name="ro1">
          <table:table-cell office:value-type="float" office:value="0.0871803" calcext:value-type="float">
            <text:p>0.0871803</text:p>
          </table:table-cell>
          <table:table-cell office:value-type="float" office:value="0.10442" calcext:value-type="float">
            <text:p>0.10442</text:p>
          </table:table-cell>
          <table:table-cell office:value-type="float" office:value="0.142186" calcext:value-type="float">
            <text:p>0.142186</text:p>
          </table:table-cell>
          <table:table-cell office:value-type="float" office:value="0.131178" calcext:value-type="float">
            <text:p>0.131178</text:p>
          </table:table-cell>
          <table:table-cell office:value-type="float" office:value="0.0690044" calcext:value-type="float">
            <text:p>0.0690044</text:p>
          </table:table-cell>
          <table:table-cell office:value-type="float" office:value="0.137441" calcext:value-type="float">
            <text:p>0.137441</text:p>
          </table:table-cell>
          <table:table-cell office:value-type="float" office:value="0.0844027" calcext:value-type="float">
            <text:p>0.0844027</text:p>
          </table:table-cell>
          <table:table-cell office:value-type="float" office:value="0.100674" calcext:value-type="float">
            <text:p>0.100674</text:p>
          </table:table-cell>
        </table:table-row>
        <table:table-row table:style-name="ro1">
          <table:table-cell office:value-type="float" office:value="0.0943195" calcext:value-type="float">
            <text:p>0.0943195</text:p>
          </table:table-cell>
          <table:table-cell office:value-type="float" office:value="0.103599" calcext:value-type="float">
            <text:p>0.103599</text:p>
          </table:table-cell>
          <table:table-cell office:value-type="float" office:value="0.144345" calcext:value-type="float">
            <text:p>0.144345</text:p>
          </table:table-cell>
          <table:table-cell office:value-type="float" office:value="0.136992" calcext:value-type="float">
            <text:p>0.136992</text:p>
          </table:table-cell>
          <table:table-cell office:value-type="float" office:value="0.0665003" calcext:value-type="float">
            <text:p>0.0665003</text:p>
          </table:table-cell>
          <table:table-cell office:value-type="float" office:value="0.13369" calcext:value-type="float">
            <text:p>0.13369</text:p>
          </table:table-cell>
          <table:table-cell office:value-type="float" office:value="0.0925501" calcext:value-type="float">
            <text:p>0.0925501</text:p>
          </table:table-cell>
          <table:table-cell office:value-type="float" office:value="0.101206" calcext:value-type="float">
            <text:p>0.101206</text:p>
          </table:table-cell>
        </table:table-row>
        <table:table-row table:style-name="ro1">
          <table:table-cell office:value-type="float" office:value="0.0881579" calcext:value-type="float">
            <text:p>0.0881579</text:p>
          </table:table-cell>
          <table:table-cell office:value-type="float" office:value="0.108277" calcext:value-type="float">
            <text:p>0.108277</text:p>
          </table:table-cell>
          <table:table-cell office:value-type="float" office:value="0.148379" calcext:value-type="float">
            <text:p>0.148379</text:p>
          </table:table-cell>
          <table:table-cell office:value-type="float" office:value="0.139296" calcext:value-type="float">
            <text:p>0.139296</text:p>
          </table:table-cell>
          <table:table-cell office:value-type="float" office:value="0.0713546" calcext:value-type="float">
            <text:p>0.0713546</text:p>
          </table:table-cell>
          <table:table-cell office:value-type="float" office:value="0.141067" calcext:value-type="float">
            <text:p>0.141067</text:p>
          </table:table-cell>
          <table:table-cell office:value-type="float" office:value="0.0880158" calcext:value-type="float">
            <text:p>0.0880158</text:p>
          </table:table-cell>
          <table:table-cell office:value-type="float" office:value="0.100645" calcext:value-type="float">
            <text:p>0.100645</text:p>
          </table:table-cell>
        </table:table-row>
        <table:table-row table:style-name="ro1">
          <table:table-cell office:value-type="float" office:value="0.0930411" calcext:value-type="float">
            <text:p>0.0930411</text:p>
          </table:table-cell>
          <table:table-cell office:value-type="float" office:value="0.113166" calcext:value-type="float">
            <text:p>0.113166</text:p>
          </table:table-cell>
          <table:table-cell office:value-type="float" office:value="0.152567" calcext:value-type="float">
            <text:p>0.152567</text:p>
          </table:table-cell>
          <table:table-cell office:value-type="float" office:value="0.138505" calcext:value-type="float">
            <text:p>0.138505</text:p>
          </table:table-cell>
          <table:table-cell office:value-type="float" office:value="0.0738945" calcext:value-type="float">
            <text:p>0.0738945</text:p>
          </table:table-cell>
          <table:table-cell office:value-type="float" office:value="0.138843" calcext:value-type="float">
            <text:p>0.138843</text:p>
          </table:table-cell>
          <table:table-cell office:value-type="float" office:value="0.0876973" calcext:value-type="float">
            <text:p>0.0876973</text:p>
          </table:table-cell>
          <table:table-cell office:value-type="float" office:value="0.103259" calcext:value-type="float">
            <text:p>0.103259</text:p>
          </table:table-cell>
        </table:table-row>
        <table:table-row table:style-name="ro1">
          <table:table-cell office:value-type="float" office:value="0.0960684" calcext:value-type="float">
            <text:p>0.0960684</text:p>
          </table:table-cell>
          <table:table-cell office:value-type="float" office:value="0.113661" calcext:value-type="float">
            <text:p>0.113661</text:p>
          </table:table-cell>
          <table:table-cell office:value-type="float" office:value="0.152398" calcext:value-type="float">
            <text:p>0.152398</text:p>
          </table:table-cell>
          <table:table-cell office:value-type="float" office:value="0.143974" calcext:value-type="float">
            <text:p>0.143974</text:p>
          </table:table-cell>
          <table:table-cell office:value-type="float" office:value="0.0722022" calcext:value-type="float">
            <text:p>0.0722022</text:p>
          </table:table-cell>
          <table:table-cell office:value-type="float" office:value="0.140215" calcext:value-type="float">
            <text:p>0.140215</text:p>
          </table:table-cell>
          <table:table-cell office:value-type="float" office:value="0.0909729" calcext:value-type="float">
            <text:p>0.0909729</text:p>
          </table:table-cell>
          <table:table-cell office:value-type="float" office:value="0.0996805" calcext:value-type="float">
            <text:p>0.0996805</text:p>
          </table:table-cell>
        </table:table-row>
        <table:table-row table:style-name="ro1">
          <table:table-cell office:value-type="float" office:value="0.089156" calcext:value-type="float">
            <text:p>0.089156</text:p>
          </table:table-cell>
          <table:table-cell office:value-type="float" office:value="0.117317" calcext:value-type="float">
            <text:p>0.117317</text:p>
          </table:table-cell>
          <table:table-cell office:value-type="float" office:value="0.151819" calcext:value-type="float">
            <text:p>0.151819</text:p>
          </table:table-cell>
          <table:table-cell office:value-type="float" office:value="0.145341" calcext:value-type="float">
            <text:p>0.145341</text:p>
          </table:table-cell>
          <table:table-cell office:value-type="float" office:value="0.0740914" calcext:value-type="float">
            <text:p>0.0740914</text:p>
          </table:table-cell>
          <table:table-cell office:value-type="float" office:value="0.14411" calcext:value-type="float">
            <text:p>0.14411</text:p>
          </table:table-cell>
          <table:table-cell office:value-type="float" office:value="0.0920768" calcext:value-type="float">
            <text:p>0.0920768</text:p>
          </table:table-cell>
          <table:table-cell office:value-type="float" office:value="0.102255" calcext:value-type="float">
            <text:p>0.102255</text:p>
          </table:table-cell>
        </table:table-row>
        <table:table-row table:style-name="ro1">
          <table:table-cell office:value-type="float" office:value="0.0897642" calcext:value-type="float">
            <text:p>0.0897642</text:p>
          </table:table-cell>
          <table:table-cell office:value-type="float" office:value="0.114826" calcext:value-type="float">
            <text:p>0.114826</text:p>
          </table:table-cell>
          <table:table-cell office:value-type="float" office:value="0.154696" calcext:value-type="float">
            <text:p>0.154696</text:p>
          </table:table-cell>
          <table:table-cell office:value-type="float" office:value="0.143956" calcext:value-type="float">
            <text:p>0.143956</text:p>
          </table:table-cell>
          <table:table-cell office:value-type="float" office:value="0.0750539" calcext:value-type="float">
            <text:p>0.0750539</text:p>
          </table:table-cell>
          <table:table-cell office:value-type="float" office:value="0.139097" calcext:value-type="float">
            <text:p>0.139097</text:p>
          </table:table-cell>
          <table:table-cell office:value-type="float" office:value="0.0916431" calcext:value-type="float">
            <text:p>0.0916431</text:p>
          </table:table-cell>
          <table:table-cell office:value-type="float" office:value="0.102777" calcext:value-type="float">
            <text:p>0.102777</text:p>
          </table:table-cell>
        </table:table-row>
        <table:table-row table:style-name="ro1">
          <table:table-cell office:value-type="float" office:value="0.0896468" calcext:value-type="float">
            <text:p>0.0896468</text:p>
          </table:table-cell>
          <table:table-cell office:value-type="float" office:value="0.113204" calcext:value-type="float">
            <text:p>0.113204</text:p>
          </table:table-cell>
          <table:table-cell office:value-type="float" office:value="0.155813" calcext:value-type="float">
            <text:p>0.155813</text:p>
          </table:table-cell>
          <table:table-cell office:value-type="float" office:value="0.146793" calcext:value-type="float">
            <text:p>0.146793</text:p>
          </table:table-cell>
          <table:table-cell office:value-type="float" office:value="0.0738735" calcext:value-type="float">
            <text:p>0.0738735</text:p>
          </table:table-cell>
          <table:table-cell office:value-type="float" office:value="0.13736" calcext:value-type="float">
            <text:p>0.13736</text:p>
          </table:table-cell>
          <table:table-cell office:value-type="float" office:value="0.0930616" calcext:value-type="float">
            <text:p>0.0930616</text:p>
          </table:table-cell>
          <table:table-cell office:value-type="float" office:value="0.102998" calcext:value-type="float">
            <text:p>0.102998</text:p>
          </table:table-cell>
        </table:table-row>
        <table:table-row table:style-name="ro1">
          <table:table-cell office:value-type="float" office:value="0.0849302" calcext:value-type="float">
            <text:p>0.0849302</text:p>
          </table:table-cell>
          <table:table-cell office:value-type="float" office:value="0.11268" calcext:value-type="float">
            <text:p>0.11268</text:p>
          </table:table-cell>
          <table:table-cell office:value-type="float" office:value="0.156019" calcext:value-type="float">
            <text:p>0.156019</text:p>
          </table:table-cell>
          <table:table-cell office:value-type="float" office:value="0.144051" calcext:value-type="float">
            <text:p>0.144051</text:p>
          </table:table-cell>
          <table:table-cell office:value-type="float" office:value="0.0692583" calcext:value-type="float">
            <text:p>0.0692583</text:p>
          </table:table-cell>
          <table:table-cell office:value-type="float" office:value="0.137927" calcext:value-type="float">
            <text:p>0.137927</text:p>
          </table:table-cell>
          <table:table-cell office:value-type="float" office:value="0.0903091" calcext:value-type="float">
            <text:p>0.0903091</text:p>
          </table:table-cell>
          <table:table-cell office:value-type="float" office:value="0.103774" calcext:value-type="float">
            <text:p>0.103774</text:p>
          </table:table-cell>
        </table:table-row>
        <table:table-row table:style-name="ro1">
          <table:table-cell office:value-type="float" office:value="0.0886424" calcext:value-type="float">
            <text:p>0.0886424</text:p>
          </table:table-cell>
          <table:table-cell office:value-type="float" office:value="0.111553" calcext:value-type="float">
            <text:p>0.111553</text:p>
          </table:table-cell>
          <table:table-cell office:value-type="float" office:value="0.153498" calcext:value-type="float">
            <text:p>0.153498</text:p>
          </table:table-cell>
          <table:table-cell office:value-type="float" office:value="0.145804" calcext:value-type="float">
            <text:p>0.145804</text:p>
          </table:table-cell>
          <table:table-cell office:value-type="float" office:value="0.0681856" calcext:value-type="float">
            <text:p>0.0681856</text:p>
          </table:table-cell>
          <table:table-cell office:value-type="float" office:value="0.138569" calcext:value-type="float">
            <text:p>0.138569</text:p>
          </table:table-cell>
          <table:table-cell office:value-type="float" office:value="0.0901086" calcext:value-type="float">
            <text:p>0.0901086</text:p>
          </table:table-cell>
          <table:table-cell office:value-type="float" office:value="0.100255" calcext:value-type="float">
            <text:p>0.100255</text:p>
          </table:table-cell>
        </table:table-row>
        <table:table-row table:style-name="ro1">
          <table:table-cell office:value-type="float" office:value="0.0833677" calcext:value-type="float">
            <text:p>0.0833677</text:p>
          </table:table-cell>
          <table:table-cell office:value-type="float" office:value="0.10833" calcext:value-type="float">
            <text:p>0.10833</text:p>
          </table:table-cell>
          <table:table-cell office:value-type="float" office:value="0.149109" calcext:value-type="float">
            <text:p>0.149109</text:p>
          </table:table-cell>
          <table:table-cell office:value-type="float" office:value="0.138235" calcext:value-type="float">
            <text:p>0.138235</text:p>
          </table:table-cell>
          <table:table-cell office:value-type="float" office:value="0.0678591" calcext:value-type="float">
            <text:p>0.0678591</text:p>
          </table:table-cell>
          <table:table-cell office:value-type="float" office:value="0.133236" calcext:value-type="float">
            <text:p>0.133236</text:p>
          </table:table-cell>
          <table:table-cell office:value-type="float" office:value="0.0877564" calcext:value-type="float">
            <text:p>0.0877564</text:p>
          </table:table-cell>
          <table:table-cell office:value-type="float" office:value="0.0955684" calcext:value-type="float">
            <text:p>0.0955684</text:p>
          </table:table-cell>
        </table:table-row>
        <table:table-row table:style-name="ro1">
          <table:table-cell office:value-type="float" office:value="0.0854673" calcext:value-type="float">
            <text:p>0.0854673</text:p>
          </table:table-cell>
          <table:table-cell office:value-type="float" office:value="0.109718" calcext:value-type="float">
            <text:p>0.109718</text:p>
          </table:table-cell>
          <table:table-cell office:value-type="float" office:value="0.149475" calcext:value-type="float">
            <text:p>0.149475</text:p>
          </table:table-cell>
          <table:table-cell office:value-type="float" office:value="0.139501" calcext:value-type="float">
            <text:p>0.139501</text:p>
          </table:table-cell>
          <table:table-cell office:value-type="float" office:value="0.0673537" calcext:value-type="float">
            <text:p>0.0673537</text:p>
          </table:table-cell>
          <table:table-cell office:value-type="float" office:value="0.135884" calcext:value-type="float">
            <text:p>0.135884</text:p>
          </table:table-cell>
          <table:table-cell office:value-type="float" office:value="0.0835645" calcext:value-type="float">
            <text:p>0.0835645</text:p>
          </table:table-cell>
          <table:table-cell office:value-type="float" office:value="0.0939574" calcext:value-type="float">
            <text:p>0.0939574</text:p>
          </table:table-cell>
        </table:table-row>
        <table:table-row table:style-name="ro1">
          <table:table-cell office:value-type="float" office:value="0.0798383" calcext:value-type="float">
            <text:p>0.0798383</text:p>
          </table:table-cell>
          <table:table-cell office:value-type="float" office:value="0.101347" calcext:value-type="float">
            <text:p>0.101347</text:p>
          </table:table-cell>
          <table:table-cell office:value-type="float" office:value="0.141569" calcext:value-type="float">
            <text:p>0.141569</text:p>
          </table:table-cell>
          <table:table-cell office:value-type="float" office:value="0.137261" calcext:value-type="float">
            <text:p>0.137261</text:p>
          </table:table-cell>
          <table:table-cell office:value-type="float" office:value="0.0626545" calcext:value-type="float">
            <text:p>0.0626545</text:p>
          </table:table-cell>
          <table:table-cell office:value-type="float" office:value="0.127914" calcext:value-type="float">
            <text:p>0.127914</text:p>
          </table:table-cell>
          <table:table-cell office:value-type="float" office:value="0.0816253" calcext:value-type="float">
            <text:p>0.0816253</text:p>
          </table:table-cell>
          <table:table-cell office:value-type="float" office:value="0.0971152" calcext:value-type="float">
            <text:p>0.0971152</text:p>
          </table:table-cell>
        </table:table-row>
        <table:table-row table:style-name="ro1">
          <table:table-cell office:value-type="float" office:value="0.0753128" calcext:value-type="float">
            <text:p>0.0753128</text:p>
          </table:table-cell>
          <table:table-cell office:value-type="float" office:value="0.0989939" calcext:value-type="float">
            <text:p>0.0989939</text:p>
          </table:table-cell>
          <table:table-cell office:value-type="float" office:value="0.142903" calcext:value-type="float">
            <text:p>0.142903</text:p>
          </table:table-cell>
          <table:table-cell office:value-type="float" office:value="0.131047" calcext:value-type="float">
            <text:p>0.131047</text:p>
          </table:table-cell>
          <table:table-cell office:value-type="float" office:value="0.0613162" calcext:value-type="float">
            <text:p>0.0613162</text:p>
          </table:table-cell>
          <table:table-cell office:value-type="float" office:value="0.118188" calcext:value-type="float">
            <text:p>0.118188</text:p>
          </table:table-cell>
          <table:table-cell office:value-type="float" office:value="0.087755" calcext:value-type="float">
            <text:p>0.087755</text:p>
          </table:table-cell>
          <table:table-cell office:value-type="float" office:value="0.0886144" calcext:value-type="float">
            <text:p>0.0886144</text:p>
          </table:table-cell>
        </table:table-row>
        <table:table-row table:style-name="ro1">
          <table:table-cell office:value-type="float" office:value="0.0798357" calcext:value-type="float">
            <text:p>0.0798357</text:p>
          </table:table-cell>
          <table:table-cell office:value-type="float" office:value="0.0957316" calcext:value-type="float">
            <text:p>0.0957316</text:p>
          </table:table-cell>
          <table:table-cell office:value-type="float" office:value="0.123989" calcext:value-type="float">
            <text:p>0.123989</text:p>
          </table:table-cell>
          <table:table-cell office:value-type="float" office:value="0.123413" calcext:value-type="float">
            <text:p>0.123413</text:p>
          </table:table-cell>
          <table:table-cell office:value-type="float" office:value="0.0606033" calcext:value-type="float">
            <text:p>0.0606033</text:p>
          </table:table-cell>
          <table:table-cell office:value-type="float" office:value="0.115477" calcext:value-type="float">
            <text:p>0.115477</text:p>
          </table:table-cell>
          <table:table-cell office:value-type="float" office:value="0.0770169" calcext:value-type="float">
            <text:p>0.0770169</text:p>
          </table:table-cell>
          <table:table-cell office:value-type="float" office:value="0.0824047" calcext:value-type="float">
            <text:p>0.0824047</text:p>
          </table:table-cell>
        </table:table-row>
        <table:table-row table:style-name="ro1">
          <table:table-cell office:value-type="float" office:value="0.0757987" calcext:value-type="float">
            <text:p>0.0757987</text:p>
          </table:table-cell>
          <table:table-cell office:value-type="float" office:value="0.0962804" calcext:value-type="float">
            <text:p>0.0962804</text:p>
          </table:table-cell>
          <table:table-cell office:value-type="float" office:value="0.132344" calcext:value-type="float">
            <text:p>0.132344</text:p>
          </table:table-cell>
          <table:table-cell office:value-type="float" office:value="0.116885" calcext:value-type="float">
            <text:p>0.116885</text:p>
          </table:table-cell>
          <table:table-cell office:value-type="float" office:value="0.0598888" calcext:value-type="float">
            <text:p>0.0598888</text:p>
          </table:table-cell>
          <table:table-cell office:value-type="float" office:value="0.130087" calcext:value-type="float">
            <text:p>0.130087</text:p>
          </table:table-cell>
          <table:table-cell office:value-type="float" office:value="0.0791569" calcext:value-type="float">
            <text:p>0.0791569</text:p>
          </table:table-cell>
          <table:table-cell office:value-type="float" office:value="0.0918115" calcext:value-type="float">
            <text:p>0.0918115</text:p>
          </table:table-cell>
        </table:table-row>
        <table:table-row table:style-name="ro1">
          <table:table-cell office:value-type="float" office:value="0.0803574" calcext:value-type="float">
            <text:p>0.0803574</text:p>
          </table:table-cell>
          <table:table-cell office:value-type="float" office:value="0.0851042" calcext:value-type="float">
            <text:p>0.0851042</text:p>
          </table:table-cell>
          <table:table-cell office:value-type="float" office:value="0.12743" calcext:value-type="float">
            <text:p>0.12743</text:p>
          </table:table-cell>
          <table:table-cell office:value-type="float" office:value="0.117507" calcext:value-type="float">
            <text:p>0.117507</text:p>
          </table:table-cell>
          <table:table-cell office:value-type="float" office:value="0.0654467" calcext:value-type="float">
            <text:p>0.0654467</text:p>
          </table:table-cell>
          <table:table-cell office:value-type="float" office:value="0.135269" calcext:value-type="float">
            <text:p>0.135269</text:p>
          </table:table-cell>
          <table:table-cell office:value-type="float" office:value="0.081556" calcext:value-type="float">
            <text:p>0.081556</text:p>
          </table:table-cell>
          <table:table-cell office:value-type="float" office:value="0.0856597" calcext:value-type="float">
            <text:p>0.0856597</text:p>
          </table:table-cell>
        </table:table-row>
        <table:table-row table:style-name="ro1">
          <table:table-cell office:value-type="float" office:value="0.0832113" calcext:value-type="float">
            <text:p>0.0832113</text:p>
          </table:table-cell>
          <table:table-cell office:value-type="float" office:value="0.0957711" calcext:value-type="float">
            <text:p>0.0957711</text:p>
          </table:table-cell>
          <table:table-cell office:value-type="float" office:value="0.130145" calcext:value-type="float">
            <text:p>0.130145</text:p>
          </table:table-cell>
          <table:table-cell office:value-type="float" office:value="0.128655" calcext:value-type="float">
            <text:p>0.128655</text:p>
          </table:table-cell>
          <table:table-cell office:value-type="float" office:value="0.0645679" calcext:value-type="float">
            <text:p>0.0645679</text:p>
          </table:table-cell>
          <table:table-cell office:value-type="float" office:value="0.119508" calcext:value-type="float">
            <text:p>0.119508</text:p>
          </table:table-cell>
          <table:table-cell office:value-type="float" office:value="0.0780473" calcext:value-type="float">
            <text:p>0.0780473</text:p>
          </table:table-cell>
          <table:table-cell office:value-type="float" office:value="0.0855512" calcext:value-type="float">
            <text:p>0.0855512</text:p>
          </table:table-cell>
        </table:table-row>
        <table:table-row table:style-name="ro1">
          <table:table-cell office:value-type="float" office:value="0.0864205" calcext:value-type="float">
            <text:p>0.0864205</text:p>
          </table:table-cell>
          <table:table-cell office:value-type="float" office:value="0.096856" calcext:value-type="float">
            <text:p>0.096856</text:p>
          </table:table-cell>
          <table:table-cell office:value-type="float" office:value="0.13742" calcext:value-type="float">
            <text:p>0.13742</text:p>
          </table:table-cell>
          <table:table-cell office:value-type="float" office:value="0.125199" calcext:value-type="float">
            <text:p>0.125199</text:p>
          </table:table-cell>
          <table:table-cell office:value-type="float" office:value="0.0584347" calcext:value-type="float">
            <text:p>0.0584347</text:p>
          </table:table-cell>
          <table:table-cell office:value-type="float" office:value="0.119644" calcext:value-type="float">
            <text:p>0.119644</text:p>
          </table:table-cell>
          <table:table-cell office:value-type="float" office:value="0.0702199" calcext:value-type="float">
            <text:p>0.0702199</text:p>
          </table:table-cell>
          <table:table-cell office:value-type="float" office:value="0.099067" calcext:value-type="float">
            <text:p>0.099067</text:p>
          </table:table-cell>
        </table:table-row>
        <table:table-row table:style-name="ro1">
          <table:table-cell office:value-type="float" office:value="0.0843002" calcext:value-type="float">
            <text:p>0.0843002</text:p>
          </table:table-cell>
          <table:table-cell office:value-type="float" office:value="0.0993762" calcext:value-type="float">
            <text:p>0.0993762</text:p>
          </table:table-cell>
          <table:table-cell office:value-type="float" office:value="0.138182" calcext:value-type="float">
            <text:p>0.138182</text:p>
          </table:table-cell>
          <table:table-cell office:value-type="float" office:value="0.121055" calcext:value-type="float">
            <text:p>0.121055</text:p>
          </table:table-cell>
          <table:table-cell office:value-type="float" office:value="0.0653107" calcext:value-type="float">
            <text:p>0.0653107</text:p>
          </table:table-cell>
          <table:table-cell office:value-type="float" office:value="0.122837" calcext:value-type="float">
            <text:p>0.122837</text:p>
          </table:table-cell>
          <table:table-cell office:value-type="float" office:value="0.0815811" calcext:value-type="float">
            <text:p>0.0815811</text:p>
          </table:table-cell>
          <table:table-cell office:value-type="float" office:value="0.0892284" calcext:value-type="float">
            <text:p>0.0892284</text:p>
          </table:table-cell>
        </table:table-row>
        <table:table-row table:style-name="ro1">
          <table:table-cell office:value-type="float" office:value="0.0895631" calcext:value-type="float">
            <text:p>0.0895631</text:p>
          </table:table-cell>
          <table:table-cell office:value-type="float" office:value="0.104981" calcext:value-type="float">
            <text:p>0.104981</text:p>
          </table:table-cell>
          <table:table-cell office:value-type="float" office:value="0.134839" calcext:value-type="float">
            <text:p>0.134839</text:p>
          </table:table-cell>
          <table:table-cell office:value-type="float" office:value="0.125589" calcext:value-type="float">
            <text:p>0.125589</text:p>
          </table:table-cell>
          <table:table-cell office:value-type="float" office:value="0.0576661" calcext:value-type="float">
            <text:p>0.0576661</text:p>
          </table:table-cell>
          <table:table-cell office:value-type="float" office:value="0.130595" calcext:value-type="float">
            <text:p>0.130595</text:p>
          </table:table-cell>
          <table:table-cell office:value-type="float" office:value="0.0839411" calcext:value-type="float">
            <text:p>0.0839411</text:p>
          </table:table-cell>
          <table:table-cell office:value-type="float" office:value="0.0902596" calcext:value-type="float">
            <text:p>0.0902596</text:p>
          </table:table-cell>
        </table:table-row>
        <table:table-row table:style-name="ro1">
          <table:table-cell office:value-type="float" office:value="0.087906" calcext:value-type="float">
            <text:p>0.087906</text:p>
          </table:table-cell>
          <table:table-cell office:value-type="float" office:value="0.104766" calcext:value-type="float">
            <text:p>0.104766</text:p>
          </table:table-cell>
          <table:table-cell office:value-type="float" office:value="0.140605" calcext:value-type="float">
            <text:p>0.140605</text:p>
          </table:table-cell>
          <table:table-cell office:value-type="float" office:value="0.127936" calcext:value-type="float">
            <text:p>0.127936</text:p>
          </table:table-cell>
          <table:table-cell office:value-type="float" office:value="0.0650752" calcext:value-type="float">
            <text:p>0.0650752</text:p>
          </table:table-cell>
          <table:table-cell office:value-type="float" office:value="0.118822" calcext:value-type="float">
            <text:p>0.118822</text:p>
          </table:table-cell>
          <table:table-cell office:value-type="float" office:value="0.0829982" calcext:value-type="float">
            <text:p>0.0829982</text:p>
          </table:table-cell>
          <table:table-cell office:value-type="float" office:value="0.0910306" calcext:value-type="float">
            <text:p>0.0910306</text:p>
          </table:table-cell>
        </table:table-row>
        <table:table-row table:style-name="ro1">
          <table:table-cell office:value-type="float" office:value="0.0870248" calcext:value-type="float">
            <text:p>0.0870248</text:p>
          </table:table-cell>
          <table:table-cell office:value-type="float" office:value="0.0923223" calcext:value-type="float">
            <text:p>0.0923223</text:p>
          </table:table-cell>
          <table:table-cell office:value-type="float" office:value="0.128844" calcext:value-type="float">
            <text:p>0.128844</text:p>
          </table:table-cell>
          <table:table-cell office:value-type="float" office:value="0.124001" calcext:value-type="float">
            <text:p>0.124001</text:p>
          </table:table-cell>
          <table:table-cell office:value-type="float" office:value="0.0647243" calcext:value-type="float">
            <text:p>0.0647243</text:p>
          </table:table-cell>
          <table:table-cell office:value-type="float" office:value="0.130426" calcext:value-type="float">
            <text:p>0.130426</text:p>
          </table:table-cell>
          <table:table-cell office:value-type="float" office:value="0.078231" calcext:value-type="float">
            <text:p>0.078231</text:p>
          </table:table-cell>
          <table:table-cell office:value-type="float" office:value="0.0924863" calcext:value-type="float">
            <text:p>0.0924863</text:p>
          </table:table-cell>
        </table:table-row>
        <table:table-row table:style-name="ro1">
          <table:table-cell office:value-type="float" office:value="0.0839" calcext:value-type="float">
            <text:p>0.0839</text:p>
          </table:table-cell>
          <table:table-cell office:value-type="float" office:value="0.0995605" calcext:value-type="float">
            <text:p>0.0995605</text:p>
          </table:table-cell>
          <table:table-cell office:value-type="float" office:value="0.134421" calcext:value-type="float">
            <text:p>0.134421</text:p>
          </table:table-cell>
          <table:table-cell office:value-type="float" office:value="0.13056" calcext:value-type="float">
            <text:p>0.13056</text:p>
          </table:table-cell>
          <table:table-cell office:value-type="float" office:value="0.0599339" calcext:value-type="float">
            <text:p>0.0599339</text:p>
          </table:table-cell>
          <table:table-cell office:value-type="float" office:value="0.122585" calcext:value-type="float">
            <text:p>0.122585</text:p>
          </table:table-cell>
          <table:table-cell office:value-type="float" office:value="0.0792645" calcext:value-type="float">
            <text:p>0.0792645</text:p>
          </table:table-cell>
          <table:table-cell office:value-type="float" office:value="0.0981816" calcext:value-type="float">
            <text:p>0.0981816</text:p>
          </table:table-cell>
        </table:table-row>
        <table:table-row table:style-name="ro1">
          <table:table-cell office:value-type="float" office:value="0.0865298" calcext:value-type="float">
            <text:p>0.0865298</text:p>
          </table:table-cell>
          <table:table-cell office:value-type="float" office:value="0.0946435" calcext:value-type="float">
            <text:p>0.0946435</text:p>
          </table:table-cell>
          <table:table-cell office:value-type="float" office:value="0.132634" calcext:value-type="float">
            <text:p>0.132634</text:p>
          </table:table-cell>
          <table:table-cell office:value-type="float" office:value="0.127261" calcext:value-type="float">
            <text:p>0.127261</text:p>
          </table:table-cell>
          <table:table-cell office:value-type="float" office:value="0.066444" calcext:value-type="float">
            <text:p>0.066444</text:p>
          </table:table-cell>
          <table:table-cell office:value-type="float" office:value="0.122604" calcext:value-type="float">
            <text:p>0.122604</text:p>
          </table:table-cell>
          <table:table-cell office:value-type="float" office:value="0.0835054" calcext:value-type="float">
            <text:p>0.0835054</text:p>
          </table:table-cell>
          <table:table-cell office:value-type="float" office:value="0.093515" calcext:value-type="float">
            <text:p>0.093515</text:p>
          </table:table-cell>
        </table:table-row>
        <table:table-row table:style-name="ro1">
          <table:table-cell office:value-type="float" office:value="0.0856009" calcext:value-type="float">
            <text:p>0.0856009</text:p>
          </table:table-cell>
          <table:table-cell office:value-type="float" office:value="0.0972096" calcext:value-type="float">
            <text:p>0.0972096</text:p>
          </table:table-cell>
          <table:table-cell office:value-type="float" office:value="0.130663" calcext:value-type="float">
            <text:p>0.130663</text:p>
          </table:table-cell>
          <table:table-cell office:value-type="float" office:value="0.119596" calcext:value-type="float">
            <text:p>0.119596</text:p>
          </table:table-cell>
          <table:table-cell office:value-type="float" office:value="0.0608552" calcext:value-type="float">
            <text:p>0.0608552</text:p>
          </table:table-cell>
          <table:table-cell office:value-type="float" office:value="0.116413" calcext:value-type="float">
            <text:p>0.116413</text:p>
          </table:table-cell>
          <table:table-cell office:value-type="float" office:value="0.0796125" calcext:value-type="float">
            <text:p>0.0796125</text:p>
          </table:table-cell>
          <table:table-cell office:value-type="float" office:value="0.0905649" calcext:value-type="float">
            <text:p>0.0905649</text:p>
          </table:table-cell>
        </table:table-row>
        <table:table-row table:style-name="ro1">
          <table:table-cell office:value-type="float" office:value="0.0733747" calcext:value-type="float">
            <text:p>0.0733747</text:p>
          </table:table-cell>
          <table:table-cell office:value-type="float" office:value="0.0886889" calcext:value-type="float">
            <text:p>0.0886889</text:p>
          </table:table-cell>
          <table:table-cell office:value-type="float" office:value="0.132348" calcext:value-type="float">
            <text:p>0.132348</text:p>
          </table:table-cell>
          <table:table-cell office:value-type="float" office:value="0.115299" calcext:value-type="float">
            <text:p>0.115299</text:p>
          </table:table-cell>
          <table:table-cell office:value-type="float" office:value="0.0591692" calcext:value-type="float">
            <text:p>0.0591692</text:p>
          </table:table-cell>
          <table:table-cell office:value-type="float" office:value="0.12294" calcext:value-type="float">
            <text:p>0.12294</text:p>
          </table:table-cell>
          <table:table-cell office:value-type="float" office:value="0.0772162" calcext:value-type="float">
            <text:p>0.0772162</text:p>
          </table:table-cell>
          <table:table-cell office:value-type="float" office:value="0.0802344" calcext:value-type="float">
            <text:p>0.0802344</text:p>
          </table:table-cell>
        </table:table-row>
        <table:table-row table:style-name="ro1">
          <table:table-cell office:value-type="float" office:value="0.0878772" calcext:value-type="float">
            <text:p>0.0878772</text:p>
          </table:table-cell>
          <table:table-cell office:value-type="float" office:value="0.0952173" calcext:value-type="float">
            <text:p>0.0952173</text:p>
          </table:table-cell>
          <table:table-cell office:value-type="float" office:value="0.127721" calcext:value-type="float">
            <text:p>0.127721</text:p>
          </table:table-cell>
          <table:table-cell office:value-type="float" office:value="0.114771" calcext:value-type="float">
            <text:p>0.114771</text:p>
          </table:table-cell>
          <table:table-cell office:value-type="float" office:value="0.0519215" calcext:value-type="float">
            <text:p>0.0519215</text:p>
          </table:table-cell>
          <table:table-cell office:value-type="float" office:value="0.122255" calcext:value-type="float">
            <text:p>0.122255</text:p>
          </table:table-cell>
          <table:table-cell office:value-type="float" office:value="0.0717243" calcext:value-type="float">
            <text:p>0.0717243</text:p>
          </table:table-cell>
          <table:table-cell office:value-type="float" office:value="0.086257" calcext:value-type="float">
            <text:p>0.086257</text:p>
          </table:table-cell>
        </table:table-row>
        <table:table-row table:style-name="ro1">
          <table:table-cell office:value-type="float" office:value="0.0788296" calcext:value-type="float">
            <text:p>0.0788296</text:p>
          </table:table-cell>
          <table:table-cell office:value-type="float" office:value="0.0872431" calcext:value-type="float">
            <text:p>0.0872431</text:p>
          </table:table-cell>
          <table:table-cell office:value-type="float" office:value="0.13034" calcext:value-type="float">
            <text:p>0.13034</text:p>
          </table:table-cell>
          <table:table-cell office:value-type="float" office:value="0.103871" calcext:value-type="float">
            <text:p>0.103871</text:p>
          </table:table-cell>
          <table:table-cell office:value-type="float" office:value="0.057499" calcext:value-type="float">
            <text:p>0.057499</text:p>
          </table:table-cell>
          <table:table-cell office:value-type="float" office:value="0.124369" calcext:value-type="float">
            <text:p>0.124369</text:p>
          </table:table-cell>
          <table:table-cell office:value-type="float" office:value="0.0674502" calcext:value-type="float">
            <text:p>0.0674502</text:p>
          </table:table-cell>
          <table:table-cell office:value-type="float" office:value="0.0748554" calcext:value-type="float">
            <text:p>0.0748554</text:p>
          </table:table-cell>
        </table:table-row>
        <table:table-row table:style-name="ro1">
          <table:table-cell office:value-type="float" office:value="0.0724767" calcext:value-type="float">
            <text:p>0.0724767</text:p>
          </table:table-cell>
          <table:table-cell office:value-type="float" office:value="0.0787082" calcext:value-type="float">
            <text:p>0.0787082</text:p>
          </table:table-cell>
          <table:table-cell office:value-type="float" office:value="0.123239" calcext:value-type="float">
            <text:p>0.123239</text:p>
          </table:table-cell>
          <table:table-cell office:value-type="float" office:value="0.0995803" calcext:value-type="float">
            <text:p>0.0995803</text:p>
          </table:table-cell>
          <table:table-cell office:value-type="float" office:value="0.0596285" calcext:value-type="float">
            <text:p>0.0596285</text:p>
          </table:table-cell>
          <table:table-cell office:value-type="float" office:value="0.113982" calcext:value-type="float">
            <text:p>0.113982</text:p>
          </table:table-cell>
          <table:table-cell office:value-type="float" office:value="0.0654737" calcext:value-type="float">
            <text:p>0.0654737</text:p>
          </table:table-cell>
          <table:table-cell office:value-type="float" office:value="0.0780802" calcext:value-type="float">
            <text:p>0.0780802</text:p>
          </table:table-cell>
        </table:table-row>
        <table:table-row table:style-name="ro1">
          <table:table-cell office:value-type="float" office:value="0.0700041" calcext:value-type="float">
            <text:p>0.0700041</text:p>
          </table:table-cell>
          <table:table-cell office:value-type="float" office:value="0.0809311" calcext:value-type="float">
            <text:p>0.0809311</text:p>
          </table:table-cell>
          <table:table-cell office:value-type="float" office:value="0.115154" calcext:value-type="float">
            <text:p>0.115154</text:p>
          </table:table-cell>
          <table:table-cell office:value-type="float" office:value="0.10427" calcext:value-type="float">
            <text:p>0.10427</text:p>
          </table:table-cell>
          <table:table-cell office:value-type="float" office:value="0.0516895" calcext:value-type="float">
            <text:p>0.0516895</text:p>
          </table:table-cell>
          <table:table-cell office:value-type="float" office:value="0.110841" calcext:value-type="float">
            <text:p>0.110841</text:p>
          </table:table-cell>
          <table:table-cell office:value-type="float" office:value="0.0589778" calcext:value-type="float">
            <text:p>0.0589778</text:p>
          </table:table-cell>
          <table:table-cell office:value-type="float" office:value="0.0900316" calcext:value-type="float">
            <text:p>0.0900316</text:p>
          </table:table-cell>
        </table:table-row>
        <table:table-row table:style-name="ro1">
          <table:table-cell office:value-type="float" office:value="0.0771621" calcext:value-type="float">
            <text:p>0.0771621</text:p>
          </table:table-cell>
          <table:table-cell office:value-type="float" office:value="0.0784525" calcext:value-type="float">
            <text:p>0.0784525</text:p>
          </table:table-cell>
          <table:table-cell office:value-type="float" office:value="0.131528" calcext:value-type="float">
            <text:p>0.131528</text:p>
          </table:table-cell>
          <table:table-cell office:value-type="float" office:value="0.0975372" calcext:value-type="float">
            <text:p>0.0975372</text:p>
          </table:table-cell>
          <table:table-cell office:value-type="float" office:value="0.0550279" calcext:value-type="float">
            <text:p>0.0550279</text:p>
          </table:table-cell>
          <table:table-cell office:value-type="float" office:value="0.104151" calcext:value-type="float">
            <text:p>0.104151</text:p>
          </table:table-cell>
          <table:table-cell office:value-type="float" office:value="0.0666325" calcext:value-type="float">
            <text:p>0.0666325</text:p>
          </table:table-cell>
          <table:table-cell office:value-type="float" office:value="0.0878912" calcext:value-type="float">
            <text:p>0.0878912</text:p>
          </table:table-cell>
        </table:table-row>
        <table:table-row table:style-name="ro1">
          <table:table-cell office:value-type="float" office:value="0.0773543" calcext:value-type="float">
            <text:p>0.0773543</text:p>
          </table:table-cell>
          <table:table-cell office:value-type="float" office:value="0.0829401" calcext:value-type="float">
            <text:p>0.0829401</text:p>
          </table:table-cell>
          <table:table-cell office:value-type="float" office:value="0.124814" calcext:value-type="float">
            <text:p>0.124814</text:p>
          </table:table-cell>
          <table:table-cell office:value-type="float" office:value="0.104338" calcext:value-type="float">
            <text:p>0.104338</text:p>
          </table:table-cell>
          <table:table-cell office:value-type="float" office:value="0.0490618" calcext:value-type="float">
            <text:p>0.0490618</text:p>
          </table:table-cell>
          <table:table-cell office:value-type="float" office:value="0.115625" calcext:value-type="float">
            <text:p>0.115625</text:p>
          </table:table-cell>
          <table:table-cell office:value-type="float" office:value="0.0766524" calcext:value-type="float">
            <text:p>0.0766524</text:p>
          </table:table-cell>
          <table:table-cell office:value-type="float" office:value="0.0761917" calcext:value-type="float">
            <text:p>0.0761917</text:p>
          </table:table-cell>
        </table:table-row>
        <table:table-row table:style-name="ro1">
          <table:table-cell office:value-type="float" office:value="0.0884178" calcext:value-type="float">
            <text:p>0.0884178</text:p>
          </table:table-cell>
          <table:table-cell office:value-type="float" office:value="0.0768588" calcext:value-type="float">
            <text:p>0.0768588</text:p>
          </table:table-cell>
          <table:table-cell office:value-type="float" office:value="0.119944" calcext:value-type="float">
            <text:p>0.119944</text:p>
          </table:table-cell>
          <table:table-cell office:value-type="float" office:value="0.105881" calcext:value-type="float">
            <text:p>0.105881</text:p>
          </table:table-cell>
          <table:table-cell office:value-type="float" office:value="0.0543644" calcext:value-type="float">
            <text:p>0.0543644</text:p>
          </table:table-cell>
          <table:table-cell office:value-type="float" office:value="0.112452" calcext:value-type="float">
            <text:p>0.112452</text:p>
          </table:table-cell>
          <table:table-cell office:value-type="float" office:value="0.0723087" calcext:value-type="float">
            <text:p>0.0723087</text:p>
          </table:table-cell>
          <table:table-cell office:value-type="float" office:value="0.0838905" calcext:value-type="float">
            <text:p>0.0838905</text:p>
          </table:table-cell>
        </table:table-row>
        <table:table-row table:style-name="ro1">
          <table:table-cell office:value-type="float" office:value="0.0817509" calcext:value-type="float">
            <text:p>0.0817509</text:p>
          </table:table-cell>
          <table:table-cell office:value-type="float" office:value="0.0841523" calcext:value-type="float">
            <text:p>0.0841523</text:p>
          </table:table-cell>
          <table:table-cell office:value-type="float" office:value="0.132435" calcext:value-type="float">
            <text:p>0.132435</text:p>
          </table:table-cell>
          <table:table-cell office:value-type="float" office:value="0.115598" calcext:value-type="float">
            <text:p>0.115598</text:p>
          </table:table-cell>
          <table:table-cell office:value-type="float" office:value="0.0481817" calcext:value-type="float">
            <text:p>0.0481817</text:p>
          </table:table-cell>
          <table:table-cell office:value-type="float" office:value="0.123374" calcext:value-type="float">
            <text:p>0.123374</text:p>
          </table:table-cell>
          <table:table-cell office:value-type="float" office:value="0.0770104" calcext:value-type="float">
            <text:p>0.0770104</text:p>
          </table:table-cell>
          <table:table-cell office:value-type="float" office:value="0.0818787" calcext:value-type="float">
            <text:p>0.0818787</text:p>
          </table:table-cell>
        </table:table-row>
        <table:table-row table:style-name="ro1">
          <table:table-cell office:value-type="float" office:value="0.0854465" calcext:value-type="float">
            <text:p>0.0854465</text:p>
          </table:table-cell>
          <table:table-cell office:value-type="float" office:value="0.0959059" calcext:value-type="float">
            <text:p>0.0959059</text:p>
          </table:table-cell>
          <table:table-cell office:value-type="float" office:value="0.132282" calcext:value-type="float">
            <text:p>0.132282</text:p>
          </table:table-cell>
          <table:table-cell office:value-type="float" office:value="0.114009" calcext:value-type="float">
            <text:p>0.114009</text:p>
          </table:table-cell>
          <table:table-cell office:value-type="float" office:value="0.0632479" calcext:value-type="float">
            <text:p>0.0632479</text:p>
          </table:table-cell>
          <table:table-cell office:value-type="float" office:value="0.119502" calcext:value-type="float">
            <text:p>0.119502</text:p>
          </table:table-cell>
          <table:table-cell office:value-type="float" office:value="0.070865" calcext:value-type="float">
            <text:p>0.070865</text:p>
          </table:table-cell>
          <table:table-cell office:value-type="float" office:value="0.0933708" calcext:value-type="float">
            <text:p>0.0933708</text:p>
          </table:table-cell>
        </table:table-row>
        <table:table-row table:style-name="ro1">
          <table:table-cell office:value-type="float" office:value="0.0815549" calcext:value-type="float">
            <text:p>0.0815549</text:p>
          </table:table-cell>
          <table:table-cell office:value-type="float" office:value="0.0947924" calcext:value-type="float">
            <text:p>0.0947924</text:p>
          </table:table-cell>
          <table:table-cell office:value-type="float" office:value="0.131318" calcext:value-type="float">
            <text:p>0.131318</text:p>
          </table:table-cell>
          <table:table-cell office:value-type="float" office:value="0.117602" calcext:value-type="float">
            <text:p>0.117602</text:p>
          </table:table-cell>
          <table:table-cell office:value-type="float" office:value="0.0609884" calcext:value-type="float">
            <text:p>0.0609884</text:p>
          </table:table-cell>
          <table:table-cell office:value-type="float" office:value="0.12025" calcext:value-type="float">
            <text:p>0.12025</text:p>
          </table:table-cell>
          <table:table-cell office:value-type="float" office:value="0.0745404" calcext:value-type="float">
            <text:p>0.0745404</text:p>
          </table:table-cell>
          <table:table-cell office:value-type="float" office:value="0.0851778" calcext:value-type="float">
            <text:p>0.0851778</text:p>
          </table:table-cell>
        </table:table-row>
        <table:table-row table:style-name="ro1">
          <table:table-cell office:value-type="float" office:value="0.0872418" calcext:value-type="float">
            <text:p>0.0872418</text:p>
          </table:table-cell>
          <table:table-cell office:value-type="float" office:value="0.0921318" calcext:value-type="float">
            <text:p>0.0921318</text:p>
          </table:table-cell>
          <table:table-cell office:value-type="float" office:value="0.131282" calcext:value-type="float">
            <text:p>0.131282</text:p>
          </table:table-cell>
          <table:table-cell office:value-type="float" office:value="0.124838" calcext:value-type="float">
            <text:p>0.124838</text:p>
          </table:table-cell>
          <table:table-cell office:value-type="float" office:value="0.0649378" calcext:value-type="float">
            <text:p>0.0649378</text:p>
          </table:table-cell>
          <table:table-cell office:value-type="float" office:value="0.12918" calcext:value-type="float">
            <text:p>0.12918</text:p>
          </table:table-cell>
          <table:table-cell office:value-type="float" office:value="0.0792586" calcext:value-type="float">
            <text:p>0.0792586</text:p>
          </table:table-cell>
          <table:table-cell office:value-type="float" office:value="0.0854103" calcext:value-type="float">
            <text:p>0.0854103</text:p>
          </table:table-cell>
        </table:table-row>
        <table:table-row table:style-name="ro1">
          <table:table-cell office:value-type="float" office:value="0.0845731" calcext:value-type="float">
            <text:p>0.0845731</text:p>
          </table:table-cell>
          <table:table-cell office:value-type="float" office:value="0.0949779" calcext:value-type="float">
            <text:p>0.0949779</text:p>
          </table:table-cell>
          <table:table-cell office:value-type="float" office:value="0.144477" calcext:value-type="float">
            <text:p>0.144477</text:p>
          </table:table-cell>
          <table:table-cell office:value-type="float" office:value="0.130378" calcext:value-type="float">
            <text:p>0.130378</text:p>
          </table:table-cell>
          <table:table-cell office:value-type="float" office:value="0.0575582" calcext:value-type="float">
            <text:p>0.0575582</text:p>
          </table:table-cell>
          <table:table-cell office:value-type="float" office:value="0.132746" calcext:value-type="float">
            <text:p>0.132746</text:p>
          </table:table-cell>
          <table:table-cell office:value-type="float" office:value="0.0805533" calcext:value-type="float">
            <text:p>0.0805533</text:p>
          </table:table-cell>
          <table:table-cell office:value-type="float" office:value="0.0902862" calcext:value-type="float">
            <text:p>0.0902862</text:p>
          </table:table-cell>
        </table:table-row>
        <table:table-row table:style-name="ro1">
          <table:table-cell office:value-type="float" office:value="0.081365" calcext:value-type="float">
            <text:p>0.081365</text:p>
          </table:table-cell>
          <table:table-cell office:value-type="float" office:value="0.0937182" calcext:value-type="float">
            <text:p>0.0937182</text:p>
          </table:table-cell>
          <table:table-cell office:value-type="float" office:value="0.137732" calcext:value-type="float">
            <text:p>0.137732</text:p>
          </table:table-cell>
          <table:table-cell office:value-type="float" office:value="0.126413" calcext:value-type="float">
            <text:p>0.126413</text:p>
          </table:table-cell>
          <table:table-cell office:value-type="float" office:value="0.0643765" calcext:value-type="float">
            <text:p>0.0643765</text:p>
          </table:table-cell>
          <table:table-cell office:value-type="float" office:value="0.124409" calcext:value-type="float">
            <text:p>0.124409</text:p>
          </table:table-cell>
          <table:table-cell office:value-type="float" office:value="0.0794239" calcext:value-type="float">
            <text:p>0.0794239</text:p>
          </table:table-cell>
          <table:table-cell office:value-type="float" office:value="0.0944527" calcext:value-type="float">
            <text:p>0.0944527</text:p>
          </table:table-cell>
        </table:table-row>
        <table:table-row table:style-name="ro1">
          <table:table-cell office:value-type="float" office:value="0.0873882" calcext:value-type="float">
            <text:p>0.0873882</text:p>
          </table:table-cell>
          <table:table-cell office:value-type="float" office:value="0.100451" calcext:value-type="float">
            <text:p>0.100451</text:p>
          </table:table-cell>
          <table:table-cell office:value-type="float" office:value="0.133552" calcext:value-type="float">
            <text:p>0.133552</text:p>
          </table:table-cell>
          <table:table-cell office:value-type="float" office:value="0.128679" calcext:value-type="float">
            <text:p>0.128679</text:p>
          </table:table-cell>
          <table:table-cell office:value-type="float" office:value="0.0617976" calcext:value-type="float">
            <text:p>0.0617976</text:p>
          </table:table-cell>
          <table:table-cell office:value-type="float" office:value="0.128811" calcext:value-type="float">
            <text:p>0.128811</text:p>
          </table:table-cell>
          <table:table-cell office:value-type="float" office:value="0.084854" calcext:value-type="float">
            <text:p>0.084854</text:p>
          </table:table-cell>
          <table:table-cell office:value-type="float" office:value="0.0907381" calcext:value-type="float">
            <text:p>0.0907381</text:p>
          </table:table-cell>
        </table:table-row>
        <table:table-row table:style-name="ro1">
          <table:table-cell office:value-type="float" office:value="0.0825664" calcext:value-type="float">
            <text:p>0.0825664</text:p>
          </table:table-cell>
          <table:table-cell office:value-type="float" office:value="0.0988378" calcext:value-type="float">
            <text:p>0.0988378</text:p>
          </table:table-cell>
          <table:table-cell office:value-type="float" office:value="0.139729" calcext:value-type="float">
            <text:p>0.139729</text:p>
          </table:table-cell>
          <table:table-cell office:value-type="float" office:value="0.132673" calcext:value-type="float">
            <text:p>0.132673</text:p>
          </table:table-cell>
          <table:table-cell office:value-type="float" office:value="0.0653532" calcext:value-type="float">
            <text:p>0.0653532</text:p>
          </table:table-cell>
          <table:table-cell office:value-type="float" office:value="0.127969" calcext:value-type="float">
            <text:p>0.127969</text:p>
          </table:table-cell>
          <table:table-cell office:value-type="float" office:value="0.0847127" calcext:value-type="float">
            <text:p>0.0847127</text:p>
          </table:table-cell>
          <table:table-cell office:value-type="float" office:value="0.0937478" calcext:value-type="float">
            <text:p>0.0937478</text:p>
          </table:table-cell>
        </table:table-row>
        <table:table-row table:style-name="ro1">
          <table:table-cell office:value-type="float" office:value="0.0852404" calcext:value-type="float">
            <text:p>0.0852404</text:p>
          </table:table-cell>
          <table:table-cell office:value-type="float" office:value="0.103175" calcext:value-type="float">
            <text:p>0.103175</text:p>
          </table:table-cell>
          <table:table-cell office:value-type="float" office:value="0.133271" calcext:value-type="float">
            <text:p>0.133271</text:p>
          </table:table-cell>
          <table:table-cell office:value-type="float" office:value="0.127396" calcext:value-type="float">
            <text:p>0.127396</text:p>
          </table:table-cell>
          <table:table-cell office:value-type="float" office:value="0.0654365" calcext:value-type="float">
            <text:p>0.0654365</text:p>
          </table:table-cell>
          <table:table-cell office:value-type="float" office:value="0.127325" calcext:value-type="float">
            <text:p>0.127325</text:p>
          </table:table-cell>
          <table:table-cell office:value-type="float" office:value="0.0829677" calcext:value-type="float">
            <text:p>0.0829677</text:p>
          </table:table-cell>
          <table:table-cell office:value-type="float" office:value="0.0900937" calcext:value-type="float">
            <text:p>0.0900937</text:p>
          </table:table-cell>
        </table:table-row>
        <table:table-row table:style-name="ro1">
          <table:table-cell office:value-type="float" office:value="0.0804207" calcext:value-type="float">
            <text:p>0.0804207</text:p>
          </table:table-cell>
          <table:table-cell office:value-type="float" office:value="0.0946017" calcext:value-type="float">
            <text:p>0.0946017</text:p>
          </table:table-cell>
          <table:table-cell office:value-type="float" office:value="0.134334" calcext:value-type="float">
            <text:p>0.134334</text:p>
          </table:table-cell>
          <table:table-cell office:value-type="float" office:value="0.123224" calcext:value-type="float">
            <text:p>0.123224</text:p>
          </table:table-cell>
          <table:table-cell office:value-type="float" office:value="0.0595408" calcext:value-type="float">
            <text:p>0.0595408</text:p>
          </table:table-cell>
          <table:table-cell office:value-type="float" office:value="0.122515" calcext:value-type="float">
            <text:p>0.122515</text:p>
          </table:table-cell>
          <table:table-cell office:value-type="float" office:value="0.0810623" calcext:value-type="float">
            <text:p>0.0810623</text:p>
          </table:table-cell>
          <table:table-cell office:value-type="float" office:value="0.0931885" calcext:value-type="float">
            <text:p>0.0931885</text:p>
          </table:table-cell>
        </table:table-row>
        <table:table-row table:style-name="ro1">
          <table:table-cell office:value-type="float" office:value="0.082348" calcext:value-type="float">
            <text:p>0.082348</text:p>
          </table:table-cell>
          <table:table-cell office:value-type="float" office:value="0.0928208" calcext:value-type="float">
            <text:p>0.0928208</text:p>
          </table:table-cell>
          <table:table-cell office:value-type="float" office:value="0.137274" calcext:value-type="float">
            <text:p>0.137274</text:p>
          </table:table-cell>
          <table:table-cell office:value-type="float" office:value="0.126985" calcext:value-type="float">
            <text:p>0.126985</text:p>
          </table:table-cell>
          <table:table-cell office:value-type="float" office:value="0.0592093" calcext:value-type="float">
            <text:p>0.0592093</text:p>
          </table:table-cell>
          <table:table-cell office:value-type="float" office:value="0.124849" calcext:value-type="float">
            <text:p>0.124849</text:p>
          </table:table-cell>
          <table:table-cell office:value-type="float" office:value="0.0803368" calcext:value-type="float">
            <text:p>0.0803368</text:p>
          </table:table-cell>
          <table:table-cell office:value-type="float" office:value="0.0906466" calcext:value-type="float">
            <text:p>0.0906466</text:p>
          </table:table-cell>
        </table:table-row>
        <table:table-row table:style-name="ro1">
          <table:table-cell office:value-type="float" office:value="0.077481" calcext:value-type="float">
            <text:p>0.077481</text:p>
          </table:table-cell>
          <table:table-cell office:value-type="float" office:value="0.0959128" calcext:value-type="float">
            <text:p>0.0959128</text:p>
          </table:table-cell>
          <table:table-cell office:value-type="float" office:value="0.128475" calcext:value-type="float">
            <text:p>0.128475</text:p>
          </table:table-cell>
          <table:table-cell office:value-type="float" office:value="0.118823" calcext:value-type="float">
            <text:p>0.118823</text:p>
          </table:table-cell>
          <table:table-cell office:value-type="float" office:value="0.0581338" calcext:value-type="float">
            <text:p>0.0581338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0698141" calcext:value-type="float">
            <text:p>0.0698141</text:p>
          </table:table-cell>
          <table:table-cell office:value-type="float" office:value="0.0889059" calcext:value-type="float">
            <text:p>0.0889059</text:p>
          </table:table-cell>
        </table:table-row>
        <table:table-row table:style-name="ro1">
          <table:table-cell office:value-type="float" office:value="0.072496" calcext:value-type="float">
            <text:p>0.072496</text:p>
          </table:table-cell>
          <table:table-cell office:value-type="float" office:value="0.0854388" calcext:value-type="float">
            <text:p>0.0854388</text:p>
          </table:table-cell>
          <table:table-cell office:value-type="float" office:value="0.124942" calcext:value-type="float">
            <text:p>0.124942</text:p>
          </table:table-cell>
          <table:table-cell office:value-type="float" office:value="0.10805" calcext:value-type="float">
            <text:p>0.10805</text:p>
          </table:table-cell>
          <table:table-cell office:value-type="float" office:value="0.0566077" calcext:value-type="float">
            <text:p>0.0566077</text:p>
          </table:table-cell>
          <table:table-cell office:value-type="float" office:value="0.118716" calcext:value-type="float">
            <text:p>0.118716</text:p>
          </table:table-cell>
          <table:table-cell office:value-type="float" office:value="0.0728195" calcext:value-type="float">
            <text:p>0.0728195</text:p>
          </table:table-cell>
          <table:table-cell office:value-type="float" office:value="0.0879522" calcext:value-type="float">
            <text:p>0.0879522</text:p>
          </table:table-cell>
        </table:table-row>
        <table:table-row table:style-name="ro1">
          <table:table-cell office:value-type="float" office:value="0.0733342" calcext:value-type="float">
            <text:p>0.0733342</text:p>
          </table:table-cell>
          <table:table-cell office:value-type="float" office:value="0.0781935" calcext:value-type="float">
            <text:p>0.0781935</text:p>
          </table:table-cell>
          <table:table-cell office:value-type="float" office:value="0.120129" calcext:value-type="float">
            <text:p>0.120129</text:p>
          </table:table-cell>
          <table:table-cell office:value-type="float" office:value="0.113411" calcext:value-type="float">
            <text:p>0.113411</text:p>
          </table:table-cell>
          <table:table-cell office:value-type="float" office:value="0.0541481" calcext:value-type="float">
            <text:p>0.0541481</text:p>
          </table:table-cell>
          <table:table-cell office:value-type="float" office:value="0.11981" calcext:value-type="float">
            <text:p>0.11981</text:p>
          </table:table-cell>
          <table:table-cell office:value-type="float" office:value="0.0772814" calcext:value-type="float">
            <text:p>0.0772814</text:p>
          </table:table-cell>
          <table:table-cell office:value-type="float" office:value="0.0784638" calcext:value-type="float">
            <text:p>0.0784638</text:p>
          </table:table-cell>
        </table:table-row>
        <table:table-row table:style-name="ro1">
          <table:table-cell office:value-type="float" office:value="0.0686529" calcext:value-type="float">
            <text:p>0.0686529</text:p>
          </table:table-cell>
          <table:table-cell office:value-type="float" office:value="0.0710523" calcext:value-type="float">
            <text:p>0.0710523</text:p>
          </table:table-cell>
          <table:table-cell office:value-type="float" office:value="0.117194" calcext:value-type="float">
            <text:p>0.117194</text:p>
          </table:table-cell>
          <table:table-cell office:value-type="float" office:value="0.0975999" calcext:value-type="float">
            <text:p>0.0975999</text:p>
          </table:table-cell>
          <table:table-cell office:value-type="float" office:value="0.0566859" calcext:value-type="float">
            <text:p>0.0566859</text:p>
          </table:table-cell>
          <table:table-cell office:value-type="float" office:value="0.114968" calcext:value-type="float">
            <text:p>0.114968</text:p>
          </table:table-cell>
          <table:table-cell office:value-type="float" office:value="0.0634136" calcext:value-type="float">
            <text:p>0.0634136</text:p>
          </table:table-cell>
          <table:table-cell office:value-type="float" office:value="0.0837638" calcext:value-type="float">
            <text:p>0.0837638</text:p>
          </table:table-cell>
        </table:table-row>
        <table:table-row table:style-name="ro1">
          <table:table-cell office:value-type="float" office:value="0.0791848" calcext:value-type="float">
            <text:p>0.0791848</text:p>
          </table:table-cell>
          <table:table-cell office:value-type="float" office:value="0.074363" calcext:value-type="float">
            <text:p>0.074363</text:p>
          </table:table-cell>
          <table:table-cell office:value-type="float" office:value="0.107846" calcext:value-type="float">
            <text:p>0.107846</text:p>
          </table:table-cell>
          <table:table-cell office:value-type="float" office:value="0.0968594" calcext:value-type="float">
            <text:p>0.0968594</text:p>
          </table:table-cell>
          <table:table-cell office:value-type="float" office:value="0.0447474" calcext:value-type="float">
            <text:p>0.0447474</text:p>
          </table:table-cell>
          <table:table-cell office:value-type="float" office:value="0.116842" calcext:value-type="float">
            <text:p>0.116842</text:p>
          </table:table-cell>
          <table:table-cell office:value-type="float" office:value="0.0548683" calcext:value-type="float">
            <text:p>0.0548683</text:p>
          </table:table-cell>
          <table:table-cell office:value-type="float" office:value="0.073006" calcext:value-type="float">
            <text:p>0.073006</text:p>
          </table:table-cell>
        </table:table-row>
        <table:table-row table:style-name="ro1">
          <table:table-cell office:value-type="float" office:value="0.0819541" calcext:value-type="float">
            <text:p>0.0819541</text:p>
          </table:table-cell>
          <table:table-cell office:value-type="float" office:value="0.0650091" calcext:value-type="float">
            <text:p>0.0650091</text:p>
          </table:table-cell>
          <table:table-cell office:value-type="float" office:value="0.100296" calcext:value-type="float">
            <text:p>0.100296</text:p>
          </table:table-cell>
          <table:table-cell office:value-type="float" office:value="0.077434" calcext:value-type="float">
            <text:p>0.077434</text:p>
          </table:table-cell>
          <table:table-cell office:value-type="float" office:value="0.0462515" calcext:value-type="float">
            <text:p>0.0462515</text:p>
          </table:table-cell>
          <table:table-cell office:value-type="float" office:value="0.116201" calcext:value-type="float">
            <text:p>0.116201</text:p>
          </table:table-cell>
          <table:table-cell office:value-type="float" office:value="0.0604382" calcext:value-type="float">
            <text:p>0.0604382</text:p>
          </table:table-cell>
          <table:table-cell office:value-type="float" office:value="0.0798632" calcext:value-type="float">
            <text:p>0.0798632</text:p>
          </table:table-cell>
        </table:table-row>
        <table:table-row table:style-name="ro1">
          <table:table-cell office:value-type="float" office:value="0.0854604" calcext:value-type="float">
            <text:p>0.0854604</text:p>
          </table:table-cell>
          <table:table-cell office:value-type="float" office:value="0.0693302" calcext:value-type="float">
            <text:p>0.0693302</text:p>
          </table:table-cell>
          <table:table-cell office:value-type="float" office:value="0.099657" calcext:value-type="float">
            <text:p>0.099657</text:p>
          </table:table-cell>
          <table:table-cell office:value-type="float" office:value="0.0951375" calcext:value-type="float">
            <text:p>0.0951375</text:p>
          </table:table-cell>
          <table:table-cell office:value-type="float" office:value="0.0493428" calcext:value-type="float">
            <text:p>0.0493428</text:p>
          </table:table-cell>
          <table:table-cell office:value-type="float" office:value="0.102108" calcext:value-type="float">
            <text:p>0.102108</text:p>
          </table:table-cell>
          <table:table-cell office:value-type="float" office:value="0.0678277" calcext:value-type="float">
            <text:p>0.0678277</text:p>
          </table:table-cell>
          <table:table-cell office:value-type="float" office:value="0.0775459" calcext:value-type="float">
            <text:p>0.0775459</text:p>
          </table:table-cell>
        </table:table-row>
        <table:table-row table:style-name="ro1">
          <table:table-cell office:value-type="float" office:value="0.0713272" calcext:value-type="float">
            <text:p>0.0713272</text:p>
          </table:table-cell>
          <table:table-cell office:value-type="float" office:value="0.0753286" calcext:value-type="float">
            <text:p>0.0753286</text:p>
          </table:table-cell>
          <table:table-cell office:value-type="float" office:value="0.106109" calcext:value-type="float">
            <text:p>0.106109</text:p>
          </table:table-cell>
          <table:table-cell office:value-type="float" office:value="0.0916429" calcext:value-type="float">
            <text:p>0.0916429</text:p>
          </table:table-cell>
          <table:table-cell office:value-type="float" office:value="0.0428552" calcext:value-type="float">
            <text:p>0.0428552</text:p>
          </table:table-cell>
          <table:table-cell office:value-type="float" office:value="0.10431" calcext:value-type="float">
            <text:p>0.10431</text:p>
          </table:table-cell>
          <table:table-cell office:value-type="float" office:value="0.0572661" calcext:value-type="float">
            <text:p>0.0572661</text:p>
          </table:table-cell>
          <table:table-cell office:value-type="float" office:value="0.0821574" calcext:value-type="float">
            <text:p>0.0821574</text:p>
          </table:table-cell>
        </table:table-row>
        <table:table-row table:style-name="ro1">
          <table:table-cell office:value-type="float" office:value="0.0785491" calcext:value-type="float">
            <text:p>0.0785491</text:p>
          </table:table-cell>
          <table:table-cell office:value-type="float" office:value="0.0737664" calcext:value-type="float">
            <text:p>0.0737664</text:p>
          </table:table-cell>
          <table:table-cell office:value-type="float" office:value="0.110031" calcext:value-type="float">
            <text:p>0.110031</text:p>
          </table:table-cell>
          <table:table-cell office:value-type="float" office:value="0.102248" calcext:value-type="float">
            <text:p>0.102248</text:p>
          </table:table-cell>
          <table:table-cell office:value-type="float" office:value="0.0420453" calcext:value-type="float">
            <text:p>0.0420453</text:p>
          </table:table-cell>
          <table:table-cell office:value-type="float" office:value="0.118147" calcext:value-type="float">
            <text:p>0.118147</text:p>
          </table:table-cell>
          <table:table-cell office:value-type="float" office:value="0.0629256" calcext:value-type="float">
            <text:p>0.0629256</text:p>
          </table:table-cell>
          <table:table-cell office:value-type="float" office:value="0.0753957" calcext:value-type="float">
            <text:p>0.0753957</text:p>
          </table:table-cell>
        </table:table-row>
        <table:table-row table:style-name="ro1">
          <table:table-cell office:value-type="float" office:value="0.0770466" calcext:value-type="float">
            <text:p>0.0770466</text:p>
          </table:table-cell>
          <table:table-cell office:value-type="float" office:value="0.0738028" calcext:value-type="float">
            <text:p>0.0738028</text:p>
          </table:table-cell>
          <table:table-cell office:value-type="float" office:value="0.114261" calcext:value-type="float">
            <text:p>0.114261</text:p>
          </table:table-cell>
          <table:table-cell office:value-type="float" office:value="0.105117" calcext:value-type="float">
            <text:p>0.105117</text:p>
          </table:table-cell>
          <table:table-cell office:value-type="float" office:value="0.0490992" calcext:value-type="float">
            <text:p>0.0490992</text:p>
          </table:table-cell>
          <table:table-cell office:value-type="float" office:value="0.10883" calcext:value-type="float">
            <text:p>0.10883</text:p>
          </table:table-cell>
          <table:table-cell office:value-type="float" office:value="0.072274" calcext:value-type="float">
            <text:p>0.072274</text:p>
          </table:table-cell>
          <table:table-cell office:value-type="float" office:value="0.0833381" calcext:value-type="float">
            <text:p>0.0833381</text:p>
          </table:table-cell>
        </table:table-row>
        <table:table-row table:style-name="ro1">
          <table:table-cell office:value-type="float" office:value="0.0868891" calcext:value-type="float">
            <text:p>0.0868891</text:p>
          </table:table-cell>
          <table:table-cell office:value-type="float" office:value="0.081513" calcext:value-type="float">
            <text:p>0.081513</text:p>
          </table:table-cell>
          <table:table-cell office:value-type="float" office:value="0.121239" calcext:value-type="float">
            <text:p>0.121239</text:p>
          </table:table-cell>
          <table:table-cell office:value-type="float" office:value="0.109837" calcext:value-type="float">
            <text:p>0.109837</text:p>
          </table:table-cell>
          <table:table-cell office:value-type="float" office:value="0.0477511" calcext:value-type="float">
            <text:p>0.0477511</text:p>
          </table:table-cell>
          <table:table-cell office:value-type="float" office:value="0.110352" calcext:value-type="float">
            <text:p>0.110352</text:p>
          </table:table-cell>
          <table:table-cell office:value-type="float" office:value="0.0673462" calcext:value-type="float">
            <text:p>0.0673462</text:p>
          </table:table-cell>
          <table:table-cell office:value-type="float" office:value="0.0843698" calcext:value-type="float">
            <text:p>0.0843698</text:p>
          </table:table-cell>
        </table:table-row>
        <table:table-row table:style-name="ro1">
          <table:table-cell office:value-type="float" office:value="0.0816772" calcext:value-type="float">
            <text:p>0.0816772</text:p>
          </table:table-cell>
          <table:table-cell office:value-type="float" office:value="0.0792759" calcext:value-type="float">
            <text:p>0.0792759</text:p>
          </table:table-cell>
          <table:table-cell office:value-type="float" office:value="0.116922" calcext:value-type="float">
            <text:p>0.116922</text:p>
          </table:table-cell>
          <table:table-cell office:value-type="float" office:value="0.102509" calcext:value-type="float">
            <text:p>0.102509</text:p>
          </table:table-cell>
          <table:table-cell office:value-type="float" office:value="0.0574215" calcext:value-type="float">
            <text:p>0.0574215</text:p>
          </table:table-cell>
          <table:table-cell office:value-type="float" office:value="0.121491" calcext:value-type="float">
            <text:p>0.121491</text:p>
          </table:table-cell>
          <table:table-cell office:value-type="float" office:value="0.0701616" calcext:value-type="float">
            <text:p>0.0701616</text:p>
          </table:table-cell>
          <table:table-cell office:value-type="float" office:value="0.0888466" calcext:value-type="float">
            <text:p>0.0888466</text:p>
          </table:table-cell>
        </table:table-row>
        <table:table-row table:style-name="ro1">
          <table:table-cell office:value-type="float" office:value="0.0856667" calcext:value-type="float">
            <text:p>0.0856667</text:p>
          </table:table-cell>
          <table:table-cell office:value-type="float" office:value="0.0860224" calcext:value-type="float">
            <text:p>0.0860224</text:p>
          </table:table-cell>
          <table:table-cell office:value-type="float" office:value="0.119418" calcext:value-type="float">
            <text:p>0.119418</text:p>
          </table:table-cell>
          <table:table-cell office:value-type="float" office:value="0.101305" calcext:value-type="float">
            <text:p>0.101305</text:p>
          </table:table-cell>
          <table:table-cell office:value-type="float" office:value="0.0559901" calcext:value-type="float">
            <text:p>0.0559901</text:p>
          </table:table-cell>
          <table:table-cell office:value-type="float" office:value="0.118498" calcext:value-type="float">
            <text:p>0.118498</text:p>
          </table:table-cell>
          <table:table-cell office:value-type="float" office:value="0.0775114" calcext:value-type="float">
            <text:p>0.0775114</text:p>
          </table:table-cell>
          <table:table-cell office:value-type="float" office:value="0.0951868" calcext:value-type="float">
            <text:p>0.0951868</text:p>
          </table:table-cell>
        </table:table-row>
        <table:table-row table:style-name="ro1">
          <table:table-cell office:value-type="float" office:value="0.0771769" calcext:value-type="float">
            <text:p>0.0771769</text:p>
          </table:table-cell>
          <table:table-cell office:value-type="float" office:value="0.0894305" calcext:value-type="float">
            <text:p>0.0894305</text:p>
          </table:table-cell>
          <table:table-cell office:value-type="float" office:value="0.132561" calcext:value-type="float">
            <text:p>0.132561</text:p>
          </table:table-cell>
          <table:table-cell office:value-type="float" office:value="0.120705" calcext:value-type="float">
            <text:p>0.120705</text:p>
          </table:table-cell>
          <table:table-cell office:value-type="float" office:value="0.0581465" calcext:value-type="float">
            <text:p>0.0581465</text:p>
          </table:table-cell>
          <table:table-cell office:value-type="float" office:value="0.127218" calcext:value-type="float">
            <text:p>0.127218</text:p>
          </table:table-cell>
          <table:table-cell office:value-type="float" office:value="0.0787766" calcext:value-type="float">
            <text:p>0.0787766</text:p>
          </table:table-cell>
          <table:table-cell office:value-type="float" office:value="0.0914401" calcext:value-type="float">
            <text:p>0.0914401</text:p>
          </table:table-cell>
        </table:table-row>
        <table:table-row table:style-name="ro1">
          <table:table-cell office:value-type="float" office:value="0.0905153" calcext:value-type="float">
            <text:p>0.0905153</text:p>
          </table:table-cell>
          <table:table-cell office:value-type="float" office:value="0.0914942" calcext:value-type="float">
            <text:p>0.0914942</text:p>
          </table:table-cell>
          <table:table-cell office:value-type="float" office:value="0.134425" calcext:value-type="float">
            <text:p>0.134425</text:p>
          </table:table-cell>
          <table:table-cell office:value-type="float" office:value="0.119443" calcext:value-type="float">
            <text:p>0.119443</text:p>
          </table:table-cell>
          <table:table-cell office:value-type="float" office:value="0.0559766" calcext:value-type="float">
            <text:p>0.0559766</text:p>
          </table:table-cell>
          <table:table-cell office:value-type="float" office:value="0.122373" calcext:value-type="float">
            <text:p>0.122373</text:p>
          </table:table-cell>
          <table:table-cell office:value-type="float" office:value="0.0801958" calcext:value-type="float">
            <text:p>0.0801958</text:p>
          </table:table-cell>
          <table:table-cell office:value-type="float" office:value="0.0822257" calcext:value-type="float">
            <text:p>0.0822257</text:p>
          </table:table-cell>
        </table:table-row>
        <table:table-row table:style-name="ro1">
          <table:table-cell office:value-type="float" office:value="0.0947882" calcext:value-type="float">
            <text:p>0.0947882</text:p>
          </table:table-cell>
          <table:table-cell office:value-type="float" office:value="0.100092" calcext:value-type="float">
            <text:p>0.100092</text:p>
          </table:table-cell>
          <table:table-cell office:value-type="float" office:value="0.125898" calcext:value-type="float">
            <text:p>0.125898</text:p>
          </table:table-cell>
          <table:table-cell office:value-type="float" office:value="0.129719" calcext:value-type="float">
            <text:p>0.129719</text:p>
          </table:table-cell>
          <table:table-cell office:value-type="float" office:value="0.0655613" calcext:value-type="float">
            <text:p>0.0655613</text:p>
          </table:table-cell>
          <table:table-cell office:value-type="float" office:value="0.122519" calcext:value-type="float">
            <text:p>0.122519</text:p>
          </table:table-cell>
          <table:table-cell office:value-type="float" office:value="0.0773914" calcext:value-type="float">
            <text:p>0.0773914</text:p>
          </table:table-cell>
          <table:table-cell office:value-type="float" office:value="0.0963721" calcext:value-type="float">
            <text:p>0.0963721</text:p>
          </table:table-cell>
        </table:table-row>
        <table:table-row table:style-name="ro1">
          <table:table-cell office:value-type="float" office:value="0.0838015" calcext:value-type="float">
            <text:p>0.0838015</text:p>
          </table:table-cell>
          <table:table-cell office:value-type="float" office:value="0.0948765" calcext:value-type="float">
            <text:p>0.0948765</text:p>
          </table:table-cell>
          <table:table-cell office:value-type="float" office:value="0.140263" calcext:value-type="float">
            <text:p>0.140263</text:p>
          </table:table-cell>
          <table:table-cell office:value-type="float" office:value="0.121981" calcext:value-type="float">
            <text:p>0.121981</text:p>
          </table:table-cell>
          <table:table-cell office:value-type="float" office:value="0.0679704" calcext:value-type="float">
            <text:p>0.0679704</text:p>
          </table:table-cell>
          <table:table-cell office:value-type="float" office:value="0.125313" calcext:value-type="float">
            <text:p>0.125313</text:p>
          </table:table-cell>
          <table:table-cell office:value-type="float" office:value="0.0866758" calcext:value-type="float">
            <text:p>0.0866758</text:p>
          </table:table-cell>
          <table:table-cell office:value-type="float" office:value="0.0952262" calcext:value-type="float">
            <text:p>0.0952262</text:p>
          </table:table-cell>
        </table:table-row>
        <table:table-row table:style-name="ro1">
          <table:table-cell office:value-type="float" office:value="0.0864833" calcext:value-type="float">
            <text:p>0.0864833</text:p>
          </table:table-cell>
          <table:table-cell office:value-type="float" office:value="0.0980261" calcext:value-type="float">
            <text:p>0.0980261</text:p>
          </table:table-cell>
          <table:table-cell office:value-type="float" office:value="0.136392" calcext:value-type="float">
            <text:p>0.136392</text:p>
          </table:table-cell>
          <table:table-cell office:value-type="float" office:value="0.130889" calcext:value-type="float">
            <text:p>0.130889</text:p>
          </table:table-cell>
          <table:table-cell office:value-type="float" office:value="0.0637002" calcext:value-type="float">
            <text:p>0.0637002</text:p>
          </table:table-cell>
          <table:table-cell office:value-type="float" office:value="0.126804" calcext:value-type="float">
            <text:p>0.126804</text:p>
          </table:table-cell>
          <table:table-cell office:value-type="float" office:value="0.081706" calcext:value-type="float">
            <text:p>0.081706</text:p>
          </table:table-cell>
          <table:table-cell office:value-type="float" office:value="0.0982931" calcext:value-type="float">
            <text:p>0.0982931</text:p>
          </table:table-cell>
        </table:table-row>
        <table:table-row table:style-name="ro1">
          <table:table-cell office:value-type="float" office:value="0.0907143" calcext:value-type="float">
            <text:p>0.0907143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136757" calcext:value-type="float">
            <text:p>0.136757</text:p>
          </table:table-cell>
          <table:table-cell office:value-type="float" office:value="0.128327" calcext:value-type="float">
            <text:p>0.128327</text:p>
          </table:table-cell>
          <table:table-cell office:value-type="float" office:value="0.0623145" calcext:value-type="float">
            <text:p>0.0623145</text:p>
          </table:table-cell>
          <table:table-cell office:value-type="float" office:value="0.133141" calcext:value-type="float">
            <text:p>0.133141</text:p>
          </table:table-cell>
          <table:table-cell office:value-type="float" office:value="0.0847431" calcext:value-type="float">
            <text:p>0.0847431</text:p>
          </table:table-cell>
          <table:table-cell office:value-type="float" office:value="0.0961833" calcext:value-type="float">
            <text:p>0.0961833</text:p>
          </table:table-cell>
        </table:table-row>
        <table:table-row table:style-name="ro1">
          <table:table-cell office:value-type="float" office:value="0.0846678" calcext:value-type="float">
            <text:p>0.0846678</text:p>
          </table:table-cell>
          <table:table-cell office:value-type="float" office:value="0.105742" calcext:value-type="float">
            <text:p>0.105742</text:p>
          </table:table-cell>
          <table:table-cell office:value-type="float" office:value="0.143037" calcext:value-type="float">
            <text:p>0.143037</text:p>
          </table:table-cell>
          <table:table-cell office:value-type="float" office:value="0.132588" calcext:value-type="float">
            <text:p>0.132588</text:p>
          </table:table-cell>
          <table:table-cell office:value-type="float" office:value="0.066291" calcext:value-type="float">
            <text:p>0.066291</text:p>
          </table:table-cell>
          <table:table-cell office:value-type="float" office:value="0.130773" calcext:value-type="float">
            <text:p>0.130773</text:p>
          </table:table-cell>
          <table:table-cell office:value-type="float" office:value="0.0845115" calcext:value-type="float">
            <text:p>0.0845115</text:p>
          </table:table-cell>
          <table:table-cell office:value-type="float" office:value="0.0947629" calcext:value-type="float">
            <text:p>0.0947629</text:p>
          </table:table-cell>
        </table:table-row>
        <table:table-row table:style-name="ro1">
          <table:table-cell office:value-type="float" office:value="0.0884573" calcext:value-type="float">
            <text:p>0.0884573</text:p>
          </table:table-cell>
          <table:table-cell office:value-type="float" office:value="0.105478" calcext:value-type="float">
            <text:p>0.105478</text:p>
          </table:table-cell>
          <table:table-cell office:value-type="float" office:value="0.142907" calcext:value-type="float">
            <text:p>0.142907</text:p>
          </table:table-cell>
          <table:table-cell office:value-type="float" office:value="0.134639" calcext:value-type="float">
            <text:p>0.134639</text:p>
          </table:table-cell>
          <table:table-cell office:value-type="float" office:value="0.0666069" calcext:value-type="float">
            <text:p>0.0666069</text:p>
          </table:table-cell>
          <table:table-cell office:value-type="float" office:value="0.129977" calcext:value-type="float">
            <text:p>0.129977</text:p>
          </table:table-cell>
          <table:table-cell office:value-type="float" office:value="0.0809435" calcext:value-type="float">
            <text:p>0.0809435</text:p>
          </table:table-cell>
          <table:table-cell office:value-type="float" office:value="0.0964036" calcext:value-type="float">
            <text:p>0.0964036</text:p>
          </table:table-cell>
        </table:table-row>
        <table:table-row table:style-name="ro1">
          <table:table-cell office:value-type="float" office:value="0.0840772" calcext:value-type="float">
            <text:p>0.0840772</text:p>
          </table:table-cell>
          <table:table-cell office:value-type="float" office:value="0.10216" calcext:value-type="float">
            <text:p>0.10216</text:p>
          </table:table-cell>
          <table:table-cell office:value-type="float" office:value="0.144087" calcext:value-type="float">
            <text:p>0.144087</text:p>
          </table:table-cell>
          <table:table-cell office:value-type="float" office:value="0.13042" calcext:value-type="float">
            <text:p>0.13042</text:p>
          </table:table-cell>
          <table:table-cell office:value-type="float" office:value="0.0633879" calcext:value-type="float">
            <text:p>0.0633879</text:p>
          </table:table-cell>
          <table:table-cell office:value-type="float" office:value="0.126422" calcext:value-type="float">
            <text:p>0.126422</text:p>
          </table:table-cell>
          <table:table-cell office:value-type="float" office:value="0.0807921" calcext:value-type="float">
            <text:p>0.0807921</text:p>
          </table:table-cell>
          <table:table-cell office:value-type="float" office:value="0.0957755" calcext:value-type="float">
            <text:p>0.0957755</text:p>
          </table:table-cell>
        </table:table-row>
        <table:table-row table:style-name="ro1">
          <table:table-cell office:value-type="float" office:value="0.0852548" calcext:value-type="float">
            <text:p>0.0852548</text:p>
          </table:table-cell>
          <table:table-cell office:value-type="float" office:value="0.10718" calcext:value-type="float">
            <text:p>0.10718</text:p>
          </table:table-cell>
          <table:table-cell office:value-type="float" office:value="0.141538" calcext:value-type="float">
            <text:p>0.141538</text:p>
          </table:table-cell>
          <table:table-cell office:value-type="float" office:value="0.137136" calcext:value-type="float">
            <text:p>0.137136</text:p>
          </table:table-cell>
          <table:table-cell office:value-type="float" office:value="0.0664938" calcext:value-type="float">
            <text:p>0.0664938</text:p>
          </table:table-cell>
          <table:table-cell office:value-type="float" office:value="0.130591" calcext:value-type="float">
            <text:p>0.130591</text:p>
          </table:table-cell>
          <table:table-cell office:value-type="float" office:value="0.0806447" calcext:value-type="float">
            <text:p>0.0806447</text:p>
          </table:table-cell>
          <table:table-cell office:value-type="float" office:value="0.0980471" calcext:value-type="float">
            <text:p>0.0980471</text:p>
          </table:table-cell>
        </table:table-row>
        <table:table-row table:style-name="ro1">
          <table:table-cell office:value-type="float" office:value="0.0781442" calcext:value-type="float">
            <text:p>0.0781442</text:p>
          </table:table-cell>
          <table:table-cell office:value-type="float" office:value="0.0994272" calcext:value-type="float">
            <text:p>0.0994272</text:p>
          </table:table-cell>
          <table:table-cell office:value-type="float" office:value="0.142605" calcext:value-type="float">
            <text:p>0.142605</text:p>
          </table:table-cell>
          <table:table-cell office:value-type="float" office:value="0.129035" calcext:value-type="float">
            <text:p>0.129035</text:p>
          </table:table-cell>
          <table:table-cell office:value-type="float" office:value="0.0632398" calcext:value-type="float">
            <text:p>0.0632398</text:p>
          </table:table-cell>
          <table:table-cell office:value-type="float" office:value="0.126777" calcext:value-type="float">
            <text:p>0.126777</text:p>
          </table:table-cell>
          <table:table-cell office:value-type="float" office:value="0.0820459" calcext:value-type="float">
            <text:p>0.0820459</text:p>
          </table:table-cell>
          <table:table-cell office:value-type="float" office:value="0.095525" calcext:value-type="float">
            <text:p>0.095525</text:p>
          </table:table-cell>
        </table:table-row>
        <table:table-row table:style-name="ro1">
          <table:table-cell office:value-type="float" office:value="0.0793093" calcext:value-type="float">
            <text:p>0.0793093</text:p>
          </table:table-cell>
          <table:table-cell office:value-type="float" office:value="0.101835" calcext:value-type="float">
            <text:p>0.101835</text:p>
          </table:table-cell>
          <table:table-cell office:value-type="float" office:value="0.134644" calcext:value-type="float">
            <text:p>0.134644</text:p>
          </table:table-cell>
          <table:table-cell office:value-type="float" office:value="0.127899" calcext:value-type="float">
            <text:p>0.127899</text:p>
          </table:table-cell>
          <table:table-cell office:value-type="float" office:value="0.0640868" calcext:value-type="float">
            <text:p>0.0640868</text:p>
          </table:table-cell>
          <table:table-cell office:value-type="float" office:value="0.126003" calcext:value-type="float">
            <text:p>0.126003</text:p>
          </table:table-cell>
          <table:table-cell office:value-type="float" office:value="0.0816662" calcext:value-type="float">
            <text:p>0.0816662</text:p>
          </table:table-cell>
          <table:table-cell office:value-type="float" office:value="0.092542" calcext:value-type="float">
            <text:p>0.092542</text:p>
          </table:table-cell>
        </table:table-row>
        <table:table-row table:style-name="ro1">
          <table:table-cell office:value-type="float" office:value="0.0762233" calcext:value-type="float">
            <text:p>0.0762233</text:p>
          </table:table-cell>
          <table:table-cell office:value-type="float" office:value="0.0944971" calcext:value-type="float">
            <text:p>0.0944971</text:p>
          </table:table-cell>
          <table:table-cell office:value-type="float" office:value="0.137282" calcext:value-type="float">
            <text:p>0.137282</text:p>
          </table:table-cell>
          <table:table-cell office:value-type="float" office:value="0.125847" calcext:value-type="float">
            <text:p>0.125847</text:p>
          </table:table-cell>
          <table:table-cell office:value-type="float" office:value="0.0588941" calcext:value-type="float">
            <text:p>0.0588941</text:p>
          </table:table-cell>
          <table:table-cell office:value-type="float" office:value="0.129784" calcext:value-type="float">
            <text:p>0.129784</text:p>
          </table:table-cell>
          <table:table-cell office:value-type="float" office:value="0.0818351" calcext:value-type="float">
            <text:p>0.0818351</text:p>
          </table:table-cell>
          <table:table-cell office:value-type="float" office:value="0.0899377" calcext:value-type="float">
            <text:p>0.0899377</text:p>
          </table:table-cell>
        </table:table-row>
        <table:table-row table:style-name="ro1">
          <table:table-cell office:value-type="float" office:value="0.0742972" calcext:value-type="float">
            <text:p>0.0742972</text:p>
          </table:table-cell>
          <table:table-cell office:value-type="float" office:value="0.0892952" calcext:value-type="float">
            <text:p>0.0892952</text:p>
          </table:table-cell>
          <table:table-cell office:value-type="float" office:value="0.121437" calcext:value-type="float">
            <text:p>0.121437</text:p>
          </table:table-cell>
          <table:table-cell office:value-type="float" office:value="0.121023" calcext:value-type="float">
            <text:p>0.121023</text:p>
          </table:table-cell>
          <table:table-cell office:value-type="float" office:value="0.048056" calcext:value-type="float">
            <text:p>0.048056</text:p>
          </table:table-cell>
          <table:table-cell office:value-type="float" office:value="0.121422" calcext:value-type="float">
            <text:p>0.121422</text:p>
          </table:table-cell>
          <table:table-cell office:value-type="float" office:value="0.0734762" calcext:value-type="float">
            <text:p>0.0734762</text:p>
          </table:table-cell>
          <table:table-cell office:value-type="float" office:value="0.0877177" calcext:value-type="float">
            <text:p>0.0877177</text:p>
          </table:table-cell>
        </table:table-row>
        <table:table-row table:style-name="ro1">
          <table:table-cell office:value-type="float" office:value="0.0764733" calcext:value-type="float">
            <text:p>0.0764733</text:p>
          </table:table-cell>
          <table:table-cell office:value-type="float" office:value="0.082459" calcext:value-type="float">
            <text:p>0.082459</text:p>
          </table:table-cell>
          <table:table-cell office:value-type="float" office:value="0.114182" calcext:value-type="float">
            <text:p>0.114182</text:p>
          </table:table-cell>
          <table:table-cell office:value-type="float" office:value="0.107443" calcext:value-type="float">
            <text:p>0.107443</text:p>
          </table:table-cell>
          <table:table-cell office:value-type="float" office:value="0.0583464" calcext:value-type="float">
            <text:p>0.0583464</text:p>
          </table:table-cell>
          <table:table-cell office:value-type="float" office:value="0.110465" calcext:value-type="float">
            <text:p>0.110465</text:p>
          </table:table-cell>
          <table:table-cell office:value-type="float" office:value="0.0661937" calcext:value-type="float">
            <text:p>0.0661937</text:p>
          </table:table-cell>
          <table:table-cell office:value-type="float" office:value="0.0911066" calcext:value-type="float">
            <text:p>0.0911066</text:p>
          </table:table-cell>
        </table:table-row>
        <table:table-row table:style-name="ro1">
          <table:table-cell office:value-type="float" office:value="0.0825257" calcext:value-type="float">
            <text:p>0.0825257</text:p>
          </table:table-cell>
          <table:table-cell office:value-type="float" office:value="0.0829843" calcext:value-type="float">
            <text:p>0.0829843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978425" calcext:value-type="float">
            <text:p>0.0978425</text:p>
          </table:table-cell>
          <table:table-cell office:value-type="float" office:value="0.0430446" calcext:value-type="float">
            <text:p>0.0430446</text:p>
          </table:table-cell>
          <table:table-cell office:value-type="float" office:value="0.112606" calcext:value-type="float">
            <text:p>0.112606</text:p>
          </table:table-cell>
          <table:table-cell office:value-type="float" office:value="0.0641618" calcext:value-type="float">
            <text:p>0.0641618</text:p>
          </table:table-cell>
          <table:table-cell office:value-type="float" office:value="0.0820325" calcext:value-type="float">
            <text:p>0.0820325</text:p>
          </table:table-cell>
        </table:table-row>
        <table:table-row table:style-name="ro1">
          <table:table-cell office:value-type="float" office:value="0.0682478" calcext:value-type="float">
            <text:p>0.0682478</text:p>
          </table:table-cell>
          <table:table-cell office:value-type="float" office:value="0.0745826" calcext:value-type="float">
            <text:p>0.0745826</text:p>
          </table:table-cell>
          <table:table-cell office:value-type="float" office:value="0.11458" calcext:value-type="float">
            <text:p>0.11458</text:p>
          </table:table-cell>
          <table:table-cell office:value-type="float" office:value="0.10074" calcext:value-type="float">
            <text:p>0.10074</text:p>
          </table:table-cell>
          <table:table-cell office:value-type="float" office:value="0.0396377" calcext:value-type="float">
            <text:p>0.0396377</text:p>
          </table:table-cell>
          <table:table-cell office:value-type="float" office:value="0.102055" calcext:value-type="float">
            <text:p>0.102055</text:p>
          </table:table-cell>
          <table:table-cell office:value-type="float" office:value="0.0650372" calcext:value-type="float">
            <text:p>0.0650372</text:p>
          </table:table-cell>
          <table:table-cell office:value-type="float" office:value="0.0706298" calcext:value-type="float">
            <text:p>0.0706298</text:p>
          </table:table-cell>
        </table:table-row>
        <table:table-row table:style-name="ro1">
          <table:table-cell office:value-type="float" office:value="0.0783323" calcext:value-type="float">
            <text:p>0.0783323</text:p>
          </table:table-cell>
          <table:table-cell office:value-type="float" office:value="0.0603434" calcext:value-type="float">
            <text:p>0.0603434</text:p>
          </table:table-cell>
          <table:table-cell office:value-type="float" office:value="0.104001" calcext:value-type="float">
            <text:p>0.104001</text:p>
          </table:table-cell>
          <table:table-cell office:value-type="float" office:value="0.0910945" calcext:value-type="float">
            <text:p>0.0910945</text:p>
          </table:table-cell>
          <table:table-cell office:value-type="float" office:value="0.0370922" calcext:value-type="float">
            <text:p>0.0370922</text:p>
          </table:table-cell>
          <table:table-cell office:value-type="float" office:value="0.0998623" calcext:value-type="float">
            <text:p>0.0998623</text:p>
          </table:table-cell>
          <table:table-cell office:value-type="float" office:value="0.0641944" calcext:value-type="float">
            <text:p>0.0641944</text:p>
          </table:table-cell>
          <table:table-cell office:value-type="float" office:value="0.0684391" calcext:value-type="float">
            <text:p>0.0684391</text:p>
          </table:table-cell>
        </table:table-row>
        <table:table-row table:style-name="ro1">
          <table:table-cell office:value-type="float" office:value="0.0812989" calcext:value-type="float">
            <text:p>0.0812989</text:p>
          </table:table-cell>
          <table:table-cell office:value-type="float" office:value="0.0681114" calcext:value-type="float">
            <text:p>0.0681114</text:p>
          </table:table-cell>
          <table:table-cell office:value-type="float" office:value="0.11197" calcext:value-type="float">
            <text:p>0.11197</text:p>
          </table:table-cell>
          <table:table-cell office:value-type="float" office:value="0.102432" calcext:value-type="float">
            <text:p>0.102432</text:p>
          </table:table-cell>
          <table:table-cell office:value-type="float" office:value="0.0491372" calcext:value-type="float">
            <text:p>0.0491372</text:p>
          </table:table-cell>
          <table:table-cell office:value-type="float" office:value="0.118281" calcext:value-type="float">
            <text:p>0.118281</text:p>
          </table:table-cell>
          <table:table-cell office:value-type="float" office:value="0.0583535" calcext:value-type="float">
            <text:p>0.0583535</text:p>
          </table:table-cell>
          <table:table-cell office:value-type="float" office:value="0.0762879" calcext:value-type="float">
            <text:p>0.0762879</text:p>
          </table:table-cell>
        </table:table-row>
        <table:table-row table:style-name="ro1">
          <table:table-cell office:value-type="float" office:value="0.0732995" calcext:value-type="float">
            <text:p>0.0732995</text:p>
          </table:table-cell>
          <table:table-cell office:value-type="float" office:value="0.0736079" calcext:value-type="float">
            <text:p>0.0736079</text:p>
          </table:table-cell>
          <table:table-cell office:value-type="float" office:value="0.110549" calcext:value-type="float">
            <text:p>0.110549</text:p>
          </table:table-cell>
          <table:table-cell office:value-type="float" office:value="0.0913692" calcext:value-type="float">
            <text:p>0.0913692</text:p>
          </table:table-cell>
          <table:table-cell office:value-type="float" office:value="0.0562317" calcext:value-type="float">
            <text:p>0.0562317</text:p>
          </table:table-cell>
          <table:table-cell office:value-type="float" office:value="0.108378" calcext:value-type="float">
            <text:p>0.108378</text:p>
          </table:table-cell>
          <table:table-cell office:value-type="float" office:value="0.0660541" calcext:value-type="float">
            <text:p>0.0660541</text:p>
          </table:table-cell>
          <table:table-cell office:value-type="float" office:value="0.0784376" calcext:value-type="float">
            <text:p>0.0784376</text:p>
          </table:table-cell>
        </table:table-row>
        <table:table-row table:style-name="ro1">
          <table:table-cell office:value-type="float" office:value="0.0845145" calcext:value-type="float">
            <text:p>0.0845145</text:p>
          </table:table-cell>
          <table:table-cell office:value-type="float" office:value="0.0736987" calcext:value-type="float">
            <text:p>0.0736987</text:p>
          </table:table-cell>
          <table:table-cell office:value-type="float" office:value="0.123002" calcext:value-type="float">
            <text:p>0.123002</text:p>
          </table:table-cell>
          <table:table-cell office:value-type="float" office:value="0.0963906" calcext:value-type="float">
            <text:p>0.0963906</text:p>
          </table:table-cell>
          <table:table-cell office:value-type="float" office:value="0.0574369" calcext:value-type="float">
            <text:p>0.0574369</text:p>
          </table:table-cell>
          <table:table-cell office:value-type="float" office:value="0.104488" calcext:value-type="float">
            <text:p>0.104488</text:p>
          </table:table-cell>
          <table:table-cell office:value-type="float" office:value="0.0634952" calcext:value-type="float">
            <text:p>0.0634952</text:p>
          </table:table-cell>
          <table:table-cell office:value-type="float" office:value="0.0833425" calcext:value-type="float">
            <text:p>0.0833425</text:p>
          </table:table-cell>
        </table:table-row>
        <table:table-row table:style-name="ro1">
          <table:table-cell office:value-type="float" office:value="0.0787702" calcext:value-type="float">
            <text:p>0.0787702</text:p>
          </table:table-cell>
          <table:table-cell office:value-type="float" office:value="0.0834495" calcext:value-type="float">
            <text:p>0.0834495</text:p>
          </table:table-cell>
          <table:table-cell office:value-type="float" office:value="0.122817" calcext:value-type="float">
            <text:p>0.122817</text:p>
          </table:table-cell>
          <table:table-cell office:value-type="float" office:value="0.0948761" calcext:value-type="float">
            <text:p>0.0948761</text:p>
          </table:table-cell>
          <table:table-cell office:value-type="float" office:value="0.0511022" calcext:value-type="float">
            <text:p>0.0511022</text:p>
          </table:table-cell>
          <table:table-cell office:value-type="float" office:value="0.112277" calcext:value-type="float">
            <text:p>0.112277</text:p>
          </table:table-cell>
          <table:table-cell office:value-type="float" office:value="0.0672208" calcext:value-type="float">
            <text:p>0.0672208</text:p>
          </table:table-cell>
          <table:table-cell office:value-type="float" office:value="0.0730439" calcext:value-type="float">
            <text:p>0.0730439</text:p>
          </table:table-cell>
        </table:table-row>
        <table:table-row table:style-name="ro1">
          <table:table-cell office:value-type="float" office:value="0.081569" calcext:value-type="float">
            <text:p>0.081569</text:p>
          </table:table-cell>
          <table:table-cell office:value-type="float" office:value="0.0816968" calcext:value-type="float">
            <text:p>0.0816968</text:p>
          </table:table-cell>
          <table:table-cell office:value-type="float" office:value="0.115916" calcext:value-type="float">
            <text:p>0.115916</text:p>
          </table:table-cell>
          <table:table-cell office:value-type="float" office:value="0.0987979" calcext:value-type="float">
            <text:p>0.0987979</text:p>
          </table:table-cell>
          <table:table-cell office:value-type="float" office:value="0.0621966" calcext:value-type="float">
            <text:p>0.0621966</text:p>
          </table:table-cell>
          <table:table-cell office:value-type="float" office:value="0.112331" calcext:value-type="float">
            <text:p>0.112331</text:p>
          </table:table-cell>
          <table:table-cell office:value-type="float" office:value="0.0689411" calcext:value-type="float">
            <text:p>0.0689411</text:p>
          </table:table-cell>
          <table:table-cell office:value-type="float" office:value="0.0797429" calcext:value-type="float">
            <text:p>0.0797429</text:p>
          </table:table-cell>
        </table:table-row>
        <table:table-row table:style-name="ro1">
          <table:table-cell office:value-type="float" office:value="0.0745876" calcext:value-type="float">
            <text:p>0.0745876</text:p>
          </table:table-cell>
          <table:table-cell office:value-type="float" office:value="0.0806268" calcext:value-type="float">
            <text:p>0.0806268</text:p>
          </table:table-cell>
          <table:table-cell office:value-type="float" office:value="0.123999" calcext:value-type="float">
            <text:p>0.123999</text:p>
          </table:table-cell>
          <table:table-cell office:value-type="float" office:value="0.10815" calcext:value-type="float">
            <text:p>0.10815</text:p>
          </table:table-cell>
          <table:table-cell office:value-type="float" office:value="0.0524578" calcext:value-type="float">
            <text:p>0.0524578</text:p>
          </table:table-cell>
          <table:table-cell office:value-type="float" office:value="0.121673" calcext:value-type="float">
            <text:p>0.121673</text:p>
          </table:table-cell>
          <table:table-cell office:value-type="float" office:value="0.0787569" calcext:value-type="float">
            <text:p>0.0787569</text:p>
          </table:table-cell>
          <table:table-cell office:value-type="float" office:value="0.0771604" calcext:value-type="float">
            <text:p>0.0771604</text:p>
          </table:table-cell>
        </table:table-row>
        <table:table-row table:style-name="ro1">
          <table:table-cell office:value-type="float" office:value="0.0704494" calcext:value-type="float">
            <text:p>0.0704494</text:p>
          </table:table-cell>
          <table:table-cell office:value-type="float" office:value="0.0897295" calcext:value-type="float">
            <text:p>0.0897295</text:p>
          </table:table-cell>
          <table:table-cell office:value-type="float" office:value="0.133156" calcext:value-type="float">
            <text:p>0.133156</text:p>
          </table:table-cell>
          <table:table-cell office:value-type="float" office:value="0.111158" calcext:value-type="float">
            <text:p>0.111158</text:p>
          </table:table-cell>
          <table:table-cell office:value-type="float" office:value="0.0562556" calcext:value-type="float">
            <text:p>0.0562556</text:p>
          </table:table-cell>
          <table:table-cell office:value-type="float" office:value="0.114236" calcext:value-type="float">
            <text:p>0.114236</text:p>
          </table:table-cell>
          <table:table-cell office:value-type="float" office:value="0.0778909" calcext:value-type="float">
            <text:p>0.0778909</text:p>
          </table:table-cell>
          <table:table-cell office:value-type="float" office:value="0.0861218" calcext:value-type="float">
            <text:p>0.0861218</text:p>
          </table:table-cell>
        </table:table-row>
        <table:table-row table:style-name="ro1">
          <table:table-cell office:value-type="float" office:value="0.0816895" calcext:value-type="float">
            <text:p>0.0816895</text:p>
          </table:table-cell>
          <table:table-cell office:value-type="float" office:value="0.0903313" calcext:value-type="float">
            <text:p>0.0903313</text:p>
          </table:table-cell>
          <table:table-cell office:value-type="float" office:value="0.127566" calcext:value-type="float">
            <text:p>0.127566</text:p>
          </table:table-cell>
          <table:table-cell office:value-type="float" office:value="0.119833" calcext:value-type="float">
            <text:p>0.119833</text:p>
          </table:table-cell>
          <table:table-cell office:value-type="float" office:value="0.0598881" calcext:value-type="float">
            <text:p>0.0598881</text:p>
          </table:table-cell>
          <table:table-cell office:value-type="float" office:value="0.119158" calcext:value-type="float">
            <text:p>0.119158</text:p>
          </table:table-cell>
          <table:table-cell office:value-type="float" office:value="0.0790143" calcext:value-type="float">
            <text:p>0.0790143</text:p>
          </table:table-cell>
          <table:table-cell office:value-type="float" office:value="0.0938634" calcext:value-type="float">
            <text:p>0.0938634</text:p>
          </table:table-cell>
        </table:table-row>
        <table:table-row table:style-name="ro1">
          <table:table-cell office:value-type="float" office:value="0.0780906" calcext:value-type="float">
            <text:p>0.0780906</text:p>
          </table:table-cell>
          <table:table-cell office:value-type="float" office:value="0.0769539" calcext:value-type="float">
            <text:p>0.0769539</text:p>
          </table:table-cell>
          <table:table-cell office:value-type="float" office:value="0.13106" calcext:value-type="float">
            <text:p>0.13106</text:p>
          </table:table-cell>
          <table:table-cell office:value-type="float" office:value="0.118809" calcext:value-type="float">
            <text:p>0.118809</text:p>
          </table:table-cell>
          <table:table-cell office:value-type="float" office:value="0.0648146" calcext:value-type="float">
            <text:p>0.0648146</text:p>
          </table:table-cell>
          <table:table-cell office:value-type="float" office:value="0.118999" calcext:value-type="float">
            <text:p>0.118999</text:p>
          </table:table-cell>
          <table:table-cell office:value-type="float" office:value="0.0765568" calcext:value-type="float">
            <text:p>0.0765568</text:p>
          </table:table-cell>
          <table:table-cell office:value-type="float" office:value="0.084088" calcext:value-type="float">
            <text:p>0.084088</text:p>
          </table:table-cell>
        </table:table-row>
        <table:table-row table:style-name="ro1">
          <table:table-cell office:value-type="float" office:value="0.0811202" calcext:value-type="float">
            <text:p>0.0811202</text:p>
          </table:table-cell>
          <table:table-cell office:value-type="float" office:value="0.085937" calcext:value-type="float">
            <text:p>0.085937</text:p>
          </table:table-cell>
          <table:table-cell office:value-type="float" office:value="0.130171" calcext:value-type="float">
            <text:p>0.130171</text:p>
          </table:table-cell>
          <table:table-cell office:value-type="float" office:value="0.116247" calcext:value-type="float">
            <text:p>0.116247</text:p>
          </table:table-cell>
          <table:table-cell office:value-type="float" office:value="0.0599551" calcext:value-type="float">
            <text:p>0.0599551</text:p>
          </table:table-cell>
          <table:table-cell office:value-type="float" office:value="0.120659" calcext:value-type="float">
            <text:p>0.120659</text:p>
          </table:table-cell>
          <table:table-cell office:value-type="float" office:value="0.0733672" calcext:value-type="float">
            <text:p>0.0733672</text:p>
          </table:table-cell>
          <table:table-cell office:value-type="float" office:value="0.0893542" calcext:value-type="float">
            <text:p>0.0893542</text:p>
          </table:table-cell>
        </table:table-row>
        <table:table-row table:style-name="ro1">
          <table:table-cell office:value-type="float" office:value="0.0808456" calcext:value-type="float">
            <text:p>0.0808456</text:p>
          </table:table-cell>
          <table:table-cell office:value-type="float" office:value="0.0944753" calcext:value-type="float">
            <text:p>0.0944753</text:p>
          </table:table-cell>
          <table:table-cell office:value-type="float" office:value="0.140292" calcext:value-type="float">
            <text:p>0.140292</text:p>
          </table:table-cell>
          <table:table-cell office:value-type="float" office:value="0.116609" calcext:value-type="float">
            <text:p>0.116609</text:p>
          </table:table-cell>
          <table:table-cell office:value-type="float" office:value="0.0697136" calcext:value-type="float">
            <text:p>0.0697136</text:p>
          </table:table-cell>
          <table:table-cell office:value-type="float" office:value="0.129683" calcext:value-type="float">
            <text:p>0.129683</text:p>
          </table:table-cell>
          <table:table-cell office:value-type="float" office:value="0.0819612" calcext:value-type="float">
            <text:p>0.0819612</text:p>
          </table:table-cell>
          <table:table-cell office:value-type="float" office:value="0.0920247" calcext:value-type="float">
            <text:p>0.0920247</text:p>
          </table:table-cell>
        </table:table-row>
        <table:table-row table:style-name="ro1">
          <table:table-cell office:value-type="float" office:value="0.0819276" calcext:value-type="float">
            <text:p>0.0819276</text:p>
          </table:table-cell>
          <table:table-cell office:value-type="float" office:value="0.0986595" calcext:value-type="float">
            <text:p>0.0986595</text:p>
          </table:table-cell>
          <table:table-cell office:value-type="float" office:value="0.137368" calcext:value-type="float">
            <text:p>0.137368</text:p>
          </table:table-cell>
          <table:table-cell office:value-type="float" office:value="0.123003" calcext:value-type="float">
            <text:p>0.123003</text:p>
          </table:table-cell>
          <table:table-cell office:value-type="float" office:value="0.0669944" calcext:value-type="float">
            <text:p>0.0669944</text:p>
          </table:table-cell>
          <table:table-cell office:value-type="float" office:value="0.127857" calcext:value-type="float">
            <text:p>0.127857</text:p>
          </table:table-cell>
          <table:table-cell office:value-type="float" office:value="0.0810171" calcext:value-type="float">
            <text:p>0.0810171</text:p>
          </table:table-cell>
          <table:table-cell office:value-type="float" office:value="0.0956375" calcext:value-type="float">
            <text:p>0.0956375</text:p>
          </table:table-cell>
        </table:table-row>
        <table:table-row table:style-name="ro1">
          <table:table-cell office:value-type="float" office:value="0.0907019" calcext:value-type="float">
            <text:p>0.0907019</text:p>
          </table:table-cell>
          <table:table-cell office:value-type="float" office:value="0.0946475" calcext:value-type="float">
            <text:p>0.0946475</text:p>
          </table:table-cell>
          <table:table-cell office:value-type="float" office:value="0.137394" calcext:value-type="float">
            <text:p>0.137394</text:p>
          </table:table-cell>
          <table:table-cell office:value-type="float" office:value="0.12925" calcext:value-type="float">
            <text:p>0.12925</text:p>
          </table:table-cell>
          <table:table-cell office:value-type="float" office:value="0.0621841" calcext:value-type="float">
            <text:p>0.0621841</text:p>
          </table:table-cell>
          <table:table-cell office:value-type="float" office:value="0.123481" calcext:value-type="float">
            <text:p>0.123481</text:p>
          </table:table-cell>
          <table:table-cell office:value-type="float" office:value="0.0794582" calcext:value-type="float">
            <text:p>0.0794582</text:p>
          </table:table-cell>
          <table:table-cell office:value-type="float" office:value="0.0906972" calcext:value-type="float">
            <text:p>0.0906972</text:p>
          </table:table-cell>
        </table:table-row>
        <table:table-row table:style-name="ro1">
          <table:table-cell office:value-type="float" office:value="0.090726" calcext:value-type="float">
            <text:p>0.090726</text:p>
          </table:table-cell>
          <table:table-cell office:value-type="float" office:value="0.0988848" calcext:value-type="float">
            <text:p>0.0988848</text:p>
          </table:table-cell>
          <table:table-cell office:value-type="float" office:value="0.144813" calcext:value-type="float">
            <text:p>0.144813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637746" calcext:value-type="float">
            <text:p>0.0637746</text:p>
          </table:table-cell>
          <table:table-cell office:value-type="float" office:value="0.128341" calcext:value-type="float">
            <text:p>0.128341</text:p>
          </table:table-cell>
          <table:table-cell office:value-type="float" office:value="0.0900719" calcext:value-type="float">
            <text:p>0.0900719</text:p>
          </table:table-cell>
          <table:table-cell office:value-type="float" office:value="0.0992715" calcext:value-type="float">
            <text:p>0.0992715</text:p>
          </table:table-cell>
        </table:table-row>
        <table:table-row table:style-name="ro1">
          <table:table-cell office:value-type="float" office:value="0.089577" calcext:value-type="float">
            <text:p>0.089577</text:p>
          </table:table-cell>
          <table:table-cell office:value-type="float" office:value="0.103297" calcext:value-type="float">
            <text:p>0.103297</text:p>
          </table:table-cell>
          <table:table-cell office:value-type="float" office:value="0.142916" calcext:value-type="float">
            <text:p>0.142916</text:p>
          </table:table-cell>
          <table:table-cell office:value-type="float" office:value="0.133394" calcext:value-type="float">
            <text:p>0.133394</text:p>
          </table:table-cell>
          <table:table-cell office:value-type="float" office:value="0.0718562" calcext:value-type="float">
            <text:p>0.0718562</text:p>
          </table:table-cell>
          <table:table-cell office:value-type="float" office:value="0.13022" calcext:value-type="float">
            <text:p>0.13022</text:p>
          </table:table-cell>
          <table:table-cell office:value-type="float" office:value="0.0867671" calcext:value-type="float">
            <text:p>0.0867671</text:p>
          </table:table-cell>
          <table:table-cell office:value-type="float" office:value="0.101447" calcext:value-type="float">
            <text:p>0.101447</text:p>
          </table:table-cell>
        </table:table-row>
        <table:table-row table:style-name="ro1">
          <table:table-cell office:value-type="float" office:value="0.08479" calcext:value-type="float">
            <text:p>0.08479</text:p>
          </table:table-cell>
          <table:table-cell office:value-type="float" office:value="0.105628" calcext:value-type="float">
            <text:p>0.105628</text:p>
          </table:table-cell>
          <table:table-cell office:value-type="float" office:value="0.14027" calcext:value-type="float">
            <text:p>0.14027</text:p>
          </table:table-cell>
          <table:table-cell office:value-type="float" office:value="0.130645" calcext:value-type="float">
            <text:p>0.130645</text:p>
          </table:table-cell>
          <table:table-cell office:value-type="float" office:value="0.0650185" calcext:value-type="float">
            <text:p>0.0650185</text:p>
          </table:table-cell>
          <table:table-cell office:value-type="float" office:value="0.13281" calcext:value-type="float">
            <text:p>0.13281</text:p>
          </table:table-cell>
          <table:table-cell office:value-type="float" office:value="0.0888307" calcext:value-type="float">
            <text:p>0.0888307</text:p>
          </table:table-cell>
          <table:table-cell office:value-type="float" office:value="0.0941138" calcext:value-type="float">
            <text:p>0.0941138</text:p>
          </table:table-cell>
        </table:table-row>
        <table:table-row table:style-name="ro1">
          <table:table-cell office:value-type="float" office:value="0.0846465" calcext:value-type="float">
            <text:p>0.0846465</text:p>
          </table:table-cell>
          <table:table-cell office:value-type="float" office:value="0.108472" calcext:value-type="float">
            <text:p>0.108472</text:p>
          </table:table-cell>
          <table:table-cell office:value-type="float" office:value="0.150261" calcext:value-type="float">
            <text:p>0.150261</text:p>
          </table:table-cell>
          <table:table-cell office:value-type="float" office:value="0.140948" calcext:value-type="float">
            <text:p>0.140948</text:p>
          </table:table-cell>
          <table:table-cell office:value-type="float" office:value="0.0643363" calcext:value-type="float">
            <text:p>0.0643363</text:p>
          </table:table-cell>
          <table:table-cell office:value-type="float" office:value="0.133796" calcext:value-type="float">
            <text:p>0.133796</text:p>
          </table:table-cell>
          <table:table-cell office:value-type="float" office:value="0.0848012" calcext:value-type="float">
            <text:p>0.0848012</text:p>
          </table:table-cell>
          <table:table-cell office:value-type="float" office:value="0.0982918" calcext:value-type="float">
            <text:p>0.0982918</text:p>
          </table:table-cell>
        </table:table-row>
        <table:table-row table:style-name="ro1">
          <table:table-cell office:value-type="float" office:value="0.0875271" calcext:value-type="float">
            <text:p>0.0875271</text:p>
          </table:table-cell>
          <table:table-cell office:value-type="float" office:value="0.108427" calcext:value-type="float">
            <text:p>0.108427</text:p>
          </table:table-cell>
          <table:table-cell office:value-type="float" office:value="0.147165" calcext:value-type="float">
            <text:p>0.147165</text:p>
          </table:table-cell>
          <table:table-cell office:value-type="float" office:value="0.138929" calcext:value-type="float">
            <text:p>0.138929</text:p>
          </table:table-cell>
          <table:table-cell office:value-type="float" office:value="0.0663512" calcext:value-type="float">
            <text:p>0.0663512</text:p>
          </table:table-cell>
          <table:table-cell office:value-type="float" office:value="0.133353" calcext:value-type="float">
            <text:p>0.133353</text:p>
          </table:table-cell>
          <table:table-cell office:value-type="float" office:value="0.0864094" calcext:value-type="float">
            <text:p>0.0864094</text:p>
          </table:table-cell>
          <table:table-cell office:value-type="float" office:value="0.0984566" calcext:value-type="float">
            <text:p>0.0984566</text:p>
          </table:table-cell>
        </table:table-row>
        <table:table-row table:style-name="ro1">
          <table:table-cell office:value-type="float" office:value="0.0872075" calcext:value-type="float">
            <text:p>0.0872075</text:p>
          </table:table-cell>
          <table:table-cell office:value-type="float" office:value="0.106506" calcext:value-type="float">
            <text:p>0.106506</text:p>
          </table:table-cell>
          <table:table-cell office:value-type="float" office:value="0.142947" calcext:value-type="float">
            <text:p>0.142947</text:p>
          </table:table-cell>
          <table:table-cell office:value-type="float" office:value="0.137805" calcext:value-type="float">
            <text:p>0.137805</text:p>
          </table:table-cell>
          <table:table-cell office:value-type="float" office:value="0.0660824" calcext:value-type="float">
            <text:p>0.0660824</text:p>
          </table:table-cell>
          <table:table-cell office:value-type="float" office:value="0.136144" calcext:value-type="float">
            <text:p>0.136144</text:p>
          </table:table-cell>
          <table:table-cell office:value-type="float" office:value="0.0883839" calcext:value-type="float">
            <text:p>0.0883839</text:p>
          </table:table-cell>
          <table:table-cell office:value-type="float" office:value="0.0980316" calcext:value-type="float">
            <text:p>0.0980316</text:p>
          </table:table-cell>
        </table:table-row>
        <table:table-row table:style-name="ro1">
          <table:table-cell office:value-type="float" office:value="0.0855966" calcext:value-type="float">
            <text:p>0.0855966</text:p>
          </table:table-cell>
          <table:table-cell office:value-type="float" office:value="0.111799" calcext:value-type="float">
            <text:p>0.111799</text:p>
          </table:table-cell>
          <table:table-cell office:value-type="float" office:value="0.14377" calcext:value-type="float">
            <text:p>0.14377</text:p>
          </table:table-cell>
          <table:table-cell office:value-type="float" office:value="0.132983" calcext:value-type="float">
            <text:p>0.132983</text:p>
          </table:table-cell>
          <table:table-cell office:value-type="float" office:value="0.0644173" calcext:value-type="float">
            <text:p>0.0644173</text:p>
          </table:table-cell>
          <table:table-cell office:value-type="float" office:value="0.134324" calcext:value-type="float">
            <text:p>0.134324</text:p>
          </table:table-cell>
          <table:table-cell office:value-type="float" office:value="0.0877743" calcext:value-type="float">
            <text:p>0.0877743</text:p>
          </table:table-cell>
          <table:table-cell office:value-type="float" office:value="0.0972254" calcext:value-type="float">
            <text:p>0.0972254</text:p>
          </table:table-cell>
        </table:table-row>
        <table:table-row table:style-name="ro1">
          <table:table-cell office:value-type="float" office:value="0.0863451" calcext:value-type="float">
            <text:p>0.0863451</text:p>
          </table:table-cell>
          <table:table-cell office:value-type="float" office:value="0.105657" calcext:value-type="float">
            <text:p>0.105657</text:p>
          </table:table-cell>
          <table:table-cell office:value-type="float" office:value="0.144163" calcext:value-type="float">
            <text:p>0.144163</text:p>
          </table:table-cell>
          <table:table-cell office:value-type="float" office:value="0.132966" calcext:value-type="float">
            <text:p>0.132966</text:p>
          </table:table-cell>
          <table:table-cell office:value-type="float" office:value="0.0652263" calcext:value-type="float">
            <text:p>0.0652263</text:p>
          </table:table-cell>
          <table:table-cell office:value-type="float" office:value="0.132385" calcext:value-type="float">
            <text:p>0.132385</text:p>
          </table:table-cell>
          <table:table-cell office:value-type="float" office:value="0.0863816" calcext:value-type="float">
            <text:p>0.0863816</text:p>
          </table:table-cell>
          <table:table-cell office:value-type="float" office:value="0.100517" calcext:value-type="float">
            <text:p>0.100517</text:p>
          </table:table-cell>
        </table:table-row>
        <table:table-row table:style-name="ro1">
          <table:table-cell office:value-type="float" office:value="0.084289" calcext:value-type="float">
            <text:p>0.084289</text:p>
          </table:table-cell>
          <table:table-cell office:value-type="float" office:value="0.101026" calcext:value-type="float">
            <text:p>0.101026</text:p>
          </table:table-cell>
          <table:table-cell office:value-type="float" office:value="0.145202" calcext:value-type="float">
            <text:p>0.145202</text:p>
          </table:table-cell>
          <table:table-cell office:value-type="float" office:value="0.133787" calcext:value-type="float">
            <text:p>0.133787</text:p>
          </table:table-cell>
          <table:table-cell office:value-type="float" office:value="0.0629807" calcext:value-type="float">
            <text:p>0.0629807</text:p>
          </table:table-cell>
          <table:table-cell office:value-type="float" office:value="0.134706" calcext:value-type="float">
            <text:p>0.134706</text:p>
          </table:table-cell>
          <table:table-cell office:value-type="float" office:value="0.0847417" calcext:value-type="float">
            <text:p>0.0847417</text:p>
          </table:table-cell>
          <table:table-cell office:value-type="float" office:value="0.101162" calcext:value-type="float">
            <text:p>0.101162</text:p>
          </table:table-cell>
        </table:table-row>
        <table:table-row table:style-name="ro1">
          <table:table-cell office:value-type="float" office:value="0.0809267" calcext:value-type="float">
            <text:p>0.0809267</text:p>
          </table:table-cell>
          <table:table-cell office:value-type="float" office:value="0.100863" calcext:value-type="float">
            <text:p>0.100863</text:p>
          </table:table-cell>
          <table:table-cell office:value-type="float" office:value="0.145269" calcext:value-type="float">
            <text:p>0.145269</text:p>
          </table:table-cell>
          <table:table-cell office:value-type="float" office:value="0.132664" calcext:value-type="float">
            <text:p>0.132664</text:p>
          </table:table-cell>
          <table:table-cell office:value-type="float" office:value="0.0682601" calcext:value-type="float">
            <text:p>0.0682601</text:p>
          </table:table-cell>
          <table:table-cell office:value-type="float" office:value="0.135155" calcext:value-type="float">
            <text:p>0.135155</text:p>
          </table:table-cell>
          <table:table-cell office:value-type="float" office:value="0.0842509" calcext:value-type="float">
            <text:p>0.0842509</text:p>
          </table:table-cell>
          <table:table-cell office:value-type="float" office:value="0.0905402" calcext:value-type="float">
            <text:p>0.0905402</text:p>
          </table:table-cell>
        </table:table-row>
        <table:table-row table:style-name="ro1">
          <table:table-cell office:value-type="float" office:value="0.0857696" calcext:value-type="float">
            <text:p>0.0857696</text:p>
          </table:table-cell>
          <table:table-cell office:value-type="float" office:value="0.106534" calcext:value-type="float">
            <text:p>0.106534</text:p>
          </table:table-cell>
          <table:table-cell office:value-type="float" office:value="0.143209" calcext:value-type="float">
            <text:p>0.143209</text:p>
          </table:table-cell>
          <table:table-cell office:value-type="float" office:value="0.132074" calcext:value-type="float">
            <text:p>0.132074</text:p>
          </table:table-cell>
          <table:table-cell office:value-type="float" office:value="0.0666014" calcext:value-type="float">
            <text:p>0.0666014</text:p>
          </table:table-cell>
          <table:table-cell office:value-type="float" office:value="0.127671" calcext:value-type="float">
            <text:p>0.127671</text:p>
          </table:table-cell>
          <table:table-cell office:value-type="float" office:value="0.0809147" calcext:value-type="float">
            <text:p>0.0809147</text:p>
          </table:table-cell>
          <table:table-cell office:value-type="float" office:value="0.100396" calcext:value-type="float">
            <text:p>0.100396</text:p>
          </table:table-cell>
        </table:table-row>
        <table:table-row table:style-name="ro1">
          <table:table-cell office:value-type="float" office:value="0.0843407" calcext:value-type="float">
            <text:p>0.0843407</text:p>
          </table:table-cell>
          <table:table-cell office:value-type="float" office:value="0.100224" calcext:value-type="float">
            <text:p>0.100224</text:p>
          </table:table-cell>
          <table:table-cell office:value-type="float" office:value="0.136704" calcext:value-type="float">
            <text:p>0.136704</text:p>
          </table:table-cell>
          <table:table-cell office:value-type="float" office:value="0.125753" calcext:value-type="float">
            <text:p>0.125753</text:p>
          </table:table-cell>
          <table:table-cell office:value-type="float" office:value="0.0638003" calcext:value-type="float">
            <text:p>0.0638003</text:p>
          </table:table-cell>
          <table:table-cell office:value-type="float" office:value="0.128152" calcext:value-type="float">
            <text:p>0.128152</text:p>
          </table:table-cell>
          <table:table-cell office:value-type="float" office:value="0.0851531" calcext:value-type="float">
            <text:p>0.0851531</text:p>
          </table:table-cell>
          <table:table-cell office:value-type="float" office:value="0.0931587" calcext:value-type="float">
            <text:p>0.0931587</text:p>
          </table:table-cell>
        </table:table-row>
        <table:table-row table:style-name="ro1">
          <table:table-cell office:value-type="float" office:value="0.0780053" calcext:value-type="float">
            <text:p>0.0780053</text:p>
          </table:table-cell>
          <table:table-cell office:value-type="float" office:value="0.0986986" calcext:value-type="float">
            <text:p>0.0986986</text:p>
          </table:table-cell>
          <table:table-cell office:value-type="float" office:value="0.137225" calcext:value-type="float">
            <text:p>0.137225</text:p>
          </table:table-cell>
          <table:table-cell office:value-type="float" office:value="0.123208" calcext:value-type="float">
            <text:p>0.123208</text:p>
          </table:table-cell>
          <table:table-cell office:value-type="float" office:value="0.06877" calcext:value-type="float">
            <text:p>0.06877</text:p>
          </table:table-cell>
          <table:table-cell office:value-type="float" office:value="0.123703" calcext:value-type="float">
            <text:p>0.123703</text:p>
          </table:table-cell>
          <table:table-cell office:value-type="float" office:value="0.0810127" calcext:value-type="float">
            <text:p>0.0810127</text:p>
          </table:table-cell>
          <table:table-cell office:value-type="float" office:value="0.0881807" calcext:value-type="float">
            <text:p>0.0881807</text:p>
          </table:table-cell>
        </table:table-row>
        <table:table-row table:style-name="ro1">
          <table:table-cell office:value-type="float" office:value="0.0735901" calcext:value-type="float">
            <text:p>0.0735901</text:p>
          </table:table-cell>
          <table:table-cell office:value-type="float" office:value="0.0930231" calcext:value-type="float">
            <text:p>0.0930231</text:p>
          </table:table-cell>
          <table:table-cell office:value-type="float" office:value="0.133633" calcext:value-type="float">
            <text:p>0.133633</text:p>
          </table:table-cell>
          <table:table-cell office:value-type="float" office:value="0.116895" calcext:value-type="float">
            <text:p>0.116895</text:p>
          </table:table-cell>
          <table:table-cell office:value-type="float" office:value="0.0588857" calcext:value-type="float">
            <text:p>0.0588857</text:p>
          </table:table-cell>
          <table:table-cell office:value-type="float" office:value="0.126567" calcext:value-type="float">
            <text:p>0.126567</text:p>
          </table:table-cell>
          <table:table-cell office:value-type="float" office:value="0.0859881" calcext:value-type="float">
            <text:p>0.0859881</text:p>
          </table:table-cell>
          <table:table-cell office:value-type="float" office:value="0.0933185" calcext:value-type="float">
            <text:p>0.0933185</text:p>
          </table:table-cell>
        </table:table-row>
        <table:table-row table:style-name="ro1">
          <table:table-cell office:value-type="float" office:value="0.0809799" calcext:value-type="float">
            <text:p>0.0809799</text:p>
          </table:table-cell>
          <table:table-cell office:value-type="float" office:value="0.0864913" calcext:value-type="float">
            <text:p>0.0864913</text:p>
          </table:table-cell>
          <table:table-cell office:value-type="float" office:value="0.121263" calcext:value-type="float">
            <text:p>0.121263</text:p>
          </table:table-cell>
          <table:table-cell office:value-type="float" office:value="0.10826" calcext:value-type="float">
            <text:p>0.10826</text:p>
          </table:table-cell>
          <table:table-cell office:value-type="float" office:value="0.049185" calcext:value-type="float">
            <text:p>0.049185</text:p>
          </table:table-cell>
          <table:table-cell office:value-type="float" office:value="0.110505" calcext:value-type="float">
            <text:p>0.110505</text:p>
          </table:table-cell>
          <table:table-cell office:value-type="float" office:value="0.0688066" calcext:value-type="float">
            <text:p>0.0688066</text:p>
          </table:table-cell>
          <table:table-cell office:value-type="float" office:value="0.0713502" calcext:value-type="float">
            <text:p>0.0713502</text:p>
          </table:table-cell>
        </table:table-row>
        <table:table-row table:style-name="ro1">
          <table:table-cell office:value-type="float" office:value="0.0745637" calcext:value-type="float">
            <text:p>0.0745637</text:p>
          </table:table-cell>
          <table:table-cell office:value-type="float" office:value="0.0837669" calcext:value-type="float">
            <text:p>0.0837669</text:p>
          </table:table-cell>
          <table:table-cell office:value-type="float" office:value="0.114006" calcext:value-type="float">
            <text:p>0.114006</text:p>
          </table:table-cell>
          <table:table-cell office:value-type="float" office:value="0.101609" calcext:value-type="float">
            <text:p>0.101609</text:p>
          </table:table-cell>
          <table:table-cell office:value-type="float" office:value="0.0561692" calcext:value-type="float">
            <text:p>0.0561692</text:p>
          </table:table-cell>
          <table:table-cell office:value-type="float" office:value="0.111732" calcext:value-type="float">
            <text:p>0.111732</text:p>
          </table:table-cell>
          <table:table-cell office:value-type="float" office:value="0.0634409" calcext:value-type="float">
            <text:p>0.0634409</text:p>
          </table:table-cell>
          <table:table-cell office:value-type="float" office:value="0.069474" calcext:value-type="float">
            <text:p>0.069474</text:p>
          </table:table-cell>
        </table:table-row>
        <table:table-row table:style-name="ro1">
          <table:table-cell office:value-type="float" office:value="0.0822285" calcext:value-type="float">
            <text:p>0.0822285</text:p>
          </table:table-cell>
          <table:table-cell office:value-type="float" office:value="0.0717779" calcext:value-type="float">
            <text:p>0.0717779</text:p>
          </table:table-cell>
          <table:table-cell office:value-type="float" office:value="0.0997628" calcext:value-type="float">
            <text:p>0.0997628</text:p>
          </table:table-cell>
          <table:table-cell office:value-type="float" office:value="0.091316" calcext:value-type="float">
            <text:p>0.091316</text:p>
          </table:table-cell>
          <table:table-cell office:value-type="float" office:value="0.038433" calcext:value-type="float">
            <text:p>0.038433</text:p>
          </table:table-cell>
          <table:table-cell office:value-type="float" office:value="0.104935" calcext:value-type="float">
            <text:p>0.104935</text:p>
          </table:table-cell>
          <table:table-cell office:value-type="float" office:value="0.0612183" calcext:value-type="float">
            <text:p>0.0612183</text:p>
          </table:table-cell>
          <table:table-cell office:value-type="float" office:value="0.0744786" calcext:value-type="float">
            <text:p>0.0744786</text:p>
          </table:table-cell>
        </table:table-row>
        <table:table-row table:style-name="ro1">
          <table:table-cell office:value-type="float" office:value="0.0686787" calcext:value-type="float">
            <text:p>0.0686787</text:p>
          </table:table-cell>
          <table:table-cell office:value-type="float" office:value="0.0667255" calcext:value-type="float">
            <text:p>0.0667255</text:p>
          </table:table-cell>
          <table:table-cell office:value-type="float" office:value="0.10982" calcext:value-type="float">
            <text:p>0.10982</text:p>
          </table:table-cell>
          <table:table-cell office:value-type="float" office:value="0.0920337" calcext:value-type="float">
            <text:p>0.0920337</text:p>
          </table:table-cell>
          <table:table-cell office:value-type="float" office:value="0.0318956" calcext:value-type="float">
            <text:p>0.0318956</text:p>
          </table:table-cell>
          <table:table-cell office:value-type="float" office:value="0.106501" calcext:value-type="float">
            <text:p>0.106501</text:p>
          </table:table-cell>
          <table:table-cell office:value-type="float" office:value="0.0575183" calcext:value-type="float">
            <text:p>0.0575183</text:p>
          </table:table-cell>
          <table:table-cell office:value-type="float" office:value="0.0716809" calcext:value-type="float">
            <text:p>0.0716809</text:p>
          </table:table-cell>
        </table:table-row>
        <table:table-row table:style-name="ro1">
          <table:table-cell office:value-type="float" office:value="0.0607093" calcext:value-type="float">
            <text:p>0.0607093</text:p>
          </table:table-cell>
          <table:table-cell office:value-type="float" office:value="0.0688561" calcext:value-type="float">
            <text:p>0.0688561</text:p>
          </table:table-cell>
          <table:table-cell office:value-type="float" office:value="0.108389" calcext:value-type="float">
            <text:p>0.108389</text:p>
          </table:table-cell>
          <table:table-cell office:value-type="float" office:value="0.0744962" calcext:value-type="float">
            <text:p>0.0744962</text:p>
          </table:table-cell>
          <table:table-cell office:value-type="float" office:value="0.0475712" calcext:value-type="float">
            <text:p>0.0475712</text:p>
          </table:table-cell>
          <table:table-cell office:value-type="float" office:value="0.100793" calcext:value-type="float">
            <text:p>0.100793</text:p>
          </table:table-cell>
          <table:table-cell office:value-type="float" office:value="0.0531374" calcext:value-type="float">
            <text:p>0.0531374</text:p>
          </table:table-cell>
          <table:table-cell office:value-type="float" office:value="0.06434" calcext:value-type="float">
            <text:p>0.06434</text:p>
          </table:table-cell>
        </table:table-row>
        <table:table-row table:style-name="ro1">
          <table:table-cell office:value-type="float" office:value="0.0702251" calcext:value-type="float">
            <text:p>0.0702251</text:p>
          </table:table-cell>
          <table:table-cell office:value-type="float" office:value="0.0553718" calcext:value-type="float">
            <text:p>0.0553718</text:p>
          </table:table-cell>
          <table:table-cell office:value-type="float" office:value="0.106036" calcext:value-type="float">
            <text:p>0.106036</text:p>
          </table:table-cell>
          <table:table-cell office:value-type="float" office:value="0.0747609" calcext:value-type="float">
            <text:p>0.0747609</text:p>
          </table:table-cell>
          <table:table-cell office:value-type="float" office:value="0.0435353" calcext:value-type="float">
            <text:p>0.0435353</text:p>
          </table:table-cell>
          <table:table-cell office:value-type="float" office:value="0.0986452" calcext:value-type="float">
            <text:p>0.0986452</text:p>
          </table:table-cell>
          <table:table-cell office:value-type="float" office:value="0.0579245" calcext:value-type="float">
            <text:p>0.0579245</text:p>
          </table:table-cell>
          <table:table-cell office:value-type="float" office:value="0.0556067" calcext:value-type="float">
            <text:p>0.0556067</text:p>
          </table:table-cell>
        </table:table-row>
        <table:table-row table:style-name="ro1">
          <table:table-cell office:value-type="float" office:value="0.0727619" calcext:value-type="float">
            <text:p>0.0727619</text:p>
          </table:table-cell>
          <table:table-cell office:value-type="float" office:value="0.0611424" calcext:value-type="float">
            <text:p>0.0611424</text:p>
          </table:table-cell>
          <table:table-cell office:value-type="float" office:value="0.0853145" calcext:value-type="float">
            <text:p>0.0853145</text:p>
          </table:table-cell>
          <table:table-cell office:value-type="float" office:value="0.0933006" calcext:value-type="float">
            <text:p>0.0933006</text:p>
          </table:table-cell>
          <table:table-cell office:value-type="float" office:value="0.0461283" calcext:value-type="float">
            <text:p>0.0461283</text:p>
          </table:table-cell>
          <table:table-cell office:value-type="float" office:value="0.102168" calcext:value-type="float">
            <text:p>0.102168</text:p>
          </table:table-cell>
          <table:table-cell office:value-type="float" office:value="0.07368" calcext:value-type="float">
            <text:p>0.07368</text:p>
          </table:table-cell>
          <table:table-cell office:value-type="float" office:value="0.0818091" calcext:value-type="float">
            <text:p>0.0818091</text:p>
          </table:table-cell>
        </table:table-row>
        <table:table-row table:style-name="ro1">
          <table:table-cell office:value-type="float" office:value="0.0716394" calcext:value-type="float">
            <text:p>0.0716394</text:p>
          </table:table-cell>
          <table:table-cell office:value-type="float" office:value="0.0719901" calcext:value-type="float">
            <text:p>0.0719901</text:p>
          </table:table-cell>
          <table:table-cell office:value-type="float" office:value="0.107116" calcext:value-type="float">
            <text:p>0.107116</text:p>
          </table:table-cell>
          <table:table-cell office:value-type="float" office:value="0.0967455" calcext:value-type="float">
            <text:p>0.0967455</text:p>
          </table:table-cell>
          <table:table-cell office:value-type="float" office:value="0.0573667" calcext:value-type="float">
            <text:p>0.0573667</text:p>
          </table:table-cell>
          <table:table-cell office:value-type="float" office:value="0.094051" calcext:value-type="float">
            <text:p>0.094051</text:p>
          </table:table-cell>
          <table:table-cell office:value-type="float" office:value="0.0665915" calcext:value-type="float">
            <text:p>0.0665915</text:p>
          </table:table-cell>
          <table:table-cell office:value-type="float" office:value="0.0714468" calcext:value-type="float">
            <text:p>0.0714468</text:p>
          </table:table-cell>
        </table:table-row>
        <table:table-row table:style-name="ro1">
          <table:table-cell office:value-type="float" office:value="0.0843164" calcext:value-type="float">
            <text:p>0.0843164</text:p>
          </table:table-cell>
          <table:table-cell office:value-type="float" office:value="0.0733539" calcext:value-type="float">
            <text:p>0.0733539</text:p>
          </table:table-cell>
          <table:table-cell office:value-type="float" office:value="0.117101" calcext:value-type="float">
            <text:p>0.117101</text:p>
          </table:table-cell>
          <table:table-cell office:value-type="float" office:value="0.0859165" calcext:value-type="float">
            <text:p>0.0859165</text:p>
          </table:table-cell>
          <table:table-cell office:value-type="float" office:value="0.0474315" calcext:value-type="float">
            <text:p>0.0474315</text:p>
          </table:table-cell>
          <table:table-cell office:value-type="float" office:value="0.112294" calcext:value-type="float">
            <text:p>0.112294</text:p>
          </table:table-cell>
          <table:table-cell office:value-type="float" office:value="0.0529058" calcext:value-type="float">
            <text:p>0.0529058</text:p>
          </table:table-cell>
          <table:table-cell office:value-type="float" office:value="0.0642007" calcext:value-type="float">
            <text:p>0.0642007</text:p>
          </table:table-cell>
        </table:table-row>
        <table:table-row table:style-name="ro1">
          <table:table-cell office:value-type="float" office:value="0.0713585" calcext:value-type="float">
            <text:p>0.0713585</text:p>
          </table:table-cell>
          <table:table-cell office:value-type="float" office:value="0.0693466" calcext:value-type="float">
            <text:p>0.0693466</text:p>
          </table:table-cell>
          <table:table-cell office:value-type="float" office:value="0.112079" calcext:value-type="float">
            <text:p>0.112079</text:p>
          </table:table-cell>
          <table:table-cell office:value-type="float" office:value="0.0982851" calcext:value-type="float">
            <text:p>0.0982851</text:p>
          </table:table-cell>
          <table:table-cell office:value-type="float" office:value="0.0478959" calcext:value-type="float">
            <text:p>0.0478959</text:p>
          </table:table-cell>
          <table:table-cell office:value-type="float" office:value="0.112784" calcext:value-type="float">
            <text:p>0.112784</text:p>
          </table:table-cell>
          <table:table-cell office:value-type="float" office:value="0.0647303" calcext:value-type="float">
            <text:p>0.0647303</text:p>
          </table:table-cell>
          <table:table-cell office:value-type="float" office:value="0.0762663" calcext:value-type="float">
            <text:p>0.0762663</text:p>
          </table:table-cell>
        </table:table-row>
        <table:table-row table:style-name="ro1">
          <table:table-cell office:value-type="float" office:value="0.0807549" calcext:value-type="float">
            <text:p>0.0807549</text:p>
          </table:table-cell>
          <table:table-cell office:value-type="float" office:value="0.0737958" calcext:value-type="float">
            <text:p>0.0737958</text:p>
          </table:table-cell>
          <table:table-cell office:value-type="float" office:value="0.124367" calcext:value-type="float">
            <text:p>0.124367</text:p>
          </table:table-cell>
          <table:table-cell office:value-type="float" office:value="0.0967656" calcext:value-type="float">
            <text:p>0.0967656</text:p>
          </table:table-cell>
          <table:table-cell office:value-type="float" office:value="0.0508176" calcext:value-type="float">
            <text:p>0.0508176</text:p>
          </table:table-cell>
          <table:table-cell office:value-type="float" office:value="0.11457" calcext:value-type="float">
            <text:p>0.11457</text:p>
          </table:table-cell>
          <table:table-cell office:value-type="float" office:value="0.0615691" calcext:value-type="float">
            <text:p>0.0615691</text:p>
          </table:table-cell>
          <table:table-cell office:value-type="float" office:value="0.0732603" calcext:value-type="float">
            <text:p>0.0732603</text:p>
          </table:table-cell>
        </table:table-row>
        <table:table-row table:style-name="ro1">
          <table:table-cell office:value-type="float" office:value="0.0740305" calcext:value-type="float">
            <text:p>0.0740305</text:p>
          </table:table-cell>
          <table:table-cell office:value-type="float" office:value="0.0748591" calcext:value-type="float">
            <text:p>0.0748591</text:p>
          </table:table-cell>
          <table:table-cell office:value-type="float" office:value="0.12416" calcext:value-type="float">
            <text:p>0.12416</text:p>
          </table:table-cell>
          <table:table-cell office:value-type="float" office:value="0.0901552" calcext:value-type="float">
            <text:p>0.0901552</text:p>
          </table:table-cell>
          <table:table-cell office:value-type="float" office:value="0.0446501" calcext:value-type="float">
            <text:p>0.0446501</text:p>
          </table:table-cell>
          <table:table-cell office:value-type="float" office:value="0.112563" calcext:value-type="float">
            <text:p>0.112563</text:p>
          </table:table-cell>
          <table:table-cell office:value-type="float" office:value="0.0585281" calcext:value-type="float">
            <text:p>0.0585281</text:p>
          </table:table-cell>
          <table:table-cell office:value-type="float" office:value="0.0776461" calcext:value-type="float">
            <text:p>0.0776461</text:p>
          </table:table-cell>
        </table:table-row>
        <table:table-row table:style-name="ro1">
          <table:table-cell office:value-type="float" office:value="0.0705284" calcext:value-type="float">
            <text:p>0.0705284</text:p>
          </table:table-cell>
          <table:table-cell office:value-type="float" office:value="0.0797818" calcext:value-type="float">
            <text:p>0.0797818</text:p>
          </table:table-cell>
          <table:table-cell office:value-type="float" office:value="0.118414" calcext:value-type="float">
            <text:p>0.118414</text:p>
          </table:table-cell>
          <table:table-cell office:value-type="float" office:value="0.0986408" calcext:value-type="float">
            <text:p>0.0986408</text:p>
          </table:table-cell>
          <table:table-cell office:value-type="float" office:value="0.0597114" calcext:value-type="float">
            <text:p>0.0597114</text:p>
          </table:table-cell>
          <table:table-cell office:value-type="float" office:value="0.114756" calcext:value-type="float">
            <text:p>0.114756</text:p>
          </table:table-cell>
          <table:table-cell office:value-type="float" office:value="0.0657549" calcext:value-type="float">
            <text:p>0.0657549</text:p>
          </table:table-cell>
          <table:table-cell office:value-type="float" office:value="0.0862393" calcext:value-type="float">
            <text:p>0.0862393</text:p>
          </table:table-cell>
        </table:table-row>
        <table:table-row table:style-name="ro1">
          <table:table-cell office:value-type="float" office:value="0.0836217" calcext:value-type="float">
            <text:p>0.0836217</text:p>
          </table:table-cell>
          <table:table-cell office:value-type="float" office:value="0.0730995" calcext:value-type="float">
            <text:p>0.0730995</text:p>
          </table:table-cell>
          <table:table-cell office:value-type="float" office:value="0.117453" calcext:value-type="float">
            <text:p>0.117453</text:p>
          </table:table-cell>
          <table:table-cell office:value-type="float" office:value="0.099909" calcext:value-type="float">
            <text:p>0.099909</text:p>
          </table:table-cell>
          <table:table-cell office:value-type="float" office:value="0.0542408" calcext:value-type="float">
            <text:p>0.0542408</text:p>
          </table:table-cell>
          <table:table-cell office:value-type="float" office:value="0.122723" calcext:value-type="float">
            <text:p>0.122723</text:p>
          </table:table-cell>
          <table:table-cell office:value-type="float" office:value="0.0659348" calcext:value-type="float">
            <text:p>0.0659348</text:p>
          </table:table-cell>
          <table:table-cell office:value-type="float" office:value="0.0774118" calcext:value-type="float">
            <text:p>0.0774118</text:p>
          </table:table-cell>
        </table:table-row>
        <table:table-row table:style-name="ro1">
          <table:table-cell office:value-type="float" office:value="0.0800279" calcext:value-type="float">
            <text:p>0.0800279</text:p>
          </table:table-cell>
          <table:table-cell office:value-type="float" office:value="0.093676" calcext:value-type="float">
            <text:p>0.093676</text:p>
          </table:table-cell>
          <table:table-cell office:value-type="float" office:value="0.128541" calcext:value-type="float">
            <text:p>0.128541</text:p>
          </table:table-cell>
          <table:table-cell office:value-type="float" office:value="0.0963034" calcext:value-type="float">
            <text:p>0.0963034</text:p>
          </table:table-cell>
          <table:table-cell office:value-type="float" office:value="0.0623425" calcext:value-type="float">
            <text:p>0.0623425</text:p>
          </table:table-cell>
          <table:table-cell office:value-type="float" office:value="0.111887" calcext:value-type="float">
            <text:p>0.111887</text:p>
          </table:table-cell>
          <table:table-cell office:value-type="float" office:value="0.0747293" calcext:value-type="float">
            <text:p>0.0747293</text:p>
          </table:table-cell>
          <table:table-cell office:value-type="float" office:value="0.0760375" calcext:value-type="float">
            <text:p>0.0760375</text:p>
          </table:table-cell>
        </table:table-row>
        <table:table-row table:style-name="ro1">
          <table:table-cell office:value-type="float" office:value="0.0742934" calcext:value-type="float">
            <text:p>0.0742934</text:p>
          </table:table-cell>
          <table:table-cell office:value-type="float" office:value="0.0907451" calcext:value-type="float">
            <text:p>0.0907451</text:p>
          </table:table-cell>
          <table:table-cell office:value-type="float" office:value="0.125275" calcext:value-type="float">
            <text:p>0.125275</text:p>
          </table:table-cell>
          <table:table-cell office:value-type="float" office:value="0.119993" calcext:value-type="float">
            <text:p>0.119993</text:p>
          </table:table-cell>
          <table:table-cell office:value-type="float" office:value="0.0563162" calcext:value-type="float">
            <text:p>0.0563162</text:p>
          </table:table-cell>
          <table:table-cell office:value-type="float" office:value="0.120409" calcext:value-type="float">
            <text:p>0.120409</text:p>
          </table:table-cell>
          <table:table-cell office:value-type="float" office:value="0.0912365" calcext:value-type="float">
            <text:p>0.0912365</text:p>
          </table:table-cell>
          <table:table-cell office:value-type="float" office:value="0.0717023" calcext:value-type="float">
            <text:p>0.0717023</text:p>
          </table:table-cell>
        </table:table-row>
        <table:table-row table:style-name="ro1">
          <table:table-cell office:value-type="float" office:value="0.0784283" calcext:value-type="float">
            <text:p>0.0784283</text:p>
          </table:table-cell>
          <table:table-cell office:value-type="float" office:value="0.0884275" calcext:value-type="float">
            <text:p>0.0884275</text:p>
          </table:table-cell>
          <table:table-cell office:value-type="float" office:value="0.125492" calcext:value-type="float">
            <text:p>0.125492</text:p>
          </table:table-cell>
          <table:table-cell office:value-type="float" office:value="0.12177" calcext:value-type="float">
            <text:p>0.12177</text:p>
          </table:table-cell>
          <table:table-cell office:value-type="float" office:value="0.0547211" calcext:value-type="float">
            <text:p>0.0547211</text:p>
          </table:table-cell>
          <table:table-cell office:value-type="float" office:value="0.127901" calcext:value-type="float">
            <text:p>0.127901</text:p>
          </table:table-cell>
          <table:table-cell office:value-type="float" office:value="0.0835375" calcext:value-type="float">
            <text:p>0.0835375</text:p>
          </table:table-cell>
          <table:table-cell office:value-type="float" office:value="0.0994364" calcext:value-type="float">
            <text:p>0.0994364</text:p>
          </table:table-cell>
        </table:table-row>
        <table:table-row table:style-name="ro1">
          <table:table-cell office:value-type="float" office:value="0.0804045" calcext:value-type="float">
            <text:p>0.0804045</text:p>
          </table:table-cell>
          <table:table-cell office:value-type="float" office:value="0.0998616" calcext:value-type="float">
            <text:p>0.0998616</text:p>
          </table:table-cell>
          <table:table-cell office:value-type="float" office:value="0.135438" calcext:value-type="float">
            <text:p>0.135438</text:p>
          </table:table-cell>
          <table:table-cell office:value-type="float" office:value="0.113791" calcext:value-type="float">
            <text:p>0.113791</text:p>
          </table:table-cell>
          <table:table-cell office:value-type="float" office:value="0.0552383" calcext:value-type="float">
            <text:p>0.0552383</text:p>
          </table:table-cell>
          <table:table-cell office:value-type="float" office:value="0.136118" calcext:value-type="float">
            <text:p>0.136118</text:p>
          </table:table-cell>
          <table:table-cell office:value-type="float" office:value="0.0738689" calcext:value-type="float">
            <text:p>0.0738689</text:p>
          </table:table-cell>
          <table:table-cell office:value-type="float" office:value="0.0898962" calcext:value-type="float">
            <text:p>0.0898962</text:p>
          </table:table-cell>
        </table:table-row>
        <table:table-row table:style-name="ro1">
          <table:table-cell office:value-type="float" office:value="0.0890994" calcext:value-type="float">
            <text:p>0.0890994</text:p>
          </table:table-cell>
          <table:table-cell office:value-type="float" office:value="0.104939" calcext:value-type="float">
            <text:p>0.104939</text:p>
          </table:table-cell>
          <table:table-cell office:value-type="float" office:value="0.138996" calcext:value-type="float">
            <text:p>0.138996</text:p>
          </table:table-cell>
          <table:table-cell office:value-type="float" office:value="0.121112" calcext:value-type="float">
            <text:p>0.121112</text:p>
          </table:table-cell>
          <table:table-cell office:value-type="float" office:value="0.0679064" calcext:value-type="float">
            <text:p>0.0679064</text:p>
          </table:table-cell>
          <table:table-cell office:value-type="float" office:value="0.129751" calcext:value-type="float">
            <text:p>0.129751</text:p>
          </table:table-cell>
          <table:table-cell office:value-type="float" office:value="0.0817722" calcext:value-type="float">
            <text:p>0.0817722</text:p>
          </table:table-cell>
          <table:table-cell office:value-type="float" office:value="0.0880986" calcext:value-type="float">
            <text:p>0.0880986</text:p>
          </table:table-cell>
        </table:table-row>
        <table:table-row table:style-name="ro1">
          <table:table-cell office:value-type="float" office:value="0.0773209" calcext:value-type="float">
            <text:p>0.0773209</text:p>
          </table:table-cell>
          <table:table-cell office:value-type="float" office:value="0.101554" calcext:value-type="float">
            <text:p>0.101554</text:p>
          </table:table-cell>
          <table:table-cell office:value-type="float" office:value="0.143754" calcext:value-type="float">
            <text:p>0.143754</text:p>
          </table:table-cell>
          <table:table-cell office:value-type="float" office:value="0.134229" calcext:value-type="float">
            <text:p>0.134229</text:p>
          </table:table-cell>
          <table:table-cell office:value-type="float" office:value="0.0696692" calcext:value-type="float">
            <text:p>0.0696692</text:p>
          </table:table-cell>
          <table:table-cell office:value-type="float" office:value="0.139833" calcext:value-type="float">
            <text:p>0.139833</text:p>
          </table:table-cell>
          <table:table-cell office:value-type="float" office:value="0.0819568" calcext:value-type="float">
            <text:p>0.0819568</text:p>
          </table:table-cell>
          <table:table-cell office:value-type="float" office:value="0.0967609" calcext:value-type="float">
            <text:p>0.0967609</text:p>
          </table:table-cell>
        </table:table-row>
        <table:table-row table:style-name="ro1">
          <table:table-cell office:value-type="float" office:value="0.0895302" calcext:value-type="float">
            <text:p>0.0895302</text:p>
          </table:table-cell>
          <table:table-cell office:value-type="float" office:value="0.11088" calcext:value-type="float">
            <text:p>0.11088</text:p>
          </table:table-cell>
          <table:table-cell office:value-type="float" office:value="0.144888" calcext:value-type="float">
            <text:p>0.144888</text:p>
          </table:table-cell>
          <table:table-cell office:value-type="float" office:value="0.13435" calcext:value-type="float">
            <text:p>0.13435</text:p>
          </table:table-cell>
          <table:table-cell office:value-type="float" office:value="0.0678779" calcext:value-type="float">
            <text:p>0.0678779</text:p>
          </table:table-cell>
          <table:table-cell office:value-type="float" office:value="0.132924" calcext:value-type="float">
            <text:p>0.132924</text:p>
          </table:table-cell>
          <table:table-cell office:value-type="float" office:value="0.0883902" calcext:value-type="float">
            <text:p>0.0883902</text:p>
          </table:table-cell>
          <table:table-cell office:value-type="float" office:value="0.0988567" calcext:value-type="float">
            <text:p>0.0988567</text:p>
          </table:table-cell>
        </table:table-row>
        <table:table-row table:style-name="ro1">
          <table:table-cell office:value-type="float" office:value="0.0857184" calcext:value-type="float">
            <text:p>0.0857184</text:p>
          </table:table-cell>
          <table:table-cell office:value-type="float" office:value="0.115968" calcext:value-type="float">
            <text:p>0.115968</text:p>
          </table:table-cell>
          <table:table-cell office:value-type="float" office:value="0.145261" calcext:value-type="float">
            <text:p>0.145261</text:p>
          </table:table-cell>
          <table:table-cell office:value-type="float" office:value="0.134967" calcext:value-type="float">
            <text:p>0.134967</text:p>
          </table:table-cell>
          <table:table-cell office:value-type="float" office:value="0.0631546" calcext:value-type="float">
            <text:p>0.0631546</text:p>
          </table:table-cell>
          <table:table-cell office:value-type="float" office:value="0.138252" calcext:value-type="float">
            <text:p>0.138252</text:p>
          </table:table-cell>
          <table:table-cell office:value-type="float" office:value="0.0852949" calcext:value-type="float">
            <text:p>0.0852949</text:p>
          </table:table-cell>
          <table:table-cell office:value-type="float" office:value="0.094447" calcext:value-type="float">
            <text:p>0.094447</text:p>
          </table:table-cell>
        </table:table-row>
        <table:table-row table:style-name="ro1">
          <table:table-cell office:value-type="float" office:value="0.0931065" calcext:value-type="float">
            <text:p>0.0931065</text:p>
          </table:table-cell>
          <table:table-cell office:value-type="float" office:value="0.113323" calcext:value-type="float">
            <text:p>0.113323</text:p>
          </table:table-cell>
          <table:table-cell office:value-type="float" office:value="0.150775" calcext:value-type="float">
            <text:p>0.150775</text:p>
          </table:table-cell>
          <table:table-cell office:value-type="float" office:value="0.139539" calcext:value-type="float">
            <text:p>0.139539</text:p>
          </table:table-cell>
          <table:table-cell office:value-type="float" office:value="0.0704624" calcext:value-type="float">
            <text:p>0.0704624</text:p>
          </table:table-cell>
          <table:table-cell office:value-type="float" office:value="0.138901" calcext:value-type="float">
            <text:p>0.138901</text:p>
          </table:table-cell>
          <table:table-cell office:value-type="float" office:value="0.0860949" calcext:value-type="float">
            <text:p>0.0860949</text:p>
          </table:table-cell>
          <table:table-cell office:value-type="float" office:value="0.103057" calcext:value-type="float">
            <text:p>0.103057</text:p>
          </table:table-cell>
        </table:table-row>
        <table:table-row table:style-name="ro1">
          <table:table-cell office:value-type="float" office:value="0.086219" calcext:value-type="float">
            <text:p>0.086219</text:p>
          </table:table-cell>
          <table:table-cell office:value-type="float" office:value="0.110057" calcext:value-type="float">
            <text:p>0.110057</text:p>
          </table:table-cell>
          <table:table-cell office:value-type="float" office:value="0.148577" calcext:value-type="float">
            <text:p>0.148577</text:p>
          </table:table-cell>
          <table:table-cell office:value-type="float" office:value="0.137517" calcext:value-type="float">
            <text:p>0.137517</text:p>
          </table:table-cell>
          <table:table-cell office:value-type="float" office:value="0.0695654" calcext:value-type="float">
            <text:p>0.0695654</text:p>
          </table:table-cell>
          <table:table-cell office:value-type="float" office:value="0.136229" calcext:value-type="float">
            <text:p>0.136229</text:p>
          </table:table-cell>
          <table:table-cell office:value-type="float" office:value="0.0853211" calcext:value-type="float">
            <text:p>0.0853211</text:p>
          </table:table-cell>
          <table:table-cell office:value-type="float" office:value="0.100417" calcext:value-type="float">
            <text:p>0.100417</text:p>
          </table:table-cell>
        </table:table-row>
        <table:table-row table:style-name="ro1">
          <table:table-cell office:value-type="float" office:value="0.0919855" calcext:value-type="float">
            <text:p>0.0919855</text:p>
          </table:table-cell>
          <table:table-cell office:value-type="float" office:value="0.107854" calcext:value-type="float">
            <text:p>0.107854</text:p>
          </table:table-cell>
          <table:table-cell office:value-type="float" office:value="0.143922" calcext:value-type="float">
            <text:p>0.143922</text:p>
          </table:table-cell>
          <table:table-cell office:value-type="float" office:value="0.141651" calcext:value-type="float">
            <text:p>0.141651</text:p>
          </table:table-cell>
          <table:table-cell office:value-type="float" office:value="0.0602412" calcext:value-type="float">
            <text:p>0.0602412</text:p>
          </table:table-cell>
          <table:table-cell office:value-type="float" office:value="0.133206" calcext:value-type="float">
            <text:p>0.133206</text:p>
          </table:table-cell>
          <table:table-cell office:value-type="float" office:value="0.0883397" calcext:value-type="float">
            <text:p>0.0883397</text:p>
          </table:table-cell>
          <table:table-cell office:value-type="float" office:value="0.0936426" calcext:value-type="float">
            <text:p>0.0936426</text:p>
          </table:table-cell>
        </table:table-row>
        <table:table-row table:style-name="ro1">
          <table:table-cell office:value-type="float" office:value="0.0884951" calcext:value-type="float">
            <text:p>0.0884951</text:p>
          </table:table-cell>
          <table:table-cell office:value-type="float" office:value="0.10697" calcext:value-type="float">
            <text:p>0.10697</text:p>
          </table:table-cell>
          <table:table-cell office:value-type="float" office:value="0.148565" calcext:value-type="float">
            <text:p>0.148565</text:p>
          </table:table-cell>
          <table:table-cell office:value-type="float" office:value="0.138203" calcext:value-type="float">
            <text:p>0.138203</text:p>
          </table:table-cell>
          <table:table-cell office:value-type="float" office:value="0.0628452" calcext:value-type="float">
            <text:p>0.0628452</text:p>
          </table:table-cell>
          <table:table-cell office:value-type="float" office:value="0.134424" calcext:value-type="float">
            <text:p>0.134424</text:p>
          </table:table-cell>
          <table:table-cell office:value-type="float" office:value="0.0864234" calcext:value-type="float">
            <text:p>0.0864234</text:p>
          </table:table-cell>
          <table:table-cell office:value-type="float" office:value="0.0978458" calcext:value-type="float">
            <text:p>0.0978458</text:p>
          </table:table-cell>
        </table:table-row>
        <table:table-row table:style-name="ro1">
          <table:table-cell office:value-type="float" office:value="0.0840753" calcext:value-type="float">
            <text:p>0.0840753</text:p>
          </table:table-cell>
          <table:table-cell office:value-type="float" office:value="0.104117" calcext:value-type="float">
            <text:p>0.104117</text:p>
          </table:table-cell>
          <table:table-cell office:value-type="float" office:value="0.150401" calcext:value-type="float">
            <text:p>0.150401</text:p>
          </table:table-cell>
          <table:table-cell office:value-type="float" office:value="0.131458" calcext:value-type="float">
            <text:p>0.131458</text:p>
          </table:table-cell>
          <table:table-cell office:value-type="float" office:value="0.068882" calcext:value-type="float">
            <text:p>0.068882</text:p>
          </table:table-cell>
          <table:table-cell office:value-type="float" office:value="0.131251" calcext:value-type="float">
            <text:p>0.131251</text:p>
          </table:table-cell>
          <table:table-cell office:value-type="float" office:value="0.0863303" calcext:value-type="float">
            <text:p>0.0863303</text:p>
          </table:table-cell>
          <table:table-cell office:value-type="float" office:value="0.0966749" calcext:value-type="float">
            <text:p>0.0966749</text:p>
          </table:table-cell>
        </table:table-row>
        <table:table-row table:style-name="ro1">
          <table:table-cell office:value-type="float" office:value="0.0834274" calcext:value-type="float">
            <text:p>0.0834274</text:p>
          </table:table-cell>
          <table:table-cell office:value-type="float" office:value="0.0945746" calcext:value-type="float">
            <text:p>0.0945746</text:p>
          </table:table-cell>
          <table:table-cell office:value-type="float" office:value="0.137831" calcext:value-type="float">
            <text:p>0.137831</text:p>
          </table:table-cell>
          <table:table-cell office:value-type="float" office:value="0.129048" calcext:value-type="float">
            <text:p>0.129048</text:p>
          </table:table-cell>
          <table:table-cell office:value-type="float" office:value="0.0633727" calcext:value-type="float">
            <text:p>0.0633727</text:p>
          </table:table-cell>
          <table:table-cell office:value-type="float" office:value="0.130984" calcext:value-type="float">
            <text:p>0.130984</text:p>
          </table:table-cell>
          <table:table-cell office:value-type="float" office:value="0.0764823" calcext:value-type="float">
            <text:p>0.0764823</text:p>
          </table:table-cell>
          <table:table-cell office:value-type="float" office:value="0.0936425" calcext:value-type="float">
            <text:p>0.0936425</text:p>
          </table:table-cell>
        </table:table-row>
        <table:table-row table:style-name="ro1">
          <table:table-cell office:value-type="float" office:value="0.0842395" calcext:value-type="float">
            <text:p>0.0842395</text:p>
          </table:table-cell>
          <table:table-cell office:value-type="float" office:value="0.0945816" calcext:value-type="float">
            <text:p>0.0945816</text:p>
          </table:table-cell>
          <table:table-cell office:value-type="float" office:value="0.14052" calcext:value-type="float">
            <text:p>0.14052</text:p>
          </table:table-cell>
          <table:table-cell office:value-type="float" office:value="0.12422" calcext:value-type="float">
            <text:p>0.12422</text:p>
          </table:table-cell>
          <table:table-cell office:value-type="float" office:value="0.0559429" calcext:value-type="float">
            <text:p>0.0559429</text:p>
          </table:table-cell>
          <table:table-cell office:value-type="float" office:value="0.123615" calcext:value-type="float">
            <text:p>0.123615</text:p>
          </table:table-cell>
          <table:table-cell office:value-type="float" office:value="0.0763375" calcext:value-type="float">
            <text:p>0.0763375</text:p>
          </table:table-cell>
          <table:table-cell office:value-type="float" office:value="0.0941515" calcext:value-type="float">
            <text:p>0.0941515</text:p>
          </table:table-cell>
        </table:table-row>
        <table:table-row table:style-name="ro1">
          <table:table-cell office:value-type="float" office:value="0.0849019" calcext:value-type="float">
            <text:p>0.0849019</text:p>
          </table:table-cell>
          <table:table-cell office:value-type="float" office:value="0.0929524" calcext:value-type="float">
            <text:p>0.0929524</text:p>
          </table:table-cell>
          <table:table-cell office:value-type="float" office:value="0.131675" calcext:value-type="float">
            <text:p>0.131675</text:p>
          </table:table-cell>
          <table:table-cell office:value-type="float" office:value="0.122345" calcext:value-type="float">
            <text:p>0.122345</text:p>
          </table:table-cell>
          <table:table-cell office:value-type="float" office:value="0.0630357" calcext:value-type="float">
            <text:p>0.0630357</text:p>
          </table:table-cell>
          <table:table-cell office:value-type="float" office:value="0.124448" calcext:value-type="float">
            <text:p>0.124448</text:p>
          </table:table-cell>
          <table:table-cell office:value-type="float" office:value="0.0739755" calcext:value-type="float">
            <text:p>0.0739755</text:p>
          </table:table-cell>
          <table:table-cell office:value-type="float" office:value="0.0873396" calcext:value-type="float">
            <text:p>0.0873396</text:p>
          </table:table-cell>
        </table:table-row>
        <table:table-row table:style-name="ro1">
          <table:table-cell office:value-type="float" office:value="0.0800344" calcext:value-type="float">
            <text:p>0.0800344</text:p>
          </table:table-cell>
          <table:table-cell office:value-type="float" office:value="0.0889119" calcext:value-type="float">
            <text:p>0.0889119</text:p>
          </table:table-cell>
          <table:table-cell office:value-type="float" office:value="0.132586" calcext:value-type="float">
            <text:p>0.132586</text:p>
          </table:table-cell>
          <table:table-cell office:value-type="float" office:value="0.130226" calcext:value-type="float">
            <text:p>0.130226</text:p>
          </table:table-cell>
          <table:table-cell office:value-type="float" office:value="0.0625935" calcext:value-type="float">
            <text:p>0.0625935</text:p>
          </table:table-cell>
          <table:table-cell office:value-type="float" office:value="0.126503" calcext:value-type="float">
            <text:p>0.126503</text:p>
          </table:table-cell>
          <table:table-cell office:value-type="float" office:value="0.0756088" calcext:value-type="float">
            <text:p>0.0756088</text:p>
          </table:table-cell>
          <table:table-cell office:value-type="float" office:value="0.0866418" calcext:value-type="float">
            <text:p>0.0866418</text:p>
          </table:table-cell>
        </table:table-row>
        <table:table-row table:style-name="ro1">
          <table:table-cell office:value-type="float" office:value="0.0719922" calcext:value-type="float">
            <text:p>0.0719922</text:p>
          </table:table-cell>
          <table:table-cell office:value-type="float" office:value="0.0881851" calcext:value-type="float">
            <text:p>0.0881851</text:p>
          </table:table-cell>
          <table:table-cell office:value-type="float" office:value="0.12299" calcext:value-type="float">
            <text:p>0.12299</text:p>
          </table:table-cell>
          <table:table-cell office:value-type="float" office:value="0.105904" calcext:value-type="float">
            <text:p>0.105904</text:p>
          </table:table-cell>
          <table:table-cell office:value-type="float" office:value="0.0580523" calcext:value-type="float">
            <text:p>0.0580523</text:p>
          </table:table-cell>
          <table:table-cell office:value-type="float" office:value="0.11294" calcext:value-type="float">
            <text:p>0.11294</text:p>
          </table:table-cell>
          <table:table-cell office:value-type="float" office:value="0.0802877" calcext:value-type="float">
            <text:p>0.0802877</text:p>
          </table:table-cell>
          <table:table-cell office:value-type="float" office:value="0.090518" calcext:value-type="float">
            <text:p>0.090518</text:p>
          </table:table-cell>
        </table:table-row>
        <table:table-row table:style-name="ro1">
          <table:table-cell office:value-type="float" office:value="0.071593" calcext:value-type="float">
            <text:p>0.071593</text:p>
          </table:table-cell>
          <table:table-cell office:value-type="float" office:value="0.0858824" calcext:value-type="float">
            <text:p>0.0858824</text:p>
          </table:table-cell>
          <table:table-cell office:value-type="float" office:value="0.127125" calcext:value-type="float">
            <text:p>0.127125</text:p>
          </table:table-cell>
          <table:table-cell office:value-type="float" office:value="0.107193" calcext:value-type="float">
            <text:p>0.107193</text:p>
          </table:table-cell>
          <table:table-cell office:value-type="float" office:value="0.0567918" calcext:value-type="float">
            <text:p>0.0567918</text:p>
          </table:table-cell>
          <table:table-cell office:value-type="float" office:value="0.118793" calcext:value-type="float">
            <text:p>0.118793</text:p>
          </table:table-cell>
          <table:table-cell office:value-type="float" office:value="0.0737569" calcext:value-type="float">
            <text:p>0.0737569</text:p>
          </table:table-cell>
          <table:table-cell office:value-type="float" office:value="0.0826671" calcext:value-type="float">
            <text:p>0.0826671</text:p>
          </table:table-cell>
        </table:table-row>
        <table:table-row table:style-name="ro1">
          <table:table-cell office:value-type="float" office:value="0.0749867" calcext:value-type="float">
            <text:p>0.0749867</text:p>
          </table:table-cell>
          <table:table-cell office:value-type="float" office:value="0.069383" calcext:value-type="float">
            <text:p>0.069383</text:p>
          </table:table-cell>
          <table:table-cell office:value-type="float" office:value="0.117088" calcext:value-type="float">
            <text:p>0.117088</text:p>
          </table:table-cell>
          <table:table-cell office:value-type="float" office:value="0.094758" calcext:value-type="float">
            <text:p>0.094758</text:p>
          </table:table-cell>
          <table:table-cell office:value-type="float" office:value="0.0575988" calcext:value-type="float">
            <text:p>0.0575988</text:p>
          </table:table-cell>
          <table:table-cell office:value-type="float" office:value="0.125994" calcext:value-type="float">
            <text:p>0.125994</text:p>
          </table:table-cell>
          <table:table-cell office:value-type="float" office:value="0.0705614" calcext:value-type="float">
            <text:p>0.0705614</text:p>
          </table:table-cell>
          <table:table-cell office:value-type="float" office:value="0.0784166" calcext:value-type="float">
            <text:p>0.0784166</text:p>
          </table:table-cell>
        </table:table-row>
        <table:table-row table:style-name="ro1">
          <table:table-cell office:value-type="float" office:value="0.0732139" calcext:value-type="float">
            <text:p>0.0732139</text:p>
          </table:table-cell>
          <table:table-cell office:value-type="float" office:value="0.0813174" calcext:value-type="float">
            <text:p>0.0813174</text:p>
          </table:table-cell>
          <table:table-cell office:value-type="float" office:value="0.110198" calcext:value-type="float">
            <text:p>0.110198</text:p>
          </table:table-cell>
          <table:table-cell office:value-type="float" office:value="0.0907194" calcext:value-type="float">
            <text:p>0.0907194</text:p>
          </table:table-cell>
          <table:table-cell office:value-type="float" office:value="0.0581534" calcext:value-type="float">
            <text:p>0.0581534</text:p>
          </table:table-cell>
          <table:table-cell office:value-type="float" office:value="0.0922238" calcext:value-type="float">
            <text:p>0.0922238</text:p>
          </table:table-cell>
          <table:table-cell office:value-type="float" office:value="0.056224" calcext:value-type="float">
            <text:p>0.056224</text:p>
          </table:table-cell>
          <table:table-cell office:value-type="float" office:value="0.0775833" calcext:value-type="float">
            <text:p>0.0775833</text:p>
          </table:table-cell>
        </table:table-row>
        <table:table-row table:style-name="ro1">
          <table:table-cell office:value-type="float" office:value="0.0646225" calcext:value-type="float">
            <text:p>0.0646225</text:p>
          </table:table-cell>
          <table:table-cell office:value-type="float" office:value="0.0696715" calcext:value-type="float">
            <text:p>0.0696715</text:p>
          </table:table-cell>
          <table:table-cell office:value-type="float" office:value="0.0995377" calcext:value-type="float">
            <text:p>0.0995377</text:p>
          </table:table-cell>
          <table:table-cell office:value-type="float" office:value="0.0898472" calcext:value-type="float">
            <text:p>0.0898472</text:p>
          </table:table-cell>
          <table:table-cell office:value-type="float" office:value="0.0582189" calcext:value-type="float">
            <text:p>0.0582189</text:p>
          </table:table-cell>
          <table:table-cell office:value-type="float" office:value="0.0899734" calcext:value-type="float">
            <text:p>0.0899734</text:p>
          </table:table-cell>
          <table:table-cell office:value-type="float" office:value="0.066724" calcext:value-type="float">
            <text:p>0.066724</text:p>
          </table:table-cell>
          <table:table-cell office:value-type="float" office:value="0.0657026" calcext:value-type="float">
            <text:p>0.0657026</text:p>
          </table:table-cell>
        </table:table-row>
        <table:table-row table:style-name="ro1">
          <table:table-cell office:value-type="float" office:value="0.0739279" calcext:value-type="float">
            <text:p>0.0739279</text:p>
          </table:table-cell>
          <table:table-cell office:value-type="float" office:value="0.0663856" calcext:value-type="float">
            <text:p>0.0663856</text:p>
          </table:table-cell>
          <table:table-cell office:value-type="float" office:value="0.103691" calcext:value-type="float">
            <text:p>0.103691</text:p>
          </table:table-cell>
          <table:table-cell office:value-type="float" office:value="0.0726756" calcext:value-type="float">
            <text:p>0.0726756</text:p>
          </table:table-cell>
          <table:table-cell office:value-type="float" office:value="0.0556493" calcext:value-type="float">
            <text:p>0.0556493</text:p>
          </table:table-cell>
          <table:table-cell office:value-type="float" office:value="0.105585" calcext:value-type="float">
            <text:p>0.105585</text:p>
          </table:table-cell>
          <table:table-cell office:value-type="float" office:value="0.062849" calcext:value-type="float">
            <text:p>0.062849</text:p>
          </table:table-cell>
          <table:table-cell office:value-type="float" office:value="0.0793906" calcext:value-type="float">
            <text:p>0.0793906</text:p>
          </table:table-cell>
        </table:table-row>
        <table:table-row table:style-name="ro1">
          <table:table-cell office:value-type="float" office:value="0.0792458" calcext:value-type="float">
            <text:p>0.0792458</text:p>
          </table:table-cell>
          <table:table-cell office:value-type="float" office:value="0.0761348" calcext:value-type="float">
            <text:p>0.0761348</text:p>
          </table:table-cell>
          <table:table-cell office:value-type="float" office:value="0.0966751" calcext:value-type="float">
            <text:p>0.0966751</text:p>
          </table:table-cell>
          <table:table-cell office:value-type="float" office:value="0.080467" calcext:value-type="float">
            <text:p>0.080467</text:p>
          </table:table-cell>
          <table:table-cell office:value-type="float" office:value="0.0454096" calcext:value-type="float">
            <text:p>0.0454096</text:p>
          </table:table-cell>
          <table:table-cell office:value-type="float" office:value="0.111506" calcext:value-type="float">
            <text:p>0.111506</text:p>
          </table:table-cell>
          <table:table-cell office:value-type="float" office:value="0.0576006" calcext:value-type="float">
            <text:p>0.0576006</text:p>
          </table:table-cell>
          <table:table-cell office:value-type="float" office:value="0.0685015" calcext:value-type="float">
            <text:p>0.0685015</text:p>
          </table:table-cell>
        </table:table-row>
        <table:table-row table:style-name="ro1">
          <table:table-cell office:value-type="float" office:value="0.0663081" calcext:value-type="float">
            <text:p>0.0663081</text:p>
          </table:table-cell>
          <table:table-cell office:value-type="float" office:value="0.0767312" calcext:value-type="float">
            <text:p>0.0767312</text:p>
          </table:table-cell>
          <table:table-cell office:value-type="float" office:value="0.0951093" calcext:value-type="float">
            <text:p>0.0951093</text:p>
          </table:table-cell>
          <table:table-cell office:value-type="float" office:value="0.0864445" calcext:value-type="float">
            <text:p>0.0864445</text:p>
          </table:table-cell>
          <table:table-cell office:value-type="float" office:value="0.0602815" calcext:value-type="float">
            <text:p>0.0602815</text:p>
          </table:table-cell>
          <table:table-cell office:value-type="float" office:value="0.0967284" calcext:value-type="float">
            <text:p>0.0967284</text:p>
          </table:table-cell>
          <table:table-cell office:value-type="float" office:value="0.0667282" calcext:value-type="float">
            <text:p>0.0667282</text:p>
          </table:table-cell>
          <table:table-cell office:value-type="float" office:value="0.0644326" calcext:value-type="float">
            <text:p>0.0644326</text:p>
          </table:table-cell>
        </table:table-row>
        <table:table-row table:style-name="ro1">
          <table:table-cell office:value-type="float" office:value="0.0595959" calcext:value-type="float">
            <text:p>0.0595959</text:p>
          </table:table-cell>
          <table:table-cell office:value-type="float" office:value="0.0766744" calcext:value-type="float">
            <text:p>0.0766744</text:p>
          </table:table-cell>
          <table:table-cell office:value-type="float" office:value="0.105904" calcext:value-type="float">
            <text:p>0.105904</text:p>
          </table:table-cell>
          <table:table-cell office:value-type="float" office:value="0.0907337" calcext:value-type="float">
            <text:p>0.0907337</text:p>
          </table:table-cell>
          <table:table-cell office:value-type="float" office:value="0.0542103" calcext:value-type="float">
            <text:p>0.0542103</text:p>
          </table:table-cell>
          <table:table-cell office:value-type="float" office:value="0.0892181" calcext:value-type="float">
            <text:p>0.0892181</text:p>
          </table:table-cell>
          <table:table-cell office:value-type="float" office:value="0.0653256" calcext:value-type="float">
            <text:p>0.0653256</text:p>
          </table:table-cell>
          <table:table-cell office:value-type="float" office:value="0.077304" calcext:value-type="float">
            <text:p>0.077304</text:p>
          </table:table-cell>
        </table:table-row>
        <table:table-row table:style-name="ro1">
          <table:table-cell office:value-type="float" office:value="0.0725637" calcext:value-type="float">
            <text:p>0.0725637</text:p>
          </table:table-cell>
          <table:table-cell office:value-type="float" office:value="0.0734891" calcext:value-type="float">
            <text:p>0.0734891</text:p>
          </table:table-cell>
          <table:table-cell office:value-type="float" office:value="0.105813" calcext:value-type="float">
            <text:p>0.105813</text:p>
          </table:table-cell>
          <table:table-cell office:value-type="float" office:value="0.0956197" calcext:value-type="float">
            <text:p>0.0956197</text:p>
          </table:table-cell>
          <table:table-cell office:value-type="float" office:value="0.0392693" calcext:value-type="float">
            <text:p>0.0392693</text:p>
          </table:table-cell>
          <table:table-cell office:value-type="float" office:value="0.0998152" calcext:value-type="float">
            <text:p>0.0998152</text:p>
          </table:table-cell>
          <table:table-cell office:value-type="float" office:value="0.0615738" calcext:value-type="float">
            <text:p>0.0615738</text:p>
          </table:table-cell>
          <table:table-cell office:value-type="float" office:value="0.0735311" calcext:value-type="float">
            <text:p>0.0735311</text:p>
          </table:table-cell>
        </table:table-row>
        <table:table-row table:style-name="ro1">
          <table:table-cell office:value-type="float" office:value="0.0719137" calcext:value-type="float">
            <text:p>0.0719137</text:p>
          </table:table-cell>
          <table:table-cell office:value-type="float" office:value="0.072808" calcext:value-type="float">
            <text:p>0.072808</text:p>
          </table:table-cell>
          <table:table-cell office:value-type="float" office:value="0.104587" calcext:value-type="float">
            <text:p>0.104587</text:p>
          </table:table-cell>
          <table:table-cell office:value-type="float" office:value="0.0838704" calcext:value-type="float">
            <text:p>0.0838704</text:p>
          </table:table-cell>
          <table:table-cell office:value-type="float" office:value="0.0486371" calcext:value-type="float">
            <text:p>0.0486371</text:p>
          </table:table-cell>
          <table:table-cell office:value-type="float" office:value="0.101165" calcext:value-type="float">
            <text:p>0.101165</text:p>
          </table:table-cell>
          <table:table-cell office:value-type="float" office:value="0.0633282" calcext:value-type="float">
            <text:p>0.0633282</text:p>
          </table:table-cell>
          <table:table-cell office:value-type="float" office:value="0.0673056" calcext:value-type="float">
            <text:p>0.0673056</text:p>
          </table:table-cell>
        </table:table-row>
        <table:table-row table:style-name="ro1">
          <table:table-cell office:value-type="float" office:value="0.0742078" calcext:value-type="float">
            <text:p>0.0742078</text:p>
          </table:table-cell>
          <table:table-cell office:value-type="float" office:value="0.0800339" calcext:value-type="float">
            <text:p>0.0800339</text:p>
          </table:table-cell>
          <table:table-cell office:value-type="float" office:value="0.0975895" calcext:value-type="float">
            <text:p>0.0975895</text:p>
          </table:table-cell>
          <table:table-cell office:value-type="float" office:value="0.0773167" calcext:value-type="float">
            <text:p>0.0773167</text:p>
          </table:table-cell>
          <table:table-cell office:value-type="float" office:value="0.047079" calcext:value-type="float">
            <text:p>0.047079</text:p>
          </table:table-cell>
          <table:table-cell office:value-type="float" office:value="0.108288" calcext:value-type="float">
            <text:p>0.108288</text:p>
          </table:table-cell>
          <table:table-cell office:value-type="float" office:value="0.0741964" calcext:value-type="float">
            <text:p>0.0741964</text:p>
          </table:table-cell>
          <table:table-cell office:value-type="float" office:value="0.0788997" calcext:value-type="float">
            <text:p>0.0788997</text:p>
          </table:table-cell>
        </table:table-row>
        <table:table-row table:style-name="ro1">
          <table:table-cell office:value-type="float" office:value="0.0692656" calcext:value-type="float">
            <text:p>0.0692656</text:p>
          </table:table-cell>
          <table:table-cell office:value-type="float" office:value="0.0759058" calcext:value-type="float">
            <text:p>0.0759058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934939" calcext:value-type="float">
            <text:p>0.0934939</text:p>
          </table:table-cell>
          <table:table-cell office:value-type="float" office:value="0.0491068" calcext:value-type="float">
            <text:p>0.0491068</text:p>
          </table:table-cell>
          <table:table-cell office:value-type="float" office:value="0.0995563" calcext:value-type="float">
            <text:p>0.0995563</text:p>
          </table:table-cell>
          <table:table-cell office:value-type="float" office:value="0.0680232" calcext:value-type="float">
            <text:p>0.0680232</text:p>
          </table:table-cell>
          <table:table-cell office:value-type="float" office:value="0.0701551" calcext:value-type="float">
            <text:p>0.0701551</text:p>
          </table:table-cell>
        </table:table-row>
        <table:table-row table:style-name="ro1">
          <table:table-cell office:value-type="float" office:value="0.0707323" calcext:value-type="float">
            <text:p>0.0707323</text:p>
          </table:table-cell>
          <table:table-cell office:value-type="float" office:value="0.0782002" calcext:value-type="float">
            <text:p>0.0782002</text:p>
          </table:table-cell>
          <table:table-cell office:value-type="float" office:value="0.115898" calcext:value-type="float">
            <text:p>0.115898</text:p>
          </table:table-cell>
          <table:table-cell office:value-type="float" office:value="0.107002" calcext:value-type="float">
            <text:p>0.107002</text:p>
          </table:table-cell>
          <table:table-cell office:value-type="float" office:value="0.0585104" calcext:value-type="float">
            <text:p>0.0585104</text:p>
          </table:table-cell>
          <table:table-cell office:value-type="float" office:value="0.108421" calcext:value-type="float">
            <text:p>0.108421</text:p>
          </table:table-cell>
          <table:table-cell office:value-type="float" office:value="0.0563209" calcext:value-type="float">
            <text:p>0.0563209</text:p>
          </table:table-cell>
          <table:table-cell office:value-type="float" office:value="0.0829132" calcext:value-type="float">
            <text:p>0.0829132</text:p>
          </table:table-cell>
        </table:table-row>
        <table:table-row table:style-name="ro1">
          <table:table-cell office:value-type="float" office:value="0.0804945" calcext:value-type="float">
            <text:p>0.0804945</text:p>
          </table:table-cell>
          <table:table-cell office:value-type="float" office:value="0.0824393" calcext:value-type="float">
            <text:p>0.0824393</text:p>
          </table:table-cell>
          <table:table-cell office:value-type="float" office:value="0.124622" calcext:value-type="float">
            <text:p>0.124622</text:p>
          </table:table-cell>
          <table:table-cell office:value-type="float" office:value="0.0968173" calcext:value-type="float">
            <text:p>0.0968173</text:p>
          </table:table-cell>
          <table:table-cell office:value-type="float" office:value="0.0591552" calcext:value-type="float">
            <text:p>0.0591552</text:p>
          </table:table-cell>
          <table:table-cell office:value-type="float" office:value="0.118737" calcext:value-type="float">
            <text:p>0.118737</text:p>
          </table:table-cell>
          <table:table-cell office:value-type="float" office:value="0.0728949" calcext:value-type="float">
            <text:p>0.0728949</text:p>
          </table:table-cell>
          <table:table-cell office:value-type="float" office:value="0.0785507" calcext:value-type="float">
            <text:p>0.0785507</text:p>
          </table:table-cell>
        </table:table-row>
        <table:table-row table:style-name="ro1">
          <table:table-cell office:value-type="float" office:value="0.0768157" calcext:value-type="float">
            <text:p>0.0768157</text:p>
          </table:table-cell>
          <table:table-cell office:value-type="float" office:value="0.0729423" calcext:value-type="float">
            <text:p>0.0729423</text:p>
          </table:table-cell>
          <table:table-cell office:value-type="float" office:value="0.108077" calcext:value-type="float">
            <text:p>0.108077</text:p>
          </table:table-cell>
          <table:table-cell office:value-type="float" office:value="0.0995216" calcext:value-type="float">
            <text:p>0.0995216</text:p>
          </table:table-cell>
          <table:table-cell office:value-type="float" office:value="0.0648347" calcext:value-type="float">
            <text:p>0.0648347</text:p>
          </table:table-cell>
          <table:table-cell office:value-type="float" office:value="0.113494" calcext:value-type="float">
            <text:p>0.113494</text:p>
          </table:table-cell>
          <table:table-cell office:value-type="float" office:value="0.079134" calcext:value-type="float">
            <text:p>0.079134</text:p>
          </table:table-cell>
          <table:table-cell office:value-type="float" office:value="0.0834638" calcext:value-type="float">
            <text:p>0.0834638</text:p>
          </table:table-cell>
        </table:table-row>
        <table:table-row table:style-name="ro1">
          <table:table-cell office:value-type="float" office:value="0.0838574" calcext:value-type="float">
            <text:p>0.0838574</text:p>
          </table:table-cell>
          <table:table-cell office:value-type="float" office:value="0.0836856" calcext:value-type="float">
            <text:p>0.0836856</text:p>
          </table:table-cell>
          <table:table-cell office:value-type="float" office:value="0.131287" calcext:value-type="float">
            <text:p>0.131287</text:p>
          </table:table-cell>
          <table:table-cell office:value-type="float" office:value="0.102235" calcext:value-type="float">
            <text:p>0.102235</text:p>
          </table:table-cell>
          <table:table-cell office:value-type="float" office:value="0.0544877" calcext:value-type="float">
            <text:p>0.0544877</text:p>
          </table:table-cell>
          <table:table-cell office:value-type="float" office:value="0.114663" calcext:value-type="float">
            <text:p>0.114663</text:p>
          </table:table-cell>
          <table:table-cell office:value-type="float" office:value="0.0703115" calcext:value-type="float">
            <text:p>0.0703115</text:p>
          </table:table-cell>
          <table:table-cell office:value-type="float" office:value="0.091185" calcext:value-type="float">
            <text:p>0.091185</text:p>
          </table:table-cell>
        </table:table-row>
        <table:table-row table:style-name="ro1">
          <table:table-cell office:value-type="float" office:value="0.078905" calcext:value-type="float">
            <text:p>0.078905</text:p>
          </table:table-cell>
          <table:table-cell office:value-type="float" office:value="0.0844937" calcext:value-type="float">
            <text:p>0.0844937</text:p>
          </table:table-cell>
          <table:table-cell office:value-type="float" office:value="0.134543" calcext:value-type="float">
            <text:p>0.134543</text:p>
          </table:table-cell>
          <table:table-cell office:value-type="float" office:value="0.120308" calcext:value-type="float">
            <text:p>0.120308</text:p>
          </table:table-cell>
          <table:table-cell office:value-type="float" office:value="0.057873" calcext:value-type="float">
            <text:p>0.057873</text:p>
          </table:table-cell>
          <table:table-cell office:value-type="float" office:value="0.122264" calcext:value-type="float">
            <text:p>0.122264</text:p>
          </table:table-cell>
          <table:table-cell office:value-type="float" office:value="0.0797957" calcext:value-type="float">
            <text:p>0.0797957</text:p>
          </table:table-cell>
          <table:table-cell office:value-type="float" office:value="0.0915041" calcext:value-type="float">
            <text:p>0.0915041</text:p>
          </table:table-cell>
        </table:table-row>
        <table:table-row table:style-name="ro1">
          <table:table-cell office:value-type="float" office:value="0.0856025" calcext:value-type="float">
            <text:p>0.0856025</text:p>
          </table:table-cell>
          <table:table-cell office:value-type="float" office:value="0.0869861" calcext:value-type="float">
            <text:p>0.0869861</text:p>
          </table:table-cell>
          <table:table-cell office:value-type="float" office:value="0.125641" calcext:value-type="float">
            <text:p>0.125641</text:p>
          </table:table-cell>
          <table:table-cell office:value-type="float" office:value="0.107481" calcext:value-type="float">
            <text:p>0.107481</text:p>
          </table:table-cell>
          <table:table-cell office:value-type="float" office:value="0.0556326" calcext:value-type="float">
            <text:p>0.0556326</text:p>
          </table:table-cell>
          <table:table-cell office:value-type="float" office:value="0.125698" calcext:value-type="float">
            <text:p>0.125698</text:p>
          </table:table-cell>
          <table:table-cell office:value-type="float" office:value="0.0713232" calcext:value-type="float">
            <text:p>0.0713232</text:p>
          </table:table-cell>
          <table:table-cell office:value-type="float" office:value="0.0893752" calcext:value-type="float">
            <text:p>0.0893752</text:p>
          </table:table-cell>
        </table:table-row>
        <table:table-row table:style-name="ro1">
          <table:table-cell office:value-type="float" office:value="0.0905847" calcext:value-type="float">
            <text:p>0.0905847</text:p>
          </table:table-cell>
          <table:table-cell office:value-type="float" office:value="0.102406" calcext:value-type="float">
            <text:p>0.102406</text:p>
          </table:table-cell>
          <table:table-cell office:value-type="float" office:value="0.130283" calcext:value-type="float">
            <text:p>0.130283</text:p>
          </table:table-cell>
          <table:table-cell office:value-type="float" office:value="0.121612" calcext:value-type="float">
            <text:p>0.121612</text:p>
          </table:table-cell>
          <table:table-cell office:value-type="float" office:value="0.0586291" calcext:value-type="float">
            <text:p>0.0586291</text:p>
          </table:table-cell>
          <table:table-cell office:value-type="float" office:value="0.115832" calcext:value-type="float">
            <text:p>0.115832</text:p>
          </table:table-cell>
          <table:table-cell office:value-type="float" office:value="0.0720818" calcext:value-type="float">
            <text:p>0.0720818</text:p>
          </table:table-cell>
          <table:table-cell office:value-type="float" office:value="0.0880548" calcext:value-type="float">
            <text:p>0.0880548</text:p>
          </table:table-cell>
        </table:table-row>
        <table:table-row table:style-name="ro1">
          <table:table-cell office:value-type="float" office:value="0.0768494" calcext:value-type="float">
            <text:p>0.0768494</text:p>
          </table:table-cell>
          <table:table-cell office:value-type="float" office:value="0.0962718" calcext:value-type="float">
            <text:p>0.0962718</text:p>
          </table:table-cell>
          <table:table-cell office:value-type="float" office:value="0.13681" calcext:value-type="float">
            <text:p>0.13681</text:p>
          </table:table-cell>
          <table:table-cell office:value-type="float" office:value="0.114832" calcext:value-type="float">
            <text:p>0.114832</text:p>
          </table:table-cell>
          <table:table-cell office:value-type="float" office:value="0.0632779" calcext:value-type="float">
            <text:p>0.0632779</text:p>
          </table:table-cell>
          <table:table-cell office:value-type="float" office:value="0.11592" calcext:value-type="float">
            <text:p>0.11592</text:p>
          </table:table-cell>
          <table:table-cell office:value-type="float" office:value="0.0751149" calcext:value-type="float">
            <text:p>0.0751149</text:p>
          </table:table-cell>
          <table:table-cell office:value-type="float" office:value="0.0912528" calcext:value-type="float">
            <text:p>0.0912528</text:p>
          </table:table-cell>
        </table:table-row>
        <table:table-row table:style-name="ro1">
          <table:table-cell office:value-type="float" office:value="0.0823237" calcext:value-type="float">
            <text:p>0.0823237</text:p>
          </table:table-cell>
          <table:table-cell office:value-type="float" office:value="0.0898672" calcext:value-type="float">
            <text:p>0.0898672</text:p>
          </table:table-cell>
          <table:table-cell office:value-type="float" office:value="0.135197" calcext:value-type="float">
            <text:p>0.135197</text:p>
          </table:table-cell>
          <table:table-cell office:value-type="float" office:value="0.123029" calcext:value-type="float">
            <text:p>0.123029</text:p>
          </table:table-cell>
          <table:table-cell office:value-type="float" office:value="0.0611552" calcext:value-type="float">
            <text:p>0.0611552</text:p>
          </table:table-cell>
          <table:table-cell office:value-type="float" office:value="0.128245" calcext:value-type="float">
            <text:p>0.128245</text:p>
          </table:table-cell>
          <table:table-cell office:value-type="float" office:value="0.077216" calcext:value-type="float">
            <text:p>0.077216</text:p>
          </table:table-cell>
          <table:table-cell office:value-type="float" office:value="0.0891652" calcext:value-type="float">
            <text:p>0.0891652</text:p>
          </table:table-cell>
        </table:table-row>
        <table:table-row table:style-name="ro1">
          <table:table-cell office:value-type="float" office:value="0.0765395" calcext:value-type="float">
            <text:p>0.0765395</text:p>
          </table:table-cell>
          <table:table-cell office:value-type="float" office:value="0.0973084" calcext:value-type="float">
            <text:p>0.0973084</text:p>
          </table:table-cell>
          <table:table-cell office:value-type="float" office:value="0.136294" calcext:value-type="float">
            <text:p>0.136294</text:p>
          </table:table-cell>
          <table:table-cell office:value-type="float" office:value="0.120462" calcext:value-type="float">
            <text:p>0.120462</text:p>
          </table:table-cell>
          <table:table-cell office:value-type="float" office:value="0.0544853" calcext:value-type="float">
            <text:p>0.0544853</text:p>
          </table:table-cell>
          <table:table-cell office:value-type="float" office:value="0.118068" calcext:value-type="float">
            <text:p>0.118068</text:p>
          </table:table-cell>
          <table:table-cell office:value-type="float" office:value="0.0735813" calcext:value-type="float">
            <text:p>0.0735813</text:p>
          </table:table-cell>
          <table:table-cell office:value-type="float" office:value="0.0874453" calcext:value-type="float">
            <text:p>0.0874453</text:p>
          </table:table-cell>
        </table:table-row>
        <table:table-row table:style-name="ro1">
          <table:table-cell office:value-type="float" office:value="0.0844359" calcext:value-type="float">
            <text:p>0.0844359</text:p>
          </table:table-cell>
          <table:table-cell office:value-type="float" office:value="0.0943327" calcext:value-type="float">
            <text:p>0.0943327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0.130504" calcext:value-type="float">
            <text:p>0.130504</text:p>
          </table:table-cell>
          <table:table-cell office:value-type="float" office:value="0.054596" calcext:value-type="float">
            <text:p>0.054596</text:p>
          </table:table-cell>
          <table:table-cell office:value-type="float" office:value="0.126715" calcext:value-type="float">
            <text:p>0.126715</text:p>
          </table:table-cell>
          <table:table-cell office:value-type="float" office:value="0.0796844" calcext:value-type="float">
            <text:p>0.0796844</text:p>
          </table:table-cell>
          <table:table-cell office:value-type="float" office:value="0.0886684" calcext:value-type="float">
            <text:p>0.0886684</text:p>
          </table:table-cell>
        </table:table-row>
        <table:table-row table:style-name="ro1">
          <table:table-cell office:value-type="float" office:value="0.0791412" calcext:value-type="float">
            <text:p>0.0791412</text:p>
          </table:table-cell>
          <table:table-cell office:value-type="float" office:value="0.0932327" calcext:value-type="float">
            <text:p>0.0932327</text:p>
          </table:table-cell>
          <table:table-cell office:value-type="float" office:value="0.139683" calcext:value-type="float">
            <text:p>0.139683</text:p>
          </table:table-cell>
          <table:table-cell office:value-type="float" office:value="0.122731" calcext:value-type="float">
            <text:p>0.122731</text:p>
          </table:table-cell>
          <table:table-cell office:value-type="float" office:value="0.0550249" calcext:value-type="float">
            <text:p>0.0550249</text:p>
          </table:table-cell>
          <table:table-cell office:value-type="float" office:value="0.120718" calcext:value-type="float">
            <text:p>0.120718</text:p>
          </table:table-cell>
          <table:table-cell office:value-type="float" office:value="0.0739854" calcext:value-type="float">
            <text:p>0.0739854</text:p>
          </table:table-cell>
          <table:table-cell office:value-type="float" office:value="0.0949324" calcext:value-type="float">
            <text:p>0.0949324</text:p>
          </table:table-cell>
        </table:table-row>
        <table:table-row table:style-name="ro1">
          <table:table-cell office:value-type="float" office:value="0.0694005" calcext:value-type="float">
            <text:p>0.0694005</text:p>
          </table:table-cell>
          <table:table-cell office:value-type="float" office:value="0.086323" calcext:value-type="float">
            <text:p>0.086323</text:p>
          </table:table-cell>
          <table:table-cell office:value-type="float" office:value="0.127724" calcext:value-type="float">
            <text:p>0.127724</text:p>
          </table:table-cell>
          <table:table-cell office:value-type="float" office:value="0.123874" calcext:value-type="float">
            <text:p>0.123874</text:p>
          </table:table-cell>
          <table:table-cell office:value-type="float" office:value="0.0548582" calcext:value-type="float">
            <text:p>0.0548582</text:p>
          </table:table-cell>
          <table:table-cell office:value-type="float" office:value="0.120868" calcext:value-type="float">
            <text:p>0.120868</text:p>
          </table:table-cell>
          <table:table-cell office:value-type="float" office:value="0.0658694" calcext:value-type="float">
            <text:p>0.0658694</text:p>
          </table:table-cell>
          <table:table-cell office:value-type="float" office:value="0.0894609" calcext:value-type="float">
            <text:p>0.0894609</text:p>
          </table:table-cell>
        </table:table-row>
        <table:table-row table:style-name="ro1">
          <table:table-cell office:value-type="float" office:value="0.0797863" calcext:value-type="float">
            <text:p>0.0797863</text:p>
          </table:table-cell>
          <table:table-cell office:value-type="float" office:value="0.0829639" calcext:value-type="float">
            <text:p>0.0829639</text:p>
          </table:table-cell>
          <table:table-cell office:value-type="float" office:value="0.115872" calcext:value-type="float">
            <text:p>0.115872</text:p>
          </table:table-cell>
          <table:table-cell office:value-type="float" office:value="0.10519" calcext:value-type="float">
            <text:p>0.10519</text:p>
          </table:table-cell>
          <table:table-cell office:value-type="float" office:value="0.0470608" calcext:value-type="float">
            <text:p>0.0470608</text:p>
          </table:table-cell>
          <table:table-cell office:value-type="float" office:value="0.114643" calcext:value-type="float">
            <text:p>0.114643</text:p>
          </table:table-cell>
          <table:table-cell office:value-type="float" office:value="0.081612" calcext:value-type="float">
            <text:p>0.081612</text:p>
          </table:table-cell>
          <table:table-cell office:value-type="float" office:value="0.0782763" calcext:value-type="float">
            <text:p>0.0782763</text:p>
          </table:table-cell>
        </table:table-row>
        <table:table-row table:style-name="ro1">
          <table:table-cell office:value-type="float" office:value="0.0631608" calcext:value-type="float">
            <text:p>0.0631608</text:p>
          </table:table-cell>
          <table:table-cell office:value-type="float" office:value="0.0705986" calcext:value-type="float">
            <text:p>0.0705986</text:p>
          </table:table-cell>
          <table:table-cell office:value-type="float" office:value="0.10444" calcext:value-type="float">
            <text:p>0.10444</text:p>
          </table:table-cell>
          <table:table-cell office:value-type="float" office:value="0.0930963" calcext:value-type="float">
            <text:p>0.0930963</text:p>
          </table:table-cell>
          <table:table-cell office:value-type="float" office:value="0.0515688" calcext:value-type="float">
            <text:p>0.0515688</text:p>
          </table:table-cell>
          <table:table-cell office:value-type="float" office:value="0.118395" calcext:value-type="float">
            <text:p>0.118395</text:p>
          </table:table-cell>
          <table:table-cell office:value-type="float" office:value="0.082274" calcext:value-type="float">
            <text:p>0.082274</text:p>
          </table:table-cell>
          <table:table-cell office:value-type="float" office:value="0.065685" calcext:value-type="float">
            <text:p>0.065685</text:p>
          </table:table-cell>
        </table:table-row>
        <table:table-row table:style-name="ro1">
          <table:table-cell office:value-type="float" office:value="0.0744632" calcext:value-type="float">
            <text:p>0.0744632</text:p>
          </table:table-cell>
          <table:table-cell office:value-type="float" office:value="0.0559097" calcext:value-type="float">
            <text:p>0.0559097</text:p>
          </table:table-cell>
          <table:table-cell office:value-type="float" office:value="0.103797" calcext:value-type="float">
            <text:p>0.103797</text:p>
          </table:table-cell>
          <table:table-cell office:value-type="float" office:value="0.0867646" calcext:value-type="float">
            <text:p>0.0867646</text:p>
          </table:table-cell>
          <table:table-cell office:value-type="float" office:value="0.0486375" calcext:value-type="float">
            <text:p>0.0486375</text:p>
          </table:table-cell>
          <table:table-cell office:value-type="float" office:value="0.0962578" calcext:value-type="float">
            <text:p>0.0962578</text:p>
          </table:table-cell>
          <table:table-cell office:value-type="float" office:value="0.0568489" calcext:value-type="float">
            <text:p>0.0568489</text:p>
          </table:table-cell>
          <table:table-cell office:value-type="float" office:value="0.0783585" calcext:value-type="float">
            <text:p>0.0783585</text:p>
          </table:table-cell>
        </table:table-row>
        <table:table-row table:style-name="ro1">
          <table:table-cell office:value-type="float" office:value="0.0649271" calcext:value-type="float">
            <text:p>0.0649271</text:p>
          </table:table-cell>
          <table:table-cell office:value-type="float" office:value="0.059855" calcext:value-type="float">
            <text:p>0.059855</text:p>
          </table:table-cell>
          <table:table-cell office:value-type="float" office:value="0.103509" calcext:value-type="float">
            <text:p>0.103509</text:p>
          </table:table-cell>
          <table:table-cell office:value-type="float" office:value="0.0716625" calcext:value-type="float">
            <text:p>0.0716625</text:p>
          </table:table-cell>
          <table:table-cell office:value-type="float" office:value="0.0432458" calcext:value-type="float">
            <text:p>0.0432458</text:p>
          </table:table-cell>
          <table:table-cell office:value-type="float" office:value="0.100765" calcext:value-type="float">
            <text:p>0.100765</text:p>
          </table:table-cell>
          <table:table-cell office:value-type="float" office:value="0.0427625" calcext:value-type="float">
            <text:p>0.0427625</text:p>
          </table:table-cell>
          <table:table-cell office:value-type="float" office:value="0.0825991" calcext:value-type="float">
            <text:p>0.0825991</text:p>
          </table:table-cell>
        </table:table-row>
        <table:table-row table:style-name="ro1">
          <table:table-cell office:value-type="float" office:value="0.0517888" calcext:value-type="float">
            <text:p>0.0517888</text:p>
          </table:table-cell>
          <table:table-cell office:value-type="float" office:value="0.0558376" calcext:value-type="float">
            <text:p>0.0558376</text:p>
          </table:table-cell>
          <table:table-cell office:value-type="float" office:value="0.0779956" calcext:value-type="float">
            <text:p>0.0779956</text:p>
          </table:table-cell>
          <table:table-cell office:value-type="float" office:value="0.0815004" calcext:value-type="float">
            <text:p>0.0815004</text:p>
          </table:table-cell>
          <table:table-cell office:value-type="float" office:value="0.0418002" calcext:value-type="float">
            <text:p>0.0418002</text:p>
          </table:table-cell>
          <table:table-cell office:value-type="float" office:value="0.0778443" calcext:value-type="float">
            <text:p>0.0778443</text:p>
          </table:table-cell>
          <table:table-cell office:value-type="float" office:value="0.0498432" calcext:value-type="float">
            <text:p>0.0498432</text:p>
          </table:table-cell>
          <table:table-cell office:value-type="float" office:value="0.0535413" calcext:value-type="float">
            <text:p>0.0535413</text:p>
          </table:table-cell>
        </table:table-row>
        <table:table-row table:style-name="ro1">
          <table:table-cell office:value-type="float" office:value="0.080192" calcext:value-type="float">
            <text:p>0.080192</text:p>
          </table:table-cell>
          <table:table-cell office:value-type="float" office:value="0.0531954" calcext:value-type="float">
            <text:p>0.0531954</text:p>
          </table:table-cell>
          <table:table-cell office:value-type="float" office:value="0.100122" calcext:value-type="float">
            <text:p>0.100122</text:p>
          </table:table-cell>
          <table:table-cell office:value-type="float" office:value="0.0863648" calcext:value-type="float">
            <text:p>0.0863648</text:p>
          </table:table-cell>
          <table:table-cell office:value-type="float" office:value="0.0496076" calcext:value-type="float">
            <text:p>0.0496076</text:p>
          </table:table-cell>
          <table:table-cell office:value-type="float" office:value="0.0941908" calcext:value-type="float">
            <text:p>0.0941908</text:p>
          </table:table-cell>
          <table:table-cell office:value-type="float" office:value="0.038021" calcext:value-type="float">
            <text:p>0.038021</text:p>
          </table:table-cell>
          <table:table-cell office:value-type="float" office:value="0.0660162" calcext:value-type="float">
            <text:p>0.0660162</text:p>
          </table:table-cell>
        </table:table-row>
        <table:table-row table:style-name="ro1">
          <table:table-cell office:value-type="float" office:value="0.0654854" calcext:value-type="float">
            <text:p>0.0654854</text:p>
          </table:table-cell>
          <table:table-cell office:value-type="float" office:value="0.0383532" calcext:value-type="float">
            <text:p>0.0383532</text:p>
          </table:table-cell>
          <table:table-cell office:value-type="float" office:value="0.0972613" calcext:value-type="float">
            <text:p>0.0972613</text:p>
          </table:table-cell>
          <table:table-cell office:value-type="float" office:value="0.0739593" calcext:value-type="float">
            <text:p>0.0739593</text:p>
          </table:table-cell>
          <table:table-cell office:value-type="float" office:value="0.0403396" calcext:value-type="float">
            <text:p>0.0403396</text:p>
          </table:table-cell>
          <table:table-cell office:value-type="float" office:value="0.0841814" calcext:value-type="float">
            <text:p>0.0841814</text:p>
          </table:table-cell>
          <table:table-cell office:value-type="float" office:value="0.0461457" calcext:value-type="float">
            <text:p>0.0461457</text:p>
          </table:table-cell>
          <table:table-cell office:value-type="float" office:value="0.0652199" calcext:value-type="float">
            <text:p>0.0652199</text:p>
          </table:table-cell>
        </table:table-row>
        <table:table-row table:style-name="ro1">
          <table:table-cell office:value-type="float" office:value="0.0870558" calcext:value-type="float">
            <text:p>0.0870558</text:p>
          </table:table-cell>
          <table:table-cell office:value-type="float" office:value="0.0633816" calcext:value-type="float">
            <text:p>0.0633816</text:p>
          </table:table-cell>
          <table:table-cell office:value-type="float" office:value="0.0982719" calcext:value-type="float">
            <text:p>0.0982719</text:p>
          </table:table-cell>
          <table:table-cell office:value-type="float" office:value="0.0690328" calcext:value-type="float">
            <text:p>0.0690328</text:p>
          </table:table-cell>
          <table:table-cell office:value-type="float" office:value="0.0366261" calcext:value-type="float">
            <text:p>0.0366261</text:p>
          </table:table-cell>
          <table:table-cell office:value-type="float" office:value="0.0981399" calcext:value-type="float">
            <text:p>0.0981399</text:p>
          </table:table-cell>
          <table:table-cell office:value-type="float" office:value="0.0373118" calcext:value-type="float">
            <text:p>0.0373118</text:p>
          </table:table-cell>
          <table:table-cell office:value-type="float" office:value="0.0577692" calcext:value-type="float">
            <text:p>0.0577692</text:p>
          </table:table-cell>
        </table:table-row>
        <table:table-row table:style-name="ro1">
          <table:table-cell office:value-type="float" office:value="0.0658237" calcext:value-type="float">
            <text:p>0.0658237</text:p>
          </table:table-cell>
          <table:table-cell office:value-type="float" office:value="0.058659" calcext:value-type="float">
            <text:p>0.058659</text:p>
          </table:table-cell>
          <table:table-cell office:value-type="float" office:value="0.0927875" calcext:value-type="float">
            <text:p>0.0927875</text:p>
          </table:table-cell>
          <table:table-cell office:value-type="float" office:value="0.0765405" calcext:value-type="float">
            <text:p>0.0765405</text:p>
          </table:table-cell>
          <table:table-cell office:value-type="float" office:value="0.0299464" calcext:value-type="float">
            <text:p>0.0299464</text:p>
          </table:table-cell>
          <table:table-cell office:value-type="float" office:value="0.100554" calcext:value-type="float">
            <text:p>0.100554</text:p>
          </table:table-cell>
          <table:table-cell office:value-type="float" office:value="0.0639011" calcext:value-type="float">
            <text:p>0.0639011</text:p>
          </table:table-cell>
          <table:table-cell office:value-type="float" office:value="0.0563275" calcext:value-type="float">
            <text:p>0.0563275</text:p>
          </table:table-cell>
        </table:table-row>
        <table:table-row table:style-name="ro1">
          <table:table-cell office:value-type="float" office:value="0.0772087" calcext:value-type="float">
            <text:p>0.0772087</text:p>
          </table:table-cell>
          <table:table-cell office:value-type="float" office:value="0.0539011" calcext:value-type="float">
            <text:p>0.0539011</text:p>
          </table:table-cell>
          <table:table-cell office:value-type="float" office:value="0.0814287" calcext:value-type="float">
            <text:p>0.0814287</text:p>
          </table:table-cell>
          <table:table-cell office:value-type="float" office:value="0.0688037" calcext:value-type="float">
            <text:p>0.0688037</text:p>
          </table:table-cell>
          <table:table-cell office:value-type="float" office:value="0.0512137" calcext:value-type="float">
            <text:p>0.0512137</text:p>
          </table:table-cell>
          <table:table-cell office:value-type="float" office:value="0.0937655" calcext:value-type="float">
            <text:p>0.0937655</text:p>
          </table:table-cell>
          <table:table-cell office:value-type="float" office:value="0.0704905" calcext:value-type="float">
            <text:p>0.0704905</text:p>
          </table:table-cell>
          <table:table-cell office:value-type="float" office:value="0.076023" calcext:value-type="float">
            <text:p>0.076023</text:p>
          </table:table-cell>
        </table:table-row>
        <table:table-row table:style-name="ro1">
          <table:table-cell office:value-type="float" office:value="0.0642548" calcext:value-type="float">
            <text:p>0.0642548</text:p>
          </table:table-cell>
          <table:table-cell office:value-type="float" office:value="0.0480876" calcext:value-type="float">
            <text:p>0.0480876</text:p>
          </table:table-cell>
          <table:table-cell office:value-type="float" office:value="0.097639" calcext:value-type="float">
            <text:p>0.097639</text:p>
          </table:table-cell>
          <table:table-cell office:value-type="float" office:value="0.0664587" calcext:value-type="float">
            <text:p>0.0664587</text:p>
          </table:table-cell>
          <table:table-cell office:value-type="float" office:value="0.0531895" calcext:value-type="float">
            <text:p>0.0531895</text:p>
          </table:table-cell>
          <table:table-cell office:value-type="float" office:value="0.0957356" calcext:value-type="float">
            <text:p>0.0957356</text:p>
          </table:table-cell>
          <table:table-cell office:value-type="float" office:value="0.0566331" calcext:value-type="float">
            <text:p>0.0566331</text:p>
          </table:table-cell>
          <table:table-cell office:value-type="float" office:value="0.0588393" calcext:value-type="float">
            <text:p>0.0588393</text:p>
          </table:table-cell>
        </table:table-row>
        <table:table-row table:style-name="ro1">
          <table:table-cell office:value-type="float" office:value="0.0732874" calcext:value-type="float">
            <text:p>0.0732874</text:p>
          </table:table-cell>
          <table:table-cell office:value-type="float" office:value="0.0791513" calcext:value-type="float">
            <text:p>0.0791513</text:p>
          </table:table-cell>
          <table:table-cell office:value-type="float" office:value="0.0866183" calcext:value-type="float">
            <text:p>0.0866183</text:p>
          </table:table-cell>
          <table:table-cell office:value-type="float" office:value="0.0910373" calcext:value-type="float">
            <text:p>0.0910373</text:p>
          </table:table-cell>
          <table:table-cell office:value-type="float" office:value="0.0514138" calcext:value-type="float">
            <text:p>0.0514138</text:p>
          </table:table-cell>
          <table:table-cell office:value-type="float" office:value="0.105319" calcext:value-type="float">
            <text:p>0.105319</text:p>
          </table:table-cell>
          <table:table-cell office:value-type="float" office:value="0.0617679" calcext:value-type="float">
            <text:p>0.0617679</text:p>
          </table:table-cell>
          <table:table-cell office:value-type="float" office:value="0.0502662" calcext:value-type="float">
            <text:p>0.0502662</text:p>
          </table:table-cell>
        </table:table-row>
        <table:table-row table:style-name="ro1">
          <table:table-cell office:value-type="float" office:value="0.0746077" calcext:value-type="float">
            <text:p>0.0746077</text:p>
          </table:table-cell>
          <table:table-cell office:value-type="float" office:value="0.0834472" calcext:value-type="float">
            <text:p>0.0834472</text:p>
          </table:table-cell>
          <table:table-cell office:value-type="float" office:value="0.101722" calcext:value-type="float">
            <text:p>0.101722</text:p>
          </table:table-cell>
          <table:table-cell office:value-type="float" office:value="0.0664706" calcext:value-type="float">
            <text:p>0.0664706</text:p>
          </table:table-cell>
          <table:table-cell office:value-type="float" office:value="0.0362007" calcext:value-type="float">
            <text:p>0.0362007</text:p>
          </table:table-cell>
          <table:table-cell office:value-type="float" office:value="0.0854322" calcext:value-type="float">
            <text:p>0.0854322</text:p>
          </table:table-cell>
          <table:table-cell office:value-type="float" office:value="0.0605763" calcext:value-type="float">
            <text:p>0.0605763</text:p>
          </table:table-cell>
          <table:table-cell office:value-type="float" office:value="0.067921" calcext:value-type="float">
            <text:p>0.067921</text:p>
          </table:table-cell>
        </table:table-row>
        <table:table-row table:style-name="ro1">
          <table:table-cell office:value-type="float" office:value="0.075237" calcext:value-type="float">
            <text:p>0.075237</text:p>
          </table:table-cell>
          <table:table-cell office:value-type="float" office:value="0.0651999" calcext:value-type="float">
            <text:p>0.0651999</text:p>
          </table:table-cell>
          <table:table-cell office:value-type="float" office:value="0.0888602" calcext:value-type="float">
            <text:p>0.0888602</text:p>
          </table:table-cell>
          <table:table-cell office:value-type="float" office:value="0.0938684" calcext:value-type="float">
            <text:p>0.0938684</text:p>
          </table:table-cell>
          <table:table-cell office:value-type="float" office:value="0.0409676" calcext:value-type="float">
            <text:p>0.0409676</text:p>
          </table:table-cell>
          <table:table-cell office:value-type="float" office:value="0.103521" calcext:value-type="float">
            <text:p>0.103521</text:p>
          </table:table-cell>
          <table:table-cell office:value-type="float" office:value="0.0671433" calcext:value-type="float">
            <text:p>0.0671433</text:p>
          </table:table-cell>
          <table:table-cell office:value-type="float" office:value="0.0741456" calcext:value-type="float">
            <text:p>0.0741456</text:p>
          </table:table-cell>
        </table:table-row>
        <table:table-row table:style-name="ro1">
          <table:table-cell office:value-type="float" office:value="0.0631376" calcext:value-type="float">
            <text:p>0.0631376</text:p>
          </table:table-cell>
          <table:table-cell office:value-type="float" office:value="0.0635957" calcext:value-type="float">
            <text:p>0.0635957</text:p>
          </table:table-cell>
          <table:table-cell office:value-type="float" office:value="0.108141" calcext:value-type="float">
            <text:p>0.108141</text:p>
          </table:table-cell>
          <table:table-cell office:value-type="float" office:value="0.088439" calcext:value-type="float">
            <text:p>0.088439</text:p>
          </table:table-cell>
          <table:table-cell office:value-type="float" office:value="0.0499482" calcext:value-type="float">
            <text:p>0.0499482</text:p>
          </table:table-cell>
          <table:table-cell office:value-type="float" office:value="0.0850965" calcext:value-type="float">
            <text:p>0.0850965</text:p>
          </table:table-cell>
          <table:table-cell office:value-type="float" office:value="0.0676941" calcext:value-type="float">
            <text:p>0.0676941</text:p>
          </table:table-cell>
          <table:table-cell office:value-type="float" office:value="0.0747386" calcext:value-type="float">
            <text:p>0.0747386</text:p>
          </table:table-cell>
        </table:table-row>
        <table:table-row table:style-name="ro1">
          <table:table-cell office:value-type="float" office:value="0.0848598" calcext:value-type="float">
            <text:p>0.0848598</text:p>
          </table:table-cell>
          <table:table-cell office:value-type="float" office:value="0.0776389" calcext:value-type="float">
            <text:p>0.0776389</text:p>
          </table:table-cell>
          <table:table-cell office:value-type="float" office:value="0.105373" calcext:value-type="float">
            <text:p>0.105373</text:p>
          </table:table-cell>
          <table:table-cell office:value-type="float" office:value="0.0901626" calcext:value-type="float">
            <text:p>0.0901626</text:p>
          </table:table-cell>
          <table:table-cell office:value-type="float" office:value="0.0472424" calcext:value-type="float">
            <text:p>0.0472424</text:p>
          </table:table-cell>
          <table:table-cell office:value-type="float" office:value="0.0880935" calcext:value-type="float">
            <text:p>0.0880935</text:p>
          </table:table-cell>
          <table:table-cell office:value-type="float" office:value="0.0598279" calcext:value-type="float">
            <text:p>0.0598279</text:p>
          </table:table-cell>
          <table:table-cell office:value-type="float" office:value="0.0877383" calcext:value-type="float">
            <text:p>0.0877383</text:p>
          </table:table-cell>
        </table:table-row>
        <table:table-row table:style-name="ro1">
          <table:table-cell office:value-type="float" office:value="0.074154" calcext:value-type="float">
            <text:p>0.074154</text:p>
          </table:table-cell>
          <table:table-cell office:value-type="float" office:value="0.0723259" calcext:value-type="float">
            <text:p>0.0723259</text:p>
          </table:table-cell>
          <table:table-cell office:value-type="float" office:value="0.119028" calcext:value-type="float">
            <text:p>0.119028</text:p>
          </table:table-cell>
          <table:table-cell office:value-type="float" office:value="0.0855593" calcext:value-type="float">
            <text:p>0.0855593</text:p>
          </table:table-cell>
          <table:table-cell office:value-type="float" office:value="0.0493277" calcext:value-type="float">
            <text:p>0.0493277</text:p>
          </table:table-cell>
          <table:table-cell office:value-type="float" office:value="0.105713" calcext:value-type="float">
            <text:p>0.105713</text:p>
          </table:table-cell>
          <table:table-cell office:value-type="float" office:value="0.0550622" calcext:value-type="float">
            <text:p>0.0550622</text:p>
          </table:table-cell>
          <table:table-cell office:value-type="float" office:value="0.0707086" calcext:value-type="float">
            <text:p>0.0707086</text:p>
          </table:table-cell>
        </table:table-row>
        <table:table-row table:style-name="ro1">
          <table:table-cell office:value-type="float" office:value="0.0621314" calcext:value-type="float">
            <text:p>0.0621314</text:p>
          </table:table-cell>
          <table:table-cell office:value-type="float" office:value="0.0835509" calcext:value-type="float">
            <text:p>0.0835509</text:p>
          </table:table-cell>
          <table:table-cell office:value-type="float" office:value="0.107325" calcext:value-type="float">
            <text:p>0.107325</text:p>
          </table:table-cell>
          <table:table-cell office:value-type="float" office:value="0.0886075" calcext:value-type="float">
            <text:p>0.0886075</text:p>
          </table:table-cell>
          <table:table-cell office:value-type="float" office:value="0.0521431" calcext:value-type="float">
            <text:p>0.0521431</text:p>
          </table:table-cell>
          <table:table-cell office:value-type="float" office:value="0.109953" calcext:value-type="float">
            <text:p>0.109953</text:p>
          </table:table-cell>
          <table:table-cell office:value-type="float" office:value="0.0509988" calcext:value-type="float">
            <text:p>0.0509988</text:p>
          </table:table-cell>
          <table:table-cell office:value-type="float" office:value="0.0724202" calcext:value-type="float">
            <text:p>0.0724202</text:p>
          </table:table-cell>
        </table:table-row>
        <table:table-row table:style-name="ro1">
          <table:table-cell office:value-type="float" office:value="0.0870335" calcext:value-type="float">
            <text:p>0.0870335</text:p>
          </table:table-cell>
          <table:table-cell office:value-type="float" office:value="0.0740288" calcext:value-type="float">
            <text:p>0.0740288</text:p>
          </table:table-cell>
          <table:table-cell office:value-type="float" office:value="0.123902" calcext:value-type="float">
            <text:p>0.123902</text:p>
          </table:table-cell>
          <table:table-cell office:value-type="float" office:value="0.0887005" calcext:value-type="float">
            <text:p>0.0887005</text:p>
          </table:table-cell>
          <table:table-cell office:value-type="float" office:value="0.0479545" calcext:value-type="float">
            <text:p>0.0479545</text:p>
          </table:table-cell>
          <table:table-cell office:value-type="float" office:value="0.105024" calcext:value-type="float">
            <text:p>0.105024</text:p>
          </table:table-cell>
          <table:table-cell office:value-type="float" office:value="0.0729506" calcext:value-type="float">
            <text:p>0.0729506</text:p>
          </table:table-cell>
          <table:table-cell office:value-type="float" office:value="0.076967" calcext:value-type="float">
            <text:p>0.076967</text:p>
          </table:table-cell>
        </table:table-row>
        <table:table-row table:style-name="ro1">
          <table:table-cell office:value-type="float" office:value="0.0901846" calcext:value-type="float">
            <text:p>0.0901846</text:p>
          </table:table-cell>
          <table:table-cell office:value-type="float" office:value="0.0800892" calcext:value-type="float">
            <text:p>0.0800892</text:p>
          </table:table-cell>
          <table:table-cell office:value-type="float" office:value="0.119987" calcext:value-type="float">
            <text:p>0.119987</text:p>
          </table:table-cell>
          <table:table-cell office:value-type="float" office:value="0.0977896" calcext:value-type="float">
            <text:p>0.0977896</text:p>
          </table:table-cell>
          <table:table-cell office:value-type="float" office:value="0.0578578" calcext:value-type="float">
            <text:p>0.0578578</text:p>
          </table:table-cell>
          <table:table-cell office:value-type="float" office:value="0.121702" calcext:value-type="float">
            <text:p>0.121702</text:p>
          </table:table-cell>
          <table:table-cell office:value-type="float" office:value="0.0614247" calcext:value-type="float">
            <text:p>0.0614247</text:p>
          </table:table-cell>
          <table:table-cell office:value-type="float" office:value="0.06983" calcext:value-type="float">
            <text:p>0.06983</text:p>
          </table:table-cell>
        </table:table-row>
        <table:table-row table:style-name="ro1">
          <table:table-cell office:value-type="float" office:value="0.0836441" calcext:value-type="float">
            <text:p>0.0836441</text:p>
          </table:table-cell>
          <table:table-cell office:value-type="float" office:value="0.0865576" calcext:value-type="float">
            <text:p>0.0865576</text:p>
          </table:table-cell>
          <table:table-cell office:value-type="float" office:value="0.109623" calcext:value-type="float">
            <text:p>0.109623</text:p>
          </table:table-cell>
          <table:table-cell office:value-type="float" office:value="0.0998133" calcext:value-type="float">
            <text:p>0.0998133</text:p>
          </table:table-cell>
          <table:table-cell office:value-type="float" office:value="0.0498763" calcext:value-type="float">
            <text:p>0.0498763</text:p>
          </table:table-cell>
          <table:table-cell office:value-type="float" office:value="0.109384" calcext:value-type="float">
            <text:p>0.109384</text:p>
          </table:table-cell>
          <table:table-cell office:value-type="float" office:value="0.0749342" calcext:value-type="float">
            <text:p>0.0749342</text:p>
          </table:table-cell>
          <table:table-cell office:value-type="float" office:value="0.0877074" calcext:value-type="float">
            <text:p>0.0877074</text:p>
          </table:table-cell>
        </table:table-row>
        <table:table-row table:style-name="ro1">
          <table:table-cell office:value-type="float" office:value="0.0796429" calcext:value-type="float">
            <text:p>0.0796429</text:p>
          </table:table-cell>
          <table:table-cell office:value-type="float" office:value="0.0892012" calcext:value-type="float">
            <text:p>0.0892012</text:p>
          </table:table-cell>
          <table:table-cell office:value-type="float" office:value="0.125795" calcext:value-type="float">
            <text:p>0.125795</text:p>
          </table:table-cell>
          <table:table-cell office:value-type="float" office:value="0.11508" calcext:value-type="float">
            <text:p>0.11508</text:p>
          </table:table-cell>
          <table:table-cell office:value-type="float" office:value="0.0594292" calcext:value-type="float">
            <text:p>0.0594292</text:p>
          </table:table-cell>
          <table:table-cell office:value-type="float" office:value="0.119155" calcext:value-type="float">
            <text:p>0.119155</text:p>
          </table:table-cell>
          <table:table-cell office:value-type="float" office:value="0.0695599" calcext:value-type="float">
            <text:p>0.0695599</text:p>
          </table:table-cell>
          <table:table-cell office:value-type="float" office:value="0.0872386" calcext:value-type="float">
            <text:p>0.0872386</text:p>
          </table:table-cell>
        </table:table-row>
        <table:table-row table:style-name="ro1">
          <table:table-cell office:value-type="float" office:value="0.0852786" calcext:value-type="float">
            <text:p>0.0852786</text:p>
          </table:table-cell>
          <table:table-cell office:value-type="float" office:value="0.0875169" calcext:value-type="float">
            <text:p>0.0875169</text:p>
          </table:table-cell>
          <table:table-cell office:value-type="float" office:value="0.125864" calcext:value-type="float">
            <text:p>0.125864</text:p>
          </table:table-cell>
          <table:table-cell office:value-type="float" office:value="0.119354" calcext:value-type="float">
            <text:p>0.119354</text:p>
          </table:table-cell>
          <table:table-cell office:value-type="float" office:value="0.0583676" calcext:value-type="float">
            <text:p>0.0583676</text:p>
          </table:table-cell>
          <table:table-cell office:value-type="float" office:value="0.116401" calcext:value-type="float">
            <text:p>0.116401</text:p>
          </table:table-cell>
          <table:table-cell office:value-type="float" office:value="0.0797972" calcext:value-type="float">
            <text:p>0.0797972</text:p>
          </table:table-cell>
          <table:table-cell office:value-type="float" office:value="0.086433" calcext:value-type="float">
            <text:p>0.086433</text:p>
          </table:table-cell>
        </table:table-row>
        <table:table-row table:style-name="ro1">
          <table:table-cell office:value-type="float" office:value="0.074637" calcext:value-type="float">
            <text:p>0.074637</text:p>
          </table:table-cell>
          <table:table-cell office:value-type="float" office:value="0.0960992" calcext:value-type="float">
            <text:p>0.0960992</text:p>
          </table:table-cell>
          <table:table-cell office:value-type="float" office:value="0.132143" calcext:value-type="float">
            <text:p>0.132143</text:p>
          </table:table-cell>
          <table:table-cell office:value-type="float" office:value="0.116953" calcext:value-type="float">
            <text:p>0.116953</text:p>
          </table:table-cell>
          <table:table-cell office:value-type="float" office:value="0.0611936" calcext:value-type="float">
            <text:p>0.0611936</text:p>
          </table:table-cell>
          <table:table-cell office:value-type="float" office:value="0.118294" calcext:value-type="float">
            <text:p>0.118294</text:p>
          </table:table-cell>
          <table:table-cell office:value-type="float" office:value="0.0726847" calcext:value-type="float">
            <text:p>0.0726847</text:p>
          </table:table-cell>
          <table:table-cell office:value-type="float" office:value="0.0846313" calcext:value-type="float">
            <text:p>0.0846313</text:p>
          </table:table-cell>
        </table:table-row>
        <table:table-row table:style-name="ro1">
          <table:table-cell office:value-type="float" office:value="0.0908054" calcext:value-type="float">
            <text:p>0.0908054</text:p>
          </table:table-cell>
          <table:table-cell office:value-type="float" office:value="0.0919439" calcext:value-type="float">
            <text:p>0.0919439</text:p>
          </table:table-cell>
          <table:table-cell office:value-type="float" office:value="0.134964" calcext:value-type="float">
            <text:p>0.134964</text:p>
          </table:table-cell>
          <table:table-cell office:value-type="float" office:value="0.112653" calcext:value-type="float">
            <text:p>0.112653</text:p>
          </table:table-cell>
          <table:table-cell office:value-type="float" office:value="0.0666279" calcext:value-type="float">
            <text:p>0.0666279</text:p>
          </table:table-cell>
          <table:table-cell office:value-type="float" office:value="0.116606" calcext:value-type="float">
            <text:p>0.116606</text:p>
          </table:table-cell>
          <table:table-cell office:value-type="float" office:value="0.0756061" calcext:value-type="float">
            <text:p>0.0756061</text:p>
          </table:table-cell>
          <table:table-cell office:value-type="float" office:value="0.0931974" calcext:value-type="float">
            <text:p>0.0931974</text:p>
          </table:table-cell>
        </table:table-row>
        <table:table-row table:style-name="ro1">
          <table:table-cell office:value-type="float" office:value="0.0773969" calcext:value-type="float">
            <text:p>0.0773969</text:p>
          </table:table-cell>
          <table:table-cell office:value-type="float" office:value="0.0819352" calcext:value-type="float">
            <text:p>0.0819352</text:p>
          </table:table-cell>
          <table:table-cell office:value-type="float" office:value="0.139293" calcext:value-type="float">
            <text:p>0.139293</text:p>
          </table:table-cell>
          <table:table-cell office:value-type="float" office:value="0.124216" calcext:value-type="float">
            <text:p>0.124216</text:p>
          </table:table-cell>
          <table:table-cell office:value-type="float" office:value="0.0552981" calcext:value-type="float">
            <text:p>0.0552981</text:p>
          </table:table-cell>
          <table:table-cell office:value-type="float" office:value="0.114398" calcext:value-type="float">
            <text:p>0.114398</text:p>
          </table:table-cell>
          <table:table-cell office:value-type="float" office:value="0.0810525" calcext:value-type="float">
            <text:p>0.0810525</text:p>
          </table:table-cell>
          <table:table-cell office:value-type="float" office:value="0.0984883" calcext:value-type="float">
            <text:p>0.0984883</text:p>
          </table:table-cell>
        </table:table-row>
        <table:table-row table:style-name="ro1">
          <table:table-cell office:value-type="float" office:value="0.0841494" calcext:value-type="float">
            <text:p>0.0841494</text:p>
          </table:table-cell>
          <table:table-cell office:value-type="float" office:value="0.0915807" calcext:value-type="float">
            <text:p>0.0915807</text:p>
          </table:table-cell>
          <table:table-cell office:value-type="float" office:value="0.131255" calcext:value-type="float">
            <text:p>0.131255</text:p>
          </table:table-cell>
          <table:table-cell office:value-type="float" office:value="0.119288" calcext:value-type="float">
            <text:p>0.119288</text:p>
          </table:table-cell>
          <table:table-cell office:value-type="float" office:value="0.0604433" calcext:value-type="float">
            <text:p>0.0604433</text:p>
          </table:table-cell>
          <table:table-cell office:value-type="float" office:value="0.12289" calcext:value-type="float">
            <text:p>0.12289</text:p>
          </table:table-cell>
          <table:table-cell office:value-type="float" office:value="0.0769499" calcext:value-type="float">
            <text:p>0.0769499</text:p>
          </table:table-cell>
          <table:table-cell office:value-type="float" office:value="0.0949922" calcext:value-type="float">
            <text:p>0.0949922</text:p>
          </table:table-cell>
        </table:table-row>
        <table:table-row table:style-name="ro1">
          <table:table-cell office:value-type="float" office:value="0.07032" calcext:value-type="float">
            <text:p>0.07032</text:p>
          </table:table-cell>
          <table:table-cell office:value-type="float" office:value="0.0988225" calcext:value-type="float">
            <text:p>0.0988225</text:p>
          </table:table-cell>
          <table:table-cell office:value-type="float" office:value="0.135238" calcext:value-type="float">
            <text:p>0.135238</text:p>
          </table:table-cell>
          <table:table-cell office:value-type="float" office:value="0.125069" calcext:value-type="float">
            <text:p>0.125069</text:p>
          </table:table-cell>
          <table:table-cell office:value-type="float" office:value="0.0568918" calcext:value-type="float">
            <text:p>0.0568918</text:p>
          </table:table-cell>
          <table:table-cell office:value-type="float" office:value="0.123411" calcext:value-type="float">
            <text:p>0.123411</text:p>
          </table:table-cell>
          <table:table-cell office:value-type="float" office:value="0.0773994" calcext:value-type="float">
            <text:p>0.0773994</text:p>
          </table:table-cell>
          <table:table-cell office:value-type="float" office:value="0.0831119" calcext:value-type="float">
            <text:p>0.0831119</text:p>
          </table:table-cell>
        </table:table-row>
        <table:table-row table:style-name="ro1">
          <table:table-cell office:value-type="float" office:value="0.0875161" calcext:value-type="float">
            <text:p>0.0875161</text:p>
          </table:table-cell>
          <table:table-cell office:value-type="float" office:value="0.0929319" calcext:value-type="float">
            <text:p>0.0929319</text:p>
          </table:table-cell>
          <table:table-cell office:value-type="float" office:value="0.139533" calcext:value-type="float">
            <text:p>0.139533</text:p>
          </table:table-cell>
          <table:table-cell office:value-type="float" office:value="0.117488" calcext:value-type="float">
            <text:p>0.117488</text:p>
          </table:table-cell>
          <table:table-cell office:value-type="float" office:value="0.0504184" calcext:value-type="float">
            <text:p>0.0504184</text:p>
          </table:table-cell>
          <table:table-cell office:value-type="float" office:value="0.123185" calcext:value-type="float">
            <text:p>0.123185</text:p>
          </table:table-cell>
          <table:table-cell office:value-type="float" office:value="0.0778047" calcext:value-type="float">
            <text:p>0.0778047</text:p>
          </table:table-cell>
          <table:table-cell office:value-type="float" office:value="0.0931631" calcext:value-type="float">
            <text:p>0.0931631</text:p>
          </table:table-cell>
        </table:table-row>
        <table:table-row table:style-name="ro1">
          <table:table-cell office:value-type="float" office:value="0.0737271" calcext:value-type="float">
            <text:p>0.0737271</text:p>
          </table:table-cell>
          <table:table-cell office:value-type="float" office:value="0.0906591" calcext:value-type="float">
            <text:p>0.0906591</text:p>
          </table:table-cell>
          <table:table-cell office:value-type="float" office:value="0.128115" calcext:value-type="float">
            <text:p>0.128115</text:p>
          </table:table-cell>
          <table:table-cell office:value-type="float" office:value="0.117027" calcext:value-type="float">
            <text:p>0.117027</text:p>
          </table:table-cell>
          <table:table-cell office:value-type="float" office:value="0.0615547" calcext:value-type="float">
            <text:p>0.0615547</text:p>
          </table:table-cell>
          <table:table-cell office:value-type="float" office:value="0.125902" calcext:value-type="float">
            <text:p>0.125902</text:p>
          </table:table-cell>
          <table:table-cell office:value-type="float" office:value="0.075778" calcext:value-type="float">
            <text:p>0.075778</text:p>
          </table:table-cell>
          <table:table-cell office:value-type="float" office:value="0.0866831" calcext:value-type="float">
            <text:p>0.0866831</text:p>
          </table:table-cell>
        </table:table-row>
        <table:table-row table:style-name="ro1">
          <table:table-cell office:value-type="float" office:value="0.0733679" calcext:value-type="float">
            <text:p>0.0733679</text:p>
          </table:table-cell>
          <table:table-cell office:value-type="float" office:value="0.0805921" calcext:value-type="float">
            <text:p>0.0805921</text:p>
          </table:table-cell>
          <table:table-cell office:value-type="float" office:value="0.120813" calcext:value-type="float">
            <text:p>0.120813</text:p>
          </table:table-cell>
          <table:table-cell office:value-type="float" office:value="0.114838" calcext:value-type="float">
            <text:p>0.114838</text:p>
          </table:table-cell>
          <table:table-cell office:value-type="float" office:value="0.0528741" calcext:value-type="float">
            <text:p>0.0528741</text:p>
          </table:table-cell>
          <table:table-cell office:value-type="float" office:value="0.119592" calcext:value-type="float">
            <text:p>0.119592</text:p>
          </table:table-cell>
          <table:table-cell office:value-type="float" office:value="0.0736625" calcext:value-type="float">
            <text:p>0.0736625</text:p>
          </table:table-cell>
          <table:table-cell office:value-type="float" office:value="0.0838306" calcext:value-type="float">
            <text:p>0.0838306</text:p>
          </table:table-cell>
        </table:table-row>
        <table:table-row table:style-name="ro1">
          <table:table-cell office:value-type="float" office:value="0.0795857" calcext:value-type="float">
            <text:p>0.0795857</text:p>
          </table:table-cell>
          <table:table-cell office:value-type="float" office:value="0.0785843" calcext:value-type="float">
            <text:p>0.0785843</text:p>
          </table:table-cell>
          <table:table-cell office:value-type="float" office:value="0.126168" calcext:value-type="float">
            <text:p>0.126168</text:p>
          </table:table-cell>
          <table:table-cell office:value-type="float" office:value="0.0996877" calcext:value-type="float">
            <text:p>0.0996877</text:p>
          </table:table-cell>
          <table:table-cell office:value-type="float" office:value="0.0529895" calcext:value-type="float">
            <text:p>0.0529895</text:p>
          </table:table-cell>
          <table:table-cell office:value-type="float" office:value="0.110898" calcext:value-type="float">
            <text:p>0.110898</text:p>
          </table:table-cell>
          <table:table-cell office:value-type="float" office:value="0.0604381" calcext:value-type="float">
            <text:p>0.0604381</text:p>
          </table:table-cell>
          <table:table-cell office:value-type="float" office:value="0.072123" calcext:value-type="float">
            <text:p>0.072123</text:p>
          </table:table-cell>
        </table:table-row>
        <table:table-row table:style-name="ro1">
          <table:table-cell office:value-type="float" office:value="0.0748886" calcext:value-type="float">
            <text:p>0.0748886</text:p>
          </table:table-cell>
          <table:table-cell office:value-type="float" office:value="0.0770004" calcext:value-type="float">
            <text:p>0.0770004</text:p>
          </table:table-cell>
          <table:table-cell office:value-type="float" office:value="0.105892" calcext:value-type="float">
            <text:p>0.105892</text:p>
          </table:table-cell>
          <table:table-cell office:value-type="float" office:value="0.0907426" calcext:value-type="float">
            <text:p>0.0907426</text:p>
          </table:table-cell>
          <table:table-cell office:value-type="float" office:value="0.0439301" calcext:value-type="float">
            <text:p>0.0439301</text:p>
          </table:table-cell>
          <table:table-cell office:value-type="float" office:value="0.103794" calcext:value-type="float">
            <text:p>0.103794</text:p>
          </table:table-cell>
          <table:table-cell office:value-type="float" office:value="0.0663813" calcext:value-type="float">
            <text:p>0.0663813</text:p>
          </table:table-cell>
          <table:table-cell office:value-type="float" office:value="0.0682875" calcext:value-type="float">
            <text:p>0.0682875</text:p>
          </table:table-cell>
        </table:table-row>
        <table:table-row table:style-name="ro1">
          <table:table-cell office:value-type="float" office:value="0.0724325" calcext:value-type="float">
            <text:p>0.0724325</text:p>
          </table:table-cell>
          <table:table-cell office:value-type="float" office:value="0.0557246" calcext:value-type="float">
            <text:p>0.0557246</text:p>
          </table:table-cell>
          <table:table-cell office:value-type="float" office:value="0.0989006" calcext:value-type="float">
            <text:p>0.0989006</text:p>
          </table:table-cell>
          <table:table-cell office:value-type="float" office:value="0.0834826" calcext:value-type="float">
            <text:p>0.0834826</text:p>
          </table:table-cell>
          <table:table-cell office:value-type="float" office:value="0.0335872" calcext:value-type="float">
            <text:p>0.0335872</text:p>
          </table:table-cell>
          <table:table-cell office:value-type="float" office:value="0.0886707" calcext:value-type="float">
            <text:p>0.0886707</text:p>
          </table:table-cell>
          <table:table-cell office:value-type="float" office:value="0.0561949" calcext:value-type="float">
            <text:p>0.0561949</text:p>
          </table:table-cell>
          <table:table-cell office:value-type="float" office:value="0.0702395" calcext:value-type="float">
            <text:p>0.0702395</text:p>
          </table:table-cell>
        </table:table-row>
        <table:table-row table:style-name="ro1">
          <table:table-cell office:value-type="float" office:value="0.0635771" calcext:value-type="float">
            <text:p>0.0635771</text:p>
          </table:table-cell>
          <table:table-cell office:value-type="float" office:value="0.0449633" calcext:value-type="float">
            <text:p>0.0449633</text:p>
          </table:table-cell>
          <table:table-cell office:value-type="float" office:value="0.0862291" calcext:value-type="float">
            <text:p>0.0862291</text:p>
          </table:table-cell>
          <table:table-cell office:value-type="float" office:value="0.0704656" calcext:value-type="float">
            <text:p>0.0704656</text:p>
          </table:table-cell>
          <table:table-cell office:value-type="float" office:value="0.0382572" calcext:value-type="float">
            <text:p>0.0382572</text:p>
          </table:table-cell>
          <table:table-cell office:value-type="float" office:value="0.0982595" calcext:value-type="float">
            <text:p>0.0982595</text:p>
          </table:table-cell>
          <table:table-cell office:value-type="float" office:value="0.0501308" calcext:value-type="float">
            <text:p>0.0501308</text:p>
          </table:table-cell>
          <table:table-cell office:value-type="float" office:value="0.0614839" calcext:value-type="float">
            <text:p>0.0614839</text:p>
          </table:table-cell>
        </table:table-row>
        <table:table-row table:style-name="ro1">
          <table:table-cell office:value-type="float" office:value="0.0617439" calcext:value-type="float">
            <text:p>0.0617439</text:p>
          </table:table-cell>
          <table:table-cell office:value-type="float" office:value="0.0499111" calcext:value-type="float">
            <text:p>0.0499111</text:p>
          </table:table-cell>
          <table:table-cell office:value-type="float" office:value="0.0973633" calcext:value-type="float">
            <text:p>0.0973633</text:p>
          </table:table-cell>
          <table:table-cell office:value-type="float" office:value="0.0743548" calcext:value-type="float">
            <text:p>0.0743548</text:p>
          </table:table-cell>
          <table:table-cell office:value-type="float" office:value="0.0422188" calcext:value-type="float">
            <text:p>0.0422188</text:p>
          </table:table-cell>
          <table:table-cell office:value-type="float" office:value="0.0926789" calcext:value-type="float">
            <text:p>0.0926789</text:p>
          </table:table-cell>
          <table:table-cell office:value-type="float" office:value="0.0491581" calcext:value-type="float">
            <text:p>0.0491581</text:p>
          </table:table-cell>
          <table:table-cell office:value-type="float" office:value="0.0542379" calcext:value-type="float">
            <text:p>0.0542379</text:p>
          </table:table-cell>
        </table:table-row>
        <table:table-row table:style-name="ro1">
          <table:table-cell office:value-type="float" office:value="0.075902" calcext:value-type="float">
            <text:p>0.075902</text:p>
          </table:table-cell>
          <table:table-cell office:value-type="float" office:value="0.0525909" calcext:value-type="float">
            <text:p>0.0525909</text:p>
          </table:table-cell>
          <table:table-cell office:value-type="float" office:value="0.0935958" calcext:value-type="float">
            <text:p>0.0935958</text:p>
          </table:table-cell>
          <table:table-cell office:value-type="float" office:value="0.0638092" calcext:value-type="float">
            <text:p>0.0638092</text:p>
          </table:table-cell>
          <table:table-cell office:value-type="float" office:value="0.0388487" calcext:value-type="float">
            <text:p>0.0388487</text:p>
          </table:table-cell>
          <table:table-cell office:value-type="float" office:value="0.0872075" calcext:value-type="float">
            <text:p>0.0872075</text:p>
          </table:table-cell>
          <table:table-cell office:value-type="float" office:value="0.0537117" calcext:value-type="float">
            <text:p>0.0537117</text:p>
          </table:table-cell>
          <table:table-cell office:value-type="float" office:value="0.0436076" calcext:value-type="float">
            <text:p>0.0436076</text:p>
          </table:table-cell>
        </table:table-row>
        <table:table-row table:style-name="ro1">
          <table:table-cell office:value-type="float" office:value="0.0779338" calcext:value-type="float">
            <text:p>0.0779338</text:p>
          </table:table-cell>
          <table:table-cell office:value-type="float" office:value="0.0469902" calcext:value-type="float">
            <text:p>0.0469902</text:p>
          </table:table-cell>
          <table:table-cell office:value-type="float" office:value="0.0878946" calcext:value-type="float">
            <text:p>0.0878946</text:p>
          </table:table-cell>
          <table:table-cell office:value-type="float" office:value="0.0632634" calcext:value-type="float">
            <text:p>0.0632634</text:p>
          </table:table-cell>
          <table:table-cell office:value-type="float" office:value="0.0478827" calcext:value-type="float">
            <text:p>0.0478827</text:p>
          </table:table-cell>
          <table:table-cell office:value-type="float" office:value="0.10225" calcext:value-type="float">
            <text:p>0.10225</text:p>
          </table:table-cell>
          <table:table-cell office:value-type="float" office:value="0.046584" calcext:value-type="float">
            <text:p>0.046584</text:p>
          </table:table-cell>
          <table:table-cell office:value-type="float" office:value="0.0601741" calcext:value-type="float">
            <text:p>0.0601741</text:p>
          </table:table-cell>
        </table:table-row>
        <table:table-row table:style-name="ro1">
          <table:table-cell office:value-type="float" office:value="0.0665737" calcext:value-type="float">
            <text:p>0.0665737</text:p>
          </table:table-cell>
          <table:table-cell office:value-type="float" office:value="0.0576896" calcext:value-type="float">
            <text:p>0.0576896</text:p>
          </table:table-cell>
          <table:table-cell office:value-type="float" office:value="0.0847076" calcext:value-type="float">
            <text:p>0.0847076</text:p>
          </table:table-cell>
          <table:table-cell office:value-type="float" office:value="0.0699265" calcext:value-type="float">
            <text:p>0.0699265</text:p>
          </table:table-cell>
          <table:table-cell office:value-type="float" office:value="0.0482092" calcext:value-type="float">
            <text:p>0.0482092</text:p>
          </table:table-cell>
          <table:table-cell office:value-type="float" office:value="0.0912249" calcext:value-type="float">
            <text:p>0.0912249</text:p>
          </table:table-cell>
          <table:table-cell office:value-type="float" office:value="0.0443694" calcext:value-type="float">
            <text:p>0.0443694</text:p>
          </table:table-cell>
          <table:table-cell office:value-type="float" office:value="0.0597356" calcext:value-type="float">
            <text:p>0.0597356</text:p>
          </table:table-cell>
        </table:table-row>
        <table:table-row table:style-name="ro1">
          <table:table-cell office:value-type="float" office:value="0.0775525" calcext:value-type="float">
            <text:p>0.0775525</text:p>
          </table:table-cell>
          <table:table-cell office:value-type="float" office:value="0.0618647" calcext:value-type="float">
            <text:p>0.0618647</text:p>
          </table:table-cell>
          <table:table-cell office:value-type="float" office:value="0.0893929" calcext:value-type="float">
            <text:p>0.0893929</text:p>
          </table:table-cell>
          <table:table-cell office:value-type="float" office:value="0.0772423" calcext:value-type="float">
            <text:p>0.0772423</text:p>
          </table:table-cell>
          <table:table-cell office:value-type="float" office:value="0.0406621" calcext:value-type="float">
            <text:p>0.0406621</text:p>
          </table:table-cell>
          <table:table-cell office:value-type="float" office:value="0.0950899" calcext:value-type="float">
            <text:p>0.0950899</text:p>
          </table:table-cell>
          <table:table-cell office:value-type="float" office:value="0.0498187" calcext:value-type="float">
            <text:p>0.0498187</text:p>
          </table:table-cell>
          <table:table-cell office:value-type="float" office:value="0.0512196" calcext:value-type="float">
            <text:p>0.0512196</text:p>
          </table:table-cell>
        </table:table-row>
        <table:table-row table:style-name="ro1">
          <table:table-cell office:value-type="float" office:value="0.0651611" calcext:value-type="float">
            <text:p>0.0651611</text:p>
          </table:table-cell>
          <table:table-cell office:value-type="float" office:value="0.0541785" calcext:value-type="float">
            <text:p>0.0541785</text:p>
          </table:table-cell>
          <table:table-cell office:value-type="float" office:value="0.0967864" calcext:value-type="float">
            <text:p>0.0967864</text:p>
          </table:table-cell>
          <table:table-cell office:value-type="float" office:value="0.0663565" calcext:value-type="float">
            <text:p>0.0663565</text:p>
          </table:table-cell>
          <table:table-cell office:value-type="float" office:value="0.0469326" calcext:value-type="float">
            <text:p>0.0469326</text:p>
          </table:table-cell>
          <table:table-cell office:value-type="float" office:value="0.0801927" calcext:value-type="float">
            <text:p>0.0801927</text:p>
          </table:table-cell>
          <table:table-cell office:value-type="float" office:value="0.039127" calcext:value-type="float">
            <text:p>0.039127</text:p>
          </table:table-cell>
          <table:table-cell office:value-type="float" office:value="0.0801053" calcext:value-type="float">
            <text:p>0.0801053</text:p>
          </table:table-cell>
        </table:table-row>
        <table:table-row table:style-name="ro1">
          <table:table-cell office:value-type="float" office:value="0.055591" calcext:value-type="float">
            <text:p>0.055591</text:p>
          </table:table-cell>
          <table:table-cell office:value-type="float" office:value="0.0563442" calcext:value-type="float">
            <text:p>0.0563442</text:p>
          </table:table-cell>
          <table:table-cell office:value-type="float" office:value="0.098599" calcext:value-type="float">
            <text:p>0.098599</text:p>
          </table:table-cell>
          <table:table-cell office:value-type="float" office:value="0.0750414" calcext:value-type="float">
            <text:p>0.0750414</text:p>
          </table:table-cell>
          <table:table-cell office:value-type="float" office:value="0.0498522" calcext:value-type="float">
            <text:p>0.0498522</text:p>
          </table:table-cell>
          <table:table-cell office:value-type="float" office:value="0.104232" calcext:value-type="float">
            <text:p>0.104232</text:p>
          </table:table-cell>
          <table:table-cell office:value-type="float" office:value="0.059776" calcext:value-type="float">
            <text:p>0.059776</text:p>
          </table:table-cell>
          <table:table-cell office:value-type="float" office:value="0.0583988" calcext:value-type="float">
            <text:p>0.0583988</text:p>
          </table:table-cell>
        </table:table-row>
        <table:table-row table:style-name="ro1">
          <table:table-cell office:value-type="float" office:value="0.0772117" calcext:value-type="float">
            <text:p>0.0772117</text:p>
          </table:table-cell>
          <table:table-cell office:value-type="float" office:value="0.0597956" calcext:value-type="float">
            <text:p>0.0597956</text:p>
          </table:table-cell>
          <table:table-cell office:value-type="float" office:value="0.0919996" calcext:value-type="float">
            <text:p>0.0919996</text:p>
          </table:table-cell>
          <table:table-cell office:value-type="float" office:value="0.0731883" calcext:value-type="float">
            <text:p>0.0731883</text:p>
          </table:table-cell>
          <table:table-cell office:value-type="float" office:value="0.0535475" calcext:value-type="float">
            <text:p>0.0535475</text:p>
          </table:table-cell>
          <table:table-cell office:value-type="float" office:value="0.095876" calcext:value-type="float">
            <text:p>0.095876</text:p>
          </table:table-cell>
          <table:table-cell office:value-type="float" office:value="0.0594206" calcext:value-type="float">
            <text:p>0.0594206</text:p>
          </table:table-cell>
          <table:table-cell office:value-type="float" office:value="0.074771" calcext:value-type="float">
            <text:p>0.074771</text:p>
          </table:table-cell>
        </table:table-row>
        <table:table-row table:style-name="ro1">
          <table:table-cell office:value-type="float" office:value="0.0629942" calcext:value-type="float">
            <text:p>0.0629942</text:p>
          </table:table-cell>
          <table:table-cell office:value-type="float" office:value="0.0607545" calcext:value-type="float">
            <text:p>0.0607545</text:p>
          </table:table-cell>
          <table:table-cell office:value-type="float" office:value="0.0825797" calcext:value-type="float">
            <text:p>0.0825797</text:p>
          </table:table-cell>
          <table:table-cell office:value-type="float" office:value="0.0957236" calcext:value-type="float">
            <text:p>0.0957236</text:p>
          </table:table-cell>
          <table:table-cell office:value-type="float" office:value="0.0401192" calcext:value-type="float">
            <text:p>0.0401192</text:p>
          </table:table-cell>
          <table:table-cell office:value-type="float" office:value="0.102368" calcext:value-type="float">
            <text:p>0.102368</text:p>
          </table:table-cell>
          <table:table-cell office:value-type="float" office:value="0.0728379" calcext:value-type="float">
            <text:p>0.0728379</text:p>
          </table:table-cell>
          <table:table-cell office:value-type="float" office:value="0.0603998" calcext:value-type="float">
            <text:p>0.0603998</text:p>
          </table:table-cell>
        </table:table-row>
        <table:table-row table:style-name="ro1">
          <table:table-cell office:value-type="float" office:value="0.0730275" calcext:value-type="float">
            <text:p>0.0730275</text:p>
          </table:table-cell>
          <table:table-cell office:value-type="float" office:value="0.0600695" calcext:value-type="float">
            <text:p>0.0600695</text:p>
          </table:table-cell>
          <table:table-cell office:value-type="float" office:value="0.0789973" calcext:value-type="float">
            <text:p>0.0789973</text:p>
          </table:table-cell>
          <table:table-cell office:value-type="float" office:value="0.0868498" calcext:value-type="float">
            <text:p>0.0868498</text:p>
          </table:table-cell>
          <table:table-cell office:value-type="float" office:value="0.0374788" calcext:value-type="float">
            <text:p>0.0374788</text:p>
          </table:table-cell>
          <table:table-cell office:value-type="float" office:value="0.0970405" calcext:value-type="float">
            <text:p>0.0970405</text:p>
          </table:table-cell>
          <table:table-cell office:value-type="float" office:value="0.06547" calcext:value-type="float">
            <text:p>0.06547</text:p>
          </table:table-cell>
          <table:table-cell office:value-type="float" office:value="0.0779185" calcext:value-type="float">
            <text:p>0.0779185</text:p>
          </table:table-cell>
        </table:table-row>
        <table:table-row table:style-name="ro1">
          <table:table-cell office:value-type="float" office:value="0.0729789" calcext:value-type="float">
            <text:p>0.0729789</text:p>
          </table:table-cell>
          <table:table-cell office:value-type="float" office:value="0.0557032" calcext:value-type="float">
            <text:p>0.0557032</text:p>
          </table:table-cell>
          <table:table-cell office:value-type="float" office:value="0.0936667" calcext:value-type="float">
            <text:p>0.0936667</text:p>
          </table:table-cell>
          <table:table-cell office:value-type="float" office:value="0.0872697" calcext:value-type="float">
            <text:p>0.0872697</text:p>
          </table:table-cell>
          <table:table-cell office:value-type="float" office:value="0.0568982" calcext:value-type="float">
            <text:p>0.0568982</text:p>
          </table:table-cell>
          <table:table-cell office:value-type="float" office:value="0.0955658" calcext:value-type="float">
            <text:p>0.0955658</text:p>
          </table:table-cell>
          <table:table-cell office:value-type="float" office:value="0.0642355" calcext:value-type="float">
            <text:p>0.0642355</text:p>
          </table:table-cell>
          <table:table-cell office:value-type="float" office:value="0.0600839" calcext:value-type="float">
            <text:p>0.0600839</text:p>
          </table:table-cell>
        </table:table-row>
        <table:table-row table:style-name="ro1">
          <table:table-cell office:value-type="float" office:value="0.0742796" calcext:value-type="float">
            <text:p>0.0742796</text:p>
          </table:table-cell>
          <table:table-cell office:value-type="float" office:value="0.0659875" calcext:value-type="float">
            <text:p>0.0659875</text:p>
          </table:table-cell>
          <table:table-cell office:value-type="float" office:value="0.0947357" calcext:value-type="float">
            <text:p>0.0947357</text:p>
          </table:table-cell>
          <table:table-cell office:value-type="float" office:value="0.0569755" calcext:value-type="float">
            <text:p>0.0569755</text:p>
          </table:table-cell>
          <table:table-cell office:value-type="float" office:value="0.0378175" calcext:value-type="float">
            <text:p>0.0378175</text:p>
          </table:table-cell>
          <table:table-cell office:value-type="float" office:value="0.0965923" calcext:value-type="float">
            <text:p>0.0965923</text:p>
          </table:table-cell>
          <table:table-cell office:value-type="float" office:value="0.0615852" calcext:value-type="float">
            <text:p>0.0615852</text:p>
          </table:table-cell>
          <table:table-cell office:value-type="float" office:value="0.0603729" calcext:value-type="float">
            <text:p>0.0603729</text:p>
          </table:table-cell>
        </table:table-row>
        <table:table-row table:style-name="ro1">
          <table:table-cell office:value-type="float" office:value="0.0694249" calcext:value-type="float">
            <text:p>0.0694249</text:p>
          </table:table-cell>
          <table:table-cell office:value-type="float" office:value="0.0701812" calcext:value-type="float">
            <text:p>0.0701812</text:p>
          </table:table-cell>
          <table:table-cell office:value-type="float" office:value="0.106745" calcext:value-type="float">
            <text:p>0.106745</text:p>
          </table:table-cell>
          <table:table-cell office:value-type="float" office:value="0.0893238" calcext:value-type="float">
            <text:p>0.0893238</text:p>
          </table:table-cell>
          <table:table-cell office:value-type="float" office:value="0.051287" calcext:value-type="float">
            <text:p>0.051287</text:p>
          </table:table-cell>
          <table:table-cell office:value-type="float" office:value="0.0947112" calcext:value-type="float">
            <text:p>0.0947112</text:p>
          </table:table-cell>
          <table:table-cell office:value-type="float" office:value="0.0565068" calcext:value-type="float">
            <text:p>0.0565068</text:p>
          </table:table-cell>
          <table:table-cell office:value-type="float" office:value="0.0728783" calcext:value-type="float">
            <text:p>0.0728783</text:p>
          </table:table-cell>
        </table:table-row>
        <table:table-row table:style-name="ro1">
          <table:table-cell office:value-type="float" office:value="0.0813763" calcext:value-type="float">
            <text:p>0.0813763</text:p>
          </table:table-cell>
          <table:table-cell office:value-type="float" office:value="0.0691288" calcext:value-type="float">
            <text:p>0.0691288</text:p>
          </table:table-cell>
          <table:table-cell office:value-type="float" office:value="0.106342" calcext:value-type="float">
            <text:p>0.106342</text:p>
          </table:table-cell>
          <table:table-cell office:value-type="float" office:value="0.0901679" calcext:value-type="float">
            <text:p>0.0901679</text:p>
          </table:table-cell>
          <table:table-cell office:value-type="float" office:value="0.048164" calcext:value-type="float">
            <text:p>0.048164</text:p>
          </table:table-cell>
          <table:table-cell office:value-type="float" office:value="0.117922" calcext:value-type="float">
            <text:p>0.117922</text:p>
          </table:table-cell>
          <table:table-cell office:value-type="float" office:value="0.0570199" calcext:value-type="float">
            <text:p>0.0570199</text:p>
          </table:table-cell>
          <table:table-cell office:value-type="float" office:value="0.0730978" calcext:value-type="float">
            <text:p>0.0730978</text:p>
          </table:table-cell>
        </table:table-row>
        <table:table-row table:style-name="ro1">
          <table:table-cell office:value-type="float" office:value="0.068374" calcext:value-type="float">
            <text:p>0.068374</text:p>
          </table:table-cell>
          <table:table-cell office:value-type="float" office:value="0.0805407" calcext:value-type="float">
            <text:p>0.0805407</text:p>
          </table:table-cell>
          <table:table-cell office:value-type="float" office:value="0.113403" calcext:value-type="float">
            <text:p>0.113403</text:p>
          </table:table-cell>
          <table:table-cell office:value-type="float" office:value="0.0861609" calcext:value-type="float">
            <text:p>0.0861609</text:p>
          </table:table-cell>
          <table:table-cell office:value-type="float" office:value="0.0412066" calcext:value-type="float">
            <text:p>0.0412066</text:p>
          </table:table-cell>
          <table:table-cell office:value-type="float" office:value="0.0883041" calcext:value-type="float">
            <text:p>0.0883041</text:p>
          </table:table-cell>
          <table:table-cell office:value-type="float" office:value="0.0673814" calcext:value-type="float">
            <text:p>0.0673814</text:p>
          </table:table-cell>
          <table:table-cell office:value-type="float" office:value="0.0604801" calcext:value-type="float">
            <text:p>0.0604801</text:p>
          </table:table-cell>
        </table:table-row>
        <table:table-row table:style-name="ro1">
          <table:table-cell office:value-type="float" office:value="0.0797898" calcext:value-type="float">
            <text:p>0.0797898</text:p>
          </table:table-cell>
          <table:table-cell office:value-type="float" office:value="0.0721253" calcext:value-type="float">
            <text:p>0.0721253</text:p>
          </table:table-cell>
          <table:table-cell office:value-type="float" office:value="0.103465" calcext:value-type="float">
            <text:p>0.103465</text:p>
          </table:table-cell>
          <table:table-cell office:value-type="float" office:value="0.0907273" calcext:value-type="float">
            <text:p>0.0907273</text:p>
          </table:table-cell>
          <table:table-cell office:value-type="float" office:value="0.0461726" calcext:value-type="float">
            <text:p>0.0461726</text:p>
          </table:table-cell>
          <table:table-cell office:value-type="float" office:value="0.0948474" calcext:value-type="float">
            <text:p>0.0948474</text:p>
          </table:table-cell>
          <table:table-cell office:value-type="float" office:value="0.0632146" calcext:value-type="float">
            <text:p>0.0632146</text:p>
          </table:table-cell>
          <table:table-cell office:value-type="float" office:value="0.0693161" calcext:value-type="float">
            <text:p>0.0693161</text:p>
          </table:table-cell>
        </table:table-row>
        <table:table-row table:style-name="ro1">
          <table:table-cell office:value-type="float" office:value="0.0763824" calcext:value-type="float">
            <text:p>0.0763824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105948" calcext:value-type="float">
            <text:p>0.105948</text:p>
          </table:table-cell>
          <table:table-cell office:value-type="float" office:value="0.0988134" calcext:value-type="float">
            <text:p>0.0988134</text:p>
          </table:table-cell>
          <table:table-cell office:value-type="float" office:value="0.0506144" calcext:value-type="float">
            <text:p>0.0506144</text:p>
          </table:table-cell>
          <table:table-cell office:value-type="float" office:value="0.116461" calcext:value-type="float">
            <text:p>0.116461</text:p>
          </table:table-cell>
          <table:table-cell office:value-type="float" office:value="0.0607011" calcext:value-type="float">
            <text:p>0.0607011</text:p>
          </table:table-cell>
          <table:table-cell office:value-type="float" office:value="0.0786164" calcext:value-type="float">
            <text:p>0.0786164</text:p>
          </table:table-cell>
        </table:table-row>
        <table:table-row table:style-name="ro1">
          <table:table-cell office:value-type="float" office:value="0.0735772" calcext:value-type="float">
            <text:p>0.0735772</text:p>
          </table:table-cell>
          <table:table-cell office:value-type="float" office:value="0.0679132" calcext:value-type="float">
            <text:p>0.0679132</text:p>
          </table:table-cell>
          <table:table-cell office:value-type="float" office:value="0.12193" calcext:value-type="float">
            <text:p>0.12193</text:p>
          </table:table-cell>
          <table:table-cell office:value-type="float" office:value="0.0981422" calcext:value-type="float">
            <text:p>0.0981422</text:p>
          </table:table-cell>
          <table:table-cell office:value-type="float" office:value="0.0520204" calcext:value-type="float">
            <text:p>0.0520204</text:p>
          </table:table-cell>
          <table:table-cell office:value-type="float" office:value="0.101989" calcext:value-type="float">
            <text:p>0.101989</text:p>
          </table:table-cell>
          <table:table-cell office:value-type="float" office:value="0.0676874" calcext:value-type="float">
            <text:p>0.0676874</text:p>
          </table:table-cell>
          <table:table-cell office:value-type="float" office:value="0.0686926" calcext:value-type="float">
            <text:p>0.0686926</text:p>
          </table:table-cell>
        </table:table-row>
        <table:table-row table:style-name="ro1">
          <table:table-cell office:value-type="float" office:value="0.0765964" calcext:value-type="float">
            <text:p>0.0765964</text:p>
          </table:table-cell>
          <table:table-cell office:value-type="float" office:value="0.0792843" calcext:value-type="float">
            <text:p>0.0792843</text:p>
          </table:table-cell>
          <table:table-cell office:value-type="float" office:value="0.113863" calcext:value-type="float">
            <text:p>0.113863</text:p>
          </table:table-cell>
          <table:table-cell office:value-type="float" office:value="0.100142" calcext:value-type="float">
            <text:p>0.100142</text:p>
          </table:table-cell>
          <table:table-cell office:value-type="float" office:value="0.0580681" calcext:value-type="float">
            <text:p>0.0580681</text:p>
          </table:table-cell>
          <table:table-cell office:value-type="float" office:value="0.121571" calcext:value-type="float">
            <text:p>0.121571</text:p>
          </table:table-cell>
          <table:table-cell office:value-type="float" office:value="0.0743372" calcext:value-type="float">
            <text:p>0.0743372</text:p>
          </table:table-cell>
          <table:table-cell office:value-type="float" office:value="0.083969" calcext:value-type="float">
            <text:p>0.083969</text:p>
          </table:table-cell>
        </table:table-row>
        <table:table-row table:style-name="ro1">
          <table:table-cell office:value-type="float" office:value="0.0850139" calcext:value-type="float">
            <text:p>0.0850139</text:p>
          </table:table-cell>
          <table:table-cell office:value-type="float" office:value="0.0711173" calcext:value-type="float">
            <text:p>0.0711173</text:p>
          </table:table-cell>
          <table:table-cell office:value-type="float" office:value="0.119575" calcext:value-type="float">
            <text:p>0.119575</text:p>
          </table:table-cell>
          <table:table-cell office:value-type="float" office:value="0.104071" calcext:value-type="float">
            <text:p>0.104071</text:p>
          </table:table-cell>
          <table:table-cell office:value-type="float" office:value="0.0475863" calcext:value-type="float">
            <text:p>0.0475863</text:p>
          </table:table-cell>
          <table:table-cell office:value-type="float" office:value="0.11433" calcext:value-type="float">
            <text:p>0.11433</text:p>
          </table:table-cell>
          <table:table-cell office:value-type="float" office:value="0.0558651" calcext:value-type="float">
            <text:p>0.0558651</text:p>
          </table:table-cell>
          <table:table-cell office:value-type="float" office:value="0.0850864" calcext:value-type="float">
            <text:p>0.0850864</text:p>
          </table:table-cell>
        </table:table-row>
        <table:table-row table:style-name="ro1">
          <table:table-cell office:value-type="float" office:value="0.0875798" calcext:value-type="float">
            <text:p>0.0875798</text:p>
          </table:table-cell>
          <table:table-cell office:value-type="float" office:value="0.0879257" calcext:value-type="float">
            <text:p>0.0879257</text:p>
          </table:table-cell>
          <table:table-cell office:value-type="float" office:value="0.115861" calcext:value-type="float">
            <text:p>0.115861</text:p>
          </table:table-cell>
          <table:table-cell office:value-type="float" office:value="0.117444" calcext:value-type="float">
            <text:p>0.117444</text:p>
          </table:table-cell>
          <table:table-cell office:value-type="float" office:value="0.051681" calcext:value-type="float">
            <text:p>0.051681</text:p>
          </table:table-cell>
          <table:table-cell office:value-type="float" office:value="0.116996" calcext:value-type="float">
            <text:p>0.116996</text:p>
          </table:table-cell>
          <table:table-cell office:value-type="float" office:value="0.0648916" calcext:value-type="float">
            <text:p>0.0648916</text:p>
          </table:table-cell>
          <table:table-cell office:value-type="float" office:value="0.0846619" calcext:value-type="float">
            <text:p>0.0846619</text:p>
          </table:table-cell>
        </table:table-row>
        <table:table-row table:style-name="ro1">
          <table:table-cell office:value-type="float" office:value="0.0758605" calcext:value-type="float">
            <text:p>0.0758605</text:p>
          </table:table-cell>
          <table:table-cell office:value-type="float" office:value="0.0832347" calcext:value-type="float">
            <text:p>0.0832347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10924" calcext:value-type="float">
            <text:p>0.10924</text:p>
          </table:table-cell>
          <table:table-cell office:value-type="float" office:value="0.046265" calcext:value-type="float">
            <text:p>0.046265</text:p>
          </table:table-cell>
          <table:table-cell office:value-type="float" office:value="0.110831" calcext:value-type="float">
            <text:p>0.110831</text:p>
          </table:table-cell>
          <table:table-cell office:value-type="float" office:value="0.0792151" calcext:value-type="float">
            <text:p>0.0792151</text:p>
          </table:table-cell>
          <table:table-cell office:value-type="float" office:value="0.086036" calcext:value-type="float">
            <text:p>0.086036</text:p>
          </table:table-cell>
        </table:table-row>
        <table:table-row table:style-name="ro1">
          <table:table-cell office:value-type="float" office:value="0.0762098" calcext:value-type="float">
            <text:p>0.0762098</text:p>
          </table:table-cell>
          <table:table-cell office:value-type="float" office:value="0.0887154" calcext:value-type="float">
            <text:p>0.0887154</text:p>
          </table:table-cell>
          <table:table-cell office:value-type="float" office:value="0.135258" calcext:value-type="float">
            <text:p>0.135258</text:p>
          </table:table-cell>
          <table:table-cell office:value-type="float" office:value="0.107829" calcext:value-type="float">
            <text:p>0.107829</text:p>
          </table:table-cell>
          <table:table-cell office:value-type="float" office:value="0.0629184" calcext:value-type="float">
            <text:p>0.0629184</text:p>
          </table:table-cell>
          <table:table-cell office:value-type="float" office:value="0.123185" calcext:value-type="float">
            <text:p>0.123185</text:p>
          </table:table-cell>
          <table:table-cell office:value-type="float" office:value="0.0780249" calcext:value-type="float">
            <text:p>0.0780249</text:p>
          </table:table-cell>
          <table:table-cell office:value-type="float" office:value="0.0995965" calcext:value-type="float">
            <text:p>0.0995965</text:p>
          </table:table-cell>
        </table:table-row>
        <table:table-row table:style-name="ro1">
          <table:table-cell office:value-type="float" office:value="0.0797015" calcext:value-type="float">
            <text:p>0.0797015</text:p>
          </table:table-cell>
          <table:table-cell office:value-type="float" office:value="0.0878582" calcext:value-type="float">
            <text:p>0.0878582</text:p>
          </table:table-cell>
          <table:table-cell office:value-type="float" office:value="0.123323" calcext:value-type="float">
            <text:p>0.123323</text:p>
          </table:table-cell>
          <table:table-cell office:value-type="float" office:value="0.117689" calcext:value-type="float">
            <text:p>0.117689</text:p>
          </table:table-cell>
          <table:table-cell office:value-type="float" office:value="0.0579425" calcext:value-type="float">
            <text:p>0.0579425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748244" calcext:value-type="float">
            <text:p>0.0748244</text:p>
          </table:table-cell>
          <table:table-cell office:value-type="float" office:value="0.0904543" calcext:value-type="float">
            <text:p>0.0904543</text:p>
          </table:table-cell>
        </table:table-row>
        <table:table-row table:style-name="ro1">
          <table:table-cell office:value-type="float" office:value="0.0795522" calcext:value-type="float">
            <text:p>0.0795522</text:p>
          </table:table-cell>
          <table:table-cell office:value-type="float" office:value="0.0909721" calcext:value-type="float">
            <text:p>0.0909721</text:p>
          </table:table-cell>
          <table:table-cell office:value-type="float" office:value="0.136252" calcext:value-type="float">
            <text:p>0.136252</text:p>
          </table:table-cell>
          <table:table-cell office:value-type="float" office:value="0.128096" calcext:value-type="float">
            <text:p>0.128096</text:p>
          </table:table-cell>
          <table:table-cell office:value-type="float" office:value="0.0523731" calcext:value-type="float">
            <text:p>0.0523731</text:p>
          </table:table-cell>
          <table:table-cell office:value-type="float" office:value="0.118768" calcext:value-type="float">
            <text:p>0.118768</text:p>
          </table:table-cell>
          <table:table-cell office:value-type="float" office:value="0.0818762" calcext:value-type="float">
            <text:p>0.0818762</text:p>
          </table:table-cell>
          <table:table-cell office:value-type="float" office:value="0.0836435" calcext:value-type="float">
            <text:p>0.0836435</text:p>
          </table:table-cell>
        </table:table-row>
        <table:table-row table:style-name="ro1">
          <table:table-cell office:value-type="float" office:value="0.0747621" calcext:value-type="float">
            <text:p>0.0747621</text:p>
          </table:table-cell>
          <table:table-cell office:value-type="float" office:value="0.0974087" calcext:value-type="float">
            <text:p>0.0974087</text:p>
          </table:table-cell>
          <table:table-cell office:value-type="float" office:value="0.133746" calcext:value-type="float">
            <text:p>0.133746</text:p>
          </table:table-cell>
          <table:table-cell office:value-type="float" office:value="0.133863" calcext:value-type="float">
            <text:p>0.133863</text:p>
          </table:table-cell>
          <table:table-cell office:value-type="float" office:value="0.0512592" calcext:value-type="float">
            <text:p>0.0512592</text:p>
          </table:table-cell>
          <table:table-cell office:value-type="float" office:value="0.123655" calcext:value-type="float">
            <text:p>0.123655</text:p>
          </table:table-cell>
          <table:table-cell office:value-type="float" office:value="0.0753968" calcext:value-type="float">
            <text:p>0.0753968</text:p>
          </table:table-cell>
          <table:table-cell office:value-type="float" office:value="0.0916029" calcext:value-type="float">
            <text:p>0.0916029</text:p>
          </table:table-cell>
        </table:table-row>
        <table:table-row table:style-name="ro1">
          <table:table-cell office:value-type="float" office:value="0.089512" calcext:value-type="float">
            <text:p>0.089512</text:p>
          </table:table-cell>
          <table:table-cell office:value-type="float" office:value="0.102731" calcext:value-type="float">
            <text:p>0.102731</text:p>
          </table:table-cell>
          <table:table-cell office:value-type="float" office:value="0.133691" calcext:value-type="float">
            <text:p>0.133691</text:p>
          </table:table-cell>
          <table:table-cell office:value-type="float" office:value="0.125394" calcext:value-type="float">
            <text:p>0.125394</text:p>
          </table:table-cell>
          <table:table-cell office:value-type="float" office:value="0.0557662" calcext:value-type="float">
            <text:p>0.0557662</text:p>
          </table:table-cell>
          <table:table-cell office:value-type="float" office:value="0.123156" calcext:value-type="float">
            <text:p>0.123156</text:p>
          </table:table-cell>
          <table:table-cell office:value-type="float" office:value="0.0780468" calcext:value-type="float">
            <text:p>0.0780468</text:p>
          </table:table-cell>
          <table:table-cell office:value-type="float" office:value="0.0957458" calcext:value-type="float">
            <text:p>0.0957458</text:p>
          </table:table-cell>
        </table:table-row>
        <table:table-row table:style-name="ro1">
          <table:table-cell office:value-type="float" office:value="0.087528" calcext:value-type="float">
            <text:p>0.087528</text:p>
          </table:table-cell>
          <table:table-cell office:value-type="float" office:value="0.099979" calcext:value-type="float">
            <text:p>0.099979</text:p>
          </table:table-cell>
          <table:table-cell office:value-type="float" office:value="0.136032" calcext:value-type="float">
            <text:p>0.136032</text:p>
          </table:table-cell>
          <table:table-cell office:value-type="float" office:value="0.120745" calcext:value-type="float">
            <text:p>0.120745</text:p>
          </table:table-cell>
          <table:table-cell office:value-type="float" office:value="0.0606154" calcext:value-type="float">
            <text:p>0.0606154</text:p>
          </table:table-cell>
          <table:table-cell office:value-type="float" office:value="0.124865" calcext:value-type="float">
            <text:p>0.124865</text:p>
          </table:table-cell>
          <table:table-cell office:value-type="float" office:value="0.0736449" calcext:value-type="float">
            <text:p>0.0736449</text:p>
          </table:table-cell>
          <table:table-cell office:value-type="float" office:value="0.0926772" calcext:value-type="float">
            <text:p>0.0926772</text:p>
          </table:table-cell>
        </table:table-row>
        <table:table-row table:style-name="ro1">
          <table:table-cell office:value-type="float" office:value="0.0870311" calcext:value-type="float">
            <text:p>0.0870311</text:p>
          </table:table-cell>
          <table:table-cell office:value-type="float" office:value="0.0942845" calcext:value-type="float">
            <text:p>0.0942845</text:p>
          </table:table-cell>
          <table:table-cell office:value-type="float" office:value="0.129885" calcext:value-type="float">
            <text:p>0.129885</text:p>
          </table:table-cell>
          <table:table-cell office:value-type="float" office:value="0.128085" calcext:value-type="float">
            <text:p>0.128085</text:p>
          </table:table-cell>
          <table:table-cell office:value-type="float" office:value="0.0617071" calcext:value-type="float">
            <text:p>0.0617071</text:p>
          </table:table-cell>
          <table:table-cell office:value-type="float" office:value="0.129213" calcext:value-type="float">
            <text:p>0.129213</text:p>
          </table:table-cell>
          <table:table-cell office:value-type="float" office:value="0.0767833" calcext:value-type="float">
            <text:p>0.0767833</text:p>
          </table:table-cell>
          <table:table-cell office:value-type="float" office:value="0.0797219" calcext:value-type="float">
            <text:p>0.0797219</text:p>
          </table:table-cell>
        </table:table-row>
        <table:table-row table:style-name="ro1">
          <table:table-cell office:value-type="float" office:value="0.0765197" calcext:value-type="float">
            <text:p>0.0765197</text:p>
          </table:table-cell>
          <table:table-cell office:value-type="float" office:value="0.0905662" calcext:value-type="float">
            <text:p>0.0905662</text:p>
          </table:table-cell>
          <table:table-cell office:value-type="float" office:value="0.135968" calcext:value-type="float">
            <text:p>0.135968</text:p>
          </table:table-cell>
          <table:table-cell office:value-type="float" office:value="0.127534" calcext:value-type="float">
            <text:p>0.127534</text:p>
          </table:table-cell>
          <table:table-cell office:value-type="float" office:value="0.0612699" calcext:value-type="float">
            <text:p>0.0612699</text:p>
          </table:table-cell>
          <table:table-cell office:value-type="float" office:value="0.127572" calcext:value-type="float">
            <text:p>0.127572</text:p>
          </table:table-cell>
          <table:table-cell office:value-type="float" office:value="0.0778543" calcext:value-type="float">
            <text:p>0.0778543</text:p>
          </table:table-cell>
          <table:table-cell office:value-type="float" office:value="0.0936742" calcext:value-type="float">
            <text:p>0.0936742</text:p>
          </table:table-cell>
        </table:table-row>
        <table:table-row table:style-name="ro1">
          <table:table-cell office:value-type="float" office:value="0.0703621" calcext:value-type="float">
            <text:p>0.0703621</text:p>
          </table:table-cell>
          <table:table-cell office:value-type="float" office:value="0.0917167" calcext:value-type="float">
            <text:p>0.0917167</text:p>
          </table:table-cell>
          <table:table-cell office:value-type="float" office:value="0.128661" calcext:value-type="float">
            <text:p>0.128661</text:p>
          </table:table-cell>
          <table:table-cell office:value-type="float" office:value="0.118062" calcext:value-type="float">
            <text:p>0.118062</text:p>
          </table:table-cell>
          <table:table-cell office:value-type="float" office:value="0.0589916" calcext:value-type="float">
            <text:p>0.0589916</text:p>
          </table:table-cell>
          <table:table-cell office:value-type="float" office:value="0.114041" calcext:value-type="float">
            <text:p>0.114041</text:p>
          </table:table-cell>
          <table:table-cell office:value-type="float" office:value="0.0757955" calcext:value-type="float">
            <text:p>0.0757955</text:p>
          </table:table-cell>
          <table:table-cell office:value-type="float" office:value="0.0882508" calcext:value-type="float">
            <text:p>0.0882508</text:p>
          </table:table-cell>
        </table:table-row>
        <table:table-row table:style-name="ro1">
          <table:table-cell office:value-type="float" office:value="0.0638781" calcext:value-type="float">
            <text:p>0.0638781</text:p>
          </table:table-cell>
          <table:table-cell office:value-type="float" office:value="0.0778933" calcext:value-type="float">
            <text:p>0.0778933</text:p>
          </table:table-cell>
          <table:table-cell office:value-type="float" office:value="0.116875" calcext:value-type="float">
            <text:p>0.116875</text:p>
          </table:table-cell>
          <table:table-cell office:value-type="float" office:value="0.102018" calcext:value-type="float">
            <text:p>0.102018</text:p>
          </table:table-cell>
          <table:table-cell office:value-type="float" office:value="0.0522428" calcext:value-type="float">
            <text:p>0.0522428</text:p>
          </table:table-cell>
          <table:table-cell office:value-type="float" office:value="0.123494" calcext:value-type="float">
            <text:p>0.123494</text:p>
          </table:table-cell>
          <table:table-cell office:value-type="float" office:value="0.0658229" calcext:value-type="float">
            <text:p>0.0658229</text:p>
          </table:table-cell>
          <table:table-cell office:value-type="float" office:value="0.0821531" calcext:value-type="float">
            <text:p>0.0821531</text:p>
          </table:table-cell>
        </table:table-row>
        <table:table-row table:style-name="ro1">
          <table:table-cell office:value-type="float" office:value="0.0719788" calcext:value-type="float">
            <text:p>0.0719788</text:p>
          </table:table-cell>
          <table:table-cell office:value-type="float" office:value="0.0684251" calcext:value-type="float">
            <text:p>0.0684251</text:p>
          </table:table-cell>
          <table:table-cell office:value-type="float" office:value="0.103558" calcext:value-type="float">
            <text:p>0.103558</text:p>
          </table:table-cell>
          <table:table-cell office:value-type="float" office:value="0.107485" calcext:value-type="float">
            <text:p>0.107485</text:p>
          </table:table-cell>
          <table:table-cell office:value-type="float" office:value="0.0437921" calcext:value-type="float">
            <text:p>0.0437921</text:p>
          </table:table-cell>
          <table:table-cell office:value-type="float" office:value="0.105923" calcext:value-type="float">
            <text:p>0.105923</text:p>
          </table:table-cell>
          <table:table-cell office:value-type="float" office:value="0.0634513" calcext:value-type="float">
            <text:p>0.0634513</text:p>
          </table:table-cell>
          <table:table-cell office:value-type="float" office:value="0.0719294" calcext:value-type="float">
            <text:p>0.0719294</text:p>
          </table:table-cell>
        </table:table-row>
        <table:table-row table:style-name="ro1">
          <table:table-cell office:value-type="float" office:value="0.0703559" calcext:value-type="float">
            <text:p>0.0703559</text:p>
          </table:table-cell>
          <table:table-cell office:value-type="float" office:value="0.0655943" calcext:value-type="float">
            <text:p>0.0655943</text:p>
          </table:table-cell>
          <table:table-cell office:value-type="float" office:value="0.106623" calcext:value-type="float">
            <text:p>0.106623</text:p>
          </table:table-cell>
          <table:table-cell office:value-type="float" office:value="0.0909576" calcext:value-type="float">
            <text:p>0.0909576</text:p>
          </table:table-cell>
          <table:table-cell office:value-type="float" office:value="0.0389102" calcext:value-type="float">
            <text:p>0.0389102</text:p>
          </table:table-cell>
          <table:table-cell office:value-type="float" office:value="0.111142" calcext:value-type="float">
            <text:p>0.111142</text:p>
          </table:table-cell>
          <table:table-cell office:value-type="float" office:value="0.0488173" calcext:value-type="float">
            <text:p>0.0488173</text:p>
          </table:table-cell>
          <table:table-cell office:value-type="float" office:value="0.0689293" calcext:value-type="float">
            <text:p>0.0689293</text:p>
          </table:table-cell>
        </table:table-row>
        <table:table-row table:style-name="ro1">
          <table:table-cell office:value-type="float" office:value="0.0620662" calcext:value-type="float">
            <text:p>0.0620662</text:p>
          </table:table-cell>
          <table:table-cell office:value-type="float" office:value="0.0543104" calcext:value-type="float">
            <text:p>0.0543104</text:p>
          </table:table-cell>
          <table:table-cell office:value-type="float" office:value="0.102089" calcext:value-type="float">
            <text:p>0.102089</text:p>
          </table:table-cell>
          <table:table-cell office:value-type="float" office:value="0.0834851" calcext:value-type="float">
            <text:p>0.0834851</text:p>
          </table:table-cell>
          <table:table-cell office:value-type="float" office:value="0.0421334" calcext:value-type="float">
            <text:p>0.0421334</text:p>
          </table:table-cell>
          <table:table-cell office:value-type="float" office:value="0.0874099" calcext:value-type="float">
            <text:p>0.0874099</text:p>
          </table:table-cell>
          <table:table-cell office:value-type="float" office:value="0.0404145" calcext:value-type="float">
            <text:p>0.0404145</text:p>
          </table:table-cell>
          <table:table-cell office:value-type="float" office:value="0.0645605" calcext:value-type="float">
            <text:p>0.0645605</text:p>
          </table:table-cell>
        </table:table-row>
        <table:table-row table:style-name="ro1">
          <table:table-cell office:value-type="float" office:value="0.0694997" calcext:value-type="float">
            <text:p>0.0694997</text:p>
          </table:table-cell>
          <table:table-cell office:value-type="float" office:value="0.0597084" calcext:value-type="float">
            <text:p>0.0597084</text:p>
          </table:table-cell>
          <table:table-cell office:value-type="float" office:value="0.10009" calcext:value-type="float">
            <text:p>0.10009</text:p>
          </table:table-cell>
          <table:table-cell office:value-type="float" office:value="0.0825581" calcext:value-type="float">
            <text:p>0.0825581</text:p>
          </table:table-cell>
          <table:table-cell office:value-type="float" office:value="0.0374674" calcext:value-type="float">
            <text:p>0.0374674</text:p>
          </table:table-cell>
          <table:table-cell office:value-type="float" office:value="0.0973447" calcext:value-type="float">
            <text:p>0.0973447</text:p>
          </table:table-cell>
          <table:table-cell office:value-type="float" office:value="0.0613043" calcext:value-type="float">
            <text:p>0.0613043</text:p>
          </table:table-cell>
          <table:table-cell office:value-type="float" office:value="0.06337" calcext:value-type="float">
            <text:p>0.06337</text:p>
          </table:table-cell>
        </table:table-row>
        <table:table-row table:style-name="ro1">
          <table:table-cell office:value-type="float" office:value="0.0701934" calcext:value-type="float">
            <text:p>0.0701934</text:p>
          </table:table-cell>
          <table:table-cell office:value-type="float" office:value="0.0573487" calcext:value-type="float">
            <text:p>0.0573487</text:p>
          </table:table-cell>
          <table:table-cell office:value-type="float" office:value="0.110593" calcext:value-type="float">
            <text:p>0.110593</text:p>
          </table:table-cell>
          <table:table-cell office:value-type="float" office:value="0.0774515" calcext:value-type="float">
            <text:p>0.0774515</text:p>
          </table:table-cell>
          <table:table-cell office:value-type="float" office:value="0.04587" calcext:value-type="float">
            <text:p>0.04587</text:p>
          </table:table-cell>
          <table:table-cell office:value-type="float" office:value="0.104074" calcext:value-type="float">
            <text:p>0.104074</text:p>
          </table:table-cell>
          <table:table-cell office:value-type="float" office:value="0.0549536" calcext:value-type="float">
            <text:p>0.0549536</text:p>
          </table:table-cell>
          <table:table-cell office:value-type="float" office:value="0.078151" calcext:value-type="float">
            <text:p>0.078151</text:p>
          </table:table-cell>
        </table:table-row>
        <table:table-row table:style-name="ro1">
          <table:table-cell office:value-type="float" office:value="0.0620149" calcext:value-type="float">
            <text:p>0.0620149</text:p>
          </table:table-cell>
          <table:table-cell office:value-type="float" office:value="0.0646561" calcext:value-type="float">
            <text:p>0.0646561</text:p>
          </table:table-cell>
          <table:table-cell office:value-type="float" office:value="0.102851" calcext:value-type="float">
            <text:p>0.102851</text:p>
          </table:table-cell>
          <table:table-cell office:value-type="float" office:value="0.0810054" calcext:value-type="float">
            <text:p>0.0810054</text:p>
          </table:table-cell>
          <table:table-cell office:value-type="float" office:value="0.0452892" calcext:value-type="float">
            <text:p>0.0452892</text:p>
          </table:table-cell>
          <table:table-cell office:value-type="float" office:value="0.101009" calcext:value-type="float">
            <text:p>0.101009</text:p>
          </table:table-cell>
          <table:table-cell office:value-type="float" office:value="0.0524657" calcext:value-type="float">
            <text:p>0.0524657</text:p>
          </table:table-cell>
          <table:table-cell office:value-type="float" office:value="0.0709407" calcext:value-type="float">
            <text:p>0.0709407</text:p>
          </table:table-cell>
        </table:table-row>
        <table:table-row table:style-name="ro1">
          <table:table-cell office:value-type="float" office:value="0.0701128" calcext:value-type="float">
            <text:p>0.0701128</text:p>
          </table:table-cell>
          <table:table-cell office:value-type="float" office:value="0.070033" calcext:value-type="float">
            <text:p>0.070033</text:p>
          </table:table-cell>
          <table:table-cell office:value-type="float" office:value="0.0904862" calcext:value-type="float">
            <text:p>0.0904862</text:p>
          </table:table-cell>
          <table:table-cell office:value-type="float" office:value="0.0865414" calcext:value-type="float">
            <text:p>0.0865414</text:p>
          </table:table-cell>
          <table:table-cell office:value-type="float" office:value="0.0436228" calcext:value-type="float">
            <text:p>0.0436228</text:p>
          </table:table-cell>
          <table:table-cell office:value-type="float" office:value="0.0876654" calcext:value-type="float">
            <text:p>0.0876654</text:p>
          </table:table-cell>
          <table:table-cell office:value-type="float" office:value="0.0569288" calcext:value-type="float">
            <text:p>0.0569288</text:p>
          </table:table-cell>
          <table:table-cell office:value-type="float" office:value="0.0721926" calcext:value-type="float">
            <text:p>0.0721926</text:p>
          </table:table-cell>
        </table:table-row>
        <table:table-row table:style-name="ro1">
          <table:table-cell office:value-type="float" office:value="0.0766342" calcext:value-type="float">
            <text:p>0.0766342</text:p>
          </table:table-cell>
          <table:table-cell office:value-type="float" office:value="0.0664203" calcext:value-type="float">
            <text:p>0.0664203</text:p>
          </table:table-cell>
          <table:table-cell office:value-type="float" office:value="0.0878682" calcext:value-type="float">
            <text:p>0.0878682</text:p>
          </table:table-cell>
          <table:table-cell office:value-type="float" office:value="0.0719451" calcext:value-type="float">
            <text:p>0.0719451</text:p>
          </table:table-cell>
          <table:table-cell office:value-type="float" office:value="0.0461414" calcext:value-type="float">
            <text:p>0.04614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646778" calcext:value-type="float">
            <text:p>0.0646778</text:p>
          </table:table-cell>
          <table:table-cell office:value-type="float" office:value="0.0756225" calcext:value-type="float">
            <text:p>0.0756225</text:p>
          </table:table-cell>
        </table:table-row>
        <table:table-row table:style-name="ro1">
          <table:table-cell office:value-type="float" office:value="0.0672816" calcext:value-type="float">
            <text:p>0.0672816</text:p>
          </table:table-cell>
          <table:table-cell office:value-type="float" office:value="0.0633007" calcext:value-type="float">
            <text:p>0.0633007</text:p>
          </table:table-cell>
          <table:table-cell office:value-type="float" office:value="0.113294" calcext:value-type="float">
            <text:p>0.113294</text:p>
          </table:table-cell>
          <table:table-cell office:value-type="float" office:value="0.0771622" calcext:value-type="float">
            <text:p>0.0771622</text:p>
          </table:table-cell>
          <table:table-cell office:value-type="float" office:value="0.0486176" calcext:value-type="float">
            <text:p>0.0486176</text:p>
          </table:table-cell>
          <table:table-cell office:value-type="float" office:value="0.108952" calcext:value-type="float">
            <text:p>0.108952</text:p>
          </table:table-cell>
          <table:table-cell office:value-type="float" office:value="0.0617784" calcext:value-type="float">
            <text:p>0.0617784</text:p>
          </table:table-cell>
          <table:table-cell office:value-type="float" office:value="0.0597882" calcext:value-type="float">
            <text:p>0.0597882</text:p>
          </table:table-cell>
        </table:table-row>
        <table:table-row table:style-name="ro1">
          <table:table-cell office:value-type="float" office:value="0.0728575" calcext:value-type="float">
            <text:p>0.0728575</text:p>
          </table:table-cell>
          <table:table-cell office:value-type="float" office:value="0.0677311" calcext:value-type="float">
            <text:p>0.0677311</text:p>
          </table:table-cell>
          <table:table-cell office:value-type="float" office:value="0.0976618" calcext:value-type="float">
            <text:p>0.0976618</text:p>
          </table:table-cell>
          <table:table-cell office:value-type="float" office:value="0.0740231" calcext:value-type="float">
            <text:p>0.0740231</text:p>
          </table:table-cell>
          <table:table-cell office:value-type="float" office:value="0.0383854" calcext:value-type="float">
            <text:p>0.0383854</text:p>
          </table:table-cell>
          <table:table-cell office:value-type="float" office:value="0.100213" calcext:value-type="float">
            <text:p>0.100213</text:p>
          </table:table-cell>
          <table:table-cell office:value-type="float" office:value="0.048808" calcext:value-type="float">
            <text:p>0.048808</text:p>
          </table:table-cell>
          <table:table-cell office:value-type="float" office:value="0.0725853" calcext:value-type="float">
            <text:p>0.0725853</text:p>
          </table:table-cell>
        </table:table-row>
        <table:table-row table:style-name="ro1">
          <table:table-cell office:value-type="float" office:value="0.0714743" calcext:value-type="float">
            <text:p>0.0714743</text:p>
          </table:table-cell>
          <table:table-cell office:value-type="float" office:value="0.0708081" calcext:value-type="float">
            <text:p>0.0708081</text:p>
          </table:table-cell>
          <table:table-cell office:value-type="float" office:value="0.0975795" calcext:value-type="float">
            <text:p>0.0975795</text:p>
          </table:table-cell>
          <table:table-cell office:value-type="float" office:value="0.0801074" calcext:value-type="float">
            <text:p>0.0801074</text:p>
          </table:table-cell>
          <table:table-cell office:value-type="float" office:value="0.0477368" calcext:value-type="float">
            <text:p>0.0477368</text:p>
          </table:table-cell>
          <table:table-cell office:value-type="float" office:value="0.0978914" calcext:value-type="float">
            <text:p>0.0978914</text:p>
          </table:table-cell>
          <table:table-cell office:value-type="float" office:value="0.0481382" calcext:value-type="float">
            <text:p>0.0481382</text:p>
          </table:table-cell>
          <table:table-cell office:value-type="float" office:value="0.0796701" calcext:value-type="float">
            <text:p>0.0796701</text:p>
          </table:table-cell>
        </table:table-row>
        <table:table-row table:style-name="ro1">
          <table:table-cell office:value-type="float" office:value="0.0643367" calcext:value-type="float">
            <text:p>0.0643367</text:p>
          </table:table-cell>
          <table:table-cell office:value-type="float" office:value="0.0612113" calcext:value-type="float">
            <text:p>0.0612113</text:p>
          </table:table-cell>
          <table:table-cell office:value-type="float" office:value="0.124075" calcext:value-type="float">
            <text:p>0.124075</text:p>
          </table:table-cell>
          <table:table-cell office:value-type="float" office:value="0.0803035" calcext:value-type="float">
            <text:p>0.0803035</text:p>
          </table:table-cell>
          <table:table-cell office:value-type="float" office:value="0.0507141" calcext:value-type="float">
            <text:p>0.0507141</text:p>
          </table:table-cell>
          <table:table-cell office:value-type="float" office:value="0.103222" calcext:value-type="float">
            <text:p>0.103222</text:p>
          </table:table-cell>
          <table:table-cell office:value-type="float" office:value="0.0537621" calcext:value-type="float">
            <text:p>0.0537621</text:p>
          </table:table-cell>
          <table:table-cell office:value-type="float" office:value="0.0659413" calcext:value-type="float">
            <text:p>0.0659413</text:p>
          </table:table-cell>
        </table:table-row>
        <table:table-row table:style-name="ro1">
          <table:table-cell office:value-type="float" office:value="0.0772736" calcext:value-type="float">
            <text:p>0.0772736</text:p>
          </table:table-cell>
          <table:table-cell office:value-type="float" office:value="0.0570411" calcext:value-type="float">
            <text:p>0.0570411</text:p>
          </table:table-cell>
          <table:table-cell office:value-type="float" office:value="0.0989973" calcext:value-type="float">
            <text:p>0.0989973</text:p>
          </table:table-cell>
          <table:table-cell office:value-type="float" office:value="0.0702537" calcext:value-type="float">
            <text:p>0.0702537</text:p>
          </table:table-cell>
          <table:table-cell office:value-type="float" office:value="0.0521902" calcext:value-type="float">
            <text:p>0.0521902</text:p>
          </table:table-cell>
          <table:table-cell office:value-type="float" office:value="0.114743" calcext:value-type="float">
            <text:p>0.114743</text:p>
          </table:table-cell>
          <table:table-cell office:value-type="float" office:value="0.0636763" calcext:value-type="float">
            <text:p>0.0636763</text:p>
          </table:table-cell>
          <table:table-cell office:value-type="float" office:value="0.0770625" calcext:value-type="float">
            <text:p>0.0770625</text:p>
          </table:table-cell>
        </table:table-row>
        <table:table-row table:style-name="ro1">
          <table:table-cell office:value-type="float" office:value="0.0752566" calcext:value-type="float">
            <text:p>0.0752566</text:p>
          </table:table-cell>
          <table:table-cell office:value-type="float" office:value="0.0733371" calcext:value-type="float">
            <text:p>0.0733371</text:p>
          </table:table-cell>
          <table:table-cell office:value-type="float" office:value="0.0969179" calcext:value-type="float">
            <text:p>0.0969179</text:p>
          </table:table-cell>
          <table:table-cell office:value-type="float" office:value="0.0775067" calcext:value-type="float">
            <text:p>0.0775067</text:p>
          </table:table-cell>
          <table:table-cell office:value-type="float" office:value="0.0339345" calcext:value-type="float">
            <text:p>0.0339345</text:p>
          </table:table-cell>
          <table:table-cell office:value-type="float" office:value="0.0993011" calcext:value-type="float">
            <text:p>0.0993011</text:p>
          </table:table-cell>
          <table:table-cell office:value-type="float" office:value="0.0603966" calcext:value-type="float">
            <text:p>0.0603966</text:p>
          </table:table-cell>
          <table:table-cell office:value-type="float" office:value="0.0736754" calcext:value-type="float">
            <text:p>0.0736754</text:p>
          </table:table-cell>
        </table:table-row>
        <table:table-row table:style-name="ro1">
          <table:table-cell office:value-type="float" office:value="0.0783776" calcext:value-type="float">
            <text:p>0.0783776</text:p>
          </table:table-cell>
          <table:table-cell office:value-type="float" office:value="0.0567955" calcext:value-type="float">
            <text:p>0.0567955</text:p>
          </table:table-cell>
          <table:table-cell office:value-type="float" office:value="0.107352" calcext:value-type="float">
            <text:p>0.107352</text:p>
          </table:table-cell>
          <table:table-cell office:value-type="float" office:value="0.0669515" calcext:value-type="float">
            <text:p>0.0669515</text:p>
          </table:table-cell>
          <table:table-cell office:value-type="float" office:value="0.0576688" calcext:value-type="float">
            <text:p>0.0576688</text:p>
          </table:table-cell>
          <table:table-cell office:value-type="float" office:value="0.106039" calcext:value-type="float">
            <text:p>0.106039</text:p>
          </table:table-cell>
          <table:table-cell office:value-type="float" office:value="0.0648047" calcext:value-type="float">
            <text:p>0.0648047</text:p>
          </table:table-cell>
          <table:table-cell office:value-type="float" office:value="0.0574526" calcext:value-type="float">
            <text:p>0.0574526</text:p>
          </table:table-cell>
        </table:table-row>
        <table:table-row table:style-name="ro1">
          <table:table-cell office:value-type="float" office:value="0.0722895" calcext:value-type="float">
            <text:p>0.0722895</text:p>
          </table:table-cell>
          <table:table-cell office:value-type="float" office:value="0.0668793" calcext:value-type="float">
            <text:p>0.0668793</text:p>
          </table:table-cell>
          <table:table-cell office:value-type="float" office:value="0.116103" calcext:value-type="float">
            <text:p>0.116103</text:p>
          </table:table-cell>
          <table:table-cell office:value-type="float" office:value="0.0900448" calcext:value-type="float">
            <text:p>0.0900448</text:p>
          </table:table-cell>
          <table:table-cell office:value-type="float" office:value="0.0370119" calcext:value-type="float">
            <text:p>0.0370119</text:p>
          </table:table-cell>
          <table:table-cell office:value-type="float" office:value="0.104735" calcext:value-type="float">
            <text:p>0.104735</text:p>
          </table:table-cell>
          <table:table-cell office:value-type="float" office:value="0.0635066" calcext:value-type="float">
            <text:p>0.0635066</text:p>
          </table:table-cell>
          <table:table-cell office:value-type="float" office:value="0.07539" calcext:value-type="float">
            <text:p>0.07539</text:p>
          </table:table-cell>
        </table:table-row>
        <table:table-row table:style-name="ro1">
          <table:table-cell office:value-type="float" office:value="0.0761897" calcext:value-type="float">
            <text:p>0.0761897</text:p>
          </table:table-cell>
          <table:table-cell office:value-type="float" office:value="0.0757335" calcext:value-type="float">
            <text:p>0.0757335</text:p>
          </table:table-cell>
          <table:table-cell office:value-type="float" office:value="0.11824" calcext:value-type="float">
            <text:p>0.11824</text:p>
          </table:table-cell>
          <table:table-cell office:value-type="float" office:value="0.0916187" calcext:value-type="float">
            <text:p>0.0916187</text:p>
          </table:table-cell>
          <table:table-cell office:value-type="float" office:value="0.0601821" calcext:value-type="float">
            <text:p>0.0601821</text:p>
          </table:table-cell>
          <table:table-cell office:value-type="float" office:value="0.0969898" calcext:value-type="float">
            <text:p>0.0969898</text:p>
          </table:table-cell>
          <table:table-cell office:value-type="float" office:value="0.0589475" calcext:value-type="float">
            <text:p>0.0589475</text:p>
          </table:table-cell>
          <table:table-cell office:value-type="float" office:value="0.0582168" calcext:value-type="float">
            <text:p>0.0582168</text:p>
          </table:table-cell>
        </table:table-row>
        <table:table-row table:style-name="ro1">
          <table:table-cell office:value-type="float" office:value="0.071902" calcext:value-type="float">
            <text:p>0.071902</text:p>
          </table:table-cell>
          <table:table-cell office:value-type="float" office:value="0.0807822" calcext:value-type="float">
            <text:p>0.0807822</text:p>
          </table:table-cell>
          <table:table-cell office:value-type="float" office:value="0.10987" calcext:value-type="float">
            <text:p>0.10987</text:p>
          </table:table-cell>
          <table:table-cell office:value-type="float" office:value="0.0919079" calcext:value-type="float">
            <text:p>0.0919079</text:p>
          </table:table-cell>
          <table:table-cell office:value-type="float" office:value="0.0473438" calcext:value-type="float">
            <text:p>0.0473438</text:p>
          </table:table-cell>
          <table:table-cell office:value-type="float" office:value="0.102082" calcext:value-type="float">
            <text:p>0.102082</text:p>
          </table:table-cell>
          <table:table-cell office:value-type="float" office:value="0.060424" calcext:value-type="float">
            <text:p>0.060424</text:p>
          </table:table-cell>
          <table:table-cell office:value-type="float" office:value="0.07219" calcext:value-type="float">
            <text:p>0.07219</text:p>
          </table:table-cell>
        </table:table-row>
        <table:table-row table:style-name="ro1">
          <table:table-cell office:value-type="float" office:value="0.0830596" calcext:value-type="float">
            <text:p>0.0830596</text:p>
          </table:table-cell>
          <table:table-cell office:value-type="float" office:value="0.0875542" calcext:value-type="float">
            <text:p>0.0875542</text:p>
          </table:table-cell>
          <table:table-cell office:value-type="float" office:value="0.122721" calcext:value-type="float">
            <text:p>0.122721</text:p>
          </table:table-cell>
          <table:table-cell office:value-type="float" office:value="0.0877468" calcext:value-type="float">
            <text:p>0.0877468</text:p>
          </table:table-cell>
          <table:table-cell office:value-type="float" office:value="0.0592472" calcext:value-type="float">
            <text:p>0.0592472</text:p>
          </table:table-cell>
          <table:table-cell office:value-type="float" office:value="0.110263" calcext:value-type="float">
            <text:p>0.110263</text:p>
          </table:table-cell>
          <table:table-cell office:value-type="float" office:value="0.0740369" calcext:value-type="float">
            <text:p>0.0740369</text:p>
          </table:table-cell>
          <table:table-cell office:value-type="float" office:value="0.0746069" calcext:value-type="float">
            <text:p>0.0746069</text:p>
          </table:table-cell>
        </table:table-row>
        <table:table-row table:style-name="ro1">
          <table:table-cell office:value-type="float" office:value="0.0772007" calcext:value-type="float">
            <text:p>0.0772007</text:p>
          </table:table-cell>
          <table:table-cell office:value-type="float" office:value="0.0878522" calcext:value-type="float">
            <text:p>0.0878522</text:p>
          </table:table-cell>
          <table:table-cell office:value-type="float" office:value="0.118269" calcext:value-type="float">
            <text:p>0.118269</text:p>
          </table:table-cell>
          <table:table-cell office:value-type="float" office:value="0.0971266" calcext:value-type="float">
            <text:p>0.0971266</text:p>
          </table:table-cell>
          <table:table-cell office:value-type="float" office:value="0.0432627" calcext:value-type="float">
            <text:p>0.0432627</text:p>
          </table:table-cell>
          <table:table-cell office:value-type="float" office:value="0.111119" calcext:value-type="float">
            <text:p>0.111119</text:p>
          </table:table-cell>
          <table:table-cell office:value-type="float" office:value="0.0680249" calcext:value-type="float">
            <text:p>0.0680249</text:p>
          </table:table-cell>
          <table:table-cell office:value-type="float" office:value="0.096287" calcext:value-type="float">
            <text:p>0.096287</text:p>
          </table:table-cell>
        </table:table-row>
        <table:table-row table:style-name="ro1">
          <table:table-cell office:value-type="float" office:value="0.088229" calcext:value-type="float">
            <text:p>0.088229</text:p>
          </table:table-cell>
          <table:table-cell office:value-type="float" office:value="0.0819305" calcext:value-type="float">
            <text:p>0.0819305</text:p>
          </table:table-cell>
          <table:table-cell office:value-type="float" office:value="0.12004" calcext:value-type="float">
            <text:p>0.12004</text:p>
          </table:table-cell>
          <table:table-cell office:value-type="float" office:value="0.106587" calcext:value-type="float">
            <text:p>0.106587</text:p>
          </table:table-cell>
          <table:table-cell office:value-type="float" office:value="0.0544403" calcext:value-type="float">
            <text:p>0.0544403</text:p>
          </table:table-cell>
          <table:table-cell office:value-type="float" office:value="0.121546" calcext:value-type="float">
            <text:p>0.121546</text:p>
          </table:table-cell>
          <table:table-cell office:value-type="float" office:value="0.0708178" calcext:value-type="float">
            <text:p>0.0708178</text:p>
          </table:table-cell>
          <table:table-cell office:value-type="float" office:value="0.0829987" calcext:value-type="float">
            <text:p>0.0829987</text:p>
          </table:table-cell>
        </table:table-row>
        <table:table-row table:style-name="ro1">
          <table:table-cell office:value-type="float" office:value="0.0759223" calcext:value-type="float">
            <text:p>0.0759223</text:p>
          </table:table-cell>
          <table:table-cell office:value-type="float" office:value="0.0858278" calcext:value-type="float">
            <text:p>0.0858278</text:p>
          </table:table-cell>
          <table:table-cell office:value-type="float" office:value="0.130832" calcext:value-type="float">
            <text:p>0.130832</text:p>
          </table:table-cell>
          <table:table-cell office:value-type="float" office:value="0.120803" calcext:value-type="float">
            <text:p>0.120803</text:p>
          </table:table-cell>
          <table:table-cell office:value-type="float" office:value="0.0629687" calcext:value-type="float">
            <text:p>0.0629687</text:p>
          </table:table-cell>
          <table:table-cell office:value-type="float" office:value="0.11273" calcext:value-type="float">
            <text:p>0.11273</text:p>
          </table:table-cell>
          <table:table-cell office:value-type="float" office:value="0.0757837" calcext:value-type="float">
            <text:p>0.0757837</text:p>
          </table:table-cell>
          <table:table-cell office:value-type="float" office:value="0.088534" calcext:value-type="float">
            <text:p>0.088534</text:p>
          </table:table-cell>
        </table:table-row>
        <table:table-row table:style-name="ro1">
          <table:table-cell office:value-type="float" office:value="0.0919546" calcext:value-type="float">
            <text:p>0.0919546</text:p>
          </table:table-cell>
          <table:table-cell office:value-type="float" office:value="0.0906572" calcext:value-type="float">
            <text:p>0.0906572</text:p>
          </table:table-cell>
          <table:table-cell office:value-type="float" office:value="0.125541" calcext:value-type="float">
            <text:p>0.125541</text:p>
          </table:table-cell>
          <table:table-cell office:value-type="float" office:value="0.114178" calcext:value-type="float">
            <text:p>0.114178</text:p>
          </table:table-cell>
          <table:table-cell office:value-type="float" office:value="0.066039" calcext:value-type="float">
            <text:p>0.066039</text:p>
          </table:table-cell>
          <table:table-cell office:value-type="float" office:value="0.12291" calcext:value-type="float">
            <text:p>0.12291</text:p>
          </table:table-cell>
          <table:table-cell office:value-type="float" office:value="0.0762959" calcext:value-type="float">
            <text:p>0.0762959</text:p>
          </table:table-cell>
          <table:table-cell office:value-type="float" office:value="0.0787035" calcext:value-type="float">
            <text:p>0.0787035</text:p>
          </table:table-cell>
        </table:table-row>
        <table:table-row table:style-name="ro1">
          <table:table-cell office:value-type="float" office:value="0.0799163" calcext:value-type="float">
            <text:p>0.0799163</text:p>
          </table:table-cell>
          <table:table-cell office:value-type="float" office:value="0.098486" calcext:value-type="float">
            <text:p>0.098486</text:p>
          </table:table-cell>
          <table:table-cell office:value-type="float" office:value="0.113267" calcext:value-type="float">
            <text:p>0.113267</text:p>
          </table:table-cell>
          <table:table-cell office:value-type="float" office:value="0.126015" calcext:value-type="float">
            <text:p>0.126015</text:p>
          </table:table-cell>
          <table:table-cell office:value-type="float" office:value="0.0583416" calcext:value-type="float">
            <text:p>0.0583416</text:p>
          </table:table-cell>
          <table:table-cell office:value-type="float" office:value="0.117601" calcext:value-type="float">
            <text:p>0.117601</text:p>
          </table:table-cell>
          <table:table-cell office:value-type="float" office:value="0.0696001" calcext:value-type="float">
            <text:p>0.0696001</text:p>
          </table:table-cell>
          <table:table-cell office:value-type="float" office:value="0.075271" calcext:value-type="float">
            <text:p>0.075271</text:p>
          </table:table-cell>
        </table:table-row>
        <table:table-row table:style-name="ro1">
          <table:table-cell office:value-type="float" office:value="0.0838798" calcext:value-type="float">
            <text:p>0.0838798</text:p>
          </table:table-cell>
          <table:table-cell office:value-type="float" office:value="0.094709" calcext:value-type="float">
            <text:p>0.094709</text:p>
          </table:table-cell>
          <table:table-cell office:value-type="float" office:value="0.133519" calcext:value-type="float">
            <text:p>0.133519</text:p>
          </table:table-cell>
          <table:table-cell office:value-type="float" office:value="0.109987" calcext:value-type="float">
            <text:p>0.109987</text:p>
          </table:table-cell>
          <table:table-cell office:value-type="float" office:value="0.0608665" calcext:value-type="float">
            <text:p>0.0608665</text:p>
          </table:table-cell>
          <table:table-cell office:value-type="float" office:value="0.114048" calcext:value-type="float">
            <text:p>0.114048</text:p>
          </table:table-cell>
          <table:table-cell office:value-type="float" office:value="0.0766509" calcext:value-type="float">
            <text:p>0.0766509</text:p>
          </table:table-cell>
          <table:table-cell office:value-type="float" office:value="0.0865282" calcext:value-type="float">
            <text:p>0.0865282</text:p>
          </table:table-cell>
        </table:table-row>
        <table:table-row table:style-name="ro1">
          <table:table-cell office:value-type="float" office:value="0.0810282" calcext:value-type="float">
            <text:p>0.0810282</text:p>
          </table:table-cell>
          <table:table-cell office:value-type="float" office:value="0.0884923" calcext:value-type="float">
            <text:p>0.0884923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16243" calcext:value-type="float">
            <text:p>0.116243</text:p>
          </table:table-cell>
          <table:table-cell office:value-type="float" office:value="0.055056" calcext:value-type="float">
            <text:p>0.055056</text:p>
          </table:table-cell>
          <table:table-cell office:value-type="float" office:value="0.132439" calcext:value-type="float">
            <text:p>0.132439</text:p>
          </table:table-cell>
          <table:table-cell office:value-type="float" office:value="0.0784289" calcext:value-type="float">
            <text:p>0.0784289</text:p>
          </table:table-cell>
          <table:table-cell office:value-type="float" office:value="0.0954215" calcext:value-type="float">
            <text:p>0.0954215</text:p>
          </table:table-cell>
        </table:table-row>
        <table:table-row table:style-name="ro1">
          <table:table-cell office:value-type="float" office:value="0.0813209" calcext:value-type="float">
            <text:p>0.0813209</text:p>
          </table:table-cell>
          <table:table-cell office:value-type="float" office:value="0.0916623" calcext:value-type="float">
            <text:p>0.0916623</text:p>
          </table:table-cell>
          <table:table-cell office:value-type="float" office:value="0.126999" calcext:value-type="float">
            <text:p>0.126999</text:p>
          </table:table-cell>
          <table:table-cell office:value-type="float" office:value="0.117274" calcext:value-type="float">
            <text:p>0.117274</text:p>
          </table:table-cell>
          <table:table-cell office:value-type="float" office:value="0.0588087" calcext:value-type="float">
            <text:p>0.0588087</text:p>
          </table:table-cell>
          <table:table-cell office:value-type="float" office:value="0.128301" calcext:value-type="float">
            <text:p>0.128301</text:p>
          </table:table-cell>
          <table:table-cell office:value-type="float" office:value="0.0845549" calcext:value-type="float">
            <text:p>0.0845549</text:p>
          </table:table-cell>
          <table:table-cell office:value-type="float" office:value="0.0872569" calcext:value-type="float">
            <text:p>0.0872569</text:p>
          </table:table-cell>
        </table:table-row>
        <table:table-row table:style-name="ro1">
          <table:table-cell office:value-type="float" office:value="0.0763991" calcext:value-type="float">
            <text:p>0.0763991</text:p>
          </table:table-cell>
          <table:table-cell office:value-type="float" office:value="0.102292" calcext:value-type="float">
            <text:p>0.102292</text:p>
          </table:table-cell>
          <table:table-cell office:value-type="float" office:value="0.131575" calcext:value-type="float">
            <text:p>0.131575</text:p>
          </table:table-cell>
          <table:table-cell office:value-type="float" office:value="0.116064" calcext:value-type="float">
            <text:p>0.116064</text:p>
          </table:table-cell>
          <table:table-cell office:value-type="float" office:value="0.0519764" calcext:value-type="float">
            <text:p>0.0519764</text:p>
          </table:table-cell>
          <table:table-cell office:value-type="float" office:value="0.130799" calcext:value-type="float">
            <text:p>0.130799</text:p>
          </table:table-cell>
          <table:table-cell office:value-type="float" office:value="0.0766872" calcext:value-type="float">
            <text:p>0.0766872</text:p>
          </table:table-cell>
          <table:table-cell office:value-type="float" office:value="0.0831108" calcext:value-type="float">
            <text:p>0.0831108</text:p>
          </table:table-cell>
        </table:table-row>
        <table:table-row table:style-name="ro1">
          <table:table-cell office:value-type="float" office:value="0.0835966" calcext:value-type="float">
            <text:p>0.0835966</text:p>
          </table:table-cell>
          <table:table-cell office:value-type="float" office:value="0.0978748" calcext:value-type="float">
            <text:p>0.0978748</text:p>
          </table:table-cell>
          <table:table-cell office:value-type="float" office:value="0.129131" calcext:value-type="float">
            <text:p>0.129131</text:p>
          </table:table-cell>
          <table:table-cell office:value-type="float" office:value="0.124966" calcext:value-type="float">
            <text:p>0.124966</text:p>
          </table:table-cell>
          <table:table-cell office:value-type="float" office:value="0.0615342" calcext:value-type="float">
            <text:p>0.0615342</text:p>
          </table:table-cell>
          <table:table-cell office:value-type="float" office:value="0.120312" calcext:value-type="float">
            <text:p>0.120312</text:p>
          </table:table-cell>
          <table:table-cell office:value-type="float" office:value="0.0803782" calcext:value-type="float">
            <text:p>0.0803782</text:p>
          </table:table-cell>
          <table:table-cell office:value-type="float" office:value="0.0902179" calcext:value-type="float">
            <text:p>0.0902179</text:p>
          </table:table-cell>
        </table:table-row>
        <table:table-row table:style-name="ro1">
          <table:table-cell office:value-type="float" office:value="0.0739284" calcext:value-type="float">
            <text:p>0.0739284</text:p>
          </table:table-cell>
          <table:table-cell office:value-type="float" office:value="0.101533" calcext:value-type="float">
            <text:p>0.101533</text:p>
          </table:table-cell>
          <table:table-cell office:value-type="float" office:value="0.131152" calcext:value-type="float">
            <text:p>0.131152</text:p>
          </table:table-cell>
          <table:table-cell office:value-type="float" office:value="0.115327" calcext:value-type="float">
            <text:p>0.115327</text:p>
          </table:table-cell>
          <table:table-cell office:value-type="float" office:value="0.0655283" calcext:value-type="float">
            <text:p>0.0655283</text:p>
          </table:table-cell>
          <table:table-cell office:value-type="float" office:value="0.123239" calcext:value-type="float">
            <text:p>0.123239</text:p>
          </table:table-cell>
          <table:table-cell office:value-type="float" office:value="0.0723048" calcext:value-type="float">
            <text:p>0.0723048</text:p>
          </table:table-cell>
          <table:table-cell office:value-type="float" office:value="0.0845971" calcext:value-type="float">
            <text:p>0.0845971</text:p>
          </table:table-cell>
        </table:table-row>
        <table:table-row table:style-name="ro1">
          <table:table-cell office:value-type="float" office:value="0.0893638" calcext:value-type="float">
            <text:p>0.0893638</text:p>
          </table:table-cell>
          <table:table-cell office:value-type="float" office:value="0.0969685" calcext:value-type="float">
            <text:p>0.0969685</text:p>
          </table:table-cell>
          <table:table-cell office:value-type="float" office:value="0.133148" calcext:value-type="float">
            <text:p>0.133148</text:p>
          </table:table-cell>
          <table:table-cell office:value-type="float" office:value="0.11724" calcext:value-type="float">
            <text:p>0.11724</text:p>
          </table:table-cell>
          <table:table-cell office:value-type="float" office:value="0.0546849" calcext:value-type="float">
            <text:p>0.0546849</text:p>
          </table:table-cell>
          <table:table-cell office:value-type="float" office:value="0.123251" calcext:value-type="float">
            <text:p>0.123251</text:p>
          </table:table-cell>
          <table:table-cell office:value-type="float" office:value="0.0755772" calcext:value-type="float">
            <text:p>0.0755772</text:p>
          </table:table-cell>
          <table:table-cell office:value-type="float" office:value="0.094443" calcext:value-type="float">
            <text:p>0.094443</text:p>
          </table:table-cell>
        </table:table-row>
        <table:table-row table:style-name="ro1">
          <table:table-cell office:value-type="float" office:value="0.07466" calcext:value-type="float">
            <text:p>0.07466</text:p>
          </table:table-cell>
          <table:table-cell office:value-type="float" office:value="0.088481" calcext:value-type="float">
            <text:p>0.088481</text:p>
          </table:table-cell>
          <table:table-cell office:value-type="float" office:value="0.136458" calcext:value-type="float">
            <text:p>0.136458</text:p>
          </table:table-cell>
          <table:table-cell office:value-type="float" office:value="0.119516" calcext:value-type="float">
            <text:p>0.119516</text:p>
          </table:table-cell>
          <table:table-cell office:value-type="float" office:value="0.0679585" calcext:value-type="float">
            <text:p>0.0679585</text:p>
          </table:table-cell>
          <table:table-cell office:value-type="float" office:value="0.114917" calcext:value-type="float">
            <text:p>0.114917</text:p>
          </table:table-cell>
          <table:table-cell office:value-type="float" office:value="0.0829267" calcext:value-type="float">
            <text:p>0.0829267</text:p>
          </table:table-cell>
          <table:table-cell office:value-type="float" office:value="0.087236" calcext:value-type="float">
            <text:p>0.087236</text:p>
          </table:table-cell>
        </table:table-row>
        <table:table-row table:style-name="ro1">
          <table:table-cell office:value-type="float" office:value="0.0825366" calcext:value-type="float">
            <text:p>0.0825366</text:p>
          </table:table-cell>
          <table:table-cell office:value-type="float" office:value="0.0918539" calcext:value-type="float">
            <text:p>0.0918539</text:p>
          </table:table-cell>
          <table:table-cell office:value-type="float" office:value="0.140046" calcext:value-type="float">
            <text:p>0.140046</text:p>
          </table:table-cell>
          <table:table-cell office:value-type="float" office:value="0.118609" calcext:value-type="float">
            <text:p>0.118609</text:p>
          </table:table-cell>
          <table:table-cell office:value-type="float" office:value="0.0560513" calcext:value-type="float">
            <text:p>0.0560513</text:p>
          </table:table-cell>
          <table:table-cell office:value-type="float" office:value="0.12" calcext:value-type="float">
            <text:p>0.12</text:p>
          </table:table-cell>
          <table:table-cell office:value-type="float" office:value="0.0807922" calcext:value-type="float">
            <text:p>0.0807922</text:p>
          </table:table-cell>
          <table:table-cell office:value-type="float" office:value="0.0855163" calcext:value-type="float">
            <text:p>0.0855163</text:p>
          </table:table-cell>
        </table:table-row>
        <table:table-row table:style-name="ro1">
          <table:table-cell office:value-type="float" office:value="0.0860443" calcext:value-type="float">
            <text:p>0.0860443</text:p>
          </table:table-cell>
          <table:table-cell office:value-type="float" office:value="0.0865656" calcext:value-type="float">
            <text:p>0.0865656</text:p>
          </table:table-cell>
          <table:table-cell office:value-type="float" office:value="0.132625" calcext:value-type="float">
            <text:p>0.132625</text:p>
          </table:table-cell>
          <table:table-cell office:value-type="float" office:value="0.111442" calcext:value-type="float">
            <text:p>0.111442</text:p>
          </table:table-cell>
          <table:table-cell office:value-type="float" office:value="0.0525976" calcext:value-type="float">
            <text:p>0.0525976</text:p>
          </table:table-cell>
          <table:table-cell office:value-type="float" office:value="0.126888" calcext:value-type="float">
            <text:p>0.126888</text:p>
          </table:table-cell>
          <table:table-cell office:value-type="float" office:value="0.069209" calcext:value-type="float">
            <text:p>0.069209</text:p>
          </table:table-cell>
          <table:table-cell office:value-type="float" office:value="0.0856841" calcext:value-type="float">
            <text:p>0.0856841</text:p>
          </table:table-cell>
        </table:table-row>
        <table:table-row table:style-name="ro1">
          <table:table-cell office:value-type="float" office:value="0.0799166" calcext:value-type="float">
            <text:p>0.0799166</text:p>
          </table:table-cell>
          <table:table-cell office:value-type="float" office:value="0.0897771" calcext:value-type="float">
            <text:p>0.0897771</text:p>
          </table:table-cell>
          <table:table-cell office:value-type="float" office:value="0.125536" calcext:value-type="float">
            <text:p>0.125536</text:p>
          </table:table-cell>
          <table:table-cell office:value-type="float" office:value="0.111098" calcext:value-type="float">
            <text:p>0.111098</text:p>
          </table:table-cell>
          <table:table-cell office:value-type="float" office:value="0.0586956" calcext:value-type="float">
            <text:p>0.0586956</text:p>
          </table:table-cell>
          <table:table-cell office:value-type="float" office:value="0.126955" calcext:value-type="float">
            <text:p>0.126955</text:p>
          </table:table-cell>
          <table:table-cell office:value-type="float" office:value="0.0750181" calcext:value-type="float">
            <text:p>0.0750181</text:p>
          </table:table-cell>
          <table:table-cell office:value-type="float" office:value="0.0986721" calcext:value-type="float">
            <text:p>0.0986721</text:p>
          </table:table-cell>
        </table:table-row>
        <table:table-row table:style-name="ro1">
          <table:table-cell office:value-type="float" office:value="0.0829123" calcext:value-type="float">
            <text:p>0.0829123</text:p>
          </table:table-cell>
          <table:table-cell office:value-type="float" office:value="0.094216" calcext:value-type="float">
            <text:p>0.094216</text:p>
          </table:table-cell>
          <table:table-cell office:value-type="float" office:value="0.127644" calcext:value-type="float">
            <text:p>0.127644</text:p>
          </table:table-cell>
          <table:table-cell office:value-type="float" office:value="0.116776" calcext:value-type="float">
            <text:p>0.116776</text:p>
          </table:table-cell>
          <table:table-cell office:value-type="float" office:value="0.0620374" calcext:value-type="float">
            <text:p>0.0620374</text:p>
          </table:table-cell>
          <table:table-cell office:value-type="float" office:value="0.115639" calcext:value-type="float">
            <text:p>0.115639</text:p>
          </table:table-cell>
          <table:table-cell office:value-type="float" office:value="0.0851661" calcext:value-type="float">
            <text:p>0.0851661</text:p>
          </table:table-cell>
          <table:table-cell office:value-type="float" office:value="0.0775087" calcext:value-type="float">
            <text:p>0.0775087</text:p>
          </table:table-cell>
        </table:table-row>
        <table:table-row table:style-name="ro1">
          <table:table-cell office:value-type="float" office:value="0.073092" calcext:value-type="float">
            <text:p>0.073092</text:p>
          </table:table-cell>
          <table:table-cell office:value-type="float" office:value="0.0715039" calcext:value-type="float">
            <text:p>0.0715039</text:p>
          </table:table-cell>
          <table:table-cell office:value-type="float" office:value="0.121557" calcext:value-type="float">
            <text:p>0.121557</text:p>
          </table:table-cell>
          <table:table-cell office:value-type="float" office:value="0.117752" calcext:value-type="float">
            <text:p>0.117752</text:p>
          </table:table-cell>
          <table:table-cell office:value-type="float" office:value="0.0586666" calcext:value-type="float">
            <text:p>0.0586666</text:p>
          </table:table-cell>
          <table:table-cell office:value-type="float" office:value="0.12902" calcext:value-type="float">
            <text:p>0.12902</text:p>
          </table:table-cell>
          <table:table-cell office:value-type="float" office:value="0.0801212" calcext:value-type="float">
            <text:p>0.0801212</text:p>
          </table:table-cell>
          <table:table-cell office:value-type="float" office:value="0.0853762" calcext:value-type="float">
            <text:p>0.0853762</text:p>
          </table:table-cell>
        </table:table-row>
        <table:table-row table:style-name="ro1">
          <table:table-cell office:value-type="float" office:value="0.0668223" calcext:value-type="float">
            <text:p>0.0668223</text:p>
          </table:table-cell>
          <table:table-cell office:value-type="float" office:value="0.0841101" calcext:value-type="float">
            <text:p>0.0841101</text:p>
          </table:table-cell>
          <table:table-cell office:value-type="float" office:value="0.126528" calcext:value-type="float">
            <text:p>0.126528</text:p>
          </table:table-cell>
          <table:table-cell office:value-type="float" office:value="0.102713" calcext:value-type="float">
            <text:p>0.102713</text:p>
          </table:table-cell>
          <table:table-cell office:value-type="float" office:value="0.0484665" calcext:value-type="float">
            <text:p>0.0484665</text:p>
          </table:table-cell>
          <table:table-cell office:value-type="float" office:value="0.127375" calcext:value-type="float">
            <text:p>0.127375</text:p>
          </table:table-cell>
          <table:table-cell office:value-type="float" office:value="0.0630229" calcext:value-type="float">
            <text:p>0.0630229</text:p>
          </table:table-cell>
          <table:table-cell office:value-type="float" office:value="0.0795652" calcext:value-type="float">
            <text:p>0.0795652</text:p>
          </table:table-cell>
        </table:table-row>
        <table:table-row table:style-name="ro1">
          <table:table-cell office:value-type="float" office:value="0.0732469" calcext:value-type="float">
            <text:p>0.0732469</text:p>
          </table:table-cell>
          <table:table-cell office:value-type="float" office:value="0.0776768" calcext:value-type="float">
            <text:p>0.0776768</text:p>
          </table:table-cell>
          <table:table-cell office:value-type="float" office:value="0.118855" calcext:value-type="float">
            <text:p>0.118855</text:p>
          </table:table-cell>
          <table:table-cell office:value-type="float" office:value="0.095583" calcext:value-type="float">
            <text:p>0.095583</text:p>
          </table:table-cell>
          <table:table-cell office:value-type="float" office:value="0.0515385" calcext:value-type="float">
            <text:p>0.0515385</text:p>
          </table:table-cell>
          <table:table-cell office:value-type="float" office:value="0.109684" calcext:value-type="float">
            <text:p>0.109684</text:p>
          </table:table-cell>
          <table:table-cell office:value-type="float" office:value="0.0704033" calcext:value-type="float">
            <text:p>0.0704033</text:p>
          </table:table-cell>
          <table:table-cell office:value-type="float" office:value="0.0719333" calcext:value-type="float">
            <text:p>0.0719333</text:p>
          </table:table-cell>
        </table:table-row>
        <table:table-row table:style-name="ro1">
          <table:table-cell office:value-type="float" office:value="0.0528359" calcext:value-type="float">
            <text:p>0.0528359</text:p>
          </table:table-cell>
          <table:table-cell office:value-type="float" office:value="0.0776804" calcext:value-type="float">
            <text:p>0.0776804</text:p>
          </table:table-cell>
          <table:table-cell office:value-type="float" office:value="0.0979325" calcext:value-type="float">
            <text:p>0.0979325</text:p>
          </table:table-cell>
          <table:table-cell office:value-type="float" office:value="0.0938479" calcext:value-type="float">
            <text:p>0.0938479</text:p>
          </table:table-cell>
          <table:table-cell office:value-type="float" office:value="0.0490788" calcext:value-type="float">
            <text:p>0.0490788</text:p>
          </table:table-cell>
          <table:table-cell office:value-type="float" office:value="0.0963808" calcext:value-type="float">
            <text:p>0.0963808</text:p>
          </table:table-cell>
          <table:table-cell office:value-type="float" office:value="0.066986" calcext:value-type="float">
            <text:p>0.066986</text:p>
          </table:table-cell>
          <table:table-cell office:value-type="float" office:value="0.0730877" calcext:value-type="float">
            <text:p>0.0730877</text:p>
          </table:table-cell>
        </table:table-row>
        <table:table-row table:style-name="ro1">
          <table:table-cell office:value-type="float" office:value="0.0521843" calcext:value-type="float">
            <text:p>0.0521843</text:p>
          </table:table-cell>
          <table:table-cell office:value-type="float" office:value="0.0561264" calcext:value-type="float">
            <text:p>0.0561264</text:p>
          </table:table-cell>
          <table:table-cell office:value-type="float" office:value="0.0899763" calcext:value-type="float">
            <text:p>0.0899763</text:p>
          </table:table-cell>
          <table:table-cell office:value-type="float" office:value="0.0895542" calcext:value-type="float">
            <text:p>0.0895542</text:p>
          </table:table-cell>
          <table:table-cell office:value-type="float" office:value="0.0514173" calcext:value-type="float">
            <text:p>0.0514173</text:p>
          </table:table-cell>
          <table:table-cell office:value-type="float" office:value="0.0964775" calcext:value-type="float">
            <text:p>0.0964775</text:p>
          </table:table-cell>
          <table:table-cell office:value-type="float" office:value="0.0562388" calcext:value-type="float">
            <text:p>0.0562388</text:p>
          </table:table-cell>
          <table:table-cell office:value-type="float" office:value="0.0746682" calcext:value-type="float">
            <text:p>0.0746682</text:p>
          </table:table-cell>
        </table:table-row>
        <table:table-row table:style-name="ro1">
          <table:table-cell office:value-type="float" office:value="0.0726398" calcext:value-type="float">
            <text:p>0.0726398</text:p>
          </table:table-cell>
          <table:table-cell office:value-type="float" office:value="0.0580914" calcext:value-type="float">
            <text:p>0.0580914</text:p>
          </table:table-cell>
          <table:table-cell office:value-type="float" office:value="0.121326" calcext:value-type="float">
            <text:p>0.121326</text:p>
          </table:table-cell>
          <table:table-cell office:value-type="float" office:value="0.086912" calcext:value-type="float">
            <text:p>0.086912</text:p>
          </table:table-cell>
          <table:table-cell office:value-type="float" office:value="0.0637134" calcext:value-type="float">
            <text:p>0.0637134</text:p>
          </table:table-cell>
          <table:table-cell office:value-type="float" office:value="0.09552" calcext:value-type="float">
            <text:p>0.09552</text:p>
          </table:table-cell>
          <table:table-cell office:value-type="float" office:value="0.0688377" calcext:value-type="float">
            <text:p>0.0688377</text:p>
          </table:table-cell>
          <table:table-cell office:value-type="float" office:value="0.0633907" calcext:value-type="float">
            <text:p>0.0633907</text:p>
          </table:table-cell>
        </table:table-row>
        <table:table-row table:style-name="ro1">
          <table:table-cell office:value-type="float" office:value="0.0636267" calcext:value-type="float">
            <text:p>0.0636267</text:p>
          </table:table-cell>
          <table:table-cell office:value-type="float" office:value="0.0769435" calcext:value-type="float">
            <text:p>0.0769435</text:p>
          </table:table-cell>
          <table:table-cell office:value-type="float" office:value="0.0912634" calcext:value-type="float">
            <text:p>0.0912634</text:p>
          </table:table-cell>
          <table:table-cell office:value-type="float" office:value="0.096698" calcext:value-type="float">
            <text:p>0.096698</text:p>
          </table:table-cell>
          <table:table-cell office:value-type="float" office:value="0.0522961" calcext:value-type="float">
            <text:p>0.0522961</text:p>
          </table:table-cell>
          <table:table-cell office:value-type="float" office:value="0.104341" calcext:value-type="float">
            <text:p>0.104341</text:p>
          </table:table-cell>
          <table:table-cell office:value-type="float" office:value="0.0545003" calcext:value-type="float">
            <text:p>0.0545003</text:p>
          </table:table-cell>
          <table:table-cell office:value-type="float" office:value="0.0620398" calcext:value-type="float">
            <text:p>0.0620398</text:p>
          </table:table-cell>
        </table:table-row>
        <table:table-row table:style-name="ro1">
          <table:table-cell office:value-type="float" office:value="0.06559" calcext:value-type="float">
            <text:p>0.06559</text:p>
          </table:table-cell>
          <table:table-cell office:value-type="float" office:value="0.0641684" calcext:value-type="float">
            <text:p>0.0641684</text:p>
          </table:table-cell>
          <table:table-cell office:value-type="float" office:value="0.0943176" calcext:value-type="float">
            <text:p>0.0943176</text:p>
          </table:table-cell>
          <table:table-cell office:value-type="float" office:value="0.0867537" calcext:value-type="float">
            <text:p>0.0867537</text:p>
          </table:table-cell>
          <table:table-cell office:value-type="float" office:value="0.0517424" calcext:value-type="float">
            <text:p>0.0517424</text:p>
          </table:table-cell>
          <table:table-cell office:value-type="float" office:value="0.115173" calcext:value-type="float">
            <text:p>0.115173</text:p>
          </table:table-cell>
          <table:table-cell office:value-type="float" office:value="0.0588783" calcext:value-type="float">
            <text:p>0.0588783</text:p>
          </table:table-cell>
          <table:table-cell office:value-type="float" office:value="0.0643161" calcext:value-type="float">
            <text:p>0.0643161</text:p>
          </table:table-cell>
        </table:table-row>
        <table:table-row table:style-name="ro1">
          <table:table-cell office:value-type="float" office:value="0.0790667" calcext:value-type="float">
            <text:p>0.0790667</text:p>
          </table:table-cell>
          <table:table-cell office:value-type="float" office:value="0.079699" calcext:value-type="float">
            <text:p>0.079699</text:p>
          </table:table-cell>
          <table:table-cell office:value-type="float" office:value="0.102359" calcext:value-type="float">
            <text:p>0.102359</text:p>
          </table:table-cell>
          <table:table-cell office:value-type="float" office:value="0.0766903" calcext:value-type="float">
            <text:p>0.0766903</text:p>
          </table:table-cell>
          <table:table-cell office:value-type="float" office:value="0.0513974" calcext:value-type="float">
            <text:p>0.0513974</text:p>
          </table:table-cell>
          <table:table-cell office:value-type="float" office:value="0.0940508" calcext:value-type="float">
            <text:p>0.0940508</text:p>
          </table:table-cell>
          <table:table-cell office:value-type="float" office:value="0.0678086" calcext:value-type="float">
            <text:p>0.0678086</text:p>
          </table:table-cell>
          <table:table-cell office:value-type="float" office:value="0.0800158" calcext:value-type="float">
            <text:p>0.0800158</text:p>
          </table:table-cell>
        </table:table-row>
        <table:table-row table:style-name="ro1">
          <table:table-cell office:value-type="float" office:value="0.0739085" calcext:value-type="float">
            <text:p>0.0739085</text:p>
          </table:table-cell>
          <table:table-cell office:value-type="float" office:value="0.0695175" calcext:value-type="float">
            <text:p>0.0695175</text:p>
          </table:table-cell>
          <table:table-cell office:value-type="float" office:value="0.109227" calcext:value-type="float">
            <text:p>0.109227</text:p>
          </table:table-cell>
          <table:table-cell office:value-type="float" office:value="0.0921289" calcext:value-type="float">
            <text:p>0.0921289</text:p>
          </table:table-cell>
          <table:table-cell office:value-type="float" office:value="0.0398006" calcext:value-type="float">
            <text:p>0.0398006</text:p>
          </table:table-cell>
          <table:table-cell office:value-type="float" office:value="0.108121" calcext:value-type="float">
            <text:p>0.108121</text:p>
          </table:table-cell>
          <table:table-cell office:value-type="float" office:value="0.0589257" calcext:value-type="float">
            <text:p>0.0589257</text:p>
          </table:table-cell>
          <table:table-cell office:value-type="float" office:value="0.0603135" calcext:value-type="float">
            <text:p>0.0603135</text:p>
          </table:table-cell>
        </table:table-row>
        <table:table-row table:style-name="ro1">
          <table:table-cell office:value-type="float" office:value="0.0705842" calcext:value-type="float">
            <text:p>0.0705842</text:p>
          </table:table-cell>
          <table:table-cell office:value-type="float" office:value="0.0715398" calcext:value-type="float">
            <text:p>0.0715398</text:p>
          </table:table-cell>
          <table:table-cell office:value-type="float" office:value="0.107824" calcext:value-type="float">
            <text:p>0.107824</text:p>
          </table:table-cell>
          <table:table-cell office:value-type="float" office:value="0.0911479" calcext:value-type="float">
            <text:p>0.0911479</text:p>
          </table:table-cell>
          <table:table-cell office:value-type="float" office:value="0.0476489" calcext:value-type="float">
            <text:p>0.0476489</text:p>
          </table:table-cell>
          <table:table-cell office:value-type="float" office:value="0.103433" calcext:value-type="float">
            <text:p>0.103433</text:p>
          </table:table-cell>
          <table:table-cell office:value-type="float" office:value="0.0616655" calcext:value-type="float">
            <text:p>0.0616655</text:p>
          </table:table-cell>
          <table:table-cell office:value-type="float" office:value="0.0884138" calcext:value-type="float">
            <text:p>0.0884138</text:p>
          </table:table-cell>
        </table:table-row>
        <table:table-row table:style-name="ro1">
          <table:table-cell office:value-type="float" office:value="0.0889783" calcext:value-type="float">
            <text:p>0.0889783</text:p>
          </table:table-cell>
          <table:table-cell office:value-type="float" office:value="0.0809999" calcext:value-type="float">
            <text:p>0.0809999</text:p>
          </table:table-cell>
          <table:table-cell office:value-type="float" office:value="0.110904" calcext:value-type="float">
            <text:p>0.110904</text:p>
          </table:table-cell>
          <table:table-cell office:value-type="float" office:value="0.0866609" calcext:value-type="float">
            <text:p>0.0866609</text:p>
          </table:table-cell>
          <table:table-cell office:value-type="float" office:value="0.0458965" calcext:value-type="float">
            <text:p>0.0458965</text:p>
          </table:table-cell>
          <table:table-cell office:value-type="float" office:value="0.103546" calcext:value-type="float">
            <text:p>0.103546</text:p>
          </table:table-cell>
          <table:table-cell office:value-type="float" office:value="0.0843997" calcext:value-type="float">
            <text:p>0.0843997</text:p>
          </table:table-cell>
          <table:table-cell office:value-type="float" office:value="0.083463" calcext:value-type="float">
            <text:p>0.083463</text:p>
          </table:table-cell>
        </table:table-row>
        <table:table-row table:style-name="ro1">
          <table:table-cell office:value-type="float" office:value="0.0769951" calcext:value-type="float">
            <text:p>0.0769951</text:p>
          </table:table-cell>
          <table:table-cell office:value-type="float" office:value="0.0835627" calcext:value-type="float">
            <text:p>0.0835627</text:p>
          </table:table-cell>
          <table:table-cell office:value-type="float" office:value="0.122443" calcext:value-type="float">
            <text:p>0.122443</text:p>
          </table:table-cell>
          <table:table-cell office:value-type="float" office:value="0.0969522" calcext:value-type="float">
            <text:p>0.0969522</text:p>
          </table:table-cell>
          <table:table-cell office:value-type="float" office:value="0.0509658" calcext:value-type="float">
            <text:p>0.0509658</text:p>
          </table:table-cell>
          <table:table-cell office:value-type="float" office:value="0.120573" calcext:value-type="float">
            <text:p>0.120573</text:p>
          </table:table-cell>
          <table:table-cell office:value-type="float" office:value="0.0634084" calcext:value-type="float">
            <text:p>0.0634084</text:p>
          </table:table-cell>
          <table:table-cell office:value-type="float" office:value="0.0690385" calcext:value-type="float">
            <text:p>0.0690385</text:p>
          </table:table-cell>
        </table:table-row>
        <table:table-row table:style-name="ro1">
          <table:table-cell office:value-type="float" office:value="0.0790307" calcext:value-type="float">
            <text:p>0.0790307</text:p>
          </table:table-cell>
          <table:table-cell office:value-type="float" office:value="0.0838892" calcext:value-type="float">
            <text:p>0.0838892</text:p>
          </table:table-cell>
          <table:table-cell office:value-type="float" office:value="0.122338" calcext:value-type="float">
            <text:p>0.122338</text:p>
          </table:table-cell>
          <table:table-cell office:value-type="float" office:value="0.100898" calcext:value-type="float">
            <text:p>0.100898</text:p>
          </table:table-cell>
          <table:table-cell office:value-type="float" office:value="0.0524127" calcext:value-type="float">
            <text:p>0.0524127</text:p>
          </table:table-cell>
          <table:table-cell office:value-type="float" office:value="0.117769" calcext:value-type="float">
            <text:p>0.117769</text:p>
          </table:table-cell>
          <table:table-cell office:value-type="float" office:value="0.0695581" calcext:value-type="float">
            <text:p>0.0695581</text:p>
          </table:table-cell>
          <table:table-cell office:value-type="float" office:value="0.086478" calcext:value-type="float">
            <text:p>0.086478</text:p>
          </table:table-cell>
        </table:table-row>
        <table:table-row table:style-name="ro1">
          <table:table-cell office:value-type="float" office:value="0.0796839" calcext:value-type="float">
            <text:p>0.0796839</text:p>
          </table:table-cell>
          <table:table-cell office:value-type="float" office:value="0.0816973" calcext:value-type="float">
            <text:p>0.0816973</text:p>
          </table:table-cell>
          <table:table-cell office:value-type="float" office:value="0.123919" calcext:value-type="float">
            <text:p>0.123919</text:p>
          </table:table-cell>
          <table:table-cell office:value-type="float" office:value="0.11299" calcext:value-type="float">
            <text:p>0.11299</text:p>
          </table:table-cell>
          <table:table-cell office:value-type="float" office:value="0.0639608" calcext:value-type="float">
            <text:p>0.0639608</text:p>
          </table:table-cell>
          <table:table-cell office:value-type="float" office:value="0.118369" calcext:value-type="float">
            <text:p>0.118369</text:p>
          </table:table-cell>
          <table:table-cell office:value-type="float" office:value="0.0646554" calcext:value-type="float">
            <text:p>0.0646554</text:p>
          </table:table-cell>
          <table:table-cell office:value-type="float" office:value="0.0743765" calcext:value-type="float">
            <text:p>0.0743765</text:p>
          </table:table-cell>
        </table:table-row>
        <table:table-row table:style-name="ro1">
          <table:table-cell office:value-type="float" office:value="0.0824236" calcext:value-type="float">
            <text:p>0.0824236</text:p>
          </table:table-cell>
          <table:table-cell office:value-type="float" office:value="0.0829201" calcext:value-type="float">
            <text:p>0.0829201</text:p>
          </table:table-cell>
          <table:table-cell office:value-type="float" office:value="0.121353" calcext:value-type="float">
            <text:p>0.121353</text:p>
          </table:table-cell>
          <table:table-cell office:value-type="float" office:value="0.110711" calcext:value-type="float">
            <text:p>0.110711</text:p>
          </table:table-cell>
          <table:table-cell office:value-type="float" office:value="0.0617435" calcext:value-type="float">
            <text:p>0.0617435</text:p>
          </table:table-cell>
          <table:table-cell office:value-type="float" office:value="0.113066" calcext:value-type="float">
            <text:p>0.113066</text:p>
          </table:table-cell>
          <table:table-cell office:value-type="float" office:value="0.0789062" calcext:value-type="float">
            <text:p>0.0789062</text:p>
          </table:table-cell>
          <table:table-cell office:value-type="float" office:value="0.091186" calcext:value-type="float">
            <text:p>0.091186</text:p>
          </table:table-cell>
        </table:table-row>
        <table:table-row table:style-name="ro1">
          <table:table-cell office:value-type="float" office:value="0.0699954" calcext:value-type="float">
            <text:p>0.0699954</text:p>
          </table:table-cell>
          <table:table-cell office:value-type="float" office:value="0.0821679" calcext:value-type="float">
            <text:p>0.0821679</text:p>
          </table:table-cell>
          <table:table-cell office:value-type="float" office:value="0.122961" calcext:value-type="float">
            <text:p>0.122961</text:p>
          </table:table-cell>
          <table:table-cell office:value-type="float" office:value="0.113651" calcext:value-type="float">
            <text:p>0.113651</text:p>
          </table:table-cell>
          <table:table-cell office:value-type="float" office:value="0.0573891" calcext:value-type="float">
            <text:p>0.0573891</text:p>
          </table:table-cell>
          <table:table-cell office:value-type="float" office:value="0.12665" calcext:value-type="float">
            <text:p>0.12665</text:p>
          </table:table-cell>
          <table:table-cell office:value-type="float" office:value="0.08263" calcext:value-type="float">
            <text:p>0.08263</text:p>
          </table:table-cell>
          <table:table-cell office:value-type="float" office:value="0.0880426" calcext:value-type="float">
            <text:p>0.0880426</text:p>
          </table:table-cell>
        </table:table-row>
        <table:table-row table:style-name="ro1">
          <table:table-cell office:value-type="float" office:value="0.0777733" calcext:value-type="float">
            <text:p>0.0777733</text:p>
          </table:table-cell>
          <table:table-cell office:value-type="float" office:value="0.0941029" calcext:value-type="float">
            <text:p>0.0941029</text:p>
          </table:table-cell>
          <table:table-cell office:value-type="float" office:value="0.125931" calcext:value-type="float">
            <text:p>0.125931</text:p>
          </table:table-cell>
          <table:table-cell office:value-type="float" office:value="0.119879" calcext:value-type="float">
            <text:p>0.119879</text:p>
          </table:table-cell>
          <table:table-cell office:value-type="float" office:value="0.0550156" calcext:value-type="float">
            <text:p>0.0550156</text:p>
          </table:table-cell>
          <table:table-cell office:value-type="float" office:value="0.117084" calcext:value-type="float">
            <text:p>0.117084</text:p>
          </table:table-cell>
          <table:table-cell office:value-type="float" office:value="0.0735703" calcext:value-type="float">
            <text:p>0.0735703</text:p>
          </table:table-cell>
          <table:table-cell office:value-type="float" office:value="0.0945195" calcext:value-type="float">
            <text:p>0.0945195</text:p>
          </table:table-cell>
        </table:table-row>
        <table:table-row table:style-name="ro1">
          <table:table-cell office:value-type="float" office:value="0.0728947" calcext:value-type="float">
            <text:p>0.0728947</text:p>
          </table:table-cell>
          <table:table-cell office:value-type="float" office:value="0.102682" calcext:value-type="float">
            <text:p>0.102682</text:p>
          </table:table-cell>
          <table:table-cell office:value-type="float" office:value="0.129051" calcext:value-type="float">
            <text:p>0.129051</text:p>
          </table:table-cell>
          <table:table-cell office:value-type="float" office:value="0.123432" calcext:value-type="float">
            <text:p>0.123432</text:p>
          </table:table-cell>
          <table:table-cell office:value-type="float" office:value="0.05588" calcext:value-type="float">
            <text:p>0.05588</text:p>
          </table:table-cell>
          <table:table-cell office:value-type="float" office:value="0.113515" calcext:value-type="float">
            <text:p>0.113515</text:p>
          </table:table-cell>
          <table:table-cell office:value-type="float" office:value="0.0728159" calcext:value-type="float">
            <text:p>0.0728159</text:p>
          </table:table-cell>
          <table:table-cell office:value-type="float" office:value="0.0900108" calcext:value-type="float">
            <text:p>0.0900108</text:p>
          </table:table-cell>
        </table:table-row>
        <table:table-row table:style-name="ro1">
          <table:table-cell office:value-type="float" office:value="0.0847401" calcext:value-type="float">
            <text:p>0.0847401</text:p>
          </table:table-cell>
          <table:table-cell office:value-type="float" office:value="0.0924966" calcext:value-type="float">
            <text:p>0.0924966</text:p>
          </table:table-cell>
          <table:table-cell office:value-type="float" office:value="0.128346" calcext:value-type="float">
            <text:p>0.128346</text:p>
          </table:table-cell>
          <table:table-cell office:value-type="float" office:value="0.116117" calcext:value-type="float">
            <text:p>0.116117</text:p>
          </table:table-cell>
          <table:table-cell office:value-type="float" office:value="0.0582578" calcext:value-type="float">
            <text:p>0.0582578</text:p>
          </table:table-cell>
          <table:table-cell office:value-type="float" office:value="0.123922" calcext:value-type="float">
            <text:p>0.123922</text:p>
          </table:table-cell>
          <table:table-cell office:value-type="float" office:value="0.081743" calcext:value-type="float">
            <text:p>0.081743</text:p>
          </table:table-cell>
          <table:table-cell office:value-type="float" office:value="0.0935294" calcext:value-type="float">
            <text:p>0.0935294</text:p>
          </table:table-cell>
        </table:table-row>
        <table:table-row table:style-name="ro1">
          <table:table-cell office:value-type="float" office:value="0.0864561" calcext:value-type="float">
            <text:p>0.0864561</text:p>
          </table:table-cell>
          <table:table-cell office:value-type="float" office:value="0.0849428" calcext:value-type="float">
            <text:p>0.0849428</text:p>
          </table:table-cell>
          <table:table-cell office:value-type="float" office:value="0.131083" calcext:value-type="float">
            <text:p>0.131083</text:p>
          </table:table-cell>
          <table:table-cell office:value-type="float" office:value="0.102082" calcext:value-type="float">
            <text:p>0.102082</text:p>
          </table:table-cell>
          <table:table-cell office:value-type="float" office:value="0.0604205" calcext:value-type="float">
            <text:p>0.0604205</text:p>
          </table:table-cell>
          <table:table-cell office:value-type="float" office:value="0.112268" calcext:value-type="float">
            <text:p>0.112268</text:p>
          </table:table-cell>
          <table:table-cell office:value-type="float" office:value="0.0779738" calcext:value-type="float">
            <text:p>0.0779738</text:p>
          </table:table-cell>
          <table:table-cell office:value-type="float" office:value="0.0968692" calcext:value-type="float">
            <text:p>0.0968692</text:p>
          </table:table-cell>
        </table:table-row>
        <table:table-row table:style-name="ro1">
          <table:table-cell office:value-type="float" office:value="0.0828326" calcext:value-type="float">
            <text:p>0.0828326</text:p>
          </table:table-cell>
          <table:table-cell office:value-type="float" office:value="0.0955553" calcext:value-type="float">
            <text:p>0.0955553</text:p>
          </table:table-cell>
          <table:table-cell office:value-type="float" office:value="0.133769" calcext:value-type="float">
            <text:p>0.133769</text:p>
          </table:table-cell>
          <table:table-cell office:value-type="float" office:value="0.122273" calcext:value-type="float">
            <text:p>0.122273</text:p>
          </table:table-cell>
          <table:table-cell office:value-type="float" office:value="0.060772" calcext:value-type="float">
            <text:p>0.060772</text:p>
          </table:table-cell>
          <table:table-cell office:value-type="float" office:value="0.118509" calcext:value-type="float">
            <text:p>0.118509</text:p>
          </table:table-cell>
          <table:table-cell office:value-type="float" office:value="0.0774899" calcext:value-type="float">
            <text:p>0.0774899</text:p>
          </table:table-cell>
          <table:table-cell office:value-type="float" office:value="0.0876765" calcext:value-type="float">
            <text:p>0.0876765</text:p>
          </table:table-cell>
        </table:table-row>
        <table:table-row table:style-name="ro1">
          <table:table-cell office:value-type="float" office:value="0.0785538" calcext:value-type="float">
            <text:p>0.0785538</text:p>
          </table:table-cell>
          <table:table-cell office:value-type="float" office:value="0.0861103" calcext:value-type="float">
            <text:p>0.0861103</text:p>
          </table:table-cell>
          <table:table-cell office:value-type="float" office:value="0.131828" calcext:value-type="float">
            <text:p>0.131828</text:p>
          </table:table-cell>
          <table:table-cell office:value-type="float" office:value="0.111126" calcext:value-type="float">
            <text:p>0.111126</text:p>
          </table:table-cell>
          <table:table-cell office:value-type="float" office:value="0.0609348" calcext:value-type="float">
            <text:p>0.0609348</text:p>
          </table:table-cell>
          <table:table-cell office:value-type="float" office:value="0.127928" calcext:value-type="float">
            <text:p>0.127928</text:p>
          </table:table-cell>
          <table:table-cell office:value-type="float" office:value="0.0727617" calcext:value-type="float">
            <text:p>0.0727617</text:p>
          </table:table-cell>
          <table:table-cell office:value-type="float" office:value="0.0778369" calcext:value-type="float">
            <text:p>0.0778369</text:p>
          </table:table-cell>
        </table:table-row>
        <table:table-row table:style-name="ro1">
          <table:table-cell office:value-type="float" office:value="0.0762135" calcext:value-type="float">
            <text:p>0.0762135</text:p>
          </table:table-cell>
          <table:table-cell office:value-type="float" office:value="0.089972" calcext:value-type="float">
            <text:p>0.089972</text:p>
          </table:table-cell>
          <table:table-cell office:value-type="float" office:value="0.121336" calcext:value-type="float">
            <text:p>0.121336</text:p>
          </table:table-cell>
          <table:table-cell office:value-type="float" office:value="0.110198" calcext:value-type="float">
            <text:p>0.110198</text:p>
          </table:table-cell>
          <table:table-cell office:value-type="float" office:value="0.0492719" calcext:value-type="float">
            <text:p>0.0492719</text:p>
          </table:table-cell>
          <table:table-cell office:value-type="float" office:value="0.116855" calcext:value-type="float">
            <text:p>0.116855</text:p>
          </table:table-cell>
          <table:table-cell office:value-type="float" office:value="0.063425" calcext:value-type="float">
            <text:p>0.063425</text:p>
          </table:table-cell>
          <table:table-cell office:value-type="float" office:value="0.0823333" calcext:value-type="float">
            <text:p>0.0823333</text:p>
          </table:table-cell>
        </table:table-row>
        <table:table-row table:style-name="ro1">
          <table:table-cell office:value-type="float" office:value="0.0709503" calcext:value-type="float">
            <text:p>0.0709503</text:p>
          </table:table-cell>
          <table:table-cell office:value-type="float" office:value="0.0996706" calcext:value-type="float">
            <text:p>0.0996706</text:p>
          </table:table-cell>
          <table:table-cell office:value-type="float" office:value="0.129827" calcext:value-type="float">
            <text:p>0.129827</text:p>
          </table:table-cell>
          <table:table-cell office:value-type="float" office:value="0.110382" calcext:value-type="float">
            <text:p>0.110382</text:p>
          </table:table-cell>
          <table:table-cell office:value-type="float" office:value="0.0513777" calcext:value-type="float">
            <text:p>0.0513777</text:p>
          </table:table-cell>
          <table:table-cell office:value-type="float" office:value="0.106149" calcext:value-type="float">
            <text:p>0.106149</text:p>
          </table:table-cell>
          <table:table-cell office:value-type="float" office:value="0.0845846" calcext:value-type="float">
            <text:p>0.0845846</text:p>
          </table:table-cell>
          <table:table-cell office:value-type="float" office:value="0.091406" calcext:value-type="float">
            <text:p>0.091406</text:p>
          </table:table-cell>
        </table:table-row>
        <table:table-row table:style-name="ro1">
          <table:table-cell office:value-type="float" office:value="0.0690728" calcext:value-type="float">
            <text:p>0.0690728</text:p>
          </table:table-cell>
          <table:table-cell office:value-type="float" office:value="0.0836832" calcext:value-type="float">
            <text:p>0.0836832</text:p>
          </table:table-cell>
          <table:table-cell office:value-type="float" office:value="0.118507" calcext:value-type="float">
            <text:p>0.118507</text:p>
          </table:table-cell>
          <table:table-cell office:value-type="float" office:value="0.10373" calcext:value-type="float">
            <text:p>0.10373</text:p>
          </table:table-cell>
          <table:table-cell office:value-type="float" office:value="0.0564473" calcext:value-type="float">
            <text:p>0.0564473</text:p>
          </table:table-cell>
          <table:table-cell office:value-type="float" office:value="0.124401" calcext:value-type="float">
            <text:p>0.124401</text:p>
          </table:table-cell>
          <table:table-cell office:value-type="float" office:value="0.0599254" calcext:value-type="float">
            <text:p>0.0599254</text:p>
          </table:table-cell>
          <table:table-cell office:value-type="float" office:value="0.0919485" calcext:value-type="float">
            <text:p>0.0919485</text:p>
          </table:table-cell>
        </table:table-row>
        <table:table-row table:style-name="ro1">
          <table:table-cell office:value-type="float" office:value="0.062547" calcext:value-type="float">
            <text:p>0.062547</text:p>
          </table:table-cell>
          <table:table-cell office:value-type="float" office:value="0.0691271" calcext:value-type="float">
            <text:p>0.0691271</text:p>
          </table:table-cell>
          <table:table-cell office:value-type="float" office:value="0.0951036" calcext:value-type="float">
            <text:p>0.0951036</text:p>
          </table:table-cell>
          <table:table-cell office:value-type="float" office:value="0.0968258" calcext:value-type="float">
            <text:p>0.0968258</text:p>
          </table:table-cell>
          <table:table-cell office:value-type="float" office:value="0.0475993" calcext:value-type="float">
            <text:p>0.0475993</text:p>
          </table:table-cell>
          <table:table-cell office:value-type="float" office:value="0.0982901" calcext:value-type="float">
            <text:p>0.0982901</text:p>
          </table:table-cell>
          <table:table-cell office:value-type="float" office:value="0.065593" calcext:value-type="float">
            <text:p>0.065593</text:p>
          </table:table-cell>
          <table:table-cell office:value-type="float" office:value="0.0783261" calcext:value-type="float">
            <text:p>0.0783261</text:p>
          </table:table-cell>
        </table:table-row>
        <table:table-row table:style-name="ro1">
          <table:table-cell office:value-type="float" office:value="0.0824883" calcext:value-type="float">
            <text:p>0.0824883</text:p>
          </table:table-cell>
          <table:table-cell office:value-type="float" office:value="0.057442" calcext:value-type="float">
            <text:p>0.057442</text:p>
          </table:table-cell>
          <table:table-cell office:value-type="float" office:value="0.105312" calcext:value-type="float">
            <text:p>0.105312</text:p>
          </table:table-cell>
          <table:table-cell office:value-type="float" office:value="0.0881059" calcext:value-type="float">
            <text:p>0.0881059</text:p>
          </table:table-cell>
          <table:table-cell office:value-type="float" office:value="0.0378589" calcext:value-type="float">
            <text:p>0.0378589</text:p>
          </table:table-cell>
          <table:table-cell office:value-type="float" office:value="0.0963164" calcext:value-type="float">
            <text:p>0.0963164</text:p>
          </table:table-cell>
          <table:table-cell office:value-type="float" office:value="0.0822965" calcext:value-type="float">
            <text:p>0.0822965</text:p>
          </table:table-cell>
          <table:table-cell office:value-type="float" office:value="0.071984" calcext:value-type="float">
            <text:p>0.071984</text:p>
          </table:table-cell>
        </table:table-row>
        <table:table-row table:style-name="ro1">
          <table:table-cell office:value-type="float" office:value="0.0509521" calcext:value-type="float">
            <text:p>0.0509521</text:p>
          </table:table-cell>
          <table:table-cell office:value-type="float" office:value="0.0537193" calcext:value-type="float">
            <text:p>0.0537193</text:p>
          </table:table-cell>
          <table:table-cell office:value-type="float" office:value="0.0873417" calcext:value-type="float">
            <text:p>0.0873417</text:p>
          </table:table-cell>
          <table:table-cell office:value-type="float" office:value="0.0474137" calcext:value-type="float">
            <text:p>0.0474137</text:p>
          </table:table-cell>
          <table:table-cell office:value-type="float" office:value="0.0467015" calcext:value-type="float">
            <text:p>0.0467015</text:p>
          </table:table-cell>
          <table:table-cell office:value-type="float" office:value="0.104255" calcext:value-type="float">
            <text:p>0.104255</text:p>
          </table:table-cell>
          <table:table-cell office:value-type="float" office:value="0.041186" calcext:value-type="float">
            <text:p>0.041186</text:p>
          </table:table-cell>
          <table:table-cell office:value-type="float" office:value="0.0640449" calcext:value-type="float">
            <text:p>0.0640449</text:p>
          </table:table-cell>
        </table:table-row>
        <table:table-row table:style-name="ro1">
          <table:table-cell office:value-type="float" office:value="0.0542211" calcext:value-type="float">
            <text:p>0.0542211</text:p>
          </table:table-cell>
          <table:table-cell office:value-type="float" office:value="0.0527994" calcext:value-type="float">
            <text:p>0.0527994</text:p>
          </table:table-cell>
          <table:table-cell office:value-type="float" office:value="0.0849542" calcext:value-type="float">
            <text:p>0.0849542</text:p>
          </table:table-cell>
          <table:table-cell office:value-type="float" office:value="0.0638647" calcext:value-type="float">
            <text:p>0.0638647</text:p>
          </table:table-cell>
          <table:table-cell office:value-type="float" office:value="0.0473822" calcext:value-type="float">
            <text:p>0.0473822</text:p>
          </table:table-cell>
          <table:table-cell office:value-type="float" office:value="0.109656" calcext:value-type="float">
            <text:p>0.109656</text:p>
          </table:table-cell>
          <table:table-cell office:value-type="float" office:value="0.0685136" calcext:value-type="float">
            <text:p>0.0685136</text:p>
          </table:table-cell>
          <table:table-cell office:value-type="float" office:value="0.0362544" calcext:value-type="float">
            <text:p>0.0362544</text:p>
          </table:table-cell>
        </table:table-row>
        <table:table-row table:style-name="ro1">
          <table:table-cell office:value-type="float" office:value="0.0533932" calcext:value-type="float">
            <text:p>0.0533932</text:p>
          </table:table-cell>
          <table:table-cell office:value-type="float" office:value="0.0457117" calcext:value-type="float">
            <text:p>0.0457117</text:p>
          </table:table-cell>
          <table:table-cell office:value-type="float" office:value="0.0806776" calcext:value-type="float">
            <text:p>0.0806776</text:p>
          </table:table-cell>
          <table:table-cell office:value-type="float" office:value="0.0740376" calcext:value-type="float">
            <text:p>0.0740376</text:p>
          </table:table-cell>
          <table:table-cell office:value-type="float" office:value="0.0391461" calcext:value-type="float">
            <text:p>0.0391461</text:p>
          </table:table-cell>
          <table:table-cell office:value-type="float" office:value="0.0954266" calcext:value-type="float">
            <text:p>0.0954266</text:p>
          </table:table-cell>
          <table:table-cell office:value-type="float" office:value="0.0469513" calcext:value-type="float">
            <text:p>0.0469513</text:p>
          </table:table-cell>
          <table:table-cell office:value-type="float" office:value="0.0719794" calcext:value-type="float">
            <text:p>0.0719794</text:p>
          </table:table-cell>
        </table:table-row>
        <table:table-row table:style-name="ro1">
          <table:table-cell office:value-type="float" office:value="0.0872121" calcext:value-type="float">
            <text:p>0.0872121</text:p>
          </table:table-cell>
          <table:table-cell office:value-type="float" office:value="0.0381759" calcext:value-type="float">
            <text:p>0.0381759</text:p>
          </table:table-cell>
          <table:table-cell office:value-type="float" office:value="0.0826183" calcext:value-type="float">
            <text:p>0.0826183</text:p>
          </table:table-cell>
          <table:table-cell office:value-type="float" office:value="0.0545483" calcext:value-type="float">
            <text:p>0.0545483</text:p>
          </table:table-cell>
          <table:table-cell office:value-type="float" office:value="0.0236532" calcext:value-type="float">
            <text:p>0.0236532</text:p>
          </table:table-cell>
          <table:table-cell office:value-type="float" office:value="0.0790395" calcext:value-type="float">
            <text:p>0.0790395</text:p>
          </table:table-cell>
          <table:table-cell office:value-type="float" office:value="0.0591389" calcext:value-type="float">
            <text:p>0.0591389</text:p>
          </table:table-cell>
          <table:table-cell office:value-type="float" office:value="0.0697877" calcext:value-type="float">
            <text:p>0.0697877</text:p>
          </table:table-cell>
        </table:table-row>
        <table:table-row table:style-name="ro1">
          <table:table-cell office:value-type="float" office:value="0.0693995" calcext:value-type="float">
            <text:p>0.0693995</text:p>
          </table:table-cell>
          <table:table-cell office:value-type="float" office:value="0.0591569" calcext:value-type="float">
            <text:p>0.0591569</text:p>
          </table:table-cell>
          <table:table-cell office:value-type="float" office:value="0.0873625" calcext:value-type="float">
            <text:p>0.0873625</text:p>
          </table:table-cell>
          <table:table-cell office:value-type="float" office:value="0.0659201" calcext:value-type="float">
            <text:p>0.0659201</text:p>
          </table:table-cell>
          <table:table-cell office:value-type="float" office:value="0.0304433" calcext:value-type="float">
            <text:p>0.0304433</text:p>
          </table:table-cell>
          <table:table-cell office:value-type="float" office:value="0.0946842" calcext:value-type="float">
            <text:p>0.0946842</text:p>
          </table:table-cell>
          <table:table-cell office:value-type="float" office:value="0.0610133" calcext:value-type="float">
            <text:p>0.0610133</text:p>
          </table:table-cell>
          <table:table-cell office:value-type="float" office:value="0.0754504" calcext:value-type="float">
            <text:p>0.0754504</text:p>
          </table:table-cell>
        </table:table-row>
        <table:table-row table:style-name="ro1">
          <table:table-cell office:value-type="float" office:value="0.0694441" calcext:value-type="float">
            <text:p>0.0694441</text:p>
          </table:table-cell>
          <table:table-cell office:value-type="float" office:value="0.0481254" calcext:value-type="float">
            <text:p>0.0481254</text:p>
          </table:table-cell>
          <table:table-cell office:value-type="float" office:value="0.0814159" calcext:value-type="float">
            <text:p>0.0814159</text:p>
          </table:table-cell>
          <table:table-cell office:value-type="float" office:value="0.057044" calcext:value-type="float">
            <text:p>0.057044</text:p>
          </table:table-cell>
          <table:table-cell office:value-type="float" office:value="0.0502187" calcext:value-type="float">
            <text:p>0.0502187</text:p>
          </table:table-cell>
          <table:table-cell office:value-type="float" office:value="0.0874213" calcext:value-type="float">
            <text:p>0.0874213</text:p>
          </table:table-cell>
          <table:table-cell office:value-type="float" office:value="0.0509294" calcext:value-type="float">
            <text:p>0.0509294</text:p>
          </table:table-cell>
          <table:table-cell office:value-type="float" office:value="0.0623094" calcext:value-type="float">
            <text:p>0.0623094</text:p>
          </table:table-cell>
        </table:table-row>
        <table:table-row table:style-name="ro1">
          <table:table-cell office:value-type="float" office:value="0.0718477" calcext:value-type="float">
            <text:p>0.0718477</text:p>
          </table:table-cell>
          <table:table-cell office:value-type="float" office:value="0.0567361" calcext:value-type="float">
            <text:p>0.0567361</text:p>
          </table:table-cell>
          <table:table-cell office:value-type="float" office:value="0.0834966" calcext:value-type="float">
            <text:p>0.0834966</text:p>
          </table:table-cell>
          <table:table-cell office:value-type="float" office:value="0.0547985" calcext:value-type="float">
            <text:p>0.0547985</text:p>
          </table:table-cell>
          <table:table-cell office:value-type="float" office:value="0.0309087" calcext:value-type="float">
            <text:p>0.0309087</text:p>
          </table:table-cell>
          <table:table-cell office:value-type="float" office:value="0.0841937" calcext:value-type="float">
            <text:p>0.0841937</text:p>
          </table:table-cell>
          <table:table-cell office:value-type="float" office:value="0.043866" calcext:value-type="float">
            <text:p>0.043866</text:p>
          </table:table-cell>
          <table:table-cell office:value-type="float" office:value="0.0824416" calcext:value-type="float">
            <text:p>0.0824416</text:p>
          </table:table-cell>
        </table:table-row>
        <table:table-row table:style-name="ro1">
          <table:table-cell office:value-type="float" office:value="0.0564386" calcext:value-type="float">
            <text:p>0.0564386</text:p>
          </table:table-cell>
          <table:table-cell office:value-type="float" office:value="0.0509622" calcext:value-type="float">
            <text:p>0.0509622</text:p>
          </table:table-cell>
          <table:table-cell office:value-type="float" office:value="0.103186" calcext:value-type="float">
            <text:p>0.103186</text:p>
          </table:table-cell>
          <table:table-cell office:value-type="float" office:value="0.0674548" calcext:value-type="float">
            <text:p>0.0674548</text:p>
          </table:table-cell>
          <table:table-cell office:value-type="float" office:value="0.0325539" calcext:value-type="float">
            <text:p>0.0325539</text:p>
          </table:table-cell>
          <table:table-cell office:value-type="float" office:value="0.0879581" calcext:value-type="float">
            <text:p>0.0879581</text:p>
          </table:table-cell>
          <table:table-cell office:value-type="float" office:value="0.041963" calcext:value-type="float">
            <text:p>0.041963</text:p>
          </table:table-cell>
          <table:table-cell office:value-type="float" office:value="0.0530269" calcext:value-type="float">
            <text:p>0.0530269</text:p>
          </table:table-cell>
        </table:table-row>
        <table:table-row table:style-name="ro1">
          <table:table-cell office:value-type="float" office:value="0.0716366" calcext:value-type="float">
            <text:p>0.0716366</text:p>
          </table:table-cell>
          <table:table-cell office:value-type="float" office:value="0.0656647" calcext:value-type="float">
            <text:p>0.0656647</text:p>
          </table:table-cell>
          <table:table-cell office:value-type="float" office:value="0.0770605" calcext:value-type="float">
            <text:p>0.0770605</text:p>
          </table:table-cell>
          <table:table-cell office:value-type="float" office:value="0.0630443" calcext:value-type="float">
            <text:p>0.0630443</text:p>
          </table:table-cell>
          <table:table-cell office:value-type="float" office:value="0.0375567" calcext:value-type="float">
            <text:p>0.0375567</text:p>
          </table:table-cell>
          <table:table-cell office:value-type="float" office:value="0.0864239" calcext:value-type="float">
            <text:p>0.0864239</text:p>
          </table:table-cell>
          <table:table-cell office:value-type="float" office:value="0.0472513" calcext:value-type="float">
            <text:p>0.0472513</text:p>
          </table:table-cell>
          <table:table-cell office:value-type="float" office:value="0.0556834" calcext:value-type="float">
            <text:p>0.0556834</text:p>
          </table:table-cell>
        </table:table-row>
        <table:table-row table:style-name="ro1">
          <table:table-cell office:value-type="float" office:value="0.067085" calcext:value-type="float">
            <text:p>0.067085</text:p>
          </table:table-cell>
          <table:table-cell office:value-type="float" office:value="0.0399917" calcext:value-type="float">
            <text:p>0.0399917</text:p>
          </table:table-cell>
          <table:table-cell office:value-type="float" office:value="0.0845007" calcext:value-type="float">
            <text:p>0.0845007</text:p>
          </table:table-cell>
          <table:table-cell office:value-type="float" office:value="0.0723325" calcext:value-type="float">
            <text:p>0.0723325</text:p>
          </table:table-cell>
          <table:table-cell office:value-type="float" office:value="0.0418486" calcext:value-type="float">
            <text:p>0.0418486</text:p>
          </table:table-cell>
          <table:table-cell office:value-type="float" office:value="0.0880425" calcext:value-type="float">
            <text:p>0.0880425</text:p>
          </table:table-cell>
          <table:table-cell office:value-type="float" office:value="0.0507222" calcext:value-type="float">
            <text:p>0.0507222</text:p>
          </table:table-cell>
          <table:table-cell office:value-type="float" office:value="0.0459717" calcext:value-type="float">
            <text:p>0.0459717</text:p>
          </table:table-cell>
        </table:table-row>
        <table:table-row table:style-name="ro1">
          <table:table-cell office:value-type="float" office:value="0.0657646" calcext:value-type="float">
            <text:p>0.0657646</text:p>
          </table:table-cell>
          <table:table-cell office:value-type="float" office:value="0.0437548" calcext:value-type="float">
            <text:p>0.0437548</text:p>
          </table:table-cell>
          <table:table-cell office:value-type="float" office:value="0.0848501" calcext:value-type="float">
            <text:p>0.0848501</text:p>
          </table:table-cell>
          <table:table-cell office:value-type="float" office:value="0.0591904" calcext:value-type="float">
            <text:p>0.0591904</text:p>
          </table:table-cell>
          <table:table-cell office:value-type="float" office:value="0.0482867" calcext:value-type="float">
            <text:p>0.0482867</text:p>
          </table:table-cell>
          <table:table-cell office:value-type="float" office:value="0.0887832" calcext:value-type="float">
            <text:p>0.0887832</text:p>
          </table:table-cell>
          <table:table-cell office:value-type="float" office:value="0.0481245" calcext:value-type="float">
            <text:p>0.0481245</text:p>
          </table:table-cell>
          <table:table-cell office:value-type="float" office:value="0.0688902" calcext:value-type="float">
            <text:p>0.0688902</text:p>
          </table:table-cell>
        </table:table-row>
        <table:table-row table:style-name="ro1">
          <table:table-cell office:value-type="float" office:value="0.0615643" calcext:value-type="float">
            <text:p>0.0615643</text:p>
          </table:table-cell>
          <table:table-cell office:value-type="float" office:value="0.0569875" calcext:value-type="float">
            <text:p>0.0569875</text:p>
          </table:table-cell>
          <table:table-cell office:value-type="float" office:value="0.0946144" calcext:value-type="float">
            <text:p>0.0946144</text:p>
          </table:table-cell>
          <table:table-cell office:value-type="float" office:value="0.0690873" calcext:value-type="float">
            <text:p>0.0690873</text:p>
          </table:table-cell>
          <table:table-cell office:value-type="float" office:value="0.0461543" calcext:value-type="float">
            <text:p>0.0461543</text:p>
          </table:table-cell>
          <table:table-cell office:value-type="float" office:value="0.0954246" calcext:value-type="float">
            <text:p>0.0954246</text:p>
          </table:table-cell>
          <table:table-cell office:value-type="float" office:value="0.0510694" calcext:value-type="float">
            <text:p>0.0510694</text:p>
          </table:table-cell>
          <table:table-cell office:value-type="float" office:value="0.0484104" calcext:value-type="float">
            <text:p>0.0484104</text:p>
          </table:table-cell>
        </table:table-row>
        <table:table-row table:style-name="ro1">
          <table:table-cell office:value-type="float" office:value="0.0917117" calcext:value-type="float">
            <text:p>0.0917117</text:p>
          </table:table-cell>
          <table:table-cell office:value-type="float" office:value="0.0579908" calcext:value-type="float">
            <text:p>0.0579908</text:p>
          </table:table-cell>
          <table:table-cell office:value-type="float" office:value="0.0995146" calcext:value-type="float">
            <text:p>0.0995146</text:p>
          </table:table-cell>
          <table:table-cell office:value-type="float" office:value="0.0740724" calcext:value-type="float">
            <text:p>0.0740724</text:p>
          </table:table-cell>
          <table:table-cell office:value-type="float" office:value="0.0301076" calcext:value-type="float">
            <text:p>0.0301076</text:p>
          </table:table-cell>
          <table:table-cell office:value-type="float" office:value="0.0792932" calcext:value-type="float">
            <text:p>0.0792932</text:p>
          </table:table-cell>
          <table:table-cell office:value-type="float" office:value="0.0518627" calcext:value-type="float">
            <text:p>0.0518627</text:p>
          </table:table-cell>
          <table:table-cell office:value-type="float" office:value="0.0643671" calcext:value-type="float">
            <text:p>0.0643671</text:p>
          </table:table-cell>
        </table:table-row>
        <table:table-row table:style-name="ro1">
          <table:table-cell office:value-type="float" office:value="0.0556525" calcext:value-type="float">
            <text:p>0.0556525</text:p>
          </table:table-cell>
          <table:table-cell office:value-type="float" office:value="0.0626248" calcext:value-type="float">
            <text:p>0.0626248</text:p>
          </table:table-cell>
          <table:table-cell office:value-type="float" office:value="0.0831562" calcext:value-type="float">
            <text:p>0.0831562</text:p>
          </table:table-cell>
          <table:table-cell office:value-type="float" office:value="0.0671937" calcext:value-type="float">
            <text:p>0.0671937</text:p>
          </table:table-cell>
          <table:table-cell office:value-type="float" office:value="0.0428325" calcext:value-type="float">
            <text:p>0.0428325</text:p>
          </table:table-cell>
          <table:table-cell office:value-type="float" office:value="0.089924" calcext:value-type="float">
            <text:p>0.089924</text:p>
          </table:table-cell>
          <table:table-cell office:value-type="float" office:value="0.0413296" calcext:value-type="float">
            <text:p>0.0413296</text:p>
          </table:table-cell>
          <table:table-cell office:value-type="float" office:value="0.065811" calcext:value-type="float">
            <text:p>0.065811</text:p>
          </table:table-cell>
        </table:table-row>
        <table:table-row table:style-name="ro1">
          <table:table-cell office:value-type="float" office:value="0.0736435" calcext:value-type="float">
            <text:p>0.0736435</text:p>
          </table:table-cell>
          <table:table-cell office:value-type="float" office:value="0.0603244" calcext:value-type="float">
            <text:p>0.0603244</text:p>
          </table:table-cell>
          <table:table-cell office:value-type="float" office:value="0.0949847" calcext:value-type="float">
            <text:p>0.0949847</text:p>
          </table:table-cell>
          <table:table-cell office:value-type="float" office:value="0.0664803" calcext:value-type="float">
            <text:p>0.0664803</text:p>
          </table:table-cell>
          <table:table-cell office:value-type="float" office:value="0.0375365" calcext:value-type="float">
            <text:p>0.0375365</text:p>
          </table:table-cell>
          <table:table-cell office:value-type="float" office:value="0.0732578" calcext:value-type="float">
            <text:p>0.0732578</text:p>
          </table:table-cell>
          <table:table-cell office:value-type="float" office:value="0.0683751" calcext:value-type="float">
            <text:p>0.0683751</text:p>
          </table:table-cell>
          <table:table-cell office:value-type="float" office:value="0.0618061" calcext:value-type="float">
            <text:p>0.0618061</text:p>
          </table:table-cell>
        </table:table-row>
        <table:table-row table:style-name="ro1">
          <table:table-cell office:value-type="float" office:value="0.0768826" calcext:value-type="float">
            <text:p>0.0768826</text:p>
          </table:table-cell>
          <table:table-cell office:value-type="float" office:value="0.0621343" calcext:value-type="float">
            <text:p>0.0621343</text:p>
          </table:table-cell>
          <table:table-cell office:value-type="float" office:value="0.103485" calcext:value-type="float">
            <text:p>0.103485</text:p>
          </table:table-cell>
          <table:table-cell office:value-type="float" office:value="0.0709814" calcext:value-type="float">
            <text:p>0.0709814</text:p>
          </table:table-cell>
          <table:table-cell office:value-type="float" office:value="0.0511667" calcext:value-type="float">
            <text:p>0.0511667</text:p>
          </table:table-cell>
          <table:table-cell office:value-type="float" office:value="0.092447" calcext:value-type="float">
            <text:p>0.092447</text:p>
          </table:table-cell>
          <table:table-cell office:value-type="float" office:value="0.0508764" calcext:value-type="float">
            <text:p>0.0508764</text:p>
          </table:table-cell>
          <table:table-cell office:value-type="float" office:value="0.074378" calcext:value-type="float">
            <text:p>0.074378</text:p>
          </table:table-cell>
        </table:table-row>
        <table:table-row table:style-name="ro1">
          <table:table-cell office:value-type="float" office:value="0.0513711" calcext:value-type="float">
            <text:p>0.0513711</text:p>
          </table:table-cell>
          <table:table-cell office:value-type="float" office:value="0.0609624" calcext:value-type="float">
            <text:p>0.0609624</text:p>
          </table:table-cell>
          <table:table-cell office:value-type="float" office:value="0.10569" calcext:value-type="float">
            <text:p>0.10569</text:p>
          </table:table-cell>
          <table:table-cell office:value-type="float" office:value="0.0635185" calcext:value-type="float">
            <text:p>0.0635185</text:p>
          </table:table-cell>
          <table:table-cell office:value-type="float" office:value="0.0411949" calcext:value-type="float">
            <text:p>0.0411949</text:p>
          </table:table-cell>
          <table:table-cell office:value-type="float" office:value="0.0909353" calcext:value-type="float">
            <text:p>0.0909353</text:p>
          </table:table-cell>
          <table:table-cell office:value-type="float" office:value="0.0680998" calcext:value-type="float">
            <text:p>0.0680998</text:p>
          </table:table-cell>
          <table:table-cell office:value-type="float" office:value="0.0545218" calcext:value-type="float">
            <text:p>0.0545218</text:p>
          </table:table-cell>
        </table:table-row>
        <table:table-row table:style-name="ro1">
          <table:table-cell office:value-type="float" office:value="0.053367" calcext:value-type="float">
            <text:p>0.053367</text:p>
          </table:table-cell>
          <table:table-cell office:value-type="float" office:value="0.0769712" calcext:value-type="float">
            <text:p>0.0769712</text:p>
          </table:table-cell>
          <table:table-cell office:value-type="float" office:value="0.0887814" calcext:value-type="float">
            <text:p>0.0887814</text:p>
          </table:table-cell>
          <table:table-cell office:value-type="float" office:value="0.0851692" calcext:value-type="float">
            <text:p>0.0851692</text:p>
          </table:table-cell>
          <table:table-cell office:value-type="float" office:value="0.0444768" calcext:value-type="float">
            <text:p>0.0444768</text:p>
          </table:table-cell>
          <table:table-cell office:value-type="float" office:value="0.10906" calcext:value-type="float">
            <text:p>0.10906</text:p>
          </table:table-cell>
          <table:table-cell office:value-type="float" office:value="0.0628485" calcext:value-type="float">
            <text:p>0.0628485</text:p>
          </table:table-cell>
          <table:table-cell office:value-type="float" office:value="0.0799564" calcext:value-type="float">
            <text:p>0.0799564</text:p>
          </table:table-cell>
        </table:table-row>
        <table:table-row table:style-name="ro1">
          <table:table-cell office:value-type="float" office:value="0.0629957" calcext:value-type="float">
            <text:p>0.0629957</text:p>
          </table:table-cell>
          <table:table-cell office:value-type="float" office:value="0.0616089" calcext:value-type="float">
            <text:p>0.0616089</text:p>
          </table:table-cell>
          <table:table-cell office:value-type="float" office:value="0.113142" calcext:value-type="float">
            <text:p>0.113142</text:p>
          </table:table-cell>
          <table:table-cell office:value-type="float" office:value="0.086223" calcext:value-type="float">
            <text:p>0.086223</text:p>
          </table:table-cell>
          <table:table-cell office:value-type="float" office:value="0.0525815" calcext:value-type="float">
            <text:p>0.0525815</text:p>
          </table:table-cell>
          <table:table-cell office:value-type="float" office:value="0.106501" calcext:value-type="float">
            <text:p>0.106501</text:p>
          </table:table-cell>
          <table:table-cell office:value-type="float" office:value="0.0408708" calcext:value-type="float">
            <text:p>0.0408708</text:p>
          </table:table-cell>
          <table:table-cell office:value-type="float" office:value="0.0738566" calcext:value-type="float">
            <text:p>0.0738566</text:p>
          </table:table-cell>
        </table:table-row>
        <table:table-row table:style-name="ro1">
          <table:table-cell office:value-type="float" office:value="0.0587401" calcext:value-type="float">
            <text:p>0.0587401</text:p>
          </table:table-cell>
          <table:table-cell office:value-type="float" office:value="0.0644982" calcext:value-type="float">
            <text:p>0.0644982</text:p>
          </table:table-cell>
          <table:table-cell office:value-type="float" office:value="0.10623" calcext:value-type="float">
            <text:p>0.10623</text:p>
          </table:table-cell>
          <table:table-cell office:value-type="float" office:value="0.0829089" calcext:value-type="float">
            <text:p>0.0829089</text:p>
          </table:table-cell>
          <table:table-cell office:value-type="float" office:value="0.0586759" calcext:value-type="float">
            <text:p>0.0586759</text:p>
          </table:table-cell>
          <table:table-cell office:value-type="float" office:value="0.0952232" calcext:value-type="float">
            <text:p>0.0952232</text:p>
          </table:table-cell>
          <table:table-cell office:value-type="float" office:value="0.0804557" calcext:value-type="float">
            <text:p>0.0804557</text:p>
          </table:table-cell>
          <table:table-cell office:value-type="float" office:value="0.0755479" calcext:value-type="float">
            <text:p>0.0755479</text:p>
          </table:table-cell>
        </table:table-row>
        <table:table-row table:style-name="ro1">
          <table:table-cell office:value-type="float" office:value="0.0622087" calcext:value-type="float">
            <text:p>0.0622087</text:p>
          </table:table-cell>
          <table:table-cell office:value-type="float" office:value="0.0630772" calcext:value-type="float">
            <text:p>0.0630772</text:p>
          </table:table-cell>
          <table:table-cell office:value-type="float" office:value="0.110344" calcext:value-type="float">
            <text:p>0.110344</text:p>
          </table:table-cell>
          <table:table-cell office:value-type="float" office:value="0.0794386" calcext:value-type="float">
            <text:p>0.0794386</text:p>
          </table:table-cell>
          <table:table-cell office:value-type="float" office:value="0.0608281" calcext:value-type="float">
            <text:p>0.0608281</text:p>
          </table:table-cell>
          <table:table-cell office:value-type="float" office:value="0.0957533" calcext:value-type="float">
            <text:p>0.0957533</text:p>
          </table:table-cell>
          <table:table-cell office:value-type="float" office:value="0.0755097" calcext:value-type="float">
            <text:p>0.0755097</text:p>
          </table:table-cell>
          <table:table-cell office:value-type="float" office:value="0.0728239" calcext:value-type="float">
            <text:p>0.0728239</text:p>
          </table:table-cell>
        </table:table-row>
        <table:table-row table:style-name="ro1">
          <table:table-cell office:value-type="float" office:value="0.0759735" calcext:value-type="float">
            <text:p>0.0759735</text:p>
          </table:table-cell>
          <table:table-cell office:value-type="float" office:value="0.0733739" calcext:value-type="float">
            <text:p>0.0733739</text:p>
          </table:table-cell>
          <table:table-cell office:value-type="float" office:value="0.0942731" calcext:value-type="float">
            <text:p>0.0942731</text:p>
          </table:table-cell>
          <table:table-cell office:value-type="float" office:value="0.104437" calcext:value-type="float">
            <text:p>0.104437</text:p>
          </table:table-cell>
          <table:table-cell office:value-type="float" office:value="0.0479788" calcext:value-type="float">
            <text:p>0.0479788</text:p>
          </table:table-cell>
          <table:table-cell office:value-type="float" office:value="0.0949499" calcext:value-type="float">
            <text:p>0.0949499</text:p>
          </table:table-cell>
          <table:table-cell office:value-type="float" office:value="0.0778548" calcext:value-type="float">
            <text:p>0.0778548</text:p>
          </table:table-cell>
          <table:table-cell office:value-type="float" office:value="0.0833558" calcext:value-type="float">
            <text:p>0.0833558</text:p>
          </table:table-cell>
        </table:table-row>
        <table:table-row table:style-name="ro1">
          <table:table-cell office:value-type="float" office:value="0.0634197" calcext:value-type="float">
            <text:p>0.0634197</text:p>
          </table:table-cell>
          <table:table-cell office:value-type="float" office:value="0.0710639" calcext:value-type="float">
            <text:p>0.0710639</text:p>
          </table:table-cell>
          <table:table-cell office:value-type="float" office:value="0.101743" calcext:value-type="float">
            <text:p>0.101743</text:p>
          </table:table-cell>
          <table:table-cell office:value-type="float" office:value="0.0835012" calcext:value-type="float">
            <text:p>0.0835012</text:p>
          </table:table-cell>
          <table:table-cell office:value-type="float" office:value="0.0453877" calcext:value-type="float">
            <text:p>0.0453877</text:p>
          </table:table-cell>
          <table:table-cell office:value-type="float" office:value="0.104275" calcext:value-type="float">
            <text:p>0.104275</text:p>
          </table:table-cell>
          <table:table-cell office:value-type="float" office:value="0.0480253" calcext:value-type="float">
            <text:p>0.0480253</text:p>
          </table:table-cell>
          <table:table-cell office:value-type="float" office:value="0.0769717" calcext:value-type="float">
            <text:p>0.0769717</text:p>
          </table:table-cell>
        </table:table-row>
        <table:table-row table:style-name="ro1">
          <table:table-cell office:value-type="float" office:value="0.0752114" calcext:value-type="float">
            <text:p>0.0752114</text:p>
          </table:table-cell>
          <table:table-cell office:value-type="float" office:value="0.0865787" calcext:value-type="float">
            <text:p>0.0865787</text:p>
          </table:table-cell>
          <table:table-cell office:value-type="float" office:value="0.115997" calcext:value-type="float">
            <text:p>0.115997</text:p>
          </table:table-cell>
          <table:table-cell office:value-type="float" office:value="0.084367" calcext:value-type="float">
            <text:p>0.084367</text:p>
          </table:table-cell>
          <table:table-cell office:value-type="float" office:value="0.0480262" calcext:value-type="float">
            <text:p>0.0480262</text:p>
          </table:table-cell>
          <table:table-cell office:value-type="float" office:value="0.120372" calcext:value-type="float">
            <text:p>0.120372</text:p>
          </table:table-cell>
          <table:table-cell office:value-type="float" office:value="0.056908" calcext:value-type="float">
            <text:p>0.056908</text:p>
          </table:table-cell>
          <table:table-cell office:value-type="float" office:value="0.0745262" calcext:value-type="float">
            <text:p>0.0745262</text:p>
          </table:table-cell>
        </table:table-row>
        <table:table-row table:style-name="ro1">
          <table:table-cell office:value-type="float" office:value="0.0826093" calcext:value-type="float">
            <text:p>0.0826093</text:p>
          </table:table-cell>
          <table:table-cell office:value-type="float" office:value="0.0750571" calcext:value-type="float">
            <text:p>0.0750571</text:p>
          </table:table-cell>
          <table:table-cell office:value-type="float" office:value="0.0906621" calcext:value-type="float">
            <text:p>0.0906621</text:p>
          </table:table-cell>
          <table:table-cell office:value-type="float" office:value="0.0904749" calcext:value-type="float">
            <text:p>0.0904749</text:p>
          </table:table-cell>
          <table:table-cell office:value-type="float" office:value="0.0556926" calcext:value-type="float">
            <text:p>0.0556926</text:p>
          </table:table-cell>
          <table:table-cell office:value-type="float" office:value="0.119815" calcext:value-type="float">
            <text:p>0.119815</text:p>
          </table:table-cell>
          <table:table-cell office:value-type="float" office:value="0.0680925" calcext:value-type="float">
            <text:p>0.0680925</text:p>
          </table:table-cell>
          <table:table-cell office:value-type="float" office:value="0.0680506" calcext:value-type="float">
            <text:p>0.0680506</text:p>
          </table:table-cell>
        </table:table-row>
        <table:table-row table:style-name="ro1">
          <table:table-cell office:value-type="float" office:value="0.084685" calcext:value-type="float">
            <text:p>0.084685</text:p>
          </table:table-cell>
          <table:table-cell office:value-type="float" office:value="0.0889604" calcext:value-type="float">
            <text:p>0.0889604</text:p>
          </table:table-cell>
          <table:table-cell office:value-type="float" office:value="0.094544" calcext:value-type="float">
            <text:p>0.094544</text:p>
          </table:table-cell>
          <table:table-cell office:value-type="float" office:value="0.0935959" calcext:value-type="float">
            <text:p>0.0935959</text:p>
          </table:table-cell>
          <table:table-cell office:value-type="float" office:value="0.0647571" calcext:value-type="float">
            <text:p>0.0647571</text:p>
          </table:table-cell>
          <table:table-cell office:value-type="float" office:value="0.123427" calcext:value-type="float">
            <text:p>0.123427</text:p>
          </table:table-cell>
          <table:table-cell office:value-type="float" office:value="0.064434" calcext:value-type="float">
            <text:p>0.064434</text:p>
          </table:table-cell>
          <table:table-cell office:value-type="float" office:value="0.0869495" calcext:value-type="float">
            <text:p>0.0869495</text:p>
          </table:table-cell>
        </table:table-row>
        <table:table-row table:style-name="ro1">
          <table:table-cell office:value-type="float" office:value="0.0701525" calcext:value-type="float">
            <text:p>0.0701525</text:p>
          </table:table-cell>
          <table:table-cell office:value-type="float" office:value="0.0690182" calcext:value-type="float">
            <text:p>0.0690182</text:p>
          </table:table-cell>
          <table:table-cell office:value-type="float" office:value="0.107699" calcext:value-type="float">
            <text:p>0.107699</text:p>
          </table:table-cell>
          <table:table-cell office:value-type="float" office:value="0.0952094" calcext:value-type="float">
            <text:p>0.0952094</text:p>
          </table:table-cell>
          <table:table-cell office:value-type="float" office:value="0.0542564" calcext:value-type="float">
            <text:p>0.0542564</text:p>
          </table:table-cell>
          <table:table-cell office:value-type="float" office:value="0.106608" calcext:value-type="float">
            <text:p>0.106608</text:p>
          </table:table-cell>
          <table:table-cell office:value-type="float" office:value="0.0827927" calcext:value-type="float">
            <text:p>0.0827927</text:p>
          </table:table-cell>
          <table:table-cell office:value-type="float" office:value="0.0726903" calcext:value-type="float">
            <text:p>0.0726903</text:p>
          </table:table-cell>
        </table:table-row>
        <table:table-row table:style-name="ro1">
          <table:table-cell office:value-type="float" office:value="0.0774138" calcext:value-type="float">
            <text:p>0.0774138</text:p>
          </table:table-cell>
          <table:table-cell office:value-type="float" office:value="0.080586" calcext:value-type="float">
            <text:p>0.080586</text:p>
          </table:table-cell>
          <table:table-cell office:value-type="float" office:value="0.114083" calcext:value-type="float">
            <text:p>0.114083</text:p>
          </table:table-cell>
          <table:table-cell office:value-type="float" office:value="0.11345" calcext:value-type="float">
            <text:p>0.11345</text:p>
          </table:table-cell>
          <table:table-cell office:value-type="float" office:value="0.0472989" calcext:value-type="float">
            <text:p>0.0472989</text:p>
          </table:table-cell>
          <table:table-cell office:value-type="float" office:value="0.105069" calcext:value-type="float">
            <text:p>0.105069</text:p>
          </table:table-cell>
          <table:table-cell office:value-type="float" office:value="0.0751399" calcext:value-type="float">
            <text:p>0.0751399</text:p>
          </table:table-cell>
          <table:table-cell office:value-type="float" office:value="0.0816562" calcext:value-type="float">
            <text:p>0.0816562</text:p>
          </table:table-cell>
        </table:table-row>
        <table:table-row table:style-name="ro1">
          <table:table-cell office:value-type="float" office:value="0.0842024" calcext:value-type="float">
            <text:p>0.0842024</text:p>
          </table:table-cell>
          <table:table-cell office:value-type="float" office:value="0.0940507" calcext:value-type="float">
            <text:p>0.0940507</text:p>
          </table:table-cell>
          <table:table-cell office:value-type="float" office:value="0.121194" calcext:value-type="float">
            <text:p>0.121194</text:p>
          </table:table-cell>
          <table:table-cell office:value-type="float" office:value="0.115594" calcext:value-type="float">
            <text:p>0.115594</text:p>
          </table:table-cell>
          <table:table-cell office:value-type="float" office:value="0.0473115" calcext:value-type="float">
            <text:p>0.0473115</text:p>
          </table:table-cell>
          <table:table-cell office:value-type="float" office:value="0.100955" calcext:value-type="float">
            <text:p>0.100955</text:p>
          </table:table-cell>
          <table:table-cell office:value-type="float" office:value="0.0622414" calcext:value-type="float">
            <text:p>0.0622414</text:p>
          </table:table-cell>
          <table:table-cell office:value-type="float" office:value="0.0849708" calcext:value-type="float">
            <text:p>0.0849708</text:p>
          </table:table-cell>
        </table:table-row>
        <table:table-row table:style-name="ro1">
          <table:table-cell office:value-type="float" office:value="0.0789552" calcext:value-type="float">
            <text:p>0.0789552</text:p>
          </table:table-cell>
          <table:table-cell office:value-type="float" office:value="0.0873516" calcext:value-type="float">
            <text:p>0.0873516</text:p>
          </table:table-cell>
          <table:table-cell office:value-type="float" office:value="0.13078" calcext:value-type="float">
            <text:p>0.13078</text:p>
          </table:table-cell>
          <table:table-cell office:value-type="float" office:value="0.109803" calcext:value-type="float">
            <text:p>0.109803</text:p>
          </table:table-cell>
          <table:table-cell office:value-type="float" office:value="0.0587077" calcext:value-type="float">
            <text:p>0.0587077</text:p>
          </table:table-cell>
          <table:table-cell office:value-type="float" office:value="0.12155" calcext:value-type="float">
            <text:p>0.12155</text:p>
          </table:table-cell>
          <table:table-cell office:value-type="float" office:value="0.076875" calcext:value-type="float">
            <text:p>0.076875</text:p>
          </table:table-cell>
          <table:table-cell office:value-type="float" office:value="0.0859294" calcext:value-type="float">
            <text:p>0.0859294</text:p>
          </table:table-cell>
        </table:table-row>
        <table:table-row table:style-name="ro1">
          <table:table-cell office:value-type="float" office:value="0.0802247" calcext:value-type="float">
            <text:p>0.0802247</text:p>
          </table:table-cell>
          <table:table-cell office:value-type="float" office:value="0.0847199" calcext:value-type="float">
            <text:p>0.0847199</text:p>
          </table:table-cell>
          <table:table-cell office:value-type="float" office:value="0.12914" calcext:value-type="float">
            <text:p>0.12914</text:p>
          </table:table-cell>
          <table:table-cell office:value-type="float" office:value="0.119862" calcext:value-type="float">
            <text:p>0.119862</text:p>
          </table:table-cell>
          <table:table-cell office:value-type="float" office:value="0.0534091" calcext:value-type="float">
            <text:p>0.0534091</text:p>
          </table:table-cell>
          <table:table-cell office:value-type="float" office:value="0.119841" calcext:value-type="float">
            <text:p>0.119841</text:p>
          </table:table-cell>
          <table:table-cell office:value-type="float" office:value="0.0762018" calcext:value-type="float">
            <text:p>0.0762018</text:p>
          </table:table-cell>
          <table:table-cell office:value-type="float" office:value="0.0707888" calcext:value-type="float">
            <text:p>0.0707888</text:p>
          </table:table-cell>
        </table:table-row>
        <table:table-row table:style-name="ro1">
          <table:table-cell office:value-type="float" office:value="0.0834197" calcext:value-type="float">
            <text:p>0.0834197</text:p>
          </table:table-cell>
          <table:table-cell office:value-type="float" office:value="0.0927832" calcext:value-type="float">
            <text:p>0.0927832</text:p>
          </table:table-cell>
          <table:table-cell office:value-type="float" office:value="0.125112" calcext:value-type="float">
            <text:p>0.125112</text:p>
          </table:table-cell>
          <table:table-cell office:value-type="float" office:value="0.10118" calcext:value-type="float">
            <text:p>0.10118</text:p>
          </table:table-cell>
          <table:table-cell office:value-type="float" office:value="0.0627807" calcext:value-type="float">
            <text:p>0.0627807</text:p>
          </table:table-cell>
          <table:table-cell office:value-type="float" office:value="0.119023" calcext:value-type="float">
            <text:p>0.119023</text:p>
          </table:table-cell>
          <table:table-cell office:value-type="float" office:value="0.0759684" calcext:value-type="float">
            <text:p>0.0759684</text:p>
          </table:table-cell>
          <table:table-cell office:value-type="float" office:value="0.0834268" calcext:value-type="float">
            <text:p>0.0834268</text:p>
          </table:table-cell>
        </table:table-row>
        <table:table-row table:style-name="ro1">
          <table:table-cell office:value-type="float" office:value="0.0757332" calcext:value-type="float">
            <text:p>0.0757332</text:p>
          </table:table-cell>
          <table:table-cell office:value-type="float" office:value="0.085879" calcext:value-type="float">
            <text:p>0.085879</text:p>
          </table:table-cell>
          <table:table-cell office:value-type="float" office:value="0.125394" calcext:value-type="float">
            <text:p>0.125394</text:p>
          </table:table-cell>
          <table:table-cell office:value-type="float" office:value="0.106254" calcext:value-type="float">
            <text:p>0.106254</text:p>
          </table:table-cell>
          <table:table-cell office:value-type="float" office:value="0.0663272" calcext:value-type="float">
            <text:p>0.0663272</text:p>
          </table:table-cell>
          <table:table-cell office:value-type="float" office:value="0.122112" calcext:value-type="float">
            <text:p>0.122112</text:p>
          </table:table-cell>
          <table:table-cell office:value-type="float" office:value="0.0718396" calcext:value-type="float">
            <text:p>0.0718396</text:p>
          </table:table-cell>
          <table:table-cell office:value-type="float" office:value="0.0871173" calcext:value-type="float">
            <text:p>0.0871173</text:p>
          </table:table-cell>
        </table:table-row>
        <table:table-row table:style-name="ro1">
          <table:table-cell office:value-type="float" office:value="0.0857693" calcext:value-type="float">
            <text:p>0.0857693</text:p>
          </table:table-cell>
          <table:table-cell office:value-type="float" office:value="0.0949599" calcext:value-type="float">
            <text:p>0.0949599</text:p>
          </table:table-cell>
          <table:table-cell office:value-type="float" office:value="0.133222" calcext:value-type="float">
            <text:p>0.133222</text:p>
          </table:table-cell>
          <table:table-cell office:value-type="float" office:value="0.115444" calcext:value-type="float">
            <text:p>0.115444</text:p>
          </table:table-cell>
          <table:table-cell office:value-type="float" office:value="0.0621167" calcext:value-type="float">
            <text:p>0.0621167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0790863" calcext:value-type="float">
            <text:p>0.0790863</text:p>
          </table:table-cell>
          <table:table-cell office:value-type="float" office:value="0.0904694" calcext:value-type="float">
            <text:p>0.0904694</text:p>
          </table:table-cell>
        </table:table-row>
        <table:table-row table:style-name="ro1">
          <table:table-cell office:value-type="float" office:value="0.0720271" calcext:value-type="float">
            <text:p>0.0720271</text:p>
          </table:table-cell>
          <table:table-cell office:value-type="float" office:value="0.0806982" calcext:value-type="float">
            <text:p>0.0806982</text:p>
          </table:table-cell>
          <table:table-cell office:value-type="float" office:value="0.118978" calcext:value-type="float">
            <text:p>0.118978</text:p>
          </table:table-cell>
          <table:table-cell office:value-type="float" office:value="0.118676" calcext:value-type="float">
            <text:p>0.118676</text:p>
          </table:table-cell>
          <table:table-cell office:value-type="float" office:value="0.0671908" calcext:value-type="float">
            <text:p>0.0671908</text:p>
          </table:table-cell>
          <table:table-cell office:value-type="float" office:value="0.12768" calcext:value-type="float">
            <text:p>0.12768</text:p>
          </table:table-cell>
          <table:table-cell office:value-type="float" office:value="0.0794193" calcext:value-type="float">
            <text:p>0.0794193</text:p>
          </table:table-cell>
          <table:table-cell office:value-type="float" office:value="0.075862" calcext:value-type="float">
            <text:p>0.075862</text:p>
          </table:table-cell>
        </table:table-row>
        <table:table-row table:style-name="ro1">
          <table:table-cell office:value-type="float" office:value="0.0709457" calcext:value-type="float">
            <text:p>0.0709457</text:p>
          </table:table-cell>
          <table:table-cell office:value-type="float" office:value="0.0691787" calcext:value-type="float">
            <text:p>0.0691787</text:p>
          </table:table-cell>
          <table:table-cell office:value-type="float" office:value="0.105171" calcext:value-type="float">
            <text:p>0.105171</text:p>
          </table:table-cell>
          <table:table-cell office:value-type="float" office:value="0.104723" calcext:value-type="float">
            <text:p>0.104723</text:p>
          </table:table-cell>
          <table:table-cell office:value-type="float" office:value="0.0636919" calcext:value-type="float">
            <text:p>0.0636919</text:p>
          </table:table-cell>
          <table:table-cell office:value-type="float" office:value="0.109429" calcext:value-type="float">
            <text:p>0.109429</text:p>
          </table:table-cell>
          <table:table-cell office:value-type="float" office:value="0.080585" calcext:value-type="float">
            <text:p>0.080585</text:p>
          </table:table-cell>
          <table:table-cell office:value-type="float" office:value="0.0810601" calcext:value-type="float">
            <text:p>0.0810601</text:p>
          </table:table-cell>
        </table:table-row>
        <table:table-row table:style-name="ro1">
          <table:table-cell office:value-type="float" office:value="0.0687649" calcext:value-type="float">
            <text:p>0.0687649</text:p>
          </table:table-cell>
          <table:table-cell office:value-type="float" office:value="0.0727411" calcext:value-type="float">
            <text:p>0.0727411</text:p>
          </table:table-cell>
          <table:table-cell office:value-type="float" office:value="0.0947072" calcext:value-type="float">
            <text:p>0.0947072</text:p>
          </table:table-cell>
          <table:table-cell office:value-type="float" office:value="0.0864056" calcext:value-type="float">
            <text:p>0.0864056</text:p>
          </table:table-cell>
          <table:table-cell office:value-type="float" office:value="0.0557611" calcext:value-type="float">
            <text:p>0.0557611</text:p>
          </table:table-cell>
          <table:table-cell office:value-type="float" office:value="0.11293" calcext:value-type="float">
            <text:p>0.11293</text:p>
          </table:table-cell>
          <table:table-cell office:value-type="float" office:value="0.0590201" calcext:value-type="float">
            <text:p>0.0590201</text:p>
          </table:table-cell>
          <table:table-cell office:value-type="float" office:value="0.0710281" calcext:value-type="float">
            <text:p>0.0710281</text:p>
          </table:table-cell>
        </table:table-row>
        <table:table-row table:style-name="ro1">
          <table:table-cell office:value-type="float" office:value="0.0657466" calcext:value-type="float">
            <text:p>0.0657466</text:p>
          </table:table-cell>
          <table:table-cell office:value-type="float" office:value="0.0707903" calcext:value-type="float">
            <text:p>0.0707903</text:p>
          </table:table-cell>
          <table:table-cell office:value-type="float" office:value="0.102629" calcext:value-type="float">
            <text:p>0.102629</text:p>
          </table:table-cell>
          <table:table-cell office:value-type="float" office:value="0.0600627" calcext:value-type="float">
            <text:p>0.0600627</text:p>
          </table:table-cell>
          <table:table-cell office:value-type="float" office:value="0.0463699" calcext:value-type="float">
            <text:p>0.0463699</text:p>
          </table:table-cell>
          <table:table-cell office:value-type="float" office:value="0.0907148" calcext:value-type="float">
            <text:p>0.0907148</text:p>
          </table:table-cell>
          <table:table-cell office:value-type="float" office:value="0.058842" calcext:value-type="float">
            <text:p>0.058842</text:p>
          </table:table-cell>
          <table:table-cell office:value-type="float" office:value="0.0642913" calcext:value-type="float">
            <text:p>0.0642913</text:p>
          </table:table-cell>
        </table:table-row>
        <table:table-row table:style-name="ro1">
          <table:table-cell office:value-type="float" office:value="0.0723228" calcext:value-type="float">
            <text:p>0.0723228</text:p>
          </table:table-cell>
          <table:table-cell office:value-type="float" office:value="0.0555817" calcext:value-type="float">
            <text:p>0.0555817</text:p>
          </table:table-cell>
          <table:table-cell office:value-type="float" office:value="0.0874113" calcext:value-type="float">
            <text:p>0.0874113</text:p>
          </table:table-cell>
          <table:table-cell office:value-type="float" office:value="0.0861536" calcext:value-type="float">
            <text:p>0.0861536</text:p>
          </table:table-cell>
          <table:table-cell office:value-type="float" office:value="0.0335483" calcext:value-type="float">
            <text:p>0.0335483</text:p>
          </table:table-cell>
          <table:table-cell office:value-type="float" office:value="0.0916189" calcext:value-type="float">
            <text:p>0.0916189</text:p>
          </table:table-cell>
          <table:table-cell office:value-type="float" office:value="0.0485605" calcext:value-type="float">
            <text:p>0.0485605</text:p>
          </table:table-cell>
          <table:table-cell office:value-type="float" office:value="0.0535181" calcext:value-type="float">
            <text:p>0.0535181</text:p>
          </table:table-cell>
        </table:table-row>
        <table:table-row table:style-name="ro1">
          <table:table-cell office:value-type="float" office:value="0.0459628" calcext:value-type="float">
            <text:p>0.0459628</text:p>
          </table:table-cell>
          <table:table-cell office:value-type="float" office:value="0.0643833" calcext:value-type="float">
            <text:p>0.0643833</text:p>
          </table:table-cell>
          <table:table-cell office:value-type="float" office:value="0.0944063" calcext:value-type="float">
            <text:p>0.0944063</text:p>
          </table:table-cell>
          <table:table-cell office:value-type="float" office:value="0.0754582" calcext:value-type="float">
            <text:p>0.0754582</text:p>
          </table:table-cell>
          <table:table-cell office:value-type="float" office:value="0.0253227" calcext:value-type="float">
            <text:p>0.0253227</text:p>
          </table:table-cell>
          <table:table-cell office:value-type="float" office:value="0.0852262" calcext:value-type="float">
            <text:p>0.0852262</text:p>
          </table:table-cell>
          <table:table-cell office:value-type="float" office:value="0.0449378" calcext:value-type="float">
            <text:p>0.0449378</text:p>
          </table:table-cell>
          <table:table-cell office:value-type="float" office:value="0.0421062" calcext:value-type="float">
            <text:p>0.0421062</text:p>
          </table:table-cell>
        </table:table-row>
        <table:table-row table:style-name="ro1">
          <table:table-cell office:value-type="float" office:value="0.0550598" calcext:value-type="float">
            <text:p>0.0550598</text:p>
          </table:table-cell>
          <table:table-cell office:value-type="float" office:value="0.0665483" calcext:value-type="float">
            <text:p>0.0665483</text:p>
          </table:table-cell>
          <table:table-cell office:value-type="float" office:value="0.101264" calcext:value-type="float">
            <text:p>0.101264</text:p>
          </table:table-cell>
          <table:table-cell office:value-type="float" office:value="0.0532012" calcext:value-type="float">
            <text:p>0.0532012</text:p>
          </table:table-cell>
          <table:table-cell office:value-type="float" office:value="0.0383692" calcext:value-type="float">
            <text:p>0.0383692</text:p>
          </table:table-cell>
          <table:table-cell office:value-type="float" office:value="0.0930374" calcext:value-type="float">
            <text:p>0.0930374</text:p>
          </table:table-cell>
          <table:table-cell office:value-type="float" office:value="0.0580136" calcext:value-type="float">
            <text:p>0.0580136</text:p>
          </table:table-cell>
          <table:table-cell office:value-type="float" office:value="0.0671982" calcext:value-type="float">
            <text:p>0.0671982</text:p>
          </table:table-cell>
        </table:table-row>
        <table:table-row table:style-name="ro1">
          <table:table-cell office:value-type="float" office:value="0.0486535" calcext:value-type="float">
            <text:p>0.0486535</text:p>
          </table:table-cell>
          <table:table-cell office:value-type="float" office:value="0.0374716" calcext:value-type="float">
            <text:p>0.0374716</text:p>
          </table:table-cell>
          <table:table-cell office:value-type="float" office:value="0.0854369" calcext:value-type="float">
            <text:p>0.0854369</text:p>
          </table:table-cell>
          <table:table-cell office:value-type="float" office:value="0.0678172" calcext:value-type="float">
            <text:p>0.0678172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105222" calcext:value-type="float">
            <text:p>0.105222</text:p>
          </table:table-cell>
          <table:table-cell office:value-type="float" office:value="0.0423049" calcext:value-type="float">
            <text:p>0.0423049</text:p>
          </table:table-cell>
          <table:table-cell office:value-type="float" office:value="0.0561831" calcext:value-type="float">
            <text:p>0.0561831</text:p>
          </table:table-cell>
        </table:table-row>
        <table:table-row table:style-name="ro1">
          <table:table-cell office:value-type="float" office:value="0.0571701" calcext:value-type="float">
            <text:p>0.0571701</text:p>
          </table:table-cell>
          <table:table-cell office:value-type="float" office:value="0.0661879" calcext:value-type="float">
            <text:p>0.0661879</text:p>
          </table:table-cell>
          <table:table-cell office:value-type="float" office:value="0.0955163" calcext:value-type="float">
            <text:p>0.0955163</text:p>
          </table:table-cell>
          <table:table-cell office:value-type="float" office:value="0.0602329" calcext:value-type="float">
            <text:p>0.0602329</text:p>
          </table:table-cell>
          <table:table-cell office:value-type="float" office:value="0.0517279" calcext:value-type="float">
            <text:p>0.0517279</text:p>
          </table:table-cell>
          <table:table-cell office:value-type="float" office:value="0.102446" calcext:value-type="float">
            <text:p>0.102446</text:p>
          </table:table-cell>
          <table:table-cell office:value-type="float" office:value="0.0466222" calcext:value-type="float">
            <text:p>0.0466222</text:p>
          </table:table-cell>
          <table:table-cell office:value-type="float" office:value="0.0617061" calcext:value-type="float">
            <text:p>0.0617061</text:p>
          </table:table-cell>
        </table:table-row>
        <table:table-row table:style-name="ro1">
          <table:table-cell office:value-type="float" office:value="0.0555818" calcext:value-type="float">
            <text:p>0.0555818</text:p>
          </table:table-cell>
          <table:table-cell office:value-type="float" office:value="0.0462718" calcext:value-type="float">
            <text:p>0.0462718</text:p>
          </table:table-cell>
          <table:table-cell office:value-type="float" office:value="0.0837937" calcext:value-type="float">
            <text:p>0.0837937</text:p>
          </table:table-cell>
          <table:table-cell office:value-type="float" office:value="0.0621323" calcext:value-type="float">
            <text:p>0.0621323</text:p>
          </table:table-cell>
          <table:table-cell office:value-type="float" office:value="0.0308452" calcext:value-type="float">
            <text:p>0.0308452</text:p>
          </table:table-cell>
          <table:table-cell office:value-type="float" office:value="0.0920377" calcext:value-type="float">
            <text:p>0.0920377</text:p>
          </table:table-cell>
          <table:table-cell office:value-type="float" office:value="0.0504606" calcext:value-type="float">
            <text:p>0.0504606</text:p>
          </table:table-cell>
          <table:table-cell office:value-type="float" office:value="0.0673067" calcext:value-type="float">
            <text:p>0.0673067</text:p>
          </table:table-cell>
        </table:table-row>
        <table:table-row table:style-name="ro1">
          <table:table-cell office:value-type="float" office:value="0.0632923" calcext:value-type="float">
            <text:p>0.0632923</text:p>
          </table:table-cell>
          <table:table-cell office:value-type="float" office:value="0.068265" calcext:value-type="float">
            <text:p>0.068265</text:p>
          </table:table-cell>
          <table:table-cell office:value-type="float" office:value="0.0901474" calcext:value-type="float">
            <text:p>0.0901474</text:p>
          </table:table-cell>
          <table:table-cell office:value-type="float" office:value="0.082952" calcext:value-type="float">
            <text:p>0.082952</text:p>
          </table:table-cell>
          <table:table-cell office:value-type="float" office:value="0.0387095" calcext:value-type="float">
            <text:p>0.0387095</text:p>
          </table:table-cell>
          <table:table-cell office:value-type="float" office:value="0.0890359" calcext:value-type="float">
            <text:p>0.0890359</text:p>
          </table:table-cell>
          <table:table-cell office:value-type="float" office:value="0.0485552" calcext:value-type="float">
            <text:p>0.0485552</text:p>
          </table:table-cell>
          <table:table-cell office:value-type="float" office:value="0.0653488" calcext:value-type="float">
            <text:p>0.0653488</text:p>
          </table:table-cell>
        </table:table-row>
        <table:table-row table:style-name="ro1">
          <table:table-cell office:value-type="float" office:value="0.0704433" calcext:value-type="float">
            <text:p>0.0704433</text:p>
          </table:table-cell>
          <table:table-cell office:value-type="float" office:value="0.0558395" calcext:value-type="float">
            <text:p>0.0558395</text:p>
          </table:table-cell>
          <table:table-cell office:value-type="float" office:value="0.106869" calcext:value-type="float">
            <text:p>0.106869</text:p>
          </table:table-cell>
          <table:table-cell office:value-type="float" office:value="0.080518" calcext:value-type="float">
            <text:p>0.080518</text:p>
          </table:table-cell>
          <table:table-cell office:value-type="float" office:value="0.0470204" calcext:value-type="float">
            <text:p>0.0470204</text:p>
          </table:table-cell>
          <table:table-cell office:value-type="float" office:value="0.111373" calcext:value-type="float">
            <text:p>0.111373</text:p>
          </table:table-cell>
          <table:table-cell office:value-type="float" office:value="0.0545577" calcext:value-type="float">
            <text:p>0.0545577</text:p>
          </table:table-cell>
          <table:table-cell office:value-type="float" office:value="0.0496111" calcext:value-type="float">
            <text:p>0.0496111</text:p>
          </table:table-cell>
        </table:table-row>
        <table:table-row table:style-name="ro1">
          <table:table-cell office:value-type="float" office:value="0.0679264" calcext:value-type="float">
            <text:p>0.0679264</text:p>
          </table:table-cell>
          <table:table-cell office:value-type="float" office:value="0.0764278" calcext:value-type="float">
            <text:p>0.0764278</text:p>
          </table:table-cell>
          <table:table-cell office:value-type="float" office:value="0.115986" calcext:value-type="float">
            <text:p>0.115986</text:p>
          </table:table-cell>
          <table:table-cell office:value-type="float" office:value="0.0732637" calcext:value-type="float">
            <text:p>0.0732637</text:p>
          </table:table-cell>
          <table:table-cell office:value-type="float" office:value="0.0438591" calcext:value-type="float">
            <text:p>0.0438591</text:p>
          </table:table-cell>
          <table:table-cell office:value-type="float" office:value="0.075039" calcext:value-type="float">
            <text:p>0.075039</text:p>
          </table:table-cell>
          <table:table-cell office:value-type="float" office:value="0.0639815" calcext:value-type="float">
            <text:p>0.0639815</text:p>
          </table:table-cell>
          <table:table-cell office:value-type="float" office:value="0.0640306" calcext:value-type="float">
            <text:p>0.0640306</text:p>
          </table:table-cell>
        </table:table-row>
        <table:table-row table:style-name="ro1">
          <table:table-cell office:value-type="float" office:value="0.0692164" calcext:value-type="float">
            <text:p>0.0692164</text:p>
          </table:table-cell>
          <table:table-cell office:value-type="float" office:value="0.0897642" calcext:value-type="float">
            <text:p>0.0897642</text:p>
          </table:table-cell>
          <table:table-cell office:value-type="float" office:value="0.124755" calcext:value-type="float">
            <text:p>0.124755</text:p>
          </table:table-cell>
          <table:table-cell office:value-type="float" office:value="0.0872826" calcext:value-type="float">
            <text:p>0.0872826</text:p>
          </table:table-cell>
          <table:table-cell office:value-type="float" office:value="0.066385" calcext:value-type="float">
            <text:p>0.066385</text:p>
          </table:table-cell>
          <table:table-cell office:value-type="float" office:value="0.105938" calcext:value-type="float">
            <text:p>0.105938</text:p>
          </table:table-cell>
          <table:table-cell office:value-type="float" office:value="0.074708" calcext:value-type="float">
            <text:p>0.074708</text:p>
          </table:table-cell>
          <table:table-cell office:value-type="float" office:value="0.0906512" calcext:value-type="float">
            <text:p>0.0906512</text:p>
          </table:table-cell>
        </table:table-row>
        <table:table-row table:style-name="ro1">
          <table:table-cell office:value-type="float" office:value="0.0863424" calcext:value-type="float">
            <text:p>0.0863424</text:p>
          </table:table-cell>
          <table:table-cell office:value-type="float" office:value="0.113912" calcext:value-type="float">
            <text:p>0.113912</text:p>
          </table:table-cell>
          <table:table-cell office:value-type="float" office:value="0.191594" calcext:value-type="float">
            <text:p>0.191594</text:p>
          </table:table-cell>
          <table:table-cell office:value-type="float" office:value="0.156337" calcext:value-type="float">
            <text:p>0.156337</text:p>
          </table:table-cell>
          <table:table-cell office:value-type="float" office:value="0.0724482" calcext:value-type="float">
            <text:p>0.0724482</text:p>
          </table:table-cell>
          <table:table-cell office:value-type="float" office:value="0.146349" calcext:value-type="float">
            <text:p>0.146349</text:p>
          </table:table-cell>
          <table:table-cell office:value-type="float" office:value="0.0889727" calcext:value-type="float">
            <text:p>0.0889727</text:p>
          </table:table-cell>
          <table:table-cell office:value-type="float" office:value="0.101972" calcext:value-type="float">
            <text:p>0.101972</text:p>
          </table:table-cell>
        </table:table-row>
        <table:table-row table:style-name="ro1">
          <table:table-cell office:value-type="float" office:value="0.109016" calcext:value-type="float">
            <text:p>0.109016</text:p>
          </table:table-cell>
          <table:table-cell office:value-type="float" office:value="0.186496" calcext:value-type="float">
            <text:p>0.186496</text:p>
          </table:table-cell>
          <table:table-cell office:value-type="float" office:value="0.199398" calcext:value-type="float">
            <text:p>0.199398</text:p>
          </table:table-cell>
          <table:table-cell office:value-type="float" office:value="0.212864" calcext:value-type="float">
            <text:p>0.212864</text:p>
          </table:table-cell>
          <table:table-cell office:value-type="float" office:value="0.122758" calcext:value-type="float">
            <text:p>0.122758</text:p>
          </table:table-cell>
          <table:table-cell office:value-type="float" office:value="0.195536" calcext:value-type="float">
            <text:p>0.195536</text:p>
          </table:table-cell>
          <table:table-cell office:value-type="float" office:value="0.131586" calcext:value-type="float">
            <text:p>0.131586</text:p>
          </table:table-cell>
          <table:table-cell office:value-type="float" office:value="0.139041" calcext:value-type="float">
            <text:p>0.139041</text:p>
          </table:table-cell>
        </table:table-row>
        <table:table-row table:style-name="ro1">
          <table:table-cell office:value-type="float" office:value="0.136801" calcext:value-type="float">
            <text:p>0.136801</text:p>
          </table:table-cell>
          <table:table-cell office:value-type="float" office:value="0.232652" calcext:value-type="float">
            <text:p>0.232652</text:p>
          </table:table-cell>
          <table:table-cell office:value-type="float" office:value="0.238085" calcext:value-type="float">
            <text:p>0.238085</text:p>
          </table:table-cell>
          <table:table-cell office:value-type="float" office:value="0.277097" calcext:value-type="float">
            <text:p>0.277097</text:p>
          </table:table-cell>
          <table:table-cell office:value-type="float" office:value="0.12627" calcext:value-type="float">
            <text:p>0.12627</text:p>
          </table:table-cell>
          <table:table-cell office:value-type="float" office:value="0.215592" calcext:value-type="float">
            <text:p>0.215592</text:p>
          </table:table-cell>
          <table:table-cell office:value-type="float" office:value="0.170298" calcext:value-type="float">
            <text:p>0.170298</text:p>
          </table:table-cell>
          <table:table-cell office:value-type="float" office:value="0.185562" calcext:value-type="float">
            <text:p>0.185562</text:p>
          </table:table-cell>
        </table:table-row>
        <table:table-row table:style-name="ro1">
          <table:table-cell office:value-type="float" office:value="0.14811" calcext:value-type="float">
            <text:p>0.14811</text:p>
          </table:table-cell>
          <table:table-cell office:value-type="float" office:value="0.305321" calcext:value-type="float">
            <text:p>0.305321</text:p>
          </table:table-cell>
          <table:table-cell office:value-type="float" office:value="0.312069" calcext:value-type="float">
            <text:p>0.312069</text:p>
          </table:table-cell>
          <table:table-cell office:value-type="float" office:value="0.340765" calcext:value-type="float">
            <text:p>0.340765</text:p>
          </table:table-cell>
          <table:table-cell office:value-type="float" office:value="0.184507" calcext:value-type="float">
            <text:p>0.184507</text:p>
          </table:table-cell>
          <table:table-cell office:value-type="float" office:value="0.254262" calcext:value-type="float">
            <text:p>0.254262</text:p>
          </table:table-cell>
          <table:table-cell office:value-type="float" office:value="0.197333" calcext:value-type="float">
            <text:p>0.197333</text:p>
          </table:table-cell>
          <table:table-cell office:value-type="float" office:value="0.230229" calcext:value-type="float">
            <text:p>0.230229</text:p>
          </table:table-cell>
        </table:table-row>
        <table:table-row table:style-name="ro1">
          <table:table-cell office:value-type="float" office:value="0.164414" calcext:value-type="float">
            <text:p>0.164414</text:p>
          </table:table-cell>
          <table:table-cell office:value-type="float" office:value="0.342411" calcext:value-type="float">
            <text:p>0.342411</text:p>
          </table:table-cell>
          <table:table-cell office:value-type="float" office:value="0.353741" calcext:value-type="float">
            <text:p>0.353741</text:p>
          </table:table-cell>
          <table:table-cell office:value-type="float" office:value="0.427392" calcext:value-type="float">
            <text:p>0.427392</text:p>
          </table:table-cell>
          <table:table-cell office:value-type="float" office:value="0.200394" calcext:value-type="float">
            <text:p>0.200394</text:p>
          </table:table-cell>
          <table:table-cell office:value-type="float" office:value="0.277671" calcext:value-type="float">
            <text:p>0.277671</text:p>
          </table:table-cell>
          <table:table-cell office:value-type="float" office:value="0.23862" calcext:value-type="float">
            <text:p>0.23862</text:p>
          </table:table-cell>
          <table:table-cell office:value-type="float" office:value="0.238558" calcext:value-type="float">
            <text:p>0.238558</text:p>
          </table:table-cell>
        </table:table-row>
        <table:table-row table:style-name="ro1">
          <table:table-cell office:value-type="float" office:value="0.181599" calcext:value-type="float">
            <text:p>0.181599</text:p>
          </table:table-cell>
          <table:table-cell office:value-type="float" office:value="0.365007" calcext:value-type="float">
            <text:p>0.365007</text:p>
          </table:table-cell>
          <table:table-cell office:value-type="float" office:value="0.38192" calcext:value-type="float">
            <text:p>0.38192</text:p>
          </table:table-cell>
          <table:table-cell office:value-type="float" office:value="0.445461" calcext:value-type="float">
            <text:p>0.445461</text:p>
          </table:table-cell>
          <table:table-cell office:value-type="float" office:value="0.224598" calcext:value-type="float">
            <text:p>0.224598</text:p>
          </table:table-cell>
          <table:table-cell office:value-type="float" office:value="0.313027" calcext:value-type="float">
            <text:p>0.313027</text:p>
          </table:table-cell>
          <table:table-cell office:value-type="float" office:value="0.259026" calcext:value-type="float">
            <text:p>0.259026</text:p>
          </table:table-cell>
          <table:table-cell office:value-type="float" office:value="0.267801" calcext:value-type="float">
            <text:p>0.267801</text:p>
          </table:table-cell>
        </table:table-row>
        <table:table-row table:style-name="ro1">
          <table:table-cell office:value-type="float" office:value="0.178272" calcext:value-type="float">
            <text:p>0.178272</text:p>
          </table:table-cell>
          <table:table-cell office:value-type="float" office:value="0.386101" calcext:value-type="float">
            <text:p>0.386101</text:p>
          </table:table-cell>
          <table:table-cell office:value-type="float" office:value="0.35569" calcext:value-type="float">
            <text:p>0.35569</text:p>
          </table:table-cell>
          <table:table-cell office:value-type="float" office:value="0.457472" calcext:value-type="float">
            <text:p>0.457472</text:p>
          </table:table-cell>
          <table:table-cell office:value-type="float" office:value="0.21448" calcext:value-type="float">
            <text:p>0.21448</text:p>
          </table:table-cell>
          <table:table-cell office:value-type="float" office:value="0.309426" calcext:value-type="float">
            <text:p>0.309426</text:p>
          </table:table-cell>
          <table:table-cell office:value-type="float" office:value="0.251907" calcext:value-type="float">
            <text:p>0.251907</text:p>
          </table:table-cell>
          <table:table-cell office:value-type="float" office:value="0.265448" calcext:value-type="float">
            <text:p>0.265448</text:p>
          </table:table-cell>
        </table:table-row>
        <table:table-row table:style-name="ro1">
          <table:table-cell office:value-type="float" office:value="0.187205" calcext:value-type="float">
            <text:p>0.187205</text:p>
          </table:table-cell>
          <table:table-cell office:value-type="float" office:value="0.350531" calcext:value-type="float">
            <text:p>0.350531</text:p>
          </table:table-cell>
          <table:table-cell office:value-type="float" office:value="0.331592" calcext:value-type="float">
            <text:p>0.331592</text:p>
          </table:table-cell>
          <table:table-cell office:value-type="float" office:value="0.388782" calcext:value-type="float">
            <text:p>0.388782</text:p>
          </table:table-cell>
          <table:table-cell office:value-type="float" office:value="0.193703" calcext:value-type="float">
            <text:p>0.193703</text:p>
          </table:table-cell>
          <table:table-cell office:value-type="float" office:value="0.272663" calcext:value-type="float">
            <text:p>0.272663</text:p>
          </table:table-cell>
          <table:table-cell office:value-type="float" office:value="0.220764" calcext:value-type="float">
            <text:p>0.220764</text:p>
          </table:table-cell>
          <table:table-cell office:value-type="float" office:value="0.222621" calcext:value-type="float">
            <text:p>0.222621</text:p>
          </table:table-cell>
        </table:table-row>
        <table:table-row table:style-name="ro1">
          <table:table-cell office:value-type="float" office:value="0.145098" calcext:value-type="float">
            <text:p>0.145098</text:p>
          </table:table-cell>
          <table:table-cell office:value-type="float" office:value="0.277731" calcext:value-type="float">
            <text:p>0.277731</text:p>
          </table:table-cell>
          <table:table-cell office:value-type="float" office:value="0.266261" calcext:value-type="float">
            <text:p>0.266261</text:p>
          </table:table-cell>
          <table:table-cell office:value-type="float" office:value="0.310457" calcext:value-type="float">
            <text:p>0.310457</text:p>
          </table:table-cell>
          <table:table-cell office:value-type="float" office:value="0.151583" calcext:value-type="float">
            <text:p>0.151583</text:p>
          </table:table-cell>
          <table:table-cell office:value-type="float" office:value="0.227118" calcext:value-type="float">
            <text:p>0.227118</text:p>
          </table:table-cell>
          <table:table-cell office:value-type="float" office:value="0.171422" calcext:value-type="float">
            <text:p>0.171422</text:p>
          </table:table-cell>
          <table:table-cell office:value-type="float" office:value="0.188507" calcext:value-type="float">
            <text:p>0.188507</text:p>
          </table:table-cell>
        </table:table-row>
        <table:table-row table:style-name="ro1">
          <table:table-cell office:value-type="float" office:value="0.123355" calcext:value-type="float">
            <text:p>0.123355</text:p>
          </table:table-cell>
          <table:table-cell office:value-type="float" office:value="0.187376" calcext:value-type="float">
            <text:p>0.187376</text:p>
          </table:table-cell>
          <table:table-cell office:value-type="float" office:value="0.203321" calcext:value-type="float">
            <text:p>0.203321</text:p>
          </table:table-cell>
          <table:table-cell office:value-type="float" office:value="0.188796" calcext:value-type="float">
            <text:p>0.188796</text:p>
          </table:table-cell>
          <table:table-cell office:value-type="float" office:value="0.120189" calcext:value-type="float">
            <text:p>0.120189</text:p>
          </table:table-cell>
          <table:table-cell office:value-type="float" office:value="0.174901" calcext:value-type="float">
            <text:p>0.174901</text:p>
          </table:table-cell>
          <table:table-cell office:value-type="float" office:value="0.129938" calcext:value-type="float">
            <text:p>0.129938</text:p>
          </table:table-cell>
          <table:table-cell office:value-type="float" office:value="0.137385" calcext:value-type="float">
            <text:p>0.137385</text:p>
          </table:table-cell>
        </table:table-row>
        <table:table-row table:style-name="ro1">
          <table:table-cell office:value-type="float" office:value="0.0936654" calcext:value-type="float">
            <text:p>0.0936654</text:p>
          </table:table-cell>
          <table:table-cell office:value-type="float" office:value="0.0891619" calcext:value-type="float">
            <text:p>0.0891619</text:p>
          </table:table-cell>
          <table:table-cell office:value-type="float" office:value="0.140304" calcext:value-type="float">
            <text:p>0.140304</text:p>
          </table:table-cell>
          <table:table-cell office:value-type="float" office:value="0.103611" calcext:value-type="float">
            <text:p>0.103611</text:p>
          </table:table-cell>
          <table:table-cell office:value-type="float" office:value="0.0495383" calcext:value-type="float">
            <text:p>0.0495383</text:p>
          </table:table-cell>
          <table:table-cell office:value-type="float" office:value="0.135771" calcext:value-type="float">
            <text:p>0.135771</text:p>
          </table:table-cell>
          <table:table-cell office:value-type="float" office:value="0.0976828" calcext:value-type="float">
            <text:p>0.0976828</text:p>
          </table:table-cell>
          <table:table-cell office:value-type="float" office:value="0.091697" calcext:value-type="float">
            <text:p>0.091697</text:p>
          </table:table-cell>
        </table:table-row>
        <table:table-row table:style-name="ro1">
          <table:table-cell office:value-type="float" office:value="0.0871935" calcext:value-type="float">
            <text:p>0.0871935</text:p>
          </table:table-cell>
          <table:table-cell office:value-type="float" office:value="0.0779072" calcext:value-type="float">
            <text:p>0.0779072</text:p>
          </table:table-cell>
          <table:table-cell office:value-type="float" office:value="0.0961919" calcext:value-type="float">
            <text:p>0.0961919</text:p>
          </table:table-cell>
          <table:table-cell office:value-type="float" office:value="0.0920492" calcext:value-type="float">
            <text:p>0.0920492</text:p>
          </table:table-cell>
          <table:table-cell office:value-type="float" office:value="0.0588993" calcext:value-type="float">
            <text:p>0.0588993</text:p>
          </table:table-cell>
          <table:table-cell office:value-type="float" office:value="0.0981196" calcext:value-type="float">
            <text:p>0.0981196</text:p>
          </table:table-cell>
          <table:table-cell office:value-type="float" office:value="0.0658555" calcext:value-type="float">
            <text:p>0.0658555</text:p>
          </table:table-cell>
          <table:table-cell office:value-type="float" office:value="0.0828817" calcext:value-type="float">
            <text:p>0.0828817</text:p>
          </table:table-cell>
        </table:table-row>
        <table:table-row table:style-name="ro1">
          <table:table-cell office:value-type="float" office:value="0.0817634" calcext:value-type="float">
            <text:p>0.0817634</text:p>
          </table:table-cell>
          <table:table-cell office:value-type="float" office:value="0.0729107" calcext:value-type="float">
            <text:p>0.0729107</text:p>
          </table:table-cell>
          <table:table-cell office:value-type="float" office:value="0.0856959" calcext:value-type="float">
            <text:p>0.0856959</text:p>
          </table:table-cell>
          <table:table-cell office:value-type="float" office:value="0.0897774" calcext:value-type="float">
            <text:p>0.0897774</text:p>
          </table:table-cell>
          <table:table-cell office:value-type="float" office:value="0.0482315" calcext:value-type="float">
            <text:p>0.0482315</text:p>
          </table:table-cell>
          <table:table-cell office:value-type="float" office:value="0.100169" calcext:value-type="float">
            <text:p>0.100169</text:p>
          </table:table-cell>
          <table:table-cell office:value-type="float" office:value="0.0358251" calcext:value-type="float">
            <text:p>0.0358251</text:p>
          </table:table-cell>
          <table:table-cell office:value-type="float" office:value="0.0785422" calcext:value-type="float">
            <text:p>0.0785422</text:p>
          </table:table-cell>
        </table:table-row>
        <table:table-row table:style-name="ro1">
          <table:table-cell office:value-type="float" office:value="0.0656101" calcext:value-type="float">
            <text:p>0.0656101</text:p>
          </table:table-cell>
          <table:table-cell office:value-type="float" office:value="0.0754238" calcext:value-type="float">
            <text:p>0.0754238</text:p>
          </table:table-cell>
          <table:table-cell office:value-type="float" office:value="0.117787" calcext:value-type="float">
            <text:p>0.117787</text:p>
          </table:table-cell>
          <table:table-cell office:value-type="float" office:value="0.0950581" calcext:value-type="float">
            <text:p>0.0950581</text:p>
          </table:table-cell>
          <table:table-cell office:value-type="float" office:value="0.0377554" calcext:value-type="float">
            <text:p>0.0377554</text:p>
          </table:table-cell>
          <table:table-cell office:value-type="float" office:value="0.0935223" calcext:value-type="float">
            <text:p>0.0935223</text:p>
          </table:table-cell>
          <table:table-cell office:value-type="float" office:value="0.051162" calcext:value-type="float">
            <text:p>0.051162</text:p>
          </table:table-cell>
          <table:table-cell office:value-type="float" office:value="0.07663" calcext:value-type="float">
            <text:p>0.07663</text:p>
          </table:table-cell>
        </table:table-row>
        <table:table-row table:style-name="ro1">
          <table:table-cell office:value-type="float" office:value="0.062195" calcext:value-type="float">
            <text:p>0.062195</text:p>
          </table:table-cell>
          <table:table-cell office:value-type="float" office:value="0.0761713" calcext:value-type="float">
            <text:p>0.0761713</text:p>
          </table:table-cell>
          <table:table-cell office:value-type="float" office:value="0.107691" calcext:value-type="float">
            <text:p>0.107691</text:p>
          </table:table-cell>
          <table:table-cell office:value-type="float" office:value="0.0812764" calcext:value-type="float">
            <text:p>0.0812764</text:p>
          </table:table-cell>
          <table:table-cell office:value-type="float" office:value="0.0477211" calcext:value-type="float">
            <text:p>0.0477211</text:p>
          </table:table-cell>
          <table:table-cell office:value-type="float" office:value="0.0893985" calcext:value-type="float">
            <text:p>0.0893985</text:p>
          </table:table-cell>
          <table:table-cell office:value-type="float" office:value="0.0571819" calcext:value-type="float">
            <text:p>0.0571819</text:p>
          </table:table-cell>
          <table:table-cell office:value-type="float" office:value="0.0706474" calcext:value-type="float">
            <text:p>0.0706474</text:p>
          </table:table-cell>
        </table:table-row>
        <table:table-row table:style-name="ro1">
          <table:table-cell office:value-type="float" office:value="0.0760311" calcext:value-type="float">
            <text:p>0.0760311</text:p>
          </table:table-cell>
          <table:table-cell office:value-type="float" office:value="0.0643084" calcext:value-type="float">
            <text:p>0.0643084</text:p>
          </table:table-cell>
          <table:table-cell office:value-type="float" office:value="0.106575" calcext:value-type="float">
            <text:p>0.106575</text:p>
          </table:table-cell>
          <table:table-cell office:value-type="float" office:value="0.0812935" calcext:value-type="float">
            <text:p>0.0812935</text:p>
          </table:table-cell>
          <table:table-cell office:value-type="float" office:value="0.0478412" calcext:value-type="float">
            <text:p>0.0478412</text:p>
          </table:table-cell>
          <table:table-cell office:value-type="float" office:value="0.10758" calcext:value-type="float">
            <text:p>0.10758</text:p>
          </table:table-cell>
          <table:table-cell office:value-type="float" office:value="0.0608343" calcext:value-type="float">
            <text:p>0.0608343</text:p>
          </table:table-cell>
          <table:table-cell office:value-type="float" office:value="0.0796008" calcext:value-type="float">
            <text:p>0.0796008</text:p>
          </table:table-cell>
        </table:table-row>
        <table:table-row table:style-name="ro1">
          <table:table-cell office:value-type="float" office:value="0.0844875" calcext:value-type="float">
            <text:p>0.0844875</text:p>
          </table:table-cell>
          <table:table-cell office:value-type="float" office:value="0.0655787" calcext:value-type="float">
            <text:p>0.0655787</text:p>
          </table:table-cell>
          <table:table-cell office:value-type="float" office:value="0.105432" calcext:value-type="float">
            <text:p>0.105432</text:p>
          </table:table-cell>
          <table:table-cell office:value-type="float" office:value="0.0820928" calcext:value-type="float">
            <text:p>0.0820928</text:p>
          </table:table-cell>
          <table:table-cell office:value-type="float" office:value="0.0463932" calcext:value-type="float">
            <text:p>0.0463932</text:p>
          </table:table-cell>
          <table:table-cell office:value-type="float" office:value="0.111655" calcext:value-type="float">
            <text:p>0.111655</text:p>
          </table:table-cell>
          <table:table-cell office:value-type="float" office:value="0.0604298" calcext:value-type="float">
            <text:p>0.0604298</text:p>
          </table:table-cell>
          <table:table-cell office:value-type="float" office:value="0.0725148" calcext:value-type="float">
            <text:p>0.0725148</text:p>
          </table:table-cell>
        </table:table-row>
        <table:table-row table:style-name="ro1">
          <table:table-cell office:value-type="float" office:value="0.0777059" calcext:value-type="float">
            <text:p>0.0777059</text:p>
          </table:table-cell>
          <table:table-cell office:value-type="float" office:value="0.081511" calcext:value-type="float">
            <text:p>0.081511</text:p>
          </table:table-cell>
          <table:table-cell office:value-type="float" office:value="0.11262" calcext:value-type="float">
            <text:p>0.11262</text:p>
          </table:table-cell>
          <table:table-cell office:value-type="float" office:value="0.0898591" calcext:value-type="float">
            <text:p>0.0898591</text:p>
          </table:table-cell>
          <table:table-cell office:value-type="float" office:value="0.0409096" calcext:value-type="float">
            <text:p>0.0409096</text:p>
          </table:table-cell>
          <table:table-cell office:value-type="float" office:value="0.102412" calcext:value-type="float">
            <text:p>0.102412</text:p>
          </table:table-cell>
          <table:table-cell office:value-type="float" office:value="0.0663086" calcext:value-type="float">
            <text:p>0.0663086</text:p>
          </table:table-cell>
          <table:table-cell office:value-type="float" office:value="0.0722744" calcext:value-type="float">
            <text:p>0.0722744</text:p>
          </table:table-cell>
        </table:table-row>
        <table:table-row table:style-name="ro1">
          <table:table-cell office:value-type="float" office:value="0.0573374" calcext:value-type="float">
            <text:p>0.0573374</text:p>
          </table:table-cell>
          <table:table-cell office:value-type="float" office:value="0.0602381" calcext:value-type="float">
            <text:p>0.0602381</text:p>
          </table:table-cell>
          <table:table-cell office:value-type="float" office:value="0.124222" calcext:value-type="float">
            <text:p>0.124222</text:p>
          </table:table-cell>
          <table:table-cell office:value-type="float" office:value="0.0863795" calcext:value-type="float">
            <text:p>0.0863795</text:p>
          </table:table-cell>
          <table:table-cell office:value-type="float" office:value="0.0381409" calcext:value-type="float">
            <text:p>0.0381409</text:p>
          </table:table-cell>
          <table:table-cell office:value-type="float" office:value="0.105141" calcext:value-type="float">
            <text:p>0.105141</text:p>
          </table:table-cell>
          <table:table-cell office:value-type="float" office:value="0.0689968" calcext:value-type="float">
            <text:p>0.0689968</text:p>
          </table:table-cell>
          <table:table-cell office:value-type="float" office:value="0.0662718" calcext:value-type="float">
            <text:p>0.0662718</text:p>
          </table:table-cell>
        </table:table-row>
        <table:table-row table:style-name="ro1">
          <table:table-cell office:value-type="float" office:value="0.0755559" calcext:value-type="float">
            <text:p>0.0755559</text:p>
          </table:table-cell>
          <table:table-cell office:value-type="float" office:value="0.0576243" calcext:value-type="float">
            <text:p>0.0576243</text:p>
          </table:table-cell>
          <table:table-cell office:value-type="float" office:value="0.0962527" calcext:value-type="float">
            <text:p>0.0962527</text:p>
          </table:table-cell>
          <table:table-cell office:value-type="float" office:value="0.0817823" calcext:value-type="float">
            <text:p>0.0817823</text:p>
          </table:table-cell>
          <table:table-cell office:value-type="float" office:value="0.0420418" calcext:value-type="float">
            <text:p>0.0420418</text:p>
          </table:table-cell>
          <table:table-cell office:value-type="float" office:value="0.105016" calcext:value-type="float">
            <text:p>0.105016</text:p>
          </table:table-cell>
          <table:table-cell office:value-type="float" office:value="0.0646238" calcext:value-type="float">
            <text:p>0.0646238</text:p>
          </table:table-cell>
          <table:table-cell office:value-type="float" office:value="0.0636067" calcext:value-type="float">
            <text:p>0.0636067</text:p>
          </table:table-cell>
        </table:table-row>
        <table:table-row table:style-name="ro1">
          <table:table-cell office:value-type="float" office:value="0.0724241" calcext:value-type="float">
            <text:p>0.0724241</text:p>
          </table:table-cell>
          <table:table-cell office:value-type="float" office:value="0.0680177" calcext:value-type="float">
            <text:p>0.0680177</text:p>
          </table:table-cell>
          <table:table-cell office:value-type="float" office:value="0.117871" calcext:value-type="float">
            <text:p>0.117871</text:p>
          </table:table-cell>
          <table:table-cell office:value-type="float" office:value="0.0823919" calcext:value-type="float">
            <text:p>0.0823919</text:p>
          </table:table-cell>
          <table:table-cell office:value-type="float" office:value="0.0445105" calcext:value-type="float">
            <text:p>0.0445105</text:p>
          </table:table-cell>
          <table:table-cell office:value-type="float" office:value="0.116901" calcext:value-type="float">
            <text:p>0.116901</text:p>
          </table:table-cell>
          <table:table-cell office:value-type="float" office:value="0.0553518" calcext:value-type="float">
            <text:p>0.0553518</text:p>
          </table:table-cell>
          <table:table-cell office:value-type="float" office:value="0.0712699" calcext:value-type="float">
            <text:p>0.0712699</text:p>
          </table:table-cell>
        </table:table-row>
        <table:table-row table:style-name="ro1">
          <table:table-cell office:value-type="float" office:value="0.0754182" calcext:value-type="float">
            <text:p>0.0754182</text:p>
          </table:table-cell>
          <table:table-cell office:value-type="float" office:value="0.069198" calcext:value-type="float">
            <text:p>0.069198</text:p>
          </table:table-cell>
          <table:table-cell office:value-type="float" office:value="0.104316" calcext:value-type="float">
            <text:p>0.104316</text:p>
          </table:table-cell>
          <table:table-cell office:value-type="float" office:value="0.105294" calcext:value-type="float">
            <text:p>0.105294</text:p>
          </table:table-cell>
          <table:table-cell office:value-type="float" office:value="0.0350988" calcext:value-type="float">
            <text:p>0.0350988</text:p>
          </table:table-cell>
          <table:table-cell office:value-type="float" office:value="0.104916" calcext:value-type="float">
            <text:p>0.104916</text:p>
          </table:table-cell>
          <table:table-cell office:value-type="float" office:value="0.0524667" calcext:value-type="float">
            <text:p>0.0524667</text:p>
          </table:table-cell>
          <table:table-cell office:value-type="float" office:value="0.0697891" calcext:value-type="float">
            <text:p>0.0697891</text:p>
          </table:table-cell>
        </table:table-row>
        <table:table-row table:style-name="ro1">
          <table:table-cell office:value-type="float" office:value="0.0664206" calcext:value-type="float">
            <text:p>0.0664206</text:p>
          </table:table-cell>
          <table:table-cell office:value-type="float" office:value="0.0719394" calcext:value-type="float">
            <text:p>0.0719394</text:p>
          </table:table-cell>
          <table:table-cell office:value-type="float" office:value="0.112457" calcext:value-type="float">
            <text:p>0.112457</text:p>
          </table:table-cell>
          <table:table-cell office:value-type="float" office:value="0.0739818" calcext:value-type="float">
            <text:p>0.0739818</text:p>
          </table:table-cell>
          <table:table-cell office:value-type="float" office:value="0.0595005" calcext:value-type="float">
            <text:p>0.0595005</text:p>
          </table:table-cell>
          <table:table-cell office:value-type="float" office:value="0.110011" calcext:value-type="float">
            <text:p>0.110011</text:p>
          </table:table-cell>
          <table:table-cell office:value-type="float" office:value="0.0514549" calcext:value-type="float">
            <text:p>0.0514549</text:p>
          </table:table-cell>
          <table:table-cell office:value-type="float" office:value="0.0603862" calcext:value-type="float">
            <text:p>0.0603862</text:p>
          </table:table-cell>
        </table:table-row>
        <table:table-row table:style-name="ro1">
          <table:table-cell office:value-type="float" office:value="0.0676058" calcext:value-type="float">
            <text:p>0.0676058</text:p>
          </table:table-cell>
          <table:table-cell office:value-type="float" office:value="0.0897196" calcext:value-type="float">
            <text:p>0.0897196</text:p>
          </table:table-cell>
          <table:table-cell office:value-type="float" office:value="0.104498" calcext:value-type="float">
            <text:p>0.104498</text:p>
          </table:table-cell>
          <table:table-cell office:value-type="float" office:value="0.108845" calcext:value-type="float">
            <text:p>0.108845</text:p>
          </table:table-cell>
          <table:table-cell office:value-type="float" office:value="0.0433577" calcext:value-type="float">
            <text:p>0.0433577</text:p>
          </table:table-cell>
          <table:table-cell office:value-type="float" office:value="0.103664" calcext:value-type="float">
            <text:p>0.103664</text:p>
          </table:table-cell>
          <table:table-cell office:value-type="float" office:value="0.0648879" calcext:value-type="float">
            <text:p>0.0648879</text:p>
          </table:table-cell>
          <table:table-cell office:value-type="float" office:value="0.083797" calcext:value-type="float">
            <text:p>0.083797</text:p>
          </table:table-cell>
        </table:table-row>
        <table:table-row table:style-name="ro1">
          <table:table-cell office:value-type="float" office:value="0.0828254" calcext:value-type="float">
            <text:p>0.0828254</text:p>
          </table:table-cell>
          <table:table-cell office:value-type="float" office:value="0.0845865" calcext:value-type="float">
            <text:p>0.0845865</text:p>
          </table:table-cell>
          <table:table-cell office:value-type="float" office:value="0.105052" calcext:value-type="float">
            <text:p>0.105052</text:p>
          </table:table-cell>
          <table:table-cell office:value-type="float" office:value="0.0941175" calcext:value-type="float">
            <text:p>0.0941175</text:p>
          </table:table-cell>
          <table:table-cell office:value-type="float" office:value="0.0585588" calcext:value-type="float">
            <text:p>0.0585588</text:p>
          </table:table-cell>
          <table:table-cell office:value-type="float" office:value="0.121768" calcext:value-type="float">
            <text:p>0.121768</text:p>
          </table:table-cell>
          <table:table-cell office:value-type="float" office:value="0.0625462" calcext:value-type="float">
            <text:p>0.0625462</text:p>
          </table:table-cell>
          <table:table-cell office:value-type="float" office:value="0.0742195" calcext:value-type="float">
            <text:p>0.0742195</text:p>
          </table:table-cell>
        </table:table-row>
        <table:table-row table:style-name="ro1">
          <table:table-cell office:value-type="float" office:value="0.0823295" calcext:value-type="float">
            <text:p>0.0823295</text:p>
          </table:table-cell>
          <table:table-cell office:value-type="float" office:value="0.082789" calcext:value-type="float">
            <text:p>0.082789</text:p>
          </table:table-cell>
          <table:table-cell office:value-type="float" office:value="0.107953" calcext:value-type="float">
            <text:p>0.107953</text:p>
          </table:table-cell>
          <table:table-cell office:value-type="float" office:value="0.10276" calcext:value-type="float">
            <text:p>0.10276</text:p>
          </table:table-cell>
          <table:table-cell office:value-type="float" office:value="0.0550014" calcext:value-type="float">
            <text:p>0.0550014</text:p>
          </table:table-cell>
          <table:table-cell office:value-type="float" office:value="0.108346" calcext:value-type="float">
            <text:p>0.108346</text:p>
          </table:table-cell>
          <table:table-cell office:value-type="float" office:value="0.0610052" calcext:value-type="float">
            <text:p>0.0610052</text:p>
          </table:table-cell>
          <table:table-cell office:value-type="float" office:value="0.0732337" calcext:value-type="float">
            <text:p>0.0732337</text:p>
          </table:table-cell>
        </table:table-row>
        <table:table-row table:style-name="ro1">
          <table:table-cell office:value-type="float" office:value="0.0825865" calcext:value-type="float">
            <text:p>0.0825865</text:p>
          </table:table-cell>
          <table:table-cell office:value-type="float" office:value="0.072419" calcext:value-type="float">
            <text:p>0.072419</text:p>
          </table:table-cell>
          <table:table-cell office:value-type="float" office:value="0.117416" calcext:value-type="float">
            <text:p>0.117416</text:p>
          </table:table-cell>
          <table:table-cell office:value-type="float" office:value="0.0980186" calcext:value-type="float">
            <text:p>0.0980186</text:p>
          </table:table-cell>
          <table:table-cell office:value-type="float" office:value="0.0491277" calcext:value-type="float">
            <text:p>0.0491277</text:p>
          </table:table-cell>
          <table:table-cell office:value-type="float" office:value="0.103259" calcext:value-type="float">
            <text:p>0.103259</text:p>
          </table:table-cell>
          <table:table-cell office:value-type="float" office:value="0.0695643" calcext:value-type="float">
            <text:p>0.0695643</text:p>
          </table:table-cell>
          <table:table-cell office:value-type="float" office:value="0.0796053" calcext:value-type="float">
            <text:p>0.0796053</text:p>
          </table:table-cell>
        </table:table-row>
        <table:table-row table:style-name="ro1">
          <table:table-cell office:value-type="float" office:value="0.0596643" calcext:value-type="float">
            <text:p>0.0596643</text:p>
          </table:table-cell>
          <table:table-cell office:value-type="float" office:value="0.081317" calcext:value-type="float">
            <text:p>0.081317</text:p>
          </table:table-cell>
          <table:table-cell office:value-type="float" office:value="0.122163" calcext:value-type="float">
            <text:p>0.122163</text:p>
          </table:table-cell>
          <table:table-cell office:value-type="float" office:value="0.109301" calcext:value-type="float">
            <text:p>0.109301</text:p>
          </table:table-cell>
          <table:table-cell office:value-type="float" office:value="0.0533754" calcext:value-type="float">
            <text:p>0.0533754</text:p>
          </table:table-cell>
          <table:table-cell office:value-type="float" office:value="0.117203" calcext:value-type="float">
            <text:p>0.117203</text:p>
          </table:table-cell>
          <table:table-cell office:value-type="float" office:value="0.0737377" calcext:value-type="float">
            <text:p>0.0737377</text:p>
          </table:table-cell>
          <table:table-cell office:value-type="float" office:value="0.0773188" calcext:value-type="float">
            <text:p>0.0773188</text:p>
          </table:table-cell>
        </table:table-row>
        <table:table-row table:style-name="ro1">
          <table:table-cell office:value-type="float" office:value="0.0734832" calcext:value-type="float">
            <text:p>0.0734832</text:p>
          </table:table-cell>
          <table:table-cell office:value-type="float" office:value="0.0846822" calcext:value-type="float">
            <text:p>0.0846822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097506" calcext:value-type="float">
            <text:p>0.097506</text:p>
          </table:table-cell>
          <table:table-cell office:value-type="float" office:value="0.0436847" calcext:value-type="float">
            <text:p>0.0436847</text:p>
          </table:table-cell>
          <table:table-cell office:value-type="float" office:value="0.108491" calcext:value-type="float">
            <text:p>0.108491</text:p>
          </table:table-cell>
          <table:table-cell office:value-type="float" office:value="0.069486" calcext:value-type="float">
            <text:p>0.069486</text:p>
          </table:table-cell>
          <table:table-cell office:value-type="float" office:value="0.0785126" calcext:value-type="float">
            <text:p>0.0785126</text:p>
          </table:table-cell>
        </table:table-row>
        <table:table-row table:style-name="ro1">
          <table:table-cell office:value-type="float" office:value="0.0750858" calcext:value-type="float">
            <text:p>0.0750858</text:p>
          </table:table-cell>
          <table:table-cell office:value-type="float" office:value="0.068829" calcext:value-type="float">
            <text:p>0.068829</text:p>
          </table:table-cell>
          <table:table-cell office:value-type="float" office:value="0.115235" calcext:value-type="float">
            <text:p>0.115235</text:p>
          </table:table-cell>
          <table:table-cell office:value-type="float" office:value="0.100643" calcext:value-type="float">
            <text:p>0.100643</text:p>
          </table:table-cell>
          <table:table-cell office:value-type="float" office:value="0.0368891" calcext:value-type="float">
            <text:p>0.0368891</text:p>
          </table:table-cell>
          <table:table-cell office:value-type="float" office:value="0.103589" calcext:value-type="float">
            <text:p>0.103589</text:p>
          </table:table-cell>
          <table:table-cell office:value-type="float" office:value="0.0754015" calcext:value-type="float">
            <text:p>0.0754015</text:p>
          </table:table-cell>
          <table:table-cell office:value-type="float" office:value="0.0646269" calcext:value-type="float">
            <text:p>0.0646269</text:p>
          </table:table-cell>
        </table:table-row>
        <table:table-row table:style-name="ro1">
          <table:table-cell office:value-type="float" office:value="0.0834129" calcext:value-type="float">
            <text:p>0.0834129</text:p>
          </table:table-cell>
          <table:table-cell office:value-type="float" office:value="0.0719036" calcext:value-type="float">
            <text:p>0.0719036</text:p>
          </table:table-cell>
          <table:table-cell office:value-type="float" office:value="0.108715" calcext:value-type="float">
            <text:p>0.108715</text:p>
          </table:table-cell>
          <table:table-cell office:value-type="float" office:value="0.0999442" calcext:value-type="float">
            <text:p>0.0999442</text:p>
          </table:table-cell>
          <table:table-cell office:value-type="float" office:value="0.0591364" calcext:value-type="float">
            <text:p>0.0591364</text:p>
          </table:table-cell>
          <table:table-cell office:value-type="float" office:value="0.108092" calcext:value-type="float">
            <text:p>0.108092</text:p>
          </table:table-cell>
          <table:table-cell office:value-type="float" office:value="0.0643393" calcext:value-type="float">
            <text:p>0.0643393</text:p>
          </table:table-cell>
          <table:table-cell office:value-type="float" office:value="0.0728258" calcext:value-type="float">
            <text:p>0.0728258</text:p>
          </table:table-cell>
        </table:table-row>
        <table:table-row table:style-name="ro1">
          <table:table-cell office:value-type="float" office:value="0.0596008" calcext:value-type="float">
            <text:p>0.0596008</text:p>
          </table:table-cell>
          <table:table-cell office:value-type="float" office:value="0.0692541" calcext:value-type="float">
            <text:p>0.0692541</text:p>
          </table:table-cell>
          <table:table-cell office:value-type="float" office:value="0.109913" calcext:value-type="float">
            <text:p>0.109913</text:p>
          </table:table-cell>
          <table:table-cell office:value-type="float" office:value="0.0923911" calcext:value-type="float">
            <text:p>0.0923911</text:p>
          </table:table-cell>
          <table:table-cell office:value-type="float" office:value="0.0437935" calcext:value-type="float">
            <text:p>0.0437935</text:p>
          </table:table-cell>
          <table:table-cell office:value-type="float" office:value="0.101787" calcext:value-type="float">
            <text:p>0.101787</text:p>
          </table:table-cell>
          <table:table-cell office:value-type="float" office:value="0.0610027" calcext:value-type="float">
            <text:p>0.0610027</text:p>
          </table:table-cell>
          <table:table-cell office:value-type="float" office:value="0.0678936" calcext:value-type="float">
            <text:p>0.0678936</text:p>
          </table:table-cell>
        </table:table-row>
        <table:table-row table:style-name="ro1">
          <table:table-cell office:value-type="float" office:value="0.0775583" calcext:value-type="float">
            <text:p>0.0775583</text:p>
          </table:table-cell>
          <table:table-cell office:value-type="float" office:value="0.0641711" calcext:value-type="float">
            <text:p>0.0641711</text:p>
          </table:table-cell>
          <table:table-cell office:value-type="float" office:value="0.0984065" calcext:value-type="float">
            <text:p>0.0984065</text:p>
          </table:table-cell>
          <table:table-cell office:value-type="float" office:value="0.0826761" calcext:value-type="float">
            <text:p>0.0826761</text:p>
          </table:table-cell>
          <table:table-cell office:value-type="float" office:value="0.0461391" calcext:value-type="float">
            <text:p>0.0461391</text:p>
          </table:table-cell>
          <table:table-cell office:value-type="float" office:value="0.10904" calcext:value-type="float">
            <text:p>0.10904</text:p>
          </table:table-cell>
          <table:table-cell office:value-type="float" office:value="0.0486517" calcext:value-type="float">
            <text:p>0.0486517</text:p>
          </table:table-cell>
          <table:table-cell office:value-type="float" office:value="0.0570919" calcext:value-type="float">
            <text:p>0.0570919</text:p>
          </table:table-cell>
        </table:table-row>
        <table:table-row table:style-name="ro1">
          <table:table-cell office:value-type="float" office:value="0.067402" calcext:value-type="float">
            <text:p>0.067402</text:p>
          </table:table-cell>
          <table:table-cell office:value-type="float" office:value="0.0614562" calcext:value-type="float">
            <text:p>0.0614562</text:p>
          </table:table-cell>
          <table:table-cell office:value-type="float" office:value="0.0954006" calcext:value-type="float">
            <text:p>0.0954006</text:p>
          </table:table-cell>
          <table:table-cell office:value-type="float" office:value="0.0756935" calcext:value-type="float">
            <text:p>0.0756935</text:p>
          </table:table-cell>
          <table:table-cell office:value-type="float" office:value="0.033819" calcext:value-type="float">
            <text:p>0.033819</text:p>
          </table:table-cell>
          <table:table-cell office:value-type="float" office:value="0.0962682" calcext:value-type="float">
            <text:p>0.0962682</text:p>
          </table:table-cell>
          <table:table-cell office:value-type="float" office:value="0.0574203" calcext:value-type="float">
            <text:p>0.0574203</text:p>
          </table:table-cell>
          <table:table-cell office:value-type="float" office:value="0.0706641" calcext:value-type="float">
            <text:p>0.0706641</text:p>
          </table:table-cell>
        </table:table-row>
        <table:table-row table:style-name="ro1">
          <table:table-cell office:value-type="float" office:value="0.061833" calcext:value-type="float">
            <text:p>0.061833</text:p>
          </table:table-cell>
          <table:table-cell office:value-type="float" office:value="0.0438063" calcext:value-type="float">
            <text:p>0.0438063</text:p>
          </table:table-cell>
          <table:table-cell office:value-type="float" office:value="0.101108" calcext:value-type="float">
            <text:p>0.101108</text:p>
          </table:table-cell>
          <table:table-cell office:value-type="float" office:value="0.0794342" calcext:value-type="float">
            <text:p>0.0794342</text:p>
          </table:table-cell>
          <table:table-cell office:value-type="float" office:value="0.0357047" calcext:value-type="float">
            <text:p>0.0357047</text:p>
          </table:table-cell>
          <table:table-cell office:value-type="float" office:value="0.10319" calcext:value-type="float">
            <text:p>0.10319</text:p>
          </table:table-cell>
          <table:table-cell office:value-type="float" office:value="0.0644593" calcext:value-type="float">
            <text:p>0.0644593</text:p>
          </table:table-cell>
          <table:table-cell office:value-type="float" office:value="0.0816066" calcext:value-type="float">
            <text:p>0.0816066</text:p>
          </table:table-cell>
        </table:table-row>
        <table:table-row table:style-name="ro1">
          <table:table-cell office:value-type="float" office:value="0.0656346" calcext:value-type="float">
            <text:p>0.0656346</text:p>
          </table:table-cell>
          <table:table-cell office:value-type="float" office:value="0.0702131" calcext:value-type="float">
            <text:p>0.0702131</text:p>
          </table:table-cell>
          <table:table-cell office:value-type="float" office:value="0.121766" calcext:value-type="float">
            <text:p>0.121766</text:p>
          </table:table-cell>
          <table:table-cell office:value-type="float" office:value="0.0995829" calcext:value-type="float">
            <text:p>0.0995829</text:p>
          </table:table-cell>
          <table:table-cell office:value-type="float" office:value="0.018721" calcext:value-type="float">
            <text:p>0.018721</text:p>
          </table:table-cell>
          <table:table-cell office:value-type="float" office:value="0.0966024" calcext:value-type="float">
            <text:p>0.0966024</text:p>
          </table:table-cell>
          <table:table-cell office:value-type="float" office:value="0.0663709" calcext:value-type="float">
            <text:p>0.0663709</text:p>
          </table:table-cell>
          <table:table-cell office:value-type="float" office:value="0.0764322" calcext:value-type="float">
            <text:p>0.0764322</text:p>
          </table:table-cell>
        </table:table-row>
        <table:table-row table:style-name="ro1">
          <table:table-cell office:value-type="float" office:value="0.0747013" calcext:value-type="float">
            <text:p>0.0747013</text:p>
          </table:table-cell>
          <table:table-cell office:value-type="float" office:value="0.078337" calcext:value-type="float">
            <text:p>0.078337</text:p>
          </table:table-cell>
          <table:table-cell office:value-type="float" office:value="0.081654" calcext:value-type="float">
            <text:p>0.081654</text:p>
          </table:table-cell>
          <table:table-cell office:value-type="float" office:value="0.0900399" calcext:value-type="float">
            <text:p>0.0900399</text:p>
          </table:table-cell>
          <table:table-cell office:value-type="float" office:value="0.0598893" calcext:value-type="float">
            <text:p>0.0598893</text:p>
          </table:table-cell>
          <table:table-cell office:value-type="float" office:value="0.0913319" calcext:value-type="float">
            <text:p>0.0913319</text:p>
          </table:table-cell>
          <table:table-cell office:value-type="float" office:value="0.058588" calcext:value-type="float">
            <text:p>0.058588</text:p>
          </table:table-cell>
          <table:table-cell office:value-type="float" office:value="0.0550285" calcext:value-type="float">
            <text:p>0.0550285</text:p>
          </table:table-cell>
        </table:table-row>
        <table:table-row table:style-name="ro1">
          <table:table-cell office:value-type="float" office:value="0.0690861" calcext:value-type="float">
            <text:p>0.0690861</text:p>
          </table:table-cell>
          <table:table-cell office:value-type="float" office:value="0.0627211" calcext:value-type="float">
            <text:p>0.0627211</text:p>
          </table:table-cell>
          <table:table-cell office:value-type="float" office:value="0.107997" calcext:value-type="float">
            <text:p>0.107997</text:p>
          </table:table-cell>
          <table:table-cell office:value-type="float" office:value="0.0790641" calcext:value-type="float">
            <text:p>0.0790641</text:p>
          </table:table-cell>
          <table:table-cell office:value-type="float" office:value="0.0362371" calcext:value-type="float">
            <text:p>0.0362371</text:p>
          </table:table-cell>
          <table:table-cell office:value-type="float" office:value="0.0899042" calcext:value-type="float">
            <text:p>0.0899042</text:p>
          </table:table-cell>
          <table:table-cell office:value-type="float" office:value="0.0356369" calcext:value-type="float">
            <text:p>0.0356369</text:p>
          </table:table-cell>
          <table:table-cell office:value-type="float" office:value="0.0634808" calcext:value-type="float">
            <text:p>0.0634808</text:p>
          </table:table-cell>
        </table:table-row>
        <table:table-row table:style-name="ro1">
          <table:table-cell office:value-type="float" office:value="0.0775223" calcext:value-type="float">
            <text:p>0.0775223</text:p>
          </table:table-cell>
          <table:table-cell office:value-type="float" office:value="0.0609104" calcext:value-type="float">
            <text:p>0.0609104</text:p>
          </table:table-cell>
          <table:table-cell office:value-type="float" office:value="0.102336" calcext:value-type="float">
            <text:p>0.102336</text:p>
          </table:table-cell>
          <table:table-cell office:value-type="float" office:value="0.0757545" calcext:value-type="float">
            <text:p>0.0757545</text:p>
          </table:table-cell>
          <table:table-cell office:value-type="float" office:value="0.0447492" calcext:value-type="float">
            <text:p>0.0447492</text:p>
          </table:table-cell>
          <table:table-cell office:value-type="float" office:value="0.0937836" calcext:value-type="float">
            <text:p>0.0937836</text:p>
          </table:table-cell>
          <table:table-cell office:value-type="float" office:value="0.0660411" calcext:value-type="float">
            <text:p>0.0660411</text:p>
          </table:table-cell>
          <table:table-cell office:value-type="float" office:value="0.0573611" calcext:value-type="float">
            <text:p>0.0573611</text:p>
          </table:table-cell>
        </table:table-row>
        <table:table-row table:style-name="ro1">
          <table:table-cell office:value-type="float" office:value="0.0830566" calcext:value-type="float">
            <text:p>0.0830566</text:p>
          </table:table-cell>
          <table:table-cell office:value-type="float" office:value="0.069932" calcext:value-type="float">
            <text:p>0.069932</text:p>
          </table:table-cell>
          <table:table-cell office:value-type="float" office:value="0.0884011" calcext:value-type="float">
            <text:p>0.0884011</text:p>
          </table:table-cell>
          <table:table-cell office:value-type="float" office:value="0.0879655" calcext:value-type="float">
            <text:p>0.0879655</text:p>
          </table:table-cell>
          <table:table-cell office:value-type="float" office:value="0.0676961" calcext:value-type="float">
            <text:p>0.0676961</text:p>
          </table:table-cell>
          <table:table-cell office:value-type="float" office:value="0.0950878" calcext:value-type="float">
            <text:p>0.0950878</text:p>
          </table:table-cell>
          <table:table-cell office:value-type="float" office:value="0.0543246" calcext:value-type="float">
            <text:p>0.0543246</text:p>
          </table:table-cell>
          <table:table-cell office:value-type="float" office:value="0.0747194" calcext:value-type="float">
            <text:p>0.0747194</text:p>
          </table:table-cell>
        </table:table-row>
        <table:table-row table:style-name="ro1">
          <table:table-cell office:value-type="float" office:value="0.0720435" calcext:value-type="float">
            <text:p>0.0720435</text:p>
          </table:table-cell>
          <table:table-cell office:value-type="float" office:value="0.0708212" calcext:value-type="float">
            <text:p>0.0708212</text:p>
          </table:table-cell>
          <table:table-cell office:value-type="float" office:value="0.092221" calcext:value-type="float">
            <text:p>0.092221</text:p>
          </table:table-cell>
          <table:table-cell office:value-type="float" office:value="0.0724116" calcext:value-type="float">
            <text:p>0.0724116</text:p>
          </table:table-cell>
          <table:table-cell office:value-type="float" office:value="0.0574134" calcext:value-type="float">
            <text:p>0.0574134</text:p>
          </table:table-cell>
          <table:table-cell office:value-type="float" office:value="0.0978236" calcext:value-type="float">
            <text:p>0.0978236</text:p>
          </table:table-cell>
          <table:table-cell office:value-type="float" office:value="0.0530924" calcext:value-type="float">
            <text:p>0.0530924</text:p>
          </table:table-cell>
          <table:table-cell office:value-type="float" office:value="0.0660185" calcext:value-type="float">
            <text:p>0.0660185</text:p>
          </table:table-cell>
        </table:table-row>
        <table:table-row table:style-name="ro1">
          <table:table-cell office:value-type="float" office:value="0.0690996" calcext:value-type="float">
            <text:p>0.0690996</text:p>
          </table:table-cell>
          <table:table-cell office:value-type="float" office:value="0.0787239" calcext:value-type="float">
            <text:p>0.0787239</text:p>
          </table:table-cell>
          <table:table-cell office:value-type="float" office:value="0.0928102" calcext:value-type="float">
            <text:p>0.0928102</text:p>
          </table:table-cell>
          <table:table-cell office:value-type="float" office:value="0.0827989" calcext:value-type="float">
            <text:p>0.0827989</text:p>
          </table:table-cell>
          <table:table-cell office:value-type="float" office:value="0.0680288" calcext:value-type="float">
            <text:p>0.0680288</text:p>
          </table:table-cell>
          <table:table-cell office:value-type="float" office:value="0.094064" calcext:value-type="float">
            <text:p>0.094064</text:p>
          </table:table-cell>
          <table:table-cell office:value-type="float" office:value="0.0581488" calcext:value-type="float">
            <text:p>0.0581488</text:p>
          </table:table-cell>
          <table:table-cell office:value-type="float" office:value="0.0737171" calcext:value-type="float">
            <text:p>0.0737171</text:p>
          </table:table-cell>
        </table:table-row>
        <table:table-row table:style-name="ro1">
          <table:table-cell office:value-type="float" office:value="0.0899832" calcext:value-type="float">
            <text:p>0.0899832</text:p>
          </table:table-cell>
          <table:table-cell office:value-type="float" office:value="0.043922" calcext:value-type="float">
            <text:p>0.043922</text:p>
          </table:table-cell>
          <table:table-cell office:value-type="float" office:value="0.0972044" calcext:value-type="float">
            <text:p>0.0972044</text:p>
          </table:table-cell>
          <table:table-cell office:value-type="float" office:value="0.076662" calcext:value-type="float">
            <text:p>0.076662</text:p>
          </table:table-cell>
          <table:table-cell office:value-type="float" office:value="0.0401823" calcext:value-type="float">
            <text:p>0.0401823</text:p>
          </table:table-cell>
          <table:table-cell office:value-type="float" office:value="0.11159" calcext:value-type="float">
            <text:p>0.11159</text:p>
          </table:table-cell>
          <table:table-cell office:value-type="float" office:value="0.0546153" calcext:value-type="float">
            <text:p>0.0546153</text:p>
          </table:table-cell>
          <table:table-cell office:value-type="float" office:value="0.0793975" calcext:value-type="float">
            <text:p>0.0793975</text:p>
          </table:table-cell>
        </table:table-row>
        <table:table-row table:style-name="ro1">
          <table:table-cell office:value-type="float" office:value="0.0737061" calcext:value-type="float">
            <text:p>0.0737061</text:p>
          </table:table-cell>
          <table:table-cell office:value-type="float" office:value="0.0727515" calcext:value-type="float">
            <text:p>0.0727515</text:p>
          </table:table-cell>
          <table:table-cell office:value-type="float" office:value="0.116385" calcext:value-type="float">
            <text:p>0.116385</text:p>
          </table:table-cell>
          <table:table-cell office:value-type="float" office:value="0.0873912" calcext:value-type="float">
            <text:p>0.0873912</text:p>
          </table:table-cell>
          <table:table-cell office:value-type="float" office:value="0.0588068" calcext:value-type="float">
            <text:p>0.0588068</text:p>
          </table:table-cell>
          <table:table-cell office:value-type="float" office:value="0.0915162" calcext:value-type="float">
            <text:p>0.0915162</text:p>
          </table:table-cell>
          <table:table-cell office:value-type="float" office:value="0.0628336" calcext:value-type="float">
            <text:p>0.0628336</text:p>
          </table:table-cell>
          <table:table-cell office:value-type="float" office:value="0.077837" calcext:value-type="float">
            <text:p>0.077837</text:p>
          </table:table-cell>
        </table:table-row>
        <table:table-row table:style-name="ro1">
          <table:table-cell office:value-type="float" office:value="0.0867508" calcext:value-type="float">
            <text:p>0.0867508</text:p>
          </table:table-cell>
          <table:table-cell office:value-type="float" office:value="0.078367" calcext:value-type="float">
            <text:p>0.078367</text:p>
          </table:table-cell>
          <table:table-cell office:value-type="float" office:value="0.108468" calcext:value-type="float">
            <text:p>0.108468</text:p>
          </table:table-cell>
          <table:table-cell office:value-type="float" office:value="0.0889615" calcext:value-type="float">
            <text:p>0.0889615</text:p>
          </table:table-cell>
          <table:table-cell office:value-type="float" office:value="0.0648151" calcext:value-type="float">
            <text:p>0.0648151</text:p>
          </table:table-cell>
          <table:table-cell office:value-type="float" office:value="0.0971787" calcext:value-type="float">
            <text:p>0.0971787</text:p>
          </table:table-cell>
          <table:table-cell office:value-type="float" office:value="0.0573538" calcext:value-type="float">
            <text:p>0.0573538</text:p>
          </table:table-cell>
          <table:table-cell office:value-type="float" office:value="0.0742475" calcext:value-type="float">
            <text:p>0.0742475</text:p>
          </table:table-cell>
        </table:table-row>
        <table:table-row table:style-name="ro1">
          <table:table-cell office:value-type="float" office:value="0.0775337" calcext:value-type="float">
            <text:p>0.0775337</text:p>
          </table:table-cell>
          <table:table-cell office:value-type="float" office:value="0.0665782" calcext:value-type="float">
            <text:p>0.0665782</text:p>
          </table:table-cell>
          <table:table-cell office:value-type="float" office:value="0.101761" calcext:value-type="float">
            <text:p>0.101761</text:p>
          </table:table-cell>
          <table:table-cell office:value-type="float" office:value="0.0864329" calcext:value-type="float">
            <text:p>0.0864329</text:p>
          </table:table-cell>
          <table:table-cell office:value-type="float" office:value="0.0506157" calcext:value-type="float">
            <text:p>0.0506157</text:p>
          </table:table-cell>
          <table:table-cell office:value-type="float" office:value="0.0970741" calcext:value-type="float">
            <text:p>0.0970741</text:p>
          </table:table-cell>
          <table:table-cell office:value-type="float" office:value="0.056788" calcext:value-type="float">
            <text:p>0.056788</text:p>
          </table:table-cell>
          <table:table-cell office:value-type="float" office:value="0.0801246" calcext:value-type="float">
            <text:p>0.0801246</text:p>
          </table:table-cell>
        </table:table-row>
        <table:table-row table:style-name="ro1">
          <table:table-cell office:value-type="float" office:value="0.0762825" calcext:value-type="float">
            <text:p>0.0762825</text:p>
          </table:table-cell>
          <table:table-cell office:value-type="float" office:value="0.0722776" calcext:value-type="float">
            <text:p>0.0722776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0792617" calcext:value-type="float">
            <text:p>0.0792617</text:p>
          </table:table-cell>
          <table:table-cell office:value-type="float" office:value="0.0533614" calcext:value-type="float">
            <text:p>0.0533614</text:p>
          </table:table-cell>
          <table:table-cell office:value-type="float" office:value="0.115418" calcext:value-type="float">
            <text:p>0.115418</text:p>
          </table:table-cell>
          <table:table-cell office:value-type="float" office:value="0.0583738" calcext:value-type="float">
            <text:p>0.0583738</text:p>
          </table:table-cell>
          <table:table-cell office:value-type="float" office:value="0.0711844" calcext:value-type="float">
            <text:p>0.0711844</text:p>
          </table:table-cell>
        </table:table-row>
        <table:table-row table:style-name="ro1">
          <table:table-cell office:value-type="float" office:value="0.072551" calcext:value-type="float">
            <text:p>0.072551</text:p>
          </table:table-cell>
          <table:table-cell office:value-type="float" office:value="0.069147" calcext:value-type="float">
            <text:p>0.069147</text:p>
          </table:table-cell>
          <table:table-cell office:value-type="float" office:value="0.104866" calcext:value-type="float">
            <text:p>0.104866</text:p>
          </table:table-cell>
          <table:table-cell office:value-type="float" office:value="0.103495" calcext:value-type="float">
            <text:p>0.103495</text:p>
          </table:table-cell>
          <table:table-cell office:value-type="float" office:value="0.057312" calcext:value-type="float">
            <text:p>0.057312</text:p>
          </table:table-cell>
          <table:table-cell office:value-type="float" office:value="0.124705" calcext:value-type="float">
            <text:p>0.124705</text:p>
          </table:table-cell>
          <table:table-cell office:value-type="float" office:value="0.0653602" calcext:value-type="float">
            <text:p>0.0653602</text:p>
          </table:table-cell>
          <table:table-cell office:value-type="float" office:value="0.064388" calcext:value-type="float">
            <text:p>0.064388</text:p>
          </table:table-cell>
        </table:table-row>
        <table:table-row table:style-name="ro1">
          <table:table-cell office:value-type="float" office:value="0.0852781" calcext:value-type="float">
            <text:p>0.0852781</text:p>
          </table:table-cell>
          <table:table-cell office:value-type="float" office:value="0.0775411" calcext:value-type="float">
            <text:p>0.0775411</text:p>
          </table:table-cell>
          <table:table-cell office:value-type="float" office:value="0.108585" calcext:value-type="float">
            <text:p>0.108585</text:p>
          </table:table-cell>
          <table:table-cell office:value-type="float" office:value="0.111053" calcext:value-type="float">
            <text:p>0.111053</text:p>
          </table:table-cell>
          <table:table-cell office:value-type="float" office:value="0.0687935" calcext:value-type="float">
            <text:p>0.0687935</text:p>
          </table:table-cell>
          <table:table-cell office:value-type="float" office:value="0.120067" calcext:value-type="float">
            <text:p>0.120067</text:p>
          </table:table-cell>
          <table:table-cell office:value-type="float" office:value="0.0650513" calcext:value-type="float">
            <text:p>0.0650513</text:p>
          </table:table-cell>
          <table:table-cell office:value-type="float" office:value="0.0865117" calcext:value-type="float">
            <text:p>0.0865117</text:p>
          </table:table-cell>
        </table:table-row>
        <table:table-row table:style-name="ro1">
          <table:table-cell office:value-type="float" office:value="0.0715424" calcext:value-type="float">
            <text:p>0.0715424</text:p>
          </table:table-cell>
          <table:table-cell office:value-type="float" office:value="0.0754897" calcext:value-type="float">
            <text:p>0.0754897</text:p>
          </table:table-cell>
          <table:table-cell office:value-type="float" office:value="0.117773" calcext:value-type="float">
            <text:p>0.117773</text:p>
          </table:table-cell>
          <table:table-cell office:value-type="float" office:value="0.0995555" calcext:value-type="float">
            <text:p>0.0995555</text:p>
          </table:table-cell>
          <table:table-cell office:value-type="float" office:value="0.0401638" calcext:value-type="float">
            <text:p>0.0401638</text:p>
          </table:table-cell>
          <table:table-cell office:value-type="float" office:value="0.115397" calcext:value-type="float">
            <text:p>0.115397</text:p>
          </table:table-cell>
          <table:table-cell office:value-type="float" office:value="0.0761638" calcext:value-type="float">
            <text:p>0.0761638</text:p>
          </table:table-cell>
          <table:table-cell office:value-type="float" office:value="0.0738787" calcext:value-type="float">
            <text:p>0.0738787</text:p>
          </table:table-cell>
        </table:table-row>
        <table:table-row table:style-name="ro1">
          <table:table-cell office:value-type="float" office:value="0.0987171" calcext:value-type="float">
            <text:p>0.0987171</text:p>
          </table:table-cell>
          <table:table-cell office:value-type="float" office:value="0.0840404" calcext:value-type="float">
            <text:p>0.0840404</text:p>
          </table:table-cell>
          <table:table-cell office:value-type="float" office:value="0.10926" calcext:value-type="float">
            <text:p>0.10926</text:p>
          </table:table-cell>
          <table:table-cell office:value-type="float" office:value="0.102597" calcext:value-type="float">
            <text:p>0.102597</text:p>
          </table:table-cell>
          <table:table-cell office:value-type="float" office:value="0.0592555" calcext:value-type="float">
            <text:p>0.0592555</text:p>
          </table:table-cell>
          <table:table-cell office:value-type="float" office:value="0.105729" calcext:value-type="float">
            <text:p>0.105729</text:p>
          </table:table-cell>
          <table:table-cell office:value-type="float" office:value="0.0703531" calcext:value-type="float">
            <text:p>0.0703531</text:p>
          </table:table-cell>
          <table:table-cell office:value-type="float" office:value="0.0831881" calcext:value-type="float">
            <text:p>0.0831881</text:p>
          </table:table-cell>
        </table:table-row>
        <table:table-row table:style-name="ro1">
          <table:table-cell office:value-type="float" office:value="0.0793801" calcext:value-type="float">
            <text:p>0.0793801</text:p>
          </table:table-cell>
          <table:table-cell office:value-type="float" office:value="0.0809888" calcext:value-type="float">
            <text:p>0.0809888</text:p>
          </table:table-cell>
          <table:table-cell office:value-type="float" office:value="0.12346" calcext:value-type="float">
            <text:p>0.12346</text:p>
          </table:table-cell>
          <table:table-cell office:value-type="float" office:value="0.107092" calcext:value-type="float">
            <text:p>0.107092</text:p>
          </table:table-cell>
          <table:table-cell office:value-type="float" office:value="0.0508669" calcext:value-type="float">
            <text:p>0.0508669</text:p>
          </table:table-cell>
          <table:table-cell office:value-type="float" office:value="0.111337" calcext:value-type="float">
            <text:p>0.111337</text:p>
          </table:table-cell>
          <table:table-cell office:value-type="float" office:value="0.073688" calcext:value-type="float">
            <text:p>0.073688</text:p>
          </table:table-cell>
          <table:table-cell office:value-type="float" office:value="0.0674474" calcext:value-type="float">
            <text:p>0.0674474</text:p>
          </table:table-cell>
        </table:table-row>
        <table:table-row table:style-name="ro1">
          <table:table-cell office:value-type="float" office:value="0.0793841" calcext:value-type="float">
            <text:p>0.0793841</text:p>
          </table:table-cell>
          <table:table-cell office:value-type="float" office:value="0.0834889" calcext:value-type="float">
            <text:p>0.0834889</text:p>
          </table:table-cell>
          <table:table-cell office:value-type="float" office:value="0.111516" calcext:value-type="float">
            <text:p>0.111516</text:p>
          </table:table-cell>
          <table:table-cell office:value-type="float" office:value="0.108614" calcext:value-type="float">
            <text:p>0.108614</text:p>
          </table:table-cell>
          <table:table-cell office:value-type="float" office:value="0.058021" calcext:value-type="float">
            <text:p>0.058021</text:p>
          </table:table-cell>
          <table:table-cell office:value-type="float" office:value="0.115793" calcext:value-type="float">
            <text:p>0.115793</text:p>
          </table:table-cell>
          <table:table-cell office:value-type="float" office:value="0.0728921" calcext:value-type="float">
            <text:p>0.0728921</text:p>
          </table:table-cell>
          <table:table-cell office:value-type="float" office:value="0.0761249" calcext:value-type="float">
            <text:p>0.0761249</text:p>
          </table:table-cell>
        </table:table-row>
        <table:table-row table:style-name="ro1">
          <table:table-cell office:value-type="float" office:value="0.0887841" calcext:value-type="float">
            <text:p>0.0887841</text:p>
          </table:table-cell>
          <table:table-cell office:value-type="float" office:value="0.0764718" calcext:value-type="float">
            <text:p>0.0764718</text:p>
          </table:table-cell>
          <table:table-cell office:value-type="float" office:value="0.11164" calcext:value-type="float">
            <text:p>0.11164</text:p>
          </table:table-cell>
          <table:table-cell office:value-type="float" office:value="0.095382" calcext:value-type="float">
            <text:p>0.095382</text:p>
          </table:table-cell>
          <table:table-cell office:value-type="float" office:value="0.0505108" calcext:value-type="float">
            <text:p>0.0505108</text:p>
          </table:table-cell>
          <table:table-cell office:value-type="float" office:value="0.117216" calcext:value-type="float">
            <text:p>0.117216</text:p>
          </table:table-cell>
          <table:table-cell office:value-type="float" office:value="0.0921794" calcext:value-type="float">
            <text:p>0.0921794</text:p>
          </table:table-cell>
          <table:table-cell office:value-type="float" office:value="0.0742832" calcext:value-type="float">
            <text:p>0.0742832</text:p>
          </table:table-cell>
        </table:table-row>
        <table:table-row table:style-name="ro1">
          <table:table-cell office:value-type="float" office:value="0.0726493" calcext:value-type="float">
            <text:p>0.0726493</text:p>
          </table:table-cell>
          <table:table-cell office:value-type="float" office:value="0.0788944" calcext:value-type="float">
            <text:p>0.0788944</text:p>
          </table:table-cell>
          <table:table-cell office:value-type="float" office:value="0.11372" calcext:value-type="float">
            <text:p>0.11372</text:p>
          </table:table-cell>
          <table:table-cell office:value-type="float" office:value="0.0907948" calcext:value-type="float">
            <text:p>0.0907948</text:p>
          </table:table-cell>
          <table:table-cell office:value-type="float" office:value="0.0484923" calcext:value-type="float">
            <text:p>0.0484923</text:p>
          </table:table-cell>
          <table:table-cell office:value-type="float" office:value="0.113992" calcext:value-type="float">
            <text:p>0.113992</text:p>
          </table:table-cell>
          <table:table-cell office:value-type="float" office:value="0.0530965" calcext:value-type="float">
            <text:p>0.0530965</text:p>
          </table:table-cell>
          <table:table-cell office:value-type="float" office:value="0.0694427" calcext:value-type="float">
            <text:p>0.0694427</text:p>
          </table:table-cell>
        </table:table-row>
        <table:table-row table:style-name="ro1">
          <table:table-cell office:value-type="float" office:value="0.0690226" calcext:value-type="float">
            <text:p>0.0690226</text:p>
          </table:table-cell>
          <table:table-cell office:value-type="float" office:value="0.0799005" calcext:value-type="float">
            <text:p>0.0799005</text:p>
          </table:table-cell>
          <table:table-cell office:value-type="float" office:value="0.115004" calcext:value-type="float">
            <text:p>0.115004</text:p>
          </table:table-cell>
          <table:table-cell office:value-type="float" office:value="0.0766549" calcext:value-type="float">
            <text:p>0.0766549</text:p>
          </table:table-cell>
          <table:table-cell office:value-type="float" office:value="0.0391952" calcext:value-type="float">
            <text:p>0.0391952</text:p>
          </table:table-cell>
          <table:table-cell office:value-type="float" office:value="0.109117" calcext:value-type="float">
            <text:p>0.109117</text:p>
          </table:table-cell>
          <table:table-cell office:value-type="float" office:value="0.0652472" calcext:value-type="float">
            <text:p>0.0652472</text:p>
          </table:table-cell>
          <table:table-cell office:value-type="float" office:value="0.0630204" calcext:value-type="float">
            <text:p>0.0630204</text:p>
          </table:table-cell>
        </table:table-row>
        <table:table-row table:style-name="ro1">
          <table:table-cell office:value-type="float" office:value="0.0463303" calcext:value-type="float">
            <text:p>0.0463303</text:p>
          </table:table-cell>
          <table:table-cell office:value-type="float" office:value="0.0635898" calcext:value-type="float">
            <text:p>0.0635898</text:p>
          </table:table-cell>
          <table:table-cell office:value-type="float" office:value="0.102656" calcext:value-type="float">
            <text:p>0.102656</text:p>
          </table:table-cell>
          <table:table-cell office:value-type="float" office:value="0.0776522" calcext:value-type="float">
            <text:p>0.0776522</text:p>
          </table:table-cell>
          <table:table-cell office:value-type="float" office:value="0.0459504" calcext:value-type="float">
            <text:p>0.0459504</text:p>
          </table:table-cell>
          <table:table-cell office:value-type="float" office:value="0.103107" calcext:value-type="float">
            <text:p>0.103107</text:p>
          </table:table-cell>
          <table:table-cell office:value-type="float" office:value="0.0704083" calcext:value-type="float">
            <text:p>0.0704083</text:p>
          </table:table-cell>
          <table:table-cell office:value-type="float" office:value="0.0657511" calcext:value-type="float">
            <text:p>0.0657511</text:p>
          </table:table-cell>
        </table:table-row>
        <table:table-row table:style-name="ro1">
          <table:table-cell office:value-type="float" office:value="0.0627154" calcext:value-type="float">
            <text:p>0.0627154</text:p>
          </table:table-cell>
          <table:table-cell office:value-type="float" office:value="0.0858175" calcext:value-type="float">
            <text:p>0.0858175</text:p>
          </table:table-cell>
          <table:table-cell office:value-type="float" office:value="0.0944291" calcext:value-type="float">
            <text:p>0.0944291</text:p>
          </table:table-cell>
          <table:table-cell office:value-type="float" office:value="0.101338" calcext:value-type="float">
            <text:p>0.101338</text:p>
          </table:table-cell>
          <table:table-cell office:value-type="float" office:value="0.0467995" calcext:value-type="float">
            <text:p>0.0467995</text:p>
          </table:table-cell>
          <table:table-cell office:value-type="float" office:value="0.0925448" calcext:value-type="float">
            <text:p>0.0925448</text:p>
          </table:table-cell>
          <table:table-cell office:value-type="float" office:value="0.0401678" calcext:value-type="float">
            <text:p>0.0401678</text:p>
          </table:table-cell>
          <table:table-cell office:value-type="float" office:value="0.0664552" calcext:value-type="float">
            <text:p>0.0664552</text:p>
          </table:table-cell>
        </table:table-row>
        <table:table-row table:style-name="ro1">
          <table:table-cell office:value-type="float" office:value="0.0576771" calcext:value-type="float">
            <text:p>0.0576771</text:p>
          </table:table-cell>
          <table:table-cell office:value-type="float" office:value="0.0467867" calcext:value-type="float">
            <text:p>0.0467867</text:p>
          </table:table-cell>
          <table:table-cell office:value-type="float" office:value="0.0894599" calcext:value-type="float">
            <text:p>0.0894599</text:p>
          </table:table-cell>
          <table:table-cell office:value-type="float" office:value="0.071117" calcext:value-type="float">
            <text:p>0.071117</text:p>
          </table:table-cell>
          <table:table-cell office:value-type="float" office:value="0.0233217" calcext:value-type="float">
            <text:p>0.0233217</text:p>
          </table:table-cell>
          <table:table-cell office:value-type="float" office:value="0.0908921" calcext:value-type="float">
            <text:p>0.0908921</text:p>
          </table:table-cell>
          <table:table-cell office:value-type="float" office:value="0.0684306" calcext:value-type="float">
            <text:p>0.0684306</text:p>
          </table:table-cell>
          <table:table-cell office:value-type="float" office:value="0.0637446" calcext:value-type="float">
            <text:p>0.0637446</text:p>
          </table:table-cell>
        </table:table-row>
        <table:table-row table:style-name="ro1">
          <table:table-cell office:value-type="float" office:value="0.0601292" calcext:value-type="float">
            <text:p>0.0601292</text:p>
          </table:table-cell>
          <table:table-cell office:value-type="float" office:value="0.0550522" calcext:value-type="float">
            <text:p>0.0550522</text:p>
          </table:table-cell>
          <table:table-cell office:value-type="float" office:value="0.0910672" calcext:value-type="float">
            <text:p>0.0910672</text:p>
          </table:table-cell>
          <table:table-cell office:value-type="float" office:value="0.0783538" calcext:value-type="float">
            <text:p>0.0783538</text:p>
          </table:table-cell>
          <table:table-cell office:value-type="float" office:value="0.0412212" calcext:value-type="float">
            <text:p>0.0412212</text:p>
          </table:table-cell>
          <table:table-cell office:value-type="float" office:value="0.106378" calcext:value-type="float">
            <text:p>0.106378</text:p>
          </table:table-cell>
          <table:table-cell office:value-type="float" office:value="0.057474" calcext:value-type="float">
            <text:p>0.057474</text:p>
          </table:table-cell>
          <table:table-cell office:value-type="float" office:value="0.0651168" calcext:value-type="float">
            <text:p>0.0651168</text:p>
          </table:table-cell>
        </table:table-row>
        <table:table-row table:style-name="ro1">
          <table:table-cell office:value-type="float" office:value="0.0932793" calcext:value-type="float">
            <text:p>0.0932793</text:p>
          </table:table-cell>
          <table:table-cell office:value-type="float" office:value="0.0629378" calcext:value-type="float">
            <text:p>0.0629378</text:p>
          </table:table-cell>
          <table:table-cell office:value-type="float" office:value="0.0804853" calcext:value-type="float">
            <text:p>0.0804853</text:p>
          </table:table-cell>
          <table:table-cell office:value-type="float" office:value="0.0601989" calcext:value-type="float">
            <text:p>0.0601989</text:p>
          </table:table-cell>
          <table:table-cell office:value-type="float" office:value="0.017817" calcext:value-type="float">
            <text:p>0.017817</text:p>
          </table:table-cell>
          <table:table-cell office:value-type="float" office:value="0.073904" calcext:value-type="float">
            <text:p>0.073904</text:p>
          </table:table-cell>
          <table:table-cell office:value-type="float" office:value="0.0634995" calcext:value-type="float">
            <text:p>0.0634995</text:p>
          </table:table-cell>
          <table:table-cell office:value-type="float" office:value="0.0708215" calcext:value-type="float">
            <text:p>0.0708215</text:p>
          </table:table-cell>
        </table:table-row>
        <table:table-row table:style-name="ro1">
          <table:table-cell office:value-type="float" office:value="0.0717568" calcext:value-type="float">
            <text:p>0.0717568</text:p>
          </table:table-cell>
          <table:table-cell office:value-type="float" office:value="0.0653207" calcext:value-type="float">
            <text:p>0.0653207</text:p>
          </table:table-cell>
          <table:table-cell office:value-type="float" office:value="0.0933819" calcext:value-type="float">
            <text:p>0.0933819</text:p>
          </table:table-cell>
          <table:table-cell office:value-type="float" office:value="0.0662534" calcext:value-type="float">
            <text:p>0.0662534</text:p>
          </table:table-cell>
          <table:table-cell office:value-type="float" office:value="0.0495296" calcext:value-type="float">
            <text:p>0.0495296</text:p>
          </table:table-cell>
          <table:table-cell office:value-type="float" office:value="0.103974" calcext:value-type="float">
            <text:p>0.103974</text:p>
          </table:table-cell>
          <table:table-cell office:value-type="float" office:value="0.0574884" calcext:value-type="float">
            <text:p>0.0574884</text:p>
          </table:table-cell>
          <table:table-cell office:value-type="float" office:value="0.0545516" calcext:value-type="float">
            <text:p>0.0545516</text:p>
          </table:table-cell>
        </table:table-row>
        <table:table-row table:style-name="ro1">
          <table:table-cell office:value-type="float" office:value="0.0532871" calcext:value-type="float">
            <text:p>0.0532871</text:p>
          </table:table-cell>
          <table:table-cell office:value-type="float" office:value="0.0532718" calcext:value-type="float">
            <text:p>0.0532718</text:p>
          </table:table-cell>
          <table:table-cell office:value-type="float" office:value="0.102918" calcext:value-type="float">
            <text:p>0.102918</text:p>
          </table:table-cell>
          <table:table-cell office:value-type="float" office:value="0.0845022" calcext:value-type="float">
            <text:p>0.0845022</text:p>
          </table:table-cell>
          <table:table-cell office:value-type="float" office:value="0.0317618" calcext:value-type="float">
            <text:p>0.0317618</text:p>
          </table:table-cell>
          <table:table-cell office:value-type="float" office:value="0.112927" calcext:value-type="float">
            <text:p>0.112927</text:p>
          </table:table-cell>
          <table:table-cell office:value-type="float" office:value="0.0475717" calcext:value-type="float">
            <text:p>0.0475717</text:p>
          </table:table-cell>
          <table:table-cell office:value-type="float" office:value="0.0648643" calcext:value-type="float">
            <text:p>0.0648643</text:p>
          </table:table-cell>
        </table:table-row>
        <table:table-row table:style-name="ro1">
          <table:table-cell office:value-type="float" office:value="0.0589805" calcext:value-type="float">
            <text:p>0.0589805</text:p>
          </table:table-cell>
          <table:table-cell office:value-type="float" office:value="0.0600092" calcext:value-type="float">
            <text:p>0.0600092</text:p>
          </table:table-cell>
          <table:table-cell office:value-type="float" office:value="0.0975469" calcext:value-type="float">
            <text:p>0.0975469</text:p>
          </table:table-cell>
          <table:table-cell office:value-type="float" office:value="0.075978" calcext:value-type="float">
            <text:p>0.075978</text:p>
          </table:table-cell>
          <table:table-cell office:value-type="float" office:value="0.0441707" calcext:value-type="float">
            <text:p>0.0441707</text:p>
          </table:table-cell>
          <table:table-cell office:value-type="float" office:value="0.0780026" calcext:value-type="float">
            <text:p>0.0780026</text:p>
          </table:table-cell>
          <table:table-cell office:value-type="float" office:value="0.0576743" calcext:value-type="float">
            <text:p>0.0576743</text:p>
          </table:table-cell>
          <table:table-cell office:value-type="float" office:value="0.0506845" calcext:value-type="float">
            <text:p>0.0506845</text:p>
          </table:table-cell>
        </table:table-row>
        <table:table-row table:style-name="ro1">
          <table:table-cell office:value-type="float" office:value="0.0663654" calcext:value-type="float">
            <text:p>0.0663654</text:p>
          </table:table-cell>
          <table:table-cell office:value-type="float" office:value="0.0593309" calcext:value-type="float">
            <text:p>0.0593309</text:p>
          </table:table-cell>
          <table:table-cell office:value-type="float" office:value="0.0905856" calcext:value-type="float">
            <text:p>0.0905856</text:p>
          </table:table-cell>
          <table:table-cell office:value-type="float" office:value="0.0731734" calcext:value-type="float">
            <text:p>0.0731734</text:p>
          </table:table-cell>
          <table:table-cell office:value-type="float" office:value="0.0300035" calcext:value-type="float">
            <text:p>0.0300035</text:p>
          </table:table-cell>
          <table:table-cell office:value-type="float" office:value="0.0957175" calcext:value-type="float">
            <text:p>0.0957175</text:p>
          </table:table-cell>
          <table:table-cell office:value-type="float" office:value="0.0709325" calcext:value-type="float">
            <text:p>0.0709325</text:p>
          </table:table-cell>
          <table:table-cell office:value-type="float" office:value="0.0771443" calcext:value-type="float">
            <text:p>0.0771443</text:p>
          </table:table-cell>
        </table:table-row>
        <table:table-row table:style-name="ro1">
          <table:table-cell office:value-type="float" office:value="0.0800064" calcext:value-type="float">
            <text:p>0.0800064</text:p>
          </table:table-cell>
          <table:table-cell office:value-type="float" office:value="0.0770469" calcext:value-type="float">
            <text:p>0.0770469</text:p>
          </table:table-cell>
          <table:table-cell office:value-type="float" office:value="0.088087" calcext:value-type="float">
            <text:p>0.088087</text:p>
          </table:table-cell>
          <table:table-cell office:value-type="float" office:value="0.0508492" calcext:value-type="float">
            <text:p>0.0508492</text:p>
          </table:table-cell>
          <table:table-cell office:value-type="float" office:value="0.0362857" calcext:value-type="float">
            <text:p>0.0362857</text:p>
          </table:table-cell>
          <table:table-cell office:value-type="float" office:value="0.0960509" calcext:value-type="float">
            <text:p>0.0960509</text:p>
          </table:table-cell>
          <table:table-cell office:value-type="float" office:value="0.0484918" calcext:value-type="float">
            <text:p>0.0484918</text:p>
          </table:table-cell>
          <table:table-cell office:value-type="float" office:value="0.0648227" calcext:value-type="float">
            <text:p>0.0648227</text:p>
          </table:table-cell>
        </table:table-row>
        <table:table-row table:style-name="ro1">
          <table:table-cell office:value-type="float" office:value="0.0706999" calcext:value-type="float">
            <text:p>0.0706999</text:p>
          </table:table-cell>
          <table:table-cell office:value-type="float" office:value="0.063034" calcext:value-type="float">
            <text:p>0.063034</text:p>
          </table:table-cell>
          <table:table-cell office:value-type="float" office:value="0.0754718" calcext:value-type="float">
            <text:p>0.0754718</text:p>
          </table:table-cell>
          <table:table-cell office:value-type="float" office:value="0.0690076" calcext:value-type="float">
            <text:p>0.0690076</text:p>
          </table:table-cell>
          <table:table-cell office:value-type="float" office:value="0.0466139" calcext:value-type="float">
            <text:p>0.0466139</text:p>
          </table:table-cell>
          <table:table-cell office:value-type="float" office:value="0.0945369" calcext:value-type="float">
            <text:p>0.0945369</text:p>
          </table:table-cell>
          <table:table-cell office:value-type="float" office:value="0.0611086" calcext:value-type="float">
            <text:p>0.0611086</text:p>
          </table:table-cell>
          <table:table-cell office:value-type="float" office:value="0.0740892" calcext:value-type="float">
            <text:p>0.0740892</text:p>
          </table:table-cell>
        </table:table-row>
        <table:table-row table:style-name="ro1">
          <table:table-cell office:value-type="float" office:value="0.059455" calcext:value-type="float">
            <text:p>0.059455</text:p>
          </table:table-cell>
          <table:table-cell office:value-type="float" office:value="0.0415953" calcext:value-type="float">
            <text:p>0.0415953</text:p>
          </table:table-cell>
          <table:table-cell office:value-type="float" office:value="0.0838502" calcext:value-type="float">
            <text:p>0.0838502</text:p>
          </table:table-cell>
          <table:table-cell office:value-type="float" office:value="0.0785599" calcext:value-type="float">
            <text:p>0.0785599</text:p>
          </table:table-cell>
          <table:table-cell office:value-type="float" office:value="0.0512828" calcext:value-type="float">
            <text:p>0.0512828</text:p>
          </table:table-cell>
          <table:table-cell office:value-type="float" office:value="0.0803896" calcext:value-type="float">
            <text:p>0.0803896</text:p>
          </table:table-cell>
          <table:table-cell office:value-type="float" office:value="0.0500843" calcext:value-type="float">
            <text:p>0.0500843</text:p>
          </table:table-cell>
          <table:table-cell office:value-type="float" office:value="0.0703663" calcext:value-type="float">
            <text:p>0.0703663</text:p>
          </table:table-cell>
        </table:table-row>
        <table:table-row table:style-name="ro1">
          <table:table-cell office:value-type="float" office:value="0.0649905" calcext:value-type="float">
            <text:p>0.0649905</text:p>
          </table:table-cell>
          <table:table-cell office:value-type="float" office:value="0.0485982" calcext:value-type="float">
            <text:p>0.0485982</text:p>
          </table:table-cell>
          <table:table-cell office:value-type="float" office:value="0.0909133" calcext:value-type="float">
            <text:p>0.0909133</text:p>
          </table:table-cell>
          <table:table-cell office:value-type="float" office:value="0.0609125" calcext:value-type="float">
            <text:p>0.0609125</text:p>
          </table:table-cell>
          <table:table-cell office:value-type="float" office:value="0.0335414" calcext:value-type="float">
            <text:p>0.0335414</text:p>
          </table:table-cell>
          <table:table-cell office:value-type="float" office:value="0.0843221" calcext:value-type="float">
            <text:p>0.0843221</text:p>
          </table:table-cell>
          <table:table-cell office:value-type="float" office:value="0.0828197" calcext:value-type="float">
            <text:p>0.0828197</text:p>
          </table:table-cell>
          <table:table-cell office:value-type="float" office:value="0.0678266" calcext:value-type="float">
            <text:p>0.0678266</text:p>
          </table:table-cell>
        </table:table-row>
        <table:table-row table:style-name="ro1">
          <table:table-cell office:value-type="float" office:value="0.0711221" calcext:value-type="float">
            <text:p>0.0711221</text:p>
          </table:table-cell>
          <table:table-cell office:value-type="float" office:value="0.0448245" calcext:value-type="float">
            <text:p>0.0448245</text:p>
          </table:table-cell>
          <table:table-cell office:value-type="float" office:value="0.0989395" calcext:value-type="float">
            <text:p>0.0989395</text:p>
          </table:table-cell>
          <table:table-cell office:value-type="float" office:value="0.0699194" calcext:value-type="float">
            <text:p>0.0699194</text:p>
          </table:table-cell>
          <table:table-cell office:value-type="float" office:value="0.0350877" calcext:value-type="float">
            <text:p>0.0350877</text:p>
          </table:table-cell>
          <table:table-cell office:value-type="float" office:value="0.0821748" calcext:value-type="float">
            <text:p>0.0821748</text:p>
          </table:table-cell>
          <table:table-cell office:value-type="float" office:value="0.0519072" calcext:value-type="float">
            <text:p>0.0519072</text:p>
          </table:table-cell>
          <table:table-cell office:value-type="float" office:value="0.0735833" calcext:value-type="float">
            <text:p>0.0735833</text:p>
          </table:table-cell>
        </table:table-row>
        <table:table-row table:style-name="ro1">
          <table:table-cell office:value-type="float" office:value="0.0658045" calcext:value-type="float">
            <text:p>0.0658045</text:p>
          </table:table-cell>
          <table:table-cell office:value-type="float" office:value="0.0646585" calcext:value-type="float">
            <text:p>0.0646585</text:p>
          </table:table-cell>
          <table:table-cell office:value-type="float" office:value="0.102333" calcext:value-type="float">
            <text:p>0.102333</text:p>
          </table:table-cell>
          <table:table-cell office:value-type="float" office:value="0.0818522" calcext:value-type="float">
            <text:p>0.0818522</text:p>
          </table:table-cell>
          <table:table-cell office:value-type="float" office:value="0.0555206" calcext:value-type="float">
            <text:p>0.0555206</text:p>
          </table:table-cell>
          <table:table-cell office:value-type="float" office:value="0.0806313" calcext:value-type="float">
            <text:p>0.0806313</text:p>
          </table:table-cell>
          <table:table-cell office:value-type="float" office:value="0.0611224" calcext:value-type="float">
            <text:p>0.0611224</text:p>
          </table:table-cell>
          <table:table-cell office:value-type="float" office:value="0.0724192" calcext:value-type="float">
            <text:p>0.0724192</text:p>
          </table:table-cell>
        </table:table-row>
        <table:table-row table:style-name="ro1">
          <table:table-cell office:value-type="float" office:value="0.0665469" calcext:value-type="float">
            <text:p>0.0665469</text:p>
          </table:table-cell>
          <table:table-cell office:value-type="float" office:value="0.0704595" calcext:value-type="float">
            <text:p>0.0704595</text:p>
          </table:table-cell>
          <table:table-cell office:value-type="float" office:value="0.0773065" calcext:value-type="float">
            <text:p>0.0773065</text:p>
          </table:table-cell>
          <table:table-cell office:value-type="float" office:value="0.0723175" calcext:value-type="float">
            <text:p>0.0723175</text:p>
          </table:table-cell>
          <table:table-cell office:value-type="float" office:value="0.0505583" calcext:value-type="float">
            <text:p>0.0505583</text:p>
          </table:table-cell>
          <table:table-cell office:value-type="float" office:value="0.0949605" calcext:value-type="float">
            <text:p>0.0949605</text:p>
          </table:table-cell>
          <table:table-cell office:value-type="float" office:value="0.0495384" calcext:value-type="float">
            <text:p>0.0495384</text:p>
          </table:table-cell>
          <table:table-cell office:value-type="float" office:value="0.0618083" calcext:value-type="float">
            <text:p>0.0618083</text:p>
          </table:table-cell>
        </table:table-row>
        <table:table-row table:style-name="ro1">
          <table:table-cell office:value-type="float" office:value="0.0799135" calcext:value-type="float">
            <text:p>0.0799135</text:p>
          </table:table-cell>
          <table:table-cell office:value-type="float" office:value="0.0614401" calcext:value-type="float">
            <text:p>0.0614401</text:p>
          </table:table-cell>
          <table:table-cell office:value-type="float" office:value="0.0925576" calcext:value-type="float">
            <text:p>0.0925576</text:p>
          </table:table-cell>
          <table:table-cell office:value-type="float" office:value="0.0851976" calcext:value-type="float">
            <text:p>0.0851976</text:p>
          </table:table-cell>
          <table:table-cell office:value-type="float" office:value="0.0296675" calcext:value-type="float">
            <text:p>0.0296675</text:p>
          </table:table-cell>
          <table:table-cell office:value-type="float" office:value="0.0924808" calcext:value-type="float">
            <text:p>0.0924808</text:p>
          </table:table-cell>
          <table:table-cell office:value-type="float" office:value="0.0692486" calcext:value-type="float">
            <text:p>0.0692486</text:p>
          </table:table-cell>
          <table:table-cell office:value-type="float" office:value="0.0542515" calcext:value-type="float">
            <text:p>0.0542515</text:p>
          </table:table-cell>
        </table:table-row>
        <table:table-row table:style-name="ro1">
          <table:table-cell office:value-type="float" office:value="0.0596877" calcext:value-type="float">
            <text:p>0.0596877</text:p>
          </table:table-cell>
          <table:table-cell office:value-type="float" office:value="0.066246" calcext:value-type="float">
            <text:p>0.066246</text:p>
          </table:table-cell>
          <table:table-cell office:value-type="float" office:value="0.0850781" calcext:value-type="float">
            <text:p>0.0850781</text:p>
          </table:table-cell>
          <table:table-cell office:value-type="float" office:value="0.0872794" calcext:value-type="float">
            <text:p>0.0872794</text:p>
          </table:table-cell>
          <table:table-cell office:value-type="float" office:value="0.0331794" calcext:value-type="float">
            <text:p>0.0331794</text:p>
          </table:table-cell>
          <table:table-cell office:value-type="float" office:value="0.0899447" calcext:value-type="float">
            <text:p>0.0899447</text:p>
          </table:table-cell>
          <table:table-cell office:value-type="float" office:value="0.0465674" calcext:value-type="float">
            <text:p>0.0465674</text:p>
          </table:table-cell>
          <table:table-cell office:value-type="float" office:value="0.0704816" calcext:value-type="float">
            <text:p>0.0704816</text:p>
          </table:table-cell>
        </table:table-row>
        <table:table-row table:style-name="ro1">
          <table:table-cell office:value-type="float" office:value="0.0883205" calcext:value-type="float">
            <text:p>0.0883205</text:p>
          </table:table-cell>
          <table:table-cell office:value-type="float" office:value="0.0612877" calcext:value-type="float">
            <text:p>0.0612877</text:p>
          </table:table-cell>
          <table:table-cell office:value-type="float" office:value="0.0946306" calcext:value-type="float">
            <text:p>0.0946306</text:p>
          </table:table-cell>
          <table:table-cell office:value-type="float" office:value="0.0820466" calcext:value-type="float">
            <text:p>0.0820466</text:p>
          </table:table-cell>
          <table:table-cell office:value-type="float" office:value="0.0503341" calcext:value-type="float">
            <text:p>0.0503341</text:p>
          </table:table-cell>
          <table:table-cell office:value-type="float" office:value="0.0895287" calcext:value-type="float">
            <text:p>0.0895287</text:p>
          </table:table-cell>
          <table:table-cell office:value-type="float" office:value="0.0469068" calcext:value-type="float">
            <text:p>0.0469068</text:p>
          </table:table-cell>
          <table:table-cell office:value-type="float" office:value="0.0623444" calcext:value-type="float">
            <text:p>0.0623444</text:p>
          </table:table-cell>
        </table:table-row>
        <table:table-row table:style-name="ro1">
          <table:table-cell office:value-type="float" office:value="0.0673106" calcext:value-type="float">
            <text:p>0.0673106</text:p>
          </table:table-cell>
          <table:table-cell office:value-type="float" office:value="0.0411368" calcext:value-type="float">
            <text:p>0.0411368</text:p>
          </table:table-cell>
          <table:table-cell office:value-type="float" office:value="0.113465" calcext:value-type="float">
            <text:p>0.113465</text:p>
          </table:table-cell>
          <table:table-cell office:value-type="float" office:value="0.0794627" calcext:value-type="float">
            <text:p>0.0794627</text:p>
          </table:table-cell>
          <table:table-cell office:value-type="float" office:value="0.0429867" calcext:value-type="float">
            <text:p>0.0429867</text:p>
          </table:table-cell>
          <table:table-cell office:value-type="float" office:value="0.100886" calcext:value-type="float">
            <text:p>0.100886</text:p>
          </table:table-cell>
          <table:table-cell office:value-type="float" office:value="0.0452396" calcext:value-type="float">
            <text:p>0.0452396</text:p>
          </table:table-cell>
          <table:table-cell office:value-type="float" office:value="0.0771049" calcext:value-type="float">
            <text:p>0.0771049</text:p>
          </table:table-cell>
        </table:table-row>
        <table:table-row table:style-name="ro1">
          <table:table-cell office:value-type="float" office:value="0.0656132" calcext:value-type="float">
            <text:p>0.0656132</text:p>
          </table:table-cell>
          <table:table-cell office:value-type="float" office:value="0.0784862" calcext:value-type="float">
            <text:p>0.0784862</text:p>
          </table:table-cell>
          <table:table-cell office:value-type="float" office:value="0.114106" calcext:value-type="float">
            <text:p>0.114106</text:p>
          </table:table-cell>
          <table:table-cell office:value-type="float" office:value="0.078479" calcext:value-type="float">
            <text:p>0.078479</text:p>
          </table:table-cell>
          <table:table-cell office:value-type="float" office:value="0.0444786" calcext:value-type="float">
            <text:p>0.0444786</text:p>
          </table:table-cell>
          <table:table-cell office:value-type="float" office:value="0.106881" calcext:value-type="float">
            <text:p>0.106881</text:p>
          </table:table-cell>
          <table:table-cell office:value-type="float" office:value="0.0491645" calcext:value-type="float">
            <text:p>0.0491645</text:p>
          </table:table-cell>
          <table:table-cell office:value-type="float" office:value="0.0646978" calcext:value-type="float">
            <text:p>0.0646978</text:p>
          </table:table-cell>
        </table:table-row>
        <table:table-row table:style-name="ro1">
          <table:table-cell office:value-type="float" office:value="0.0899841" calcext:value-type="float">
            <text:p>0.0899841</text:p>
          </table:table-cell>
          <table:table-cell office:value-type="float" office:value="0.0686917" calcext:value-type="float">
            <text:p>0.0686917</text:p>
          </table:table-cell>
          <table:table-cell office:value-type="float" office:value="0.115655" calcext:value-type="float">
            <text:p>0.115655</text:p>
          </table:table-cell>
          <table:table-cell office:value-type="float" office:value="0.0755426" calcext:value-type="float">
            <text:p>0.0755426</text:p>
          </table:table-cell>
          <table:table-cell office:value-type="float" office:value="0.044277" calcext:value-type="float">
            <text:p>0.044277</text:p>
          </table:table-cell>
          <table:table-cell office:value-type="float" office:value="0.0965859" calcext:value-type="float">
            <text:p>0.0965859</text:p>
          </table:table-cell>
          <table:table-cell office:value-type="float" office:value="0.0552962" calcext:value-type="float">
            <text:p>0.0552962</text:p>
          </table:table-cell>
          <table:table-cell office:value-type="float" office:value="0.0623789" calcext:value-type="float">
            <text:p>0.0623789</text:p>
          </table:table-cell>
        </table:table-row>
        <table:table-row table:style-name="ro1">
          <table:table-cell office:value-type="float" office:value="0.0866939" calcext:value-type="float">
            <text:p>0.0866939</text:p>
          </table:table-cell>
          <table:table-cell office:value-type="float" office:value="0.07544" calcext:value-type="float">
            <text:p>0.07544</text:p>
          </table:table-cell>
          <table:table-cell office:value-type="float" office:value="0.107005" calcext:value-type="float">
            <text:p>0.107005</text:p>
          </table:table-cell>
          <table:table-cell office:value-type="float" office:value="0.075809" calcext:value-type="float">
            <text:p>0.075809</text:p>
          </table:table-cell>
          <table:table-cell office:value-type="float" office:value="0.0389288" calcext:value-type="float">
            <text:p>0.0389288</text:p>
          </table:table-cell>
          <table:table-cell office:value-type="float" office:value="0.100632" calcext:value-type="float">
            <text:p>0.100632</text:p>
          </table:table-cell>
          <table:table-cell office:value-type="float" office:value="0.0642931" calcext:value-type="float">
            <text:p>0.0642931</text:p>
          </table:table-cell>
          <table:table-cell office:value-type="float" office:value="0.0782334" calcext:value-type="float">
            <text:p>0.0782334</text:p>
          </table:table-cell>
        </table:table-row>
        <table:table-row table:style-name="ro1">
          <table:table-cell office:value-type="float" office:value="0.0685411" calcext:value-type="float">
            <text:p>0.0685411</text:p>
          </table:table-cell>
          <table:table-cell office:value-type="float" office:value="0.0565773" calcext:value-type="float">
            <text:p>0.0565773</text:p>
          </table:table-cell>
          <table:table-cell office:value-type="float" office:value="0.111805" calcext:value-type="float">
            <text:p>0.111805</text:p>
          </table:table-cell>
          <table:table-cell office:value-type="float" office:value="0.0936985" calcext:value-type="float">
            <text:p>0.0936985</text:p>
          </table:table-cell>
          <table:table-cell office:value-type="float" office:value="0.0457081" calcext:value-type="float">
            <text:p>0.0457081</text:p>
          </table:table-cell>
          <table:table-cell office:value-type="float" office:value="0.0939403" calcext:value-type="float">
            <text:p>0.0939403</text:p>
          </table:table-cell>
          <table:table-cell office:value-type="float" office:value="0.0587795" calcext:value-type="float">
            <text:p>0.0587795</text:p>
          </table:table-cell>
          <table:table-cell office:value-type="float" office:value="0.0517485" calcext:value-type="float">
            <text:p>0.0517485</text:p>
          </table:table-cell>
        </table:table-row>
        <table:table-row table:style-name="ro1">
          <table:table-cell office:value-type="float" office:value="0.0685405" calcext:value-type="float">
            <text:p>0.0685405</text:p>
          </table:table-cell>
          <table:table-cell office:value-type="float" office:value="0.0585875" calcext:value-type="float">
            <text:p>0.0585875</text:p>
          </table:table-cell>
          <table:table-cell office:value-type="float" office:value="0.0955095" calcext:value-type="float">
            <text:p>0.0955095</text:p>
          </table:table-cell>
          <table:table-cell office:value-type="float" office:value="0.0869929" calcext:value-type="float">
            <text:p>0.0869929</text:p>
          </table:table-cell>
          <table:table-cell office:value-type="float" office:value="0.0413123" calcext:value-type="float">
            <text:p>0.0413123</text:p>
          </table:table-cell>
          <table:table-cell office:value-type="float" office:value="0.10507" calcext:value-type="float">
            <text:p>0.10507</text:p>
          </table:table-cell>
          <table:table-cell office:value-type="float" office:value="0.0454329" calcext:value-type="float">
            <text:p>0.0454329</text:p>
          </table:table-cell>
          <table:table-cell office:value-type="float" office:value="0.0562062" calcext:value-type="float">
            <text:p>0.0562062</text:p>
          </table:table-cell>
        </table:table-row>
        <table:table-row table:style-name="ro1">
          <table:table-cell office:value-type="float" office:value="0.0523951" calcext:value-type="float">
            <text:p>0.0523951</text:p>
          </table:table-cell>
          <table:table-cell office:value-type="float" office:value="0.0718867" calcext:value-type="float">
            <text:p>0.0718867</text:p>
          </table:table-cell>
          <table:table-cell office:value-type="float" office:value="0.0946532" calcext:value-type="float">
            <text:p>0.0946532</text:p>
          </table:table-cell>
          <table:table-cell office:value-type="float" office:value="0.0737232" calcext:value-type="float">
            <text:p>0.0737232</text:p>
          </table:table-cell>
          <table:table-cell office:value-type="float" office:value="0.0459579" calcext:value-type="float">
            <text:p>0.0459579</text:p>
          </table:table-cell>
          <table:table-cell office:value-type="float" office:value="0.095268" calcext:value-type="float">
            <text:p>0.095268</text:p>
          </table:table-cell>
          <table:table-cell office:value-type="float" office:value="0.0493636" calcext:value-type="float">
            <text:p>0.0493636</text:p>
          </table:table-cell>
          <table:table-cell office:value-type="float" office:value="0.0719743" calcext:value-type="float">
            <text:p>0.0719743</text:p>
          </table:table-cell>
        </table:table-row>
        <table:table-row table:style-name="ro1">
          <table:table-cell office:value-type="float" office:value="0.0770888" calcext:value-type="float">
            <text:p>0.0770888</text:p>
          </table:table-cell>
          <table:table-cell office:value-type="float" office:value="0.0535175" calcext:value-type="float">
            <text:p>0.0535175</text:p>
          </table:table-cell>
          <table:table-cell office:value-type="float" office:value="0.100235" calcext:value-type="float">
            <text:p>0.100235</text:p>
          </table:table-cell>
          <table:table-cell office:value-type="float" office:value="0.0653771" calcext:value-type="float">
            <text:p>0.0653771</text:p>
          </table:table-cell>
          <table:table-cell office:value-type="float" office:value="0.0471858" calcext:value-type="float">
            <text:p>0.0471858</text:p>
          </table:table-cell>
          <table:table-cell office:value-type="float" office:value="0.117627" calcext:value-type="float">
            <text:p>0.117627</text:p>
          </table:table-cell>
          <table:table-cell office:value-type="float" office:value="0.0587994" calcext:value-type="float">
            <text:p>0.0587994</text:p>
          </table:table-cell>
          <table:table-cell office:value-type="float" office:value="0.0710315" calcext:value-type="float">
            <text:p>0.0710315</text:p>
          </table:table-cell>
        </table:table-row>
        <table:table-row table:style-name="ro1">
          <table:table-cell office:value-type="float" office:value="0.055964" calcext:value-type="float">
            <text:p>0.055964</text:p>
          </table:table-cell>
          <table:table-cell office:value-type="float" office:value="0.0733358" calcext:value-type="float">
            <text:p>0.0733358</text:p>
          </table:table-cell>
          <table:table-cell office:value-type="float" office:value="0.0976309" calcext:value-type="float">
            <text:p>0.0976309</text:p>
          </table:table-cell>
          <table:table-cell office:value-type="float" office:value="0.0868933" calcext:value-type="float">
            <text:p>0.0868933</text:p>
          </table:table-cell>
          <table:table-cell office:value-type="float" office:value="0.03992" calcext:value-type="float">
            <text:p>0.03992</text:p>
          </table:table-cell>
          <table:table-cell office:value-type="float" office:value="0.106275" calcext:value-type="float">
            <text:p>0.106275</text:p>
          </table:table-cell>
          <table:table-cell office:value-type="float" office:value="0.0588063" calcext:value-type="float">
            <text:p>0.0588063</text:p>
          </table:table-cell>
          <table:table-cell office:value-type="float" office:value="0.0919311" calcext:value-type="float">
            <text:p>0.0919311</text:p>
          </table:table-cell>
        </table:table-row>
        <table:table-row table:style-name="ro1">
          <table:table-cell office:value-type="float" office:value="0.0661952" calcext:value-type="float">
            <text:p>0.0661952</text:p>
          </table:table-cell>
          <table:table-cell office:value-type="float" office:value="0.0705214" calcext:value-type="float">
            <text:p>0.0705214</text:p>
          </table:table-cell>
          <table:table-cell office:value-type="float" office:value="0.0914316" calcext:value-type="float">
            <text:p>0.0914316</text:p>
          </table:table-cell>
          <table:table-cell office:value-type="float" office:value="0.0834448" calcext:value-type="float">
            <text:p>0.0834448</text:p>
          </table:table-cell>
          <table:table-cell office:value-type="float" office:value="0.0324652" calcext:value-type="float">
            <text:p>0.0324652</text:p>
          </table:table-cell>
          <table:table-cell office:value-type="float" office:value="0.0874612" calcext:value-type="float">
            <text:p>0.0874612</text:p>
          </table:table-cell>
          <table:table-cell office:value-type="float" office:value="0.0697736" calcext:value-type="float">
            <text:p>0.0697736</text:p>
          </table:table-cell>
          <table:table-cell office:value-type="float" office:value="0.0596181" calcext:value-type="float">
            <text:p>0.0596181</text:p>
          </table:table-cell>
        </table:table-row>
        <table:table-row table:style-name="ro1">
          <table:table-cell office:value-type="float" office:value="0.0575781" calcext:value-type="float">
            <text:p>0.0575781</text:p>
          </table:table-cell>
          <table:table-cell office:value-type="float" office:value="0.0814125" calcext:value-type="float">
            <text:p>0.0814125</text:p>
          </table:table-cell>
          <table:table-cell office:value-type="float" office:value="0.0852269" calcext:value-type="float">
            <text:p>0.0852269</text:p>
          </table:table-cell>
          <table:table-cell office:value-type="float" office:value="0.0964076" calcext:value-type="float">
            <text:p>0.0964076</text:p>
          </table:table-cell>
          <table:table-cell office:value-type="float" office:value="0.049041" calcext:value-type="float">
            <text:p>0.049041</text:p>
          </table:table-cell>
          <table:table-cell office:value-type="float" office:value="0.106091" calcext:value-type="float">
            <text:p>0.106091</text:p>
          </table:table-cell>
          <table:table-cell office:value-type="float" office:value="0.0494435" calcext:value-type="float">
            <text:p>0.0494435</text:p>
          </table:table-cell>
          <table:table-cell office:value-type="float" office:value="0.0706613" calcext:value-type="float">
            <text:p>0.0706613</text:p>
          </table:table-cell>
        </table:table-row>
        <table:table-row table:style-name="ro1">
          <table:table-cell office:value-type="float" office:value="0.07756" calcext:value-type="float">
            <text:p>0.07756</text:p>
          </table:table-cell>
          <table:table-cell office:value-type="float" office:value="0.073906" calcext:value-type="float">
            <text:p>0.073906</text:p>
          </table:table-cell>
          <table:table-cell office:value-type="float" office:value="0.112984" calcext:value-type="float">
            <text:p>0.112984</text:p>
          </table:table-cell>
          <table:table-cell office:value-type="float" office:value="0.0811425" calcext:value-type="float">
            <text:p>0.0811425</text:p>
          </table:table-cell>
          <table:table-cell office:value-type="float" office:value="0.0425895" calcext:value-type="float">
            <text:p>0.0425895</text:p>
          </table:table-cell>
          <table:table-cell office:value-type="float" office:value="0.101845" calcext:value-type="float">
            <text:p>0.101845</text:p>
          </table:table-cell>
          <table:table-cell office:value-type="float" office:value="0.0569672" calcext:value-type="float">
            <text:p>0.0569672</text:p>
          </table:table-cell>
          <table:table-cell office:value-type="float" office:value="0.079504" calcext:value-type="float">
            <text:p>0.079504</text:p>
          </table:table-cell>
        </table:table-row>
        <table:table-row table:style-name="ro1">
          <table:table-cell office:value-type="float" office:value="0.0629958" calcext:value-type="float">
            <text:p>0.0629958</text:p>
          </table:table-cell>
          <table:table-cell office:value-type="float" office:value="0.0745639" calcext:value-type="float">
            <text:p>0.0745639</text:p>
          </table:table-cell>
          <table:table-cell office:value-type="float" office:value="0.097861" calcext:value-type="float">
            <text:p>0.097861</text:p>
          </table:table-cell>
          <table:table-cell office:value-type="float" office:value="0.0916024" calcext:value-type="float">
            <text:p>0.0916024</text:p>
          </table:table-cell>
          <table:table-cell office:value-type="float" office:value="0.0185756" calcext:value-type="float">
            <text:p>0.0185756</text:p>
          </table:table-cell>
          <table:table-cell office:value-type="float" office:value="0.103498" calcext:value-type="float">
            <text:p>0.103498</text:p>
          </table:table-cell>
          <table:table-cell office:value-type="float" office:value="0.0704534" calcext:value-type="float">
            <text:p>0.0704534</text:p>
          </table:table-cell>
          <table:table-cell office:value-type="float" office:value="0.064813" calcext:value-type="float">
            <text:p>0.064813</text:p>
          </table:table-cell>
        </table:table-row>
        <table:table-row table:style-name="ro1">
          <table:table-cell office:value-type="float" office:value="0.0603369" calcext:value-type="float">
            <text:p>0.0603369</text:p>
          </table:table-cell>
          <table:table-cell office:value-type="float" office:value="0.0694695" calcext:value-type="float">
            <text:p>0.0694695</text:p>
          </table:table-cell>
          <table:table-cell office:value-type="float" office:value="0.0871444" calcext:value-type="float">
            <text:p>0.0871444</text:p>
          </table:table-cell>
          <table:table-cell office:value-type="float" office:value="0.108326" calcext:value-type="float">
            <text:p>0.108326</text:p>
          </table:table-cell>
          <table:table-cell office:value-type="float" office:value="0.0665842" calcext:value-type="float">
            <text:p>0.0665842</text:p>
          </table:table-cell>
          <table:table-cell office:value-type="float" office:value="0.117436" calcext:value-type="float">
            <text:p>0.117436</text:p>
          </table:table-cell>
          <table:table-cell office:value-type="float" office:value="0.0553067" calcext:value-type="float">
            <text:p>0.0553067</text:p>
          </table:table-cell>
          <table:table-cell office:value-type="float" office:value="0.0659328" calcext:value-type="float">
            <text:p>0.0659328</text:p>
          </table:table-cell>
        </table:table-row>
        <table:table-row table:style-name="ro1">
          <table:table-cell office:value-type="float" office:value="0.0756932" calcext:value-type="float">
            <text:p>0.0756932</text:p>
          </table:table-cell>
          <table:table-cell office:value-type="float" office:value="0.0653053" calcext:value-type="float">
            <text:p>0.0653053</text:p>
          </table:table-cell>
          <table:table-cell office:value-type="float" office:value="0.114352" calcext:value-type="float">
            <text:p>0.114352</text:p>
          </table:table-cell>
          <table:table-cell office:value-type="float" office:value="0.106825" calcext:value-type="float">
            <text:p>0.106825</text:p>
          </table:table-cell>
          <table:table-cell office:value-type="float" office:value="0.0512314" calcext:value-type="float">
            <text:p>0.0512314</text:p>
          </table:table-cell>
          <table:table-cell office:value-type="float" office:value="0.104127" calcext:value-type="float">
            <text:p>0.104127</text:p>
          </table:table-cell>
          <table:table-cell office:value-type="float" office:value="0.0655596" calcext:value-type="float">
            <text:p>0.0655596</text:p>
          </table:table-cell>
          <table:table-cell office:value-type="float" office:value="0.0828315" calcext:value-type="float">
            <text:p>0.0828315</text:p>
          </table:table-cell>
        </table:table-row>
        <table:table-row table:style-name="ro1">
          <table:table-cell office:value-type="float" office:value="0.0803905" calcext:value-type="float">
            <text:p>0.0803905</text:p>
          </table:table-cell>
          <table:table-cell office:value-type="float" office:value="0.0805557" calcext:value-type="float">
            <text:p>0.0805557</text:p>
          </table:table-cell>
          <table:table-cell office:value-type="float" office:value="0.109176" calcext:value-type="float">
            <text:p>0.109176</text:p>
          </table:table-cell>
          <table:table-cell office:value-type="float" office:value="0.102161" calcext:value-type="float">
            <text:p>0.102161</text:p>
          </table:table-cell>
          <table:table-cell office:value-type="float" office:value="0.0534491" calcext:value-type="float">
            <text:p>0.0534491</text:p>
          </table:table-cell>
          <table:table-cell office:value-type="float" office:value="0.0993437" calcext:value-type="float">
            <text:p>0.0993437</text:p>
          </table:table-cell>
          <table:table-cell office:value-type="float" office:value="0.0702844" calcext:value-type="float">
            <text:p>0.0702844</text:p>
          </table:table-cell>
          <table:table-cell office:value-type="float" office:value="0.0687521" calcext:value-type="float">
            <text:p>0.0687521</text:p>
          </table:table-cell>
        </table:table-row>
        <table:table-row table:style-name="ro1">
          <table:table-cell office:value-type="float" office:value="0.0655994" calcext:value-type="float">
            <text:p>0.0655994</text:p>
          </table:table-cell>
          <table:table-cell office:value-type="float" office:value="0.0651811" calcext:value-type="float">
            <text:p>0.0651811</text:p>
          </table:table-cell>
          <table:table-cell office:value-type="float" office:value="0.112898" calcext:value-type="float">
            <text:p>0.112898</text:p>
          </table:table-cell>
          <table:table-cell office:value-type="float" office:value="0.0946806" calcext:value-type="float">
            <text:p>0.0946806</text:p>
          </table:table-cell>
          <table:table-cell office:value-type="float" office:value="0.0460166" calcext:value-type="float">
            <text:p>0.0460166</text:p>
          </table:table-cell>
          <table:table-cell office:value-type="float" office:value="0.0989983" calcext:value-type="float">
            <text:p>0.0989983</text:p>
          </table:table-cell>
          <table:table-cell office:value-type="float" office:value="0.0565309" calcext:value-type="float">
            <text:p>0.0565309</text:p>
          </table:table-cell>
          <table:table-cell office:value-type="float" office:value="0.0746687" calcext:value-type="float">
            <text:p>0.0746687</text:p>
          </table:table-cell>
        </table:table-row>
        <table:table-row table:style-name="ro1">
          <table:table-cell office:value-type="float" office:value="0.0661762" calcext:value-type="float">
            <text:p>0.0661762</text:p>
          </table:table-cell>
          <table:table-cell office:value-type="float" office:value="0.0713905" calcext:value-type="float">
            <text:p>0.0713905</text:p>
          </table:table-cell>
          <table:table-cell office:value-type="float" office:value="0.103076" calcext:value-type="float">
            <text:p>0.103076</text:p>
          </table:table-cell>
          <table:table-cell office:value-type="float" office:value="0.090906" calcext:value-type="float">
            <text:p>0.090906</text:p>
          </table:table-cell>
          <table:table-cell office:value-type="float" office:value="0.0528926" calcext:value-type="float">
            <text:p>0.0528926</text:p>
          </table:table-cell>
          <table:table-cell office:value-type="float" office:value="0.109043" calcext:value-type="float">
            <text:p>0.109043</text:p>
          </table:table-cell>
          <table:table-cell office:value-type="float" office:value="0.058061" calcext:value-type="float">
            <text:p>0.058061</text:p>
          </table:table-cell>
          <table:table-cell office:value-type="float" office:value="0.0692046" calcext:value-type="float">
            <text:p>0.0692046</text:p>
          </table:table-cell>
        </table:table-row>
        <table:table-row table:style-name="ro1">
          <table:table-cell office:value-type="float" office:value="0.0707923" calcext:value-type="float">
            <text:p>0.0707923</text:p>
          </table:table-cell>
          <table:table-cell office:value-type="float" office:value="0.0712576" calcext:value-type="float">
            <text:p>0.0712576</text:p>
          </table:table-cell>
          <table:table-cell office:value-type="float" office:value="0.0963127" calcext:value-type="float">
            <text:p>0.0963127</text:p>
          </table:table-cell>
          <table:table-cell office:value-type="float" office:value="0.0914301" calcext:value-type="float">
            <text:p>0.0914301</text:p>
          </table:table-cell>
          <table:table-cell office:value-type="float" office:value="0.0432356" calcext:value-type="float">
            <text:p>0.0432356</text:p>
          </table:table-cell>
          <table:table-cell office:value-type="float" office:value="0.100841" calcext:value-type="float">
            <text:p>0.100841</text:p>
          </table:table-cell>
          <table:table-cell office:value-type="float" office:value="0.0642463" calcext:value-type="float">
            <text:p>0.0642463</text:p>
          </table:table-cell>
          <table:table-cell office:value-type="float" office:value="0.0643086" calcext:value-type="float">
            <text:p>0.0643086</text:p>
          </table:table-cell>
        </table:table-row>
        <table:table-row table:style-name="ro1">
          <table:table-cell office:value-type="float" office:value="0.0725229" calcext:value-type="float">
            <text:p>0.0725229</text:p>
          </table:table-cell>
          <table:table-cell office:value-type="float" office:value="0.0816997" calcext:value-type="float">
            <text:p>0.0816997</text:p>
          </table:table-cell>
          <table:table-cell office:value-type="float" office:value="0.102265" calcext:value-type="float">
            <text:p>0.102265</text:p>
          </table:table-cell>
          <table:table-cell office:value-type="float" office:value="0.0885284" calcext:value-type="float">
            <text:p>0.0885284</text:p>
          </table:table-cell>
          <table:table-cell office:value-type="float" office:value="0.0381762" calcext:value-type="float">
            <text:p>0.0381762</text:p>
          </table:table-cell>
          <table:table-cell office:value-type="float" office:value="0.0968808" calcext:value-type="float">
            <text:p>0.0968808</text:p>
          </table:table-cell>
          <table:table-cell office:value-type="float" office:value="0.0676124" calcext:value-type="float">
            <text:p>0.0676124</text:p>
          </table:table-cell>
          <table:table-cell office:value-type="float" office:value="0.078868" calcext:value-type="float">
            <text:p>0.078868</text:p>
          </table:table-cell>
        </table:table-row>
        <table:table-row table:style-name="ro1">
          <table:table-cell office:value-type="float" office:value="0.0727067" calcext:value-type="float">
            <text:p>0.0727067</text:p>
          </table:table-cell>
          <table:table-cell office:value-type="float" office:value="0.061305" calcext:value-type="float">
            <text:p>0.061305</text:p>
          </table:table-cell>
          <table:table-cell office:value-type="float" office:value="0.110818" calcext:value-type="float">
            <text:p>0.110818</text:p>
          </table:table-cell>
          <table:table-cell office:value-type="float" office:value="0.089612" calcext:value-type="float">
            <text:p>0.089612</text:p>
          </table:table-cell>
          <table:table-cell office:value-type="float" office:value="0.0292106" calcext:value-type="float">
            <text:p>0.0292106</text:p>
          </table:table-cell>
          <table:table-cell office:value-type="float" office:value="0.102583" calcext:value-type="float">
            <text:p>0.102583</text:p>
          </table:table-cell>
          <table:table-cell office:value-type="float" office:value="0.0557029" calcext:value-type="float">
            <text:p>0.0557029</text:p>
          </table:table-cell>
          <table:table-cell office:value-type="float" office:value="0.0792351" calcext:value-type="float">
            <text:p>0.0792351</text:p>
          </table:table-cell>
        </table:table-row>
        <table:table-row table:style-name="ro1">
          <table:table-cell office:value-type="float" office:value="0.0750023" calcext:value-type="float">
            <text:p>0.0750023</text:p>
          </table:table-cell>
          <table:table-cell office:value-type="float" office:value="0.03973" calcext:value-type="float">
            <text:p>0.03973</text:p>
          </table:table-cell>
          <table:table-cell office:value-type="float" office:value="0.0728947" calcext:value-type="float">
            <text:p>0.0728947</text:p>
          </table:table-cell>
          <table:table-cell office:value-type="float" office:value="0.09326" calcext:value-type="float">
            <text:p>0.09326</text:p>
          </table:table-cell>
          <table:table-cell office:value-type="float" office:value="0.0347053" calcext:value-type="float">
            <text:p>0.0347053</text:p>
          </table:table-cell>
          <table:table-cell office:value-type="float" office:value="0.0941374" calcext:value-type="float">
            <text:p>0.0941374</text:p>
          </table:table-cell>
          <table:table-cell office:value-type="float" office:value="0.0623642" calcext:value-type="float">
            <text:p>0.0623642</text:p>
          </table:table-cell>
          <table:table-cell office:value-type="float" office:value="0.0676091" calcext:value-type="float">
            <text:p>0.0676091</text:p>
          </table:table-cell>
        </table:table-row>
        <table:table-row table:style-name="ro1">
          <table:table-cell office:value-type="float" office:value="0.0686204" calcext:value-type="float">
            <text:p>0.0686204</text:p>
          </table:table-cell>
          <table:table-cell office:value-type="float" office:value="0.0801039" calcext:value-type="float">
            <text:p>0.0801039</text:p>
          </table:table-cell>
          <table:table-cell office:value-type="float" office:value="0.0955962" calcext:value-type="float">
            <text:p>0.0955962</text:p>
          </table:table-cell>
          <table:table-cell office:value-type="float" office:value="0.081149" calcext:value-type="float">
            <text:p>0.081149</text:p>
          </table:table-cell>
          <table:table-cell office:value-type="float" office:value="0.050294" calcext:value-type="float">
            <text:p>0.050294</text:p>
          </table:table-cell>
          <table:table-cell office:value-type="float" office:value="0.0872017" calcext:value-type="float">
            <text:p>0.0872017</text:p>
          </table:table-cell>
          <table:table-cell office:value-type="float" office:value="0.0655391" calcext:value-type="float">
            <text:p>0.0655391</text:p>
          </table:table-cell>
          <table:table-cell office:value-type="float" office:value="0.060986" calcext:value-type="float">
            <text:p>0.060986</text:p>
          </table:table-cell>
        </table:table-row>
        <table:table-row table:style-name="ro1">
          <table:table-cell office:value-type="float" office:value="0.0520791" calcext:value-type="float">
            <text:p>0.0520791</text:p>
          </table:table-cell>
          <table:table-cell office:value-type="float" office:value="0.0814597" calcext:value-type="float">
            <text:p>0.0814597</text:p>
          </table:table-cell>
          <table:table-cell office:value-type="float" office:value="0.105918" calcext:value-type="float">
            <text:p>0.105918</text:p>
          </table:table-cell>
          <table:table-cell office:value-type="float" office:value="0.0604579" calcext:value-type="float">
            <text:p>0.0604579</text:p>
          </table:table-cell>
          <table:table-cell office:value-type="float" office:value="0.039249" calcext:value-type="float">
            <text:p>0.039249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0600119" calcext:value-type="float">
            <text:p>0.0600119</text:p>
          </table:table-cell>
          <table:table-cell office:value-type="float" office:value="0.09686" calcext:value-type="float">
            <text:p>0.09686</text:p>
          </table:table-cell>
        </table:table-row>
        <table:table-row table:style-name="ro1">
          <table:table-cell office:value-type="float" office:value="0.0430784" calcext:value-type="float">
            <text:p>0.0430784</text:p>
          </table:table-cell>
          <table:table-cell office:value-type="float" office:value="0.0428927" calcext:value-type="float">
            <text:p>0.0428927</text:p>
          </table:table-cell>
          <table:table-cell office:value-type="float" office:value="0.104445" calcext:value-type="float">
            <text:p>0.104445</text:p>
          </table:table-cell>
          <table:table-cell office:value-type="float" office:value="0.0631609" calcext:value-type="float">
            <text:p>0.0631609</text:p>
          </table:table-cell>
          <table:table-cell office:value-type="float" office:value="0.0399798" calcext:value-type="float">
            <text:p>0.0399798</text:p>
          </table:table-cell>
          <table:table-cell office:value-type="float" office:value="0.0958612" calcext:value-type="float">
            <text:p>0.0958612</text:p>
          </table:table-cell>
          <table:table-cell office:value-type="float" office:value="0.086655" calcext:value-type="float">
            <text:p>0.086655</text:p>
          </table:table-cell>
          <table:table-cell office:value-type="float" office:value="0.0439988" calcext:value-type="float">
            <text:p>0.0439988</text:p>
          </table:table-cell>
        </table:table-row>
        <table:table-row table:style-name="ro1">
          <table:table-cell office:value-type="float" office:value="0.0511772" calcext:value-type="float">
            <text:p>0.0511772</text:p>
          </table:table-cell>
          <table:table-cell office:value-type="float" office:value="0.0696387" calcext:value-type="float">
            <text:p>0.0696387</text:p>
          </table:table-cell>
          <table:table-cell office:value-type="float" office:value="0.0936986" calcext:value-type="float">
            <text:p>0.0936986</text:p>
          </table:table-cell>
          <table:table-cell office:value-type="float" office:value="0.0766269" calcext:value-type="float">
            <text:p>0.0766269</text:p>
          </table:table-cell>
          <table:table-cell office:value-type="float" office:value="0.0472693" calcext:value-type="float">
            <text:p>0.0472693</text:p>
          </table:table-cell>
          <table:table-cell office:value-type="float" office:value="0.0699586" calcext:value-type="float">
            <text:p>0.0699586</text:p>
          </table:table-cell>
          <table:table-cell office:value-type="float" office:value="0.0644952" calcext:value-type="float">
            <text:p>0.0644952</text:p>
          </table:table-cell>
          <table:table-cell office:value-type="float" office:value="0.0677567" calcext:value-type="float">
            <text:p>0.0677567</text:p>
          </table:table-cell>
        </table:table-row>
        <table:table-row table:style-name="ro1">
          <table:table-cell office:value-type="float" office:value="0.0634807" calcext:value-type="float">
            <text:p>0.0634807</text:p>
          </table:table-cell>
          <table:table-cell office:value-type="float" office:value="0.0501273" calcext:value-type="float">
            <text:p>0.0501273</text:p>
          </table:table-cell>
          <table:table-cell office:value-type="float" office:value="0.0830818" calcext:value-type="float">
            <text:p>0.0830818</text:p>
          </table:table-cell>
          <table:table-cell office:value-type="float" office:value="0.0624937" calcext:value-type="float">
            <text:p>0.0624937</text:p>
          </table:table-cell>
          <table:table-cell office:value-type="float" office:value="0.0225481" calcext:value-type="float">
            <text:p>0.0225481</text:p>
          </table:table-cell>
          <table:table-cell office:value-type="float" office:value="0.093918" calcext:value-type="float">
            <text:p>0.093918</text:p>
          </table:table-cell>
          <table:table-cell office:value-type="float" office:value="0.0613822" calcext:value-type="float">
            <text:p>0.0613822</text:p>
          </table:table-cell>
          <table:table-cell office:value-type="float" office:value="0.0472834" calcext:value-type="float">
            <text:p>0.0472834</text:p>
          </table:table-cell>
        </table:table-row>
        <table:table-row table:style-name="ro1">
          <table:table-cell office:value-type="float" office:value="0.0597972" calcext:value-type="float">
            <text:p>0.0597972</text:p>
          </table:table-cell>
          <table:table-cell office:value-type="float" office:value="0.0236485" calcext:value-type="float">
            <text:p>0.0236485</text:p>
          </table:table-cell>
          <table:table-cell office:value-type="float" office:value="0.0808071" calcext:value-type="float">
            <text:p>0.0808071</text:p>
          </table:table-cell>
          <table:table-cell office:value-type="float" office:value="0.0357918" calcext:value-type="float">
            <text:p>0.0357918</text:p>
          </table:table-cell>
          <table:table-cell office:value-type="float" office:value="0.0283188" calcext:value-type="float">
            <text:p>0.0283188</text:p>
          </table:table-cell>
          <table:table-cell office:value-type="float" office:value="0.0801765" calcext:value-type="float">
            <text:p>0.0801765</text:p>
          </table:table-cell>
          <table:table-cell office:value-type="float" office:value="0.057408" calcext:value-type="float">
            <text:p>0.057408</text:p>
          </table:table-cell>
          <table:table-cell office:value-type="float" office:value="0.052016" calcext:value-type="float">
            <text:p>0.052016</text:p>
          </table:table-cell>
        </table:table-row>
        <table:table-row table:style-name="ro1">
          <table:table-cell office:value-type="float" office:value="0.064404" calcext:value-type="float">
            <text:p>0.064404</text:p>
          </table:table-cell>
          <table:table-cell office:value-type="float" office:value="0.0464195" calcext:value-type="float">
            <text:p>0.0464195</text:p>
          </table:table-cell>
          <table:table-cell office:value-type="float" office:value="0.0839084" calcext:value-type="float">
            <text:p>0.0839084</text:p>
          </table:table-cell>
          <table:table-cell office:value-type="float" office:value="0.0596756" calcext:value-type="float">
            <text:p>0.0596756</text:p>
          </table:table-cell>
          <table:table-cell office:value-type="float" office:value="0.0415644" calcext:value-type="float">
            <text:p>0.0415644</text:p>
          </table:table-cell>
          <table:table-cell office:value-type="float" office:value="0.0846428" calcext:value-type="float">
            <text:p>0.0846428</text:p>
          </table:table-cell>
          <table:table-cell office:value-type="float" office:value="0.0543881" calcext:value-type="float">
            <text:p>0.0543881</text:p>
          </table:table-cell>
          <table:table-cell office:value-type="float" office:value="0.056388" calcext:value-type="float">
            <text:p>0.056388</text:p>
          </table:table-cell>
        </table:table-row>
        <table:table-row table:style-name="ro1">
          <table:table-cell office:value-type="float" office:value="0.0673582" calcext:value-type="float">
            <text:p>0.0673582</text:p>
          </table:table-cell>
          <table:table-cell office:value-type="float" office:value="0.0749861" calcext:value-type="float">
            <text:p>0.0749861</text:p>
          </table:table-cell>
          <table:table-cell office:value-type="float" office:value="0.090628" calcext:value-type="float">
            <text:p>0.090628</text:p>
          </table:table-cell>
          <table:table-cell office:value-type="float" office:value="0.0553849" calcext:value-type="float">
            <text:p>0.0553849</text:p>
          </table:table-cell>
          <table:table-cell office:value-type="float" office:value="0.0274444" calcext:value-type="float">
            <text:p>0.0274444</text:p>
          </table:table-cell>
          <table:table-cell office:value-type="float" office:value="0.0917242" calcext:value-type="float">
            <text:p>0.0917242</text:p>
          </table:table-cell>
          <table:table-cell office:value-type="float" office:value="0.0387975" calcext:value-type="float">
            <text:p>0.0387975</text:p>
          </table:table-cell>
          <table:table-cell office:value-type="float" office:value="0.0432914" calcext:value-type="float">
            <text:p>0.0432914</text:p>
          </table:table-cell>
        </table:table-row>
        <table:table-row table:style-name="ro1">
          <table:table-cell office:value-type="float" office:value="0.0735464" calcext:value-type="float">
            <text:p>0.0735464</text:p>
          </table:table-cell>
          <table:table-cell office:value-type="float" office:value="0.0705792" calcext:value-type="float">
            <text:p>0.0705792</text:p>
          </table:table-cell>
          <table:table-cell office:value-type="float" office:value="0.0845453" calcext:value-type="float">
            <text:p>0.0845453</text:p>
          </table:table-cell>
          <table:table-cell office:value-type="float" office:value="0.0652545" calcext:value-type="float">
            <text:p>0.0652545</text:p>
          </table:table-cell>
          <table:table-cell office:value-type="float" office:value="0.0225731" calcext:value-type="float">
            <text:p>0.0225731</text:p>
          </table:table-cell>
          <table:table-cell office:value-type="float" office:value="0.105339" calcext:value-type="float">
            <text:p>0.105339</text:p>
          </table:table-cell>
          <table:table-cell office:value-type="float" office:value="0.0542436" calcext:value-type="float">
            <text:p>0.0542436</text:p>
          </table:table-cell>
          <table:table-cell office:value-type="float" office:value="0.0314327" calcext:value-type="float">
            <text:p>0.0314327</text:p>
          </table:table-cell>
        </table:table-row>
        <table:table-row table:style-name="ro1">
          <table:table-cell office:value-type="float" office:value="0.077803" calcext:value-type="float">
            <text:p>0.077803</text:p>
          </table:table-cell>
          <table:table-cell office:value-type="float" office:value="0.0232771" calcext:value-type="float">
            <text:p>0.0232771</text:p>
          </table:table-cell>
          <table:table-cell office:value-type="float" office:value="0.0733286" calcext:value-type="float">
            <text:p>0.0733286</text:p>
          </table:table-cell>
          <table:table-cell office:value-type="float" office:value="0.0601489" calcext:value-type="float">
            <text:p>0.0601489</text:p>
          </table:table-cell>
          <table:table-cell office:value-type="float" office:value="0.0315829" calcext:value-type="float">
            <text:p>0.0315829</text:p>
          </table:table-cell>
          <table:table-cell office:value-type="float" office:value="0.0972377" calcext:value-type="float">
            <text:p>0.0972377</text:p>
          </table:table-cell>
          <table:table-cell office:value-type="float" office:value="0.0547516" calcext:value-type="float">
            <text:p>0.0547516</text:p>
          </table:table-cell>
          <table:table-cell office:value-type="float" office:value="0.0437859" calcext:value-type="float">
            <text:p>0.0437859</text:p>
          </table:table-cell>
        </table:table-row>
        <table:table-row table:style-name="ro1">
          <table:table-cell office:value-type="float" office:value="0.0470723" calcext:value-type="float">
            <text:p>0.0470723</text:p>
          </table:table-cell>
          <table:table-cell office:value-type="float" office:value="0.0828836" calcext:value-type="float">
            <text:p>0.0828836</text:p>
          </table:table-cell>
          <table:table-cell office:value-type="float" office:value="0.0767804" calcext:value-type="float">
            <text:p>0.0767804</text:p>
          </table:table-cell>
          <table:table-cell office:value-type="float" office:value="0.0765105" calcext:value-type="float">
            <text:p>0.0765105</text:p>
          </table:table-cell>
          <table:table-cell office:value-type="float" office:value="0.0424573" calcext:value-type="float">
            <text:p>0.0424573</text:p>
          </table:table-cell>
          <table:table-cell office:value-type="float" office:value="0.0684436" calcext:value-type="float">
            <text:p>0.0684436</text:p>
          </table:table-cell>
          <table:table-cell office:value-type="float" office:value="0.0373799" calcext:value-type="float">
            <text:p>0.0373799</text:p>
          </table:table-cell>
          <table:table-cell office:value-type="float" office:value="0.0475246" calcext:value-type="float">
            <text:p>0.0475246</text:p>
          </table:table-cell>
        </table:table-row>
        <table:table-row table:style-name="ro1">
          <table:table-cell office:value-type="float" office:value="0.0943158" calcext:value-type="float">
            <text:p>0.0943158</text:p>
          </table:table-cell>
          <table:table-cell office:value-type="float" office:value="0.048539" calcext:value-type="float">
            <text:p>0.048539</text:p>
          </table:table-cell>
          <table:table-cell office:value-type="float" office:value="0.0877735" calcext:value-type="float">
            <text:p>0.0877735</text:p>
          </table:table-cell>
          <table:table-cell office:value-type="float" office:value="0.0483606" calcext:value-type="float">
            <text:p>0.0483606</text:p>
          </table:table-cell>
          <table:table-cell office:value-type="float" office:value="0.0169524" calcext:value-type="float">
            <text:p>0.0169524</text:p>
          </table:table-cell>
          <table:table-cell office:value-type="float" office:value="0.0980822" calcext:value-type="float">
            <text:p>0.0980822</text:p>
          </table:table-cell>
          <table:table-cell office:value-type="float" office:value="0.0411132" calcext:value-type="float">
            <text:p>0.0411132</text:p>
          </table:table-cell>
          <table:table-cell office:value-type="float" office:value="0.0782486" calcext:value-type="float">
            <text:p>0.0782486</text:p>
          </table:table-cell>
        </table:table-row>
        <table:table-row table:style-name="ro1">
          <table:table-cell office:value-type="float" office:value="0.0791544" calcext:value-type="float">
            <text:p>0.0791544</text:p>
          </table:table-cell>
          <table:table-cell office:value-type="float" office:value="0.0388873" calcext:value-type="float">
            <text:p>0.0388873</text:p>
          </table:table-cell>
          <table:table-cell office:value-type="float" office:value="0.0803324" calcext:value-type="float">
            <text:p>0.0803324</text:p>
          </table:table-cell>
          <table:table-cell office:value-type="float" office:value="0.0671977" calcext:value-type="float">
            <text:p>0.0671977</text:p>
          </table:table-cell>
          <table:table-cell office:value-type="float" office:value="0.0435895" calcext:value-type="float">
            <text:p>0.0435895</text:p>
          </table:table-cell>
          <table:table-cell office:value-type="float" office:value="0.090506" calcext:value-type="float">
            <text:p>0.090506</text:p>
          </table:table-cell>
          <table:table-cell office:value-type="float" office:value="0.0743004" calcext:value-type="float">
            <text:p>0.0743004</text:p>
          </table:table-cell>
          <table:table-cell office:value-type="float" office:value="0.0484293" calcext:value-type="float">
            <text:p>0.0484293</text:p>
          </table:table-cell>
        </table:table-row>
        <table:table-row table:style-name="ro1">
          <table:table-cell office:value-type="float" office:value="0.0653403" calcext:value-type="float">
            <text:p>0.0653403</text:p>
          </table:table-cell>
          <table:table-cell office:value-type="float" office:value="0.0499654" calcext:value-type="float">
            <text:p>0.0499654</text:p>
          </table:table-cell>
          <table:table-cell office:value-type="float" office:value="0.0885526" calcext:value-type="float">
            <text:p>0.0885526</text:p>
          </table:table-cell>
          <table:table-cell office:value-type="float" office:value="0.0626679" calcext:value-type="float">
            <text:p>0.0626679</text:p>
          </table:table-cell>
          <table:table-cell office:value-type="float" office:value="0.0495815" calcext:value-type="float">
            <text:p>0.0495815</text:p>
          </table:table-cell>
          <table:table-cell office:value-type="float" office:value="0.104868" calcext:value-type="float">
            <text:p>0.104868</text:p>
          </table:table-cell>
          <table:table-cell office:value-type="float" office:value="0.0443347" calcext:value-type="float">
            <text:p>0.0443347</text:p>
          </table:table-cell>
          <table:table-cell office:value-type="float" office:value="0.0368422" calcext:value-type="float">
            <text:p>0.0368422</text:p>
          </table:table-cell>
        </table:table-row>
        <table:table-row table:style-name="ro1">
          <table:table-cell office:value-type="float" office:value="0.0496449" calcext:value-type="float">
            <text:p>0.0496449</text:p>
          </table:table-cell>
          <table:table-cell office:value-type="float" office:value="0.0666554" calcext:value-type="float">
            <text:p>0.0666554</text:p>
          </table:table-cell>
          <table:table-cell office:value-type="float" office:value="0.0798535" calcext:value-type="float">
            <text:p>0.0798535</text:p>
          </table:table-cell>
          <table:table-cell office:value-type="float" office:value="0.055746" calcext:value-type="float">
            <text:p>0.055746</text:p>
          </table:table-cell>
          <table:table-cell office:value-type="float" office:value="0.0330865" calcext:value-type="float">
            <text:p>0.0330865</text:p>
          </table:table-cell>
          <table:table-cell office:value-type="float" office:value="0.083555" calcext:value-type="float">
            <text:p>0.083555</text:p>
          </table:table-cell>
          <table:table-cell office:value-type="float" office:value="0.0528113" calcext:value-type="float">
            <text:p>0.0528113</text:p>
          </table:table-cell>
          <table:table-cell office:value-type="float" office:value="0.0351518" calcext:value-type="float">
            <text:p>0.0351518</text:p>
          </table:table-cell>
        </table:table-row>
        <table:table-row table:style-name="ro1">
          <table:table-cell office:value-type="float" office:value="0.0860961" calcext:value-type="float">
            <text:p>0.0860961</text:p>
          </table:table-cell>
          <table:table-cell office:value-type="float" office:value="0.0492197" calcext:value-type="float">
            <text:p>0.0492197</text:p>
          </table:table-cell>
          <table:table-cell office:value-type="float" office:value="0.0766972" calcext:value-type="float">
            <text:p>0.0766972</text:p>
          </table:table-cell>
          <table:table-cell office:value-type="float" office:value="0.0544405" calcext:value-type="float">
            <text:p>0.0544405</text:p>
          </table:table-cell>
          <table:table-cell office:value-type="float" office:value="0.0393355" calcext:value-type="float">
            <text:p>0.0393355</text:p>
          </table:table-cell>
          <table:table-cell office:value-type="float" office:value="0.0654988" calcext:value-type="float">
            <text:p>0.0654988</text:p>
          </table:table-cell>
          <table:table-cell office:value-type="float" office:value="0.0470705" calcext:value-type="float">
            <text:p>0.0470705</text:p>
          </table:table-cell>
          <table:table-cell office:value-type="float" office:value="0.0356469" calcext:value-type="float">
            <text:p>0.0356469</text:p>
          </table:table-cell>
        </table:table-row>
        <table:table-row table:style-name="ro1">
          <table:table-cell office:value-type="float" office:value="0.0738994" calcext:value-type="float">
            <text:p>0.0738994</text:p>
          </table:table-cell>
          <table:table-cell office:value-type="float" office:value="0.0635401" calcext:value-type="float">
            <text:p>0.0635401</text:p>
          </table:table-cell>
          <table:table-cell office:value-type="float" office:value="0.0955573" calcext:value-type="float">
            <text:p>0.0955573</text:p>
          </table:table-cell>
          <table:table-cell office:value-type="float" office:value="0.0524155" calcext:value-type="float">
            <text:p>0.0524155</text:p>
          </table:table-cell>
          <table:table-cell office:value-type="float" office:value="0.0602958" calcext:value-type="float">
            <text:p>0.0602958</text:p>
          </table:table-cell>
          <table:table-cell office:value-type="float" office:value="0.0833049" calcext:value-type="float">
            <text:p>0.0833049</text:p>
          </table:table-cell>
          <table:table-cell office:value-type="float" office:value="0.0670166" calcext:value-type="float">
            <text:p>0.0670166</text:p>
          </table:table-cell>
          <table:table-cell office:value-type="float" office:value="0.0402006" calcext:value-type="float">
            <text:p>0.0402006</text:p>
          </table:table-cell>
        </table:table-row>
        <table:table-row table:style-name="ro1">
          <table:table-cell office:value-type="float" office:value="0.0644862" calcext:value-type="float">
            <text:p>0.0644862</text:p>
          </table:table-cell>
          <table:table-cell office:value-type="float" office:value="0.0653391" calcext:value-type="float">
            <text:p>0.0653391</text:p>
          </table:table-cell>
          <table:table-cell office:value-type="float" office:value="0.0790833" calcext:value-type="float">
            <text:p>0.0790833</text:p>
          </table:table-cell>
          <table:table-cell office:value-type="float" office:value="0.0677098" calcext:value-type="float">
            <text:p>0.0677098</text:p>
          </table:table-cell>
          <table:table-cell office:value-type="float" office:value="0.0509866" calcext:value-type="float">
            <text:p>0.0509866</text:p>
          </table:table-cell>
          <table:table-cell office:value-type="float" office:value="0.0855836" calcext:value-type="float">
            <text:p>0.0855836</text:p>
          </table:table-cell>
          <table:table-cell office:value-type="float" office:value="0.0272055" calcext:value-type="float">
            <text:p>0.0272055</text:p>
          </table:table-cell>
          <table:table-cell office:value-type="float" office:value="0.0427264" calcext:value-type="float">
            <text:p>0.0427264</text:p>
          </table:table-cell>
        </table:table-row>
        <table:table-row table:style-name="ro1">
          <table:table-cell office:value-type="float" office:value="0.0645842" calcext:value-type="float">
            <text:p>0.0645842</text:p>
          </table:table-cell>
          <table:table-cell office:value-type="float" office:value="0.0581618" calcext:value-type="float">
            <text:p>0.0581618</text:p>
          </table:table-cell>
          <table:table-cell office:value-type="float" office:value="0.0869804" calcext:value-type="float">
            <text:p>0.0869804</text:p>
          </table:table-cell>
          <table:table-cell office:value-type="float" office:value="0.0751177" calcext:value-type="float">
            <text:p>0.0751177</text:p>
          </table:table-cell>
          <table:table-cell office:value-type="float" office:value="0.0520152" calcext:value-type="float">
            <text:p>0.0520152</text:p>
          </table:table-cell>
          <table:table-cell office:value-type="float" office:value="0.0934955" calcext:value-type="float">
            <text:p>0.0934955</text:p>
          </table:table-cell>
          <table:table-cell office:value-type="float" office:value="0.0453128" calcext:value-type="float">
            <text:p>0.0453128</text:p>
          </table:table-cell>
          <table:table-cell office:value-type="float" office:value="0.068341" calcext:value-type="float">
            <text:p>0.068341</text:p>
          </table:table-cell>
        </table:table-row>
        <table:table-row table:style-name="ro1">
          <table:table-cell office:value-type="float" office:value="0.0612021" calcext:value-type="float">
            <text:p>0.0612021</text:p>
          </table:table-cell>
          <table:table-cell office:value-type="float" office:value="0.0394272" calcext:value-type="float">
            <text:p>0.0394272</text:p>
          </table:table-cell>
          <table:table-cell office:value-type="float" office:value="0.0636711" calcext:value-type="float">
            <text:p>0.0636711</text:p>
          </table:table-cell>
          <table:table-cell office:value-type="float" office:value="0.0610873" calcext:value-type="float">
            <text:p>0.0610873</text:p>
          </table:table-cell>
          <table:table-cell office:value-type="float" office:value="0.04956" calcext:value-type="float">
            <text:p>0.04956</text:p>
          </table:table-cell>
          <table:table-cell office:value-type="float" office:value="0.0702989" calcext:value-type="float">
            <text:p>0.0702989</text:p>
          </table:table-cell>
          <table:table-cell office:value-type="float" office:value="0.0576164" calcext:value-type="float">
            <text:p>0.0576164</text:p>
          </table:table-cell>
          <table:table-cell office:value-type="float" office:value="0.0686271" calcext:value-type="float">
            <text:p>0.0686271</text:p>
          </table:table-cell>
        </table:table-row>
        <table:table-row table:style-name="ro1">
          <table:table-cell office:value-type="float" office:value="0.0438946" calcext:value-type="float">
            <text:p>0.0438946</text:p>
          </table:table-cell>
          <table:table-cell office:value-type="float" office:value="0.0377227" calcext:value-type="float">
            <text:p>0.0377227</text:p>
          </table:table-cell>
          <table:table-cell office:value-type="float" office:value="0.0972458" calcext:value-type="float">
            <text:p>0.0972458</text:p>
          </table:table-cell>
          <table:table-cell office:value-type="float" office:value="0.082975" calcext:value-type="float">
            <text:p>0.082975</text:p>
          </table:table-cell>
          <table:table-cell office:value-type="float" office:value="0.0444919" calcext:value-type="float">
            <text:p>0.0444919</text:p>
          </table:table-cell>
          <table:table-cell office:value-type="float" office:value="0.0763991" calcext:value-type="float">
            <text:p>0.0763991</text:p>
          </table:table-cell>
          <table:table-cell office:value-type="float" office:value="0.0575853" calcext:value-type="float">
            <text:p>0.0575853</text:p>
          </table:table-cell>
          <table:table-cell office:value-type="float" office:value="0.0470014" calcext:value-type="float">
            <text:p>0.0470014</text:p>
          </table:table-cell>
        </table:table-row>
        <table:table-row table:style-name="ro1">
          <table:table-cell office:value-type="float" office:value="0.0583942" calcext:value-type="float">
            <text:p>0.0583942</text:p>
          </table:table-cell>
          <table:table-cell office:value-type="float" office:value="0.0348533" calcext:value-type="float">
            <text:p>0.0348533</text:p>
          </table:table-cell>
          <table:table-cell office:value-type="float" office:value="0.102452" calcext:value-type="float">
            <text:p>0.102452</text:p>
          </table:table-cell>
          <table:table-cell office:value-type="float" office:value="0.0385799" calcext:value-type="float">
            <text:p>0.0385799</text:p>
          </table:table-cell>
          <table:table-cell office:value-type="float" office:value="0.0472163" calcext:value-type="float">
            <text:p>0.0472163</text:p>
          </table:table-cell>
          <table:table-cell office:value-type="float" office:value="0.0761526" calcext:value-type="float">
            <text:p>0.0761526</text:p>
          </table:table-cell>
          <table:table-cell office:value-type="float" office:value="0.0736979" calcext:value-type="float">
            <text:p>0.0736979</text:p>
          </table:table-cell>
          <table:table-cell office:value-type="float" office:value="0.0612329" calcext:value-type="float">
            <text:p>0.0612329</text:p>
          </table:table-cell>
        </table:table-row>
        <table:table-row table:style-name="ro1">
          <table:table-cell office:value-type="float" office:value="0.0655028" calcext:value-type="float">
            <text:p>0.0655028</text:p>
          </table:table-cell>
          <table:table-cell office:value-type="float" office:value="0.0531352" calcext:value-type="float">
            <text:p>0.0531352</text:p>
          </table:table-cell>
          <table:table-cell office:value-type="float" office:value="0.0723979" calcext:value-type="float">
            <text:p>0.0723979</text:p>
          </table:table-cell>
          <table:table-cell office:value-type="float" office:value="0.0675852" calcext:value-type="float">
            <text:p>0.0675852</text:p>
          </table:table-cell>
          <table:table-cell office:value-type="float" office:value="0.04689" calcext:value-type="float">
            <text:p>0.04689</text:p>
          </table:table-cell>
          <table:table-cell office:value-type="float" office:value="0.0971225" calcext:value-type="float">
            <text:p>0.0971225</text:p>
          </table:table-cell>
          <table:table-cell office:value-type="float" office:value="0.0474109" calcext:value-type="float">
            <text:p>0.0474109</text:p>
          </table:table-cell>
          <table:table-cell office:value-type="float" office:value="0.0732949" calcext:value-type="float">
            <text:p>0.0732949</text:p>
          </table:table-cell>
        </table:table-row>
        <table:table-row table:style-name="ro1">
          <table:table-cell office:value-type="float" office:value="0.0684333" calcext:value-type="float">
            <text:p>0.0684333</text:p>
          </table:table-cell>
          <table:table-cell office:value-type="float" office:value="0.0581534" calcext:value-type="float">
            <text:p>0.0581534</text:p>
          </table:table-cell>
          <table:table-cell office:value-type="float" office:value="0.0987487" calcext:value-type="float">
            <text:p>0.0987487</text:p>
          </table:table-cell>
          <table:table-cell office:value-type="float" office:value="0.0627639" calcext:value-type="float">
            <text:p>0.0627639</text:p>
          </table:table-cell>
          <table:table-cell office:value-type="float" office:value="0.0301952" calcext:value-type="float">
            <text:p>0.0301952</text:p>
          </table:table-cell>
          <table:table-cell office:value-type="float" office:value="0.0700986" calcext:value-type="float">
            <text:p>0.0700986</text:p>
          </table:table-cell>
          <table:table-cell office:value-type="float" office:value="0.0409427" calcext:value-type="float">
            <text:p>0.0409427</text:p>
          </table:table-cell>
          <table:table-cell office:value-type="float" office:value="0.074205" calcext:value-type="float">
            <text:p>0.074205</text:p>
          </table:table-cell>
        </table:table-row>
        <table:table-row table:style-name="ro1">
          <table:table-cell office:value-type="float" office:value="0.063329" calcext:value-type="float">
            <text:p>0.063329</text:p>
          </table:table-cell>
          <table:table-cell office:value-type="float" office:value="0.0243001" calcext:value-type="float">
            <text:p>0.0243001</text:p>
          </table:table-cell>
          <table:table-cell office:value-type="float" office:value="0.0941018" calcext:value-type="float">
            <text:p>0.0941018</text:p>
          </table:table-cell>
          <table:table-cell office:value-type="float" office:value="0.0708364" calcext:value-type="float">
            <text:p>0.0708364</text:p>
          </table:table-cell>
          <table:table-cell office:value-type="float" office:value="0.0366449" calcext:value-type="float">
            <text:p>0.0366449</text:p>
          </table:table-cell>
          <table:table-cell office:value-type="float" office:value="0.101779" calcext:value-type="float">
            <text:p>0.101779</text:p>
          </table:table-cell>
          <table:table-cell office:value-type="float" office:value="0.0534414" calcext:value-type="float">
            <text:p>0.0534414</text:p>
          </table:table-cell>
          <table:table-cell office:value-type="float" office:value="0.0629706" calcext:value-type="float">
            <text:p>0.0629706</text:p>
          </table:table-cell>
        </table:table-row>
        <table:table-row table:style-name="ro1">
          <table:table-cell office:value-type="float" office:value="0.0520005" calcext:value-type="float">
            <text:p>0.0520005</text:p>
          </table:table-cell>
          <table:table-cell office:value-type="float" office:value="0.0274517" calcext:value-type="float">
            <text:p>0.0274517</text:p>
          </table:table-cell>
          <table:table-cell office:value-type="float" office:value="0.0834776" calcext:value-type="float">
            <text:p>0.0834776</text:p>
          </table:table-cell>
          <table:table-cell office:value-type="float" office:value="0.0802408" calcext:value-type="float">
            <text:p>0.0802408</text:p>
          </table:table-cell>
          <table:table-cell office:value-type="float" office:value="0.0309859" calcext:value-type="float">
            <text:p>0.0309859</text:p>
          </table:table-cell>
          <table:table-cell office:value-type="float" office:value="0.0877695" calcext:value-type="float">
            <text:p>0.0877695</text:p>
          </table:table-cell>
          <table:table-cell office:value-type="float" office:value="0.0421775" calcext:value-type="float">
            <text:p>0.0421775</text:p>
          </table:table-cell>
          <table:table-cell office:value-type="float" office:value="0.0802779" calcext:value-type="float">
            <text:p>0.0802779</text:p>
          </table:table-cell>
        </table:table-row>
        <table:table-row table:style-name="ro1">
          <table:table-cell office:value-type="float" office:value="0.0577859" calcext:value-type="float">
            <text:p>0.0577859</text:p>
          </table:table-cell>
          <table:table-cell office:value-type="float" office:value="0.0547336" calcext:value-type="float">
            <text:p>0.0547336</text:p>
          </table:table-cell>
          <table:table-cell office:value-type="float" office:value="0.0861139" calcext:value-type="float">
            <text:p>0.0861139</text:p>
          </table:table-cell>
          <table:table-cell office:value-type="float" office:value="0.0450511" calcext:value-type="float">
            <text:p>0.0450511</text:p>
          </table:table-cell>
          <table:table-cell office:value-type="float" office:value="0.0245314" calcext:value-type="float">
            <text:p>0.0245314</text:p>
          </table:table-cell>
          <table:table-cell office:value-type="float" office:value="0.0943091" calcext:value-type="float">
            <text:p>0.0943091</text:p>
          </table:table-cell>
          <table:table-cell office:value-type="float" office:value="0.0594766" calcext:value-type="float">
            <text:p>0.0594766</text:p>
          </table:table-cell>
          <table:table-cell office:value-type="float" office:value="0.0549183" calcext:value-type="float">
            <text:p>0.0549183</text:p>
          </table:table-cell>
        </table:table-row>
        <table:table-row table:style-name="ro1">
          <table:table-cell office:value-type="float" office:value="0.0739647" calcext:value-type="float">
            <text:p>0.0739647</text:p>
          </table:table-cell>
          <table:table-cell office:value-type="float" office:value="0.057783" calcext:value-type="float">
            <text:p>0.057783</text:p>
          </table:table-cell>
          <table:table-cell office:value-type="float" office:value="0.0941646" calcext:value-type="float">
            <text:p>0.0941646</text:p>
          </table:table-cell>
          <table:table-cell office:value-type="float" office:value="0.0621778" calcext:value-type="float">
            <text:p>0.0621778</text:p>
          </table:table-cell>
          <table:table-cell office:value-type="float" office:value="0.0609449" calcext:value-type="float">
            <text:p>0.0609449</text:p>
          </table:table-cell>
          <table:table-cell office:value-type="float" office:value="0.0969121" calcext:value-type="float">
            <text:p>0.0969121</text:p>
          </table:table-cell>
          <table:table-cell office:value-type="float" office:value="0.0462159" calcext:value-type="float">
            <text:p>0.0462159</text:p>
          </table:table-cell>
          <table:table-cell office:value-type="float" office:value="0.0481522" calcext:value-type="float">
            <text:p>0.0481522</text:p>
          </table:table-cell>
        </table:table-row>
        <table:table-row table:style-name="ro1">
          <table:table-cell office:value-type="float" office:value="0.0801221" calcext:value-type="float">
            <text:p>0.0801221</text:p>
          </table:table-cell>
          <table:table-cell office:value-type="float" office:value="0.0490851" calcext:value-type="float">
            <text:p>0.0490851</text:p>
          </table:table-cell>
          <table:table-cell office:value-type="float" office:value="0.0840176" calcext:value-type="float">
            <text:p>0.0840176</text:p>
          </table:table-cell>
          <table:table-cell office:value-type="float" office:value="0.0620702" calcext:value-type="float">
            <text:p>0.0620702</text:p>
          </table:table-cell>
          <table:table-cell office:value-type="float" office:value="0.0501687" calcext:value-type="float">
            <text:p>0.0501687</text:p>
          </table:table-cell>
          <table:table-cell office:value-type="float" office:value="0.09585" calcext:value-type="float">
            <text:p>0.09585</text:p>
          </table:table-cell>
          <table:table-cell office:value-type="float" office:value="0.0512144" calcext:value-type="float">
            <text:p>0.0512144</text:p>
          </table:table-cell>
          <table:table-cell office:value-type="float" office:value="0.0554419" calcext:value-type="float">
            <text:p>0.0554419</text:p>
          </table:table-cell>
        </table:table-row>
        <table:table-row table:style-name="ro1">
          <table:table-cell office:value-type="float" office:value="0.0722886" calcext:value-type="float">
            <text:p>0.0722886</text:p>
          </table:table-cell>
          <table:table-cell office:value-type="float" office:value="0.0517846" calcext:value-type="float">
            <text:p>0.0517846</text:p>
          </table:table-cell>
          <table:table-cell office:value-type="float" office:value="0.090439" calcext:value-type="float">
            <text:p>0.090439</text:p>
          </table:table-cell>
          <table:table-cell office:value-type="float" office:value="0.0618944" calcext:value-type="float">
            <text:p>0.0618944</text:p>
          </table:table-cell>
          <table:table-cell office:value-type="float" office:value="0.0276219" calcext:value-type="float">
            <text:p>0.0276219</text:p>
          </table:table-cell>
          <table:table-cell office:value-type="float" office:value="0.0938733" calcext:value-type="float">
            <text:p>0.0938733</text:p>
          </table:table-cell>
          <table:table-cell office:value-type="float" office:value="0.0465297" calcext:value-type="float">
            <text:p>0.0465297</text:p>
          </table:table-cell>
          <table:table-cell office:value-type="float" office:value="0.0499369" calcext:value-type="float">
            <text:p>0.0499369</text:p>
          </table:table-cell>
        </table:table-row>
        <table:table-row table:style-name="ro1">
          <table:table-cell office:value-type="float" office:value="0.0814461" calcext:value-type="float">
            <text:p>0.0814461</text:p>
          </table:table-cell>
          <table:table-cell office:value-type="float" office:value="0.0609189" calcext:value-type="float">
            <text:p>0.0609189</text:p>
          </table:table-cell>
          <table:table-cell office:value-type="float" office:value="0.0867792" calcext:value-type="float">
            <text:p>0.0867792</text:p>
          </table:table-cell>
          <table:table-cell office:value-type="float" office:value="0.0467031" calcext:value-type="float">
            <text:p>0.0467031</text:p>
          </table:table-cell>
          <table:table-cell office:value-type="float" office:value="0.0476017" calcext:value-type="float">
            <text:p>0.0476017</text:p>
          </table:table-cell>
          <table:table-cell office:value-type="float" office:value="0.0886846" calcext:value-type="float">
            <text:p>0.0886846</text:p>
          </table:table-cell>
          <table:table-cell office:value-type="float" office:value="0.0587971" calcext:value-type="float">
            <text:p>0.0587971</text:p>
          </table:table-cell>
          <table:table-cell office:value-type="float" office:value="0.0745819" calcext:value-type="float">
            <text:p>0.0745819</text:p>
          </table:table-cell>
        </table:table-row>
        <table:table-row table:style-name="ro1">
          <table:table-cell office:value-type="float" office:value="0.0681557" calcext:value-type="float">
            <text:p>0.0681557</text:p>
          </table:table-cell>
          <table:table-cell office:value-type="float" office:value="0.0403479" calcext:value-type="float">
            <text:p>0.0403479</text:p>
          </table:table-cell>
          <table:table-cell office:value-type="float" office:value="0.0889251" calcext:value-type="float">
            <text:p>0.0889251</text:p>
          </table:table-cell>
          <table:table-cell office:value-type="float" office:value="0.0635287" calcext:value-type="float">
            <text:p>0.0635287</text:p>
          </table:table-cell>
          <table:table-cell office:value-type="float" office:value="0.0538512" calcext:value-type="float">
            <text:p>0.0538512</text:p>
          </table:table-cell>
          <table:table-cell office:value-type="float" office:value="0.0981493" calcext:value-type="float">
            <text:p>0.0981493</text:p>
          </table:table-cell>
          <table:table-cell office:value-type="float" office:value="0.0674604" calcext:value-type="float">
            <text:p>0.0674604</text:p>
          </table:table-cell>
          <table:table-cell office:value-type="float" office:value="0.0776129" calcext:value-type="float">
            <text:p>0.0776129</text:p>
          </table:table-cell>
        </table:table-row>
        <table:table-row table:style-name="ro1">
          <table:table-cell office:value-type="float" office:value="0.066138" calcext:value-type="float">
            <text:p>0.066138</text:p>
          </table:table-cell>
          <table:table-cell office:value-type="float" office:value="0.0551739" calcext:value-type="float">
            <text:p>0.0551739</text:p>
          </table:table-cell>
          <table:table-cell office:value-type="float" office:value="0.102416" calcext:value-type="float">
            <text:p>0.102416</text:p>
          </table:table-cell>
          <table:table-cell office:value-type="float" office:value="0.0590256" calcext:value-type="float">
            <text:p>0.0590256</text:p>
          </table:table-cell>
          <table:table-cell office:value-type="float" office:value="0.0398064" calcext:value-type="float">
            <text:p>0.0398064</text:p>
          </table:table-cell>
          <table:table-cell office:value-type="float" office:value="0.099767" calcext:value-type="float">
            <text:p>0.099767</text:p>
          </table:table-cell>
          <table:table-cell office:value-type="float" office:value="0.0504901" calcext:value-type="float">
            <text:p>0.0504901</text:p>
          </table:table-cell>
          <table:table-cell office:value-type="float" office:value="0.0510257" calcext:value-type="float">
            <text:p>0.0510257</text:p>
          </table:table-cell>
        </table:table-row>
        <table:table-row table:style-name="ro1">
          <table:table-cell office:value-type="float" office:value="0.0679604" calcext:value-type="float">
            <text:p>0.0679604</text:p>
          </table:table-cell>
          <table:table-cell office:value-type="float" office:value="0.0675364" calcext:value-type="float">
            <text:p>0.0675364</text:p>
          </table:table-cell>
          <table:table-cell office:value-type="float" office:value="0.0852832" calcext:value-type="float">
            <text:p>0.0852832</text:p>
          </table:table-cell>
          <table:table-cell office:value-type="float" office:value="0.0806791" calcext:value-type="float">
            <text:p>0.0806791</text:p>
          </table:table-cell>
          <table:table-cell office:value-type="float" office:value="0.0553616" calcext:value-type="float">
            <text:p>0.0553616</text:p>
          </table:table-cell>
          <table:table-cell office:value-type="float" office:value="0.100625" calcext:value-type="float">
            <text:p>0.100625</text:p>
          </table:table-cell>
          <table:table-cell office:value-type="float" office:value="0.0315706" calcext:value-type="float">
            <text:p>0.0315706</text:p>
          </table:table-cell>
          <table:table-cell office:value-type="float" office:value="0.0496193" calcext:value-type="float">
            <text:p>0.0496193</text:p>
          </table:table-cell>
        </table:table-row>
        <table:table-row table:style-name="ro1">
          <table:table-cell office:value-type="float" office:value="0.0578748" calcext:value-type="float">
            <text:p>0.0578748</text:p>
          </table:table-cell>
          <table:table-cell office:value-type="float" office:value="0.0487277" calcext:value-type="float">
            <text:p>0.0487277</text:p>
          </table:table-cell>
          <table:table-cell office:value-type="float" office:value="0.0732013" calcext:value-type="float">
            <text:p>0.0732013</text:p>
          </table:table-cell>
          <table:table-cell office:value-type="float" office:value="0.0725855" calcext:value-type="float">
            <text:p>0.0725855</text:p>
          </table:table-cell>
          <table:table-cell office:value-type="float" office:value="0.0195084" calcext:value-type="float">
            <text:p>0.0195084</text:p>
          </table:table-cell>
          <table:table-cell office:value-type="float" office:value="0.0922166" calcext:value-type="float">
            <text:p>0.0922166</text:p>
          </table:table-cell>
          <table:table-cell office:value-type="float" office:value="0.0417089" calcext:value-type="float">
            <text:p>0.0417089</text:p>
          </table:table-cell>
          <table:table-cell office:value-type="float" office:value="0.0738607" calcext:value-type="float">
            <text:p>0.0738607</text:p>
          </table:table-cell>
        </table:table-row>
        <table:table-row table:style-name="ro1">
          <table:table-cell office:value-type="float" office:value="0.076178" calcext:value-type="float">
            <text:p>0.076178</text:p>
          </table:table-cell>
          <table:table-cell office:value-type="float" office:value="0.0636247" calcext:value-type="float">
            <text:p>0.0636247</text:p>
          </table:table-cell>
          <table:table-cell office:value-type="float" office:value="0.0814988" calcext:value-type="float">
            <text:p>0.0814988</text:p>
          </table:table-cell>
          <table:table-cell office:value-type="float" office:value="0.0669273" calcext:value-type="float">
            <text:p>0.0669273</text:p>
          </table:table-cell>
          <table:table-cell office:value-type="float" office:value="0.0445689" calcext:value-type="float">
            <text:p>0.0445689</text:p>
          </table:table-cell>
          <table:table-cell office:value-type="float" office:value="0.0979311" calcext:value-type="float">
            <text:p>0.0979311</text:p>
          </table:table-cell>
          <table:table-cell office:value-type="float" office:value="0.0649341" calcext:value-type="float">
            <text:p>0.0649341</text:p>
          </table:table-cell>
          <table:table-cell office:value-type="float" office:value="0.0634835" calcext:value-type="float">
            <text:p>0.0634835</text:p>
          </table:table-cell>
        </table:table-row>
        <table:table-row table:style-name="ro1">
          <table:table-cell office:value-type="float" office:value="0.0683525" calcext:value-type="float">
            <text:p>0.0683525</text:p>
          </table:table-cell>
          <table:table-cell office:value-type="float" office:value="0.0587382" calcext:value-type="float">
            <text:p>0.0587382</text:p>
          </table:table-cell>
          <table:table-cell office:value-type="float" office:value="0.0921017" calcext:value-type="float">
            <text:p>0.0921017</text:p>
          </table:table-cell>
          <table:table-cell office:value-type="float" office:value="0.0663028" calcext:value-type="float">
            <text:p>0.0663028</text:p>
          </table:table-cell>
          <table:table-cell office:value-type="float" office:value="0.0438841" calcext:value-type="float">
            <text:p>0.0438841</text:p>
          </table:table-cell>
          <table:table-cell office:value-type="float" office:value="0.0787132" calcext:value-type="float">
            <text:p>0.0787132</text:p>
          </table:table-cell>
          <table:table-cell office:value-type="float" office:value="0.0352606" calcext:value-type="float">
            <text:p>0.0352606</text:p>
          </table:table-cell>
          <table:table-cell office:value-type="float" office:value="0.0573662" calcext:value-type="float">
            <text:p>0.0573662</text:p>
          </table:table-cell>
        </table:table-row>
        <table:table-row table:style-name="ro1">
          <table:table-cell office:value-type="float" office:value="0.0711869" calcext:value-type="float">
            <text:p>0.0711869</text:p>
          </table:table-cell>
          <table:table-cell office:value-type="float" office:value="0.0460392" calcext:value-type="float">
            <text:p>0.0460392</text:p>
          </table:table-cell>
          <table:table-cell office:value-type="float" office:value="0.09771" calcext:value-type="float">
            <text:p>0.09771</text:p>
          </table:table-cell>
          <table:table-cell office:value-type="float" office:value="0.0646267" calcext:value-type="float">
            <text:p>0.0646267</text:p>
          </table:table-cell>
          <table:table-cell office:value-type="float" office:value="0.030487" calcext:value-type="float">
            <text:p>0.030487</text:p>
          </table:table-cell>
          <table:table-cell office:value-type="float" office:value="0.0952358" calcext:value-type="float">
            <text:p>0.0952358</text:p>
          </table:table-cell>
          <table:table-cell office:value-type="float" office:value="0.0430585" calcext:value-type="float">
            <text:p>0.0430585</text:p>
          </table:table-cell>
          <table:table-cell office:value-type="float" office:value="0.0537177" calcext:value-type="float">
            <text:p>0.0537177</text:p>
          </table:table-cell>
        </table:table-row>
        <table:table-row table:style-name="ro1">
          <table:table-cell office:value-type="float" office:value="0.079477" calcext:value-type="float">
            <text:p>0.079477</text:p>
          </table:table-cell>
          <table:table-cell office:value-type="float" office:value="0.0448055" calcext:value-type="float">
            <text:p>0.0448055</text:p>
          </table:table-cell>
          <table:table-cell office:value-type="float" office:value="0.0796317" calcext:value-type="float">
            <text:p>0.0796317</text:p>
          </table:table-cell>
          <table:table-cell office:value-type="float" office:value="0.0696192" calcext:value-type="float">
            <text:p>0.0696192</text:p>
          </table:table-cell>
          <table:table-cell office:value-type="float" office:value="0.0352241" calcext:value-type="float">
            <text:p>0.0352241</text:p>
          </table:table-cell>
          <table:table-cell office:value-type="float" office:value="0.0939408" calcext:value-type="float">
            <text:p>0.0939408</text:p>
          </table:table-cell>
          <table:table-cell office:value-type="float" office:value="0.0575889" calcext:value-type="float">
            <text:p>0.0575889</text:p>
          </table:table-cell>
          <table:table-cell office:value-type="float" office:value="0.0639809" calcext:value-type="float">
            <text:p>0.0639809</text:p>
          </table:table-cell>
        </table:table-row>
        <table:table-row table:style-name="ro1">
          <table:table-cell office:value-type="float" office:value="0.0698374" calcext:value-type="float">
            <text:p>0.0698374</text:p>
          </table:table-cell>
          <table:table-cell office:value-type="float" office:value="0.0558022" calcext:value-type="float">
            <text:p>0.0558022</text:p>
          </table:table-cell>
          <table:table-cell office:value-type="float" office:value="0.101178" calcext:value-type="float">
            <text:p>0.101178</text:p>
          </table:table-cell>
          <table:table-cell office:value-type="float" office:value="0.0721092" calcext:value-type="float">
            <text:p>0.0721092</text:p>
          </table:table-cell>
          <table:table-cell office:value-type="float" office:value="0.0432748" calcext:value-type="float">
            <text:p>0.0432748</text:p>
          </table:table-cell>
          <table:table-cell office:value-type="float" office:value="0.099982" calcext:value-type="float">
            <text:p>0.099982</text:p>
          </table:table-cell>
          <table:table-cell office:value-type="float" office:value="0.0503898" calcext:value-type="float">
            <text:p>0.0503898</text:p>
          </table:table-cell>
          <table:table-cell office:value-type="float" office:value="0.0573753" calcext:value-type="float">
            <text:p>0.0573753</text:p>
          </table:table-cell>
        </table:table-row>
        <table:table-row table:style-name="ro1">
          <table:table-cell office:value-type="float" office:value="0.0746965" calcext:value-type="float">
            <text:p>0.0746965</text:p>
          </table:table-cell>
          <table:table-cell office:value-type="float" office:value="0.0697537" calcext:value-type="float">
            <text:p>0.0697537</text:p>
          </table:table-cell>
          <table:table-cell office:value-type="float" office:value="0.102403" calcext:value-type="float">
            <text:p>0.102403</text:p>
          </table:table-cell>
          <table:table-cell office:value-type="float" office:value="0.0776547" calcext:value-type="float">
            <text:p>0.0776547</text:p>
          </table:table-cell>
          <table:table-cell office:value-type="float" office:value="0.035034" calcext:value-type="float">
            <text:p>0.035034</text:p>
          </table:table-cell>
          <table:table-cell office:value-type="float" office:value="0.10457" calcext:value-type="float">
            <text:p>0.10457</text:p>
          </table:table-cell>
          <table:table-cell office:value-type="float" office:value="0.0547006" calcext:value-type="float">
            <text:p>0.0547006</text:p>
          </table:table-cell>
          <table:table-cell office:value-type="float" office:value="0.0673125" calcext:value-type="float">
            <text:p>0.0673125</text:p>
          </table:table-cell>
        </table:table-row>
        <table:table-row table:style-name="ro1">
          <table:table-cell office:value-type="float" office:value="0.0945665" calcext:value-type="float">
            <text:p>0.0945665</text:p>
          </table:table-cell>
          <table:table-cell office:value-type="float" office:value="0.0393639" calcext:value-type="float">
            <text:p>0.0393639</text:p>
          </table:table-cell>
          <table:table-cell office:value-type="float" office:value="0.0858468" calcext:value-type="float">
            <text:p>0.0858468</text:p>
          </table:table-cell>
          <table:table-cell office:value-type="float" office:value="0.0803339" calcext:value-type="float">
            <text:p>0.0803339</text:p>
          </table:table-cell>
          <table:table-cell office:value-type="float" office:value="0.0556955" calcext:value-type="float">
            <text:p>0.0556955</text:p>
          </table:table-cell>
          <table:table-cell office:value-type="float" office:value="0.0842595" calcext:value-type="float">
            <text:p>0.0842595</text:p>
          </table:table-cell>
          <table:table-cell office:value-type="float" office:value="0.058415" calcext:value-type="float">
            <text:p>0.058415</text:p>
          </table:table-cell>
          <table:table-cell office:value-type="float" office:value="0.0633466" calcext:value-type="float">
            <text:p>0.0633466</text:p>
          </table:table-cell>
        </table:table-row>
        <table:table-row table:style-name="ro1">
          <table:table-cell office:value-type="float" office:value="0.0750156" calcext:value-type="float">
            <text:p>0.0750156</text:p>
          </table:table-cell>
          <table:table-cell office:value-type="float" office:value="0.0414574" calcext:value-type="float">
            <text:p>0.0414574</text:p>
          </table:table-cell>
          <table:table-cell office:value-type="float" office:value="0.090208" calcext:value-type="float">
            <text:p>0.090208</text:p>
          </table:table-cell>
          <table:table-cell office:value-type="float" office:value="0.0640995" calcext:value-type="float">
            <text:p>0.0640995</text:p>
          </table:table-cell>
          <table:table-cell office:value-type="float" office:value="0.050873" calcext:value-type="float">
            <text:p>0.050873</text:p>
          </table:table-cell>
          <table:table-cell office:value-type="float" office:value="0.0929541" calcext:value-type="float">
            <text:p>0.0929541</text:p>
          </table:table-cell>
          <table:table-cell office:value-type="float" office:value="0.0508636" calcext:value-type="float">
            <text:p>0.0508636</text:p>
          </table:table-cell>
          <table:table-cell office:value-type="float" office:value="0.0520191" calcext:value-type="float">
            <text:p>0.0520191</text:p>
          </table:table-cell>
        </table:table-row>
        <table:table-row table:style-name="ro1">
          <table:table-cell office:value-type="float" office:value="0.0722356" calcext:value-type="float">
            <text:p>0.0722356</text:p>
          </table:table-cell>
          <table:table-cell office:value-type="float" office:value="0.0607763" calcext:value-type="float">
            <text:p>0.0607763</text:p>
          </table:table-cell>
          <table:table-cell office:value-type="float" office:value="0.0882122" calcext:value-type="float">
            <text:p>0.0882122</text:p>
          </table:table-cell>
          <table:table-cell office:value-type="float" office:value="0.0806585" calcext:value-type="float">
            <text:p>0.0806585</text:p>
          </table:table-cell>
          <table:table-cell office:value-type="float" office:value="0.0527477" calcext:value-type="float">
            <text:p>0.0527477</text:p>
          </table:table-cell>
          <table:table-cell office:value-type="float" office:value="0.0914388" calcext:value-type="float">
            <text:p>0.0914388</text:p>
          </table:table-cell>
          <table:table-cell office:value-type="float" office:value="0.0488605" calcext:value-type="float">
            <text:p>0.0488605</text:p>
          </table:table-cell>
          <table:table-cell office:value-type="float" office:value="0.0494042" calcext:value-type="float">
            <text:p>0.0494042</text:p>
          </table:table-cell>
        </table:table-row>
        <table:table-row table:style-name="ro1">
          <table:table-cell office:value-type="float" office:value="0.059134" calcext:value-type="float">
            <text:p>0.059134</text:p>
          </table:table-cell>
          <table:table-cell office:value-type="float" office:value="0.0602099" calcext:value-type="float">
            <text:p>0.0602099</text:p>
          </table:table-cell>
          <table:table-cell office:value-type="float" office:value="0.103288" calcext:value-type="float">
            <text:p>0.103288</text:p>
          </table:table-cell>
          <table:table-cell office:value-type="float" office:value="0.0704657" calcext:value-type="float">
            <text:p>0.0704657</text:p>
          </table:table-cell>
          <table:table-cell office:value-type="float" office:value="0.032303" calcext:value-type="float">
            <text:p>0.032303</text:p>
          </table:table-cell>
          <table:table-cell office:value-type="float" office:value="0.0933708" calcext:value-type="float">
            <text:p>0.0933708</text:p>
          </table:table-cell>
          <table:table-cell office:value-type="float" office:value="0.0645377" calcext:value-type="float">
            <text:p>0.0645377</text:p>
          </table:table-cell>
          <table:table-cell office:value-type="float" office:value="0.0593465" calcext:value-type="float">
            <text:p>0.0593465</text:p>
          </table:table-cell>
        </table:table-row>
        <table:table-row table:style-name="ro1">
          <table:table-cell office:value-type="float" office:value="0.0681367" calcext:value-type="float">
            <text:p>0.0681367</text:p>
          </table:table-cell>
          <table:table-cell office:value-type="float" office:value="0.0441554" calcext:value-type="float">
            <text:p>0.0441554</text:p>
          </table:table-cell>
          <table:table-cell office:value-type="float" office:value="0.0802099" calcext:value-type="float">
            <text:p>0.0802099</text:p>
          </table:table-cell>
          <table:table-cell office:value-type="float" office:value="0.0641688" calcext:value-type="float">
            <text:p>0.0641688</text:p>
          </table:table-cell>
          <table:table-cell office:value-type="float" office:value="0.0415673" calcext:value-type="float">
            <text:p>0.0415673</text:p>
          </table:table-cell>
          <table:table-cell office:value-type="float" office:value="0.0988797" calcext:value-type="float">
            <text:p>0.0988797</text:p>
          </table:table-cell>
          <table:table-cell office:value-type="float" office:value="0.0454985" calcext:value-type="float">
            <text:p>0.0454985</text:p>
          </table:table-cell>
          <table:table-cell office:value-type="float" office:value="0.0607741" calcext:value-type="float">
            <text:p>0.0607741</text:p>
          </table:table-cell>
        </table:table-row>
        <table:table-row table:style-name="ro1">
          <table:table-cell office:value-type="float" office:value="0.0703047" calcext:value-type="float">
            <text:p>0.0703047</text:p>
          </table:table-cell>
          <table:table-cell office:value-type="float" office:value="0.0377346" calcext:value-type="float">
            <text:p>0.0377346</text:p>
          </table:table-cell>
          <table:table-cell office:value-type="float" office:value="0.0624642" calcext:value-type="float">
            <text:p>0.0624642</text:p>
          </table:table-cell>
          <table:table-cell office:value-type="float" office:value="0.0681067" calcext:value-type="float">
            <text:p>0.0681067</text:p>
          </table:table-cell>
          <table:table-cell office:value-type="float" office:value="0.050515" calcext:value-type="float">
            <text:p>0.050515</text:p>
          </table:table-cell>
          <table:table-cell office:value-type="float" office:value="0.0902145" calcext:value-type="float">
            <text:p>0.0902145</text:p>
          </table:table-cell>
          <table:table-cell office:value-type="float" office:value="0.0585779" calcext:value-type="float">
            <text:p>0.0585779</text:p>
          </table:table-cell>
          <table:table-cell office:value-type="float" office:value="0.0744961" calcext:value-type="float">
            <text:p>0.0744961</text:p>
          </table:table-cell>
        </table:table-row>
        <table:table-row table:style-name="ro1">
          <table:table-cell office:value-type="float" office:value="0.0784548" calcext:value-type="float">
            <text:p>0.0784548</text:p>
          </table:table-cell>
          <table:table-cell office:value-type="float" office:value="0.0512265" calcext:value-type="float">
            <text:p>0.0512265</text:p>
          </table:table-cell>
          <table:table-cell office:value-type="float" office:value="0.0913561" calcext:value-type="float">
            <text:p>0.0913561</text:p>
          </table:table-cell>
          <table:table-cell office:value-type="float" office:value="0.0590454" calcext:value-type="float">
            <text:p>0.0590454</text:p>
          </table:table-cell>
          <table:table-cell office:value-type="float" office:value="0.0384754" calcext:value-type="float">
            <text:p>0.0384754</text:p>
          </table:table-cell>
          <table:table-cell office:value-type="float" office:value="0.0931651" calcext:value-type="float">
            <text:p>0.0931651</text:p>
          </table:table-cell>
          <table:table-cell office:value-type="float" office:value="0.0516285" calcext:value-type="float">
            <text:p>0.0516285</text:p>
          </table:table-cell>
          <table:table-cell office:value-type="float" office:value="0.0477375" calcext:value-type="float">
            <text:p>0.0477375</text:p>
          </table:table-cell>
        </table:table-row>
        <table:table-row table:style-name="ro1">
          <table:table-cell office:value-type="float" office:value="0.0671874" calcext:value-type="float">
            <text:p>0.0671874</text:p>
          </table:table-cell>
          <table:table-cell office:value-type="float" office:value="0.0376806" calcext:value-type="float">
            <text:p>0.0376806</text:p>
          </table:table-cell>
          <table:table-cell office:value-type="float" office:value="0.0825389" calcext:value-type="float">
            <text:p>0.0825389</text:p>
          </table:table-cell>
          <table:table-cell office:value-type="float" office:value="0.063191" calcext:value-type="float">
            <text:p>0.063191</text:p>
          </table:table-cell>
          <table:table-cell office:value-type="float" office:value="0.0345741" calcext:value-type="float">
            <text:p>0.0345741</text:p>
          </table:table-cell>
          <table:table-cell office:value-type="float" office:value="0.090068" calcext:value-type="float">
            <text:p>0.090068</text:p>
          </table:table-cell>
          <table:table-cell office:value-type="float" office:value="0.0467253" calcext:value-type="float">
            <text:p>0.0467253</text:p>
          </table:table-cell>
          <table:table-cell office:value-type="float" office:value="0.0588198" calcext:value-type="float">
            <text:p>0.0588198</text:p>
          </table:table-cell>
        </table:table-row>
        <table:table-row table:style-name="ro1">
          <table:table-cell office:value-type="float" office:value="0.067224" calcext:value-type="float">
            <text:p>0.067224</text:p>
          </table:table-cell>
          <table:table-cell office:value-type="float" office:value="0.0416612" calcext:value-type="float">
            <text:p>0.0416612</text:p>
          </table:table-cell>
          <table:table-cell office:value-type="float" office:value="0.0850214" calcext:value-type="float">
            <text:p>0.0850214</text:p>
          </table:table-cell>
          <table:table-cell office:value-type="float" office:value="0.0646861" calcext:value-type="float">
            <text:p>0.0646861</text:p>
          </table:table-cell>
          <table:table-cell office:value-type="float" office:value="0.0342745" calcext:value-type="float">
            <text:p>0.0342745</text:p>
          </table:table-cell>
          <table:table-cell office:value-type="float" office:value="0.0949354" calcext:value-type="float">
            <text:p>0.0949354</text:p>
          </table:table-cell>
          <table:table-cell office:value-type="float" office:value="0.0375325" calcext:value-type="float">
            <text:p>0.0375325</text:p>
          </table:table-cell>
          <table:table-cell office:value-type="float" office:value="0.0440699" calcext:value-type="float">
            <text:p>0.0440699</text:p>
          </table:table-cell>
        </table:table-row>
        <table:table-row table:style-name="ro1">
          <table:table-cell office:value-type="float" office:value="0.0674665" calcext:value-type="float">
            <text:p>0.0674665</text:p>
          </table:table-cell>
          <table:table-cell office:value-type="float" office:value="0.0503225" calcext:value-type="float">
            <text:p>0.0503225</text:p>
          </table:table-cell>
          <table:table-cell office:value-type="float" office:value="0.0840398" calcext:value-type="float">
            <text:p>0.0840398</text:p>
          </table:table-cell>
          <table:table-cell office:value-type="float" office:value="0.0604652" calcext:value-type="float">
            <text:p>0.0604652</text:p>
          </table:table-cell>
          <table:table-cell office:value-type="float" office:value="0.0206579" calcext:value-type="float">
            <text:p>0.0206579</text:p>
          </table:table-cell>
          <table:table-cell office:value-type="float" office:value="0.0891465" calcext:value-type="float">
            <text:p>0.0891465</text:p>
          </table:table-cell>
          <table:table-cell office:value-type="float" office:value="0.0399651" calcext:value-type="float">
            <text:p>0.0399651</text:p>
          </table:table-cell>
          <table:table-cell office:value-type="float" office:value="0.0654929" calcext:value-type="float">
            <text:p>0.0654929</text:p>
          </table:table-cell>
        </table:table-row>
        <table:table-row table:style-name="ro1">
          <table:table-cell office:value-type="float" office:value="0.0802934" calcext:value-type="float">
            <text:p>0.0802934</text:p>
          </table:table-cell>
          <table:table-cell office:value-type="float" office:value="0.0532761" calcext:value-type="float">
            <text:p>0.0532761</text:p>
          </table:table-cell>
          <table:table-cell office:value-type="float" office:value="0.0832402" calcext:value-type="float">
            <text:p>0.0832402</text:p>
          </table:table-cell>
          <table:table-cell office:value-type="float" office:value="0.0596143" calcext:value-type="float">
            <text:p>0.0596143</text:p>
          </table:table-cell>
          <table:table-cell office:value-type="float" office:value="0.0309818" calcext:value-type="float">
            <text:p>0.0309818</text:p>
          </table:table-cell>
          <table:table-cell office:value-type="float" office:value="0.090744" calcext:value-type="float">
            <text:p>0.090744</text:p>
          </table:table-cell>
          <table:table-cell office:value-type="float" office:value="0.0561613" calcext:value-type="float">
            <text:p>0.0561613</text:p>
          </table:table-cell>
          <table:table-cell office:value-type="float" office:value="0.0490769" calcext:value-type="float">
            <text:p>0.0490769</text:p>
          </table:table-cell>
        </table:table-row>
        <table:table-row table:style-name="ro1">
          <table:table-cell office:value-type="float" office:value="0.0746459" calcext:value-type="float">
            <text:p>0.0746459</text:p>
          </table:table-cell>
          <table:table-cell office:value-type="float" office:value="0.0723519" calcext:value-type="float">
            <text:p>0.0723519</text:p>
          </table:table-cell>
          <table:table-cell office:value-type="float" office:value="0.0931153" calcext:value-type="float">
            <text:p>0.0931153</text:p>
          </table:table-cell>
          <table:table-cell office:value-type="float" office:value="0.0614666" calcext:value-type="float">
            <text:p>0.0614666</text:p>
          </table:table-cell>
          <table:table-cell office:value-type="float" office:value="0.0475053" calcext:value-type="float">
            <text:p>0.0475053</text:p>
          </table:table-cell>
          <table:table-cell office:value-type="float" office:value="0.0992005" calcext:value-type="float">
            <text:p>0.0992005</text:p>
          </table:table-cell>
          <table:table-cell office:value-type="float" office:value="0.0495537" calcext:value-type="float">
            <text:p>0.0495537</text:p>
          </table:table-cell>
          <table:table-cell office:value-type="float" office:value="0.0641391" calcext:value-type="float">
            <text:p>0.0641391</text:p>
          </table:table-cell>
        </table:table-row>
        <table:table-row table:style-name="ro1">
          <table:table-cell office:value-type="float" office:value="0.0746208" calcext:value-type="float">
            <text:p>0.0746208</text:p>
          </table:table-cell>
          <table:table-cell office:value-type="float" office:value="0.0643098" calcext:value-type="float">
            <text:p>0.0643098</text:p>
          </table:table-cell>
          <table:table-cell office:value-type="float" office:value="0.0843101" calcext:value-type="float">
            <text:p>0.0843101</text:p>
          </table:table-cell>
          <table:table-cell office:value-type="float" office:value="0.0497755" calcext:value-type="float">
            <text:p>0.0497755</text:p>
          </table:table-cell>
          <table:table-cell office:value-type="float" office:value="0.0306491" calcext:value-type="float">
            <text:p>0.0306491</text:p>
          </table:table-cell>
          <table:table-cell office:value-type="float" office:value="0.0827168" calcext:value-type="float">
            <text:p>0.0827168</text:p>
          </table:table-cell>
          <table:table-cell office:value-type="float" office:value="0.0447134" calcext:value-type="float">
            <text:p>0.0447134</text:p>
          </table:table-cell>
          <table:table-cell office:value-type="float" office:value="0.0444328" calcext:value-type="float">
            <text:p>0.0444328</text:p>
          </table:table-cell>
        </table:table-row>
        <table:table-row table:style-name="ro1">
          <table:table-cell office:value-type="float" office:value="0.0827096" calcext:value-type="float">
            <text:p>0.0827096</text:p>
          </table:table-cell>
          <table:table-cell office:value-type="float" office:value="0.05334" calcext:value-type="float">
            <text:p>0.05334</text:p>
          </table:table-cell>
          <table:table-cell office:value-type="float" office:value="0.0863743" calcext:value-type="float">
            <text:p>0.0863743</text:p>
          </table:table-cell>
          <table:table-cell office:value-type="float" office:value="0.0685233" calcext:value-type="float">
            <text:p>0.0685233</text:p>
          </table:table-cell>
          <table:table-cell office:value-type="float" office:value="0.0347261" calcext:value-type="float">
            <text:p>0.0347261</text:p>
          </table:table-cell>
          <table:table-cell office:value-type="float" office:value="0.084631" calcext:value-type="float">
            <text:p>0.084631</text:p>
          </table:table-cell>
          <table:table-cell office:value-type="float" office:value="0.0388494" calcext:value-type="float">
            <text:p>0.0388494</text:p>
          </table:table-cell>
          <table:table-cell office:value-type="float" office:value="0.0476565" calcext:value-type="float">
            <text:p>0.0476565</text:p>
          </table:table-cell>
        </table:table-row>
        <table:table-row table:style-name="ro1">
          <table:table-cell office:value-type="float" office:value="0.0540562" calcext:value-type="float">
            <text:p>0.0540562</text:p>
          </table:table-cell>
          <table:table-cell office:value-type="float" office:value="0.0341014" calcext:value-type="float">
            <text:p>0.0341014</text:p>
          </table:table-cell>
          <table:table-cell office:value-type="float" office:value="0.0805108" calcext:value-type="float">
            <text:p>0.0805108</text:p>
          </table:table-cell>
          <table:table-cell office:value-type="float" office:value="0.043188" calcext:value-type="float">
            <text:p>0.043188</text:p>
          </table:table-cell>
          <table:table-cell office:value-type="float" office:value="0.0161463" calcext:value-type="float">
            <text:p>0.0161463</text:p>
          </table:table-cell>
          <table:table-cell office:value-type="float" office:value="0.105405" calcext:value-type="float">
            <text:p>0.105405</text:p>
          </table:table-cell>
          <table:table-cell office:value-type="float" office:value="0.0500356" calcext:value-type="float">
            <text:p>0.0500356</text:p>
          </table:table-cell>
          <table:table-cell office:value-type="float" office:value="0.0359552" calcext:value-type="float">
            <text:p>0.0359552</text:p>
          </table:table-cell>
        </table:table-row>
        <table:table-row table:style-name="ro1">
          <table:table-cell office:value-type="float" office:value="0.0588211" calcext:value-type="float">
            <text:p>0.0588211</text:p>
          </table:table-cell>
          <table:table-cell office:value-type="float" office:value="0.0685437" calcext:value-type="float">
            <text:p>0.0685437</text:p>
          </table:table-cell>
          <table:table-cell office:value-type="float" office:value="0.0905088" calcext:value-type="float">
            <text:p>0.0905088</text:p>
          </table:table-cell>
          <table:table-cell office:value-type="float" office:value="0.074425" calcext:value-type="float">
            <text:p>0.074425</text:p>
          </table:table-cell>
          <table:table-cell office:value-type="float" office:value="0.0384904" calcext:value-type="float">
            <text:p>0.0384904</text:p>
          </table:table-cell>
          <table:table-cell office:value-type="float" office:value="0.101779" calcext:value-type="float">
            <text:p>0.101779</text:p>
          </table:table-cell>
          <table:table-cell office:value-type="float" office:value="0.0514119" calcext:value-type="float">
            <text:p>0.0514119</text:p>
          </table:table-cell>
          <table:table-cell office:value-type="float" office:value="0.0401808" calcext:value-type="float">
            <text:p>0.0401808</text:p>
          </table:table-cell>
        </table:table-row>
        <table:table-row table:style-name="ro1">
          <table:table-cell office:value-type="float" office:value="0.0601295" calcext:value-type="float">
            <text:p>0.0601295</text:p>
          </table:table-cell>
          <table:table-cell office:value-type="float" office:value="0.0509788" calcext:value-type="float">
            <text:p>0.0509788</text:p>
          </table:table-cell>
          <table:table-cell office:value-type="float" office:value="0.106084" calcext:value-type="float">
            <text:p>0.106084</text:p>
          </table:table-cell>
          <table:table-cell office:value-type="float" office:value="0.0611023" calcext:value-type="float">
            <text:p>0.0611023</text:p>
          </table:table-cell>
          <table:table-cell office:value-type="float" office:value="0.0453705" calcext:value-type="float">
            <text:p>0.0453705</text:p>
          </table:table-cell>
          <table:table-cell office:value-type="float" office:value="0.106326" calcext:value-type="float">
            <text:p>0.106326</text:p>
          </table:table-cell>
          <table:table-cell office:value-type="float" office:value="0.0554041" calcext:value-type="float">
            <text:p>0.0554041</text:p>
          </table:table-cell>
          <table:table-cell office:value-type="float" office:value="0.0545509" calcext:value-type="float">
            <text:p>0.0545509</text:p>
          </table:table-cell>
        </table:table-row>
        <table:table-row table:style-name="ro1">
          <table:table-cell office:value-type="float" office:value="0.0656344" calcext:value-type="float">
            <text:p>0.0656344</text:p>
          </table:table-cell>
          <table:table-cell office:value-type="float" office:value="0.0533027" calcext:value-type="float">
            <text:p>0.0533027</text:p>
          </table:table-cell>
          <table:table-cell office:value-type="float" office:value="0.0920422" calcext:value-type="float">
            <text:p>0.0920422</text:p>
          </table:table-cell>
          <table:table-cell office:value-type="float" office:value="0.0749408" calcext:value-type="float">
            <text:p>0.0749408</text:p>
          </table:table-cell>
          <table:table-cell office:value-type="float" office:value="0.0596321" calcext:value-type="float">
            <text:p>0.0596321</text:p>
          </table:table-cell>
          <table:table-cell office:value-type="float" office:value="0.084603" calcext:value-type="float">
            <text:p>0.084603</text:p>
          </table:table-cell>
          <table:table-cell office:value-type="float" office:value="0.0376309" calcext:value-type="float">
            <text:p>0.0376309</text:p>
          </table:table-cell>
          <table:table-cell office:value-type="float" office:value="0.0749731" calcext:value-type="float">
            <text:p>0.0749731</text:p>
          </table:table-cell>
        </table:table-row>
        <table:table-row table:style-name="ro1">
          <table:table-cell office:value-type="float" office:value="0.0972935" calcext:value-type="float">
            <text:p>0.0972935</text:p>
          </table:table-cell>
          <table:table-cell office:value-type="float" office:value="0.0544135" calcext:value-type="float">
            <text:p>0.0544135</text:p>
          </table:table-cell>
          <table:table-cell office:value-type="float" office:value="0.0964966" calcext:value-type="float">
            <text:p>0.0964966</text:p>
          </table:table-cell>
          <table:table-cell office:value-type="float" office:value="0.055622" calcext:value-type="float">
            <text:p>0.055622</text:p>
          </table:table-cell>
          <table:table-cell office:value-type="float" office:value="0.0123566" calcext:value-type="float">
            <text:p>0.0123566</text:p>
          </table:table-cell>
          <table:table-cell office:value-type="float" office:value="0.0832929" calcext:value-type="float">
            <text:p>0.0832929</text:p>
          </table:table-cell>
          <table:table-cell office:value-type="float" office:value="0.0464388" calcext:value-type="float">
            <text:p>0.0464388</text:p>
          </table:table-cell>
          <table:table-cell office:value-type="float" office:value="0.0558007" calcext:value-type="float">
            <text:p>0.0558007</text:p>
          </table:table-cell>
        </table:table-row>
        <table:table-row table:style-name="ro1">
          <table:table-cell office:value-type="float" office:value="0.0688947" calcext:value-type="float">
            <text:p>0.0688947</text:p>
          </table:table-cell>
          <table:table-cell office:value-type="float" office:value="0.067778" calcext:value-type="float">
            <text:p>0.067778</text:p>
          </table:table-cell>
          <table:table-cell office:value-type="float" office:value="0.0700492" calcext:value-type="float">
            <text:p>0.0700492</text:p>
          </table:table-cell>
          <table:table-cell office:value-type="float" office:value="0.0398402" calcext:value-type="float">
            <text:p>0.0398402</text:p>
          </table:table-cell>
          <table:table-cell office:value-type="float" office:value="0.0537995" calcext:value-type="float">
            <text:p>0.0537995</text:p>
          </table:table-cell>
          <table:table-cell office:value-type="float" office:value="0.082668" calcext:value-type="float">
            <text:p>0.082668</text:p>
          </table:table-cell>
          <table:table-cell office:value-type="float" office:value="0.0529607" calcext:value-type="float">
            <text:p>0.0529607</text:p>
          </table:table-cell>
          <table:table-cell office:value-type="float" office:value="0.0825236" calcext:value-type="float">
            <text:p>0.0825236</text:p>
          </table:table-cell>
        </table:table-row>
        <table:table-row table:style-name="ro1">
          <table:table-cell office:value-type="float" office:value="0.0684242" calcext:value-type="float">
            <text:p>0.0684242</text:p>
          </table:table-cell>
          <table:table-cell office:value-type="float" office:value="0.053532" calcext:value-type="float">
            <text:p>0.053532</text:p>
          </table:table-cell>
          <table:table-cell office:value-type="float" office:value="0.0764042" calcext:value-type="float">
            <text:p>0.0764042</text:p>
          </table:table-cell>
          <table:table-cell office:value-type="float" office:value="0.0715759" calcext:value-type="float">
            <text:p>0.0715759</text:p>
          </table:table-cell>
          <table:table-cell office:value-type="float" office:value="0.0519412" calcext:value-type="float">
            <text:p>0.0519412</text:p>
          </table:table-cell>
          <table:table-cell office:value-type="float" office:value="0.0871507" calcext:value-type="float">
            <text:p>0.0871507</text:p>
          </table:table-cell>
          <table:table-cell office:value-type="float" office:value="0.0594341" calcext:value-type="float">
            <text:p>0.0594341</text:p>
          </table:table-cell>
          <table:table-cell office:value-type="float" office:value="0.0581943" calcext:value-type="float">
            <text:p>0.0581943</text:p>
          </table:table-cell>
        </table:table-row>
        <table:table-row table:style-name="ro1">
          <table:table-cell office:value-type="float" office:value="0.0499303" calcext:value-type="float">
            <text:p>0.0499303</text:p>
          </table:table-cell>
          <table:table-cell office:value-type="float" office:value="0.0581248" calcext:value-type="float">
            <text:p>0.0581248</text:p>
          </table:table-cell>
          <table:table-cell office:value-type="float" office:value="0.061364" calcext:value-type="float">
            <text:p>0.061364</text:p>
          </table:table-cell>
          <table:table-cell office:value-type="float" office:value="0.0783753" calcext:value-type="float">
            <text:p>0.0783753</text:p>
          </table:table-cell>
          <table:table-cell office:value-type="float" office:value="0.0410337" calcext:value-type="float">
            <text:p>0.0410337</text:p>
          </table:table-cell>
          <table:table-cell office:value-type="float" office:value="0.107568" calcext:value-type="float">
            <text:p>0.107568</text:p>
          </table:table-cell>
          <table:table-cell office:value-type="float" office:value="0.0397412" calcext:value-type="float">
            <text:p>0.0397412</text:p>
          </table:table-cell>
          <table:table-cell office:value-type="float" office:value="0.0609954" calcext:value-type="float">
            <text:p>0.0609954</text:p>
          </table:table-cell>
        </table:table-row>
        <table:table-row table:style-name="ro1">
          <table:table-cell office:value-type="float" office:value="0.0646585" calcext:value-type="float">
            <text:p>0.0646585</text:p>
          </table:table-cell>
          <table:table-cell office:value-type="float" office:value="0.0452094" calcext:value-type="float">
            <text:p>0.0452094</text:p>
          </table:table-cell>
          <table:table-cell office:value-type="float" office:value="0.0880251" calcext:value-type="float">
            <text:p>0.0880251</text:p>
          </table:table-cell>
          <table:table-cell office:value-type="float" office:value="0.0598123" calcext:value-type="float">
            <text:p>0.0598123</text:p>
          </table:table-cell>
          <table:table-cell office:value-type="float" office:value="0.028409" calcext:value-type="float">
            <text:p>0.028409</text:p>
          </table:table-cell>
          <table:table-cell office:value-type="float" office:value="0.105736" calcext:value-type="float">
            <text:p>0.105736</text:p>
          </table:table-cell>
          <table:table-cell office:value-type="float" office:value="0.0568149" calcext:value-type="float">
            <text:p>0.0568149</text:p>
          </table:table-cell>
          <table:table-cell office:value-type="float" office:value="0.042908" calcext:value-type="float">
            <text:p>0.042908</text:p>
          </table:table-cell>
        </table:table-row>
        <table:table-row table:style-name="ro1">
          <table:table-cell office:value-type="float" office:value="0.0684213" calcext:value-type="float">
            <text:p>0.0684213</text:p>
          </table:table-cell>
          <table:table-cell office:value-type="float" office:value="0.0806517" calcext:value-type="float">
            <text:p>0.0806517</text:p>
          </table:table-cell>
          <table:table-cell office:value-type="float" office:value="0.0806419" calcext:value-type="float">
            <text:p>0.0806419</text:p>
          </table:table-cell>
          <table:table-cell office:value-type="float" office:value="0.0620416" calcext:value-type="float">
            <text:p>0.0620416</text:p>
          </table:table-cell>
          <table:table-cell office:value-type="float" office:value="0.0475798" calcext:value-type="float">
            <text:p>0.0475798</text:p>
          </table:table-cell>
          <table:table-cell office:value-type="float" office:value="0.0921238" calcext:value-type="float">
            <text:p>0.0921238</text:p>
          </table:table-cell>
          <table:table-cell office:value-type="float" office:value="0.0686736" calcext:value-type="float">
            <text:p>0.0686736</text:p>
          </table:table-cell>
          <table:table-cell office:value-type="float" office:value="0.0708159" calcext:value-type="float">
            <text:p>0.0708159</text:p>
          </table:table-cell>
        </table:table-row>
        <table:table-row table:style-name="ro1">
          <table:table-cell office:value-type="float" office:value="0.0380197" calcext:value-type="float">
            <text:p>0.0380197</text:p>
          </table:table-cell>
          <table:table-cell office:value-type="float" office:value="0.0368766" calcext:value-type="float">
            <text:p>0.0368766</text:p>
          </table:table-cell>
          <table:table-cell office:value-type="float" office:value="0.0727947" calcext:value-type="float">
            <text:p>0.0727947</text:p>
          </table:table-cell>
          <table:table-cell office:value-type="float" office:value="0.0622962" calcext:value-type="float">
            <text:p>0.0622962</text:p>
          </table:table-cell>
          <table:table-cell office:value-type="float" office:value="0.0377957" calcext:value-type="float">
            <text:p>0.0377957</text:p>
          </table:table-cell>
          <table:table-cell office:value-type="float" office:value="0.100815" calcext:value-type="float">
            <text:p>0.100815</text:p>
          </table:table-cell>
          <table:table-cell office:value-type="float" office:value="0.0504858" calcext:value-type="float">
            <text:p>0.0504858</text:p>
          </table:table-cell>
          <table:table-cell office:value-type="float" office:value="0.0717193" calcext:value-type="float">
            <text:p>0.0717193</text:p>
          </table:table-cell>
        </table:table-row>
        <table:table-row table:style-name="ro1">
          <table:table-cell office:value-type="float" office:value="0.0677039" calcext:value-type="float">
            <text:p>0.0677039</text:p>
          </table:table-cell>
          <table:table-cell office:value-type="float" office:value="0.0669385" calcext:value-type="float">
            <text:p>0.0669385</text:p>
          </table:table-cell>
          <table:table-cell office:value-type="float" office:value="0.0787196" calcext:value-type="float">
            <text:p>0.0787196</text:p>
          </table:table-cell>
          <table:table-cell office:value-type="float" office:value="0.0514832" calcext:value-type="float">
            <text:p>0.0514832</text:p>
          </table:table-cell>
          <table:table-cell office:value-type="float" office:value="0.0458179" calcext:value-type="float">
            <text:p>0.0458179</text:p>
          </table:table-cell>
          <table:table-cell office:value-type="float" office:value="0.0917339" calcext:value-type="float">
            <text:p>0.0917339</text:p>
          </table:table-cell>
          <table:table-cell office:value-type="float" office:value="0.0672241" calcext:value-type="float">
            <text:p>0.0672241</text:p>
          </table:table-cell>
          <table:table-cell office:value-type="float" office:value="0.0416256" calcext:value-type="float">
            <text:p>0.0416256</text:p>
          </table:table-cell>
        </table:table-row>
        <table:table-row table:style-name="ro1">
          <table:table-cell office:value-type="float" office:value="0.0657548" calcext:value-type="float">
            <text:p>0.0657548</text:p>
          </table:table-cell>
          <table:table-cell office:value-type="float" office:value="0.0544577" calcext:value-type="float">
            <text:p>0.0544577</text:p>
          </table:table-cell>
          <table:table-cell office:value-type="float" office:value="0.0912794" calcext:value-type="float">
            <text:p>0.0912794</text:p>
          </table:table-cell>
          <table:table-cell office:value-type="float" office:value="0.082824" calcext:value-type="float">
            <text:p>0.082824</text:p>
          </table:table-cell>
          <table:table-cell office:value-type="float" office:value="0.04891" calcext:value-type="float">
            <text:p>0.04891</text:p>
          </table:table-cell>
          <table:table-cell office:value-type="float" office:value="0.0867564" calcext:value-type="float">
            <text:p>0.0867564</text:p>
          </table:table-cell>
          <table:table-cell office:value-type="float" office:value="0.0285885" calcext:value-type="float">
            <text:p>0.0285885</text:p>
          </table:table-cell>
          <table:table-cell office:value-type="float" office:value="0.0517545" calcext:value-type="float">
            <text:p>0.0517545</text:p>
          </table:table-cell>
        </table:table-row>
        <table:table-row table:style-name="ro1">
          <table:table-cell office:value-type="float" office:value="0.082705" calcext:value-type="float">
            <text:p>0.082705</text:p>
          </table:table-cell>
          <table:table-cell office:value-type="float" office:value="0.0381236" calcext:value-type="float">
            <text:p>0.0381236</text:p>
          </table:table-cell>
          <table:table-cell office:value-type="float" office:value="0.105283" calcext:value-type="float">
            <text:p>0.105283</text:p>
          </table:table-cell>
          <table:table-cell office:value-type="float" office:value="0.0625659" calcext:value-type="float">
            <text:p>0.0625659</text:p>
          </table:table-cell>
          <table:table-cell office:value-type="float" office:value="0.0457023" calcext:value-type="float">
            <text:p>0.0457023</text:p>
          </table:table-cell>
          <table:table-cell office:value-type="float" office:value="0.0755979" calcext:value-type="float">
            <text:p>0.0755979</text:p>
          </table:table-cell>
          <table:table-cell office:value-type="float" office:value="0.0489186" calcext:value-type="float">
            <text:p>0.0489186</text:p>
          </table:table-cell>
          <table:table-cell office:value-type="float" office:value="0.0546541" calcext:value-type="float">
            <text:p>0.0546541</text:p>
          </table:table-cell>
        </table:table-row>
        <table:table-row table:style-name="ro1">
          <table:table-cell office:value-type="float" office:value="0.0797948" calcext:value-type="float">
            <text:p>0.0797948</text:p>
          </table:table-cell>
          <table:table-cell office:value-type="float" office:value="0.0796413" calcext:value-type="float">
            <text:p>0.0796413</text:p>
          </table:table-cell>
          <table:table-cell office:value-type="float" office:value="0.0469805" calcext:value-type="float">
            <text:p>0.0469805</text:p>
          </table:table-cell>
          <table:table-cell office:value-type="float" office:value="0.0664877" calcext:value-type="float">
            <text:p>0.0664877</text:p>
          </table:table-cell>
          <table:table-cell office:value-type="float" office:value="0.0508208" calcext:value-type="float">
            <text:p>0.0508208</text:p>
          </table:table-cell>
          <table:table-cell office:value-type="float" office:value="0.0944689" calcext:value-type="float">
            <text:p>0.0944689</text:p>
          </table:table-cell>
          <table:table-cell office:value-type="float" office:value="0.0659841" calcext:value-type="float">
            <text:p>0.0659841</text:p>
          </table:table-cell>
          <table:table-cell office:value-type="float" office:value="0.079081" calcext:value-type="float">
            <text:p>0.079081</text:p>
          </table:table-cell>
        </table:table-row>
        <table:table-row table:style-name="ro1">
          <table:table-cell office:value-type="float" office:value="0.028296" calcext:value-type="float">
            <text:p>0.028296</text:p>
          </table:table-cell>
          <table:table-cell office:value-type="float" office:value="0.0545565" calcext:value-type="float">
            <text:p>0.0545565</text:p>
          </table:table-cell>
          <table:table-cell office:value-type="float" office:value="0.121047" calcext:value-type="float">
            <text:p>0.121047</text:p>
          </table:table-cell>
          <table:table-cell office:value-type="float" office:value="0.0625494" calcext:value-type="float">
            <text:p>0.0625494</text:p>
          </table:table-cell>
          <table:table-cell office:value-type="float" office:value="0.044718" calcext:value-type="float">
            <text:p>0.044718</text:p>
          </table:table-cell>
          <table:table-cell office:value-type="float" office:value="0.0874198" calcext:value-type="float">
            <text:p>0.0874198</text:p>
          </table:table-cell>
          <table:table-cell office:value-type="float" office:value="0.0504759" calcext:value-type="float">
            <text:p>0.0504759</text:p>
          </table:table-cell>
          <table:table-cell office:value-type="float" office:value="0.0529925" calcext:value-type="float">
            <text:p>0.0529925</text:p>
          </table:table-cell>
        </table:table-row>
        <table:table-row table:style-name="ro1">
          <table:table-cell office:value-type="float" office:value="0.0800512" calcext:value-type="float">
            <text:p>0.0800512</text:p>
          </table:table-cell>
          <table:table-cell office:value-type="float" office:value="0.0500068" calcext:value-type="float">
            <text:p>0.0500068</text:p>
          </table:table-cell>
          <table:table-cell office:value-type="float" office:value="0.0909885" calcext:value-type="float">
            <text:p>0.0909885</text:p>
          </table:table-cell>
          <table:table-cell office:value-type="float" office:value="0.0732051" calcext:value-type="float">
            <text:p>0.0732051</text:p>
          </table:table-cell>
          <table:table-cell office:value-type="float" office:value="0.0148196" calcext:value-type="float">
            <text:p>0.0148196</text:p>
          </table:table-cell>
          <table:table-cell office:value-type="float" office:value="0.0917885" calcext:value-type="float">
            <text:p>0.0917885</text:p>
          </table:table-cell>
          <table:table-cell office:value-type="float" office:value="0.0594842" calcext:value-type="float">
            <text:p>0.0594842</text:p>
          </table:table-cell>
          <table:table-cell office:value-type="float" office:value="0.0244761" calcext:value-type="float">
            <text:p>0.0244761</text:p>
          </table:table-cell>
        </table:table-row>
        <table:table-row table:style-name="ro1">
          <table:table-cell office:value-type="float" office:value="0.0677663" calcext:value-type="float">
            <text:p>0.0677663</text:p>
          </table:table-cell>
          <table:table-cell office:value-type="float" office:value="0.0499125" calcext:value-type="float">
            <text:p>0.0499125</text:p>
          </table:table-cell>
          <table:table-cell office:value-type="float" office:value="0.0910411" calcext:value-type="float">
            <text:p>0.0910411</text:p>
          </table:table-cell>
          <table:table-cell office:value-type="float" office:value="0.0770853" calcext:value-type="float">
            <text:p>0.0770853</text:p>
          </table:table-cell>
          <table:table-cell office:value-type="float" office:value="0.0330385" calcext:value-type="float">
            <text:p>0.0330385</text:p>
          </table:table-cell>
          <table:table-cell office:value-type="float" office:value="0.0835802" calcext:value-type="float">
            <text:p>0.0835802</text:p>
          </table:table-cell>
          <table:table-cell office:value-type="float" office:value="0.0599294" calcext:value-type="float">
            <text:p>0.0599294</text:p>
          </table:table-cell>
          <table:table-cell office:value-type="float" office:value="0.065827" calcext:value-type="float">
            <text:p>0.065827</text:p>
          </table:table-cell>
        </table:table-row>
        <table:table-row table:style-name="ro1">
          <table:table-cell office:value-type="float" office:value="0.0548598" calcext:value-type="float">
            <text:p>0.0548598</text:p>
          </table:table-cell>
          <table:table-cell office:value-type="float" office:value="0.0627285" calcext:value-type="float">
            <text:p>0.0627285</text:p>
          </table:table-cell>
          <table:table-cell office:value-type="float" office:value="0.0837154" calcext:value-type="float">
            <text:p>0.0837154</text:p>
          </table:table-cell>
          <table:table-cell office:value-type="float" office:value="0.0507585" calcext:value-type="float">
            <text:p>0.0507585</text:p>
          </table:table-cell>
          <table:table-cell office:value-type="float" office:value="0.0445254" calcext:value-type="float">
            <text:p>0.0445254</text:p>
          </table:table-cell>
          <table:table-cell office:value-type="float" office:value="0.0744022" calcext:value-type="float">
            <text:p>0.0744022</text:p>
          </table:table-cell>
          <table:table-cell office:value-type="float" office:value="0.0361227" calcext:value-type="float">
            <text:p>0.0361227</text:p>
          </table:table-cell>
          <table:table-cell office:value-type="float" office:value="0.0685094" calcext:value-type="float">
            <text:p>0.0685094</text:p>
          </table:table-cell>
        </table:table-row>
        <table:table-row table:style-name="ro1">
          <table:table-cell office:value-type="float" office:value="0.0875961" calcext:value-type="float">
            <text:p>0.0875961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0.0880919" calcext:value-type="float">
            <text:p>0.0880919</text:p>
          </table:table-cell>
          <table:table-cell office:value-type="float" office:value="0.0585397" calcext:value-type="float">
            <text:p>0.0585397</text:p>
          </table:table-cell>
          <table:table-cell office:value-type="float" office:value="0.0349461" calcext:value-type="float">
            <text:p>0.0349461</text:p>
          </table:table-cell>
          <table:table-cell office:value-type="float" office:value="0.0722064" calcext:value-type="float">
            <text:p>0.0722064</text:p>
          </table:table-cell>
          <table:table-cell office:value-type="float" office:value="0.0486453" calcext:value-type="float">
            <text:p>0.0486453</text:p>
          </table:table-cell>
          <table:table-cell office:value-type="float" office:value="0.0671668" calcext:value-type="float">
            <text:p>0.0671668</text:p>
          </table:table-cell>
        </table:table-row>
        <table:table-row table:style-name="ro1">
          <table:table-cell office:value-type="float" office:value="0.0628832" calcext:value-type="float">
            <text:p>0.0628832</text:p>
          </table:table-cell>
          <table:table-cell office:value-type="float" office:value="0.0940175" calcext:value-type="float">
            <text:p>0.0940175</text:p>
          </table:table-cell>
          <table:table-cell office:value-type="float" office:value="0.0818019" calcext:value-type="float">
            <text:p>0.0818019</text:p>
          </table:table-cell>
          <table:table-cell office:value-type="float" office:value="0.0525892" calcext:value-type="float">
            <text:p>0.0525892</text:p>
          </table:table-cell>
          <table:table-cell office:value-type="float" office:value="0.052706" calcext:value-type="float">
            <text:p>0.052706</text:p>
          </table:table-cell>
          <table:table-cell office:value-type="float" office:value="0.0828381" calcext:value-type="float">
            <text:p>0.0828381</text:p>
          </table:table-cell>
          <table:table-cell office:value-type="float" office:value="0.0370327" calcext:value-type="float">
            <text:p>0.0370327</text:p>
          </table:table-cell>
          <table:table-cell office:value-type="float" office:value="0.0562158" calcext:value-type="float">
            <text:p>0.0562158</text:p>
          </table:table-cell>
        </table:table-row>
        <table:table-row table:style-name="ro1">
          <table:table-cell office:value-type="float" office:value="0.0756878" calcext:value-type="float">
            <text:p>0.0756878</text:p>
          </table:table-cell>
          <table:table-cell office:value-type="float" office:value="0.0407729" calcext:value-type="float">
            <text:p>0.0407729</text:p>
          </table:table-cell>
          <table:table-cell office:value-type="float" office:value="0.0628256" calcext:value-type="float">
            <text:p>0.0628256</text:p>
          </table:table-cell>
          <table:table-cell office:value-type="float" office:value="0.072164" calcext:value-type="float">
            <text:p>0.072164</text:p>
          </table:table-cell>
          <table:table-cell office:value-type="float" office:value="0.0365934" calcext:value-type="float">
            <text:p>0.0365934</text:p>
          </table:table-cell>
          <table:table-cell office:value-type="float" office:value="0.0604388" calcext:value-type="float">
            <text:p>0.0604388</text:p>
          </table:table-cell>
          <table:table-cell office:value-type="float" office:value="0.056791" calcext:value-type="float">
            <text:p>0.056791</text:p>
          </table:table-cell>
          <table:table-cell office:value-type="float" office:value="0.0704274" calcext:value-type="float">
            <text:p>0.0704274</text:p>
          </table:table-cell>
        </table:table-row>
        <table:table-row table:style-name="ro1">
          <table:table-cell office:value-type="float" office:value="0.0534747" calcext:value-type="float">
            <text:p>0.0534747</text:p>
          </table:table-cell>
          <table:table-cell office:value-type="float" office:value="0.0508514" calcext:value-type="float">
            <text:p>0.0508514</text:p>
          </table:table-cell>
          <table:table-cell office:value-type="float" office:value="0.0798579" calcext:value-type="float">
            <text:p>0.0798579</text:p>
          </table:table-cell>
          <table:table-cell office:value-type="float" office:value="0.0499931" calcext:value-type="float">
            <text:p>0.0499931</text:p>
          </table:table-cell>
          <table:table-cell office:value-type="float" office:value="0.0319033" calcext:value-type="float">
            <text:p>0.0319033</text:p>
          </table:table-cell>
          <table:table-cell office:value-type="float" office:value="0.0709695" calcext:value-type="float">
            <text:p>0.0709695</text:p>
          </table:table-cell>
          <table:table-cell office:value-type="float" office:value="0.0367276" calcext:value-type="float">
            <text:p>0.0367276</text:p>
          </table:table-cell>
          <table:table-cell office:value-type="float" office:value="0.0481013" calcext:value-type="float">
            <text:p>0.0481013</text:p>
          </table:table-cell>
        </table:table-row>
        <table:table-row table:style-name="ro1">
          <table:table-cell office:value-type="float" office:value="0.0460028" calcext:value-type="float">
            <text:p>0.0460028</text:p>
          </table:table-cell>
          <table:table-cell office:value-type="float" office:value="0.0538271" calcext:value-type="float">
            <text:p>0.0538271</text:p>
          </table:table-cell>
          <table:table-cell office:value-type="float" office:value="0.085868" calcext:value-type="float">
            <text:p>0.085868</text:p>
          </table:table-cell>
          <table:table-cell office:value-type="float" office:value="0.0584348" calcext:value-type="float">
            <text:p>0.0584348</text:p>
          </table:table-cell>
          <table:table-cell office:value-type="float" office:value="0.0308183" calcext:value-type="float">
            <text:p>0.0308183</text:p>
          </table:table-cell>
          <table:table-cell office:value-type="float" office:value="0.0997399" calcext:value-type="float">
            <text:p>0.0997399</text:p>
          </table:table-cell>
          <table:table-cell office:value-type="float" office:value="0.0414666" calcext:value-type="float">
            <text:p>0.0414666</text:p>
          </table:table-cell>
          <table:table-cell office:value-type="float" office:value="0.0434716" calcext:value-type="float">
            <text:p>0.0434716</text:p>
          </table:table-cell>
        </table:table-row>
        <table:table-row table:style-name="ro1">
          <table:table-cell office:value-type="float" office:value="0.0814694" calcext:value-type="float">
            <text:p>0.0814694</text:p>
          </table:table-cell>
          <table:table-cell office:value-type="float" office:value="0.0612891" calcext:value-type="float">
            <text:p>0.0612891</text:p>
          </table:table-cell>
          <table:table-cell office:value-type="float" office:value="0.0797368" calcext:value-type="float">
            <text:p>0.0797368</text:p>
          </table:table-cell>
          <table:table-cell office:value-type="float" office:value="0.0579009" calcext:value-type="float">
            <text:p>0.0579009</text:p>
          </table:table-cell>
          <table:table-cell office:value-type="float" office:value="0.0461741" calcext:value-type="float">
            <text:p>0.0461741</text:p>
          </table:table-cell>
          <table:table-cell office:value-type="float" office:value="0.098471" calcext:value-type="float">
            <text:p>0.098471</text:p>
          </table:table-cell>
          <table:table-cell office:value-type="float" office:value="0.034521" calcext:value-type="float">
            <text:p>0.034521</text:p>
          </table:table-cell>
          <table:table-cell office:value-type="float" office:value="0.0600855" calcext:value-type="float">
            <text:p>0.0600855</text:p>
          </table:table-cell>
        </table:table-row>
        <table:table-row table:style-name="ro1">
          <table:table-cell office:value-type="float" office:value="0.0456484" calcext:value-type="float">
            <text:p>0.0456484</text:p>
          </table:table-cell>
          <table:table-cell office:value-type="float" office:value="0.0670581" calcext:value-type="float">
            <text:p>0.0670581</text:p>
          </table:table-cell>
          <table:table-cell office:value-type="float" office:value="0.0702674" calcext:value-type="float">
            <text:p>0.0702674</text:p>
          </table:table-cell>
          <table:table-cell office:value-type="float" office:value="0.0235528" calcext:value-type="float">
            <text:p>0.0235528</text:p>
          </table:table-cell>
          <table:table-cell office:value-type="float" office:value="0.0527009" calcext:value-type="float">
            <text:p>0.0527009</text:p>
          </table:table-cell>
          <table:table-cell office:value-type="float" office:value="0.102942" calcext:value-type="float">
            <text:p>0.102942</text:p>
          </table:table-cell>
          <table:table-cell office:value-type="float" office:value="0.0359863" calcext:value-type="float">
            <text:p>0.0359863</text:p>
          </table:table-cell>
          <table:table-cell office:value-type="float" office:value="0.0810565" calcext:value-type="float">
            <text:p>0.0810565</text:p>
          </table:table-cell>
        </table:table-row>
        <table:table-row table:style-name="ro1">
          <table:table-cell office:value-type="float" office:value="0.033281" calcext:value-type="float">
            <text:p>0.033281</text:p>
          </table:table-cell>
          <table:table-cell office:value-type="float" office:value="0.0814164" calcext:value-type="float">
            <text:p>0.0814164</text:p>
          </table:table-cell>
          <table:table-cell office:value-type="float" office:value="0.0768703" calcext:value-type="float">
            <text:p>0.0768703</text:p>
          </table:table-cell>
          <table:table-cell office:value-type="float" office:value="0.0647402" calcext:value-type="float">
            <text:p>0.0647402</text:p>
          </table:table-cell>
          <table:table-cell office:value-type="float" office:value="0.0408677" calcext:value-type="float">
            <text:p>0.0408677</text:p>
          </table:table-cell>
          <table:table-cell office:value-type="float" office:value="0.114407" calcext:value-type="float">
            <text:p>0.114407</text:p>
          </table:table-cell>
          <table:table-cell office:value-type="float" office:value="0.0457432" calcext:value-type="float">
            <text:p>0.0457432</text:p>
          </table:table-cell>
          <table:table-cell office:value-type="float" office:value="0.0867329" calcext:value-type="float">
            <text:p>0.0867329</text:p>
          </table:table-cell>
        </table:table-row>
        <table:table-row table:style-name="ro1">
          <table:table-cell office:value-type="float" office:value="0.0556895" calcext:value-type="float">
            <text:p>0.0556895</text:p>
          </table:table-cell>
          <table:table-cell office:value-type="float" office:value="0.0266446" calcext:value-type="float">
            <text:p>0.0266446</text:p>
          </table:table-cell>
          <table:table-cell office:value-type="float" office:value="0.102627" calcext:value-type="float">
            <text:p>0.102627</text:p>
          </table:table-cell>
          <table:table-cell office:value-type="float" office:value="0.0615066" calcext:value-type="float">
            <text:p>0.0615066</text:p>
          </table:table-cell>
          <table:table-cell office:value-type="float" office:value="0.0305225" calcext:value-type="float">
            <text:p>0.0305225</text:p>
          </table:table-cell>
          <table:table-cell office:value-type="float" office:value="0.100539" calcext:value-type="float">
            <text:p>0.100539</text:p>
          </table:table-cell>
          <table:table-cell office:value-type="float" office:value="0.0521933" calcext:value-type="float">
            <text:p>0.0521933</text:p>
          </table:table-cell>
          <table:table-cell office:value-type="float" office:value="0.0551119" calcext:value-type="float">
            <text:p>0.0551119</text:p>
          </table:table-cell>
        </table:table-row>
        <table:table-row table:style-name="ro1">
          <table:table-cell office:value-type="float" office:value="0.0552009" calcext:value-type="float">
            <text:p>0.0552009</text:p>
          </table:table-cell>
          <table:table-cell office:value-type="float" office:value="0.0240359" calcext:value-type="float">
            <text:p>0.0240359</text:p>
          </table:table-cell>
          <table:table-cell office:value-type="float" office:value="0.0786967" calcext:value-type="float">
            <text:p>0.0786967</text:p>
          </table:table-cell>
          <table:table-cell office:value-type="float" office:value="0.0797629" calcext:value-type="float">
            <text:p>0.0797629</text:p>
          </table:table-cell>
          <table:table-cell office:value-type="float" office:value="0.0620565" calcext:value-type="float">
            <text:p>0.0620565</text:p>
          </table:table-cell>
          <table:table-cell office:value-type="float" office:value="0.0791928" calcext:value-type="float">
            <text:p>0.0791928</text:p>
          </table:table-cell>
          <table:table-cell office:value-type="float" office:value="0.059445" calcext:value-type="float">
            <text:p>0.059445</text:p>
          </table:table-cell>
          <table:table-cell office:value-type="float" office:value="0.0488827" calcext:value-type="float">
            <text:p>0.0488827</text:p>
          </table:table-cell>
        </table:table-row>
        <table:table-row table:style-name="ro1">
          <table:table-cell office:value-type="float" office:value="0.0510069" calcext:value-type="float">
            <text:p>0.0510069</text:p>
          </table:table-cell>
          <table:table-cell office:value-type="float" office:value="0.053875" calcext:value-type="float">
            <text:p>0.053875</text:p>
          </table:table-cell>
          <table:table-cell office:value-type="float" office:value="0.0676966" calcext:value-type="float">
            <text:p>0.0676966</text:p>
          </table:table-cell>
          <table:table-cell office:value-type="float" office:value="0.0571607" calcext:value-type="float">
            <text:p>0.0571607</text:p>
          </table:table-cell>
          <table:table-cell office:value-type="float" office:value="0.0524047" calcext:value-type="float">
            <text:p>0.0524047</text:p>
          </table:table-cell>
          <table:table-cell office:value-type="float" office:value="0.0966352" calcext:value-type="float">
            <text:p>0.0966352</text:p>
          </table:table-cell>
          <table:table-cell office:value-type="float" office:value="0.0169987" calcext:value-type="float">
            <text:p>0.0169987</text:p>
          </table:table-cell>
          <table:table-cell office:value-type="float" office:value="0.046397" calcext:value-type="float">
            <text:p>0.046397</text:p>
          </table:table-cell>
        </table:table-row>
        <table:table-row table:style-name="ro1">
          <table:table-cell office:value-type="float" office:value="0.0659514" calcext:value-type="float">
            <text:p>0.0659514</text:p>
          </table:table-cell>
          <table:table-cell office:value-type="float" office:value="0.0481347" calcext:value-type="float">
            <text:p>0.0481347</text:p>
          </table:table-cell>
          <table:table-cell office:value-type="float" office:value="0.0892793" calcext:value-type="float">
            <text:p>0.0892793</text:p>
          </table:table-cell>
          <table:table-cell office:value-type="float" office:value="0.0657375" calcext:value-type="float">
            <text:p>0.0657375</text:p>
          </table:table-cell>
          <table:table-cell office:value-type="float" office:value="0.0459034" calcext:value-type="float">
            <text:p>0.0459034</text:p>
          </table:table-cell>
          <table:table-cell office:value-type="float" office:value="0.0767086" calcext:value-type="float">
            <text:p>0.0767086</text:p>
          </table:table-cell>
          <table:table-cell office:value-type="float" office:value="0.056223" calcext:value-type="float">
            <text:p>0.056223</text:p>
          </table:table-cell>
          <table:table-cell office:value-type="float" office:value="0.059402" calcext:value-type="float">
            <text:p>0.059402</text:p>
          </table:table-cell>
        </table:table-row>
        <table:table-row table:style-name="ro1">
          <table:table-cell office:value-type="float" office:value="0.0465086" calcext:value-type="float">
            <text:p>0.0465086</text:p>
          </table:table-cell>
          <table:table-cell office:value-type="float" office:value="0.0759111" calcext:value-type="float">
            <text:p>0.0759111</text:p>
          </table:table-cell>
          <table:table-cell office:value-type="float" office:value="0.0912634" calcext:value-type="float">
            <text:p>0.0912634</text:p>
          </table:table-cell>
          <table:table-cell office:value-type="float" office:value="0.042418" calcext:value-type="float">
            <text:p>0.042418</text:p>
          </table:table-cell>
          <table:table-cell office:value-type="float" office:value="0.0399717" calcext:value-type="float">
            <text:p>0.0399717</text:p>
          </table:table-cell>
          <table:table-cell office:value-type="float" office:value="0.0805172" calcext:value-type="float">
            <text:p>0.0805172</text:p>
          </table:table-cell>
          <table:table-cell office:value-type="float" office:value="0.0483938" calcext:value-type="float">
            <text:p>0.0483938</text:p>
          </table:table-cell>
          <table:table-cell office:value-type="float" office:value="0.0338551" calcext:value-type="float">
            <text:p>0.0338551</text:p>
          </table:table-cell>
        </table:table-row>
        <table:table-row table:style-name="ro1">
          <table:table-cell office:value-type="float" office:value="0.0598121" calcext:value-type="float">
            <text:p>0.0598121</text:p>
          </table:table-cell>
          <table:table-cell office:value-type="float" office:value="0.0273098" calcext:value-type="float">
            <text:p>0.0273098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0643541" calcext:value-type="float">
            <text:p>0.0643541</text:p>
          </table:table-cell>
          <table:table-cell office:value-type="float" office:value="0.0589397" calcext:value-type="float">
            <text:p>0.0589397</text:p>
          </table:table-cell>
          <table:table-cell office:value-type="float" office:value="0.0946564" calcext:value-type="float">
            <text:p>0.0946564</text:p>
          </table:table-cell>
          <table:table-cell office:value-type="float" office:value="0.0177791" calcext:value-type="float">
            <text:p>0.0177791</text:p>
          </table:table-cell>
          <table:table-cell office:value-type="float" office:value="0.0687971" calcext:value-type="float">
            <text:p>0.0687971</text:p>
          </table:table-cell>
        </table:table-row>
        <table:table-row table:style-name="ro1">
          <table:table-cell office:value-type="float" office:value="0.0637637" calcext:value-type="float">
            <text:p>0.0637637</text:p>
          </table:table-cell>
          <table:table-cell office:value-type="float" office:value="0.0581714" calcext:value-type="float">
            <text:p>0.0581714</text:p>
          </table:table-cell>
          <table:table-cell office:value-type="float" office:value="0.108984" calcext:value-type="float">
            <text:p>0.108984</text:p>
          </table:table-cell>
          <table:table-cell office:value-type="float" office:value="0.0895255" calcext:value-type="float">
            <text:p>0.0895255</text:p>
          </table:table-cell>
          <table:table-cell office:value-type="float" office:value="0.0313161" calcext:value-type="float">
            <text:p>0.0313161</text:p>
          </table:table-cell>
          <table:table-cell office:value-type="float" office:value="0.110035" calcext:value-type="float">
            <text:p>0.110035</text:p>
          </table:table-cell>
          <table:table-cell office:value-type="float" office:value="0.0449032" calcext:value-type="float">
            <text:p>0.0449032</text:p>
          </table:table-cell>
          <table:table-cell office:value-type="float" office:value="0.0747589" calcext:value-type="float">
            <text:p>0.0747589</text:p>
          </table:table-cell>
        </table:table-row>
        <table:table-row table:style-name="ro1">
          <table:table-cell office:value-type="float" office:value="0.0602296" calcext:value-type="float">
            <text:p>0.0602296</text:p>
          </table:table-cell>
          <table:table-cell office:value-type="float" office:value="0.0717231" calcext:value-type="float">
            <text:p>0.0717231</text:p>
          </table:table-cell>
          <table:table-cell office:value-type="float" office:value="0.0799523" calcext:value-type="float">
            <text:p>0.0799523</text:p>
          </table:table-cell>
          <table:table-cell office:value-type="float" office:value="0.0608693" calcext:value-type="float">
            <text:p>0.0608693</text:p>
          </table:table-cell>
          <table:table-cell office:value-type="float" office:value="0.025559" calcext:value-type="float">
            <text:p>0.025559</text:p>
          </table:table-cell>
          <table:table-cell office:value-type="float" office:value="0.0836746" calcext:value-type="float">
            <text:p>0.0836746</text:p>
          </table:table-cell>
          <table:table-cell office:value-type="float" office:value="0.0564141" calcext:value-type="float">
            <text:p>0.0564141</text:p>
          </table:table-cell>
          <table:table-cell office:value-type="float" office:value="0.0614024" calcext:value-type="float">
            <text:p>0.0614024</text:p>
          </table:table-cell>
        </table:table-row>
        <table:table-row table:style-name="ro1">
          <table:table-cell office:value-type="float" office:value="0.059548" calcext:value-type="float">
            <text:p>0.059548</text:p>
          </table:table-cell>
          <table:table-cell office:value-type="float" office:value="0.0545645" calcext:value-type="float">
            <text:p>0.0545645</text:p>
          </table:table-cell>
          <table:table-cell office:value-type="float" office:value="0.0710351" calcext:value-type="float">
            <text:p>0.0710351</text:p>
          </table:table-cell>
          <table:table-cell office:value-type="float" office:value="0.0794367" calcext:value-type="float">
            <text:p>0.0794367</text:p>
          </table:table-cell>
          <table:table-cell office:value-type="float" office:value="0.0544426" calcext:value-type="float">
            <text:p>0.0544426</text:p>
          </table:table-cell>
          <table:table-cell office:value-type="float" office:value="0.0934236" calcext:value-type="float">
            <text:p>0.0934236</text:p>
          </table:table-cell>
          <table:table-cell office:value-type="float" office:value="0.062359" calcext:value-type="float">
            <text:p>0.062359</text:p>
          </table:table-cell>
          <table:table-cell office:value-type="float" office:value="0.0756967" calcext:value-type="float">
            <text:p>0.0756967</text:p>
          </table:table-cell>
        </table:table-row>
        <table:table-row table:style-name="ro1">
          <table:table-cell office:value-type="float" office:value="0.0607661" calcext:value-type="float">
            <text:p>0.0607661</text:p>
          </table:table-cell>
          <table:table-cell office:value-type="float" office:value="0.0566869" calcext:value-type="float">
            <text:p>0.0566869</text:p>
          </table:table-cell>
          <table:table-cell office:value-type="float" office:value="0.0894957" calcext:value-type="float">
            <text:p>0.0894957</text:p>
          </table:table-cell>
          <table:table-cell office:value-type="float" office:value="0.076907" calcext:value-type="float">
            <text:p>0.076907</text:p>
          </table:table-cell>
          <table:table-cell office:value-type="float" office:value="0.0601337" calcext:value-type="float">
            <text:p>0.0601337</text:p>
          </table:table-cell>
          <table:table-cell office:value-type="float" office:value="0.0943385" calcext:value-type="float">
            <text:p>0.0943385</text:p>
          </table:table-cell>
          <table:table-cell office:value-type="float" office:value="0.0325072" calcext:value-type="float">
            <text:p>0.0325072</text:p>
          </table:table-cell>
          <table:table-cell office:value-type="float" office:value="0.0441083" calcext:value-type="float">
            <text:p>0.0441083</text:p>
          </table:table-cell>
        </table:table-row>
        <table:table-row table:style-name="ro1">
          <table:table-cell office:value-type="float" office:value="0.0778652" calcext:value-type="float">
            <text:p>0.0778652</text:p>
          </table:table-cell>
          <table:table-cell office:value-type="float" office:value="0.0783579" calcext:value-type="float">
            <text:p>0.0783579</text:p>
          </table:table-cell>
          <table:table-cell office:value-type="float" office:value="0.0550494" calcext:value-type="float">
            <text:p>0.0550494</text:p>
          </table:table-cell>
          <table:table-cell office:value-type="float" office:value="0.0789852" calcext:value-type="float">
            <text:p>0.0789852</text:p>
          </table:table-cell>
          <table:table-cell office:value-type="float" office:value="0.0325233" calcext:value-type="float">
            <text:p>0.0325233</text:p>
          </table:table-cell>
          <table:table-cell office:value-type="float" office:value="0.0920764" calcext:value-type="float">
            <text:p>0.0920764</text:p>
          </table:table-cell>
          <table:table-cell office:value-type="float" office:value="0.0771185" calcext:value-type="float">
            <text:p>0.0771185</text:p>
          </table:table-cell>
          <table:table-cell office:value-type="float" office:value="0.0845434" calcext:value-type="float">
            <text:p>0.0845434</text:p>
          </table:table-cell>
        </table:table-row>
        <table:table-row table:style-name="ro1">
          <table:table-cell office:value-type="float" office:value="0.0773825" calcext:value-type="float">
            <text:p>0.0773825</text:p>
          </table:table-cell>
          <table:table-cell office:value-type="float" office:value="0.0491642" calcext:value-type="float">
            <text:p>0.0491642</text:p>
          </table:table-cell>
          <table:table-cell office:value-type="float" office:value="0.0735197" calcext:value-type="float">
            <text:p>0.0735197</text:p>
          </table:table-cell>
          <table:table-cell office:value-type="float" office:value="0.0542865" calcext:value-type="float">
            <text:p>0.0542865</text:p>
          </table:table-cell>
          <table:table-cell office:value-type="float" office:value="0.0416936" calcext:value-type="float">
            <text:p>0.0416936</text:p>
          </table:table-cell>
          <table:table-cell office:value-type="float" office:value="0.103244" calcext:value-type="float">
            <text:p>0.103244</text:p>
          </table:table-cell>
          <table:table-cell office:value-type="float" office:value="0.0443652" calcext:value-type="float">
            <text:p>0.0443652</text:p>
          </table:table-cell>
          <table:table-cell office:value-type="float" office:value="0.0729662" calcext:value-type="float">
            <text:p>0.0729662</text:p>
          </table:table-cell>
        </table:table-row>
        <table:table-row table:style-name="ro1">
          <table:table-cell office:value-type="float" office:value="0.0659798" calcext:value-type="float">
            <text:p>0.0659798</text:p>
          </table:table-cell>
          <table:table-cell office:value-type="float" office:value="0.0832819" calcext:value-type="float">
            <text:p>0.0832819</text:p>
          </table:table-cell>
          <table:table-cell office:value-type="float" office:value="0.104651" calcext:value-type="float">
            <text:p>0.104651</text:p>
          </table:table-cell>
          <table:table-cell office:value-type="float" office:value="0.0773277" calcext:value-type="float">
            <text:p>0.0773277</text:p>
          </table:table-cell>
          <table:table-cell office:value-type="float" office:value="0.0559205" calcext:value-type="float">
            <text:p>0.0559205</text:p>
          </table:table-cell>
          <table:table-cell office:value-type="float" office:value="0.0865052" calcext:value-type="float">
            <text:p>0.0865052</text:p>
          </table:table-cell>
          <table:table-cell office:value-type="float" office:value="0.0374926" calcext:value-type="float">
            <text:p>0.0374926</text:p>
          </table:table-cell>
          <table:table-cell office:value-type="float" office:value="0.0714434" calcext:value-type="float">
            <text:p>0.0714434</text:p>
          </table:table-cell>
        </table:table-row>
        <table:table-row table:style-name="ro1">
          <table:table-cell office:value-type="float" office:value="0.0694535" calcext:value-type="float">
            <text:p>0.0694535</text:p>
          </table:table-cell>
          <table:table-cell office:value-type="float" office:value="0.0548353" calcext:value-type="float">
            <text:p>0.0548353</text:p>
          </table:table-cell>
          <table:table-cell office:value-type="float" office:value="0.0956814" calcext:value-type="float">
            <text:p>0.0956814</text:p>
          </table:table-cell>
          <table:table-cell office:value-type="float" office:value="0.0662466" calcext:value-type="float">
            <text:p>0.0662466</text:p>
          </table:table-cell>
          <table:table-cell office:value-type="float" office:value="0.0374877" calcext:value-type="float">
            <text:p>0.0374877</text:p>
          </table:table-cell>
          <table:table-cell office:value-type="float" office:value="0.108815" calcext:value-type="float">
            <text:p>0.108815</text:p>
          </table:table-cell>
          <table:table-cell office:value-type="float" office:value="0.0734926" calcext:value-type="float">
            <text:p>0.0734926</text:p>
          </table:table-cell>
          <table:table-cell office:value-type="float" office:value="0.060364" calcext:value-type="float">
            <text:p>0.060364</text:p>
          </table:table-cell>
        </table:table-row>
        <table:table-row table:style-name="ro1">
          <table:table-cell office:value-type="float" office:value="0.0562803" calcext:value-type="float">
            <text:p>0.0562803</text:p>
          </table:table-cell>
          <table:table-cell office:value-type="float" office:value="0.0650248" calcext:value-type="float">
            <text:p>0.0650248</text:p>
          </table:table-cell>
          <table:table-cell office:value-type="float" office:value="0.0961422" calcext:value-type="float">
            <text:p>0.0961422</text:p>
          </table:table-cell>
          <table:table-cell office:value-type="float" office:value="0.0645871" calcext:value-type="float">
            <text:p>0.0645871</text:p>
          </table:table-cell>
          <table:table-cell office:value-type="float" office:value="0.0643613" calcext:value-type="float">
            <text:p>0.0643613</text:p>
          </table:table-cell>
          <table:table-cell office:value-type="float" office:value="0.093183" calcext:value-type="float">
            <text:p>0.093183</text:p>
          </table:table-cell>
          <table:table-cell office:value-type="float" office:value="0.0642777" calcext:value-type="float">
            <text:p>0.0642777</text:p>
          </table:table-cell>
          <table:table-cell office:value-type="float" office:value="0.0617067" calcext:value-type="float">
            <text:p>0.0617067</text:p>
          </table:table-cell>
        </table:table-row>
        <table:table-row table:style-name="ro1">
          <table:table-cell office:value-type="float" office:value="0.0632462" calcext:value-type="float">
            <text:p>0.0632462</text:p>
          </table:table-cell>
          <table:table-cell office:value-type="float" office:value="0.0544999" calcext:value-type="float">
            <text:p>0.0544999</text:p>
          </table:table-cell>
          <table:table-cell office:value-type="float" office:value="0.122493" calcext:value-type="float">
            <text:p>0.122493</text:p>
          </table:table-cell>
          <table:table-cell office:value-type="float" office:value="0.0783241" calcext:value-type="float">
            <text:p>0.0783241</text:p>
          </table:table-cell>
          <table:table-cell office:value-type="float" office:value="0.0547605" calcext:value-type="float">
            <text:p>0.0547605</text:p>
          </table:table-cell>
          <table:table-cell office:value-type="float" office:value="0.0843842" calcext:value-type="float">
            <text:p>0.0843842</text:p>
          </table:table-cell>
          <table:table-cell office:value-type="float" office:value="0.0528361" calcext:value-type="float">
            <text:p>0.0528361</text:p>
          </table:table-cell>
          <table:table-cell office:value-type="float" office:value="0.0390944" calcext:value-type="float">
            <text:p>0.0390944</text:p>
          </table:table-cell>
        </table:table-row>
        <table:table-row table:style-name="ro1">
          <table:table-cell office:value-type="float" office:value="0.0900023" calcext:value-type="float">
            <text:p>0.0900023</text:p>
          </table:table-cell>
          <table:table-cell office:value-type="float" office:value="0.0447445" calcext:value-type="float">
            <text:p>0.0447445</text:p>
          </table:table-cell>
          <table:table-cell office:value-type="float" office:value="0.107194" calcext:value-type="float">
            <text:p>0.107194</text:p>
          </table:table-cell>
          <table:table-cell office:value-type="float" office:value="0.0763508" calcext:value-type="float">
            <text:p>0.0763508</text:p>
          </table:table-cell>
          <table:table-cell office:value-type="float" office:value="0.0581967" calcext:value-type="float">
            <text:p>0.0581967</text:p>
          </table:table-cell>
          <table:table-cell office:value-type="float" office:value="0.0666286" calcext:value-type="float">
            <text:p>0.0666286</text:p>
          </table:table-cell>
          <table:table-cell office:value-type="float" office:value="0.053541" calcext:value-type="float">
            <text:p>0.053541</text:p>
          </table:table-cell>
          <table:table-cell office:value-type="float" office:value="0.050753" calcext:value-type="float">
            <text:p>0.050753</text:p>
          </table:table-cell>
        </table:table-row>
        <table:table-row table:style-name="ro1">
          <table:table-cell office:value-type="float" office:value="0.0404929" calcext:value-type="float">
            <text:p>0.0404929</text:p>
          </table:table-cell>
          <table:table-cell office:value-type="float" office:value="0.0493911" calcext:value-type="float">
            <text:p>0.0493911</text:p>
          </table:table-cell>
          <table:table-cell office:value-type="float" office:value="0.0871427" calcext:value-type="float">
            <text:p>0.0871427</text:p>
          </table:table-cell>
          <table:table-cell office:value-type="float" office:value="0.0641185" calcext:value-type="float">
            <text:p>0.0641185</text:p>
          </table:table-cell>
          <table:table-cell office:value-type="float" office:value="0.0675242" calcext:value-type="float">
            <text:p>0.0675242</text:p>
          </table:table-cell>
          <table:table-cell office:value-type="float" office:value="0.0778112" calcext:value-type="float">
            <text:p>0.0778112</text:p>
          </table:table-cell>
          <table:table-cell office:value-type="float" office:value="0.0584509" calcext:value-type="float">
            <text:p>0.0584509</text:p>
          </table:table-cell>
          <table:table-cell office:value-type="float" office:value="0.0719808" calcext:value-type="float">
            <text:p>0.0719808</text:p>
          </table:table-cell>
        </table:table-row>
        <table:table-row table:style-name="ro1">
          <table:table-cell office:value-type="float" office:value="0.0941043" calcext:value-type="float">
            <text:p>0.0941043</text:p>
          </table:table-cell>
          <table:table-cell office:value-type="float" office:value="0.0652876" calcext:value-type="float">
            <text:p>0.0652876</text:p>
          </table:table-cell>
          <table:table-cell office:value-type="float" office:value="0.075877" calcext:value-type="float">
            <text:p>0.075877</text:p>
          </table:table-cell>
          <table:table-cell office:value-type="float" office:value="0.0938629" calcext:value-type="float">
            <text:p>0.0938629</text:p>
          </table:table-cell>
          <table:table-cell office:value-type="float" office:value="0.0572112" calcext:value-type="float">
            <text:p>0.0572112</text:p>
          </table:table-cell>
          <table:table-cell office:value-type="float" office:value="0.0805394" calcext:value-type="float">
            <text:p>0.0805394</text:p>
          </table:table-cell>
          <table:table-cell office:value-type="float" office:value="0.0471942" calcext:value-type="float">
            <text:p>0.0471942</text:p>
          </table:table-cell>
          <table:table-cell office:value-type="float" office:value="0.0656854" calcext:value-type="float">
            <text:p>0.0656854</text:p>
          </table:table-cell>
        </table:table-row>
        <table:table-row table:style-name="ro1">
          <table:table-cell office:value-type="float" office:value="0.0597568" calcext:value-type="float">
            <text:p>0.0597568</text:p>
          </table:table-cell>
          <table:table-cell office:value-type="float" office:value="0.0537738" calcext:value-type="float">
            <text:p>0.0537738</text:p>
          </table:table-cell>
          <table:table-cell office:value-type="float" office:value="0.10141" calcext:value-type="float">
            <text:p>0.10141</text:p>
          </table:table-cell>
          <table:table-cell office:value-type="float" office:value="0.0797861" calcext:value-type="float">
            <text:p>0.0797861</text:p>
          </table:table-cell>
          <table:table-cell office:value-type="float" office:value="0.0504411" calcext:value-type="float">
            <text:p>0.0504411</text:p>
          </table:table-cell>
          <table:table-cell office:value-type="float" office:value="0.122743" calcext:value-type="float">
            <text:p>0.122743</text:p>
          </table:table-cell>
          <table:table-cell office:value-type="float" office:value="0.0520211" calcext:value-type="float">
            <text:p>0.0520211</text:p>
          </table:table-cell>
          <table:table-cell office:value-type="float" office:value="0.0532117" calcext:value-type="float">
            <text:p>0.0532117</text:p>
          </table:table-cell>
        </table:table-row>
        <table:table-row table:style-name="ro1">
          <table:table-cell office:value-type="float" office:value="0.0498453" calcext:value-type="float">
            <text:p>0.0498453</text:p>
          </table:table-cell>
          <table:table-cell office:value-type="float" office:value="0.0593466" calcext:value-type="float">
            <text:p>0.0593466</text:p>
          </table:table-cell>
          <table:table-cell office:value-type="float" office:value="0.0957065" calcext:value-type="float">
            <text:p>0.0957065</text:p>
          </table:table-cell>
          <table:table-cell office:value-type="float" office:value="0.0743206" calcext:value-type="float">
            <text:p>0.0743206</text:p>
          </table:table-cell>
          <table:table-cell office:value-type="float" office:value="0.0370875" calcext:value-type="float">
            <text:p>0.0370875</text:p>
          </table:table-cell>
          <table:table-cell office:value-type="float" office:value="0.0944875" calcext:value-type="float">
            <text:p>0.0944875</text:p>
          </table:table-cell>
          <table:table-cell office:value-type="float" office:value="0.0525838" calcext:value-type="float">
            <text:p>0.0525838</text:p>
          </table:table-cell>
          <table:table-cell office:value-type="float" office:value="0.0713736" calcext:value-type="float">
            <text:p>0.0713736</text:p>
          </table:table-cell>
        </table:table-row>
        <table:table-row table:style-name="ro1">
          <table:table-cell office:value-type="float" office:value="0.0743874" calcext:value-type="float">
            <text:p>0.0743874</text:p>
          </table:table-cell>
          <table:table-cell office:value-type="float" office:value="0.0681375" calcext:value-type="float">
            <text:p>0.0681375</text:p>
          </table:table-cell>
          <table:table-cell office:value-type="float" office:value="0.0891568" calcext:value-type="float">
            <text:p>0.0891568</text:p>
          </table:table-cell>
          <table:table-cell office:value-type="float" office:value="0.0609346" calcext:value-type="float">
            <text:p>0.0609346</text:p>
          </table:table-cell>
          <table:table-cell office:value-type="float" office:value="0.0476422" calcext:value-type="float">
            <text:p>0.0476422</text:p>
          </table:table-cell>
          <table:table-cell office:value-type="float" office:value="0.0700075" calcext:value-type="float">
            <text:p>0.0700075</text:p>
          </table:table-cell>
          <table:table-cell office:value-type="float" office:value="0.0255068" calcext:value-type="float">
            <text:p>0.0255068</text:p>
          </table:table-cell>
          <table:table-cell office:value-type="float" office:value="0.0466235" calcext:value-type="float">
            <text:p>0.0466235</text:p>
          </table:table-cell>
        </table:table-row>
        <table:table-row table:style-name="ro1">
          <table:table-cell office:value-type="float" office:value="0.0705074" calcext:value-type="float">
            <text:p>0.0705074</text:p>
          </table:table-cell>
          <table:table-cell office:value-type="float" office:value="0.0709211" calcext:value-type="float">
            <text:p>0.0709211</text:p>
          </table:table-cell>
          <table:table-cell office:value-type="float" office:value="0.0781872" calcext:value-type="float">
            <text:p>0.0781872</text:p>
          </table:table-cell>
          <table:table-cell office:value-type="float" office:value="0.0979429" calcext:value-type="float">
            <text:p>0.0979429</text:p>
          </table:table-cell>
          <table:table-cell office:value-type="float" office:value="0.0556165" calcext:value-type="float">
            <text:p>0.0556165</text:p>
          </table:table-cell>
          <table:table-cell office:value-type="float" office:value="0.0878607" calcext:value-type="float">
            <text:p>0.0878607</text:p>
          </table:table-cell>
          <table:table-cell office:value-type="float" office:value="0.0373982" calcext:value-type="float">
            <text:p>0.0373982</text:p>
          </table:table-cell>
          <table:table-cell office:value-type="float" office:value="0.0658252" calcext:value-type="float">
            <text:p>0.0658252</text:p>
          </table:table-cell>
        </table:table-row>
        <table:table-row table:style-name="ro1">
          <table:table-cell office:value-type="float" office:value="0.0602111" calcext:value-type="float">
            <text:p>0.0602111</text:p>
          </table:table-cell>
          <table:table-cell office:value-type="float" office:value="0.0602566" calcext:value-type="float">
            <text:p>0.0602566</text:p>
          </table:table-cell>
          <table:table-cell office:value-type="float" office:value="0.109928" calcext:value-type="float">
            <text:p>0.109928</text:p>
          </table:table-cell>
          <table:table-cell office:value-type="float" office:value="0.0732023" calcext:value-type="float">
            <text:p>0.0732023</text:p>
          </table:table-cell>
          <table:table-cell office:value-type="float" office:value="0.0323941" calcext:value-type="float">
            <text:p>0.0323941</text:p>
          </table:table-cell>
          <table:table-cell office:value-type="float" office:value="0.0897976" calcext:value-type="float">
            <text:p>0.0897976</text:p>
          </table:table-cell>
          <table:table-cell office:value-type="float" office:value="0.0509998" calcext:value-type="float">
            <text:p>0.0509998</text:p>
          </table:table-cell>
          <table:table-cell office:value-type="float" office:value="0.0729172" calcext:value-type="float">
            <text:p>0.0729172</text:p>
          </table:table-cell>
        </table:table-row>
        <table:table-row table:style-name="ro1">
          <table:table-cell office:value-type="float" office:value="0.0598627" calcext:value-type="float">
            <text:p>0.0598627</text:p>
          </table:table-cell>
          <table:table-cell office:value-type="float" office:value="0.0584741" calcext:value-type="float">
            <text:p>0.0584741</text:p>
          </table:table-cell>
          <table:table-cell office:value-type="float" office:value="0.0741881" calcext:value-type="float">
            <text:p>0.0741881</text:p>
          </table:table-cell>
          <table:table-cell office:value-type="float" office:value="0.0638083" calcext:value-type="float">
            <text:p>0.0638083</text:p>
          </table:table-cell>
          <table:table-cell office:value-type="float" office:value="0.0292805" calcext:value-type="float">
            <text:p>0.0292805</text:p>
          </table:table-cell>
          <table:table-cell office:value-type="float" office:value="0.0868465" calcext:value-type="float">
            <text:p>0.0868465</text:p>
          </table:table-cell>
          <table:table-cell office:value-type="float" office:value="0.0428668" calcext:value-type="float">
            <text:p>0.0428668</text:p>
          </table:table-cell>
          <table:table-cell office:value-type="float" office:value="0.0559171" calcext:value-type="float">
            <text:p>0.0559171</text:p>
          </table:table-cell>
        </table:table-row>
        <table:table-row table:style-name="ro1">
          <table:table-cell office:value-type="float" office:value="0.0524684" calcext:value-type="float">
            <text:p>0.0524684</text:p>
          </table:table-cell>
          <table:table-cell office:value-type="float" office:value="0.0562773" calcext:value-type="float">
            <text:p>0.0562773</text:p>
          </table:table-cell>
          <table:table-cell office:value-type="float" office:value="0.0789809" calcext:value-type="float">
            <text:p>0.0789809</text:p>
          </table:table-cell>
          <table:table-cell office:value-type="float" office:value="0.0717941" calcext:value-type="float">
            <text:p>0.0717941</text:p>
          </table:table-cell>
          <table:table-cell office:value-type="float" office:value="0.0577178" calcext:value-type="float">
            <text:p>0.0577178</text:p>
          </table:table-cell>
          <table:table-cell office:value-type="float" office:value="0.0984667" calcext:value-type="float">
            <text:p>0.0984667</text:p>
          </table:table-cell>
          <table:table-cell office:value-type="float" office:value="0.0508955" calcext:value-type="float">
            <text:p>0.0508955</text:p>
          </table:table-cell>
          <table:table-cell office:value-type="float" office:value="0.0662915" calcext:value-type="float">
            <text:p>0.0662915</text:p>
          </table:table-cell>
        </table:table-row>
        <table:table-row table:style-name="ro1">
          <table:table-cell office:value-type="float" office:value="0.0848311" calcext:value-type="float">
            <text:p>0.0848311</text:p>
          </table:table-cell>
          <table:table-cell office:value-type="float" office:value="0.0459141" calcext:value-type="float">
            <text:p>0.0459141</text:p>
          </table:table-cell>
          <table:table-cell office:value-type="float" office:value="0.0761226" calcext:value-type="float">
            <text:p>0.0761226</text:p>
          </table:table-cell>
          <table:table-cell office:value-type="float" office:value="0.0731521" calcext:value-type="float">
            <text:p>0.0731521</text:p>
          </table:table-cell>
          <table:table-cell office:value-type="float" office:value="0.026416" calcext:value-type="float">
            <text:p>0.026416</text:p>
          </table:table-cell>
          <table:table-cell office:value-type="float" office:value="0.10116" calcext:value-type="float">
            <text:p>0.10116</text:p>
          </table:table-cell>
          <table:table-cell office:value-type="float" office:value="0.062719" calcext:value-type="float">
            <text:p>0.062719</text:p>
          </table:table-cell>
          <table:table-cell office:value-type="float" office:value="0.0707221" calcext:value-type="float">
            <text:p>0.0707221</text:p>
          </table:table-cell>
        </table:table-row>
        <table:table-row table:style-name="ro1">
          <table:table-cell office:value-type="float" office:value="0.0661398" calcext:value-type="float">
            <text:p>0.0661398</text:p>
          </table:table-cell>
          <table:table-cell office:value-type="float" office:value="0.0691393" calcext:value-type="float">
            <text:p>0.0691393</text:p>
          </table:table-cell>
          <table:table-cell office:value-type="float" office:value="0.106493" calcext:value-type="float">
            <text:p>0.106493</text:p>
          </table:table-cell>
          <table:table-cell office:value-type="float" office:value="0.0758362" calcext:value-type="float">
            <text:p>0.0758362</text:p>
          </table:table-cell>
          <table:table-cell office:value-type="float" office:value="0.0461066" calcext:value-type="float">
            <text:p>0.0461066</text:p>
          </table:table-cell>
          <table:table-cell office:value-type="float" office:value="0.0906513" calcext:value-type="float">
            <text:p>0.0906513</text:p>
          </table:table-cell>
          <table:table-cell office:value-type="float" office:value="0.0475297" calcext:value-type="float">
            <text:p>0.0475297</text:p>
          </table:table-cell>
          <table:table-cell office:value-type="float" office:value="0.0566255" calcext:value-type="float">
            <text:p>0.0566255</text:p>
          </table:table-cell>
        </table:table-row>
        <table:table-row table:style-name="ro1">
          <table:table-cell office:value-type="float" office:value="0.069269" calcext:value-type="float">
            <text:p>0.069269</text:p>
          </table:table-cell>
          <table:table-cell office:value-type="float" office:value="0.0634557" calcext:value-type="float">
            <text:p>0.0634557</text:p>
          </table:table-cell>
          <table:table-cell office:value-type="float" office:value="0.0647773" calcext:value-type="float">
            <text:p>0.0647773</text:p>
          </table:table-cell>
          <table:table-cell office:value-type="float" office:value="0.0807096" calcext:value-type="float">
            <text:p>0.0807096</text:p>
          </table:table-cell>
          <table:table-cell office:value-type="float" office:value="0.0444961" calcext:value-type="float">
            <text:p>0.0444961</text:p>
          </table:table-cell>
          <table:table-cell office:value-type="float" office:value="0.0829097" calcext:value-type="float">
            <text:p>0.0829097</text:p>
          </table:table-cell>
          <table:table-cell office:value-type="float" office:value="0.0390263" calcext:value-type="float">
            <text:p>0.0390263</text:p>
          </table:table-cell>
          <table:table-cell office:value-type="float" office:value="0.0488478" calcext:value-type="float">
            <text:p>0.0488478</text:p>
          </table:table-cell>
        </table:table-row>
        <table:table-row table:style-name="ro1">
          <table:table-cell office:value-type="float" office:value="0.0592465" calcext:value-type="float">
            <text:p>0.0592465</text:p>
          </table:table-cell>
          <table:table-cell office:value-type="float" office:value="0.062435" calcext:value-type="float">
            <text:p>0.062435</text:p>
          </table:table-cell>
          <table:table-cell office:value-type="float" office:value="0.095746" calcext:value-type="float">
            <text:p>0.095746</text:p>
          </table:table-cell>
          <table:table-cell office:value-type="float" office:value="0.056652" calcext:value-type="float">
            <text:p>0.056652</text:p>
          </table:table-cell>
          <table:table-cell office:value-type="float" office:value="0.0395786" calcext:value-type="float">
            <text:p>0.0395786</text:p>
          </table:table-cell>
          <table:table-cell office:value-type="float" office:value="0.0872806" calcext:value-type="float">
            <text:p>0.0872806</text:p>
          </table:table-cell>
          <table:table-cell office:value-type="float" office:value="0.0381199" calcext:value-type="float">
            <text:p>0.0381199</text:p>
          </table:table-cell>
          <table:table-cell office:value-type="float" office:value="0.0491176" calcext:value-type="float">
            <text:p>0.0491176</text:p>
          </table:table-cell>
        </table:table-row>
        <table:table-row table:style-name="ro1">
          <table:table-cell office:value-type="float" office:value="0.0694538" calcext:value-type="float">
            <text:p>0.0694538</text:p>
          </table:table-cell>
          <table:table-cell office:value-type="float" office:value="0.0498178" calcext:value-type="float">
            <text:p>0.0498178</text:p>
          </table:table-cell>
          <table:table-cell office:value-type="float" office:value="0.0738839" calcext:value-type="float">
            <text:p>0.0738839</text:p>
          </table:table-cell>
          <table:table-cell office:value-type="float" office:value="0.0684797" calcext:value-type="float">
            <text:p>0.0684797</text:p>
          </table:table-cell>
          <table:table-cell office:value-type="float" office:value="0.0253074" calcext:value-type="float">
            <text:p>0.0253074</text:p>
          </table:table-cell>
          <table:table-cell office:value-type="float" office:value="0.0894191" calcext:value-type="float">
            <text:p>0.0894191</text:p>
          </table:table-cell>
          <table:table-cell office:value-type="float" office:value="0.0290344" calcext:value-type="float">
            <text:p>0.0290344</text:p>
          </table:table-cell>
          <table:table-cell office:value-type="float" office:value="0.0601541" calcext:value-type="float">
            <text:p>0.0601541</text:p>
          </table:table-cell>
        </table:table-row>
        <table:table-row table:style-name="ro1">
          <table:table-cell office:value-type="float" office:value="0.0698603" calcext:value-type="float">
            <text:p>0.0698603</text:p>
          </table:table-cell>
          <table:table-cell office:value-type="float" office:value="0.0330221" calcext:value-type="float">
            <text:p>0.0330221</text:p>
          </table:table-cell>
          <table:table-cell office:value-type="float" office:value="0.0780485" calcext:value-type="float">
            <text:p>0.0780485</text:p>
          </table:table-cell>
          <table:table-cell office:value-type="float" office:value="0.0645858" calcext:value-type="float">
            <text:p>0.0645858</text:p>
          </table:table-cell>
          <table:table-cell office:value-type="float" office:value="0.016554" calcext:value-type="float">
            <text:p>0.016554</text:p>
          </table:table-cell>
          <table:table-cell office:value-type="float" office:value="0.0842502" calcext:value-type="float">
            <text:p>0.0842502</text:p>
          </table:table-cell>
          <table:table-cell office:value-type="float" office:value="0.0398173" calcext:value-type="float">
            <text:p>0.0398173</text:p>
          </table:table-cell>
          <table:table-cell office:value-type="float" office:value="0.062097" calcext:value-type="float">
            <text:p>0.062097</text:p>
          </table:table-cell>
        </table:table-row>
        <table:table-row table:style-name="ro1">
          <table:table-cell office:value-type="float" office:value="0.063921" calcext:value-type="float">
            <text:p>0.063921</text:p>
          </table:table-cell>
          <table:table-cell office:value-type="float" office:value="0.0399056" calcext:value-type="float">
            <text:p>0.0399056</text:p>
          </table:table-cell>
          <table:table-cell office:value-type="float" office:value="0.0760978" calcext:value-type="float">
            <text:p>0.0760978</text:p>
          </table:table-cell>
          <table:table-cell office:value-type="float" office:value="0.0571975" calcext:value-type="float">
            <text:p>0.0571975</text:p>
          </table:table-cell>
          <table:table-cell office:value-type="float" office:value="0.0355831" calcext:value-type="float">
            <text:p>0.0355831</text:p>
          </table:table-cell>
          <table:table-cell office:value-type="float" office:value="0.0941137" calcext:value-type="float">
            <text:p>0.0941137</text:p>
          </table:table-cell>
          <table:table-cell office:value-type="float" office:value="0.0473605" calcext:value-type="float">
            <text:p>0.0473605</text:p>
          </table:table-cell>
          <table:table-cell office:value-type="float" office:value="0.0527077" calcext:value-type="float">
            <text:p>0.0527077</text:p>
          </table:table-cell>
        </table:table-row>
        <table:table-row table:style-name="ro1">
          <table:table-cell office:value-type="float" office:value="0.0575901" calcext:value-type="float">
            <text:p>0.0575901</text:p>
          </table:table-cell>
          <table:table-cell office:value-type="float" office:value="0.0444762" calcext:value-type="float">
            <text:p>0.0444762</text:p>
          </table:table-cell>
          <table:table-cell office:value-type="float" office:value="0.071795" calcext:value-type="float">
            <text:p>0.071795</text:p>
          </table:table-cell>
          <table:table-cell office:value-type="float" office:value="0.0474304" calcext:value-type="float">
            <text:p>0.0474304</text:p>
          </table:table-cell>
          <table:table-cell office:value-type="float" office:value="0.028481" calcext:value-type="float">
            <text:p>0.028481</text:p>
          </table:table-cell>
          <table:table-cell office:value-type="float" office:value="0.0764177" calcext:value-type="float">
            <text:p>0.0764177</text:p>
          </table:table-cell>
          <table:table-cell office:value-type="float" office:value="0.0591677" calcext:value-type="float">
            <text:p>0.0591677</text:p>
          </table:table-cell>
          <table:table-cell office:value-type="float" office:value="0.0501573" calcext:value-type="float">
            <text:p>0.0501573</text:p>
          </table:table-cell>
        </table:table-row>
        <table:table-row table:style-name="ro1">
          <table:table-cell office:value-type="float" office:value="0.0567314" calcext:value-type="float">
            <text:p>0.0567314</text:p>
          </table:table-cell>
          <table:table-cell office:value-type="float" office:value="0.0385777" calcext:value-type="float">
            <text:p>0.0385777</text:p>
          </table:table-cell>
          <table:table-cell office:value-type="float" office:value="0.0842226" calcext:value-type="float">
            <text:p>0.0842226</text:p>
          </table:table-cell>
          <table:table-cell office:value-type="float" office:value="0.0445625" calcext:value-type="float">
            <text:p>0.0445625</text:p>
          </table:table-cell>
          <table:table-cell office:value-type="float" office:value="0.0110418" calcext:value-type="float">
            <text:p>0.0110418</text:p>
          </table:table-cell>
          <table:table-cell office:value-type="float" office:value="0.0847878" calcext:value-type="float">
            <text:p>0.0847878</text:p>
          </table:table-cell>
          <table:table-cell office:value-type="float" office:value="0.0415549" calcext:value-type="float">
            <text:p>0.0415549</text:p>
          </table:table-cell>
          <table:table-cell office:value-type="float" office:value="0.0334125" calcext:value-type="float">
            <text:p>0.0334125</text:p>
          </table:table-cell>
        </table:table-row>
        <table:table-row table:style-name="ro1">
          <table:table-cell office:value-type="float" office:value="0.0550212" calcext:value-type="float">
            <text:p>0.0550212</text:p>
          </table:table-cell>
          <table:table-cell office:value-type="float" office:value="0.0239714" calcext:value-type="float">
            <text:p>0.0239714</text:p>
          </table:table-cell>
          <table:table-cell office:value-type="float" office:value="0.0846722" calcext:value-type="float">
            <text:p>0.0846722</text:p>
          </table:table-cell>
          <table:table-cell office:value-type="float" office:value="0.0499478" calcext:value-type="float">
            <text:p>0.0499478</text:p>
          </table:table-cell>
          <table:table-cell office:value-type="float" office:value="0.0363848" calcext:value-type="float">
            <text:p>0.0363848</text:p>
          </table:table-cell>
          <table:table-cell office:value-type="float" office:value="0.0676982" calcext:value-type="float">
            <text:p>0.0676982</text:p>
          </table:table-cell>
          <table:table-cell office:value-type="float" office:value="0.0350653" calcext:value-type="float">
            <text:p>0.0350653</text:p>
          </table:table-cell>
          <table:table-cell office:value-type="float" office:value="0.0570361" calcext:value-type="float">
            <text:p>0.0570361</text:p>
          </table:table-cell>
        </table:table-row>
        <table:table-row table:style-name="ro1">
          <table:table-cell office:value-type="float" office:value="0.0620741" calcext:value-type="float">
            <text:p>0.0620741</text:p>
          </table:table-cell>
          <table:table-cell office:value-type="float" office:value="0.039819" calcext:value-type="float">
            <text:p>0.039819</text:p>
          </table:table-cell>
          <table:table-cell office:value-type="float" office:value="0.0721736" calcext:value-type="float">
            <text:p>0.0721736</text:p>
          </table:table-cell>
          <table:table-cell office:value-type="float" office:value="0.0322486" calcext:value-type="float">
            <text:p>0.0322486</text:p>
          </table:table-cell>
          <table:table-cell office:value-type="float" office:value="0.0225893" calcext:value-type="float">
            <text:p>0.0225893</text:p>
          </table:table-cell>
          <table:table-cell office:value-type="float" office:value="0.0842394" calcext:value-type="float">
            <text:p>0.0842394</text:p>
          </table:table-cell>
          <table:table-cell office:value-type="float" office:value="0.0289753" calcext:value-type="float">
            <text:p>0.0289753</text:p>
          </table:table-cell>
          <table:table-cell office:value-type="float" office:value="0.0535329" calcext:value-type="float">
            <text:p>0.0535329</text:p>
          </table:table-cell>
        </table:table-row>
        <table:table-row table:style-name="ro1">
          <table:table-cell office:value-type="float" office:value="0.0676155" calcext:value-type="float">
            <text:p>0.0676155</text:p>
          </table:table-cell>
          <table:table-cell office:value-type="float" office:value="0.0240121" calcext:value-type="float">
            <text:p>0.0240121</text:p>
          </table:table-cell>
          <table:table-cell office:value-type="float" office:value="0.0685265" calcext:value-type="float">
            <text:p>0.0685265</text:p>
          </table:table-cell>
          <table:table-cell office:value-type="float" office:value="0.0506975" calcext:value-type="float">
            <text:p>0.0506975</text:p>
          </table:table-cell>
          <table:table-cell office:value-type="float" office:value="0.028944" calcext:value-type="float">
            <text:p>0.028944</text:p>
          </table:table-cell>
          <table:table-cell office:value-type="float" office:value="0.0825156" calcext:value-type="float">
            <text:p>0.0825156</text:p>
          </table:table-cell>
          <table:table-cell office:value-type="float" office:value="0.0506316" calcext:value-type="float">
            <text:p>0.0506316</text:p>
          </table:table-cell>
          <table:table-cell office:value-type="float" office:value="0.0449236" calcext:value-type="float">
            <text:p>0.0449236</text:p>
          </table:table-cell>
        </table:table-row>
        <table:table-row table:style-name="ro1">
          <table:table-cell office:value-type="float" office:value="0.0494857" calcext:value-type="float">
            <text:p>0.0494857</text:p>
          </table:table-cell>
          <table:table-cell office:value-type="float" office:value="0.0282513" calcext:value-type="float">
            <text:p>0.0282513</text:p>
          </table:table-cell>
          <table:table-cell office:value-type="float" office:value="0.0848573" calcext:value-type="float">
            <text:p>0.0848573</text:p>
          </table:table-cell>
          <table:table-cell office:value-type="float" office:value="0.0417364" calcext:value-type="float">
            <text:p>0.0417364</text:p>
          </table:table-cell>
          <table:table-cell office:value-type="float" office:value="0.0145059" calcext:value-type="float">
            <text:p>0.0145059</text:p>
          </table:table-cell>
          <table:table-cell office:value-type="float" office:value="0.0831255" calcext:value-type="float">
            <text:p>0.0831255</text:p>
          </table:table-cell>
          <table:table-cell office:value-type="float" office:value="0.0534367" calcext:value-type="float">
            <text:p>0.0534367</text:p>
          </table:table-cell>
          <table:table-cell office:value-type="float" office:value="0.0467717" calcext:value-type="float">
            <text:p>0.0467717</text:p>
          </table:table-cell>
        </table:table-row>
        <table:table-row table:style-name="ro1">
          <table:table-cell office:value-type="float" office:value="0.0678874" calcext:value-type="float">
            <text:p>0.0678874</text:p>
          </table:table-cell>
          <table:table-cell office:value-type="float" office:value="0.0268747" calcext:value-type="float">
            <text:p>0.0268747</text:p>
          </table:table-cell>
          <table:table-cell office:value-type="float" office:value="0.0658812" calcext:value-type="float">
            <text:p>0.0658812</text:p>
          </table:table-cell>
          <table:table-cell office:value-type="float" office:value="0.0414184" calcext:value-type="float">
            <text:p>0.0414184</text:p>
          </table:table-cell>
          <table:table-cell office:value-type="float" office:value="0.0398969" calcext:value-type="float">
            <text:p>0.0398969</text:p>
          </table:table-cell>
          <table:table-cell office:value-type="float" office:value="0.0711223" calcext:value-type="float">
            <text:p>0.0711223</text:p>
          </table:table-cell>
          <table:table-cell office:value-type="float" office:value="0.0383681" calcext:value-type="float">
            <text:p>0.0383681</text:p>
          </table:table-cell>
          <table:table-cell office:value-type="float" office:value="0.0637442" calcext:value-type="float">
            <text:p>0.0637442</text:p>
          </table:table-cell>
        </table:table-row>
        <table:table-row table:style-name="ro1">
          <table:table-cell office:value-type="float" office:value="0.074377" calcext:value-type="float">
            <text:p>0.074377</text:p>
          </table:table-cell>
          <table:table-cell office:value-type="float" office:value="0.046333" calcext:value-type="float">
            <text:p>0.046333</text:p>
          </table:table-cell>
          <table:table-cell office:value-type="float" office:value="0.0676215" calcext:value-type="float">
            <text:p>0.0676215</text:p>
          </table:table-cell>
          <table:table-cell office:value-type="float" office:value="0.0408581" calcext:value-type="float">
            <text:p>0.0408581</text:p>
          </table:table-cell>
          <table:table-cell office:value-type="float" office:value="0.0263232" calcext:value-type="float">
            <text:p>0.0263232</text:p>
          </table:table-cell>
          <table:table-cell office:value-type="float" office:value="0.0800525" calcext:value-type="float">
            <text:p>0.0800525</text:p>
          </table:table-cell>
          <table:table-cell office:value-type="float" office:value="0.0329333" calcext:value-type="float">
            <text:p>0.0329333</text:p>
          </table:table-cell>
          <table:table-cell office:value-type="float" office:value="0.0441474" calcext:value-type="float">
            <text:p>0.0441474</text:p>
          </table:table-cell>
        </table:table-row>
        <table:table-row table:style-name="ro1">
          <table:table-cell office:value-type="float" office:value="0.0793368" calcext:value-type="float">
            <text:p>0.0793368</text:p>
          </table:table-cell>
          <table:table-cell office:value-type="float" office:value="0.0347533" calcext:value-type="float">
            <text:p>0.0347533</text:p>
          </table:table-cell>
          <table:table-cell office:value-type="float" office:value="0.0629847" calcext:value-type="float">
            <text:p>0.0629847</text:p>
          </table:table-cell>
          <table:table-cell office:value-type="float" office:value="0.0481895" calcext:value-type="float">
            <text:p>0.0481895</text:p>
          </table:table-cell>
          <table:table-cell office:value-type="float" office:value="0.0350613" calcext:value-type="float">
            <text:p>0.0350613</text:p>
          </table:table-cell>
          <table:table-cell office:value-type="float" office:value="0.0836669" calcext:value-type="float">
            <text:p>0.0836669</text:p>
          </table:table-cell>
          <table:table-cell office:value-type="float" office:value="0.0290982" calcext:value-type="float">
            <text:p>0.0290982</text:p>
          </table:table-cell>
          <table:table-cell office:value-type="float" office:value="0.0448759" calcext:value-type="float">
            <text:p>0.0448759</text:p>
          </table:table-cell>
        </table:table-row>
        <table:table-row table:style-name="ro1">
          <table:table-cell office:value-type="float" office:value="0.0608682" calcext:value-type="float">
            <text:p>0.0608682</text:p>
          </table:table-cell>
          <table:table-cell office:value-type="float" office:value="0.0247611" calcext:value-type="float">
            <text:p>0.0247611</text:p>
          </table:table-cell>
          <table:table-cell office:value-type="float" office:value="0.0775493" calcext:value-type="float">
            <text:p>0.0775493</text:p>
          </table:table-cell>
          <table:table-cell office:value-type="float" office:value="0.0418127" calcext:value-type="float">
            <text:p>0.0418127</text:p>
          </table:table-cell>
          <table:table-cell office:value-type="float" office:value="0.0311709" calcext:value-type="float">
            <text:p>0.0311709</text:p>
          </table:table-cell>
          <table:table-cell office:value-type="float" office:value="0.0684426" calcext:value-type="float">
            <text:p>0.0684426</text:p>
          </table:table-cell>
          <table:table-cell office:value-type="float" office:value="0.0474921" calcext:value-type="float">
            <text:p>0.0474921</text:p>
          </table:table-cell>
          <table:table-cell office:value-type="float" office:value="0.0329358" calcext:value-type="float">
            <text:p>0.0329358</text:p>
          </table:table-cell>
        </table:table-row>
        <table:table-row table:style-name="ro1">
          <table:table-cell office:value-type="float" office:value="0.0571506" calcext:value-type="float">
            <text:p>0.0571506</text:p>
          </table:table-cell>
          <table:table-cell office:value-type="float" office:value="0.0275846" calcext:value-type="float">
            <text:p>0.0275846</text:p>
          </table:table-cell>
          <table:table-cell office:value-type="float" office:value="0.0727424" calcext:value-type="float">
            <text:p>0.0727424</text:p>
          </table:table-cell>
          <table:table-cell office:value-type="float" office:value="0.0424783" calcext:value-type="float">
            <text:p>0.0424783</text:p>
          </table:table-cell>
          <table:table-cell office:value-type="float" office:value="0.031935" calcext:value-type="float">
            <text:p>0.031935</text:p>
          </table:table-cell>
          <table:table-cell office:value-type="float" office:value="0.0702948" calcext:value-type="float">
            <text:p>0.0702948</text:p>
          </table:table-cell>
          <table:table-cell office:value-type="float" office:value="0.0326835" calcext:value-type="float">
            <text:p>0.0326835</text:p>
          </table:table-cell>
          <table:table-cell office:value-type="float" office:value="0.0392679" calcext:value-type="float">
            <text:p>0.0392679</text:p>
          </table:table-cell>
        </table:table-row>
        <table:table-row table:style-name="ro1">
          <table:table-cell office:value-type="float" office:value="0.0675974" calcext:value-type="float">
            <text:p>0.0675974</text:p>
          </table:table-cell>
          <table:table-cell office:value-type="float" office:value="0.0360495" calcext:value-type="float">
            <text:p>0.0360495</text:p>
          </table:table-cell>
          <table:table-cell office:value-type="float" office:value="0.0666183" calcext:value-type="float">
            <text:p>0.0666183</text:p>
          </table:table-cell>
          <table:table-cell office:value-type="float" office:value="0.0438007" calcext:value-type="float">
            <text:p>0.0438007</text:p>
          </table:table-cell>
          <table:table-cell office:value-type="float" office:value="0.0199552" calcext:value-type="float">
            <text:p>0.0199552</text:p>
          </table:table-cell>
          <table:table-cell office:value-type="float" office:value="0.0798005" calcext:value-type="float">
            <text:p>0.0798005</text:p>
          </table:table-cell>
          <table:table-cell office:value-type="float" office:value="0.0290865" calcext:value-type="float">
            <text:p>0.0290865</text:p>
          </table:table-cell>
          <table:table-cell office:value-type="float" office:value="0.0577738" calcext:value-type="float">
            <text:p>0.0577738</text:p>
          </table:table-cell>
        </table:table-row>
        <table:table-row table:style-name="ro1">
          <table:table-cell office:value-type="float" office:value="0.0715967" calcext:value-type="float">
            <text:p>0.0715967</text:p>
          </table:table-cell>
          <table:table-cell office:value-type="float" office:value="0.030525" calcext:value-type="float">
            <text:p>0.030525</text:p>
          </table:table-cell>
          <table:table-cell office:value-type="float" office:value="0.0754752" calcext:value-type="float">
            <text:p>0.0754752</text:p>
          </table:table-cell>
          <table:table-cell office:value-type="float" office:value="0.0390982" calcext:value-type="float">
            <text:p>0.0390982</text:p>
          </table:table-cell>
          <table:table-cell office:value-type="float" office:value="0.0189062" calcext:value-type="float">
            <text:p>0.0189062</text:p>
          </table:table-cell>
          <table:table-cell office:value-type="float" office:value="0.0815992" calcext:value-type="float">
            <text:p>0.0815992</text:p>
          </table:table-cell>
          <table:table-cell office:value-type="float" office:value="0.0403779" calcext:value-type="float">
            <text:p>0.0403779</text:p>
          </table:table-cell>
          <table:table-cell office:value-type="float" office:value="0.0491494" calcext:value-type="float">
            <text:p>0.0491494</text:p>
          </table:table-cell>
        </table:table-row>
        <table:table-row table:style-name="ro1">
          <table:table-cell office:value-type="float" office:value="0.0707208" calcext:value-type="float">
            <text:p>0.0707208</text:p>
          </table:table-cell>
          <table:table-cell office:value-type="float" office:value="0.0295462" calcext:value-type="float">
            <text:p>0.0295462</text:p>
          </table:table-cell>
          <table:table-cell office:value-type="float" office:value="0.0762787" calcext:value-type="float">
            <text:p>0.0762787</text:p>
          </table:table-cell>
          <table:table-cell office:value-type="float" office:value="0.0516223" calcext:value-type="float">
            <text:p>0.0516223</text:p>
          </table:table-cell>
          <table:table-cell office:value-type="float" office:value="0.0273516" calcext:value-type="float">
            <text:p>0.0273516</text:p>
          </table:table-cell>
          <table:table-cell office:value-type="float" office:value="0.081553" calcext:value-type="float">
            <text:p>0.081553</text:p>
          </table:table-cell>
          <table:table-cell office:value-type="float" office:value="0.0348612" calcext:value-type="float">
            <text:p>0.0348612</text:p>
          </table:table-cell>
          <table:table-cell office:value-type="float" office:value="0.0496474" calcext:value-type="float">
            <text:p>0.0496474</text:p>
          </table:table-cell>
        </table:table-row>
        <table:table-row table:style-name="ro1">
          <table:table-cell office:value-type="float" office:value="0.0700068" calcext:value-type="float">
            <text:p>0.0700068</text:p>
          </table:table-cell>
          <table:table-cell office:value-type="float" office:value="0.0412687" calcext:value-type="float">
            <text:p>0.0412687</text:p>
          </table:table-cell>
          <table:table-cell office:value-type="float" office:value="0.0657836" calcext:value-type="float">
            <text:p>0.0657836</text:p>
          </table:table-cell>
          <table:table-cell office:value-type="float" office:value="0.0564056" calcext:value-type="float">
            <text:p>0.0564056</text:p>
          </table:table-cell>
          <table:table-cell office:value-type="float" office:value="0.0180128" calcext:value-type="float">
            <text:p>0.0180128</text:p>
          </table:table-cell>
          <table:table-cell office:value-type="float" office:value="0.073784" calcext:value-type="float">
            <text:p>0.073784</text:p>
          </table:table-cell>
          <table:table-cell office:value-type="float" office:value="0.0323948" calcext:value-type="float">
            <text:p>0.0323948</text:p>
          </table:table-cell>
          <table:table-cell office:value-type="float" office:value="0.0302554" calcext:value-type="float">
            <text:p>0.0302554</text:p>
          </table:table-cell>
        </table:table-row>
        <table:table-row table:style-name="ro1">
          <table:table-cell office:value-type="float" office:value="0.0589116" calcext:value-type="float">
            <text:p>0.0589116</text:p>
          </table:table-cell>
          <table:table-cell office:value-type="float" office:value="0.0277745" calcext:value-type="float">
            <text:p>0.0277745</text:p>
          </table:table-cell>
          <table:table-cell office:value-type="float" office:value="0.0773587" calcext:value-type="float">
            <text:p>0.0773587</text:p>
          </table:table-cell>
          <table:table-cell office:value-type="float" office:value="0.0383443" calcext:value-type="float">
            <text:p>0.0383443</text:p>
          </table:table-cell>
          <table:table-cell office:value-type="float" office:value="0.0256989" calcext:value-type="float">
            <text:p>0.0256989</text:p>
          </table:table-cell>
          <table:table-cell office:value-type="float" office:value="0.0748716" calcext:value-type="float">
            <text:p>0.0748716</text:p>
          </table:table-cell>
          <table:table-cell office:value-type="float" office:value="0.0508106" calcext:value-type="float">
            <text:p>0.0508106</text:p>
          </table:table-cell>
          <table:table-cell office:value-type="float" office:value="0.0284372" calcext:value-type="float">
            <text:p>0.0284372</text:p>
          </table:table-cell>
        </table:table-row>
        <table:table-row table:style-name="ro1">
          <table:table-cell office:value-type="float" office:value="0.0528111" calcext:value-type="float">
            <text:p>0.0528111</text:p>
          </table:table-cell>
          <table:table-cell office:value-type="float" office:value="0.0263851" calcext:value-type="float">
            <text:p>0.0263851</text:p>
          </table:table-cell>
          <table:table-cell office:value-type="float" office:value="0.0690991" calcext:value-type="float">
            <text:p>0.0690991</text:p>
          </table:table-cell>
          <table:table-cell office:value-type="float" office:value="0.0248125" calcext:value-type="float">
            <text:p>0.0248125</text:p>
          </table:table-cell>
          <table:table-cell office:value-type="float" office:value="0.0240549" calcext:value-type="float">
            <text:p>0.0240549</text:p>
          </table:table-cell>
          <table:table-cell office:value-type="float" office:value="0.0758189" calcext:value-type="float">
            <text:p>0.0758189</text:p>
          </table:table-cell>
          <table:table-cell office:value-type="float" office:value="0.0386835" calcext:value-type="float">
            <text:p>0.0386835</text:p>
          </table:table-cell>
          <table:table-cell office:value-type="float" office:value="0.049495" calcext:value-type="float">
            <text:p>0.049495</text:p>
          </table:table-cell>
        </table:table-row>
        <table:table-row table:style-name="ro1">
          <table:table-cell office:value-type="float" office:value="0.0711514" calcext:value-type="float">
            <text:p>0.0711514</text:p>
          </table:table-cell>
          <table:table-cell office:value-type="float" office:value="0.0264642" calcext:value-type="float">
            <text:p>0.0264642</text:p>
          </table:table-cell>
          <table:table-cell office:value-type="float" office:value="0.0715696" calcext:value-type="float">
            <text:p>0.0715696</text:p>
          </table:table-cell>
          <table:table-cell office:value-type="float" office:value="0.0487493" calcext:value-type="float">
            <text:p>0.0487493</text:p>
          </table:table-cell>
          <table:table-cell office:value-type="float" office:value="0.0268967" calcext:value-type="float">
            <text:p>0.0268967</text:p>
          </table:table-cell>
          <table:table-cell office:value-type="float" office:value="0.0810876" calcext:value-type="float">
            <text:p>0.0810876</text:p>
          </table:table-cell>
          <table:table-cell office:value-type="float" office:value="0.0303095" calcext:value-type="float">
            <text:p>0.0303095</text:p>
          </table:table-cell>
          <table:table-cell office:value-type="float" office:value="0.0469774" calcext:value-type="float">
            <text:p>0.0469774</text:p>
          </table:table-cell>
        </table:table-row>
        <table:table-row table:style-name="ro1">
          <table:table-cell office:value-type="float" office:value="0.0568947" calcext:value-type="float">
            <text:p>0.0568947</text:p>
          </table:table-cell>
          <table:table-cell office:value-type="float" office:value="0.00696127" calcext:value-type="float">
            <text:p>0.00696127</text:p>
          </table:table-cell>
          <table:table-cell office:value-type="float" office:value="0.0726938" calcext:value-type="float">
            <text:p>0.0726938</text:p>
          </table:table-cell>
          <table:table-cell office:value-type="float" office:value="0.0507369" calcext:value-type="float">
            <text:p>0.0507369</text:p>
          </table:table-cell>
          <table:table-cell office:value-type="float" office:value="0.0249291" calcext:value-type="float">
            <text:p>0.0249291</text:p>
          </table:table-cell>
          <table:table-cell office:value-type="float" office:value="0.0765741" calcext:value-type="float">
            <text:p>0.0765741</text:p>
          </table:table-cell>
          <table:table-cell office:value-type="float" office:value="0.0445244" calcext:value-type="float">
            <text:p>0.0445244</text:p>
          </table:table-cell>
          <table:table-cell office:value-type="float" office:value="0.0509875" calcext:value-type="float">
            <text:p>0.0509875</text:p>
          </table:table-cell>
        </table:table-row>
        <table:table-row table:style-name="ro1">
          <table:table-cell office:value-type="float" office:value="0.0573334" calcext:value-type="float">
            <text:p>0.0573334</text:p>
          </table:table-cell>
          <table:table-cell office:value-type="float" office:value="0.0415824" calcext:value-type="float">
            <text:p>0.0415824</text:p>
          </table:table-cell>
          <table:table-cell office:value-type="float" office:value="0.0695963" calcext:value-type="float">
            <text:p>0.0695963</text:p>
          </table:table-cell>
          <table:table-cell office:value-type="float" office:value="0.0420484" calcext:value-type="float">
            <text:p>0.0420484</text:p>
          </table:table-cell>
          <table:table-cell office:value-type="float" office:value="0.0221945" calcext:value-type="float">
            <text:p>0.0221945</text:p>
          </table:table-cell>
          <table:table-cell office:value-type="float" office:value="0.0699599" calcext:value-type="float">
            <text:p>0.0699599</text:p>
          </table:table-cell>
          <table:table-cell office:value-type="float" office:value="0.0467581" calcext:value-type="float">
            <text:p>0.0467581</text:p>
          </table:table-cell>
          <table:table-cell office:value-type="float" office:value="0.0315559" calcext:value-type="float">
            <text:p>0.0315559</text:p>
          </table:table-cell>
        </table:table-row>
        <table:table-row table:style-name="ro1">
          <table:table-cell office:value-type="float" office:value="0.0680339" calcext:value-type="float">
            <text:p>0.0680339</text:p>
          </table:table-cell>
          <table:table-cell office:value-type="float" office:value="0.0245639" calcext:value-type="float">
            <text:p>0.0245639</text:p>
          </table:table-cell>
          <table:table-cell office:value-type="float" office:value="0.0691371" calcext:value-type="float">
            <text:p>0.0691371</text:p>
          </table:table-cell>
          <table:table-cell office:value-type="float" office:value="0.0348372" calcext:value-type="float">
            <text:p>0.0348372</text:p>
          </table:table-cell>
          <table:table-cell office:value-type="float" office:value="0.0338486" calcext:value-type="float">
            <text:p>0.0338486</text:p>
          </table:table-cell>
          <table:table-cell office:value-type="float" office:value="0.0727478" calcext:value-type="float">
            <text:p>0.0727478</text:p>
          </table:table-cell>
          <table:table-cell office:value-type="float" office:value="0.0395013" calcext:value-type="float">
            <text:p>0.0395013</text:p>
          </table:table-cell>
          <table:table-cell office:value-type="float" office:value="0.0602282" calcext:value-type="float">
            <text:p>0.0602282</text:p>
          </table:table-cell>
        </table:table-row>
        <table:table-row table:style-name="ro1">
          <table:table-cell office:value-type="float" office:value="0.072296" calcext:value-type="float">
            <text:p>0.072296</text:p>
          </table:table-cell>
          <table:table-cell office:value-type="float" office:value="0.0328078" calcext:value-type="float">
            <text:p>0.0328078</text:p>
          </table:table-cell>
          <table:table-cell office:value-type="float" office:value="0.057792" calcext:value-type="float">
            <text:p>0.057792</text:p>
          </table:table-cell>
          <table:table-cell office:value-type="float" office:value="0.0501672" calcext:value-type="float">
            <text:p>0.0501672</text:p>
          </table:table-cell>
          <table:table-cell office:value-type="float" office:value="0.0292127" calcext:value-type="float">
            <text:p>0.0292127</text:p>
          </table:table-cell>
          <table:table-cell office:value-type="float" office:value="0.0649399" calcext:value-type="float">
            <text:p>0.0649399</text:p>
          </table:table-cell>
          <table:table-cell office:value-type="float" office:value="0.0429354" calcext:value-type="float">
            <text:p>0.0429354</text:p>
          </table:table-cell>
          <table:table-cell office:value-type="float" office:value="0.0335595" calcext:value-type="float">
            <text:p>0.0335595</text:p>
          </table:table-cell>
        </table:table-row>
        <table:table-row table:style-name="ro1">
          <table:table-cell office:value-type="float" office:value="0.0580118" calcext:value-type="float">
            <text:p>0.0580118</text:p>
          </table:table-cell>
          <table:table-cell office:value-type="float" office:value="0.0278686" calcext:value-type="float">
            <text:p>0.0278686</text:p>
          </table:table-cell>
          <table:table-cell office:value-type="float" office:value="0.0728758" calcext:value-type="float">
            <text:p>0.0728758</text:p>
          </table:table-cell>
          <table:table-cell office:value-type="float" office:value="0.0465636" calcext:value-type="float">
            <text:p>0.0465636</text:p>
          </table:table-cell>
          <table:table-cell office:value-type="float" office:value="0.0210831" calcext:value-type="float">
            <text:p>0.0210831</text:p>
          </table:table-cell>
          <table:table-cell office:value-type="float" office:value="0.0864251" calcext:value-type="float">
            <text:p>0.0864251</text:p>
          </table:table-cell>
          <table:table-cell office:value-type="float" office:value="0.0428084" calcext:value-type="float">
            <text:p>0.0428084</text:p>
          </table:table-cell>
          <table:table-cell office:value-type="float" office:value="0.0599874" calcext:value-type="float">
            <text:p>0.0599874</text:p>
          </table:table-cell>
        </table:table-row>
        <table:table-row table:style-name="ro1">
          <table:table-cell office:value-type="float" office:value="0.0639626" calcext:value-type="float">
            <text:p>0.0639626</text:p>
          </table:table-cell>
          <table:table-cell office:value-type="float" office:value="0.0277878" calcext:value-type="float">
            <text:p>0.0277878</text:p>
          </table:table-cell>
          <table:table-cell office:value-type="float" office:value="0.065533" calcext:value-type="float">
            <text:p>0.065533</text:p>
          </table:table-cell>
          <table:table-cell office:value-type="float" office:value="0.0426032" calcext:value-type="float">
            <text:p>0.0426032</text:p>
          </table:table-cell>
          <table:table-cell office:value-type="float" office:value="0.0214519" calcext:value-type="float">
            <text:p>0.0214519</text:p>
          </table:table-cell>
          <table:table-cell office:value-type="float" office:value="0.0883691" calcext:value-type="float">
            <text:p>0.0883691</text:p>
          </table:table-cell>
          <table:table-cell office:value-type="float" office:value="0.0337967" calcext:value-type="float">
            <text:p>0.0337967</text:p>
          </table:table-cell>
          <table:table-cell office:value-type="float" office:value="0.0418478" calcext:value-type="float">
            <text:p>0.0418478</text:p>
          </table:table-cell>
        </table:table-row>
        <table:table-row table:style-name="ro1">
          <table:table-cell office:value-type="float" office:value="0.0667484" calcext:value-type="float">
            <text:p>0.0667484</text:p>
          </table:table-cell>
          <table:table-cell office:value-type="float" office:value="0.0298317" calcext:value-type="float">
            <text:p>0.0298317</text:p>
          </table:table-cell>
          <table:table-cell office:value-type="float" office:value="0.0659657" calcext:value-type="float">
            <text:p>0.0659657</text:p>
          </table:table-cell>
          <table:table-cell office:value-type="float" office:value="0.0512208" calcext:value-type="float">
            <text:p>0.0512208</text:p>
          </table:table-cell>
          <table:table-cell office:value-type="float" office:value="0.0231059" calcext:value-type="float">
            <text:p>0.0231059</text:p>
          </table:table-cell>
          <table:table-cell office:value-type="float" office:value="0.0746269" calcext:value-type="float">
            <text:p>0.0746269</text:p>
          </table:table-cell>
          <table:table-cell office:value-type="float" office:value="0.0267825" calcext:value-type="float">
            <text:p>0.0267825</text:p>
          </table:table-cell>
          <table:table-cell office:value-type="float" office:value="0.036763" calcext:value-type="float">
            <text:p>0.036763</text:p>
          </table:table-cell>
        </table:table-row>
        <table:table-row table:style-name="ro1">
          <table:table-cell office:value-type="float" office:value="0.0487197" calcext:value-type="float">
            <text:p>0.0487197</text:p>
          </table:table-cell>
          <table:table-cell office:value-type="float" office:value="0.0280905" calcext:value-type="float">
            <text:p>0.0280905</text:p>
          </table:table-cell>
          <table:table-cell office:value-type="float" office:value="0.0638911" calcext:value-type="float">
            <text:p>0.0638911</text:p>
          </table:table-cell>
          <table:table-cell office:value-type="float" office:value="0.0263417" calcext:value-type="float">
            <text:p>0.0263417</text:p>
          </table:table-cell>
          <table:table-cell office:value-type="float" office:value="0.00932814" calcext:value-type="float">
            <text:p>0.00932814</text:p>
          </table:table-cell>
          <table:table-cell office:value-type="float" office:value="0.0705368" calcext:value-type="float">
            <text:p>0.0705368</text:p>
          </table:table-cell>
          <table:table-cell office:value-type="float" office:value="0.0255876" calcext:value-type="float">
            <text:p>0.0255876</text:p>
          </table:table-cell>
          <table:table-cell office:value-type="float" office:value="0.0429172" calcext:value-type="float">
            <text:p>0.0429172</text:p>
          </table:table-cell>
        </table:table-row>
        <table:table-row table:style-name="ro1">
          <table:table-cell office:value-type="float" office:value="0.0590909" calcext:value-type="float">
            <text:p>0.0590909</text:p>
          </table:table-cell>
          <table:table-cell office:value-type="float" office:value="0.0137318" calcext:value-type="float">
            <text:p>0.0137318</text:p>
          </table:table-cell>
          <table:table-cell office:value-type="float" office:value="0.072248" calcext:value-type="float">
            <text:p>0.072248</text:p>
          </table:table-cell>
          <table:table-cell office:value-type="float" office:value="0.0465999" calcext:value-type="float">
            <text:p>0.0465999</text:p>
          </table:table-cell>
          <table:table-cell office:value-type="float" office:value="0.0232895" calcext:value-type="float">
            <text:p>0.0232895</text:p>
          </table:table-cell>
          <table:table-cell office:value-type="float" office:value="0.0881554" calcext:value-type="float">
            <text:p>0.0881554</text:p>
          </table:table-cell>
          <table:table-cell office:value-type="float" office:value="0.039024" calcext:value-type="float">
            <text:p>0.039024</text:p>
          </table:table-cell>
          <table:table-cell office:value-type="float" office:value="0.0399596" calcext:value-type="float">
            <text:p>0.0399596</text:p>
          </table:table-cell>
        </table:table-row>
        <table:table-row table:style-name="ro1">
          <table:table-cell office:value-type="float" office:value="0.0517437" calcext:value-type="float">
            <text:p>0.0517437</text:p>
          </table:table-cell>
          <table:table-cell office:value-type="float" office:value="0.0276751" calcext:value-type="float">
            <text:p>0.0276751</text:p>
          </table:table-cell>
          <table:table-cell office:value-type="float" office:value="0.0725482" calcext:value-type="float">
            <text:p>0.0725482</text:p>
          </table:table-cell>
          <table:table-cell office:value-type="float" office:value="0.050414" calcext:value-type="float">
            <text:p>0.050414</text:p>
          </table:table-cell>
          <table:table-cell office:value-type="float" office:value="0.0166764" calcext:value-type="float">
            <text:p>0.0166764</text:p>
          </table:table-cell>
          <table:table-cell office:value-type="float" office:value="0.0637764" calcext:value-type="float">
            <text:p>0.0637764</text:p>
          </table:table-cell>
          <table:table-cell office:value-type="float" office:value="0.0435961" calcext:value-type="float">
            <text:p>0.0435961</text:p>
          </table:table-cell>
          <table:table-cell office:value-type="float" office:value="0.042521" calcext:value-type="float">
            <text:p>0.042521</text:p>
          </table:table-cell>
        </table:table-row>
        <table:table-row table:style-name="ro1">
          <table:table-cell office:value-type="float" office:value="0.0689213" calcext:value-type="float">
            <text:p>0.0689213</text:p>
          </table:table-cell>
          <table:table-cell office:value-type="float" office:value="0.0490159" calcext:value-type="float">
            <text:p>0.0490159</text:p>
          </table:table-cell>
          <table:table-cell office:value-type="float" office:value="0.0721679" calcext:value-type="float">
            <text:p>0.0721679</text:p>
          </table:table-cell>
          <table:table-cell office:value-type="float" office:value="0.0474362" calcext:value-type="float">
            <text:p>0.0474362</text:p>
          </table:table-cell>
          <table:table-cell office:value-type="float" office:value="0.023727" calcext:value-type="float">
            <text:p>0.023727</text:p>
          </table:table-cell>
          <table:table-cell office:value-type="float" office:value="0.0726098" calcext:value-type="float">
            <text:p>0.0726098</text:p>
          </table:table-cell>
          <table:table-cell office:value-type="float" office:value="0.0497071" calcext:value-type="float">
            <text:p>0.0497071</text:p>
          </table:table-cell>
          <table:table-cell office:value-type="float" office:value="0.0361807" calcext:value-type="float">
            <text:p>0.0361807</text:p>
          </table:table-cell>
        </table:table-row>
        <table:table-row table:style-name="ro1">
          <table:table-cell office:value-type="float" office:value="0.0667206" calcext:value-type="float">
            <text:p>0.0667206</text:p>
          </table:table-cell>
          <table:table-cell office:value-type="float" office:value="0.0449338" calcext:value-type="float">
            <text:p>0.0449338</text:p>
          </table:table-cell>
          <table:table-cell office:value-type="float" office:value="0.0698987" calcext:value-type="float">
            <text:p>0.0698987</text:p>
          </table:table-cell>
          <table:table-cell office:value-type="float" office:value="0.0623857" calcext:value-type="float">
            <text:p>0.0623857</text:p>
          </table:table-cell>
          <table:table-cell office:value-type="float" office:value="0.0249523" calcext:value-type="float">
            <text:p>0.0249523</text:p>
          </table:table-cell>
          <table:table-cell office:value-type="float" office:value="0.0754686" calcext:value-type="float">
            <text:p>0.0754686</text:p>
          </table:table-cell>
          <table:table-cell office:value-type="float" office:value="0.0447682" calcext:value-type="float">
            <text:p>0.0447682</text:p>
          </table:table-cell>
          <table:table-cell office:value-type="float" office:value="0.0585568" calcext:value-type="float">
            <text:p>0.0585568</text:p>
          </table:table-cell>
        </table:table-row>
        <table:table-row table:style-name="ro1">
          <table:table-cell office:value-type="float" office:value="0.0603952" calcext:value-type="float">
            <text:p>0.0603952</text:p>
          </table:table-cell>
          <table:table-cell office:value-type="float" office:value="0.0371682" calcext:value-type="float">
            <text:p>0.0371682</text:p>
          </table:table-cell>
          <table:table-cell office:value-type="float" office:value="0.0717897" calcext:value-type="float">
            <text:p>0.0717897</text:p>
          </table:table-cell>
          <table:table-cell office:value-type="float" office:value="0.0479251" calcext:value-type="float">
            <text:p>0.0479251</text:p>
          </table:table-cell>
          <table:table-cell office:value-type="float" office:value="0.0311167" calcext:value-type="float">
            <text:p>0.0311167</text:p>
          </table:table-cell>
          <table:table-cell office:value-type="float" office:value="0.0783563" calcext:value-type="float">
            <text:p>0.0783563</text:p>
          </table:table-cell>
          <table:table-cell office:value-type="float" office:value="0.0422428" calcext:value-type="float">
            <text:p>0.0422428</text:p>
          </table:table-cell>
          <table:table-cell office:value-type="float" office:value="0.0505114" calcext:value-type="float">
            <text:p>0.0505114</text:p>
          </table:table-cell>
        </table:table-row>
        <table:table-row table:style-name="ro1">
          <table:table-cell office:value-type="float" office:value="0.0557331" calcext:value-type="float">
            <text:p>0.0557331</text:p>
          </table:table-cell>
          <table:table-cell office:value-type="float" office:value="0.044434" calcext:value-type="float">
            <text:p>0.044434</text:p>
          </table:table-cell>
          <table:table-cell office:value-type="float" office:value="0.0881481" calcext:value-type="float">
            <text:p>0.0881481</text:p>
          </table:table-cell>
          <table:table-cell office:value-type="float" office:value="0.0383651" calcext:value-type="float">
            <text:p>0.0383651</text:p>
          </table:table-cell>
          <table:table-cell office:value-type="float" office:value="0.0296206" calcext:value-type="float">
            <text:p>0.0296206</text:p>
          </table:table-cell>
          <table:table-cell office:value-type="float" office:value="0.0717657" calcext:value-type="float">
            <text:p>0.0717657</text:p>
          </table:table-cell>
          <table:table-cell office:value-type="float" office:value="0.0364815" calcext:value-type="float">
            <text:p>0.0364815</text:p>
          </table:table-cell>
          <table:table-cell office:value-type="float" office:value="0.0601647" calcext:value-type="float">
            <text:p>0.0601647</text:p>
          </table:table-cell>
        </table:table-row>
        <table:table-row table:style-name="ro1">
          <table:table-cell office:value-type="float" office:value="0.0616289" calcext:value-type="float">
            <text:p>0.0616289</text:p>
          </table:table-cell>
          <table:table-cell office:value-type="float" office:value="0.0452102" calcext:value-type="float">
            <text:p>0.0452102</text:p>
          </table:table-cell>
          <table:table-cell office:value-type="float" office:value="0.0741597" calcext:value-type="float">
            <text:p>0.0741597</text:p>
          </table:table-cell>
          <table:table-cell office:value-type="float" office:value="0.0468993" calcext:value-type="float">
            <text:p>0.0468993</text:p>
          </table:table-cell>
          <table:table-cell office:value-type="float" office:value="0.0188361" calcext:value-type="float">
            <text:p>0.0188361</text:p>
          </table:table-cell>
          <table:table-cell office:value-type="float" office:value="0.0804029" calcext:value-type="float">
            <text:p>0.0804029</text:p>
          </table:table-cell>
          <table:table-cell office:value-type="float" office:value="0.0344208" calcext:value-type="float">
            <text:p>0.0344208</text:p>
          </table:table-cell>
          <table:table-cell office:value-type="float" office:value="0.037569" calcext:value-type="float">
            <text:p>0.037569</text:p>
          </table:table-cell>
        </table:table-row>
        <table:table-row table:style-name="ro1">
          <table:table-cell office:value-type="float" office:value="0.0560234" calcext:value-type="float">
            <text:p>0.0560234</text:p>
          </table:table-cell>
          <table:table-cell office:value-type="float" office:value="0.030464" calcext:value-type="float">
            <text:p>0.030464</text:p>
          </table:table-cell>
          <table:table-cell office:value-type="float" office:value="0.0637108" calcext:value-type="float">
            <text:p>0.0637108</text:p>
          </table:table-cell>
          <table:table-cell office:value-type="float" office:value="0.0359371" calcext:value-type="float">
            <text:p>0.0359371</text:p>
          </table:table-cell>
          <table:table-cell office:value-type="float" office:value="0.0253181" calcext:value-type="float">
            <text:p>0.0253181</text:p>
          </table:table-cell>
          <table:table-cell office:value-type="float" office:value="0.0825059" calcext:value-type="float">
            <text:p>0.0825059</text:p>
          </table:table-cell>
          <table:table-cell office:value-type="float" office:value="0.0464913" calcext:value-type="float">
            <text:p>0.0464913</text:p>
          </table:table-cell>
          <table:table-cell office:value-type="float" office:value="0.0436208" calcext:value-type="float">
            <text:p>0.0436208</text:p>
          </table:table-cell>
        </table:table-row>
        <table:table-row table:style-name="ro1">
          <table:table-cell office:value-type="float" office:value="0.0647743" calcext:value-type="float">
            <text:p>0.0647743</text:p>
          </table:table-cell>
          <table:table-cell office:value-type="float" office:value="0.0310349" calcext:value-type="float">
            <text:p>0.0310349</text:p>
          </table:table-cell>
          <table:table-cell office:value-type="float" office:value="0.0719473" calcext:value-type="float">
            <text:p>0.0719473</text:p>
          </table:table-cell>
          <table:table-cell office:value-type="float" office:value="0.0514451" calcext:value-type="float">
            <text:p>0.0514451</text:p>
          </table:table-cell>
          <table:table-cell office:value-type="float" office:value="0.0218055" calcext:value-type="float">
            <text:p>0.0218055</text:p>
          </table:table-cell>
          <table:table-cell office:value-type="float" office:value="0.0792997" calcext:value-type="float">
            <text:p>0.0792997</text:p>
          </table:table-cell>
          <table:table-cell office:value-type="float" office:value="0.0123086" calcext:value-type="float">
            <text:p>0.0123086</text:p>
          </table:table-cell>
          <table:table-cell office:value-type="float" office:value="0.0515149" calcext:value-type="float">
            <text:p>0.0515149</text:p>
          </table:table-cell>
        </table:table-row>
        <table:table-row table:style-name="ro1">
          <table:table-cell office:value-type="float" office:value="0.0581043" calcext:value-type="float">
            <text:p>0.0581043</text:p>
          </table:table-cell>
          <table:table-cell office:value-type="float" office:value="0.0273413" calcext:value-type="float">
            <text:p>0.0273413</text:p>
          </table:table-cell>
          <table:table-cell office:value-type="float" office:value="0.0775828" calcext:value-type="float">
            <text:p>0.0775828</text:p>
          </table:table-cell>
          <table:table-cell office:value-type="float" office:value="0.04327" calcext:value-type="float">
            <text:p>0.04327</text:p>
          </table:table-cell>
          <table:table-cell office:value-type="float" office:value="0.0193282" calcext:value-type="float">
            <text:p>0.0193282</text:p>
          </table:table-cell>
          <table:table-cell office:value-type="float" office:value="0.0839097" calcext:value-type="float">
            <text:p>0.0839097</text:p>
          </table:table-cell>
          <table:table-cell office:value-type="float" office:value="0.0275585" calcext:value-type="float">
            <text:p>0.0275585</text:p>
          </table:table-cell>
          <table:table-cell office:value-type="float" office:value="0.0519563" calcext:value-type="float">
            <text:p>0.0519563</text:p>
          </table:table-cell>
        </table:table-row>
        <table:table-row table:style-name="ro1">
          <table:table-cell office:value-type="float" office:value="0.0656871" calcext:value-type="float">
            <text:p>0.0656871</text:p>
          </table:table-cell>
          <table:table-cell office:value-type="float" office:value="0.0378547" calcext:value-type="float">
            <text:p>0.0378547</text:p>
          </table:table-cell>
          <table:table-cell office:value-type="float" office:value="0.081862" calcext:value-type="float">
            <text:p>0.081862</text:p>
          </table:table-cell>
          <table:table-cell office:value-type="float" office:value="0.0441407" calcext:value-type="float">
            <text:p>0.0441407</text:p>
          </table:table-cell>
          <table:table-cell office:value-type="float" office:value="0.0221862" calcext:value-type="float">
            <text:p>0.0221862</text:p>
          </table:table-cell>
          <table:table-cell office:value-type="float" office:value="0.0817433" calcext:value-type="float">
            <text:p>0.0817433</text:p>
          </table:table-cell>
          <table:table-cell office:value-type="float" office:value="0.0573641" calcext:value-type="float">
            <text:p>0.0573641</text:p>
          </table:table-cell>
          <table:table-cell office:value-type="float" office:value="0.0609981" calcext:value-type="float">
            <text:p>0.0609981</text:p>
          </table:table-cell>
        </table:table-row>
        <table:table-row table:style-name="ro1">
          <table:table-cell office:value-type="float" office:value="0.0512813" calcext:value-type="float">
            <text:p>0.0512813</text:p>
          </table:table-cell>
          <table:table-cell office:value-type="float" office:value="0.0461304" calcext:value-type="float">
            <text:p>0.0461304</text:p>
          </table:table-cell>
          <table:table-cell office:value-type="float" office:value="0.0824155" calcext:value-type="float">
            <text:p>0.0824155</text:p>
          </table:table-cell>
          <table:table-cell office:value-type="float" office:value="0.0499225" calcext:value-type="float">
            <text:p>0.0499225</text:p>
          </table:table-cell>
          <table:table-cell office:value-type="float" office:value="0.0262792" calcext:value-type="float">
            <text:p>0.0262792</text:p>
          </table:table-cell>
          <table:table-cell office:value-type="float" office:value="0.0791902" calcext:value-type="float">
            <text:p>0.0791902</text:p>
          </table:table-cell>
          <table:table-cell office:value-type="float" office:value="0.0367557" calcext:value-type="float">
            <text:p>0.0367557</text:p>
          </table:table-cell>
          <table:table-cell office:value-type="float" office:value="0.0566911" calcext:value-type="float">
            <text:p>0.0566911</text:p>
          </table:table-cell>
        </table:table-row>
        <table:table-row table:style-name="ro1">
          <table:table-cell office:value-type="float" office:value="0.0576344" calcext:value-type="float">
            <text:p>0.0576344</text:p>
          </table:table-cell>
          <table:table-cell office:value-type="float" office:value="0.0402572" calcext:value-type="float">
            <text:p>0.0402572</text:p>
          </table:table-cell>
          <table:table-cell office:value-type="float" office:value="0.0782028" calcext:value-type="float">
            <text:p>0.0782028</text:p>
          </table:table-cell>
          <table:table-cell office:value-type="float" office:value="0.0469958" calcext:value-type="float">
            <text:p>0.0469958</text:p>
          </table:table-cell>
          <table:table-cell office:value-type="float" office:value="0.0247994" calcext:value-type="float">
            <text:p>0.0247994</text:p>
          </table:table-cell>
          <table:table-cell office:value-type="float" office:value="0.0837818" calcext:value-type="float">
            <text:p>0.0837818</text:p>
          </table:table-cell>
          <table:table-cell office:value-type="float" office:value="0.0435566" calcext:value-type="float">
            <text:p>0.0435566</text:p>
          </table:table-cell>
          <table:table-cell office:value-type="float" office:value="0.0506556" calcext:value-type="float">
            <text:p>0.0506556</text:p>
          </table:table-cell>
        </table:table-row>
        <table:table-row table:style-name="ro1">
          <table:table-cell office:value-type="float" office:value="0.0584092" calcext:value-type="float">
            <text:p>0.0584092</text:p>
          </table:table-cell>
          <table:table-cell office:value-type="float" office:value="0.0371956" calcext:value-type="float">
            <text:p>0.0371956</text:p>
          </table:table-cell>
          <table:table-cell office:value-type="float" office:value="0.0673897" calcext:value-type="float">
            <text:p>0.0673897</text:p>
          </table:table-cell>
          <table:table-cell office:value-type="float" office:value="0.0568612" calcext:value-type="float">
            <text:p>0.0568612</text:p>
          </table:table-cell>
          <table:table-cell office:value-type="float" office:value="0.0346683" calcext:value-type="float">
            <text:p>0.0346683</text:p>
          </table:table-cell>
          <table:table-cell office:value-type="float" office:value="0.0789229" calcext:value-type="float">
            <text:p>0.0789229</text:p>
          </table:table-cell>
          <table:table-cell office:value-type="float" office:value="0.0364984" calcext:value-type="float">
            <text:p>0.0364984</text:p>
          </table:table-cell>
          <table:table-cell office:value-type="float" office:value="0.0612461" calcext:value-type="float">
            <text:p>0.0612461</text:p>
          </table:table-cell>
        </table:table-row>
        <table:table-row table:style-name="ro1">
          <table:table-cell office:value-type="float" office:value="0.0535595" calcext:value-type="float">
            <text:p>0.0535595</text:p>
          </table:table-cell>
          <table:table-cell office:value-type="float" office:value="0.0391013" calcext:value-type="float">
            <text:p>0.0391013</text:p>
          </table:table-cell>
          <table:table-cell office:value-type="float" office:value="0.090069" calcext:value-type="float">
            <text:p>0.090069</text:p>
          </table:table-cell>
          <table:table-cell office:value-type="float" office:value="0.0532249" calcext:value-type="float">
            <text:p>0.0532249</text:p>
          </table:table-cell>
          <table:table-cell office:value-type="float" office:value="0.0256294" calcext:value-type="float">
            <text:p>0.0256294</text:p>
          </table:table-cell>
          <table:table-cell office:value-type="float" office:value="0.0843108" calcext:value-type="float">
            <text:p>0.0843108</text:p>
          </table:table-cell>
          <table:table-cell office:value-type="float" office:value="0.0406065" calcext:value-type="float">
            <text:p>0.0406065</text:p>
          </table:table-cell>
          <table:table-cell office:value-type="float" office:value="0.0588597" calcext:value-type="float">
            <text:p>0.0588597</text:p>
          </table:table-cell>
        </table:table-row>
        <table:table-row table:style-name="ro1">
          <table:table-cell office:value-type="float" office:value="0.0684521" calcext:value-type="float">
            <text:p>0.0684521</text:p>
          </table:table-cell>
          <table:table-cell office:value-type="float" office:value="0.0377545" calcext:value-type="float">
            <text:p>0.0377545</text:p>
          </table:table-cell>
          <table:table-cell office:value-type="float" office:value="0.0845291" calcext:value-type="float">
            <text:p>0.0845291</text:p>
          </table:table-cell>
          <table:table-cell office:value-type="float" office:value="0.0616025" calcext:value-type="float">
            <text:p>0.0616025</text:p>
          </table:table-cell>
          <table:table-cell office:value-type="float" office:value="0.048463" calcext:value-type="float">
            <text:p>0.048463</text:p>
          </table:table-cell>
          <table:table-cell office:value-type="float" office:value="0.0883678" calcext:value-type="float">
            <text:p>0.0883678</text:p>
          </table:table-cell>
          <table:table-cell office:value-type="float" office:value="0.0469539" calcext:value-type="float">
            <text:p>0.0469539</text:p>
          </table:table-cell>
          <table:table-cell office:value-type="float" office:value="0.0572642" calcext:value-type="float">
            <text:p>0.0572642</text:p>
          </table:table-cell>
        </table:table-row>
        <table:table-row table:style-name="ro1">
          <table:table-cell office:value-type="float" office:value="0.0625862" calcext:value-type="float">
            <text:p>0.0625862</text:p>
          </table:table-cell>
          <table:table-cell office:value-type="float" office:value="0.0453431" calcext:value-type="float">
            <text:p>0.0453431</text:p>
          </table:table-cell>
          <table:table-cell office:value-type="float" office:value="0.074141" calcext:value-type="float">
            <text:p>0.074141</text:p>
          </table:table-cell>
          <table:table-cell office:value-type="float" office:value="0.0630362" calcext:value-type="float">
            <text:p>0.0630362</text:p>
          </table:table-cell>
          <table:table-cell office:value-type="float" office:value="0.0404698" calcext:value-type="float">
            <text:p>0.0404698</text:p>
          </table:table-cell>
          <table:table-cell office:value-type="float" office:value="0.0971389" calcext:value-type="float">
            <text:p>0.0971389</text:p>
          </table:table-cell>
          <table:table-cell office:value-type="float" office:value="0.0494091" calcext:value-type="float">
            <text:p>0.0494091</text:p>
          </table:table-cell>
          <table:table-cell office:value-type="float" office:value="0.0547499" calcext:value-type="float">
            <text:p>0.0547499</text:p>
          </table:table-cell>
        </table:table-row>
        <table:table-row table:style-name="ro1">
          <table:table-cell office:value-type="float" office:value="0.0741163" calcext:value-type="float">
            <text:p>0.0741163</text:p>
          </table:table-cell>
          <table:table-cell office:value-type="float" office:value="0.0382464" calcext:value-type="float">
            <text:p>0.0382464</text:p>
          </table:table-cell>
          <table:table-cell office:value-type="float" office:value="0.0896693" calcext:value-type="float">
            <text:p>0.0896693</text:p>
          </table:table-cell>
          <table:table-cell office:value-type="float" office:value="0.0402967" calcext:value-type="float">
            <text:p>0.0402967</text:p>
          </table:table-cell>
          <table:table-cell office:value-type="float" office:value="0.0399863" calcext:value-type="float">
            <text:p>0.0399863</text:p>
          </table:table-cell>
          <table:table-cell office:value-type="float" office:value="0.0822871" calcext:value-type="float">
            <text:p>0.0822871</text:p>
          </table:table-cell>
          <table:table-cell office:value-type="float" office:value="0.0418953" calcext:value-type="float">
            <text:p>0.0418953</text:p>
          </table:table-cell>
          <table:table-cell office:value-type="float" office:value="0.0532789" calcext:value-type="float">
            <text:p>0.0532789</text:p>
          </table:table-cell>
        </table:table-row>
        <table:table-row table:style-name="ro1">
          <table:table-cell office:value-type="float" office:value="0.0526069" calcext:value-type="float">
            <text:p>0.0526069</text:p>
          </table:table-cell>
          <table:table-cell office:value-type="float" office:value="0.0339451" calcext:value-type="float">
            <text:p>0.0339451</text:p>
          </table:table-cell>
          <table:table-cell office:value-type="float" office:value="0.0734909" calcext:value-type="float">
            <text:p>0.0734909</text:p>
          </table:table-cell>
          <table:table-cell office:value-type="float" office:value="0.0505227" calcext:value-type="float">
            <text:p>0.0505227</text:p>
          </table:table-cell>
          <table:table-cell office:value-type="float" office:value="0.0340432" calcext:value-type="float">
            <text:p>0.0340432</text:p>
          </table:table-cell>
          <table:table-cell office:value-type="float" office:value="0.0771754" calcext:value-type="float">
            <text:p>0.0771754</text:p>
          </table:table-cell>
          <table:table-cell office:value-type="float" office:value="0.0508349" calcext:value-type="float">
            <text:p>0.0508349</text:p>
          </table:table-cell>
          <table:table-cell office:value-type="float" office:value="0.0485846" calcext:value-type="float">
            <text:p>0.0485846</text:p>
          </table:table-cell>
        </table:table-row>
        <table:table-row table:style-name="ro1">
          <table:table-cell office:value-type="float" office:value="0.0654757" calcext:value-type="float">
            <text:p>0.0654757</text:p>
          </table:table-cell>
          <table:table-cell office:value-type="float" office:value="0.0479495" calcext:value-type="float">
            <text:p>0.0479495</text:p>
          </table:table-cell>
          <table:table-cell office:value-type="float" office:value="0.0726324" calcext:value-type="float">
            <text:p>0.0726324</text:p>
          </table:table-cell>
          <table:table-cell office:value-type="float" office:value="0.0554054" calcext:value-type="float">
            <text:p>0.0554054</text:p>
          </table:table-cell>
          <table:table-cell office:value-type="float" office:value="0.0296615" calcext:value-type="float">
            <text:p>0.0296615</text:p>
          </table:table-cell>
          <table:table-cell office:value-type="float" office:value="0.0770123" calcext:value-type="float">
            <text:p>0.0770123</text:p>
          </table:table-cell>
          <table:table-cell office:value-type="float" office:value="0.0309805" calcext:value-type="float">
            <text:p>0.0309805</text:p>
          </table:table-cell>
          <table:table-cell office:value-type="float" office:value="0.0621056" calcext:value-type="float">
            <text:p>0.0621056</text:p>
          </table:table-cell>
        </table:table-row>
        <table:table-row table:style-name="ro1">
          <table:table-cell office:value-type="float" office:value="0.071047" calcext:value-type="float">
            <text:p>0.071047</text:p>
          </table:table-cell>
          <table:table-cell office:value-type="float" office:value="0.0308365" calcext:value-type="float">
            <text:p>0.0308365</text:p>
          </table:table-cell>
          <table:table-cell office:value-type="float" office:value="0.0740071" calcext:value-type="float">
            <text:p>0.0740071</text:p>
          </table:table-cell>
          <table:table-cell office:value-type="float" office:value="0.0532328" calcext:value-type="float">
            <text:p>0.0532328</text:p>
          </table:table-cell>
          <table:table-cell office:value-type="float" office:value="0.0223117" calcext:value-type="float">
            <text:p>0.0223117</text:p>
          </table:table-cell>
          <table:table-cell office:value-type="float" office:value="0.0728151" calcext:value-type="float">
            <text:p>0.0728151</text:p>
          </table:table-cell>
          <table:table-cell office:value-type="float" office:value="0.0366862" calcext:value-type="float">
            <text:p>0.0366862</text:p>
          </table:table-cell>
          <table:table-cell office:value-type="float" office:value="0.0386453" calcext:value-type="float">
            <text:p>0.0386453</text:p>
          </table:table-cell>
        </table:table-row>
        <table:table-row table:style-name="ro1">
          <table:table-cell office:value-type="float" office:value="0.0577809" calcext:value-type="float">
            <text:p>0.0577809</text:p>
          </table:table-cell>
          <table:table-cell office:value-type="float" office:value="0.0452656" calcext:value-type="float">
            <text:p>0.0452656</text:p>
          </table:table-cell>
          <table:table-cell office:value-type="float" office:value="0.0725401" calcext:value-type="float">
            <text:p>0.0725401</text:p>
          </table:table-cell>
          <table:table-cell office:value-type="float" office:value="0.047531" calcext:value-type="float">
            <text:p>0.047531</text:p>
          </table:table-cell>
          <table:table-cell office:value-type="float" office:value="0.0311766" calcext:value-type="float">
            <text:p>0.0311766</text:p>
          </table:table-cell>
          <table:table-cell office:value-type="float" office:value="0.0696502" calcext:value-type="float">
            <text:p>0.0696502</text:p>
          </table:table-cell>
          <table:table-cell office:value-type="float" office:value="0.0334334" calcext:value-type="float">
            <text:p>0.0334334</text:p>
          </table:table-cell>
          <table:table-cell office:value-type="float" office:value="0.0534339" calcext:value-type="float">
            <text:p>0.0534339</text:p>
          </table:table-cell>
        </table:table-row>
        <table:table-row table:style-name="ro1">
          <table:table-cell office:value-type="float" office:value="0.0492054" calcext:value-type="float">
            <text:p>0.0492054</text:p>
          </table:table-cell>
          <table:table-cell office:value-type="float" office:value="0.0291195" calcext:value-type="float">
            <text:p>0.0291195</text:p>
          </table:table-cell>
          <table:table-cell office:value-type="float" office:value="0.0686898" calcext:value-type="float">
            <text:p>0.0686898</text:p>
          </table:table-cell>
          <table:table-cell office:value-type="float" office:value="0.0489023" calcext:value-type="float">
            <text:p>0.0489023</text:p>
          </table:table-cell>
          <table:table-cell office:value-type="float" office:value="0.0197739" calcext:value-type="float">
            <text:p>0.0197739</text:p>
          </table:table-cell>
          <table:table-cell office:value-type="float" office:value="0.0773941" calcext:value-type="float">
            <text:p>0.0773941</text:p>
          </table:table-cell>
          <table:table-cell office:value-type="float" office:value="0.0297108" calcext:value-type="float">
            <text:p>0.0297108</text:p>
          </table:table-cell>
          <table:table-cell office:value-type="float" office:value="0.0557296" calcext:value-type="float">
            <text:p>0.0557296</text:p>
          </table:table-cell>
        </table:table-row>
        <table:table-row table:style-name="ro1">
          <table:table-cell office:value-type="float" office:value="0.0647232" calcext:value-type="float">
            <text:p>0.0647232</text:p>
          </table:table-cell>
          <table:table-cell office:value-type="float" office:value="0.0276356" calcext:value-type="float">
            <text:p>0.0276356</text:p>
          </table:table-cell>
          <table:table-cell office:value-type="float" office:value="0.0695146" calcext:value-type="float">
            <text:p>0.0695146</text:p>
          </table:table-cell>
          <table:table-cell office:value-type="float" office:value="0.0394154" calcext:value-type="float">
            <text:p>0.0394154</text:p>
          </table:table-cell>
          <table:table-cell office:value-type="float" office:value="0.00113304" calcext:value-type="float">
            <text:p>0.00113304</text:p>
          </table:table-cell>
          <table:table-cell office:value-type="float" office:value="0.0800804" calcext:value-type="float">
            <text:p>0.0800804</text:p>
          </table:table-cell>
          <table:table-cell office:value-type="float" office:value="0.0408204" calcext:value-type="float">
            <text:p>0.0408204</text:p>
          </table:table-cell>
          <table:table-cell office:value-type="float" office:value="0.0418529" calcext:value-type="float">
            <text:p>0.0418529</text:p>
          </table:table-cell>
        </table:table-row>
        <table:table-row table:style-name="ro1">
          <table:table-cell office:value-type="float" office:value="0.0570452" calcext:value-type="float">
            <text:p>0.0570452</text:p>
          </table:table-cell>
          <table:table-cell office:value-type="float" office:value="0.0259615" calcext:value-type="float">
            <text:p>0.0259615</text:p>
          </table:table-cell>
          <table:table-cell office:value-type="float" office:value="0.0692412" calcext:value-type="float">
            <text:p>0.0692412</text:p>
          </table:table-cell>
          <table:table-cell office:value-type="float" office:value="0.0518607" calcext:value-type="float">
            <text:p>0.0518607</text:p>
          </table:table-cell>
          <table:table-cell office:value-type="float" office:value="0.0185391" calcext:value-type="float">
            <text:p>0.0185391</text:p>
          </table:table-cell>
          <table:table-cell office:value-type="float" office:value="0.0863577" calcext:value-type="float">
            <text:p>0.0863577</text:p>
          </table:table-cell>
          <table:table-cell office:value-type="float" office:value="0.0390939" calcext:value-type="float">
            <text:p>0.0390939</text:p>
          </table:table-cell>
          <table:table-cell office:value-type="float" office:value="0.0447431" calcext:value-type="float">
            <text:p>0.0447431</text:p>
          </table:table-cell>
        </table:table-row>
        <table:table-row table:style-name="ro1">
          <table:table-cell office:value-type="float" office:value="0.0680234" calcext:value-type="float">
            <text:p>0.0680234</text:p>
          </table:table-cell>
          <table:table-cell office:value-type="float" office:value="0.0329813" calcext:value-type="float">
            <text:p>0.0329813</text:p>
          </table:table-cell>
          <table:table-cell office:value-type="float" office:value="0.0668813" calcext:value-type="float">
            <text:p>0.0668813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02685" calcext:value-type="float">
            <text:p>0.0102685</text:p>
          </table:table-cell>
          <table:table-cell office:value-type="float" office:value="0.0733122" calcext:value-type="float">
            <text:p>0.0733122</text:p>
          </table:table-cell>
          <table:table-cell office:value-type="float" office:value="0.0376993" calcext:value-type="float">
            <text:p>0.0376993</text:p>
          </table:table-cell>
          <table:table-cell office:value-type="float" office:value="0.0558792" calcext:value-type="float">
            <text:p>0.0558792</text:p>
          </table:table-cell>
        </table:table-row>
        <table:table-row table:style-name="ro1">
          <table:table-cell office:value-type="float" office:value="0.0705936" calcext:value-type="float">
            <text:p>0.0705936</text:p>
          </table:table-cell>
          <table:table-cell office:value-type="float" office:value="0.03223" calcext:value-type="float">
            <text:p>0.03223</text:p>
          </table:table-cell>
          <table:table-cell office:value-type="float" office:value="0.0633658" calcext:value-type="float">
            <text:p>0.0633658</text:p>
          </table:table-cell>
          <table:table-cell office:value-type="float" office:value="0.0438883" calcext:value-type="float">
            <text:p>0.0438883</text:p>
          </table:table-cell>
          <table:table-cell office:value-type="float" office:value="0.0319956" calcext:value-type="float">
            <text:p>0.0319956</text:p>
          </table:table-cell>
          <table:table-cell office:value-type="float" office:value="0.0690895" calcext:value-type="float">
            <text:p>0.0690895</text:p>
          </table:table-cell>
          <table:table-cell office:value-type="float" office:value="0.028696" calcext:value-type="float">
            <text:p>0.028696</text:p>
          </table:table-cell>
          <table:table-cell office:value-type="float" office:value="0.043693" calcext:value-type="float">
            <text:p>0.043693</text:p>
          </table:table-cell>
        </table:table-row>
        <table:table-row table:style-name="ro1">
          <table:table-cell office:value-type="float" office:value="0.0510264" calcext:value-type="float">
            <text:p>0.0510264</text:p>
          </table:table-cell>
          <table:table-cell office:value-type="float" office:value="0.0399835" calcext:value-type="float">
            <text:p>0.0399835</text:p>
          </table:table-cell>
          <table:table-cell office:value-type="float" office:value="0.0742697" calcext:value-type="float">
            <text:p>0.0742697</text:p>
          </table:table-cell>
          <table:table-cell office:value-type="float" office:value="0.0494471" calcext:value-type="float">
            <text:p>0.0494471</text:p>
          </table:table-cell>
          <table:table-cell office:value-type="float" office:value="0.030861" calcext:value-type="float">
            <text:p>0.030861</text:p>
          </table:table-cell>
          <table:table-cell office:value-type="float" office:value="0.0857432" calcext:value-type="float">
            <text:p>0.0857432</text:p>
          </table:table-cell>
          <table:table-cell office:value-type="float" office:value="0.0400321" calcext:value-type="float">
            <text:p>0.0400321</text:p>
          </table:table-cell>
          <table:table-cell office:value-type="float" office:value="0.0371571" calcext:value-type="float">
            <text:p>0.0371571</text:p>
          </table:table-cell>
        </table:table-row>
        <table:table-row table:style-name="ro1">
          <table:table-cell office:value-type="float" office:value="0.0624446" calcext:value-type="float">
            <text:p>0.0624446</text:p>
          </table:table-cell>
          <table:table-cell office:value-type="float" office:value="0.044592" calcext:value-type="float">
            <text:p>0.044592</text:p>
          </table:table-cell>
          <table:table-cell office:value-type="float" office:value="0.0871964" calcext:value-type="float">
            <text:p>0.0871964</text:p>
          </table:table-cell>
          <table:table-cell office:value-type="float" office:value="0.061622" calcext:value-type="float">
            <text:p>0.061622</text:p>
          </table:table-cell>
          <table:table-cell office:value-type="float" office:value="0.0217241" calcext:value-type="float">
            <text:p>0.0217241</text:p>
          </table:table-cell>
          <table:table-cell office:value-type="float" office:value="0.090993" calcext:value-type="float">
            <text:p>0.090993</text:p>
          </table:table-cell>
          <table:table-cell office:value-type="float" office:value="0.045371" calcext:value-type="float">
            <text:p>0.045371</text:p>
          </table:table-cell>
          <table:table-cell office:value-type="float" office:value="0.0363189" calcext:value-type="float">
            <text:p>0.0363189</text:p>
          </table:table-cell>
        </table:table-row>
        <table:table-row table:style-name="ro1">
          <table:table-cell office:value-type="float" office:value="0.0528361" calcext:value-type="float">
            <text:p>0.0528361</text:p>
          </table:table-cell>
          <table:table-cell office:value-type="float" office:value="0.0365395" calcext:value-type="float">
            <text:p>0.0365395</text:p>
          </table:table-cell>
          <table:table-cell office:value-type="float" office:value="0.0600988" calcext:value-type="float">
            <text:p>0.0600988</text:p>
          </table:table-cell>
          <table:table-cell office:value-type="float" office:value="0.0429807" calcext:value-type="float">
            <text:p>0.0429807</text:p>
          </table:table-cell>
          <table:table-cell office:value-type="float" office:value="0.018439" calcext:value-type="float">
            <text:p>0.018439</text:p>
          </table:table-cell>
          <table:table-cell office:value-type="float" office:value="0.0723687" calcext:value-type="float">
            <text:p>0.0723687</text:p>
          </table:table-cell>
          <table:table-cell office:value-type="float" office:value="0.0347438" calcext:value-type="float">
            <text:p>0.0347438</text:p>
          </table:table-cell>
          <table:table-cell office:value-type="float" office:value="0.0500697" calcext:value-type="float">
            <text:p>0.0500697</text:p>
          </table:table-cell>
        </table:table-row>
        <table:table-row table:style-name="ro1">
          <table:table-cell office:value-type="float" office:value="0.0406117" calcext:value-type="float">
            <text:p>0.0406117</text:p>
          </table:table-cell>
          <table:table-cell office:value-type="float" office:value="0.0447109" calcext:value-type="float">
            <text:p>0.0447109</text:p>
          </table:table-cell>
          <table:table-cell office:value-type="float" office:value="0.0707406" calcext:value-type="float">
            <text:p>0.0707406</text:p>
          </table:table-cell>
          <table:table-cell office:value-type="float" office:value="0.0485842" calcext:value-type="float">
            <text:p>0.0485842</text:p>
          </table:table-cell>
          <table:table-cell office:value-type="float" office:value="0.0270557" calcext:value-type="float">
            <text:p>0.0270557</text:p>
          </table:table-cell>
          <table:table-cell office:value-type="float" office:value="0.0699999" calcext:value-type="float">
            <text:p>0.0699999</text:p>
          </table:table-cell>
          <table:table-cell office:value-type="float" office:value="0.0529387" calcext:value-type="float">
            <text:p>0.0529387</text:p>
          </table:table-cell>
          <table:table-cell office:value-type="float" office:value="0.0382776" calcext:value-type="float">
            <text:p>0.0382776</text:p>
          </table:table-cell>
        </table:table-row>
        <table:table-row table:style-name="ro1">
          <table:table-cell office:value-type="float" office:value="0.0548666" calcext:value-type="float">
            <text:p>0.0548666</text:p>
          </table:table-cell>
          <table:table-cell office:value-type="float" office:value="0.0297946" calcext:value-type="float">
            <text:p>0.0297946</text:p>
          </table:table-cell>
          <table:table-cell office:value-type="float" office:value="0.0666984" calcext:value-type="float">
            <text:p>0.0666984</text:p>
          </table:table-cell>
          <table:table-cell office:value-type="float" office:value="0.054492" calcext:value-type="float">
            <text:p>0.054492</text:p>
          </table:table-cell>
          <table:table-cell office:value-type="float" office:value="0.0141062" calcext:value-type="float">
            <text:p>0.0141062</text:p>
          </table:table-cell>
          <table:table-cell office:value-type="float" office:value="0.0821753" calcext:value-type="float">
            <text:p>0.0821753</text:p>
          </table:table-cell>
          <table:table-cell office:value-type="float" office:value="0.0483847" calcext:value-type="float">
            <text:p>0.0483847</text:p>
          </table:table-cell>
          <table:table-cell office:value-type="float" office:value="0.0397158" calcext:value-type="float">
            <text:p>0.0397158</text:p>
          </table:table-cell>
        </table:table-row>
        <table:table-row table:style-name="ro1">
          <table:table-cell office:value-type="float" office:value="0.0632663" calcext:value-type="float">
            <text:p>0.0632663</text:p>
          </table:table-cell>
          <table:table-cell office:value-type="float" office:value="0.0311578" calcext:value-type="float">
            <text:p>0.0311578</text:p>
          </table:table-cell>
          <table:table-cell office:value-type="float" office:value="0.0632395" calcext:value-type="float">
            <text:p>0.0632395</text:p>
          </table:table-cell>
          <table:table-cell office:value-type="float" office:value="0.0444937" calcext:value-type="float">
            <text:p>0.0444937</text:p>
          </table:table-cell>
          <table:table-cell office:value-type="float" office:value="0.0204268" calcext:value-type="float">
            <text:p>0.0204268</text:p>
          </table:table-cell>
          <table:table-cell office:value-type="float" office:value="0.0864569" calcext:value-type="float">
            <text:p>0.0864569</text:p>
          </table:table-cell>
          <table:table-cell office:value-type="float" office:value="0.0407616" calcext:value-type="float">
            <text:p>0.0407616</text:p>
          </table:table-cell>
          <table:table-cell office:value-type="float" office:value="0.0502517" calcext:value-type="float">
            <text:p>0.0502517</text:p>
          </table:table-cell>
        </table:table-row>
        <table:table-row table:style-name="ro1">
          <table:table-cell office:value-type="float" office:value="0.0538364" calcext:value-type="float">
            <text:p>0.0538364</text:p>
          </table:table-cell>
          <table:table-cell office:value-type="float" office:value="0.0366698" calcext:value-type="float">
            <text:p>0.0366698</text:p>
          </table:table-cell>
          <table:table-cell office:value-type="float" office:value="0.0685072" calcext:value-type="float">
            <text:p>0.0685072</text:p>
          </table:table-cell>
          <table:table-cell office:value-type="float" office:value="0.0641546" calcext:value-type="float">
            <text:p>0.0641546</text:p>
          </table:table-cell>
          <table:table-cell office:value-type="float" office:value="0.0253643" calcext:value-type="float">
            <text:p>0.0253643</text:p>
          </table:table-cell>
          <table:table-cell office:value-type="float" office:value="0.0681886" calcext:value-type="float">
            <text:p>0.0681886</text:p>
          </table:table-cell>
          <table:table-cell office:value-type="float" office:value="0.0253272" calcext:value-type="float">
            <text:p>0.0253272</text:p>
          </table:table-cell>
          <table:table-cell office:value-type="float" office:value="0.0523596" calcext:value-type="float">
            <text:p>0.0523596</text:p>
          </table:table-cell>
        </table:table-row>
        <table:table-row table:style-name="ro1">
          <table:table-cell office:value-type="float" office:value="0.0805538" calcext:value-type="float">
            <text:p>0.0805538</text:p>
          </table:table-cell>
          <table:table-cell office:value-type="float" office:value="0.0379264" calcext:value-type="float">
            <text:p>0.0379264</text:p>
          </table:table-cell>
          <table:table-cell office:value-type="float" office:value="0.0680127" calcext:value-type="float">
            <text:p>0.0680127</text:p>
          </table:table-cell>
          <table:table-cell office:value-type="float" office:value="0.0303903" calcext:value-type="float">
            <text:p>0.0303903</text:p>
          </table:table-cell>
          <table:table-cell office:value-type="float" office:value="0.0348582" calcext:value-type="float">
            <text:p>0.0348582</text:p>
          </table:table-cell>
          <table:table-cell office:value-type="float" office:value="0.0830869" calcext:value-type="float">
            <text:p>0.0830869</text:p>
          </table:table-cell>
          <table:table-cell office:value-type="float" office:value="0.0291241" calcext:value-type="float">
            <text:p>0.0291241</text:p>
          </table:table-cell>
          <table:table-cell office:value-type="float" office:value="0.0429591" calcext:value-type="float">
            <text:p>0.0429591</text:p>
          </table:table-cell>
        </table:table-row>
        <table:table-row table:style-name="ro1">
          <table:table-cell office:value-type="float" office:value="0.0544019" calcext:value-type="float">
            <text:p>0.0544019</text:p>
          </table:table-cell>
          <table:table-cell office:value-type="float" office:value="0.0385185" calcext:value-type="float">
            <text:p>0.0385185</text:p>
          </table:table-cell>
          <table:table-cell office:value-type="float" office:value="0.0648893" calcext:value-type="float">
            <text:p>0.0648893</text:p>
          </table:table-cell>
          <table:table-cell office:value-type="float" office:value="0.0452441" calcext:value-type="float">
            <text:p>0.0452441</text:p>
          </table:table-cell>
          <table:table-cell office:value-type="float" office:value="0.0203005" calcext:value-type="float">
            <text:p>0.0203005</text:p>
          </table:table-cell>
          <table:table-cell office:value-type="float" office:value="0.0716543" calcext:value-type="float">
            <text:p>0.0716543</text:p>
          </table:table-cell>
          <table:table-cell office:value-type="float" office:value="0.0321931" calcext:value-type="float">
            <text:p>0.0321931</text:p>
          </table:table-cell>
          <table:table-cell office:value-type="float" office:value="0.0380601" calcext:value-type="float">
            <text:p>0.0380601</text:p>
          </table:table-cell>
        </table:table-row>
        <table:table-row table:style-name="ro1">
          <table:table-cell office:value-type="float" office:value="0.0645419" calcext:value-type="float">
            <text:p>0.0645419</text:p>
          </table:table-cell>
          <table:table-cell office:value-type="float" office:value="0.0354988" calcext:value-type="float">
            <text:p>0.0354988</text:p>
          </table:table-cell>
          <table:table-cell office:value-type="float" office:value="0.0658174" calcext:value-type="float">
            <text:p>0.0658174</text:p>
          </table:table-cell>
          <table:table-cell office:value-type="float" office:value="0.0541871" calcext:value-type="float">
            <text:p>0.0541871</text:p>
          </table:table-cell>
          <table:table-cell office:value-type="float" office:value="0.0290343" calcext:value-type="float">
            <text:p>0.0290343</text:p>
          </table:table-cell>
          <table:table-cell office:value-type="float" office:value="0.0840053" calcext:value-type="float">
            <text:p>0.0840053</text:p>
          </table:table-cell>
          <table:table-cell office:value-type="float" office:value="0.0191361" calcext:value-type="float">
            <text:p>0.0191361</text:p>
          </table:table-cell>
          <table:table-cell office:value-type="float" office:value="0.050762" calcext:value-type="float">
            <text:p>0.050762</text:p>
          </table:table-cell>
        </table:table-row>
        <table:table-row table:style-name="ro1">
          <table:table-cell office:value-type="float" office:value="0.0590069" calcext:value-type="float">
            <text:p>0.0590069</text:p>
          </table:table-cell>
          <table:table-cell office:value-type="float" office:value="0.0334191" calcext:value-type="float">
            <text:p>0.0334191</text:p>
          </table:table-cell>
          <table:table-cell office:value-type="float" office:value="0.0648188" calcext:value-type="float">
            <text:p>0.0648188</text:p>
          </table:table-cell>
          <table:table-cell office:value-type="float" office:value="0.051758" calcext:value-type="float">
            <text:p>0.051758</text:p>
          </table:table-cell>
          <table:table-cell office:value-type="float" office:value="0.0248754" calcext:value-type="float">
            <text:p>0.0248754</text:p>
          </table:table-cell>
          <table:table-cell office:value-type="float" office:value="0.0655353" calcext:value-type="float">
            <text:p>0.0655353</text:p>
          </table:table-cell>
          <table:table-cell office:value-type="float" office:value="0.0423577" calcext:value-type="float">
            <text:p>0.0423577</text:p>
          </table:table-cell>
          <table:table-cell office:value-type="float" office:value="0.0405315" calcext:value-type="float">
            <text:p>0.0405315</text:p>
          </table:table-cell>
        </table:table-row>
        <table:table-row table:style-name="ro1">
          <table:table-cell office:value-type="float" office:value="0.0434259" calcext:value-type="float">
            <text:p>0.0434259</text:p>
          </table:table-cell>
          <table:table-cell office:value-type="float" office:value="0.0273118" calcext:value-type="float">
            <text:p>0.0273118</text:p>
          </table:table-cell>
          <table:table-cell office:value-type="float" office:value="0.0847379" calcext:value-type="float">
            <text:p>0.0847379</text:p>
          </table:table-cell>
          <table:table-cell office:value-type="float" office:value="0.0354538" calcext:value-type="float">
            <text:p>0.0354538</text:p>
          </table:table-cell>
          <table:table-cell office:value-type="float" office:value="0.0304664" calcext:value-type="float">
            <text:p>0.0304664</text:p>
          </table:table-cell>
          <table:table-cell office:value-type="float" office:value="0.0813031" calcext:value-type="float">
            <text:p>0.0813031</text:p>
          </table:table-cell>
          <table:table-cell office:value-type="float" office:value="0.0366208" calcext:value-type="float">
            <text:p>0.0366208</text:p>
          </table:table-cell>
          <table:table-cell office:value-type="float" office:value="0.0356562" calcext:value-type="float">
            <text:p>0.0356562</text:p>
          </table:table-cell>
        </table:table-row>
        <table:table-row table:style-name="ro1">
          <table:table-cell office:value-type="float" office:value="0.0546047" calcext:value-type="float">
            <text:p>0.0546047</text:p>
          </table:table-cell>
          <table:table-cell office:value-type="float" office:value="0.0370685" calcext:value-type="float">
            <text:p>0.0370685</text:p>
          </table:table-cell>
          <table:table-cell office:value-type="float" office:value="0.0668179" calcext:value-type="float">
            <text:p>0.0668179</text:p>
          </table:table-cell>
          <table:table-cell office:value-type="float" office:value="0.0538851" calcext:value-type="float">
            <text:p>0.0538851</text:p>
          </table:table-cell>
          <table:table-cell office:value-type="float" office:value="0.00935957" calcext:value-type="float">
            <text:p>0.00935957</text:p>
          </table:table-cell>
          <table:table-cell office:value-type="float" office:value="0.0801082" calcext:value-type="float">
            <text:p>0.0801082</text:p>
          </table:table-cell>
          <table:table-cell office:value-type="float" office:value="0.0294222" calcext:value-type="float">
            <text:p>0.0294222</text:p>
          </table:table-cell>
          <table:table-cell office:value-type="float" office:value="0.036249" calcext:value-type="float">
            <text:p>0.036249</text:p>
          </table:table-cell>
        </table:table-row>
        <table:table-row table:style-name="ro1">
          <table:table-cell office:value-type="float" office:value="0.059927" calcext:value-type="float">
            <text:p>0.059927</text:p>
          </table:table-cell>
          <table:table-cell office:value-type="float" office:value="0.0265892" calcext:value-type="float">
            <text:p>0.0265892</text:p>
          </table:table-cell>
          <table:table-cell office:value-type="float" office:value="0.0929156" calcext:value-type="float">
            <text:p>0.0929156</text:p>
          </table:table-cell>
          <table:table-cell office:value-type="float" office:value="0.0332712" calcext:value-type="float">
            <text:p>0.0332712</text:p>
          </table:table-cell>
          <table:table-cell office:value-type="float" office:value="0.0296329" calcext:value-type="float">
            <text:p>0.0296329</text:p>
          </table:table-cell>
          <table:table-cell office:value-type="float" office:value="0.0823391" calcext:value-type="float">
            <text:p>0.0823391</text:p>
          </table:table-cell>
          <table:table-cell office:value-type="float" office:value="0.05336" calcext:value-type="float">
            <text:p>0.05336</text:p>
          </table:table-cell>
          <table:table-cell office:value-type="float" office:value="0.0524682" calcext:value-type="float">
            <text:p>0.0524682</text:p>
          </table:table-cell>
        </table:table-row>
        <table:table-row table:style-name="ro1">
          <table:table-cell office:value-type="float" office:value="0.0700035" calcext:value-type="float">
            <text:p>0.0700035</text:p>
          </table:table-cell>
          <table:table-cell office:value-type="float" office:value="0.0370868" calcext:value-type="float">
            <text:p>0.0370868</text:p>
          </table:table-cell>
          <table:table-cell office:value-type="float" office:value="0.0726697" calcext:value-type="float">
            <text:p>0.0726697</text:p>
          </table:table-cell>
          <table:table-cell office:value-type="float" office:value="0.0579293" calcext:value-type="float">
            <text:p>0.0579293</text:p>
          </table:table-cell>
          <table:table-cell office:value-type="float" office:value="0.0404543" calcext:value-type="float">
            <text:p>0.0404543</text:p>
          </table:table-cell>
          <table:table-cell office:value-type="float" office:value="0.0955002" calcext:value-type="float">
            <text:p>0.0955002</text:p>
          </table:table-cell>
          <table:table-cell office:value-type="float" office:value="0.0354248" calcext:value-type="float">
            <text:p>0.0354248</text:p>
          </table:table-cell>
          <table:table-cell office:value-type="float" office:value="0.0390819" calcext:value-type="float">
            <text:p>0.0390819</text:p>
          </table:table-cell>
        </table:table-row>
        <table:table-row table:style-name="ro1">
          <table:table-cell office:value-type="float" office:value="0.0705311" calcext:value-type="float">
            <text:p>0.0705311</text:p>
          </table:table-cell>
          <table:table-cell office:value-type="float" office:value="0.0349653" calcext:value-type="float">
            <text:p>0.0349653</text:p>
          </table:table-cell>
          <table:table-cell office:value-type="float" office:value="0.0847526" calcext:value-type="float">
            <text:p>0.0847526</text:p>
          </table:table-cell>
          <table:table-cell office:value-type="float" office:value="0.0435016" calcext:value-type="float">
            <text:p>0.0435016</text:p>
          </table:table-cell>
          <table:table-cell office:value-type="float" office:value="0.0238553" calcext:value-type="float">
            <text:p>0.0238553</text:p>
          </table:table-cell>
          <table:table-cell office:value-type="float" office:value="0.0930545" calcext:value-type="float">
            <text:p>0.0930545</text:p>
          </table:table-cell>
          <table:table-cell office:value-type="float" office:value="0.0378845" calcext:value-type="float">
            <text:p>0.0378845</text:p>
          </table:table-cell>
          <table:table-cell office:value-type="float" office:value="0.0266713" calcext:value-type="float">
            <text:p>0.0266713</text:p>
          </table:table-cell>
        </table:table-row>
        <table:table-row table:style-name="ro1">
          <table:table-cell office:value-type="float" office:value="0.0645554" calcext:value-type="float">
            <text:p>0.0645554</text:p>
          </table:table-cell>
          <table:table-cell office:value-type="float" office:value="0.041554" calcext:value-type="float">
            <text:p>0.041554</text:p>
          </table:table-cell>
          <table:table-cell office:value-type="float" office:value="0.0898163" calcext:value-type="float">
            <text:p>0.0898163</text:p>
          </table:table-cell>
          <table:table-cell office:value-type="float" office:value="0.0547132" calcext:value-type="float">
            <text:p>0.0547132</text:p>
          </table:table-cell>
          <table:table-cell office:value-type="float" office:value="0.0462151" calcext:value-type="float">
            <text:p>0.0462151</text:p>
          </table:table-cell>
          <table:table-cell office:value-type="float" office:value="0.0804535" calcext:value-type="float">
            <text:p>0.0804535</text:p>
          </table:table-cell>
          <table:table-cell office:value-type="float" office:value="0.0637228" calcext:value-type="float">
            <text:p>0.0637228</text:p>
          </table:table-cell>
          <table:table-cell office:value-type="float" office:value="0.0463693" calcext:value-type="float">
            <text:p>0.0463693</text:p>
          </table:table-cell>
        </table:table-row>
        <table:table-row table:style-name="ro1">
          <table:table-cell office:value-type="float" office:value="0.0734332" calcext:value-type="float">
            <text:p>0.0734332</text:p>
          </table:table-cell>
          <table:table-cell office:value-type="float" office:value="0.0351408" calcext:value-type="float">
            <text:p>0.0351408</text:p>
          </table:table-cell>
          <table:table-cell office:value-type="float" office:value="0.0660667" calcext:value-type="float">
            <text:p>0.0660667</text:p>
          </table:table-cell>
          <table:table-cell office:value-type="float" office:value="0.0597642" calcext:value-type="float">
            <text:p>0.0597642</text:p>
          </table:table-cell>
          <table:table-cell office:value-type="float" office:value="0.011218" calcext:value-type="float">
            <text:p>0.011218</text:p>
          </table:table-cell>
          <table:table-cell office:value-type="float" office:value="0.0723378" calcext:value-type="float">
            <text:p>0.0723378</text:p>
          </table:table-cell>
          <table:table-cell office:value-type="float" office:value="0.041225" calcext:value-type="float">
            <text:p>0.041225</text:p>
          </table:table-cell>
          <table:table-cell office:value-type="float" office:value="0.0476435" calcext:value-type="float">
            <text:p>0.0476435</text:p>
          </table:table-cell>
        </table:table-row>
        <table:table-row table:style-name="ro1">
          <table:table-cell office:value-type="float" office:value="0.0424363" calcext:value-type="float">
            <text:p>0.0424363</text:p>
          </table:table-cell>
          <table:table-cell office:value-type="float" office:value="0.0314851" calcext:value-type="float">
            <text:p>0.0314851</text:p>
          </table:table-cell>
          <table:table-cell office:value-type="float" office:value="0.0708699" calcext:value-type="float">
            <text:p>0.0708699</text:p>
          </table:table-cell>
          <table:table-cell office:value-type="float" office:value="0.056213" calcext:value-type="float">
            <text:p>0.056213</text:p>
          </table:table-cell>
          <table:table-cell office:value-type="float" office:value="0.0293176" calcext:value-type="float">
            <text:p>0.0293176</text:p>
          </table:table-cell>
          <table:table-cell office:value-type="float" office:value="0.0731516" calcext:value-type="float">
            <text:p>0.0731516</text:p>
          </table:table-cell>
          <table:table-cell office:value-type="float" office:value="0.0370392" calcext:value-type="float">
            <text:p>0.0370392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office:value-type="float" office:value="0.0577166" calcext:value-type="float">
            <text:p>0.0577166</text:p>
          </table:table-cell>
          <table:table-cell office:value-type="float" office:value="0.0426734" calcext:value-type="float">
            <text:p>0.0426734</text:p>
          </table:table-cell>
          <table:table-cell office:value-type="float" office:value="0.0714436" calcext:value-type="float">
            <text:p>0.0714436</text:p>
          </table:table-cell>
          <table:table-cell office:value-type="float" office:value="0.045071" calcext:value-type="float">
            <text:p>0.045071</text:p>
          </table:table-cell>
          <table:table-cell office:value-type="float" office:value="0.0312266" calcext:value-type="float">
            <text:p>0.0312266</text:p>
          </table:table-cell>
          <table:table-cell office:value-type="float" office:value="0.083661" calcext:value-type="float">
            <text:p>0.083661</text:p>
          </table:table-cell>
          <table:table-cell office:value-type="float" office:value="0.0247578" calcext:value-type="float">
            <text:p>0.0247578</text:p>
          </table:table-cell>
          <table:table-cell office:value-type="float" office:value="0.0607736" calcext:value-type="float">
            <text:p>0.0607736</text:p>
          </table:table-cell>
        </table:table-row>
        <table:table-row table:style-name="ro1">
          <table:table-cell office:value-type="float" office:value="0.0619411" calcext:value-type="float">
            <text:p>0.0619411</text:p>
          </table:table-cell>
          <table:table-cell office:value-type="float" office:value="0.0304354" calcext:value-type="float">
            <text:p>0.0304354</text:p>
          </table:table-cell>
          <table:table-cell office:value-type="float" office:value="0.0763565" calcext:value-type="float">
            <text:p>0.0763565</text:p>
          </table:table-cell>
          <table:table-cell office:value-type="float" office:value="0.0498543" calcext:value-type="float">
            <text:p>0.0498543</text:p>
          </table:table-cell>
          <table:table-cell office:value-type="float" office:value="0.0227262" calcext:value-type="float">
            <text:p>0.0227262</text:p>
          </table:table-cell>
          <table:table-cell office:value-type="float" office:value="0.0751531" calcext:value-type="float">
            <text:p>0.0751531</text:p>
          </table:table-cell>
          <table:table-cell office:value-type="float" office:value="0.0339931" calcext:value-type="float">
            <text:p>0.0339931</text:p>
          </table:table-cell>
          <table:table-cell office:value-type="float" office:value="0.0432042" calcext:value-type="float">
            <text:p>0.0432042</text:p>
          </table:table-cell>
        </table:table-row>
        <table:table-row table:style-name="ro1">
          <table:table-cell office:value-type="float" office:value="0.0537682" calcext:value-type="float">
            <text:p>0.0537682</text:p>
          </table:table-cell>
          <table:table-cell office:value-type="float" office:value="0.0418121" calcext:value-type="float">
            <text:p>0.0418121</text:p>
          </table:table-cell>
          <table:table-cell office:value-type="float" office:value="0.0952199" calcext:value-type="float">
            <text:p>0.0952199</text:p>
          </table:table-cell>
          <table:table-cell office:value-type="float" office:value="0.0415186" calcext:value-type="float">
            <text:p>0.0415186</text:p>
          </table:table-cell>
          <table:table-cell office:value-type="float" office:value="0.0244395" calcext:value-type="float">
            <text:p>0.0244395</text:p>
          </table:table-cell>
          <table:table-cell office:value-type="float" office:value="0.0834308" calcext:value-type="float">
            <text:p>0.0834308</text:p>
          </table:table-cell>
          <table:table-cell office:value-type="float" office:value="0.0415371" calcext:value-type="float">
            <text:p>0.0415371</text:p>
          </table:table-cell>
          <table:table-cell office:value-type="float" office:value="0.0361783" calcext:value-type="float">
            <text:p>0.0361783</text:p>
          </table:table-cell>
        </table:table-row>
        <table:table-row table:style-name="ro1">
          <table:table-cell office:value-type="float" office:value="0.0336106" calcext:value-type="float">
            <text:p>0.0336106</text:p>
          </table:table-cell>
          <table:table-cell office:value-type="float" office:value="0.0490955" calcext:value-type="float">
            <text:p>0.0490955</text:p>
          </table:table-cell>
          <table:table-cell office:value-type="float" office:value="0.0867041" calcext:value-type="float">
            <text:p>0.0867041</text:p>
          </table:table-cell>
          <table:table-cell office:value-type="float" office:value="0.0515949" calcext:value-type="float">
            <text:p>0.0515949</text:p>
          </table:table-cell>
          <table:table-cell office:value-type="float" office:value="0.0330454" calcext:value-type="float">
            <text:p>0.0330454</text:p>
          </table:table-cell>
          <table:table-cell office:value-type="float" office:value="0.0788861" calcext:value-type="float">
            <text:p>0.0788861</text:p>
          </table:table-cell>
          <table:table-cell office:value-type="float" office:value="0.0475706" calcext:value-type="float">
            <text:p>0.0475706</text:p>
          </table:table-cell>
          <table:table-cell office:value-type="float" office:value="0.0543691" calcext:value-type="float">
            <text:p>0.0543691</text:p>
          </table:table-cell>
        </table:table-row>
        <table:table-row table:style-name="ro1">
          <table:table-cell office:value-type="float" office:value="0.0723548" calcext:value-type="float">
            <text:p>0.0723548</text:p>
          </table:table-cell>
          <table:table-cell office:value-type="float" office:value="0.0401975" calcext:value-type="float">
            <text:p>0.0401975</text:p>
          </table:table-cell>
          <table:table-cell office:value-type="float" office:value="0.0601535" calcext:value-type="float">
            <text:p>0.0601535</text:p>
          </table:table-cell>
          <table:table-cell office:value-type="float" office:value="0.0497354" calcext:value-type="float">
            <text:p>0.0497354</text:p>
          </table:table-cell>
          <table:table-cell office:value-type="float" office:value="0.0441373" calcext:value-type="float">
            <text:p>0.0441373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94542" calcext:value-type="float">
            <text:p>0.0194542</text:p>
          </table:table-cell>
          <table:table-cell office:value-type="float" office:value="0.0526547" calcext:value-type="float">
            <text:p>0.0526547</text:p>
          </table:table-cell>
        </table:table-row>
        <table:table-row table:style-name="ro1">
          <table:table-cell office:value-type="float" office:value="0.0621273" calcext:value-type="float">
            <text:p>0.0621273</text:p>
          </table:table-cell>
          <table:table-cell office:value-type="float" office:value="0.0546401" calcext:value-type="float">
            <text:p>0.0546401</text:p>
          </table:table-cell>
          <table:table-cell office:value-type="float" office:value="0.0708033" calcext:value-type="float">
            <text:p>0.0708033</text:p>
          </table:table-cell>
          <table:table-cell office:value-type="float" office:value="0.0499911" calcext:value-type="float">
            <text:p>0.0499911</text:p>
          </table:table-cell>
          <table:table-cell office:value-type="float" office:value="0.0299537" calcext:value-type="float">
            <text:p>0.0299537</text:p>
          </table:table-cell>
          <table:table-cell office:value-type="float" office:value="0.0786605" calcext:value-type="float">
            <text:p>0.0786605</text:p>
          </table:table-cell>
          <table:table-cell office:value-type="float" office:value="0.0360798" calcext:value-type="float">
            <text:p>0.0360798</text:p>
          </table:table-cell>
          <table:table-cell office:value-type="float" office:value="0.0597353" calcext:value-type="float">
            <text:p>0.0597353</text:p>
          </table:table-cell>
        </table:table-row>
        <table:table-row table:style-name="ro1">
          <table:table-cell office:value-type="float" office:value="0.0554892" calcext:value-type="float">
            <text:p>0.0554892</text:p>
          </table:table-cell>
          <table:table-cell office:value-type="float" office:value="0.0351586" calcext:value-type="float">
            <text:p>0.0351586</text:p>
          </table:table-cell>
          <table:table-cell office:value-type="float" office:value="0.0830303" calcext:value-type="float">
            <text:p>0.0830303</text:p>
          </table:table-cell>
          <table:table-cell office:value-type="float" office:value="0.0698318" calcext:value-type="float">
            <text:p>0.0698318</text:p>
          </table:table-cell>
          <table:table-cell office:value-type="float" office:value="0.0472298" calcext:value-type="float">
            <text:p>0.0472298</text:p>
          </table:table-cell>
          <table:table-cell office:value-type="float" office:value="0.0764073" calcext:value-type="float">
            <text:p>0.0764073</text:p>
          </table:table-cell>
          <table:table-cell office:value-type="float" office:value="0.0204444" calcext:value-type="float">
            <text:p>0.0204444</text:p>
          </table:table-cell>
          <table:table-cell office:value-type="float" office:value="0.0504712" calcext:value-type="float">
            <text:p>0.0504712</text:p>
          </table:table-cell>
        </table:table-row>
        <table:table-row table:style-name="ro1">
          <table:table-cell office:value-type="float" office:value="0.0705116" calcext:value-type="float">
            <text:p>0.0705116</text:p>
          </table:table-cell>
          <table:table-cell office:value-type="float" office:value="0.0476462" calcext:value-type="float">
            <text:p>0.0476462</text:p>
          </table:table-cell>
          <table:table-cell office:value-type="float" office:value="0.0787042" calcext:value-type="float">
            <text:p>0.0787042</text:p>
          </table:table-cell>
          <table:table-cell office:value-type="float" office:value="0.0558964" calcext:value-type="float">
            <text:p>0.0558964</text:p>
          </table:table-cell>
          <table:table-cell office:value-type="float" office:value="0.0136896" calcext:value-type="float">
            <text:p>0.0136896</text:p>
          </table:table-cell>
          <table:table-cell office:value-type="float" office:value="0.0749059" calcext:value-type="float">
            <text:p>0.0749059</text:p>
          </table:table-cell>
          <table:table-cell office:value-type="float" office:value="0.0608678" calcext:value-type="float">
            <text:p>0.0608678</text:p>
          </table:table-cell>
          <table:table-cell office:value-type="float" office:value="0.0540728" calcext:value-type="float">
            <text:p>0.0540728</text:p>
          </table:table-cell>
        </table:table-row>
        <table:table-row table:style-name="ro1">
          <table:table-cell office:value-type="float" office:value="0.0634196" calcext:value-type="float">
            <text:p>0.0634196</text:p>
          </table:table-cell>
          <table:table-cell office:value-type="float" office:value="0.0316056" calcext:value-type="float">
            <text:p>0.0316056</text:p>
          </table:table-cell>
          <table:table-cell office:value-type="float" office:value="0.0971698" calcext:value-type="float">
            <text:p>0.0971698</text:p>
          </table:table-cell>
          <table:table-cell office:value-type="float" office:value="0.0311806" calcext:value-type="float">
            <text:p>0.0311806</text:p>
          </table:table-cell>
          <table:table-cell office:value-type="float" office:value="0.0231855" calcext:value-type="float">
            <text:p>0.0231855</text:p>
          </table:table-cell>
          <table:table-cell office:value-type="float" office:value="0.0726609" calcext:value-type="float">
            <text:p>0.0726609</text:p>
          </table:table-cell>
          <table:table-cell office:value-type="float" office:value="0.0361476" calcext:value-type="float">
            <text:p>0.0361476</text:p>
          </table:table-cell>
          <table:table-cell office:value-type="float" office:value="0.0423227" calcext:value-type="float">
            <text:p>0.0423227</text:p>
          </table:table-cell>
        </table:table-row>
        <table:table-row table:style-name="ro1">
          <table:table-cell office:value-type="float" office:value="0.0608296" calcext:value-type="float">
            <text:p>0.0608296</text:p>
          </table:table-cell>
          <table:table-cell office:value-type="float" office:value="0.0356206" calcext:value-type="float">
            <text:p>0.0356206</text:p>
          </table:table-cell>
          <table:table-cell office:value-type="float" office:value="0.0891938" calcext:value-type="float">
            <text:p>0.0891938</text:p>
          </table:table-cell>
          <table:table-cell office:value-type="float" office:value="0.0733107" calcext:value-type="float">
            <text:p>0.0733107</text:p>
          </table:table-cell>
          <table:table-cell office:value-type="float" office:value="0.0272879" calcext:value-type="float">
            <text:p>0.0272879</text:p>
          </table:table-cell>
          <table:table-cell office:value-type="float" office:value="0.100338" calcext:value-type="float">
            <text:p>0.100338</text:p>
          </table:table-cell>
          <table:table-cell office:value-type="float" office:value="0.0332371" calcext:value-type="float">
            <text:p>0.0332371</text:p>
          </table:table-cell>
          <table:table-cell office:value-type="float" office:value="0.0371867" calcext:value-type="float">
            <text:p>0.0371867</text:p>
          </table:table-cell>
        </table:table-row>
        <table:table-row table:style-name="ro1">
          <table:table-cell office:value-type="float" office:value="0.0781705" calcext:value-type="float">
            <text:p>0.0781705</text:p>
          </table:table-cell>
          <table:table-cell office:value-type="float" office:value="0.0102732" calcext:value-type="float">
            <text:p>0.0102732</text:p>
          </table:table-cell>
          <table:table-cell office:value-type="float" office:value="0.0798643" calcext:value-type="float">
            <text:p>0.0798643</text:p>
          </table:table-cell>
          <table:table-cell office:value-type="float" office:value="0.0752987" calcext:value-type="float">
            <text:p>0.0752987</text:p>
          </table:table-cell>
          <table:table-cell office:value-type="float" office:value="0.0161411" calcext:value-type="float">
            <text:p>0.0161411</text:p>
          </table:table-cell>
          <table:table-cell office:value-type="float" office:value="0.0787043" calcext:value-type="float">
            <text:p>0.0787043</text:p>
          </table:table-cell>
          <table:table-cell office:value-type="float" office:value="0.0406101" calcext:value-type="float">
            <text:p>0.0406101</text:p>
          </table:table-cell>
          <table:table-cell office:value-type="float" office:value="0.0748572" calcext:value-type="float">
            <text:p>0.0748572</text:p>
          </table:table-cell>
        </table:table-row>
        <table:table-row table:style-name="ro1">
          <table:table-cell office:value-type="float" office:value="0.0652301" calcext:value-type="float">
            <text:p>0.0652301</text:p>
          </table:table-cell>
          <table:table-cell office:value-type="float" office:value="0.0405985" calcext:value-type="float">
            <text:p>0.0405985</text:p>
          </table:table-cell>
          <table:table-cell office:value-type="float" office:value="0.0782694" calcext:value-type="float">
            <text:p>0.0782694</text:p>
          </table:table-cell>
          <table:table-cell office:value-type="float" office:value="0.0579873" calcext:value-type="float">
            <text:p>0.0579873</text:p>
          </table:table-cell>
          <table:table-cell office:value-type="float" office:value="0.0353555" calcext:value-type="float">
            <text:p>0.0353555</text:p>
          </table:table-cell>
          <table:table-cell office:value-type="float" office:value="0.0766805" calcext:value-type="float">
            <text:p>0.0766805</text:p>
          </table:table-cell>
          <table:table-cell office:value-type="float" office:value="0.0279763" calcext:value-type="float">
            <text:p>0.0279763</text:p>
          </table:table-cell>
          <table:table-cell office:value-type="float" office:value="0.0575251" calcext:value-type="float">
            <text:p>0.0575251</text:p>
          </table:table-cell>
        </table:table-row>
        <table:table-row table:style-name="ro1">
          <table:table-cell office:value-type="float" office:value="0.0612959" calcext:value-type="float">
            <text:p>0.0612959</text:p>
          </table:table-cell>
          <table:table-cell office:value-type="float" office:value="0.0304952" calcext:value-type="float">
            <text:p>0.0304952</text:p>
          </table:table-cell>
          <table:table-cell office:value-type="float" office:value="0.0706865" calcext:value-type="float">
            <text:p>0.0706865</text:p>
          </table:table-cell>
          <table:table-cell office:value-type="float" office:value="0.0322696" calcext:value-type="float">
            <text:p>0.0322696</text:p>
          </table:table-cell>
          <table:table-cell office:value-type="float" office:value="0.0282849" calcext:value-type="float">
            <text:p>0.0282849</text:p>
          </table:table-cell>
          <table:table-cell office:value-type="float" office:value="0.093922" calcext:value-type="float">
            <text:p>0.093922</text:p>
          </table:table-cell>
          <table:table-cell office:value-type="float" office:value="0.0433891" calcext:value-type="float">
            <text:p>0.0433891</text:p>
          </table:table-cell>
          <table:table-cell office:value-type="float" office:value="0.0639474" calcext:value-type="float">
            <text:p>0.0639474</text:p>
          </table:table-cell>
        </table:table-row>
        <table:table-row table:style-name="ro1">
          <table:table-cell office:value-type="float" office:value="0.0608798" calcext:value-type="float">
            <text:p>0.0608798</text:p>
          </table:table-cell>
          <table:table-cell office:value-type="float" office:value="0.0567172" calcext:value-type="float">
            <text:p>0.0567172</text:p>
          </table:table-cell>
          <table:table-cell office:value-type="float" office:value="0.0617963" calcext:value-type="float">
            <text:p>0.0617963</text:p>
          </table:table-cell>
          <table:table-cell office:value-type="float" office:value="0.0637411" calcext:value-type="float">
            <text:p>0.0637411</text:p>
          </table:table-cell>
          <table:table-cell office:value-type="float" office:value="0.00806154" calcext:value-type="float">
            <text:p>0.00806154</text:p>
          </table:table-cell>
          <table:table-cell office:value-type="float" office:value="0.0974535" calcext:value-type="float">
            <text:p>0.0974535</text:p>
          </table:table-cell>
          <table:table-cell office:value-type="float" office:value="0.0417626" calcext:value-type="float">
            <text:p>0.0417626</text:p>
          </table:table-cell>
          <table:table-cell office:value-type="float" office:value="0.061635" calcext:value-type="float">
            <text:p>0.061635</text:p>
          </table:table-cell>
        </table:table-row>
        <table:table-row table:style-name="ro1">
          <table:table-cell office:value-type="float" office:value="0.0713378" calcext:value-type="float">
            <text:p>0.0713378</text:p>
          </table:table-cell>
          <table:table-cell office:value-type="float" office:value="0.0588657" calcext:value-type="float">
            <text:p>0.0588657</text:p>
          </table:table-cell>
          <table:table-cell office:value-type="float" office:value="0.0718593" calcext:value-type="float">
            <text:p>0.0718593</text:p>
          </table:table-cell>
          <table:table-cell office:value-type="float" office:value="0.0403901" calcext:value-type="float">
            <text:p>0.0403901</text:p>
          </table:table-cell>
          <table:table-cell office:value-type="float" office:value="0.0428351" calcext:value-type="float">
            <text:p>0.0428351</text:p>
          </table:table-cell>
          <table:table-cell office:value-type="float" office:value="0.0787538" calcext:value-type="float">
            <text:p>0.0787538</text:p>
          </table:table-cell>
          <table:table-cell office:value-type="float" office:value="0.0613674" calcext:value-type="float">
            <text:p>0.0613674</text:p>
          </table:table-cell>
          <table:table-cell office:value-type="float" office:value="0.0596722" calcext:value-type="float">
            <text:p>0.0596722</text:p>
          </table:table-cell>
        </table:table-row>
        <table:table-row table:style-name="ro1">
          <table:table-cell office:value-type="float" office:value="0.078692" calcext:value-type="float">
            <text:p>0.078692</text:p>
          </table:table-cell>
          <table:table-cell office:value-type="float" office:value="0.0595617" calcext:value-type="float">
            <text:p>0.0595617</text:p>
          </table:table-cell>
          <table:table-cell office:value-type="float" office:value="0.0818514" calcext:value-type="float">
            <text:p>0.0818514</text:p>
          </table:table-cell>
          <table:table-cell office:value-type="float" office:value="0.0654786" calcext:value-type="float">
            <text:p>0.0654786</text:p>
          </table:table-cell>
          <table:table-cell office:value-type="float" office:value="0.029893" calcext:value-type="float">
            <text:p>0.029893</text:p>
          </table:table-cell>
          <table:table-cell office:value-type="float" office:value="0.0909859" calcext:value-type="float">
            <text:p>0.0909859</text:p>
          </table:table-cell>
          <table:table-cell office:value-type="float" office:value="0.0422422" calcext:value-type="float">
            <text:p>0.0422422</text:p>
          </table:table-cell>
          <table:table-cell office:value-type="float" office:value="0.0544343" calcext:value-type="float">
            <text:p>0.0544343</text:p>
          </table:table-cell>
        </table:table-row>
        <table:table-row table:style-name="ro1">
          <table:table-cell office:value-type="float" office:value="0.0507572" calcext:value-type="float">
            <text:p>0.0507572</text:p>
          </table:table-cell>
          <table:table-cell office:value-type="float" office:value="0.0423441" calcext:value-type="float">
            <text:p>0.0423441</text:p>
          </table:table-cell>
          <table:table-cell office:value-type="float" office:value="0.0821481" calcext:value-type="float">
            <text:p>0.0821481</text:p>
          </table:table-cell>
          <table:table-cell office:value-type="float" office:value="0.0714606" calcext:value-type="float">
            <text:p>0.0714606</text:p>
          </table:table-cell>
          <table:table-cell office:value-type="float" office:value="0.0470553" calcext:value-type="float">
            <text:p>0.0470553</text:p>
          </table:table-cell>
          <table:table-cell office:value-type="float" office:value="0.0809947" calcext:value-type="float">
            <text:p>0.0809947</text:p>
          </table:table-cell>
          <table:table-cell office:value-type="float" office:value="0.0570282" calcext:value-type="float">
            <text:p>0.0570282</text:p>
          </table:table-cell>
          <table:table-cell office:value-type="float" office:value="0.0551296" calcext:value-type="float">
            <text:p>0.0551296</text:p>
          </table:table-cell>
        </table:table-row>
        <table:table-row table:style-name="ro1">
          <table:table-cell office:value-type="float" office:value="0.0776879" calcext:value-type="float">
            <text:p>0.0776879</text:p>
          </table:table-cell>
          <table:table-cell office:value-type="float" office:value="0.0596022" calcext:value-type="float">
            <text:p>0.0596022</text:p>
          </table:table-cell>
          <table:table-cell office:value-type="float" office:value="0.0754254" calcext:value-type="float">
            <text:p>0.0754254</text:p>
          </table:table-cell>
          <table:table-cell office:value-type="float" office:value="0.0572797" calcext:value-type="float">
            <text:p>0.0572797</text:p>
          </table:table-cell>
          <table:table-cell office:value-type="float" office:value="0.0263779" calcext:value-type="float">
            <text:p>0.0263779</text:p>
          </table:table-cell>
          <table:table-cell office:value-type="float" office:value="0.105566" calcext:value-type="float">
            <text:p>0.105566</text:p>
          </table:table-cell>
          <table:table-cell office:value-type="float" office:value="0.056136" calcext:value-type="float">
            <text:p>0.056136</text:p>
          </table:table-cell>
          <table:table-cell office:value-type="float" office:value="0.0604299" calcext:value-type="float">
            <text:p>0.0604299</text:p>
          </table:table-cell>
        </table:table-row>
        <table:table-row table:style-name="ro1">
          <table:table-cell office:value-type="float" office:value="0.066817" calcext:value-type="float">
            <text:p>0.066817</text:p>
          </table:table-cell>
          <table:table-cell office:value-type="float" office:value="0.041595" calcext:value-type="float">
            <text:p>0.041595</text:p>
          </table:table-cell>
          <table:table-cell office:value-type="float" office:value="0.0823964" calcext:value-type="float">
            <text:p>0.0823964</text:p>
          </table:table-cell>
          <table:table-cell office:value-type="float" office:value="0.0621408" calcext:value-type="float">
            <text:p>0.0621408</text:p>
          </table:table-cell>
          <table:table-cell office:value-type="float" office:value="0.0422906" calcext:value-type="float">
            <text:p>0.0422906</text:p>
          </table:table-cell>
          <table:table-cell office:value-type="float" office:value="0.101564" calcext:value-type="float">
            <text:p>0.101564</text:p>
          </table:table-cell>
          <table:table-cell office:value-type="float" office:value="0.0450929" calcext:value-type="float">
            <text:p>0.0450929</text:p>
          </table:table-cell>
          <table:table-cell office:value-type="float" office:value="0.0423202" calcext:value-type="float">
            <text:p>0.0423202</text:p>
          </table:table-cell>
        </table:table-row>
        <table:table-row table:style-name="ro1">
          <table:table-cell office:value-type="float" office:value="0.0620803" calcext:value-type="float">
            <text:p>0.0620803</text:p>
          </table:table-cell>
          <table:table-cell office:value-type="float" office:value="0.0403174" calcext:value-type="float">
            <text:p>0.0403174</text:p>
          </table:table-cell>
          <table:table-cell office:value-type="float" office:value="0.0688208" calcext:value-type="float">
            <text:p>0.0688208</text:p>
          </table:table-cell>
          <table:table-cell office:value-type="float" office:value="0.059624" calcext:value-type="float">
            <text:p>0.059624</text:p>
          </table:table-cell>
          <table:table-cell office:value-type="float" office:value="0.0446448" calcext:value-type="float">
            <text:p>0.0446448</text:p>
          </table:table-cell>
          <table:table-cell office:value-type="float" office:value="0.0892756" calcext:value-type="float">
            <text:p>0.0892756</text:p>
          </table:table-cell>
          <table:table-cell office:value-type="float" office:value="0.0203618" calcext:value-type="float">
            <text:p>0.0203618</text:p>
          </table:table-cell>
          <table:table-cell office:value-type="float" office:value="0.0379799" calcext:value-type="float">
            <text:p>0.0379799</text:p>
          </table:table-cell>
        </table:table-row>
        <table:table-row table:style-name="ro1">
          <table:table-cell office:value-type="float" office:value="0.0723986" calcext:value-type="float">
            <text:p>0.0723986</text:p>
          </table:table-cell>
          <table:table-cell office:value-type="float" office:value="0.0482321" calcext:value-type="float">
            <text:p>0.0482321</text:p>
          </table:table-cell>
          <table:table-cell office:value-type="float" office:value="0.0635112" calcext:value-type="float">
            <text:p>0.0635112</text:p>
          </table:table-cell>
          <table:table-cell office:value-type="float" office:value="0.0573774" calcext:value-type="float">
            <text:p>0.0573774</text:p>
          </table:table-cell>
          <table:table-cell office:value-type="float" office:value="0.0226602" calcext:value-type="float">
            <text:p>0.0226602</text:p>
          </table:table-cell>
          <table:table-cell office:value-type="float" office:value="0.0815386" calcext:value-type="float">
            <text:p>0.0815386</text:p>
          </table:table-cell>
          <table:table-cell office:value-type="float" office:value="0.0770433" calcext:value-type="float">
            <text:p>0.0770433</text:p>
          </table:table-cell>
          <table:table-cell office:value-type="float" office:value="0.0495382" calcext:value-type="float">
            <text:p>0.0495382</text:p>
          </table:table-cell>
        </table:table-row>
        <table:table-row table:style-name="ro1">
          <table:table-cell office:value-type="float" office:value="0.0534758" calcext:value-type="float">
            <text:p>0.0534758</text:p>
          </table:table-cell>
          <table:table-cell office:value-type="float" office:value="0.0656218" calcext:value-type="float">
            <text:p>0.0656218</text:p>
          </table:table-cell>
          <table:table-cell office:value-type="float" office:value="0.0930311" calcext:value-type="float">
            <text:p>0.0930311</text:p>
          </table:table-cell>
          <table:table-cell office:value-type="float" office:value="0.0527787" calcext:value-type="float">
            <text:p>0.0527787</text:p>
          </table:table-cell>
          <table:table-cell office:value-type="float" office:value="0.0208661" calcext:value-type="float">
            <text:p>0.0208661</text:p>
          </table:table-cell>
          <table:table-cell office:value-type="float" office:value="0.0707366" calcext:value-type="float">
            <text:p>0.0707366</text:p>
          </table:table-cell>
          <table:table-cell office:value-type="float" office:value="0.0499037" calcext:value-type="float">
            <text:p>0.0499037</text:p>
          </table:table-cell>
          <table:table-cell office:value-type="float" office:value="0.0512292" calcext:value-type="float">
            <text:p>0.0512292</text:p>
          </table:table-cell>
        </table:table-row>
        <table:table-row table:style-name="ro1">
          <table:table-cell office:value-type="float" office:value="0.067509" calcext:value-type="float">
            <text:p>0.067509</text:p>
          </table:table-cell>
          <table:table-cell office:value-type="float" office:value="0.0433697" calcext:value-type="float">
            <text:p>0.0433697</text:p>
          </table:table-cell>
          <table:table-cell office:value-type="float" office:value="0.0726586" calcext:value-type="float">
            <text:p>0.0726586</text:p>
          </table:table-cell>
          <table:table-cell office:value-type="float" office:value="0.0473479" calcext:value-type="float">
            <text:p>0.0473479</text:p>
          </table:table-cell>
          <table:table-cell office:value-type="float" office:value="0.0242172" calcext:value-type="float">
            <text:p>0.0242172</text:p>
          </table:table-cell>
          <table:table-cell office:value-type="float" office:value="0.0789866" calcext:value-type="float">
            <text:p>0.0789866</text:p>
          </table:table-cell>
          <table:table-cell office:value-type="float" office:value="0.0380184" calcext:value-type="float">
            <text:p>0.0380184</text:p>
          </table:table-cell>
          <table:table-cell office:value-type="float" office:value="0.0329696" calcext:value-type="float">
            <text:p>0.0329696</text:p>
          </table:table-cell>
        </table:table-row>
        <table:table-row table:style-name="ro1">
          <table:table-cell office:value-type="float" office:value="0.0702542" calcext:value-type="float">
            <text:p>0.0702542</text:p>
          </table:table-cell>
          <table:table-cell office:value-type="float" office:value="0.0431893" calcext:value-type="float">
            <text:p>0.0431893</text:p>
          </table:table-cell>
          <table:table-cell office:value-type="float" office:value="0.074981" calcext:value-type="float">
            <text:p>0.074981</text:p>
          </table:table-cell>
          <table:table-cell office:value-type="float" office:value="0.0508595" calcext:value-type="float">
            <text:p>0.0508595</text:p>
          </table:table-cell>
          <table:table-cell office:value-type="float" office:value="0.0337684" calcext:value-type="float">
            <text:p>0.0337684</text:p>
          </table:table-cell>
          <table:table-cell office:value-type="float" office:value="0.0812565" calcext:value-type="float">
            <text:p>0.0812565</text:p>
          </table:table-cell>
          <table:table-cell office:value-type="float" office:value="0.0560084" calcext:value-type="float">
            <text:p>0.0560084</text:p>
          </table:table-cell>
          <table:table-cell office:value-type="float" office:value="0.0456642" calcext:value-type="float">
            <text:p>0.0456642</text:p>
          </table:table-cell>
        </table:table-row>
        <table:table-row table:style-name="ro1">
          <table:table-cell office:value-type="float" office:value="0.0596712" calcext:value-type="float">
            <text:p>0.0596712</text:p>
          </table:table-cell>
          <table:table-cell office:value-type="float" office:value="0.0427355" calcext:value-type="float">
            <text:p>0.0427355</text:p>
          </table:table-cell>
          <table:table-cell office:value-type="float" office:value="0.0790373" calcext:value-type="float">
            <text:p>0.0790373</text:p>
          </table:table-cell>
          <table:table-cell office:value-type="float" office:value="0.0479469" calcext:value-type="float">
            <text:p>0.0479469</text:p>
          </table:table-cell>
          <table:table-cell office:value-type="float" office:value="0.0329604" calcext:value-type="float">
            <text:p>0.0329604</text:p>
          </table:table-cell>
          <table:table-cell office:value-type="float" office:value="0.0847646" calcext:value-type="float">
            <text:p>0.0847646</text:p>
          </table:table-cell>
          <table:table-cell office:value-type="float" office:value="0.0527597" calcext:value-type="float">
            <text:p>0.0527597</text:p>
          </table:table-cell>
          <table:table-cell office:value-type="float" office:value="0.0588618" calcext:value-type="float">
            <text:p>0.0588618</text:p>
          </table:table-cell>
        </table:table-row>
        <table:table-row table:style-name="ro1">
          <table:table-cell office:value-type="float" office:value="0.0549127" calcext:value-type="float">
            <text:p>0.0549127</text:p>
          </table:table-cell>
          <table:table-cell office:value-type="float" office:value="0.0469225" calcext:value-type="float">
            <text:p>0.0469225</text:p>
          </table:table-cell>
          <table:table-cell office:value-type="float" office:value="0.104135" calcext:value-type="float">
            <text:p>0.104135</text:p>
          </table:table-cell>
          <table:table-cell office:value-type="float" office:value="0.0668431" calcext:value-type="float">
            <text:p>0.0668431</text:p>
          </table:table-cell>
          <table:table-cell office:value-type="float" office:value="0.0381907" calcext:value-type="float">
            <text:p>0.0381907</text:p>
          </table:table-cell>
          <table:table-cell office:value-type="float" office:value="0.0732601" calcext:value-type="float">
            <text:p>0.0732601</text:p>
          </table:table-cell>
          <table:table-cell office:value-type="float" office:value="0.0436594" calcext:value-type="float">
            <text:p>0.0436594</text:p>
          </table:table-cell>
          <table:table-cell office:value-type="float" office:value="0.054168" calcext:value-type="float">
            <text:p>0.054168</text:p>
          </table:table-cell>
        </table:table-row>
        <table:table-row table:style-name="ro1">
          <table:table-cell office:value-type="float" office:value="0.067204" calcext:value-type="float">
            <text:p>0.067204</text:p>
          </table:table-cell>
          <table:table-cell office:value-type="float" office:value="0.0389593" calcext:value-type="float">
            <text:p>0.0389593</text:p>
          </table:table-cell>
          <table:table-cell office:value-type="float" office:value="0.0674982" calcext:value-type="float">
            <text:p>0.0674982</text:p>
          </table:table-cell>
          <table:table-cell office:value-type="float" office:value="0.0618437" calcext:value-type="float">
            <text:p>0.0618437</text:p>
          </table:table-cell>
          <table:table-cell office:value-type="float" office:value="0.0362498" calcext:value-type="float">
            <text:p>0.0362498</text:p>
          </table:table-cell>
          <table:table-cell office:value-type="float" office:value="0.0844935" calcext:value-type="float">
            <text:p>0.0844935</text:p>
          </table:table-cell>
          <table:table-cell office:value-type="float" office:value="0.0516514" calcext:value-type="float">
            <text:p>0.0516514</text:p>
          </table:table-cell>
          <table:table-cell office:value-type="float" office:value="0.0738291" calcext:value-type="float">
            <text:p>0.0738291</text:p>
          </table:table-cell>
        </table:table-row>
        <table:table-row table:style-name="ro1">
          <table:table-cell office:value-type="float" office:value="0.0644384" calcext:value-type="float">
            <text:p>0.0644384</text:p>
          </table:table-cell>
          <table:table-cell office:value-type="float" office:value="0.0590369" calcext:value-type="float">
            <text:p>0.0590369</text:p>
          </table:table-cell>
          <table:table-cell office:value-type="float" office:value="0.0712133" calcext:value-type="float">
            <text:p>0.0712133</text:p>
          </table:table-cell>
          <table:table-cell office:value-type="float" office:value="0.0428597" calcext:value-type="float">
            <text:p>0.0428597</text:p>
          </table:table-cell>
          <table:table-cell office:value-type="float" office:value="0.0475076" calcext:value-type="float">
            <text:p>0.0475076</text:p>
          </table:table-cell>
          <table:table-cell office:value-type="float" office:value="0.081334" calcext:value-type="float">
            <text:p>0.081334</text:p>
          </table:table-cell>
          <table:table-cell office:value-type="float" office:value="0.0638447" calcext:value-type="float">
            <text:p>0.0638447</text:p>
          </table:table-cell>
          <table:table-cell office:value-type="float" office:value="0.062248" calcext:value-type="float">
            <text:p>0.062248</text:p>
          </table:table-cell>
        </table:table-row>
        <table:table-row table:style-name="ro1">
          <table:table-cell office:value-type="float" office:value="0.0470405" calcext:value-type="float">
            <text:p>0.0470405</text:p>
          </table:table-cell>
          <table:table-cell office:value-type="float" office:value="0.060357" calcext:value-type="float">
            <text:p>0.060357</text:p>
          </table:table-cell>
          <table:table-cell office:value-type="float" office:value="0.0790686" calcext:value-type="float">
            <text:p>0.0790686</text:p>
          </table:table-cell>
          <table:table-cell office:value-type="float" office:value="0.0600856" calcext:value-type="float">
            <text:p>0.0600856</text:p>
          </table:table-cell>
          <table:table-cell office:value-type="float" office:value="0.0382465" calcext:value-type="float">
            <text:p>0.0382465</text:p>
          </table:table-cell>
          <table:table-cell office:value-type="float" office:value="0.105183" calcext:value-type="float">
            <text:p>0.105183</text:p>
          </table:table-cell>
          <table:table-cell office:value-type="float" office:value="0.0570171" calcext:value-type="float">
            <text:p>0.0570171</text:p>
          </table:table-cell>
          <table:table-cell office:value-type="float" office:value="0.0698589" calcext:value-type="float">
            <text:p>0.0698589</text:p>
          </table:table-cell>
        </table:table-row>
        <table:table-row table:style-name="ro1">
          <table:table-cell office:value-type="float" office:value="0.0612874" calcext:value-type="float">
            <text:p>0.0612874</text:p>
          </table:table-cell>
          <table:table-cell office:value-type="float" office:value="0.0503127" calcext:value-type="float">
            <text:p>0.0503127</text:p>
          </table:table-cell>
          <table:table-cell office:value-type="float" office:value="0.0915155" calcext:value-type="float">
            <text:p>0.0915155</text:p>
          </table:table-cell>
          <table:table-cell office:value-type="float" office:value="0.0696064" calcext:value-type="float">
            <text:p>0.0696064</text:p>
          </table:table-cell>
          <table:table-cell office:value-type="float" office:value="0.0300851" calcext:value-type="float">
            <text:p>0.0300851</text:p>
          </table:table-cell>
          <table:table-cell office:value-type="float" office:value="0.0825851" calcext:value-type="float">
            <text:p>0.0825851</text:p>
          </table:table-cell>
          <table:table-cell office:value-type="float" office:value="0.0560728" calcext:value-type="float">
            <text:p>0.0560728</text:p>
          </table:table-cell>
          <table:table-cell office:value-type="float" office:value="0.0716389" calcext:value-type="float">
            <text:p>0.0716389</text:p>
          </table:table-cell>
        </table:table-row>
        <table:table-row table:style-name="ro1">
          <table:table-cell office:value-type="float" office:value="0.0469433" calcext:value-type="float">
            <text:p>0.0469433</text:p>
          </table:table-cell>
          <table:table-cell office:value-type="float" office:value="0.0665799" calcext:value-type="float">
            <text:p>0.0665799</text:p>
          </table:table-cell>
          <table:table-cell office:value-type="float" office:value="0.0659504" calcext:value-type="float">
            <text:p>0.0659504</text:p>
          </table:table-cell>
          <table:table-cell office:value-type="float" office:value="0.0679189" calcext:value-type="float">
            <text:p>0.0679189</text:p>
          </table:table-cell>
          <table:table-cell office:value-type="float" office:value="0.0419741" calcext:value-type="float">
            <text:p>0.0419741</text:p>
          </table:table-cell>
          <table:table-cell office:value-type="float" office:value="0.0846338" calcext:value-type="float">
            <text:p>0.0846338</text:p>
          </table:table-cell>
          <table:table-cell office:value-type="float" office:value="0.0542261" calcext:value-type="float">
            <text:p>0.0542261</text:p>
          </table:table-cell>
          <table:table-cell office:value-type="float" office:value="0.056819" calcext:value-type="float">
            <text:p>0.056819</text:p>
          </table:table-cell>
        </table:table-row>
        <table:table-row table:style-name="ro1">
          <table:table-cell office:value-type="float" office:value="0.0802453" calcext:value-type="float">
            <text:p>0.0802453</text:p>
          </table:table-cell>
          <table:table-cell office:value-type="float" office:value="0.0297308" calcext:value-type="float">
            <text:p>0.0297308</text:p>
          </table:table-cell>
          <table:table-cell office:value-type="float" office:value="0.074157" calcext:value-type="float">
            <text:p>0.074157</text:p>
          </table:table-cell>
          <table:table-cell office:value-type="float" office:value="0.0752381" calcext:value-type="float">
            <text:p>0.0752381</text:p>
          </table:table-cell>
          <table:table-cell office:value-type="float" office:value="0.031323" calcext:value-type="float">
            <text:p>0.031323</text:p>
          </table:table-cell>
          <table:table-cell office:value-type="float" office:value="0.0986686" calcext:value-type="float">
            <text:p>0.0986686</text:p>
          </table:table-cell>
          <table:table-cell office:value-type="float" office:value="0.0606487" calcext:value-type="float">
            <text:p>0.0606487</text:p>
          </table:table-cell>
          <table:table-cell office:value-type="float" office:value="0.0436006" calcext:value-type="float">
            <text:p>0.0436006</text:p>
          </table:table-cell>
        </table:table-row>
        <table:table-row table:style-name="ro1">
          <table:table-cell office:value-type="float" office:value="0.0615627" calcext:value-type="float">
            <text:p>0.0615627</text:p>
          </table:table-cell>
          <table:table-cell office:value-type="float" office:value="0.0442741" calcext:value-type="float">
            <text:p>0.0442741</text:p>
          </table:table-cell>
          <table:table-cell office:value-type="float" office:value="0.0916536" calcext:value-type="float">
            <text:p>0.0916536</text:p>
          </table:table-cell>
          <table:table-cell office:value-type="float" office:value="0.0568709" calcext:value-type="float">
            <text:p>0.0568709</text:p>
          </table:table-cell>
          <table:table-cell office:value-type="float" office:value="0.0356362" calcext:value-type="float">
            <text:p>0.0356362</text:p>
          </table:table-cell>
          <table:table-cell office:value-type="float" office:value="0.0856268" calcext:value-type="float">
            <text:p>0.0856268</text:p>
          </table:table-cell>
          <table:table-cell office:value-type="float" office:value="0.0417673" calcext:value-type="float">
            <text:p>0.0417673</text:p>
          </table:table-cell>
          <table:table-cell office:value-type="float" office:value="0.064028" calcext:value-type="float">
            <text:p>0.064028</text:p>
          </table:table-cell>
        </table:table-row>
        <table:table-row table:style-name="ro1">
          <table:table-cell office:value-type="float" office:value="0.0876728" calcext:value-type="float">
            <text:p>0.0876728</text:p>
          </table:table-cell>
          <table:table-cell office:value-type="float" office:value="0.0303658" calcext:value-type="float">
            <text:p>0.0303658</text:p>
          </table:table-cell>
          <table:table-cell office:value-type="float" office:value="0.0700586" calcext:value-type="float">
            <text:p>0.0700586</text:p>
          </table:table-cell>
          <table:table-cell office:value-type="float" office:value="0.0727396" calcext:value-type="float">
            <text:p>0.0727396</text:p>
          </table:table-cell>
          <table:table-cell office:value-type="float" office:value="0.0214718" calcext:value-type="float">
            <text:p>0.0214718</text:p>
          </table:table-cell>
          <table:table-cell office:value-type="float" office:value="0.0932878" calcext:value-type="float">
            <text:p>0.0932878</text:p>
          </table:table-cell>
          <table:table-cell office:value-type="float" office:value="0.053252" calcext:value-type="float">
            <text:p>0.053252</text:p>
          </table:table-cell>
          <table:table-cell office:value-type="float" office:value="0.0456943" calcext:value-type="float">
            <text:p>0.0456943</text:p>
          </table:table-cell>
        </table:table-row>
        <table:table-row table:style-name="ro1">
          <table:table-cell office:value-type="float" office:value="0.0443883" calcext:value-type="float">
            <text:p>0.0443883</text:p>
          </table:table-cell>
          <table:table-cell office:value-type="float" office:value="0.0391134" calcext:value-type="float">
            <text:p>0.0391134</text:p>
          </table:table-cell>
          <table:table-cell office:value-type="float" office:value="0.0863188" calcext:value-type="float">
            <text:p>0.0863188</text:p>
          </table:table-cell>
          <table:table-cell office:value-type="float" office:value="0.070844" calcext:value-type="float">
            <text:p>0.070844</text:p>
          </table:table-cell>
          <table:table-cell office:value-type="float" office:value="0.0629512" calcext:value-type="float">
            <text:p>0.0629512</text:p>
          </table:table-cell>
          <table:table-cell office:value-type="float" office:value="0.0909349" calcext:value-type="float">
            <text:p>0.0909349</text:p>
          </table:table-cell>
          <table:table-cell office:value-type="float" office:value="0.0408439" calcext:value-type="float">
            <text:p>0.0408439</text:p>
          </table:table-cell>
          <table:table-cell office:value-type="float" office:value="0.048414" calcext:value-type="float">
            <text:p>0.048414</text:p>
          </table:table-cell>
        </table:table-row>
        <table:table-row table:style-name="ro1">
          <table:table-cell office:value-type="float" office:value="0.0557547" calcext:value-type="float">
            <text:p>0.0557547</text:p>
          </table:table-cell>
          <table:table-cell office:value-type="float" office:value="0.0465098" calcext:value-type="float">
            <text:p>0.0465098</text:p>
          </table:table-cell>
          <table:table-cell office:value-type="float" office:value="0.0631432" calcext:value-type="float">
            <text:p>0.0631432</text:p>
          </table:table-cell>
          <table:table-cell office:value-type="float" office:value="0.0605361" calcext:value-type="float">
            <text:p>0.0605361</text:p>
          </table:table-cell>
          <table:table-cell office:value-type="float" office:value="0.0534653" calcext:value-type="float">
            <text:p>0.0534653</text:p>
          </table:table-cell>
          <table:table-cell office:value-type="float" office:value="0.0844876" calcext:value-type="float">
            <text:p>0.0844876</text:p>
          </table:table-cell>
          <table:table-cell office:value-type="float" office:value="0.048827" calcext:value-type="float">
            <text:p>0.048827</text:p>
          </table:table-cell>
          <table:table-cell office:value-type="float" office:value="0.0608133" calcext:value-type="float">
            <text:p>0.0608133</text:p>
          </table:table-cell>
        </table:table-row>
        <table:table-row table:style-name="ro1">
          <table:table-cell office:value-type="float" office:value="0.0603793" calcext:value-type="float">
            <text:p>0.0603793</text:p>
          </table:table-cell>
          <table:table-cell office:value-type="float" office:value="0.0370892" calcext:value-type="float">
            <text:p>0.0370892</text:p>
          </table:table-cell>
          <table:table-cell office:value-type="float" office:value="0.0803858" calcext:value-type="float">
            <text:p>0.0803858</text:p>
          </table:table-cell>
          <table:table-cell office:value-type="float" office:value="0.0570264" calcext:value-type="float">
            <text:p>0.0570264</text:p>
          </table:table-cell>
          <table:table-cell office:value-type="float" office:value="0.0242799" calcext:value-type="float">
            <text:p>0.0242799</text:p>
          </table:table-cell>
          <table:table-cell office:value-type="float" office:value="0.090612" calcext:value-type="float">
            <text:p>0.090612</text:p>
          </table:table-cell>
          <table:table-cell office:value-type="float" office:value="0.0454515" calcext:value-type="float">
            <text:p>0.0454515</text:p>
          </table:table-cell>
          <table:table-cell office:value-type="float" office:value="0.0343953" calcext:value-type="float">
            <text:p>0.0343953</text:p>
          </table:table-cell>
        </table:table-row>
        <table:table-row table:style-name="ro1">
          <table:table-cell office:value-type="float" office:value="0.0411534" calcext:value-type="float">
            <text:p>0.0411534</text:p>
          </table:table-cell>
          <table:table-cell office:value-type="float" office:value="0.0416536" calcext:value-type="float">
            <text:p>0.0416536</text:p>
          </table:table-cell>
          <table:table-cell office:value-type="float" office:value="0.086975" calcext:value-type="float">
            <text:p>0.086975</text:p>
          </table:table-cell>
          <table:table-cell office:value-type="float" office:value="0.0713346" calcext:value-type="float">
            <text:p>0.0713346</text:p>
          </table:table-cell>
          <table:table-cell office:value-type="float" office:value="0.0606814" calcext:value-type="float">
            <text:p>0.0606814</text:p>
          </table:table-cell>
          <table:table-cell office:value-type="float" office:value="0.0888721" calcext:value-type="float">
            <text:p>0.0888721</text:p>
          </table:table-cell>
          <table:table-cell office:value-type="float" office:value="0.0272415" calcext:value-type="float">
            <text:p>0.0272415</text:p>
          </table:table-cell>
          <table:table-cell office:value-type="float" office:value="0.0277772" calcext:value-type="float">
            <text:p>0.0277772</text:p>
          </table:table-cell>
        </table:table-row>
        <table:table-row table:style-name="ro1">
          <table:table-cell office:value-type="float" office:value="0.0486728" calcext:value-type="float">
            <text:p>0.0486728</text:p>
          </table:table-cell>
          <table:table-cell office:value-type="float" office:value="0.0407287" calcext:value-type="float">
            <text:p>0.0407287</text:p>
          </table:table-cell>
          <table:table-cell office:value-type="float" office:value="0.0886703" calcext:value-type="float">
            <text:p>0.0886703</text:p>
          </table:table-cell>
          <table:table-cell office:value-type="float" office:value="0.0542309" calcext:value-type="float">
            <text:p>0.0542309</text:p>
          </table:table-cell>
          <table:table-cell office:value-type="float" office:value="0.0273297" calcext:value-type="float">
            <text:p>0.0273297</text:p>
          </table:table-cell>
          <table:table-cell office:value-type="float" office:value="0.0902767" calcext:value-type="float">
            <text:p>0.0902767</text:p>
          </table:table-cell>
          <table:table-cell office:value-type="float" office:value="0.0709464" calcext:value-type="float">
            <text:p>0.0709464</text:p>
          </table:table-cell>
          <table:table-cell office:value-type="float" office:value="0.0706921" calcext:value-type="float">
            <text:p>0.0706921</text:p>
          </table:table-cell>
        </table:table-row>
        <table:table-row table:style-name="ro1">
          <table:table-cell office:value-type="float" office:value="0.0638271" calcext:value-type="float">
            <text:p>0.0638271</text:p>
          </table:table-cell>
          <table:table-cell office:value-type="float" office:value="0.0577763" calcext:value-type="float">
            <text:p>0.0577763</text:p>
          </table:table-cell>
          <table:table-cell office:value-type="float" office:value="0.0623666" calcext:value-type="float">
            <text:p>0.0623666</text:p>
          </table:table-cell>
          <table:table-cell office:value-type="float" office:value="0.0585243" calcext:value-type="float">
            <text:p>0.0585243</text:p>
          </table:table-cell>
          <table:table-cell office:value-type="float" office:value="0.0491882" calcext:value-type="float">
            <text:p>0.0491882</text:p>
          </table:table-cell>
          <table:table-cell office:value-type="float" office:value="0.0889615" calcext:value-type="float">
            <text:p>0.0889615</text:p>
          </table:table-cell>
          <table:table-cell office:value-type="float" office:value="0.0284949" calcext:value-type="float">
            <text:p>0.0284949</text:p>
          </table:table-cell>
          <table:table-cell office:value-type="float" office:value="0.0555577" calcext:value-type="float">
            <text:p>0.0555577</text:p>
          </table:table-cell>
        </table:table-row>
        <table:table-row table:style-name="ro1">
          <table:table-cell office:value-type="float" office:value="0.0648358" calcext:value-type="float">
            <text:p>0.0648358</text:p>
          </table:table-cell>
          <table:table-cell office:value-type="float" office:value="0.0577856" calcext:value-type="float">
            <text:p>0.0577856</text:p>
          </table:table-cell>
          <table:table-cell office:value-type="float" office:value="0.0802217" calcext:value-type="float">
            <text:p>0.0802217</text:p>
          </table:table-cell>
          <table:table-cell office:value-type="float" office:value="0.0570545" calcext:value-type="float">
            <text:p>0.0570545</text:p>
          </table:table-cell>
          <table:table-cell office:value-type="float" office:value="0.0287659" calcext:value-type="float">
            <text:p>0.0287659</text:p>
          </table:table-cell>
          <table:table-cell office:value-type="float" office:value="0.0638123" calcext:value-type="float">
            <text:p>0.0638123</text:p>
          </table:table-cell>
          <table:table-cell office:value-type="float" office:value="0.0616237" calcext:value-type="float">
            <text:p>0.0616237</text:p>
          </table:table-cell>
          <table:table-cell office:value-type="float" office:value="0.0696669" calcext:value-type="float">
            <text:p>0.0696669</text:p>
          </table:table-cell>
        </table:table-row>
        <table:table-row table:style-name="ro1">
          <table:table-cell office:value-type="float" office:value="0.068254" calcext:value-type="float">
            <text:p>0.068254</text:p>
          </table:table-cell>
          <table:table-cell office:value-type="float" office:value="0.0363645" calcext:value-type="float">
            <text:p>0.0363645</text:p>
          </table:table-cell>
          <table:table-cell office:value-type="float" office:value="0.0651242" calcext:value-type="float">
            <text:p>0.0651242</text:p>
          </table:table-cell>
          <table:table-cell office:value-type="float" office:value="0.0539833" calcext:value-type="float">
            <text:p>0.0539833</text:p>
          </table:table-cell>
          <table:table-cell office:value-type="float" office:value="0.0554577" calcext:value-type="float">
            <text:p>0.0554577</text:p>
          </table:table-cell>
          <table:table-cell office:value-type="float" office:value="0.0812957" calcext:value-type="float">
            <text:p>0.0812957</text:p>
          </table:table-cell>
          <table:table-cell office:value-type="float" office:value="0.0598321" calcext:value-type="float">
            <text:p>0.0598321</text:p>
          </table:table-cell>
          <table:table-cell office:value-type="float" office:value="0.038995" calcext:value-type="float">
            <text:p>0.038995</text:p>
          </table:table-cell>
        </table:table-row>
        <table:table-row table:style-name="ro1">
          <table:table-cell office:value-type="float" office:value="0.0606232" calcext:value-type="float">
            <text:p>0.0606232</text:p>
          </table:table-cell>
          <table:table-cell office:value-type="float" office:value="0.0367588" calcext:value-type="float">
            <text:p>0.0367588</text:p>
          </table:table-cell>
          <table:table-cell office:value-type="float" office:value="0.0858175" calcext:value-type="float">
            <text:p>0.0858175</text:p>
          </table:table-cell>
          <table:table-cell office:value-type="float" office:value="0.0552923" calcext:value-type="float">
            <text:p>0.0552923</text:p>
          </table:table-cell>
          <table:table-cell office:value-type="float" office:value="0.0377196" calcext:value-type="float">
            <text:p>0.0377196</text:p>
          </table:table-cell>
          <table:table-cell office:value-type="float" office:value="0.0791743" calcext:value-type="float">
            <text:p>0.0791743</text:p>
          </table:table-cell>
          <table:table-cell office:value-type="float" office:value="0.0233434" calcext:value-type="float">
            <text:p>0.0233434</text:p>
          </table:table-cell>
          <table:table-cell office:value-type="float" office:value="0.0646731" calcext:value-type="float">
            <text:p>0.0646731</text:p>
          </table:table-cell>
        </table:table-row>
        <table:table-row table:style-name="ro1">
          <table:table-cell office:value-type="float" office:value="0.0446595" calcext:value-type="float">
            <text:p>0.0446595</text:p>
          </table:table-cell>
          <table:table-cell office:value-type="float" office:value="0.0408864" calcext:value-type="float">
            <text:p>0.0408864</text:p>
          </table:table-cell>
          <table:table-cell office:value-type="float" office:value="0.0980497" calcext:value-type="float">
            <text:p>0.0980497</text:p>
          </table:table-cell>
          <table:table-cell office:value-type="float" office:value="0.0413201" calcext:value-type="float">
            <text:p>0.0413201</text:p>
          </table:table-cell>
          <table:table-cell office:value-type="float" office:value="0.0206521" calcext:value-type="float">
            <text:p>0.0206521</text:p>
          </table:table-cell>
          <table:table-cell office:value-type="float" office:value="0.0811648" calcext:value-type="float">
            <text:p>0.0811648</text:p>
          </table:table-cell>
          <table:table-cell office:value-type="float" office:value="0.0287682" calcext:value-type="float">
            <text:p>0.0287682</text:p>
          </table:table-cell>
          <table:table-cell office:value-type="float" office:value="0.0642527" calcext:value-type="float">
            <text:p>0.0642527</text:p>
          </table:table-cell>
        </table:table-row>
        <table:table-row table:style-name="ro1">
          <table:table-cell office:value-type="float" office:value="0.0615115" calcext:value-type="float">
            <text:p>0.0615115</text:p>
          </table:table-cell>
          <table:table-cell office:value-type="float" office:value="0.0255644" calcext:value-type="float">
            <text:p>0.0255644</text:p>
          </table:table-cell>
          <table:table-cell office:value-type="float" office:value="0.077718" calcext:value-type="float">
            <text:p>0.077718</text:p>
          </table:table-cell>
          <table:table-cell office:value-type="float" office:value="0.0491434" calcext:value-type="float">
            <text:p>0.0491434</text:p>
          </table:table-cell>
          <table:table-cell office:value-type="float" office:value="0.0380852" calcext:value-type="float">
            <text:p>0.0380852</text:p>
          </table:table-cell>
          <table:table-cell office:value-type="float" office:value="0.0583135" calcext:value-type="float">
            <text:p>0.0583135</text:p>
          </table:table-cell>
          <table:table-cell office:value-type="float" office:value="0.0404618" calcext:value-type="float">
            <text:p>0.0404618</text:p>
          </table:table-cell>
          <table:table-cell office:value-type="float" office:value="0.0641908" calcext:value-type="float">
            <text:p>0.0641908</text:p>
          </table:table-cell>
        </table:table-row>
        <table:table-row table:style-name="ro1">
          <table:table-cell office:value-type="float" office:value="0.082658" calcext:value-type="float">
            <text:p>0.082658</text:p>
          </table:table-cell>
          <table:table-cell office:value-type="float" office:value="0.0401765" calcext:value-type="float">
            <text:p>0.0401765</text:p>
          </table:table-cell>
          <table:table-cell office:value-type="float" office:value="0.0646107" calcext:value-type="float">
            <text:p>0.0646107</text:p>
          </table:table-cell>
          <table:table-cell office:value-type="float" office:value="0.0400699" calcext:value-type="float">
            <text:p>0.0400699</text:p>
          </table:table-cell>
          <table:table-cell office:value-type="float" office:value="0.0336225" calcext:value-type="float">
            <text:p>0.0336225</text:p>
          </table:table-cell>
          <table:table-cell office:value-type="float" office:value="0.0783187" calcext:value-type="float">
            <text:p>0.0783187</text:p>
          </table:table-cell>
          <table:table-cell office:value-type="float" office:value="0.0619977" calcext:value-type="float">
            <text:p>0.0619977</text:p>
          </table:table-cell>
          <table:table-cell office:value-type="float" office:value="0.0443213" calcext:value-type="float">
            <text:p>0.0443213</text:p>
          </table:table-cell>
        </table:table-row>
        <table:table-row table:style-name="ro1">
          <table:table-cell office:value-type="float" office:value="0.0556095" calcext:value-type="float">
            <text:p>0.0556095</text:p>
          </table:table-cell>
          <table:table-cell office:value-type="float" office:value="0.0477949" calcext:value-type="float">
            <text:p>0.0477949</text:p>
          </table:table-cell>
          <table:table-cell office:value-type="float" office:value="0.0921036" calcext:value-type="float">
            <text:p>0.0921036</text:p>
          </table:table-cell>
          <table:table-cell office:value-type="float" office:value="0.03394" calcext:value-type="float">
            <text:p>0.03394</text:p>
          </table:table-cell>
          <table:table-cell office:value-type="float" office:value="0.0406439" calcext:value-type="float">
            <text:p>0.0406439</text:p>
          </table:table-cell>
          <table:table-cell office:value-type="float" office:value="0.0721191" calcext:value-type="float">
            <text:p>0.0721191</text:p>
          </table:table-cell>
          <table:table-cell office:value-type="float" office:value="0.0272264" calcext:value-type="float">
            <text:p>0.0272264</text:p>
          </table:table-cell>
          <table:table-cell office:value-type="float" office:value="0.0409536" calcext:value-type="float">
            <text:p>0.0409536</text:p>
          </table:table-cell>
        </table:table-row>
        <table:table-row table:style-name="ro1">
          <table:table-cell office:value-type="float" office:value="0.0521658" calcext:value-type="float">
            <text:p>0.0521658</text:p>
          </table:table-cell>
          <table:table-cell office:value-type="float" office:value="0.0521089" calcext:value-type="float">
            <text:p>0.0521089</text:p>
          </table:table-cell>
          <table:table-cell office:value-type="float" office:value="0.0789729" calcext:value-type="float">
            <text:p>0.0789729</text:p>
          </table:table-cell>
          <table:table-cell office:value-type="float" office:value="0.0507527" calcext:value-type="float">
            <text:p>0.0507527</text:p>
          </table:table-cell>
          <table:table-cell office:value-type="float" office:value="0.071364" calcext:value-type="float">
            <text:p>0.071364</text:p>
          </table:table-cell>
          <table:table-cell office:value-type="float" office:value="0.0799693" calcext:value-type="float">
            <text:p>0.0799693</text:p>
          </table:table-cell>
          <table:table-cell office:value-type="float" office:value="0.063589" calcext:value-type="float">
            <text:p>0.063589</text:p>
          </table:table-cell>
          <table:table-cell office:value-type="float" office:value="0.0509915" calcext:value-type="float">
            <text:p>0.0509915</text:p>
          </table:table-cell>
        </table:table-row>
        <table:table-row table:style-name="ro1">
          <table:table-cell office:value-type="float" office:value="0.0688889" calcext:value-type="float">
            <text:p>0.0688889</text:p>
          </table:table-cell>
          <table:table-cell office:value-type="float" office:value="0.0605855" calcext:value-type="float">
            <text:p>0.0605855</text:p>
          </table:table-cell>
          <table:table-cell office:value-type="float" office:value="0.0918219" calcext:value-type="float">
            <text:p>0.0918219</text:p>
          </table:table-cell>
          <table:table-cell office:value-type="float" office:value="0.065528" calcext:value-type="float">
            <text:p>0.065528</text:p>
          </table:table-cell>
          <table:table-cell office:value-type="float" office:value="0.0461223" calcext:value-type="float">
            <text:p>0.0461223</text:p>
          </table:table-cell>
          <table:table-cell office:value-type="float" office:value="0.0991456" calcext:value-type="float">
            <text:p>0.0991456</text:p>
          </table:table-cell>
          <table:table-cell office:value-type="float" office:value="0.0458659" calcext:value-type="float">
            <text:p>0.0458659</text:p>
          </table:table-cell>
          <table:table-cell office:value-type="float" office:value="0.0423626" calcext:value-type="float">
            <text:p>0.0423626</text:p>
          </table:table-cell>
        </table:table-row>
        <table:table-row table:style-name="ro1">
          <table:table-cell office:value-type="float" office:value="0.110719" calcext:value-type="float">
            <text:p>0.110719</text:p>
          </table:table-cell>
          <table:table-cell office:value-type="float" office:value="0.0646089" calcext:value-type="float">
            <text:p>0.0646089</text:p>
          </table:table-cell>
          <table:table-cell office:value-type="float" office:value="0.079869" calcext:value-type="float">
            <text:p>0.079869</text:p>
          </table:table-cell>
          <table:table-cell office:value-type="float" office:value="0.0243295" calcext:value-type="float">
            <text:p>0.0243295</text:p>
          </table:table-cell>
          <table:table-cell office:value-type="float" office:value="0.0206141" calcext:value-type="float">
            <text:p>0.0206141</text:p>
          </table:table-cell>
          <table:table-cell office:value-type="float" office:value="0.0849767" calcext:value-type="float">
            <text:p>0.0849767</text:p>
          </table:table-cell>
          <table:table-cell office:value-type="float" office:value="0.0275451" calcext:value-type="float">
            <text:p>0.0275451</text:p>
          </table:table-cell>
          <table:table-cell office:value-type="float" office:value="0.0437928" calcext:value-type="float">
            <text:p>0.0437928</text:p>
          </table:table-cell>
        </table:table-row>
        <table:table-row table:style-name="ro1">
          <table:table-cell office:value-type="float" office:value="0.0415501" calcext:value-type="float">
            <text:p>0.0415501</text:p>
          </table:table-cell>
          <table:table-cell office:value-type="float" office:value="0.0447891" calcext:value-type="float">
            <text:p>0.0447891</text:p>
          </table:table-cell>
          <table:table-cell office:value-type="float" office:value="0.0834905" calcext:value-type="float">
            <text:p>0.0834905</text:p>
          </table:table-cell>
          <table:table-cell office:value-type="float" office:value="0.0520787" calcext:value-type="float">
            <text:p>0.0520787</text:p>
          </table:table-cell>
          <table:table-cell office:value-type="float" office:value="0.0409328" calcext:value-type="float">
            <text:p>0.0409328</text:p>
          </table:table-cell>
          <table:table-cell office:value-type="float" office:value="0.10047" calcext:value-type="float">
            <text:p>0.10047</text:p>
          </table:table-cell>
          <table:table-cell office:value-type="float" office:value="0.0456945" calcext:value-type="float">
            <text:p>0.0456945</text:p>
          </table:table-cell>
          <table:table-cell office:value-type="float" office:value="0.0411679" calcext:value-type="float">
            <text:p>0.0411679</text:p>
          </table:table-cell>
        </table:table-row>
        <table:table-row table:style-name="ro1">
          <table:table-cell office:value-type="float" office:value="0.0256599" calcext:value-type="float">
            <text:p>0.0256599</text:p>
          </table:table-cell>
          <table:table-cell office:value-type="float" office:value="0.0488614" calcext:value-type="float">
            <text:p>0.0488614</text:p>
          </table:table-cell>
          <table:table-cell office:value-type="float" office:value="0.0607435" calcext:value-type="float">
            <text:p>0.0607435</text:p>
          </table:table-cell>
          <table:table-cell office:value-type="float" office:value="0.0583685" calcext:value-type="float">
            <text:p>0.0583685</text:p>
          </table:table-cell>
          <table:table-cell office:value-type="float" office:value="0.0256707" calcext:value-type="float">
            <text:p>0.0256707</text:p>
          </table:table-cell>
          <table:table-cell office:value-type="float" office:value="0.074146" calcext:value-type="float">
            <text:p>0.074146</text:p>
          </table:table-cell>
          <table:table-cell office:value-type="float" office:value="0.0441456" calcext:value-type="float">
            <text:p>0.0441456</text:p>
          </table:table-cell>
          <table:table-cell office:value-type="float" office:value="0.0663449" calcext:value-type="float">
            <text:p>0.0663449</text:p>
          </table:table-cell>
        </table:table-row>
        <table:table-row table:style-name="ro1">
          <table:table-cell office:value-type="float" office:value="0.0649192" calcext:value-type="float">
            <text:p>0.0649192</text:p>
          </table:table-cell>
          <table:table-cell office:value-type="float" office:value="0.074427" calcext:value-type="float">
            <text:p>0.074427</text:p>
          </table:table-cell>
          <table:table-cell office:value-type="float" office:value="0.0720354" calcext:value-type="float">
            <text:p>0.0720354</text:p>
          </table:table-cell>
          <table:table-cell office:value-type="float" office:value="0.0769911" calcext:value-type="float">
            <text:p>0.0769911</text:p>
          </table:table-cell>
          <table:table-cell office:value-type="float" office:value="0.0381641" calcext:value-type="float">
            <text:p>0.0381641</text:p>
          </table:table-cell>
          <table:table-cell office:value-type="float" office:value="0.0618875" calcext:value-type="float">
            <text:p>0.0618875</text:p>
          </table:table-cell>
          <table:table-cell office:value-type="float" office:value="0.046321" calcext:value-type="float">
            <text:p>0.046321</text:p>
          </table:table-cell>
          <table:table-cell office:value-type="float" office:value="0.0495105" calcext:value-type="float">
            <text:p>0.0495105</text:p>
          </table:table-cell>
        </table:table-row>
        <table:table-row table:style-name="ro1">
          <table:table-cell office:value-type="float" office:value="0.0713734" calcext:value-type="float">
            <text:p>0.0713734</text:p>
          </table:table-cell>
          <table:table-cell office:value-type="float" office:value="0.0619053" calcext:value-type="float">
            <text:p>0.0619053</text:p>
          </table:table-cell>
          <table:table-cell office:value-type="float" office:value="0.0912219" calcext:value-type="float">
            <text:p>0.0912219</text:p>
          </table:table-cell>
          <table:table-cell office:value-type="float" office:value="0.0520051" calcext:value-type="float">
            <text:p>0.0520051</text:p>
          </table:table-cell>
          <table:table-cell office:value-type="float" office:value="0.0435638" calcext:value-type="float">
            <text:p>0.0435638</text:p>
          </table:table-cell>
          <table:table-cell office:value-type="float" office:value="0.102325" calcext:value-type="float">
            <text:p>0.102325</text:p>
          </table:table-cell>
          <table:table-cell office:value-type="float" office:value="0.066464" calcext:value-type="float">
            <text:p>0.066464</text:p>
          </table:table-cell>
          <table:table-cell office:value-type="float" office:value="0.0605122" calcext:value-type="float">
            <text:p>0.0605122</text:p>
          </table:table-cell>
        </table:table-row>
        <table:table-row table:style-name="ro1">
          <table:table-cell office:value-type="float" office:value="0.0526177" calcext:value-type="float">
            <text:p>0.0526177</text:p>
          </table:table-cell>
          <table:table-cell office:value-type="float" office:value="0.053772" calcext:value-type="float">
            <text:p>0.053772</text:p>
          </table:table-cell>
          <table:table-cell office:value-type="float" office:value="0.0685862" calcext:value-type="float">
            <text:p>0.0685862</text:p>
          </table:table-cell>
          <table:table-cell office:value-type="float" office:value="0.0565325" calcext:value-type="float">
            <text:p>0.0565325</text:p>
          </table:table-cell>
          <table:table-cell office:value-type="float" office:value="0.0526057" calcext:value-type="float">
            <text:p>0.0526057</text:p>
          </table:table-cell>
          <table:table-cell office:value-type="float" office:value="0.0604407" calcext:value-type="float">
            <text:p>0.0604407</text:p>
          </table:table-cell>
          <table:table-cell office:value-type="float" office:value="0.0467559" calcext:value-type="float">
            <text:p>0.0467559</text:p>
          </table:table-cell>
          <table:table-cell office:value-type="float" office:value="0.0657959" calcext:value-type="float">
            <text:p>0.0657959</text:p>
          </table:table-cell>
        </table:table-row>
        <table:table-row table:style-name="ro1">
          <table:table-cell office:value-type="float" office:value="0.031224" calcext:value-type="float">
            <text:p>0.031224</text:p>
          </table:table-cell>
          <table:table-cell office:value-type="float" office:value="0.0618817" calcext:value-type="float">
            <text:p>0.0618817</text:p>
          </table:table-cell>
          <table:table-cell office:value-type="float" office:value="0.0891218" calcext:value-type="float">
            <text:p>0.0891218</text:p>
          </table:table-cell>
          <table:table-cell office:value-type="float" office:value="0.0530317" calcext:value-type="float">
            <text:p>0.0530317</text:p>
          </table:table-cell>
          <table:table-cell office:value-type="float" office:value="0.0380687" calcext:value-type="float">
            <text:p>0.0380687</text:p>
          </table:table-cell>
          <table:table-cell office:value-type="float" office:value="0.0878372" calcext:value-type="float">
            <text:p>0.0878372</text:p>
          </table:table-cell>
          <table:table-cell office:value-type="float" office:value="0.0479739" calcext:value-type="float">
            <text:p>0.0479739</text:p>
          </table:table-cell>
          <table:table-cell office:value-type="float" office:value="0.0488234" calcext:value-type="float">
            <text:p>0.0488234</text:p>
          </table:table-cell>
        </table:table-row>
        <table:table-row table:style-name="ro1">
          <table:table-cell office:value-type="float" office:value="0.0463772" calcext:value-type="float">
            <text:p>0.0463772</text:p>
          </table:table-cell>
          <table:table-cell office:value-type="float" office:value="0.0774435" calcext:value-type="float">
            <text:p>0.0774435</text:p>
          </table:table-cell>
          <table:table-cell office:value-type="float" office:value="0.0941342" calcext:value-type="float">
            <text:p>0.0941342</text:p>
          </table:table-cell>
          <table:table-cell office:value-type="float" office:value="0.0720026" calcext:value-type="float">
            <text:p>0.0720026</text:p>
          </table:table-cell>
          <table:table-cell office:value-type="float" office:value="0.0345448" calcext:value-type="float">
            <text:p>0.0345448</text:p>
          </table:table-cell>
          <table:table-cell office:value-type="float" office:value="0.0660604" calcext:value-type="float">
            <text:p>0.0660604</text:p>
          </table:table-cell>
          <table:table-cell office:value-type="float" office:value="0.0619131" calcext:value-type="float">
            <text:p>0.0619131</text:p>
          </table:table-cell>
          <table:table-cell office:value-type="float" office:value="0.0274334" calcext:value-type="float">
            <text:p>0.0274334</text:p>
          </table:table-cell>
        </table:table-row>
        <table:table-row table:style-name="ro1">
          <table:table-cell office:value-type="float" office:value="0.0579788" calcext:value-type="float">
            <text:p>0.0579788</text:p>
          </table:table-cell>
          <table:table-cell office:value-type="float" office:value="0.0435744" calcext:value-type="float">
            <text:p>0.0435744</text:p>
          </table:table-cell>
          <table:table-cell office:value-type="float" office:value="0.0679374" calcext:value-type="float">
            <text:p>0.0679374</text:p>
          </table:table-cell>
          <table:table-cell office:value-type="float" office:value="0.0344384" calcext:value-type="float">
            <text:p>0.0344384</text:p>
          </table:table-cell>
          <table:table-cell office:value-type="float" office:value="0.0478286" calcext:value-type="float">
            <text:p>0.0478286</text:p>
          </table:table-cell>
          <table:table-cell office:value-type="float" office:value="0.0893248" calcext:value-type="float">
            <text:p>0.0893248</text:p>
          </table:table-cell>
          <table:table-cell office:value-type="float" office:value="0.0563914" calcext:value-type="float">
            <text:p>0.0563914</text:p>
          </table:table-cell>
          <table:table-cell office:value-type="float" office:value="0.0465135" calcext:value-type="float">
            <text:p>0.0465135</text:p>
          </table:table-cell>
        </table:table-row>
        <table:table-row table:style-name="ro1">
          <table:table-cell office:value-type="float" office:value="0.0756744" calcext:value-type="float">
            <text:p>0.0756744</text:p>
          </table:table-cell>
          <table:table-cell office:value-type="float" office:value="0.0415731" calcext:value-type="float">
            <text:p>0.0415731</text:p>
          </table:table-cell>
          <table:table-cell office:value-type="float" office:value="0.0769006" calcext:value-type="float">
            <text:p>0.0769006</text:p>
          </table:table-cell>
          <table:table-cell office:value-type="float" office:value="0.0326452" calcext:value-type="float">
            <text:p>0.0326452</text:p>
          </table:table-cell>
          <table:table-cell office:value-type="float" office:value="0.0239484" calcext:value-type="float">
            <text:p>0.0239484</text:p>
          </table:table-cell>
          <table:table-cell office:value-type="float" office:value="0.0731767" calcext:value-type="float">
            <text:p>0.0731767</text:p>
          </table:table-cell>
          <table:table-cell office:value-type="float" office:value="0.0638632" calcext:value-type="float">
            <text:p>0.0638632</text:p>
          </table:table-cell>
          <table:table-cell office:value-type="float" office:value="0.0596396" calcext:value-type="float">
            <text:p>0.0596396</text:p>
          </table:table-cell>
        </table:table-row>
        <table:table-row table:style-name="ro1">
          <table:table-cell office:value-type="float" office:value="0.0392927" calcext:value-type="float">
            <text:p>0.0392927</text:p>
          </table:table-cell>
          <table:table-cell office:value-type="float" office:value="0.0560259" calcext:value-type="float">
            <text:p>0.0560259</text:p>
          </table:table-cell>
          <table:table-cell office:value-type="float" office:value="0.0833836" calcext:value-type="float">
            <text:p>0.0833836</text:p>
          </table:table-cell>
          <table:table-cell office:value-type="float" office:value="0.0698479" calcext:value-type="float">
            <text:p>0.0698479</text:p>
          </table:table-cell>
          <table:table-cell office:value-type="float" office:value="0.0311521" calcext:value-type="float">
            <text:p>0.0311521</text:p>
          </table:table-cell>
          <table:table-cell office:value-type="float" office:value="0.0646854" calcext:value-type="float">
            <text:p>0.0646854</text:p>
          </table:table-cell>
          <table:table-cell office:value-type="float" office:value="0.0600067" calcext:value-type="float">
            <text:p>0.0600067</text:p>
          </table:table-cell>
          <table:table-cell office:value-type="float" office:value="0.0407816" calcext:value-type="float">
            <text:p>0.0407816</text:p>
          </table:table-cell>
        </table:table-row>
        <table:table-row table:style-name="ro1">
          <table:table-cell office:value-type="float" office:value="0.0576934" calcext:value-type="float">
            <text:p>0.0576934</text:p>
          </table:table-cell>
          <table:table-cell office:value-type="float" office:value="0.0397553" calcext:value-type="float">
            <text:p>0.0397553</text:p>
          </table:table-cell>
          <table:table-cell office:value-type="float" office:value="0.069712" calcext:value-type="float">
            <text:p>0.069712</text:p>
          </table:table-cell>
          <table:table-cell office:value-type="float" office:value="0.0544854" calcext:value-type="float">
            <text:p>0.0544854</text:p>
          </table:table-cell>
          <table:table-cell office:value-type="float" office:value="0.0270073" calcext:value-type="float">
            <text:p>0.0270073</text:p>
          </table:table-cell>
          <table:table-cell office:value-type="float" office:value="0.0878254" calcext:value-type="float">
            <text:p>0.0878254</text:p>
          </table:table-cell>
          <table:table-cell office:value-type="float" office:value="0.0218817" calcext:value-type="float">
            <text:p>0.0218817</text:p>
          </table:table-cell>
          <table:table-cell office:value-type="float" office:value="0.0349408" calcext:value-type="float">
            <text:p>0.0349408</text:p>
          </table:table-cell>
        </table:table-row>
        <table:table-row table:style-name="ro1">
          <table:table-cell office:value-type="float" office:value="0.0531483" calcext:value-type="float">
            <text:p>0.0531483</text:p>
          </table:table-cell>
          <table:table-cell office:value-type="float" office:value="0.022947" calcext:value-type="float">
            <text:p>0.022947</text:p>
          </table:table-cell>
          <table:table-cell office:value-type="float" office:value="0.0593727" calcext:value-type="float">
            <text:p>0.0593727</text:p>
          </table:table-cell>
          <table:table-cell office:value-type="float" office:value="0.0261791" calcext:value-type="float">
            <text:p>0.0261791</text:p>
          </table:table-cell>
          <table:table-cell office:value-type="float" office:value="0.034507" calcext:value-type="float">
            <text:p>0.034507</text:p>
          </table:table-cell>
          <table:table-cell office:value-type="float" office:value="0.0680166" calcext:value-type="float">
            <text:p>0.0680166</text:p>
          </table:table-cell>
          <table:table-cell office:value-type="float" office:value="0.0340891" calcext:value-type="float">
            <text:p>0.0340891</text:p>
          </table:table-cell>
          <table:table-cell office:value-type="float" office:value="0.0673239" calcext:value-type="float">
            <text:p>0.0673239</text:p>
          </table:table-cell>
        </table:table-row>
        <table:table-row table:style-name="ro1">
          <table:table-cell office:value-type="float" office:value="0.0398886" calcext:value-type="float">
            <text:p>0.0398886</text:p>
          </table:table-cell>
          <table:table-cell office:value-type="float" office:value="0" calcext:value-type="float">
            <text:p>0</text:p>
          </table:table-cell>
          <table:table-cell office:value-type="float" office:value="0.055183" calcext:value-type="float">
            <text:p>0.055183</text:p>
          </table:table-cell>
          <table:table-cell office:value-type="float" office:value="0.0347086" calcext:value-type="float">
            <text:p>0.0347086</text:p>
          </table:table-cell>
          <table:table-cell office:value-type="float" office:value="0.0369194" calcext:value-type="float">
            <text:p>0.0369194</text:p>
          </table:table-cell>
          <table:table-cell office:value-type="float" office:value="0.0743247" calcext:value-type="float">
            <text:p>0.0743247</text:p>
          </table:table-cell>
          <table:table-cell office:value-type="float" office:value="0.0583563" calcext:value-type="float">
            <text:p>0.0583563</text:p>
          </table:table-cell>
          <table:table-cell office:value-type="float" office:value="0.0495498" calcext:value-type="float">
            <text:p>0.0495498</text:p>
          </table:table-cell>
        </table:table-row>
        <table:table-row table:style-name="ro1">
          <table:table-cell office:value-type="float" office:value="0.037674" calcext:value-type="float">
            <text:p>0.037674</text:p>
          </table:table-cell>
          <table:table-cell office:value-type="float" office:value="0.051899" calcext:value-type="float">
            <text:p>0.051899</text:p>
          </table:table-cell>
          <table:table-cell office:value-type="float" office:value="0.0662941" calcext:value-type="float">
            <text:p>0.0662941</text:p>
          </table:table-cell>
          <table:table-cell office:value-type="float" office:value="0.0276069" calcext:value-type="float">
            <text:p>0.0276069</text:p>
          </table:table-cell>
          <table:table-cell office:value-type="float" office:value="0.0397656" calcext:value-type="float">
            <text:p>0.0397656</text:p>
          </table:table-cell>
          <table:table-cell office:value-type="float" office:value="0.0670015" calcext:value-type="float">
            <text:p>0.0670015</text:p>
          </table:table-cell>
          <table:table-cell office:value-type="float" office:value="0.026431" calcext:value-type="float">
            <text:p>0.026431</text:p>
          </table:table-cell>
          <table:table-cell office:value-type="float" office:value="0.0705866" calcext:value-type="float">
            <text:p>0.0705866</text:p>
          </table:table-cell>
        </table:table-row>
        <table:table-row table:style-name="ro1">
          <table:table-cell office:value-type="float" office:value="0.0553494" calcext:value-type="float">
            <text:p>0.0553494</text:p>
          </table:table-cell>
          <table:table-cell office:value-type="float" office:value="0.0374283" calcext:value-type="float">
            <text:p>0.0374283</text:p>
          </table:table-cell>
          <table:table-cell office:value-type="float" office:value="0.0925095" calcext:value-type="float">
            <text:p>0.0925095</text:p>
          </table:table-cell>
          <table:table-cell office:value-type="float" office:value="0.0559053" calcext:value-type="float">
            <text:p>0.0559053</text:p>
          </table:table-cell>
          <table:table-cell office:value-type="float" office:value="0.0431808" calcext:value-type="float">
            <text:p>0.0431808</text:p>
          </table:table-cell>
          <table:table-cell office:value-type="float" office:value="0.0895057" calcext:value-type="float">
            <text:p>0.0895057</text:p>
          </table:table-cell>
          <table:table-cell office:value-type="float" office:value="0.0719973" calcext:value-type="float">
            <text:p>0.0719973</text:p>
          </table:table-cell>
          <table:table-cell office:value-type="float" office:value="0.0456391" calcext:value-type="float">
            <text:p>0.0456391</text:p>
          </table:table-cell>
        </table:table-row>
        <table:table-row table:style-name="ro1">
          <table:table-cell office:value-type="float" office:value="0.0648922" calcext:value-type="float">
            <text:p>0.0648922</text:p>
          </table:table-cell>
          <table:table-cell office:value-type="float" office:value="0.0542956" calcext:value-type="float">
            <text:p>0.0542956</text:p>
          </table:table-cell>
          <table:table-cell office:value-type="float" office:value="0.0790846" calcext:value-type="float">
            <text:p>0.0790846</text:p>
          </table:table-cell>
          <table:table-cell office:value-type="float" office:value="0.0438692" calcext:value-type="float">
            <text:p>0.0438692</text:p>
          </table:table-cell>
          <table:table-cell office:value-type="float" office:value="0.023154" calcext:value-type="float">
            <text:p>0.023154</text:p>
          </table:table-cell>
          <table:table-cell office:value-type="float" office:value="0.0930059" calcext:value-type="float">
            <text:p>0.0930059</text:p>
          </table:table-cell>
          <table:table-cell office:value-type="float" office:value="0.0354071" calcext:value-type="float">
            <text:p>0.0354071</text:p>
          </table:table-cell>
          <table:table-cell office:value-type="float" office:value="0.0635006" calcext:value-type="float">
            <text:p>0.0635006</text:p>
          </table:table-cell>
        </table:table-row>
        <table:table-row table:style-name="ro1">
          <table:table-cell office:value-type="float" office:value="0.0591594" calcext:value-type="float">
            <text:p>0.0591594</text:p>
          </table:table-cell>
          <table:table-cell office:value-type="float" office:value="0.0258483" calcext:value-type="float">
            <text:p>0.0258483</text:p>
          </table:table-cell>
          <table:table-cell office:value-type="float" office:value="0.0827916" calcext:value-type="float">
            <text:p>0.0827916</text:p>
          </table:table-cell>
          <table:table-cell office:value-type="float" office:value="0.0259936" calcext:value-type="float">
            <text:p>0.0259936</text:p>
          </table:table-cell>
          <table:table-cell office:value-type="float" office:value="0.0399686" calcext:value-type="float">
            <text:p>0.0399686</text:p>
          </table:table-cell>
          <table:table-cell office:value-type="float" office:value="0.088621" calcext:value-type="float">
            <text:p>0.088621</text:p>
          </table:table-cell>
          <table:table-cell office:value-type="float" office:value="0.045775" calcext:value-type="float">
            <text:p>0.045775</text:p>
          </table:table-cell>
          <table:table-cell office:value-type="float" office:value="0.0550915" calcext:value-type="float">
            <text:p>0.0550915</text:p>
          </table:table-cell>
        </table:table-row>
        <table:table-row table:style-name="ro1">
          <table:table-cell office:value-type="float" office:value="0.0785897" calcext:value-type="float">
            <text:p>0.0785897</text:p>
          </table:table-cell>
          <table:table-cell office:value-type="float" office:value="0.0653854" calcext:value-type="float">
            <text:p>0.0653854</text:p>
          </table:table-cell>
          <table:table-cell office:value-type="float" office:value="0.0815391" calcext:value-type="float">
            <text:p>0.0815391</text:p>
          </table:table-cell>
          <table:table-cell office:value-type="float" office:value="0.0496976" calcext:value-type="float">
            <text:p>0.0496976</text:p>
          </table:table-cell>
          <table:table-cell office:value-type="float" office:value="0.0391873" calcext:value-type="float">
            <text:p>0.0391873</text:p>
          </table:table-cell>
          <table:table-cell office:value-type="float" office:value="0.0779632" calcext:value-type="float">
            <text:p>0.0779632</text:p>
          </table:table-cell>
          <table:table-cell office:value-type="float" office:value="0.0547369" calcext:value-type="float">
            <text:p>0.0547369</text:p>
          </table:table-cell>
          <table:table-cell office:value-type="float" office:value="0.0630752" calcext:value-type="float">
            <text:p>0.0630752</text:p>
          </table:table-cell>
        </table:table-row>
        <table:table-row table:style-name="ro1">
          <table:table-cell office:value-type="float" office:value="0.0542157" calcext:value-type="float">
            <text:p>0.0542157</text:p>
          </table:table-cell>
          <table:table-cell office:value-type="float" office:value="0.0322149" calcext:value-type="float">
            <text:p>0.0322149</text:p>
          </table:table-cell>
          <table:table-cell office:value-type="float" office:value="0.0916032" calcext:value-type="float">
            <text:p>0.0916032</text:p>
          </table:table-cell>
          <table:table-cell office:value-type="float" office:value="0.0359434" calcext:value-type="float">
            <text:p>0.0359434</text:p>
          </table:table-cell>
          <table:table-cell office:value-type="float" office:value="0.0208146" calcext:value-type="float">
            <text:p>0.0208146</text:p>
          </table:table-cell>
          <table:table-cell office:value-type="float" office:value="0.0800913" calcext:value-type="float">
            <text:p>0.0800913</text:p>
          </table:table-cell>
          <table:table-cell office:value-type="float" office:value="0.0470473" calcext:value-type="float">
            <text:p>0.0470473</text:p>
          </table:table-cell>
          <table:table-cell office:value-type="float" office:value="0.0373685" calcext:value-type="float">
            <text:p>0.0373685</text:p>
          </table:table-cell>
        </table:table-row>
        <table:table-row table:style-name="ro1">
          <table:table-cell office:value-type="float" office:value="0.0522992" calcext:value-type="float">
            <text:p>0.0522992</text:p>
          </table:table-cell>
          <table:table-cell office:value-type="float" office:value="0.0438706" calcext:value-type="float">
            <text:p>0.0438706</text:p>
          </table:table-cell>
          <table:table-cell office:value-type="float" office:value="0.069411" calcext:value-type="float">
            <text:p>0.069411</text:p>
          </table:table-cell>
          <table:table-cell office:value-type="float" office:value="0.0406432" calcext:value-type="float">
            <text:p>0.0406432</text:p>
          </table:table-cell>
          <table:table-cell office:value-type="float" office:value="0.0304443" calcext:value-type="float">
            <text:p>0.0304443</text:p>
          </table:table-cell>
          <table:table-cell office:value-type="float" office:value="0.0527395" calcext:value-type="float">
            <text:p>0.0527395</text:p>
          </table:table-cell>
          <table:table-cell office:value-type="float" office:value="0.0343349" calcext:value-type="float">
            <text:p>0.0343349</text:p>
          </table:table-cell>
          <table:table-cell office:value-type="float" office:value="0.0382532" calcext:value-type="float">
            <text:p>0.0382532</text:p>
          </table:table-cell>
        </table:table-row>
        <table:table-row table:style-name="ro1">
          <table:table-cell office:value-type="float" office:value="0.057212" calcext:value-type="float">
            <text:p>0.057212</text:p>
          </table:table-cell>
          <table:table-cell office:value-type="float" office:value="0.0481316" calcext:value-type="float">
            <text:p>0.0481316</text:p>
          </table:table-cell>
          <table:table-cell office:value-type="float" office:value="0.0920188" calcext:value-type="float">
            <text:p>0.0920188</text:p>
          </table:table-cell>
          <table:table-cell office:value-type="float" office:value="0.028857" calcext:value-type="float">
            <text:p>0.028857</text:p>
          </table:table-cell>
          <table:table-cell office:value-type="float" office:value="0.0369997" calcext:value-type="float">
            <text:p>0.0369997</text:p>
          </table:table-cell>
          <table:table-cell office:value-type="float" office:value="0.0718709" calcext:value-type="float">
            <text:p>0.0718709</text:p>
          </table:table-cell>
          <table:table-cell office:value-type="float" office:value="0.0564552" calcext:value-type="float">
            <text:p>0.0564552</text:p>
          </table:table-cell>
          <table:table-cell office:value-type="float" office:value="0.0542785" calcext:value-type="float">
            <text:p>0.0542785</text:p>
          </table:table-cell>
        </table:table-row>
        <table:table-row table:style-name="ro1">
          <table:table-cell office:value-type="float" office:value="0.0641275" calcext:value-type="float">
            <text:p>0.0641275</text:p>
          </table:table-cell>
          <table:table-cell office:value-type="float" office:value="0.0455432" calcext:value-type="float">
            <text:p>0.0455432</text:p>
          </table:table-cell>
          <table:table-cell office:value-type="float" office:value="0.0827881" calcext:value-type="float">
            <text:p>0.0827881</text:p>
          </table:table-cell>
          <table:table-cell office:value-type="float" office:value="0.0603735" calcext:value-type="float">
            <text:p>0.0603735</text:p>
          </table:table-cell>
          <table:table-cell office:value-type="float" office:value="0.0356459" calcext:value-type="float">
            <text:p>0.0356459</text:p>
          </table:table-cell>
          <table:table-cell office:value-type="float" office:value="0.0661158" calcext:value-type="float">
            <text:p>0.0661158</text:p>
          </table:table-cell>
          <table:table-cell office:value-type="float" office:value="0.0593827" calcext:value-type="float">
            <text:p>0.0593827</text:p>
          </table:table-cell>
          <table:table-cell office:value-type="float" office:value="0.0615394" calcext:value-type="float">
            <text:p>0.0615394</text:p>
          </table:table-cell>
        </table:table-row>
        <table:table-row table:style-name="ro1">
          <table:table-cell office:value-type="float" office:value="0.0855945" calcext:value-type="float">
            <text:p>0.0855945</text:p>
          </table:table-cell>
          <table:table-cell office:value-type="float" office:value="0.0432631" calcext:value-type="float">
            <text:p>0.0432631</text:p>
          </table:table-cell>
          <table:table-cell office:value-type="float" office:value="0.0794588" calcext:value-type="float">
            <text:p>0.0794588</text:p>
          </table:table-cell>
          <table:table-cell office:value-type="float" office:value="0.0367855" calcext:value-type="float">
            <text:p>0.036785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961098" calcext:value-type="float">
            <text:p>0.0961098</text:p>
          </table:table-cell>
          <table:table-cell office:value-type="float" office:value="0.0314423" calcext:value-type="float">
            <text:p>0.0314423</text:p>
          </table:table-cell>
          <table:table-cell office:value-type="float" office:value="0.0368279" calcext:value-type="float">
            <text:p>0.0368279</text:p>
          </table:table-cell>
        </table:table-row>
        <table:table-row table:style-name="ro1">
          <table:table-cell office:value-type="float" office:value="0.0460795" calcext:value-type="float">
            <text:p>0.0460795</text:p>
          </table:table-cell>
          <table:table-cell office:value-type="float" office:value="0.0478952" calcext:value-type="float">
            <text:p>0.0478952</text:p>
          </table:table-cell>
          <table:table-cell office:value-type="float" office:value="0.0618219" calcext:value-type="float">
            <text:p>0.0618219</text:p>
          </table:table-cell>
          <table:table-cell office:value-type="float" office:value="0.0543002" calcext:value-type="float">
            <text:p>0.0543002</text:p>
          </table:table-cell>
          <table:table-cell office:value-type="float" office:value="0.035868" calcext:value-type="float">
            <text:p>0.035868</text:p>
          </table:table-cell>
          <table:table-cell office:value-type="float" office:value="0.0916277" calcext:value-type="float">
            <text:p>0.0916277</text:p>
          </table:table-cell>
          <table:table-cell office:value-type="float" office:value="0.0413481" calcext:value-type="float">
            <text:p>0.0413481</text:p>
          </table:table-cell>
          <table:table-cell office:value-type="float" office:value="0.031818" calcext:value-type="float">
            <text:p>0.031818</text:p>
          </table:table-cell>
        </table:table-row>
        <table:table-row table:style-name="ro1">
          <table:table-cell office:value-type="float" office:value="0.0464974" calcext:value-type="float">
            <text:p>0.0464974</text:p>
          </table:table-cell>
          <table:table-cell office:value-type="float" office:value="0.0408394" calcext:value-type="float">
            <text:p>0.0408394</text:p>
          </table:table-cell>
          <table:table-cell office:value-type="float" office:value="0.0783982" calcext:value-type="float">
            <text:p>0.0783982</text:p>
          </table:table-cell>
          <table:table-cell office:value-type="float" office:value="0.0478403" calcext:value-type="float">
            <text:p>0.0478403</text:p>
          </table:table-cell>
          <table:table-cell office:value-type="float" office:value="0.0519007" calcext:value-type="float">
            <text:p>0.0519007</text:p>
          </table:table-cell>
          <table:table-cell office:value-type="float" office:value="0.0779496" calcext:value-type="float">
            <text:p>0.0779496</text:p>
          </table:table-cell>
          <table:table-cell office:value-type="float" office:value="0.0392132" calcext:value-type="float">
            <text:p>0.0392132</text:p>
          </table:table-cell>
          <table:table-cell office:value-type="float" office:value="0.0822512" calcext:value-type="float">
            <text:p>0.0822512</text:p>
          </table:table-cell>
        </table:table-row>
        <table:table-row table:style-name="ro1">
          <table:table-cell office:value-type="float" office:value="0.0776081" calcext:value-type="float">
            <text:p>0.0776081</text:p>
          </table:table-cell>
          <table:table-cell office:value-type="float" office:value="0.0563412" calcext:value-type="float">
            <text:p>0.0563412</text:p>
          </table:table-cell>
          <table:table-cell office:value-type="float" office:value="0.0789187" calcext:value-type="float">
            <text:p>0.0789187</text:p>
          </table:table-cell>
          <table:table-cell office:value-type="float" office:value="0.0572745" calcext:value-type="float">
            <text:p>0.0572745</text:p>
          </table:table-cell>
          <table:table-cell office:value-type="float" office:value="0.0319658" calcext:value-type="float">
            <text:p>0.0319658</text:p>
          </table:table-cell>
          <table:table-cell office:value-type="float" office:value="0.0734885" calcext:value-type="float">
            <text:p>0.0734885</text:p>
          </table:table-cell>
          <table:table-cell office:value-type="float" office:value="0.0461017" calcext:value-type="float">
            <text:p>0.0461017</text:p>
          </table:table-cell>
          <table:table-cell office:value-type="float" office:value="0.0470222" calcext:value-type="float">
            <text:p>0.0470222</text:p>
          </table:table-cell>
        </table:table-row>
        <table:table-row table:style-name="ro1">
          <table:table-cell office:value-type="float" office:value="0.0685718" calcext:value-type="float">
            <text:p>0.0685718</text:p>
          </table:table-cell>
          <table:table-cell office:value-type="float" office:value="0.056127" calcext:value-type="float">
            <text:p>0.056127</text:p>
          </table:table-cell>
          <table:table-cell office:value-type="float" office:value="0.0615052" calcext:value-type="float">
            <text:p>0.0615052</text:p>
          </table:table-cell>
          <table:table-cell office:value-type="float" office:value="0.0678746" calcext:value-type="float">
            <text:p>0.0678746</text:p>
          </table:table-cell>
          <table:table-cell office:value-type="float" office:value="0.0447115" calcext:value-type="float">
            <text:p>0.0447115</text:p>
          </table:table-cell>
          <table:table-cell office:value-type="float" office:value="0.0796087" calcext:value-type="float">
            <text:p>0.0796087</text:p>
          </table:table-cell>
          <table:table-cell office:value-type="float" office:value="0.0354048" calcext:value-type="float">
            <text:p>0.0354048</text:p>
          </table:table-cell>
          <table:table-cell office:value-type="float" office:value="0.0498376" calcext:value-type="float">
            <text:p>0.0498376</text:p>
          </table:table-cell>
        </table:table-row>
        <table:table-row table:style-name="ro1">
          <table:table-cell office:value-type="float" office:value="0.0763239" calcext:value-type="float">
            <text:p>0.0763239</text:p>
          </table:table-cell>
          <table:table-cell office:value-type="float" office:value="0.0348315" calcext:value-type="float">
            <text:p>0.0348315</text:p>
          </table:table-cell>
          <table:table-cell office:value-type="float" office:value="0.0649292" calcext:value-type="float">
            <text:p>0.0649292</text:p>
          </table:table-cell>
          <table:table-cell office:value-type="float" office:value="0.0501189" calcext:value-type="float">
            <text:p>0.0501189</text:p>
          </table:table-cell>
          <table:table-cell office:value-type="float" office:value="0.0309862" calcext:value-type="float">
            <text:p>0.0309862</text:p>
          </table:table-cell>
          <table:table-cell office:value-type="float" office:value="0.0735987" calcext:value-type="float">
            <text:p>0.0735987</text:p>
          </table:table-cell>
          <table:table-cell office:value-type="float" office:value="0.0336884" calcext:value-type="float">
            <text:p>0.0336884</text:p>
          </table:table-cell>
          <table:table-cell office:value-type="float" office:value="0.0538915" calcext:value-type="float">
            <text:p>0.0538915</text:p>
          </table:table-cell>
        </table:table-row>
        <table:table-row table:style-name="ro1">
          <table:table-cell office:value-type="float" office:value="0.0720061" calcext:value-type="float">
            <text:p>0.0720061</text:p>
          </table:table-cell>
          <table:table-cell office:value-type="float" office:value="0.0392753" calcext:value-type="float">
            <text:p>0.0392753</text:p>
          </table:table-cell>
          <table:table-cell office:value-type="float" office:value="0.0731696" calcext:value-type="float">
            <text:p>0.0731696</text:p>
          </table:table-cell>
          <table:table-cell office:value-type="float" office:value="0.0525903" calcext:value-type="float">
            <text:p>0.0525903</text:p>
          </table:table-cell>
          <table:table-cell office:value-type="float" office:value="0.018221" calcext:value-type="float">
            <text:p>0.018221</text:p>
          </table:table-cell>
          <table:table-cell office:value-type="float" office:value="0.0878361" calcext:value-type="float">
            <text:p>0.0878361</text:p>
          </table:table-cell>
          <table:table-cell office:value-type="float" office:value="0.0417442" calcext:value-type="float">
            <text:p>0.0417442</text:p>
          </table:table-cell>
          <table:table-cell office:value-type="float" office:value="0.0642125" calcext:value-type="float">
            <text:p>0.0642125</text:p>
          </table:table-cell>
        </table:table-row>
        <table:table-row table:style-name="ro1">
          <table:table-cell office:value-type="float" office:value="0.0676904" calcext:value-type="float">
            <text:p>0.0676904</text:p>
          </table:table-cell>
          <table:table-cell office:value-type="float" office:value="0.0265238" calcext:value-type="float">
            <text:p>0.0265238</text:p>
          </table:table-cell>
          <table:table-cell office:value-type="float" office:value="0.0757616" calcext:value-type="float">
            <text:p>0.0757616</text:p>
          </table:table-cell>
          <table:table-cell office:value-type="float" office:value="0.0476944" calcext:value-type="float">
            <text:p>0.0476944</text:p>
          </table:table-cell>
          <table:table-cell office:value-type="float" office:value="0.029601" calcext:value-type="float">
            <text:p>0.029601</text:p>
          </table:table-cell>
          <table:table-cell office:value-type="float" office:value="0.0863419" calcext:value-type="float">
            <text:p>0.0863419</text:p>
          </table:table-cell>
          <table:table-cell office:value-type="float" office:value="0.0525982" calcext:value-type="float">
            <text:p>0.0525982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office:value-type="float" office:value="0.0676686" calcext:value-type="float">
            <text:p>0.0676686</text:p>
          </table:table-cell>
          <table:table-cell office:value-type="float" office:value="0.0355579" calcext:value-type="float">
            <text:p>0.0355579</text:p>
          </table:table-cell>
          <table:table-cell office:value-type="float" office:value="0.0759425" calcext:value-type="float">
            <text:p>0.0759425</text:p>
          </table:table-cell>
          <table:table-cell office:value-type="float" office:value="0.0511279" calcext:value-type="float">
            <text:p>0.0511279</text:p>
          </table:table-cell>
          <table:table-cell office:value-type="float" office:value="0.0358233" calcext:value-type="float">
            <text:p>0.0358233</text:p>
          </table:table-cell>
          <table:table-cell office:value-type="float" office:value="0.0811628" calcext:value-type="float">
            <text:p>0.0811628</text:p>
          </table:table-cell>
          <table:table-cell office:value-type="float" office:value="0.0385885" calcext:value-type="float">
            <text:p>0.0385885</text:p>
          </table:table-cell>
          <table:table-cell office:value-type="float" office:value="0.045407" calcext:value-type="float">
            <text:p>0.045407</text:p>
          </table:table-cell>
        </table:table-row>
        <table:table-row table:style-name="ro1">
          <table:table-cell office:value-type="float" office:value="0.0853932" calcext:value-type="float">
            <text:p>0.0853932</text:p>
          </table:table-cell>
          <table:table-cell office:value-type="float" office:value="0.0310199" calcext:value-type="float">
            <text:p>0.0310199</text:p>
          </table:table-cell>
          <table:table-cell office:value-type="float" office:value="0.0620689" calcext:value-type="float">
            <text:p>0.0620689</text:p>
          </table:table-cell>
          <table:table-cell office:value-type="float" office:value="0.0618569" calcext:value-type="float">
            <text:p>0.0618569</text:p>
          </table:table-cell>
          <table:table-cell office:value-type="float" office:value="0.0344484" calcext:value-type="float">
            <text:p>0.0344484</text:p>
          </table:table-cell>
          <table:table-cell office:value-type="float" office:value="0.0862215" calcext:value-type="float">
            <text:p>0.0862215</text:p>
          </table:table-cell>
          <table:table-cell office:value-type="float" office:value="0.0417649" calcext:value-type="float">
            <text:p>0.0417649</text:p>
          </table:table-cell>
          <table:table-cell office:value-type="float" office:value="0.0450896" calcext:value-type="float">
            <text:p>0.0450896</text:p>
          </table:table-cell>
        </table:table-row>
        <table:table-row table:style-name="ro1">
          <table:table-cell office:value-type="float" office:value="0.0622318" calcext:value-type="float">
            <text:p>0.0622318</text:p>
          </table:table-cell>
          <table:table-cell office:value-type="float" office:value="0.032348" calcext:value-type="float">
            <text:p>0.032348</text:p>
          </table:table-cell>
          <table:table-cell office:value-type="float" office:value="0.0666792" calcext:value-type="float">
            <text:p>0.0666792</text:p>
          </table:table-cell>
          <table:table-cell office:value-type="float" office:value="0.0506815" calcext:value-type="float">
            <text:p>0.0506815</text:p>
          </table:table-cell>
          <table:table-cell office:value-type="float" office:value="0.0218621" calcext:value-type="float">
            <text:p>0.0218621</text:p>
          </table:table-cell>
          <table:table-cell office:value-type="float" office:value="0.0766078" calcext:value-type="float">
            <text:p>0.0766078</text:p>
          </table:table-cell>
          <table:table-cell office:value-type="float" office:value="0.0248632" calcext:value-type="float">
            <text:p>0.0248632</text:p>
          </table:table-cell>
          <table:table-cell office:value-type="float" office:value="0.0458716" calcext:value-type="float">
            <text:p>0.0458716</text:p>
          </table:table-cell>
        </table:table-row>
        <table:table-row table:style-name="ro1">
          <table:table-cell office:value-type="float" office:value="0.0616714" calcext:value-type="float">
            <text:p>0.0616714</text:p>
          </table:table-cell>
          <table:table-cell office:value-type="float" office:value="0.0345995" calcext:value-type="float">
            <text:p>0.0345995</text:p>
          </table:table-cell>
          <table:table-cell office:value-type="float" office:value="0.0709601" calcext:value-type="float">
            <text:p>0.0709601</text:p>
          </table:table-cell>
          <table:table-cell office:value-type="float" office:value="0.0535959" calcext:value-type="float">
            <text:p>0.0535959</text:p>
          </table:table-cell>
          <table:table-cell office:value-type="float" office:value="0.029456" calcext:value-type="float">
            <text:p>0.029456</text:p>
          </table:table-cell>
          <table:table-cell office:value-type="float" office:value="0.0814904" calcext:value-type="float">
            <text:p>0.0814904</text:p>
          </table:table-cell>
          <table:table-cell office:value-type="float" office:value="0.0450799" calcext:value-type="float">
            <text:p>0.0450799</text:p>
          </table:table-cell>
          <table:table-cell office:value-type="float" office:value="0.0486431" calcext:value-type="float">
            <text:p>0.0486431</text:p>
          </table:table-cell>
        </table:table-row>
        <table:table-row table:style-name="ro1">
          <table:table-cell office:value-type="float" office:value="0.0590907" calcext:value-type="float">
            <text:p>0.0590907</text:p>
          </table:table-cell>
          <table:table-cell office:value-type="float" office:value="0.0419055" calcext:value-type="float">
            <text:p>0.0419055</text:p>
          </table:table-cell>
          <table:table-cell office:value-type="float" office:value="0.0705766" calcext:value-type="float">
            <text:p>0.0705766</text:p>
          </table:table-cell>
          <table:table-cell office:value-type="float" office:value="0.0535507" calcext:value-type="float">
            <text:p>0.0535507</text:p>
          </table:table-cell>
          <table:table-cell office:value-type="float" office:value="0.0312689" calcext:value-type="float">
            <text:p>0.0312689</text:p>
          </table:table-cell>
          <table:table-cell office:value-type="float" office:value="0.081305" calcext:value-type="float">
            <text:p>0.081305</text:p>
          </table:table-cell>
          <table:table-cell office:value-type="float" office:value="0.0327918" calcext:value-type="float">
            <text:p>0.0327918</text:p>
          </table:table-cell>
          <table:table-cell office:value-type="float" office:value="0.0492035" calcext:value-type="float">
            <text:p>0.0492035</text:p>
          </table:table-cell>
        </table:table-row>
        <table:table-row table:style-name="ro1">
          <table:table-cell office:value-type="float" office:value="0.063005" calcext:value-type="float">
            <text:p>0.063005</text:p>
          </table:table-cell>
          <table:table-cell office:value-type="float" office:value="0.0348315" calcext:value-type="float">
            <text:p>0.0348315</text:p>
          </table:table-cell>
          <table:table-cell office:value-type="float" office:value="0.0712204" calcext:value-type="float">
            <text:p>0.0712204</text:p>
          </table:table-cell>
          <table:table-cell office:value-type="float" office:value="0.0522614" calcext:value-type="float">
            <text:p>0.0522614</text:p>
          </table:table-cell>
          <table:table-cell office:value-type="float" office:value="0.0216606" calcext:value-type="float">
            <text:p>0.0216606</text:p>
          </table:table-cell>
          <table:table-cell office:value-type="float" office:value="0.0853036" calcext:value-type="float">
            <text:p>0.0853036</text:p>
          </table:table-cell>
          <table:table-cell office:value-type="float" office:value="0.0447212" calcext:value-type="float">
            <text:p>0.0447212</text:p>
          </table:table-cell>
          <table:table-cell office:value-type="float" office:value="0.0522388" calcext:value-type="float">
            <text:p>0.0522388</text:p>
          </table:table-cell>
        </table:table-row>
        <table:table-row table:style-name="ro1">
          <table:table-cell office:value-type="float" office:value="0.0668979" calcext:value-type="float">
            <text:p>0.0668979</text:p>
          </table:table-cell>
          <table:table-cell office:value-type="float" office:value="0.0273092" calcext:value-type="float">
            <text:p>0.0273092</text:p>
          </table:table-cell>
          <table:table-cell office:value-type="float" office:value="0.0726662" calcext:value-type="float">
            <text:p>0.0726662</text:p>
          </table:table-cell>
          <table:table-cell office:value-type="float" office:value="0.0492183" calcext:value-type="float">
            <text:p>0.0492183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0.0737026" calcext:value-type="float">
            <text:p>0.0737026</text:p>
          </table:table-cell>
          <table:table-cell office:value-type="float" office:value="0.040364" calcext:value-type="float">
            <text:p>0.040364</text:p>
          </table:table-cell>
          <table:table-cell office:value-type="float" office:value="0.0471461" calcext:value-type="float">
            <text:p>0.0471461</text:p>
          </table:table-cell>
        </table:table-row>
        <table:table-row table:style-name="ro1">
          <table:table-cell office:value-type="float" office:value="0.0637128" calcext:value-type="float">
            <text:p>0.0637128</text:p>
          </table:table-cell>
          <table:table-cell office:value-type="float" office:value="0.0349541" calcext:value-type="float">
            <text:p>0.0349541</text:p>
          </table:table-cell>
          <table:table-cell office:value-type="float" office:value="0.0789448" calcext:value-type="float">
            <text:p>0.0789448</text:p>
          </table:table-cell>
          <table:table-cell office:value-type="float" office:value="0.0418245" calcext:value-type="float">
            <text:p>0.0418245</text:p>
          </table:table-cell>
          <table:table-cell office:value-type="float" office:value="0.0249554" calcext:value-type="float">
            <text:p>0.0249554</text:p>
          </table:table-cell>
          <table:table-cell office:value-type="float" office:value="0.0737452" calcext:value-type="float">
            <text:p>0.0737452</text:p>
          </table:table-cell>
          <table:table-cell office:value-type="float" office:value="0.0330674" calcext:value-type="float">
            <text:p>0.0330674</text:p>
          </table:table-cell>
          <table:table-cell office:value-type="float" office:value="0.0511299" calcext:value-type="float">
            <text:p>0.0511299</text:p>
          </table:table-cell>
        </table:table-row>
        <table:table-row table:style-name="ro1">
          <table:table-cell office:value-type="float" office:value="0.0693373" calcext:value-type="float">
            <text:p>0.0693373</text:p>
          </table:table-cell>
          <table:table-cell office:value-type="float" office:value="0.0312975" calcext:value-type="float">
            <text:p>0.0312975</text:p>
          </table:table-cell>
          <table:table-cell office:value-type="float" office:value="0.0698821" calcext:value-type="float">
            <text:p>0.0698821</text:p>
          </table:table-cell>
          <table:table-cell office:value-type="float" office:value="0.0592185" calcext:value-type="float">
            <text:p>0.0592185</text:p>
          </table:table-cell>
          <table:table-cell office:value-type="float" office:value="0.0210015" calcext:value-type="float">
            <text:p>0.0210015</text:p>
          </table:table-cell>
          <table:table-cell office:value-type="float" office:value="0.0768512" calcext:value-type="float">
            <text:p>0.0768512</text:p>
          </table:table-cell>
          <table:table-cell office:value-type="float" office:value="0.0353788" calcext:value-type="float">
            <text:p>0.0353788</text:p>
          </table:table-cell>
          <table:table-cell office:value-type="float" office:value="0.0526038" calcext:value-type="float">
            <text:p>0.0526038</text:p>
          </table:table-cell>
        </table:table-row>
        <table:table-row table:style-name="ro1">
          <table:table-cell office:value-type="float" office:value="0.0579257" calcext:value-type="float">
            <text:p>0.0579257</text:p>
          </table:table-cell>
          <table:table-cell office:value-type="float" office:value="0.0323464" calcext:value-type="float">
            <text:p>0.0323464</text:p>
          </table:table-cell>
          <table:table-cell office:value-type="float" office:value="0.0760199" calcext:value-type="float">
            <text:p>0.0760199</text:p>
          </table:table-cell>
          <table:table-cell office:value-type="float" office:value="0.051686" calcext:value-type="float">
            <text:p>0.051686</text:p>
          </table:table-cell>
          <table:table-cell office:value-type="float" office:value="0.025192" calcext:value-type="float">
            <text:p>0.025192</text:p>
          </table:table-cell>
          <table:table-cell office:value-type="float" office:value="0.0902052" calcext:value-type="float">
            <text:p>0.0902052</text:p>
          </table:table-cell>
          <table:table-cell office:value-type="float" office:value="0.0320879" calcext:value-type="float">
            <text:p>0.0320879</text:p>
          </table:table-cell>
          <table:table-cell office:value-type="float" office:value="0.0459663" calcext:value-type="float">
            <text:p>0.0459663</text:p>
          </table:table-cell>
        </table:table-row>
        <table:table-row table:style-name="ro1">
          <table:table-cell office:value-type="float" office:value="0.0603012" calcext:value-type="float">
            <text:p>0.0603012</text:p>
          </table:table-cell>
          <table:table-cell office:value-type="float" office:value="0.0273107" calcext:value-type="float">
            <text:p>0.0273107</text:p>
          </table:table-cell>
          <table:table-cell office:value-type="float" office:value="0.0736206" calcext:value-type="float">
            <text:p>0.0736206</text:p>
          </table:table-cell>
          <table:table-cell office:value-type="float" office:value="0.0526073" calcext:value-type="float">
            <text:p>0.0526073</text:p>
          </table:table-cell>
          <table:table-cell office:value-type="float" office:value="0.0283554" calcext:value-type="float">
            <text:p>0.0283554</text:p>
          </table:table-cell>
          <table:table-cell office:value-type="float" office:value="0.0806947" calcext:value-type="float">
            <text:p>0.0806947</text:p>
          </table:table-cell>
          <table:table-cell office:value-type="float" office:value="0.0366469" calcext:value-type="float">
            <text:p>0.0366469</text:p>
          </table:table-cell>
          <table:table-cell office:value-type="float" office:value="0.0517618" calcext:value-type="float">
            <text:p>0.0517618</text:p>
          </table:table-cell>
        </table:table-row>
        <table:table-row table:style-name="ro1">
          <table:table-cell office:value-type="float" office:value="0.0634253" calcext:value-type="float">
            <text:p>0.0634253</text:p>
          </table:table-cell>
          <table:table-cell office:value-type="float" office:value="0.0392331" calcext:value-type="float">
            <text:p>0.0392331</text:p>
          </table:table-cell>
          <table:table-cell office:value-type="float" office:value="0.0763231" calcext:value-type="float">
            <text:p>0.0763231</text:p>
          </table:table-cell>
          <table:table-cell office:value-type="float" office:value="0.0507625" calcext:value-type="float">
            <text:p>0.0507625</text:p>
          </table:table-cell>
          <table:table-cell office:value-type="float" office:value="0.0170297" calcext:value-type="float">
            <text:p>0.0170297</text:p>
          </table:table-cell>
          <table:table-cell office:value-type="float" office:value="0.08037" calcext:value-type="float">
            <text:p>0.08037</text:p>
          </table:table-cell>
          <table:table-cell office:value-type="float" office:value="0.039984" calcext:value-type="float">
            <text:p>0.039984</text:p>
          </table:table-cell>
          <table:table-cell office:value-type="float" office:value="0.047259" calcext:value-type="float">
            <text:p>0.047259</text:p>
          </table:table-cell>
        </table:table-row>
        <table:table-row table:style-name="ro1">
          <table:table-cell office:value-type="float" office:value="0.0628312" calcext:value-type="float">
            <text:p>0.0628312</text:p>
          </table:table-cell>
          <table:table-cell office:value-type="float" office:value="0.0302259" calcext:value-type="float">
            <text:p>0.0302259</text:p>
          </table:table-cell>
          <table:table-cell office:value-type="float" office:value="0.0707418" calcext:value-type="float">
            <text:p>0.0707418</text:p>
          </table:table-cell>
          <table:table-cell office:value-type="float" office:value="0.0527134" calcext:value-type="float">
            <text:p>0.0527134</text:p>
          </table:table-cell>
          <table:table-cell office:value-type="float" office:value="0.0259728" calcext:value-type="float">
            <text:p>0.0259728</text:p>
          </table:table-cell>
          <table:table-cell office:value-type="float" office:value="0.076338" calcext:value-type="float">
            <text:p>0.076338</text:p>
          </table:table-cell>
          <table:table-cell office:value-type="float" office:value="0.0244677" calcext:value-type="float">
            <text:p>0.0244677</text:p>
          </table:table-cell>
          <table:table-cell office:value-type="float" office:value="0.0445155" calcext:value-type="float">
            <text:p>0.0445155</text:p>
          </table:table-cell>
        </table:table-row>
        <table:table-row table:style-name="ro1">
          <table:table-cell office:value-type="float" office:value="0.0724911" calcext:value-type="float">
            <text:p>0.0724911</text:p>
          </table:table-cell>
          <table:table-cell office:value-type="float" office:value="0.0329356" calcext:value-type="float">
            <text:p>0.0329356</text:p>
          </table:table-cell>
          <table:table-cell office:value-type="float" office:value="0.0668067" calcext:value-type="float">
            <text:p>0.0668067</text:p>
          </table:table-cell>
          <table:table-cell office:value-type="float" office:value="0.055071" calcext:value-type="float">
            <text:p>0.055071</text:p>
          </table:table-cell>
          <table:table-cell office:value-type="float" office:value="0.0332777" calcext:value-type="float">
            <text:p>0.0332777</text:p>
          </table:table-cell>
          <table:table-cell office:value-type="float" office:value="0.0826527" calcext:value-type="float">
            <text:p>0.0826527</text:p>
          </table:table-cell>
          <table:table-cell office:value-type="float" office:value="0.0357694" calcext:value-type="float">
            <text:p>0.0357694</text:p>
          </table:table-cell>
          <table:table-cell office:value-type="float" office:value="0.0421192" calcext:value-type="float">
            <text:p>0.0421192</text:p>
          </table:table-cell>
        </table:table-row>
        <table:table-row table:style-name="ro1">
          <table:table-cell office:value-type="float" office:value="0.0619594" calcext:value-type="float">
            <text:p>0.0619594</text:p>
          </table:table-cell>
          <table:table-cell office:value-type="float" office:value="0.0313102" calcext:value-type="float">
            <text:p>0.0313102</text:p>
          </table:table-cell>
          <table:table-cell office:value-type="float" office:value="0.0702052" calcext:value-type="float">
            <text:p>0.0702052</text:p>
          </table:table-cell>
          <table:table-cell office:value-type="float" office:value="0.0475183" calcext:value-type="float">
            <text:p>0.0475183</text:p>
          </table:table-cell>
          <table:table-cell office:value-type="float" office:value="0.0260808" calcext:value-type="float">
            <text:p>0.0260808</text:p>
          </table:table-cell>
          <table:table-cell office:value-type="float" office:value="0.081108" calcext:value-type="float">
            <text:p>0.081108</text:p>
          </table:table-cell>
          <table:table-cell office:value-type="float" office:value="0.0441889" calcext:value-type="float">
            <text:p>0.0441889</text:p>
          </table:table-cell>
          <table:table-cell office:value-type="float" office:value="0.048628" calcext:value-type="float">
            <text:p>0.048628</text:p>
          </table:table-cell>
        </table:table-row>
        <table:table-row table:style-name="ro1">
          <table:table-cell office:value-type="float" office:value="0.0658522" calcext:value-type="float">
            <text:p>0.0658522</text:p>
          </table:table-cell>
          <table:table-cell office:value-type="float" office:value="0.0281336" calcext:value-type="float">
            <text:p>0.0281336</text:p>
          </table:table-cell>
          <table:table-cell office:value-type="float" office:value="0.0737937" calcext:value-type="float">
            <text:p>0.0737937</text:p>
          </table:table-cell>
          <table:table-cell office:value-type="float" office:value="0.0558188" calcext:value-type="float">
            <text:p>0.0558188</text:p>
          </table:table-cell>
          <table:table-cell office:value-type="float" office:value="0.0228228" calcext:value-type="float">
            <text:p>0.0228228</text:p>
          </table:table-cell>
          <table:table-cell office:value-type="float" office:value="0.0843212" calcext:value-type="float">
            <text:p>0.0843212</text:p>
          </table:table-cell>
          <table:table-cell office:value-type="float" office:value="0.0336732" calcext:value-type="float">
            <text:p>0.0336732</text:p>
          </table:table-cell>
          <table:table-cell office:value-type="float" office:value="0.046562" calcext:value-type="float">
            <text:p>0.046562</text:p>
          </table:table-cell>
        </table:table-row>
        <table:table-row table:style-name="ro1">
          <table:table-cell office:value-type="float" office:value="0.055226" calcext:value-type="float">
            <text:p>0.055226</text:p>
          </table:table-cell>
          <table:table-cell office:value-type="float" office:value="0.0364084" calcext:value-type="float">
            <text:p>0.0364084</text:p>
          </table:table-cell>
          <table:table-cell office:value-type="float" office:value="0.0696558" calcext:value-type="float">
            <text:p>0.0696558</text:p>
          </table:table-cell>
          <table:table-cell office:value-type="float" office:value="0.0503946" calcext:value-type="float">
            <text:p>0.0503946</text:p>
          </table:table-cell>
          <table:table-cell office:value-type="float" office:value="0.023638" calcext:value-type="float">
            <text:p>0.023638</text:p>
          </table:table-cell>
          <table:table-cell office:value-type="float" office:value="0.0848602" calcext:value-type="float">
            <text:p>0.0848602</text:p>
          </table:table-cell>
          <table:table-cell office:value-type="float" office:value="0.038297" calcext:value-type="float">
            <text:p>0.038297</text:p>
          </table:table-cell>
          <table:table-cell office:value-type="float" office:value="0.0512753" calcext:value-type="float">
            <text:p>0.0512753</text:p>
          </table:table-cell>
        </table:table-row>
        <table:table-row table:style-name="ro1">
          <table:table-cell office:value-type="float" office:value="0.0664977" calcext:value-type="float">
            <text:p>0.0664977</text:p>
          </table:table-cell>
          <table:table-cell office:value-type="float" office:value="0.0370604" calcext:value-type="float">
            <text:p>0.0370604</text:p>
          </table:table-cell>
          <table:table-cell office:value-type="float" office:value="0.071832" calcext:value-type="float">
            <text:p>0.071832</text:p>
          </table:table-cell>
          <table:table-cell office:value-type="float" office:value="0.0574125" calcext:value-type="float">
            <text:p>0.0574125</text:p>
          </table:table-cell>
          <table:table-cell office:value-type="float" office:value="0.0219163" calcext:value-type="float">
            <text:p>0.0219163</text:p>
          </table:table-cell>
          <table:table-cell office:value-type="float" office:value="0.0816672" calcext:value-type="float">
            <text:p>0.0816672</text:p>
          </table:table-cell>
          <table:table-cell office:value-type="float" office:value="0.0378253" calcext:value-type="float">
            <text:p>0.0378253</text:p>
          </table:table-cell>
          <table:table-cell office:value-type="float" office:value="0.0439384" calcext:value-type="float">
            <text:p>0.0439384</text:p>
          </table:table-cell>
        </table:table-row>
        <table:table-row table:style-name="ro1">
          <table:table-cell office:value-type="float" office:value="0.0515204" calcext:value-type="float">
            <text:p>0.0515204</text:p>
          </table:table-cell>
          <table:table-cell office:value-type="float" office:value="0.0305624" calcext:value-type="float">
            <text:p>0.0305624</text:p>
          </table:table-cell>
          <table:table-cell office:value-type="float" office:value="0.0787601" calcext:value-type="float">
            <text:p>0.0787601</text:p>
          </table:table-cell>
          <table:table-cell office:value-type="float" office:value="0.0552203" calcext:value-type="float">
            <text:p>0.0552203</text:p>
          </table:table-cell>
          <table:table-cell office:value-type="float" office:value="0.0197459" calcext:value-type="float">
            <text:p>0.0197459</text:p>
          </table:table-cell>
          <table:table-cell office:value-type="float" office:value="0.0788834" calcext:value-type="float">
            <text:p>0.0788834</text:p>
          </table:table-cell>
          <table:table-cell office:value-type="float" office:value="0.0341763" calcext:value-type="float">
            <text:p>0.0341763</text:p>
          </table:table-cell>
          <table:table-cell office:value-type="float" office:value="0.051287" calcext:value-type="float">
            <text:p>0.051287</text:p>
          </table:table-cell>
        </table:table-row>
        <table:table-row table:style-name="ro1">
          <table:table-cell office:value-type="float" office:value="0.0584438" calcext:value-type="float">
            <text:p>0.0584438</text:p>
          </table:table-cell>
          <table:table-cell office:value-type="float" office:value="0.0279033" calcext:value-type="float">
            <text:p>0.0279033</text:p>
          </table:table-cell>
          <table:table-cell office:value-type="float" office:value="0.0726369" calcext:value-type="float">
            <text:p>0.0726369</text:p>
          </table:table-cell>
          <table:table-cell office:value-type="float" office:value="0.0491422" calcext:value-type="float">
            <text:p>0.0491422</text:p>
          </table:table-cell>
          <table:table-cell office:value-type="float" office:value="0.0279916" calcext:value-type="float">
            <text:p>0.0279916</text:p>
          </table:table-cell>
          <table:table-cell office:value-type="float" office:value="0.0749967" calcext:value-type="float">
            <text:p>0.0749967</text:p>
          </table:table-cell>
          <table:table-cell office:value-type="float" office:value="0.0407279" calcext:value-type="float">
            <text:p>0.0407279</text:p>
          </table:table-cell>
          <table:table-cell office:value-type="float" office:value="0.058655" calcext:value-type="float">
            <text:p>0.058655</text:p>
          </table:table-cell>
        </table:table-row>
        <table:table-row table:style-name="ro1">
          <table:table-cell office:value-type="float" office:value="0.0591886" calcext:value-type="float">
            <text:p>0.0591886</text:p>
          </table:table-cell>
          <table:table-cell office:value-type="float" office:value="0.0270602" calcext:value-type="float">
            <text:p>0.0270602</text:p>
          </table:table-cell>
          <table:table-cell office:value-type="float" office:value="0.0748575" calcext:value-type="float">
            <text:p>0.0748575</text:p>
          </table:table-cell>
          <table:table-cell office:value-type="float" office:value="0.0511402" calcext:value-type="float">
            <text:p>0.0511402</text:p>
          </table:table-cell>
          <table:table-cell office:value-type="float" office:value="0.0259818" calcext:value-type="float">
            <text:p>0.0259818</text:p>
          </table:table-cell>
          <table:table-cell office:value-type="float" office:value="0.0765443" calcext:value-type="float">
            <text:p>0.0765443</text:p>
          </table:table-cell>
          <table:table-cell office:value-type="float" office:value="0.0350805" calcext:value-type="float">
            <text:p>0.0350805</text:p>
          </table:table-cell>
          <table:table-cell office:value-type="float" office:value="0.0467646" calcext:value-type="float">
            <text:p>0.0467646</text:p>
          </table:table-cell>
        </table:table-row>
        <table:table-row table:style-name="ro1">
          <table:table-cell office:value-type="float" office:value="0.0607702" calcext:value-type="float">
            <text:p>0.0607702</text:p>
          </table:table-cell>
          <table:table-cell office:value-type="float" office:value="0.0240359" calcext:value-type="float">
            <text:p>0.0240359</text:p>
          </table:table-cell>
          <table:table-cell office:value-type="float" office:value="0.0677784" calcext:value-type="float">
            <text:p>0.0677784</text:p>
          </table:table-cell>
          <table:table-cell office:value-type="float" office:value="0.0552127" calcext:value-type="float">
            <text:p>0.0552127</text:p>
          </table:table-cell>
          <table:table-cell office:value-type="float" office:value="0.0182732" calcext:value-type="float">
            <text:p>0.0182732</text:p>
          </table:table-cell>
          <table:table-cell office:value-type="float" office:value="0.0748143" calcext:value-type="float">
            <text:p>0.0748143</text:p>
          </table:table-cell>
          <table:table-cell office:value-type="float" office:value="0.0284819" calcext:value-type="float">
            <text:p>0.0284819</text:p>
          </table:table-cell>
          <table:table-cell office:value-type="float" office:value="0.0463108" calcext:value-type="float">
            <text:p>0.0463108</text:p>
          </table:table-cell>
        </table:table-row>
        <table:table-row table:style-name="ro1">
          <table:table-cell office:value-type="float" office:value="0.0579359" calcext:value-type="float">
            <text:p>0.0579359</text:p>
          </table:table-cell>
          <table:table-cell office:value-type="float" office:value="0.0268334" calcext:value-type="float">
            <text:p>0.0268334</text:p>
          </table:table-cell>
          <table:table-cell office:value-type="float" office:value="0.0681048" calcext:value-type="float">
            <text:p>0.0681048</text:p>
          </table:table-cell>
          <table:table-cell office:value-type="float" office:value="0.0521434" calcext:value-type="float">
            <text:p>0.0521434</text:p>
          </table:table-cell>
          <table:table-cell office:value-type="float" office:value="0.0225956" calcext:value-type="float">
            <text:p>0.0225956</text:p>
          </table:table-cell>
          <table:table-cell office:value-type="float" office:value="0.0762302" calcext:value-type="float">
            <text:p>0.0762302</text:p>
          </table:table-cell>
          <table:table-cell office:value-type="float" office:value="0.0304836" calcext:value-type="float">
            <text:p>0.0304836</text:p>
          </table:table-cell>
          <table:table-cell office:value-type="float" office:value="0.0393511" calcext:value-type="float">
            <text:p>0.0393511</text:p>
          </table:table-cell>
        </table:table-row>
        <table:table-row table:style-name="ro1">
          <table:table-cell office:value-type="float" office:value="0.0524138" calcext:value-type="float">
            <text:p>0.0524138</text:p>
          </table:table-cell>
          <table:table-cell office:value-type="float" office:value="0.0296456" calcext:value-type="float">
            <text:p>0.0296456</text:p>
          </table:table-cell>
          <table:table-cell office:value-type="float" office:value="0.0732386" calcext:value-type="float">
            <text:p>0.0732386</text:p>
          </table:table-cell>
          <table:table-cell office:value-type="float" office:value="0.0464469" calcext:value-type="float">
            <text:p>0.0464469</text:p>
          </table:table-cell>
          <table:table-cell office:value-type="float" office:value="0.015614" calcext:value-type="float">
            <text:p>0.015614</text:p>
          </table:table-cell>
          <table:table-cell office:value-type="float" office:value="0.0788222" calcext:value-type="float">
            <text:p>0.0788222</text:p>
          </table:table-cell>
          <table:table-cell office:value-type="float" office:value="0.0363897" calcext:value-type="float">
            <text:p>0.0363897</text:p>
          </table:table-cell>
          <table:table-cell office:value-type="float" office:value="0.0397633" calcext:value-type="float">
            <text:p>0.0397633</text:p>
          </table:table-cell>
        </table:table-row>
        <table:table-row table:style-name="ro1">
          <table:table-cell office:value-type="float" office:value="0.0539082" calcext:value-type="float">
            <text:p>0.0539082</text:p>
          </table:table-cell>
          <table:table-cell office:value-type="float" office:value="0.0240628" calcext:value-type="float">
            <text:p>0.0240628</text:p>
          </table:table-cell>
          <table:table-cell office:value-type="float" office:value="0.0630652" calcext:value-type="float">
            <text:p>0.0630652</text:p>
          </table:table-cell>
          <table:table-cell office:value-type="float" office:value="0.0390283" calcext:value-type="float">
            <text:p>0.0390283</text:p>
          </table:table-cell>
          <table:table-cell office:value-type="float" office:value="0.0274576" calcext:value-type="float">
            <text:p>0.0274576</text:p>
          </table:table-cell>
          <table:table-cell office:value-type="float" office:value="0.0731018" calcext:value-type="float">
            <text:p>0.0731018</text:p>
          </table:table-cell>
          <table:table-cell office:value-type="float" office:value="0.0301226" calcext:value-type="float">
            <text:p>0.0301226</text:p>
          </table:table-cell>
          <table:table-cell office:value-type="float" office:value="0.038343" calcext:value-type="float">
            <text:p>0.038343</text:p>
          </table:table-cell>
        </table:table-row>
        <table:table-row table:style-name="ro1">
          <table:table-cell office:value-type="float" office:value="0.0527808" calcext:value-type="float">
            <text:p>0.0527808</text:p>
          </table:table-cell>
          <table:table-cell office:value-type="float" office:value="0.0288953" calcext:value-type="float">
            <text:p>0.0288953</text:p>
          </table:table-cell>
          <table:table-cell office:value-type="float" office:value="0.0607998" calcext:value-type="float">
            <text:p>0.0607998</text:p>
          </table:table-cell>
          <table:table-cell office:value-type="float" office:value="0.0441947" calcext:value-type="float">
            <text:p>0.0441947</text:p>
          </table:table-cell>
          <table:table-cell office:value-type="float" office:value="0.0202982" calcext:value-type="float">
            <text:p>0.0202982</text:p>
          </table:table-cell>
          <table:table-cell office:value-type="float" office:value="0.0847139" calcext:value-type="float">
            <text:p>0.0847139</text:p>
          </table:table-cell>
          <table:table-cell office:value-type="float" office:value="0.0280049" calcext:value-type="float">
            <text:p>0.0280049</text:p>
          </table:table-cell>
          <table:table-cell office:value-type="float" office:value="0.0434227" calcext:value-type="float">
            <text:p>0.0434227</text:p>
          </table:table-cell>
        </table:table-row>
        <table:table-row table:style-name="ro1">
          <table:table-cell office:value-type="float" office:value="0.0577846" calcext:value-type="float">
            <text:p>0.0577846</text:p>
          </table:table-cell>
          <table:table-cell office:value-type="float" office:value="0.02643" calcext:value-type="float">
            <text:p>0.02643</text:p>
          </table:table-cell>
          <table:table-cell office:value-type="float" office:value="0.0720711" calcext:value-type="float">
            <text:p>0.0720711</text:p>
          </table:table-cell>
          <table:table-cell office:value-type="float" office:value="0.0408952" calcext:value-type="float">
            <text:p>0.0408952</text:p>
          </table:table-cell>
          <table:table-cell office:value-type="float" office:value="0.0196814" calcext:value-type="float">
            <text:p>0.0196814</text:p>
          </table:table-cell>
          <table:table-cell office:value-type="float" office:value="0.072707" calcext:value-type="float">
            <text:p>0.072707</text:p>
          </table:table-cell>
          <table:table-cell office:value-type="float" office:value="0.0262931" calcext:value-type="float">
            <text:p>0.0262931</text:p>
          </table:table-cell>
          <table:table-cell office:value-type="float" office:value="0.0431613" calcext:value-type="float">
            <text:p>0.0431613</text:p>
          </table:table-cell>
        </table:table-row>
        <table:table-row table:style-name="ro1">
          <table:table-cell office:value-type="float" office:value="0.0528968" calcext:value-type="float">
            <text:p>0.0528968</text:p>
          </table:table-cell>
          <table:table-cell office:value-type="float" office:value="0.0237436" calcext:value-type="float">
            <text:p>0.0237436</text:p>
          </table:table-cell>
          <table:table-cell office:value-type="float" office:value="0.0678654" calcext:value-type="float">
            <text:p>0.0678654</text:p>
          </table:table-cell>
          <table:table-cell office:value-type="float" office:value="0.0443376" calcext:value-type="float">
            <text:p>0.0443376</text:p>
          </table:table-cell>
          <table:table-cell office:value-type="float" office:value="0.0205571" calcext:value-type="float">
            <text:p>0.0205571</text:p>
          </table:table-cell>
          <table:table-cell office:value-type="float" office:value="0.0722619" calcext:value-type="float">
            <text:p>0.0722619</text:p>
          </table:table-cell>
          <table:table-cell office:value-type="float" office:value="0.0279285" calcext:value-type="float">
            <text:p>0.0279285</text:p>
          </table:table-cell>
          <table:table-cell office:value-type="float" office:value="0.0471797" calcext:value-type="float">
            <text:p>0.0471797</text:p>
          </table:table-cell>
        </table:table-row>
        <table:table-row table:style-name="ro1">
          <table:table-cell office:value-type="float" office:value="0.0647939" calcext:value-type="float">
            <text:p>0.0647939</text:p>
          </table:table-cell>
          <table:table-cell office:value-type="float" office:value="0.0259998" calcext:value-type="float">
            <text:p>0.0259998</text:p>
          </table:table-cell>
          <table:table-cell office:value-type="float" office:value="0.0664536" calcext:value-type="float">
            <text:p>0.0664536</text:p>
          </table:table-cell>
          <table:table-cell office:value-type="float" office:value="0.0450963" calcext:value-type="float">
            <text:p>0.0450963</text:p>
          </table:table-cell>
          <table:table-cell office:value-type="float" office:value="0.0122467" calcext:value-type="float">
            <text:p>0.0122467</text:p>
          </table:table-cell>
          <table:table-cell office:value-type="float" office:value="0.0685187" calcext:value-type="float">
            <text:p>0.0685187</text:p>
          </table:table-cell>
          <table:table-cell office:value-type="float" office:value="0.0342543" calcext:value-type="float">
            <text:p>0.0342543</text:p>
          </table:table-cell>
          <table:table-cell office:value-type="float" office:value="0.0448723" calcext:value-type="float">
            <text:p>0.0448723</text:p>
          </table:table-cell>
        </table:table-row>
        <table:table-row table:style-name="ro1">
          <table:table-cell office:value-type="float" office:value="0.0530005" calcext:value-type="float">
            <text:p>0.0530005</text:p>
          </table:table-cell>
          <table:table-cell office:value-type="float" office:value="0.0183177" calcext:value-type="float">
            <text:p>0.0183177</text:p>
          </table:table-cell>
          <table:table-cell office:value-type="float" office:value="0.0699866" calcext:value-type="float">
            <text:p>0.0699866</text:p>
          </table:table-cell>
          <table:table-cell office:value-type="float" office:value="0.044543" calcext:value-type="float">
            <text:p>0.044543</text:p>
          </table:table-cell>
          <table:table-cell office:value-type="float" office:value="0.020518" calcext:value-type="float">
            <text:p>0.020518</text:p>
          </table:table-cell>
          <table:table-cell office:value-type="float" office:value="0.0792821" calcext:value-type="float">
            <text:p>0.0792821</text:p>
          </table:table-cell>
          <table:table-cell office:value-type="float" office:value="0.0304869" calcext:value-type="float">
            <text:p>0.0304869</text:p>
          </table:table-cell>
          <table:table-cell office:value-type="float" office:value="0.043597" calcext:value-type="float">
            <text:p>0.043597</text:p>
          </table:table-cell>
        </table:table-row>
        <table:table-row table:style-name="ro1">
          <table:table-cell office:value-type="float" office:value="0.0556921" calcext:value-type="float">
            <text:p>0.0556921</text:p>
          </table:table-cell>
          <table:table-cell office:value-type="float" office:value="0.0226927" calcext:value-type="float">
            <text:p>0.0226927</text:p>
          </table:table-cell>
          <table:table-cell office:value-type="float" office:value="0.0690924" calcext:value-type="float">
            <text:p>0.0690924</text:p>
          </table:table-cell>
          <table:table-cell office:value-type="float" office:value="0.0402089" calcext:value-type="float">
            <text:p>0.0402089</text:p>
          </table:table-cell>
          <table:table-cell office:value-type="float" office:value="0.0245368" calcext:value-type="float">
            <text:p>0.0245368</text:p>
          </table:table-cell>
          <table:table-cell office:value-type="float" office:value="0.0772048" calcext:value-type="float">
            <text:p>0.0772048</text:p>
          </table:table-cell>
          <table:table-cell office:value-type="float" office:value="0.0324774" calcext:value-type="float">
            <text:p>0.0324774</text:p>
          </table:table-cell>
          <table:table-cell office:value-type="float" office:value="0.0440926" calcext:value-type="float">
            <text:p>0.0440926</text:p>
          </table:table-cell>
        </table:table-row>
        <table:table-row table:style-name="ro1">
          <table:table-cell office:value-type="float" office:value="0.0638436" calcext:value-type="float">
            <text:p>0.0638436</text:p>
          </table:table-cell>
          <table:table-cell office:value-type="float" office:value="0.0226012" calcext:value-type="float">
            <text:p>0.0226012</text:p>
          </table:table-cell>
          <table:table-cell office:value-type="float" office:value="0.0664675" calcext:value-type="float">
            <text:p>0.0664675</text:p>
          </table:table-cell>
          <table:table-cell office:value-type="float" office:value="0.0512674" calcext:value-type="float">
            <text:p>0.0512674</text:p>
          </table:table-cell>
          <table:table-cell office:value-type="float" office:value="0.0148847" calcext:value-type="float">
            <text:p>0.0148847</text:p>
          </table:table-cell>
          <table:table-cell office:value-type="float" office:value="0.0774704" calcext:value-type="float">
            <text:p>0.0774704</text:p>
          </table:table-cell>
          <table:table-cell office:value-type="float" office:value="0.0325996" calcext:value-type="float">
            <text:p>0.0325996</text:p>
          </table:table-cell>
          <table:table-cell office:value-type="float" office:value="0.0407623" calcext:value-type="float">
            <text:p>0.0407623</text:p>
          </table:table-cell>
        </table:table-row>
        <table:table-row table:style-name="ro1">
          <table:table-cell office:value-type="float" office:value="0.0555091" calcext:value-type="float">
            <text:p>0.0555091</text:p>
          </table:table-cell>
          <table:table-cell office:value-type="float" office:value="0.033344" calcext:value-type="float">
            <text:p>0.033344</text:p>
          </table:table-cell>
          <table:table-cell office:value-type="float" office:value="0.0681819" calcext:value-type="float">
            <text:p>0.0681819</text:p>
          </table:table-cell>
          <table:table-cell office:value-type="float" office:value="0.0483592" calcext:value-type="float">
            <text:p>0.0483592</text:p>
          </table:table-cell>
          <table:table-cell office:value-type="float" office:value="0.0212941" calcext:value-type="float">
            <text:p>0.0212941</text:p>
          </table:table-cell>
          <table:table-cell office:value-type="float" office:value="0.0782324" calcext:value-type="float">
            <text:p>0.0782324</text:p>
          </table:table-cell>
          <table:table-cell office:value-type="float" office:value="0.0378909" calcext:value-type="float">
            <text:p>0.0378909</text:p>
          </table:table-cell>
          <table:table-cell office:value-type="float" office:value="0.0490627" calcext:value-type="float">
            <text:p>0.0490627</text:p>
          </table:table-cell>
        </table:table-row>
        <table:table-row table:style-name="ro1">
          <table:table-cell office:value-type="float" office:value="0.0578468" calcext:value-type="float">
            <text:p>0.0578468</text:p>
          </table:table-cell>
          <table:table-cell office:value-type="float" office:value="0.0270782" calcext:value-type="float">
            <text:p>0.0270782</text:p>
          </table:table-cell>
          <table:table-cell office:value-type="float" office:value="0.0599701" calcext:value-type="float">
            <text:p>0.0599701</text:p>
          </table:table-cell>
          <table:table-cell office:value-type="float" office:value="0.0414384" calcext:value-type="float">
            <text:p>0.0414384</text:p>
          </table:table-cell>
          <table:table-cell office:value-type="float" office:value="0.0193345" calcext:value-type="float">
            <text:p>0.0193345</text:p>
          </table:table-cell>
          <table:table-cell office:value-type="float" office:value="0.0711046" calcext:value-type="float">
            <text:p>0.0711046</text:p>
          </table:table-cell>
          <table:table-cell office:value-type="float" office:value="0.0335582" calcext:value-type="float">
            <text:p>0.0335582</text:p>
          </table:table-cell>
          <table:table-cell office:value-type="float" office:value="0.0396712" calcext:value-type="float">
            <text:p>0.0396712</text:p>
          </table:table-cell>
        </table:table-row>
        <table:table-row table:style-name="ro1">
          <table:table-cell office:value-type="float" office:value="0.0518813" calcext:value-type="float">
            <text:p>0.0518813</text:p>
          </table:table-cell>
          <table:table-cell office:value-type="float" office:value="0.0220456" calcext:value-type="float">
            <text:p>0.0220456</text:p>
          </table:table-cell>
          <table:table-cell office:value-type="float" office:value="0.0671716" calcext:value-type="float">
            <text:p>0.0671716</text:p>
          </table:table-cell>
          <table:table-cell office:value-type="float" office:value="0.0463724" calcext:value-type="float">
            <text:p>0.0463724</text:p>
          </table:table-cell>
          <table:table-cell office:value-type="float" office:value="0.0216812" calcext:value-type="float">
            <text:p>0.0216812</text:p>
          </table:table-cell>
          <table:table-cell office:value-type="float" office:value="0.0709792" calcext:value-type="float">
            <text:p>0.0709792</text:p>
          </table:table-cell>
          <table:table-cell office:value-type="float" office:value="0.0339855" calcext:value-type="float">
            <text:p>0.0339855</text:p>
          </table:table-cell>
          <table:table-cell office:value-type="float" office:value="0.0415066" calcext:value-type="float">
            <text:p>0.0415066</text:p>
          </table:table-cell>
        </table:table-row>
        <table:table-row table:style-name="ro1">
          <table:table-cell office:value-type="float" office:value="0.057981" calcext:value-type="float">
            <text:p>0.057981</text:p>
          </table:table-cell>
          <table:table-cell office:value-type="float" office:value="0.0248495" calcext:value-type="float">
            <text:p>0.0248495</text:p>
          </table:table-cell>
          <table:table-cell office:value-type="float" office:value="0.0628374" calcext:value-type="float">
            <text:p>0.0628374</text:p>
          </table:table-cell>
          <table:table-cell office:value-type="float" office:value="0.0423945" calcext:value-type="float">
            <text:p>0.0423945</text:p>
          </table:table-cell>
          <table:table-cell office:value-type="float" office:value="0.0170394" calcext:value-type="float">
            <text:p>0.0170394</text:p>
          </table:table-cell>
          <table:table-cell office:value-type="float" office:value="0.0744277" calcext:value-type="float">
            <text:p>0.0744277</text:p>
          </table:table-cell>
          <table:table-cell office:value-type="float" office:value="0.0321045" calcext:value-type="float">
            <text:p>0.0321045</text:p>
          </table:table-cell>
          <table:table-cell office:value-type="float" office:value="0.0413852" calcext:value-type="float">
            <text:p>0.0413852</text:p>
          </table:table-cell>
        </table:table-row>
        <table:table-row table:style-name="ro1">
          <table:table-cell office:value-type="float" office:value="0.0571622" calcext:value-type="float">
            <text:p>0.0571622</text:p>
          </table:table-cell>
          <table:table-cell office:value-type="float" office:value="0.0204816" calcext:value-type="float">
            <text:p>0.0204816</text:p>
          </table:table-cell>
          <table:table-cell office:value-type="float" office:value="0.0626517" calcext:value-type="float">
            <text:p>0.0626517</text:p>
          </table:table-cell>
          <table:table-cell office:value-type="float" office:value="0.0383642" calcext:value-type="float">
            <text:p>0.0383642</text:p>
          </table:table-cell>
          <table:table-cell office:value-type="float" office:value="0.0192693" calcext:value-type="float">
            <text:p>0.0192693</text:p>
          </table:table-cell>
          <table:table-cell office:value-type="float" office:value="0.0726191" calcext:value-type="float">
            <text:p>0.0726191</text:p>
          </table:table-cell>
          <table:table-cell office:value-type="float" office:value="0.0371189" calcext:value-type="float">
            <text:p>0.0371189</text:p>
          </table:table-cell>
          <table:table-cell office:value-type="float" office:value="0.0414057" calcext:value-type="float">
            <text:p>0.0414057</text:p>
          </table:table-cell>
        </table:table-row>
        <table:table-row table:style-name="ro1">
          <table:table-cell office:value-type="float" office:value="0.0673904" calcext:value-type="float">
            <text:p>0.0673904</text:p>
          </table:table-cell>
          <table:table-cell office:value-type="float" office:value="0.0221135" calcext:value-type="float">
            <text:p>0.0221135</text:p>
          </table:table-cell>
          <table:table-cell office:value-type="float" office:value="0.0648962" calcext:value-type="float">
            <text:p>0.0648962</text:p>
          </table:table-cell>
          <table:table-cell office:value-type="float" office:value="0.0385232" calcext:value-type="float">
            <text:p>0.0385232</text:p>
          </table:table-cell>
          <table:table-cell office:value-type="float" office:value="0.0176901" calcext:value-type="float">
            <text:p>0.0176901</text:p>
          </table:table-cell>
          <table:table-cell office:value-type="float" office:value="0.0641719" calcext:value-type="float">
            <text:p>0.0641719</text:p>
          </table:table-cell>
          <table:table-cell office:value-type="float" office:value="0.030485" calcext:value-type="float">
            <text:p>0.030485</text:p>
          </table:table-cell>
          <table:table-cell office:value-type="float" office:value="0.042247" calcext:value-type="float">
            <text:p>0.042247</text:p>
          </table:table-cell>
        </table:table-row>
        <table:table-row table:style-name="ro1">
          <table:table-cell office:value-type="float" office:value="0.0623079" calcext:value-type="float">
            <text:p>0.0623079</text:p>
          </table:table-cell>
          <table:table-cell office:value-type="float" office:value="0.0252818" calcext:value-type="float">
            <text:p>0.0252818</text:p>
          </table:table-cell>
          <table:table-cell office:value-type="float" office:value="0.0694728" calcext:value-type="float">
            <text:p>0.0694728</text:p>
          </table:table-cell>
          <table:table-cell office:value-type="float" office:value="0.0514498" calcext:value-type="float">
            <text:p>0.0514498</text:p>
          </table:table-cell>
          <table:table-cell office:value-type="float" office:value="0.0139032" calcext:value-type="float">
            <text:p>0.0139032</text:p>
          </table:table-cell>
          <table:table-cell office:value-type="float" office:value="0.0758684" calcext:value-type="float">
            <text:p>0.0758684</text:p>
          </table:table-cell>
          <table:table-cell office:value-type="float" office:value="0.0352099" calcext:value-type="float">
            <text:p>0.0352099</text:p>
          </table:table-cell>
          <table:table-cell office:value-type="float" office:value="0.0427677" calcext:value-type="float">
            <text:p>0.0427677</text:p>
          </table:table-cell>
        </table:table-row>
        <table:table-row table:style-name="ro1">
          <table:table-cell office:value-type="float" office:value="0.0571043" calcext:value-type="float">
            <text:p>0.0571043</text:p>
          </table:table-cell>
          <table:table-cell office:value-type="float" office:value="0.0266931" calcext:value-type="float">
            <text:p>0.0266931</text:p>
          </table:table-cell>
          <table:table-cell office:value-type="float" office:value="0.0636182" calcext:value-type="float">
            <text:p>0.0636182</text:p>
          </table:table-cell>
          <table:table-cell office:value-type="float" office:value="0.0450828" calcext:value-type="float">
            <text:p>0.0450828</text:p>
          </table:table-cell>
          <table:table-cell office:value-type="float" office:value="0.012803" calcext:value-type="float">
            <text:p>0.012803</text:p>
          </table:table-cell>
          <table:table-cell office:value-type="float" office:value="0.0656673" calcext:value-type="float">
            <text:p>0.0656673</text:p>
          </table:table-cell>
          <table:table-cell office:value-type="float" office:value="0.0323762" calcext:value-type="float">
            <text:p>0.0323762</text:p>
          </table:table-cell>
          <table:table-cell office:value-type="float" office:value="0.0442959" calcext:value-type="float">
            <text:p>0.0442959</text:p>
          </table:table-cell>
        </table:table-row>
        <table:table-row table:style-name="ro1">
          <table:table-cell office:value-type="float" office:value="0.0641259" calcext:value-type="float">
            <text:p>0.0641259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0.0726896" calcext:value-type="float">
            <text:p>0.0726896</text:p>
          </table:table-cell>
          <table:table-cell office:value-type="float" office:value="0.0517904" calcext:value-type="float">
            <text:p>0.0517904</text:p>
          </table:table-cell>
          <table:table-cell office:value-type="float" office:value="0.0178354" calcext:value-type="float">
            <text:p>0.0178354</text:p>
          </table:table-cell>
          <table:table-cell office:value-type="float" office:value="0.0686382" calcext:value-type="float">
            <text:p>0.0686382</text:p>
          </table:table-cell>
          <table:table-cell office:value-type="float" office:value="0.0258099" calcext:value-type="float">
            <text:p>0.0258099</text:p>
          </table:table-cell>
          <table:table-cell office:value-type="float" office:value="0.0387995" calcext:value-type="float">
            <text:p>0.0387995</text:p>
          </table:table-cell>
        </table:table-row>
        <table:table-row table:style-name="ro1">
          <table:table-cell office:value-type="float" office:value="0.0585092" calcext:value-type="float">
            <text:p>0.0585092</text:p>
          </table:table-cell>
          <table:table-cell office:value-type="float" office:value="0.0343965" calcext:value-type="float">
            <text:p>0.0343965</text:p>
          </table:table-cell>
          <table:table-cell office:value-type="float" office:value="0.0639519" calcext:value-type="float">
            <text:p>0.0639519</text:p>
          </table:table-cell>
          <table:table-cell office:value-type="float" office:value="0.0311584" calcext:value-type="float">
            <text:p>0.0311584</text:p>
          </table:table-cell>
          <table:table-cell office:value-type="float" office:value="0.0157251" calcext:value-type="float">
            <text:p>0.0157251</text:p>
          </table:table-cell>
          <table:table-cell office:value-type="float" office:value="0.0772915" calcext:value-type="float">
            <text:p>0.0772915</text:p>
          </table:table-cell>
          <table:table-cell office:value-type="float" office:value="0.0311772" calcext:value-type="float">
            <text:p>0.0311772</text:p>
          </table:table-cell>
          <table:table-cell office:value-type="float" office:value="0.046571" calcext:value-type="float">
            <text:p>0.046571</text:p>
          </table:table-cell>
        </table:table-row>
        <table:table-row table:style-name="ro1">
          <table:table-cell office:value-type="float" office:value="0.0590136" calcext:value-type="float">
            <text:p>0.0590136</text:p>
          </table:table-cell>
          <table:table-cell office:value-type="float" office:value="0.0216338" calcext:value-type="float">
            <text:p>0.0216338</text:p>
          </table:table-cell>
          <table:table-cell office:value-type="float" office:value="0.0692776" calcext:value-type="float">
            <text:p>0.0692776</text:p>
          </table:table-cell>
          <table:table-cell office:value-type="float" office:value="0.0449684" calcext:value-type="float">
            <text:p>0.0449684</text:p>
          </table:table-cell>
          <table:table-cell office:value-type="float" office:value="0.0246599" calcext:value-type="float">
            <text:p>0.0246599</text:p>
          </table:table-cell>
          <table:table-cell office:value-type="float" office:value="0.0719017" calcext:value-type="float">
            <text:p>0.0719017</text:p>
          </table:table-cell>
          <table:table-cell office:value-type="float" office:value="0.0324663" calcext:value-type="float">
            <text:p>0.0324663</text:p>
          </table:table-cell>
          <table:table-cell office:value-type="float" office:value="0.0483544" calcext:value-type="float">
            <text:p>0.0483544</text:p>
          </table:table-cell>
        </table:table-row>
        <table:table-row table:style-name="ro1">
          <table:table-cell office:value-type="float" office:value="0.048627" calcext:value-type="float">
            <text:p>0.048627</text:p>
          </table:table-cell>
          <table:table-cell office:value-type="float" office:value="0.0321434" calcext:value-type="float">
            <text:p>0.0321434</text:p>
          </table:table-cell>
          <table:table-cell office:value-type="float" office:value="0.0598944" calcext:value-type="float">
            <text:p>0.0598944</text:p>
          </table:table-cell>
          <table:table-cell office:value-type="float" office:value="0.0431195" calcext:value-type="float">
            <text:p>0.0431195</text:p>
          </table:table-cell>
          <table:table-cell office:value-type="float" office:value="0.0177605" calcext:value-type="float">
            <text:p>0.0177605</text:p>
          </table:table-cell>
          <table:table-cell office:value-type="float" office:value="0.0656432" calcext:value-type="float">
            <text:p>0.0656432</text:p>
          </table:table-cell>
          <table:table-cell office:value-type="float" office:value="0.0277677" calcext:value-type="float">
            <text:p>0.0277677</text:p>
          </table:table-cell>
          <table:table-cell office:value-type="float" office:value="0.0426463" calcext:value-type="float">
            <text:p>0.0426463</text:p>
          </table:table-cell>
        </table:table-row>
        <table:table-row table:style-name="ro1">
          <table:table-cell office:value-type="float" office:value="0.0490493" calcext:value-type="float">
            <text:p>0.0490493</text:p>
          </table:table-cell>
          <table:table-cell office:value-type="float" office:value="0.0263313" calcext:value-type="float">
            <text:p>0.0263313</text:p>
          </table:table-cell>
          <table:table-cell office:value-type="float" office:value="0.0691005" calcext:value-type="float">
            <text:p>0.0691005</text:p>
          </table:table-cell>
          <table:table-cell office:value-type="float" office:value="0.0386455" calcext:value-type="float">
            <text:p>0.0386455</text:p>
          </table:table-cell>
          <table:table-cell office:value-type="float" office:value="0.0223726" calcext:value-type="float">
            <text:p>0.0223726</text:p>
          </table:table-cell>
          <table:table-cell office:value-type="float" office:value="0.0774277" calcext:value-type="float">
            <text:p>0.0774277</text:p>
          </table:table-cell>
          <table:table-cell office:value-type="float" office:value="0.0375444" calcext:value-type="float">
            <text:p>0.0375444</text:p>
          </table:table-cell>
          <table:table-cell office:value-type="float" office:value="0.0391241" calcext:value-type="float">
            <text:p>0.0391241</text:p>
          </table:table-cell>
        </table:table-row>
        <table:table-row table:style-name="ro1">
          <table:table-cell office:value-type="float" office:value="0.059492" calcext:value-type="float">
            <text:p>0.059492</text:p>
          </table:table-cell>
          <table:table-cell office:value-type="float" office:value="0.0211709" calcext:value-type="float">
            <text:p>0.0211709</text:p>
          </table:table-cell>
          <table:table-cell office:value-type="float" office:value="0.0618117" calcext:value-type="float">
            <text:p>0.0618117</text:p>
          </table:table-cell>
          <table:table-cell office:value-type="float" office:value="0.0385078" calcext:value-type="float">
            <text:p>0.0385078</text:p>
          </table:table-cell>
          <table:table-cell office:value-type="float" office:value="0.0117233" calcext:value-type="float">
            <text:p>0.0117233</text:p>
          </table:table-cell>
          <table:table-cell office:value-type="float" office:value="0.0774466" calcext:value-type="float">
            <text:p>0.0774466</text:p>
          </table:table-cell>
          <table:table-cell office:value-type="float" office:value="0.030796" calcext:value-type="float">
            <text:p>0.030796</text:p>
          </table:table-cell>
          <table:table-cell office:value-type="float" office:value="0.0415445" calcext:value-type="float">
            <text:p>0.0415445</text:p>
          </table:table-cell>
        </table:table-row>
        <table:table-row table:style-name="ro1">
          <table:table-cell office:value-type="float" office:value="0.0525246" calcext:value-type="float">
            <text:p>0.0525246</text:p>
          </table:table-cell>
          <table:table-cell office:value-type="float" office:value="0.0228877" calcext:value-type="float">
            <text:p>0.0228877</text:p>
          </table:table-cell>
          <table:table-cell office:value-type="float" office:value="0.0629855" calcext:value-type="float">
            <text:p>0.0629855</text:p>
          </table:table-cell>
          <table:table-cell office:value-type="float" office:value="0.0441207" calcext:value-type="float">
            <text:p>0.0441207</text:p>
          </table:table-cell>
          <table:table-cell office:value-type="float" office:value="0.0168218" calcext:value-type="float">
            <text:p>0.0168218</text:p>
          </table:table-cell>
          <table:table-cell office:value-type="float" office:value="0.0770008" calcext:value-type="float">
            <text:p>0.0770008</text:p>
          </table:table-cell>
          <table:table-cell office:value-type="float" office:value="0.0258346" calcext:value-type="float">
            <text:p>0.0258346</text:p>
          </table:table-cell>
          <table:table-cell office:value-type="float" office:value="0.038558" calcext:value-type="float">
            <text:p>0.038558</text:p>
          </table:table-cell>
        </table:table-row>
        <table:table-row table:style-name="ro1">
          <table:table-cell office:value-type="float" office:value="0.058606" calcext:value-type="float">
            <text:p>0.058606</text:p>
          </table:table-cell>
          <table:table-cell office:value-type="float" office:value="0.0264967" calcext:value-type="float">
            <text:p>0.0264967</text:p>
          </table:table-cell>
          <table:table-cell office:value-type="float" office:value="0.0626004" calcext:value-type="float">
            <text:p>0.0626004</text:p>
          </table:table-cell>
          <table:table-cell office:value-type="float" office:value="0.0282805" calcext:value-type="float">
            <text:p>0.0282805</text:p>
          </table:table-cell>
          <table:table-cell office:value-type="float" office:value="0.0154219" calcext:value-type="float">
            <text:p>0.0154219</text:p>
          </table:table-cell>
          <table:table-cell office:value-type="float" office:value="0.0633955" calcext:value-type="float">
            <text:p>0.0633955</text:p>
          </table:table-cell>
          <table:table-cell office:value-type="float" office:value="0.0359452" calcext:value-type="float">
            <text:p>0.0359452</text:p>
          </table:table-cell>
          <table:table-cell office:value-type="float" office:value="0.0418878" calcext:value-type="float">
            <text:p>0.0418878</text:p>
          </table:table-cell>
        </table:table-row>
        <table:table-row table:style-name="ro1">
          <table:table-cell office:value-type="float" office:value="0.0523119" calcext:value-type="float">
            <text:p>0.0523119</text:p>
          </table:table-cell>
          <table:table-cell office:value-type="float" office:value="0.0183154" calcext:value-type="float">
            <text:p>0.0183154</text:p>
          </table:table-cell>
          <table:table-cell office:value-type="float" office:value="0.0638439" calcext:value-type="float">
            <text:p>0.0638439</text:p>
          </table:table-cell>
          <table:table-cell office:value-type="float" office:value="0.0277547" calcext:value-type="float">
            <text:p>0.0277547</text:p>
          </table:table-cell>
          <table:table-cell office:value-type="float" office:value="0.0107504" calcext:value-type="float">
            <text:p>0.0107504</text:p>
          </table:table-cell>
          <table:table-cell office:value-type="float" office:value="0.0684913" calcext:value-type="float">
            <text:p>0.0684913</text:p>
          </table:table-cell>
          <table:table-cell office:value-type="float" office:value="0.0297234" calcext:value-type="float">
            <text:p>0.0297234</text:p>
          </table:table-cell>
          <table:table-cell office:value-type="float" office:value="0.0450095" calcext:value-type="float">
            <text:p>0.0450095</text:p>
          </table:table-cell>
        </table:table-row>
        <table:table-row table:style-name="ro1">
          <table:table-cell office:value-type="float" office:value="0.0613057" calcext:value-type="float">
            <text:p>0.0613057</text:p>
          </table:table-cell>
          <table:table-cell office:value-type="float" office:value="0.0202894" calcext:value-type="float">
            <text:p>0.0202894</text:p>
          </table:table-cell>
          <table:table-cell office:value-type="float" office:value="0.0740209" calcext:value-type="float">
            <text:p>0.0740209</text:p>
          </table:table-cell>
          <table:table-cell office:value-type="float" office:value="0.0429745" calcext:value-type="float">
            <text:p>0.0429745</text:p>
          </table:table-cell>
          <table:table-cell office:value-type="float" office:value="0.0142768" calcext:value-type="float">
            <text:p>0.0142768</text:p>
          </table:table-cell>
          <table:table-cell office:value-type="float" office:value="0.0726133" calcext:value-type="float">
            <text:p>0.0726133</text:p>
          </table:table-cell>
          <table:table-cell office:value-type="float" office:value="0.027666" calcext:value-type="float">
            <text:p>0.027666</text:p>
          </table:table-cell>
          <table:table-cell office:value-type="float" office:value="0.0404944" calcext:value-type="float">
            <text:p>0.0404944</text:p>
          </table:table-cell>
        </table:table-row>
        <table:table-row table:style-name="ro1">
          <table:table-cell office:value-type="float" office:value="0.0614589" calcext:value-type="float">
            <text:p>0.0614589</text:p>
          </table:table-cell>
          <table:table-cell office:value-type="float" office:value="0.0173983" calcext:value-type="float">
            <text:p>0.0173983</text:p>
          </table:table-cell>
          <table:table-cell office:value-type="float" office:value="0.0619832" calcext:value-type="float">
            <text:p>0.0619832</text:p>
          </table:table-cell>
          <table:table-cell office:value-type="float" office:value="0.0470755" calcext:value-type="float">
            <text:p>0.0470755</text:p>
          </table:table-cell>
          <table:table-cell office:value-type="float" office:value="0.0162476" calcext:value-type="float">
            <text:p>0.0162476</text:p>
          </table:table-cell>
          <table:table-cell office:value-type="float" office:value="0.0692081" calcext:value-type="float">
            <text:p>0.0692081</text:p>
          </table:table-cell>
          <table:table-cell office:value-type="float" office:value="0.0326649" calcext:value-type="float">
            <text:p>0.0326649</text:p>
          </table:table-cell>
          <table:table-cell office:value-type="float" office:value="0.033479" calcext:value-type="float">
            <text:p>0.033479</text:p>
          </table:table-cell>
        </table:table-row>
        <table:table-row table:style-name="ro1">
          <table:table-cell office:value-type="float" office:value="0.0556609" calcext:value-type="float">
            <text:p>0.0556609</text:p>
          </table:table-cell>
          <table:table-cell office:value-type="float" office:value="0.0257658" calcext:value-type="float">
            <text:p>0.0257658</text:p>
          </table:table-cell>
          <table:table-cell office:value-type="float" office:value="0.0689716" calcext:value-type="float">
            <text:p>0.0689716</text:p>
          </table:table-cell>
          <table:table-cell office:value-type="float" office:value="0.0375585" calcext:value-type="float">
            <text:p>0.0375585</text:p>
          </table:table-cell>
          <table:table-cell office:value-type="float" office:value="0.0184946" calcext:value-type="float">
            <text:p>0.0184946</text:p>
          </table:table-cell>
          <table:table-cell office:value-type="float" office:value="0.0724966" calcext:value-type="float">
            <text:p>0.0724966</text:p>
          </table:table-cell>
          <table:table-cell office:value-type="float" office:value="0.0281241" calcext:value-type="float">
            <text:p>0.0281241</text:p>
          </table:table-cell>
          <table:table-cell office:value-type="float" office:value="0.0369776" calcext:value-type="float">
            <text:p>0.0369776</text:p>
          </table:table-cell>
        </table:table-row>
        <table:table-row table:style-name="ro1">
          <table:table-cell office:value-type="float" office:value="0.0592098" calcext:value-type="float">
            <text:p>0.0592098</text:p>
          </table:table-cell>
          <table:table-cell office:value-type="float" office:value="0.0190899" calcext:value-type="float">
            <text:p>0.0190899</text:p>
          </table:table-cell>
          <table:table-cell office:value-type="float" office:value="0.0620478" calcext:value-type="float">
            <text:p>0.0620478</text:p>
          </table:table-cell>
          <table:table-cell office:value-type="float" office:value="0.0386002" calcext:value-type="float">
            <text:p>0.0386002</text:p>
          </table:table-cell>
          <table:table-cell office:value-type="float" office:value="0.0225074" calcext:value-type="float">
            <text:p>0.0225074</text:p>
          </table:table-cell>
          <table:table-cell office:value-type="float" office:value="0.0647689" calcext:value-type="float">
            <text:p>0.0647689</text:p>
          </table:table-cell>
          <table:table-cell office:value-type="float" office:value="0.0351855" calcext:value-type="float">
            <text:p>0.0351855</text:p>
          </table:table-cell>
          <table:table-cell office:value-type="float" office:value="0.0470715" calcext:value-type="float">
            <text:p>0.0470715</text:p>
          </table:table-cell>
        </table:table-row>
        <table:table-row table:style-name="ro1">
          <table:table-cell office:value-type="float" office:value="0.0583667" calcext:value-type="float">
            <text:p>0.0583667</text:p>
          </table:table-cell>
          <table:table-cell office:value-type="float" office:value="0.0220082" calcext:value-type="float">
            <text:p>0.0220082</text:p>
          </table:table-cell>
          <table:table-cell office:value-type="float" office:value="0.064188" calcext:value-type="float">
            <text:p>0.064188</text:p>
          </table:table-cell>
          <table:table-cell office:value-type="float" office:value="0.042348" calcext:value-type="float">
            <text:p>0.042348</text:p>
          </table:table-cell>
          <table:table-cell office:value-type="float" office:value="0.0184057" calcext:value-type="float">
            <text:p>0.0184057</text:p>
          </table:table-cell>
          <table:table-cell office:value-type="float" office:value="0.0759715" calcext:value-type="float">
            <text:p>0.0759715</text:p>
          </table:table-cell>
          <table:table-cell office:value-type="float" office:value="0.0360487" calcext:value-type="float">
            <text:p>0.0360487</text:p>
          </table:table-cell>
          <table:table-cell office:value-type="float" office:value="0.0436664" calcext:value-type="float">
            <text:p>0.0436664</text:p>
          </table:table-cell>
        </table:table-row>
        <table:table-row table:style-name="ro1">
          <table:table-cell office:value-type="float" office:value="0.0588131" calcext:value-type="float">
            <text:p>0.0588131</text:p>
          </table:table-cell>
          <table:table-cell office:value-type="float" office:value="0.0287527" calcext:value-type="float">
            <text:p>0.0287527</text:p>
          </table:table-cell>
          <table:table-cell office:value-type="float" office:value="0.0696841" calcext:value-type="float">
            <text:p>0.0696841</text:p>
          </table:table-cell>
          <table:table-cell office:value-type="float" office:value="0.0391591" calcext:value-type="float">
            <text:p>0.0391591</text:p>
          </table:table-cell>
          <table:table-cell office:value-type="float" office:value="0.0153132" calcext:value-type="float">
            <text:p>0.0153132</text:p>
          </table:table-cell>
          <table:table-cell office:value-type="float" office:value="0.0670365" calcext:value-type="float">
            <text:p>0.0670365</text:p>
          </table:table-cell>
          <table:table-cell office:value-type="float" office:value="0.0278479" calcext:value-type="float">
            <text:p>0.0278479</text:p>
          </table:table-cell>
          <table:table-cell office:value-type="float" office:value="0.0397026" calcext:value-type="float">
            <text:p>0.0397026</text:p>
          </table:table-cell>
        </table:table-row>
        <table:table-row table:style-name="ro1">
          <table:table-cell office:value-type="float" office:value="0.0525895" calcext:value-type="float">
            <text:p>0.0525895</text:p>
          </table:table-cell>
          <table:table-cell office:value-type="float" office:value="0.0287593" calcext:value-type="float">
            <text:p>0.0287593</text:p>
          </table:table-cell>
          <table:table-cell office:value-type="float" office:value="0.0597376" calcext:value-type="float">
            <text:p>0.0597376</text:p>
          </table:table-cell>
          <table:table-cell office:value-type="float" office:value="0.033368" calcext:value-type="float">
            <text:p>0.033368</text:p>
          </table:table-cell>
          <table:table-cell office:value-type="float" office:value="0.0173089" calcext:value-type="float">
            <text:p>0.0173089</text:p>
          </table:table-cell>
          <table:table-cell office:value-type="float" office:value="0.067884" calcext:value-type="float">
            <text:p>0.067884</text:p>
          </table:table-cell>
          <table:table-cell office:value-type="float" office:value="0.0296593" calcext:value-type="float">
            <text:p>0.0296593</text:p>
          </table:table-cell>
          <table:table-cell office:value-type="float" office:value="0.0421229" calcext:value-type="float">
            <text:p>0.0421229</text:p>
          </table:table-cell>
        </table:table-row>
        <table:table-row table:style-name="ro1">
          <table:table-cell office:value-type="float" office:value="0.0606186" calcext:value-type="float">
            <text:p>0.0606186</text:p>
          </table:table-cell>
          <table:table-cell office:value-type="float" office:value="0.0247271" calcext:value-type="float">
            <text:p>0.0247271</text:p>
          </table:table-cell>
          <table:table-cell office:value-type="float" office:value="0.0610624" calcext:value-type="float">
            <text:p>0.0610624</text:p>
          </table:table-cell>
          <table:table-cell office:value-type="float" office:value="0.0364894" calcext:value-type="float">
            <text:p>0.0364894</text:p>
          </table:table-cell>
          <table:table-cell office:value-type="float" office:value="0.018209" calcext:value-type="float">
            <text:p>0.018209</text:p>
          </table:table-cell>
          <table:table-cell office:value-type="float" office:value="0.0743597" calcext:value-type="float">
            <text:p>0.0743597</text:p>
          </table:table-cell>
          <table:table-cell office:value-type="float" office:value="0.03383" calcext:value-type="float">
            <text:p>0.03383</text:p>
          </table:table-cell>
          <table:table-cell office:value-type="float" office:value="0.047843" calcext:value-type="float">
            <text:p>0.047843</text:p>
          </table:table-cell>
        </table:table-row>
        <table:table-row table:style-name="ro1">
          <table:table-cell office:value-type="float" office:value="0.0602235" calcext:value-type="float">
            <text:p>0.0602235</text:p>
          </table:table-cell>
          <table:table-cell office:value-type="float" office:value="0.0180716" calcext:value-type="float">
            <text:p>0.0180716</text:p>
          </table:table-cell>
          <table:table-cell office:value-type="float" office:value="0.0680455" calcext:value-type="float">
            <text:p>0.0680455</text:p>
          </table:table-cell>
          <table:table-cell office:value-type="float" office:value="0.0377215" calcext:value-type="float">
            <text:p>0.0377215</text:p>
          </table:table-cell>
          <table:table-cell office:value-type="float" office:value="0.0197063" calcext:value-type="float">
            <text:p>0.0197063</text:p>
          </table:table-cell>
          <table:table-cell office:value-type="float" office:value="0.0711097" calcext:value-type="float">
            <text:p>0.0711097</text:p>
          </table:table-cell>
          <table:table-cell office:value-type="float" office:value="0.0315265" calcext:value-type="float">
            <text:p>0.0315265</text:p>
          </table:table-cell>
          <table:table-cell office:value-type="float" office:value="0.0431752" calcext:value-type="float">
            <text:p>0.0431752</text:p>
          </table:table-cell>
        </table:table-row>
        <table:table-row table:style-name="ro1">
          <table:table-cell office:value-type="float" office:value="0.0600513" calcext:value-type="float">
            <text:p>0.0600513</text:p>
          </table:table-cell>
          <table:table-cell office:value-type="float" office:value="0.0235328" calcext:value-type="float">
            <text:p>0.0235328</text:p>
          </table:table-cell>
          <table:table-cell office:value-type="float" office:value="0.0742489" calcext:value-type="float">
            <text:p>0.0742489</text:p>
          </table:table-cell>
          <table:table-cell office:value-type="float" office:value="0.0327303" calcext:value-type="float">
            <text:p>0.0327303</text:p>
          </table:table-cell>
          <table:table-cell office:value-type="float" office:value="0.0163971" calcext:value-type="float">
            <text:p>0.0163971</text:p>
          </table:table-cell>
          <table:table-cell office:value-type="float" office:value="0.0688756" calcext:value-type="float">
            <text:p>0.0688756</text:p>
          </table:table-cell>
          <table:table-cell office:value-type="float" office:value="0.0286103" calcext:value-type="float">
            <text:p>0.0286103</text:p>
          </table:table-cell>
          <table:table-cell office:value-type="float" office:value="0.0352152" calcext:value-type="float">
            <text:p>0.0352152</text:p>
          </table:table-cell>
        </table:table-row>
        <table:table-row table:style-name="ro1">
          <table:table-cell office:value-type="float" office:value="0.0515943" calcext:value-type="float">
            <text:p>0.0515943</text:p>
          </table:table-cell>
          <table:table-cell office:value-type="float" office:value="0.0221267" calcext:value-type="float">
            <text:p>0.0221267</text:p>
          </table:table-cell>
          <table:table-cell office:value-type="float" office:value="0.0637673" calcext:value-type="float">
            <text:p>0.0637673</text:p>
          </table:table-cell>
          <table:table-cell office:value-type="float" office:value="0.0394847" calcext:value-type="float">
            <text:p>0.0394847</text:p>
          </table:table-cell>
          <table:table-cell office:value-type="float" office:value="0.0243509" calcext:value-type="float">
            <text:p>0.0243509</text:p>
          </table:table-cell>
          <table:table-cell office:value-type="float" office:value="0.0642154" calcext:value-type="float">
            <text:p>0.0642154</text:p>
          </table:table-cell>
          <table:table-cell office:value-type="float" office:value="0.0258942" calcext:value-type="float">
            <text:p>0.0258942</text:p>
          </table:table-cell>
          <table:table-cell office:value-type="float" office:value="0.0411903" calcext:value-type="float">
            <text:p>0.0411903</text:p>
          </table:table-cell>
        </table:table-row>
        <table:table-row table:style-name="ro1">
          <table:table-cell office:value-type="float" office:value="0.0587691" calcext:value-type="float">
            <text:p>0.0587691</text:p>
          </table:table-cell>
          <table:table-cell office:value-type="float" office:value="0.0311007" calcext:value-type="float">
            <text:p>0.0311007</text:p>
          </table:table-cell>
          <table:table-cell office:value-type="float" office:value="0.0657587" calcext:value-type="float">
            <text:p>0.0657587</text:p>
          </table:table-cell>
          <table:table-cell office:value-type="float" office:value="0.0337224" calcext:value-type="float">
            <text:p>0.0337224</text:p>
          </table:table-cell>
          <table:table-cell office:value-type="float" office:value="0.0196265" calcext:value-type="float">
            <text:p>0.0196265</text:p>
          </table:table-cell>
          <table:table-cell office:value-type="float" office:value="0.0727413" calcext:value-type="float">
            <text:p>0.0727413</text:p>
          </table:table-cell>
          <table:table-cell office:value-type="float" office:value="0.0384804" calcext:value-type="float">
            <text:p>0.0384804</text:p>
          </table:table-cell>
          <table:table-cell office:value-type="float" office:value="0.0399707" calcext:value-type="float">
            <text:p>0.0399707</text:p>
          </table:table-cell>
        </table:table-row>
        <table:table-row table:style-name="ro1">
          <table:table-cell office:value-type="float" office:value="0.0531918" calcext:value-type="float">
            <text:p>0.0531918</text:p>
          </table:table-cell>
          <table:table-cell office:value-type="float" office:value="0.0320015" calcext:value-type="float">
            <text:p>0.0320015</text:p>
          </table:table-cell>
          <table:table-cell office:value-type="float" office:value="0.0605333" calcext:value-type="float">
            <text:p>0.0605333</text:p>
          </table:table-cell>
          <table:table-cell office:value-type="float" office:value="0.0459089" calcext:value-type="float">
            <text:p>0.0459089</text:p>
          </table:table-cell>
          <table:table-cell office:value-type="float" office:value="0.0154636" calcext:value-type="float">
            <text:p>0.0154636</text:p>
          </table:table-cell>
          <table:table-cell office:value-type="float" office:value="0.0750022" calcext:value-type="float">
            <text:p>0.0750022</text:p>
          </table:table-cell>
          <table:table-cell office:value-type="float" office:value="0.0240302" calcext:value-type="float">
            <text:p>0.0240302</text:p>
          </table:table-cell>
          <table:table-cell office:value-type="float" office:value="0.0381705" calcext:value-type="float">
            <text:p>0.0381705</text:p>
          </table:table-cell>
        </table:table-row>
        <table:table-row table:style-name="ro1">
          <table:table-cell office:value-type="float" office:value="0.0528531" calcext:value-type="float">
            <text:p>0.0528531</text:p>
          </table:table-cell>
          <table:table-cell office:value-type="float" office:value="0.0177634" calcext:value-type="float">
            <text:p>0.0177634</text:p>
          </table:table-cell>
          <table:table-cell office:value-type="float" office:value="0.0774022" calcext:value-type="float">
            <text:p>0.0774022</text:p>
          </table:table-cell>
          <table:table-cell office:value-type="float" office:value="0.0487033" calcext:value-type="float">
            <text:p>0.0487033</text:p>
          </table:table-cell>
          <table:table-cell office:value-type="float" office:value="0.00801249" calcext:value-type="float">
            <text:p>0.00801249</text:p>
          </table:table-cell>
          <table:table-cell office:value-type="float" office:value="0.0828795" calcext:value-type="float">
            <text:p>0.0828795</text:p>
          </table:table-cell>
          <table:table-cell office:value-type="float" office:value="0.0299919" calcext:value-type="float">
            <text:p>0.0299919</text:p>
          </table:table-cell>
          <table:table-cell office:value-type="float" office:value="0.0450816" calcext:value-type="float">
            <text:p>0.0450816</text:p>
          </table:table-cell>
        </table:table-row>
        <table:table-row table:style-name="ro1">
          <table:table-cell office:value-type="float" office:value="0.0632224" calcext:value-type="float">
            <text:p>0.0632224</text:p>
          </table:table-cell>
          <table:table-cell office:value-type="float" office:value="0.0280145" calcext:value-type="float">
            <text:p>0.0280145</text:p>
          </table:table-cell>
          <table:table-cell office:value-type="float" office:value="0.0654644" calcext:value-type="float">
            <text:p>0.0654644</text:p>
          </table:table-cell>
          <table:table-cell office:value-type="float" office:value="0.0414511" calcext:value-type="float">
            <text:p>0.0414511</text:p>
          </table:table-cell>
          <table:table-cell office:value-type="float" office:value="0.0227614" calcext:value-type="float">
            <text:p>0.0227614</text:p>
          </table:table-cell>
          <table:table-cell office:value-type="float" office:value="0.0726032" calcext:value-type="float">
            <text:p>0.0726032</text:p>
          </table:table-cell>
          <table:table-cell office:value-type="float" office:value="0.0305036" calcext:value-type="float">
            <text:p>0.0305036</text:p>
          </table:table-cell>
          <table:table-cell office:value-type="float" office:value="0.0369799" calcext:value-type="float">
            <text:p>0.0369799</text:p>
          </table:table-cell>
        </table:table-row>
        <table:table-row table:style-name="ro1">
          <table:table-cell office:value-type="float" office:value="0.0582261" calcext:value-type="float">
            <text:p>0.0582261</text:p>
          </table:table-cell>
          <table:table-cell office:value-type="float" office:value="0.0245207" calcext:value-type="float">
            <text:p>0.0245207</text:p>
          </table:table-cell>
          <table:table-cell office:value-type="float" office:value="0.0723235" calcext:value-type="float">
            <text:p>0.0723235</text:p>
          </table:table-cell>
          <table:table-cell office:value-type="float" office:value="0.0318752" calcext:value-type="float">
            <text:p>0.0318752</text:p>
          </table:table-cell>
          <table:table-cell office:value-type="float" office:value="0.0246935" calcext:value-type="float">
            <text:p>0.0246935</text:p>
          </table:table-cell>
          <table:table-cell office:value-type="float" office:value="0.0740576" calcext:value-type="float">
            <text:p>0.0740576</text:p>
          </table:table-cell>
          <table:table-cell office:value-type="float" office:value="0.0311626" calcext:value-type="float">
            <text:p>0.0311626</text:p>
          </table:table-cell>
          <table:table-cell office:value-type="float" office:value="0.0354015" calcext:value-type="float">
            <text:p>0.0354015</text:p>
          </table:table-cell>
        </table:table-row>
        <table:table-row table:style-name="ro1">
          <table:table-cell office:value-type="float" office:value="0.066853" calcext:value-type="float">
            <text:p>0.066853</text:p>
          </table:table-cell>
          <table:table-cell office:value-type="float" office:value="0.0234936" calcext:value-type="float">
            <text:p>0.0234936</text:p>
          </table:table-cell>
          <table:table-cell office:value-type="float" office:value="0.0611219" calcext:value-type="float">
            <text:p>0.0611219</text:p>
          </table:table-cell>
          <table:table-cell office:value-type="float" office:value="0.0415021" calcext:value-type="float">
            <text:p>0.0415021</text:p>
          </table:table-cell>
          <table:table-cell office:value-type="float" office:value="0.017431" calcext:value-type="float">
            <text:p>0.017431</text:p>
          </table:table-cell>
          <table:table-cell office:value-type="float" office:value="0.066314" calcext:value-type="float">
            <text:p>0.066314</text:p>
          </table:table-cell>
          <table:table-cell office:value-type="float" office:value="0.0210117" calcext:value-type="float">
            <text:p>0.0210117</text:p>
          </table:table-cell>
          <table:table-cell office:value-type="float" office:value="0.0385387" calcext:value-type="float">
            <text:p>0.0385387</text:p>
          </table:table-cell>
        </table:table-row>
        <table:table-row table:style-name="ro1">
          <table:table-cell office:value-type="float" office:value="0.0536942" calcext:value-type="float">
            <text:p>0.0536942</text:p>
          </table:table-cell>
          <table:table-cell office:value-type="float" office:value="0.0295752" calcext:value-type="float">
            <text:p>0.0295752</text:p>
          </table:table-cell>
          <table:table-cell office:value-type="float" office:value="0.0657891" calcext:value-type="float">
            <text:p>0.0657891</text:p>
          </table:table-cell>
          <table:table-cell office:value-type="float" office:value="0.0349598" calcext:value-type="float">
            <text:p>0.0349598</text:p>
          </table:table-cell>
          <table:table-cell office:value-type="float" office:value="0.0181699" calcext:value-type="float">
            <text:p>0.0181699</text:p>
          </table:table-cell>
          <table:table-cell office:value-type="float" office:value="0.0705827" calcext:value-type="float">
            <text:p>0.0705827</text:p>
          </table:table-cell>
          <table:table-cell office:value-type="float" office:value="0.0368199" calcext:value-type="float">
            <text:p>0.0368199</text:p>
          </table:table-cell>
          <table:table-cell office:value-type="float" office:value="0.0433031" calcext:value-type="float">
            <text:p>0.0433031</text:p>
          </table:table-cell>
        </table:table-row>
        <table:table-row table:style-name="ro1">
          <table:table-cell office:value-type="float" office:value="0.0647468" calcext:value-type="float">
            <text:p>0.0647468</text:p>
          </table:table-cell>
          <table:table-cell office:value-type="float" office:value="0.0185347" calcext:value-type="float">
            <text:p>0.0185347</text:p>
          </table:table-cell>
          <table:table-cell office:value-type="float" office:value="0.0611179" calcext:value-type="float">
            <text:p>0.0611179</text:p>
          </table:table-cell>
          <table:table-cell office:value-type="float" office:value="0.0353726" calcext:value-type="float">
            <text:p>0.0353726</text:p>
          </table:table-cell>
          <table:table-cell office:value-type="float" office:value="0.0181443" calcext:value-type="float">
            <text:p>0.0181443</text:p>
          </table:table-cell>
          <table:table-cell office:value-type="float" office:value="0.0706737" calcext:value-type="float">
            <text:p>0.0706737</text:p>
          </table:table-cell>
          <table:table-cell office:value-type="float" office:value="0.0302605" calcext:value-type="float">
            <text:p>0.0302605</text:p>
          </table:table-cell>
          <table:table-cell office:value-type="float" office:value="0.0416409" calcext:value-type="float">
            <text:p>0.0416409</text:p>
          </table:table-cell>
        </table:table-row>
        <table:table-row table:style-name="ro1">
          <table:table-cell office:value-type="float" office:value="0.0645308" calcext:value-type="float">
            <text:p>0.0645308</text:p>
          </table:table-cell>
          <table:table-cell office:value-type="float" office:value="0.0269233" calcext:value-type="float">
            <text:p>0.0269233</text:p>
          </table:table-cell>
          <table:table-cell office:value-type="float" office:value="0.0665569" calcext:value-type="float">
            <text:p>0.0665569</text:p>
          </table:table-cell>
          <table:table-cell office:value-type="float" office:value="0.049122" calcext:value-type="float">
            <text:p>0.049122</text:p>
          </table:table-cell>
          <table:table-cell office:value-type="float" office:value="0.0212471" calcext:value-type="float">
            <text:p>0.0212471</text:p>
          </table:table-cell>
          <table:table-cell office:value-type="float" office:value="0.0770511" calcext:value-type="float">
            <text:p>0.0770511</text:p>
          </table:table-cell>
          <table:table-cell office:value-type="float" office:value="0.0344109" calcext:value-type="float">
            <text:p>0.0344109</text:p>
          </table:table-cell>
          <table:table-cell office:value-type="float" office:value="0.0448735" calcext:value-type="float">
            <text:p>0.0448735</text:p>
          </table:table-cell>
        </table:table-row>
        <table:table-row table:style-name="ro1">
          <table:table-cell office:value-type="float" office:value="0.050313" calcext:value-type="float">
            <text:p>0.050313</text:p>
          </table:table-cell>
          <table:table-cell office:value-type="float" office:value="0.0216115" calcext:value-type="float">
            <text:p>0.0216115</text:p>
          </table:table-cell>
          <table:table-cell office:value-type="float" office:value="0.0726116" calcext:value-type="float">
            <text:p>0.0726116</text:p>
          </table:table-cell>
          <table:table-cell office:value-type="float" office:value="0.0484991" calcext:value-type="float">
            <text:p>0.0484991</text:p>
          </table:table-cell>
          <table:table-cell office:value-type="float" office:value="0.0142162" calcext:value-type="float">
            <text:p>0.0142162</text:p>
          </table:table-cell>
          <table:table-cell office:value-type="float" office:value="0.075071" calcext:value-type="float">
            <text:p>0.075071</text:p>
          </table:table-cell>
          <table:table-cell office:value-type="float" office:value="0.0332068" calcext:value-type="float">
            <text:p>0.0332068</text:p>
          </table:table-cell>
          <table:table-cell office:value-type="float" office:value="0.043833" calcext:value-type="float">
            <text:p>0.043833</text:p>
          </table:table-cell>
        </table:table-row>
        <table:table-row table:style-name="ro1">
          <table:table-cell office:value-type="float" office:value="0.0646092" calcext:value-type="float">
            <text:p>0.0646092</text:p>
          </table:table-cell>
          <table:table-cell office:value-type="float" office:value="0.0224425" calcext:value-type="float">
            <text:p>0.0224425</text:p>
          </table:table-cell>
          <table:table-cell office:value-type="float" office:value="0.0678384" calcext:value-type="float">
            <text:p>0.0678384</text:p>
          </table:table-cell>
          <table:table-cell office:value-type="float" office:value="0.0445399" calcext:value-type="float">
            <text:p>0.0445399</text:p>
          </table:table-cell>
          <table:table-cell office:value-type="float" office:value="0.0190322" calcext:value-type="float">
            <text:p>0.0190322</text:p>
          </table:table-cell>
          <table:table-cell office:value-type="float" office:value="0.0684601" calcext:value-type="float">
            <text:p>0.0684601</text:p>
          </table:table-cell>
          <table:table-cell office:value-type="float" office:value="0.0347669" calcext:value-type="float">
            <text:p>0.0347669</text:p>
          </table:table-cell>
          <table:table-cell office:value-type="float" office:value="0.0401592" calcext:value-type="float">
            <text:p>0.0401592</text:p>
          </table:table-cell>
        </table:table-row>
        <table:table-row table:style-name="ro1">
          <table:table-cell office:value-type="float" office:value="0.0631937" calcext:value-type="float">
            <text:p>0.0631937</text:p>
          </table:table-cell>
          <table:table-cell office:value-type="float" office:value="0.0202189" calcext:value-type="float">
            <text:p>0.0202189</text:p>
          </table:table-cell>
          <table:table-cell office:value-type="float" office:value="0.0679907" calcext:value-type="float">
            <text:p>0.0679907</text:p>
          </table:table-cell>
          <table:table-cell office:value-type="float" office:value="0.0432427" calcext:value-type="float">
            <text:p>0.0432427</text:p>
          </table:table-cell>
          <table:table-cell office:value-type="float" office:value="0.0195735" calcext:value-type="float">
            <text:p>0.0195735</text:p>
          </table:table-cell>
          <table:table-cell office:value-type="float" office:value="0.069852" calcext:value-type="float">
            <text:p>0.069852</text:p>
          </table:table-cell>
          <table:table-cell office:value-type="float" office:value="0.0322799" calcext:value-type="float">
            <text:p>0.0322799</text:p>
          </table:table-cell>
          <table:table-cell office:value-type="float" office:value="0.0448862" calcext:value-type="float">
            <text:p>0.0448862</text:p>
          </table:table-cell>
        </table:table-row>
        <table:table-row table:style-name="ro1">
          <table:table-cell office:value-type="float" office:value="0.0625085" calcext:value-type="float">
            <text:p>0.0625085</text:p>
          </table:table-cell>
          <table:table-cell office:value-type="float" office:value="0.0263433" calcext:value-type="float">
            <text:p>0.0263433</text:p>
          </table:table-cell>
          <table:table-cell office:value-type="float" office:value="0.0673297" calcext:value-type="float">
            <text:p>0.0673297</text:p>
          </table:table-cell>
          <table:table-cell office:value-type="float" office:value="0.0426379" calcext:value-type="float">
            <text:p>0.0426379</text:p>
          </table:table-cell>
          <table:table-cell office:value-type="float" office:value="0.017767" calcext:value-type="float">
            <text:p>0.017767</text:p>
          </table:table-cell>
          <table:table-cell office:value-type="float" office:value="0.0766472" calcext:value-type="float">
            <text:p>0.0766472</text:p>
          </table:table-cell>
          <table:table-cell office:value-type="float" office:value="0.0319934" calcext:value-type="float">
            <text:p>0.0319934</text:p>
          </table:table-cell>
          <table:table-cell office:value-type="float" office:value="0.0431759" calcext:value-type="float">
            <text:p>0.0431759</text:p>
          </table:table-cell>
        </table:table-row>
        <table:table-row table:style-name="ro1">
          <table:table-cell office:value-type="float" office:value="0.0511374" calcext:value-type="float">
            <text:p>0.0511374</text:p>
          </table:table-cell>
          <table:table-cell office:value-type="float" office:value="0.0193736" calcext:value-type="float">
            <text:p>0.0193736</text:p>
          </table:table-cell>
          <table:table-cell office:value-type="float" office:value="0.0661568" calcext:value-type="float">
            <text:p>0.0661568</text:p>
          </table:table-cell>
          <table:table-cell office:value-type="float" office:value="0.0430529" calcext:value-type="float">
            <text:p>0.0430529</text:p>
          </table:table-cell>
          <table:table-cell office:value-type="float" office:value="0.017107" calcext:value-type="float">
            <text:p>0.017107</text:p>
          </table:table-cell>
          <table:table-cell office:value-type="float" office:value="0.0770403" calcext:value-type="float">
            <text:p>0.0770403</text:p>
          </table:table-cell>
          <table:table-cell office:value-type="float" office:value="0.0387271" calcext:value-type="float">
            <text:p>0.0387271</text:p>
          </table:table-cell>
          <table:table-cell office:value-type="float" office:value="0.050136" calcext:value-type="float">
            <text:p>0.050136</text:p>
          </table:table-cell>
        </table:table-row>
        <table:table-row table:style-name="ro1">
          <table:table-cell office:value-type="float" office:value="0.0598321" calcext:value-type="float">
            <text:p>0.0598321</text:p>
          </table:table-cell>
          <table:table-cell office:value-type="float" office:value="0.0185814" calcext:value-type="float">
            <text:p>0.0185814</text:p>
          </table:table-cell>
          <table:table-cell office:value-type="float" office:value="0.0630141" calcext:value-type="float">
            <text:p>0.0630141</text:p>
          </table:table-cell>
          <table:table-cell office:value-type="float" office:value="0.0408468" calcext:value-type="float">
            <text:p>0.0408468</text:p>
          </table:table-cell>
          <table:table-cell office:value-type="float" office:value="0.0151021" calcext:value-type="float">
            <text:p>0.0151021</text:p>
          </table:table-cell>
          <table:table-cell office:value-type="float" office:value="0.0765385" calcext:value-type="float">
            <text:p>0.0765385</text:p>
          </table:table-cell>
          <table:table-cell office:value-type="float" office:value="0.0323952" calcext:value-type="float">
            <text:p>0.0323952</text:p>
          </table:table-cell>
          <table:table-cell office:value-type="float" office:value="0.0444172" calcext:value-type="float">
            <text:p>0.0444172</text:p>
          </table:table-cell>
        </table:table-row>
        <table:table-row table:style-name="ro1">
          <table:table-cell office:value-type="float" office:value="0.0582382" calcext:value-type="float">
            <text:p>0.0582382</text:p>
          </table:table-cell>
          <table:table-cell office:value-type="float" office:value="0.0311866" calcext:value-type="float">
            <text:p>0.0311866</text:p>
          </table:table-cell>
          <table:table-cell office:value-type="float" office:value="0.0681113" calcext:value-type="float">
            <text:p>0.0681113</text:p>
          </table:table-cell>
          <table:table-cell office:value-type="float" office:value="0.0511836" calcext:value-type="float">
            <text:p>0.0511836</text:p>
          </table:table-cell>
          <table:table-cell office:value-type="float" office:value="0.0214964" calcext:value-type="float">
            <text:p>0.0214964</text:p>
          </table:table-cell>
          <table:table-cell office:value-type="float" office:value="0.0689822" calcext:value-type="float">
            <text:p>0.0689822</text:p>
          </table:table-cell>
          <table:table-cell office:value-type="float" office:value="0.030714" calcext:value-type="float">
            <text:p>0.030714</text:p>
          </table:table-cell>
          <table:table-cell office:value-type="float" office:value="0.0380308" calcext:value-type="float">
            <text:p>0.0380308</text:p>
          </table:table-cell>
        </table:table-row>
        <table:table-row table:style-name="ro1">
          <table:table-cell office:value-type="float" office:value="0.0551687" calcext:value-type="float">
            <text:p>0.0551687</text:p>
          </table:table-cell>
          <table:table-cell office:value-type="float" office:value="0.0247268" calcext:value-type="float">
            <text:p>0.0247268</text:p>
          </table:table-cell>
          <table:table-cell office:value-type="float" office:value="0.0633387" calcext:value-type="float">
            <text:p>0.0633387</text:p>
          </table:table-cell>
          <table:table-cell office:value-type="float" office:value="0.0445771" calcext:value-type="float">
            <text:p>0.0445771</text:p>
          </table:table-cell>
          <table:table-cell office:value-type="float" office:value="0.0192855" calcext:value-type="float">
            <text:p>0.0192855</text:p>
          </table:table-cell>
          <table:table-cell office:value-type="float" office:value="0.0746871" calcext:value-type="float">
            <text:p>0.0746871</text:p>
          </table:table-cell>
          <table:table-cell office:value-type="float" office:value="0.0387893" calcext:value-type="float">
            <text:p>0.0387893</text:p>
          </table:table-cell>
          <table:table-cell office:value-type="float" office:value="0.0434611" calcext:value-type="float">
            <text:p>0.0434611</text:p>
          </table:table-cell>
        </table:table-row>
        <table:table-row table:style-name="ro1">
          <table:table-cell office:value-type="float" office:value="0.060127" calcext:value-type="float">
            <text:p>0.060127</text:p>
          </table:table-cell>
          <table:table-cell office:value-type="float" office:value="0.0298808" calcext:value-type="float">
            <text:p>0.0298808</text:p>
          </table:table-cell>
          <table:table-cell office:value-type="float" office:value="0.0748071" calcext:value-type="float">
            <text:p>0.0748071</text:p>
          </table:table-cell>
          <table:table-cell office:value-type="float" office:value="0.0500856" calcext:value-type="float">
            <text:p>0.0500856</text:p>
          </table:table-cell>
          <table:table-cell office:value-type="float" office:value="0.0188627" calcext:value-type="float">
            <text:p>0.0188627</text:p>
          </table:table-cell>
          <table:table-cell office:value-type="float" office:value="0.0798897" calcext:value-type="float">
            <text:p>0.0798897</text:p>
          </table:table-cell>
          <table:table-cell office:value-type="float" office:value="0.029792" calcext:value-type="float">
            <text:p>0.029792</text:p>
          </table:table-cell>
          <table:table-cell office:value-type="float" office:value="0.0473316" calcext:value-type="float">
            <text:p>0.0473316</text:p>
          </table:table-cell>
        </table:table-row>
        <table:table-row table:style-name="ro1">
          <table:table-cell office:value-type="float" office:value="0.0650728" calcext:value-type="float">
            <text:p>0.0650728</text:p>
          </table:table-cell>
          <table:table-cell office:value-type="float" office:value="0.0225562" calcext:value-type="float">
            <text:p>0.0225562</text:p>
          </table:table-cell>
          <table:table-cell office:value-type="float" office:value="0.0727186" calcext:value-type="float">
            <text:p>0.0727186</text:p>
          </table:table-cell>
          <table:table-cell office:value-type="float" office:value="0.0458461" calcext:value-type="float">
            <text:p>0.0458461</text:p>
          </table:table-cell>
          <table:table-cell office:value-type="float" office:value="0.0233552" calcext:value-type="float">
            <text:p>0.0233552</text:p>
          </table:table-cell>
          <table:table-cell office:value-type="float" office:value="0.0761488" calcext:value-type="float">
            <text:p>0.0761488</text:p>
          </table:table-cell>
          <table:table-cell office:value-type="float" office:value="0.0305571" calcext:value-type="float">
            <text:p>0.0305571</text:p>
          </table:table-cell>
          <table:table-cell office:value-type="float" office:value="0.0439404" calcext:value-type="float">
            <text:p>0.0439404</text:p>
          </table:table-cell>
        </table:table-row>
        <table:table-row table:style-name="ro1">
          <table:table-cell office:value-type="float" office:value="0.0523488" calcext:value-type="float">
            <text:p>0.0523488</text:p>
          </table:table-cell>
          <table:table-cell office:value-type="float" office:value="0.0226102" calcext:value-type="float">
            <text:p>0.0226102</text:p>
          </table:table-cell>
          <table:table-cell office:value-type="float" office:value="0.0694349" calcext:value-type="float">
            <text:p>0.0694349</text:p>
          </table:table-cell>
          <table:table-cell office:value-type="float" office:value="0.0378412" calcext:value-type="float">
            <text:p>0.0378412</text:p>
          </table:table-cell>
          <table:table-cell office:value-type="float" office:value="0.0247538" calcext:value-type="float">
            <text:p>0.0247538</text:p>
          </table:table-cell>
          <table:table-cell office:value-type="float" office:value="0.0690143" calcext:value-type="float">
            <text:p>0.0690143</text:p>
          </table:table-cell>
          <table:table-cell office:value-type="float" office:value="0.0280721" calcext:value-type="float">
            <text:p>0.0280721</text:p>
          </table:table-cell>
          <table:table-cell office:value-type="float" office:value="0.0370965" calcext:value-type="float">
            <text:p>0.0370965</text:p>
          </table:table-cell>
        </table:table-row>
        <table:table-row table:style-name="ro1">
          <table:table-cell office:value-type="float" office:value="0.058135" calcext:value-type="float">
            <text:p>0.058135</text:p>
          </table:table-cell>
          <table:table-cell office:value-type="float" office:value="0.0180305" calcext:value-type="float">
            <text:p>0.0180305</text:p>
          </table:table-cell>
          <table:table-cell office:value-type="float" office:value="0.0676419" calcext:value-type="float">
            <text:p>0.0676419</text:p>
          </table:table-cell>
          <table:table-cell office:value-type="float" office:value="0.0349326" calcext:value-type="float">
            <text:p>0.0349326</text:p>
          </table:table-cell>
          <table:table-cell office:value-type="float" office:value="0.0267186" calcext:value-type="float">
            <text:p>0.0267186</text:p>
          </table:table-cell>
          <table:table-cell office:value-type="float" office:value="0.077997" calcext:value-type="float">
            <text:p>0.077997</text:p>
          </table:table-cell>
          <table:table-cell office:value-type="float" office:value="0.0341055" calcext:value-type="float">
            <text:p>0.0341055</text:p>
          </table:table-cell>
          <table:table-cell office:value-type="float" office:value="0.0462444" calcext:value-type="float">
            <text:p>0.0462444</text:p>
          </table:table-cell>
        </table:table-row>
        <table:table-row table:style-name="ro1">
          <table:table-cell office:value-type="float" office:value="0.0507198" calcext:value-type="float">
            <text:p>0.0507198</text:p>
          </table:table-cell>
          <table:table-cell office:value-type="float" office:value="0.0291662" calcext:value-type="float">
            <text:p>0.0291662</text:p>
          </table:table-cell>
          <table:table-cell office:value-type="float" office:value="0.0663822" calcext:value-type="float">
            <text:p>0.0663822</text:p>
          </table:table-cell>
          <table:table-cell office:value-type="float" office:value="0.0404243" calcext:value-type="float">
            <text:p>0.0404243</text:p>
          </table:table-cell>
          <table:table-cell office:value-type="float" office:value="0.018537" calcext:value-type="float">
            <text:p>0.018537</text:p>
          </table:table-cell>
          <table:table-cell office:value-type="float" office:value="0.0724092" calcext:value-type="float">
            <text:p>0.0724092</text:p>
          </table:table-cell>
          <table:table-cell office:value-type="float" office:value="0.0337802" calcext:value-type="float">
            <text:p>0.0337802</text:p>
          </table:table-cell>
          <table:table-cell office:value-type="float" office:value="0.0349772" calcext:value-type="float">
            <text:p>0.0349772</text:p>
          </table:table-cell>
        </table:table-row>
        <table:table-row table:style-name="ro1">
          <table:table-cell office:value-type="float" office:value="0.0655476" calcext:value-type="float">
            <text:p>0.0655476</text:p>
          </table:table-cell>
          <table:table-cell office:value-type="float" office:value="0.0180778" calcext:value-type="float">
            <text:p>0.0180778</text:p>
          </table:table-cell>
          <table:table-cell office:value-type="float" office:value="0.0592181" calcext:value-type="float">
            <text:p>0.0592181</text:p>
          </table:table-cell>
          <table:table-cell office:value-type="float" office:value="0.0363744" calcext:value-type="float">
            <text:p>0.0363744</text:p>
          </table:table-cell>
          <table:table-cell office:value-type="float" office:value="0.0214787" calcext:value-type="float">
            <text:p>0.0214787</text:p>
          </table:table-cell>
          <table:table-cell office:value-type="float" office:value="0.0727122" calcext:value-type="float">
            <text:p>0.0727122</text:p>
          </table:table-cell>
          <table:table-cell office:value-type="float" office:value="0.0301034" calcext:value-type="float">
            <text:p>0.0301034</text:p>
          </table:table-cell>
          <table:table-cell office:value-type="float" office:value="0.0530058" calcext:value-type="float">
            <text:p>0.0530058</text:p>
          </table:table-cell>
        </table:table-row>
        <table:table-row table:style-name="ro1">
          <table:table-cell office:value-type="float" office:value="0.0593733" calcext:value-type="float">
            <text:p>0.0593733</text:p>
          </table:table-cell>
          <table:table-cell office:value-type="float" office:value="0.0358933" calcext:value-type="float">
            <text:p>0.0358933</text:p>
          </table:table-cell>
          <table:table-cell office:value-type="float" office:value="0.0651097" calcext:value-type="float">
            <text:p>0.0651097</text:p>
          </table:table-cell>
          <table:table-cell office:value-type="float" office:value="0.0430607" calcext:value-type="float">
            <text:p>0.0430607</text:p>
          </table:table-cell>
          <table:table-cell office:value-type="float" office:value="0.0124477" calcext:value-type="float">
            <text:p>0.0124477</text:p>
          </table:table-cell>
          <table:table-cell office:value-type="float" office:value="0.0730252" calcext:value-type="float">
            <text:p>0.0730252</text:p>
          </table:table-cell>
          <table:table-cell office:value-type="float" office:value="0.0312935" calcext:value-type="float">
            <text:p>0.0312935</text:p>
          </table:table-cell>
          <table:table-cell office:value-type="float" office:value="0.0438237" calcext:value-type="float">
            <text:p>0.0438237</text:p>
          </table:table-cell>
        </table:table-row>
        <table:table-row table:style-name="ro1">
          <table:table-cell office:value-type="float" office:value="0.054877" calcext:value-type="float">
            <text:p>0.054877</text:p>
          </table:table-cell>
          <table:table-cell office:value-type="float" office:value="0.0247359" calcext:value-type="float">
            <text:p>0.0247359</text:p>
          </table:table-cell>
          <table:table-cell office:value-type="float" office:value="0.0690298" calcext:value-type="float">
            <text:p>0.0690298</text:p>
          </table:table-cell>
          <table:table-cell office:value-type="float" office:value="0.0480808" calcext:value-type="float">
            <text:p>0.0480808</text:p>
          </table:table-cell>
          <table:table-cell office:value-type="float" office:value="0.017075" calcext:value-type="float">
            <text:p>0.017075</text:p>
          </table:table-cell>
          <table:table-cell office:value-type="float" office:value="0.0736915" calcext:value-type="float">
            <text:p>0.0736915</text:p>
          </table:table-cell>
          <table:table-cell office:value-type="float" office:value="0.027262" calcext:value-type="float">
            <text:p>0.027262</text:p>
          </table:table-cell>
          <table:table-cell office:value-type="float" office:value="0.0520193" calcext:value-type="float">
            <text:p>0.0520193</text:p>
          </table:table-cell>
        </table:table-row>
        <table:table-row table:style-name="ro1">
          <table:table-cell office:value-type="float" office:value="0.0617565" calcext:value-type="float">
            <text:p>0.0617565</text:p>
          </table:table-cell>
          <table:table-cell office:value-type="float" office:value="0.022935" calcext:value-type="float">
            <text:p>0.022935</text:p>
          </table:table-cell>
          <table:table-cell office:value-type="float" office:value="0.0681474" calcext:value-type="float">
            <text:p>0.0681474</text:p>
          </table:table-cell>
          <table:table-cell office:value-type="float" office:value="0.0478278" calcext:value-type="float">
            <text:p>0.0478278</text:p>
          </table:table-cell>
          <table:table-cell office:value-type="float" office:value="0.0182922" calcext:value-type="float">
            <text:p>0.0182922</text:p>
          </table:table-cell>
          <table:table-cell office:value-type="float" office:value="0.0659563" calcext:value-type="float">
            <text:p>0.0659563</text:p>
          </table:table-cell>
          <table:table-cell office:value-type="float" office:value="0.0397549" calcext:value-type="float">
            <text:p>0.0397549</text:p>
          </table:table-cell>
          <table:table-cell office:value-type="float" office:value="0.0398827" calcext:value-type="float">
            <text:p>0.0398827</text:p>
          </table:table-cell>
        </table:table-row>
        <table:table-row table:style-name="ro1">
          <table:table-cell office:value-type="float" office:value="0.0587945" calcext:value-type="float">
            <text:p>0.0587945</text:p>
          </table:table-cell>
          <table:table-cell office:value-type="float" office:value="0.0144018" calcext:value-type="float">
            <text:p>0.0144018</text:p>
          </table:table-cell>
          <table:table-cell office:value-type="float" office:value="0.0703551" calcext:value-type="float">
            <text:p>0.0703551</text:p>
          </table:table-cell>
          <table:table-cell office:value-type="float" office:value="0.0290595" calcext:value-type="float">
            <text:p>0.0290595</text:p>
          </table:table-cell>
          <table:table-cell office:value-type="float" office:value="0.013781" calcext:value-type="float">
            <text:p>0.013781</text:p>
          </table:table-cell>
          <table:table-cell office:value-type="float" office:value="0.073935" calcext:value-type="float">
            <text:p>0.073935</text:p>
          </table:table-cell>
          <table:table-cell office:value-type="float" office:value="0.0373704" calcext:value-type="float">
            <text:p>0.0373704</text:p>
          </table:table-cell>
          <table:table-cell office:value-type="float" office:value="0.0379165" calcext:value-type="float">
            <text:p>0.0379165</text:p>
          </table:table-cell>
        </table:table-row>
        <table:table-row table:style-name="ro1">
          <table:table-cell office:value-type="float" office:value="0.0613896" calcext:value-type="float">
            <text:p>0.0613896</text:p>
          </table:table-cell>
          <table:table-cell office:value-type="float" office:value="0.0259521" calcext:value-type="float">
            <text:p>0.0259521</text:p>
          </table:table-cell>
          <table:table-cell office:value-type="float" office:value="0.0683431" calcext:value-type="float">
            <text:p>0.0683431</text:p>
          </table:table-cell>
          <table:table-cell office:value-type="float" office:value="0.0355905" calcext:value-type="float">
            <text:p>0.0355905</text:p>
          </table:table-cell>
          <table:table-cell office:value-type="float" office:value="0.0237777" calcext:value-type="float">
            <text:p>0.0237777</text:p>
          </table:table-cell>
          <table:table-cell office:value-type="float" office:value="0.0780529" calcext:value-type="float">
            <text:p>0.0780529</text:p>
          </table:table-cell>
          <table:table-cell office:value-type="float" office:value="0.0295925" calcext:value-type="float">
            <text:p>0.0295925</text:p>
          </table:table-cell>
          <table:table-cell office:value-type="float" office:value="0.0363584" calcext:value-type="float">
            <text:p>0.0363584</text:p>
          </table:table-cell>
        </table:table-row>
        <table:table-row table:style-name="ro1">
          <table:table-cell office:value-type="float" office:value="0.0558928" calcext:value-type="float">
            <text:p>0.0558928</text:p>
          </table:table-cell>
          <table:table-cell office:value-type="float" office:value="0.0160827" calcext:value-type="float">
            <text:p>0.0160827</text:p>
          </table:table-cell>
          <table:table-cell office:value-type="float" office:value="0.0602639" calcext:value-type="float">
            <text:p>0.0602639</text:p>
          </table:table-cell>
          <table:table-cell office:value-type="float" office:value="0.0368296" calcext:value-type="float">
            <text:p>0.0368296</text:p>
          </table:table-cell>
          <table:table-cell office:value-type="float" office:value="0.0185542" calcext:value-type="float">
            <text:p>0.0185542</text:p>
          </table:table-cell>
          <table:table-cell office:value-type="float" office:value="0.0706121" calcext:value-type="float">
            <text:p>0.0706121</text:p>
          </table:table-cell>
          <table:table-cell office:value-type="float" office:value="0.0332176" calcext:value-type="float">
            <text:p>0.0332176</text:p>
          </table:table-cell>
          <table:table-cell office:value-type="float" office:value="0.038952" calcext:value-type="float">
            <text:p>0.038952</text:p>
          </table:table-cell>
        </table:table-row>
        <table:table-row table:style-name="ro1">
          <table:table-cell office:value-type="float" office:value="0.0601386" calcext:value-type="float">
            <text:p>0.0601386</text:p>
          </table:table-cell>
          <table:table-cell office:value-type="float" office:value="0.0266371" calcext:value-type="float">
            <text:p>0.0266371</text:p>
          </table:table-cell>
          <table:table-cell office:value-type="float" office:value="0.0702828" calcext:value-type="float">
            <text:p>0.0702828</text:p>
          </table:table-cell>
          <table:table-cell office:value-type="float" office:value="0.0359993" calcext:value-type="float">
            <text:p>0.0359993</text:p>
          </table:table-cell>
          <table:table-cell office:value-type="float" office:value="0.019383" calcext:value-type="float">
            <text:p>0.019383</text:p>
          </table:table-cell>
          <table:table-cell office:value-type="float" office:value="0.0711651" calcext:value-type="float">
            <text:p>0.0711651</text:p>
          </table:table-cell>
          <table:table-cell office:value-type="float" office:value="0.0372056" calcext:value-type="float">
            <text:p>0.0372056</text:p>
          </table:table-cell>
          <table:table-cell office:value-type="float" office:value="0.0428975" calcext:value-type="float">
            <text:p>0.0428975</text:p>
          </table:table-cell>
        </table:table-row>
        <table:table-row table:style-name="ro1">
          <table:table-cell office:value-type="float" office:value="0.0581" calcext:value-type="float">
            <text:p>0.0581</text:p>
          </table:table-cell>
          <table:table-cell office:value-type="float" office:value="0.0198015" calcext:value-type="float">
            <text:p>0.0198015</text:p>
          </table:table-cell>
          <table:table-cell office:value-type="float" office:value="0.0652282" calcext:value-type="float">
            <text:p>0.0652282</text:p>
          </table:table-cell>
          <table:table-cell office:value-type="float" office:value="0.0426665" calcext:value-type="float">
            <text:p>0.0426665</text:p>
          </table:table-cell>
          <table:table-cell office:value-type="float" office:value="0.00927167" calcext:value-type="float">
            <text:p>0.00927167</text:p>
          </table:table-cell>
          <table:table-cell office:value-type="float" office:value="0.0680887" calcext:value-type="float">
            <text:p>0.0680887</text:p>
          </table:table-cell>
          <table:table-cell office:value-type="float" office:value="0.0280967" calcext:value-type="float">
            <text:p>0.0280967</text:p>
          </table:table-cell>
          <table:table-cell office:value-type="float" office:value="0.0408986" calcext:value-type="float">
            <text:p>0.0408986</text:p>
          </table:table-cell>
        </table:table-row>
        <table:table-row table:style-name="ro1">
          <table:table-cell office:value-type="float" office:value="0.0630053" calcext:value-type="float">
            <text:p>0.0630053</text:p>
          </table:table-cell>
          <table:table-cell office:value-type="float" office:value="0.0162277" calcext:value-type="float">
            <text:p>0.0162277</text:p>
          </table:table-cell>
          <table:table-cell office:value-type="float" office:value="0.0611361" calcext:value-type="float">
            <text:p>0.0611361</text:p>
          </table:table-cell>
          <table:table-cell office:value-type="float" office:value="0.0348599" calcext:value-type="float">
            <text:p>0.0348599</text:p>
          </table:table-cell>
          <table:table-cell office:value-type="float" office:value="0.0183536" calcext:value-type="float">
            <text:p>0.0183536</text:p>
          </table:table-cell>
          <table:table-cell office:value-type="float" office:value="0.0762777" calcext:value-type="float">
            <text:p>0.0762777</text:p>
          </table:table-cell>
          <table:table-cell office:value-type="float" office:value="0.0256364" calcext:value-type="float">
            <text:p>0.0256364</text:p>
          </table:table-cell>
          <table:table-cell office:value-type="float" office:value="0.0480603" calcext:value-type="float">
            <text:p>0.0480603</text:p>
          </table:table-cell>
        </table:table-row>
        <table:table-row table:style-name="ro1">
          <table:table-cell office:value-type="float" office:value="0.0667896" calcext:value-type="float">
            <text:p>0.0667896</text:p>
          </table:table-cell>
          <table:table-cell office:value-type="float" office:value="0.0134251" calcext:value-type="float">
            <text:p>0.0134251</text:p>
          </table:table-cell>
          <table:table-cell office:value-type="float" office:value="0.0716702" calcext:value-type="float">
            <text:p>0.0716702</text:p>
          </table:table-cell>
          <table:table-cell office:value-type="float" office:value="0.0319706" calcext:value-type="float">
            <text:p>0.0319706</text:p>
          </table:table-cell>
          <table:table-cell office:value-type="float" office:value="0.0178369" calcext:value-type="float">
            <text:p>0.0178369</text:p>
          </table:table-cell>
          <table:table-cell office:value-type="float" office:value="0.069697" calcext:value-type="float">
            <text:p>0.069697</text:p>
          </table:table-cell>
          <table:table-cell office:value-type="float" office:value="0.0343981" calcext:value-type="float">
            <text:p>0.0343981</text:p>
          </table:table-cell>
          <table:table-cell office:value-type="float" office:value="0.0381788" calcext:value-type="float">
            <text:p>0.0381788</text:p>
          </table:table-cell>
        </table:table-row>
        <table:table-row table:style-name="ro1">
          <table:table-cell office:value-type="float" office:value="0.0644466" calcext:value-type="float">
            <text:p>0.0644466</text:p>
          </table:table-cell>
          <table:table-cell office:value-type="float" office:value="0.0263457" calcext:value-type="float">
            <text:p>0.0263457</text:p>
          </table:table-cell>
          <table:table-cell office:value-type="float" office:value="0.0636903" calcext:value-type="float">
            <text:p>0.0636903</text:p>
          </table:table-cell>
          <table:table-cell office:value-type="float" office:value="0.0424658" calcext:value-type="float">
            <text:p>0.0424658</text:p>
          </table:table-cell>
          <table:table-cell office:value-type="float" office:value="0.0126007" calcext:value-type="float">
            <text:p>0.0126007</text:p>
          </table:table-cell>
          <table:table-cell office:value-type="float" office:value="0.0626098" calcext:value-type="float">
            <text:p>0.0626098</text:p>
          </table:table-cell>
          <table:table-cell office:value-type="float" office:value="0.0333529" calcext:value-type="float">
            <text:p>0.0333529</text:p>
          </table:table-cell>
          <table:table-cell office:value-type="float" office:value="0.0373568" calcext:value-type="float">
            <text:p>0.0373568</text:p>
          </table:table-cell>
        </table:table-row>
        <table:table-row table:style-name="ro1">
          <table:table-cell office:value-type="float" office:value="0.059089" calcext:value-type="float">
            <text:p>0.059089</text:p>
          </table:table-cell>
          <table:table-cell office:value-type="float" office:value="0.0248358" calcext:value-type="float">
            <text:p>0.0248358</text:p>
          </table:table-cell>
          <table:table-cell office:value-type="float" office:value="0.0596036" calcext:value-type="float">
            <text:p>0.0596036</text:p>
          </table:table-cell>
          <table:table-cell office:value-type="float" office:value="0.0334025" calcext:value-type="float">
            <text:p>0.0334025</text:p>
          </table:table-cell>
          <table:table-cell office:value-type="float" office:value="0.0088952" calcext:value-type="float">
            <text:p>0.0088952</text:p>
          </table:table-cell>
          <table:table-cell office:value-type="float" office:value="0.0819182" calcext:value-type="float">
            <text:p>0.0819182</text:p>
          </table:table-cell>
          <table:table-cell office:value-type="float" office:value="0.0361662" calcext:value-type="float">
            <text:p>0.0361662</text:p>
          </table:table-cell>
          <table:table-cell office:value-type="float" office:value="0.0443543" calcext:value-type="float">
            <text:p>0.0443543</text:p>
          </table:table-cell>
        </table:table-row>
        <table:table-row table:style-name="ro1">
          <table:table-cell office:value-type="float" office:value="0.0583924" calcext:value-type="float">
            <text:p>0.0583924</text:p>
          </table:table-cell>
          <table:table-cell office:value-type="float" office:value="0.0186543" calcext:value-type="float">
            <text:p>0.0186543</text:p>
          </table:table-cell>
          <table:table-cell office:value-type="float" office:value="0.060968" calcext:value-type="float">
            <text:p>0.060968</text:p>
          </table:table-cell>
          <table:table-cell office:value-type="float" office:value="0.0387456" calcext:value-type="float">
            <text:p>0.0387456</text:p>
          </table:table-cell>
          <table:table-cell office:value-type="float" office:value="0.0277718" calcext:value-type="float">
            <text:p>0.0277718</text:p>
          </table:table-cell>
          <table:table-cell office:value-type="float" office:value="0.0692762" calcext:value-type="float">
            <text:p>0.0692762</text:p>
          </table:table-cell>
          <table:table-cell office:value-type="float" office:value="0.0339357" calcext:value-type="float">
            <text:p>0.0339357</text:p>
          </table:table-cell>
          <table:table-cell office:value-type="float" office:value="0.0465024" calcext:value-type="float">
            <text:p>0.0465024</text:p>
          </table:table-cell>
        </table:table-row>
        <table:table-row table:style-name="ro1">
          <table:table-cell office:value-type="float" office:value="0.0605202" calcext:value-type="float">
            <text:p>0.0605202</text:p>
          </table:table-cell>
          <table:table-cell office:value-type="float" office:value="0.0250634" calcext:value-type="float">
            <text:p>0.0250634</text:p>
          </table:table-cell>
          <table:table-cell office:value-type="float" office:value="0.0639269" calcext:value-type="float">
            <text:p>0.0639269</text:p>
          </table:table-cell>
          <table:table-cell office:value-type="float" office:value="0.0435641" calcext:value-type="float">
            <text:p>0.0435641</text:p>
          </table:table-cell>
          <table:table-cell office:value-type="float" office:value="0.0156591" calcext:value-type="float">
            <text:p>0.0156591</text:p>
          </table:table-cell>
          <table:table-cell office:value-type="float" office:value="0.0673223" calcext:value-type="float">
            <text:p>0.0673223</text:p>
          </table:table-cell>
          <table:table-cell office:value-type="float" office:value="0.0367693" calcext:value-type="float">
            <text:p>0.0367693</text:p>
          </table:table-cell>
          <table:table-cell office:value-type="float" office:value="0.0366364" calcext:value-type="float">
            <text:p>0.0366364</text:p>
          </table:table-cell>
        </table:table-row>
        <table:table-row table:style-name="ro1">
          <table:table-cell office:value-type="float" office:value="0.0522254" calcext:value-type="float">
            <text:p>0.0522254</text:p>
          </table:table-cell>
          <table:table-cell office:value-type="float" office:value="0.0118176" calcext:value-type="float">
            <text:p>0.0118176</text:p>
          </table:table-cell>
          <table:table-cell office:value-type="float" office:value="0.0689122" calcext:value-type="float">
            <text:p>0.0689122</text:p>
          </table:table-cell>
          <table:table-cell office:value-type="float" office:value="0.0376537" calcext:value-type="float">
            <text:p>0.0376537</text:p>
          </table:table-cell>
          <table:table-cell office:value-type="float" office:value="0.0242987" calcext:value-type="float">
            <text:p>0.0242987</text:p>
          </table:table-cell>
          <table:table-cell office:value-type="float" office:value="0.0757536" calcext:value-type="float">
            <text:p>0.0757536</text:p>
          </table:table-cell>
          <table:table-cell office:value-type="float" office:value="0.0268333" calcext:value-type="float">
            <text:p>0.0268333</text:p>
          </table:table-cell>
          <table:table-cell office:value-type="float" office:value="0.0462881" calcext:value-type="float">
            <text:p>0.0462881</text:p>
          </table:table-cell>
        </table:table-row>
        <table:table-row table:style-name="ro1">
          <table:table-cell office:value-type="float" office:value="0.0602959" calcext:value-type="float">
            <text:p>0.0602959</text:p>
          </table:table-cell>
          <table:table-cell office:value-type="float" office:value="0.0255378" calcext:value-type="float">
            <text:p>0.0255378</text:p>
          </table:table-cell>
          <table:table-cell office:value-type="float" office:value="0.068675" calcext:value-type="float">
            <text:p>0.068675</text:p>
          </table:table-cell>
          <table:table-cell office:value-type="float" office:value="0.0380341" calcext:value-type="float">
            <text:p>0.0380341</text:p>
          </table:table-cell>
          <table:table-cell office:value-type="float" office:value="0.0217872" calcext:value-type="float">
            <text:p>0.0217872</text:p>
          </table:table-cell>
          <table:table-cell office:value-type="float" office:value="0.0721232" calcext:value-type="float">
            <text:p>0.0721232</text:p>
          </table:table-cell>
          <table:table-cell office:value-type="float" office:value="0.0353442" calcext:value-type="float">
            <text:p>0.0353442</text:p>
          </table:table-cell>
          <table:table-cell office:value-type="float" office:value="0.0372018" calcext:value-type="float">
            <text:p>0.0372018</text:p>
          </table:table-cell>
        </table:table-row>
        <table:table-row table:style-name="ro1">
          <table:table-cell office:value-type="float" office:value="0.0542417" calcext:value-type="float">
            <text:p>0.0542417</text:p>
          </table:table-cell>
          <table:table-cell office:value-type="float" office:value="0.0211622" calcext:value-type="float">
            <text:p>0.0211622</text:p>
          </table:table-cell>
          <table:table-cell office:value-type="float" office:value="0.0617713" calcext:value-type="float">
            <text:p>0.0617713</text:p>
          </table:table-cell>
          <table:table-cell office:value-type="float" office:value="0.044829" calcext:value-type="float">
            <text:p>0.044829</text:p>
          </table:table-cell>
          <table:table-cell office:value-type="float" office:value="0.0147233" calcext:value-type="float">
            <text:p>0.0147233</text:p>
          </table:table-cell>
          <table:table-cell office:value-type="float" office:value="0.0736693" calcext:value-type="float">
            <text:p>0.0736693</text:p>
          </table:table-cell>
          <table:table-cell office:value-type="float" office:value="0.0283658" calcext:value-type="float">
            <text:p>0.0283658</text:p>
          </table:table-cell>
          <table:table-cell office:value-type="float" office:value="0.0468995" calcext:value-type="float">
            <text:p>0.0468995</text:p>
          </table:table-cell>
        </table:table-row>
        <table:table-row table:style-name="ro1">
          <table:table-cell office:value-type="float" office:value="0.0544084" calcext:value-type="float">
            <text:p>0.0544084</text:p>
          </table:table-cell>
          <table:table-cell office:value-type="float" office:value="0.0302459" calcext:value-type="float">
            <text:p>0.0302459</text:p>
          </table:table-cell>
          <table:table-cell office:value-type="float" office:value="0.063859" calcext:value-type="float">
            <text:p>0.063859</text:p>
          </table:table-cell>
          <table:table-cell office:value-type="float" office:value="0.0357555" calcext:value-type="float">
            <text:p>0.0357555</text:p>
          </table:table-cell>
          <table:table-cell office:value-type="float" office:value="0.0223227" calcext:value-type="float">
            <text:p>0.0223227</text:p>
          </table:table-cell>
          <table:table-cell office:value-type="float" office:value="0.08013" calcext:value-type="float">
            <text:p>0.08013</text:p>
          </table:table-cell>
          <table:table-cell office:value-type="float" office:value="0.0384739" calcext:value-type="float">
            <text:p>0.0384739</text:p>
          </table:table-cell>
          <table:table-cell office:value-type="float" office:value="0.0418089" calcext:value-type="float">
            <text:p>0.0418089</text:p>
          </table:table-cell>
        </table:table-row>
        <table:table-row table:style-name="ro1">
          <table:table-cell office:value-type="float" office:value="0.0558299" calcext:value-type="float">
            <text:p>0.0558299</text:p>
          </table:table-cell>
          <table:table-cell office:value-type="float" office:value="0.0196183" calcext:value-type="float">
            <text:p>0.0196183</text:p>
          </table:table-cell>
          <table:table-cell office:value-type="float" office:value="0.0674298" calcext:value-type="float">
            <text:p>0.0674298</text:p>
          </table:table-cell>
          <table:table-cell office:value-type="float" office:value="0.0384743" calcext:value-type="float">
            <text:p>0.0384743</text:p>
          </table:table-cell>
          <table:table-cell office:value-type="float" office:value="0.0157204" calcext:value-type="float">
            <text:p>0.0157204</text:p>
          </table:table-cell>
          <table:table-cell office:value-type="float" office:value="0.0737195" calcext:value-type="float">
            <text:p>0.0737195</text:p>
          </table:table-cell>
          <table:table-cell office:value-type="float" office:value="0.0316687" calcext:value-type="float">
            <text:p>0.0316687</text:p>
          </table:table-cell>
          <table:table-cell office:value-type="float" office:value="0.041372" calcext:value-type="float">
            <text:p>0.041372</text:p>
          </table:table-cell>
        </table:table-row>
        <table:table-row table:style-name="ro1">
          <table:table-cell office:value-type="float" office:value="0.0618787" calcext:value-type="float">
            <text:p>0.0618787</text:p>
          </table:table-cell>
          <table:table-cell office:value-type="float" office:value="0.0256286" calcext:value-type="float">
            <text:p>0.0256286</text:p>
          </table:table-cell>
          <table:table-cell office:value-type="float" office:value="0.0576428" calcext:value-type="float">
            <text:p>0.0576428</text:p>
          </table:table-cell>
          <table:table-cell office:value-type="float" office:value="0.0373104" calcext:value-type="float">
            <text:p>0.0373104</text:p>
          </table:table-cell>
          <table:table-cell office:value-type="float" office:value="0.0142915" calcext:value-type="float">
            <text:p>0.0142915</text:p>
          </table:table-cell>
          <table:table-cell office:value-type="float" office:value="0.0759319" calcext:value-type="float">
            <text:p>0.0759319</text:p>
          </table:table-cell>
          <table:table-cell office:value-type="float" office:value="0.0353039" calcext:value-type="float">
            <text:p>0.0353039</text:p>
          </table:table-cell>
          <table:table-cell office:value-type="float" office:value="0.0439891" calcext:value-type="float">
            <text:p>0.0439891</text:p>
          </table:table-cell>
        </table:table-row>
        <table:table-row table:style-name="ro1">
          <table:table-cell office:value-type="float" office:value="0.0522435" calcext:value-type="float">
            <text:p>0.0522435</text:p>
          </table:table-cell>
          <table:table-cell office:value-type="float" office:value="0.0216922" calcext:value-type="float">
            <text:p>0.0216922</text:p>
          </table:table-cell>
          <table:table-cell office:value-type="float" office:value="0.0668094" calcext:value-type="float">
            <text:p>0.0668094</text:p>
          </table:table-cell>
          <table:table-cell office:value-type="float" office:value="0.0401221" calcext:value-type="float">
            <text:p>0.0401221</text:p>
          </table:table-cell>
          <table:table-cell office:value-type="float" office:value="0.0176596" calcext:value-type="float">
            <text:p>0.0176596</text:p>
          </table:table-cell>
          <table:table-cell office:value-type="float" office:value="0.0802922" calcext:value-type="float">
            <text:p>0.0802922</text:p>
          </table:table-cell>
          <table:table-cell office:value-type="float" office:value="0.0329864" calcext:value-type="float">
            <text:p>0.0329864</text:p>
          </table:table-cell>
          <table:table-cell office:value-type="float" office:value="0.0383298" calcext:value-type="float">
            <text:p>0.0383298</text:p>
          </table:table-cell>
        </table:table-row>
        <table:table-row table:style-name="ro1">
          <table:table-cell office:value-type="float" office:value="0.0538216" calcext:value-type="float">
            <text:p>0.0538216</text:p>
          </table:table-cell>
          <table:table-cell office:value-type="float" office:value="0.023784" calcext:value-type="float">
            <text:p>0.023784</text:p>
          </table:table-cell>
          <table:table-cell office:value-type="float" office:value="0.0653152" calcext:value-type="float">
            <text:p>0.0653152</text:p>
          </table:table-cell>
          <table:table-cell office:value-type="float" office:value="0.0393431" calcext:value-type="float">
            <text:p>0.0393431</text:p>
          </table:table-cell>
          <table:table-cell office:value-type="float" office:value="0.0231787" calcext:value-type="float">
            <text:p>0.0231787</text:p>
          </table:table-cell>
          <table:table-cell office:value-type="float" office:value="0.0802721" calcext:value-type="float">
            <text:p>0.0802721</text:p>
          </table:table-cell>
          <table:table-cell office:value-type="float" office:value="0.0287355" calcext:value-type="float">
            <text:p>0.0287355</text:p>
          </table:table-cell>
          <table:table-cell office:value-type="float" office:value="0.0398328" calcext:value-type="float">
            <text:p>0.0398328</text:p>
          </table:table-cell>
        </table:table-row>
        <table:table-row table:style-name="ro1">
          <table:table-cell office:value-type="float" office:value="0.0571149" calcext:value-type="float">
            <text:p>0.0571149</text:p>
          </table:table-cell>
          <table:table-cell office:value-type="float" office:value="0.0308706" calcext:value-type="float">
            <text:p>0.0308706</text:p>
          </table:table-cell>
          <table:table-cell office:value-type="float" office:value="0.0607117" calcext:value-type="float">
            <text:p>0.0607117</text:p>
          </table:table-cell>
          <table:table-cell office:value-type="float" office:value="0.0413462" calcext:value-type="float">
            <text:p>0.0413462</text:p>
          </table:table-cell>
          <table:table-cell office:value-type="float" office:value="0.0279096" calcext:value-type="float">
            <text:p>0.0279096</text:p>
          </table:table-cell>
          <table:table-cell office:value-type="float" office:value="0.075932" calcext:value-type="float">
            <text:p>0.075932</text:p>
          </table:table-cell>
          <table:table-cell office:value-type="float" office:value="0.036333" calcext:value-type="float">
            <text:p>0.036333</text:p>
          </table:table-cell>
          <table:table-cell office:value-type="float" office:value="0.0352757" calcext:value-type="float">
            <text:p>0.0352757</text:p>
          </table:table-cell>
        </table:table-row>
        <table:table-row table:style-name="ro1">
          <table:table-cell office:value-type="float" office:value="0.0574767" calcext:value-type="float">
            <text:p>0.0574767</text:p>
          </table:table-cell>
          <table:table-cell office:value-type="float" office:value="0.0217921" calcext:value-type="float">
            <text:p>0.0217921</text:p>
          </table:table-cell>
          <table:table-cell office:value-type="float" office:value="0.0715308" calcext:value-type="float">
            <text:p>0.0715308</text:p>
          </table:table-cell>
          <table:table-cell office:value-type="float" office:value="0.0481104" calcext:value-type="float">
            <text:p>0.0481104</text:p>
          </table:table-cell>
          <table:table-cell office:value-type="float" office:value="0.0286574" calcext:value-type="float">
            <text:p>0.0286574</text:p>
          </table:table-cell>
          <table:table-cell office:value-type="float" office:value="0.0724009" calcext:value-type="float">
            <text:p>0.0724009</text:p>
          </table:table-cell>
          <table:table-cell office:value-type="float" office:value="0.0331444" calcext:value-type="float">
            <text:p>0.0331444</text:p>
          </table:table-cell>
          <table:table-cell office:value-type="float" office:value="0.0426627" calcext:value-type="float">
            <text:p>0.0426627</text:p>
          </table:table-cell>
        </table:table-row>
        <table:table-row table:style-name="ro1">
          <table:table-cell office:value-type="float" office:value="0.0638343" calcext:value-type="float">
            <text:p>0.0638343</text:p>
          </table:table-cell>
          <table:table-cell office:value-type="float" office:value="0.0283671" calcext:value-type="float">
            <text:p>0.0283671</text:p>
          </table:table-cell>
          <table:table-cell office:value-type="float" office:value="0.0650156" calcext:value-type="float">
            <text:p>0.0650156</text:p>
          </table:table-cell>
          <table:table-cell office:value-type="float" office:value="0.0408346" calcext:value-type="float">
            <text:p>0.0408346</text:p>
          </table:table-cell>
          <table:table-cell office:value-type="float" office:value="0.0206358" calcext:value-type="float">
            <text:p>0.0206358</text:p>
          </table:table-cell>
          <table:table-cell office:value-type="float" office:value="0.0807666" calcext:value-type="float">
            <text:p>0.0807666</text:p>
          </table:table-cell>
          <table:table-cell office:value-type="float" office:value="0.034131" calcext:value-type="float">
            <text:p>0.034131</text:p>
          </table:table-cell>
          <table:table-cell office:value-type="float" office:value="0.0370657" calcext:value-type="float">
            <text:p>0.0370657</text:p>
          </table:table-cell>
        </table:table-row>
        <table:table-row table:style-name="ro1">
          <table:table-cell office:value-type="float" office:value="0.0614702" calcext:value-type="float">
            <text:p>0.0614702</text:p>
          </table:table-cell>
          <table:table-cell office:value-type="float" office:value="0.0382861" calcext:value-type="float">
            <text:p>0.0382861</text:p>
          </table:table-cell>
          <table:table-cell office:value-type="float" office:value="0.071345" calcext:value-type="float">
            <text:p>0.071345</text:p>
          </table:table-cell>
          <table:table-cell office:value-type="float" office:value="0.0433212" calcext:value-type="float">
            <text:p>0.0433212</text:p>
          </table:table-cell>
          <table:table-cell office:value-type="float" office:value="0.0274944" calcext:value-type="float">
            <text:p>0.0274944</text:p>
          </table:table-cell>
          <table:table-cell office:value-type="float" office:value="0.0779221" calcext:value-type="float">
            <text:p>0.0779221</text:p>
          </table:table-cell>
          <table:table-cell office:value-type="float" office:value="0.0380424" calcext:value-type="float">
            <text:p>0.0380424</text:p>
          </table:table-cell>
          <table:table-cell office:value-type="float" office:value="0.0456328" calcext:value-type="float">
            <text:p>0.0456328</text:p>
          </table:table-cell>
        </table:table-row>
        <table:table-row table:style-name="ro1">
          <table:table-cell office:value-type="float" office:value="0.0704871" calcext:value-type="float">
            <text:p>0.0704871</text:p>
          </table:table-cell>
          <table:table-cell office:value-type="float" office:value="0.0230445" calcext:value-type="float">
            <text:p>0.0230445</text:p>
          </table:table-cell>
          <table:table-cell office:value-type="float" office:value="0.0719367" calcext:value-type="float">
            <text:p>0.0719367</text:p>
          </table:table-cell>
          <table:table-cell office:value-type="float" office:value="0.0358806" calcext:value-type="float">
            <text:p>0.0358806</text:p>
          </table:table-cell>
          <table:table-cell office:value-type="float" office:value="0.018853" calcext:value-type="float">
            <text:p>0.018853</text:p>
          </table:table-cell>
          <table:table-cell office:value-type="float" office:value="0.0694847" calcext:value-type="float">
            <text:p>0.0694847</text:p>
          </table:table-cell>
          <table:table-cell office:value-type="float" office:value="0.0368041" calcext:value-type="float">
            <text:p>0.0368041</text:p>
          </table:table-cell>
          <table:table-cell office:value-type="float" office:value="0.0412506" calcext:value-type="float">
            <text:p>0.0412506</text:p>
          </table:table-cell>
        </table:table-row>
        <table:table-row table:style-name="ro1">
          <table:table-cell office:value-type="float" office:value="0.0611503" calcext:value-type="float">
            <text:p>0.0611503</text:p>
          </table:table-cell>
          <table:table-cell office:value-type="float" office:value="0.0283181" calcext:value-type="float">
            <text:p>0.0283181</text:p>
          </table:table-cell>
          <table:table-cell office:value-type="float" office:value="0.0700783" calcext:value-type="float">
            <text:p>0.0700783</text:p>
          </table:table-cell>
          <table:table-cell office:value-type="float" office:value="0.0412436" calcext:value-type="float">
            <text:p>0.0412436</text:p>
          </table:table-cell>
          <table:table-cell office:value-type="float" office:value="0.0143804" calcext:value-type="float">
            <text:p>0.0143804</text:p>
          </table:table-cell>
          <table:table-cell office:value-type="float" office:value="0.0758712" calcext:value-type="float">
            <text:p>0.0758712</text:p>
          </table:table-cell>
          <table:table-cell office:value-type="float" office:value="0.0377009" calcext:value-type="float">
            <text:p>0.0377009</text:p>
          </table:table-cell>
          <table:table-cell office:value-type="float" office:value="0.047025" calcext:value-type="float">
            <text:p>0.047025</text:p>
          </table:table-cell>
        </table:table-row>
        <table:table-row table:style-name="ro1">
          <table:table-cell office:value-type="float" office:value="0.0702391" calcext:value-type="float">
            <text:p>0.0702391</text:p>
          </table:table-cell>
          <table:table-cell office:value-type="float" office:value="0.0232609" calcext:value-type="float">
            <text:p>0.0232609</text:p>
          </table:table-cell>
          <table:table-cell office:value-type="float" office:value="0.0704425" calcext:value-type="float">
            <text:p>0.0704425</text:p>
          </table:table-cell>
          <table:table-cell office:value-type="float" office:value="0.0313531" calcext:value-type="float">
            <text:p>0.0313531</text:p>
          </table:table-cell>
          <table:table-cell office:value-type="float" office:value="0.019858" calcext:value-type="float">
            <text:p>0.019858</text:p>
          </table:table-cell>
          <table:table-cell office:value-type="float" office:value="0.0772589" calcext:value-type="float">
            <text:p>0.0772589</text:p>
          </table:table-cell>
          <table:table-cell office:value-type="float" office:value="0.0343612" calcext:value-type="float">
            <text:p>0.0343612</text:p>
          </table:table-cell>
          <table:table-cell office:value-type="float" office:value="0.0442116" calcext:value-type="float">
            <text:p>0.0442116</text:p>
          </table:table-cell>
        </table:table-row>
        <table:table-row table:style-name="ro1">
          <table:table-cell office:value-type="float" office:value="0.0621007" calcext:value-type="float">
            <text:p>0.0621007</text:p>
          </table:table-cell>
          <table:table-cell office:value-type="float" office:value="0.0262978" calcext:value-type="float">
            <text:p>0.0262978</text:p>
          </table:table-cell>
          <table:table-cell office:value-type="float" office:value="0.0652272" calcext:value-type="float">
            <text:p>0.0652272</text:p>
          </table:table-cell>
          <table:table-cell office:value-type="float" office:value="0.0352032" calcext:value-type="float">
            <text:p>0.0352032</text:p>
          </table:table-cell>
          <table:table-cell office:value-type="float" office:value="0.0219835" calcext:value-type="float">
            <text:p>0.0219835</text:p>
          </table:table-cell>
          <table:table-cell office:value-type="float" office:value="0.0866489" calcext:value-type="float">
            <text:p>0.0866489</text:p>
          </table:table-cell>
          <table:table-cell office:value-type="float" office:value="0.0363644" calcext:value-type="float">
            <text:p>0.0363644</text:p>
          </table:table-cell>
          <table:table-cell office:value-type="float" office:value="0.0451394" calcext:value-type="float">
            <text:p>0.0451394</text:p>
          </table:table-cell>
        </table:table-row>
        <table:table-row table:style-name="ro1">
          <table:table-cell office:value-type="float" office:value="0.0513522" calcext:value-type="float">
            <text:p>0.0513522</text:p>
          </table:table-cell>
          <table:table-cell office:value-type="float" office:value="0.0232293" calcext:value-type="float">
            <text:p>0.0232293</text:p>
          </table:table-cell>
          <table:table-cell office:value-type="float" office:value="0.071105" calcext:value-type="float">
            <text:p>0.071105</text:p>
          </table:table-cell>
          <table:table-cell office:value-type="float" office:value="0.035348" calcext:value-type="float">
            <text:p>0.035348</text:p>
          </table:table-cell>
          <table:table-cell office:value-type="float" office:value="0.0254715" calcext:value-type="float">
            <text:p>0.0254715</text:p>
          </table:table-cell>
          <table:table-cell office:value-type="float" office:value="0.076759" calcext:value-type="float">
            <text:p>0.076759</text:p>
          </table:table-cell>
          <table:table-cell office:value-type="float" office:value="0.0334213" calcext:value-type="float">
            <text:p>0.0334213</text:p>
          </table:table-cell>
          <table:table-cell office:value-type="float" office:value="0.0507629" calcext:value-type="float">
            <text:p>0.0507629</text:p>
          </table:table-cell>
        </table:table-row>
        <table:table-row table:style-name="ro1">
          <table:table-cell office:value-type="float" office:value="0.0590331" calcext:value-type="float">
            <text:p>0.0590331</text:p>
          </table:table-cell>
          <table:table-cell office:value-type="float" office:value="0.0311066" calcext:value-type="float">
            <text:p>0.0311066</text:p>
          </table:table-cell>
          <table:table-cell office:value-type="float" office:value="0.0635221" calcext:value-type="float">
            <text:p>0.0635221</text:p>
          </table:table-cell>
          <table:table-cell office:value-type="float" office:value="0.0456828" calcext:value-type="float">
            <text:p>0.0456828</text:p>
          </table:table-cell>
          <table:table-cell office:value-type="float" office:value="0.0239432" calcext:value-type="float">
            <text:p>0.0239432</text:p>
          </table:table-cell>
          <table:table-cell office:value-type="float" office:value="0.0707036" calcext:value-type="float">
            <text:p>0.0707036</text:p>
          </table:table-cell>
          <table:table-cell office:value-type="float" office:value="0.0297756" calcext:value-type="float">
            <text:p>0.0297756</text:p>
          </table:table-cell>
          <table:table-cell office:value-type="float" office:value="0.0435456" calcext:value-type="float">
            <text:p>0.0435456</text:p>
          </table:table-cell>
        </table:table-row>
        <table:table-row table:style-name="ro1">
          <table:table-cell office:value-type="float" office:value="0.051556" calcext:value-type="float">
            <text:p>0.051556</text:p>
          </table:table-cell>
          <table:table-cell office:value-type="float" office:value="0.0247862" calcext:value-type="float">
            <text:p>0.0247862</text:p>
          </table:table-cell>
          <table:table-cell office:value-type="float" office:value="0.0733492" calcext:value-type="float">
            <text:p>0.0733492</text:p>
          </table:table-cell>
          <table:table-cell office:value-type="float" office:value="0.0477998" calcext:value-type="float">
            <text:p>0.0477998</text:p>
          </table:table-cell>
          <table:table-cell office:value-type="float" office:value="0.0179086" calcext:value-type="float">
            <text:p>0.0179086</text:p>
          </table:table-cell>
          <table:table-cell office:value-type="float" office:value="0.0724997" calcext:value-type="float">
            <text:p>0.0724997</text:p>
          </table:table-cell>
          <table:table-cell office:value-type="float" office:value="0.031622" calcext:value-type="float">
            <text:p>0.031622</text:p>
          </table:table-cell>
          <table:table-cell office:value-type="float" office:value="0.0388312" calcext:value-type="float">
            <text:p>0.0388312</text:p>
          </table:table-cell>
        </table:table-row>
        <table:table-row table:style-name="ro1">
          <table:table-cell office:value-type="float" office:value="0.0595612" calcext:value-type="float">
            <text:p>0.0595612</text:p>
          </table:table-cell>
          <table:table-cell office:value-type="float" office:value="0.0188781" calcext:value-type="float">
            <text:p>0.0188781</text:p>
          </table:table-cell>
          <table:table-cell office:value-type="float" office:value="0.0711215" calcext:value-type="float">
            <text:p>0.0711215</text:p>
          </table:table-cell>
          <table:table-cell office:value-type="float" office:value="0.0371875" calcext:value-type="float">
            <text:p>0.0371875</text:p>
          </table:table-cell>
          <table:table-cell office:value-type="float" office:value="0.0229133" calcext:value-type="float">
            <text:p>0.0229133</text:p>
          </table:table-cell>
          <table:table-cell office:value-type="float" office:value="0.0671643" calcext:value-type="float">
            <text:p>0.0671643</text:p>
          </table:table-cell>
          <table:table-cell office:value-type="float" office:value="0.024522" calcext:value-type="float">
            <text:p>0.024522</text:p>
          </table:table-cell>
          <table:table-cell office:value-type="float" office:value="0.0492053" calcext:value-type="float">
            <text:p>0.0492053</text:p>
          </table:table-cell>
        </table:table-row>
        <table:table-row table:style-name="ro1">
          <table:table-cell office:value-type="float" office:value="0.0588117" calcext:value-type="float">
            <text:p>0.0588117</text:p>
          </table:table-cell>
          <table:table-cell office:value-type="float" office:value="0.0306401" calcext:value-type="float">
            <text:p>0.0306401</text:p>
          </table:table-cell>
          <table:table-cell office:value-type="float" office:value="0.0659545" calcext:value-type="float">
            <text:p>0.0659545</text:p>
          </table:table-cell>
          <table:table-cell office:value-type="float" office:value="0.0408212" calcext:value-type="float">
            <text:p>0.0408212</text:p>
          </table:table-cell>
          <table:table-cell office:value-type="float" office:value="0.0159156" calcext:value-type="float">
            <text:p>0.0159156</text:p>
          </table:table-cell>
          <table:table-cell office:value-type="float" office:value="0.0710583" calcext:value-type="float">
            <text:p>0.0710583</text:p>
          </table:table-cell>
          <table:table-cell office:value-type="float" office:value="0.0420329" calcext:value-type="float">
            <text:p>0.0420329</text:p>
          </table:table-cell>
          <table:table-cell office:value-type="float" office:value="0.0358717" calcext:value-type="float">
            <text:p>0.0358717</text:p>
          </table:table-cell>
        </table:table-row>
        <table:table-row table:style-name="ro1">
          <table:table-cell office:value-type="float" office:value="0.0589854" calcext:value-type="float">
            <text:p>0.0589854</text:p>
          </table:table-cell>
          <table:table-cell office:value-type="float" office:value="0.0311704" calcext:value-type="float">
            <text:p>0.0311704</text:p>
          </table:table-cell>
          <table:table-cell office:value-type="float" office:value="0.0648903" calcext:value-type="float">
            <text:p>0.0648903</text:p>
          </table:table-cell>
          <table:table-cell office:value-type="float" office:value="0.0474179" calcext:value-type="float">
            <text:p>0.0474179</text:p>
          </table:table-cell>
          <table:table-cell office:value-type="float" office:value="0.0183947" calcext:value-type="float">
            <text:p>0.0183947</text:p>
          </table:table-cell>
          <table:table-cell office:value-type="float" office:value="0.0713671" calcext:value-type="float">
            <text:p>0.0713671</text:p>
          </table:table-cell>
          <table:table-cell office:value-type="float" office:value="0.0307415" calcext:value-type="float">
            <text:p>0.0307415</text:p>
          </table:table-cell>
          <table:table-cell office:value-type="float" office:value="0.042299" calcext:value-type="float">
            <text:p>0.042299</text:p>
          </table:table-cell>
        </table:table-row>
        <table:table-row table:style-name="ro1">
          <table:table-cell office:value-type="float" office:value="0.0587326" calcext:value-type="float">
            <text:p>0.0587326</text:p>
          </table:table-cell>
          <table:table-cell office:value-type="float" office:value="0.0239273" calcext:value-type="float">
            <text:p>0.0239273</text:p>
          </table:table-cell>
          <table:table-cell office:value-type="float" office:value="0.0676787" calcext:value-type="float">
            <text:p>0.0676787</text:p>
          </table:table-cell>
          <table:table-cell office:value-type="float" office:value="0.0500517" calcext:value-type="float">
            <text:p>0.0500517</text:p>
          </table:table-cell>
          <table:table-cell office:value-type="float" office:value="0.0224271" calcext:value-type="float">
            <text:p>0.0224271</text:p>
          </table:table-cell>
          <table:table-cell office:value-type="float" office:value="0.0706399" calcext:value-type="float">
            <text:p>0.0706399</text:p>
          </table:table-cell>
          <table:table-cell office:value-type="float" office:value="0.0353136" calcext:value-type="float">
            <text:p>0.0353136</text:p>
          </table:table-cell>
          <table:table-cell office:value-type="float" office:value="0.044135" calcext:value-type="float">
            <text:p>0.044135</text:p>
          </table:table-cell>
        </table:table-row>
        <table:table-row table:style-name="ro1">
          <table:table-cell office:value-type="float" office:value="0.0627265" calcext:value-type="float">
            <text:p>0.0627265</text:p>
          </table:table-cell>
          <table:table-cell office:value-type="float" office:value="0.0297687" calcext:value-type="float">
            <text:p>0.0297687</text:p>
          </table:table-cell>
          <table:table-cell office:value-type="float" office:value="0.0633369" calcext:value-type="float">
            <text:p>0.0633369</text:p>
          </table:table-cell>
          <table:table-cell office:value-type="float" office:value="0.0347783" calcext:value-type="float">
            <text:p>0.0347783</text:p>
          </table:table-cell>
          <table:table-cell office:value-type="float" office:value="0.0295197" calcext:value-type="float">
            <text:p>0.0295197</text:p>
          </table:table-cell>
          <table:table-cell office:value-type="float" office:value="0.0787201" calcext:value-type="float">
            <text:p>0.0787201</text:p>
          </table:table-cell>
          <table:table-cell office:value-type="float" office:value="0.0322522" calcext:value-type="float">
            <text:p>0.0322522</text:p>
          </table:table-cell>
          <table:table-cell office:value-type="float" office:value="0.0402686" calcext:value-type="float">
            <text:p>0.0402686</text:p>
          </table:table-cell>
        </table:table-row>
        <table:table-row table:style-name="ro1">
          <table:table-cell office:value-type="float" office:value="0.0599173" calcext:value-type="float">
            <text:p>0.0599173</text:p>
          </table:table-cell>
          <table:table-cell office:value-type="float" office:value="0.0235496" calcext:value-type="float">
            <text:p>0.0235496</text:p>
          </table:table-cell>
          <table:table-cell office:value-type="float" office:value="0.068793" calcext:value-type="float">
            <text:p>0.068793</text:p>
          </table:table-cell>
          <table:table-cell office:value-type="float" office:value="0.0438184" calcext:value-type="float">
            <text:p>0.0438184</text:p>
          </table:table-cell>
          <table:table-cell office:value-type="float" office:value="0.018058" calcext:value-type="float">
            <text:p>0.018058</text:p>
          </table:table-cell>
          <table:table-cell office:value-type="float" office:value="0.079436" calcext:value-type="float">
            <text:p>0.079436</text:p>
          </table:table-cell>
          <table:table-cell office:value-type="float" office:value="0.0269068" calcext:value-type="float">
            <text:p>0.0269068</text:p>
          </table:table-cell>
          <table:table-cell office:value-type="float" office:value="0.0395013" calcext:value-type="float">
            <text:p>0.0395013</text:p>
          </table:table-cell>
        </table:table-row>
        <table:table-row table:style-name="ro1">
          <table:table-cell office:value-type="float" office:value="0.0568442" calcext:value-type="float">
            <text:p>0.0568442</text:p>
          </table:table-cell>
          <table:table-cell office:value-type="float" office:value="0.0264373" calcext:value-type="float">
            <text:p>0.0264373</text:p>
          </table:table-cell>
          <table:table-cell office:value-type="float" office:value="0.0736753" calcext:value-type="float">
            <text:p>0.0736753</text:p>
          </table:table-cell>
          <table:table-cell office:value-type="float" office:value="0.0381734" calcext:value-type="float">
            <text:p>0.0381734</text:p>
          </table:table-cell>
          <table:table-cell office:value-type="float" office:value="0.014402" calcext:value-type="float">
            <text:p>0.014402</text:p>
          </table:table-cell>
          <table:table-cell office:value-type="float" office:value="0.0713525" calcext:value-type="float">
            <text:p>0.0713525</text:p>
          </table:table-cell>
          <table:table-cell office:value-type="float" office:value="0.0286544" calcext:value-type="float">
            <text:p>0.0286544</text:p>
          </table:table-cell>
          <table:table-cell office:value-type="float" office:value="0.0436447" calcext:value-type="float">
            <text:p>0.0436447</text:p>
          </table:table-cell>
        </table:table-row>
        <table:table-row table:style-name="ro1">
          <table:table-cell office:value-type="float" office:value="0.0643987" calcext:value-type="float">
            <text:p>0.0643987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0736487" calcext:value-type="float">
            <text:p>0.0736487</text:p>
          </table:table-cell>
          <table:table-cell office:value-type="float" office:value="0.0448371" calcext:value-type="float">
            <text:p>0.0448371</text:p>
          </table:table-cell>
          <table:table-cell office:value-type="float" office:value="0.0195603" calcext:value-type="float">
            <text:p>0.0195603</text:p>
          </table:table-cell>
          <table:table-cell office:value-type="float" office:value="0.0738148" calcext:value-type="float">
            <text:p>0.0738148</text:p>
          </table:table-cell>
          <table:table-cell office:value-type="float" office:value="0.0333228" calcext:value-type="float">
            <text:p>0.0333228</text:p>
          </table:table-cell>
          <table:table-cell office:value-type="float" office:value="0.0460673" calcext:value-type="float">
            <text:p>0.0460673</text:p>
          </table:table-cell>
        </table:table-row>
        <table:table-row table:style-name="ro1">
          <table:table-cell office:value-type="float" office:value="0.0604351" calcext:value-type="float">
            <text:p>0.0604351</text:p>
          </table:table-cell>
          <table:table-cell office:value-type="float" office:value="0.0188601" calcext:value-type="float">
            <text:p>0.0188601</text:p>
          </table:table-cell>
          <table:table-cell office:value-type="float" office:value="0.0764232" calcext:value-type="float">
            <text:p>0.0764232</text:p>
          </table:table-cell>
          <table:table-cell office:value-type="float" office:value="0.0445092" calcext:value-type="float">
            <text:p>0.0445092</text:p>
          </table:table-cell>
          <table:table-cell office:value-type="float" office:value="0.0219478" calcext:value-type="float">
            <text:p>0.0219478</text:p>
          </table:table-cell>
          <table:table-cell office:value-type="float" office:value="0.0705447" calcext:value-type="float">
            <text:p>0.0705447</text:p>
          </table:table-cell>
          <table:table-cell office:value-type="float" office:value="0.0381408" calcext:value-type="float">
            <text:p>0.0381408</text:p>
          </table:table-cell>
          <table:table-cell office:value-type="float" office:value="0.0406395" calcext:value-type="float">
            <text:p>0.0406395</text:p>
          </table:table-cell>
        </table:table-row>
        <table:table-row table:style-name="ro1">
          <table:table-cell office:value-type="float" office:value="0.0646054" calcext:value-type="float">
            <text:p>0.0646054</text:p>
          </table:table-cell>
          <table:table-cell office:value-type="float" office:value="0.028435" calcext:value-type="float">
            <text:p>0.028435</text:p>
          </table:table-cell>
          <table:table-cell office:value-type="float" office:value="0.0733957" calcext:value-type="float">
            <text:p>0.0733957</text:p>
          </table:table-cell>
          <table:table-cell office:value-type="float" office:value="0.0474486" calcext:value-type="float">
            <text:p>0.0474486</text:p>
          </table:table-cell>
          <table:table-cell office:value-type="float" office:value="0.0104789" calcext:value-type="float">
            <text:p>0.0104789</text:p>
          </table:table-cell>
          <table:table-cell office:value-type="float" office:value="0.0678448" calcext:value-type="float">
            <text:p>0.0678448</text:p>
          </table:table-cell>
          <table:table-cell office:value-type="float" office:value="0.0319065" calcext:value-type="float">
            <text:p>0.0319065</text:p>
          </table:table-cell>
          <table:table-cell office:value-type="float" office:value="0.0417037" calcext:value-type="float">
            <text:p>0.0417037</text:p>
          </table:table-cell>
        </table:table-row>
        <table:table-row table:style-name="ro1">
          <table:table-cell office:value-type="float" office:value="0.0610255" calcext:value-type="float">
            <text:p>0.0610255</text:p>
          </table:table-cell>
          <table:table-cell office:value-type="float" office:value="0.026034" calcext:value-type="float">
            <text:p>0.026034</text:p>
          </table:table-cell>
          <table:table-cell office:value-type="float" office:value="0.062619" calcext:value-type="float">
            <text:p>0.062619</text:p>
          </table:table-cell>
          <table:table-cell office:value-type="float" office:value="0.0475154" calcext:value-type="float">
            <text:p>0.0475154</text:p>
          </table:table-cell>
          <table:table-cell office:value-type="float" office:value="0.0233412" calcext:value-type="float">
            <text:p>0.0233412</text:p>
          </table:table-cell>
          <table:table-cell office:value-type="float" office:value="0.0722888" calcext:value-type="float">
            <text:p>0.0722888</text:p>
          </table:table-cell>
          <table:table-cell office:value-type="float" office:value="0.032788" calcext:value-type="float">
            <text:p>0.032788</text:p>
          </table:table-cell>
          <table:table-cell office:value-type="float" office:value="0.0359728" calcext:value-type="float">
            <text:p>0.0359728</text:p>
          </table:table-cell>
        </table:table-row>
        <table:table-row table:style-name="ro1">
          <table:table-cell office:value-type="float" office:value="0.0537401" calcext:value-type="float">
            <text:p>0.0537401</text:p>
          </table:table-cell>
          <table:table-cell office:value-type="float" office:value="0.0244743" calcext:value-type="float">
            <text:p>0.0244743</text:p>
          </table:table-cell>
          <table:table-cell office:value-type="float" office:value="0.0714098" calcext:value-type="float">
            <text:p>0.0714098</text:p>
          </table:table-cell>
          <table:table-cell office:value-type="float" office:value="0.049159" calcext:value-type="float">
            <text:p>0.049159</text:p>
          </table:table-cell>
          <table:table-cell office:value-type="float" office:value="0.0215383" calcext:value-type="float">
            <text:p>0.0215383</text:p>
          </table:table-cell>
          <table:table-cell office:value-type="float" office:value="0.077757" calcext:value-type="float">
            <text:p>0.077757</text:p>
          </table:table-cell>
          <table:table-cell office:value-type="float" office:value="0.0349131" calcext:value-type="float">
            <text:p>0.0349131</text:p>
          </table:table-cell>
          <table:table-cell office:value-type="float" office:value="0.0426197" calcext:value-type="float">
            <text:p>0.0426197</text:p>
          </table:table-cell>
        </table:table-row>
        <table:table-row table:style-name="ro1">
          <table:table-cell office:value-type="float" office:value="0.0590307" calcext:value-type="float">
            <text:p>0.0590307</text:p>
          </table:table-cell>
          <table:table-cell office:value-type="float" office:value="0.0201877" calcext:value-type="float">
            <text:p>0.0201877</text:p>
          </table:table-cell>
          <table:table-cell office:value-type="float" office:value="0.077671" calcext:value-type="float">
            <text:p>0.077671</text:p>
          </table:table-cell>
          <table:table-cell office:value-type="float" office:value="0.0371069" calcext:value-type="float">
            <text:p>0.0371069</text:p>
          </table:table-cell>
          <table:table-cell office:value-type="float" office:value="0.0227937" calcext:value-type="float">
            <text:p>0.0227937</text:p>
          </table:table-cell>
          <table:table-cell office:value-type="float" office:value="0.0764977" calcext:value-type="float">
            <text:p>0.0764977</text:p>
          </table:table-cell>
          <table:table-cell office:value-type="float" office:value="0.0406901" calcext:value-type="float">
            <text:p>0.0406901</text:p>
          </table:table-cell>
          <table:table-cell office:value-type="float" office:value="0.0465761" calcext:value-type="float">
            <text:p>0.0465761</text:p>
          </table:table-cell>
        </table:table-row>
        <table:table-row table:style-name="ro1">
          <table:table-cell office:value-type="float" office:value="0.0566211" calcext:value-type="float">
            <text:p>0.0566211</text:p>
          </table:table-cell>
          <table:table-cell office:value-type="float" office:value="0.0231314" calcext:value-type="float">
            <text:p>0.0231314</text:p>
          </table:table-cell>
          <table:table-cell office:value-type="float" office:value="0.0667817" calcext:value-type="float">
            <text:p>0.0667817</text:p>
          </table:table-cell>
          <table:table-cell office:value-type="float" office:value="0.043097" calcext:value-type="float">
            <text:p>0.043097</text:p>
          </table:table-cell>
          <table:table-cell office:value-type="float" office:value="0.0200744" calcext:value-type="float">
            <text:p>0.0200744</text:p>
          </table:table-cell>
          <table:table-cell office:value-type="float" office:value="0.0732638" calcext:value-type="float">
            <text:p>0.0732638</text:p>
          </table:table-cell>
          <table:table-cell office:value-type="float" office:value="0.0332432" calcext:value-type="float">
            <text:p>0.0332432</text:p>
          </table:table-cell>
          <table:table-cell office:value-type="float" office:value="0.0384198" calcext:value-type="float">
            <text:p>0.0384198</text:p>
          </table:table-cell>
        </table:table-row>
        <table:table-row table:style-name="ro1">
          <table:table-cell office:value-type="float" office:value="0.0609952" calcext:value-type="float">
            <text:p>0.0609952</text:p>
          </table:table-cell>
          <table:table-cell office:value-type="float" office:value="0.0299035" calcext:value-type="float">
            <text:p>0.0299035</text:p>
          </table:table-cell>
          <table:table-cell office:value-type="float" office:value="0.0750971" calcext:value-type="float">
            <text:p>0.0750971</text:p>
          </table:table-cell>
          <table:table-cell office:value-type="float" office:value="0.0415464" calcext:value-type="float">
            <text:p>0.0415464</text:p>
          </table:table-cell>
          <table:table-cell office:value-type="float" office:value="0.0243588" calcext:value-type="float">
            <text:p>0.0243588</text:p>
          </table:table-cell>
          <table:table-cell office:value-type="float" office:value="0.0679266" calcext:value-type="float">
            <text:p>0.0679266</text:p>
          </table:table-cell>
          <table:table-cell office:value-type="float" office:value="0.0322522" calcext:value-type="float">
            <text:p>0.0322522</text:p>
          </table:table-cell>
          <table:table-cell office:value-type="float" office:value="0.0390197" calcext:value-type="float">
            <text:p>0.0390197</text:p>
          </table:table-cell>
        </table:table-row>
        <table:table-row table:style-name="ro1">
          <table:table-cell office:value-type="float" office:value="0.0644813" calcext:value-type="float">
            <text:p>0.0644813</text:p>
          </table:table-cell>
          <table:table-cell office:value-type="float" office:value="0.0243404" calcext:value-type="float">
            <text:p>0.0243404</text:p>
          </table:table-cell>
          <table:table-cell office:value-type="float" office:value="0.0670217" calcext:value-type="float">
            <text:p>0.0670217</text:p>
          </table:table-cell>
          <table:table-cell office:value-type="float" office:value="0.0352307" calcext:value-type="float">
            <text:p>0.0352307</text:p>
          </table:table-cell>
          <table:table-cell office:value-type="float" office:value="0.0134071" calcext:value-type="float">
            <text:p>0.0134071</text:p>
          </table:table-cell>
          <table:table-cell office:value-type="float" office:value="0.0662444" calcext:value-type="float">
            <text:p>0.0662444</text:p>
          </table:table-cell>
          <table:table-cell office:value-type="float" office:value="0.0453488" calcext:value-type="float">
            <text:p>0.0453488</text:p>
          </table:table-cell>
          <table:table-cell office:value-type="float" office:value="0.0404565" calcext:value-type="float">
            <text:p>0.0404565</text:p>
          </table:table-cell>
        </table:table-row>
        <table:table-row table:style-name="ro1">
          <table:table-cell office:value-type="float" office:value="0.0657675" calcext:value-type="float">
            <text:p>0.0657675</text:p>
          </table:table-cell>
          <table:table-cell office:value-type="float" office:value="0.0292746" calcext:value-type="float">
            <text:p>0.0292746</text:p>
          </table:table-cell>
          <table:table-cell office:value-type="float" office:value="0.0674421" calcext:value-type="float">
            <text:p>0.0674421</text:p>
          </table:table-cell>
          <table:table-cell office:value-type="float" office:value="0.0435432" calcext:value-type="float">
            <text:p>0.0435432</text:p>
          </table:table-cell>
          <table:table-cell office:value-type="float" office:value="0.0263022" calcext:value-type="float">
            <text:p>0.0263022</text:p>
          </table:table-cell>
          <table:table-cell office:value-type="float" office:value="0.0741061" calcext:value-type="float">
            <text:p>0.0741061</text:p>
          </table:table-cell>
          <table:table-cell office:value-type="float" office:value="0.0296807" calcext:value-type="float">
            <text:p>0.0296807</text:p>
          </table:table-cell>
          <table:table-cell office:value-type="float" office:value="0.048984" calcext:value-type="float">
            <text:p>0.048984</text:p>
          </table:table-cell>
        </table:table-row>
        <table:table-row table:style-name="ro1">
          <table:table-cell office:value-type="float" office:value="0.0702253" calcext:value-type="float">
            <text:p>0.0702253</text:p>
          </table:table-cell>
          <table:table-cell office:value-type="float" office:value="0.0309529" calcext:value-type="float">
            <text:p>0.0309529</text:p>
          </table:table-cell>
          <table:table-cell office:value-type="float" office:value="0.0679283" calcext:value-type="float">
            <text:p>0.0679283</text:p>
          </table:table-cell>
          <table:table-cell office:value-type="float" office:value="0.033645" calcext:value-type="float">
            <text:p>0.033645</text:p>
          </table:table-cell>
          <table:table-cell office:value-type="float" office:value="0.0263888" calcext:value-type="float">
            <text:p>0.0263888</text:p>
          </table:table-cell>
          <table:table-cell office:value-type="float" office:value="0.074544" calcext:value-type="float">
            <text:p>0.074544</text:p>
          </table:table-cell>
          <table:table-cell office:value-type="float" office:value="0.0420873" calcext:value-type="float">
            <text:p>0.0420873</text:p>
          </table:table-cell>
          <table:table-cell office:value-type="float" office:value="0.0457306" calcext:value-type="float">
            <text:p>0.0457306</text:p>
          </table:table-cell>
        </table:table-row>
        <table:table-row table:style-name="ro1">
          <table:table-cell office:value-type="float" office:value="0.0556084" calcext:value-type="float">
            <text:p>0.0556084</text:p>
          </table:table-cell>
          <table:table-cell office:value-type="float" office:value="0.0272892" calcext:value-type="float">
            <text:p>0.0272892</text:p>
          </table:table-cell>
          <table:table-cell office:value-type="float" office:value="0.0613994" calcext:value-type="float">
            <text:p>0.0613994</text:p>
          </table:table-cell>
          <table:table-cell office:value-type="float" office:value="0.0476022" calcext:value-type="float">
            <text:p>0.0476022</text:p>
          </table:table-cell>
          <table:table-cell office:value-type="float" office:value="0.0273873" calcext:value-type="float">
            <text:p>0.0273873</text:p>
          </table:table-cell>
          <table:table-cell office:value-type="float" office:value="0.0690845" calcext:value-type="float">
            <text:p>0.0690845</text:p>
          </table:table-cell>
          <table:table-cell office:value-type="float" office:value="0.0409983" calcext:value-type="float">
            <text:p>0.0409983</text:p>
          </table:table-cell>
          <table:table-cell office:value-type="float" office:value="0.0472874" calcext:value-type="float">
            <text:p>0.0472874</text:p>
          </table:table-cell>
        </table:table-row>
        <table:table-row table:style-name="ro1">
          <table:table-cell office:value-type="float" office:value="0.0596406" calcext:value-type="float">
            <text:p>0.0596406</text:p>
          </table:table-cell>
          <table:table-cell office:value-type="float" office:value="0.0207806" calcext:value-type="float">
            <text:p>0.0207806</text:p>
          </table:table-cell>
          <table:table-cell office:value-type="float" office:value="0.0743884" calcext:value-type="float">
            <text:p>0.0743884</text:p>
          </table:table-cell>
          <table:table-cell office:value-type="float" office:value="0.0384818" calcext:value-type="float">
            <text:p>0.0384818</text:p>
          </table:table-cell>
          <table:table-cell office:value-type="float" office:value="0.021948" calcext:value-type="float">
            <text:p>0.021948</text:p>
          </table:table-cell>
          <table:table-cell office:value-type="float" office:value="0.0750437" calcext:value-type="float">
            <text:p>0.0750437</text:p>
          </table:table-cell>
          <table:table-cell office:value-type="float" office:value="0.0366239" calcext:value-type="float">
            <text:p>0.0366239</text:p>
          </table:table-cell>
          <table:table-cell office:value-type="float" office:value="0.0452935" calcext:value-type="float">
            <text:p>0.0452935</text:p>
          </table:table-cell>
        </table:table-row>
        <table:table-row table:style-name="ro1">
          <table:table-cell office:value-type="float" office:value="0.0528286" calcext:value-type="float">
            <text:p>0.0528286</text:p>
          </table:table-cell>
          <table:table-cell office:value-type="float" office:value="0.0224885" calcext:value-type="float">
            <text:p>0.0224885</text:p>
          </table:table-cell>
          <table:table-cell office:value-type="float" office:value="0.0739886" calcext:value-type="float">
            <text:p>0.0739886</text:p>
          </table:table-cell>
          <table:table-cell office:value-type="float" office:value="0.0387262" calcext:value-type="float">
            <text:p>0.0387262</text:p>
          </table:table-cell>
          <table:table-cell office:value-type="float" office:value="0.0140521" calcext:value-type="float">
            <text:p>0.0140521</text:p>
          </table:table-cell>
          <table:table-cell office:value-type="float" office:value="0.0778202" calcext:value-type="float">
            <text:p>0.0778202</text:p>
          </table:table-cell>
          <table:table-cell office:value-type="float" office:value="0.0386045" calcext:value-type="float">
            <text:p>0.0386045</text:p>
          </table:table-cell>
          <table:table-cell office:value-type="float" office:value="0.0408237" calcext:value-type="float">
            <text:p>0.0408237</text:p>
          </table:table-cell>
        </table:table-row>
        <table:table-row table:style-name="ro1">
          <table:table-cell office:value-type="float" office:value="0.0683804" calcext:value-type="float">
            <text:p>0.0683804</text:p>
          </table:table-cell>
          <table:table-cell office:value-type="float" office:value="0.0251602" calcext:value-type="float">
            <text:p>0.0251602</text:p>
          </table:table-cell>
          <table:table-cell office:value-type="float" office:value="0.0814534" calcext:value-type="float">
            <text:p>0.0814534</text:p>
          </table:table-cell>
          <table:table-cell office:value-type="float" office:value="0.0446977" calcext:value-type="float">
            <text:p>0.0446977</text:p>
          </table:table-cell>
          <table:table-cell office:value-type="float" office:value="0.0274768" calcext:value-type="float">
            <text:p>0.0274768</text:p>
          </table:table-cell>
          <table:table-cell office:value-type="float" office:value="0.0786331" calcext:value-type="float">
            <text:p>0.0786331</text:p>
          </table:table-cell>
          <table:table-cell office:value-type="float" office:value="0.0403716" calcext:value-type="float">
            <text:p>0.0403716</text:p>
          </table:table-cell>
          <table:table-cell office:value-type="float" office:value="0.043347" calcext:value-type="float">
            <text:p>0.043347</text:p>
          </table:table-cell>
        </table:table-row>
        <table:table-row table:style-name="ro1">
          <table:table-cell office:value-type="float" office:value="0.0603605" calcext:value-type="float">
            <text:p>0.0603605</text:p>
          </table:table-cell>
          <table:table-cell office:value-type="float" office:value="0.0175974" calcext:value-type="float">
            <text:p>0.0175974</text:p>
          </table:table-cell>
          <table:table-cell office:value-type="float" office:value="0.0689733" calcext:value-type="float">
            <text:p>0.0689733</text:p>
          </table:table-cell>
          <table:table-cell office:value-type="float" office:value="0.0435999" calcext:value-type="float">
            <text:p>0.0435999</text:p>
          </table:table-cell>
          <table:table-cell office:value-type="float" office:value="0.0203686" calcext:value-type="float">
            <text:p>0.0203686</text:p>
          </table:table-cell>
          <table:table-cell office:value-type="float" office:value="0.0741926" calcext:value-type="float">
            <text:p>0.0741926</text:p>
          </table:table-cell>
          <table:table-cell office:value-type="float" office:value="0.0304421" calcext:value-type="float">
            <text:p>0.0304421</text:p>
          </table:table-cell>
          <table:table-cell office:value-type="float" office:value="0.042766" calcext:value-type="float">
            <text:p>0.042766</text:p>
          </table:table-cell>
        </table:table-row>
        <table:table-row table:style-name="ro1">
          <table:table-cell office:value-type="float" office:value="0.0559169" calcext:value-type="float">
            <text:p>0.0559169</text:p>
          </table:table-cell>
          <table:table-cell office:value-type="float" office:value="0.0232711" calcext:value-type="float">
            <text:p>0.0232711</text:p>
          </table:table-cell>
          <table:table-cell office:value-type="float" office:value="0.0777547" calcext:value-type="float">
            <text:p>0.0777547</text:p>
          </table:table-cell>
          <table:table-cell office:value-type="float" office:value="0.0369609" calcext:value-type="float">
            <text:p>0.0369609</text:p>
          </table:table-cell>
          <table:table-cell office:value-type="float" office:value="0.0260279" calcext:value-type="float">
            <text:p>0.0260279</text:p>
          </table:table-cell>
          <table:table-cell office:value-type="float" office:value="0.0761415" calcext:value-type="float">
            <text:p>0.0761415</text:p>
          </table:table-cell>
          <table:table-cell office:value-type="float" office:value="0.0288166" calcext:value-type="float">
            <text:p>0.0288166</text:p>
          </table:table-cell>
          <table:table-cell office:value-type="float" office:value="0.045596" calcext:value-type="float">
            <text:p>0.045596</text:p>
          </table:table-cell>
        </table:table-row>
        <table:table-row table:style-name="ro1">
          <table:table-cell office:value-type="float" office:value="0.0568374" calcext:value-type="float">
            <text:p>0.0568374</text:p>
          </table:table-cell>
          <table:table-cell office:value-type="float" office:value="0.0241792" calcext:value-type="float">
            <text:p>0.0241792</text:p>
          </table:table-cell>
          <table:table-cell office:value-type="float" office:value="0.0711607" calcext:value-type="float">
            <text:p>0.0711607</text:p>
          </table:table-cell>
          <table:table-cell office:value-type="float" office:value="0.0445893" calcext:value-type="float">
            <text:p>0.0445893</text:p>
          </table:table-cell>
          <table:table-cell office:value-type="float" office:value="0.0133491" calcext:value-type="float">
            <text:p>0.0133491</text:p>
          </table:table-cell>
          <table:table-cell office:value-type="float" office:value="0.077345" calcext:value-type="float">
            <text:p>0.077345</text:p>
          </table:table-cell>
          <table:table-cell office:value-type="float" office:value="0.0335143" calcext:value-type="float">
            <text:p>0.0335143</text:p>
          </table:table-cell>
          <table:table-cell office:value-type="float" office:value="0.038748" calcext:value-type="float">
            <text:p>0.038748</text:p>
          </table:table-cell>
        </table:table-row>
        <table:table-row table:style-name="ro1">
          <table:table-cell office:value-type="float" office:value="0.0553125" calcext:value-type="float">
            <text:p>0.0553125</text:p>
          </table:table-cell>
          <table:table-cell office:value-type="float" office:value="0.0270564" calcext:value-type="float">
            <text:p>0.0270564</text:p>
          </table:table-cell>
          <table:table-cell office:value-type="float" office:value="0.0665221" calcext:value-type="float">
            <text:p>0.0665221</text:p>
          </table:table-cell>
          <table:table-cell office:value-type="float" office:value="0.0409714" calcext:value-type="float">
            <text:p>0.0409714</text:p>
          </table:table-cell>
          <table:table-cell office:value-type="float" office:value="0.0185042" calcext:value-type="float">
            <text:p>0.0185042</text:p>
          </table:table-cell>
          <table:table-cell office:value-type="float" office:value="0.082674" calcext:value-type="float">
            <text:p>0.082674</text:p>
          </table:table-cell>
          <table:table-cell office:value-type="float" office:value="0.0281305" calcext:value-type="float">
            <text:p>0.0281305</text:p>
          </table:table-cell>
          <table:table-cell office:value-type="float" office:value="0.0438099" calcext:value-type="float">
            <text:p>0.0438099</text:p>
          </table:table-cell>
        </table:table-row>
        <table:table-row table:style-name="ro1">
          <table:table-cell office:value-type="float" office:value="0.0515056" calcext:value-type="float">
            <text:p>0.0515056</text:p>
          </table:table-cell>
          <table:table-cell office:value-type="float" office:value="0.0242102" calcext:value-type="float">
            <text:p>0.0242102</text:p>
          </table:table-cell>
          <table:table-cell office:value-type="float" office:value="0.0695897" calcext:value-type="float">
            <text:p>0.0695897</text:p>
          </table:table-cell>
          <table:table-cell office:value-type="float" office:value="0.0391877" calcext:value-type="float">
            <text:p>0.0391877</text:p>
          </table:table-cell>
          <table:table-cell office:value-type="float" office:value="0.0208948" calcext:value-type="float">
            <text:p>0.0208948</text:p>
          </table:table-cell>
          <table:table-cell office:value-type="float" office:value="0.0791298" calcext:value-type="float">
            <text:p>0.0791298</text:p>
          </table:table-cell>
          <table:table-cell office:value-type="float" office:value="0.0358691" calcext:value-type="float">
            <text:p>0.0358691</text:p>
          </table:table-cell>
          <table:table-cell office:value-type="float" office:value="0.0491421" calcext:value-type="float">
            <text:p>0.0491421</text:p>
          </table:table-cell>
        </table:table-row>
        <table:table-row table:style-name="ro1">
          <table:table-cell office:value-type="float" office:value="0.0450625" calcext:value-type="float">
            <text:p>0.0450625</text:p>
          </table:table-cell>
          <table:table-cell office:value-type="float" office:value="0.0275933" calcext:value-type="float">
            <text:p>0.0275933</text:p>
          </table:table-cell>
          <table:table-cell office:value-type="float" office:value="0.0629455" calcext:value-type="float">
            <text:p>0.0629455</text:p>
          </table:table-cell>
          <table:table-cell office:value-type="float" office:value="0.0366031" calcext:value-type="float">
            <text:p>0.0366031</text:p>
          </table:table-cell>
          <table:table-cell office:value-type="float" office:value="0.0305053" calcext:value-type="float">
            <text:p>0.0305053</text:p>
          </table:table-cell>
          <table:table-cell office:value-type="float" office:value="0.0771718" calcext:value-type="float">
            <text:p>0.0771718</text:p>
          </table:table-cell>
          <table:table-cell office:value-type="float" office:value="0.0324073" calcext:value-type="float">
            <text:p>0.0324073</text:p>
          </table:table-cell>
          <table:table-cell office:value-type="float" office:value="0.0450202" calcext:value-type="float">
            <text:p>0.0450202</text:p>
          </table:table-cell>
        </table:table-row>
        <table:table-row table:style-name="ro1">
          <table:table-cell office:value-type="float" office:value="0.0596685" calcext:value-type="float">
            <text:p>0.0596685</text:p>
          </table:table-cell>
          <table:table-cell office:value-type="float" office:value="0.0230533" calcext:value-type="float">
            <text:p>0.0230533</text:p>
          </table:table-cell>
          <table:table-cell office:value-type="float" office:value="0.0638856" calcext:value-type="float">
            <text:p>0.0638856</text:p>
          </table:table-cell>
          <table:table-cell office:value-type="float" office:value="0.042087" calcext:value-type="float">
            <text:p>0.042087</text:p>
          </table:table-cell>
          <table:table-cell office:value-type="float" office:value="0.0214861" calcext:value-type="float">
            <text:p>0.0214861</text:p>
          </table:table-cell>
          <table:table-cell office:value-type="float" office:value="0.0861392" calcext:value-type="float">
            <text:p>0.0861392</text:p>
          </table:table-cell>
          <table:table-cell office:value-type="float" office:value="0.0353948" calcext:value-type="float">
            <text:p>0.0353948</text:p>
          </table:table-cell>
          <table:table-cell office:value-type="float" office:value="0.0428331" calcext:value-type="float">
            <text:p>0.0428331</text:p>
          </table:table-cell>
        </table:table-row>
        <table:table-row table:style-name="ro1">
          <table:table-cell office:value-type="float" office:value="0.0568712" calcext:value-type="float">
            <text:p>0.0568712</text:p>
          </table:table-cell>
          <table:table-cell office:value-type="float" office:value="0.0229839" calcext:value-type="float">
            <text:p>0.0229839</text:p>
          </table:table-cell>
          <table:table-cell office:value-type="float" office:value="0.0667053" calcext:value-type="float">
            <text:p>0.0667053</text:p>
          </table:table-cell>
          <table:table-cell office:value-type="float" office:value="0.0461841" calcext:value-type="float">
            <text:p>0.0461841</text:p>
          </table:table-cell>
          <table:table-cell office:value-type="float" office:value="0.0165527" calcext:value-type="float">
            <text:p>0.0165527</text:p>
          </table:table-cell>
          <table:table-cell office:value-type="float" office:value="0.0792246" calcext:value-type="float">
            <text:p>0.0792246</text:p>
          </table:table-cell>
          <table:table-cell office:value-type="float" office:value="0.0390467" calcext:value-type="float">
            <text:p>0.0390467</text:p>
          </table:table-cell>
          <table:table-cell office:value-type="float" office:value="0.0405767" calcext:value-type="float">
            <text:p>0.0405767</text:p>
          </table:table-cell>
        </table:table-row>
        <table:table-row table:style-name="ro1">
          <table:table-cell office:value-type="float" office:value="0.0590754" calcext:value-type="float">
            <text:p>0.0590754</text:p>
          </table:table-cell>
          <table:table-cell office:value-type="float" office:value="0.0278576" calcext:value-type="float">
            <text:p>0.0278576</text:p>
          </table:table-cell>
          <table:table-cell office:value-type="float" office:value="0.0659401" calcext:value-type="float">
            <text:p>0.0659401</text:p>
          </table:table-cell>
          <table:table-cell office:value-type="float" office:value="0.0435515" calcext:value-type="float">
            <text:p>0.0435515</text:p>
          </table:table-cell>
          <table:table-cell office:value-type="float" office:value="0.0212994" calcext:value-type="float">
            <text:p>0.0212994</text:p>
          </table:table-cell>
          <table:table-cell office:value-type="float" office:value="0.0733047" calcext:value-type="float">
            <text:p>0.0733047</text:p>
          </table:table-cell>
          <table:table-cell office:value-type="float" office:value="0.0431565" calcext:value-type="float">
            <text:p>0.0431565</text:p>
          </table:table-cell>
          <table:table-cell office:value-type="float" office:value="0.041492" calcext:value-type="float">
            <text:p>0.041492</text:p>
          </table:table-cell>
        </table:table-row>
        <table:table-row table:style-name="ro1">
          <table:table-cell office:value-type="float" office:value="0.0597634" calcext:value-type="float">
            <text:p>0.0597634</text:p>
          </table:table-cell>
          <table:table-cell office:value-type="float" office:value="0.0258895" calcext:value-type="float">
            <text:p>0.0258895</text:p>
          </table:table-cell>
          <table:table-cell office:value-type="float" office:value="0.0782033" calcext:value-type="float">
            <text:p>0.0782033</text:p>
          </table:table-cell>
          <table:table-cell office:value-type="float" office:value="0.0428088" calcext:value-type="float">
            <text:p>0.0428088</text:p>
          </table:table-cell>
          <table:table-cell office:value-type="float" office:value="0.0209369" calcext:value-type="float">
            <text:p>0.0209369</text:p>
          </table:table-cell>
          <table:table-cell office:value-type="float" office:value="0.06303" calcext:value-type="float">
            <text:p>0.06303</text:p>
          </table:table-cell>
          <table:table-cell office:value-type="float" office:value="0.0383317" calcext:value-type="float">
            <text:p>0.0383317</text:p>
          </table:table-cell>
          <table:table-cell office:value-type="float" office:value="0.0549952" calcext:value-type="float">
            <text:p>0.0549952</text:p>
          </table:table-cell>
        </table:table-row>
        <table:table-row table:style-name="ro1">
          <table:table-cell office:value-type="float" office:value="0.0568617" calcext:value-type="float">
            <text:p>0.0568617</text:p>
          </table:table-cell>
          <table:table-cell office:value-type="float" office:value="0.0305987" calcext:value-type="float">
            <text:p>0.0305987</text:p>
          </table:table-cell>
          <table:table-cell office:value-type="float" office:value="0.0602319" calcext:value-type="float">
            <text:p>0.0602319</text:p>
          </table:table-cell>
          <table:table-cell office:value-type="float" office:value="0.0384155" calcext:value-type="float">
            <text:p>0.0384155</text:p>
          </table:table-cell>
          <table:table-cell office:value-type="float" office:value="0.0253699" calcext:value-type="float">
            <text:p>0.0253699</text:p>
          </table:table-cell>
          <table:table-cell office:value-type="float" office:value="0.0678502" calcext:value-type="float">
            <text:p>0.0678502</text:p>
          </table:table-cell>
          <table:table-cell office:value-type="float" office:value="0.0376757" calcext:value-type="float">
            <text:p>0.0376757</text:p>
          </table:table-cell>
          <table:table-cell office:value-type="float" office:value="0.0484404" calcext:value-type="float">
            <text:p>0.0484404</text:p>
          </table:table-cell>
        </table:table-row>
        <table:table-row table:style-name="ro1">
          <table:table-cell office:value-type="float" office:value="0.0555955" calcext:value-type="float">
            <text:p>0.0555955</text:p>
          </table:table-cell>
          <table:table-cell office:value-type="float" office:value="0.0248751" calcext:value-type="float">
            <text:p>0.0248751</text:p>
          </table:table-cell>
          <table:table-cell office:value-type="float" office:value="0.0743897" calcext:value-type="float">
            <text:p>0.0743897</text:p>
          </table:table-cell>
          <table:table-cell office:value-type="float" office:value="0.0440684" calcext:value-type="float">
            <text:p>0.0440684</text:p>
          </table:table-cell>
          <table:table-cell office:value-type="float" office:value="0.0226364" calcext:value-type="float">
            <text:p>0.0226364</text:p>
          </table:table-cell>
          <table:table-cell office:value-type="float" office:value="0.07793" calcext:value-type="float">
            <text:p>0.07793</text:p>
          </table:table-cell>
          <table:table-cell office:value-type="float" office:value="0.0271878" calcext:value-type="float">
            <text:p>0.0271878</text:p>
          </table:table-cell>
          <table:table-cell office:value-type="float" office:value="0.0409791" calcext:value-type="float">
            <text:p>0.0409791</text:p>
          </table:table-cell>
        </table:table-row>
        <table:table-row table:style-name="ro1">
          <table:table-cell office:value-type="float" office:value="0.0584704" calcext:value-type="float">
            <text:p>0.0584704</text:p>
          </table:table-cell>
          <table:table-cell office:value-type="float" office:value="0.0166767" calcext:value-type="float">
            <text:p>0.0166767</text:p>
          </table:table-cell>
          <table:table-cell office:value-type="float" office:value="0.0699703" calcext:value-type="float">
            <text:p>0.0699703</text:p>
          </table:table-cell>
          <table:table-cell office:value-type="float" office:value="0.0432805" calcext:value-type="float">
            <text:p>0.0432805</text:p>
          </table:table-cell>
          <table:table-cell office:value-type="float" office:value="0.0282987" calcext:value-type="float">
            <text:p>0.0282987</text:p>
          </table:table-cell>
          <table:table-cell office:value-type="float" office:value="0.0630542" calcext:value-type="float">
            <text:p>0.0630542</text:p>
          </table:table-cell>
          <table:table-cell office:value-type="float" office:value="0.0220718" calcext:value-type="float">
            <text:p>0.0220718</text:p>
          </table:table-cell>
          <table:table-cell office:value-type="float" office:value="0.0399524" calcext:value-type="float">
            <text:p>0.0399524</text:p>
          </table:table-cell>
        </table:table-row>
        <table:table-row table:style-name="ro1">
          <table:table-cell office:value-type="float" office:value="0.0607265" calcext:value-type="float">
            <text:p>0.0607265</text:p>
          </table:table-cell>
          <table:table-cell office:value-type="float" office:value="0.0327331" calcext:value-type="float">
            <text:p>0.0327331</text:p>
          </table:table-cell>
          <table:table-cell office:value-type="float" office:value="0.0732699" calcext:value-type="float">
            <text:p>0.0732699</text:p>
          </table:table-cell>
          <table:table-cell office:value-type="float" office:value="0.0405281" calcext:value-type="float">
            <text:p>0.0405281</text:p>
          </table:table-cell>
          <table:table-cell office:value-type="float" office:value="0.0146561" calcext:value-type="float">
            <text:p>0.0146561</text:p>
          </table:table-cell>
          <table:table-cell office:value-type="float" office:value="0.0603418" calcext:value-type="float">
            <text:p>0.0603418</text:p>
          </table:table-cell>
          <table:table-cell office:value-type="float" office:value="0.0321457" calcext:value-type="float">
            <text:p>0.0321457</text:p>
          </table:table-cell>
          <table:table-cell office:value-type="float" office:value="0.0420824" calcext:value-type="float">
            <text:p>0.0420824</text:p>
          </table:table-cell>
        </table:table-row>
        <table:table-row table:style-name="ro1">
          <table:table-cell office:value-type="float" office:value="0.0487378" calcext:value-type="float">
            <text:p>0.0487378</text:p>
          </table:table-cell>
          <table:table-cell office:value-type="float" office:value="0.0327434" calcext:value-type="float">
            <text:p>0.0327434</text:p>
          </table:table-cell>
          <table:table-cell office:value-type="float" office:value="0.0715739" calcext:value-type="float">
            <text:p>0.0715739</text:p>
          </table:table-cell>
          <table:table-cell office:value-type="float" office:value="0.0496838" calcext:value-type="float">
            <text:p>0.0496838</text:p>
          </table:table-cell>
          <table:table-cell office:value-type="float" office:value="0.0233013" calcext:value-type="float">
            <text:p>0.0233013</text:p>
          </table:table-cell>
          <table:table-cell office:value-type="float" office:value="0.0778225" calcext:value-type="float">
            <text:p>0.0778225</text:p>
          </table:table-cell>
          <table:table-cell office:value-type="float" office:value="0.0301409" calcext:value-type="float">
            <text:p>0.0301409</text:p>
          </table:table-cell>
          <table:table-cell office:value-type="float" office:value="0.0423457" calcext:value-type="float">
            <text:p>0.0423457</text:p>
          </table:table-cell>
        </table:table-row>
        <table:table-row table:style-name="ro1">
          <table:table-cell office:value-type="float" office:value="0.0582004" calcext:value-type="float">
            <text:p>0.0582004</text:p>
          </table:table-cell>
          <table:table-cell office:value-type="float" office:value="0.027712" calcext:value-type="float">
            <text:p>0.027712</text:p>
          </table:table-cell>
          <table:table-cell office:value-type="float" office:value="0.0673451" calcext:value-type="float">
            <text:p>0.0673451</text:p>
          </table:table-cell>
          <table:table-cell office:value-type="float" office:value="0.0418501" calcext:value-type="float">
            <text:p>0.0418501</text:p>
          </table:table-cell>
          <table:table-cell office:value-type="float" office:value="0.0299466" calcext:value-type="float">
            <text:p>0.0299466</text:p>
          </table:table-cell>
          <table:table-cell office:value-type="float" office:value="0.0783112" calcext:value-type="float">
            <text:p>0.0783112</text:p>
          </table:table-cell>
          <table:table-cell office:value-type="float" office:value="0.0338521" calcext:value-type="float">
            <text:p>0.0338521</text:p>
          </table:table-cell>
          <table:table-cell office:value-type="float" office:value="0.0449325" calcext:value-type="float">
            <text:p>0.0449325</text:p>
          </table:table-cell>
        </table:table-row>
        <table:table-row table:style-name="ro1">
          <table:table-cell office:value-type="float" office:value="0.0576276" calcext:value-type="float">
            <text:p>0.0576276</text:p>
          </table:table-cell>
          <table:table-cell office:value-type="float" office:value="0.0298691" calcext:value-type="float">
            <text:p>0.0298691</text:p>
          </table:table-cell>
          <table:table-cell office:value-type="float" office:value="0.0662838" calcext:value-type="float">
            <text:p>0.0662838</text:p>
          </table:table-cell>
          <table:table-cell office:value-type="float" office:value="0.0437822" calcext:value-type="float">
            <text:p>0.0437822</text:p>
          </table:table-cell>
          <table:table-cell office:value-type="float" office:value="0.0253937" calcext:value-type="float">
            <text:p>0.0253937</text:p>
          </table:table-cell>
          <table:table-cell office:value-type="float" office:value="0.0610124" calcext:value-type="float">
            <text:p>0.0610124</text:p>
          </table:table-cell>
          <table:table-cell office:value-type="float" office:value="0.0454647" calcext:value-type="float">
            <text:p>0.0454647</text:p>
          </table:table-cell>
          <table:table-cell office:value-type="float" office:value="0.0499333" calcext:value-type="float">
            <text:p>0.0499333</text:p>
          </table:table-cell>
        </table:table-row>
        <table:table-row table:style-name="ro1">
          <table:table-cell office:value-type="float" office:value="0.0479517" calcext:value-type="float">
            <text:p>0.0479517</text:p>
          </table:table-cell>
          <table:table-cell office:value-type="float" office:value="0.036733" calcext:value-type="float">
            <text:p>0.036733</text:p>
          </table:table-cell>
          <table:table-cell office:value-type="float" office:value="0.0528975" calcext:value-type="float">
            <text:p>0.0528975</text:p>
          </table:table-cell>
          <table:table-cell office:value-type="float" office:value="0.0517267" calcext:value-type="float">
            <text:p>0.0517267</text:p>
          </table:table-cell>
          <table:table-cell office:value-type="float" office:value="0.0383482" calcext:value-type="float">
            <text:p>0.0383482</text:p>
          </table:table-cell>
          <table:table-cell office:value-type="float" office:value="0.0744958" calcext:value-type="float">
            <text:p>0.0744958</text:p>
          </table:table-cell>
          <table:table-cell office:value-type="float" office:value="0.0239898" calcext:value-type="float">
            <text:p>0.0239898</text:p>
          </table:table-cell>
          <table:table-cell office:value-type="float" office:value="0.0509429" calcext:value-type="float">
            <text:p>0.0509429</text:p>
          </table:table-cell>
        </table:table-row>
        <table:table-row table:style-name="ro1">
          <table:table-cell office:value-type="float" office:value="0.0523597" calcext:value-type="float">
            <text:p>0.0523597</text:p>
          </table:table-cell>
          <table:table-cell office:value-type="float" office:value="0.0327786" calcext:value-type="float">
            <text:p>0.0327786</text:p>
          </table:table-cell>
          <table:table-cell office:value-type="float" office:value="0.0713684" calcext:value-type="float">
            <text:p>0.0713684</text:p>
          </table:table-cell>
          <table:table-cell office:value-type="float" office:value="0.0574859" calcext:value-type="float">
            <text:p>0.0574859</text:p>
          </table:table-cell>
          <table:table-cell office:value-type="float" office:value="0.0316223" calcext:value-type="float">
            <text:p>0.0316223</text:p>
          </table:table-cell>
          <table:table-cell office:value-type="float" office:value="0.0753374" calcext:value-type="float">
            <text:p>0.0753374</text:p>
          </table:table-cell>
          <table:table-cell office:value-type="float" office:value="0.0345445" calcext:value-type="float">
            <text:p>0.0345445</text:p>
          </table:table-cell>
          <table:table-cell office:value-type="float" office:value="0.0478258" calcext:value-type="float">
            <text:p>0.0478258</text:p>
          </table:table-cell>
        </table:table-row>
        <table:table-row table:style-name="ro1">
          <table:table-cell office:value-type="float" office:value="0.0567289" calcext:value-type="float">
            <text:p>0.0567289</text:p>
          </table:table-cell>
          <table:table-cell office:value-type="float" office:value="0.0392179" calcext:value-type="float">
            <text:p>0.0392179</text:p>
          </table:table-cell>
          <table:table-cell office:value-type="float" office:value="0.0708444" calcext:value-type="float">
            <text:p>0.0708444</text:p>
          </table:table-cell>
          <table:table-cell office:value-type="float" office:value="0.0468557" calcext:value-type="float">
            <text:p>0.0468557</text:p>
          </table:table-cell>
          <table:table-cell office:value-type="float" office:value="0.0287069" calcext:value-type="float">
            <text:p>0.0287069</text:p>
          </table:table-cell>
          <table:table-cell office:value-type="float" office:value="0.0734689" calcext:value-type="float">
            <text:p>0.0734689</text:p>
          </table:table-cell>
          <table:table-cell office:value-type="float" office:value="0.0342549" calcext:value-type="float">
            <text:p>0.0342549</text:p>
          </table:table-cell>
          <table:table-cell office:value-type="float" office:value="0.0432916" calcext:value-type="float">
            <text:p>0.0432916</text:p>
          </table:table-cell>
        </table:table-row>
        <table:table-row table:style-name="ro1">
          <table:table-cell office:value-type="float" office:value="0.0604682" calcext:value-type="float">
            <text:p>0.0604682</text:p>
          </table:table-cell>
          <table:table-cell office:value-type="float" office:value="0.0298867" calcext:value-type="float">
            <text:p>0.0298867</text:p>
          </table:table-cell>
          <table:table-cell office:value-type="float" office:value="0.0661932" calcext:value-type="float">
            <text:p>0.0661932</text:p>
          </table:table-cell>
          <table:table-cell office:value-type="float" office:value="0.0369462" calcext:value-type="float">
            <text:p>0.0369462</text:p>
          </table:table-cell>
          <table:table-cell office:value-type="float" office:value="0.0254331" calcext:value-type="float">
            <text:p>0.0254331</text:p>
          </table:table-cell>
          <table:table-cell office:value-type="float" office:value="0.0719828" calcext:value-type="float">
            <text:p>0.0719828</text:p>
          </table:table-cell>
          <table:table-cell office:value-type="float" office:value="0.0457371" calcext:value-type="float">
            <text:p>0.0457371</text:p>
          </table:table-cell>
          <table:table-cell office:value-type="float" office:value="0.0574078" calcext:value-type="float">
            <text:p>0.0574078</text:p>
          </table:table-cell>
        </table:table-row>
        <table:table-row table:style-name="ro1">
          <table:table-cell office:value-type="float" office:value="0.0580478" calcext:value-type="float">
            <text:p>0.0580478</text:p>
          </table:table-cell>
          <table:table-cell office:value-type="float" office:value="0.0363817" calcext:value-type="float">
            <text:p>0.0363817</text:p>
          </table:table-cell>
          <table:table-cell office:value-type="float" office:value="0.0692374" calcext:value-type="float">
            <text:p>0.0692374</text:p>
          </table:table-cell>
          <table:table-cell office:value-type="float" office:value="0.0297887" calcext:value-type="float">
            <text:p>0.0297887</text:p>
          </table:table-cell>
          <table:table-cell office:value-type="float" office:value="0.0343609" calcext:value-type="float">
            <text:p>0.0343609</text:p>
          </table:table-cell>
          <table:table-cell office:value-type="float" office:value="0.0787882" calcext:value-type="float">
            <text:p>0.0787882</text:p>
          </table:table-cell>
          <table:table-cell office:value-type="float" office:value="0.0397011" calcext:value-type="float">
            <text:p>0.0397011</text:p>
          </table:table-cell>
          <table:table-cell office:value-type="float" office:value="0.0529252" calcext:value-type="float">
            <text:p>0.0529252</text:p>
          </table:table-cell>
        </table:table-row>
        <table:table-row table:style-name="ro1">
          <table:table-cell office:value-type="float" office:value="0.0649005" calcext:value-type="float">
            <text:p>0.0649005</text:p>
          </table:table-cell>
          <table:table-cell office:value-type="float" office:value="0.0275946" calcext:value-type="float">
            <text:p>0.0275946</text:p>
          </table:table-cell>
          <table:table-cell office:value-type="float" office:value="0.0702603" calcext:value-type="float">
            <text:p>0.0702603</text:p>
          </table:table-cell>
          <table:table-cell office:value-type="float" office:value="0.0340075" calcext:value-type="float">
            <text:p>0.0340075</text:p>
          </table:table-cell>
          <table:table-cell office:value-type="float" office:value="0.0275195" calcext:value-type="float">
            <text:p>0.0275195</text:p>
          </table:table-cell>
          <table:table-cell office:value-type="float" office:value="0.0806954" calcext:value-type="float">
            <text:p>0.0806954</text:p>
          </table:table-cell>
          <table:table-cell office:value-type="float" office:value="0.0417213" calcext:value-type="float">
            <text:p>0.0417213</text:p>
          </table:table-cell>
          <table:table-cell office:value-type="float" office:value="0.0332763" calcext:value-type="float">
            <text:p>0.0332763</text:p>
          </table:table-cell>
        </table:table-row>
        <table:table-row table:style-name="ro1">
          <table:table-cell office:value-type="float" office:value="0.0481755" calcext:value-type="float">
            <text:p>0.0481755</text:p>
          </table:table-cell>
          <table:table-cell office:value-type="float" office:value="0.0326836" calcext:value-type="float">
            <text:p>0.0326836</text:p>
          </table:table-cell>
          <table:table-cell office:value-type="float" office:value="0.0707189" calcext:value-type="float">
            <text:p>0.0707189</text:p>
          </table:table-cell>
          <table:table-cell office:value-type="float" office:value="0.0470018" calcext:value-type="float">
            <text:p>0.0470018</text:p>
          </table:table-cell>
          <table:table-cell office:value-type="float" office:value="0.0337269" calcext:value-type="float">
            <text:p>0.0337269</text:p>
          </table:table-cell>
          <table:table-cell office:value-type="float" office:value="0.0744765" calcext:value-type="float">
            <text:p>0.0744765</text:p>
          </table:table-cell>
          <table:table-cell office:value-type="float" office:value="0.0224733" calcext:value-type="float">
            <text:p>0.0224733</text:p>
          </table:table-cell>
          <table:table-cell office:value-type="float" office:value="0.0614051" calcext:value-type="float">
            <text:p>0.0614051</text:p>
          </table:table-cell>
        </table:table-row>
        <table:table-row table:style-name="ro1">
          <table:table-cell office:value-type="float" office:value="0.0683624" calcext:value-type="float">
            <text:p>0.0683624</text:p>
          </table:table-cell>
          <table:table-cell office:value-type="float" office:value="0.0340292" calcext:value-type="float">
            <text:p>0.0340292</text:p>
          </table:table-cell>
          <table:table-cell office:value-type="float" office:value="0.0588459" calcext:value-type="float">
            <text:p>0.0588459</text:p>
          </table:table-cell>
          <table:table-cell office:value-type="float" office:value="0.0508269" calcext:value-type="float">
            <text:p>0.0508269</text:p>
          </table:table-cell>
          <table:table-cell office:value-type="float" office:value="0.0200568" calcext:value-type="float">
            <text:p>0.0200568</text:p>
          </table:table-cell>
          <table:table-cell office:value-type="float" office:value="0.0893471" calcext:value-type="float">
            <text:p>0.0893471</text:p>
          </table:table-cell>
          <table:table-cell office:value-type="float" office:value="0.0354503" calcext:value-type="float">
            <text:p>0.0354503</text:p>
          </table:table-cell>
          <table:table-cell office:value-type="float" office:value="0.0648628" calcext:value-type="float">
            <text:p>0.0648628</text:p>
          </table:table-cell>
        </table:table-row>
        <table:table-row table:style-name="ro1">
          <table:table-cell office:value-type="float" office:value="0.0570797" calcext:value-type="float">
            <text:p>0.0570797</text:p>
          </table:table-cell>
          <table:table-cell office:value-type="float" office:value="0.0324633" calcext:value-type="float">
            <text:p>0.0324633</text:p>
          </table:table-cell>
          <table:table-cell office:value-type="float" office:value="0.072438" calcext:value-type="float">
            <text:p>0.072438</text:p>
          </table:table-cell>
          <table:table-cell office:value-type="float" office:value="0.0427655" calcext:value-type="float">
            <text:p>0.0427655</text:p>
          </table:table-cell>
          <table:table-cell office:value-type="float" office:value="0.030852" calcext:value-type="float">
            <text:p>0.030852</text:p>
          </table:table-cell>
          <table:table-cell office:value-type="float" office:value="0.0786254" calcext:value-type="float">
            <text:p>0.0786254</text:p>
          </table:table-cell>
          <table:table-cell office:value-type="float" office:value="0.0465629" calcext:value-type="float">
            <text:p>0.0465629</text:p>
          </table:table-cell>
          <table:table-cell office:value-type="float" office:value="0.0502733" calcext:value-type="float">
            <text:p>0.0502733</text:p>
          </table:table-cell>
        </table:table-row>
        <table:table-row table:style-name="ro1">
          <table:table-cell office:value-type="float" office:value="0.0595498" calcext:value-type="float">
            <text:p>0.0595498</text:p>
          </table:table-cell>
          <table:table-cell office:value-type="float" office:value="0.036056" calcext:value-type="float">
            <text:p>0.036056</text:p>
          </table:table-cell>
          <table:table-cell office:value-type="float" office:value="0.0824155" calcext:value-type="float">
            <text:p>0.0824155</text:p>
          </table:table-cell>
          <table:table-cell office:value-type="float" office:value="0.0434688" calcext:value-type="float">
            <text:p>0.0434688</text:p>
          </table:table-cell>
          <table:table-cell office:value-type="float" office:value="0.0138307" calcext:value-type="float">
            <text:p>0.0138307</text:p>
          </table:table-cell>
          <table:table-cell office:value-type="float" office:value="0.0807255" calcext:value-type="float">
            <text:p>0.0807255</text:p>
          </table:table-cell>
          <table:table-cell office:value-type="float" office:value="0.0457032" calcext:value-type="float">
            <text:p>0.0457032</text:p>
          </table:table-cell>
          <table:table-cell office:value-type="float" office:value="0.0502754" calcext:value-type="float">
            <text:p>0.0502754</text:p>
          </table:table-cell>
        </table:table-row>
        <table:table-row table:style-name="ro1">
          <table:table-cell office:value-type="float" office:value="0.0558122" calcext:value-type="float">
            <text:p>0.0558122</text:p>
          </table:table-cell>
          <table:table-cell office:value-type="float" office:value="0.0381591" calcext:value-type="float">
            <text:p>0.0381591</text:p>
          </table:table-cell>
          <table:table-cell office:value-type="float" office:value="0.0705316" calcext:value-type="float">
            <text:p>0.0705316</text:p>
          </table:table-cell>
          <table:table-cell office:value-type="float" office:value="0.0441209" calcext:value-type="float">
            <text:p>0.0441209</text:p>
          </table:table-cell>
          <table:table-cell office:value-type="float" office:value="0.0255239" calcext:value-type="float">
            <text:p>0.0255239</text:p>
          </table:table-cell>
          <table:table-cell office:value-type="float" office:value="0.0903755" calcext:value-type="float">
            <text:p>0.0903755</text:p>
          </table:table-cell>
          <table:table-cell office:value-type="float" office:value="0.037698" calcext:value-type="float">
            <text:p>0.037698</text:p>
          </table:table-cell>
          <table:table-cell office:value-type="float" office:value="0.0514115" calcext:value-type="float">
            <text:p>0.0514115</text:p>
          </table:table-cell>
        </table:table-row>
        <table:table-row table:style-name="ro1">
          <table:table-cell office:value-type="float" office:value="0.0539812" calcext:value-type="float">
            <text:p>0.0539812</text:p>
          </table:table-cell>
          <table:table-cell office:value-type="float" office:value="0.0427212" calcext:value-type="float">
            <text:p>0.0427212</text:p>
          </table:table-cell>
          <table:table-cell office:value-type="float" office:value="0.0641408" calcext:value-type="float">
            <text:p>0.0641408</text:p>
          </table:table-cell>
          <table:table-cell office:value-type="float" office:value="0.0416809" calcext:value-type="float">
            <text:p>0.0416809</text:p>
          </table:table-cell>
          <table:table-cell office:value-type="float" office:value="0.0212505" calcext:value-type="float">
            <text:p>0.0212505</text:p>
          </table:table-cell>
          <table:table-cell office:value-type="float" office:value="0.0942158" calcext:value-type="float">
            <text:p>0.0942158</text:p>
          </table:table-cell>
          <table:table-cell office:value-type="float" office:value="0.0303329" calcext:value-type="float">
            <text:p>0.0303329</text:p>
          </table:table-cell>
          <table:table-cell office:value-type="float" office:value="0.0564876" calcext:value-type="float">
            <text:p>0.0564876</text:p>
          </table:table-cell>
        </table:table-row>
        <table:table-row table:style-name="ro1">
          <table:table-cell office:value-type="float" office:value="0.0540612" calcext:value-type="float">
            <text:p>0.0540612</text:p>
          </table:table-cell>
          <table:table-cell office:value-type="float" office:value="0.035473" calcext:value-type="float">
            <text:p>0.035473</text:p>
          </table:table-cell>
          <table:table-cell office:value-type="float" office:value="0.0735583" calcext:value-type="float">
            <text:p>0.0735583</text:p>
          </table:table-cell>
          <table:table-cell office:value-type="float" office:value="0.052052" calcext:value-type="float">
            <text:p>0.052052</text:p>
          </table:table-cell>
          <table:table-cell office:value-type="float" office:value="0.0347983" calcext:value-type="float">
            <text:p>0.0347983</text:p>
          </table:table-cell>
          <table:table-cell office:value-type="float" office:value="0.0822484" calcext:value-type="float">
            <text:p>0.0822484</text:p>
          </table:table-cell>
          <table:table-cell office:value-type="float" office:value="0.0393608" calcext:value-type="float">
            <text:p>0.0393608</text:p>
          </table:table-cell>
          <table:table-cell office:value-type="float" office:value="0.0407837" calcext:value-type="float">
            <text:p>0.0407837</text:p>
          </table:table-cell>
        </table:table-row>
        <table:table-row table:style-name="ro1">
          <table:table-cell office:value-type="float" office:value="0.0606214" calcext:value-type="float">
            <text:p>0.0606214</text:p>
          </table:table-cell>
          <table:table-cell office:value-type="float" office:value="0.0409584" calcext:value-type="float">
            <text:p>0.0409584</text:p>
          </table:table-cell>
          <table:table-cell office:value-type="float" office:value="0.0678584" calcext:value-type="float">
            <text:p>0.0678584</text:p>
          </table:table-cell>
          <table:table-cell office:value-type="float" office:value="0.0435312" calcext:value-type="float">
            <text:p>0.0435312</text:p>
          </table:table-cell>
          <table:table-cell office:value-type="float" office:value="0.0198619" calcext:value-type="float">
            <text:p>0.0198619</text:p>
          </table:table-cell>
          <table:table-cell office:value-type="float" office:value="0.0847049" calcext:value-type="float">
            <text:p>0.0847049</text:p>
          </table:table-cell>
          <table:table-cell office:value-type="float" office:value="0.0420201" calcext:value-type="float">
            <text:p>0.0420201</text:p>
          </table:table-cell>
          <table:table-cell office:value-type="float" office:value="0.0598971" calcext:value-type="float">
            <text:p>0.0598971</text:p>
          </table:table-cell>
        </table:table-row>
        <table:table-row table:style-name="ro1">
          <table:table-cell office:value-type="float" office:value="0.0461076" calcext:value-type="float">
            <text:p>0.0461076</text:p>
          </table:table-cell>
          <table:table-cell office:value-type="float" office:value="0.0387962" calcext:value-type="float">
            <text:p>0.0387962</text:p>
          </table:table-cell>
          <table:table-cell office:value-type="float" office:value="0.0677027" calcext:value-type="float">
            <text:p>0.0677027</text:p>
          </table:table-cell>
          <table:table-cell office:value-type="float" office:value="0.04592" calcext:value-type="float">
            <text:p>0.04592</text:p>
          </table:table-cell>
          <table:table-cell office:value-type="float" office:value="0.0177027" calcext:value-type="float">
            <text:p>0.0177027</text:p>
          </table:table-cell>
          <table:table-cell office:value-type="float" office:value="0.0763323" calcext:value-type="float">
            <text:p>0.0763323</text:p>
          </table:table-cell>
          <table:table-cell office:value-type="float" office:value="0.0530441" calcext:value-type="float">
            <text:p>0.0530441</text:p>
          </table:table-cell>
          <table:table-cell office:value-type="float" office:value="0.0512621" calcext:value-type="float">
            <text:p>0.0512621</text:p>
          </table:table-cell>
        </table:table-row>
        <table:table-row table:style-name="ro1">
          <table:table-cell office:value-type="float" office:value="0.0546418" calcext:value-type="float">
            <text:p>0.0546418</text:p>
          </table:table-cell>
          <table:table-cell office:value-type="float" office:value="0.0248754" calcext:value-type="float">
            <text:p>0.0248754</text:p>
          </table:table-cell>
          <table:table-cell office:value-type="float" office:value="0.0627147" calcext:value-type="float">
            <text:p>0.0627147</text:p>
          </table:table-cell>
          <table:table-cell office:value-type="float" office:value="0.0433514" calcext:value-type="float">
            <text:p>0.0433514</text:p>
          </table:table-cell>
          <table:table-cell office:value-type="float" office:value="0.0284708" calcext:value-type="float">
            <text:p>0.0284708</text:p>
          </table:table-cell>
          <table:table-cell office:value-type="float" office:value="0.0701197" calcext:value-type="float">
            <text:p>0.0701197</text:p>
          </table:table-cell>
          <table:table-cell office:value-type="float" office:value="0.0538068" calcext:value-type="float">
            <text:p>0.0538068</text:p>
          </table:table-cell>
          <table:table-cell office:value-type="float" office:value="0.0429836" calcext:value-type="float">
            <text:p>0.0429836</text:p>
          </table:table-cell>
        </table:table-row>
        <table:table-row table:style-name="ro1">
          <table:table-cell office:value-type="float" office:value="0.0732249" calcext:value-type="float">
            <text:p>0.0732249</text:p>
          </table:table-cell>
          <table:table-cell office:value-type="float" office:value="0.0412222" calcext:value-type="float">
            <text:p>0.0412222</text:p>
          </table:table-cell>
          <table:table-cell office:value-type="float" office:value="0.06675" calcext:value-type="float">
            <text:p>0.06675</text:p>
          </table:table-cell>
          <table:table-cell office:value-type="float" office:value="0.0300457" calcext:value-type="float">
            <text:p>0.0300457</text:p>
          </table:table-cell>
          <table:table-cell office:value-type="float" office:value="0.0247208" calcext:value-type="float">
            <text:p>0.0247208</text:p>
          </table:table-cell>
          <table:table-cell office:value-type="float" office:value="0.075278" calcext:value-type="float">
            <text:p>0.075278</text:p>
          </table:table-cell>
          <table:table-cell office:value-type="float" office:value="0.0298148" calcext:value-type="float">
            <text:p>0.0298148</text:p>
          </table:table-cell>
          <table:table-cell office:value-type="float" office:value="0.0469572" calcext:value-type="float">
            <text:p>0.0469572</text:p>
          </table:table-cell>
        </table:table-row>
        <table:table-row table:style-name="ro1">
          <table:table-cell office:value-type="float" office:value="0.064285" calcext:value-type="float">
            <text:p>0.064285</text:p>
          </table:table-cell>
          <table:table-cell office:value-type="float" office:value="0.0354863" calcext:value-type="float">
            <text:p>0.0354863</text:p>
          </table:table-cell>
          <table:table-cell office:value-type="float" office:value="0.072681" calcext:value-type="float">
            <text:p>0.072681</text:p>
          </table:table-cell>
          <table:table-cell office:value-type="float" office:value="0.0511046" calcext:value-type="float">
            <text:p>0.0511046</text:p>
          </table:table-cell>
          <table:table-cell office:value-type="float" office:value="0.0316924" calcext:value-type="float">
            <text:p>0.0316924</text:p>
          </table:table-cell>
          <table:table-cell office:value-type="float" office:value="0.0779606" calcext:value-type="float">
            <text:p>0.0779606</text:p>
          </table:table-cell>
          <table:table-cell office:value-type="float" office:value="0.0309476" calcext:value-type="float">
            <text:p>0.0309476</text:p>
          </table:table-cell>
          <table:table-cell office:value-type="float" office:value="0.0533516" calcext:value-type="float">
            <text:p>0.0533516</text:p>
          </table:table-cell>
        </table:table-row>
        <table:table-row table:style-name="ro1">
          <table:table-cell office:value-type="float" office:value="0.0496858" calcext:value-type="float">
            <text:p>0.0496858</text:p>
          </table:table-cell>
          <table:table-cell office:value-type="float" office:value="0.0398722" calcext:value-type="float">
            <text:p>0.0398722</text:p>
          </table:table-cell>
          <table:table-cell office:value-type="float" office:value="0.0654451" calcext:value-type="float">
            <text:p>0.0654451</text:p>
          </table:table-cell>
          <table:table-cell office:value-type="float" office:value="0.0353226" calcext:value-type="float">
            <text:p>0.0353226</text:p>
          </table:table-cell>
          <table:table-cell office:value-type="float" office:value="0.0213798" calcext:value-type="float">
            <text:p>0.0213798</text:p>
          </table:table-cell>
          <table:table-cell office:value-type="float" office:value="0.0721783" calcext:value-type="float">
            <text:p>0.0721783</text:p>
          </table:table-cell>
          <table:table-cell office:value-type="float" office:value="0.0434398" calcext:value-type="float">
            <text:p>0.0434398</text:p>
          </table:table-cell>
          <table:table-cell office:value-type="float" office:value="0.0418079" calcext:value-type="float">
            <text:p>0.0418079</text:p>
          </table:table-cell>
        </table:table-row>
        <table:table-row table:style-name="ro1">
          <table:table-cell office:value-type="float" office:value="0.0569273" calcext:value-type="float">
            <text:p>0.0569273</text:p>
          </table:table-cell>
          <table:table-cell office:value-type="float" office:value="0.0373872" calcext:value-type="float">
            <text:p>0.0373872</text:p>
          </table:table-cell>
          <table:table-cell office:value-type="float" office:value="0.0755138" calcext:value-type="float">
            <text:p>0.0755138</text:p>
          </table:table-cell>
          <table:table-cell office:value-type="float" office:value="0.0467485" calcext:value-type="float">
            <text:p>0.0467485</text:p>
          </table:table-cell>
          <table:table-cell office:value-type="float" office:value="0.0207719" calcext:value-type="float">
            <text:p>0.0207719</text:p>
          </table:table-cell>
          <table:table-cell office:value-type="float" office:value="0.0926261" calcext:value-type="float">
            <text:p>0.0926261</text:p>
          </table:table-cell>
          <table:table-cell office:value-type="float" office:value="0.0339861" calcext:value-type="float">
            <text:p>0.0339861</text:p>
          </table:table-cell>
          <table:table-cell office:value-type="float" office:value="0.047825" calcext:value-type="float">
            <text:p>0.047825</text:p>
          </table:table-cell>
        </table:table-row>
        <table:table-row table:style-name="ro1">
          <table:table-cell office:value-type="float" office:value="0.0449455" calcext:value-type="float">
            <text:p>0.0449455</text:p>
          </table:table-cell>
          <table:table-cell office:value-type="float" office:value="0.0258413" calcext:value-type="float">
            <text:p>0.0258413</text:p>
          </table:table-cell>
          <table:table-cell office:value-type="float" office:value="0.0729886" calcext:value-type="float">
            <text:p>0.0729886</text:p>
          </table:table-cell>
          <table:table-cell office:value-type="float" office:value="0.0493252" calcext:value-type="float">
            <text:p>0.0493252</text:p>
          </table:table-cell>
          <table:table-cell office:value-type="float" office:value="0.0267683" calcext:value-type="float">
            <text:p>0.0267683</text:p>
          </table:table-cell>
          <table:table-cell office:value-type="float" office:value="0.0838792" calcext:value-type="float">
            <text:p>0.0838792</text:p>
          </table:table-cell>
          <table:table-cell office:value-type="float" office:value="0.0447001" calcext:value-type="float">
            <text:p>0.0447001</text:p>
          </table:table-cell>
          <table:table-cell office:value-type="float" office:value="0.02961" calcext:value-type="float">
            <text:p>0.02961</text:p>
          </table:table-cell>
        </table:table-row>
        <table:table-row table:style-name="ro1">
          <table:table-cell office:value-type="float" office:value="0.0613397" calcext:value-type="float">
            <text:p>0.0613397</text:p>
          </table:table-cell>
          <table:table-cell office:value-type="float" office:value="0.0278446" calcext:value-type="float">
            <text:p>0.0278446</text:p>
          </table:table-cell>
          <table:table-cell office:value-type="float" office:value="0.0767453" calcext:value-type="float">
            <text:p>0.0767453</text:p>
          </table:table-cell>
          <table:table-cell office:value-type="float" office:value="0.0438144" calcext:value-type="float">
            <text:p>0.0438144</text:p>
          </table:table-cell>
          <table:table-cell office:value-type="float" office:value="0.0187689" calcext:value-type="float">
            <text:p>0.0187689</text:p>
          </table:table-cell>
          <table:table-cell office:value-type="float" office:value="0.0749553" calcext:value-type="float">
            <text:p>0.0749553</text:p>
          </table:table-cell>
          <table:table-cell office:value-type="float" office:value="0.0421911" calcext:value-type="float">
            <text:p>0.0421911</text:p>
          </table:table-cell>
          <table:table-cell office:value-type="float" office:value="0.0353398" calcext:value-type="float">
            <text:p>0.0353398</text:p>
          </table:table-cell>
        </table:table-row>
        <table:table-row table:style-name="ro1">
          <table:table-cell office:value-type="float" office:value="0.0672367" calcext:value-type="float">
            <text:p>0.0672367</text:p>
          </table:table-cell>
          <table:table-cell office:value-type="float" office:value="0.0454549" calcext:value-type="float">
            <text:p>0.0454549</text:p>
          </table:table-cell>
          <table:table-cell office:value-type="float" office:value="0.0628252" calcext:value-type="float">
            <text:p>0.0628252</text:p>
          </table:table-cell>
          <table:table-cell office:value-type="float" office:value="0.0532109" calcext:value-type="float">
            <text:p>0.0532109</text:p>
          </table:table-cell>
          <table:table-cell office:value-type="float" office:value="0.0172499" calcext:value-type="float">
            <text:p>0.0172499</text:p>
          </table:table-cell>
          <table:table-cell office:value-type="float" office:value="0.0953139" calcext:value-type="float">
            <text:p>0.0953139</text:p>
          </table:table-cell>
          <table:table-cell office:value-type="float" office:value="0.0489899" calcext:value-type="float">
            <text:p>0.0489899</text:p>
          </table:table-cell>
          <table:table-cell office:value-type="float" office:value="0.0469765" calcext:value-type="float">
            <text:p>0.0469765</text:p>
          </table:table-cell>
        </table:table-row>
        <table:table-row table:style-name="ro1">
          <table:table-cell office:value-type="float" office:value="0.0579833" calcext:value-type="float">
            <text:p>0.0579833</text:p>
          </table:table-cell>
          <table:table-cell office:value-type="float" office:value="0.0337582" calcext:value-type="float">
            <text:p>0.0337582</text:p>
          </table:table-cell>
          <table:table-cell office:value-type="float" office:value="0.0675227" calcext:value-type="float">
            <text:p>0.0675227</text:p>
          </table:table-cell>
          <table:table-cell office:value-type="float" office:value="0.0485224" calcext:value-type="float">
            <text:p>0.0485224</text:p>
          </table:table-cell>
          <table:table-cell office:value-type="float" office:value="0.0390659" calcext:value-type="float">
            <text:p>0.0390659</text:p>
          </table:table-cell>
          <table:table-cell office:value-type="float" office:value="0.0928954" calcext:value-type="float">
            <text:p>0.0928954</text:p>
          </table:table-cell>
          <table:table-cell office:value-type="float" office:value="0.0400914" calcext:value-type="float">
            <text:p>0.0400914</text:p>
          </table:table-cell>
          <table:table-cell office:value-type="float" office:value="0.0470183" calcext:value-type="float">
            <text:p>0.0470183</text:p>
          </table:table-cell>
        </table:table-row>
        <table:table-row table:style-name="ro1">
          <table:table-cell office:value-type="float" office:value="0.064761" calcext:value-type="float">
            <text:p>0.064761</text:p>
          </table:table-cell>
          <table:table-cell office:value-type="float" office:value="0.0505611" calcext:value-type="float">
            <text:p>0.0505611</text:p>
          </table:table-cell>
          <table:table-cell office:value-type="float" office:value="0.0750162" calcext:value-type="float">
            <text:p>0.0750162</text:p>
          </table:table-cell>
          <table:table-cell office:value-type="float" office:value="0.0503577" calcext:value-type="float">
            <text:p>0.0503577</text:p>
          </table:table-cell>
          <table:table-cell office:value-type="float" office:value="0.0338224" calcext:value-type="float">
            <text:p>0.0338224</text:p>
          </table:table-cell>
          <table:table-cell office:value-type="float" office:value="0.0764641" calcext:value-type="float">
            <text:p>0.0764641</text:p>
          </table:table-cell>
          <table:table-cell office:value-type="float" office:value="0.0385808" calcext:value-type="float">
            <text:p>0.0385808</text:p>
          </table:table-cell>
          <table:table-cell office:value-type="float" office:value="0.0335641" calcext:value-type="float">
            <text:p>0.0335641</text:p>
          </table:table-cell>
        </table:table-row>
        <table:table-row table:style-name="ro1">
          <table:table-cell office:value-type="float" office:value="0.0613714" calcext:value-type="float">
            <text:p>0.0613714</text:p>
          </table:table-cell>
          <table:table-cell office:value-type="float" office:value="0.0492975" calcext:value-type="float">
            <text:p>0.0492975</text:p>
          </table:table-cell>
          <table:table-cell office:value-type="float" office:value="0.0652936" calcext:value-type="float">
            <text:p>0.0652936</text:p>
          </table:table-cell>
          <table:table-cell office:value-type="float" office:value="0.0426243" calcext:value-type="float">
            <text:p>0.0426243</text:p>
          </table:table-cell>
          <table:table-cell office:value-type="float" office:value="0.0242256" calcext:value-type="float">
            <text:p>0.0242256</text:p>
          </table:table-cell>
          <table:table-cell office:value-type="float" office:value="0.0773264" calcext:value-type="float">
            <text:p>0.0773264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26245" calcext:value-type="float">
            <text:p>0.0426245</text:p>
          </table:table-cell>
        </table:table-row>
        <table:table-row table:style-name="ro1">
          <table:table-cell office:value-type="float" office:value="0.0709055" calcext:value-type="float">
            <text:p>0.0709055</text:p>
          </table:table-cell>
          <table:table-cell office:value-type="float" office:value="0.0363783" calcext:value-type="float">
            <text:p>0.0363783</text:p>
          </table:table-cell>
          <table:table-cell office:value-type="float" office:value="0.0721219" calcext:value-type="float">
            <text:p>0.0721219</text:p>
          </table:table-cell>
          <table:table-cell office:value-type="float" office:value="0.0419327" calcext:value-type="float">
            <text:p>0.0419327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643916" calcext:value-type="float">
            <text:p>0.0643916</text:p>
          </table:table-cell>
          <table:table-cell office:value-type="float" office:value="0.0268514" calcext:value-type="float">
            <text:p>0.0268514</text:p>
          </table:table-cell>
          <table:table-cell office:value-type="float" office:value="0.0424456" calcext:value-type="float">
            <text:p>0.0424456</text:p>
          </table:table-cell>
        </table:table-row>
        <table:table-row table:style-name="ro1">
          <table:table-cell office:value-type="float" office:value="0.0519608" calcext:value-type="float">
            <text:p>0.0519608</text:p>
          </table:table-cell>
          <table:table-cell office:value-type="float" office:value="0.0402163" calcext:value-type="float">
            <text:p>0.0402163</text:p>
          </table:table-cell>
          <table:table-cell office:value-type="float" office:value="0.0690436" calcext:value-type="float">
            <text:p>0.0690436</text:p>
          </table:table-cell>
          <table:table-cell office:value-type="float" office:value="0.0490817" calcext:value-type="float">
            <text:p>0.0490817</text:p>
          </table:table-cell>
          <table:table-cell office:value-type="float" office:value="0.0194592" calcext:value-type="float">
            <text:p>0.0194592</text:p>
          </table:table-cell>
          <table:table-cell office:value-type="float" office:value="0.0734815" calcext:value-type="float">
            <text:p>0.0734815</text:p>
          </table:table-cell>
          <table:table-cell office:value-type="float" office:value="0.0284376" calcext:value-type="float">
            <text:p>0.0284376</text:p>
          </table:table-cell>
          <table:table-cell office:value-type="float" office:value="0.0547911" calcext:value-type="float">
            <text:p>0.0547911</text:p>
          </table:table-cell>
        </table:table-row>
        <table:table-row table:style-name="ro1">
          <table:table-cell office:value-type="float" office:value="0.0520055" calcext:value-type="float">
            <text:p>0.0520055</text:p>
          </table:table-cell>
          <table:table-cell office:value-type="float" office:value="0.0410353" calcext:value-type="float">
            <text:p>0.0410353</text:p>
          </table:table-cell>
          <table:table-cell office:value-type="float" office:value="0.0862715" calcext:value-type="float">
            <text:p>0.0862715</text:p>
          </table:table-cell>
          <table:table-cell office:value-type="float" office:value="0.0373733" calcext:value-type="float">
            <text:p>0.0373733</text:p>
          </table:table-cell>
          <table:table-cell office:value-type="float" office:value="0.0341132" calcext:value-type="float">
            <text:p>0.0341132</text:p>
          </table:table-cell>
          <table:table-cell office:value-type="float" office:value="0.0832656" calcext:value-type="float">
            <text:p>0.0832656</text:p>
          </table:table-cell>
          <table:table-cell office:value-type="float" office:value="0.045512" calcext:value-type="float">
            <text:p>0.045512</text:p>
          </table:table-cell>
          <table:table-cell office:value-type="float" office:value="0.0484741" calcext:value-type="float">
            <text:p>0.0484741</text:p>
          </table:table-cell>
        </table:table-row>
        <table:table-row table:style-name="ro1">
          <table:table-cell office:value-type="float" office:value="0.057648" calcext:value-type="float">
            <text:p>0.057648</text:p>
          </table:table-cell>
          <table:table-cell office:value-type="float" office:value="0.0357284" calcext:value-type="float">
            <text:p>0.0357284</text:p>
          </table:table-cell>
          <table:table-cell office:value-type="float" office:value="0.0700406" calcext:value-type="float">
            <text:p>0.0700406</text:p>
          </table:table-cell>
          <table:table-cell office:value-type="float" office:value="0.0506483" calcext:value-type="float">
            <text:p>0.0506483</text:p>
          </table:table-cell>
          <table:table-cell office:value-type="float" office:value="0.0356407" calcext:value-type="float">
            <text:p>0.0356407</text:p>
          </table:table-cell>
          <table:table-cell office:value-type="float" office:value="0.0812951" calcext:value-type="float">
            <text:p>0.0812951</text:p>
          </table:table-cell>
          <table:table-cell office:value-type="float" office:value="0.0455787" calcext:value-type="float">
            <text:p>0.0455787</text:p>
          </table:table-cell>
          <table:table-cell office:value-type="float" office:value="0.0514506" calcext:value-type="float">
            <text:p>0.0514506</text:p>
          </table:table-cell>
        </table:table-row>
        <table:table-row table:style-name="ro1">
          <table:table-cell office:value-type="float" office:value="0.0718167" calcext:value-type="float">
            <text:p>0.0718167</text:p>
          </table:table-cell>
          <table:table-cell office:value-type="float" office:value="0.0314449" calcext:value-type="float">
            <text:p>0.0314449</text:p>
          </table:table-cell>
          <table:table-cell office:value-type="float" office:value="0.0807251" calcext:value-type="float">
            <text:p>0.0807251</text:p>
          </table:table-cell>
          <table:table-cell office:value-type="float" office:value="0.0462556" calcext:value-type="float">
            <text:p>0.0462556</text:p>
          </table:table-cell>
          <table:table-cell office:value-type="float" office:value="0.0172914" calcext:value-type="float">
            <text:p>0.0172914</text:p>
          </table:table-cell>
          <table:table-cell office:value-type="float" office:value="0.0824468" calcext:value-type="float">
            <text:p>0.0824468</text:p>
          </table:table-cell>
          <table:table-cell office:value-type="float" office:value="0.0422964" calcext:value-type="float">
            <text:p>0.0422964</text:p>
          </table:table-cell>
          <table:table-cell office:value-type="float" office:value="0.0501905" calcext:value-type="float">
            <text:p>0.0501905</text:p>
          </table:table-cell>
        </table:table-row>
        <table:table-row table:style-name="ro1">
          <table:table-cell office:value-type="float" office:value="0.063481" calcext:value-type="float">
            <text:p>0.063481</text:p>
          </table:table-cell>
          <table:table-cell office:value-type="float" office:value="0.0283184" calcext:value-type="float">
            <text:p>0.0283184</text:p>
          </table:table-cell>
          <table:table-cell office:value-type="float" office:value="0.0718108" calcext:value-type="float">
            <text:p>0.0718108</text:p>
          </table:table-cell>
          <table:table-cell office:value-type="float" office:value="0.0490717" calcext:value-type="float">
            <text:p>0.0490717</text:p>
          </table:table-cell>
          <table:table-cell office:value-type="float" office:value="0.0277171" calcext:value-type="float">
            <text:p>0.0277171</text:p>
          </table:table-cell>
          <table:table-cell office:value-type="float" office:value="0.0800063" calcext:value-type="float">
            <text:p>0.0800063</text:p>
          </table:table-cell>
          <table:table-cell office:value-type="float" office:value="0.0389338" calcext:value-type="float">
            <text:p>0.0389338</text:p>
          </table:table-cell>
          <table:table-cell office:value-type="float" office:value="0.0435922" calcext:value-type="float">
            <text:p>0.0435922</text:p>
          </table:table-cell>
        </table:table-row>
        <table:table-row table:style-name="ro1">
          <table:table-cell office:value-type="float" office:value="0.0691459" calcext:value-type="float">
            <text:p>0.0691459</text:p>
          </table:table-cell>
          <table:table-cell office:value-type="float" office:value="0.0394675" calcext:value-type="float">
            <text:p>0.0394675</text:p>
          </table:table-cell>
          <table:table-cell office:value-type="float" office:value="0.0639781" calcext:value-type="float">
            <text:p>0.0639781</text:p>
          </table:table-cell>
          <table:table-cell office:value-type="float" office:value="0.0436438" calcext:value-type="float">
            <text:p>0.0436438</text:p>
          </table:table-cell>
          <table:table-cell office:value-type="float" office:value="0.02931" calcext:value-type="float">
            <text:p>0.02931</text:p>
          </table:table-cell>
          <table:table-cell office:value-type="float" office:value="0.074729" calcext:value-type="float">
            <text:p>0.074729</text:p>
          </table:table-cell>
          <table:table-cell office:value-type="float" office:value="0.0478383" calcext:value-type="float">
            <text:p>0.0478383</text:p>
          </table:table-cell>
          <table:table-cell office:value-type="float" office:value="0.0427424" calcext:value-type="float">
            <text:p>0.0427424</text:p>
          </table:table-cell>
        </table:table-row>
        <table:table-row table:style-name="ro1">
          <table:table-cell office:value-type="float" office:value="0.0670367" calcext:value-type="float">
            <text:p>0.0670367</text:p>
          </table:table-cell>
          <table:table-cell office:value-type="float" office:value="0.0376358" calcext:value-type="float">
            <text:p>0.0376358</text:p>
          </table:table-cell>
          <table:table-cell office:value-type="float" office:value="0.0781875" calcext:value-type="float">
            <text:p>0.0781875</text:p>
          </table:table-cell>
          <table:table-cell office:value-type="float" office:value="0.0489244" calcext:value-type="float">
            <text:p>0.0489244</text:p>
          </table:table-cell>
          <table:table-cell office:value-type="float" office:value="0.0316491" calcext:value-type="float">
            <text:p>0.0316491</text:p>
          </table:table-cell>
          <table:table-cell office:value-type="float" office:value="0.0804268" calcext:value-type="float">
            <text:p>0.0804268</text:p>
          </table:table-cell>
          <table:table-cell office:value-type="float" office:value="0.0320207" calcext:value-type="float">
            <text:p>0.0320207</text:p>
          </table:table-cell>
          <table:table-cell office:value-type="float" office:value="0.0692603" calcext:value-type="float">
            <text:p>0.0692603</text:p>
          </table:table-cell>
        </table:table-row>
        <table:table-row table:style-name="ro1">
          <table:table-cell office:value-type="float" office:value="0.0721031" calcext:value-type="float">
            <text:p>0.0721031</text:p>
          </table:table-cell>
          <table:table-cell office:value-type="float" office:value="0.0317549" calcext:value-type="float">
            <text:p>0.0317549</text:p>
          </table:table-cell>
          <table:table-cell office:value-type="float" office:value="0.0868988" calcext:value-type="float">
            <text:p>0.0868988</text:p>
          </table:table-cell>
          <table:table-cell office:value-type="float" office:value="0.0545333" calcext:value-type="float">
            <text:p>0.0545333</text:p>
          </table:table-cell>
          <table:table-cell office:value-type="float" office:value="0.0143059" calcext:value-type="float">
            <text:p>0.0143059</text:p>
          </table:table-cell>
          <table:table-cell office:value-type="float" office:value="0.0698759" calcext:value-type="float">
            <text:p>0.0698759</text:p>
          </table:table-cell>
          <table:table-cell office:value-type="float" office:value="0.0514808" calcext:value-type="float">
            <text:p>0.0514808</text:p>
          </table:table-cell>
          <table:table-cell office:value-type="float" office:value="0.0383429" calcext:value-type="float">
            <text:p>0.0383429</text:p>
          </table:table-cell>
        </table:table-row>
        <table:table-row table:style-name="ro1">
          <table:table-cell office:value-type="float" office:value="0.0697178" calcext:value-type="float">
            <text:p>0.0697178</text:p>
          </table:table-cell>
          <table:table-cell office:value-type="float" office:value="0.0400854" calcext:value-type="float">
            <text:p>0.0400854</text:p>
          </table:table-cell>
          <table:table-cell office:value-type="float" office:value="0.0903931" calcext:value-type="float">
            <text:p>0.0903931</text:p>
          </table:table-cell>
          <table:table-cell office:value-type="float" office:value="0.0517156" calcext:value-type="float">
            <text:p>0.0517156</text:p>
          </table:table-cell>
          <table:table-cell office:value-type="float" office:value="0.0237426" calcext:value-type="float">
            <text:p>0.0237426</text:p>
          </table:table-cell>
          <table:table-cell office:value-type="float" office:value="0.0804325" calcext:value-type="float">
            <text:p>0.0804325</text:p>
          </table:table-cell>
          <table:table-cell office:value-type="float" office:value="0.0497588" calcext:value-type="float">
            <text:p>0.0497588</text:p>
          </table:table-cell>
          <table:table-cell office:value-type="float" office:value="0.036152" calcext:value-type="float">
            <text:p>0.036152</text:p>
          </table:table-cell>
        </table:table-row>
        <table:table-row table:style-name="ro1">
          <table:table-cell office:value-type="float" office:value="0.0683866" calcext:value-type="float">
            <text:p>0.0683866</text:p>
          </table:table-cell>
          <table:table-cell office:value-type="float" office:value="0.0272259" calcext:value-type="float">
            <text:p>0.0272259</text:p>
          </table:table-cell>
          <table:table-cell office:value-type="float" office:value="0.0751208" calcext:value-type="float">
            <text:p>0.0751208</text:p>
          </table:table-cell>
          <table:table-cell office:value-type="float" office:value="0.0408536" calcext:value-type="float">
            <text:p>0.0408536</text:p>
          </table:table-cell>
          <table:table-cell office:value-type="float" office:value="0.0359308" calcext:value-type="float">
            <text:p>0.0359308</text:p>
          </table:table-cell>
          <table:table-cell office:value-type="float" office:value="0.0822191" calcext:value-type="float">
            <text:p>0.0822191</text:p>
          </table:table-cell>
          <table:table-cell office:value-type="float" office:value="0.0432087" calcext:value-type="float">
            <text:p>0.0432087</text:p>
          </table:table-cell>
          <table:table-cell office:value-type="float" office:value="0.0401131" calcext:value-type="float">
            <text:p>0.0401131</text:p>
          </table:table-cell>
        </table:table-row>
        <table:table-row table:style-name="ro1">
          <table:table-cell office:value-type="float" office:value="0.0492224" calcext:value-type="float">
            <text:p>0.0492224</text:p>
          </table:table-cell>
          <table:table-cell office:value-type="float" office:value="0.0345877" calcext:value-type="float">
            <text:p>0.0345877</text:p>
          </table:table-cell>
          <table:table-cell office:value-type="float" office:value="0.0709512" calcext:value-type="float">
            <text:p>0.0709512</text:p>
          </table:table-cell>
          <table:table-cell office:value-type="float" office:value="0.0461062" calcext:value-type="float">
            <text:p>0.0461062</text:p>
          </table:table-cell>
          <table:table-cell office:value-type="float" office:value="0.0178943" calcext:value-type="float">
            <text:p>0.0178943</text:p>
          </table:table-cell>
          <table:table-cell office:value-type="float" office:value="0.0664198" calcext:value-type="float">
            <text:p>0.0664198</text:p>
          </table:table-cell>
          <table:table-cell office:value-type="float" office:value="0.0370926" calcext:value-type="float">
            <text:p>0.0370926</text:p>
          </table:table-cell>
          <table:table-cell office:value-type="float" office:value="0.0528409" calcext:value-type="float">
            <text:p>0.0528409</text:p>
          </table:table-cell>
        </table:table-row>
        <table:table-row table:style-name="ro1">
          <table:table-cell office:value-type="float" office:value="0.0570634" calcext:value-type="float">
            <text:p>0.0570634</text:p>
          </table:table-cell>
          <table:table-cell office:value-type="float" office:value="0.0350569" calcext:value-type="float">
            <text:p>0.0350569</text:p>
          </table:table-cell>
          <table:table-cell office:value-type="float" office:value="0.0688081" calcext:value-type="float">
            <text:p>0.0688081</text:p>
          </table:table-cell>
          <table:table-cell office:value-type="float" office:value="0.0562266" calcext:value-type="float">
            <text:p>0.0562266</text:p>
          </table:table-cell>
          <table:table-cell office:value-type="float" office:value="0.010066" calcext:value-type="float">
            <text:p>0.010066</text:p>
          </table:table-cell>
          <table:table-cell office:value-type="float" office:value="0.0703459" calcext:value-type="float">
            <text:p>0.0703459</text:p>
          </table:table-cell>
          <table:table-cell office:value-type="float" office:value="0.0470402" calcext:value-type="float">
            <text:p>0.0470402</text:p>
          </table:table-cell>
          <table:table-cell office:value-type="float" office:value="0.0581749" calcext:value-type="float">
            <text:p>0.0581749</text:p>
          </table:table-cell>
        </table:table-row>
        <table:table-row table:style-name="ro1">
          <table:table-cell office:value-type="float" office:value="0.0701814" calcext:value-type="float">
            <text:p>0.0701814</text:p>
          </table:table-cell>
          <table:table-cell office:value-type="float" office:value="0.0386381" calcext:value-type="float">
            <text:p>0.0386381</text:p>
          </table:table-cell>
          <table:table-cell office:value-type="float" office:value="0.0593508" calcext:value-type="float">
            <text:p>0.0593508</text:p>
          </table:table-cell>
          <table:table-cell office:value-type="float" office:value="0.0443778" calcext:value-type="float">
            <text:p>0.0443778</text:p>
          </table:table-cell>
          <table:table-cell office:value-type="float" office:value="0.0393561" calcext:value-type="float">
            <text:p>0.0393561</text:p>
          </table:table-cell>
          <table:table-cell office:value-type="float" office:value="0.0670708" calcext:value-type="float">
            <text:p>0.0670708</text:p>
          </table:table-cell>
          <table:table-cell office:value-type="float" office:value="0.0213768" calcext:value-type="float">
            <text:p>0.0213768</text:p>
          </table:table-cell>
          <table:table-cell office:value-type="float" office:value="0.0373765" calcext:value-type="float">
            <text:p>0.0373765</text:p>
          </table:table-cell>
        </table:table-row>
        <table:table-row table:style-name="ro1">
          <table:table-cell office:value-type="float" office:value="0.0603091" calcext:value-type="float">
            <text:p>0.0603091</text:p>
          </table:table-cell>
          <table:table-cell office:value-type="float" office:value="0.0358552" calcext:value-type="float">
            <text:p>0.0358552</text:p>
          </table:table-cell>
          <table:table-cell office:value-type="float" office:value="0.0843748" calcext:value-type="float">
            <text:p>0.0843748</text:p>
          </table:table-cell>
          <table:table-cell office:value-type="float" office:value="0.0482968" calcext:value-type="float">
            <text:p>0.0482968</text:p>
          </table:table-cell>
          <table:table-cell office:value-type="float" office:value="0.0389621" calcext:value-type="float">
            <text:p>0.0389621</text:p>
          </table:table-cell>
          <table:table-cell office:value-type="float" office:value="0.0762099" calcext:value-type="float">
            <text:p>0.0762099</text:p>
          </table:table-cell>
          <table:table-cell office:value-type="float" office:value="0.0295509" calcext:value-type="float">
            <text:p>0.0295509</text:p>
          </table:table-cell>
          <table:table-cell office:value-type="float" office:value="0.0432132" calcext:value-type="float">
            <text:p>0.0432132</text:p>
          </table:table-cell>
        </table:table-row>
        <table:table-row table:style-name="ro1">
          <table:table-cell office:value-type="float" office:value="0.0701294" calcext:value-type="float">
            <text:p>0.0701294</text:p>
          </table:table-cell>
          <table:table-cell office:value-type="float" office:value="0.0292564" calcext:value-type="float">
            <text:p>0.0292564</text:p>
          </table:table-cell>
          <table:table-cell office:value-type="float" office:value="0.0779413" calcext:value-type="float">
            <text:p>0.0779413</text:p>
          </table:table-cell>
          <table:table-cell office:value-type="float" office:value="0.0538531" calcext:value-type="float">
            <text:p>0.0538531</text:p>
          </table:table-cell>
          <table:table-cell office:value-type="float" office:value="0.0191832" calcext:value-type="float">
            <text:p>0.0191832</text:p>
          </table:table-cell>
          <table:table-cell office:value-type="float" office:value="0.0710596" calcext:value-type="float">
            <text:p>0.0710596</text:p>
          </table:table-cell>
          <table:table-cell office:value-type="float" office:value="0.0284143" calcext:value-type="float">
            <text:p>0.0284143</text:p>
          </table:table-cell>
          <table:table-cell office:value-type="float" office:value="0.0616614" calcext:value-type="float">
            <text:p>0.0616614</text:p>
          </table:table-cell>
        </table:table-row>
        <table:table-row table:style-name="ro1">
          <table:table-cell office:value-type="float" office:value="0.061932" calcext:value-type="float">
            <text:p>0.061932</text:p>
          </table:table-cell>
          <table:table-cell office:value-type="float" office:value="0.0270052" calcext:value-type="float">
            <text:p>0.0270052</text:p>
          </table:table-cell>
          <table:table-cell office:value-type="float" office:value="0.0631718" calcext:value-type="float">
            <text:p>0.0631718</text:p>
          </table:table-cell>
          <table:table-cell office:value-type="float" office:value="0.0608335" calcext:value-type="float">
            <text:p>0.0608335</text:p>
          </table:table-cell>
          <table:table-cell office:value-type="float" office:value="0.0224261" calcext:value-type="float">
            <text:p>0.0224261</text:p>
          </table:table-cell>
          <table:table-cell office:value-type="float" office:value="0.0947812" calcext:value-type="float">
            <text:p>0.0947812</text:p>
          </table:table-cell>
          <table:table-cell office:value-type="float" office:value="0.0459286" calcext:value-type="float">
            <text:p>0.0459286</text:p>
          </table:table-cell>
          <table:table-cell office:value-type="float" office:value="0.0444922" calcext:value-type="float">
            <text:p>0.0444922</text:p>
          </table:table-cell>
        </table:table-row>
        <table:table-row table:style-name="ro1">
          <table:table-cell office:value-type="float" office:value="0.0647928" calcext:value-type="float">
            <text:p>0.0647928</text:p>
          </table:table-cell>
          <table:table-cell office:value-type="float" office:value="0.0218678" calcext:value-type="float">
            <text:p>0.0218678</text:p>
          </table:table-cell>
          <table:table-cell office:value-type="float" office:value="0.0735232" calcext:value-type="float">
            <text:p>0.0735232</text:p>
          </table:table-cell>
          <table:table-cell office:value-type="float" office:value="0.0432773" calcext:value-type="float">
            <text:p>0.0432773</text:p>
          </table:table-cell>
          <table:table-cell office:value-type="float" office:value="0.036048" calcext:value-type="float">
            <text:p>0.036048</text:p>
          </table:table-cell>
          <table:table-cell office:value-type="float" office:value="0.0674853" calcext:value-type="float">
            <text:p>0.0674853</text:p>
          </table:table-cell>
          <table:table-cell office:value-type="float" office:value="0.0409686" calcext:value-type="float">
            <text:p>0.0409686</text:p>
          </table:table-cell>
          <table:table-cell office:value-type="float" office:value="0.058709" calcext:value-type="float">
            <text:p>0.058709</text:p>
          </table:table-cell>
        </table:table-row>
        <table:table-row table:style-name="ro1">
          <table:table-cell office:value-type="float" office:value="0.061637" calcext:value-type="float">
            <text:p>0.061637</text:p>
          </table:table-cell>
          <table:table-cell office:value-type="float" office:value="0.029444" calcext:value-type="float">
            <text:p>0.029444</text:p>
          </table:table-cell>
          <table:table-cell office:value-type="float" office:value="0.0742596" calcext:value-type="float">
            <text:p>0.0742596</text:p>
          </table:table-cell>
          <table:table-cell office:value-type="float" office:value="0.0504686" calcext:value-type="float">
            <text:p>0.0504686</text:p>
          </table:table-cell>
          <table:table-cell office:value-type="float" office:value="0.0176405" calcext:value-type="float">
            <text:p>0.0176405</text:p>
          </table:table-cell>
          <table:table-cell office:value-type="float" office:value="0.0751376" calcext:value-type="float">
            <text:p>0.0751376</text:p>
          </table:table-cell>
          <table:table-cell office:value-type="float" office:value="0.0380384" calcext:value-type="float">
            <text:p>0.0380384</text:p>
          </table:table-cell>
          <table:table-cell office:value-type="float" office:value="0.0418932" calcext:value-type="float">
            <text:p>0.0418932</text:p>
          </table:table-cell>
        </table:table-row>
        <table:table-row table:style-name="ro1">
          <table:table-cell office:value-type="float" office:value="0.0486817" calcext:value-type="float">
            <text:p>0.0486817</text:p>
          </table:table-cell>
          <table:table-cell office:value-type="float" office:value="0.0368788" calcext:value-type="float">
            <text:p>0.0368788</text:p>
          </table:table-cell>
          <table:table-cell office:value-type="float" office:value="0.0742856" calcext:value-type="float">
            <text:p>0.0742856</text:p>
          </table:table-cell>
          <table:table-cell office:value-type="float" office:value="0.0386765" calcext:value-type="float">
            <text:p>0.0386765</text:p>
          </table:table-cell>
          <table:table-cell office:value-type="float" office:value="0.024207" calcext:value-type="float">
            <text:p>0.024207</text:p>
          </table:table-cell>
          <table:table-cell office:value-type="float" office:value="0.0781293" calcext:value-type="float">
            <text:p>0.0781293</text:p>
          </table:table-cell>
          <table:table-cell office:value-type="float" office:value="0.0437769" calcext:value-type="float">
            <text:p>0.0437769</text:p>
          </table:table-cell>
          <table:table-cell office:value-type="float" office:value="0.0360125" calcext:value-type="float">
            <text:p>0.0360125</text:p>
          </table:table-cell>
        </table:table-row>
        <table:table-row table:style-name="ro1">
          <table:table-cell office:value-type="float" office:value="0.0524275" calcext:value-type="float">
            <text:p>0.0524275</text:p>
          </table:table-cell>
          <table:table-cell office:value-type="float" office:value="0.0210914" calcext:value-type="float">
            <text:p>0.0210914</text:p>
          </table:table-cell>
          <table:table-cell office:value-type="float" office:value="0.0690678" calcext:value-type="float">
            <text:p>0.0690678</text:p>
          </table:table-cell>
          <table:table-cell office:value-type="float" office:value="0.0368595" calcext:value-type="float">
            <text:p>0.0368595</text:p>
          </table:table-cell>
          <table:table-cell office:value-type="float" office:value="0.0454942" calcext:value-type="float">
            <text:p>0.0454942</text:p>
          </table:table-cell>
          <table:table-cell office:value-type="float" office:value="0.0852658" calcext:value-type="float">
            <text:p>0.0852658</text:p>
          </table:table-cell>
          <table:table-cell office:value-type="float" office:value="0.0381947" calcext:value-type="float">
            <text:p>0.0381947</text:p>
          </table:table-cell>
          <table:table-cell office:value-type="float" office:value="0.0427402" calcext:value-type="float">
            <text:p>0.0427402</text:p>
          </table:table-cell>
        </table:table-row>
        <table:table-row table:style-name="ro1">
          <table:table-cell office:value-type="float" office:value="0.0592355" calcext:value-type="float">
            <text:p>0.0592355</text:p>
          </table:table-cell>
          <table:table-cell office:value-type="float" office:value="0.0327038" calcext:value-type="float">
            <text:p>0.0327038</text:p>
          </table:table-cell>
          <table:table-cell office:value-type="float" office:value="0.0705112" calcext:value-type="float">
            <text:p>0.0705112</text:p>
          </table:table-cell>
          <table:table-cell office:value-type="float" office:value="0.0305283" calcext:value-type="float">
            <text:p>0.0305283</text:p>
          </table:table-cell>
          <table:table-cell office:value-type="float" office:value="0.0251047" calcext:value-type="float">
            <text:p>0.0251047</text:p>
          </table:table-cell>
          <table:table-cell office:value-type="float" office:value="0.0651696" calcext:value-type="float">
            <text:p>0.0651696</text:p>
          </table:table-cell>
          <table:table-cell office:value-type="float" office:value="0.0282843" calcext:value-type="float">
            <text:p>0.0282843</text:p>
          </table:table-cell>
          <table:table-cell office:value-type="float" office:value="0.0503739" calcext:value-type="float">
            <text:p>0.0503739</text:p>
          </table:table-cell>
        </table:table-row>
        <table:table-row table:style-name="ro1">
          <table:table-cell office:value-type="float" office:value="0.0538509" calcext:value-type="float">
            <text:p>0.0538509</text:p>
          </table:table-cell>
          <table:table-cell office:value-type="float" office:value="0.0271686" calcext:value-type="float">
            <text:p>0.0271686</text:p>
          </table:table-cell>
          <table:table-cell office:value-type="float" office:value="0.0630227" calcext:value-type="float">
            <text:p>0.0630227</text:p>
          </table:table-cell>
          <table:table-cell office:value-type="float" office:value="0.0468549" calcext:value-type="float">
            <text:p>0.0468549</text:p>
          </table:table-cell>
          <table:table-cell office:value-type="float" office:value="0.0211699" calcext:value-type="float">
            <text:p>0.0211699</text:p>
          </table:table-cell>
          <table:table-cell office:value-type="float" office:value="0.068862" calcext:value-type="float">
            <text:p>0.068862</text:p>
          </table:table-cell>
          <table:table-cell office:value-type="float" office:value="0.0457697" calcext:value-type="float">
            <text:p>0.0457697</text:p>
          </table:table-cell>
          <table:table-cell office:value-type="float" office:value="0.0454583" calcext:value-type="float">
            <text:p>0.0454583</text:p>
          </table:table-cell>
        </table:table-row>
        <table:table-row table:style-name="ro1">
          <table:table-cell office:value-type="float" office:value="0.0442671" calcext:value-type="float">
            <text:p>0.0442671</text:p>
          </table:table-cell>
          <table:table-cell office:value-type="float" office:value="0.0325327" calcext:value-type="float">
            <text:p>0.0325327</text:p>
          </table:table-cell>
          <table:table-cell office:value-type="float" office:value="0.0851544" calcext:value-type="float">
            <text:p>0.0851544</text:p>
          </table:table-cell>
          <table:table-cell office:value-type="float" office:value="0.0454599" calcext:value-type="float">
            <text:p>0.0454599</text:p>
          </table:table-cell>
          <table:table-cell office:value-type="float" office:value="0.0174014" calcext:value-type="float">
            <text:p>0.0174014</text:p>
          </table:table-cell>
          <table:table-cell office:value-type="float" office:value="0.0685275" calcext:value-type="float">
            <text:p>0.0685275</text:p>
          </table:table-cell>
          <table:table-cell office:value-type="float" office:value="0.0322183" calcext:value-type="float">
            <text:p>0.0322183</text:p>
          </table:table-cell>
          <table:table-cell office:value-type="float" office:value="0.0452399" calcext:value-type="float">
            <text:p>0.0452399</text:p>
          </table:table-cell>
        </table:table-row>
        <table:table-row table:style-name="ro1">
          <table:table-cell office:value-type="float" office:value="0.0681294" calcext:value-type="float">
            <text:p>0.0681294</text:p>
          </table:table-cell>
          <table:table-cell office:value-type="float" office:value="0.039397" calcext:value-type="float">
            <text:p>0.039397</text:p>
          </table:table-cell>
          <table:table-cell office:value-type="float" office:value="0.042004" calcext:value-type="float">
            <text:p>0.042004</text:p>
          </table:table-cell>
          <table:table-cell office:value-type="float" office:value="0.039502" calcext:value-type="float">
            <text:p>0.039502</text:p>
          </table:table-cell>
          <table:table-cell office:value-type="float" office:value="0.0351204" calcext:value-type="float">
            <text:p>0.0351204</text:p>
          </table:table-cell>
          <table:table-cell office:value-type="float" office:value="0.0660178" calcext:value-type="float">
            <text:p>0.0660178</text:p>
          </table:table-cell>
          <table:table-cell office:value-type="float" office:value="0.0376936" calcext:value-type="float">
            <text:p>0.0376936</text:p>
          </table:table-cell>
          <table:table-cell office:value-type="float" office:value="0.0639268" calcext:value-type="float">
            <text:p>0.0639268</text:p>
          </table:table-cell>
        </table:table-row>
        <table:table-row table:style-name="ro1">
          <table:table-cell office:value-type="float" office:value="0.066346" calcext:value-type="float">
            <text:p>0.066346</text:p>
          </table:table-cell>
          <table:table-cell office:value-type="float" office:value="0.0269904" calcext:value-type="float">
            <text:p>0.0269904</text:p>
          </table:table-cell>
          <table:table-cell office:value-type="float" office:value="0.0655134" calcext:value-type="float">
            <text:p>0.0655134</text:p>
          </table:table-cell>
          <table:table-cell office:value-type="float" office:value="0.0412117" calcext:value-type="float">
            <text:p>0.0412117</text:p>
          </table:table-cell>
          <table:table-cell office:value-type="float" office:value="0.0365144" calcext:value-type="float">
            <text:p>0.0365144</text:p>
          </table:table-cell>
          <table:table-cell office:value-type="float" office:value="0.0762831" calcext:value-type="float">
            <text:p>0.0762831</text:p>
          </table:table-cell>
          <table:table-cell office:value-type="float" office:value="0.0349177" calcext:value-type="float">
            <text:p>0.0349177</text:p>
          </table:table-cell>
          <table:table-cell office:value-type="float" office:value="0.0421664" calcext:value-type="float">
            <text:p>0.0421664</text:p>
          </table:table-cell>
        </table:table-row>
        <table:table-row table:style-name="ro1">
          <table:table-cell office:value-type="float" office:value="0.074881" calcext:value-type="float">
            <text:p>0.074881</text:p>
          </table:table-cell>
          <table:table-cell office:value-type="float" office:value="0.0309777" calcext:value-type="float">
            <text:p>0.0309777</text:p>
          </table:table-cell>
          <table:table-cell office:value-type="float" office:value="0.055863" calcext:value-type="float">
            <text:p>0.055863</text:p>
          </table:table-cell>
          <table:table-cell office:value-type="float" office:value="0.0655898" calcext:value-type="float">
            <text:p>0.0655898</text:p>
          </table:table-cell>
          <table:table-cell office:value-type="float" office:value="0.0168898" calcext:value-type="float">
            <text:p>0.0168898</text:p>
          </table:table-cell>
          <table:table-cell office:value-type="float" office:value="0.0747168" calcext:value-type="float">
            <text:p>0.0747168</text:p>
          </table:table-cell>
          <table:table-cell office:value-type="float" office:value="0.0244679" calcext:value-type="float">
            <text:p>0.0244679</text:p>
          </table:table-cell>
          <table:table-cell office:value-type="float" office:value="0.0511916" calcext:value-type="float">
            <text:p>0.0511916</text:p>
          </table:table-cell>
        </table:table-row>
        <table:table-row table:style-name="ro1">
          <table:table-cell office:value-type="float" office:value="0.0559459" calcext:value-type="float">
            <text:p>0.0559459</text:p>
          </table:table-cell>
          <table:table-cell office:value-type="float" office:value="0.030387" calcext:value-type="float">
            <text:p>0.030387</text:p>
          </table:table-cell>
          <table:table-cell office:value-type="float" office:value="0.0750478" calcext:value-type="float">
            <text:p>0.0750478</text:p>
          </table:table-cell>
          <table:table-cell office:value-type="float" office:value="0.0308689" calcext:value-type="float">
            <text:p>0.0308689</text:p>
          </table:table-cell>
          <table:table-cell office:value-type="float" office:value="0.0270898" calcext:value-type="float">
            <text:p>0.0270898</text:p>
          </table:table-cell>
          <table:table-cell office:value-type="float" office:value="0.0713635" calcext:value-type="float">
            <text:p>0.0713635</text:p>
          </table:table-cell>
          <table:table-cell office:value-type="float" office:value="0.0209474" calcext:value-type="float">
            <text:p>0.0209474</text:p>
          </table:table-cell>
          <table:table-cell office:value-type="float" office:value="0.045978" calcext:value-type="float">
            <text:p>0.045978</text:p>
          </table:table-cell>
        </table:table-row>
        <table:table-row table:style-name="ro1">
          <table:table-cell office:value-type="float" office:value="0.0649558" calcext:value-type="float">
            <text:p>0.0649558</text:p>
          </table:table-cell>
          <table:table-cell office:value-type="float" office:value="0.027409" calcext:value-type="float">
            <text:p>0.027409</text:p>
          </table:table-cell>
          <table:table-cell office:value-type="float" office:value="0.0634711" calcext:value-type="float">
            <text:p>0.0634711</text:p>
          </table:table-cell>
          <table:table-cell office:value-type="float" office:value="0.0458678" calcext:value-type="float">
            <text:p>0.0458678</text:p>
          </table:table-cell>
          <table:table-cell office:value-type="float" office:value="0.0356381" calcext:value-type="float">
            <text:p>0.0356381</text:p>
          </table:table-cell>
          <table:table-cell office:value-type="float" office:value="0.0598072" calcext:value-type="float">
            <text:p>0.0598072</text:p>
          </table:table-cell>
          <table:table-cell office:value-type="float" office:value="0.047197" calcext:value-type="float">
            <text:p>0.047197</text:p>
          </table:table-cell>
          <table:table-cell office:value-type="float" office:value="0.0475938" calcext:value-type="float">
            <text:p>0.0475938</text:p>
          </table:table-cell>
        </table:table-row>
        <table:table-row table:style-name="ro1">
          <table:table-cell office:value-type="float" office:value="0.0606865" calcext:value-type="float">
            <text:p>0.0606865</text:p>
          </table:table-cell>
          <table:table-cell office:value-type="float" office:value="0.0344558" calcext:value-type="float">
            <text:p>0.0344558</text:p>
          </table:table-cell>
          <table:table-cell office:value-type="float" office:value="0.0631433" calcext:value-type="float">
            <text:p>0.0631433</text:p>
          </table:table-cell>
          <table:table-cell office:value-type="float" office:value="0.039556" calcext:value-type="float">
            <text:p>0.039556</text:p>
          </table:table-cell>
          <table:table-cell office:value-type="float" office:value="0.0296806" calcext:value-type="float">
            <text:p>0.0296806</text:p>
          </table:table-cell>
          <table:table-cell office:value-type="float" office:value="0.081932" calcext:value-type="float">
            <text:p>0.081932</text:p>
          </table:table-cell>
          <table:table-cell office:value-type="float" office:value="0.0475162" calcext:value-type="float">
            <text:p>0.0475162</text:p>
          </table:table-cell>
          <table:table-cell office:value-type="float" office:value="0.0474135" calcext:value-type="float">
            <text:p>0.0474135</text:p>
          </table:table-cell>
        </table:table-row>
        <table:table-row table:style-name="ro1">
          <table:table-cell office:value-type="float" office:value="0.0418444" calcext:value-type="float">
            <text:p>0.0418444</text:p>
          </table:table-cell>
          <table:table-cell office:value-type="float" office:value="0.0295164" calcext:value-type="float">
            <text:p>0.0295164</text:p>
          </table:table-cell>
          <table:table-cell office:value-type="float" office:value="0.0669483" calcext:value-type="float">
            <text:p>0.0669483</text:p>
          </table:table-cell>
          <table:table-cell office:value-type="float" office:value="0.0367344" calcext:value-type="float">
            <text:p>0.0367344</text:p>
          </table:table-cell>
          <table:table-cell office:value-type="float" office:value="0.031089" calcext:value-type="float">
            <text:p>0.031089</text:p>
          </table:table-cell>
          <table:table-cell office:value-type="float" office:value="0.0721364" calcext:value-type="float">
            <text:p>0.0721364</text:p>
          </table:table-cell>
          <table:table-cell office:value-type="float" office:value="0.0441105" calcext:value-type="float">
            <text:p>0.0441105</text:p>
          </table:table-cell>
          <table:table-cell office:value-type="float" office:value="0.0332414" calcext:value-type="float">
            <text:p>0.0332414</text:p>
          </table:table-cell>
        </table:table-row>
        <table:table-row table:style-name="ro1">
          <table:table-cell office:value-type="float" office:value="0.0649641" calcext:value-type="float">
            <text:p>0.0649641</text:p>
          </table:table-cell>
          <table:table-cell office:value-type="float" office:value="0.0243233" calcext:value-type="float">
            <text:p>0.0243233</text:p>
          </table:table-cell>
          <table:table-cell office:value-type="float" office:value="0.0720039" calcext:value-type="float">
            <text:p>0.0720039</text:p>
          </table:table-cell>
          <table:table-cell office:value-type="float" office:value="0.049689" calcext:value-type="float">
            <text:p>0.049689</text:p>
          </table:table-cell>
          <table:table-cell office:value-type="float" office:value="0.0141302" calcext:value-type="float">
            <text:p>0.0141302</text:p>
          </table:table-cell>
          <table:table-cell office:value-type="float" office:value="0.0600142" calcext:value-type="float">
            <text:p>0.0600142</text:p>
          </table:table-cell>
          <table:table-cell office:value-type="float" office:value="0.0422711" calcext:value-type="float">
            <text:p>0.0422711</text:p>
          </table:table-cell>
          <table:table-cell office:value-type="float" office:value="0.0290135" calcext:value-type="float">
            <text:p>0.0290135</text:p>
          </table:table-cell>
        </table:table-row>
        <table:table-row table:style-name="ro1">
          <table:table-cell office:value-type="float" office:value="0.0469647" calcext:value-type="float">
            <text:p>0.0469647</text:p>
          </table:table-cell>
          <table:table-cell office:value-type="float" office:value="0.0176725" calcext:value-type="float">
            <text:p>0.0176725</text:p>
          </table:table-cell>
          <table:table-cell office:value-type="float" office:value="0.0445173" calcext:value-type="float">
            <text:p>0.044517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17585" calcext:value-type="float">
            <text:p>0.0217585</text:p>
          </table:table-cell>
          <table:table-cell office:value-type="float" office:value="0.0719248" calcext:value-type="float">
            <text:p>0.0719248</text:p>
          </table:table-cell>
          <table:table-cell office:value-type="float" office:value="0.0360525" calcext:value-type="float">
            <text:p>0.0360525</text:p>
          </table:table-cell>
          <table:table-cell office:value-type="float" office:value="0.0473348" calcext:value-type="float">
            <text:p>0.0473348</text:p>
          </table:table-cell>
        </table:table-row>
        <table:table-row table:style-name="ro1">
          <table:table-cell office:value-type="float" office:value="0.0685297" calcext:value-type="float">
            <text:p>0.0685297</text:p>
          </table:table-cell>
          <table:table-cell office:value-type="float" office:value="0.034532" calcext:value-type="float">
            <text:p>0.034532</text:p>
          </table:table-cell>
          <table:table-cell office:value-type="float" office:value="0.0904419" calcext:value-type="float">
            <text:p>0.0904419</text:p>
          </table:table-cell>
          <table:table-cell office:value-type="float" office:value="0.0445545" calcext:value-type="float">
            <text:p>0.0445545</text:p>
          </table:table-cell>
          <table:table-cell office:value-type="float" office:value="0.021077" calcext:value-type="float">
            <text:p>0.021077</text:p>
          </table:table-cell>
          <table:table-cell office:value-type="float" office:value="0.0847708" calcext:value-type="float">
            <text:p>0.0847708</text:p>
          </table:table-cell>
          <table:table-cell office:value-type="float" office:value="0.0472004" calcext:value-type="float">
            <text:p>0.0472004</text:p>
          </table:table-cell>
          <table:table-cell office:value-type="float" office:value="0.0551181" calcext:value-type="float">
            <text:p>0.0551181</text:p>
          </table:table-cell>
        </table:table-row>
        <table:table-row table:style-name="ro1">
          <table:table-cell office:value-type="float" office:value="0.0552589" calcext:value-type="float">
            <text:p>0.0552589</text:p>
          </table:table-cell>
          <table:table-cell office:value-type="float" office:value="0.0200813" calcext:value-type="float">
            <text:p>0.0200813</text:p>
          </table:table-cell>
          <table:table-cell office:value-type="float" office:value="0.0587293" calcext:value-type="float">
            <text:p>0.0587293</text:p>
          </table:table-cell>
          <table:table-cell office:value-type="float" office:value="0.0478485" calcext:value-type="float">
            <text:p>0.0478485</text:p>
          </table:table-cell>
          <table:table-cell office:value-type="float" office:value="0.0224919" calcext:value-type="float">
            <text:p>0.0224919</text:p>
          </table:table-cell>
          <table:table-cell office:value-type="float" office:value="0.0683602" calcext:value-type="float">
            <text:p>0.0683602</text:p>
          </table:table-cell>
          <table:table-cell office:value-type="float" office:value="0.0286906" calcext:value-type="float">
            <text:p>0.0286906</text:p>
          </table:table-cell>
          <table:table-cell office:value-type="float" office:value="0.0488184" calcext:value-type="float">
            <text:p>0.0488184</text:p>
          </table:table-cell>
        </table:table-row>
        <table:table-row table:style-name="ro1">
          <table:table-cell office:value-type="float" office:value="0.0610584" calcext:value-type="float">
            <text:p>0.0610584</text:p>
          </table:table-cell>
          <table:table-cell office:value-type="float" office:value="0.0234133" calcext:value-type="float">
            <text:p>0.0234133</text:p>
          </table:table-cell>
          <table:table-cell office:value-type="float" office:value="0.0666726" calcext:value-type="float">
            <text:p>0.0666726</text:p>
          </table:table-cell>
          <table:table-cell office:value-type="float" office:value="0.0415056" calcext:value-type="float">
            <text:p>0.0415056</text:p>
          </table:table-cell>
          <table:table-cell office:value-type="float" office:value="0.0306573" calcext:value-type="float">
            <text:p>0.0306573</text:p>
          </table:table-cell>
          <table:table-cell office:value-type="float" office:value="0.0834048" calcext:value-type="float">
            <text:p>0.0834048</text:p>
          </table:table-cell>
          <table:table-cell office:value-type="float" office:value="0.0351689" calcext:value-type="float">
            <text:p>0.0351689</text:p>
          </table:table-cell>
          <table:table-cell office:value-type="float" office:value="0.0502818" calcext:value-type="float">
            <text:p>0.0502818</text:p>
          </table:table-cell>
        </table:table-row>
        <table:table-row table:style-name="ro1">
          <table:table-cell office:value-type="float" office:value="0.0605142" calcext:value-type="float">
            <text:p>0.0605142</text:p>
          </table:table-cell>
          <table:table-cell office:value-type="float" office:value="0.0281426" calcext:value-type="float">
            <text:p>0.0281426</text:p>
          </table:table-cell>
          <table:table-cell office:value-type="float" office:value="0.068784" calcext:value-type="float">
            <text:p>0.068784</text:p>
          </table:table-cell>
          <table:table-cell office:value-type="float" office:value="0.0377588" calcext:value-type="float">
            <text:p>0.0377588</text:p>
          </table:table-cell>
          <table:table-cell office:value-type="float" office:value="0.0227162" calcext:value-type="float">
            <text:p>0.0227162</text:p>
          </table:table-cell>
          <table:table-cell office:value-type="float" office:value="0.0767261" calcext:value-type="float">
            <text:p>0.0767261</text:p>
          </table:table-cell>
          <table:table-cell office:value-type="float" office:value="0.0423332" calcext:value-type="float">
            <text:p>0.0423332</text:p>
          </table:table-cell>
          <table:table-cell office:value-type="float" office:value="0.0506166" calcext:value-type="float">
            <text:p>0.0506166</text:p>
          </table:table-cell>
        </table:table-row>
        <table:table-row table:style-name="ro1">
          <table:table-cell office:value-type="float" office:value="0.0498646" calcext:value-type="float">
            <text:p>0.0498646</text:p>
          </table:table-cell>
          <table:table-cell office:value-type="float" office:value="0.0232015" calcext:value-type="float">
            <text:p>0.0232015</text:p>
          </table:table-cell>
          <table:table-cell office:value-type="float" office:value="0.0634722" calcext:value-type="float">
            <text:p>0.0634722</text:p>
          </table:table-cell>
          <table:table-cell office:value-type="float" office:value="0.0421749" calcext:value-type="float">
            <text:p>0.0421749</text:p>
          </table:table-cell>
          <table:table-cell office:value-type="float" office:value="0.0217001" calcext:value-type="float">
            <text:p>0.0217001</text:p>
          </table:table-cell>
          <table:table-cell office:value-type="float" office:value="0.0692545" calcext:value-type="float">
            <text:p>0.0692545</text:p>
          </table:table-cell>
          <table:table-cell office:value-type="float" office:value="0.0239682" calcext:value-type="float">
            <text:p>0.0239682</text:p>
          </table:table-cell>
          <table:table-cell office:value-type="float" office:value="0.0397016" calcext:value-type="float">
            <text:p>0.0397016</text:p>
          </table:table-cell>
        </table:table-row>
        <table:table-row table:style-name="ro1">
          <table:table-cell office:value-type="float" office:value="0.0450131" calcext:value-type="float">
            <text:p>0.0450131</text:p>
          </table:table-cell>
          <table:table-cell office:value-type="float" office:value="0.030116" calcext:value-type="float">
            <text:p>0.030116</text:p>
          </table:table-cell>
          <table:table-cell office:value-type="float" office:value="0.0665583" calcext:value-type="float">
            <text:p>0.0665583</text:p>
          </table:table-cell>
          <table:table-cell office:value-type="float" office:value="0.0333857" calcext:value-type="float">
            <text:p>0.0333857</text:p>
          </table:table-cell>
          <table:table-cell office:value-type="float" office:value="0.0115202" calcext:value-type="float">
            <text:p>0.0115202</text:p>
          </table:table-cell>
          <table:table-cell office:value-type="float" office:value="0.0736768" calcext:value-type="float">
            <text:p>0.0736768</text:p>
          </table:table-cell>
          <table:table-cell office:value-type="float" office:value="0.0251217" calcext:value-type="float">
            <text:p>0.0251217</text:p>
          </table:table-cell>
          <table:table-cell office:value-type="float" office:value="0.0441339" calcext:value-type="float">
            <text:p>0.0441339</text:p>
          </table:table-cell>
        </table:table-row>
        <table:table-row table:style-name="ro1">
          <table:table-cell office:value-type="float" office:value="0.0583008" calcext:value-type="float">
            <text:p>0.0583008</text:p>
          </table:table-cell>
          <table:table-cell office:value-type="float" office:value="0.0235853" calcext:value-type="float">
            <text:p>0.0235853</text:p>
          </table:table-cell>
          <table:table-cell office:value-type="float" office:value="0.0689711" calcext:value-type="float">
            <text:p>0.0689711</text:p>
          </table:table-cell>
          <table:table-cell office:value-type="float" office:value="0.0377577" calcext:value-type="float">
            <text:p>0.0377577</text:p>
          </table:table-cell>
          <table:table-cell office:value-type="float" office:value="0.0287328" calcext:value-type="float">
            <text:p>0.0287328</text:p>
          </table:table-cell>
          <table:table-cell office:value-type="float" office:value="0.0649206" calcext:value-type="float">
            <text:p>0.0649206</text:p>
          </table:table-cell>
          <table:table-cell office:value-type="float" office:value="0.0464567" calcext:value-type="float">
            <text:p>0.0464567</text:p>
          </table:table-cell>
          <table:table-cell office:value-type="float" office:value="0.0545452" calcext:value-type="float">
            <text:p>0.0545452</text:p>
          </table:table-cell>
        </table:table-row>
        <table:table-row table:style-name="ro1">
          <table:table-cell office:value-type="float" office:value="0.0562779" calcext:value-type="float">
            <text:p>0.0562779</text:p>
          </table:table-cell>
          <table:table-cell office:value-type="float" office:value="0.0234922" calcext:value-type="float">
            <text:p>0.0234922</text:p>
          </table:table-cell>
          <table:table-cell office:value-type="float" office:value="0.0717994" calcext:value-type="float">
            <text:p>0.0717994</text:p>
          </table:table-cell>
          <table:table-cell office:value-type="float" office:value="0.0369738" calcext:value-type="float">
            <text:p>0.0369738</text:p>
          </table:table-cell>
          <table:table-cell office:value-type="float" office:value="0.0197785" calcext:value-type="float">
            <text:p>0.0197785</text:p>
          </table:table-cell>
          <table:table-cell office:value-type="float" office:value="0.0747606" calcext:value-type="float">
            <text:p>0.0747606</text:p>
          </table:table-cell>
          <table:table-cell office:value-type="float" office:value="0.0380592" calcext:value-type="float">
            <text:p>0.0380592</text:p>
          </table:table-cell>
          <table:table-cell office:value-type="float" office:value="0.0271212" calcext:value-type="float">
            <text:p>0.0271212</text:p>
          </table:table-cell>
        </table:table-row>
        <table:table-row table:style-name="ro1">
          <table:table-cell office:value-type="float" office:value="0.0573606" calcext:value-type="float">
            <text:p>0.0573606</text:p>
          </table:table-cell>
          <table:table-cell office:value-type="float" office:value="0.0261498" calcext:value-type="float">
            <text:p>0.0261498</text:p>
          </table:table-cell>
          <table:table-cell office:value-type="float" office:value="0.0578806" calcext:value-type="float">
            <text:p>0.0578806</text:p>
          </table:table-cell>
          <table:table-cell office:value-type="float" office:value="0.0483778" calcext:value-type="float">
            <text:p>0.0483778</text:p>
          </table:table-cell>
          <table:table-cell office:value-type="float" office:value="0.0164323" calcext:value-type="float">
            <text:p>0.0164323</text:p>
          </table:table-cell>
          <table:table-cell office:value-type="float" office:value="0.0788584" calcext:value-type="float">
            <text:p>0.0788584</text:p>
          </table:table-cell>
          <table:table-cell office:value-type="float" office:value="0.0365279" calcext:value-type="float">
            <text:p>0.0365279</text:p>
          </table:table-cell>
          <table:table-cell office:value-type="float" office:value="0.0466374" calcext:value-type="float">
            <text:p>0.0466374</text:p>
          </table:table-cell>
        </table:table-row>
        <table:table-row table:style-name="ro1">
          <table:table-cell office:value-type="float" office:value="0.0751382" calcext:value-type="float">
            <text:p>0.0751382</text:p>
          </table:table-cell>
          <table:table-cell office:value-type="float" office:value="0.0262056" calcext:value-type="float">
            <text:p>0.0262056</text:p>
          </table:table-cell>
          <table:table-cell office:value-type="float" office:value="0.0608478" calcext:value-type="float">
            <text:p>0.0608478</text:p>
          </table:table-cell>
          <table:table-cell office:value-type="float" office:value="0.032135" calcext:value-type="float">
            <text:p>0.032135</text:p>
          </table:table-cell>
          <table:table-cell office:value-type="float" office:value="0.0116105" calcext:value-type="float">
            <text:p>0.0116105</text:p>
          </table:table-cell>
          <table:table-cell office:value-type="float" office:value="0.0719433" calcext:value-type="float">
            <text:p>0.0719433</text:p>
          </table:table-cell>
          <table:table-cell office:value-type="float" office:value="0.0326649" calcext:value-type="float">
            <text:p>0.0326649</text:p>
          </table:table-cell>
          <table:table-cell office:value-type="float" office:value="0.0360235" calcext:value-type="float">
            <text:p>0.0360235</text:p>
          </table:table-cell>
        </table:table-row>
        <table:table-row table:style-name="ro1">
          <table:table-cell office:value-type="float" office:value="0.065002" calcext:value-type="float">
            <text:p>0.065002</text:p>
          </table:table-cell>
          <table:table-cell office:value-type="float" office:value="0.0209978" calcext:value-type="float">
            <text:p>0.0209978</text:p>
          </table:table-cell>
          <table:table-cell office:value-type="float" office:value="0.0683233" calcext:value-type="float">
            <text:p>0.0683233</text:p>
          </table:table-cell>
          <table:table-cell office:value-type="float" office:value="0.0397365" calcext:value-type="float">
            <text:p>0.0397365</text:p>
          </table:table-cell>
          <table:table-cell office:value-type="float" office:value="0.0327465" calcext:value-type="float">
            <text:p>0.0327465</text:p>
          </table:table-cell>
          <table:table-cell office:value-type="float" office:value="0.0681703" calcext:value-type="float">
            <text:p>0.0681703</text:p>
          </table:table-cell>
          <table:table-cell office:value-type="float" office:value="0.0313207" calcext:value-type="float">
            <text:p>0.0313207</text:p>
          </table:table-cell>
          <table:table-cell office:value-type="float" office:value="0.0531067" calcext:value-type="float">
            <text:p>0.0531067</text:p>
          </table:table-cell>
        </table:table-row>
        <table:table-row table:style-name="ro1">
          <table:table-cell office:value-type="float" office:value="0.0589512" calcext:value-type="float">
            <text:p>0.0589512</text:p>
          </table:table-cell>
          <table:table-cell office:value-type="float" office:value="0.0306668" calcext:value-type="float">
            <text:p>0.0306668</text:p>
          </table:table-cell>
          <table:table-cell office:value-type="float" office:value="0.0671836" calcext:value-type="float">
            <text:p>0.0671836</text:p>
          </table:table-cell>
          <table:table-cell office:value-type="float" office:value="0.0425078" calcext:value-type="float">
            <text:p>0.0425078</text:p>
          </table:table-cell>
          <table:table-cell office:value-type="float" office:value="0.0283361" calcext:value-type="float">
            <text:p>0.0283361</text:p>
          </table:table-cell>
          <table:table-cell office:value-type="float" office:value="0.0746365" calcext:value-type="float">
            <text:p>0.0746365</text:p>
          </table:table-cell>
          <table:table-cell office:value-type="float" office:value="0.0425077" calcext:value-type="float">
            <text:p>0.0425077</text:p>
          </table:table-cell>
          <table:table-cell office:value-type="float" office:value="0.0454733" calcext:value-type="float">
            <text:p>0.0454733</text:p>
          </table:table-cell>
        </table:table-row>
        <table:table-row table:style-name="ro1">
          <table:table-cell office:value-type="float" office:value="0.0600477" calcext:value-type="float">
            <text:p>0.0600477</text:p>
          </table:table-cell>
          <table:table-cell office:value-type="float" office:value="0.0215555" calcext:value-type="float">
            <text:p>0.0215555</text:p>
          </table:table-cell>
          <table:table-cell office:value-type="float" office:value="0.0545368" calcext:value-type="float">
            <text:p>0.0545368</text:p>
          </table:table-cell>
          <table:table-cell office:value-type="float" office:value="0.0306135" calcext:value-type="float">
            <text:p>0.0306135</text:p>
          </table:table-cell>
          <table:table-cell office:value-type="float" office:value="0.0317189" calcext:value-type="float">
            <text:p>0.0317189</text:p>
          </table:table-cell>
          <table:table-cell office:value-type="float" office:value="0.0801514" calcext:value-type="float">
            <text:p>0.0801514</text:p>
          </table:table-cell>
          <table:table-cell office:value-type="float" office:value="0.0362729" calcext:value-type="float">
            <text:p>0.0362729</text:p>
          </table:table-cell>
          <table:table-cell office:value-type="float" office:value="0.0419477" calcext:value-type="float">
            <text:p>0.0419477</text:p>
          </table:table-cell>
        </table:table-row>
        <table:table-row table:style-name="ro1">
          <table:table-cell office:value-type="float" office:value="0.0584818" calcext:value-type="float">
            <text:p>0.0584818</text:p>
          </table:table-cell>
          <table:table-cell office:value-type="float" office:value="0.0296205" calcext:value-type="float">
            <text:p>0.0296205</text:p>
          </table:table-cell>
          <table:table-cell office:value-type="float" office:value="0.0712756" calcext:value-type="float">
            <text:p>0.0712756</text:p>
          </table:table-cell>
          <table:table-cell office:value-type="float" office:value="0.0351213" calcext:value-type="float">
            <text:p>0.0351213</text:p>
          </table:table-cell>
          <table:table-cell office:value-type="float" office:value="0.0186302" calcext:value-type="float">
            <text:p>0.0186302</text:p>
          </table:table-cell>
          <table:table-cell office:value-type="float" office:value="0.0744337" calcext:value-type="float">
            <text:p>0.0744337</text:p>
          </table:table-cell>
          <table:table-cell office:value-type="float" office:value="0.0328003" calcext:value-type="float">
            <text:p>0.0328003</text:p>
          </table:table-cell>
          <table:table-cell office:value-type="float" office:value="0.0471218" calcext:value-type="float">
            <text:p>0.0471218</text:p>
          </table:table-cell>
        </table:table-row>
        <table:table-row table:style-name="ro1">
          <table:table-cell office:value-type="float" office:value="0.0560679" calcext:value-type="float">
            <text:p>0.0560679</text:p>
          </table:table-cell>
          <table:table-cell office:value-type="float" office:value="0.024077" calcext:value-type="float">
            <text:p>0.024077</text:p>
          </table:table-cell>
          <table:table-cell office:value-type="float" office:value="0.0663013" calcext:value-type="float">
            <text:p>0.0663013</text:p>
          </table:table-cell>
          <table:table-cell office:value-type="float" office:value="0.0453189" calcext:value-type="float">
            <text:p>0.0453189</text:p>
          </table:table-cell>
          <table:table-cell office:value-type="float" office:value="0.0153552" calcext:value-type="float">
            <text:p>0.0153552</text:p>
          </table:table-cell>
          <table:table-cell office:value-type="float" office:value="0.0779081" calcext:value-type="float">
            <text:p>0.0779081</text:p>
          </table:table-cell>
          <table:table-cell office:value-type="float" office:value="0.0368691" calcext:value-type="float">
            <text:p>0.0368691</text:p>
          </table:table-cell>
          <table:table-cell office:value-type="float" office:value="0.0429512" calcext:value-type="float">
            <text:p>0.0429512</text:p>
          </table:table-cell>
        </table:table-row>
        <table:table-row table:style-name="ro1">
          <table:table-cell office:value-type="float" office:value="0.061299" calcext:value-type="float">
            <text:p>0.061299</text:p>
          </table:table-cell>
          <table:table-cell office:value-type="float" office:value="0.0252166" calcext:value-type="float">
            <text:p>0.0252166</text:p>
          </table:table-cell>
          <table:table-cell office:value-type="float" office:value="0.0673146" calcext:value-type="float">
            <text:p>0.0673146</text:p>
          </table:table-cell>
          <table:table-cell office:value-type="float" office:value="0.0503709" calcext:value-type="float">
            <text:p>0.0503709</text:p>
          </table:table-cell>
          <table:table-cell office:value-type="float" office:value="0.0204494" calcext:value-type="float">
            <text:p>0.0204494</text:p>
          </table:table-cell>
          <table:table-cell office:value-type="float" office:value="0.0690014" calcext:value-type="float">
            <text:p>0.0690014</text:p>
          </table:table-cell>
          <table:table-cell office:value-type="float" office:value="0.0299086" calcext:value-type="float">
            <text:p>0.0299086</text:p>
          </table:table-cell>
          <table:table-cell office:value-type="float" office:value="0.0497389" calcext:value-type="float">
            <text:p>0.0497389</text:p>
          </table:table-cell>
        </table:table-row>
        <table:table-row table:style-name="ro1">
          <table:table-cell office:value-type="float" office:value="0.0517633" calcext:value-type="float">
            <text:p>0.0517633</text:p>
          </table:table-cell>
          <table:table-cell office:value-type="float" office:value="0.0228093" calcext:value-type="float">
            <text:p>0.0228093</text:p>
          </table:table-cell>
          <table:table-cell office:value-type="float" office:value="0.0651999" calcext:value-type="float">
            <text:p>0.0651999</text:p>
          </table:table-cell>
          <table:table-cell office:value-type="float" office:value="0.0527722" calcext:value-type="float">
            <text:p>0.0527722</text:p>
          </table:table-cell>
          <table:table-cell office:value-type="float" office:value="0.0181585" calcext:value-type="float">
            <text:p>0.0181585</text:p>
          </table:table-cell>
          <table:table-cell office:value-type="float" office:value="0.0704114" calcext:value-type="float">
            <text:p>0.0704114</text:p>
          </table:table-cell>
          <table:table-cell office:value-type="float" office:value="0.0408861" calcext:value-type="float">
            <text:p>0.0408861</text:p>
          </table:table-cell>
          <table:table-cell office:value-type="float" office:value="0.0476136" calcext:value-type="float">
            <text:p>0.0476136</text:p>
          </table:table-cell>
        </table:table-row>
        <table:table-row table:style-name="ro1">
          <table:table-cell office:value-type="float" office:value="0.0620684" calcext:value-type="float">
            <text:p>0.0620684</text:p>
          </table:table-cell>
          <table:table-cell office:value-type="float" office:value="0.0210194" calcext:value-type="float">
            <text:p>0.0210194</text:p>
          </table:table-cell>
          <table:table-cell office:value-type="float" office:value="0.0544222" calcext:value-type="float">
            <text:p>0.0544222</text:p>
          </table:table-cell>
          <table:table-cell office:value-type="float" office:value="0.0365718" calcext:value-type="float">
            <text:p>0.0365718</text:p>
          </table:table-cell>
          <table:table-cell office:value-type="float" office:value="0.0191739" calcext:value-type="float">
            <text:p>0.0191739</text:p>
          </table:table-cell>
          <table:table-cell office:value-type="float" office:value="0.0747601" calcext:value-type="float">
            <text:p>0.0747601</text:p>
          </table:table-cell>
          <table:table-cell office:value-type="float" office:value="0.0497547" calcext:value-type="float">
            <text:p>0.0497547</text:p>
          </table:table-cell>
          <table:table-cell office:value-type="float" office:value="0.0314351" calcext:value-type="float">
            <text:p>0.0314351</text:p>
          </table:table-cell>
        </table:table-row>
        <table:table-row table:style-name="ro1">
          <table:table-cell office:value-type="float" office:value="0.0543865" calcext:value-type="float">
            <text:p>0.0543865</text:p>
          </table:table-cell>
          <table:table-cell office:value-type="float" office:value="0.0138751" calcext:value-type="float">
            <text:p>0.0138751</text:p>
          </table:table-cell>
          <table:table-cell office:value-type="float" office:value="0.065165" calcext:value-type="float">
            <text:p>0.065165</text:p>
          </table:table-cell>
          <table:table-cell office:value-type="float" office:value="0.0507115" calcext:value-type="float">
            <text:p>0.0507115</text:p>
          </table:table-cell>
          <table:table-cell office:value-type="float" office:value="0.0297889" calcext:value-type="float">
            <text:p>0.0297889</text:p>
          </table:table-cell>
          <table:table-cell office:value-type="float" office:value="0.076008" calcext:value-type="float">
            <text:p>0.076008</text:p>
          </table:table-cell>
          <table:table-cell office:value-type="float" office:value="0.0332888" calcext:value-type="float">
            <text:p>0.0332888</text:p>
          </table:table-cell>
          <table:table-cell office:value-type="float" office:value="0.0412281" calcext:value-type="float">
            <text:p>0.0412281</text:p>
          </table:table-cell>
        </table:table-row>
        <table:table-row table:style-name="ro1">
          <table:table-cell office:value-type="float" office:value="0.058379" calcext:value-type="float">
            <text:p>0.058379</text:p>
          </table:table-cell>
          <table:table-cell office:value-type="float" office:value="0.0275099" calcext:value-type="float">
            <text:p>0.0275099</text:p>
          </table:table-cell>
          <table:table-cell office:value-type="float" office:value="0.0612031" calcext:value-type="float">
            <text:p>0.0612031</text:p>
          </table:table-cell>
          <table:table-cell office:value-type="float" office:value="0.0468204" calcext:value-type="float">
            <text:p>0.0468204</text:p>
          </table:table-cell>
          <table:table-cell office:value-type="float" office:value="0.0190688" calcext:value-type="float">
            <text:p>0.0190688</text:p>
          </table:table-cell>
          <table:table-cell office:value-type="float" office:value="0.0940168" calcext:value-type="float">
            <text:p>0.0940168</text:p>
          </table:table-cell>
          <table:table-cell office:value-type="float" office:value="0.0270232" calcext:value-type="float">
            <text:p>0.0270232</text:p>
          </table:table-cell>
          <table:table-cell office:value-type="float" office:value="0.055106" calcext:value-type="float">
            <text:p>0.055106</text:p>
          </table:table-cell>
        </table:table-row>
        <table:table-row table:style-name="ro1">
          <table:table-cell office:value-type="float" office:value="0.0648299" calcext:value-type="float">
            <text:p>0.0648299</text:p>
          </table:table-cell>
          <table:table-cell office:value-type="float" office:value="0.0354682" calcext:value-type="float">
            <text:p>0.0354682</text:p>
          </table:table-cell>
          <table:table-cell office:value-type="float" office:value="0.0631486" calcext:value-type="float">
            <text:p>0.0631486</text:p>
          </table:table-cell>
          <table:table-cell office:value-type="float" office:value="0.056478" calcext:value-type="float">
            <text:p>0.056478</text:p>
          </table:table-cell>
          <table:table-cell office:value-type="float" office:value="0.0193314" calcext:value-type="float">
            <text:p>0.0193314</text:p>
          </table:table-cell>
          <table:table-cell office:value-type="float" office:value="0.0773617" calcext:value-type="float">
            <text:p>0.0773617</text:p>
          </table:table-cell>
          <table:table-cell office:value-type="float" office:value="0.0324845" calcext:value-type="float">
            <text:p>0.0324845</text:p>
          </table:table-cell>
          <table:table-cell office:value-type="float" office:value="0.0362251" calcext:value-type="float">
            <text:p>0.0362251</text:p>
          </table:table-cell>
        </table:table-row>
        <table:table-row table:style-name="ro1">
          <table:table-cell office:value-type="float" office:value="0.0531556" calcext:value-type="float">
            <text:p>0.0531556</text:p>
          </table:table-cell>
          <table:table-cell office:value-type="float" office:value="0.013098" calcext:value-type="float">
            <text:p>0.013098</text:p>
          </table:table-cell>
          <table:table-cell office:value-type="float" office:value="0.0658735" calcext:value-type="float">
            <text:p>0.0658735</text:p>
          </table:table-cell>
          <table:table-cell office:value-type="float" office:value="0.0410515" calcext:value-type="float">
            <text:p>0.0410515</text:p>
          </table:table-cell>
          <table:table-cell office:value-type="float" office:value="0.0263972" calcext:value-type="float">
            <text:p>0.0263972</text:p>
          </table:table-cell>
          <table:table-cell office:value-type="float" office:value="0.0664791" calcext:value-type="float">
            <text:p>0.0664791</text:p>
          </table:table-cell>
          <table:table-cell office:value-type="float" office:value="0.0406296" calcext:value-type="float">
            <text:p>0.0406296</text:p>
          </table:table-cell>
          <table:table-cell office:value-type="float" office:value="0.0436683" calcext:value-type="float">
            <text:p>0.0436683</text:p>
          </table:table-cell>
        </table:table-row>
        <table:table-row table:style-name="ro1">
          <table:table-cell office:value-type="float" office:value="0.063534" calcext:value-type="float">
            <text:p>0.063534</text:p>
          </table:table-cell>
          <table:table-cell office:value-type="float" office:value="0.0228433" calcext:value-type="float">
            <text:p>0.0228433</text:p>
          </table:table-cell>
          <table:table-cell office:value-type="float" office:value="0.0618525" calcext:value-type="float">
            <text:p>0.0618525</text:p>
          </table:table-cell>
          <table:table-cell office:value-type="float" office:value="0.0344353" calcext:value-type="float">
            <text:p>0.0344353</text:p>
          </table:table-cell>
          <table:table-cell office:value-type="float" office:value="0.0168168" calcext:value-type="float">
            <text:p>0.0168168</text:p>
          </table:table-cell>
          <table:table-cell office:value-type="float" office:value="0.0840453" calcext:value-type="float">
            <text:p>0.0840453</text:p>
          </table:table-cell>
          <table:table-cell office:value-type="float" office:value="0.0381174" calcext:value-type="float">
            <text:p>0.0381174</text:p>
          </table:table-cell>
          <table:table-cell office:value-type="float" office:value="0.0515387" calcext:value-type="float">
            <text:p>0.0515387</text:p>
          </table:table-cell>
        </table:table-row>
        <table:table-row table:style-name="ro1">
          <table:table-cell office:value-type="float" office:value="0.0678959" calcext:value-type="float">
            <text:p>0.0678959</text:p>
          </table:table-cell>
          <table:table-cell office:value-type="float" office:value="0.0204197" calcext:value-type="float">
            <text:p>0.0204197</text:p>
          </table:table-cell>
          <table:table-cell office:value-type="float" office:value="0.0597592" calcext:value-type="float">
            <text:p>0.0597592</text:p>
          </table:table-cell>
          <table:table-cell office:value-type="float" office:value="0.0324559" calcext:value-type="float">
            <text:p>0.0324559</text:p>
          </table:table-cell>
          <table:table-cell office:value-type="float" office:value="0.0136254" calcext:value-type="float">
            <text:p>0.0136254</text:p>
          </table:table-cell>
          <table:table-cell office:value-type="float" office:value="0.0645187" calcext:value-type="float">
            <text:p>0.0645187</text:p>
          </table:table-cell>
          <table:table-cell office:value-type="float" office:value="0.0380412" calcext:value-type="float">
            <text:p>0.0380412</text:p>
          </table:table-cell>
          <table:table-cell office:value-type="float" office:value="0.0560888" calcext:value-type="float">
            <text:p>0.0560888</text:p>
          </table:table-cell>
        </table:table-row>
        <table:table-row table:style-name="ro1">
          <table:table-cell office:value-type="float" office:value="0.0583974" calcext:value-type="float">
            <text:p>0.0583974</text:p>
          </table:table-cell>
          <table:table-cell office:value-type="float" office:value="0.0200335" calcext:value-type="float">
            <text:p>0.0200335</text:p>
          </table:table-cell>
          <table:table-cell office:value-type="float" office:value="0.0625037" calcext:value-type="float">
            <text:p>0.0625037</text:p>
          </table:table-cell>
          <table:table-cell office:value-type="float" office:value="0.0373581" calcext:value-type="float">
            <text:p>0.0373581</text:p>
          </table:table-cell>
          <table:table-cell office:value-type="float" office:value="0" calcext:value-type="float">
            <text:p>0</text:p>
          </table:table-cell>
          <table:table-cell office:value-type="float" office:value="0.0716449" calcext:value-type="float">
            <text:p>0.0716449</text:p>
          </table:table-cell>
          <table:table-cell office:value-type="float" office:value="0.028607" calcext:value-type="float">
            <text:p>0.028607</text:p>
          </table:table-cell>
          <table:table-cell office:value-type="float" office:value="0.046817" calcext:value-type="float">
            <text:p>0.046817</text:p>
          </table:table-cell>
        </table:table-row>
        <table:table-row table:style-name="ro1">
          <table:table-cell office:value-type="float" office:value="0.0664658" calcext:value-type="float">
            <text:p>0.0664658</text:p>
          </table:table-cell>
          <table:table-cell office:value-type="float" office:value="0.0249962" calcext:value-type="float">
            <text:p>0.0249962</text:p>
          </table:table-cell>
          <table:table-cell office:value-type="float" office:value="0.0646664" calcext:value-type="float">
            <text:p>0.0646664</text:p>
          </table:table-cell>
          <table:table-cell office:value-type="float" office:value="0.0261068" calcext:value-type="float">
            <text:p>0.0261068</text:p>
          </table:table-cell>
          <table:table-cell office:value-type="float" office:value="0.0318239" calcext:value-type="float">
            <text:p>0.0318239</text:p>
          </table:table-cell>
          <table:table-cell office:value-type="float" office:value="0.0656914" calcext:value-type="float">
            <text:p>0.0656914</text:p>
          </table:table-cell>
          <table:table-cell office:value-type="float" office:value="0.0307224" calcext:value-type="float">
            <text:p>0.0307224</text:p>
          </table:table-cell>
          <table:table-cell office:value-type="float" office:value="0.0267608" calcext:value-type="float">
            <text:p>0.0267608</text:p>
          </table:table-cell>
        </table:table-row>
        <table:table-row table:style-name="ro1">
          <table:table-cell office:value-type="float" office:value="0.0634782" calcext:value-type="float">
            <text:p>0.0634782</text:p>
          </table:table-cell>
          <table:table-cell office:value-type="float" office:value="0.0202529" calcext:value-type="float">
            <text:p>0.0202529</text:p>
          </table:table-cell>
          <table:table-cell office:value-type="float" office:value="0.0671533" calcext:value-type="float">
            <text:p>0.0671533</text:p>
          </table:table-cell>
          <table:table-cell office:value-type="float" office:value="0.0365009" calcext:value-type="float">
            <text:p>0.0365009</text:p>
          </table:table-cell>
          <table:table-cell office:value-type="float" office:value="0.0299101" calcext:value-type="float">
            <text:p>0.0299101</text:p>
          </table:table-cell>
          <table:table-cell office:value-type="float" office:value="0.0668083" calcext:value-type="float">
            <text:p>0.0668083</text:p>
          </table:table-cell>
          <table:table-cell office:value-type="float" office:value="0.0375115" calcext:value-type="float">
            <text:p>0.0375115</text:p>
          </table:table-cell>
          <table:table-cell office:value-type="float" office:value="0.0405861" calcext:value-type="float">
            <text:p>0.0405861</text:p>
          </table:table-cell>
        </table:table-row>
        <table:table-row table:style-name="ro1">
          <table:table-cell office:value-type="float" office:value="0.0652672" calcext:value-type="float">
            <text:p>0.0652672</text:p>
          </table:table-cell>
          <table:table-cell office:value-type="float" office:value="0.0217499" calcext:value-type="float">
            <text:p>0.0217499</text:p>
          </table:table-cell>
          <table:table-cell office:value-type="float" office:value="0.0578346" calcext:value-type="float">
            <text:p>0.0578346</text:p>
          </table:table-cell>
          <table:table-cell office:value-type="float" office:value="0.0414033" calcext:value-type="float">
            <text:p>0.0414033</text:p>
          </table:table-cell>
          <table:table-cell office:value-type="float" office:value="0.0259782" calcext:value-type="float">
            <text:p>0.0259782</text:p>
          </table:table-cell>
          <table:table-cell office:value-type="float" office:value="0.0791828" calcext:value-type="float">
            <text:p>0.0791828</text:p>
          </table:table-cell>
          <table:table-cell office:value-type="float" office:value="0.0301519" calcext:value-type="float">
            <text:p>0.0301519</text:p>
          </table:table-cell>
          <table:table-cell office:value-type="float" office:value="0.0453615" calcext:value-type="float">
            <text:p>0.0453615</text:p>
          </table:table-cell>
        </table:table-row>
        <table:table-row table:style-name="ro1">
          <table:table-cell office:value-type="float" office:value="0.0683984" calcext:value-type="float">
            <text:p>0.0683984</text:p>
          </table:table-cell>
          <table:table-cell office:value-type="float" office:value="0.0118819" calcext:value-type="float">
            <text:p>0.0118819</text:p>
          </table:table-cell>
          <table:table-cell office:value-type="float" office:value="0.0540381" calcext:value-type="float">
            <text:p>0.0540381</text:p>
          </table:table-cell>
          <table:table-cell office:value-type="float" office:value="0.0556523" calcext:value-type="float">
            <text:p>0.0556523</text:p>
          </table:table-cell>
          <table:table-cell office:value-type="float" office:value="0.0218782" calcext:value-type="float">
            <text:p>0.0218782</text:p>
          </table:table-cell>
          <table:table-cell office:value-type="float" office:value="0.0754576" calcext:value-type="float">
            <text:p>0.0754576</text:p>
          </table:table-cell>
          <table:table-cell office:value-type="float" office:value="0.0313506" calcext:value-type="float">
            <text:p>0.0313506</text:p>
          </table:table-cell>
          <table:table-cell office:value-type="float" office:value="0.0331301" calcext:value-type="float">
            <text:p>0.0331301</text:p>
          </table:table-cell>
        </table:table-row>
        <table:table-row table:style-name="ro1">
          <table:table-cell office:value-type="float" office:value="0.0673736" calcext:value-type="float">
            <text:p>0.0673736</text:p>
          </table:table-cell>
          <table:table-cell office:value-type="float" office:value="0.0158776" calcext:value-type="float">
            <text:p>0.0158776</text:p>
          </table:table-cell>
          <table:table-cell office:value-type="float" office:value="0.0694502" calcext:value-type="float">
            <text:p>0.0694502</text:p>
          </table:table-cell>
          <table:table-cell office:value-type="float" office:value="0.0465461" calcext:value-type="float">
            <text:p>0.0465461</text:p>
          </table:table-cell>
          <table:table-cell office:value-type="float" office:value="0.0236205" calcext:value-type="float">
            <text:p>0.0236205</text:p>
          </table:table-cell>
          <table:table-cell office:value-type="float" office:value="0.0650137" calcext:value-type="float">
            <text:p>0.0650137</text:p>
          </table:table-cell>
          <table:table-cell office:value-type="float" office:value="0.0373828" calcext:value-type="float">
            <text:p>0.0373828</text:p>
          </table:table-cell>
          <table:table-cell office:value-type="float" office:value="0.0531839" calcext:value-type="float">
            <text:p>0.0531839</text:p>
          </table:table-cell>
        </table:table-row>
        <table:table-row table:style-name="ro1">
          <table:table-cell office:value-type="float" office:value="0.0503003" calcext:value-type="float">
            <text:p>0.0503003</text:p>
          </table:table-cell>
          <table:table-cell office:value-type="float" office:value="0.014529" calcext:value-type="float">
            <text:p>0.014529</text:p>
          </table:table-cell>
          <table:table-cell office:value-type="float" office:value="0.0647308" calcext:value-type="float">
            <text:p>0.0647308</text:p>
          </table:table-cell>
          <table:table-cell office:value-type="float" office:value="0.0458557" calcext:value-type="float">
            <text:p>0.0458557</text:p>
          </table:table-cell>
          <table:table-cell office:value-type="float" office:value="0.0157505" calcext:value-type="float">
            <text:p>0.0157505</text:p>
          </table:table-cell>
          <table:table-cell office:value-type="float" office:value="0.0703029" calcext:value-type="float">
            <text:p>0.0703029</text:p>
          </table:table-cell>
          <table:table-cell office:value-type="float" office:value="0.0407101" calcext:value-type="float">
            <text:p>0.0407101</text:p>
          </table:table-cell>
          <table:table-cell office:value-type="float" office:value="0.0337606" calcext:value-type="float">
            <text:p>0.0337606</text:p>
          </table:table-cell>
        </table:table-row>
        <table:table-row table:style-name="ro1">
          <table:table-cell office:value-type="float" office:value="0.0576565" calcext:value-type="float">
            <text:p>0.0576565</text:p>
          </table:table-cell>
          <table:table-cell office:value-type="float" office:value="0.0208017" calcext:value-type="float">
            <text:p>0.0208017</text:p>
          </table:table-cell>
          <table:table-cell office:value-type="float" office:value="0.057508" calcext:value-type="float">
            <text:p>0.057508</text:p>
          </table:table-cell>
          <table:table-cell office:value-type="float" office:value="0.0383389" calcext:value-type="float">
            <text:p>0.0383389</text:p>
          </table:table-cell>
          <table:table-cell office:value-type="float" office:value="0.0255347" calcext:value-type="float">
            <text:p>0.0255347</text:p>
          </table:table-cell>
          <table:table-cell office:value-type="float" office:value="0.0767624" calcext:value-type="float">
            <text:p>0.0767624</text:p>
          </table:table-cell>
          <table:table-cell office:value-type="float" office:value="0.0371443" calcext:value-type="float">
            <text:p>0.0371443</text:p>
          </table:table-cell>
          <table:table-cell office:value-type="float" office:value="0.0457483" calcext:value-type="float">
            <text:p>0.0457483</text:p>
          </table:table-cell>
        </table:table-row>
        <table:table-row table:style-name="ro1">
          <table:table-cell office:value-type="float" office:value="0.0556113" calcext:value-type="float">
            <text:p>0.0556113</text:p>
          </table:table-cell>
          <table:table-cell office:value-type="float" office:value="0.0300474" calcext:value-type="float">
            <text:p>0.0300474</text:p>
          </table:table-cell>
          <table:table-cell office:value-type="float" office:value="0.063055" calcext:value-type="float">
            <text:p>0.063055</text:p>
          </table:table-cell>
          <table:table-cell office:value-type="float" office:value="0.0388267" calcext:value-type="float">
            <text:p>0.0388267</text:p>
          </table:table-cell>
          <table:table-cell office:value-type="float" office:value="0.0304934" calcext:value-type="float">
            <text:p>0.0304934</text:p>
          </table:table-cell>
          <table:table-cell office:value-type="float" office:value="0.0699375" calcext:value-type="float">
            <text:p>0.0699375</text:p>
          </table:table-cell>
          <table:table-cell office:value-type="float" office:value="0.034125" calcext:value-type="float">
            <text:p>0.034125</text:p>
          </table:table-cell>
          <table:table-cell office:value-type="float" office:value="0.047847" calcext:value-type="float">
            <text:p>0.047847</text:p>
          </table:table-cell>
        </table:table-row>
        <table:table-row table:style-name="ro1">
          <table:table-cell office:value-type="float" office:value="0.0518338" calcext:value-type="float">
            <text:p>0.0518338</text:p>
          </table:table-cell>
          <table:table-cell office:value-type="float" office:value="0.025057" calcext:value-type="float">
            <text:p>0.025057</text:p>
          </table:table-cell>
          <table:table-cell office:value-type="float" office:value="0.0637979" calcext:value-type="float">
            <text:p>0.0637979</text:p>
          </table:table-cell>
          <table:table-cell office:value-type="float" office:value="0.0317594" calcext:value-type="float">
            <text:p>0.0317594</text:p>
          </table:table-cell>
          <table:table-cell office:value-type="float" office:value="0.0297833" calcext:value-type="float">
            <text:p>0.0297833</text:p>
          </table:table-cell>
          <table:table-cell office:value-type="float" office:value="0.0621231" calcext:value-type="float">
            <text:p>0.0621231</text:p>
          </table:table-cell>
          <table:table-cell office:value-type="float" office:value="0.0361961" calcext:value-type="float">
            <text:p>0.0361961</text:p>
          </table:table-cell>
          <table:table-cell office:value-type="float" office:value="0.0435915" calcext:value-type="float">
            <text:p>0.0435915</text:p>
          </table:table-cell>
        </table:table-row>
        <table:table-row table:style-name="ro1">
          <table:table-cell office:value-type="float" office:value="0.0483956" calcext:value-type="float">
            <text:p>0.0483956</text:p>
          </table:table-cell>
          <table:table-cell office:value-type="float" office:value="0.020227" calcext:value-type="float">
            <text:p>0.020227</text:p>
          </table:table-cell>
          <table:table-cell office:value-type="float" office:value="0.059538" calcext:value-type="float">
            <text:p>0.059538</text:p>
          </table:table-cell>
          <table:table-cell office:value-type="float" office:value="0.0367556" calcext:value-type="float">
            <text:p>0.0367556</text:p>
          </table:table-cell>
          <table:table-cell office:value-type="float" office:value="0.0204341" calcext:value-type="float">
            <text:p>0.0204341</text:p>
          </table:table-cell>
          <table:table-cell office:value-type="float" office:value="0.0803818" calcext:value-type="float">
            <text:p>0.0803818</text:p>
          </table:table-cell>
          <table:table-cell office:value-type="float" office:value="0.0269862" calcext:value-type="float">
            <text:p>0.0269862</text:p>
          </table:table-cell>
          <table:table-cell office:value-type="float" office:value="0.0394537" calcext:value-type="float">
            <text:p>0.0394537</text:p>
          </table:table-cell>
        </table:table-row>
        <table:table-row table:style-name="ro1">
          <table:table-cell office:value-type="float" office:value="0.0639882" calcext:value-type="float">
            <text:p>0.0639882</text:p>
          </table:table-cell>
          <table:table-cell office:value-type="float" office:value="0.0216179" calcext:value-type="float">
            <text:p>0.0216179</text:p>
          </table:table-cell>
          <table:table-cell office:value-type="float" office:value="0.0702537" calcext:value-type="float">
            <text:p>0.0702537</text:p>
          </table:table-cell>
          <table:table-cell office:value-type="float" office:value="0.044346" calcext:value-type="float">
            <text:p>0.044346</text:p>
          </table:table-cell>
          <table:table-cell office:value-type="float" office:value="0.0188112" calcext:value-type="float">
            <text:p>0.0188112</text:p>
          </table:table-cell>
          <table:table-cell office:value-type="float" office:value="0.0820198" calcext:value-type="float">
            <text:p>0.0820198</text:p>
          </table:table-cell>
          <table:table-cell office:value-type="float" office:value="0.0353757" calcext:value-type="float">
            <text:p>0.0353757</text:p>
          </table:table-cell>
          <table:table-cell office:value-type="float" office:value="0.0412565" calcext:value-type="float">
            <text:p>0.0412565</text:p>
          </table:table-cell>
        </table:table-row>
        <table:table-row table:style-name="ro1">
          <table:table-cell office:value-type="float" office:value="0.0588981" calcext:value-type="float">
            <text:p>0.0588981</text:p>
          </table:table-cell>
          <table:table-cell office:value-type="float" office:value="0.0252942" calcext:value-type="float">
            <text:p>0.0252942</text:p>
          </table:table-cell>
          <table:table-cell office:value-type="float" office:value="0.0543376" calcext:value-type="float">
            <text:p>0.0543376</text:p>
          </table:table-cell>
          <table:table-cell office:value-type="float" office:value="0.0444646" calcext:value-type="float">
            <text:p>0.0444646</text:p>
          </table:table-cell>
          <table:table-cell office:value-type="float" office:value="0.0232029" calcext:value-type="float">
            <text:p>0.0232029</text:p>
          </table:table-cell>
          <table:table-cell office:value-type="float" office:value="0.0807851" calcext:value-type="float">
            <text:p>0.0807851</text:p>
          </table:table-cell>
          <table:table-cell office:value-type="float" office:value="0.0293321" calcext:value-type="float">
            <text:p>0.0293321</text:p>
          </table:table-cell>
          <table:table-cell office:value-type="float" office:value="0.0465973" calcext:value-type="float">
            <text:p>0.0465973</text:p>
          </table:table-cell>
        </table:table-row>
        <table:table-row table:style-name="ro1">
          <table:table-cell office:value-type="float" office:value="0.0498277" calcext:value-type="float">
            <text:p>0.0498277</text:p>
          </table:table-cell>
          <table:table-cell office:value-type="float" office:value="0.0205646" calcext:value-type="float">
            <text:p>0.0205646</text:p>
          </table:table-cell>
          <table:table-cell office:value-type="float" office:value="0.0783513" calcext:value-type="float">
            <text:p>0.0783513</text:p>
          </table:table-cell>
          <table:table-cell office:value-type="float" office:value="0.0459318" calcext:value-type="float">
            <text:p>0.0459318</text:p>
          </table:table-cell>
          <table:table-cell office:value-type="float" office:value="0.0140095" calcext:value-type="float">
            <text:p>0.0140095</text:p>
          </table:table-cell>
          <table:table-cell office:value-type="float" office:value="0.0656158" calcext:value-type="float">
            <text:p>0.0656158</text:p>
          </table:table-cell>
          <table:table-cell office:value-type="float" office:value="0.0346168" calcext:value-type="float">
            <text:p>0.0346168</text:p>
          </table:table-cell>
          <table:table-cell office:value-type="float" office:value="0.0445663" calcext:value-type="float">
            <text:p>0.0445663</text:p>
          </table:table-cell>
        </table:table-row>
        <table:table-row table:style-name="ro1">
          <table:table-cell office:value-type="float" office:value="0.0644593" calcext:value-type="float">
            <text:p>0.0644593</text:p>
          </table:table-cell>
          <table:table-cell office:value-type="float" office:value="0.0176249" calcext:value-type="float">
            <text:p>0.0176249</text:p>
          </table:table-cell>
          <table:table-cell office:value-type="float" office:value="0.0622173" calcext:value-type="float">
            <text:p>0.0622173</text:p>
          </table:table-cell>
          <table:table-cell office:value-type="float" office:value="0.0451863" calcext:value-type="float">
            <text:p>0.0451863</text:p>
          </table:table-cell>
          <table:table-cell office:value-type="float" office:value="0.00924109" calcext:value-type="float">
            <text:p>0.00924109</text:p>
          </table:table-cell>
          <table:table-cell office:value-type="float" office:value="0.0846262" calcext:value-type="float">
            <text:p>0.0846262</text:p>
          </table:table-cell>
          <table:table-cell office:value-type="float" office:value="0.0349257" calcext:value-type="float">
            <text:p>0.0349257</text:p>
          </table:table-cell>
          <table:table-cell office:value-type="float" office:value="0.0367918" calcext:value-type="float">
            <text:p>0.0367918</text:p>
          </table:table-cell>
        </table:table-row>
        <table:table-row table:style-name="ro1">
          <table:table-cell office:value-type="float" office:value="0.0589771" calcext:value-type="float">
            <text:p>0.0589771</text:p>
          </table:table-cell>
          <table:table-cell office:value-type="float" office:value="0.00961996" calcext:value-type="float">
            <text:p>0.00961996</text:p>
          </table:table-cell>
          <table:table-cell office:value-type="float" office:value="0.0748699" calcext:value-type="float">
            <text:p>0.0748699</text:p>
          </table:table-cell>
          <table:table-cell office:value-type="float" office:value="0.042975" calcext:value-type="float">
            <text:p>0.042975</text:p>
          </table:table-cell>
          <table:table-cell office:value-type="float" office:value="0.024549" calcext:value-type="float">
            <text:p>0.024549</text:p>
          </table:table-cell>
          <table:table-cell office:value-type="float" office:value="0.0723201" calcext:value-type="float">
            <text:p>0.0723201</text:p>
          </table:table-cell>
          <table:table-cell office:value-type="float" office:value="0.0237485" calcext:value-type="float">
            <text:p>0.0237485</text:p>
          </table:table-cell>
          <table:table-cell office:value-type="float" office:value="0.0406636" calcext:value-type="float">
            <text:p>0.0406636</text:p>
          </table:table-cell>
        </table:table-row>
        <table:table-row table:style-name="ro1">
          <table:table-cell office:value-type="float" office:value="0.0607234" calcext:value-type="float">
            <text:p>0.0607234</text:p>
          </table:table-cell>
          <table:table-cell office:value-type="float" office:value="0.0133905" calcext:value-type="float">
            <text:p>0.0133905</text:p>
          </table:table-cell>
          <table:table-cell office:value-type="float" office:value="0.0634405" calcext:value-type="float">
            <text:p>0.0634405</text:p>
          </table:table-cell>
          <table:table-cell office:value-type="float" office:value="0.0406478" calcext:value-type="float">
            <text:p>0.0406478</text:p>
          </table:table-cell>
          <table:table-cell office:value-type="float" office:value="0.0138827" calcext:value-type="float">
            <text:p>0.0138827</text:p>
          </table:table-cell>
          <table:table-cell office:value-type="float" office:value="0.070833" calcext:value-type="float">
            <text:p>0.070833</text:p>
          </table:table-cell>
          <table:table-cell office:value-type="float" office:value="0.0343237" calcext:value-type="float">
            <text:p>0.0343237</text:p>
          </table:table-cell>
          <table:table-cell office:value-type="float" office:value="0.0571769" calcext:value-type="float">
            <text:p>0.0571769</text:p>
          </table:table-cell>
        </table:table-row>
        <table:table-row table:style-name="ro1">
          <table:table-cell office:value-type="float" office:value="0.0603886" calcext:value-type="float">
            <text:p>0.0603886</text:p>
          </table:table-cell>
          <table:table-cell office:value-type="float" office:value="0.0202336" calcext:value-type="float">
            <text:p>0.0202336</text:p>
          </table:table-cell>
          <table:table-cell office:value-type="float" office:value="0.0609211" calcext:value-type="float">
            <text:p>0.0609211</text:p>
          </table:table-cell>
          <table:table-cell office:value-type="float" office:value="0.0374593" calcext:value-type="float">
            <text:p>0.0374593</text:p>
          </table:table-cell>
          <table:table-cell office:value-type="float" office:value="0.0220483" calcext:value-type="float">
            <text:p>0.0220483</text:p>
          </table:table-cell>
          <table:table-cell office:value-type="float" office:value="0.0699878" calcext:value-type="float">
            <text:p>0.0699878</text:p>
          </table:table-cell>
          <table:table-cell office:value-type="float" office:value="0.0362867" calcext:value-type="float">
            <text:p>0.0362867</text:p>
          </table:table-cell>
          <table:table-cell office:value-type="float" office:value="0.0387602" calcext:value-type="float">
            <text:p>0.0387602</text:p>
          </table:table-cell>
        </table:table-row>
        <table:table-row table:style-name="ro1">
          <table:table-cell office:value-type="float" office:value="0.0656882" calcext:value-type="float">
            <text:p>0.0656882</text:p>
          </table:table-cell>
          <table:table-cell office:value-type="float" office:value="0.0274971" calcext:value-type="float">
            <text:p>0.0274971</text:p>
          </table:table-cell>
          <table:table-cell office:value-type="float" office:value="0.0717867" calcext:value-type="float">
            <text:p>0.0717867</text:p>
          </table:table-cell>
          <table:table-cell office:value-type="float" office:value="0.0395049" calcext:value-type="float">
            <text:p>0.0395049</text:p>
          </table:table-cell>
          <table:table-cell office:value-type="float" office:value="0.0237579" calcext:value-type="float">
            <text:p>0.0237579</text:p>
          </table:table-cell>
          <table:table-cell office:value-type="float" office:value="0.0702241" calcext:value-type="float">
            <text:p>0.0702241</text:p>
          </table:table-cell>
          <table:table-cell office:value-type="float" office:value="0.0365935" calcext:value-type="float">
            <text:p>0.0365935</text:p>
          </table:table-cell>
          <table:table-cell office:value-type="float" office:value="0.0351194" calcext:value-type="float">
            <text:p>0.0351194</text:p>
          </table:table-cell>
        </table:table-row>
        <table:table-row table:style-name="ro1">
          <table:table-cell office:value-type="float" office:value="0.053736" calcext:value-type="float">
            <text:p>0.053736</text:p>
          </table:table-cell>
          <table:table-cell office:value-type="float" office:value="0.0212721" calcext:value-type="float">
            <text:p>0.0212721</text:p>
          </table:table-cell>
          <table:table-cell office:value-type="float" office:value="0.0578626" calcext:value-type="float">
            <text:p>0.0578626</text:p>
          </table:table-cell>
          <table:table-cell office:value-type="float" office:value="0.0297905" calcext:value-type="float">
            <text:p>0.0297905</text:p>
          </table:table-cell>
          <table:table-cell office:value-type="float" office:value="0.0245234" calcext:value-type="float">
            <text:p>0.0245234</text:p>
          </table:table-cell>
          <table:table-cell office:value-type="float" office:value="0.0812616" calcext:value-type="float">
            <text:p>0.0812616</text:p>
          </table:table-cell>
          <table:table-cell office:value-type="float" office:value="0.0270511" calcext:value-type="float">
            <text:p>0.0270511</text:p>
          </table:table-cell>
          <table:table-cell office:value-type="float" office:value="0.0357565" calcext:value-type="float">
            <text:p>0.0357565</text:p>
          </table:table-cell>
        </table:table-row>
        <table:table-row table:style-name="ro1">
          <table:table-cell office:value-type="float" office:value="0.0468377" calcext:value-type="float">
            <text:p>0.0468377</text:p>
          </table:table-cell>
          <table:table-cell office:value-type="float" office:value="0.0265791" calcext:value-type="float">
            <text:p>0.0265791</text:p>
          </table:table-cell>
          <table:table-cell office:value-type="float" office:value="0.0615504" calcext:value-type="float">
            <text:p>0.0615504</text:p>
          </table:table-cell>
          <table:table-cell office:value-type="float" office:value="0.0376567" calcext:value-type="float">
            <text:p>0.0376567</text:p>
          </table:table-cell>
          <table:table-cell office:value-type="float" office:value="0.0143669" calcext:value-type="float">
            <text:p>0.0143669</text:p>
          </table:table-cell>
          <table:table-cell office:value-type="float" office:value="0.0726247" calcext:value-type="float">
            <text:p>0.0726247</text:p>
          </table:table-cell>
          <table:table-cell office:value-type="float" office:value="0.0232897" calcext:value-type="float">
            <text:p>0.0232897</text:p>
          </table:table-cell>
          <table:table-cell office:value-type="float" office:value="0.0454343" calcext:value-type="float">
            <text:p>0.0454343</text:p>
          </table:table-cell>
        </table:table-row>
        <table:table-row table:style-name="ro1">
          <table:table-cell office:value-type="float" office:value="0.0537513" calcext:value-type="float">
            <text:p>0.0537513</text:p>
          </table:table-cell>
          <table:table-cell office:value-type="float" office:value="0.0169215" calcext:value-type="float">
            <text:p>0.0169215</text:p>
          </table:table-cell>
          <table:table-cell office:value-type="float" office:value="0.0677493" calcext:value-type="float">
            <text:p>0.0677493</text:p>
          </table:table-cell>
          <table:table-cell office:value-type="float" office:value="0.0340973" calcext:value-type="float">
            <text:p>0.0340973</text:p>
          </table:table-cell>
          <table:table-cell office:value-type="float" office:value="0.0197509" calcext:value-type="float">
            <text:p>0.0197509</text:p>
          </table:table-cell>
          <table:table-cell office:value-type="float" office:value="0.0740781" calcext:value-type="float">
            <text:p>0.0740781</text:p>
          </table:table-cell>
          <table:table-cell office:value-type="float" office:value="0.0344299" calcext:value-type="float">
            <text:p>0.0344299</text:p>
          </table:table-cell>
          <table:table-cell office:value-type="float" office:value="0.0471472" calcext:value-type="float">
            <text:p>0.0471472</text:p>
          </table:table-cell>
        </table:table-row>
        <table:table-row table:style-name="ro1">
          <table:table-cell office:value-type="float" office:value="0.058882" calcext:value-type="float">
            <text:p>0.058882</text:p>
          </table:table-cell>
          <table:table-cell office:value-type="float" office:value="0.020521" calcext:value-type="float">
            <text:p>0.020521</text:p>
          </table:table-cell>
          <table:table-cell office:value-type="float" office:value="0.0552364" calcext:value-type="float">
            <text:p>0.0552364</text:p>
          </table:table-cell>
          <table:table-cell office:value-type="float" office:value="0.0356179" calcext:value-type="float">
            <text:p>0.0356179</text:p>
          </table:table-cell>
          <table:table-cell office:value-type="float" office:value="0.014767" calcext:value-type="float">
            <text:p>0.014767</text:p>
          </table:table-cell>
          <table:table-cell office:value-type="float" office:value="0.0816551" calcext:value-type="float">
            <text:p>0.0816551</text:p>
          </table:table-cell>
          <table:table-cell office:value-type="float" office:value="0.0297342" calcext:value-type="float">
            <text:p>0.0297342</text:p>
          </table:table-cell>
          <table:table-cell office:value-type="float" office:value="0.0417501" calcext:value-type="float">
            <text:p>0.0417501</text:p>
          </table:table-cell>
        </table:table-row>
        <table:table-row table:style-name="ro1">
          <table:table-cell office:value-type="float" office:value="0.0631676" calcext:value-type="float">
            <text:p>0.0631676</text:p>
          </table:table-cell>
          <table:table-cell office:value-type="float" office:value="0.0195769" calcext:value-type="float">
            <text:p>0.0195769</text:p>
          </table:table-cell>
          <table:table-cell office:value-type="float" office:value="0.06813" calcext:value-type="float">
            <text:p>0.06813</text:p>
          </table:table-cell>
          <table:table-cell office:value-type="float" office:value="0.0335299" calcext:value-type="float">
            <text:p>0.0335299</text:p>
          </table:table-cell>
          <table:table-cell office:value-type="float" office:value="0.0134908" calcext:value-type="float">
            <text:p>0.0134908</text:p>
          </table:table-cell>
          <table:table-cell office:value-type="float" office:value="0.0666935" calcext:value-type="float">
            <text:p>0.0666935</text:p>
          </table:table-cell>
          <table:table-cell office:value-type="float" office:value="0.0320732" calcext:value-type="float">
            <text:p>0.0320732</text:p>
          </table:table-cell>
          <table:table-cell office:value-type="float" office:value="0.0492175" calcext:value-type="float">
            <text:p>0.0492175</text:p>
          </table:table-cell>
        </table:table-row>
        <table:table-row table:style-name="ro1">
          <table:table-cell office:value-type="float" office:value="0.0436997" calcext:value-type="float">
            <text:p>0.0436997</text:p>
          </table:table-cell>
          <table:table-cell office:value-type="float" office:value="0.0239788" calcext:value-type="float">
            <text:p>0.0239788</text:p>
          </table:table-cell>
          <table:table-cell office:value-type="float" office:value="0.0676684" calcext:value-type="float">
            <text:p>0.0676684</text:p>
          </table:table-cell>
          <table:table-cell office:value-type="float" office:value="0.0420996" calcext:value-type="float">
            <text:p>0.0420996</text:p>
          </table:table-cell>
          <table:table-cell office:value-type="float" office:value="0.0336341" calcext:value-type="float">
            <text:p>0.0336341</text:p>
          </table:table-cell>
          <table:table-cell office:value-type="float" office:value="0.0811719" calcext:value-type="float">
            <text:p>0.0811719</text:p>
          </table:table-cell>
          <table:table-cell office:value-type="float" office:value="0.030197" calcext:value-type="float">
            <text:p>0.030197</text:p>
          </table:table-cell>
          <table:table-cell office:value-type="float" office:value="0.0421034" calcext:value-type="float">
            <text:p>0.0421034</text:p>
          </table:table-cell>
        </table:table-row>
        <table:table-row table:style-name="ro1">
          <table:table-cell office:value-type="float" office:value="0.0680237" calcext:value-type="float">
            <text:p>0.0680237</text:p>
          </table:table-cell>
          <table:table-cell office:value-type="float" office:value="0.0271671" calcext:value-type="float">
            <text:p>0.0271671</text:p>
          </table:table-cell>
          <table:table-cell office:value-type="float" office:value="0.0542142" calcext:value-type="float">
            <text:p>0.0542142</text:p>
          </table:table-cell>
          <table:table-cell office:value-type="float" office:value="0.0423297" calcext:value-type="float">
            <text:p>0.0423297</text:p>
          </table:table-cell>
          <table:table-cell office:value-type="float" office:value="0.0353121" calcext:value-type="float">
            <text:p>0.0353121</text:p>
          </table:table-cell>
          <table:table-cell office:value-type="float" office:value="0.0652201" calcext:value-type="float">
            <text:p>0.0652201</text:p>
          </table:table-cell>
          <table:table-cell office:value-type="float" office:value="0.0420335" calcext:value-type="float">
            <text:p>0.0420335</text:p>
          </table:table-cell>
          <table:table-cell office:value-type="float" office:value="0.0577312" calcext:value-type="float">
            <text:p>0.0577312</text:p>
          </table:table-cell>
        </table:table-row>
        <table:table-row table:style-name="ro1">
          <table:table-cell office:value-type="float" office:value="0.0506563" calcext:value-type="float">
            <text:p>0.0506563</text:p>
          </table:table-cell>
          <table:table-cell office:value-type="float" office:value="0.0186748" calcext:value-type="float">
            <text:p>0.0186748</text:p>
          </table:table-cell>
          <table:table-cell office:value-type="float" office:value="0.0733477" calcext:value-type="float">
            <text:p>0.0733477</text:p>
          </table:table-cell>
          <table:table-cell office:value-type="float" office:value="0.0387487" calcext:value-type="float">
            <text:p>0.0387487</text:p>
          </table:table-cell>
          <table:table-cell office:value-type="float" office:value="0.0160907" calcext:value-type="float">
            <text:p>0.0160907</text:p>
          </table:table-cell>
          <table:table-cell office:value-type="float" office:value="0.0763319" calcext:value-type="float">
            <text:p>0.0763319</text:p>
          </table:table-cell>
          <table:table-cell office:value-type="float" office:value="0.0254366" calcext:value-type="float">
            <text:p>0.0254366</text:p>
          </table:table-cell>
          <table:table-cell office:value-type="float" office:value="0.0335051" calcext:value-type="float">
            <text:p>0.0335051</text:p>
          </table:table-cell>
        </table:table-row>
        <table:table-row table:style-name="ro1">
          <table:table-cell office:value-type="float" office:value="0.0604065" calcext:value-type="float">
            <text:p>0.0604065</text:p>
          </table:table-cell>
          <table:table-cell office:value-type="float" office:value="0.0267168" calcext:value-type="float">
            <text:p>0.0267168</text:p>
          </table:table-cell>
          <table:table-cell office:value-type="float" office:value="0.0699046" calcext:value-type="float">
            <text:p>0.0699046</text:p>
          </table:table-cell>
          <table:table-cell office:value-type="float" office:value="0.0473719" calcext:value-type="float">
            <text:p>0.0473719</text:p>
          </table:table-cell>
          <table:table-cell office:value-type="float" office:value="0.0298345" calcext:value-type="float">
            <text:p>0.0298345</text:p>
          </table:table-cell>
          <table:table-cell office:value-type="float" office:value="0.0828967" calcext:value-type="float">
            <text:p>0.0828967</text:p>
          </table:table-cell>
          <table:table-cell office:value-type="float" office:value="0.0485297" calcext:value-type="float">
            <text:p>0.0485297</text:p>
          </table:table-cell>
          <table:table-cell office:value-type="float" office:value="0.0386188" calcext:value-type="float">
            <text:p>0.0386188</text:p>
          </table:table-cell>
        </table:table-row>
        <table:table-row table:style-name="ro1">
          <table:table-cell office:value-type="float" office:value="0.0589448" calcext:value-type="float">
            <text:p>0.0589448</text:p>
          </table:table-cell>
          <table:table-cell office:value-type="float" office:value="0.0273414" calcext:value-type="float">
            <text:p>0.0273414</text:p>
          </table:table-cell>
          <table:table-cell office:value-type="float" office:value="0.0734124" calcext:value-type="float">
            <text:p>0.0734124</text:p>
          </table:table-cell>
          <table:table-cell office:value-type="float" office:value="0.0354617" calcext:value-type="float">
            <text:p>0.0354617</text:p>
          </table:table-cell>
          <table:table-cell office:value-type="float" office:value="0.0111413" calcext:value-type="float">
            <text:p>0.0111413</text:p>
          </table:table-cell>
          <table:table-cell office:value-type="float" office:value="0.0706109" calcext:value-type="float">
            <text:p>0.0706109</text:p>
          </table:table-cell>
          <table:table-cell office:value-type="float" office:value="0.0372413" calcext:value-type="float">
            <text:p>0.0372413</text:p>
          </table:table-cell>
          <table:table-cell office:value-type="float" office:value="0.0544492" calcext:value-type="float">
            <text:p>0.0544492</text:p>
          </table:table-cell>
        </table:table-row>
        <table:table-row table:style-name="ro1">
          <table:table-cell office:value-type="float" office:value="0.0560141" calcext:value-type="float">
            <text:p>0.0560141</text:p>
          </table:table-cell>
          <table:table-cell office:value-type="float" office:value="0.0410334" calcext:value-type="float">
            <text:p>0.0410334</text:p>
          </table:table-cell>
          <table:table-cell office:value-type="float" office:value="0.0569016" calcext:value-type="float">
            <text:p>0.0569016</text:p>
          </table:table-cell>
          <table:table-cell office:value-type="float" office:value="0.0419307" calcext:value-type="float">
            <text:p>0.0419307</text:p>
          </table:table-cell>
          <table:table-cell office:value-type="float" office:value="0.0254344" calcext:value-type="float">
            <text:p>0.0254344</text:p>
          </table:table-cell>
          <table:table-cell office:value-type="float" office:value="0.0760869" calcext:value-type="float">
            <text:p>0.0760869</text:p>
          </table:table-cell>
          <table:table-cell office:value-type="float" office:value="0.0363685" calcext:value-type="float">
            <text:p>0.0363685</text:p>
          </table:table-cell>
          <table:table-cell office:value-type="float" office:value="0.0406515" calcext:value-type="float">
            <text:p>0.0406515</text:p>
          </table:table-cell>
        </table:table-row>
        <table:table-row table:style-name="ro1">
          <table:table-cell office:value-type="float" office:value="0.068479" calcext:value-type="float">
            <text:p>0.068479</text:p>
          </table:table-cell>
          <table:table-cell office:value-type="float" office:value="0.0347329" calcext:value-type="float">
            <text:p>0.0347329</text:p>
          </table:table-cell>
          <table:table-cell office:value-type="float" office:value="0.0601577" calcext:value-type="float">
            <text:p>0.0601577</text:p>
          </table:table-cell>
          <table:table-cell office:value-type="float" office:value="0.0311903" calcext:value-type="float">
            <text:p>0.0311903</text:p>
          </table:table-cell>
          <table:table-cell office:value-type="float" office:value="0.0259591" calcext:value-type="float">
            <text:p>0.0259591</text:p>
          </table:table-cell>
          <table:table-cell office:value-type="float" office:value="0.0865247" calcext:value-type="float">
            <text:p>0.0865247</text:p>
          </table:table-cell>
          <table:table-cell office:value-type="float" office:value="0.0358082" calcext:value-type="float">
            <text:p>0.0358082</text:p>
          </table:table-cell>
          <table:table-cell office:value-type="float" office:value="0.0458738" calcext:value-type="float">
            <text:p>0.0458738</text:p>
          </table:table-cell>
        </table:table-row>
        <table:table-row table:style-name="ro1">
          <table:table-cell office:value-type="float" office:value="0.0619857" calcext:value-type="float">
            <text:p>0.0619857</text:p>
          </table:table-cell>
          <table:table-cell office:value-type="float" office:value="0.0209575" calcext:value-type="float">
            <text:p>0.0209575</text:p>
          </table:table-cell>
          <table:table-cell office:value-type="float" office:value="0.0612815" calcext:value-type="float">
            <text:p>0.0612815</text:p>
          </table:table-cell>
          <table:table-cell office:value-type="float" office:value="0.0420371" calcext:value-type="float">
            <text:p>0.0420371</text:p>
          </table:table-cell>
          <table:table-cell office:value-type="float" office:value="0.0156723" calcext:value-type="float">
            <text:p>0.0156723</text:p>
          </table:table-cell>
          <table:table-cell office:value-type="float" office:value="0.0806207" calcext:value-type="float">
            <text:p>0.0806207</text:p>
          </table:table-cell>
          <table:table-cell office:value-type="float" office:value="0.0481754" calcext:value-type="float">
            <text:p>0.0481754</text:p>
          </table:table-cell>
          <table:table-cell office:value-type="float" office:value="0.0407333" calcext:value-type="float">
            <text:p>0.0407333</text:p>
          </table:table-cell>
        </table:table-row>
        <table:table-row table:style-name="ro1">
          <table:table-cell office:value-type="float" office:value="0.066081" calcext:value-type="float">
            <text:p>0.066081</text:p>
          </table:table-cell>
          <table:table-cell office:value-type="float" office:value="0.0247845" calcext:value-type="float">
            <text:p>0.0247845</text:p>
          </table:table-cell>
          <table:table-cell office:value-type="float" office:value="0.0688725" calcext:value-type="float">
            <text:p>0.0688725</text:p>
          </table:table-cell>
          <table:table-cell office:value-type="float" office:value="0.0273122" calcext:value-type="float">
            <text:p>0.0273122</text:p>
          </table:table-cell>
          <table:table-cell office:value-type="float" office:value="0.0107724" calcext:value-type="float">
            <text:p>0.0107724</text:p>
          </table:table-cell>
          <table:table-cell office:value-type="float" office:value="0.0693853" calcext:value-type="float">
            <text:p>0.0693853</text:p>
          </table:table-cell>
          <table:table-cell office:value-type="float" office:value="0.0325445" calcext:value-type="float">
            <text:p>0.0325445</text:p>
          </table:table-cell>
          <table:table-cell office:value-type="float" office:value="0.0551792" calcext:value-type="float">
            <text:p>0.0551792</text:p>
          </table:table-cell>
        </table:table-row>
        <table:table-row table:style-name="ro1">
          <table:table-cell office:value-type="float" office:value="0.0546647" calcext:value-type="float">
            <text:p>0.0546647</text:p>
          </table:table-cell>
          <table:table-cell office:value-type="float" office:value="0.0130388" calcext:value-type="float">
            <text:p>0.0130388</text:p>
          </table:table-cell>
          <table:table-cell office:value-type="float" office:value="0.0685225" calcext:value-type="float">
            <text:p>0.0685225</text:p>
          </table:table-cell>
          <table:table-cell office:value-type="float" office:value="0.0447178" calcext:value-type="float">
            <text:p>0.0447178</text:p>
          </table:table-cell>
          <table:table-cell office:value-type="float" office:value="0.0157209" calcext:value-type="float">
            <text:p>0.0157209</text:p>
          </table:table-cell>
          <table:table-cell office:value-type="float" office:value="0.0721578" calcext:value-type="float">
            <text:p>0.0721578</text:p>
          </table:table-cell>
          <table:table-cell office:value-type="float" office:value="0.024871" calcext:value-type="float">
            <text:p>0.024871</text:p>
          </table:table-cell>
          <table:table-cell office:value-type="float" office:value="0.0377254" calcext:value-type="float">
            <text:p>0.0377254</text:p>
          </table:table-cell>
        </table:table-row>
        <table:table-row table:style-name="ro1">
          <table:table-cell office:value-type="float" office:value="0.0629408" calcext:value-type="float">
            <text:p>0.0629408</text:p>
          </table:table-cell>
          <table:table-cell office:value-type="float" office:value="0.0186648" calcext:value-type="float">
            <text:p>0.0186648</text:p>
          </table:table-cell>
          <table:table-cell office:value-type="float" office:value="0.0703833" calcext:value-type="float">
            <text:p>0.0703833</text:p>
          </table:table-cell>
          <table:table-cell office:value-type="float" office:value="0.0397652" calcext:value-type="float">
            <text:p>0.0397652</text:p>
          </table:table-cell>
          <table:table-cell office:value-type="float" office:value="0.0237222" calcext:value-type="float">
            <text:p>0.0237222</text:p>
          </table:table-cell>
          <table:table-cell office:value-type="float" office:value="0.0779438" calcext:value-type="float">
            <text:p>0.0779438</text:p>
          </table:table-cell>
          <table:table-cell office:value-type="float" office:value="0.0292101" calcext:value-type="float">
            <text:p>0.0292101</text:p>
          </table:table-cell>
          <table:table-cell office:value-type="float" office:value="0.0538457" calcext:value-type="float">
            <text:p>0.0538457</text:p>
          </table:table-cell>
        </table:table-row>
        <table:table-row table:style-name="ro1">
          <table:table-cell office:value-type="float" office:value="0.0573525" calcext:value-type="float">
            <text:p>0.0573525</text:p>
          </table:table-cell>
          <table:table-cell office:value-type="float" office:value="0.0309378" calcext:value-type="float">
            <text:p>0.0309378</text:p>
          </table:table-cell>
          <table:table-cell office:value-type="float" office:value="0.0712853" calcext:value-type="float">
            <text:p>0.0712853</text:p>
          </table:table-cell>
          <table:table-cell office:value-type="float" office:value="0.0308581" calcext:value-type="float">
            <text:p>0.0308581</text:p>
          </table:table-cell>
          <table:table-cell office:value-type="float" office:value="0.020912" calcext:value-type="float">
            <text:p>0.020912</text:p>
          </table:table-cell>
          <table:table-cell office:value-type="float" office:value="0.0799494" calcext:value-type="float">
            <text:p>0.0799494</text:p>
          </table:table-cell>
          <table:table-cell office:value-type="float" office:value="0.0298093" calcext:value-type="float">
            <text:p>0.0298093</text:p>
          </table:table-cell>
          <table:table-cell office:value-type="float" office:value="0.0571093" calcext:value-type="float">
            <text:p>0.0571093</text:p>
          </table:table-cell>
        </table:table-row>
        <table:table-row table:style-name="ro1">
          <table:table-cell office:value-type="float" office:value="0.053748" calcext:value-type="float">
            <text:p>0.053748</text:p>
          </table:table-cell>
          <table:table-cell office:value-type="float" office:value="0.0200451" calcext:value-type="float">
            <text:p>0.0200451</text:p>
          </table:table-cell>
          <table:table-cell office:value-type="float" office:value="0.0756745" calcext:value-type="float">
            <text:p>0.0756745</text:p>
          </table:table-cell>
          <table:table-cell office:value-type="float" office:value="0.0363173" calcext:value-type="float">
            <text:p>0.0363173</text:p>
          </table:table-cell>
          <table:table-cell office:value-type="float" office:value="0.0270858" calcext:value-type="float">
            <text:p>0.0270858</text:p>
          </table:table-cell>
          <table:table-cell office:value-type="float" office:value="0.0775107" calcext:value-type="float">
            <text:p>0.0775107</text:p>
          </table:table-cell>
          <table:table-cell office:value-type="float" office:value="0.0307043" calcext:value-type="float">
            <text:p>0.0307043</text:p>
          </table:table-cell>
          <table:table-cell office:value-type="float" office:value="0.044687" calcext:value-type="float">
            <text:p>0.044687</text:p>
          </table:table-cell>
        </table:table-row>
        <table:table-row table:style-name="ro1">
          <table:table-cell office:value-type="float" office:value="0.0567342" calcext:value-type="float">
            <text:p>0.0567342</text:p>
          </table:table-cell>
          <table:table-cell office:value-type="float" office:value="0.0245021" calcext:value-type="float">
            <text:p>0.0245021</text:p>
          </table:table-cell>
          <table:table-cell office:value-type="float" office:value="0.0595875" calcext:value-type="float">
            <text:p>0.0595875</text:p>
          </table:table-cell>
          <table:table-cell office:value-type="float" office:value="0.0476082" calcext:value-type="float">
            <text:p>0.0476082</text:p>
          </table:table-cell>
          <table:table-cell office:value-type="float" office:value="0.0135436" calcext:value-type="float">
            <text:p>0.0135436</text:p>
          </table:table-cell>
          <table:table-cell office:value-type="float" office:value="0.0756511" calcext:value-type="float">
            <text:p>0.0756511</text:p>
          </table:table-cell>
          <table:table-cell office:value-type="float" office:value="0.0314389" calcext:value-type="float">
            <text:p>0.0314389</text:p>
          </table:table-cell>
          <table:table-cell office:value-type="float" office:value="0.04933" calcext:value-type="float">
            <text:p>0.04933</text:p>
          </table:table-cell>
        </table:table-row>
        <table:table-row table:style-name="ro1">
          <table:table-cell office:value-type="float" office:value="0.0636362" calcext:value-type="float">
            <text:p>0.0636362</text:p>
          </table:table-cell>
          <table:table-cell office:value-type="float" office:value="0.0287647" calcext:value-type="float">
            <text:p>0.0287647</text:p>
          </table:table-cell>
          <table:table-cell office:value-type="float" office:value="0.0701582" calcext:value-type="float">
            <text:p>0.0701582</text:p>
          </table:table-cell>
          <table:table-cell office:value-type="float" office:value="0.046418" calcext:value-type="float">
            <text:p>0.046418</text:p>
          </table:table-cell>
          <table:table-cell office:value-type="float" office:value="0.0227512" calcext:value-type="float">
            <text:p>0.0227512</text:p>
          </table:table-cell>
          <table:table-cell office:value-type="float" office:value="0.0721613" calcext:value-type="float">
            <text:p>0.0721613</text:p>
          </table:table-cell>
          <table:table-cell office:value-type="float" office:value="0.0297069" calcext:value-type="float">
            <text:p>0.0297069</text:p>
          </table:table-cell>
          <table:table-cell office:value-type="float" office:value="0.0429225" calcext:value-type="float">
            <text:p>0.0429225</text:p>
          </table:table-cell>
        </table:table-row>
        <table:table-row table:style-name="ro1">
          <table:table-cell office:value-type="float" office:value="0.0713482" calcext:value-type="float">
            <text:p>0.0713482</text:p>
          </table:table-cell>
          <table:table-cell office:value-type="float" office:value="0.0215056" calcext:value-type="float">
            <text:p>0.0215056</text:p>
          </table:table-cell>
          <table:table-cell office:value-type="float" office:value="0.0630207" calcext:value-type="float">
            <text:p>0.0630207</text:p>
          </table:table-cell>
          <table:table-cell office:value-type="float" office:value="0.0444334" calcext:value-type="float">
            <text:p>0.0444334</text:p>
          </table:table-cell>
          <table:table-cell office:value-type="float" office:value="0.0213186" calcext:value-type="float">
            <text:p>0.0213186</text:p>
          </table:table-cell>
          <table:table-cell office:value-type="float" office:value="0.0808481" calcext:value-type="float">
            <text:p>0.0808481</text:p>
          </table:table-cell>
          <table:table-cell office:value-type="float" office:value="0.0267786" calcext:value-type="float">
            <text:p>0.0267786</text:p>
          </table:table-cell>
          <table:table-cell office:value-type="float" office:value="0.0451288" calcext:value-type="float">
            <text:p>0.0451288</text:p>
          </table:table-cell>
        </table:table-row>
        <table:table-row table:style-name="ro1">
          <table:table-cell office:value-type="float" office:value="0.0563479" calcext:value-type="float">
            <text:p>0.0563479</text:p>
          </table:table-cell>
          <table:table-cell office:value-type="float" office:value="0.0297485" calcext:value-type="float">
            <text:p>0.0297485</text:p>
          </table:table-cell>
          <table:table-cell office:value-type="float" office:value="0.0662028" calcext:value-type="float">
            <text:p>0.0662028</text:p>
          </table:table-cell>
          <table:table-cell office:value-type="float" office:value="0.0374565" calcext:value-type="float">
            <text:p>0.0374565</text:p>
          </table:table-cell>
          <table:table-cell office:value-type="float" office:value="0.0261537" calcext:value-type="float">
            <text:p>0.0261537</text:p>
          </table:table-cell>
          <table:table-cell office:value-type="float" office:value="0.0798088" calcext:value-type="float">
            <text:p>0.0798088</text:p>
          </table:table-cell>
          <table:table-cell office:value-type="float" office:value="0.032163" calcext:value-type="float">
            <text:p>0.032163</text:p>
          </table:table-cell>
          <table:table-cell office:value-type="float" office:value="0.0433388" calcext:value-type="float">
            <text:p>0.0433388</text:p>
          </table:table-cell>
        </table:table-row>
        <table:table-row table:style-name="ro1">
          <table:table-cell office:value-type="float" office:value="0.0628646" calcext:value-type="float">
            <text:p>0.0628646</text:p>
          </table:table-cell>
          <table:table-cell office:value-type="float" office:value="0.029639" calcext:value-type="float">
            <text:p>0.029639</text:p>
          </table:table-cell>
          <table:table-cell office:value-type="float" office:value="0.0622063" calcext:value-type="float">
            <text:p>0.0622063</text:p>
          </table:table-cell>
          <table:table-cell office:value-type="float" office:value="0.0393194" calcext:value-type="float">
            <text:p>0.0393194</text:p>
          </table:table-cell>
          <table:table-cell office:value-type="float" office:value="0.0215763" calcext:value-type="float">
            <text:p>0.0215763</text:p>
          </table:table-cell>
          <table:table-cell office:value-type="float" office:value="0.0764936" calcext:value-type="float">
            <text:p>0.0764936</text:p>
          </table:table-cell>
          <table:table-cell office:value-type="float" office:value="0.0389971" calcext:value-type="float">
            <text:p>0.0389971</text:p>
          </table:table-cell>
          <table:table-cell office:value-type="float" office:value="0.0524656" calcext:value-type="float">
            <text:p>0.0524656</text:p>
          </table:table-cell>
        </table:table-row>
        <table:table-row table:style-name="ro1">
          <table:table-cell office:value-type="float" office:value="0.0624088" calcext:value-type="float">
            <text:p>0.0624088</text:p>
          </table:table-cell>
          <table:table-cell office:value-type="float" office:value="0.0224963" calcext:value-type="float">
            <text:p>0.0224963</text:p>
          </table:table-cell>
          <table:table-cell office:value-type="float" office:value="0.0597486" calcext:value-type="float">
            <text:p>0.0597486</text:p>
          </table:table-cell>
          <table:table-cell office:value-type="float" office:value="0.0436679" calcext:value-type="float">
            <text:p>0.0436679</text:p>
          </table:table-cell>
          <table:table-cell office:value-type="float" office:value="0.0227353" calcext:value-type="float">
            <text:p>0.0227353</text:p>
          </table:table-cell>
          <table:table-cell office:value-type="float" office:value="0.0710394" calcext:value-type="float">
            <text:p>0.0710394</text:p>
          </table:table-cell>
          <table:table-cell office:value-type="float" office:value="0.0294754" calcext:value-type="float">
            <text:p>0.0294754</text:p>
          </table:table-cell>
          <table:table-cell office:value-type="float" office:value="0.0451797" calcext:value-type="float">
            <text:p>0.0451797</text:p>
          </table:table-cell>
        </table:table-row>
        <table:table-row table:style-name="ro1">
          <table:table-cell office:value-type="float" office:value="0.0637133" calcext:value-type="float">
            <text:p>0.0637133</text:p>
          </table:table-cell>
          <table:table-cell office:value-type="float" office:value="0.0185863" calcext:value-type="float">
            <text:p>0.0185863</text:p>
          </table:table-cell>
          <table:table-cell office:value-type="float" office:value="0.0610036" calcext:value-type="float">
            <text:p>0.0610036</text:p>
          </table:table-cell>
          <table:table-cell office:value-type="float" office:value="0.0440841" calcext:value-type="float">
            <text:p>0.0440841</text:p>
          </table:table-cell>
          <table:table-cell office:value-type="float" office:value="0.0172753" calcext:value-type="float">
            <text:p>0.0172753</text:p>
          </table:table-cell>
          <table:table-cell office:value-type="float" office:value="0.0715066" calcext:value-type="float">
            <text:p>0.0715066</text:p>
          </table:table-cell>
          <table:table-cell office:value-type="float" office:value="0.0332123" calcext:value-type="float">
            <text:p>0.0332123</text:p>
          </table:table-cell>
          <table:table-cell office:value-type="float" office:value="0.0369445" calcext:value-type="float">
            <text:p>0.0369445</text:p>
          </table:table-cell>
        </table:table-row>
        <table:table-row table:style-name="ro1">
          <table:table-cell office:value-type="float" office:value="0.0594515" calcext:value-type="float">
            <text:p>0.0594515</text:p>
          </table:table-cell>
          <table:table-cell office:value-type="float" office:value="0.0182972" calcext:value-type="float">
            <text:p>0.0182972</text:p>
          </table:table-cell>
          <table:table-cell office:value-type="float" office:value="0.0683288" calcext:value-type="float">
            <text:p>0.0683288</text:p>
          </table:table-cell>
          <table:table-cell office:value-type="float" office:value="0.0468829" calcext:value-type="float">
            <text:p>0.0468829</text:p>
          </table:table-cell>
          <table:table-cell office:value-type="float" office:value="0.0148339" calcext:value-type="float">
            <text:p>0.0148339</text:p>
          </table:table-cell>
          <table:table-cell office:value-type="float" office:value="0.0736888" calcext:value-type="float">
            <text:p>0.0736888</text:p>
          </table:table-cell>
          <table:table-cell office:value-type="float" office:value="0.0415563" calcext:value-type="float">
            <text:p>0.0415563</text:p>
          </table:table-cell>
          <table:table-cell office:value-type="float" office:value="0.0486528" calcext:value-type="float">
            <text:p>0.0486528</text:p>
          </table:table-cell>
        </table:table-row>
        <table:table-row table:style-name="ro1">
          <table:table-cell office:value-type="float" office:value="0.0509973" calcext:value-type="float">
            <text:p>0.0509973</text:p>
          </table:table-cell>
          <table:table-cell office:value-type="float" office:value="0.0200278" calcext:value-type="float">
            <text:p>0.0200278</text:p>
          </table:table-cell>
          <table:table-cell office:value-type="float" office:value="0.0674524" calcext:value-type="float">
            <text:p>0.0674524</text:p>
          </table:table-cell>
          <table:table-cell office:value-type="float" office:value="0.0405733" calcext:value-type="float">
            <text:p>0.0405733</text:p>
          </table:table-cell>
          <table:table-cell office:value-type="float" office:value="0.0177175" calcext:value-type="float">
            <text:p>0.0177175</text:p>
          </table:table-cell>
          <table:table-cell office:value-type="float" office:value="0.0754957" calcext:value-type="float">
            <text:p>0.0754957</text:p>
          </table:table-cell>
          <table:table-cell office:value-type="float" office:value="0.0285419" calcext:value-type="float">
            <text:p>0.0285419</text:p>
          </table:table-cell>
          <table:table-cell office:value-type="float" office:value="0.0486336" calcext:value-type="float">
            <text:p>0.0486336</text:p>
          </table:table-cell>
        </table:table-row>
        <table:table-row table:style-name="ro1">
          <table:table-cell office:value-type="float" office:value="0.0559063" calcext:value-type="float">
            <text:p>0.0559063</text:p>
          </table:table-cell>
          <table:table-cell office:value-type="float" office:value="0.0165724" calcext:value-type="float">
            <text:p>0.0165724</text:p>
          </table:table-cell>
          <table:table-cell office:value-type="float" office:value="0.0625535" calcext:value-type="float">
            <text:p>0.0625535</text:p>
          </table:table-cell>
          <table:table-cell office:value-type="float" office:value="0.0465229" calcext:value-type="float">
            <text:p>0.0465229</text:p>
          </table:table-cell>
          <table:table-cell office:value-type="float" office:value="0.0228449" calcext:value-type="float">
            <text:p>0.0228449</text:p>
          </table:table-cell>
          <table:table-cell office:value-type="float" office:value="0.0684787" calcext:value-type="float">
            <text:p>0.0684787</text:p>
          </table:table-cell>
          <table:table-cell office:value-type="float" office:value="0.0299704" calcext:value-type="float">
            <text:p>0.0299704</text:p>
          </table:table-cell>
          <table:table-cell office:value-type="float" office:value="0.0416144" calcext:value-type="float">
            <text:p>0.0416144</text:p>
          </table:table-cell>
        </table:table-row>
        <table:table-row table:style-name="ro1">
          <table:table-cell office:value-type="float" office:value="0.055533" calcext:value-type="float">
            <text:p>0.055533</text:p>
          </table:table-cell>
          <table:table-cell office:value-type="float" office:value="0.0257323" calcext:value-type="float">
            <text:p>0.0257323</text:p>
          </table:table-cell>
          <table:table-cell office:value-type="float" office:value="0.0681994" calcext:value-type="float">
            <text:p>0.0681994</text:p>
          </table:table-cell>
          <table:table-cell office:value-type="float" office:value="0.0368846" calcext:value-type="float">
            <text:p>0.0368846</text:p>
          </table:table-cell>
          <table:table-cell office:value-type="float" office:value="0.0202193" calcext:value-type="float">
            <text:p>0.0202193</text:p>
          </table:table-cell>
          <table:table-cell office:value-type="float" office:value="0.0703915" calcext:value-type="float">
            <text:p>0.0703915</text:p>
          </table:table-cell>
          <table:table-cell office:value-type="float" office:value="0.0282396" calcext:value-type="float">
            <text:p>0.0282396</text:p>
          </table:table-cell>
          <table:table-cell office:value-type="float" office:value="0.0407527" calcext:value-type="float">
            <text:p>0.0407527</text:p>
          </table:table-cell>
        </table:table-row>
        <table:table-row table:style-name="ro1">
          <table:table-cell office:value-type="float" office:value="0.0625563" calcext:value-type="float">
            <text:p>0.0625563</text:p>
          </table:table-cell>
          <table:table-cell office:value-type="float" office:value="0.0293066" calcext:value-type="float">
            <text:p>0.0293066</text:p>
          </table:table-cell>
          <table:table-cell office:value-type="float" office:value="0.0659881" calcext:value-type="float">
            <text:p>0.0659881</text:p>
          </table:table-cell>
          <table:table-cell office:value-type="float" office:value="0.0406768" calcext:value-type="float">
            <text:p>0.0406768</text:p>
          </table:table-cell>
          <table:table-cell office:value-type="float" office:value="0.0144306" calcext:value-type="float">
            <text:p>0.0144306</text:p>
          </table:table-cell>
          <table:table-cell office:value-type="float" office:value="0.0718022" calcext:value-type="float">
            <text:p>0.0718022</text:p>
          </table:table-cell>
          <table:table-cell office:value-type="float" office:value="0.0388496" calcext:value-type="float">
            <text:p>0.0388496</text:p>
          </table:table-cell>
          <table:table-cell office:value-type="float" office:value="0.0385693" calcext:value-type="float">
            <text:p>0.0385693</text:p>
          </table:table-cell>
        </table:table-row>
        <table:table-row table:style-name="ro1">
          <table:table-cell office:value-type="float" office:value="0.0578973" calcext:value-type="float">
            <text:p>0.0578973</text:p>
          </table:table-cell>
          <table:table-cell office:value-type="float" office:value="0.0262615" calcext:value-type="float">
            <text:p>0.0262615</text:p>
          </table:table-cell>
          <table:table-cell office:value-type="float" office:value="0.0636042" calcext:value-type="float">
            <text:p>0.0636042</text:p>
          </table:table-cell>
          <table:table-cell office:value-type="float" office:value="0.0411345" calcext:value-type="float">
            <text:p>0.0411345</text:p>
          </table:table-cell>
          <table:table-cell office:value-type="float" office:value="0.0224061" calcext:value-type="float">
            <text:p>0.0224061</text:p>
          </table:table-cell>
          <table:table-cell office:value-type="float" office:value="0.0691168" calcext:value-type="float">
            <text:p>0.0691168</text:p>
          </table:table-cell>
          <table:table-cell office:value-type="float" office:value="0.0306194" calcext:value-type="float">
            <text:p>0.0306194</text:p>
          </table:table-cell>
          <table:table-cell office:value-type="float" office:value="0.0460857" calcext:value-type="float">
            <text:p>0.0460857</text:p>
          </table:table-cell>
        </table:table-row>
        <table:table-row table:style-name="ro1">
          <table:table-cell office:value-type="float" office:value="0.060217" calcext:value-type="float">
            <text:p>0.060217</text:p>
          </table:table-cell>
          <table:table-cell office:value-type="float" office:value="0.017758" calcext:value-type="float">
            <text:p>0.017758</text:p>
          </table:table-cell>
          <table:table-cell office:value-type="float" office:value="0.0682198" calcext:value-type="float">
            <text:p>0.0682198</text:p>
          </table:table-cell>
          <table:table-cell office:value-type="float" office:value="0.0434192" calcext:value-type="float">
            <text:p>0.0434192</text:p>
          </table:table-cell>
          <table:table-cell office:value-type="float" office:value="0.0135706" calcext:value-type="float">
            <text:p>0.0135706</text:p>
          </table:table-cell>
          <table:table-cell office:value-type="float" office:value="0.0724495" calcext:value-type="float">
            <text:p>0.0724495</text:p>
          </table:table-cell>
          <table:table-cell office:value-type="float" office:value="0.0327831" calcext:value-type="float">
            <text:p>0.0327831</text:p>
          </table:table-cell>
          <table:table-cell office:value-type="float" office:value="0.0385086" calcext:value-type="float">
            <text:p>0.0385086</text:p>
          </table:table-cell>
        </table:table-row>
        <table:table-row table:style-name="ro1">
          <table:table-cell office:value-type="float" office:value="0.045858" calcext:value-type="float">
            <text:p>0.045858</text:p>
          </table:table-cell>
          <table:table-cell office:value-type="float" office:value="0.0187805" calcext:value-type="float">
            <text:p>0.0187805</text:p>
          </table:table-cell>
          <table:table-cell office:value-type="float" office:value="0.069439" calcext:value-type="float">
            <text:p>0.069439</text:p>
          </table:table-cell>
          <table:table-cell office:value-type="float" office:value="0.0392865" calcext:value-type="float">
            <text:p>0.0392865</text:p>
          </table:table-cell>
          <table:table-cell office:value-type="float" office:value="0.0210047" calcext:value-type="float">
            <text:p>0.0210047</text:p>
          </table:table-cell>
          <table:table-cell office:value-type="float" office:value="0.0675617" calcext:value-type="float">
            <text:p>0.0675617</text:p>
          </table:table-cell>
          <table:table-cell office:value-type="float" office:value="0.0307533" calcext:value-type="float">
            <text:p>0.0307533</text:p>
          </table:table-cell>
          <table:table-cell office:value-type="float" office:value="0.0429979" calcext:value-type="float">
            <text:p>0.0429979</text:p>
          </table:table-cell>
        </table:table-row>
        <table:table-row table:style-name="ro1">
          <table:table-cell office:value-type="float" office:value="0.0608385" calcext:value-type="float">
            <text:p>0.0608385</text:p>
          </table:table-cell>
          <table:table-cell office:value-type="float" office:value="0.031433" calcext:value-type="float">
            <text:p>0.031433</text:p>
          </table:table-cell>
          <table:table-cell office:value-type="float" office:value="0.0666634" calcext:value-type="float">
            <text:p>0.0666634</text:p>
          </table:table-cell>
          <table:table-cell office:value-type="float" office:value="0.0379159" calcext:value-type="float">
            <text:p>0.0379159</text:p>
          </table:table-cell>
          <table:table-cell office:value-type="float" office:value="0.0185229" calcext:value-type="float">
            <text:p>0.0185229</text:p>
          </table:table-cell>
          <table:table-cell office:value-type="float" office:value="0.0804397" calcext:value-type="float">
            <text:p>0.0804397</text:p>
          </table:table-cell>
          <table:table-cell office:value-type="float" office:value="0.0403175" calcext:value-type="float">
            <text:p>0.0403175</text:p>
          </table:table-cell>
          <table:table-cell office:value-type="float" office:value="0.0455292" calcext:value-type="float">
            <text:p>0.0455292</text:p>
          </table:table-cell>
        </table:table-row>
        <table:table-row table:style-name="ro1">
          <table:table-cell office:value-type="float" office:value="0.0453189" calcext:value-type="float">
            <text:p>0.0453189</text:p>
          </table:table-cell>
          <table:table-cell office:value-type="float" office:value="0.0261779" calcext:value-type="float">
            <text:p>0.0261779</text:p>
          </table:table-cell>
          <table:table-cell office:value-type="float" office:value="0.0759064" calcext:value-type="float">
            <text:p>0.0759064</text:p>
          </table:table-cell>
          <table:table-cell office:value-type="float" office:value="0.0464808" calcext:value-type="float">
            <text:p>0.0464808</text:p>
          </table:table-cell>
          <table:table-cell office:value-type="float" office:value="0.0192118" calcext:value-type="float">
            <text:p>0.0192118</text:p>
          </table:table-cell>
          <table:table-cell office:value-type="float" office:value="0.0683537" calcext:value-type="float">
            <text:p>0.0683537</text:p>
          </table:table-cell>
          <table:table-cell office:value-type="float" office:value="0.0390201" calcext:value-type="float">
            <text:p>0.0390201</text:p>
          </table:table-cell>
          <table:table-cell office:value-type="float" office:value="0.0455871" calcext:value-type="float">
            <text:p>0.0455871</text:p>
          </table:table-cell>
        </table:table-row>
        <table:table-row table:style-name="ro1">
          <table:table-cell office:value-type="float" office:value="0.063665" calcext:value-type="float">
            <text:p>0.063665</text:p>
          </table:table-cell>
          <table:table-cell office:value-type="float" office:value="0.031304" calcext:value-type="float">
            <text:p>0.031304</text:p>
          </table:table-cell>
          <table:table-cell office:value-type="float" office:value="0.0663967" calcext:value-type="float">
            <text:p>0.0663967</text:p>
          </table:table-cell>
          <table:table-cell office:value-type="float" office:value="0.0289567" calcext:value-type="float">
            <text:p>0.0289567</text:p>
          </table:table-cell>
          <table:table-cell office:value-type="float" office:value="0.0196039" calcext:value-type="float">
            <text:p>0.0196039</text:p>
          </table:table-cell>
          <table:table-cell office:value-type="float" office:value="0.0719015" calcext:value-type="float">
            <text:p>0.0719015</text:p>
          </table:table-cell>
          <table:table-cell office:value-type="float" office:value="0.0400963" calcext:value-type="float">
            <text:p>0.0400963</text:p>
          </table:table-cell>
          <table:table-cell office:value-type="float" office:value="0.0478341" calcext:value-type="float">
            <text:p>0.0478341</text:p>
          </table:table-cell>
        </table:table-row>
        <table:table-row table:style-name="ro1">
          <table:table-cell office:value-type="float" office:value="0.0559865" calcext:value-type="float">
            <text:p>0.0559865</text:p>
          </table:table-cell>
          <table:table-cell office:value-type="float" office:value="0.0268215" calcext:value-type="float">
            <text:p>0.0268215</text:p>
          </table:table-cell>
          <table:table-cell office:value-type="float" office:value="0.0681688" calcext:value-type="float">
            <text:p>0.0681688</text:p>
          </table:table-cell>
          <table:table-cell office:value-type="float" office:value="0.0422852" calcext:value-type="float">
            <text:p>0.0422852</text:p>
          </table:table-cell>
          <table:table-cell office:value-type="float" office:value="0.0215294" calcext:value-type="float">
            <text:p>0.0215294</text:p>
          </table:table-cell>
          <table:table-cell office:value-type="float" office:value="0.0755649" calcext:value-type="float">
            <text:p>0.0755649</text:p>
          </table:table-cell>
          <table:table-cell office:value-type="float" office:value="0.0353977" calcext:value-type="float">
            <text:p>0.0353977</text:p>
          </table:table-cell>
          <table:table-cell office:value-type="float" office:value="0.0482086" calcext:value-type="float">
            <text:p>0.0482086</text:p>
          </table:table-cell>
        </table:table-row>
        <table:table-row table:style-name="ro1">
          <table:table-cell office:value-type="float" office:value="0.0657165" calcext:value-type="float">
            <text:p>0.0657165</text:p>
          </table:table-cell>
          <table:table-cell office:value-type="float" office:value="0.0249165" calcext:value-type="float">
            <text:p>0.0249165</text:p>
          </table:table-cell>
          <table:table-cell office:value-type="float" office:value="0.0605825" calcext:value-type="float">
            <text:p>0.0605825</text:p>
          </table:table-cell>
          <table:table-cell office:value-type="float" office:value="0.0396469" calcext:value-type="float">
            <text:p>0.0396469</text:p>
          </table:table-cell>
          <table:table-cell office:value-type="float" office:value="0.023611" calcext:value-type="float">
            <text:p>0.023611</text:p>
          </table:table-cell>
          <table:table-cell office:value-type="float" office:value="0.0837269" calcext:value-type="float">
            <text:p>0.0837269</text:p>
          </table:table-cell>
          <table:table-cell office:value-type="float" office:value="0.0256722" calcext:value-type="float">
            <text:p>0.0256722</text:p>
          </table:table-cell>
          <table:table-cell office:value-type="float" office:value="0.0495153" calcext:value-type="float">
            <text:p>0.0495153</text:p>
          </table:table-cell>
        </table:table-row>
        <table:table-row table:style-name="ro1">
          <table:table-cell office:value-type="float" office:value="0.0558076" calcext:value-type="float">
            <text:p>0.0558076</text:p>
          </table:table-cell>
          <table:table-cell office:value-type="float" office:value="0.019567" calcext:value-type="float">
            <text:p>0.019567</text:p>
          </table:table-cell>
          <table:table-cell office:value-type="float" office:value="0.0621599" calcext:value-type="float">
            <text:p>0.0621599</text:p>
          </table:table-cell>
          <table:table-cell office:value-type="float" office:value="0.0432995" calcext:value-type="float">
            <text:p>0.0432995</text:p>
          </table:table-cell>
          <table:table-cell office:value-type="float" office:value="0.0212263" calcext:value-type="float">
            <text:p>0.0212263</text:p>
          </table:table-cell>
          <table:table-cell office:value-type="float" office:value="0.0813114" calcext:value-type="float">
            <text:p>0.0813114</text:p>
          </table:table-cell>
          <table:table-cell office:value-type="float" office:value="0.0358778" calcext:value-type="float">
            <text:p>0.0358778</text:p>
          </table:table-cell>
          <table:table-cell office:value-type="float" office:value="0.0343107" calcext:value-type="float">
            <text:p>0.0343107</text:p>
          </table:table-cell>
        </table:table-row>
        <table:table-row table:style-name="ro1">
          <table:table-cell office:value-type="float" office:value="0.0530277" calcext:value-type="float">
            <text:p>0.0530277</text:p>
          </table:table-cell>
          <table:table-cell office:value-type="float" office:value="0.029881" calcext:value-type="float">
            <text:p>0.029881</text:p>
          </table:table-cell>
          <table:table-cell office:value-type="float" office:value="0.0534885" calcext:value-type="float">
            <text:p>0.0534885</text:p>
          </table:table-cell>
          <table:table-cell office:value-type="float" office:value="0.0349125" calcext:value-type="float">
            <text:p>0.0349125</text:p>
          </table:table-cell>
          <table:table-cell office:value-type="float" office:value="0.0172127" calcext:value-type="float">
            <text:p>0.0172127</text:p>
          </table:table-cell>
          <table:table-cell office:value-type="float" office:value="0.0766357" calcext:value-type="float">
            <text:p>0.0766357</text:p>
          </table:table-cell>
          <table:table-cell office:value-type="float" office:value="0.0374458" calcext:value-type="float">
            <text:p>0.0374458</text:p>
          </table:table-cell>
          <table:table-cell office:value-type="float" office:value="0.0473125" calcext:value-type="float">
            <text:p>0.0473125</text:p>
          </table:table-cell>
        </table:table-row>
        <table:table-row table:style-name="ro1">
          <table:table-cell office:value-type="float" office:value="0.0576355" calcext:value-type="float">
            <text:p>0.0576355</text:p>
          </table:table-cell>
          <table:table-cell office:value-type="float" office:value="0.018733" calcext:value-type="float">
            <text:p>0.018733</text:p>
          </table:table-cell>
          <table:table-cell office:value-type="float" office:value="0.0798421" calcext:value-type="float">
            <text:p>0.0798421</text:p>
          </table:table-cell>
          <table:table-cell office:value-type="float" office:value="0.0378098" calcext:value-type="float">
            <text:p>0.0378098</text:p>
          </table:table-cell>
          <table:table-cell office:value-type="float" office:value="0.0247688" calcext:value-type="float">
            <text:p>0.0247688</text:p>
          </table:table-cell>
          <table:table-cell office:value-type="float" office:value="0.0917146" calcext:value-type="float">
            <text:p>0.0917146</text:p>
          </table:table-cell>
          <table:table-cell office:value-type="float" office:value="0.0337122" calcext:value-type="float">
            <text:p>0.0337122</text:p>
          </table:table-cell>
          <table:table-cell office:value-type="float" office:value="0.0408236" calcext:value-type="float">
            <text:p>0.0408236</text:p>
          </table:table-cell>
        </table:table-row>
        <table:table-row table:style-name="ro1">
          <table:table-cell office:value-type="float" office:value="0.066502" calcext:value-type="float">
            <text:p>0.066502</text:p>
          </table:table-cell>
          <table:table-cell office:value-type="float" office:value="0.0238753" calcext:value-type="float">
            <text:p>0.0238753</text:p>
          </table:table-cell>
          <table:table-cell office:value-type="float" office:value="0.0619587" calcext:value-type="float">
            <text:p>0.0619587</text:p>
          </table:table-cell>
          <table:table-cell office:value-type="float" office:value="0.0382758" calcext:value-type="float">
            <text:p>0.0382758</text:p>
          </table:table-cell>
          <table:table-cell office:value-type="float" office:value="0.0211265" calcext:value-type="float">
            <text:p>0.0211265</text:p>
          </table:table-cell>
          <table:table-cell office:value-type="float" office:value="0.0760724" calcext:value-type="float">
            <text:p>0.0760724</text:p>
          </table:table-cell>
          <table:table-cell office:value-type="float" office:value="0.0292027" calcext:value-type="float">
            <text:p>0.0292027</text:p>
          </table:table-cell>
          <table:table-cell office:value-type="float" office:value="0.0411298" calcext:value-type="float">
            <text:p>0.0411298</text:p>
          </table:table-cell>
        </table:table-row>
        <table:table-row table:style-name="ro1">
          <table:table-cell office:value-type="float" office:value="0.0614444" calcext:value-type="float">
            <text:p>0.0614444</text:p>
          </table:table-cell>
          <table:table-cell office:value-type="float" office:value="0.0201067" calcext:value-type="float">
            <text:p>0.0201067</text:p>
          </table:table-cell>
          <table:table-cell office:value-type="float" office:value="0.0568341" calcext:value-type="float">
            <text:p>0.0568341</text:p>
          </table:table-cell>
          <table:table-cell office:value-type="float" office:value="0.034511" calcext:value-type="float">
            <text:p>0.034511</text:p>
          </table:table-cell>
          <table:table-cell office:value-type="float" office:value="0.0273727" calcext:value-type="float">
            <text:p>0.0273727</text:p>
          </table:table-cell>
          <table:table-cell office:value-type="float" office:value="0.0691881" calcext:value-type="float">
            <text:p>0.0691881</text:p>
          </table:table-cell>
          <table:table-cell office:value-type="float" office:value="0.0304587" calcext:value-type="float">
            <text:p>0.0304587</text:p>
          </table:table-cell>
          <table:table-cell office:value-type="float" office:value="0.0325579" calcext:value-type="float">
            <text:p>0.0325579</text:p>
          </table:table-cell>
        </table:table-row>
        <table:table-row table:style-name="ro1">
          <table:table-cell office:value-type="float" office:value="0.067615" calcext:value-type="float">
            <text:p>0.067615</text:p>
          </table:table-cell>
          <table:table-cell office:value-type="float" office:value="0.0291333" calcext:value-type="float">
            <text:p>0.0291333</text:p>
          </table:table-cell>
          <table:table-cell office:value-type="float" office:value="0.0563169" calcext:value-type="float">
            <text:p>0.0563169</text:p>
          </table:table-cell>
          <table:table-cell office:value-type="float" office:value="0.0395933" calcext:value-type="float">
            <text:p>0.0395933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0734384" calcext:value-type="float">
            <text:p>0.0734384</text:p>
          </table:table-cell>
          <table:table-cell office:value-type="float" office:value="0.0388418" calcext:value-type="float">
            <text:p>0.0388418</text:p>
          </table:table-cell>
          <table:table-cell office:value-type="float" office:value="0.0472498" calcext:value-type="float">
            <text:p>0.0472498</text:p>
          </table:table-cell>
        </table:table-row>
        <table:table-row table:style-name="ro1">
          <table:table-cell office:value-type="float" office:value="0.0693096" calcext:value-type="float">
            <text:p>0.0693096</text:p>
          </table:table-cell>
          <table:table-cell office:value-type="float" office:value="0.0270939" calcext:value-type="float">
            <text:p>0.0270939</text:p>
          </table:table-cell>
          <table:table-cell office:value-type="float" office:value="0.0607719" calcext:value-type="float">
            <text:p>0.0607719</text:p>
          </table:table-cell>
          <table:table-cell office:value-type="float" office:value="0.0415748" calcext:value-type="float">
            <text:p>0.0415748</text:p>
          </table:table-cell>
          <table:table-cell office:value-type="float" office:value="0.0177934" calcext:value-type="float">
            <text:p>0.0177934</text:p>
          </table:table-cell>
          <table:table-cell office:value-type="float" office:value="0.0798593" calcext:value-type="float">
            <text:p>0.0798593</text:p>
          </table:table-cell>
          <table:table-cell office:value-type="float" office:value="0.03773" calcext:value-type="float">
            <text:p>0.03773</text:p>
          </table:table-cell>
          <table:table-cell office:value-type="float" office:value="0.0454311" calcext:value-type="float">
            <text:p>0.0454311</text:p>
          </table:table-cell>
        </table:table-row>
        <table:table-row table:style-name="ro1">
          <table:table-cell office:value-type="float" office:value="0.0589085" calcext:value-type="float">
            <text:p>0.0589085</text:p>
          </table:table-cell>
          <table:table-cell office:value-type="float" office:value="0.025274" calcext:value-type="float">
            <text:p>0.025274</text:p>
          </table:table-cell>
          <table:table-cell office:value-type="float" office:value="0.0662954" calcext:value-type="float">
            <text:p>0.0662954</text:p>
          </table:table-cell>
          <table:table-cell office:value-type="float" office:value="0.0281114" calcext:value-type="float">
            <text:p>0.0281114</text:p>
          </table:table-cell>
          <table:table-cell office:value-type="float" office:value="0.0135251" calcext:value-type="float">
            <text:p>0.0135251</text:p>
          </table:table-cell>
          <table:table-cell office:value-type="float" office:value="0.0818657" calcext:value-type="float">
            <text:p>0.0818657</text:p>
          </table:table-cell>
          <table:table-cell office:value-type="float" office:value="0.0275631" calcext:value-type="float">
            <text:p>0.0275631</text:p>
          </table:table-cell>
          <table:table-cell office:value-type="float" office:value="0.0346873" calcext:value-type="float">
            <text:p>0.0346873</text:p>
          </table:table-cell>
        </table:table-row>
        <table:table-row table:style-name="ro1">
          <table:table-cell office:value-type="float" office:value="0.0593817" calcext:value-type="float">
            <text:p>0.0593817</text:p>
          </table:table-cell>
          <table:table-cell office:value-type="float" office:value="0.0197371" calcext:value-type="float">
            <text:p>0.0197371</text:p>
          </table:table-cell>
          <table:table-cell office:value-type="float" office:value="0.0694936" calcext:value-type="float">
            <text:p>0.0694936</text:p>
          </table:table-cell>
          <table:table-cell office:value-type="float" office:value="0.0398647" calcext:value-type="float">
            <text:p>0.0398647</text:p>
          </table:table-cell>
          <table:table-cell office:value-type="float" office:value="0.0216118" calcext:value-type="float">
            <text:p>0.0216118</text:p>
          </table:table-cell>
          <table:table-cell office:value-type="float" office:value="0.0689824" calcext:value-type="float">
            <text:p>0.0689824</text:p>
          </table:table-cell>
          <table:table-cell office:value-type="float" office:value="0.0384196" calcext:value-type="float">
            <text:p>0.0384196</text:p>
          </table:table-cell>
          <table:table-cell office:value-type="float" office:value="0.050639" calcext:value-type="float">
            <text:p>0.050639</text:p>
          </table:table-cell>
        </table:table-row>
        <table:table-row table:style-name="ro1">
          <table:table-cell office:value-type="float" office:value="0.0672519" calcext:value-type="float">
            <text:p>0.0672519</text:p>
          </table:table-cell>
          <table:table-cell office:value-type="float" office:value="0.0248465" calcext:value-type="float">
            <text:p>0.0248465</text:p>
          </table:table-cell>
          <table:table-cell office:value-type="float" office:value="0.0712415" calcext:value-type="float">
            <text:p>0.0712415</text:p>
          </table:table-cell>
          <table:table-cell office:value-type="float" office:value="0.0394782" calcext:value-type="float">
            <text:p>0.0394782</text:p>
          </table:table-cell>
          <table:table-cell office:value-type="float" office:value="0.0151669" calcext:value-type="float">
            <text:p>0.0151669</text:p>
          </table:table-cell>
          <table:table-cell office:value-type="float" office:value="0.0665398" calcext:value-type="float">
            <text:p>0.0665398</text:p>
          </table:table-cell>
          <table:table-cell office:value-type="float" office:value="0.0261129" calcext:value-type="float">
            <text:p>0.0261129</text:p>
          </table:table-cell>
          <table:table-cell office:value-type="float" office:value="0.0294278" calcext:value-type="float">
            <text:p>0.0294278</text:p>
          </table:table-cell>
        </table:table-row>
        <table:table-row table:style-name="ro1">
          <table:table-cell office:value-type="float" office:value="0.0529978" calcext:value-type="float">
            <text:p>0.0529978</text:p>
          </table:table-cell>
          <table:table-cell office:value-type="float" office:value="0.0278589" calcext:value-type="float">
            <text:p>0.0278589</text:p>
          </table:table-cell>
          <table:table-cell office:value-type="float" office:value="0.0694933" calcext:value-type="float">
            <text:p>0.0694933</text:p>
          </table:table-cell>
          <table:table-cell office:value-type="float" office:value="0.0339134" calcext:value-type="float">
            <text:p>0.0339134</text:p>
          </table:table-cell>
          <table:table-cell office:value-type="float" office:value="0.0239248" calcext:value-type="float">
            <text:p>0.0239248</text:p>
          </table:table-cell>
          <table:table-cell office:value-type="float" office:value="0.0652286" calcext:value-type="float">
            <text:p>0.0652286</text:p>
          </table:table-cell>
          <table:table-cell office:value-type="float" office:value="0.0271179" calcext:value-type="float">
            <text:p>0.0271179</text:p>
          </table:table-cell>
          <table:table-cell office:value-type="float" office:value="0.0424826" calcext:value-type="float">
            <text:p>0.0424826</text:p>
          </table:table-cell>
        </table:table-row>
        <table:table-row table:style-name="ro1">
          <table:table-cell office:value-type="float" office:value="0.0555097" calcext:value-type="float">
            <text:p>0.0555097</text:p>
          </table:table-cell>
          <table:table-cell office:value-type="float" office:value="0.0180662" calcext:value-type="float">
            <text:p>0.0180662</text:p>
          </table:table-cell>
          <table:table-cell office:value-type="float" office:value="0.0724197" calcext:value-type="float">
            <text:p>0.0724197</text:p>
          </table:table-cell>
          <table:table-cell office:value-type="float" office:value="0.0361317" calcext:value-type="float">
            <text:p>0.0361317</text:p>
          </table:table-cell>
          <table:table-cell office:value-type="float" office:value="0.0240225" calcext:value-type="float">
            <text:p>0.0240225</text:p>
          </table:table-cell>
          <table:table-cell office:value-type="float" office:value="0.0796725" calcext:value-type="float">
            <text:p>0.0796725</text:p>
          </table:table-cell>
          <table:table-cell office:value-type="float" office:value="0.0321286" calcext:value-type="float">
            <text:p>0.0321286</text:p>
          </table:table-cell>
          <table:table-cell office:value-type="float" office:value="0.0380787" calcext:value-type="float">
            <text:p>0.0380787</text:p>
          </table:table-cell>
        </table:table-row>
        <table:table-row table:style-name="ro1">
          <table:table-cell office:value-type="float" office:value="0.0534228" calcext:value-type="float">
            <text:p>0.0534228</text:p>
          </table:table-cell>
          <table:table-cell office:value-type="float" office:value="0.0154484" calcext:value-type="float">
            <text:p>0.0154484</text:p>
          </table:table-cell>
          <table:table-cell office:value-type="float" office:value="0.0599629" calcext:value-type="float">
            <text:p>0.0599629</text:p>
          </table:table-cell>
          <table:table-cell office:value-type="float" office:value="0.0356228" calcext:value-type="float">
            <text:p>0.0356228</text:p>
          </table:table-cell>
          <table:table-cell office:value-type="float" office:value="0.0203336" calcext:value-type="float">
            <text:p>0.0203336</text:p>
          </table:table-cell>
          <table:table-cell office:value-type="float" office:value="0.0751493" calcext:value-type="float">
            <text:p>0.0751493</text:p>
          </table:table-cell>
          <table:table-cell office:value-type="float" office:value="0.0310908" calcext:value-type="float">
            <text:p>0.0310908</text:p>
          </table:table-cell>
          <table:table-cell office:value-type="float" office:value="0.03844" calcext:value-type="float">
            <text:p>0.03844</text:p>
          </table:table-cell>
        </table:table-row>
        <table:table-row table:style-name="ro1">
          <table:table-cell office:value-type="float" office:value="0.05121" calcext:value-type="float">
            <text:p>0.05121</text:p>
          </table:table-cell>
          <table:table-cell office:value-type="float" office:value="0.0288068" calcext:value-type="float">
            <text:p>0.0288068</text:p>
          </table:table-cell>
          <table:table-cell office:value-type="float" office:value="0.0765517" calcext:value-type="float">
            <text:p>0.0765517</text:p>
          </table:table-cell>
          <table:table-cell office:value-type="float" office:value="0.0366579" calcext:value-type="float">
            <text:p>0.0366579</text:p>
          </table:table-cell>
          <table:table-cell office:value-type="float" office:value="0.012437" calcext:value-type="float">
            <text:p>0.012437</text:p>
          </table:table-cell>
          <table:table-cell office:value-type="float" office:value="0.0722486" calcext:value-type="float">
            <text:p>0.0722486</text:p>
          </table:table-cell>
          <table:table-cell office:value-type="float" office:value="0.0251152" calcext:value-type="float">
            <text:p>0.0251152</text:p>
          </table:table-cell>
          <table:table-cell office:value-type="float" office:value="0.0419975" calcext:value-type="float">
            <text:p>0.0419975</text:p>
          </table:table-cell>
        </table:table-row>
        <table:table-row table:style-name="ro1">
          <table:table-cell office:value-type="float" office:value="0.0631459" calcext:value-type="float">
            <text:p>0.0631459</text:p>
          </table:table-cell>
          <table:table-cell office:value-type="float" office:value="0.0152681" calcext:value-type="float">
            <text:p>0.0152681</text:p>
          </table:table-cell>
          <table:table-cell office:value-type="float" office:value="0.0685301" calcext:value-type="float">
            <text:p>0.0685301</text:p>
          </table:table-cell>
          <table:table-cell office:value-type="float" office:value="0.0357809" calcext:value-type="float">
            <text:p>0.0357809</text:p>
          </table:table-cell>
          <table:table-cell office:value-type="float" office:value="0.0173518" calcext:value-type="float">
            <text:p>0.0173518</text:p>
          </table:table-cell>
          <table:table-cell office:value-type="float" office:value="0.0753511" calcext:value-type="float">
            <text:p>0.0753511</text:p>
          </table:table-cell>
          <table:table-cell office:value-type="float" office:value="0.0282554" calcext:value-type="float">
            <text:p>0.0282554</text:p>
          </table:table-cell>
          <table:table-cell office:value-type="float" office:value="0.0414394" calcext:value-type="float">
            <text:p>0.0414394</text:p>
          </table:table-cell>
        </table:table-row>
        <table:table-row table:style-name="ro1">
          <table:table-cell office:value-type="float" office:value="0.0600812" calcext:value-type="float">
            <text:p>0.0600812</text:p>
          </table:table-cell>
          <table:table-cell office:value-type="float" office:value="0.0199499" calcext:value-type="float">
            <text:p>0.0199499</text:p>
          </table:table-cell>
          <table:table-cell office:value-type="float" office:value="0.0721902" calcext:value-type="float">
            <text:p>0.0721902</text:p>
          </table:table-cell>
          <table:table-cell office:value-type="float" office:value="0.0404753" calcext:value-type="float">
            <text:p>0.0404753</text:p>
          </table:table-cell>
          <table:table-cell office:value-type="float" office:value="0.0181635" calcext:value-type="float">
            <text:p>0.0181635</text:p>
          </table:table-cell>
          <table:table-cell office:value-type="float" office:value="0.0707198" calcext:value-type="float">
            <text:p>0.0707198</text:p>
          </table:table-cell>
          <table:table-cell office:value-type="float" office:value="0.0334108" calcext:value-type="float">
            <text:p>0.0334108</text:p>
          </table:table-cell>
          <table:table-cell office:value-type="float" office:value="0.0434166" calcext:value-type="float">
            <text:p>0.0434166</text:p>
          </table:table-cell>
        </table:table-row>
        <table:table-row table:style-name="ro1">
          <table:table-cell office:value-type="float" office:value="0.0594742" calcext:value-type="float">
            <text:p>0.0594742</text:p>
          </table:table-cell>
          <table:table-cell office:value-type="float" office:value="0.020309" calcext:value-type="float">
            <text:p>0.020309</text:p>
          </table:table-cell>
          <table:table-cell office:value-type="float" office:value="0.0656688" calcext:value-type="float">
            <text:p>0.0656688</text:p>
          </table:table-cell>
          <table:table-cell office:value-type="float" office:value="0.0430286" calcext:value-type="float">
            <text:p>0.0430286</text:p>
          </table:table-cell>
          <table:table-cell office:value-type="float" office:value="0.0158955" calcext:value-type="float">
            <text:p>0.0158955</text:p>
          </table:table-cell>
          <table:table-cell office:value-type="float" office:value="0.0729388" calcext:value-type="float">
            <text:p>0.0729388</text:p>
          </table:table-cell>
          <table:table-cell office:value-type="float" office:value="0.029495" calcext:value-type="float">
            <text:p>0.029495</text:p>
          </table:table-cell>
          <table:table-cell office:value-type="float" office:value="0.0462958" calcext:value-type="float">
            <text:p>0.0462958</text:p>
          </table:table-cell>
        </table:table-row>
        <table:table-row table:style-name="ro1">
          <table:table-cell office:value-type="float" office:value="0.0578977" calcext:value-type="float">
            <text:p>0.0578977</text:p>
          </table:table-cell>
          <table:table-cell office:value-type="float" office:value="0.0300636" calcext:value-type="float">
            <text:p>0.0300636</text:p>
          </table:table-cell>
          <table:table-cell office:value-type="float" office:value="0.0610739" calcext:value-type="float">
            <text:p>0.0610739</text:p>
          </table:table-cell>
          <table:table-cell office:value-type="float" office:value="0.0322785" calcext:value-type="float">
            <text:p>0.0322785</text:p>
          </table:table-cell>
          <table:table-cell office:value-type="float" office:value="0.017246" calcext:value-type="float">
            <text:p>0.017246</text:p>
          </table:table-cell>
          <table:table-cell office:value-type="float" office:value="0.0729022" calcext:value-type="float">
            <text:p>0.0729022</text:p>
          </table:table-cell>
          <table:table-cell office:value-type="float" office:value="0.0201545" calcext:value-type="float">
            <text:p>0.0201545</text:p>
          </table:table-cell>
          <table:table-cell office:value-type="float" office:value="0.04044" calcext:value-type="float">
            <text:p>0.04044</text:p>
          </table:table-cell>
        </table:table-row>
        <table:table-row table:style-name="ro1">
          <table:table-cell office:value-type="float" office:value="0.0545492" calcext:value-type="float">
            <text:p>0.0545492</text:p>
          </table:table-cell>
          <table:table-cell office:value-type="float" office:value="0.0342273" calcext:value-type="float">
            <text:p>0.0342273</text:p>
          </table:table-cell>
          <table:table-cell office:value-type="float" office:value="0.0725685" calcext:value-type="float">
            <text:p>0.0725685</text:p>
          </table:table-cell>
          <table:table-cell office:value-type="float" office:value="0.034663" calcext:value-type="float">
            <text:p>0.034663</text:p>
          </table:table-cell>
          <table:table-cell office:value-type="float" office:value="0.0235934" calcext:value-type="float">
            <text:p>0.0235934</text:p>
          </table:table-cell>
          <table:table-cell office:value-type="float" office:value="0.0747201" calcext:value-type="float">
            <text:p>0.0747201</text:p>
          </table:table-cell>
          <table:table-cell office:value-type="float" office:value="0.0263413" calcext:value-type="float">
            <text:p>0.0263413</text:p>
          </table:table-cell>
          <table:table-cell office:value-type="float" office:value="0.0403586" calcext:value-type="float">
            <text:p>0.0403586</text:p>
          </table:table-cell>
        </table:table-row>
        <table:table-row table:style-name="ro1">
          <table:table-cell office:value-type="float" office:value="0.0578712" calcext:value-type="float">
            <text:p>0.0578712</text:p>
          </table:table-cell>
          <table:table-cell office:value-type="float" office:value="0.0321227" calcext:value-type="float">
            <text:p>0.0321227</text:p>
          </table:table-cell>
          <table:table-cell office:value-type="float" office:value="0.0619315" calcext:value-type="float">
            <text:p>0.0619315</text:p>
          </table:table-cell>
          <table:table-cell office:value-type="float" office:value="0.0419342" calcext:value-type="float">
            <text:p>0.0419342</text:p>
          </table:table-cell>
          <table:table-cell office:value-type="float" office:value="0.0229563" calcext:value-type="float">
            <text:p>0.0229563</text:p>
          </table:table-cell>
          <table:table-cell office:value-type="float" office:value="0.0756399" calcext:value-type="float">
            <text:p>0.0756399</text:p>
          </table:table-cell>
          <table:table-cell office:value-type="float" office:value="0.0379809" calcext:value-type="float">
            <text:p>0.0379809</text:p>
          </table:table-cell>
          <table:table-cell office:value-type="float" office:value="0.0464229" calcext:value-type="float">
            <text:p>0.0464229</text:p>
          </table:table-cell>
        </table:table-row>
        <table:table-row table:style-name="ro1">
          <table:table-cell office:value-type="float" office:value="0.0548435" calcext:value-type="float">
            <text:p>0.0548435</text:p>
          </table:table-cell>
          <table:table-cell office:value-type="float" office:value="0.0289537" calcext:value-type="float">
            <text:p>0.0289537</text:p>
          </table:table-cell>
          <table:table-cell office:value-type="float" office:value="0.057642" calcext:value-type="float">
            <text:p>0.057642</text:p>
          </table:table-cell>
          <table:table-cell office:value-type="float" office:value="0.0444316" calcext:value-type="float">
            <text:p>0.0444316</text:p>
          </table:table-cell>
          <table:table-cell office:value-type="float" office:value="0.0111846" calcext:value-type="float">
            <text:p>0.0111846</text:p>
          </table:table-cell>
          <table:table-cell office:value-type="float" office:value="0.0635172" calcext:value-type="float">
            <text:p>0.0635172</text:p>
          </table:table-cell>
          <table:table-cell office:value-type="float" office:value="0.0283795" calcext:value-type="float">
            <text:p>0.0283795</text:p>
          </table:table-cell>
          <table:table-cell office:value-type="float" office:value="0.0389226" calcext:value-type="float">
            <text:p>0.0389226</text:p>
          </table:table-cell>
        </table:table-row>
        <table:table-row table:style-name="ro1">
          <table:table-cell office:value-type="float" office:value="0.0577953" calcext:value-type="float">
            <text:p>0.0577953</text:p>
          </table:table-cell>
          <table:table-cell office:value-type="float" office:value="0.0240557" calcext:value-type="float">
            <text:p>0.0240557</text:p>
          </table:table-cell>
          <table:table-cell office:value-type="float" office:value="0.0601529" calcext:value-type="float">
            <text:p>0.0601529</text:p>
          </table:table-cell>
          <table:table-cell office:value-type="float" office:value="0.0428688" calcext:value-type="float">
            <text:p>0.0428688</text:p>
          </table:table-cell>
          <table:table-cell office:value-type="float" office:value="0.0185621" calcext:value-type="float">
            <text:p>0.0185621</text:p>
          </table:table-cell>
          <table:table-cell office:value-type="float" office:value="0.0723067" calcext:value-type="float">
            <text:p>0.0723067</text:p>
          </table:table-cell>
          <table:table-cell office:value-type="float" office:value="0.0272716" calcext:value-type="float">
            <text:p>0.0272716</text:p>
          </table:table-cell>
          <table:table-cell office:value-type="float" office:value="0.0328734" calcext:value-type="float">
            <text:p>0.0328734</text:p>
          </table:table-cell>
        </table:table-row>
        <table:table-row table:style-name="ro1">
          <table:table-cell office:value-type="float" office:value="0.0511102" calcext:value-type="float">
            <text:p>0.0511102</text:p>
          </table:table-cell>
          <table:table-cell office:value-type="float" office:value="0.0166726" calcext:value-type="float">
            <text:p>0.0166726</text:p>
          </table:table-cell>
          <table:table-cell office:value-type="float" office:value="0.0618305" calcext:value-type="float">
            <text:p>0.0618305</text:p>
          </table:table-cell>
          <table:table-cell office:value-type="float" office:value="0.0383008" calcext:value-type="float">
            <text:p>0.0383008</text:p>
          </table:table-cell>
          <table:table-cell office:value-type="float" office:value="0.0159701" calcext:value-type="float">
            <text:p>0.0159701</text:p>
          </table:table-cell>
          <table:table-cell office:value-type="float" office:value="0.0792709" calcext:value-type="float">
            <text:p>0.0792709</text:p>
          </table:table-cell>
          <table:table-cell office:value-type="float" office:value="0.0404447" calcext:value-type="float">
            <text:p>0.0404447</text:p>
          </table:table-cell>
          <table:table-cell office:value-type="float" office:value="0.043407" calcext:value-type="float">
            <text:p>0.043407</text:p>
          </table:table-cell>
        </table:table-row>
        <table:table-row table:style-name="ro1">
          <table:table-cell office:value-type="float" office:value="0.0613298" calcext:value-type="float">
            <text:p>0.0613298</text:p>
          </table:table-cell>
          <table:table-cell office:value-type="float" office:value="0.0191071" calcext:value-type="float">
            <text:p>0.0191071</text:p>
          </table:table-cell>
          <table:table-cell office:value-type="float" office:value="0.0591933" calcext:value-type="float">
            <text:p>0.0591933</text:p>
          </table:table-cell>
          <table:table-cell office:value-type="float" office:value="0.0429126" calcext:value-type="float">
            <text:p>0.0429126</text:p>
          </table:table-cell>
          <table:table-cell office:value-type="float" office:value="0.0175169" calcext:value-type="float">
            <text:p>0.0175169</text:p>
          </table:table-cell>
          <table:table-cell office:value-type="float" office:value="0.0739494" calcext:value-type="float">
            <text:p>0.0739494</text:p>
          </table:table-cell>
          <table:table-cell office:value-type="float" office:value="0.0350775" calcext:value-type="float">
            <text:p>0.0350775</text:p>
          </table:table-cell>
          <table:table-cell office:value-type="float" office:value="0.0400129" calcext:value-type="float">
            <text:p>0.0400129</text:p>
          </table:table-cell>
        </table:table-row>
        <table:table-row table:style-name="ro1">
          <table:table-cell office:value-type="float" office:value="0.0612831" calcext:value-type="float">
            <text:p>0.0612831</text:p>
          </table:table-cell>
          <table:table-cell office:value-type="float" office:value="0.023719" calcext:value-type="float">
            <text:p>0.023719</text:p>
          </table:table-cell>
          <table:table-cell office:value-type="float" office:value="0.0658795" calcext:value-type="float">
            <text:p>0.0658795</text:p>
          </table:table-cell>
          <table:table-cell office:value-type="float" office:value="0.0421475" calcext:value-type="float">
            <text:p>0.0421475</text:p>
          </table:table-cell>
          <table:table-cell office:value-type="float" office:value="0.0177384" calcext:value-type="float">
            <text:p>0.0177384</text:p>
          </table:table-cell>
          <table:table-cell office:value-type="float" office:value="0.0746087" calcext:value-type="float">
            <text:p>0.0746087</text:p>
          </table:table-cell>
          <table:table-cell office:value-type="float" office:value="0.0348829" calcext:value-type="float">
            <text:p>0.0348829</text:p>
          </table:table-cell>
          <table:table-cell office:value-type="float" office:value="0.0446517" calcext:value-type="float">
            <text:p>0.0446517</text:p>
          </table:table-cell>
        </table:table-row>
        <table:table-row table:style-name="ro1">
          <table:table-cell office:value-type="float" office:value="0.0503832" calcext:value-type="float">
            <text:p>0.0503832</text:p>
          </table:table-cell>
          <table:table-cell office:value-type="float" office:value="0.0201616" calcext:value-type="float">
            <text:p>0.0201616</text:p>
          </table:table-cell>
          <table:table-cell office:value-type="float" office:value="0.0628796" calcext:value-type="float">
            <text:p>0.0628796</text:p>
          </table:table-cell>
          <table:table-cell office:value-type="float" office:value="0.0356747" calcext:value-type="float">
            <text:p>0.0356747</text:p>
          </table:table-cell>
          <table:table-cell office:value-type="float" office:value="0.0152077" calcext:value-type="float">
            <text:p>0.0152077</text:p>
          </table:table-cell>
          <table:table-cell office:value-type="float" office:value="0.0700895" calcext:value-type="float">
            <text:p>0.0700895</text:p>
          </table:table-cell>
          <table:table-cell office:value-type="float" office:value="0.0283248" calcext:value-type="float">
            <text:p>0.0283248</text:p>
          </table:table-cell>
          <table:table-cell office:value-type="float" office:value="0.0392819" calcext:value-type="float">
            <text:p>0.0392819</text:p>
          </table:table-cell>
        </table:table-row>
        <table:table-row table:style-name="ro1">
          <table:table-cell office:value-type="float" office:value="0.0582331" calcext:value-type="float">
            <text:p>0.0582331</text:p>
          </table:table-cell>
          <table:table-cell office:value-type="float" office:value="0.021092" calcext:value-type="float">
            <text:p>0.021092</text:p>
          </table:table-cell>
          <table:table-cell office:value-type="float" office:value="0.0611677" calcext:value-type="float">
            <text:p>0.0611677</text:p>
          </table:table-cell>
          <table:table-cell office:value-type="float" office:value="0.039144" calcext:value-type="float">
            <text:p>0.039144</text:p>
          </table:table-cell>
          <table:table-cell office:value-type="float" office:value="0.0169692" calcext:value-type="float">
            <text:p>0.0169692</text:p>
          </table:table-cell>
          <table:table-cell office:value-type="float" office:value="0.0649168" calcext:value-type="float">
            <text:p>0.0649168</text:p>
          </table:table-cell>
          <table:table-cell office:value-type="float" office:value="0.0266382" calcext:value-type="float">
            <text:p>0.0266382</text:p>
          </table:table-cell>
          <table:table-cell office:value-type="float" office:value="0.0423155" calcext:value-type="float">
            <text:p>0.0423155</text:p>
          </table:table-cell>
        </table:table-row>
        <table:table-row table:style-name="ro1">
          <table:table-cell office:value-type="float" office:value="0.0565242" calcext:value-type="float">
            <text:p>0.0565242</text:p>
          </table:table-cell>
          <table:table-cell office:value-type="float" office:value="0.0316039" calcext:value-type="float">
            <text:p>0.0316039</text:p>
          </table:table-cell>
          <table:table-cell office:value-type="float" office:value="0.0632376" calcext:value-type="float">
            <text:p>0.0632376</text:p>
          </table:table-cell>
          <table:table-cell office:value-type="float" office:value="0.0444423" calcext:value-type="float">
            <text:p>0.0444423</text:p>
          </table:table-cell>
          <table:table-cell office:value-type="float" office:value="0.0245487" calcext:value-type="float">
            <text:p>0.0245487</text:p>
          </table:table-cell>
          <table:table-cell office:value-type="float" office:value="0.0696725" calcext:value-type="float">
            <text:p>0.0696725</text:p>
          </table:table-cell>
          <table:table-cell office:value-type="float" office:value="0.0293943" calcext:value-type="float">
            <text:p>0.0293943</text:p>
          </table:table-cell>
          <table:table-cell office:value-type="float" office:value="0.0477342" calcext:value-type="float">
            <text:p>0.0477342</text:p>
          </table:table-cell>
        </table:table-row>
        <table:table-row table:style-name="ro1">
          <table:table-cell office:value-type="float" office:value="0.0532212" calcext:value-type="float">
            <text:p>0.0532212</text:p>
          </table:table-cell>
          <table:table-cell office:value-type="float" office:value="0.0172357" calcext:value-type="float">
            <text:p>0.0172357</text:p>
          </table:table-cell>
          <table:table-cell office:value-type="float" office:value="0.0579005" calcext:value-type="float">
            <text:p>0.0579005</text:p>
          </table:table-cell>
          <table:table-cell office:value-type="float" office:value="0.0360684" calcext:value-type="float">
            <text:p>0.0360684</text:p>
          </table:table-cell>
          <table:table-cell office:value-type="float" office:value="0.0223602" calcext:value-type="float">
            <text:p>0.0223602</text:p>
          </table:table-cell>
          <table:table-cell office:value-type="float" office:value="0.068618" calcext:value-type="float">
            <text:p>0.068618</text:p>
          </table:table-cell>
          <table:table-cell office:value-type="float" office:value="0.0338091" calcext:value-type="float">
            <text:p>0.0338091</text:p>
          </table:table-cell>
          <table:table-cell office:value-type="float" office:value="0.0360048" calcext:value-type="float">
            <text:p>0.0360048</text:p>
          </table:table-cell>
        </table:table-row>
        <table:table-row table:style-name="ro1">
          <table:table-cell office:value-type="float" office:value="0.0604571" calcext:value-type="float">
            <text:p>0.0604571</text:p>
          </table:table-cell>
          <table:table-cell office:value-type="float" office:value="0.0287537" calcext:value-type="float">
            <text:p>0.0287537</text:p>
          </table:table-cell>
          <table:table-cell office:value-type="float" office:value="0.0664883" calcext:value-type="float">
            <text:p>0.0664883</text:p>
          </table:table-cell>
          <table:table-cell office:value-type="float" office:value="0.042673" calcext:value-type="float">
            <text:p>0.042673</text:p>
          </table:table-cell>
          <table:table-cell office:value-type="float" office:value="0.0137064" calcext:value-type="float">
            <text:p>0.0137064</text:p>
          </table:table-cell>
          <table:table-cell office:value-type="float" office:value="0.0730471" calcext:value-type="float">
            <text:p>0.0730471</text:p>
          </table:table-cell>
          <table:table-cell office:value-type="float" office:value="0.0334419" calcext:value-type="float">
            <text:p>0.0334419</text:p>
          </table:table-cell>
          <table:table-cell office:value-type="float" office:value="0.0452773" calcext:value-type="float">
            <text:p>0.0452773</text:p>
          </table:table-cell>
        </table:table-row>
        <table:table-row table:style-name="ro1">
          <table:table-cell office:value-type="float" office:value="0.0491698" calcext:value-type="float">
            <text:p>0.0491698</text:p>
          </table:table-cell>
          <table:table-cell office:value-type="float" office:value="0.0253665" calcext:value-type="float">
            <text:p>0.0253665</text:p>
          </table:table-cell>
          <table:table-cell office:value-type="float" office:value="0.0733984" calcext:value-type="float">
            <text:p>0.0733984</text:p>
          </table:table-cell>
          <table:table-cell office:value-type="float" office:value="0.0419772" calcext:value-type="float">
            <text:p>0.0419772</text:p>
          </table:table-cell>
          <table:table-cell office:value-type="float" office:value="0.0351924" calcext:value-type="float">
            <text:p>0.0351924</text:p>
          </table:table-cell>
          <table:table-cell office:value-type="float" office:value="0.0619045" calcext:value-type="float">
            <text:p>0.0619045</text:p>
          </table:table-cell>
          <table:table-cell office:value-type="float" office:value="0.0399605" calcext:value-type="float">
            <text:p>0.0399605</text:p>
          </table:table-cell>
          <table:table-cell office:value-type="float" office:value="0.0477608" calcext:value-type="float">
            <text:p>0.0477608</text:p>
          </table:table-cell>
        </table:table-row>
        <table:table-row table:style-name="ro1">
          <table:table-cell office:value-type="float" office:value="0.0582298" calcext:value-type="float">
            <text:p>0.0582298</text:p>
          </table:table-cell>
          <table:table-cell office:value-type="float" office:value="0.0290411" calcext:value-type="float">
            <text:p>0.0290411</text:p>
          </table:table-cell>
          <table:table-cell office:value-type="float" office:value="0.0691316" calcext:value-type="float">
            <text:p>0.0691316</text:p>
          </table:table-cell>
          <table:table-cell office:value-type="float" office:value="0.0512667" calcext:value-type="float">
            <text:p>0.0512667</text:p>
          </table:table-cell>
          <table:table-cell office:value-type="float" office:value="0.0277181" calcext:value-type="float">
            <text:p>0.0277181</text:p>
          </table:table-cell>
          <table:table-cell office:value-type="float" office:value="0.0808453" calcext:value-type="float">
            <text:p>0.0808453</text:p>
          </table:table-cell>
          <table:table-cell office:value-type="float" office:value="0.0226248" calcext:value-type="float">
            <text:p>0.0226248</text:p>
          </table:table-cell>
          <table:table-cell office:value-type="float" office:value="0.0555334" calcext:value-type="float">
            <text:p>0.0555334</text:p>
          </table:table-cell>
        </table:table-row>
        <table:table-row table:style-name="ro1">
          <table:table-cell office:value-type="float" office:value="0.0482599" calcext:value-type="float">
            <text:p>0.0482599</text:p>
          </table:table-cell>
          <table:table-cell office:value-type="float" office:value="0.0197654" calcext:value-type="float">
            <text:p>0.0197654</text:p>
          </table:table-cell>
          <table:table-cell office:value-type="float" office:value="0.0645655" calcext:value-type="float">
            <text:p>0.0645655</text:p>
          </table:table-cell>
          <table:table-cell office:value-type="float" office:value="0.0312571" calcext:value-type="float">
            <text:p>0.0312571</text:p>
          </table:table-cell>
          <table:table-cell office:value-type="float" office:value="0.027195" calcext:value-type="float">
            <text:p>0.027195</text:p>
          </table:table-cell>
          <table:table-cell office:value-type="float" office:value="0.0673802" calcext:value-type="float">
            <text:p>0.0673802</text:p>
          </table:table-cell>
          <table:table-cell office:value-type="float" office:value="0.0405835" calcext:value-type="float">
            <text:p>0.0405835</text:p>
          </table:table-cell>
          <table:table-cell office:value-type="float" office:value="0.0485509" calcext:value-type="float">
            <text:p>0.0485509</text:p>
          </table:table-cell>
        </table:table-row>
        <table:table-row table:style-name="ro1">
          <table:table-cell office:value-type="float" office:value="0.0527874" calcext:value-type="float">
            <text:p>0.0527874</text:p>
          </table:table-cell>
          <table:table-cell office:value-type="float" office:value="0.0243598" calcext:value-type="float">
            <text:p>0.0243598</text:p>
          </table:table-cell>
          <table:table-cell office:value-type="float" office:value="0.0656872" calcext:value-type="float">
            <text:p>0.0656872</text:p>
          </table:table-cell>
          <table:table-cell office:value-type="float" office:value="0.0398751" calcext:value-type="float">
            <text:p>0.0398751</text:p>
          </table:table-cell>
          <table:table-cell office:value-type="float" office:value="0.0119881" calcext:value-type="float">
            <text:p>0.0119881</text:p>
          </table:table-cell>
          <table:table-cell office:value-type="float" office:value="0.0718028" calcext:value-type="float">
            <text:p>0.0718028</text:p>
          </table:table-cell>
          <table:table-cell office:value-type="float" office:value="0.0312582" calcext:value-type="float">
            <text:p>0.0312582</text:p>
          </table:table-cell>
          <table:table-cell office:value-type="float" office:value="0.0456867" calcext:value-type="float">
            <text:p>0.0456867</text:p>
          </table:table-cell>
        </table:table-row>
        <table:table-row table:style-name="ro1">
          <table:table-cell office:value-type="float" office:value="0.0669854" calcext:value-type="float">
            <text:p>0.0669854</text:p>
          </table:table-cell>
          <table:table-cell office:value-type="float" office:value="0.0248875" calcext:value-type="float">
            <text:p>0.0248875</text:p>
          </table:table-cell>
          <table:table-cell office:value-type="float" office:value="0.0736367" calcext:value-type="float">
            <text:p>0.0736367</text:p>
          </table:table-cell>
          <table:table-cell office:value-type="float" office:value="0.045404" calcext:value-type="float">
            <text:p>0.045404</text:p>
          </table:table-cell>
          <table:table-cell office:value-type="float" office:value="0.0269226" calcext:value-type="float">
            <text:p>0.0269226</text:p>
          </table:table-cell>
          <table:table-cell office:value-type="float" office:value="0.0776601" calcext:value-type="float">
            <text:p>0.0776601</text:p>
          </table:table-cell>
          <table:table-cell office:value-type="float" office:value="0.0369807" calcext:value-type="float">
            <text:p>0.0369807</text:p>
          </table:table-cell>
          <table:table-cell office:value-type="float" office:value="0.0516254" calcext:value-type="float">
            <text:p>0.0516254</text:p>
          </table:table-cell>
        </table:table-row>
        <table:table-row table:style-name="ro1">
          <table:table-cell office:value-type="float" office:value="0.0555658" calcext:value-type="float">
            <text:p>0.0555658</text:p>
          </table:table-cell>
          <table:table-cell office:value-type="float" office:value="0.0229174" calcext:value-type="float">
            <text:p>0.0229174</text:p>
          </table:table-cell>
          <table:table-cell office:value-type="float" office:value="0.0674685" calcext:value-type="float">
            <text:p>0.0674685</text:p>
          </table:table-cell>
          <table:table-cell office:value-type="float" office:value="0.043476" calcext:value-type="float">
            <text:p>0.043476</text:p>
          </table:table-cell>
          <table:table-cell office:value-type="float" office:value="0.0146312" calcext:value-type="float">
            <text:p>0.0146312</text:p>
          </table:table-cell>
          <table:table-cell office:value-type="float" office:value="0.0811513" calcext:value-type="float">
            <text:p>0.0811513</text:p>
          </table:table-cell>
          <table:table-cell office:value-type="float" office:value="0.0340892" calcext:value-type="float">
            <text:p>0.0340892</text:p>
          </table:table-cell>
          <table:table-cell office:value-type="float" office:value="0.0588042" calcext:value-type="float">
            <text:p>0.0588042</text:p>
          </table:table-cell>
        </table:table-row>
        <table:table-row table:style-name="ro1">
          <table:table-cell office:value-type="float" office:value="0.0589281" calcext:value-type="float">
            <text:p>0.0589281</text:p>
          </table:table-cell>
          <table:table-cell office:value-type="float" office:value="0.0283978" calcext:value-type="float">
            <text:p>0.0283978</text:p>
          </table:table-cell>
          <table:table-cell office:value-type="float" office:value="0.0735221" calcext:value-type="float">
            <text:p>0.0735221</text:p>
          </table:table-cell>
          <table:table-cell office:value-type="float" office:value="0.0479205" calcext:value-type="float">
            <text:p>0.0479205</text:p>
          </table:table-cell>
          <table:table-cell office:value-type="float" office:value="0.0174413" calcext:value-type="float">
            <text:p>0.0174413</text:p>
          </table:table-cell>
          <table:table-cell office:value-type="float" office:value="0.0830407" calcext:value-type="float">
            <text:p>0.0830407</text:p>
          </table:table-cell>
          <table:table-cell office:value-type="float" office:value="0.0381093" calcext:value-type="float">
            <text:p>0.0381093</text:p>
          </table:table-cell>
          <table:table-cell office:value-type="float" office:value="0.0526088" calcext:value-type="float">
            <text:p>0.0526088</text:p>
          </table:table-cell>
        </table:table-row>
        <table:table-row table:style-name="ro1">
          <table:table-cell office:value-type="float" office:value="0.0665487" calcext:value-type="float">
            <text:p>0.0665487</text:p>
          </table:table-cell>
          <table:table-cell office:value-type="float" office:value="0.0193723" calcext:value-type="float">
            <text:p>0.0193723</text:p>
          </table:table-cell>
          <table:table-cell office:value-type="float" office:value="0.0697111" calcext:value-type="float">
            <text:p>0.0697111</text:p>
          </table:table-cell>
          <table:table-cell office:value-type="float" office:value="0.0379122" calcext:value-type="float">
            <text:p>0.0379122</text:p>
          </table:table-cell>
          <table:table-cell office:value-type="float" office:value="0.0265092" calcext:value-type="float">
            <text:p>0.0265092</text:p>
          </table:table-cell>
          <table:table-cell office:value-type="float" office:value="0.0757093" calcext:value-type="float">
            <text:p>0.0757093</text:p>
          </table:table-cell>
          <table:table-cell office:value-type="float" office:value="0.02801" calcext:value-type="float">
            <text:p>0.02801</text:p>
          </table:table-cell>
          <table:table-cell office:value-type="float" office:value="0.0540384" calcext:value-type="float">
            <text:p>0.0540384</text:p>
          </table:table-cell>
        </table:table-row>
        <table:table-row table:style-name="ro1">
          <table:table-cell office:value-type="float" office:value="0.0621471" calcext:value-type="float">
            <text:p>0.0621471</text:p>
          </table:table-cell>
          <table:table-cell office:value-type="float" office:value="0.0274221" calcext:value-type="float">
            <text:p>0.0274221</text:p>
          </table:table-cell>
          <table:table-cell office:value-type="float" office:value="0.0723862" calcext:value-type="float">
            <text:p>0.0723862</text:p>
          </table:table-cell>
          <table:table-cell office:value-type="float" office:value="0.0492213" calcext:value-type="float">
            <text:p>0.0492213</text:p>
          </table:table-cell>
          <table:table-cell office:value-type="float" office:value="0.0265181" calcext:value-type="float">
            <text:p>0.0265181</text:p>
          </table:table-cell>
          <table:table-cell office:value-type="float" office:value="0.0738974" calcext:value-type="float">
            <text:p>0.0738974</text:p>
          </table:table-cell>
          <table:table-cell office:value-type="float" office:value="0.0390016" calcext:value-type="float">
            <text:p>0.0390016</text:p>
          </table:table-cell>
          <table:table-cell office:value-type="float" office:value="0.0449484" calcext:value-type="float">
            <text:p>0.0449484</text:p>
          </table:table-cell>
        </table:table-row>
        <table:table-row table:style-name="ro1">
          <table:table-cell office:value-type="float" office:value="0.0639911" calcext:value-type="float">
            <text:p>0.0639911</text:p>
          </table:table-cell>
          <table:table-cell office:value-type="float" office:value="0.0391649" calcext:value-type="float">
            <text:p>0.0391649</text:p>
          </table:table-cell>
          <table:table-cell office:value-type="float" office:value="0.0594949" calcext:value-type="float">
            <text:p>0.0594949</text:p>
          </table:table-cell>
          <table:table-cell office:value-type="float" office:value="0.0433149" calcext:value-type="float">
            <text:p>0.0433149</text:p>
          </table:table-cell>
          <table:table-cell office:value-type="float" office:value="0.0203898" calcext:value-type="float">
            <text:p>0.0203898</text:p>
          </table:table-cell>
          <table:table-cell office:value-type="float" office:value="0.0803805" calcext:value-type="float">
            <text:p>0.0803805</text:p>
          </table:table-cell>
          <table:table-cell office:value-type="float" office:value="0.0364033" calcext:value-type="float">
            <text:p>0.0364033</text:p>
          </table:table-cell>
          <table:table-cell office:value-type="float" office:value="0.0519593" calcext:value-type="float">
            <text:p>0.0519593</text:p>
          </table:table-cell>
        </table:table-row>
        <table:table-row table:style-name="ro1">
          <table:table-cell office:value-type="float" office:value="0.0692753" calcext:value-type="float">
            <text:p>0.0692753</text:p>
          </table:table-cell>
          <table:table-cell office:value-type="float" office:value="0.0330837" calcext:value-type="float">
            <text:p>0.0330837</text:p>
          </table:table-cell>
          <table:table-cell office:value-type="float" office:value="0.0718311" calcext:value-type="float">
            <text:p>0.0718311</text:p>
          </table:table-cell>
          <table:table-cell office:value-type="float" office:value="0.0441822" calcext:value-type="float">
            <text:p>0.0441822</text:p>
          </table:table-cell>
          <table:table-cell office:value-type="float" office:value="0.0145939" calcext:value-type="float">
            <text:p>0.0145939</text:p>
          </table:table-cell>
          <table:table-cell office:value-type="float" office:value="0.0707186" calcext:value-type="float">
            <text:p>0.0707186</text:p>
          </table:table-cell>
          <table:table-cell office:value-type="float" office:value="0.0390264" calcext:value-type="float">
            <text:p>0.0390264</text:p>
          </table:table-cell>
          <table:table-cell office:value-type="float" office:value="0.0462077" calcext:value-type="float">
            <text:p>0.0462077</text:p>
          </table:table-cell>
        </table:table-row>
        <table:table-row table:style-name="ro1">
          <table:table-cell office:value-type="float" office:value="0.0623579" calcext:value-type="float">
            <text:p>0.0623579</text:p>
          </table:table-cell>
          <table:table-cell office:value-type="float" office:value="0.0295973" calcext:value-type="float">
            <text:p>0.0295973</text:p>
          </table:table-cell>
          <table:table-cell office:value-type="float" office:value="0.0647609" calcext:value-type="float">
            <text:p>0.0647609</text:p>
          </table:table-cell>
          <table:table-cell office:value-type="float" office:value="0.0439137" calcext:value-type="float">
            <text:p>0.0439137</text:p>
          </table:table-cell>
          <table:table-cell office:value-type="float" office:value="0.0207195" calcext:value-type="float">
            <text:p>0.0207195</text:p>
          </table:table-cell>
          <table:table-cell office:value-type="float" office:value="0.0756062" calcext:value-type="float">
            <text:p>0.0756062</text:p>
          </table:table-cell>
          <table:table-cell office:value-type="float" office:value="0.0383779" calcext:value-type="float">
            <text:p>0.0383779</text:p>
          </table:table-cell>
          <table:table-cell office:value-type="float" office:value="0.0460798" calcext:value-type="float">
            <text:p>0.0460798</text:p>
          </table:table-cell>
        </table:table-row>
        <table:table-row table:style-name="ro1">
          <table:table-cell office:value-type="float" office:value="0.0616801" calcext:value-type="float">
            <text:p>0.0616801</text:p>
          </table:table-cell>
          <table:table-cell office:value-type="float" office:value="0.0293855" calcext:value-type="float">
            <text:p>0.0293855</text:p>
          </table:table-cell>
          <table:table-cell office:value-type="float" office:value="0.0755484" calcext:value-type="float">
            <text:p>0.0755484</text:p>
          </table:table-cell>
          <table:table-cell office:value-type="float" office:value="0.0426761" calcext:value-type="float">
            <text:p>0.0426761</text:p>
          </table:table-cell>
          <table:table-cell office:value-type="float" office:value="0.0165718" calcext:value-type="float">
            <text:p>0.0165718</text:p>
          </table:table-cell>
          <table:table-cell office:value-type="float" office:value="0.0779551" calcext:value-type="float">
            <text:p>0.0779551</text:p>
          </table:table-cell>
          <table:table-cell office:value-type="float" office:value="0.0292012" calcext:value-type="float">
            <text:p>0.0292012</text:p>
          </table:table-cell>
          <table:table-cell office:value-type="float" office:value="0.038984" calcext:value-type="float">
            <text:p>0.038984</text:p>
          </table:table-cell>
        </table:table-row>
        <table:table-row table:style-name="ro1">
          <table:table-cell office:value-type="float" office:value="0.0637647" calcext:value-type="float">
            <text:p>0.0637647</text:p>
          </table:table-cell>
          <table:table-cell office:value-type="float" office:value="0.0296308" calcext:value-type="float">
            <text:p>0.0296308</text:p>
          </table:table-cell>
          <table:table-cell office:value-type="float" office:value="0.0710457" calcext:value-type="float">
            <text:p>0.0710457</text:p>
          </table:table-cell>
          <table:table-cell office:value-type="float" office:value="0.0461147" calcext:value-type="float">
            <text:p>0.0461147</text:p>
          </table:table-cell>
          <table:table-cell office:value-type="float" office:value="0.0178145" calcext:value-type="float">
            <text:p>0.0178145</text:p>
          </table:table-cell>
          <table:table-cell office:value-type="float" office:value="0.078715" calcext:value-type="float">
            <text:p>0.078715</text:p>
          </table:table-cell>
          <table:table-cell office:value-type="float" office:value="0.0375924" calcext:value-type="float">
            <text:p>0.0375924</text:p>
          </table:table-cell>
          <table:table-cell office:value-type="float" office:value="0.0394961" calcext:value-type="float">
            <text:p>0.0394961</text:p>
          </table:table-cell>
        </table:table-row>
        <table:table-row table:style-name="ro1">
          <table:table-cell office:value-type="float" office:value="0.066342" calcext:value-type="float">
            <text:p>0.066342</text:p>
          </table:table-cell>
          <table:table-cell office:value-type="float" office:value="0.0274117" calcext:value-type="float">
            <text:p>0.0274117</text:p>
          </table:table-cell>
          <table:table-cell office:value-type="float" office:value="0.0735356" calcext:value-type="float">
            <text:p>0.0735356</text:p>
          </table:table-cell>
          <table:table-cell office:value-type="float" office:value="0.0493169" calcext:value-type="float">
            <text:p>0.0493169</text:p>
          </table:table-cell>
          <table:table-cell office:value-type="float" office:value="0.0172752" calcext:value-type="float">
            <text:p>0.0172752</text:p>
          </table:table-cell>
          <table:table-cell office:value-type="float" office:value="0.0703157" calcext:value-type="float">
            <text:p>0.0703157</text:p>
          </table:table-cell>
          <table:table-cell office:value-type="float" office:value="0.0398986" calcext:value-type="float">
            <text:p>0.0398986</text:p>
          </table:table-cell>
          <table:table-cell office:value-type="float" office:value="0.0435028" calcext:value-type="float">
            <text:p>0.0435028</text:p>
          </table:table-cell>
        </table:table-row>
        <table:table-row table:style-name="ro1">
          <table:table-cell office:value-type="float" office:value="0.0684006" calcext:value-type="float">
            <text:p>0.0684006</text:p>
          </table:table-cell>
          <table:table-cell office:value-type="float" office:value="0.0240388" calcext:value-type="float">
            <text:p>0.0240388</text:p>
          </table:table-cell>
          <table:table-cell office:value-type="float" office:value="0.0674263" calcext:value-type="float">
            <text:p>0.0674263</text:p>
          </table:table-cell>
          <table:table-cell office:value-type="float" office:value="0.0490792" calcext:value-type="float">
            <text:p>0.0490792</text:p>
          </table:table-cell>
          <table:table-cell office:value-type="float" office:value="0.0168297" calcext:value-type="float">
            <text:p>0.0168297</text:p>
          </table:table-cell>
          <table:table-cell office:value-type="float" office:value="0.080089" calcext:value-type="float">
            <text:p>0.080089</text:p>
          </table:table-cell>
          <table:table-cell office:value-type="float" office:value="0.0338872" calcext:value-type="float">
            <text:p>0.0338872</text:p>
          </table:table-cell>
          <table:table-cell office:value-type="float" office:value="0.04628" calcext:value-type="float">
            <text:p>0.04628</text:p>
          </table:table-cell>
        </table:table-row>
        <table:table-row table:style-name="ro1">
          <table:table-cell office:value-type="float" office:value="0.0559592" calcext:value-type="float">
            <text:p>0.0559592</text:p>
          </table:table-cell>
          <table:table-cell office:value-type="float" office:value="0.0288916" calcext:value-type="float">
            <text:p>0.0288916</text:p>
          </table:table-cell>
          <table:table-cell office:value-type="float" office:value="0.0660184" calcext:value-type="float">
            <text:p>0.0660184</text:p>
          </table:table-cell>
          <table:table-cell office:value-type="float" office:value="0.0414794" calcext:value-type="float">
            <text:p>0.0414794</text:p>
          </table:table-cell>
          <table:table-cell office:value-type="float" office:value="0.0211685" calcext:value-type="float">
            <text:p>0.0211685</text:p>
          </table:table-cell>
          <table:table-cell office:value-type="float" office:value="0.0754263" calcext:value-type="float">
            <text:p>0.0754263</text:p>
          </table:table-cell>
          <table:table-cell office:value-type="float" office:value="0.0321576" calcext:value-type="float">
            <text:p>0.0321576</text:p>
          </table:table-cell>
          <table:table-cell office:value-type="float" office:value="0.0443086" calcext:value-type="float">
            <text:p>0.0443086</text:p>
          </table:table-cell>
        </table:table-row>
        <table:table-row table:style-name="ro1">
          <table:table-cell office:value-type="float" office:value="0.0655191" calcext:value-type="float">
            <text:p>0.0655191</text:p>
          </table:table-cell>
          <table:table-cell office:value-type="float" office:value="0.0237727" calcext:value-type="float">
            <text:p>0.0237727</text:p>
          </table:table-cell>
          <table:table-cell office:value-type="float" office:value="0.0700946" calcext:value-type="float">
            <text:p>0.0700946</text:p>
          </table:table-cell>
          <table:table-cell office:value-type="float" office:value="0.0499493" calcext:value-type="float">
            <text:p>0.0499493</text:p>
          </table:table-cell>
          <table:table-cell office:value-type="float" office:value="0.0193282" calcext:value-type="float">
            <text:p>0.0193282</text:p>
          </table:table-cell>
          <table:table-cell office:value-type="float" office:value="0.0789366" calcext:value-type="float">
            <text:p>0.0789366</text:p>
          </table:table-cell>
          <table:table-cell office:value-type="float" office:value="0.0239187" calcext:value-type="float">
            <text:p>0.0239187</text:p>
          </table:table-cell>
          <table:table-cell office:value-type="float" office:value="0.0420302" calcext:value-type="float">
            <text:p>0.0420302</text:p>
          </table:table-cell>
        </table:table-row>
        <table:table-row table:style-name="ro1">
          <table:table-cell office:value-type="float" office:value="0.061741" calcext:value-type="float">
            <text:p>0.061741</text:p>
          </table:table-cell>
          <table:table-cell office:value-type="float" office:value="0.0311477" calcext:value-type="float">
            <text:p>0.0311477</text:p>
          </table:table-cell>
          <table:table-cell office:value-type="float" office:value="0.0680606" calcext:value-type="float">
            <text:p>0.0680606</text:p>
          </table:table-cell>
          <table:table-cell office:value-type="float" office:value="0.0455716" calcext:value-type="float">
            <text:p>0.0455716</text:p>
          </table:table-cell>
          <table:table-cell office:value-type="float" office:value="0.0217042" calcext:value-type="float">
            <text:p>0.0217042</text:p>
          </table:table-cell>
          <table:table-cell office:value-type="float" office:value="0.0685623" calcext:value-type="float">
            <text:p>0.0685623</text:p>
          </table:table-cell>
          <table:table-cell office:value-type="float" office:value="0.0315822" calcext:value-type="float">
            <text:p>0.0315822</text:p>
          </table:table-cell>
          <table:table-cell office:value-type="float" office:value="0.0444152" calcext:value-type="float">
            <text:p>0.0444152</text:p>
          </table:table-cell>
        </table:table-row>
        <table:table-row table:style-name="ro1">
          <table:table-cell office:value-type="float" office:value="0.0611557" calcext:value-type="float">
            <text:p>0.0611557</text:p>
          </table:table-cell>
          <table:table-cell office:value-type="float" office:value="0.0269742" calcext:value-type="float">
            <text:p>0.0269742</text:p>
          </table:table-cell>
          <table:table-cell office:value-type="float" office:value="0.0622456" calcext:value-type="float">
            <text:p>0.0622456</text:p>
          </table:table-cell>
          <table:table-cell office:value-type="float" office:value="0.0440217" calcext:value-type="float">
            <text:p>0.0440217</text:p>
          </table:table-cell>
          <table:table-cell office:value-type="float" office:value="0.0239954" calcext:value-type="float">
            <text:p>0.0239954</text:p>
          </table:table-cell>
          <table:table-cell office:value-type="float" office:value="0.079245" calcext:value-type="float">
            <text:p>0.079245</text:p>
          </table:table-cell>
          <table:table-cell office:value-type="float" office:value="0.0291791" calcext:value-type="float">
            <text:p>0.0291791</text:p>
          </table:table-cell>
          <table:table-cell office:value-type="float" office:value="0.0427719" calcext:value-type="float">
            <text:p>0.0427719</text:p>
          </table:table-cell>
        </table:table-row>
        <table:table-row table:style-name="ro1">
          <table:table-cell office:value-type="float" office:value="0.0568998" calcext:value-type="float">
            <text:p>0.0568998</text:p>
          </table:table-cell>
          <table:table-cell office:value-type="float" office:value="0.0240166" calcext:value-type="float">
            <text:p>0.0240166</text:p>
          </table:table-cell>
          <table:table-cell office:value-type="float" office:value="0.0679736" calcext:value-type="float">
            <text:p>0.0679736</text:p>
          </table:table-cell>
          <table:table-cell office:value-type="float" office:value="0.0472486" calcext:value-type="float">
            <text:p>0.0472486</text:p>
          </table:table-cell>
          <table:table-cell office:value-type="float" office:value="0.0172577" calcext:value-type="float">
            <text:p>0.0172577</text:p>
          </table:table-cell>
          <table:table-cell office:value-type="float" office:value="0.0760269" calcext:value-type="float">
            <text:p>0.0760269</text:p>
          </table:table-cell>
          <table:table-cell office:value-type="float" office:value="0.0415484" calcext:value-type="float">
            <text:p>0.0415484</text:p>
          </table:table-cell>
          <table:table-cell office:value-type="float" office:value="0.047359" calcext:value-type="float">
            <text:p>0.047359</text:p>
          </table:table-cell>
        </table:table-row>
        <table:table-row table:style-name="ro1">
          <table:table-cell office:value-type="float" office:value="0.0563153" calcext:value-type="float">
            <text:p>0.0563153</text:p>
          </table:table-cell>
          <table:table-cell office:value-type="float" office:value="0.0327446" calcext:value-type="float">
            <text:p>0.0327446</text:p>
          </table:table-cell>
          <table:table-cell office:value-type="float" office:value="0.0690052" calcext:value-type="float">
            <text:p>0.0690052</text:p>
          </table:table-cell>
          <table:table-cell office:value-type="float" office:value="0.0363449" calcext:value-type="float">
            <text:p>0.0363449</text:p>
          </table:table-cell>
          <table:table-cell office:value-type="float" office:value="0.0150007" calcext:value-type="float">
            <text:p>0.0150007</text:p>
          </table:table-cell>
          <table:table-cell office:value-type="float" office:value="0.0765708" calcext:value-type="float">
            <text:p>0.0765708</text:p>
          </table:table-cell>
          <table:table-cell office:value-type="float" office:value="0.0250096" calcext:value-type="float">
            <text:p>0.0250096</text:p>
          </table:table-cell>
          <table:table-cell office:value-type="float" office:value="0.0443253" calcext:value-type="float">
            <text:p>0.0443253</text:p>
          </table:table-cell>
        </table:table-row>
        <table:table-row table:style-name="ro1">
          <table:table-cell office:value-type="float" office:value="0.0683582" calcext:value-type="float">
            <text:p>0.0683582</text:p>
          </table:table-cell>
          <table:table-cell office:value-type="float" office:value="0.034454" calcext:value-type="float">
            <text:p>0.034454</text:p>
          </table:table-cell>
          <table:table-cell office:value-type="float" office:value="0.0716909" calcext:value-type="float">
            <text:p>0.0716909</text:p>
          </table:table-cell>
          <table:table-cell office:value-type="float" office:value="0.0452573" calcext:value-type="float">
            <text:p>0.0452573</text:p>
          </table:table-cell>
          <table:table-cell office:value-type="float" office:value="0.0170459" calcext:value-type="float">
            <text:p>0.0170459</text:p>
          </table:table-cell>
          <table:table-cell office:value-type="float" office:value="0.082647" calcext:value-type="float">
            <text:p>0.082647</text:p>
          </table:table-cell>
          <table:table-cell office:value-type="float" office:value="0.0333093" calcext:value-type="float">
            <text:p>0.0333093</text:p>
          </table:table-cell>
          <table:table-cell office:value-type="float" office:value="0.04245" calcext:value-type="float">
            <text:p>0.04245</text:p>
          </table:table-cell>
        </table:table-row>
        <table:table-row table:style-name="ro1">
          <table:table-cell office:value-type="float" office:value="0.0580904" calcext:value-type="float">
            <text:p>0.0580904</text:p>
          </table:table-cell>
          <table:table-cell office:value-type="float" office:value="0.0254665" calcext:value-type="float">
            <text:p>0.0254665</text:p>
          </table:table-cell>
          <table:table-cell office:value-type="float" office:value="0.0717954" calcext:value-type="float">
            <text:p>0.0717954</text:p>
          </table:table-cell>
          <table:table-cell office:value-type="float" office:value="0.0399997" calcext:value-type="float">
            <text:p>0.0399997</text:p>
          </table:table-cell>
          <table:table-cell office:value-type="float" office:value="0.0206975" calcext:value-type="float">
            <text:p>0.0206975</text:p>
          </table:table-cell>
          <table:table-cell office:value-type="float" office:value="0.07824" calcext:value-type="float">
            <text:p>0.07824</text:p>
          </table:table-cell>
          <table:table-cell office:value-type="float" office:value="0.033716" calcext:value-type="float">
            <text:p>0.033716</text:p>
          </table:table-cell>
          <table:table-cell office:value-type="float" office:value="0.0438166" calcext:value-type="float">
            <text:p>0.0438166</text:p>
          </table:table-cell>
        </table:table-row>
        <table:table-row table:style-name="ro1">
          <table:table-cell office:value-type="float" office:value="0.0626846" calcext:value-type="float">
            <text:p>0.0626846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691903" calcext:value-type="float">
            <text:p>0.0691903</text:p>
          </table:table-cell>
          <table:table-cell office:value-type="float" office:value="0.0460212" calcext:value-type="float">
            <text:p>0.0460212</text:p>
          </table:table-cell>
          <table:table-cell office:value-type="float" office:value="0.0174526" calcext:value-type="float">
            <text:p>0.0174526</text:p>
          </table:table-cell>
          <table:table-cell office:value-type="float" office:value="0.0720968" calcext:value-type="float">
            <text:p>0.0720968</text:p>
          </table:table-cell>
          <table:table-cell office:value-type="float" office:value="0.0272309" calcext:value-type="float">
            <text:p>0.0272309</text:p>
          </table:table-cell>
          <table:table-cell office:value-type="float" office:value="0.0483173" calcext:value-type="float">
            <text:p>0.0483173</text:p>
          </table:table-cell>
        </table:table-row>
        <table:table-row table:style-name="ro1">
          <table:table-cell office:value-type="float" office:value="0.0598377" calcext:value-type="float">
            <text:p>0.0598377</text:p>
          </table:table-cell>
          <table:table-cell office:value-type="float" office:value="0.0323278" calcext:value-type="float">
            <text:p>0.0323278</text:p>
          </table:table-cell>
          <table:table-cell office:value-type="float" office:value="0.0671583" calcext:value-type="float">
            <text:p>0.0671583</text:p>
          </table:table-cell>
          <table:table-cell office:value-type="float" office:value="0.0434368" calcext:value-type="float">
            <text:p>0.0434368</text:p>
          </table:table-cell>
          <table:table-cell office:value-type="float" office:value="0.0216446" calcext:value-type="float">
            <text:p>0.0216446</text:p>
          </table:table-cell>
          <table:table-cell office:value-type="float" office:value="0.0695817" calcext:value-type="float">
            <text:p>0.0695817</text:p>
          </table:table-cell>
          <table:table-cell office:value-type="float" office:value="0.034304" calcext:value-type="float">
            <text:p>0.034304</text:p>
          </table:table-cell>
          <table:table-cell office:value-type="float" office:value="0.0514066" calcext:value-type="float">
            <text:p>0.0514066</text:p>
          </table:table-cell>
        </table:table-row>
        <table:table-row table:style-name="ro1">
          <table:table-cell office:value-type="float" office:value="0.0563488" calcext:value-type="float">
            <text:p>0.0563488</text:p>
          </table:table-cell>
          <table:table-cell office:value-type="float" office:value="0.0304536" calcext:value-type="float">
            <text:p>0.0304536</text:p>
          </table:table-cell>
          <table:table-cell office:value-type="float" office:value="0.0750878" calcext:value-type="float">
            <text:p>0.0750878</text:p>
          </table:table-cell>
          <table:table-cell office:value-type="float" office:value="0.0430101" calcext:value-type="float">
            <text:p>0.0430101</text:p>
          </table:table-cell>
          <table:table-cell office:value-type="float" office:value="0.0206011" calcext:value-type="float">
            <text:p>0.0206011</text:p>
          </table:table-cell>
          <table:table-cell office:value-type="float" office:value="0.0870897" calcext:value-type="float">
            <text:p>0.0870897</text:p>
          </table:table-cell>
          <table:table-cell office:value-type="float" office:value="0.0348902" calcext:value-type="float">
            <text:p>0.0348902</text:p>
          </table:table-cell>
          <table:table-cell office:value-type="float" office:value="0.0464153" calcext:value-type="float">
            <text:p>0.0464153</text:p>
          </table:table-cell>
        </table:table-row>
        <table:table-row table:style-name="ro1">
          <table:table-cell office:value-type="float" office:value="0.0649988" calcext:value-type="float">
            <text:p>0.0649988</text:p>
          </table:table-cell>
          <table:table-cell office:value-type="float" office:value="0.0312321" calcext:value-type="float">
            <text:p>0.0312321</text:p>
          </table:table-cell>
          <table:table-cell office:value-type="float" office:value="0.0753776" calcext:value-type="float">
            <text:p>0.0753776</text:p>
          </table:table-cell>
          <table:table-cell office:value-type="float" office:value="0.0426679" calcext:value-type="float">
            <text:p>0.0426679</text:p>
          </table:table-cell>
          <table:table-cell office:value-type="float" office:value="0.0255409" calcext:value-type="float">
            <text:p>0.0255409</text:p>
          </table:table-cell>
          <table:table-cell office:value-type="float" office:value="0.0705219" calcext:value-type="float">
            <text:p>0.0705219</text:p>
          </table:table-cell>
          <table:table-cell office:value-type="float" office:value="0.0386619" calcext:value-type="float">
            <text:p>0.0386619</text:p>
          </table:table-cell>
          <table:table-cell office:value-type="float" office:value="0.051087" calcext:value-type="float">
            <text:p>0.051087</text:p>
          </table:table-cell>
        </table:table-row>
        <table:table-row table:style-name="ro1">
          <table:table-cell office:value-type="float" office:value="0.057375" calcext:value-type="float">
            <text:p>0.057375</text:p>
          </table:table-cell>
          <table:table-cell office:value-type="float" office:value="0.0327928" calcext:value-type="float">
            <text:p>0.0327928</text:p>
          </table:table-cell>
          <table:table-cell office:value-type="float" office:value="0.0688741" calcext:value-type="float">
            <text:p>0.0688741</text:p>
          </table:table-cell>
          <table:table-cell office:value-type="float" office:value="0.0498244" calcext:value-type="float">
            <text:p>0.0498244</text:p>
          </table:table-cell>
          <table:table-cell office:value-type="float" office:value="0.0213691" calcext:value-type="float">
            <text:p>0.0213691</text:p>
          </table:table-cell>
          <table:table-cell office:value-type="float" office:value="0.077683" calcext:value-type="float">
            <text:p>0.077683</text:p>
          </table:table-cell>
          <table:table-cell office:value-type="float" office:value="0.0464741" calcext:value-type="float">
            <text:p>0.0464741</text:p>
          </table:table-cell>
          <table:table-cell office:value-type="float" office:value="0.0496139" calcext:value-type="float">
            <text:p>0.0496139</text:p>
          </table:table-cell>
        </table:table-row>
        <table:table-row table:style-name="ro1">
          <table:table-cell office:value-type="float" office:value="0.0550337" calcext:value-type="float">
            <text:p>0.0550337</text:p>
          </table:table-cell>
          <table:table-cell office:value-type="float" office:value="0.0330219" calcext:value-type="float">
            <text:p>0.0330219</text:p>
          </table:table-cell>
          <table:table-cell office:value-type="float" office:value="0.0845371" calcext:value-type="float">
            <text:p>0.0845371</text:p>
          </table:table-cell>
          <table:table-cell office:value-type="float" office:value="0.056421" calcext:value-type="float">
            <text:p>0.056421</text:p>
          </table:table-cell>
          <table:table-cell office:value-type="float" office:value="0.0249826" calcext:value-type="float">
            <text:p>0.0249826</text:p>
          </table:table-cell>
          <table:table-cell office:value-type="float" office:value="0.0798013" calcext:value-type="float">
            <text:p>0.0798013</text:p>
          </table:table-cell>
          <table:table-cell office:value-type="float" office:value="0.032407" calcext:value-type="float">
            <text:p>0.032407</text:p>
          </table:table-cell>
          <table:table-cell office:value-type="float" office:value="0.044388" calcext:value-type="float">
            <text:p>0.044388</text:p>
          </table:table-cell>
        </table:table-row>
        <table:table-row table:style-name="ro1">
          <table:table-cell office:value-type="float" office:value="0.0583546" calcext:value-type="float">
            <text:p>0.0583546</text:p>
          </table:table-cell>
          <table:table-cell office:value-type="float" office:value="0.0423135" calcext:value-type="float">
            <text:p>0.0423135</text:p>
          </table:table-cell>
          <table:table-cell office:value-type="float" office:value="0.0835709" calcext:value-type="float">
            <text:p>0.0835709</text:p>
          </table:table-cell>
          <table:table-cell office:value-type="float" office:value="0.0604124" calcext:value-type="float">
            <text:p>0.0604124</text:p>
          </table:table-cell>
          <table:table-cell office:value-type="float" office:value="0.0249199" calcext:value-type="float">
            <text:p>0.0249199</text:p>
          </table:table-cell>
          <table:table-cell office:value-type="float" office:value="0.0845526" calcext:value-type="float">
            <text:p>0.0845526</text:p>
          </table:table-cell>
          <table:table-cell office:value-type="float" office:value="0.0452649" calcext:value-type="float">
            <text:p>0.0452649</text:p>
          </table:table-cell>
          <table:table-cell office:value-type="float" office:value="0.0521273" calcext:value-type="float">
            <text:p>0.0521273</text:p>
          </table:table-cell>
        </table:table-row>
        <table:table-row table:style-name="ro1">
          <table:table-cell office:value-type="float" office:value="0.0694987" calcext:value-type="float">
            <text:p>0.0694987</text:p>
          </table:table-cell>
          <table:table-cell office:value-type="float" office:value="0.0342963" calcext:value-type="float">
            <text:p>0.0342963</text:p>
          </table:table-cell>
          <table:table-cell office:value-type="float" office:value="0.0866121" calcext:value-type="float">
            <text:p>0.0866121</text:p>
          </table:table-cell>
          <table:table-cell office:value-type="float" office:value="0.0679799" calcext:value-type="float">
            <text:p>0.0679799</text:p>
          </table:table-cell>
          <table:table-cell office:value-type="float" office:value="0.0288894" calcext:value-type="float">
            <text:p>0.0288894</text:p>
          </table:table-cell>
          <table:table-cell office:value-type="float" office:value="0.0848851" calcext:value-type="float">
            <text:p>0.0848851</text:p>
          </table:table-cell>
          <table:table-cell office:value-type="float" office:value="0.0510222" calcext:value-type="float">
            <text:p>0.0510222</text:p>
          </table:table-cell>
          <table:table-cell office:value-type="float" office:value="0.0548534" calcext:value-type="float">
            <text:p>0.0548534</text:p>
          </table:table-cell>
        </table:table-row>
        <table:table-row table:style-name="ro1">
          <table:table-cell office:value-type="float" office:value="0.0649258" calcext:value-type="float">
            <text:p>0.0649258</text:p>
          </table:table-cell>
          <table:table-cell office:value-type="float" office:value="0.0473217" calcext:value-type="float">
            <text:p>0.0473217</text:p>
          </table:table-cell>
          <table:table-cell office:value-type="float" office:value="0.0943047" calcext:value-type="float">
            <text:p>0.0943047</text:p>
          </table:table-cell>
          <table:table-cell office:value-type="float" office:value="0.0775384" calcext:value-type="float">
            <text:p>0.0775384</text:p>
          </table:table-cell>
          <table:table-cell office:value-type="float" office:value="0.0339924" calcext:value-type="float">
            <text:p>0.0339924</text:p>
          </table:table-cell>
          <table:table-cell office:value-type="float" office:value="0.0958494" calcext:value-type="float">
            <text:p>0.0958494</text:p>
          </table:table-cell>
          <table:table-cell office:value-type="float" office:value="0.048284" calcext:value-type="float">
            <text:p>0.048284</text:p>
          </table:table-cell>
          <table:table-cell office:value-type="float" office:value="0.0635108" calcext:value-type="float">
            <text:p>0.0635108</text:p>
          </table:table-cell>
        </table:table-row>
        <table:table-row table:style-name="ro1">
          <table:table-cell office:value-type="float" office:value="0.0694574" calcext:value-type="float">
            <text:p>0.0694574</text:p>
          </table:table-cell>
          <table:table-cell office:value-type="float" office:value="0.0831723" calcext:value-type="float">
            <text:p>0.0831723</text:p>
          </table:table-cell>
          <table:table-cell office:value-type="float" office:value="0.116276" calcext:value-type="float">
            <text:p>0.116276</text:p>
          </table:table-cell>
          <table:table-cell office:value-type="float" office:value="0.11544" calcext:value-type="float">
            <text:p>0.11544</text:p>
          </table:table-cell>
          <table:table-cell office:value-type="float" office:value="0.0490258" calcext:value-type="float">
            <text:p>0.0490258</text:p>
          </table:table-cell>
          <table:table-cell office:value-type="float" office:value="0.11837" calcext:value-type="float">
            <text:p>0.11837</text:p>
          </table:table-cell>
          <table:table-cell office:value-type="float" office:value="0.0676267" calcext:value-type="float">
            <text:p>0.0676267</text:p>
          </table:table-cell>
          <table:table-cell office:value-type="float" office:value="0.0764342" calcext:value-type="float">
            <text:p>0.0764342</text:p>
          </table:table-cell>
        </table:table-row>
        <table:table-row table:style-name="ro1">
          <table:table-cell office:value-type="float" office:value="0.104475" calcext:value-type="float">
            <text:p>0.104475</text:p>
          </table:table-cell>
          <table:table-cell office:value-type="float" office:value="0.139521" calcext:value-type="float">
            <text:p>0.139521</text:p>
          </table:table-cell>
          <table:table-cell office:value-type="float" office:value="0.17545" calcext:value-type="float">
            <text:p>0.17545</text:p>
          </table:table-cell>
          <table:table-cell office:value-type="float" office:value="0.18332" calcext:value-type="float">
            <text:p>0.18332</text:p>
          </table:table-cell>
          <table:table-cell office:value-type="float" office:value="0.0909996" calcext:value-type="float">
            <text:p>0.0909996</text:p>
          </table:table-cell>
          <table:table-cell office:value-type="float" office:value="0.161659" calcext:value-type="float">
            <text:p>0.161659</text:p>
          </table:table-cell>
          <table:table-cell office:value-type="float" office:value="0.115861" calcext:value-type="float">
            <text:p>0.115861</text:p>
          </table:table-cell>
          <table:table-cell office:value-type="float" office:value="0.119686" calcext:value-type="float">
            <text:p>0.119686</text:p>
          </table:table-cell>
        </table:table-row>
        <table:table-row table:style-name="ro1">
          <table:table-cell office:value-type="float" office:value="0.168971" calcext:value-type="float">
            <text:p>0.168971</text:p>
          </table:table-cell>
          <table:table-cell office:value-type="float" office:value="0.324604" calcext:value-type="float">
            <text:p>0.324604</text:p>
          </table:table-cell>
          <table:table-cell office:value-type="float" office:value="0.335662" calcext:value-type="float">
            <text:p>0.335662</text:p>
          </table:table-cell>
          <table:table-cell office:value-type="float" office:value="0.390873" calcext:value-type="float">
            <text:p>0.390873</text:p>
          </table:table-cell>
          <table:table-cell office:value-type="float" office:value="0.196814" calcext:value-type="float">
            <text:p>0.196814</text:p>
          </table:table-cell>
          <table:table-cell office:value-type="float" office:value="0.292224" calcext:value-type="float">
            <text:p>0.292224</text:p>
          </table:table-cell>
          <table:table-cell office:value-type="float" office:value="0.215764" calcext:value-type="float">
            <text:p>0.215764</text:p>
          </table:table-cell>
          <table:table-cell office:value-type="float" office:value="0.236519" calcext:value-type="float">
            <text:p>0.236519</text:p>
          </table:table-cell>
        </table:table-row>
        <table:table-row table:style-name="ro1">
          <table:table-cell office:value-type="float" office:value="0.231312" calcext:value-type="float">
            <text:p>0.231312</text:p>
          </table:table-cell>
          <table:table-cell office:value-type="float" office:value="0.49835" calcext:value-type="float">
            <text:p>0.49835</text:p>
          </table:table-cell>
          <table:table-cell office:value-type="float" office:value="0.480537" calcext:value-type="float">
            <text:p>0.480537</text:p>
          </table:table-cell>
          <table:table-cell office:value-type="float" office:value="0.589904" calcext:value-type="float">
            <text:p>0.589904</text:p>
          </table:table-cell>
          <table:table-cell office:value-type="float" office:value="0.284624" calcext:value-type="float">
            <text:p>0.284624</text:p>
          </table:table-cell>
          <table:table-cell office:value-type="float" office:value="0.409729" calcext:value-type="float">
            <text:p>0.409729</text:p>
          </table:table-cell>
          <table:table-cell office:value-type="float" office:value="0.321238" calcext:value-type="float">
            <text:p>0.321238</text:p>
          </table:table-cell>
          <table:table-cell office:value-type="float" office:value="0.336805" calcext:value-type="float">
            <text:p>0.336805</text:p>
          </table:table-cell>
        </table:table-row>
        <table:table-row table:style-name="ro1">
          <table:table-cell office:value-type="float" office:value="0.254797" calcext:value-type="float">
            <text:p>0.254797</text:p>
          </table:table-cell>
          <table:table-cell office:value-type="float" office:value="0.571" calcext:value-type="float">
            <text:p>0.571</text:p>
          </table:table-cell>
          <table:table-cell office:value-type="float" office:value="0.547558" calcext:value-type="float">
            <text:p>0.547558</text:p>
          </table:table-cell>
          <table:table-cell office:value-type="float" office:value="0.686445" calcext:value-type="float">
            <text:p>0.686445</text:p>
          </table:table-cell>
          <table:table-cell office:value-type="float" office:value="0.32723" calcext:value-type="float">
            <text:p>0.32723</text:p>
          </table:table-cell>
          <table:table-cell office:value-type="float" office:value="0.450348" calcext:value-type="float">
            <text:p>0.450348</text:p>
          </table:table-cell>
          <table:table-cell office:value-type="float" office:value="0.379593" calcext:value-type="float">
            <text:p>0.379593</text:p>
          </table:table-cell>
          <table:table-cell office:value-type="float" office:value="0.381911" calcext:value-type="float">
            <text:p>0.381911</text:p>
          </table:table-cell>
        </table:table-row>
        <table:table-row table:style-name="ro1">
          <table:table-cell office:value-type="float" office:value="0.253502" calcext:value-type="float">
            <text:p>0.253502</text:p>
          </table:table-cell>
          <table:table-cell office:value-type="float" office:value="0.598308" calcext:value-type="float">
            <text:p>0.598308</text:p>
          </table:table-cell>
          <table:table-cell office:value-type="float" office:value="0.570893" calcext:value-type="float">
            <text:p>0.570893</text:p>
          </table:table-cell>
          <table:table-cell office:value-type="float" office:value="0.701839" calcext:value-type="float">
            <text:p>0.701839</text:p>
          </table:table-cell>
          <table:table-cell office:value-type="float" office:value="0.333441" calcext:value-type="float">
            <text:p>0.333441</text:p>
          </table:table-cell>
          <table:table-cell office:value-type="float" office:value="0.461531" calcext:value-type="float">
            <text:p>0.461531</text:p>
          </table:table-cell>
          <table:table-cell office:value-type="float" office:value="0.377836" calcext:value-type="float">
            <text:p>0.377836</text:p>
          </table:table-cell>
          <table:table-cell office:value-type="float" office:value="0.396986" calcext:value-type="float">
            <text:p>0.396986</text:p>
          </table:table-cell>
        </table:table-row>
        <table:table-row table:style-name="ro1">
          <table:table-cell office:value-type="float" office:value="0.250797" calcext:value-type="float">
            <text:p>0.250797</text:p>
          </table:table-cell>
          <table:table-cell office:value-type="float" office:value="0.563189" calcext:value-type="float">
            <text:p>0.563189</text:p>
          </table:table-cell>
          <table:table-cell office:value-type="float" office:value="0.541551" calcext:value-type="float">
            <text:p>0.541551</text:p>
          </table:table-cell>
          <table:table-cell office:value-type="float" office:value="0.665181" calcext:value-type="float">
            <text:p>0.665181</text:p>
          </table:table-cell>
          <table:table-cell office:value-type="float" office:value="0.318113" calcext:value-type="float">
            <text:p>0.318113</text:p>
          </table:table-cell>
          <table:table-cell office:value-type="float" office:value="0.439722" calcext:value-type="float">
            <text:p>0.439722</text:p>
          </table:table-cell>
          <table:table-cell office:value-type="float" office:value="0.355165" calcext:value-type="float">
            <text:p>0.355165</text:p>
          </table:table-cell>
          <table:table-cell office:value-type="float" office:value="0.381695" calcext:value-type="float">
            <text:p>0.381695</text:p>
          </table:table-cell>
        </table:table-row>
        <table:table-row table:style-name="ro1">
          <table:table-cell office:value-type="float" office:value="0.220143" calcext:value-type="float">
            <text:p>0.220143</text:p>
          </table:table-cell>
          <table:table-cell office:value-type="float" office:value="0.452631" calcext:value-type="float">
            <text:p>0.452631</text:p>
          </table:table-cell>
          <table:table-cell office:value-type="float" office:value="0.44583" calcext:value-type="float">
            <text:p>0.44583</text:p>
          </table:table-cell>
          <table:table-cell office:value-type="float" office:value="0.539427" calcext:value-type="float">
            <text:p>0.539427</text:p>
          </table:table-cell>
          <table:table-cell office:value-type="float" office:value="0.253064" calcext:value-type="float">
            <text:p>0.253064</text:p>
          </table:table-cell>
          <table:table-cell office:value-type="float" office:value="0.364072" calcext:value-type="float">
            <text:p>0.364072</text:p>
          </table:table-cell>
          <table:table-cell office:value-type="float" office:value="0.297848" calcext:value-type="float">
            <text:p>0.297848</text:p>
          </table:table-cell>
          <table:table-cell office:value-type="float" office:value="0.315187" calcext:value-type="float">
            <text:p>0.315187</text:p>
          </table:table-cell>
        </table:table-row>
        <table:table-row table:style-name="ro1">
          <table:table-cell office:value-type="float" office:value="0.140927" calcext:value-type="float">
            <text:p>0.140927</text:p>
          </table:table-cell>
          <table:table-cell office:value-type="float" office:value="0.259786" calcext:value-type="float">
            <text:p>0.259786</text:p>
          </table:table-cell>
          <table:table-cell office:value-type="float" office:value="0.275095" calcext:value-type="float">
            <text:p>0.275095</text:p>
          </table:table-cell>
          <table:table-cell office:value-type="float" office:value="0.305859" calcext:value-type="float">
            <text:p>0.305859</text:p>
          </table:table-cell>
          <table:table-cell office:value-type="float" office:value="0.145068" calcext:value-type="float">
            <text:p>0.145068</text:p>
          </table:table-cell>
          <table:table-cell office:value-type="float" office:value="0.220113" calcext:value-type="float">
            <text:p>0.220113</text:p>
          </table:table-cell>
          <table:table-cell office:value-type="float" office:value="0.173348" calcext:value-type="float">
            <text:p>0.173348</text:p>
          </table:table-cell>
          <table:table-cell office:value-type="float" office:value="0.181296" calcext:value-type="float">
            <text:p>0.181296</text:p>
          </table:table-cell>
        </table:table-row>
        <table:table-row table:style-name="ro1">
          <table:table-cell office:value-type="float" office:value="0.0928981" calcext:value-type="float">
            <text:p>0.0928981</text:p>
          </table:table-cell>
          <table:table-cell office:value-type="float" office:value="0.114019" calcext:value-type="float">
            <text:p>0.114019</text:p>
          </table:table-cell>
          <table:table-cell office:value-type="float" office:value="0.141414" calcext:value-type="float">
            <text:p>0.141414</text:p>
          </table:table-cell>
          <table:table-cell office:value-type="float" office:value="0.148287" calcext:value-type="float">
            <text:p>0.148287</text:p>
          </table:table-cell>
          <table:table-cell office:value-type="float" office:value="0.0742361" calcext:value-type="float">
            <text:p>0.0742361</text:p>
          </table:table-cell>
          <table:table-cell office:value-type="float" office:value="0.134521" calcext:value-type="float">
            <text:p>0.134521</text:p>
          </table:table-cell>
          <table:table-cell office:value-type="float" office:value="0.0881118" calcext:value-type="float">
            <text:p>0.0881118</text:p>
          </table:table-cell>
          <table:table-cell office:value-type="float" office:value="0.0977356" calcext:value-type="float">
            <text:p>0.0977356</text:p>
          </table:table-cell>
        </table:table-row>
        <table:table-row table:style-name="ro1">
          <table:table-cell office:value-type="float" office:value="0.068812" calcext:value-type="float">
            <text:p>0.068812</text:p>
          </table:table-cell>
          <table:table-cell office:value-type="float" office:value="0.0642764" calcext:value-type="float">
            <text:p>0.0642764</text:p>
          </table:table-cell>
          <table:table-cell office:value-type="float" office:value="0.114021" calcext:value-type="float">
            <text:p>0.114021</text:p>
          </table:table-cell>
          <table:table-cell office:value-type="float" office:value="0.0932763" calcext:value-type="float">
            <text:p>0.0932763</text:p>
          </table:table-cell>
          <table:table-cell office:value-type="float" office:value="0.0401278" calcext:value-type="float">
            <text:p>0.0401278</text:p>
          </table:table-cell>
          <table:table-cell office:value-type="float" office:value="0.0978969" calcext:value-type="float">
            <text:p>0.0978969</text:p>
          </table:table-cell>
          <table:table-cell office:value-type="float" office:value="0.0608605" calcext:value-type="float">
            <text:p>0.0608605</text:p>
          </table:table-cell>
          <table:table-cell office:value-type="float" office:value="0.0742518" calcext:value-type="float">
            <text:p>0.0742518</text:p>
          </table:table-cell>
        </table:table-row>
        <table:table-row table:style-name="ro1">
          <table:table-cell office:value-type="float" office:value="0.0711979" calcext:value-type="float">
            <text:p>0.0711979</text:p>
          </table:table-cell>
          <table:table-cell office:value-type="float" office:value="0.0481306" calcext:value-type="float">
            <text:p>0.0481306</text:p>
          </table:table-cell>
          <table:table-cell office:value-type="float" office:value="0.0884692" calcext:value-type="float">
            <text:p>0.0884692</text:p>
          </table:table-cell>
          <table:table-cell office:value-type="float" office:value="0.0686888" calcext:value-type="float">
            <text:p>0.0686888</text:p>
          </table:table-cell>
          <table:table-cell office:value-type="float" office:value="0.0266532" calcext:value-type="float">
            <text:p>0.0266532</text:p>
          </table:table-cell>
          <table:table-cell office:value-type="float" office:value="0.0898072" calcext:value-type="float">
            <text:p>0.0898072</text:p>
          </table:table-cell>
          <table:table-cell office:value-type="float" office:value="0.0437149" calcext:value-type="float">
            <text:p>0.0437149</text:p>
          </table:table-cell>
          <table:table-cell office:value-type="float" office:value="0.0577551" calcext:value-type="float">
            <text:p>0.0577551</text:p>
          </table:table-cell>
        </table:table-row>
        <table:table-row table:style-name="ro1">
          <table:table-cell office:value-type="float" office:value="0.0675275" calcext:value-type="float">
            <text:p>0.0675275</text:p>
          </table:table-cell>
          <table:table-cell office:value-type="float" office:value="0.033284" calcext:value-type="float">
            <text:p>0.033284</text:p>
          </table:table-cell>
          <table:table-cell office:value-type="float" office:value="0.0799341" calcext:value-type="float">
            <text:p>0.0799341</text:p>
          </table:table-cell>
          <table:table-cell office:value-type="float" office:value="0.0536084" calcext:value-type="float">
            <text:p>0.0536084</text:p>
          </table:table-cell>
          <table:table-cell office:value-type="float" office:value="0.0340181" calcext:value-type="float">
            <text:p>0.0340181</text:p>
          </table:table-cell>
          <table:table-cell office:value-type="float" office:value="0.0861479" calcext:value-type="float">
            <text:p>0.0861479</text:p>
          </table:table-cell>
          <table:table-cell office:value-type="float" office:value="0.0394856" calcext:value-type="float">
            <text:p>0.0394856</text:p>
          </table:table-cell>
          <table:table-cell office:value-type="float" office:value="0.0546931" calcext:value-type="float">
            <text:p>0.0546931</text:p>
          </table:table-cell>
        </table:table-row>
        <table:table-row table:style-name="ro1">
          <table:table-cell office:value-type="float" office:value="0.0634831" calcext:value-type="float">
            <text:p>0.0634831</text:p>
          </table:table-cell>
          <table:table-cell office:value-type="float" office:value="0.0352978" calcext:value-type="float">
            <text:p>0.0352978</text:p>
          </table:table-cell>
          <table:table-cell office:value-type="float" office:value="0.0701746" calcext:value-type="float">
            <text:p>0.0701746</text:p>
          </table:table-cell>
          <table:table-cell office:value-type="float" office:value="0.0479897" calcext:value-type="float">
            <text:p>0.0479897</text:p>
          </table:table-cell>
          <table:table-cell office:value-type="float" office:value="0.0303312" calcext:value-type="float">
            <text:p>0.0303312</text:p>
          </table:table-cell>
          <table:table-cell office:value-type="float" office:value="0.0799666" calcext:value-type="float">
            <text:p>0.0799666</text:p>
          </table:table-cell>
          <table:table-cell office:value-type="float" office:value="0.0379756" calcext:value-type="float">
            <text:p>0.0379756</text:p>
          </table:table-cell>
          <table:table-cell office:value-type="float" office:value="0.0478895" calcext:value-type="float">
            <text:p>0.0478895</text:p>
          </table:table-cell>
        </table:table-row>
        <table:table-row table:style-name="ro1">
          <table:table-cell office:value-type="float" office:value="0.0621901" calcext:value-type="float">
            <text:p>0.0621901</text:p>
          </table:table-cell>
          <table:table-cell office:value-type="float" office:value="0.0333207" calcext:value-type="float">
            <text:p>0.0333207</text:p>
          </table:table-cell>
          <table:table-cell office:value-type="float" office:value="0.0755352" calcext:value-type="float">
            <text:p>0.0755352</text:p>
          </table:table-cell>
          <table:table-cell office:value-type="float" office:value="0.049682" calcext:value-type="float">
            <text:p>0.049682</text:p>
          </table:table-cell>
          <table:table-cell office:value-type="float" office:value="0.0170333" calcext:value-type="float">
            <text:p>0.0170333</text:p>
          </table:table-cell>
          <table:table-cell office:value-type="float" office:value="0.0791348" calcext:value-type="float">
            <text:p>0.0791348</text:p>
          </table:table-cell>
          <table:table-cell office:value-type="float" office:value="0.0368754" calcext:value-type="float">
            <text:p>0.0368754</text:p>
          </table:table-cell>
          <table:table-cell office:value-type="float" office:value="0.0457629" calcext:value-type="float">
            <text:p>0.0457629</text:p>
          </table:table-cell>
        </table:table-row>
        <table:table-row table:style-name="ro1">
          <table:table-cell office:value-type="float" office:value="0.0635151" calcext:value-type="float">
            <text:p>0.0635151</text:p>
          </table:table-cell>
          <table:table-cell office:value-type="float" office:value="0.0272828" calcext:value-type="float">
            <text:p>0.0272828</text:p>
          </table:table-cell>
          <table:table-cell office:value-type="float" office:value="0.0775152" calcext:value-type="float">
            <text:p>0.0775152</text:p>
          </table:table-cell>
          <table:table-cell office:value-type="float" office:value="0.0505157" calcext:value-type="float">
            <text:p>0.0505157</text:p>
          </table:table-cell>
          <table:table-cell office:value-type="float" office:value="0.0206111" calcext:value-type="float">
            <text:p>0.0206111</text:p>
          </table:table-cell>
          <table:table-cell office:value-type="float" office:value="0.0752783" calcext:value-type="float">
            <text:p>0.0752783</text:p>
          </table:table-cell>
          <table:table-cell office:value-type="float" office:value="0.0363825" calcext:value-type="float">
            <text:p>0.0363825</text:p>
          </table:table-cell>
          <table:table-cell office:value-type="float" office:value="0.0498627" calcext:value-type="float">
            <text:p>0.0498627</text:p>
          </table:table-cell>
        </table:table-row>
        <table:table-row table:style-name="ro1">
          <table:table-cell office:value-type="float" office:value="0.067815" calcext:value-type="float">
            <text:p>0.067815</text:p>
          </table:table-cell>
          <table:table-cell office:value-type="float" office:value="0.0302641" calcext:value-type="float">
            <text:p>0.0302641</text:p>
          </table:table-cell>
          <table:table-cell office:value-type="float" office:value="0.0732519" calcext:value-type="float">
            <text:p>0.0732519</text:p>
          </table:table-cell>
          <table:table-cell office:value-type="float" office:value="0.0487607" calcext:value-type="float">
            <text:p>0.0487607</text:p>
          </table:table-cell>
          <table:table-cell office:value-type="float" office:value="0.0204586" calcext:value-type="float">
            <text:p>0.0204586</text:p>
          </table:table-cell>
          <table:table-cell office:value-type="float" office:value="0.0800303" calcext:value-type="float">
            <text:p>0.0800303</text:p>
          </table:table-cell>
          <table:table-cell office:value-type="float" office:value="0.0362194" calcext:value-type="float">
            <text:p>0.0362194</text:p>
          </table:table-cell>
          <table:table-cell office:value-type="float" office:value="0.0460183" calcext:value-type="float">
            <text:p>0.0460183</text:p>
          </table:table-cell>
        </table:table-row>
        <table:table-row table:style-name="ro1">
          <table:table-cell office:value-type="float" office:value="0.0551006" calcext:value-type="float">
            <text:p>0.0551006</text:p>
          </table:table-cell>
          <table:table-cell office:value-type="float" office:value="0.0253649" calcext:value-type="float">
            <text:p>0.0253649</text:p>
          </table:table-cell>
          <table:table-cell office:value-type="float" office:value="0.0682608" calcext:value-type="float">
            <text:p>0.0682608</text:p>
          </table:table-cell>
          <table:table-cell office:value-type="float" office:value="0.0492719" calcext:value-type="float">
            <text:p>0.0492719</text:p>
          </table:table-cell>
          <table:table-cell office:value-type="float" office:value="0.0169569" calcext:value-type="float">
            <text:p>0.0169569</text:p>
          </table:table-cell>
          <table:table-cell office:value-type="float" office:value="0.0787455" calcext:value-type="float">
            <text:p>0.0787455</text:p>
          </table:table-cell>
          <table:table-cell office:value-type="float" office:value="0.03558" calcext:value-type="float">
            <text:p>0.03558</text:p>
          </table:table-cell>
          <table:table-cell office:value-type="float" office:value="0.0399603" calcext:value-type="float">
            <text:p>0.0399603</text:p>
          </table:table-cell>
        </table:table-row>
        <table:table-row table:style-name="ro1">
          <table:table-cell office:value-type="float" office:value="0.0657532" calcext:value-type="float">
            <text:p>0.0657532</text:p>
          </table:table-cell>
          <table:table-cell office:value-type="float" office:value="0.0278795" calcext:value-type="float">
            <text:p>0.0278795</text:p>
          </table:table-cell>
          <table:table-cell office:value-type="float" office:value="0.0712989" calcext:value-type="float">
            <text:p>0.0712989</text:p>
          </table:table-cell>
          <table:table-cell office:value-type="float" office:value="0.0409438" calcext:value-type="float">
            <text:p>0.0409438</text:p>
          </table:table-cell>
          <table:table-cell office:value-type="float" office:value="0.0146487" calcext:value-type="float">
            <text:p>0.0146487</text:p>
          </table:table-cell>
          <table:table-cell office:value-type="float" office:value="0.0789962" calcext:value-type="float">
            <text:p>0.0789962</text:p>
          </table:table-cell>
          <table:table-cell office:value-type="float" office:value="0.0362741" calcext:value-type="float">
            <text:p>0.0362741</text:p>
          </table:table-cell>
          <table:table-cell office:value-type="float" office:value="0.0446183" calcext:value-type="float">
            <text:p>0.0446183</text:p>
          </table:table-cell>
        </table:table-row>
        <table:table-row table:style-name="ro1">
          <table:table-cell office:value-type="float" office:value="0.0596833" calcext:value-type="float">
            <text:p>0.0596833</text:p>
          </table:table-cell>
          <table:table-cell office:value-type="float" office:value="0.0299866" calcext:value-type="float">
            <text:p>0.0299866</text:p>
          </table:table-cell>
          <table:table-cell office:value-type="float" office:value="0.0654507" calcext:value-type="float">
            <text:p>0.0654507</text:p>
          </table:table-cell>
          <table:table-cell office:value-type="float" office:value="0.0495391" calcext:value-type="float">
            <text:p>0.0495391</text:p>
          </table:table-cell>
          <table:table-cell office:value-type="float" office:value="0.0243921" calcext:value-type="float">
            <text:p>0.0243921</text:p>
          </table:table-cell>
          <table:table-cell office:value-type="float" office:value="0.0781534" calcext:value-type="float">
            <text:p>0.0781534</text:p>
          </table:table-cell>
          <table:table-cell office:value-type="float" office:value="0.030025" calcext:value-type="float">
            <text:p>0.030025</text:p>
          </table:table-cell>
          <table:table-cell office:value-type="float" office:value="0.0451717" calcext:value-type="float">
            <text:p>0.0451717</text:p>
          </table:table-cell>
        </table:table-row>
        <table:table-row table:style-name="ro1">
          <table:table-cell office:value-type="float" office:value="0.0563821" calcext:value-type="float">
            <text:p>0.0563821</text:p>
          </table:table-cell>
          <table:table-cell office:value-type="float" office:value="0.024889" calcext:value-type="float">
            <text:p>0.024889</text:p>
          </table:table-cell>
          <table:table-cell office:value-type="float" office:value="0.0765913" calcext:value-type="float">
            <text:p>0.0765913</text:p>
          </table:table-cell>
          <table:table-cell office:value-type="float" office:value="0.048655" calcext:value-type="float">
            <text:p>0.048655</text:p>
          </table:table-cell>
          <table:table-cell office:value-type="float" office:value="0.0247301" calcext:value-type="float">
            <text:p>0.0247301</text:p>
          </table:table-cell>
          <table:table-cell office:value-type="float" office:value="0.0771549" calcext:value-type="float">
            <text:p>0.0771549</text:p>
          </table:table-cell>
          <table:table-cell office:value-type="float" office:value="0.0354107" calcext:value-type="float">
            <text:p>0.0354107</text:p>
          </table:table-cell>
          <table:table-cell office:value-type="float" office:value="0.044765" calcext:value-type="float">
            <text:p>0.044765</text:p>
          </table:table-cell>
        </table:table-row>
        <table:table-row table:style-name="ro1">
          <table:table-cell office:value-type="float" office:value="0.0600915" calcext:value-type="float">
            <text:p>0.0600915</text:p>
          </table:table-cell>
          <table:table-cell office:value-type="float" office:value="0.0304463" calcext:value-type="float">
            <text:p>0.0304463</text:p>
          </table:table-cell>
          <table:table-cell office:value-type="float" office:value="0.0688258" calcext:value-type="float">
            <text:p>0.0688258</text:p>
          </table:table-cell>
          <table:table-cell office:value-type="float" office:value="0.0480795" calcext:value-type="float">
            <text:p>0.0480795</text:p>
          </table:table-cell>
          <table:table-cell office:value-type="float" office:value="0.0202449" calcext:value-type="float">
            <text:p>0.0202449</text:p>
          </table:table-cell>
          <table:table-cell office:value-type="float" office:value="0.0746579" calcext:value-type="float">
            <text:p>0.0746579</text:p>
          </table:table-cell>
          <table:table-cell office:value-type="float" office:value="0.0286349" calcext:value-type="float">
            <text:p>0.0286349</text:p>
          </table:table-cell>
          <table:table-cell office:value-type="float" office:value="0.0438947" calcext:value-type="float">
            <text:p>0.0438947</text:p>
          </table:table-cell>
        </table:table-row>
        <table:table-row table:style-name="ro1">
          <table:table-cell office:value-type="float" office:value="0.0602057" calcext:value-type="float">
            <text:p>0.0602057</text:p>
          </table:table-cell>
          <table:table-cell office:value-type="float" office:value="0.0339386" calcext:value-type="float">
            <text:p>0.0339386</text:p>
          </table:table-cell>
          <table:table-cell office:value-type="float" office:value="0.0671855" calcext:value-type="float">
            <text:p>0.0671855</text:p>
          </table:table-cell>
          <table:table-cell office:value-type="float" office:value="0.044322" calcext:value-type="float">
            <text:p>0.044322</text:p>
          </table:table-cell>
          <table:table-cell office:value-type="float" office:value="0.0232586" calcext:value-type="float">
            <text:p>0.0232586</text:p>
          </table:table-cell>
          <table:table-cell office:value-type="float" office:value="0.0759711" calcext:value-type="float">
            <text:p>0.0759711</text:p>
          </table:table-cell>
          <table:table-cell office:value-type="float" office:value="0.0330528" calcext:value-type="float">
            <text:p>0.0330528</text:p>
          </table:table-cell>
          <table:table-cell office:value-type="float" office:value="0.0452551" calcext:value-type="float">
            <text:p>0.0452551</text:p>
          </table:table-cell>
        </table:table-row>
        <table:table-row table:style-name="ro1">
          <table:table-cell office:value-type="float" office:value="0.0657099" calcext:value-type="float">
            <text:p>0.0657099</text:p>
          </table:table-cell>
          <table:table-cell office:value-type="float" office:value="0.0292116" calcext:value-type="float">
            <text:p>0.0292116</text:p>
          </table:table-cell>
          <table:table-cell office:value-type="float" office:value="0.0708108" calcext:value-type="float">
            <text:p>0.0708108</text:p>
          </table:table-cell>
          <table:table-cell office:value-type="float" office:value="0.0505271" calcext:value-type="float">
            <text:p>0.0505271</text:p>
          </table:table-cell>
          <table:table-cell office:value-type="float" office:value="0.0226579" calcext:value-type="float">
            <text:p>0.0226579</text:p>
          </table:table-cell>
          <table:table-cell office:value-type="float" office:value="0.0733833" calcext:value-type="float">
            <text:p>0.0733833</text:p>
          </table:table-cell>
          <table:table-cell office:value-type="float" office:value="0.0300305" calcext:value-type="float">
            <text:p>0.0300305</text:p>
          </table:table-cell>
          <table:table-cell office:value-type="float" office:value="0.0475993" calcext:value-type="float">
            <text:p>0.0475993</text:p>
          </table:table-cell>
        </table:table-row>
        <table:table-row table:style-name="ro1">
          <table:table-cell office:value-type="float" office:value="0.0624391" calcext:value-type="float">
            <text:p>0.0624391</text:p>
          </table:table-cell>
          <table:table-cell office:value-type="float" office:value="0.0255177" calcext:value-type="float">
            <text:p>0.0255177</text:p>
          </table:table-cell>
          <table:table-cell office:value-type="float" office:value="0.0737618" calcext:value-type="float">
            <text:p>0.0737618</text:p>
          </table:table-cell>
          <table:table-cell office:value-type="float" office:value="0.0355324" calcext:value-type="float">
            <text:p>0.0355324</text:p>
          </table:table-cell>
          <table:table-cell office:value-type="float" office:value="0.0155417" calcext:value-type="float">
            <text:p>0.0155417</text:p>
          </table:table-cell>
          <table:table-cell office:value-type="float" office:value="0.0713053" calcext:value-type="float">
            <text:p>0.0713053</text:p>
          </table:table-cell>
          <table:table-cell office:value-type="float" office:value="0.0260943" calcext:value-type="float">
            <text:p>0.0260943</text:p>
          </table:table-cell>
          <table:table-cell office:value-type="float" office:value="0.0430529" calcext:value-type="float">
            <text:p>0.0430529</text:p>
          </table:table-cell>
        </table:table-row>
        <table:table-row table:style-name="ro1">
          <table:table-cell office:value-type="float" office:value="0.0579837" calcext:value-type="float">
            <text:p>0.0579837</text:p>
          </table:table-cell>
          <table:table-cell office:value-type="float" office:value="0.0217484" calcext:value-type="float">
            <text:p>0.0217484</text:p>
          </table:table-cell>
          <table:table-cell office:value-type="float" office:value="0.0708087" calcext:value-type="float">
            <text:p>0.0708087</text:p>
          </table:table-cell>
          <table:table-cell office:value-type="float" office:value="0.0409465" calcext:value-type="float">
            <text:p>0.0409465</text:p>
          </table:table-cell>
          <table:table-cell office:value-type="float" office:value="0.017435" calcext:value-type="float">
            <text:p>0.017435</text:p>
          </table:table-cell>
          <table:table-cell office:value-type="float" office:value="0.0725685" calcext:value-type="float">
            <text:p>0.0725685</text:p>
          </table:table-cell>
          <table:table-cell office:value-type="float" office:value="0.0347351" calcext:value-type="float">
            <text:p>0.0347351</text:p>
          </table:table-cell>
          <table:table-cell office:value-type="float" office:value="0.0361904" calcext:value-type="float">
            <text:p>0.0361904</text:p>
          </table:table-cell>
        </table:table-row>
        <table:table-row table:style-name="ro1">
          <table:table-cell office:value-type="float" office:value="0.061998" calcext:value-type="float">
            <text:p>0.061998</text:p>
          </table:table-cell>
          <table:table-cell office:value-type="float" office:value="0.0266036" calcext:value-type="float">
            <text:p>0.0266036</text:p>
          </table:table-cell>
          <table:table-cell office:value-type="float" office:value="0.0702679" calcext:value-type="float">
            <text:p>0.0702679</text:p>
          </table:table-cell>
          <table:table-cell office:value-type="float" office:value="0.0504256" calcext:value-type="float">
            <text:p>0.0504256</text:p>
          </table:table-cell>
          <table:table-cell office:value-type="float" office:value="0.0104675" calcext:value-type="float">
            <text:p>0.0104675</text:p>
          </table:table-cell>
          <table:table-cell office:value-type="float" office:value="0.0776505" calcext:value-type="float">
            <text:p>0.0776505</text:p>
          </table:table-cell>
          <table:table-cell office:value-type="float" office:value="0.0304497" calcext:value-type="float">
            <text:p>0.0304497</text:p>
          </table:table-cell>
          <table:table-cell office:value-type="float" office:value="0.0437026" calcext:value-type="float">
            <text:p>0.0437026</text:p>
          </table:table-cell>
        </table:table-row>
        <table:table-row table:style-name="ro1">
          <table:table-cell office:value-type="float" office:value="0.0601022" calcext:value-type="float">
            <text:p>0.0601022</text:p>
          </table:table-cell>
          <table:table-cell office:value-type="float" office:value="0.0234421" calcext:value-type="float">
            <text:p>0.0234421</text:p>
          </table:table-cell>
          <table:table-cell office:value-type="float" office:value="0.0685742" calcext:value-type="float">
            <text:p>0.0685742</text:p>
          </table:table-cell>
          <table:table-cell office:value-type="float" office:value="0.0438317" calcext:value-type="float">
            <text:p>0.0438317</text:p>
          </table:table-cell>
          <table:table-cell office:value-type="float" office:value="0.014776" calcext:value-type="float">
            <text:p>0.014776</text:p>
          </table:table-cell>
          <table:table-cell office:value-type="float" office:value="0.0736961" calcext:value-type="float">
            <text:p>0.0736961</text:p>
          </table:table-cell>
          <table:table-cell office:value-type="float" office:value="0.0341909" calcext:value-type="float">
            <text:p>0.0341909</text:p>
          </table:table-cell>
          <table:table-cell office:value-type="float" office:value="0.0429546" calcext:value-type="float">
            <text:p>0.0429546</text:p>
          </table:table-cell>
        </table:table-row>
        <table:table-row table:style-name="ro1">
          <table:table-cell office:value-type="float" office:value="0.0562221" calcext:value-type="float">
            <text:p>0.0562221</text:p>
          </table:table-cell>
          <table:table-cell office:value-type="float" office:value="0.0245852" calcext:value-type="float">
            <text:p>0.0245852</text:p>
          </table:table-cell>
          <table:table-cell office:value-type="float" office:value="0.076061" calcext:value-type="float">
            <text:p>0.076061</text:p>
          </table:table-cell>
          <table:table-cell office:value-type="float" office:value="0.0382893" calcext:value-type="float">
            <text:p>0.0382893</text:p>
          </table:table-cell>
          <table:table-cell office:value-type="float" office:value="0.0179308" calcext:value-type="float">
            <text:p>0.0179308</text:p>
          </table:table-cell>
          <table:table-cell office:value-type="float" office:value="0.0764925" calcext:value-type="float">
            <text:p>0.0764925</text:p>
          </table:table-cell>
          <table:table-cell office:value-type="float" office:value="0.0311731" calcext:value-type="float">
            <text:p>0.0311731</text:p>
          </table:table-cell>
          <table:table-cell office:value-type="float" office:value="0.0487641" calcext:value-type="float">
            <text:p>0.0487641</text:p>
          </table:table-cell>
        </table:table-row>
        <table:table-row table:style-name="ro1">
          <table:table-cell office:value-type="float" office:value="0.0525959" calcext:value-type="float">
            <text:p>0.0525959</text:p>
          </table:table-cell>
          <table:table-cell office:value-type="float" office:value="0.0250246" calcext:value-type="float">
            <text:p>0.0250246</text:p>
          </table:table-cell>
          <table:table-cell office:value-type="float" office:value="0.0645683" calcext:value-type="float">
            <text:p>0.0645683</text:p>
          </table:table-cell>
          <table:table-cell office:value-type="float" office:value="0.0384057" calcext:value-type="float">
            <text:p>0.0384057</text:p>
          </table:table-cell>
          <table:table-cell office:value-type="float" office:value="0.0143382" calcext:value-type="float">
            <text:p>0.0143382</text:p>
          </table:table-cell>
          <table:table-cell office:value-type="float" office:value="0.07215" calcext:value-type="float">
            <text:p>0.07215</text:p>
          </table:table-cell>
          <table:table-cell office:value-type="float" office:value="0.0320532" calcext:value-type="float">
            <text:p>0.0320532</text:p>
          </table:table-cell>
          <table:table-cell office:value-type="float" office:value="0.0426122" calcext:value-type="float">
            <text:p>0.0426122</text:p>
          </table:table-cell>
        </table:table-row>
        <table:table-row table:style-name="ro1">
          <table:table-cell office:value-type="float" office:value="0.0595601" calcext:value-type="float">
            <text:p>0.0595601</text:p>
          </table:table-cell>
          <table:table-cell office:value-type="float" office:value="0.0231583" calcext:value-type="float">
            <text:p>0.0231583</text:p>
          </table:table-cell>
          <table:table-cell office:value-type="float" office:value="0.0694528" calcext:value-type="float">
            <text:p>0.0694528</text:p>
          </table:table-cell>
          <table:table-cell office:value-type="float" office:value="0.0448797" calcext:value-type="float">
            <text:p>0.0448797</text:p>
          </table:table-cell>
          <table:table-cell office:value-type="float" office:value="0.0234726" calcext:value-type="float">
            <text:p>0.0234726</text:p>
          </table:table-cell>
          <table:table-cell office:value-type="float" office:value="0.0735228" calcext:value-type="float">
            <text:p>0.0735228</text:p>
          </table:table-cell>
          <table:table-cell office:value-type="float" office:value="0.0291262" calcext:value-type="float">
            <text:p>0.0291262</text:p>
          </table:table-cell>
          <table:table-cell office:value-type="float" office:value="0.0440154" calcext:value-type="float">
            <text:p>0.0440154</text:p>
          </table:table-cell>
        </table:table-row>
        <table:table-row table:style-name="ro1">
          <table:table-cell office:value-type="float" office:value="0.0564191" calcext:value-type="float">
            <text:p>0.0564191</text:p>
          </table:table-cell>
          <table:table-cell office:value-type="float" office:value="0.023556" calcext:value-type="float">
            <text:p>0.023556</text:p>
          </table:table-cell>
          <table:table-cell office:value-type="float" office:value="0.0741868" calcext:value-type="float">
            <text:p>0.0741868</text:p>
          </table:table-cell>
          <table:table-cell office:value-type="float" office:value="0.0422662" calcext:value-type="float">
            <text:p>0.0422662</text:p>
          </table:table-cell>
          <table:table-cell office:value-type="float" office:value="0.017212" calcext:value-type="float">
            <text:p>0.017212</text:p>
          </table:table-cell>
          <table:table-cell office:value-type="float" office:value="0.0813629" calcext:value-type="float">
            <text:p>0.0813629</text:p>
          </table:table-cell>
          <table:table-cell office:value-type="float" office:value="0.0330057" calcext:value-type="float">
            <text:p>0.0330057</text:p>
          </table:table-cell>
          <table:table-cell office:value-type="float" office:value="0.0506594" calcext:value-type="float">
            <text:p>0.0506594</text:p>
          </table:table-cell>
        </table:table-row>
        <table:table-row table:style-name="ro1">
          <table:table-cell office:value-type="float" office:value="0.0583782" calcext:value-type="float">
            <text:p>0.0583782</text:p>
          </table:table-cell>
          <table:table-cell office:value-type="float" office:value="0.0248192" calcext:value-type="float">
            <text:p>0.0248192</text:p>
          </table:table-cell>
          <table:table-cell office:value-type="float" office:value="0.0728969" calcext:value-type="float">
            <text:p>0.0728969</text:p>
          </table:table-cell>
          <table:table-cell office:value-type="float" office:value="0.0412376" calcext:value-type="float">
            <text:p>0.0412376</text:p>
          </table:table-cell>
          <table:table-cell office:value-type="float" office:value="0.015177" calcext:value-type="float">
            <text:p>0.015177</text:p>
          </table:table-cell>
          <table:table-cell office:value-type="float" office:value="0.0752042" calcext:value-type="float">
            <text:p>0.0752042</text:p>
          </table:table-cell>
          <table:table-cell office:value-type="float" office:value="0.0378608" calcext:value-type="float">
            <text:p>0.0378608</text:p>
          </table:table-cell>
          <table:table-cell office:value-type="float" office:value="0.035776" calcext:value-type="float">
            <text:p>0.035776</text:p>
          </table:table-cell>
        </table:table-row>
        <table:table-row table:style-name="ro1">
          <table:table-cell office:value-type="float" office:value="0.0610838" calcext:value-type="float">
            <text:p>0.0610838</text:p>
          </table:table-cell>
          <table:table-cell office:value-type="float" office:value="0.0315573" calcext:value-type="float">
            <text:p>0.0315573</text:p>
          </table:table-cell>
          <table:table-cell office:value-type="float" office:value="0.0690038" calcext:value-type="float">
            <text:p>0.0690038</text:p>
          </table:table-cell>
          <table:table-cell office:value-type="float" office:value="0.0468729" calcext:value-type="float">
            <text:p>0.0468729</text:p>
          </table:table-cell>
          <table:table-cell office:value-type="float" office:value="0.0142874" calcext:value-type="float">
            <text:p>0.0142874</text:p>
          </table:table-cell>
          <table:table-cell office:value-type="float" office:value="0.0779149" calcext:value-type="float">
            <text:p>0.0779149</text:p>
          </table:table-cell>
          <table:table-cell office:value-type="float" office:value="0.0375724" calcext:value-type="float">
            <text:p>0.0375724</text:p>
          </table:table-cell>
          <table:table-cell office:value-type="float" office:value="0.0515045" calcext:value-type="float">
            <text:p>0.0515045</text:p>
          </table:table-cell>
        </table:table-row>
        <table:table-row table:style-name="ro1">
          <table:table-cell office:value-type="float" office:value="0.0610061" calcext:value-type="float">
            <text:p>0.0610061</text:p>
          </table:table-cell>
          <table:table-cell office:value-type="float" office:value="0.0260502" calcext:value-type="float">
            <text:p>0.0260502</text:p>
          </table:table-cell>
          <table:table-cell office:value-type="float" office:value="0.074085" calcext:value-type="float">
            <text:p>0.074085</text:p>
          </table:table-cell>
          <table:table-cell office:value-type="float" office:value="0.0488435" calcext:value-type="float">
            <text:p>0.0488435</text:p>
          </table:table-cell>
          <table:table-cell office:value-type="float" office:value="0.0246912" calcext:value-type="float">
            <text:p>0.0246912</text:p>
          </table:table-cell>
          <table:table-cell office:value-type="float" office:value="0.0735362" calcext:value-type="float">
            <text:p>0.0735362</text:p>
          </table:table-cell>
          <table:table-cell office:value-type="float" office:value="0.0247832" calcext:value-type="float">
            <text:p>0.0247832</text:p>
          </table:table-cell>
          <table:table-cell office:value-type="float" office:value="0.0414997" calcext:value-type="float">
            <text:p>0.0414997</text:p>
          </table:table-cell>
        </table:table-row>
        <table:table-row table:style-name="ro1">
          <table:table-cell office:value-type="float" office:value="0.0615513" calcext:value-type="float">
            <text:p>0.0615513</text:p>
          </table:table-cell>
          <table:table-cell office:value-type="float" office:value="0.0339041" calcext:value-type="float">
            <text:p>0.0339041</text:p>
          </table:table-cell>
          <table:table-cell office:value-type="float" office:value="0.0643727" calcext:value-type="float">
            <text:p>0.0643727</text:p>
          </table:table-cell>
          <table:table-cell office:value-type="float" office:value="0.0467999" calcext:value-type="float">
            <text:p>0.0467999</text:p>
          </table:table-cell>
          <table:table-cell office:value-type="float" office:value="0.0290091" calcext:value-type="float">
            <text:p>0.0290091</text:p>
          </table:table-cell>
          <table:table-cell office:value-type="float" office:value="0.0720674" calcext:value-type="float">
            <text:p>0.0720674</text:p>
          </table:table-cell>
          <table:table-cell office:value-type="float" office:value="0.0364126" calcext:value-type="float">
            <text:p>0.0364126</text:p>
          </table:table-cell>
          <table:table-cell office:value-type="float" office:value="0.0390711" calcext:value-type="float">
            <text:p>0.0390711</text:p>
          </table:table-cell>
        </table:table-row>
        <table:table-row table:style-name="ro1">
          <table:table-cell office:value-type="float" office:value="0.0594177" calcext:value-type="float">
            <text:p>0.0594177</text:p>
          </table:table-cell>
          <table:table-cell office:value-type="float" office:value="0.0406781" calcext:value-type="float">
            <text:p>0.0406781</text:p>
          </table:table-cell>
          <table:table-cell office:value-type="float" office:value="0.0744313" calcext:value-type="float">
            <text:p>0.0744313</text:p>
          </table:table-cell>
          <table:table-cell office:value-type="float" office:value="0.0495645" calcext:value-type="float">
            <text:p>0.0495645</text:p>
          </table:table-cell>
          <table:table-cell office:value-type="float" office:value="0.0278398" calcext:value-type="float">
            <text:p>0.0278398</text:p>
          </table:table-cell>
          <table:table-cell office:value-type="float" office:value="0.0813713" calcext:value-type="float">
            <text:p>0.0813713</text:p>
          </table:table-cell>
          <table:table-cell office:value-type="float" office:value="0.0458453" calcext:value-type="float">
            <text:p>0.0458453</text:p>
          </table:table-cell>
          <table:table-cell office:value-type="float" office:value="0.0422079" calcext:value-type="float">
            <text:p>0.0422079</text:p>
          </table:table-cell>
        </table:table-row>
        <table:table-row table:style-name="ro1">
          <table:table-cell office:value-type="float" office:value="0.0623632" calcext:value-type="float">
            <text:p>0.0623632</text:p>
          </table:table-cell>
          <table:table-cell office:value-type="float" office:value="0.040675" calcext:value-type="float">
            <text:p>0.040675</text:p>
          </table:table-cell>
          <table:table-cell office:value-type="float" office:value="0.0701002" calcext:value-type="float">
            <text:p>0.0701002</text:p>
          </table:table-cell>
          <table:table-cell office:value-type="float" office:value="0.045657" calcext:value-type="float">
            <text:p>0.045657</text:p>
          </table:table-cell>
          <table:table-cell office:value-type="float" office:value="0.0312708" calcext:value-type="float">
            <text:p>0.0312708</text:p>
          </table:table-cell>
          <table:table-cell office:value-type="float" office:value="0.0785824" calcext:value-type="float">
            <text:p>0.0785824</text:p>
          </table:table-cell>
          <table:table-cell office:value-type="float" office:value="0.0417732" calcext:value-type="float">
            <text:p>0.0417732</text:p>
          </table:table-cell>
          <table:table-cell office:value-type="float" office:value="0.058041" calcext:value-type="float">
            <text:p>0.058041</text:p>
          </table:table-cell>
        </table:table-row>
        <table:table-row table:style-name="ro1">
          <table:table-cell office:value-type="float" office:value="0.0691486" calcext:value-type="float">
            <text:p>0.0691486</text:p>
          </table:table-cell>
          <table:table-cell office:value-type="float" office:value="0.036014" calcext:value-type="float">
            <text:p>0.036014</text:p>
          </table:table-cell>
          <table:table-cell office:value-type="float" office:value="0.0751451" calcext:value-type="float">
            <text:p>0.0751451</text:p>
          </table:table-cell>
          <table:table-cell office:value-type="float" office:value="0.0473752" calcext:value-type="float">
            <text:p>0.0473752</text:p>
          </table:table-cell>
          <table:table-cell office:value-type="float" office:value="0.0204651" calcext:value-type="float">
            <text:p>0.0204651</text:p>
          </table:table-cell>
          <table:table-cell office:value-type="float" office:value="0.0834127" calcext:value-type="float">
            <text:p>0.0834127</text:p>
          </table:table-cell>
          <table:table-cell office:value-type="float" office:value="0.0387878" calcext:value-type="float">
            <text:p>0.0387878</text:p>
          </table:table-cell>
          <table:table-cell office:value-type="float" office:value="0.0612211" calcext:value-type="float">
            <text:p>0.0612211</text:p>
          </table:table-cell>
        </table:table-row>
        <table:table-row table:style-name="ro1">
          <table:table-cell office:value-type="float" office:value="0.0633511" calcext:value-type="float">
            <text:p>0.0633511</text:p>
          </table:table-cell>
          <table:table-cell office:value-type="float" office:value="0.0383592" calcext:value-type="float">
            <text:p>0.0383592</text:p>
          </table:table-cell>
          <table:table-cell office:value-type="float" office:value="0.0718846" calcext:value-type="float">
            <text:p>0.0718846</text:p>
          </table:table-cell>
          <table:table-cell office:value-type="float" office:value="0.0516319" calcext:value-type="float">
            <text:p>0.0516319</text:p>
          </table:table-cell>
          <table:table-cell office:value-type="float" office:value="0.0350835" calcext:value-type="float">
            <text:p>0.0350835</text:p>
          </table:table-cell>
          <table:table-cell office:value-type="float" office:value="0.0855383" calcext:value-type="float">
            <text:p>0.0855383</text:p>
          </table:table-cell>
          <table:table-cell office:value-type="float" office:value="0.0400715" calcext:value-type="float">
            <text:p>0.0400715</text:p>
          </table:table-cell>
          <table:table-cell office:value-type="float" office:value="0.048037" calcext:value-type="float">
            <text:p>0.048037</text:p>
          </table:table-cell>
        </table:table-row>
        <table:table-row table:style-name="ro1">
          <table:table-cell office:value-type="float" office:value="0.0658664" calcext:value-type="float">
            <text:p>0.0658664</text:p>
          </table:table-cell>
          <table:table-cell office:value-type="float" office:value="0.0413168" calcext:value-type="float">
            <text:p>0.0413168</text:p>
          </table:table-cell>
          <table:table-cell office:value-type="float" office:value="0.0766421" calcext:value-type="float">
            <text:p>0.0766421</text:p>
          </table:table-cell>
          <table:table-cell office:value-type="float" office:value="0.0613255" calcext:value-type="float">
            <text:p>0.0613255</text:p>
          </table:table-cell>
          <table:table-cell office:value-type="float" office:value="0.040527" calcext:value-type="float">
            <text:p>0.040527</text:p>
          </table:table-cell>
          <table:table-cell office:value-type="float" office:value="0.0914303" calcext:value-type="float">
            <text:p>0.0914303</text:p>
          </table:table-cell>
          <table:table-cell office:value-type="float" office:value="0.0362636" calcext:value-type="float">
            <text:p>0.0362636</text:p>
          </table:table-cell>
          <table:table-cell office:value-type="float" office:value="0.055753" calcext:value-type="float">
            <text:p>0.055753</text:p>
          </table:table-cell>
        </table:table-row>
        <table:table-row table:style-name="ro1">
          <table:table-cell office:value-type="float" office:value="0.0750587" calcext:value-type="float">
            <text:p>0.0750587</text:p>
          </table:table-cell>
          <table:table-cell office:value-type="float" office:value="0.0286242" calcext:value-type="float">
            <text:p>0.0286242</text:p>
          </table:table-cell>
          <table:table-cell office:value-type="float" office:value="0.0758609" calcext:value-type="float">
            <text:p>0.0758609</text:p>
          </table:table-cell>
          <table:table-cell office:value-type="float" office:value="0.0628804" calcext:value-type="float">
            <text:p>0.0628804</text:p>
          </table:table-cell>
          <table:table-cell office:value-type="float" office:value="0.0232581" calcext:value-type="float">
            <text:p>0.0232581</text:p>
          </table:table-cell>
          <table:table-cell office:value-type="float" office:value="0.0837218" calcext:value-type="float">
            <text:p>0.0837218</text:p>
          </table:table-cell>
          <table:table-cell office:value-type="float" office:value="0.0480482" calcext:value-type="float">
            <text:p>0.0480482</text:p>
          </table:table-cell>
          <table:table-cell office:value-type="float" office:value="0.0484373" calcext:value-type="float">
            <text:p>0.0484373</text:p>
          </table:table-cell>
        </table:table-row>
        <table:table-row table:style-name="ro1">
          <table:table-cell office:value-type="float" office:value="0.0682876" calcext:value-type="float">
            <text:p>0.0682876</text:p>
          </table:table-cell>
          <table:table-cell office:value-type="float" office:value="0.0533491" calcext:value-type="float">
            <text:p>0.0533491</text:p>
          </table:table-cell>
          <table:table-cell office:value-type="float" office:value="0.0800554" calcext:value-type="float">
            <text:p>0.0800554</text:p>
          </table:table-cell>
          <table:table-cell office:value-type="float" office:value="0.0449646" calcext:value-type="float">
            <text:p>0.0449646</text:p>
          </table:table-cell>
          <table:table-cell office:value-type="float" office:value="0.0244545" calcext:value-type="float">
            <text:p>0.0244545</text:p>
          </table:table-cell>
          <table:table-cell office:value-type="float" office:value="0.0872774" calcext:value-type="float">
            <text:p>0.0872774</text:p>
          </table:table-cell>
          <table:table-cell office:value-type="float" office:value="0.0369294" calcext:value-type="float">
            <text:p>0.0369294</text:p>
          </table:table-cell>
          <table:table-cell office:value-type="float" office:value="0.0583283" calcext:value-type="float">
            <text:p>0.0583283</text:p>
          </table:table-cell>
        </table:table-row>
        <table:table-row table:style-name="ro1">
          <table:table-cell office:value-type="float" office:value="0.072472" calcext:value-type="float">
            <text:p>0.072472</text:p>
          </table:table-cell>
          <table:table-cell office:value-type="float" office:value="0.0335311" calcext:value-type="float">
            <text:p>0.0335311</text:p>
          </table:table-cell>
          <table:table-cell office:value-type="float" office:value="0.0742767" calcext:value-type="float">
            <text:p>0.0742767</text:p>
          </table:table-cell>
          <table:table-cell office:value-type="float" office:value="0.0602542" calcext:value-type="float">
            <text:p>0.0602542</text:p>
          </table:table-cell>
          <table:table-cell office:value-type="float" office:value="0.0172751" calcext:value-type="float">
            <text:p>0.0172751</text:p>
          </table:table-cell>
          <table:table-cell office:value-type="float" office:value="0.0836574" calcext:value-type="float">
            <text:p>0.0836574</text:p>
          </table:table-cell>
          <table:table-cell office:value-type="float" office:value="0.0470132" calcext:value-type="float">
            <text:p>0.0470132</text:p>
          </table:table-cell>
          <table:table-cell office:value-type="float" office:value="0.0476169" calcext:value-type="float">
            <text:p>0.0476169</text:p>
          </table:table-cell>
        </table:table-row>
        <table:table-row table:style-name="ro1">
          <table:table-cell office:value-type="float" office:value="0.0684563" calcext:value-type="float">
            <text:p>0.0684563</text:p>
          </table:table-cell>
          <table:table-cell office:value-type="float" office:value="0.0361184" calcext:value-type="float">
            <text:p>0.0361184</text:p>
          </table:table-cell>
          <table:table-cell office:value-type="float" office:value="0.0807676" calcext:value-type="float">
            <text:p>0.0807676</text:p>
          </table:table-cell>
          <table:table-cell office:value-type="float" office:value="0.0512048" calcext:value-type="float">
            <text:p>0.0512048</text:p>
          </table:table-cell>
          <table:table-cell office:value-type="float" office:value="0.0252661" calcext:value-type="float">
            <text:p>0.0252661</text:p>
          </table:table-cell>
          <table:table-cell office:value-type="float" office:value="0.0775799" calcext:value-type="float">
            <text:p>0.0775799</text:p>
          </table:table-cell>
          <table:table-cell office:value-type="float" office:value="0.0386794" calcext:value-type="float">
            <text:p>0.0386794</text:p>
          </table:table-cell>
          <table:table-cell office:value-type="float" office:value="0.0550676" calcext:value-type="float">
            <text:p>0.0550676</text:p>
          </table:table-cell>
        </table:table-row>
        <table:table-row table:style-name="ro1">
          <table:table-cell office:value-type="float" office:value="0.0724847" calcext:value-type="float">
            <text:p>0.0724847</text:p>
          </table:table-cell>
          <table:table-cell office:value-type="float" office:value="0.0325343" calcext:value-type="float">
            <text:p>0.0325343</text:p>
          </table:table-cell>
          <table:table-cell office:value-type="float" office:value="0.0781804" calcext:value-type="float">
            <text:p>0.0781804</text:p>
          </table:table-cell>
          <table:table-cell office:value-type="float" office:value="0.0508967" calcext:value-type="float">
            <text:p>0.0508967</text:p>
          </table:table-cell>
          <table:table-cell office:value-type="float" office:value="0.0265381" calcext:value-type="float">
            <text:p>0.0265381</text:p>
          </table:table-cell>
          <table:table-cell office:value-type="float" office:value="0.0846466" calcext:value-type="float">
            <text:p>0.0846466</text:p>
          </table:table-cell>
          <table:table-cell office:value-type="float" office:value="0.0383623" calcext:value-type="float">
            <text:p>0.0383623</text:p>
          </table:table-cell>
          <table:table-cell office:value-type="float" office:value="0.0458705" calcext:value-type="float">
            <text:p>0.0458705</text:p>
          </table:table-cell>
        </table:table-row>
        <table:table-row table:style-name="ro1">
          <table:table-cell office:value-type="float" office:value="0.0687061" calcext:value-type="float">
            <text:p>0.0687061</text:p>
          </table:table-cell>
          <table:table-cell office:value-type="float" office:value="0.0297094" calcext:value-type="float">
            <text:p>0.0297094</text:p>
          </table:table-cell>
          <table:table-cell office:value-type="float" office:value="0.0787056" calcext:value-type="float">
            <text:p>0.0787056</text:p>
          </table:table-cell>
          <table:table-cell office:value-type="float" office:value="0.0455744" calcext:value-type="float">
            <text:p>0.0455744</text:p>
          </table:table-cell>
          <table:table-cell office:value-type="float" office:value="0.0250996" calcext:value-type="float">
            <text:p>0.0250996</text:p>
          </table:table-cell>
          <table:table-cell office:value-type="float" office:value="0.0697871" calcext:value-type="float">
            <text:p>0.0697871</text:p>
          </table:table-cell>
          <table:table-cell office:value-type="float" office:value="0.0383743" calcext:value-type="float">
            <text:p>0.0383743</text:p>
          </table:table-cell>
          <table:table-cell office:value-type="float" office:value="0.0475268" calcext:value-type="float">
            <text:p>0.0475268</text:p>
          </table:table-cell>
        </table:table-row>
        <table:table-row table:style-name="ro1">
          <table:table-cell office:value-type="float" office:value="0.0588015" calcext:value-type="float">
            <text:p>0.0588015</text:p>
          </table:table-cell>
          <table:table-cell office:value-type="float" office:value="0.0304868" calcext:value-type="float">
            <text:p>0.0304868</text:p>
          </table:table-cell>
          <table:table-cell office:value-type="float" office:value="0.0795693" calcext:value-type="float">
            <text:p>0.0795693</text:p>
          </table:table-cell>
          <table:table-cell office:value-type="float" office:value="0.0579832" calcext:value-type="float">
            <text:p>0.0579832</text:p>
          </table:table-cell>
          <table:table-cell office:value-type="float" office:value="0.0238467" calcext:value-type="float">
            <text:p>0.0238467</text:p>
          </table:table-cell>
          <table:table-cell office:value-type="float" office:value="0.0852865" calcext:value-type="float">
            <text:p>0.0852865</text:p>
          </table:table-cell>
          <table:table-cell office:value-type="float" office:value="0.0370993" calcext:value-type="float">
            <text:p>0.0370993</text:p>
          </table:table-cell>
          <table:table-cell office:value-type="float" office:value="0.0462074" calcext:value-type="float">
            <text:p>0.0462074</text:p>
          </table:table-cell>
        </table:table-row>
        <table:table-row table:style-name="ro1">
          <table:table-cell office:value-type="float" office:value="0.0660923" calcext:value-type="float">
            <text:p>0.0660923</text:p>
          </table:table-cell>
          <table:table-cell office:value-type="float" office:value="0.0301438" calcext:value-type="float">
            <text:p>0.0301438</text:p>
          </table:table-cell>
          <table:table-cell office:value-type="float" office:value="0.076328" calcext:value-type="float">
            <text:p>0.076328</text:p>
          </table:table-cell>
          <table:table-cell office:value-type="float" office:value="0.0488881" calcext:value-type="float">
            <text:p>0.0488881</text:p>
          </table:table-cell>
          <table:table-cell office:value-type="float" office:value="0.019287" calcext:value-type="float">
            <text:p>0.019287</text:p>
          </table:table-cell>
          <table:table-cell office:value-type="float" office:value="0.0847864" calcext:value-type="float">
            <text:p>0.0847864</text:p>
          </table:table-cell>
          <table:table-cell office:value-type="float" office:value="0.044903" calcext:value-type="float">
            <text:p>0.044903</text:p>
          </table:table-cell>
          <table:table-cell office:value-type="float" office:value="0.0508866" calcext:value-type="float">
            <text:p>0.0508866</text:p>
          </table:table-cell>
        </table:table-row>
        <table:table-row table:style-name="ro1">
          <table:table-cell office:value-type="float" office:value="0.0612674" calcext:value-type="float">
            <text:p>0.0612674</text:p>
          </table:table-cell>
          <table:table-cell office:value-type="float" office:value="0.0326042" calcext:value-type="float">
            <text:p>0.0326042</text:p>
          </table:table-cell>
          <table:table-cell office:value-type="float" office:value="0.0786281" calcext:value-type="float">
            <text:p>0.0786281</text:p>
          </table:table-cell>
          <table:table-cell office:value-type="float" office:value="0.0428518" calcext:value-type="float">
            <text:p>0.0428518</text:p>
          </table:table-cell>
          <table:table-cell office:value-type="float" office:value="0.0231446" calcext:value-type="float">
            <text:p>0.0231446</text:p>
          </table:table-cell>
          <table:table-cell office:value-type="float" office:value="0.0796286" calcext:value-type="float">
            <text:p>0.0796286</text:p>
          </table:table-cell>
          <table:table-cell office:value-type="float" office:value="0.0348571" calcext:value-type="float">
            <text:p>0.0348571</text:p>
          </table:table-cell>
          <table:table-cell office:value-type="float" office:value="0.0473226" calcext:value-type="float">
            <text:p>0.0473226</text:p>
          </table:table-cell>
        </table:table-row>
        <table:table-row table:style-name="ro1">
          <table:table-cell office:value-type="float" office:value="0.0622834" calcext:value-type="float">
            <text:p>0.0622834</text:p>
          </table:table-cell>
          <table:table-cell office:value-type="float" office:value="0.0327817" calcext:value-type="float">
            <text:p>0.0327817</text:p>
          </table:table-cell>
          <table:table-cell office:value-type="float" office:value="0.0726751" calcext:value-type="float">
            <text:p>0.0726751</text:p>
          </table:table-cell>
          <table:table-cell office:value-type="float" office:value="0.0466242" calcext:value-type="float">
            <text:p>0.0466242</text:p>
          </table:table-cell>
          <table:table-cell office:value-type="float" office:value="0.0254221" calcext:value-type="float">
            <text:p>0.0254221</text:p>
          </table:table-cell>
          <table:table-cell office:value-type="float" office:value="0.0853965" calcext:value-type="float">
            <text:p>0.0853965</text:p>
          </table:table-cell>
          <table:table-cell office:value-type="float" office:value="0.0281257" calcext:value-type="float">
            <text:p>0.0281257</text:p>
          </table:table-cell>
          <table:table-cell office:value-type="float" office:value="0.047335" calcext:value-type="float">
            <text:p>0.047335</text:p>
          </table:table-cell>
        </table:table-row>
        <table:table-row table:style-name="ro1">
          <table:table-cell office:value-type="float" office:value="0.0581688" calcext:value-type="float">
            <text:p>0.0581688</text:p>
          </table:table-cell>
          <table:table-cell office:value-type="float" office:value="0.0281092" calcext:value-type="float">
            <text:p>0.0281092</text:p>
          </table:table-cell>
          <table:table-cell office:value-type="float" office:value="0.0769203" calcext:value-type="float">
            <text:p>0.0769203</text:p>
          </table:table-cell>
          <table:table-cell office:value-type="float" office:value="0.0475031" calcext:value-type="float">
            <text:p>0.0475031</text:p>
          </table:table-cell>
          <table:table-cell office:value-type="float" office:value="0.0253541" calcext:value-type="float">
            <text:p>0.0253541</text:p>
          </table:table-cell>
          <table:table-cell office:value-type="float" office:value="0.0776984" calcext:value-type="float">
            <text:p>0.0776984</text:p>
          </table:table-cell>
          <table:table-cell office:value-type="float" office:value="0.033027" calcext:value-type="float">
            <text:p>0.033027</text:p>
          </table:table-cell>
          <table:table-cell office:value-type="float" office:value="0.0525761" calcext:value-type="float">
            <text:p>0.0525761</text:p>
          </table:table-cell>
        </table:table-row>
        <table:table-row table:style-name="ro1">
          <table:table-cell office:value-type="float" office:value="0.0642814" calcext:value-type="float">
            <text:p>0.0642814</text:p>
          </table:table-cell>
          <table:table-cell office:value-type="float" office:value="0.0287329" calcext:value-type="float">
            <text:p>0.0287329</text:p>
          </table:table-cell>
          <table:table-cell office:value-type="float" office:value="0.0741858" calcext:value-type="float">
            <text:p>0.0741858</text:p>
          </table:table-cell>
          <table:table-cell office:value-type="float" office:value="0.0473734" calcext:value-type="float">
            <text:p>0.0473734</text:p>
          </table:table-cell>
          <table:table-cell office:value-type="float" office:value="0.0212289" calcext:value-type="float">
            <text:p>0.0212289</text:p>
          </table:table-cell>
          <table:table-cell office:value-type="float" office:value="0.0835627" calcext:value-type="float">
            <text:p>0.0835627</text:p>
          </table:table-cell>
          <table:table-cell office:value-type="float" office:value="0.038377" calcext:value-type="float">
            <text:p>0.038377</text:p>
          </table:table-cell>
          <table:table-cell office:value-type="float" office:value="0.0482201" calcext:value-type="float">
            <text:p>0.0482201</text:p>
          </table:table-cell>
        </table:table-row>
        <table:table-row table:style-name="ro1">
          <table:table-cell office:value-type="float" office:value="0.0605456" calcext:value-type="float">
            <text:p>0.0605456</text:p>
          </table:table-cell>
          <table:table-cell office:value-type="float" office:value="0.0382013" calcext:value-type="float">
            <text:p>0.0382013</text:p>
          </table:table-cell>
          <table:table-cell office:value-type="float" office:value="0.0751861" calcext:value-type="float">
            <text:p>0.0751861</text:p>
          </table:table-cell>
          <table:table-cell office:value-type="float" office:value="0.0487082" calcext:value-type="float">
            <text:p>0.0487082</text:p>
          </table:table-cell>
          <table:table-cell office:value-type="float" office:value="0.0196076" calcext:value-type="float">
            <text:p>0.0196076</text:p>
          </table:table-cell>
          <table:table-cell office:value-type="float" office:value="0.0791882" calcext:value-type="float">
            <text:p>0.0791882</text:p>
          </table:table-cell>
          <table:table-cell office:value-type="float" office:value="0.0379238" calcext:value-type="float">
            <text:p>0.0379238</text:p>
          </table:table-cell>
          <table:table-cell office:value-type="float" office:value="0.0379404" calcext:value-type="float">
            <text:p>0.0379404</text:p>
          </table:table-cell>
        </table:table-row>
        <table:table-row table:style-name="ro1">
          <table:table-cell office:value-type="float" office:value="0.0584671" calcext:value-type="float">
            <text:p>0.0584671</text:p>
          </table:table-cell>
          <table:table-cell office:value-type="float" office:value="0.0303735" calcext:value-type="float">
            <text:p>0.0303735</text:p>
          </table:table-cell>
          <table:table-cell office:value-type="float" office:value="0.0635319" calcext:value-type="float">
            <text:p>0.0635319</text:p>
          </table:table-cell>
          <table:table-cell office:value-type="float" office:value="0.0473485" calcext:value-type="float">
            <text:p>0.0473485</text:p>
          </table:table-cell>
          <table:table-cell office:value-type="float" office:value="0.022478" calcext:value-type="float">
            <text:p>0.022478</text:p>
          </table:table-cell>
          <table:table-cell office:value-type="float" office:value="0.0817315" calcext:value-type="float">
            <text:p>0.0817315</text:p>
          </table:table-cell>
          <table:table-cell office:value-type="float" office:value="0.0388103" calcext:value-type="float">
            <text:p>0.0388103</text:p>
          </table:table-cell>
          <table:table-cell office:value-type="float" office:value="0.0475731" calcext:value-type="float">
            <text:p>0.0475731</text:p>
          </table:table-cell>
        </table:table-row>
        <table:table-row table:style-name="ro1">
          <table:table-cell office:value-type="float" office:value="0.0633848" calcext:value-type="float">
            <text:p>0.0633848</text:p>
          </table:table-cell>
          <table:table-cell office:value-type="float" office:value="0.0309883" calcext:value-type="float">
            <text:p>0.0309883</text:p>
          </table:table-cell>
          <table:table-cell office:value-type="float" office:value="0.0662934" calcext:value-type="float">
            <text:p>0.0662934</text:p>
          </table:table-cell>
          <table:table-cell office:value-type="float" office:value="0.0512911" calcext:value-type="float">
            <text:p>0.0512911</text:p>
          </table:table-cell>
          <table:table-cell office:value-type="float" office:value="0.0259482" calcext:value-type="float">
            <text:p>0.0259482</text:p>
          </table:table-cell>
          <table:table-cell office:value-type="float" office:value="0.0684947" calcext:value-type="float">
            <text:p>0.0684947</text:p>
          </table:table-cell>
          <table:table-cell office:value-type="float" office:value="0.032889" calcext:value-type="float">
            <text:p>0.032889</text:p>
          </table:table-cell>
          <table:table-cell office:value-type="float" office:value="0.0460732" calcext:value-type="float">
            <text:p>0.0460732</text:p>
          </table:table-cell>
        </table:table-row>
        <table:table-row table:style-name="ro1">
          <table:table-cell office:value-type="float" office:value="0.0578593" calcext:value-type="float">
            <text:p>0.0578593</text:p>
          </table:table-cell>
          <table:table-cell office:value-type="float" office:value="0.0306739" calcext:value-type="float">
            <text:p>0.0306739</text:p>
          </table:table-cell>
          <table:table-cell office:value-type="float" office:value="0.074911" calcext:value-type="float">
            <text:p>0.074911</text:p>
          </table:table-cell>
          <table:table-cell office:value-type="float" office:value="0.0463853" calcext:value-type="float">
            <text:p>0.0463853</text:p>
          </table:table-cell>
          <table:table-cell office:value-type="float" office:value="0.0137315" calcext:value-type="float">
            <text:p>0.0137315</text:p>
          </table:table-cell>
          <table:table-cell office:value-type="float" office:value="0.0805987" calcext:value-type="float">
            <text:p>0.0805987</text:p>
          </table:table-cell>
          <table:table-cell office:value-type="float" office:value="0.0333251" calcext:value-type="float">
            <text:p>0.0333251</text:p>
          </table:table-cell>
          <table:table-cell office:value-type="float" office:value="0.0500675" calcext:value-type="float">
            <text:p>0.0500675</text:p>
          </table:table-cell>
        </table:table-row>
        <table:table-row table:style-name="ro1">
          <table:table-cell office:value-type="float" office:value="0.0661238" calcext:value-type="float">
            <text:p>0.0661238</text:p>
          </table:table-cell>
          <table:table-cell office:value-type="float" office:value="0.0232184" calcext:value-type="float">
            <text:p>0.0232184</text:p>
          </table:table-cell>
          <table:table-cell office:value-type="float" office:value="0.0758074" calcext:value-type="float">
            <text:p>0.0758074</text:p>
          </table:table-cell>
          <table:table-cell office:value-type="float" office:value="0.0482349" calcext:value-type="float">
            <text:p>0.0482349</text:p>
          </table:table-cell>
          <table:table-cell office:value-type="float" office:value="0.0232582" calcext:value-type="float">
            <text:p>0.0232582</text:p>
          </table:table-cell>
          <table:table-cell office:value-type="float" office:value="0.0745694" calcext:value-type="float">
            <text:p>0.0745694</text:p>
          </table:table-cell>
          <table:table-cell office:value-type="float" office:value="0.0340923" calcext:value-type="float">
            <text:p>0.0340923</text:p>
          </table:table-cell>
          <table:table-cell office:value-type="float" office:value="0.0487973" calcext:value-type="float">
            <text:p>0.0487973</text:p>
          </table:table-cell>
        </table:table-row>
        <table:table-row table:style-name="ro1">
          <table:table-cell office:value-type="float" office:value="0.057433" calcext:value-type="float">
            <text:p>0.057433</text:p>
          </table:table-cell>
          <table:table-cell office:value-type="float" office:value="0.0364343" calcext:value-type="float">
            <text:p>0.0364343</text:p>
          </table:table-cell>
          <table:table-cell office:value-type="float" office:value="0.0790316" calcext:value-type="float">
            <text:p>0.0790316</text:p>
          </table:table-cell>
          <table:table-cell office:value-type="float" office:value="0.0445199" calcext:value-type="float">
            <text:p>0.0445199</text:p>
          </table:table-cell>
          <table:table-cell office:value-type="float" office:value="0.0201119" calcext:value-type="float">
            <text:p>0.0201119</text:p>
          </table:table-cell>
          <table:table-cell office:value-type="float" office:value="0.0820064" calcext:value-type="float">
            <text:p>0.0820064</text:p>
          </table:table-cell>
          <table:table-cell office:value-type="float" office:value="0.0344737" calcext:value-type="float">
            <text:p>0.0344737</text:p>
          </table:table-cell>
          <table:table-cell office:value-type="float" office:value="0.0483719" calcext:value-type="float">
            <text:p>0.0483719</text:p>
          </table:table-cell>
        </table:table-row>
        <table:table-row table:style-name="ro1">
          <table:table-cell office:value-type="float" office:value="0.0603478" calcext:value-type="float">
            <text:p>0.0603478</text:p>
          </table:table-cell>
          <table:table-cell office:value-type="float" office:value="0.0222296" calcext:value-type="float">
            <text:p>0.0222296</text:p>
          </table:table-cell>
          <table:table-cell office:value-type="float" office:value="0.0772639" calcext:value-type="float">
            <text:p>0.0772639</text:p>
          </table:table-cell>
          <table:table-cell office:value-type="float" office:value="0.0477234" calcext:value-type="float">
            <text:p>0.0477234</text:p>
          </table:table-cell>
          <table:table-cell office:value-type="float" office:value="0.0195603" calcext:value-type="float">
            <text:p>0.0195603</text:p>
          </table:table-cell>
          <table:table-cell office:value-type="float" office:value="0.0830077" calcext:value-type="float">
            <text:p>0.0830077</text:p>
          </table:table-cell>
          <table:table-cell office:value-type="float" office:value="0.0376788" calcext:value-type="float">
            <text:p>0.0376788</text:p>
          </table:table-cell>
          <table:table-cell office:value-type="float" office:value="0.0461532" calcext:value-type="float">
            <text:p>0.0461532</text:p>
          </table:table-cell>
        </table:table-row>
        <table:table-row table:style-name="ro1">
          <table:table-cell office:value-type="float" office:value="0.0640544" calcext:value-type="float">
            <text:p>0.0640544</text:p>
          </table:table-cell>
          <table:table-cell office:value-type="float" office:value="0.0308859" calcext:value-type="float">
            <text:p>0.0308859</text:p>
          </table:table-cell>
          <table:table-cell office:value-type="float" office:value="0.0683488" calcext:value-type="float">
            <text:p>0.0683488</text:p>
          </table:table-cell>
          <table:table-cell office:value-type="float" office:value="0.0484943" calcext:value-type="float">
            <text:p>0.0484943</text:p>
          </table:table-cell>
          <table:table-cell office:value-type="float" office:value="0.0174316" calcext:value-type="float">
            <text:p>0.0174316</text:p>
          </table:table-cell>
          <table:table-cell office:value-type="float" office:value="0.0789073" calcext:value-type="float">
            <text:p>0.0789073</text:p>
          </table:table-cell>
          <table:table-cell office:value-type="float" office:value="0.0331619" calcext:value-type="float">
            <text:p>0.0331619</text:p>
          </table:table-cell>
          <table:table-cell office:value-type="float" office:value="0.0439594" calcext:value-type="float">
            <text:p>0.0439594</text:p>
          </table:table-cell>
        </table:table-row>
        <table:table-row table:style-name="ro1">
          <table:table-cell office:value-type="float" office:value="0.0581171" calcext:value-type="float">
            <text:p>0.0581171</text:p>
          </table:table-cell>
          <table:table-cell office:value-type="float" office:value="0.0275931" calcext:value-type="float">
            <text:p>0.0275931</text:p>
          </table:table-cell>
          <table:table-cell office:value-type="float" office:value="0.0696535" calcext:value-type="float">
            <text:p>0.0696535</text:p>
          </table:table-cell>
          <table:table-cell office:value-type="float" office:value="0.0427102" calcext:value-type="float">
            <text:p>0.0427102</text:p>
          </table:table-cell>
          <table:table-cell office:value-type="float" office:value="0.0231952" calcext:value-type="float">
            <text:p>0.0231952</text:p>
          </table:table-cell>
          <table:table-cell office:value-type="float" office:value="0.076398" calcext:value-type="float">
            <text:p>0.076398</text:p>
          </table:table-cell>
          <table:table-cell office:value-type="float" office:value="0.0350071" calcext:value-type="float">
            <text:p>0.0350071</text:p>
          </table:table-cell>
          <table:table-cell office:value-type="float" office:value="0.039716" calcext:value-type="float">
            <text:p>0.039716</text:p>
          </table:table-cell>
        </table:table-row>
        <table:table-row table:style-name="ro1">
          <table:table-cell office:value-type="float" office:value="0.0660648" calcext:value-type="float">
            <text:p>0.0660648</text:p>
          </table:table-cell>
          <table:table-cell office:value-type="float" office:value="0.0266203" calcext:value-type="float">
            <text:p>0.0266203</text:p>
          </table:table-cell>
          <table:table-cell office:value-type="float" office:value="0.0674308" calcext:value-type="float">
            <text:p>0.0674308</text:p>
          </table:table-cell>
          <table:table-cell office:value-type="float" office:value="0.0487815" calcext:value-type="float">
            <text:p>0.0487815</text:p>
          </table:table-cell>
          <table:table-cell office:value-type="float" office:value="0.0198889" calcext:value-type="float">
            <text:p>0.0198889</text:p>
          </table:table-cell>
          <table:table-cell office:value-type="float" office:value="0.0781777" calcext:value-type="float">
            <text:p>0.0781777</text:p>
          </table:table-cell>
          <table:table-cell office:value-type="float" office:value="0.0302354" calcext:value-type="float">
            <text:p>0.0302354</text:p>
          </table:table-cell>
          <table:table-cell office:value-type="float" office:value="0.0395823" calcext:value-type="float">
            <text:p>0.0395823</text:p>
          </table:table-cell>
        </table:table-row>
        <table:table-row table:style-name="ro1">
          <table:table-cell office:value-type="float" office:value="0.0566625" calcext:value-type="float">
            <text:p>0.0566625</text:p>
          </table:table-cell>
          <table:table-cell office:value-type="float" office:value="0.0265379" calcext:value-type="float">
            <text:p>0.0265379</text:p>
          </table:table-cell>
          <table:table-cell office:value-type="float" office:value="0.0713883" calcext:value-type="float">
            <text:p>0.0713883</text:p>
          </table:table-cell>
          <table:table-cell office:value-type="float" office:value="0.0488564" calcext:value-type="float">
            <text:p>0.0488564</text:p>
          </table:table-cell>
          <table:table-cell office:value-type="float" office:value="0.0219251" calcext:value-type="float">
            <text:p>0.0219251</text:p>
          </table:table-cell>
          <table:table-cell office:value-type="float" office:value="0.0774673" calcext:value-type="float">
            <text:p>0.0774673</text:p>
          </table:table-cell>
          <table:table-cell office:value-type="float" office:value="0.0387098" calcext:value-type="float">
            <text:p>0.0387098</text:p>
          </table:table-cell>
          <table:table-cell office:value-type="float" office:value="0.0410823" calcext:value-type="float">
            <text:p>0.0410823</text:p>
          </table:table-cell>
        </table:table-row>
        <table:table-row table:style-name="ro1">
          <table:table-cell office:value-type="float" office:value="0.0623801" calcext:value-type="float">
            <text:p>0.0623801</text:p>
          </table:table-cell>
          <table:table-cell office:value-type="float" office:value="0.0251896" calcext:value-type="float">
            <text:p>0.0251896</text:p>
          </table:table-cell>
          <table:table-cell office:value-type="float" office:value="0.0734817" calcext:value-type="float">
            <text:p>0.0734817</text:p>
          </table:table-cell>
          <table:table-cell office:value-type="float" office:value="0.0487582" calcext:value-type="float">
            <text:p>0.0487582</text:p>
          </table:table-cell>
          <table:table-cell office:value-type="float" office:value="0.0208835" calcext:value-type="float">
            <text:p>0.0208835</text:p>
          </table:table-cell>
          <table:table-cell office:value-type="float" office:value="0.0799644" calcext:value-type="float">
            <text:p>0.0799644</text:p>
          </table:table-cell>
          <table:table-cell office:value-type="float" office:value="0.0304396" calcext:value-type="float">
            <text:p>0.0304396</text:p>
          </table:table-cell>
          <table:table-cell office:value-type="float" office:value="0.0419401" calcext:value-type="float">
            <text:p>0.0419401</text:p>
          </table:table-cell>
        </table:table-row>
        <table:table-row table:style-name="ro1">
          <table:table-cell office:value-type="float" office:value="0.0545124" calcext:value-type="float">
            <text:p>0.0545124</text:p>
          </table:table-cell>
          <table:table-cell office:value-type="float" office:value="0.0233629" calcext:value-type="float">
            <text:p>0.0233629</text:p>
          </table:table-cell>
          <table:table-cell office:value-type="float" office:value="0.0695568" calcext:value-type="float">
            <text:p>0.0695568</text:p>
          </table:table-cell>
          <table:table-cell office:value-type="float" office:value="0.043464" calcext:value-type="float">
            <text:p>0.043464</text:p>
          </table:table-cell>
          <table:table-cell office:value-type="float" office:value="0.0172425" calcext:value-type="float">
            <text:p>0.0172425</text:p>
          </table:table-cell>
          <table:table-cell office:value-type="float" office:value="0.0714289" calcext:value-type="float">
            <text:p>0.0714289</text:p>
          </table:table-cell>
          <table:table-cell office:value-type="float" office:value="0.0371285" calcext:value-type="float">
            <text:p>0.0371285</text:p>
          </table:table-cell>
          <table:table-cell office:value-type="float" office:value="0.0519249" calcext:value-type="float">
            <text:p>0.0519249</text:p>
          </table:table-cell>
        </table:table-row>
        <table:table-row table:style-name="ro1">
          <table:table-cell office:value-type="float" office:value="0.0582225" calcext:value-type="float">
            <text:p>0.0582225</text:p>
          </table:table-cell>
          <table:table-cell office:value-type="float" office:value="0.0295941" calcext:value-type="float">
            <text:p>0.0295941</text:p>
          </table:table-cell>
          <table:table-cell office:value-type="float" office:value="0.0792635" calcext:value-type="float">
            <text:p>0.0792635</text:p>
          </table:table-cell>
          <table:table-cell office:value-type="float" office:value="0.0524145" calcext:value-type="float">
            <text:p>0.0524145</text:p>
          </table:table-cell>
          <table:table-cell office:value-type="float" office:value="0.0226593" calcext:value-type="float">
            <text:p>0.0226593</text:p>
          </table:table-cell>
          <table:table-cell office:value-type="float" office:value="0.0769377" calcext:value-type="float">
            <text:p>0.0769377</text:p>
          </table:table-cell>
          <table:table-cell office:value-type="float" office:value="0.0285914" calcext:value-type="float">
            <text:p>0.0285914</text:p>
          </table:table-cell>
          <table:table-cell office:value-type="float" office:value="0.040437" calcext:value-type="float">
            <text:p>0.040437</text:p>
          </table:table-cell>
        </table:table-row>
        <table:table-row table:style-name="ro1">
          <table:table-cell office:value-type="float" office:value="0.0495848" calcext:value-type="float">
            <text:p>0.0495848</text:p>
          </table:table-cell>
          <table:table-cell office:value-type="float" office:value="0.0317483" calcext:value-type="float">
            <text:p>0.0317483</text:p>
          </table:table-cell>
          <table:table-cell office:value-type="float" office:value="0.064212" calcext:value-type="float">
            <text:p>0.064212</text:p>
          </table:table-cell>
          <table:table-cell office:value-type="float" office:value="0.0454386" calcext:value-type="float">
            <text:p>0.0454386</text:p>
          </table:table-cell>
          <table:table-cell office:value-type="float" office:value="0.0229644" calcext:value-type="float">
            <text:p>0.0229644</text:p>
          </table:table-cell>
          <table:table-cell office:value-type="float" office:value="0.0781019" calcext:value-type="float">
            <text:p>0.0781019</text:p>
          </table:table-cell>
          <table:table-cell office:value-type="float" office:value="0.0358883" calcext:value-type="float">
            <text:p>0.0358883</text:p>
          </table:table-cell>
          <table:table-cell office:value-type="float" office:value="0.0447352" calcext:value-type="float">
            <text:p>0.0447352</text:p>
          </table:table-cell>
        </table:table-row>
        <table:table-row table:style-name="ro1">
          <table:table-cell office:value-type="float" office:value="0.0601733" calcext:value-type="float">
            <text:p>0.0601733</text:p>
          </table:table-cell>
          <table:table-cell office:value-type="float" office:value="0.0294976" calcext:value-type="float">
            <text:p>0.0294976</text:p>
          </table:table-cell>
          <table:table-cell office:value-type="float" office:value="0.0760635" calcext:value-type="float">
            <text:p>0.0760635</text:p>
          </table:table-cell>
          <table:table-cell office:value-type="float" office:value="0.0433157" calcext:value-type="float">
            <text:p>0.0433157</text:p>
          </table:table-cell>
          <table:table-cell office:value-type="float" office:value="0.0228544" calcext:value-type="float">
            <text:p>0.0228544</text:p>
          </table:table-cell>
          <table:table-cell office:value-type="float" office:value="0.0819185" calcext:value-type="float">
            <text:p>0.0819185</text:p>
          </table:table-cell>
          <table:table-cell office:value-type="float" office:value="0.0428422" calcext:value-type="float">
            <text:p>0.0428422</text:p>
          </table:table-cell>
          <table:table-cell office:value-type="float" office:value="0.0438511" calcext:value-type="float">
            <text:p>0.0438511</text:p>
          </table:table-cell>
        </table:table-row>
        <table:table-row table:style-name="ro1">
          <table:table-cell office:value-type="float" office:value="0.0695623" calcext:value-type="float">
            <text:p>0.0695623</text:p>
          </table:table-cell>
          <table:table-cell office:value-type="float" office:value="0.0388269" calcext:value-type="float">
            <text:p>0.0388269</text:p>
          </table:table-cell>
          <table:table-cell office:value-type="float" office:value="0.0748881" calcext:value-type="float">
            <text:p>0.0748881</text:p>
          </table:table-cell>
          <table:table-cell office:value-type="float" office:value="0.0482564" calcext:value-type="float">
            <text:p>0.0482564</text:p>
          </table:table-cell>
          <table:table-cell office:value-type="float" office:value="0.0129652" calcext:value-type="float">
            <text:p>0.0129652</text:p>
          </table:table-cell>
          <table:table-cell office:value-type="float" office:value="0.0801854" calcext:value-type="float">
            <text:p>0.0801854</text:p>
          </table:table-cell>
          <table:table-cell office:value-type="float" office:value="0.0285038" calcext:value-type="float">
            <text:p>0.0285038</text:p>
          </table:table-cell>
          <table:table-cell office:value-type="float" office:value="0.0420146" calcext:value-type="float">
            <text:p>0.0420146</text:p>
          </table:table-cell>
        </table:table-row>
        <table:table-row table:style-name="ro1">
          <table:table-cell office:value-type="float" office:value="0.0574406" calcext:value-type="float">
            <text:p>0.0574406</text:p>
          </table:table-cell>
          <table:table-cell office:value-type="float" office:value="0.0288791" calcext:value-type="float">
            <text:p>0.0288791</text:p>
          </table:table-cell>
          <table:table-cell office:value-type="float" office:value="0.0679081" calcext:value-type="float">
            <text:p>0.0679081</text:p>
          </table:table-cell>
          <table:table-cell office:value-type="float" office:value="0.0496197" calcext:value-type="float">
            <text:p>0.0496197</text:p>
          </table:table-cell>
          <table:table-cell office:value-type="float" office:value="0.0306565" calcext:value-type="float">
            <text:p>0.0306565</text:p>
          </table:table-cell>
          <table:table-cell office:value-type="float" office:value="0.0754068" calcext:value-type="float">
            <text:p>0.0754068</text:p>
          </table:table-cell>
          <table:table-cell office:value-type="float" office:value="0.0331345" calcext:value-type="float">
            <text:p>0.0331345</text:p>
          </table:table-cell>
          <table:table-cell office:value-type="float" office:value="0.0427336" calcext:value-type="float">
            <text:p>0.0427336</text:p>
          </table:table-cell>
        </table:table-row>
        <table:table-row table:style-name="ro1">
          <table:table-cell office:value-type="float" office:value="0.0586026" calcext:value-type="float">
            <text:p>0.0586026</text:p>
          </table:table-cell>
          <table:table-cell office:value-type="float" office:value="0.029303" calcext:value-type="float">
            <text:p>0.029303</text:p>
          </table:table-cell>
          <table:table-cell office:value-type="float" office:value="0.0753469" calcext:value-type="float">
            <text:p>0.0753469</text:p>
          </table:table-cell>
          <table:table-cell office:value-type="float" office:value="0.0500903" calcext:value-type="float">
            <text:p>0.0500903</text:p>
          </table:table-cell>
          <table:table-cell office:value-type="float" office:value="0.0260631" calcext:value-type="float">
            <text:p>0.0260631</text:p>
          </table:table-cell>
          <table:table-cell office:value-type="float" office:value="0.0699967" calcext:value-type="float">
            <text:p>0.0699967</text:p>
          </table:table-cell>
          <table:table-cell office:value-type="float" office:value="0.0454674" calcext:value-type="float">
            <text:p>0.0454674</text:p>
          </table:table-cell>
          <table:table-cell office:value-type="float" office:value="0.0447807" calcext:value-type="float">
            <text:p>0.0447807</text:p>
          </table:table-cell>
        </table:table-row>
        <table:table-row table:style-name="ro1">
          <table:table-cell office:value-type="float" office:value="0.0535153" calcext:value-type="float">
            <text:p>0.0535153</text:p>
          </table:table-cell>
          <table:table-cell office:value-type="float" office:value="0.0250416" calcext:value-type="float">
            <text:p>0.0250416</text:p>
          </table:table-cell>
          <table:table-cell office:value-type="float" office:value="0.068856" calcext:value-type="float">
            <text:p>0.068856</text:p>
          </table:table-cell>
          <table:table-cell office:value-type="float" office:value="0.0465178" calcext:value-type="float">
            <text:p>0.0465178</text:p>
          </table:table-cell>
          <table:table-cell office:value-type="float" office:value="0.0133066" calcext:value-type="float">
            <text:p>0.0133066</text:p>
          </table:table-cell>
          <table:table-cell office:value-type="float" office:value="0.0717143" calcext:value-type="float">
            <text:p>0.0717143</text:p>
          </table:table-cell>
          <table:table-cell office:value-type="float" office:value="0.0289216" calcext:value-type="float">
            <text:p>0.0289216</text:p>
          </table:table-cell>
          <table:table-cell office:value-type="float" office:value="0.0409055" calcext:value-type="float">
            <text:p>0.0409055</text:p>
          </table:table-cell>
        </table:table-row>
        <table:table-row table:style-name="ro1">
          <table:table-cell office:value-type="float" office:value="0.0618343" calcext:value-type="float">
            <text:p>0.0618343</text:p>
          </table:table-cell>
          <table:table-cell office:value-type="float" office:value="0.0255255" calcext:value-type="float">
            <text:p>0.0255255</text:p>
          </table:table-cell>
          <table:table-cell office:value-type="float" office:value="0.0672015" calcext:value-type="float">
            <text:p>0.0672015</text:p>
          </table:table-cell>
          <table:table-cell office:value-type="float" office:value="0.0449093" calcext:value-type="float">
            <text:p>0.0449093</text:p>
          </table:table-cell>
          <table:table-cell office:value-type="float" office:value="0.0202733" calcext:value-type="float">
            <text:p>0.0202733</text:p>
          </table:table-cell>
          <table:table-cell office:value-type="float" office:value="0.0832091" calcext:value-type="float">
            <text:p>0.0832091</text:p>
          </table:table-cell>
          <table:table-cell office:value-type="float" office:value="0.0462623" calcext:value-type="float">
            <text:p>0.0462623</text:p>
          </table:table-cell>
          <table:table-cell office:value-type="float" office:value="0.0462573" calcext:value-type="float">
            <text:p>0.0462573</text:p>
          </table:table-cell>
        </table:table-row>
        <table:table-row table:style-name="ro1">
          <table:table-cell office:value-type="float" office:value="0.0586454" calcext:value-type="float">
            <text:p>0.0586454</text:p>
          </table:table-cell>
          <table:table-cell office:value-type="float" office:value="0.0215325" calcext:value-type="float">
            <text:p>0.0215325</text:p>
          </table:table-cell>
          <table:table-cell office:value-type="float" office:value="0.0708847" calcext:value-type="float">
            <text:p>0.0708847</text:p>
          </table:table-cell>
          <table:table-cell office:value-type="float" office:value="0.0511885" calcext:value-type="float">
            <text:p>0.0511885</text:p>
          </table:table-cell>
          <table:table-cell office:value-type="float" office:value="0.0227278" calcext:value-type="float">
            <text:p>0.0227278</text:p>
          </table:table-cell>
          <table:table-cell office:value-type="float" office:value="0.0733935" calcext:value-type="float">
            <text:p>0.0733935</text:p>
          </table:table-cell>
          <table:table-cell office:value-type="float" office:value="0.0219181" calcext:value-type="float">
            <text:p>0.0219181</text:p>
          </table:table-cell>
          <table:table-cell office:value-type="float" office:value="0.0506027" calcext:value-type="float">
            <text:p>0.0506027</text:p>
          </table:table-cell>
        </table:table-row>
        <table:table-row table:style-name="ro1">
          <table:table-cell office:value-type="float" office:value="0.0419334" calcext:value-type="float">
            <text:p>0.0419334</text:p>
          </table:table-cell>
          <table:table-cell office:value-type="float" office:value="0.0281596" calcext:value-type="float">
            <text:p>0.0281596</text:p>
          </table:table-cell>
          <table:table-cell office:value-type="float" office:value="0.0757188" calcext:value-type="float">
            <text:p>0.0757188</text:p>
          </table:table-cell>
          <table:table-cell office:value-type="float" office:value="0.0417727" calcext:value-type="float">
            <text:p>0.0417727</text:p>
          </table:table-cell>
          <table:table-cell office:value-type="float" office:value="0.0177689" calcext:value-type="float">
            <text:p>0.0177689</text:p>
          </table:table-cell>
          <table:table-cell office:value-type="float" office:value="0.0749328" calcext:value-type="float">
            <text:p>0.0749328</text:p>
          </table:table-cell>
          <table:table-cell office:value-type="float" office:value="0.0344866" calcext:value-type="float">
            <text:p>0.0344866</text:p>
          </table:table-cell>
          <table:table-cell office:value-type="float" office:value="0.0476944" calcext:value-type="float">
            <text:p>0.0476944</text:p>
          </table:table-cell>
        </table:table-row>
        <table:table-row table:style-name="ro1">
          <table:table-cell office:value-type="float" office:value="0.0586631" calcext:value-type="float">
            <text:p>0.0586631</text:p>
          </table:table-cell>
          <table:table-cell office:value-type="float" office:value="0.0289965" calcext:value-type="float">
            <text:p>0.0289965</text:p>
          </table:table-cell>
          <table:table-cell office:value-type="float" office:value="0.082889" calcext:value-type="float">
            <text:p>0.082889</text:p>
          </table:table-cell>
          <table:table-cell office:value-type="float" office:value="0.0587131" calcext:value-type="float">
            <text:p>0.0587131</text:p>
          </table:table-cell>
          <table:table-cell office:value-type="float" office:value="0.0223897" calcext:value-type="float">
            <text:p>0.0223897</text:p>
          </table:table-cell>
          <table:table-cell office:value-type="float" office:value="0.0821931" calcext:value-type="float">
            <text:p>0.0821931</text:p>
          </table:table-cell>
          <table:table-cell office:value-type="float" office:value="0.0434095" calcext:value-type="float">
            <text:p>0.0434095</text:p>
          </table:table-cell>
          <table:table-cell office:value-type="float" office:value="0.0465456" calcext:value-type="float">
            <text:p>0.0465456</text:p>
          </table:table-cell>
        </table:table-row>
        <table:table-row table:style-name="ro1">
          <table:table-cell office:value-type="float" office:value="0.0610598" calcext:value-type="float">
            <text:p>0.0610598</text:p>
          </table:table-cell>
          <table:table-cell office:value-type="float" office:value="0.0324115" calcext:value-type="float">
            <text:p>0.0324115</text:p>
          </table:table-cell>
          <table:table-cell office:value-type="float" office:value="0.0610072" calcext:value-type="float">
            <text:p>0.0610072</text:p>
          </table:table-cell>
          <table:table-cell office:value-type="float" office:value="0.0479503" calcext:value-type="float">
            <text:p>0.0479503</text:p>
          </table:table-cell>
          <table:table-cell office:value-type="float" office:value="0.0307076" calcext:value-type="float">
            <text:p>0.0307076</text:p>
          </table:table-cell>
          <table:table-cell office:value-type="float" office:value="0.0676122" calcext:value-type="float">
            <text:p>0.0676122</text:p>
          </table:table-cell>
          <table:table-cell office:value-type="float" office:value="0.0347317" calcext:value-type="float">
            <text:p>0.0347317</text:p>
          </table:table-cell>
          <table:table-cell office:value-type="float" office:value="0.0450515" calcext:value-type="float">
            <text:p>0.0450515</text:p>
          </table:table-cell>
        </table:table-row>
        <table:table-row table:style-name="ro1">
          <table:table-cell office:value-type="float" office:value="0.0706359" calcext:value-type="float">
            <text:p>0.0706359</text:p>
          </table:table-cell>
          <table:table-cell office:value-type="float" office:value="0.0202396" calcext:value-type="float">
            <text:p>0.0202396</text:p>
          </table:table-cell>
          <table:table-cell office:value-type="float" office:value="0.0648729" calcext:value-type="float">
            <text:p>0.0648729</text:p>
          </table:table-cell>
          <table:table-cell office:value-type="float" office:value="0.0428858" calcext:value-type="float">
            <text:p>0.0428858</text:p>
          </table:table-cell>
          <table:table-cell office:value-type="float" office:value="0.0346017" calcext:value-type="float">
            <text:p>0.0346017</text:p>
          </table:table-cell>
          <table:table-cell office:value-type="float" office:value="0.0746372" calcext:value-type="float">
            <text:p>0.0746372</text:p>
          </table:table-cell>
          <table:table-cell office:value-type="float" office:value="0.0353822" calcext:value-type="float">
            <text:p>0.0353822</text:p>
          </table:table-cell>
          <table:table-cell office:value-type="float" office:value="0.0489315" calcext:value-type="float">
            <text:p>0.0489315</text:p>
          </table:table-cell>
        </table:table-row>
        <table:table-row table:style-name="ro1">
          <table:table-cell office:value-type="float" office:value="0.0637806" calcext:value-type="float">
            <text:p>0.0637806</text:p>
          </table:table-cell>
          <table:table-cell office:value-type="float" office:value="0.0281552" calcext:value-type="float">
            <text:p>0.0281552</text:p>
          </table:table-cell>
          <table:table-cell office:value-type="float" office:value="0.0655811" calcext:value-type="float">
            <text:p>0.0655811</text:p>
          </table:table-cell>
          <table:table-cell office:value-type="float" office:value="0.0402048" calcext:value-type="float">
            <text:p>0.0402048</text:p>
          </table:table-cell>
          <table:table-cell office:value-type="float" office:value="0.0115468" calcext:value-type="float">
            <text:p>0.0115468</text:p>
          </table:table-cell>
          <table:table-cell office:value-type="float" office:value="0.0736361" calcext:value-type="float">
            <text:p>0.0736361</text:p>
          </table:table-cell>
          <table:table-cell office:value-type="float" office:value="0.0325333" calcext:value-type="float">
            <text:p>0.0325333</text:p>
          </table:table-cell>
          <table:table-cell office:value-type="float" office:value="0.0462367" calcext:value-type="float">
            <text:p>0.0462367</text:p>
          </table:table-cell>
        </table:table-row>
        <table:table-row table:style-name="ro1">
          <table:table-cell office:value-type="float" office:value="0.0560182" calcext:value-type="float">
            <text:p>0.0560182</text:p>
          </table:table-cell>
          <table:table-cell office:value-type="float" office:value="0.0310152" calcext:value-type="float">
            <text:p>0.0310152</text:p>
          </table:table-cell>
          <table:table-cell office:value-type="float" office:value="0.0672192" calcext:value-type="float">
            <text:p>0.0672192</text:p>
          </table:table-cell>
          <table:table-cell office:value-type="float" office:value="0.0406127" calcext:value-type="float">
            <text:p>0.0406127</text:p>
          </table:table-cell>
          <table:table-cell office:value-type="float" office:value="0.0195603" calcext:value-type="float">
            <text:p>0.0195603</text:p>
          </table:table-cell>
          <table:table-cell office:value-type="float" office:value="0.0850956" calcext:value-type="float">
            <text:p>0.0850956</text:p>
          </table:table-cell>
          <table:table-cell office:value-type="float" office:value="0.0360217" calcext:value-type="float">
            <text:p>0.0360217</text:p>
          </table:table-cell>
          <table:table-cell office:value-type="float" office:value="0.0492793" calcext:value-type="float">
            <text:p>0.0492793</text:p>
          </table:table-cell>
        </table:table-row>
        <table:table-row table:style-name="ro1">
          <table:table-cell office:value-type="float" office:value="0.0563633" calcext:value-type="float">
            <text:p>0.0563633</text:p>
          </table:table-cell>
          <table:table-cell office:value-type="float" office:value="0.0187353" calcext:value-type="float">
            <text:p>0.0187353</text:p>
          </table:table-cell>
          <table:table-cell office:value-type="float" office:value="0.0663124" calcext:value-type="float">
            <text:p>0.0663124</text:p>
          </table:table-cell>
          <table:table-cell office:value-type="float" office:value="0.048184" calcext:value-type="float">
            <text:p>0.048184</text:p>
          </table:table-cell>
          <table:table-cell office:value-type="float" office:value="0.0210049" calcext:value-type="float">
            <text:p>0.0210049</text:p>
          </table:table-cell>
          <table:table-cell office:value-type="float" office:value="0.0752359" calcext:value-type="float">
            <text:p>0.0752359</text:p>
          </table:table-cell>
          <table:table-cell office:value-type="float" office:value="0.0402776" calcext:value-type="float">
            <text:p>0.0402776</text:p>
          </table:table-cell>
          <table:table-cell office:value-type="float" office:value="0.0412336" calcext:value-type="float">
            <text:p>0.0412336</text:p>
          </table:table-cell>
        </table:table-row>
        <table:table-row table:style-name="ro1">
          <table:table-cell office:value-type="float" office:value="0.0568656" calcext:value-type="float">
            <text:p>0.0568656</text:p>
          </table:table-cell>
          <table:table-cell office:value-type="float" office:value="0.0251733" calcext:value-type="float">
            <text:p>0.0251733</text:p>
          </table:table-cell>
          <table:table-cell office:value-type="float" office:value="0.059215" calcext:value-type="float">
            <text:p>0.059215</text:p>
          </table:table-cell>
          <table:table-cell office:value-type="float" office:value="0.0421892" calcext:value-type="float">
            <text:p>0.0421892</text:p>
          </table:table-cell>
          <table:table-cell office:value-type="float" office:value="0.0184568" calcext:value-type="float">
            <text:p>0.0184568</text:p>
          </table:table-cell>
          <table:table-cell office:value-type="float" office:value="0.0692812" calcext:value-type="float">
            <text:p>0.0692812</text:p>
          </table:table-cell>
          <table:table-cell office:value-type="float" office:value="0.0328925" calcext:value-type="float">
            <text:p>0.0328925</text:p>
          </table:table-cell>
          <table:table-cell office:value-type="float" office:value="0.0541733" calcext:value-type="float">
            <text:p>0.0541733</text:p>
          </table:table-cell>
        </table:table-row>
        <table:table-row table:style-name="ro1">
          <table:table-cell office:value-type="float" office:value="0.0564136" calcext:value-type="float">
            <text:p>0.0564136</text:p>
          </table:table-cell>
          <table:table-cell office:value-type="float" office:value="0.027736" calcext:value-type="float">
            <text:p>0.027736</text:p>
          </table:table-cell>
          <table:table-cell office:value-type="float" office:value="0.0656131" calcext:value-type="float">
            <text:p>0.0656131</text:p>
          </table:table-cell>
          <table:table-cell office:value-type="float" office:value="0.051196" calcext:value-type="float">
            <text:p>0.051196</text:p>
          </table:table-cell>
          <table:table-cell office:value-type="float" office:value="0.0217319" calcext:value-type="float">
            <text:p>0.0217319</text:p>
          </table:table-cell>
          <table:table-cell office:value-type="float" office:value="0.0716882" calcext:value-type="float">
            <text:p>0.0716882</text:p>
          </table:table-cell>
          <table:table-cell office:value-type="float" office:value="0.0452912" calcext:value-type="float">
            <text:p>0.0452912</text:p>
          </table:table-cell>
          <table:table-cell office:value-type="float" office:value="0.0504843" calcext:value-type="float">
            <text:p>0.0504843</text:p>
          </table:table-cell>
        </table:table-row>
        <table:table-row table:style-name="ro1">
          <table:table-cell office:value-type="float" office:value="0.0546273" calcext:value-type="float">
            <text:p>0.0546273</text:p>
          </table:table-cell>
          <table:table-cell office:value-type="float" office:value="0.022197" calcext:value-type="float">
            <text:p>0.022197</text:p>
          </table:table-cell>
          <table:table-cell office:value-type="float" office:value="0.0695025" calcext:value-type="float">
            <text:p>0.0695025</text:p>
          </table:table-cell>
          <table:table-cell office:value-type="float" office:value="0.047522" calcext:value-type="float">
            <text:p>0.047522</text:p>
          </table:table-cell>
          <table:table-cell office:value-type="float" office:value="0.0253428" calcext:value-type="float">
            <text:p>0.0253428</text:p>
          </table:table-cell>
          <table:table-cell office:value-type="float" office:value="0.0758458" calcext:value-type="float">
            <text:p>0.0758458</text:p>
          </table:table-cell>
          <table:table-cell office:value-type="float" office:value="0.0441619" calcext:value-type="float">
            <text:p>0.0441619</text:p>
          </table:table-cell>
          <table:table-cell office:value-type="float" office:value="0.039769" calcext:value-type="float">
            <text:p>0.039769</text:p>
          </table:table-cell>
        </table:table-row>
        <table:table-row table:style-name="ro1">
          <table:table-cell office:value-type="float" office:value="0.0604327" calcext:value-type="float">
            <text:p>0.0604327</text:p>
          </table:table-cell>
          <table:table-cell office:value-type="float" office:value="0.0293829" calcext:value-type="float">
            <text:p>0.0293829</text:p>
          </table:table-cell>
          <table:table-cell office:value-type="float" office:value="0.0748408" calcext:value-type="float">
            <text:p>0.0748408</text:p>
          </table:table-cell>
          <table:table-cell office:value-type="float" office:value="0.0472416" calcext:value-type="float">
            <text:p>0.0472416</text:p>
          </table:table-cell>
          <table:table-cell office:value-type="float" office:value="0.0276205" calcext:value-type="float">
            <text:p>0.0276205</text:p>
          </table:table-cell>
          <table:table-cell office:value-type="float" office:value="0.0729406" calcext:value-type="float">
            <text:p>0.0729406</text:p>
          </table:table-cell>
          <table:table-cell office:value-type="float" office:value="0.0295197" calcext:value-type="float">
            <text:p>0.0295197</text:p>
          </table:table-cell>
          <table:table-cell office:value-type="float" office:value="0.0401686" calcext:value-type="float">
            <text:p>0.0401686</text:p>
          </table:table-cell>
        </table:table-row>
        <table:table-row table:style-name="ro1">
          <table:table-cell office:value-type="float" office:value="0.0612858" calcext:value-type="float">
            <text:p>0.0612858</text:p>
          </table:table-cell>
          <table:table-cell office:value-type="float" office:value="0.0303598" calcext:value-type="float">
            <text:p>0.0303598</text:p>
          </table:table-cell>
          <table:table-cell office:value-type="float" office:value="0.065273" calcext:value-type="float">
            <text:p>0.065273</text:p>
          </table:table-cell>
          <table:table-cell office:value-type="float" office:value="0.0422892" calcext:value-type="float">
            <text:p>0.0422892</text:p>
          </table:table-cell>
          <table:table-cell office:value-type="float" office:value="0.0187933" calcext:value-type="float">
            <text:p>0.0187933</text:p>
          </table:table-cell>
          <table:table-cell office:value-type="float" office:value="0.0784948" calcext:value-type="float">
            <text:p>0.0784948</text:p>
          </table:table-cell>
          <table:table-cell office:value-type="float" office:value="0.0268039" calcext:value-type="float">
            <text:p>0.0268039</text:p>
          </table:table-cell>
          <table:table-cell office:value-type="float" office:value="0.0309467" calcext:value-type="float">
            <text:p>0.0309467</text:p>
          </table:table-cell>
        </table:table-row>
        <table:table-row table:style-name="ro1">
          <table:table-cell office:value-type="float" office:value="0.063286" calcext:value-type="float">
            <text:p>0.063286</text:p>
          </table:table-cell>
          <table:table-cell office:value-type="float" office:value="0.0319491" calcext:value-type="float">
            <text:p>0.0319491</text:p>
          </table:table-cell>
          <table:table-cell office:value-type="float" office:value="0.0759773" calcext:value-type="float">
            <text:p>0.0759773</text:p>
          </table:table-cell>
          <table:table-cell office:value-type="float" office:value="0.0504262" calcext:value-type="float">
            <text:p>0.0504262</text:p>
          </table:table-cell>
          <table:table-cell office:value-type="float" office:value="0.0206929" calcext:value-type="float">
            <text:p>0.0206929</text:p>
          </table:table-cell>
          <table:table-cell office:value-type="float" office:value="0.0778937" calcext:value-type="float">
            <text:p>0.0778937</text:p>
          </table:table-cell>
          <table:table-cell office:value-type="float" office:value="0.0382393" calcext:value-type="float">
            <text:p>0.0382393</text:p>
          </table:table-cell>
          <table:table-cell office:value-type="float" office:value="0.0488138" calcext:value-type="float">
            <text:p>0.0488138</text:p>
          </table:table-cell>
        </table:table-row>
        <table:table-row table:style-name="ro1">
          <table:table-cell office:value-type="float" office:value="0.0674941" calcext:value-type="float">
            <text:p>0.0674941</text:p>
          </table:table-cell>
          <table:table-cell office:value-type="float" office:value="0.0275395" calcext:value-type="float">
            <text:p>0.0275395</text:p>
          </table:table-cell>
          <table:table-cell office:value-type="float" office:value="0.0680649" calcext:value-type="float">
            <text:p>0.0680649</text:p>
          </table:table-cell>
          <table:table-cell office:value-type="float" office:value="0.0440536" calcext:value-type="float">
            <text:p>0.0440536</text:p>
          </table:table-cell>
          <table:table-cell office:value-type="float" office:value="0.0238288" calcext:value-type="float">
            <text:p>0.0238288</text:p>
          </table:table-cell>
          <table:table-cell office:value-type="float" office:value="0.0798911" calcext:value-type="float">
            <text:p>0.0798911</text:p>
          </table:table-cell>
          <table:table-cell office:value-type="float" office:value="0.0357352" calcext:value-type="float">
            <text:p>0.0357352</text:p>
          </table:table-cell>
          <table:table-cell office:value-type="float" office:value="0.0492202" calcext:value-type="float">
            <text:p>0.0492202</text:p>
          </table:table-cell>
        </table:table-row>
        <table:table-row table:style-name="ro1">
          <table:table-cell office:value-type="float" office:value="0.0591005" calcext:value-type="float">
            <text:p>0.0591005</text:p>
          </table:table-cell>
          <table:table-cell office:value-type="float" office:value="0.0155083" calcext:value-type="float">
            <text:p>0.0155083</text:p>
          </table:table-cell>
          <table:table-cell office:value-type="float" office:value="0.075348" calcext:value-type="float">
            <text:p>0.075348</text:p>
          </table:table-cell>
          <table:table-cell office:value-type="float" office:value="0.0408519" calcext:value-type="float">
            <text:p>0.0408519</text:p>
          </table:table-cell>
          <table:table-cell office:value-type="float" office:value="0.0200616" calcext:value-type="float">
            <text:p>0.0200616</text:p>
          </table:table-cell>
          <table:table-cell office:value-type="float" office:value="0.0746362" calcext:value-type="float">
            <text:p>0.0746362</text:p>
          </table:table-cell>
          <table:table-cell office:value-type="float" office:value="0.0373823" calcext:value-type="float">
            <text:p>0.0373823</text:p>
          </table:table-cell>
          <table:table-cell office:value-type="float" office:value="0.0504418" calcext:value-type="float">
            <text:p>0.0504418</text:p>
          </table:table-cell>
        </table:table-row>
        <table:table-row table:style-name="ro1">
          <table:table-cell office:value-type="float" office:value="0.0619062" calcext:value-type="float">
            <text:p>0.0619062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745985" calcext:value-type="float">
            <text:p>0.0745985</text:p>
          </table:table-cell>
          <table:table-cell office:value-type="float" office:value="0.0484644" calcext:value-type="float">
            <text:p>0.0484644</text:p>
          </table:table-cell>
          <table:table-cell office:value-type="float" office:value="0.0178389" calcext:value-type="float">
            <text:p>0.0178389</text:p>
          </table:table-cell>
          <table:table-cell office:value-type="float" office:value="0.0755807" calcext:value-type="float">
            <text:p>0.0755807</text:p>
          </table:table-cell>
          <table:table-cell office:value-type="float" office:value="0.0367216" calcext:value-type="float">
            <text:p>0.0367216</text:p>
          </table:table-cell>
          <table:table-cell office:value-type="float" office:value="0.0401768" calcext:value-type="float">
            <text:p>0.0401768</text:p>
          </table:table-cell>
        </table:table-row>
        <table:table-row table:style-name="ro1">
          <table:table-cell office:value-type="float" office:value="0.0600295" calcext:value-type="float">
            <text:p>0.0600295</text:p>
          </table:table-cell>
          <table:table-cell office:value-type="float" office:value="0.0291736" calcext:value-type="float">
            <text:p>0.0291736</text:p>
          </table:table-cell>
          <table:table-cell office:value-type="float" office:value="0.0758046" calcext:value-type="float">
            <text:p>0.0758046</text:p>
          </table:table-cell>
          <table:table-cell office:value-type="float" office:value="0.0449757" calcext:value-type="float">
            <text:p>0.0449757</text:p>
          </table:table-cell>
          <table:table-cell office:value-type="float" office:value="0.0210045" calcext:value-type="float">
            <text:p>0.0210045</text:p>
          </table:table-cell>
          <table:table-cell office:value-type="float" office:value="0.0816817" calcext:value-type="float">
            <text:p>0.0816817</text:p>
          </table:table-cell>
          <table:table-cell office:value-type="float" office:value="0.0332176" calcext:value-type="float">
            <text:p>0.0332176</text:p>
          </table:table-cell>
          <table:table-cell office:value-type="float" office:value="0.0516866" calcext:value-type="float">
            <text:p>0.0516866</text:p>
          </table:table-cell>
        </table:table-row>
        <table:table-row table:style-name="ro1">
          <table:table-cell office:value-type="float" office:value="0.0527221" calcext:value-type="float">
            <text:p>0.0527221</text:p>
          </table:table-cell>
          <table:table-cell office:value-type="float" office:value="0.0266503" calcext:value-type="float">
            <text:p>0.0266503</text:p>
          </table:table-cell>
          <table:table-cell office:value-type="float" office:value="0.0611147" calcext:value-type="float">
            <text:p>0.0611147</text:p>
          </table:table-cell>
          <table:table-cell office:value-type="float" office:value="0.0469082" calcext:value-type="float">
            <text:p>0.0469082</text:p>
          </table:table-cell>
          <table:table-cell office:value-type="float" office:value="0.0237553" calcext:value-type="float">
            <text:p>0.0237553</text:p>
          </table:table-cell>
          <table:table-cell office:value-type="float" office:value="0.0705932" calcext:value-type="float">
            <text:p>0.0705932</text:p>
          </table:table-cell>
          <table:table-cell office:value-type="float" office:value="0.0227424" calcext:value-type="float">
            <text:p>0.0227424</text:p>
          </table:table-cell>
          <table:table-cell office:value-type="float" office:value="0.0509533" calcext:value-type="float">
            <text:p>0.0509533</text:p>
          </table:table-cell>
        </table:table-row>
        <table:table-row table:style-name="ro1">
          <table:table-cell office:value-type="float" office:value="0.0568302" calcext:value-type="float">
            <text:p>0.0568302</text:p>
          </table:table-cell>
          <table:table-cell office:value-type="float" office:value="0.0239963" calcext:value-type="float">
            <text:p>0.0239963</text:p>
          </table:table-cell>
          <table:table-cell office:value-type="float" office:value="0.0664643" calcext:value-type="float">
            <text:p>0.0664643</text:p>
          </table:table-cell>
          <table:table-cell office:value-type="float" office:value="0.0403898" calcext:value-type="float">
            <text:p>0.0403898</text:p>
          </table:table-cell>
          <table:table-cell office:value-type="float" office:value="0.0258263" calcext:value-type="float">
            <text:p>0.0258263</text:p>
          </table:table-cell>
          <table:table-cell office:value-type="float" office:value="0.0789367" calcext:value-type="float">
            <text:p>0.0789367</text:p>
          </table:table-cell>
          <table:table-cell office:value-type="float" office:value="0.0343828" calcext:value-type="float">
            <text:p>0.0343828</text:p>
          </table:table-cell>
          <table:table-cell office:value-type="float" office:value="0.0460755" calcext:value-type="float">
            <text:p>0.0460755</text:p>
          </table:table-cell>
        </table:table-row>
        <table:table-row table:style-name="ro1">
          <table:table-cell office:value-type="float" office:value="0.0713677" calcext:value-type="float">
            <text:p>0.0713677</text:p>
          </table:table-cell>
          <table:table-cell office:value-type="float" office:value="0.032451" calcext:value-type="float">
            <text:p>0.032451</text:p>
          </table:table-cell>
          <table:table-cell office:value-type="float" office:value="0.077399" calcext:value-type="float">
            <text:p>0.077399</text:p>
          </table:table-cell>
          <table:table-cell office:value-type="float" office:value="0.0361446" calcext:value-type="float">
            <text:p>0.0361446</text:p>
          </table:table-cell>
          <table:table-cell office:value-type="float" office:value="0.0165108" calcext:value-type="float">
            <text:p>0.0165108</text:p>
          </table:table-cell>
          <table:table-cell office:value-type="float" office:value="0.0751738" calcext:value-type="float">
            <text:p>0.0751738</text:p>
          </table:table-cell>
          <table:table-cell office:value-type="float" office:value="0.0421806" calcext:value-type="float">
            <text:p>0.0421806</text:p>
          </table:table-cell>
          <table:table-cell office:value-type="float" office:value="0.0474884" calcext:value-type="float">
            <text:p>0.0474884</text:p>
          </table:table-cell>
        </table:table-row>
        <table:table-row table:style-name="ro1">
          <table:table-cell office:value-type="float" office:value="0.0653996" calcext:value-type="float">
            <text:p>0.0653996</text:p>
          </table:table-cell>
          <table:table-cell office:value-type="float" office:value="0.0300373" calcext:value-type="float">
            <text:p>0.0300373</text:p>
          </table:table-cell>
          <table:table-cell office:value-type="float" office:value="0.0760345" calcext:value-type="float">
            <text:p>0.0760345</text:p>
          </table:table-cell>
          <table:table-cell office:value-type="float" office:value="0.0467877" calcext:value-type="float">
            <text:p>0.0467877</text:p>
          </table:table-cell>
          <table:table-cell office:value-type="float" office:value="0.0178184" calcext:value-type="float">
            <text:p>0.0178184</text:p>
          </table:table-cell>
          <table:table-cell office:value-type="float" office:value="0.0792547" calcext:value-type="float">
            <text:p>0.0792547</text:p>
          </table:table-cell>
          <table:table-cell office:value-type="float" office:value="0.0353988" calcext:value-type="float">
            <text:p>0.0353988</text:p>
          </table:table-cell>
          <table:table-cell office:value-type="float" office:value="0.0459884" calcext:value-type="float">
            <text:p>0.0459884</text:p>
          </table:table-cell>
        </table:table-row>
        <table:table-row table:style-name="ro1">
          <table:table-cell office:value-type="float" office:value="0.058699" calcext:value-type="float">
            <text:p>0.058699</text:p>
          </table:table-cell>
          <table:table-cell office:value-type="float" office:value="0.0274934" calcext:value-type="float">
            <text:p>0.0274934</text:p>
          </table:table-cell>
          <table:table-cell office:value-type="float" office:value="0.0577387" calcext:value-type="float">
            <text:p>0.0577387</text:p>
          </table:table-cell>
          <table:table-cell office:value-type="float" office:value="0.0427599" calcext:value-type="float">
            <text:p>0.0427599</text:p>
          </table:table-cell>
          <table:table-cell office:value-type="float" office:value="0.0220143" calcext:value-type="float">
            <text:p>0.0220143</text:p>
          </table:table-cell>
          <table:table-cell office:value-type="float" office:value="0.077668" calcext:value-type="float">
            <text:p>0.077668</text:p>
          </table:table-cell>
          <table:table-cell office:value-type="float" office:value="0.0236364" calcext:value-type="float">
            <text:p>0.0236364</text:p>
          </table:table-cell>
          <table:table-cell office:value-type="float" office:value="0.0450543" calcext:value-type="float">
            <text:p>0.0450543</text:p>
          </table:table-cell>
        </table:table-row>
        <table:table-row table:style-name="ro1">
          <table:table-cell office:value-type="float" office:value="0.0596742" calcext:value-type="float">
            <text:p>0.0596742</text:p>
          </table:table-cell>
          <table:table-cell office:value-type="float" office:value="0.031317" calcext:value-type="float">
            <text:p>0.031317</text:p>
          </table:table-cell>
          <table:table-cell office:value-type="float" office:value="0.0671094" calcext:value-type="float">
            <text:p>0.0671094</text:p>
          </table:table-cell>
          <table:table-cell office:value-type="float" office:value="0.0447672" calcext:value-type="float">
            <text:p>0.0447672</text:p>
          </table:table-cell>
          <table:table-cell office:value-type="float" office:value="0.0293666" calcext:value-type="float">
            <text:p>0.0293666</text:p>
          </table:table-cell>
          <table:table-cell office:value-type="float" office:value="0.0714298" calcext:value-type="float">
            <text:p>0.0714298</text:p>
          </table:table-cell>
          <table:table-cell office:value-type="float" office:value="0.0324536" calcext:value-type="float">
            <text:p>0.0324536</text:p>
          </table:table-cell>
          <table:table-cell office:value-type="float" office:value="0.0444641" calcext:value-type="float">
            <text:p>0.0444641</text:p>
          </table:table-cell>
        </table:table-row>
        <table:table-row table:style-name="ro1">
          <table:table-cell office:value-type="float" office:value="0.0673336" calcext:value-type="float">
            <text:p>0.0673336</text:p>
          </table:table-cell>
          <table:table-cell office:value-type="float" office:value="0.034405" calcext:value-type="float">
            <text:p>0.034405</text:p>
          </table:table-cell>
          <table:table-cell office:value-type="float" office:value="0.0716754" calcext:value-type="float">
            <text:p>0.0716754</text:p>
          </table:table-cell>
          <table:table-cell office:value-type="float" office:value="0.0429429" calcext:value-type="float">
            <text:p>0.0429429</text:p>
          </table:table-cell>
          <table:table-cell office:value-type="float" office:value="0.0228167" calcext:value-type="float">
            <text:p>0.0228167</text:p>
          </table:table-cell>
          <table:table-cell office:value-type="float" office:value="0.0703119" calcext:value-type="float">
            <text:p>0.0703119</text:p>
          </table:table-cell>
          <table:table-cell office:value-type="float" office:value="0.0336547" calcext:value-type="float">
            <text:p>0.0336547</text:p>
          </table:table-cell>
          <table:table-cell office:value-type="float" office:value="0.042574" calcext:value-type="float">
            <text:p>0.042574</text:p>
          </table:table-cell>
        </table:table-row>
        <table:table-row table:style-name="ro1">
          <table:table-cell office:value-type="float" office:value="0.0633989" calcext:value-type="float">
            <text:p>0.0633989</text:p>
          </table:table-cell>
          <table:table-cell office:value-type="float" office:value="0.0210613" calcext:value-type="float">
            <text:p>0.0210613</text:p>
          </table:table-cell>
          <table:table-cell office:value-type="float" office:value="0.0658392" calcext:value-type="float">
            <text:p>0.0658392</text:p>
          </table:table-cell>
          <table:table-cell office:value-type="float" office:value="0.0439827" calcext:value-type="float">
            <text:p>0.0439827</text:p>
          </table:table-cell>
          <table:table-cell office:value-type="float" office:value="0.0231889" calcext:value-type="float">
            <text:p>0.0231889</text:p>
          </table:table-cell>
          <table:table-cell office:value-type="float" office:value="0.0829737" calcext:value-type="float">
            <text:p>0.0829737</text:p>
          </table:table-cell>
          <table:table-cell office:value-type="float" office:value="0.0359341" calcext:value-type="float">
            <text:p>0.0359341</text:p>
          </table:table-cell>
          <table:table-cell office:value-type="float" office:value="0.0381108" calcext:value-type="float">
            <text:p>0.0381108</text:p>
          </table:table-cell>
        </table:table-row>
        <table:table-row table:style-name="ro1">
          <table:table-cell office:value-type="float" office:value="0.0546442" calcext:value-type="float">
            <text:p>0.0546442</text:p>
          </table:table-cell>
          <table:table-cell office:value-type="float" office:value="0.025154" calcext:value-type="float">
            <text:p>0.025154</text:p>
          </table:table-cell>
          <table:table-cell office:value-type="float" office:value="0.0747207" calcext:value-type="float">
            <text:p>0.0747207</text:p>
          </table:table-cell>
          <table:table-cell office:value-type="float" office:value="0.0521447" calcext:value-type="float">
            <text:p>0.0521447</text:p>
          </table:table-cell>
          <table:table-cell office:value-type="float" office:value="0.0178646" calcext:value-type="float">
            <text:p>0.0178646</text:p>
          </table:table-cell>
          <table:table-cell office:value-type="float" office:value="0.0699922" calcext:value-type="float">
            <text:p>0.0699922</text:p>
          </table:table-cell>
          <table:table-cell office:value-type="float" office:value="0.0341715" calcext:value-type="float">
            <text:p>0.0341715</text:p>
          </table:table-cell>
          <table:table-cell office:value-type="float" office:value="0.0534118" calcext:value-type="float">
            <text:p>0.0534118</text:p>
          </table:table-cell>
        </table:table-row>
        <table:table-row table:style-name="ro1">
          <table:table-cell office:value-type="float" office:value="0.0632492" calcext:value-type="float">
            <text:p>0.0632492</text:p>
          </table:table-cell>
          <table:table-cell office:value-type="float" office:value="0.0145713" calcext:value-type="float">
            <text:p>0.0145713</text:p>
          </table:table-cell>
          <table:table-cell office:value-type="float" office:value="0.0588524" calcext:value-type="float">
            <text:p>0.0588524</text:p>
          </table:table-cell>
          <table:table-cell office:value-type="float" office:value="0.0402767" calcext:value-type="float">
            <text:p>0.0402767</text:p>
          </table:table-cell>
          <table:table-cell office:value-type="float" office:value="0.0192101" calcext:value-type="float">
            <text:p>0.0192101</text:p>
          </table:table-cell>
          <table:table-cell office:value-type="float" office:value="0.0756652" calcext:value-type="float">
            <text:p>0.0756652</text:p>
          </table:table-cell>
          <table:table-cell office:value-type="float" office:value="0.0369223" calcext:value-type="float">
            <text:p>0.0369223</text:p>
          </table:table-cell>
          <table:table-cell office:value-type="float" office:value="0.0367668" calcext:value-type="float">
            <text:p>0.0367668</text:p>
          </table:table-cell>
        </table:table-row>
        <table:table-row table:style-name="ro1">
          <table:table-cell office:value-type="float" office:value="0.0552486" calcext:value-type="float">
            <text:p>0.0552486</text:p>
          </table:table-cell>
          <table:table-cell office:value-type="float" office:value="0.0255632" calcext:value-type="float">
            <text:p>0.0255632</text:p>
          </table:table-cell>
          <table:table-cell office:value-type="float" office:value="0.070574" calcext:value-type="float">
            <text:p>0.070574</text:p>
          </table:table-cell>
          <table:table-cell office:value-type="float" office:value="0.0521327" calcext:value-type="float">
            <text:p>0.0521327</text:p>
          </table:table-cell>
          <table:table-cell office:value-type="float" office:value="0.0203998" calcext:value-type="float">
            <text:p>0.0203998</text:p>
          </table:table-cell>
          <table:table-cell office:value-type="float" office:value="0.0748264" calcext:value-type="float">
            <text:p>0.0748264</text:p>
          </table:table-cell>
          <table:table-cell office:value-type="float" office:value="0.0417371" calcext:value-type="float">
            <text:p>0.0417371</text:p>
          </table:table-cell>
          <table:table-cell office:value-type="float" office:value="0.0453398" calcext:value-type="float">
            <text:p>0.0453398</text:p>
          </table:table-cell>
        </table:table-row>
        <table:table-row table:style-name="ro1">
          <table:table-cell office:value-type="float" office:value="0.0595108" calcext:value-type="float">
            <text:p>0.0595108</text:p>
          </table:table-cell>
          <table:table-cell office:value-type="float" office:value="0.0240323" calcext:value-type="float">
            <text:p>0.0240323</text:p>
          </table:table-cell>
          <table:table-cell office:value-type="float" office:value="0.0753787" calcext:value-type="float">
            <text:p>0.0753787</text:p>
          </table:table-cell>
          <table:table-cell office:value-type="float" office:value="0.0499253" calcext:value-type="float">
            <text:p>0.0499253</text:p>
          </table:table-cell>
          <table:table-cell office:value-type="float" office:value="0.0185146" calcext:value-type="float">
            <text:p>0.0185146</text:p>
          </table:table-cell>
          <table:table-cell office:value-type="float" office:value="0.0700889" calcext:value-type="float">
            <text:p>0.0700889</text:p>
          </table:table-cell>
          <table:table-cell office:value-type="float" office:value="0.0303314" calcext:value-type="float">
            <text:p>0.0303314</text:p>
          </table:table-cell>
          <table:table-cell office:value-type="float" office:value="0.0416591" calcext:value-type="float">
            <text:p>0.0416591</text:p>
          </table:table-cell>
        </table:table-row>
        <table:table-row table:style-name="ro1">
          <table:table-cell office:value-type="float" office:value="0.0672981" calcext:value-type="float">
            <text:p>0.0672981</text:p>
          </table:table-cell>
          <table:table-cell office:value-type="float" office:value="0.02481" calcext:value-type="float">
            <text:p>0.02481</text:p>
          </table:table-cell>
          <table:table-cell office:value-type="float" office:value="0.0651146" calcext:value-type="float">
            <text:p>0.0651146</text:p>
          </table:table-cell>
          <table:table-cell office:value-type="float" office:value="0.0461732" calcext:value-type="float">
            <text:p>0.0461732</text:p>
          </table:table-cell>
          <table:table-cell office:value-type="float" office:value="0.0178311" calcext:value-type="float">
            <text:p>0.0178311</text:p>
          </table:table-cell>
          <table:table-cell office:value-type="float" office:value="0.0735229" calcext:value-type="float">
            <text:p>0.0735229</text:p>
          </table:table-cell>
          <table:table-cell office:value-type="float" office:value="0.0352511" calcext:value-type="float">
            <text:p>0.0352511</text:p>
          </table:table-cell>
          <table:table-cell office:value-type="float" office:value="0.0398419" calcext:value-type="float">
            <text:p>0.0398419</text:p>
          </table:table-cell>
        </table:table-row>
        <table:table-row table:style-name="ro1">
          <table:table-cell office:value-type="float" office:value="0.0538563" calcext:value-type="float">
            <text:p>0.0538563</text:p>
          </table:table-cell>
          <table:table-cell office:value-type="float" office:value="0.0348895" calcext:value-type="float">
            <text:p>0.0348895</text:p>
          </table:table-cell>
          <table:table-cell office:value-type="float" office:value="0.0642469" calcext:value-type="float">
            <text:p>0.0642469</text:p>
          </table:table-cell>
          <table:table-cell office:value-type="float" office:value="0.0468343" calcext:value-type="float">
            <text:p>0.0468343</text:p>
          </table:table-cell>
          <table:table-cell office:value-type="float" office:value="0.0299652" calcext:value-type="float">
            <text:p>0.0299652</text:p>
          </table:table-cell>
          <table:table-cell office:value-type="float" office:value="0.065877" calcext:value-type="float">
            <text:p>0.065877</text:p>
          </table:table-cell>
          <table:table-cell office:value-type="float" office:value="0.0351224" calcext:value-type="float">
            <text:p>0.0351224</text:p>
          </table:table-cell>
          <table:table-cell office:value-type="float" office:value="0.0495144" calcext:value-type="float">
            <text:p>0.0495144</text:p>
          </table:table-cell>
        </table:table-row>
        <table:table-row table:style-name="ro1">
          <table:table-cell office:value-type="float" office:value="0.0463133" calcext:value-type="float">
            <text:p>0.0463133</text:p>
          </table:table-cell>
          <table:table-cell office:value-type="float" office:value="0.0425535" calcext:value-type="float">
            <text:p>0.0425535</text:p>
          </table:table-cell>
          <table:table-cell office:value-type="float" office:value="0.0653082" calcext:value-type="float">
            <text:p>0.0653082</text:p>
          </table:table-cell>
          <table:table-cell office:value-type="float" office:value="0.0308853" calcext:value-type="float">
            <text:p>0.0308853</text:p>
          </table:table-cell>
          <table:table-cell office:value-type="float" office:value="0.029465" calcext:value-type="float">
            <text:p>0.029465</text:p>
          </table:table-cell>
          <table:table-cell office:value-type="float" office:value="0.0840298" calcext:value-type="float">
            <text:p>0.0840298</text:p>
          </table:table-cell>
          <table:table-cell office:value-type="float" office:value="0.0518206" calcext:value-type="float">
            <text:p>0.0518206</text:p>
          </table:table-cell>
          <table:table-cell office:value-type="float" office:value="0.0421399" calcext:value-type="float">
            <text:p>0.0421399</text:p>
          </table:table-cell>
        </table:table-row>
        <table:table-row table:style-name="ro1">
          <table:table-cell office:value-type="float" office:value="0.0569429" calcext:value-type="float">
            <text:p>0.0569429</text:p>
          </table:table-cell>
          <table:table-cell office:value-type="float" office:value="0.0265581" calcext:value-type="float">
            <text:p>0.0265581</text:p>
          </table:table-cell>
          <table:table-cell office:value-type="float" office:value="0.0747652" calcext:value-type="float">
            <text:p>0.0747652</text:p>
          </table:table-cell>
          <table:table-cell office:value-type="float" office:value="0.0465462" calcext:value-type="float">
            <text:p>0.0465462</text:p>
          </table:table-cell>
          <table:table-cell office:value-type="float" office:value="0.017759" calcext:value-type="float">
            <text:p>0.017759</text:p>
          </table:table-cell>
          <table:table-cell office:value-type="float" office:value="0.0830253" calcext:value-type="float">
            <text:p>0.0830253</text:p>
          </table:table-cell>
          <table:table-cell office:value-type="float" office:value="0.0265037" calcext:value-type="float">
            <text:p>0.0265037</text:p>
          </table:table-cell>
          <table:table-cell office:value-type="float" office:value="0.0375919" calcext:value-type="float">
            <text:p>0.0375919</text:p>
          </table:table-cell>
        </table:table-row>
        <table:table-row table:style-name="ro1">
          <table:table-cell office:value-type="float" office:value="0.0643998" calcext:value-type="float">
            <text:p>0.0643998</text:p>
          </table:table-cell>
          <table:table-cell office:value-type="float" office:value="0.021036" calcext:value-type="float">
            <text:p>0.021036</text:p>
          </table:table-cell>
          <table:table-cell office:value-type="float" office:value="0.064489" calcext:value-type="float">
            <text:p>0.064489</text:p>
          </table:table-cell>
          <table:table-cell office:value-type="float" office:value="0.0411163" calcext:value-type="float">
            <text:p>0.0411163</text:p>
          </table:table-cell>
          <table:table-cell office:value-type="float" office:value="0.0262577" calcext:value-type="float">
            <text:p>0.0262577</text:p>
          </table:table-cell>
          <table:table-cell office:value-type="float" office:value="0.0759986" calcext:value-type="float">
            <text:p>0.0759986</text:p>
          </table:table-cell>
          <table:table-cell office:value-type="float" office:value="0.0270423" calcext:value-type="float">
            <text:p>0.0270423</text:p>
          </table:table-cell>
          <table:table-cell office:value-type="float" office:value="0.0409201" calcext:value-type="float">
            <text:p>0.0409201</text:p>
          </table:table-cell>
        </table:table-row>
        <table:table-row table:style-name="ro1">
          <table:table-cell office:value-type="float" office:value="0.0752654" calcext:value-type="float">
            <text:p>0.0752654</text:p>
          </table:table-cell>
          <table:table-cell office:value-type="float" office:value="0.0338493" calcext:value-type="float">
            <text:p>0.0338493</text:p>
          </table:table-cell>
          <table:table-cell office:value-type="float" office:value="0.0714789" calcext:value-type="float">
            <text:p>0.0714789</text:p>
          </table:table-cell>
          <table:table-cell office:value-type="float" office:value="0.0493534" calcext:value-type="float">
            <text:p>0.0493534</text:p>
          </table:table-cell>
          <table:table-cell office:value-type="float" office:value="0.0314861" calcext:value-type="float">
            <text:p>0.0314861</text:p>
          </table:table-cell>
          <table:table-cell office:value-type="float" office:value="0.0823896" calcext:value-type="float">
            <text:p>0.0823896</text:p>
          </table:table-cell>
          <table:table-cell office:value-type="float" office:value="0.0349854" calcext:value-type="float">
            <text:p>0.0349854</text:p>
          </table:table-cell>
          <table:table-cell office:value-type="float" office:value="0.039907" calcext:value-type="float">
            <text:p>0.039907</text:p>
          </table:table-cell>
        </table:table-row>
        <table:table-row table:style-name="ro1">
          <table:table-cell office:value-type="float" office:value="0.0736204" calcext:value-type="float">
            <text:p>0.0736204</text:p>
          </table:table-cell>
          <table:table-cell office:value-type="float" office:value="0.0196186" calcext:value-type="float">
            <text:p>0.0196186</text:p>
          </table:table-cell>
          <table:table-cell office:value-type="float" office:value="0.0831307" calcext:value-type="float">
            <text:p>0.0831307</text:p>
          </table:table-cell>
          <table:table-cell office:value-type="float" office:value="0.0498603" calcext:value-type="float">
            <text:p>0.0498603</text:p>
          </table:table-cell>
          <table:table-cell office:value-type="float" office:value="0.0342318" calcext:value-type="float">
            <text:p>0.0342318</text:p>
          </table:table-cell>
          <table:table-cell office:value-type="float" office:value="0.0873045" calcext:value-type="float">
            <text:p>0.0873045</text:p>
          </table:table-cell>
          <table:table-cell office:value-type="float" office:value="0.0415476" calcext:value-type="float">
            <text:p>0.0415476</text:p>
          </table:table-cell>
          <table:table-cell office:value-type="float" office:value="0.0449108" calcext:value-type="float">
            <text:p>0.0449108</text:p>
          </table:table-cell>
        </table:table-row>
        <table:table-row table:style-name="ro1">
          <table:table-cell office:value-type="float" office:value="0.0463908" calcext:value-type="float">
            <text:p>0.0463908</text:p>
          </table:table-cell>
          <table:table-cell office:value-type="float" office:value="0.0240124" calcext:value-type="float">
            <text:p>0.0240124</text:p>
          </table:table-cell>
          <table:table-cell office:value-type="float" office:value="0.0505117" calcext:value-type="float">
            <text:p>0.0505117</text:p>
          </table:table-cell>
          <table:table-cell office:value-type="float" office:value="0.0312185" calcext:value-type="float">
            <text:p>0.0312185</text:p>
          </table:table-cell>
          <table:table-cell office:value-type="float" office:value="0.0297356" calcext:value-type="float">
            <text:p>0.0297356</text:p>
          </table:table-cell>
          <table:table-cell office:value-type="float" office:value="0.0928701" calcext:value-type="float">
            <text:p>0.0928701</text:p>
          </table:table-cell>
          <table:table-cell office:value-type="float" office:value="0.0302551" calcext:value-type="float">
            <text:p>0.0302551</text:p>
          </table:table-cell>
          <table:table-cell office:value-type="float" office:value="0.043729" calcext:value-type="float">
            <text:p>0.043729</text:p>
          </table:table-cell>
        </table:table-row>
        <table:table-row table:style-name="ro1">
          <table:table-cell office:value-type="float" office:value="0.0625912" calcext:value-type="float">
            <text:p>0.0625912</text:p>
          </table:table-cell>
          <table:table-cell office:value-type="float" office:value="0.0206494" calcext:value-type="float">
            <text:p>0.0206494</text:p>
          </table:table-cell>
          <table:table-cell office:value-type="float" office:value="0.0797457" calcext:value-type="float">
            <text:p>0.0797457</text:p>
          </table:table-cell>
          <table:table-cell office:value-type="float" office:value="0.0455464" calcext:value-type="float">
            <text:p>0.0455464</text:p>
          </table:table-cell>
          <table:table-cell office:value-type="float" office:value="0.0367566" calcext:value-type="float">
            <text:p>0.0367566</text:p>
          </table:table-cell>
          <table:table-cell office:value-type="float" office:value="0.0826761" calcext:value-type="float">
            <text:p>0.0826761</text:p>
          </table:table-cell>
          <table:table-cell office:value-type="float" office:value="0.0345658" calcext:value-type="float">
            <text:p>0.0345658</text:p>
          </table:table-cell>
          <table:table-cell office:value-type="float" office:value="0.0565646" calcext:value-type="float">
            <text:p>0.0565646</text:p>
          </table:table-cell>
        </table:table-row>
        <table:table-row table:style-name="ro1">
          <table:table-cell office:value-type="float" office:value="0.0395065" calcext:value-type="float">
            <text:p>0.0395065</text:p>
          </table:table-cell>
          <table:table-cell office:value-type="float" office:value="0.0392723" calcext:value-type="float">
            <text:p>0.0392723</text:p>
          </table:table-cell>
          <table:table-cell office:value-type="float" office:value="0.0739931" calcext:value-type="float">
            <text:p>0.0739931</text:p>
          </table:table-cell>
          <table:table-cell office:value-type="float" office:value="0.0350866" calcext:value-type="float">
            <text:p>0.0350866</text:p>
          </table:table-cell>
          <table:table-cell office:value-type="float" office:value="0.0489464" calcext:value-type="float">
            <text:p>0.0489464</text:p>
          </table:table-cell>
          <table:table-cell office:value-type="float" office:value="0.089959" calcext:value-type="float">
            <text:p>0.089959</text:p>
          </table:table-cell>
          <table:table-cell office:value-type="float" office:value="0.0237178" calcext:value-type="float">
            <text:p>0.0237178</text:p>
          </table:table-cell>
          <table:table-cell office:value-type="float" office:value="0.0655492" calcext:value-type="float">
            <text:p>0.0655492</text:p>
          </table:table-cell>
        </table:table-row>
        <table:table-row table:style-name="ro1">
          <table:table-cell office:value-type="float" office:value="0.0595649" calcext:value-type="float">
            <text:p>0.0595649</text:p>
          </table:table-cell>
          <table:table-cell office:value-type="float" office:value="0.0582708" calcext:value-type="float">
            <text:p>0.0582708</text:p>
          </table:table-cell>
          <table:table-cell office:value-type="float" office:value="0.0643915" calcext:value-type="float">
            <text:p>0.0643915</text:p>
          </table:table-cell>
          <table:table-cell office:value-type="float" office:value="0.0461098" calcext:value-type="float">
            <text:p>0.0461098</text:p>
          </table:table-cell>
          <table:table-cell office:value-type="float" office:value="0.0471574" calcext:value-type="float">
            <text:p>0.0471574</text:p>
          </table:table-cell>
          <table:table-cell office:value-type="float" office:value="0.0744567" calcext:value-type="float">
            <text:p>0.0744567</text:p>
          </table:table-cell>
          <table:table-cell office:value-type="float" office:value="0.0320261" calcext:value-type="float">
            <text:p>0.0320261</text:p>
          </table:table-cell>
          <table:table-cell office:value-type="float" office:value="0.0201871" calcext:value-type="float">
            <text:p>0.0201871</text:p>
          </table:table-cell>
        </table:table-row>
        <table:table-row table:style-name="ro1">
          <table:table-cell office:value-type="float" office:value="0.0724318" calcext:value-type="float">
            <text:p>0.0724318</text:p>
          </table:table-cell>
          <table:table-cell office:value-type="float" office:value="0.0406819" calcext:value-type="float">
            <text:p>0.0406819</text:p>
          </table:table-cell>
          <table:table-cell office:value-type="float" office:value="0.0625907" calcext:value-type="float">
            <text:p>0.0625907</text:p>
          </table:table-cell>
          <table:table-cell office:value-type="float" office:value="0.0499171" calcext:value-type="float">
            <text:p>0.0499171</text:p>
          </table:table-cell>
          <table:table-cell office:value-type="float" office:value="0.017334" calcext:value-type="float">
            <text:p>0.017334</text:p>
          </table:table-cell>
          <table:table-cell office:value-type="float" office:value="0.0851326" calcext:value-type="float">
            <text:p>0.0851326</text:p>
          </table:table-cell>
          <table:table-cell office:value-type="float" office:value="0.0410112" calcext:value-type="float">
            <text:p>0.0410112</text:p>
          </table:table-cell>
          <table:table-cell office:value-type="float" office:value="0.0370692" calcext:value-type="float">
            <text:p>0.0370692</text:p>
          </table:table-cell>
        </table:table-row>
        <table:table-row table:style-name="ro1">
          <table:table-cell office:value-type="float" office:value="0.0633545" calcext:value-type="float">
            <text:p>0.0633545</text:p>
          </table:table-cell>
          <table:table-cell office:value-type="float" office:value="0.0263378" calcext:value-type="float">
            <text:p>0.0263378</text:p>
          </table:table-cell>
          <table:table-cell office:value-type="float" office:value="0.0615593" calcext:value-type="float">
            <text:p>0.0615593</text:p>
          </table:table-cell>
          <table:table-cell office:value-type="float" office:value="0.0531788" calcext:value-type="float">
            <text:p>0.0531788</text:p>
          </table:table-cell>
          <table:table-cell office:value-type="float" office:value="0.0273649" calcext:value-type="float">
            <text:p>0.0273649</text:p>
          </table:table-cell>
          <table:table-cell office:value-type="float" office:value="0.081649" calcext:value-type="float">
            <text:p>0.081649</text:p>
          </table:table-cell>
          <table:table-cell office:value-type="float" office:value="0.0267007" calcext:value-type="float">
            <text:p>0.0267007</text:p>
          </table:table-cell>
          <table:table-cell office:value-type="float" office:value="0.0395038" calcext:value-type="float">
            <text:p>0.0395038</text:p>
          </table:table-cell>
        </table:table-row>
        <table:table-row table:style-name="ro1">
          <table:table-cell office:value-type="float" office:value="0.080589" calcext:value-type="float">
            <text:p>0.080589</text:p>
          </table:table-cell>
          <table:table-cell office:value-type="float" office:value="0.0480769" calcext:value-type="float">
            <text:p>0.0480769</text:p>
          </table:table-cell>
          <table:table-cell office:value-type="float" office:value="0.0751977" calcext:value-type="float">
            <text:p>0.0751977</text:p>
          </table:table-cell>
          <table:table-cell office:value-type="float" office:value="0.0456062" calcext:value-type="float">
            <text:p>0.0456062</text:p>
          </table:table-cell>
          <table:table-cell office:value-type="float" office:value="0.0330971" calcext:value-type="float">
            <text:p>0.0330971</text:p>
          </table:table-cell>
          <table:table-cell office:value-type="float" office:value="0.0926084" calcext:value-type="float">
            <text:p>0.0926084</text:p>
          </table:table-cell>
          <table:table-cell office:value-type="float" office:value="0.0396019" calcext:value-type="float">
            <text:p>0.0396019</text:p>
          </table:table-cell>
          <table:table-cell office:value-type="float" office:value="0.0504763" calcext:value-type="float">
            <text:p>0.0504763</text:p>
          </table:table-cell>
        </table:table-row>
        <table:table-row table:style-name="ro1">
          <table:table-cell office:value-type="float" office:value="0.0664666" calcext:value-type="float">
            <text:p>0.0664666</text:p>
          </table:table-cell>
          <table:table-cell office:value-type="float" office:value="0.0409147" calcext:value-type="float">
            <text:p>0.0409147</text:p>
          </table:table-cell>
          <table:table-cell office:value-type="float" office:value="0.0583955" calcext:value-type="float">
            <text:p>0.0583955</text:p>
          </table:table-cell>
          <table:table-cell office:value-type="float" office:value="0.0373855" calcext:value-type="float">
            <text:p>0.0373855</text:p>
          </table:table-cell>
          <table:table-cell office:value-type="float" office:value="0.0323637" calcext:value-type="float">
            <text:p>0.0323637</text:p>
          </table:table-cell>
          <table:table-cell office:value-type="float" office:value="0.0660252" calcext:value-type="float">
            <text:p>0.0660252</text:p>
          </table:table-cell>
          <table:table-cell office:value-type="float" office:value="0.0483261" calcext:value-type="float">
            <text:p>0.0483261</text:p>
          </table:table-cell>
          <table:table-cell office:value-type="float" office:value="0.0582116" calcext:value-type="float">
            <text:p>0.0582116</text:p>
          </table:table-cell>
        </table:table-row>
        <table:table-row table:style-name="ro1">
          <table:table-cell office:value-type="float" office:value="0.0817513" calcext:value-type="float">
            <text:p>0.0817513</text:p>
          </table:table-cell>
          <table:table-cell office:value-type="float" office:value="0.0360076" calcext:value-type="float">
            <text:p>0.0360076</text:p>
          </table:table-cell>
          <table:table-cell office:value-type="float" office:value="0.0690328" calcext:value-type="float">
            <text:p>0.0690328</text:p>
          </table:table-cell>
          <table:table-cell office:value-type="float" office:value="0.0545964" calcext:value-type="float">
            <text:p>0.0545964</text:p>
          </table:table-cell>
          <table:table-cell office:value-type="float" office:value="0.0372895" calcext:value-type="float">
            <text:p>0.0372895</text:p>
          </table:table-cell>
          <table:table-cell office:value-type="float" office:value="0.0862682" calcext:value-type="float">
            <text:p>0.0862682</text:p>
          </table:table-cell>
          <table:table-cell office:value-type="float" office:value="0.0380615" calcext:value-type="float">
            <text:p>0.0380615</text:p>
          </table:table-cell>
          <table:table-cell office:value-type="float" office:value="0.0480038" calcext:value-type="float">
            <text:p>0.0480038</text:p>
          </table:table-cell>
        </table:table-row>
        <table:table-row table:style-name="ro1">
          <table:table-cell office:value-type="float" office:value="0.0644874" calcext:value-type="float">
            <text:p>0.0644874</text:p>
          </table:table-cell>
          <table:table-cell office:value-type="float" office:value="0.0216074" calcext:value-type="float">
            <text:p>0.0216074</text:p>
          </table:table-cell>
          <table:table-cell office:value-type="float" office:value="0.0699826" calcext:value-type="float">
            <text:p>0.0699826</text:p>
          </table:table-cell>
          <table:table-cell office:value-type="float" office:value="0.0575377" calcext:value-type="float">
            <text:p>0.0575377</text:p>
          </table:table-cell>
          <table:table-cell office:value-type="float" office:value="0.0120052" calcext:value-type="float">
            <text:p>0.0120052</text:p>
          </table:table-cell>
          <table:table-cell office:value-type="float" office:value="0.0765259" calcext:value-type="float">
            <text:p>0.0765259</text:p>
          </table:table-cell>
          <table:table-cell office:value-type="float" office:value="0.0277586" calcext:value-type="float">
            <text:p>0.0277586</text:p>
          </table:table-cell>
          <table:table-cell office:value-type="float" office:value="0.0447228" calcext:value-type="float">
            <text:p>0.0447228</text:p>
          </table:table-cell>
        </table:table-row>
        <table:table-row table:style-name="ro1">
          <table:table-cell office:value-type="float" office:value="0.0711943" calcext:value-type="float">
            <text:p>0.0711943</text:p>
          </table:table-cell>
          <table:table-cell office:value-type="float" office:value="0.0288791" calcext:value-type="float">
            <text:p>0.0288791</text:p>
          </table:table-cell>
          <table:table-cell office:value-type="float" office:value="0.0525327" calcext:value-type="float">
            <text:p>0.0525327</text:p>
          </table:table-cell>
          <table:table-cell office:value-type="float" office:value="0.0397139" calcext:value-type="float">
            <text:p>0.0397139</text:p>
          </table:table-cell>
          <table:table-cell office:value-type="float" office:value="0.0302331" calcext:value-type="float">
            <text:p>0.0302331</text:p>
          </table:table-cell>
          <table:table-cell office:value-type="float" office:value="0.070024" calcext:value-type="float">
            <text:p>0.070024</text:p>
          </table:table-cell>
          <table:table-cell office:value-type="float" office:value="0.0348317" calcext:value-type="float">
            <text:p>0.0348317</text:p>
          </table:table-cell>
          <table:table-cell office:value-type="float" office:value="0.0470177" calcext:value-type="float">
            <text:p>0.0470177</text:p>
          </table:table-cell>
        </table:table-row>
        <table:table-row table:style-name="ro1">
          <table:table-cell office:value-type="float" office:value="0.0676732" calcext:value-type="float">
            <text:p>0.0676732</text:p>
          </table:table-cell>
          <table:table-cell office:value-type="float" office:value="0.0370205" calcext:value-type="float">
            <text:p>0.0370205</text:p>
          </table:table-cell>
          <table:table-cell office:value-type="float" office:value="0.0694472" calcext:value-type="float">
            <text:p>0.0694472</text:p>
          </table:table-cell>
          <table:table-cell office:value-type="float" office:value="0.0475009" calcext:value-type="float">
            <text:p>0.0475009</text:p>
          </table:table-cell>
          <table:table-cell office:value-type="float" office:value="0.0231155" calcext:value-type="float">
            <text:p>0.0231155</text:p>
          </table:table-cell>
          <table:table-cell office:value-type="float" office:value="0.0863379" calcext:value-type="float">
            <text:p>0.0863379</text:p>
          </table:table-cell>
          <table:table-cell office:value-type="float" office:value="0.033931" calcext:value-type="float">
            <text:p>0.033931</text:p>
          </table:table-cell>
          <table:table-cell office:value-type="float" office:value="0.0575818" calcext:value-type="float">
            <text:p>0.0575818</text:p>
          </table:table-cell>
        </table:table-row>
        <table:table-row table:style-name="ro1">
          <table:table-cell office:value-type="float" office:value="0.0534038" calcext:value-type="float">
            <text:p>0.0534038</text:p>
          </table:table-cell>
          <table:table-cell office:value-type="float" office:value="0.0273528" calcext:value-type="float">
            <text:p>0.0273528</text:p>
          </table:table-cell>
          <table:table-cell office:value-type="float" office:value="0.0542856" calcext:value-type="float">
            <text:p>0.0542856</text:p>
          </table:table-cell>
          <table:table-cell office:value-type="float" office:value="0.0516547" calcext:value-type="float">
            <text:p>0.0516547</text:p>
          </table:table-cell>
          <table:table-cell office:value-type="float" office:value="0.0366927" calcext:value-type="float">
            <text:p>0.0366927</text:p>
          </table:table-cell>
          <table:table-cell office:value-type="float" office:value="0.0890193" calcext:value-type="float">
            <text:p>0.0890193</text:p>
          </table:table-cell>
          <table:table-cell office:value-type="float" office:value="0.0473421" calcext:value-type="float">
            <text:p>0.0473421</text:p>
          </table:table-cell>
          <table:table-cell office:value-type="float" office:value="0.0467966" calcext:value-type="float">
            <text:p>0.0467966</text:p>
          </table:table-cell>
        </table:table-row>
        <table:table-row table:style-name="ro1">
          <table:table-cell office:value-type="float" office:value="0.0606428" calcext:value-type="float">
            <text:p>0.0606428</text:p>
          </table:table-cell>
          <table:table-cell office:value-type="float" office:value="0.0264869" calcext:value-type="float">
            <text:p>0.0264869</text:p>
          </table:table-cell>
          <table:table-cell office:value-type="float" office:value="0.0604542" calcext:value-type="float">
            <text:p>0.0604542</text:p>
          </table:table-cell>
          <table:table-cell office:value-type="float" office:value="0.0379229" calcext:value-type="float">
            <text:p>0.0379229</text:p>
          </table:table-cell>
          <table:table-cell office:value-type="float" office:value="0.0272648" calcext:value-type="float">
            <text:p>0.0272648</text:p>
          </table:table-cell>
          <table:table-cell office:value-type="float" office:value="0.0632294" calcext:value-type="float">
            <text:p>0.0632294</text:p>
          </table:table-cell>
          <table:table-cell office:value-type="float" office:value="0.0494089" calcext:value-type="float">
            <text:p>0.0494089</text:p>
          </table:table-cell>
          <table:table-cell office:value-type="float" office:value="0.0435727" calcext:value-type="float">
            <text:p>0.0435727</text:p>
          </table:table-cell>
        </table:table-row>
        <table:table-row table:style-name="ro1">
          <table:table-cell office:value-type="float" office:value="0.0592958" calcext:value-type="float">
            <text:p>0.0592958</text:p>
          </table:table-cell>
          <table:table-cell office:value-type="float" office:value="0.0266536" calcext:value-type="float">
            <text:p>0.0266536</text:p>
          </table:table-cell>
          <table:table-cell office:value-type="float" office:value="0.076086" calcext:value-type="float">
            <text:p>0.076086</text:p>
          </table:table-cell>
          <table:table-cell office:value-type="float" office:value="0.051959" calcext:value-type="float">
            <text:p>0.051959</text:p>
          </table:table-cell>
          <table:table-cell office:value-type="float" office:value="0.0226196" calcext:value-type="float">
            <text:p>0.0226196</text:p>
          </table:table-cell>
          <table:table-cell office:value-type="float" office:value="0.0606179" calcext:value-type="float">
            <text:p>0.0606179</text:p>
          </table:table-cell>
          <table:table-cell office:value-type="float" office:value="0.029862" calcext:value-type="float">
            <text:p>0.029862</text:p>
          </table:table-cell>
          <table:table-cell office:value-type="float" office:value="0.0491408" calcext:value-type="float">
            <text:p>0.0491408</text:p>
          </table:table-cell>
        </table:table-row>
        <table:table-row table:style-name="ro1">
          <table:table-cell office:value-type="float" office:value="0.0591632" calcext:value-type="float">
            <text:p>0.0591632</text:p>
          </table:table-cell>
          <table:table-cell office:value-type="float" office:value="0.0269928" calcext:value-type="float">
            <text:p>0.0269928</text:p>
          </table:table-cell>
          <table:table-cell office:value-type="float" office:value="0.0567153" calcext:value-type="float">
            <text:p>0.0567153</text:p>
          </table:table-cell>
          <table:table-cell office:value-type="float" office:value="0.0489527" calcext:value-type="float">
            <text:p>0.0489527</text:p>
          </table:table-cell>
          <table:table-cell office:value-type="float" office:value="0.0289918" calcext:value-type="float">
            <text:p>0.0289918</text:p>
          </table:table-cell>
          <table:table-cell office:value-type="float" office:value="0.079845" calcext:value-type="float">
            <text:p>0.079845</text:p>
          </table:table-cell>
          <table:table-cell office:value-type="float" office:value="0.0466641" calcext:value-type="float">
            <text:p>0.0466641</text:p>
          </table:table-cell>
          <table:table-cell office:value-type="float" office:value="0.0420666" calcext:value-type="float">
            <text:p>0.0420666</text:p>
          </table:table-cell>
        </table:table-row>
        <table:table-row table:style-name="ro1">
          <table:table-cell office:value-type="float" office:value="0.0423997" calcext:value-type="float">
            <text:p>0.0423997</text:p>
          </table:table-cell>
          <table:table-cell office:value-type="float" office:value="0.0297039" calcext:value-type="float">
            <text:p>0.0297039</text:p>
          </table:table-cell>
          <table:table-cell office:value-type="float" office:value="0.0766862" calcext:value-type="float">
            <text:p>0.0766862</text:p>
          </table:table-cell>
          <table:table-cell office:value-type="float" office:value="0.0528184" calcext:value-type="float">
            <text:p>0.0528184</text:p>
          </table:table-cell>
          <table:table-cell office:value-type="float" office:value="0.0274714" calcext:value-type="float">
            <text:p>0.0274714</text:p>
          </table:table-cell>
          <table:table-cell office:value-type="float" office:value="0.0727477" calcext:value-type="float">
            <text:p>0.0727477</text:p>
          </table:table-cell>
          <table:table-cell office:value-type="float" office:value="0.0444736" calcext:value-type="float">
            <text:p>0.0444736</text:p>
          </table:table-cell>
          <table:table-cell office:value-type="float" office:value="0.0641666" calcext:value-type="float">
            <text:p>0.0641666</text:p>
          </table:table-cell>
        </table:table-row>
        <table:table-row table:style-name="ro1">
          <table:table-cell office:value-type="float" office:value="0.0552134" calcext:value-type="float">
            <text:p>0.0552134</text:p>
          </table:table-cell>
          <table:table-cell office:value-type="float" office:value="0.0400875" calcext:value-type="float">
            <text:p>0.0400875</text:p>
          </table:table-cell>
          <table:table-cell office:value-type="float" office:value="0.0698558" calcext:value-type="float">
            <text:p>0.0698558</text:p>
          </table:table-cell>
          <table:table-cell office:value-type="float" office:value="0.0454117" calcext:value-type="float">
            <text:p>0.0454117</text:p>
          </table:table-cell>
          <table:table-cell office:value-type="float" office:value="0.0168434" calcext:value-type="float">
            <text:p>0.0168434</text:p>
          </table:table-cell>
          <table:table-cell office:value-type="float" office:value="0.0703162" calcext:value-type="float">
            <text:p>0.0703162</text:p>
          </table:table-cell>
          <table:table-cell office:value-type="float" office:value="0.0265187" calcext:value-type="float">
            <text:p>0.0265187</text:p>
          </table:table-cell>
          <table:table-cell office:value-type="float" office:value="0.0480191" calcext:value-type="float">
            <text:p>0.0480191</text:p>
          </table:table-cell>
        </table:table-row>
        <table:table-row table:style-name="ro1">
          <table:table-cell office:value-type="float" office:value="0.0730668" calcext:value-type="float">
            <text:p>0.0730668</text:p>
          </table:table-cell>
          <table:table-cell office:value-type="float" office:value="0.0373987" calcext:value-type="float">
            <text:p>0.0373987</text:p>
          </table:table-cell>
          <table:table-cell office:value-type="float" office:value="0.0813072" calcext:value-type="float">
            <text:p>0.0813072</text:p>
          </table:table-cell>
          <table:table-cell office:value-type="float" office:value="0.036475" calcext:value-type="float">
            <text:p>0.036475</text:p>
          </table:table-cell>
          <table:table-cell office:value-type="float" office:value="0.0315035" calcext:value-type="float">
            <text:p>0.0315035</text:p>
          </table:table-cell>
          <table:table-cell office:value-type="float" office:value="0.0734597" calcext:value-type="float">
            <text:p>0.0734597</text:p>
          </table:table-cell>
          <table:table-cell office:value-type="float" office:value="0.0379828" calcext:value-type="float">
            <text:p>0.0379828</text:p>
          </table:table-cell>
          <table:table-cell office:value-type="float" office:value="0.0510499" calcext:value-type="float">
            <text:p>0.0510499</text:p>
          </table:table-cell>
        </table:table-row>
        <table:table-row table:style-name="ro1">
          <table:table-cell office:value-type="float" office:value="0.0588875" calcext:value-type="float">
            <text:p>0.0588875</text:p>
          </table:table-cell>
          <table:table-cell office:value-type="float" office:value="0.03031" calcext:value-type="float">
            <text:p>0.03031</text:p>
          </table:table-cell>
          <table:table-cell office:value-type="float" office:value="0.0548589" calcext:value-type="float">
            <text:p>0.0548589</text:p>
          </table:table-cell>
          <table:table-cell office:value-type="float" office:value="0.0386801" calcext:value-type="float">
            <text:p>0.0386801</text:p>
          </table:table-cell>
          <table:table-cell office:value-type="float" office:value="0.0147254" calcext:value-type="float">
            <text:p>0.0147254</text:p>
          </table:table-cell>
          <table:table-cell office:value-type="float" office:value="0.0756061" calcext:value-type="float">
            <text:p>0.0756061</text:p>
          </table:table-cell>
          <table:table-cell office:value-type="float" office:value="0.0250924" calcext:value-type="float">
            <text:p>0.0250924</text:p>
          </table:table-cell>
          <table:table-cell office:value-type="float" office:value="0.0502463" calcext:value-type="float">
            <text:p>0.0502463</text:p>
          </table:table-cell>
        </table:table-row>
        <table:table-row table:style-name="ro1">
          <table:table-cell office:value-type="float" office:value="0.0685803" calcext:value-type="float">
            <text:p>0.0685803</text:p>
          </table:table-cell>
          <table:table-cell office:value-type="float" office:value="0.0429396" calcext:value-type="float">
            <text:p>0.0429396</text:p>
          </table:table-cell>
          <table:table-cell office:value-type="float" office:value="0.0777345" calcext:value-type="float">
            <text:p>0.0777345</text:p>
          </table:table-cell>
          <table:table-cell office:value-type="float" office:value="0.0388259" calcext:value-type="float">
            <text:p>0.0388259</text:p>
          </table:table-cell>
          <table:table-cell office:value-type="float" office:value="0.0341972" calcext:value-type="float">
            <text:p>0.0341972</text:p>
          </table:table-cell>
          <table:table-cell office:value-type="float" office:value="0.080231" calcext:value-type="float">
            <text:p>0.080231</text:p>
          </table:table-cell>
          <table:table-cell office:value-type="float" office:value="0.0405823" calcext:value-type="float">
            <text:p>0.0405823</text:p>
          </table:table-cell>
          <table:table-cell office:value-type="float" office:value="0.0441157" calcext:value-type="float">
            <text:p>0.0441157</text:p>
          </table:table-cell>
        </table:table-row>
        <table:table-row table:style-name="ro1">
          <table:table-cell office:value-type="float" office:value="0.064369" calcext:value-type="float">
            <text:p>0.064369</text:p>
          </table:table-cell>
          <table:table-cell office:value-type="float" office:value="0.0292297" calcext:value-type="float">
            <text:p>0.0292297</text:p>
          </table:table-cell>
          <table:table-cell office:value-type="float" office:value="0.0657582" calcext:value-type="float">
            <text:p>0.0657582</text:p>
          </table:table-cell>
          <table:table-cell office:value-type="float" office:value="0.0546661" calcext:value-type="float">
            <text:p>0.0546661</text:p>
          </table:table-cell>
          <table:table-cell office:value-type="float" office:value="0.0147825" calcext:value-type="float">
            <text:p>0.0147825</text:p>
          </table:table-cell>
          <table:table-cell office:value-type="float" office:value="0.0729528" calcext:value-type="float">
            <text:p>0.0729528</text:p>
          </table:table-cell>
          <table:table-cell office:value-type="float" office:value="0.0348676" calcext:value-type="float">
            <text:p>0.0348676</text:p>
          </table:table-cell>
          <table:table-cell office:value-type="float" office:value="0.0440105" calcext:value-type="float">
            <text:p>0.0440105</text:p>
          </table:table-cell>
        </table:table-row>
        <table:table-row table:style-name="ro1">
          <table:table-cell office:value-type="float" office:value="0.0454498" calcext:value-type="float">
            <text:p>0.0454498</text:p>
          </table:table-cell>
          <table:table-cell office:value-type="float" office:value="0.0327138" calcext:value-type="float">
            <text:p>0.0327138</text:p>
          </table:table-cell>
          <table:table-cell office:value-type="float" office:value="0.0574809" calcext:value-type="float">
            <text:p>0.0574809</text:p>
          </table:table-cell>
          <table:table-cell office:value-type="float" office:value="0.0415797" calcext:value-type="float">
            <text:p>0.0415797</text:p>
          </table:table-cell>
          <table:table-cell office:value-type="float" office:value="0.0260071" calcext:value-type="float">
            <text:p>0.0260071</text:p>
          </table:table-cell>
          <table:table-cell office:value-type="float" office:value="0.0819661" calcext:value-type="float">
            <text:p>0.0819661</text:p>
          </table:table-cell>
          <table:table-cell office:value-type="float" office:value="0.028666" calcext:value-type="float">
            <text:p>0.028666</text:p>
          </table:table-cell>
          <table:table-cell office:value-type="float" office:value="0.0507581" calcext:value-type="float">
            <text:p>0.0507581</text:p>
          </table:table-cell>
        </table:table-row>
        <table:table-row table:style-name="ro1">
          <table:table-cell office:value-type="float" office:value="0.0649472" calcext:value-type="float">
            <text:p>0.0649472</text:p>
          </table:table-cell>
          <table:table-cell office:value-type="float" office:value="0.0335666" calcext:value-type="float">
            <text:p>0.0335666</text:p>
          </table:table-cell>
          <table:table-cell office:value-type="float" office:value="0.0714566" calcext:value-type="float">
            <text:p>0.0714566</text:p>
          </table:table-cell>
          <table:table-cell office:value-type="float" office:value="0.0342709" calcext:value-type="float">
            <text:p>0.0342709</text:p>
          </table:table-cell>
          <table:table-cell office:value-type="float" office:value="0.0227594" calcext:value-type="float">
            <text:p>0.0227594</text:p>
          </table:table-cell>
          <table:table-cell office:value-type="float" office:value="0.0725042" calcext:value-type="float">
            <text:p>0.0725042</text:p>
          </table:table-cell>
          <table:table-cell office:value-type="float" office:value="0.0320317" calcext:value-type="float">
            <text:p>0.0320317</text:p>
          </table:table-cell>
          <table:table-cell office:value-type="float" office:value="0.0357258" calcext:value-type="float">
            <text:p>0.0357258</text:p>
          </table:table-cell>
        </table:table-row>
        <table:table-row table:style-name="ro1">
          <table:table-cell office:value-type="float" office:value="0.0590704" calcext:value-type="float">
            <text:p>0.0590704</text:p>
          </table:table-cell>
          <table:table-cell office:value-type="float" office:value="0.0418389" calcext:value-type="float">
            <text:p>0.0418389</text:p>
          </table:table-cell>
          <table:table-cell office:value-type="float" office:value="0.0697384" calcext:value-type="float">
            <text:p>0.0697384</text:p>
          </table:table-cell>
          <table:table-cell office:value-type="float" office:value="0.0436767" calcext:value-type="float">
            <text:p>0.0436767</text:p>
          </table:table-cell>
          <table:table-cell office:value-type="float" office:value="0.00868832" calcext:value-type="float">
            <text:p>0.00868832</text:p>
          </table:table-cell>
          <table:table-cell office:value-type="float" office:value="0.071696" calcext:value-type="float">
            <text:p>0.071696</text:p>
          </table:table-cell>
          <table:table-cell office:value-type="float" office:value="0.0401652" calcext:value-type="float">
            <text:p>0.0401652</text:p>
          </table:table-cell>
          <table:table-cell office:value-type="float" office:value="0.0436939" calcext:value-type="float">
            <text:p>0.0436939</text:p>
          </table:table-cell>
        </table:table-row>
        <table:table-row table:style-name="ro1">
          <table:table-cell office:value-type="float" office:value="0.0639597" calcext:value-type="float">
            <text:p>0.0639597</text:p>
          </table:table-cell>
          <table:table-cell office:value-type="float" office:value="0.0305853" calcext:value-type="float">
            <text:p>0.0305853</text:p>
          </table:table-cell>
          <table:table-cell office:value-type="float" office:value="0.0642612" calcext:value-type="float">
            <text:p>0.0642612</text:p>
          </table:table-cell>
          <table:table-cell office:value-type="float" office:value="0.0386019" calcext:value-type="float">
            <text:p>0.0386019</text:p>
          </table:table-cell>
          <table:table-cell office:value-type="float" office:value="0.022193" calcext:value-type="float">
            <text:p>0.022193</text:p>
          </table:table-cell>
          <table:table-cell office:value-type="float" office:value="0.0803171" calcext:value-type="float">
            <text:p>0.0803171</text:p>
          </table:table-cell>
          <table:table-cell office:value-type="float" office:value="0.0393891" calcext:value-type="float">
            <text:p>0.0393891</text:p>
          </table:table-cell>
          <table:table-cell office:value-type="float" office:value="0.0399374" calcext:value-type="float">
            <text:p>0.0399374</text:p>
          </table:table-cell>
        </table:table-row>
        <table:table-row table:style-name="ro1">
          <table:table-cell office:value-type="float" office:value="0.0534131" calcext:value-type="float">
            <text:p>0.0534131</text:p>
          </table:table-cell>
          <table:table-cell office:value-type="float" office:value="0.0305256" calcext:value-type="float">
            <text:p>0.0305256</text:p>
          </table:table-cell>
          <table:table-cell office:value-type="float" office:value="0.0634224" calcext:value-type="float">
            <text:p>0.0634224</text:p>
          </table:table-cell>
          <table:table-cell office:value-type="float" office:value="0.0572499" calcext:value-type="float">
            <text:p>0.0572499</text:p>
          </table:table-cell>
          <table:table-cell office:value-type="float" office:value="0.0253958" calcext:value-type="float">
            <text:p>0.0253958</text:p>
          </table:table-cell>
          <table:table-cell office:value-type="float" office:value="0.0829069" calcext:value-type="float">
            <text:p>0.0829069</text:p>
          </table:table-cell>
          <table:table-cell office:value-type="float" office:value="0.038697" calcext:value-type="float">
            <text:p>0.038697</text:p>
          </table:table-cell>
          <table:table-cell office:value-type="float" office:value="0.05535" calcext:value-type="float">
            <text:p>0.05535</text:p>
          </table:table-cell>
        </table:table-row>
        <table:table-row table:style-name="ro1">
          <table:table-cell office:value-type="float" office:value="0.0575726" calcext:value-type="float">
            <text:p>0.0575726</text:p>
          </table:table-cell>
          <table:table-cell office:value-type="float" office:value="0.0218457" calcext:value-type="float">
            <text:p>0.0218457</text:p>
          </table:table-cell>
          <table:table-cell office:value-type="float" office:value="0.0632172" calcext:value-type="float">
            <text:p>0.0632172</text:p>
          </table:table-cell>
          <table:table-cell office:value-type="float" office:value="0.0349673" calcext:value-type="float">
            <text:p>0.0349673</text:p>
          </table:table-cell>
          <table:table-cell office:value-type="float" office:value="0.0329826" calcext:value-type="float">
            <text:p>0.0329826</text:p>
          </table:table-cell>
          <table:table-cell office:value-type="float" office:value="0.0847294" calcext:value-type="float">
            <text:p>0.0847294</text:p>
          </table:table-cell>
          <table:table-cell office:value-type="float" office:value="0.0263295" calcext:value-type="float">
            <text:p>0.0263295</text:p>
          </table:table-cell>
          <table:table-cell office:value-type="float" office:value="0.0435885" calcext:value-type="float">
            <text:p>0.0435885</text:p>
          </table:table-cell>
        </table:table-row>
        <table:table-row table:style-name="ro1">
          <table:table-cell office:value-type="float" office:value="0.0480052" calcext:value-type="float">
            <text:p>0.0480052</text:p>
          </table:table-cell>
          <table:table-cell office:value-type="float" office:value="0.0251632" calcext:value-type="float">
            <text:p>0.0251632</text:p>
          </table:table-cell>
          <table:table-cell office:value-type="float" office:value="0.0635025" calcext:value-type="float">
            <text:p>0.0635025</text:p>
          </table:table-cell>
          <table:table-cell office:value-type="float" office:value="0.0442911" calcext:value-type="float">
            <text:p>0.0442911</text:p>
          </table:table-cell>
          <table:table-cell office:value-type="float" office:value="0.0241515" calcext:value-type="float">
            <text:p>0.0241515</text:p>
          </table:table-cell>
          <table:table-cell office:value-type="float" office:value="0.0837477" calcext:value-type="float">
            <text:p>0.0837477</text:p>
          </table:table-cell>
          <table:table-cell office:value-type="float" office:value="0.0378182" calcext:value-type="float">
            <text:p>0.0378182</text:p>
          </table:table-cell>
          <table:table-cell office:value-type="float" office:value="0.0448826" calcext:value-type="float">
            <text:p>0.0448826</text:p>
          </table:table-cell>
        </table:table-row>
        <table:table-row table:style-name="ro1">
          <table:table-cell office:value-type="float" office:value="0.0566163" calcext:value-type="float">
            <text:p>0.0566163</text:p>
          </table:table-cell>
          <table:table-cell office:value-type="float" office:value="0.0384251" calcext:value-type="float">
            <text:p>0.0384251</text:p>
          </table:table-cell>
          <table:table-cell office:value-type="float" office:value="0.066568" calcext:value-type="float">
            <text:p>0.066568</text:p>
          </table:table-cell>
          <table:table-cell office:value-type="float" office:value="0.0540355" calcext:value-type="float">
            <text:p>0.0540355</text:p>
          </table:table-cell>
          <table:table-cell office:value-type="float" office:value="0.0151224" calcext:value-type="float">
            <text:p>0.0151224</text:p>
          </table:table-cell>
          <table:table-cell office:value-type="float" office:value="0.0713696" calcext:value-type="float">
            <text:p>0.0713696</text:p>
          </table:table-cell>
          <table:table-cell office:value-type="float" office:value="0.0214246" calcext:value-type="float">
            <text:p>0.0214246</text:p>
          </table:table-cell>
          <table:table-cell office:value-type="float" office:value="0.0516809" calcext:value-type="float">
            <text:p>0.0516809</text:p>
          </table:table-cell>
        </table:table-row>
        <table:table-row table:style-name="ro1">
          <table:table-cell office:value-type="float" office:value="0.0625943" calcext:value-type="float">
            <text:p>0.0625943</text:p>
          </table:table-cell>
          <table:table-cell office:value-type="float" office:value="0.0178628" calcext:value-type="float">
            <text:p>0.0178628</text:p>
          </table:table-cell>
          <table:table-cell office:value-type="float" office:value="0.0726659" calcext:value-type="float">
            <text:p>0.0726659</text:p>
          </table:table-cell>
          <table:table-cell office:value-type="float" office:value="0.0446566" calcext:value-type="float">
            <text:p>0.0446566</text:p>
          </table:table-cell>
          <table:table-cell office:value-type="float" office:value="0.0303122" calcext:value-type="float">
            <text:p>0.0303122</text:p>
          </table:table-cell>
          <table:table-cell office:value-type="float" office:value="0.0782678" calcext:value-type="float">
            <text:p>0.0782678</text:p>
          </table:table-cell>
          <table:table-cell office:value-type="float" office:value="0.0504092" calcext:value-type="float">
            <text:p>0.0504092</text:p>
          </table:table-cell>
          <table:table-cell office:value-type="float" office:value="0.0454821" calcext:value-type="float">
            <text:p>0.0454821</text:p>
          </table:table-cell>
        </table:table-row>
        <table:table-row table:style-name="ro1">
          <table:table-cell office:value-type="float" office:value="0.058221" calcext:value-type="float">
            <text:p>0.058221</text:p>
          </table:table-cell>
          <table:table-cell office:value-type="float" office:value="0.0152985" calcext:value-type="float">
            <text:p>0.0152985</text:p>
          </table:table-cell>
          <table:table-cell office:value-type="float" office:value="0.0622765" calcext:value-type="float">
            <text:p>0.0622765</text:p>
          </table:table-cell>
          <table:table-cell office:value-type="float" office:value="0.0461288" calcext:value-type="float">
            <text:p>0.0461288</text:p>
          </table:table-cell>
          <table:table-cell office:value-type="float" office:value="0.0210775" calcext:value-type="float">
            <text:p>0.0210775</text:p>
          </table:table-cell>
          <table:table-cell office:value-type="float" office:value="0.0729853" calcext:value-type="float">
            <text:p>0.0729853</text:p>
          </table:table-cell>
          <table:table-cell office:value-type="float" office:value="0.0277439" calcext:value-type="float">
            <text:p>0.0277439</text:p>
          </table:table-cell>
          <table:table-cell office:value-type="float" office:value="0.0572851" calcext:value-type="float">
            <text:p>0.0572851</text:p>
          </table:table-cell>
        </table:table-row>
        <table:table-row table:style-name="ro1">
          <table:table-cell office:value-type="float" office:value="0.0439752" calcext:value-type="float">
            <text:p>0.0439752</text:p>
          </table:table-cell>
          <table:table-cell office:value-type="float" office:value="0.0375022" calcext:value-type="float">
            <text:p>0.0375022</text:p>
          </table:table-cell>
          <table:table-cell office:value-type="float" office:value="0.0791131" calcext:value-type="float">
            <text:p>0.0791131</text:p>
          </table:table-cell>
          <table:table-cell office:value-type="float" office:value="0.0376958" calcext:value-type="float">
            <text:p>0.0376958</text:p>
          </table:table-cell>
          <table:table-cell office:value-type="float" office:value="0.0211341" calcext:value-type="float">
            <text:p>0.0211341</text:p>
          </table:table-cell>
          <table:table-cell office:value-type="float" office:value="0.0759032" calcext:value-type="float">
            <text:p>0.0759032</text:p>
          </table:table-cell>
          <table:table-cell office:value-type="float" office:value="0.0366992" calcext:value-type="float">
            <text:p>0.0366992</text:p>
          </table:table-cell>
          <table:table-cell office:value-type="float" office:value="0.0551221" calcext:value-type="float">
            <text:p>0.0551221</text:p>
          </table:table-cell>
        </table:table-row>
        <table:table-row table:style-name="ro1">
          <table:table-cell office:value-type="float" office:value="0.0657449" calcext:value-type="float">
            <text:p>0.0657449</text:p>
          </table:table-cell>
          <table:table-cell office:value-type="float" office:value="0.0189255" calcext:value-type="float">
            <text:p>0.0189255</text:p>
          </table:table-cell>
          <table:table-cell office:value-type="float" office:value="0.0771323" calcext:value-type="float">
            <text:p>0.0771323</text:p>
          </table:table-cell>
          <table:table-cell office:value-type="float" office:value="0.0300628" calcext:value-type="float">
            <text:p>0.0300628</text:p>
          </table:table-cell>
          <table:table-cell office:value-type="float" office:value="0.0197123" calcext:value-type="float">
            <text:p>0.0197123</text:p>
          </table:table-cell>
          <table:table-cell office:value-type="float" office:value="0.0755908" calcext:value-type="float">
            <text:p>0.0755908</text:p>
          </table:table-cell>
          <table:table-cell office:value-type="float" office:value="0.0257538" calcext:value-type="float">
            <text:p>0.0257538</text:p>
          </table:table-cell>
          <table:table-cell office:value-type="float" office:value="0.0511173" calcext:value-type="float">
            <text:p>0.0511173</text:p>
          </table:table-cell>
        </table:table-row>
        <table:table-row table:style-name="ro1">
          <table:table-cell office:value-type="float" office:value="0.0707164" calcext:value-type="float">
            <text:p>0.0707164</text:p>
          </table:table-cell>
          <table:table-cell office:value-type="float" office:value="0.0107433" calcext:value-type="float">
            <text:p>0.0107433</text:p>
          </table:table-cell>
          <table:table-cell office:value-type="float" office:value="0.0504306" calcext:value-type="float">
            <text:p>0.0504306</text:p>
          </table:table-cell>
          <table:table-cell office:value-type="float" office:value="0.0258701" calcext:value-type="float">
            <text:p>0.0258701</text:p>
          </table:table-cell>
          <table:table-cell office:value-type="float" office:value="0.0256604" calcext:value-type="float">
            <text:p>0.0256604</text:p>
          </table:table-cell>
          <table:table-cell office:value-type="float" office:value="0.0662282" calcext:value-type="float">
            <text:p>0.0662282</text:p>
          </table:table-cell>
          <table:table-cell office:value-type="float" office:value="0.0191873" calcext:value-type="float">
            <text:p>0.0191873</text:p>
          </table:table-cell>
          <table:table-cell office:value-type="float" office:value="0.0332496" calcext:value-type="float">
            <text:p>0.0332496</text:p>
          </table:table-cell>
        </table:table-row>
        <table:table-row table:style-name="ro1">
          <table:table-cell office:value-type="float" office:value="0.0577864" calcext:value-type="float">
            <text:p>0.0577864</text:p>
          </table:table-cell>
          <table:table-cell office:value-type="float" office:value="0.0396424" calcext:value-type="float">
            <text:p>0.0396424</text:p>
          </table:table-cell>
          <table:table-cell office:value-type="float" office:value="0.0460611" calcext:value-type="float">
            <text:p>0.0460611</text:p>
          </table:table-cell>
          <table:table-cell office:value-type="float" office:value="0.0347876" calcext:value-type="float">
            <text:p>0.0347876</text:p>
          </table:table-cell>
          <table:table-cell office:value-type="float" office:value="0.0366261" calcext:value-type="float">
            <text:p>0.0366261</text:p>
          </table:table-cell>
          <table:table-cell office:value-type="float" office:value="0.0643005" calcext:value-type="float">
            <text:p>0.0643005</text:p>
          </table:table-cell>
          <table:table-cell office:value-type="float" office:value="0.0339498" calcext:value-type="float">
            <text:p>0.0339498</text:p>
          </table:table-cell>
          <table:table-cell office:value-type="float" office:value="0.0164925" calcext:value-type="float">
            <text:p>0.0164925</text:p>
          </table:table-cell>
        </table:table-row>
        <table:table-row table:style-name="ro1">
          <table:table-cell office:value-type="float" office:value="0.0515686" calcext:value-type="float">
            <text:p>0.0515686</text:p>
          </table:table-cell>
          <table:table-cell office:value-type="float" office:value="0.0403839" calcext:value-type="float">
            <text:p>0.0403839</text:p>
          </table:table-cell>
          <table:table-cell office:value-type="float" office:value="0.0679328" calcext:value-type="float">
            <text:p>0.0679328</text:p>
          </table:table-cell>
          <table:table-cell office:value-type="float" office:value="0.0578199" calcext:value-type="float">
            <text:p>0.0578199</text:p>
          </table:table-cell>
          <table:table-cell office:value-type="float" office:value="0.0369391" calcext:value-type="float">
            <text:p>0.0369391</text:p>
          </table:table-cell>
          <table:table-cell office:value-type="float" office:value="0.111329" calcext:value-type="float">
            <text:p>0.111329</text:p>
          </table:table-cell>
          <table:table-cell office:value-type="float" office:value="0.0576848" calcext:value-type="float">
            <text:p>0.0576848</text:p>
          </table:table-cell>
          <table:table-cell office:value-type="float" office:value="0.0497648" calcext:value-type="float">
            <text:p>0.0497648</text:p>
          </table:table-cell>
        </table:table-row>
        <table:table-row table:style-name="ro1">
          <table:table-cell office:value-type="float" office:value="0.0551296" calcext:value-type="float">
            <text:p>0.0551296</text:p>
          </table:table-cell>
          <table:table-cell office:value-type="float" office:value="0.0167422" calcext:value-type="float">
            <text:p>0.0167422</text:p>
          </table:table-cell>
          <table:table-cell office:value-type="float" office:value="0.0546001" calcext:value-type="float">
            <text:p>0.0546001</text:p>
          </table:table-cell>
          <table:table-cell office:value-type="float" office:value="0.0348291" calcext:value-type="float">
            <text:p>0.0348291</text:p>
          </table:table-cell>
          <table:table-cell office:value-type="float" office:value="0.00904893" calcext:value-type="float">
            <text:p>0.00904893</text:p>
          </table:table-cell>
          <table:table-cell office:value-type="float" office:value="0.0785587" calcext:value-type="float">
            <text:p>0.0785587</text:p>
          </table:table-cell>
          <table:table-cell office:value-type="float" office:value="0.0303561" calcext:value-type="float">
            <text:p>0.0303561</text:p>
          </table:table-cell>
          <table:table-cell office:value-type="float" office:value="0.0413447" calcext:value-type="float">
            <text:p>0.0413447</text:p>
          </table:table-cell>
        </table:table-row>
        <table:table-row table:style-name="ro1">
          <table:table-cell office:value-type="float" office:value="0.0403102" calcext:value-type="float">
            <text:p>0.0403102</text:p>
          </table:table-cell>
          <table:table-cell office:value-type="float" office:value="0.0215407" calcext:value-type="float">
            <text:p>0.0215407</text:p>
          </table:table-cell>
          <table:table-cell office:value-type="float" office:value="0.0682111" calcext:value-type="float">
            <text:p>0.0682111</text:p>
          </table:table-cell>
          <table:table-cell office:value-type="float" office:value="0.0507483" calcext:value-type="float">
            <text:p>0.0507483</text:p>
          </table:table-cell>
          <table:table-cell office:value-type="float" office:value="0.0352932" calcext:value-type="float">
            <text:p>0.0352932</text:p>
          </table:table-cell>
          <table:table-cell office:value-type="float" office:value="0.085456" calcext:value-type="float">
            <text:p>0.085456</text:p>
          </table:table-cell>
          <table:table-cell office:value-type="float" office:value="0.0282935" calcext:value-type="float">
            <text:p>0.0282935</text:p>
          </table:table-cell>
          <table:table-cell office:value-type="float" office:value="0.0350375" calcext:value-type="float">
            <text:p>0.0350375</text:p>
          </table:table-cell>
        </table:table-row>
        <table:table-row table:style-name="ro1">
          <table:table-cell office:value-type="float" office:value="0.0576603" calcext:value-type="float">
            <text:p>0.0576603</text:p>
          </table:table-cell>
          <table:table-cell office:value-type="float" office:value="0.0260183" calcext:value-type="float">
            <text:p>0.0260183</text:p>
          </table:table-cell>
          <table:table-cell office:value-type="float" office:value="0.0635846" calcext:value-type="float">
            <text:p>0.0635846</text:p>
          </table:table-cell>
          <table:table-cell office:value-type="float" office:value="0.0392334" calcext:value-type="float">
            <text:p>0.0392334</text:p>
          </table:table-cell>
          <table:table-cell office:value-type="float" office:value="0.0574759" calcext:value-type="float">
            <text:p>0.0574759</text:p>
          </table:table-cell>
          <table:table-cell office:value-type="float" office:value="0.10225" calcext:value-type="float">
            <text:p>0.10225</text:p>
          </table:table-cell>
          <table:table-cell office:value-type="float" office:value="0.0220291" calcext:value-type="float">
            <text:p>0.0220291</text:p>
          </table:table-cell>
          <table:table-cell office:value-type="float" office:value="0.0601932" calcext:value-type="float">
            <text:p>0.0601932</text:p>
          </table:table-cell>
        </table:table-row>
        <table:table-row table:style-name="ro1">
          <table:table-cell office:value-type="float" office:value="0.0429396" calcext:value-type="float">
            <text:p>0.0429396</text:p>
          </table:table-cell>
          <table:table-cell office:value-type="float" office:value="0.0580664" calcext:value-type="float">
            <text:p>0.0580664</text:p>
          </table:table-cell>
          <table:table-cell office:value-type="float" office:value="0.060847" calcext:value-type="float">
            <text:p>0.060847</text:p>
          </table:table-cell>
          <table:table-cell office:value-type="float" office:value="0.0191148" calcext:value-type="float">
            <text:p>0.0191148</text:p>
          </table:table-cell>
          <table:table-cell office:value-type="float" office:value="0.0472286" calcext:value-type="float">
            <text:p>0.0472286</text:p>
          </table:table-cell>
          <table:table-cell office:value-type="float" office:value="0.0712818" calcext:value-type="float">
            <text:p>0.0712818</text:p>
          </table:table-cell>
          <table:table-cell office:value-type="float" office:value="0.0336931" calcext:value-type="float">
            <text:p>0.0336931</text:p>
          </table:table-cell>
          <table:table-cell office:value-type="float" office:value="0.0361088" calcext:value-type="float">
            <text:p>0.0361088</text:p>
          </table:table-cell>
        </table:table-row>
        <table:table-row table:style-name="ro1">
          <table:table-cell office:value-type="float" office:value="0.0386613" calcext:value-type="float">
            <text:p>0.0386613</text:p>
          </table:table-cell>
          <table:table-cell office:value-type="float" office:value="0.030896" calcext:value-type="float">
            <text:p>0.030896</text:p>
          </table:table-cell>
          <table:table-cell office:value-type="float" office:value="0.073494" calcext:value-type="float">
            <text:p>0.073494</text:p>
          </table:table-cell>
          <table:table-cell office:value-type="float" office:value="0.0404054" calcext:value-type="float">
            <text:p>0.0404054</text:p>
          </table:table-cell>
          <table:table-cell office:value-type="float" office:value="0.0402441" calcext:value-type="float">
            <text:p>0.0402441</text:p>
          </table:table-cell>
          <table:table-cell office:value-type="float" office:value="0.0733334" calcext:value-type="float">
            <text:p>0.0733334</text:p>
          </table:table-cell>
          <table:table-cell office:value-type="float" office:value="0.0423031" calcext:value-type="float">
            <text:p>0.0423031</text:p>
          </table:table-cell>
          <table:table-cell office:value-type="float" office:value="0.0251423" calcext:value-type="float">
            <text:p>0.0251423</text:p>
          </table:table-cell>
        </table:table-row>
        <table:table-row table:style-name="ro1">
          <table:table-cell office:value-type="float" office:value="0.078097" calcext:value-type="float">
            <text:p>0.078097</text:p>
          </table:table-cell>
          <table:table-cell office:value-type="float" office:value="0.00307989" calcext:value-type="float">
            <text:p>0.00307989</text:p>
          </table:table-cell>
          <table:table-cell office:value-type="float" office:value="0.0666576" calcext:value-type="float">
            <text:p>0.0666576</text:p>
          </table:table-cell>
          <table:table-cell office:value-type="float" office:value="0.0311541" calcext:value-type="float">
            <text:p>0.0311541</text:p>
          </table:table-cell>
          <table:table-cell office:value-type="float" office:value="0.0586695" calcext:value-type="float">
            <text:p>0.0586695</text:p>
          </table:table-cell>
          <table:table-cell office:value-type="float" office:value="0.0669429" calcext:value-type="float">
            <text:p>0.0669429</text:p>
          </table:table-cell>
          <table:table-cell office:value-type="float" office:value="0.0473241" calcext:value-type="float">
            <text:p>0.0473241</text:p>
          </table:table-cell>
          <table:table-cell office:value-type="float" office:value="0.0733949" calcext:value-type="float">
            <text:p>0.0733949</text:p>
          </table:table-cell>
        </table:table-row>
        <table:table-row table:style-name="ro1">
          <table:table-cell office:value-type="float" office:value="0.054413" calcext:value-type="float">
            <text:p>0.054413</text:p>
          </table:table-cell>
          <table:table-cell office:value-type="float" office:value="0.0230731" calcext:value-type="float">
            <text:p>0.0230731</text:p>
          </table:table-cell>
          <table:table-cell office:value-type="float" office:value="0.0332583" calcext:value-type="float">
            <text:p>0.0332583</text:p>
          </table:table-cell>
          <table:table-cell office:value-type="float" office:value="0.0440552" calcext:value-type="float">
            <text:p>0.0440552</text:p>
          </table:table-cell>
          <table:table-cell office:value-type="float" office:value="0.0471062" calcext:value-type="float">
            <text:p>0.0471062</text:p>
          </table:table-cell>
          <table:table-cell office:value-type="float" office:value="0.0898446" calcext:value-type="float">
            <text:p>0.0898446</text:p>
          </table:table-cell>
          <table:table-cell office:value-type="float" office:value="0.0336943" calcext:value-type="float">
            <text:p>0.0336943</text:p>
          </table:table-cell>
          <table:table-cell office:value-type="float" office:value="0.0341129" calcext:value-type="float">
            <text:p>0.0341129</text:p>
          </table:table-cell>
        </table:table-row>
        <table:table-row table:style-name="ro1">
          <table:table-cell office:value-type="float" office:value="0.0356745" calcext:value-type="float">
            <text:p>0.0356745</text:p>
          </table:table-cell>
          <table:table-cell office:value-type="float" office:value="0.0514429" calcext:value-type="float">
            <text:p>0.0514429</text:p>
          </table:table-cell>
          <table:table-cell office:value-type="float" office:value="0.0715514" calcext:value-type="float">
            <text:p>0.0715514</text:p>
          </table:table-cell>
          <table:table-cell office:value-type="float" office:value="0.0635774" calcext:value-type="float">
            <text:p>0.0635774</text:p>
          </table:table-cell>
          <table:table-cell office:value-type="float" office:value="0.0466541" calcext:value-type="float">
            <text:p>0.0466541</text:p>
          </table:table-cell>
          <table:table-cell office:value-type="float" office:value="0.0830641" calcext:value-type="float">
            <text:p>0.0830641</text:p>
          </table:table-cell>
          <table:table-cell office:value-type="float" office:value="0.00722713" calcext:value-type="float">
            <text:p>0.00722713</text:p>
          </table:table-cell>
          <table:table-cell office:value-type="float" office:value="0.0428213" calcext:value-type="float">
            <text:p>0.0428213</text:p>
          </table:table-cell>
        </table:table-row>
        <table:table-row table:style-name="ro1">
          <table:table-cell office:value-type="float" office:value="0.0634321" calcext:value-type="float">
            <text:p>0.0634321</text:p>
          </table:table-cell>
          <table:table-cell office:value-type="float" office:value="0.0305617" calcext:value-type="float">
            <text:p>0.0305617</text:p>
          </table:table-cell>
          <table:table-cell office:value-type="float" office:value="0.0948385" calcext:value-type="float">
            <text:p>0.0948385</text:p>
          </table:table-cell>
          <table:table-cell office:value-type="float" office:value="0.0478026" calcext:value-type="float">
            <text:p>0.0478026</text:p>
          </table:table-cell>
          <table:table-cell office:value-type="float" office:value="0.0374326" calcext:value-type="float">
            <text:p>0.0374326</text:p>
          </table:table-cell>
          <table:table-cell office:value-type="float" office:value="0.0801379" calcext:value-type="float">
            <text:p>0.0801379</text:p>
          </table:table-cell>
          <table:table-cell office:value-type="float" office:value="0.033123" calcext:value-type="float">
            <text:p>0.033123</text:p>
          </table:table-cell>
          <table:table-cell office:value-type="float" office:value="0.0517438" calcext:value-type="float">
            <text:p>0.0517438</text:p>
          </table:table-cell>
        </table:table-row>
        <table:table-row table:style-name="ro1">
          <table:table-cell office:value-type="float" office:value="0.0711323" calcext:value-type="float">
            <text:p>0.0711323</text:p>
          </table:table-cell>
          <table:table-cell office:value-type="float" office:value="0.0276268" calcext:value-type="float">
            <text:p>0.0276268</text:p>
          </table:table-cell>
          <table:table-cell office:value-type="float" office:value="0.0653433" calcext:value-type="float">
            <text:p>0.0653433</text:p>
          </table:table-cell>
          <table:table-cell office:value-type="float" office:value="0.0740386" calcext:value-type="float">
            <text:p>0.0740386</text:p>
          </table:table-cell>
          <table:table-cell office:value-type="float" office:value="0.0634026" calcext:value-type="float">
            <text:p>0.0634026</text:p>
          </table:table-cell>
          <table:table-cell office:value-type="float" office:value="0.0540209" calcext:value-type="float">
            <text:p>0.0540209</text:p>
          </table:table-cell>
          <table:table-cell office:value-type="float" office:value="0.0230808" calcext:value-type="float">
            <text:p>0.0230808</text:p>
          </table:table-cell>
          <table:table-cell office:value-type="float" office:value="0.0633853" calcext:value-type="float">
            <text:p>0.0633853</text:p>
          </table:table-cell>
        </table:table-row>
        <table:table-row table:style-name="ro1">
          <table:table-cell office:value-type="float" office:value="0.0701921" calcext:value-type="float">
            <text:p>0.0701921</text:p>
          </table:table-cell>
          <table:table-cell office:value-type="float" office:value="0.0520346" calcext:value-type="float">
            <text:p>0.0520346</text:p>
          </table:table-cell>
          <table:table-cell office:value-type="float" office:value="0.0539699" calcext:value-type="float">
            <text:p>0.0539699</text:p>
          </table:table-cell>
          <table:table-cell office:value-type="float" office:value="0.0662093" calcext:value-type="float">
            <text:p>0.0662093</text:p>
          </table:table-cell>
          <table:table-cell office:value-type="float" office:value="0.0496883" calcext:value-type="float">
            <text:p>0.0496883</text:p>
          </table:table-cell>
          <table:table-cell office:value-type="float" office:value="0.0621153" calcext:value-type="float">
            <text:p>0.0621153</text:p>
          </table:table-cell>
          <table:table-cell office:value-type="float" office:value="0.0794913" calcext:value-type="float">
            <text:p>0.0794913</text:p>
          </table:table-cell>
          <table:table-cell office:value-type="float" office:value="0.0420232" calcext:value-type="float">
            <text:p>0.0420232</text:p>
          </table:table-cell>
        </table:table-row>
        <table:table-row table:style-name="ro1">
          <table:table-cell office:value-type="float" office:value="0.0437665" calcext:value-type="float">
            <text:p>0.0437665</text:p>
          </table:table-cell>
          <table:table-cell office:value-type="float" office:value="0.0344639" calcext:value-type="float">
            <text:p>0.0344639</text:p>
          </table:table-cell>
          <table:table-cell office:value-type="float" office:value="0.0806883" calcext:value-type="float">
            <text:p>0.0806883</text:p>
          </table:table-cell>
          <table:table-cell office:value-type="float" office:value="0.0488384" calcext:value-type="float">
            <text:p>0.0488384</text:p>
          </table:table-cell>
          <table:table-cell office:value-type="float" office:value="0.0542693" calcext:value-type="float">
            <text:p>0.0542693</text:p>
          </table:table-cell>
          <table:table-cell office:value-type="float" office:value="0.0596759" calcext:value-type="float">
            <text:p>0.0596759</text:p>
          </table:table-cell>
          <table:table-cell office:value-type="float" office:value="0.0379653" calcext:value-type="float">
            <text:p>0.0379653</text:p>
          </table:table-cell>
          <table:table-cell office:value-type="float" office:value="0.0718447" calcext:value-type="float">
            <text:p>0.0718447</text:p>
          </table:table-cell>
        </table:table-row>
        <table:table-row table:style-name="ro1">
          <table:table-cell office:value-type="float" office:value="0.0772823" calcext:value-type="float">
            <text:p>0.0772823</text:p>
          </table:table-cell>
          <table:table-cell office:value-type="float" office:value="0.0664414" calcext:value-type="float">
            <text:p>0.0664414</text:p>
          </table:table-cell>
          <table:table-cell office:value-type="float" office:value="0.0671406" calcext:value-type="float">
            <text:p>0.0671406</text:p>
          </table:table-cell>
          <table:table-cell office:value-type="float" office:value="0.058212" calcext:value-type="float">
            <text:p>0.058212</text:p>
          </table:table-cell>
          <table:table-cell office:value-type="float" office:value="0.0399471" calcext:value-type="float">
            <text:p>0.0399471</text:p>
          </table:table-cell>
          <table:table-cell office:value-type="float" office:value="0.0646032" calcext:value-type="float">
            <text:p>0.0646032</text:p>
          </table:table-cell>
          <table:table-cell office:value-type="float" office:value="0.0244647" calcext:value-type="float">
            <text:p>0.0244647</text:p>
          </table:table-cell>
          <table:table-cell office:value-type="float" office:value="0.0557516" calcext:value-type="float">
            <text:p>0.0557516</text:p>
          </table:table-cell>
        </table:table-row>
        <table:table-row table:style-name="ro1">
          <table:table-cell office:value-type="float" office:value="0.0693812" calcext:value-type="float">
            <text:p>0.0693812</text:p>
          </table:table-cell>
          <table:table-cell office:value-type="float" office:value="0.0396886" calcext:value-type="float">
            <text:p>0.0396886</text:p>
          </table:table-cell>
          <table:table-cell office:value-type="float" office:value="0.0564884" calcext:value-type="float">
            <text:p>0.0564884</text:p>
          </table:table-cell>
          <table:table-cell office:value-type="float" office:value="0.0520134" calcext:value-type="float">
            <text:p>0.0520134</text:p>
          </table:table-cell>
          <table:table-cell office:value-type="float" office:value="0.0312104" calcext:value-type="float">
            <text:p>0.0312104</text:p>
          </table:table-cell>
          <table:table-cell office:value-type="float" office:value="0.052191" calcext:value-type="float">
            <text:p>0.052191</text:p>
          </table:table-cell>
          <table:table-cell office:value-type="float" office:value="0.0635738" calcext:value-type="float">
            <text:p>0.0635738</text:p>
          </table:table-cell>
          <table:table-cell office:value-type="float" office:value="0.0623112" calcext:value-type="float">
            <text:p>0.0623112</text:p>
          </table:table-cell>
        </table:table-row>
        <table:table-row table:style-name="ro1">
          <table:table-cell office:value-type="float" office:value="0.0394306" calcext:value-type="float">
            <text:p>0.0394306</text:p>
          </table:table-cell>
          <table:table-cell office:value-type="float" office:value="0.0410046" calcext:value-type="float">
            <text:p>0.0410046</text:p>
          </table:table-cell>
          <table:table-cell office:value-type="float" office:value="0.0662762" calcext:value-type="float">
            <text:p>0.0662762</text:p>
          </table:table-cell>
          <table:table-cell office:value-type="float" office:value="0.0501574" calcext:value-type="float">
            <text:p>0.0501574</text:p>
          </table:table-cell>
          <table:table-cell office:value-type="float" office:value="0.0287971" calcext:value-type="float">
            <text:p>0.0287971</text:p>
          </table:table-cell>
          <table:table-cell office:value-type="float" office:value="0.0992115" calcext:value-type="float">
            <text:p>0.0992115</text:p>
          </table:table-cell>
          <table:table-cell office:value-type="float" office:value="0.00951014" calcext:value-type="float">
            <text:p>0.00951014</text:p>
          </table:table-cell>
          <table:table-cell office:value-type="float" office:value="0.0446803" calcext:value-type="float">
            <text:p>0.0446803</text:p>
          </table:table-cell>
        </table:table-row>
        <table:table-row table:style-name="ro1">
          <table:table-cell office:value-type="float" office:value="0.072905" calcext:value-type="float">
            <text:p>0.072905</text:p>
          </table:table-cell>
          <table:table-cell office:value-type="float" office:value="0.0399301" calcext:value-type="float">
            <text:p>0.0399301</text:p>
          </table:table-cell>
          <table:table-cell office:value-type="float" office:value="0.0817375" calcext:value-type="float">
            <text:p>0.0817375</text:p>
          </table:table-cell>
          <table:table-cell office:value-type="float" office:value="0.0509103" calcext:value-type="float">
            <text:p>0.0509103</text:p>
          </table:table-cell>
          <table:table-cell office:value-type="float" office:value="0.0470651" calcext:value-type="float">
            <text:p>0.0470651</text:p>
          </table:table-cell>
          <table:table-cell office:value-type="float" office:value="0.0975463" calcext:value-type="float">
            <text:p>0.0975463</text:p>
          </table:table-cell>
          <table:table-cell office:value-type="float" office:value="0.0496061" calcext:value-type="float">
            <text:p>0.0496061</text:p>
          </table:table-cell>
          <table:table-cell office:value-type="float" office:value="0.0386983" calcext:value-type="float">
            <text:p>0.0386983</text:p>
          </table:table-cell>
        </table:table-row>
        <table:table-row table:style-name="ro1">
          <table:table-cell office:value-type="float" office:value="0.0443123" calcext:value-type="float">
            <text:p>0.0443123</text:p>
          </table:table-cell>
          <table:table-cell office:value-type="float" office:value="0.0184261" calcext:value-type="float">
            <text:p>0.0184261</text:p>
          </table:table-cell>
          <table:table-cell office:value-type="float" office:value="0.0534824" calcext:value-type="float">
            <text:p>0.0534824</text:p>
          </table:table-cell>
          <table:table-cell office:value-type="float" office:value="0.0322544" calcext:value-type="float">
            <text:p>0.0322544</text:p>
          </table:table-cell>
          <table:table-cell office:value-type="float" office:value="0.0142191" calcext:value-type="float">
            <text:p>0.0142191</text:p>
          </table:table-cell>
          <table:table-cell office:value-type="float" office:value="0.0849333" calcext:value-type="float">
            <text:p>0.0849333</text:p>
          </table:table-cell>
          <table:table-cell office:value-type="float" office:value="0.026178" calcext:value-type="float">
            <text:p>0.026178</text:p>
          </table:table-cell>
          <table:table-cell office:value-type="float" office:value="0.0244147" calcext:value-type="float">
            <text:p>0.0244147</text:p>
          </table:table-cell>
        </table:table-row>
        <table:table-row table:style-name="ro1">
          <table:table-cell office:value-type="float" office:value="0.0869531" calcext:value-type="float">
            <text:p>0.0869531</text:p>
          </table:table-cell>
          <table:table-cell office:value-type="float" office:value="0.0271148" calcext:value-type="float">
            <text:p>0.0271148</text:p>
          </table:table-cell>
          <table:table-cell office:value-type="float" office:value="0.0643103" calcext:value-type="float">
            <text:p>0.0643103</text:p>
          </table:table-cell>
          <table:table-cell office:value-type="float" office:value="0.049757" calcext:value-type="float">
            <text:p>0.049757</text:p>
          </table:table-cell>
          <table:table-cell office:value-type="float" office:value="0.0353717" calcext:value-type="float">
            <text:p>0.0353717</text:p>
          </table:table-cell>
          <table:table-cell office:value-type="float" office:value="0.111978" calcext:value-type="float">
            <text:p>0.111978</text:p>
          </table:table-cell>
          <table:table-cell office:value-type="float" office:value="0.0424318" calcext:value-type="float">
            <text:p>0.0424318</text:p>
          </table:table-cell>
          <table:table-cell office:value-type="float" office:value="0.0237713" calcext:value-type="float">
            <text:p>0.0237713</text:p>
          </table:table-cell>
        </table:table-row>
        <table:table-row table:style-name="ro1">
          <table:table-cell office:value-type="float" office:value="0.0747668" calcext:value-type="float">
            <text:p>0.0747668</text:p>
          </table:table-cell>
          <table:table-cell office:value-type="float" office:value="0.033596" calcext:value-type="float">
            <text:p>0.033596</text:p>
          </table:table-cell>
          <table:table-cell office:value-type="float" office:value="0.0538357" calcext:value-type="float">
            <text:p>0.0538357</text:p>
          </table:table-cell>
          <table:table-cell office:value-type="float" office:value="0.0264437" calcext:value-type="float">
            <text:p>0.0264437</text:p>
          </table:table-cell>
          <table:table-cell office:value-type="float" office:value="0.0056334" calcext:value-type="float">
            <text:p>0.0056334</text:p>
          </table:table-cell>
          <table:table-cell office:value-type="float" office:value="0.0553824" calcext:value-type="float">
            <text:p>0.0553824</text:p>
          </table:table-cell>
          <table:table-cell office:value-type="float" office:value="0.016459" calcext:value-type="float">
            <text:p>0.016459</text:p>
          </table:table-cell>
          <table:table-cell office:value-type="float" office:value="0.040622" calcext:value-type="float">
            <text:p>0.040622</text:p>
          </table:table-cell>
        </table:table-row>
        <table:table-row table:style-name="ro1">
          <table:table-cell office:value-type="float" office:value="0.0587346" calcext:value-type="float">
            <text:p>0.0587346</text:p>
          </table:table-cell>
          <table:table-cell office:value-type="float" office:value="0.0597832" calcext:value-type="float">
            <text:p>0.0597832</text:p>
          </table:table-cell>
          <table:table-cell office:value-type="float" office:value="0.0715333" calcext:value-type="float">
            <text:p>0.0715333</text:p>
          </table:table-cell>
          <table:table-cell office:value-type="float" office:value="0.0446362" calcext:value-type="float">
            <text:p>0.0446362</text:p>
          </table:table-cell>
          <table:table-cell office:value-type="float" office:value="0.0491555" calcext:value-type="float">
            <text:p>0.0491555</text:p>
          </table:table-cell>
          <table:table-cell office:value-type="float" office:value="0.0877256" calcext:value-type="float">
            <text:p>0.0877256</text:p>
          </table:table-cell>
          <table:table-cell office:value-type="float" office:value="0.050991" calcext:value-type="float">
            <text:p>0.050991</text:p>
          </table:table-cell>
          <table:table-cell office:value-type="float" office:value="0.0583255" calcext:value-type="float">
            <text:p>0.0583255</text:p>
          </table:table-cell>
        </table:table-row>
        <table:table-row table:style-name="ro1">
          <table:table-cell office:value-type="float" office:value="0.0589872" calcext:value-type="float">
            <text:p>0.0589872</text:p>
          </table:table-cell>
          <table:table-cell office:value-type="float" office:value="0.036016" calcext:value-type="float">
            <text:p>0.036016</text:p>
          </table:table-cell>
          <table:table-cell office:value-type="float" office:value="0.0761032" calcext:value-type="float">
            <text:p>0.0761032</text:p>
          </table:table-cell>
          <table:table-cell office:value-type="float" office:value="0.0305526" calcext:value-type="float">
            <text:p>0.0305526</text:p>
          </table:table-cell>
          <table:table-cell office:value-type="float" office:value="0.0571295" calcext:value-type="float">
            <text:p>0.0571295</text:p>
          </table:table-cell>
          <table:table-cell office:value-type="float" office:value="0.0725015" calcext:value-type="float">
            <text:p>0.0725015</text:p>
          </table:table-cell>
          <table:table-cell office:value-type="float" office:value="0.0285671" calcext:value-type="float">
            <text:p>0.0285671</text:p>
          </table:table-cell>
          <table:table-cell office:value-type="float" office:value="0.0633761" calcext:value-type="float">
            <text:p>0.0633761</text:p>
          </table:table-cell>
        </table:table-row>
        <table:table-row table:style-name="ro1">
          <table:table-cell office:value-type="float" office:value="0.0887389" calcext:value-type="float">
            <text:p>0.0887389</text:p>
          </table:table-cell>
          <table:table-cell office:value-type="float" office:value="0.0180091" calcext:value-type="float">
            <text:p>0.0180091</text:p>
          </table:table-cell>
          <table:table-cell office:value-type="float" office:value="0.0564674" calcext:value-type="float">
            <text:p>0.0564674</text:p>
          </table:table-cell>
          <table:table-cell office:value-type="float" office:value="0.0428175" calcext:value-type="float">
            <text:p>0.0428175</text:p>
          </table:table-cell>
          <table:table-cell office:value-type="float" office:value="0.00292666" calcext:value-type="float">
            <text:p>0.00292666</text:p>
          </table:table-cell>
          <table:table-cell office:value-type="float" office:value="0.0833559" calcext:value-type="float">
            <text:p>0.0833559</text:p>
          </table:table-cell>
          <table:table-cell office:value-type="float" office:value="0.048986" calcext:value-type="float">
            <text:p>0.048986</text:p>
          </table:table-cell>
          <table:table-cell office:value-type="float" office:value="0.0525584" calcext:value-type="float">
            <text:p>0.0525584</text:p>
          </table:table-cell>
        </table:table-row>
        <table:table-row table:style-name="ro1">
          <table:table-cell office:value-type="float" office:value="0.0729611" calcext:value-type="float">
            <text:p>0.0729611</text:p>
          </table:table-cell>
          <table:table-cell office:value-type="float" office:value="0.0581903" calcext:value-type="float">
            <text:p>0.0581903</text:p>
          </table:table-cell>
          <table:table-cell office:value-type="float" office:value="0.0821507" calcext:value-type="float">
            <text:p>0.0821507</text:p>
          </table:table-cell>
          <table:table-cell office:value-type="float" office:value="0.0644869" calcext:value-type="float">
            <text:p>0.0644869</text:p>
          </table:table-cell>
          <table:table-cell office:value-type="float" office:value="0.042974" calcext:value-type="float">
            <text:p>0.042974</text:p>
          </table:table-cell>
          <table:table-cell office:value-type="float" office:value="0.0810347" calcext:value-type="float">
            <text:p>0.0810347</text:p>
          </table:table-cell>
          <table:table-cell office:value-type="float" office:value="0.0631371" calcext:value-type="float">
            <text:p>0.0631371</text:p>
          </table:table-cell>
          <table:table-cell office:value-type="float" office:value="0.0392463" calcext:value-type="float">
            <text:p>0.0392463</text:p>
          </table:table-cell>
        </table:table-row>
        <table:table-row table:style-name="ro1">
          <table:table-cell office:value-type="float" office:value="0.0433974" calcext:value-type="float">
            <text:p>0.0433974</text:p>
          </table:table-cell>
          <table:table-cell office:value-type="float" office:value="0.050713" calcext:value-type="float">
            <text:p>0.050713</text:p>
          </table:table-cell>
          <table:table-cell office:value-type="float" office:value="0.0350672" calcext:value-type="float">
            <text:p>0.0350672</text:p>
          </table:table-cell>
          <table:table-cell office:value-type="float" office:value="0.0300589" calcext:value-type="float">
            <text:p>0.0300589</text:p>
          </table:table-cell>
          <table:table-cell office:value-type="float" office:value="0.025217" calcext:value-type="float">
            <text:p>0.025217</text:p>
          </table:table-cell>
          <table:table-cell office:value-type="float" office:value="0.11714" calcext:value-type="float">
            <text:p>0.11714</text:p>
          </table:table-cell>
          <table:table-cell office:value-type="float" office:value="0.0623124" calcext:value-type="float">
            <text:p>0.0623124</text:p>
          </table:table-cell>
          <table:table-cell office:value-type="float" office:value="0.0638976" calcext:value-type="float">
            <text:p>0.0638976</text:p>
          </table:table-cell>
        </table:table-row>
        <table:table-row table:style-name="ro1">
          <table:table-cell office:value-type="float" office:value="0.0579937" calcext:value-type="float">
            <text:p>0.0579937</text:p>
          </table:table-cell>
          <table:table-cell office:value-type="float" office:value="0.0252203" calcext:value-type="float">
            <text:p>0.0252203</text:p>
          </table:table-cell>
          <table:table-cell office:value-type="float" office:value="0.0672944" calcext:value-type="float">
            <text:p>0.0672944</text:p>
          </table:table-cell>
          <table:table-cell office:value-type="float" office:value="0.0354886" calcext:value-type="float">
            <text:p>0.0354886</text:p>
          </table:table-cell>
          <table:table-cell office:value-type="float" office:value="0.0434523" calcext:value-type="float">
            <text:p>0.0434523</text:p>
          </table:table-cell>
          <table:table-cell office:value-type="float" office:value="0.0700832" calcext:value-type="float">
            <text:p>0.0700832</text:p>
          </table:table-cell>
          <table:table-cell office:value-type="float" office:value="0.0567383" calcext:value-type="float">
            <text:p>0.0567383</text:p>
          </table:table-cell>
          <table:table-cell office:value-type="float" office:value="0.0642428" calcext:value-type="float">
            <text:p>0.0642428</text:p>
          </table:table-cell>
        </table:table-row>
        <table:table-row table:style-name="ro1">
          <table:table-cell office:value-type="float" office:value="0.0810695" calcext:value-type="float">
            <text:p>0.0810695</text:p>
          </table:table-cell>
          <table:table-cell office:value-type="float" office:value="0.0197222" calcext:value-type="float">
            <text:p>0.0197222</text:p>
          </table:table-cell>
          <table:table-cell office:value-type="float" office:value="0.0522197" calcext:value-type="float">
            <text:p>0.0522197</text:p>
          </table:table-cell>
          <table:table-cell office:value-type="float" office:value="0.0477466" calcext:value-type="float">
            <text:p>0.0477466</text:p>
          </table:table-cell>
          <table:table-cell office:value-type="float" office:value="0.0277659" calcext:value-type="float">
            <text:p>0.0277659</text:p>
          </table:table-cell>
          <table:table-cell office:value-type="float" office:value="0.0877209" calcext:value-type="float">
            <text:p>0.0877209</text:p>
          </table:table-cell>
          <table:table-cell office:value-type="float" office:value="0.0246096" calcext:value-type="float">
            <text:p>0.0246096</text:p>
          </table:table-cell>
          <table:table-cell office:value-type="float" office:value="0.0401131" calcext:value-type="float">
            <text:p>0.0401131</text:p>
          </table:table-cell>
        </table:table-row>
        <table:table-row table:style-name="ro1">
          <table:table-cell office:value-type="float" office:value="0.0497236" calcext:value-type="float">
            <text:p>0.0497236</text:p>
          </table:table-cell>
          <table:table-cell office:value-type="float" office:value="0.041457" calcext:value-type="float">
            <text:p>0.041457</text:p>
          </table:table-cell>
          <table:table-cell office:value-type="float" office:value="0.0785331" calcext:value-type="float">
            <text:p>0.0785331</text:p>
          </table:table-cell>
          <table:table-cell office:value-type="float" office:value="0" calcext:value-type="float">
            <text:p>0</text:p>
          </table:table-cell>
          <table:table-cell office:value-type="float" office:value="0.0499831" calcext:value-type="float">
            <text:p>0.0499831</text:p>
          </table:table-cell>
          <table:table-cell office:value-type="float" office:value="0.101528" calcext:value-type="float">
            <text:p>0.101528</text:p>
          </table:table-cell>
          <table:table-cell office:value-type="float" office:value="0.0394621" calcext:value-type="float">
            <text:p>0.0394621</text:p>
          </table:table-cell>
          <table:table-cell office:value-type="float" office:value="0.02766" calcext:value-type="float">
            <text:p>0.02766</text:p>
          </table:table-cell>
        </table:table-row>
        <table:table-row table:style-name="ro1">
          <table:table-cell office:value-type="float" office:value="0.070542" calcext:value-type="float">
            <text:p>0.070542</text:p>
          </table:table-cell>
          <table:table-cell office:value-type="float" office:value="0.0377831" calcext:value-type="float">
            <text:p>0.0377831</text:p>
          </table:table-cell>
          <table:table-cell office:value-type="float" office:value="0.0776239" calcext:value-type="float">
            <text:p>0.0776239</text:p>
          </table:table-cell>
          <table:table-cell office:value-type="float" office:value="0.0229796" calcext:value-type="float">
            <text:p>0.0229796</text:p>
          </table:table-cell>
          <table:table-cell office:value-type="float" office:value="0.0386162" calcext:value-type="float">
            <text:p>0.0386162</text:p>
          </table:table-cell>
          <table:table-cell office:value-type="float" office:value="0.0881149" calcext:value-type="float">
            <text:p>0.0881149</text:p>
          </table:table-cell>
          <table:table-cell office:value-type="float" office:value="0.0578999" calcext:value-type="float">
            <text:p>0.0578999</text:p>
          </table:table-cell>
          <table:table-cell office:value-type="float" office:value="0.060711" calcext:value-type="float">
            <text:p>0.060711</text:p>
          </table:table-cell>
        </table:table-row>
        <table:table-row table:style-name="ro1">
          <table:table-cell office:value-type="float" office:value="0.0859042" calcext:value-type="float">
            <text:p>0.0859042</text:p>
          </table:table-cell>
          <table:table-cell office:value-type="float" office:value="0.0814522" calcext:value-type="float">
            <text:p>0.0814522</text:p>
          </table:table-cell>
          <table:table-cell office:value-type="float" office:value="0.0841463" calcext:value-type="float">
            <text:p>0.0841463</text:p>
          </table:table-cell>
          <table:table-cell office:value-type="float" office:value="0.0239861" calcext:value-type="float">
            <text:p>0.0239861</text:p>
          </table:table-cell>
          <table:table-cell office:value-type="float" office:value="0.0503268" calcext:value-type="float">
            <text:p>0.0503268</text:p>
          </table:table-cell>
          <table:table-cell office:value-type="float" office:value="0.0859855" calcext:value-type="float">
            <text:p>0.0859855</text:p>
          </table:table-cell>
          <table:table-cell office:value-type="float" office:value="0.0498438" calcext:value-type="float">
            <text:p>0.0498438</text:p>
          </table:table-cell>
          <table:table-cell office:value-type="float" office:value="0.0659458" calcext:value-type="float">
            <text:p>0.0659458</text:p>
          </table:table-cell>
        </table:table-row>
        <table:table-row table:style-name="ro1">
          <table:table-cell office:value-type="float" office:value="0.0460514" calcext:value-type="float">
            <text:p>0.0460514</text:p>
          </table:table-cell>
          <table:table-cell office:value-type="float" office:value="0.0573615" calcext:value-type="float">
            <text:p>0.0573615</text:p>
          </table:table-cell>
          <table:table-cell office:value-type="float" office:value="0.082174" calcext:value-type="float">
            <text:p>0.082174</text:p>
          </table:table-cell>
          <table:table-cell office:value-type="float" office:value="0.0615362" calcext:value-type="float">
            <text:p>0.0615362</text:p>
          </table:table-cell>
          <table:table-cell office:value-type="float" office:value="0.0275544" calcext:value-type="float">
            <text:p>0.0275544</text:p>
          </table:table-cell>
          <table:table-cell office:value-type="float" office:value="0.0753469" calcext:value-type="float">
            <text:p>0.0753469</text:p>
          </table:table-cell>
          <table:table-cell office:value-type="float" office:value="0.0516696" calcext:value-type="float">
            <text:p>0.0516696</text:p>
          </table:table-cell>
          <table:table-cell office:value-type="float" office:value="0.054116" calcext:value-type="float">
            <text:p>0.054116</text:p>
          </table:table-cell>
        </table:table-row>
        <table:table-row table:style-name="ro1">
          <table:table-cell office:value-type="float" office:value="0.0675225" calcext:value-type="float">
            <text:p>0.0675225</text:p>
          </table:table-cell>
          <table:table-cell office:value-type="float" office:value="0.0353324" calcext:value-type="float">
            <text:p>0.0353324</text:p>
          </table:table-cell>
          <table:table-cell office:value-type="float" office:value="0.0608842" calcext:value-type="float">
            <text:p>0.0608842</text:p>
          </table:table-cell>
          <table:table-cell office:value-type="float" office:value="0.0583281" calcext:value-type="float">
            <text:p>0.0583281</text:p>
          </table:table-cell>
          <table:table-cell office:value-type="float" office:value="0.0289815" calcext:value-type="float">
            <text:p>0.0289815</text:p>
          </table:table-cell>
          <table:table-cell office:value-type="float" office:value="0.0909757" calcext:value-type="float">
            <text:p>0.0909757</text:p>
          </table:table-cell>
          <table:table-cell office:value-type="float" office:value="0.0633185" calcext:value-type="float">
            <text:p>0.0633185</text:p>
          </table:table-cell>
          <table:table-cell office:value-type="float" office:value="0.061732" calcext:value-type="float">
            <text:p>0.061732</text:p>
          </table:table-cell>
        </table:table-row>
        <table:table-row table:style-name="ro1">
          <table:table-cell office:value-type="float" office:value="0.0513025" calcext:value-type="float">
            <text:p>0.0513025</text:p>
          </table:table-cell>
          <table:table-cell office:value-type="float" office:value="0.0452754" calcext:value-type="float">
            <text:p>0.0452754</text:p>
          </table:table-cell>
          <table:table-cell office:value-type="float" office:value="0.0733148" calcext:value-type="float">
            <text:p>0.0733148</text:p>
          </table:table-cell>
          <table:table-cell office:value-type="float" office:value="0.0677395" calcext:value-type="float">
            <text:p>0.0677395</text:p>
          </table:table-cell>
          <table:table-cell office:value-type="float" office:value="0.0502512" calcext:value-type="float">
            <text:p>0.0502512</text:p>
          </table:table-cell>
          <table:table-cell office:value-type="float" office:value="0.0792522" calcext:value-type="float">
            <text:p>0.0792522</text:p>
          </table:table-cell>
          <table:table-cell office:value-type="float" office:value="0.0545884" calcext:value-type="float">
            <text:p>0.0545884</text:p>
          </table:table-cell>
          <table:table-cell office:value-type="float" office:value="0.0522954" calcext:value-type="float">
            <text:p>0.0522954</text:p>
          </table:table-cell>
        </table:table-row>
        <table:table-row table:style-name="ro1">
          <table:table-cell office:value-type="float" office:value="0.0462327" calcext:value-type="float">
            <text:p>0.0462327</text:p>
          </table:table-cell>
          <table:table-cell office:value-type="float" office:value="0.0920963" calcext:value-type="float">
            <text:p>0.0920963</text:p>
          </table:table-cell>
          <table:table-cell office:value-type="float" office:value="0.0806808" calcext:value-type="float">
            <text:p>0.0806808</text:p>
          </table:table-cell>
          <table:table-cell office:value-type="float" office:value="0.0515538" calcext:value-type="float">
            <text:p>0.0515538</text:p>
          </table:table-cell>
          <table:table-cell office:value-type="float" office:value="0.0445922" calcext:value-type="float">
            <text:p>0.0445922</text:p>
          </table:table-cell>
          <table:table-cell office:value-type="float" office:value="0.115188" calcext:value-type="float">
            <text:p>0.115188</text:p>
          </table:table-cell>
          <table:table-cell office:value-type="float" office:value="0.0454387" calcext:value-type="float">
            <text:p>0.0454387</text:p>
          </table:table-cell>
          <table:table-cell office:value-type="float" office:value="0.0605058" calcext:value-type="float">
            <text:p>0.0605058</text:p>
          </table:table-cell>
        </table:table-row>
        <table:table-row table:style-name="ro1">
          <table:table-cell office:value-type="float" office:value="0.0690599" calcext:value-type="float">
            <text:p>0.0690599</text:p>
          </table:table-cell>
          <table:table-cell office:value-type="float" office:value="0.0626727" calcext:value-type="float">
            <text:p>0.0626727</text:p>
          </table:table-cell>
          <table:table-cell office:value-type="float" office:value="0.0764497" calcext:value-type="float">
            <text:p>0.0764497</text:p>
          </table:table-cell>
          <table:table-cell office:value-type="float" office:value="0.0597285" calcext:value-type="float">
            <text:p>0.0597285</text:p>
          </table:table-cell>
          <table:table-cell office:value-type="float" office:value="0.0574796" calcext:value-type="float">
            <text:p>0.0574796</text:p>
          </table:table-cell>
          <table:table-cell office:value-type="float" office:value="0.069869" calcext:value-type="float">
            <text:p>0.069869</text:p>
          </table:table-cell>
          <table:table-cell office:value-type="float" office:value="0.0396574" calcext:value-type="float">
            <text:p>0.0396574</text:p>
          </table:table-cell>
          <table:table-cell office:value-type="float" office:value="0.0381264" calcext:value-type="float">
            <text:p>0.0381264</text:p>
          </table:table-cell>
        </table:table-row>
        <table:table-row table:style-name="ro1">
          <table:table-cell office:value-type="float" office:value="0.0484383" calcext:value-type="float">
            <text:p>0.0484383</text:p>
          </table:table-cell>
          <table:table-cell office:value-type="float" office:value="0.0172913" calcext:value-type="float">
            <text:p>0.0172913</text:p>
          </table:table-cell>
          <table:table-cell office:value-type="float" office:value="0.0907414" calcext:value-type="float">
            <text:p>0.0907414</text:p>
          </table:table-cell>
          <table:table-cell office:value-type="float" office:value="0.0410771" calcext:value-type="float">
            <text:p>0.0410771</text:p>
          </table:table-cell>
          <table:table-cell office:value-type="float" office:value="0.0731674" calcext:value-type="float">
            <text:p>0.0731674</text:p>
          </table:table-cell>
          <table:table-cell office:value-type="float" office:value="0.0873732" calcext:value-type="float">
            <text:p>0.0873732</text:p>
          </table:table-cell>
          <table:table-cell office:value-type="float" office:value="0.0673949" calcext:value-type="float">
            <text:p>0.0673949</text:p>
          </table:table-cell>
          <table:table-cell office:value-type="float" office:value="0.0201156" calcext:value-type="float">
            <text:p>0.0201156</text:p>
          </table:table-cell>
        </table:table-row>
        <table:table-row table:style-name="ro1">
          <table:table-cell office:value-type="float" office:value="0.0733481" calcext:value-type="float">
            <text:p>0.0733481</text:p>
          </table:table-cell>
          <table:table-cell office:value-type="float" office:value="0.0416102" calcext:value-type="float">
            <text:p>0.0416102</text:p>
          </table:table-cell>
          <table:table-cell office:value-type="float" office:value="0.0615512" calcext:value-type="float">
            <text:p>0.0615512</text:p>
          </table:table-cell>
          <table:table-cell office:value-type="float" office:value="0.0484514" calcext:value-type="float">
            <text:p>0.0484514</text:p>
          </table:table-cell>
          <table:table-cell office:value-type="float" office:value="0.0368816" calcext:value-type="float">
            <text:p>0.0368816</text:p>
          </table:table-cell>
          <table:table-cell office:value-type="float" office:value="0.0950101" calcext:value-type="float">
            <text:p>0.0950101</text:p>
          </table:table-cell>
          <table:table-cell office:value-type="float" office:value="0.0373025" calcext:value-type="float">
            <text:p>0.0373025</text:p>
          </table:table-cell>
          <table:table-cell office:value-type="float" office:value="0.0326547" calcext:value-type="float">
            <text:p>0.0326547</text:p>
          </table:table-cell>
        </table:table-row>
        <table:table-row table:style-name="ro1">
          <table:table-cell office:value-type="float" office:value="0.0704427" calcext:value-type="float">
            <text:p>0.0704427</text:p>
          </table:table-cell>
          <table:table-cell office:value-type="float" office:value="0.0414977" calcext:value-type="float">
            <text:p>0.0414977</text:p>
          </table:table-cell>
          <table:table-cell office:value-type="float" office:value="0.0674361" calcext:value-type="float">
            <text:p>0.0674361</text:p>
          </table:table-cell>
          <table:table-cell office:value-type="float" office:value="0.0562611" calcext:value-type="float">
            <text:p>0.0562611</text:p>
          </table:table-cell>
          <table:table-cell office:value-type="float" office:value="0.0656484" calcext:value-type="float">
            <text:p>0.0656484</text:p>
          </table:table-cell>
          <table:table-cell office:value-type="float" office:value="0.0876699" calcext:value-type="float">
            <text:p>0.0876699</text:p>
          </table:table-cell>
          <table:table-cell office:value-type="float" office:value="0.0205962" calcext:value-type="float">
            <text:p>0.0205962</text:p>
          </table:table-cell>
          <table:table-cell office:value-type="float" office:value="0.0631258" calcext:value-type="float">
            <text:p>0.0631258</text:p>
          </table:table-cell>
        </table:table-row>
        <table:table-row table:style-name="ro1">
          <table:table-cell office:value-type="float" office:value="0.0722539" calcext:value-type="float">
            <text:p>0.0722539</text:p>
          </table:table-cell>
          <table:table-cell office:value-type="float" office:value="0.0393219" calcext:value-type="float">
            <text:p>0.0393219</text:p>
          </table:table-cell>
          <table:table-cell office:value-type="float" office:value="0.0556669" calcext:value-type="float">
            <text:p>0.0556669</text:p>
          </table:table-cell>
          <table:table-cell office:value-type="float" office:value="0.0481137" calcext:value-type="float">
            <text:p>0.0481137</text:p>
          </table:table-cell>
          <table:table-cell office:value-type="float" office:value="0.0470717" calcext:value-type="float">
            <text:p>0.0470717</text:p>
          </table:table-cell>
          <table:table-cell office:value-type="float" office:value="0.0787802" calcext:value-type="float">
            <text:p>0.0787802</text:p>
          </table:table-cell>
          <table:table-cell office:value-type="float" office:value="0.0333058" calcext:value-type="float">
            <text:p>0.0333058</text:p>
          </table:table-cell>
          <table:table-cell office:value-type="float" office:value="0.0680503" calcext:value-type="float">
            <text:p>0.0680503</text:p>
          </table:table-cell>
        </table:table-row>
        <table:table-row table:style-name="ro1">
          <table:table-cell office:value-type="float" office:value="0.0662918" calcext:value-type="float">
            <text:p>0.0662918</text:p>
          </table:table-cell>
          <table:table-cell office:value-type="float" office:value="0.0398491" calcext:value-type="float">
            <text:p>0.0398491</text:p>
          </table:table-cell>
          <table:table-cell office:value-type="float" office:value="0.0718169" calcext:value-type="float">
            <text:p>0.0718169</text:p>
          </table:table-cell>
          <table:table-cell office:value-type="float" office:value="0.068629" calcext:value-type="float">
            <text:p>0.068629</text:p>
          </table:table-cell>
          <table:table-cell office:value-type="float" office:value="0.0425882" calcext:value-type="float">
            <text:p>0.0425882</text:p>
          </table:table-cell>
          <table:table-cell office:value-type="float" office:value="0.0642866" calcext:value-type="float">
            <text:p>0.0642866</text:p>
          </table:table-cell>
          <table:table-cell office:value-type="float" office:value="0.0736326" calcext:value-type="float">
            <text:p>0.0736326</text:p>
          </table:table-cell>
          <table:table-cell office:value-type="float" office:value="0.0344937" calcext:value-type="float">
            <text:p>0.0344937</text:p>
          </table:table-cell>
        </table:table-row>
        <table:table-row table:style-name="ro1">
          <table:table-cell office:value-type="float" office:value="0.0629238" calcext:value-type="float">
            <text:p>0.0629238</text:p>
          </table:table-cell>
          <table:table-cell office:value-type="float" office:value="0.0568805" calcext:value-type="float">
            <text:p>0.0568805</text:p>
          </table:table-cell>
          <table:table-cell office:value-type="float" office:value="0.0597794" calcext:value-type="float">
            <text:p>0.0597794</text:p>
          </table:table-cell>
          <table:table-cell office:value-type="float" office:value="0.0313469" calcext:value-type="float">
            <text:p>0.0313469</text:p>
          </table:table-cell>
          <table:table-cell office:value-type="float" office:value="0.0573409" calcext:value-type="float">
            <text:p>0.0573409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0535018" calcext:value-type="float">
            <text:p>0.0535018</text:p>
          </table:table-cell>
          <table:table-cell office:value-type="float" office:value="0.0371076" calcext:value-type="float">
            <text:p>0.0371076</text:p>
          </table:table-cell>
        </table:table-row>
        <table:table-row table:style-name="ro1">
          <table:table-cell office:value-type="float" office:value="0.035666" calcext:value-type="float">
            <text:p>0.035666</text:p>
          </table:table-cell>
          <table:table-cell office:value-type="float" office:value="0.0247471" calcext:value-type="float">
            <text:p>0.0247471</text:p>
          </table:table-cell>
          <table:table-cell office:value-type="float" office:value="0.0743699" calcext:value-type="float">
            <text:p>0.0743699</text:p>
          </table:table-cell>
          <table:table-cell office:value-type="float" office:value="0.0354675" calcext:value-type="float">
            <text:p>0.0354675</text:p>
          </table:table-cell>
          <table:table-cell office:value-type="float" office:value="0.0464198" calcext:value-type="float">
            <text:p>0.0464198</text:p>
          </table:table-cell>
          <table:table-cell office:value-type="float" office:value="0.0772511" calcext:value-type="float">
            <text:p>0.0772511</text:p>
          </table:table-cell>
          <table:table-cell office:value-type="float" office:value="0.0447796" calcext:value-type="float">
            <text:p>0.0447796</text:p>
          </table:table-cell>
          <table:table-cell office:value-type="float" office:value="0.054318" calcext:value-type="float">
            <text:p>0.054318</text:p>
          </table:table-cell>
        </table:table-row>
        <table:table-row table:style-name="ro1">
          <table:table-cell office:value-type="float" office:value="0.0516219" calcext:value-type="float">
            <text:p>0.0516219</text:p>
          </table:table-cell>
          <table:table-cell office:value-type="float" office:value="0.0385781" calcext:value-type="float">
            <text:p>0.0385781</text:p>
          </table:table-cell>
          <table:table-cell office:value-type="float" office:value="0.0802233" calcext:value-type="float">
            <text:p>0.0802233</text:p>
          </table:table-cell>
          <table:table-cell office:value-type="float" office:value="0.0650009" calcext:value-type="float">
            <text:p>0.0650009</text:p>
          </table:table-cell>
          <table:table-cell office:value-type="float" office:value="0.047464" calcext:value-type="float">
            <text:p>0.047464</text:p>
          </table:table-cell>
          <table:table-cell office:value-type="float" office:value="0.100622" calcext:value-type="float">
            <text:p>0.100622</text:p>
          </table:table-cell>
          <table:table-cell office:value-type="float" office:value="0.0337457" calcext:value-type="float">
            <text:p>0.0337457</text:p>
          </table:table-cell>
          <table:table-cell office:value-type="float" office:value="0.0691998" calcext:value-type="float">
            <text:p>0.0691998</text:p>
          </table:table-cell>
        </table:table-row>
        <table:table-row table:style-name="ro1">
          <table:table-cell office:value-type="float" office:value="0.0512239" calcext:value-type="float">
            <text:p>0.0512239</text:p>
          </table:table-cell>
          <table:table-cell office:value-type="float" office:value="0.0318883" calcext:value-type="float">
            <text:p>0.0318883</text:p>
          </table:table-cell>
          <table:table-cell office:value-type="float" office:value="0.0639858" calcext:value-type="float">
            <text:p>0.0639858</text:p>
          </table:table-cell>
          <table:table-cell office:value-type="float" office:value="0.0379524" calcext:value-type="float">
            <text:p>0.0379524</text:p>
          </table:table-cell>
          <table:table-cell office:value-type="float" office:value="0.0452361" calcext:value-type="float">
            <text:p>0.0452361</text:p>
          </table:table-cell>
          <table:table-cell office:value-type="float" office:value="0.0912439" calcext:value-type="float">
            <text:p>0.0912439</text:p>
          </table:table-cell>
          <table:table-cell office:value-type="float" office:value="0.0234077" calcext:value-type="float">
            <text:p>0.0234077</text:p>
          </table:table-cell>
          <table:table-cell office:value-type="float" office:value="0.0352934" calcext:value-type="float">
            <text:p>0.0352934</text:p>
          </table:table-cell>
        </table:table-row>
        <table:table-row table:style-name="ro1">
          <table:table-cell office:value-type="float" office:value="0.0691918" calcext:value-type="float">
            <text:p>0.0691918</text:p>
          </table:table-cell>
          <table:table-cell office:value-type="float" office:value="0.0365751" calcext:value-type="float">
            <text:p>0.0365751</text:p>
          </table:table-cell>
          <table:table-cell office:value-type="float" office:value="0.0413013" calcext:value-type="float">
            <text:p>0.0413013</text:p>
          </table:table-cell>
          <table:table-cell office:value-type="float" office:value="0.0404921" calcext:value-type="float">
            <text:p>0.0404921</text:p>
          </table:table-cell>
          <table:table-cell office:value-type="float" office:value="0.0401907" calcext:value-type="float">
            <text:p>0.0401907</text:p>
          </table:table-cell>
          <table:table-cell office:value-type="float" office:value="0.0860794" calcext:value-type="float">
            <text:p>0.0860794</text:p>
          </table:table-cell>
          <table:table-cell office:value-type="float" office:value="0.0444916" calcext:value-type="float">
            <text:p>0.0444916</text:p>
          </table:table-cell>
          <table:table-cell office:value-type="float" office:value="0.0502574" calcext:value-type="float">
            <text:p>0.0502574</text:p>
          </table:table-cell>
        </table:table-row>
        <table:table-row table:style-name="ro1">
          <table:table-cell office:value-type="float" office:value="0.070352" calcext:value-type="float">
            <text:p>0.070352</text:p>
          </table:table-cell>
          <table:table-cell office:value-type="float" office:value="0.0558804" calcext:value-type="float">
            <text:p>0.0558804</text:p>
          </table:table-cell>
          <table:table-cell office:value-type="float" office:value="0.0742486" calcext:value-type="float">
            <text:p>0.0742486</text:p>
          </table:table-cell>
          <table:table-cell office:value-type="float" office:value="0.0694022" calcext:value-type="float">
            <text:p>0.0694022</text:p>
          </table:table-cell>
          <table:table-cell office:value-type="float" office:value="0.0307016" calcext:value-type="float">
            <text:p>0.0307016</text:p>
          </table:table-cell>
          <table:table-cell office:value-type="float" office:value="0.0822456" calcext:value-type="float">
            <text:p>0.0822456</text:p>
          </table:table-cell>
          <table:table-cell office:value-type="float" office:value="0.0518366" calcext:value-type="float">
            <text:p>0.0518366</text:p>
          </table:table-cell>
          <table:table-cell office:value-type="float" office:value="0.0345771" calcext:value-type="float">
            <text:p>0.0345771</text:p>
          </table:table-cell>
        </table:table-row>
        <table:table-row table:style-name="ro1">
          <table:table-cell office:value-type="float" office:value="0.0615888" calcext:value-type="float">
            <text:p>0.0615888</text:p>
          </table:table-cell>
          <table:table-cell office:value-type="float" office:value="0.0353534" calcext:value-type="float">
            <text:p>0.0353534</text:p>
          </table:table-cell>
          <table:table-cell office:value-type="float" office:value="0.0807017" calcext:value-type="float">
            <text:p>0.0807017</text:p>
          </table:table-cell>
          <table:table-cell office:value-type="float" office:value="0.0561383" calcext:value-type="float">
            <text:p>0.0561383</text:p>
          </table:table-cell>
          <table:table-cell office:value-type="float" office:value="0.0287353" calcext:value-type="float">
            <text:p>0.0287353</text:p>
          </table:table-cell>
          <table:table-cell office:value-type="float" office:value="0.0674847" calcext:value-type="float">
            <text:p>0.0674847</text:p>
          </table:table-cell>
          <table:table-cell office:value-type="float" office:value="0.0439514" calcext:value-type="float">
            <text:p>0.0439514</text:p>
          </table:table-cell>
          <table:table-cell office:value-type="float" office:value="0.0399591" calcext:value-type="float">
            <text:p>0.0399591</text:p>
          </table:table-cell>
        </table:table-row>
        <table:table-row table:style-name="ro1">
          <table:table-cell office:value-type="float" office:value="0.0736966" calcext:value-type="float">
            <text:p>0.0736966</text:p>
          </table:table-cell>
          <table:table-cell office:value-type="float" office:value="0.0231433" calcext:value-type="float">
            <text:p>0.0231433</text:p>
          </table:table-cell>
          <table:table-cell office:value-type="float" office:value="0.0592271" calcext:value-type="float">
            <text:p>0.0592271</text:p>
          </table:table-cell>
          <table:table-cell office:value-type="float" office:value="0.0284457" calcext:value-type="float">
            <text:p>0.0284457</text:p>
          </table:table-cell>
          <table:table-cell office:value-type="float" office:value="0.0348364" calcext:value-type="float">
            <text:p>0.0348364</text:p>
          </table:table-cell>
          <table:table-cell office:value-type="float" office:value="0.0911425" calcext:value-type="float">
            <text:p>0.0911425</text:p>
          </table:table-cell>
          <table:table-cell office:value-type="float" office:value="0.0512386" calcext:value-type="float">
            <text:p>0.0512386</text:p>
          </table:table-cell>
          <table:table-cell office:value-type="float" office:value="0.0735801" calcext:value-type="float">
            <text:p>0.0735801</text:p>
          </table:table-cell>
        </table:table-row>
        <table:table-row table:style-name="ro1">
          <table:table-cell office:value-type="float" office:value="0.0620632" calcext:value-type="float">
            <text:p>0.0620632</text:p>
          </table:table-cell>
          <table:table-cell office:value-type="float" office:value="0.0414591" calcext:value-type="float">
            <text:p>0.0414591</text:p>
          </table:table-cell>
          <table:table-cell office:value-type="float" office:value="0.0449769" calcext:value-type="float">
            <text:p>0.0449769</text:p>
          </table:table-cell>
          <table:table-cell office:value-type="float" office:value="0.0396304" calcext:value-type="float">
            <text:p>0.0396304</text:p>
          </table:table-cell>
          <table:table-cell office:value-type="float" office:value="0.0404622" calcext:value-type="float">
            <text:p>0.0404622</text:p>
          </table:table-cell>
          <table:table-cell office:value-type="float" office:value="0.0620703" calcext:value-type="float">
            <text:p>0.0620703</text:p>
          </table:table-cell>
          <table:table-cell office:value-type="float" office:value="0.0406121" calcext:value-type="float">
            <text:p>0.0406121</text:p>
          </table:table-cell>
          <table:table-cell office:value-type="float" office:value="0.0348764" calcext:value-type="float">
            <text:p>0.0348764</text:p>
          </table:table-cell>
        </table:table-row>
        <table:table-row table:style-name="ro1">
          <table:table-cell office:value-type="float" office:value="0.0819855" calcext:value-type="float">
            <text:p>0.0819855</text:p>
          </table:table-cell>
          <table:table-cell office:value-type="float" office:value="0.0456876" calcext:value-type="float">
            <text:p>0.0456876</text:p>
          </table:table-cell>
          <table:table-cell office:value-type="float" office:value="0.0905876" calcext:value-type="float">
            <text:p>0.0905876</text:p>
          </table:table-cell>
          <table:table-cell office:value-type="float" office:value="0.0419182" calcext:value-type="float">
            <text:p>0.0419182</text:p>
          </table:table-cell>
          <table:table-cell office:value-type="float" office:value="0.0425269" calcext:value-type="float">
            <text:p>0.0425269</text:p>
          </table:table-cell>
          <table:table-cell office:value-type="float" office:value="0.0750129" calcext:value-type="float">
            <text:p>0.0750129</text:p>
          </table:table-cell>
          <table:table-cell office:value-type="float" office:value="0.0329647" calcext:value-type="float">
            <text:p>0.0329647</text:p>
          </table:table-cell>
          <table:table-cell office:value-type="float" office:value="0.0601781" calcext:value-type="float">
            <text:p>0.0601781</text:p>
          </table:table-cell>
        </table:table-row>
        <table:table-row table:style-name="ro1">
          <table:table-cell office:value-type="float" office:value="0.0548228" calcext:value-type="float">
            <text:p>0.0548228</text:p>
          </table:table-cell>
          <table:table-cell office:value-type="float" office:value="0.0293465" calcext:value-type="float">
            <text:p>0.0293465</text:p>
          </table:table-cell>
          <table:table-cell office:value-type="float" office:value="0.084745" calcext:value-type="float">
            <text:p>0.084745</text:p>
          </table:table-cell>
          <table:table-cell office:value-type="float" office:value="0.0628634" calcext:value-type="float">
            <text:p>0.0628634</text:p>
          </table:table-cell>
          <table:table-cell office:value-type="float" office:value="0.0474803" calcext:value-type="float">
            <text:p>0.0474803</text:p>
          </table:table-cell>
          <table:table-cell office:value-type="float" office:value="0.0813925" calcext:value-type="float">
            <text:p>0.0813925</text:p>
          </table:table-cell>
          <table:table-cell office:value-type="float" office:value="0.0369557" calcext:value-type="float">
            <text:p>0.0369557</text:p>
          </table:table-cell>
          <table:table-cell office:value-type="float" office:value="0.045351" calcext:value-type="float">
            <text:p>0.045351</text:p>
          </table:table-cell>
        </table:table-row>
        <table:table-row table:style-name="ro1">
          <table:table-cell office:value-type="float" office:value="0.0590138" calcext:value-type="float">
            <text:p>0.0590138</text:p>
          </table:table-cell>
          <table:table-cell office:value-type="float" office:value="0.0424233" calcext:value-type="float">
            <text:p>0.0424233</text:p>
          </table:table-cell>
          <table:table-cell office:value-type="float" office:value="0.0690154" calcext:value-type="float">
            <text:p>0.0690154</text:p>
          </table:table-cell>
          <table:table-cell office:value-type="float" office:value="0.0308325" calcext:value-type="float">
            <text:p>0.0308325</text:p>
          </table:table-cell>
          <table:table-cell office:value-type="float" office:value="0.0328476" calcext:value-type="float">
            <text:p>0.0328476</text:p>
          </table:table-cell>
          <table:table-cell office:value-type="float" office:value="0.0592614" calcext:value-type="float">
            <text:p>0.0592614</text:p>
          </table:table-cell>
          <table:table-cell office:value-type="float" office:value="0.0384076" calcext:value-type="float">
            <text:p>0.0384076</text:p>
          </table:table-cell>
          <table:table-cell office:value-type="float" office:value="0.0547776" calcext:value-type="float">
            <text:p>0.0547776</text:p>
          </table:table-cell>
        </table:table-row>
        <table:table-row table:style-name="ro1">
          <table:table-cell office:value-type="float" office:value="0.0466387" calcext:value-type="float">
            <text:p>0.0466387</text:p>
          </table:table-cell>
          <table:table-cell office:value-type="float" office:value="0.0297587" calcext:value-type="float">
            <text:p>0.0297587</text:p>
          </table:table-cell>
          <table:table-cell office:value-type="float" office:value="0.0632913" calcext:value-type="float">
            <text:p>0.0632913</text:p>
          </table:table-cell>
          <table:table-cell office:value-type="float" office:value="0.0370685" calcext:value-type="float">
            <text:p>0.0370685</text:p>
          </table:table-cell>
          <table:table-cell office:value-type="float" office:value="0.0323244" calcext:value-type="float">
            <text:p>0.0323244</text:p>
          </table:table-cell>
          <table:table-cell office:value-type="float" office:value="0.0817475" calcext:value-type="float">
            <text:p>0.0817475</text:p>
          </table:table-cell>
          <table:table-cell office:value-type="float" office:value="0.0397724" calcext:value-type="float">
            <text:p>0.0397724</text:p>
          </table:table-cell>
          <table:table-cell office:value-type="float" office:value="0.06303" calcext:value-type="float">
            <text:p>0.06303</text:p>
          </table:table-cell>
        </table:table-row>
        <table:table-row table:style-name="ro1">
          <table:table-cell office:value-type="float" office:value="0.0393805" calcext:value-type="float">
            <text:p>0.0393805</text:p>
          </table:table-cell>
          <table:table-cell office:value-type="float" office:value="0.013649" calcext:value-type="float">
            <text:p>0.013649</text:p>
          </table:table-cell>
          <table:table-cell office:value-type="float" office:value="0.0411661" calcext:value-type="float">
            <text:p>0.0411661</text:p>
          </table:table-cell>
          <table:table-cell office:value-type="float" office:value="0.0567928" calcext:value-type="float">
            <text:p>0.0567928</text:p>
          </table:table-cell>
          <table:table-cell office:value-type="float" office:value="0.0356567" calcext:value-type="float">
            <text:p>0.0356567</text:p>
          </table:table-cell>
          <table:table-cell office:value-type="float" office:value="0.0900223" calcext:value-type="float">
            <text:p>0.0900223</text:p>
          </table:table-cell>
          <table:table-cell office:value-type="float" office:value="0.0188603" calcext:value-type="float">
            <text:p>0.0188603</text:p>
          </table:table-cell>
          <table:table-cell office:value-type="float" office:value="0.0213858" calcext:value-type="float">
            <text:p>0.0213858</text:p>
          </table:table-cell>
        </table:table-row>
        <table:table-row table:style-name="ro1">
          <table:table-cell office:value-type="float" office:value="0.0678664" calcext:value-type="float">
            <text:p>0.0678664</text:p>
          </table:table-cell>
          <table:table-cell office:value-type="float" office:value="0.0331167" calcext:value-type="float">
            <text:p>0.0331167</text:p>
          </table:table-cell>
          <table:table-cell office:value-type="float" office:value="0.0686397" calcext:value-type="float">
            <text:p>0.0686397</text:p>
          </table:table-cell>
          <table:table-cell office:value-type="float" office:value="0.0349433" calcext:value-type="float">
            <text:p>0.0349433</text:p>
          </table:table-cell>
          <table:table-cell office:value-type="float" office:value="0.0267028" calcext:value-type="float">
            <text:p>0.0267028</text:p>
          </table:table-cell>
          <table:table-cell office:value-type="float" office:value="0.0448318" calcext:value-type="float">
            <text:p>0.0448318</text:p>
          </table:table-cell>
          <table:table-cell office:value-type="float" office:value="0.0622993" calcext:value-type="float">
            <text:p>0.0622993</text:p>
          </table:table-cell>
          <table:table-cell office:value-type="float" office:value="0.0634418" calcext:value-type="float">
            <text:p>0.0634418</text:p>
          </table:table-cell>
        </table:table-row>
        <table:table-row table:style-name="ro1">
          <table:table-cell office:value-type="float" office:value="0.0675975" calcext:value-type="float">
            <text:p>0.0675975</text:p>
          </table:table-cell>
          <table:table-cell office:value-type="float" office:value="0.0460166" calcext:value-type="float">
            <text:p>0.0460166</text:p>
          </table:table-cell>
          <table:table-cell office:value-type="float" office:value="0.0654818" calcext:value-type="float">
            <text:p>0.0654818</text:p>
          </table:table-cell>
          <table:table-cell office:value-type="float" office:value="0.0568886" calcext:value-type="float">
            <text:p>0.0568886</text:p>
          </table:table-cell>
          <table:table-cell office:value-type="float" office:value="0.0259792" calcext:value-type="float">
            <text:p>0.0259792</text:p>
          </table:table-cell>
          <table:table-cell office:value-type="float" office:value="0.0571809" calcext:value-type="float">
            <text:p>0.0571809</text:p>
          </table:table-cell>
          <table:table-cell office:value-type="float" office:value="0.0145616" calcext:value-type="float">
            <text:p>0.0145616</text:p>
          </table:table-cell>
          <table:table-cell office:value-type="float" office:value="0.0405564" calcext:value-type="float">
            <text:p>0.0405564</text:p>
          </table:table-cell>
        </table:table-row>
        <table:table-row table:style-name="ro1">
          <table:table-cell office:value-type="float" office:value="0.0519036" calcext:value-type="float">
            <text:p>0.0519036</text:p>
          </table:table-cell>
          <table:table-cell office:value-type="float" office:value="0.0311448" calcext:value-type="float">
            <text:p>0.0311448</text:p>
          </table:table-cell>
          <table:table-cell office:value-type="float" office:value="0.0842781" calcext:value-type="float">
            <text:p>0.0842781</text:p>
          </table:table-cell>
          <table:table-cell office:value-type="float" office:value="0.0409599" calcext:value-type="float">
            <text:p>0.0409599</text:p>
          </table:table-cell>
          <table:table-cell office:value-type="float" office:value="0.0249611" calcext:value-type="float">
            <text:p>0.0249611</text:p>
          </table:table-cell>
          <table:table-cell office:value-type="float" office:value="0.0620607" calcext:value-type="float">
            <text:p>0.0620607</text:p>
          </table:table-cell>
          <table:table-cell office:value-type="float" office:value="0.0473052" calcext:value-type="float">
            <text:p>0.0473052</text:p>
          </table:table-cell>
          <table:table-cell office:value-type="float" office:value="0.0361875" calcext:value-type="float">
            <text:p>0.0361875</text:p>
          </table:table-cell>
        </table:table-row>
        <table:table-row table:style-name="ro1">
          <table:table-cell office:value-type="float" office:value="0.0427503" calcext:value-type="float">
            <text:p>0.0427503</text:p>
          </table:table-cell>
          <table:table-cell office:value-type="float" office:value="0.0253453" calcext:value-type="float">
            <text:p>0.0253453</text:p>
          </table:table-cell>
          <table:table-cell office:value-type="float" office:value="0.0443194" calcext:value-type="float">
            <text:p>0.0443194</text:p>
          </table:table-cell>
          <table:table-cell office:value-type="float" office:value="0.00329877" calcext:value-type="float">
            <text:p>0.00329877</text:p>
          </table:table-cell>
          <table:table-cell office:value-type="float" office:value="0.028753" calcext:value-type="float">
            <text:p>0.028753</text:p>
          </table:table-cell>
          <table:table-cell office:value-type="float" office:value="0.0772525" calcext:value-type="float">
            <text:p>0.0772525</text:p>
          </table:table-cell>
          <table:table-cell office:value-type="float" office:value="0.0241522" calcext:value-type="float">
            <text:p>0.0241522</text:p>
          </table:table-cell>
          <table:table-cell office:value-type="float" office:value="0.0385134" calcext:value-type="float">
            <text:p>0.0385134</text:p>
          </table:table-cell>
        </table:table-row>
        <table:table-row table:style-name="ro1">
          <table:table-cell office:value-type="float" office:value="0.0445276" calcext:value-type="float">
            <text:p>0.0445276</text:p>
          </table:table-cell>
          <table:table-cell office:value-type="float" office:value="0.0251824" calcext:value-type="float">
            <text:p>0.0251824</text:p>
          </table:table-cell>
          <table:table-cell office:value-type="float" office:value="0.0964108" calcext:value-type="float">
            <text:p>0.0964108</text:p>
          </table:table-cell>
          <table:table-cell office:value-type="float" office:value="0.0124193" calcext:value-type="float">
            <text:p>0.0124193</text:p>
          </table:table-cell>
          <table:table-cell office:value-type="float" office:value="0.0424864" calcext:value-type="float">
            <text:p>0.0424864</text:p>
          </table:table-cell>
          <table:table-cell office:value-type="float" office:value="0.0791349" calcext:value-type="float">
            <text:p>0.0791349</text:p>
          </table:table-cell>
          <table:table-cell office:value-type="float" office:value="0.0425093" calcext:value-type="float">
            <text:p>0.0425093</text:p>
          </table:table-cell>
          <table:table-cell office:value-type="float" office:value="0.0466177" calcext:value-type="float">
            <text:p>0.0466177</text:p>
          </table:table-cell>
        </table:table-row>
        <table:table-row table:style-name="ro1">
          <table:table-cell office:value-type="float" office:value="0.0570572" calcext:value-type="float">
            <text:p>0.0570572</text:p>
          </table:table-cell>
          <table:table-cell office:value-type="float" office:value="0.0234887" calcext:value-type="float">
            <text:p>0.0234887</text:p>
          </table:table-cell>
          <table:table-cell office:value-type="float" office:value="0.0723611" calcext:value-type="float">
            <text:p>0.0723611</text:p>
          </table:table-cell>
          <table:table-cell office:value-type="float" office:value="0.0213636" calcext:value-type="float">
            <text:p>0.0213636</text:p>
          </table:table-cell>
          <table:table-cell office:value-type="float" office:value="0.0185847" calcext:value-type="float">
            <text:p>0.0185847</text:p>
          </table:table-cell>
          <table:table-cell office:value-type="float" office:value="0.0815809" calcext:value-type="float">
            <text:p>0.0815809</text:p>
          </table:table-cell>
          <table:table-cell office:value-type="float" office:value="0.0318015" calcext:value-type="float">
            <text:p>0.0318015</text:p>
          </table:table-cell>
          <table:table-cell office:value-type="float" office:value="0.0390763" calcext:value-type="float">
            <text:p>0.0390763</text:p>
          </table:table-cell>
        </table:table-row>
        <table:table-row table:style-name="ro1">
          <table:table-cell office:value-type="float" office:value="0.03523" calcext:value-type="float">
            <text:p>0.03523</text:p>
          </table:table-cell>
          <table:table-cell office:value-type="float" office:value="0.0246296" calcext:value-type="float">
            <text:p>0.0246296</text:p>
          </table:table-cell>
          <table:table-cell office:value-type="float" office:value="0.0665737" calcext:value-type="float">
            <text:p>0.0665737</text:p>
          </table:table-cell>
          <table:table-cell office:value-type="float" office:value="0.0528748" calcext:value-type="float">
            <text:p>0.0528748</text:p>
          </table:table-cell>
          <table:table-cell office:value-type="float" office:value="0.0310493" calcext:value-type="float">
            <text:p>0.0310493</text:p>
          </table:table-cell>
          <table:table-cell office:value-type="float" office:value="0.0930391" calcext:value-type="float">
            <text:p>0.0930391</text:p>
          </table:table-cell>
          <table:table-cell office:value-type="float" office:value="0.057483" calcext:value-type="float">
            <text:p>0.057483</text:p>
          </table:table-cell>
          <table:table-cell office:value-type="float" office:value="0.0621833" calcext:value-type="float">
            <text:p>0.0621833</text:p>
          </table:table-cell>
        </table:table-row>
        <table:table-row table:style-name="ro1">
          <table:table-cell office:value-type="float" office:value="0.0510455" calcext:value-type="float">
            <text:p>0.0510455</text:p>
          </table:table-cell>
          <table:table-cell office:value-type="float" office:value="0.0303561" calcext:value-type="float">
            <text:p>0.0303561</text:p>
          </table:table-cell>
          <table:table-cell office:value-type="float" office:value="0.0840938" calcext:value-type="float">
            <text:p>0.0840938</text:p>
          </table:table-cell>
          <table:table-cell office:value-type="float" office:value="0.0551907" calcext:value-type="float">
            <text:p>0.0551907</text:p>
          </table:table-cell>
          <table:table-cell office:value-type="float" office:value="0.0337033" calcext:value-type="float">
            <text:p>0.0337033</text:p>
          </table:table-cell>
          <table:table-cell office:value-type="float" office:value="0.0733166" calcext:value-type="float">
            <text:p>0.0733166</text:p>
          </table:table-cell>
          <table:table-cell office:value-type="float" office:value="0.0570056" calcext:value-type="float">
            <text:p>0.0570056</text:p>
          </table:table-cell>
          <table:table-cell office:value-type="float" office:value="0.0443017" calcext:value-type="float">
            <text:p>0.0443017</text:p>
          </table:table-cell>
        </table:table-row>
        <table:table-row table:style-name="ro1">
          <table:table-cell office:value-type="float" office:value="0.0516369" calcext:value-type="float">
            <text:p>0.0516369</text:p>
          </table:table-cell>
          <table:table-cell office:value-type="float" office:value="0.049891" calcext:value-type="float">
            <text:p>0.049891</text:p>
          </table:table-cell>
          <table:table-cell office:value-type="float" office:value="0.0516434" calcext:value-type="float">
            <text:p>0.0516434</text:p>
          </table:table-cell>
          <table:table-cell office:value-type="float" office:value="0.0433846" calcext:value-type="float">
            <text:p>0.0433846</text:p>
          </table:table-cell>
          <table:table-cell office:value-type="float" office:value="0.0354426" calcext:value-type="float">
            <text:p>0.0354426</text:p>
          </table:table-cell>
          <table:table-cell office:value-type="float" office:value="0.0639141" calcext:value-type="float">
            <text:p>0.0639141</text:p>
          </table:table-cell>
          <table:table-cell office:value-type="float" office:value="0.017658" calcext:value-type="float">
            <text:p>0.017658</text:p>
          </table:table-cell>
          <table:table-cell office:value-type="float" office:value="0.0452511" calcext:value-type="float">
            <text:p>0.0452511</text:p>
          </table:table-cell>
        </table:table-row>
        <table:table-row table:style-name="ro1">
          <table:table-cell office:value-type="float" office:value="0.0696282" calcext:value-type="float">
            <text:p>0.0696282</text:p>
          </table:table-cell>
          <table:table-cell office:value-type="float" office:value="0.0421251" calcext:value-type="float">
            <text:p>0.0421251</text:p>
          </table:table-cell>
          <table:table-cell office:value-type="float" office:value="0.0817725" calcext:value-type="float">
            <text:p>0.0817725</text:p>
          </table:table-cell>
          <table:table-cell office:value-type="float" office:value="0.0366417" calcext:value-type="float">
            <text:p>0.0366417</text:p>
          </table:table-cell>
          <table:table-cell office:value-type="float" office:value="0.0409215" calcext:value-type="float">
            <text:p>0.0409215</text:p>
          </table:table-cell>
          <table:table-cell office:value-type="float" office:value="0.0943522" calcext:value-type="float">
            <text:p>0.0943522</text:p>
          </table:table-cell>
          <table:table-cell office:value-type="float" office:value="0.0278435" calcext:value-type="float">
            <text:p>0.0278435</text:p>
          </table:table-cell>
          <table:table-cell office:value-type="float" office:value="0.0384329" calcext:value-type="float">
            <text:p>0.0384329</text:p>
          </table:table-cell>
        </table:table-row>
        <table:table-row table:style-name="ro1">
          <table:table-cell office:value-type="float" office:value="0.065402" calcext:value-type="float">
            <text:p>0.065402</text:p>
          </table:table-cell>
          <table:table-cell office:value-type="float" office:value="0.042936" calcext:value-type="float">
            <text:p>0.042936</text:p>
          </table:table-cell>
          <table:table-cell office:value-type="float" office:value="0.0590646" calcext:value-type="float">
            <text:p>0.0590646</text:p>
          </table:table-cell>
          <table:table-cell office:value-type="float" office:value="0.0440326" calcext:value-type="float">
            <text:p>0.0440326</text:p>
          </table:table-cell>
          <table:table-cell office:value-type="float" office:value="0.0476462" calcext:value-type="float">
            <text:p>0.0476462</text:p>
          </table:table-cell>
          <table:table-cell office:value-type="float" office:value="0.0981975" calcext:value-type="float">
            <text:p>0.0981975</text:p>
          </table:table-cell>
          <table:table-cell office:value-type="float" office:value="0.0376478" calcext:value-type="float">
            <text:p>0.0376478</text:p>
          </table:table-cell>
          <table:table-cell office:value-type="float" office:value="0.0543756" calcext:value-type="float">
            <text:p>0.0543756</text:p>
          </table:table-cell>
        </table:table-row>
        <table:table-row table:style-name="ro1">
          <table:table-cell office:value-type="float" office:value="0.0645238" calcext:value-type="float">
            <text:p>0.0645238</text:p>
          </table:table-cell>
          <table:table-cell office:value-type="float" office:value="0.0175892" calcext:value-type="float">
            <text:p>0.0175892</text:p>
          </table:table-cell>
          <table:table-cell office:value-type="float" office:value="0.0561477" calcext:value-type="float">
            <text:p>0.0561477</text:p>
          </table:table-cell>
          <table:table-cell office:value-type="float" office:value="0.0413813" calcext:value-type="float">
            <text:p>0.0413813</text:p>
          </table:table-cell>
          <table:table-cell office:value-type="float" office:value="0.0413061" calcext:value-type="float">
            <text:p>0.0413061</text:p>
          </table:table-cell>
          <table:table-cell office:value-type="float" office:value="0.0641071" calcext:value-type="float">
            <text:p>0.0641071</text:p>
          </table:table-cell>
          <table:table-cell office:value-type="float" office:value="0.0609931" calcext:value-type="float">
            <text:p>0.0609931</text:p>
          </table:table-cell>
          <table:table-cell office:value-type="float" office:value="0.0378577" calcext:value-type="float">
            <text:p>0.0378577</text:p>
          </table:table-cell>
        </table:table-row>
        <table:table-row table:style-name="ro1">
          <table:table-cell office:value-type="float" office:value="0.05782" calcext:value-type="float">
            <text:p>0.05782</text:p>
          </table:table-cell>
          <table:table-cell office:value-type="float" office:value="0.0155366" calcext:value-type="float">
            <text:p>0.0155366</text:p>
          </table:table-cell>
          <table:table-cell office:value-type="float" office:value="0.105227" calcext:value-type="float">
            <text:p>0.105227</text:p>
          </table:table-cell>
          <table:table-cell office:value-type="float" office:value="0.0548288" calcext:value-type="float">
            <text:p>0.0548288</text:p>
          </table:table-cell>
          <table:table-cell office:value-type="float" office:value="0.0389259" calcext:value-type="float">
            <text:p>0.0389259</text:p>
          </table:table-cell>
          <table:table-cell office:value-type="float" office:value="0.0871595" calcext:value-type="float">
            <text:p>0.0871595</text:p>
          </table:table-cell>
          <table:table-cell office:value-type="float" office:value="0.0146286" calcext:value-type="float">
            <text:p>0.0146286</text:p>
          </table:table-cell>
          <table:table-cell office:value-type="float" office:value="0.0580185" calcext:value-type="float">
            <text:p>0.0580185</text:p>
          </table:table-cell>
        </table:table-row>
        <table:table-row table:style-name="ro1">
          <table:table-cell office:value-type="float" office:value="0.0496052" calcext:value-type="float">
            <text:p>0.0496052</text:p>
          </table:table-cell>
          <table:table-cell office:value-type="float" office:value="0.0316298" calcext:value-type="float">
            <text:p>0.0316298</text:p>
          </table:table-cell>
          <table:table-cell office:value-type="float" office:value="0.0897736" calcext:value-type="float">
            <text:p>0.0897736</text:p>
          </table:table-cell>
          <table:table-cell office:value-type="float" office:value="0.0214741" calcext:value-type="float">
            <text:p>0.0214741</text:p>
          </table:table-cell>
          <table:table-cell office:value-type="float" office:value="0.018244" calcext:value-type="float">
            <text:p>0.018244</text:p>
          </table:table-cell>
          <table:table-cell office:value-type="float" office:value="0.0632358" calcext:value-type="float">
            <text:p>0.0632358</text:p>
          </table:table-cell>
          <table:table-cell office:value-type="float" office:value="0.0258864" calcext:value-type="float">
            <text:p>0.0258864</text:p>
          </table:table-cell>
          <table:table-cell office:value-type="float" office:value="0.051596" calcext:value-type="float">
            <text:p>0.051596</text:p>
          </table:table-cell>
        </table:table-row>
        <table:table-row table:style-name="ro1">
          <table:table-cell office:value-type="float" office:value="0.0559837" calcext:value-type="float">
            <text:p>0.0559837</text:p>
          </table:table-cell>
          <table:table-cell office:value-type="float" office:value="0.0447338" calcext:value-type="float">
            <text:p>0.0447338</text:p>
          </table:table-cell>
          <table:table-cell office:value-type="float" office:value="0.0747013" calcext:value-type="float">
            <text:p>0.0747013</text:p>
          </table:table-cell>
          <table:table-cell office:value-type="float" office:value="0.0468754" calcext:value-type="float">
            <text:p>0.0468754</text:p>
          </table:table-cell>
          <table:table-cell office:value-type="float" office:value="0.0396882" calcext:value-type="float">
            <text:p>0.0396882</text:p>
          </table:table-cell>
          <table:table-cell office:value-type="float" office:value="0.0864281" calcext:value-type="float">
            <text:p>0.0864281</text:p>
          </table:table-cell>
          <table:table-cell office:value-type="float" office:value="0.0548235" calcext:value-type="float">
            <text:p>0.0548235</text:p>
          </table:table-cell>
          <table:table-cell office:value-type="float" office:value="0.0517059" calcext:value-type="float">
            <text:p>0.0517059</text:p>
          </table:table-cell>
        </table:table-row>
        <table:table-row table:style-name="ro1">
          <table:table-cell office:value-type="float" office:value="0.075221" calcext:value-type="float">
            <text:p>0.075221</text:p>
          </table:table-cell>
          <table:table-cell office:value-type="float" office:value="0.00939448" calcext:value-type="float">
            <text:p>0.00939448</text:p>
          </table:table-cell>
          <table:table-cell office:value-type="float" office:value="0.0462797" calcext:value-type="float">
            <text:p>0.0462797</text:p>
          </table:table-cell>
          <table:table-cell office:value-type="float" office:value="0.04137" calcext:value-type="float">
            <text:p>0.04137</text:p>
          </table:table-cell>
          <table:table-cell office:value-type="float" office:value="0.0157984" calcext:value-type="float">
            <text:p>0.0157984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244364" calcext:value-type="float">
            <text:p>0.0244364</text:p>
          </table:table-cell>
          <table:table-cell office:value-type="float" office:value="0.0299851" calcext:value-type="float">
            <text:p>0.0299851</text:p>
          </table:table-cell>
        </table:table-row>
        <table:table-row table:style-name="ro1">
          <table:table-cell office:value-type="float" office:value="0.0537261" calcext:value-type="float">
            <text:p>0.0537261</text:p>
          </table:table-cell>
          <table:table-cell office:value-type="float" office:value="0.0485086" calcext:value-type="float">
            <text:p>0.0485086</text:p>
          </table:table-cell>
          <table:table-cell office:value-type="float" office:value="0.0572709" calcext:value-type="float">
            <text:p>0.0572709</text:p>
          </table:table-cell>
          <table:table-cell office:value-type="float" office:value="0.0338925" calcext:value-type="float">
            <text:p>0.0338925</text:p>
          </table:table-cell>
          <table:table-cell office:value-type="float" office:value="0.0513422" calcext:value-type="float">
            <text:p>0.0513422</text:p>
          </table:table-cell>
          <table:table-cell office:value-type="float" office:value="0.0876184" calcext:value-type="float">
            <text:p>0.0876184</text:p>
          </table:table-cell>
          <table:table-cell office:value-type="float" office:value="0.0187996" calcext:value-type="float">
            <text:p>0.0187996</text:p>
          </table:table-cell>
          <table:table-cell office:value-type="float" office:value="0.0412052" calcext:value-type="float">
            <text:p>0.0412052</text:p>
          </table:table-cell>
        </table:table-row>
        <table:table-row table:style-name="ro1">
          <table:table-cell office:value-type="float" office:value="0.0750303" calcext:value-type="float">
            <text:p>0.0750303</text:p>
          </table:table-cell>
          <table:table-cell office:value-type="float" office:value="0.0257786" calcext:value-type="float">
            <text:p>0.0257786</text:p>
          </table:table-cell>
          <table:table-cell office:value-type="float" office:value="0.0609955" calcext:value-type="float">
            <text:p>0.0609955</text:p>
          </table:table-cell>
          <table:table-cell office:value-type="float" office:value="0.0493105" calcext:value-type="float">
            <text:p>0.0493105</text:p>
          </table:table-cell>
          <table:table-cell office:value-type="float" office:value="0.056044" calcext:value-type="float">
            <text:p>0.056044</text:p>
          </table:table-cell>
          <table:table-cell office:value-type="float" office:value="0.0336729" calcext:value-type="float">
            <text:p>0.0336729</text:p>
          </table:table-cell>
          <table:table-cell office:value-type="float" office:value="0.0402311" calcext:value-type="float">
            <text:p>0.0402311</text:p>
          </table:table-cell>
          <table:table-cell office:value-type="float" office:value="0.0658345" calcext:value-type="float">
            <text:p>0.0658345</text:p>
          </table:table-cell>
        </table:table-row>
        <table:table-row table:style-name="ro1">
          <table:table-cell office:value-type="float" office:value="0.0677546" calcext:value-type="float">
            <text:p>0.0677546</text:p>
          </table:table-cell>
          <table:table-cell office:value-type="float" office:value="0.00675476" calcext:value-type="float">
            <text:p>0.00675476</text:p>
          </table:table-cell>
          <table:table-cell office:value-type="float" office:value="0.0683737" calcext:value-type="float">
            <text:p>0.0683737</text:p>
          </table:table-cell>
          <table:table-cell office:value-type="float" office:value="0.0524616" calcext:value-type="float">
            <text:p>0.0524616</text:p>
          </table:table-cell>
          <table:table-cell office:value-type="float" office:value="0.0499719" calcext:value-type="float">
            <text:p>0.0499719</text:p>
          </table:table-cell>
          <table:table-cell office:value-type="float" office:value="0.0949939" calcext:value-type="float">
            <text:p>0.0949939</text:p>
          </table:table-cell>
          <table:table-cell office:value-type="float" office:value="0.0420069" calcext:value-type="float">
            <text:p>0.0420069</text:p>
          </table:table-cell>
          <table:table-cell office:value-type="float" office:value="0.0383526" calcext:value-type="float">
            <text:p>0.0383526</text:p>
          </table:table-cell>
        </table:table-row>
        <table:table-row table:style-name="ro1">
          <table:table-cell office:value-type="float" office:value="0.0598146" calcext:value-type="float">
            <text:p>0.0598146</text:p>
          </table:table-cell>
          <table:table-cell office:value-type="float" office:value="0.0515042" calcext:value-type="float">
            <text:p>0.0515042</text:p>
          </table:table-cell>
          <table:table-cell office:value-type="float" office:value="0.0575587" calcext:value-type="float">
            <text:p>0.0575587</text:p>
          </table:table-cell>
          <table:table-cell office:value-type="float" office:value="0.0268249" calcext:value-type="float">
            <text:p>0.0268249</text:p>
          </table:table-cell>
          <table:table-cell office:value-type="float" office:value="0.0569416" calcext:value-type="float">
            <text:p>0.0569416</text:p>
          </table:table-cell>
          <table:table-cell office:value-type="float" office:value="0.0857679" calcext:value-type="float">
            <text:p>0.0857679</text:p>
          </table:table-cell>
          <table:table-cell office:value-type="float" office:value="0.0281777" calcext:value-type="float">
            <text:p>0.0281777</text:p>
          </table:table-cell>
          <table:table-cell office:value-type="float" office:value="0.0458253" calcext:value-type="float">
            <text:p>0.0458253</text:p>
          </table:table-cell>
        </table:table-row>
        <table:table-row table:style-name="ro1">
          <table:table-cell office:value-type="float" office:value="0.0548767" calcext:value-type="float">
            <text:p>0.0548767</text:p>
          </table:table-cell>
          <table:table-cell office:value-type="float" office:value="0.0612208" calcext:value-type="float">
            <text:p>0.0612208</text:p>
          </table:table-cell>
          <table:table-cell office:value-type="float" office:value="0.101154" calcext:value-type="float">
            <text:p>0.101154</text:p>
          </table:table-cell>
          <table:table-cell office:value-type="float" office:value="0.0554044" calcext:value-type="float">
            <text:p>0.0554044</text:p>
          </table:table-cell>
          <table:table-cell office:value-type="float" office:value="0.0560616" calcext:value-type="float">
            <text:p>0.0560616</text:p>
          </table:table-cell>
          <table:table-cell office:value-type="float" office:value="0.0843173" calcext:value-type="float">
            <text:p>0.0843173</text:p>
          </table:table-cell>
          <table:table-cell office:value-type="float" office:value="0.0517871" calcext:value-type="float">
            <text:p>0.0517871</text:p>
          </table:table-cell>
          <table:table-cell office:value-type="float" office:value="0.0559619" calcext:value-type="float">
            <text:p>0.0559619</text:p>
          </table:table-cell>
        </table:table-row>
        <table:table-row table:style-name="ro1">
          <table:table-cell office:value-type="float" office:value="0.080046" calcext:value-type="float">
            <text:p>0.080046</text:p>
          </table:table-cell>
          <table:table-cell office:value-type="float" office:value="0.0562662" calcext:value-type="float">
            <text:p>0.0562662</text:p>
          </table:table-cell>
          <table:table-cell office:value-type="float" office:value="0.0844329" calcext:value-type="float">
            <text:p>0.0844329</text:p>
          </table:table-cell>
          <table:table-cell office:value-type="float" office:value="0.0400055" calcext:value-type="float">
            <text:p>0.0400055</text:p>
          </table:table-cell>
          <table:table-cell office:value-type="float" office:value="0.0601718" calcext:value-type="float">
            <text:p>0.0601718</text:p>
          </table:table-cell>
          <table:table-cell office:value-type="float" office:value="0.0924011" calcext:value-type="float">
            <text:p>0.0924011</text:p>
          </table:table-cell>
          <table:table-cell office:value-type="float" office:value="0.0378268" calcext:value-type="float">
            <text:p>0.0378268</text:p>
          </table:table-cell>
          <table:table-cell office:value-type="float" office:value="0.0559011" calcext:value-type="float">
            <text:p>0.0559011</text:p>
          </table:table-cell>
        </table:table-row>
        <table:table-row table:style-name="ro1">
          <table:table-cell office:value-type="float" office:value="0.04362" calcext:value-type="float">
            <text:p>0.04362</text:p>
          </table:table-cell>
          <table:table-cell office:value-type="float" office:value="0.059798" calcext:value-type="float">
            <text:p>0.059798</text:p>
          </table:table-cell>
          <table:table-cell office:value-type="float" office:value="0.0731233" calcext:value-type="float">
            <text:p>0.0731233</text:p>
          </table:table-cell>
          <table:table-cell office:value-type="float" office:value="0.0563414" calcext:value-type="float">
            <text:p>0.0563414</text:p>
          </table:table-cell>
          <table:table-cell office:value-type="float" office:value="0.0539782" calcext:value-type="float">
            <text:p>0.0539782</text:p>
          </table:table-cell>
          <table:table-cell office:value-type="float" office:value="0.0924394" calcext:value-type="float">
            <text:p>0.0924394</text:p>
          </table:table-cell>
          <table:table-cell office:value-type="float" office:value="0.0566185" calcext:value-type="float">
            <text:p>0.0566185</text:p>
          </table:table-cell>
          <table:table-cell office:value-type="float" office:value="0.046552" calcext:value-type="float">
            <text:p>0.046552</text:p>
          </table:table-cell>
        </table:table-row>
        <table:table-row table:style-name="ro1">
          <table:table-cell office:value-type="float" office:value="0.0526937" calcext:value-type="float">
            <text:p>0.0526937</text:p>
          </table:table-cell>
          <table:table-cell office:value-type="float" office:value="0.0487746" calcext:value-type="float">
            <text:p>0.0487746</text:p>
          </table:table-cell>
          <table:table-cell office:value-type="float" office:value="0.0886971" calcext:value-type="float">
            <text:p>0.0886971</text:p>
          </table:table-cell>
          <table:table-cell office:value-type="float" office:value="0.0676539" calcext:value-type="float">
            <text:p>0.0676539</text:p>
          </table:table-cell>
          <table:table-cell office:value-type="float" office:value="0.0248852" calcext:value-type="float">
            <text:p>0.0248852</text:p>
          </table:table-cell>
          <table:table-cell office:value-type="float" office:value="0.0944017" calcext:value-type="float">
            <text:p>0.0944017</text:p>
          </table:table-cell>
          <table:table-cell office:value-type="float" office:value="0.0446256" calcext:value-type="float">
            <text:p>0.0446256</text:p>
          </table:table-cell>
          <table:table-cell office:value-type="float" office:value="0.0573578" calcext:value-type="float">
            <text:p>0.0573578</text:p>
          </table:table-cell>
        </table:table-row>
        <table:table-row table:style-name="ro1">
          <table:table-cell office:value-type="float" office:value="0.0798681" calcext:value-type="float">
            <text:p>0.0798681</text:p>
          </table:table-cell>
          <table:table-cell office:value-type="float" office:value="0.0640905" calcext:value-type="float">
            <text:p>0.0640905</text:p>
          </table:table-cell>
          <table:table-cell office:value-type="float" office:value="0.0982091" calcext:value-type="float">
            <text:p>0.0982091</text:p>
          </table:table-cell>
          <table:table-cell office:value-type="float" office:value="0.074144" calcext:value-type="float">
            <text:p>0.074144</text:p>
          </table:table-cell>
          <table:table-cell office:value-type="float" office:value="0.0642499" calcext:value-type="float">
            <text:p>0.0642499</text:p>
          </table:table-cell>
          <table:table-cell office:value-type="float" office:value="0.103218" calcext:value-type="float">
            <text:p>0.103218</text:p>
          </table:table-cell>
          <table:table-cell office:value-type="float" office:value="0.0547295" calcext:value-type="float">
            <text:p>0.0547295</text:p>
          </table:table-cell>
          <table:table-cell office:value-type="float" office:value="0.0580981" calcext:value-type="float">
            <text:p>0.0580981</text:p>
          </table:table-cell>
        </table:table-row>
        <table:table-row table:style-name="ro1">
          <table:table-cell office:value-type="float" office:value="0.074458" calcext:value-type="float">
            <text:p>0.074458</text:p>
          </table:table-cell>
          <table:table-cell office:value-type="float" office:value="0.0703114" calcext:value-type="float">
            <text:p>0.0703114</text:p>
          </table:table-cell>
          <table:table-cell office:value-type="float" office:value="0.0732837" calcext:value-type="float">
            <text:p>0.0732837</text:p>
          </table:table-cell>
          <table:table-cell office:value-type="float" office:value="0.0638216" calcext:value-type="float">
            <text:p>0.0638216</text:p>
          </table:table-cell>
          <table:table-cell office:value-type="float" office:value="0.0415666" calcext:value-type="float">
            <text:p>0.0415666</text:p>
          </table:table-cell>
          <table:table-cell office:value-type="float" office:value="0.087322" calcext:value-type="float">
            <text:p>0.087322</text:p>
          </table:table-cell>
          <table:table-cell office:value-type="float" office:value="0.0703558" calcext:value-type="float">
            <text:p>0.0703558</text:p>
          </table:table-cell>
          <table:table-cell office:value-type="float" office:value="0.0597947" calcext:value-type="float">
            <text:p>0.0597947</text:p>
          </table:table-cell>
        </table:table-row>
        <table:table-row table:style-name="ro1">
          <table:table-cell office:value-type="float" office:value="0.0649479" calcext:value-type="float">
            <text:p>0.0649479</text:p>
          </table:table-cell>
          <table:table-cell office:value-type="float" office:value="0.0404925" calcext:value-type="float">
            <text:p>0.0404925</text:p>
          </table:table-cell>
          <table:table-cell office:value-type="float" office:value="0.0729099" calcext:value-type="float">
            <text:p>0.0729099</text:p>
          </table:table-cell>
          <table:table-cell office:value-type="float" office:value="0.0656498" calcext:value-type="float">
            <text:p>0.0656498</text:p>
          </table:table-cell>
          <table:table-cell office:value-type="float" office:value="0.0643724" calcext:value-type="float">
            <text:p>0.0643724</text:p>
          </table:table-cell>
          <table:table-cell office:value-type="float" office:value="0.0880861" calcext:value-type="float">
            <text:p>0.0880861</text:p>
          </table:table-cell>
          <table:table-cell office:value-type="float" office:value="0.0338756" calcext:value-type="float">
            <text:p>0.0338756</text:p>
          </table:table-cell>
          <table:table-cell office:value-type="float" office:value="0.02107" calcext:value-type="float">
            <text:p>0.02107</text:p>
          </table:table-cell>
        </table:table-row>
        <table:table-row table:style-name="ro1">
          <table:table-cell office:value-type="float" office:value="0.0517169" calcext:value-type="float">
            <text:p>0.0517169</text:p>
          </table:table-cell>
          <table:table-cell office:value-type="float" office:value="0.0513569" calcext:value-type="float">
            <text:p>0.0513569</text:p>
          </table:table-cell>
          <table:table-cell office:value-type="float" office:value="0.0707232" calcext:value-type="float">
            <text:p>0.0707232</text:p>
          </table:table-cell>
          <table:table-cell office:value-type="float" office:value="0.0518987" calcext:value-type="float">
            <text:p>0.0518987</text:p>
          </table:table-cell>
          <table:table-cell office:value-type="float" office:value="0.0334271" calcext:value-type="float">
            <text:p>0.0334271</text:p>
          </table:table-cell>
          <table:table-cell office:value-type="float" office:value="0.0848996" calcext:value-type="float">
            <text:p>0.0848996</text:p>
          </table:table-cell>
          <table:table-cell office:value-type="float" office:value="0.0230852" calcext:value-type="float">
            <text:p>0.0230852</text:p>
          </table:table-cell>
          <table:table-cell office:value-type="float" office:value="0.0456265" calcext:value-type="float">
            <text:p>0.0456265</text:p>
          </table:table-cell>
        </table:table-row>
        <table:table-row table:style-name="ro1">
          <table:table-cell office:value-type="float" office:value="0.0638121" calcext:value-type="float">
            <text:p>0.0638121</text:p>
          </table:table-cell>
          <table:table-cell office:value-type="float" office:value="0.0390745" calcext:value-type="float">
            <text:p>0.0390745</text:p>
          </table:table-cell>
          <table:table-cell office:value-type="float" office:value="0.0957926" calcext:value-type="float">
            <text:p>0.0957926</text:p>
          </table:table-cell>
          <table:table-cell office:value-type="float" office:value="0.0394319" calcext:value-type="float">
            <text:p>0.0394319</text:p>
          </table:table-cell>
          <table:table-cell office:value-type="float" office:value="0.0223004" calcext:value-type="float">
            <text:p>0.0223004</text:p>
          </table:table-cell>
          <table:table-cell office:value-type="float" office:value="0.0595907" calcext:value-type="float">
            <text:p>0.0595907</text:p>
          </table:table-cell>
          <table:table-cell office:value-type="float" office:value="0.0324434" calcext:value-type="float">
            <text:p>0.0324434</text:p>
          </table:table-cell>
          <table:table-cell office:value-type="float" office:value="0.0297993" calcext:value-type="float">
            <text:p>0.0297993</text:p>
          </table:table-cell>
        </table:table-row>
        <table:table-row table:style-name="ro1">
          <table:table-cell office:value-type="float" office:value="0.0838257" calcext:value-type="float">
            <text:p>0.0838257</text:p>
          </table:table-cell>
          <table:table-cell office:value-type="float" office:value="0.0270888" calcext:value-type="float">
            <text:p>0.0270888</text:p>
          </table:table-cell>
          <table:table-cell office:value-type="float" office:value="0.0738705" calcext:value-type="float">
            <text:p>0.0738705</text:p>
          </table:table-cell>
          <table:table-cell office:value-type="float" office:value="0.0350503" calcext:value-type="float">
            <text:p>0.0350503</text:p>
          </table:table-cell>
          <table:table-cell office:value-type="float" office:value="0.017781" calcext:value-type="float">
            <text:p>0.017781</text:p>
          </table:table-cell>
          <table:table-cell office:value-type="float" office:value="0.0979769" calcext:value-type="float">
            <text:p>0.0979769</text:p>
          </table:table-cell>
          <table:table-cell office:value-type="float" office:value="0.0468372" calcext:value-type="float">
            <text:p>0.0468372</text:p>
          </table:table-cell>
          <table:table-cell office:value-type="float" office:value="0.0456701" calcext:value-type="float">
            <text:p>0.0456701</text:p>
          </table:table-cell>
        </table:table-row>
        <table:table-row table:style-name="ro1">
          <table:table-cell office:value-type="float" office:value="0.058365" calcext:value-type="float">
            <text:p>0.058365</text:p>
          </table:table-cell>
          <table:table-cell office:value-type="float" office:value="0.0460556" calcext:value-type="float">
            <text:p>0.0460556</text:p>
          </table:table-cell>
          <table:table-cell office:value-type="float" office:value="0.0716477" calcext:value-type="float">
            <text:p>0.0716477</text:p>
          </table:table-cell>
          <table:table-cell office:value-type="float" office:value="0.0396031" calcext:value-type="float">
            <text:p>0.0396031</text:p>
          </table:table-cell>
          <table:table-cell office:value-type="float" office:value="0.0279006" calcext:value-type="float">
            <text:p>0.0279006</text:p>
          </table:table-cell>
          <table:table-cell office:value-type="float" office:value="0.0602659" calcext:value-type="float">
            <text:p>0.0602659</text:p>
          </table:table-cell>
          <table:table-cell office:value-type="float" office:value="0.022503" calcext:value-type="float">
            <text:p>0.022503</text:p>
          </table:table-cell>
          <table:table-cell office:value-type="float" office:value="0.0272447" calcext:value-type="float">
            <text:p>0.0272447</text:p>
          </table:table-cell>
        </table:table-row>
        <table:table-row table:style-name="ro1">
          <table:table-cell office:value-type="float" office:value="0.053323" calcext:value-type="float">
            <text:p>0.053323</text:p>
          </table:table-cell>
          <table:table-cell office:value-type="float" office:value="0.0304145" calcext:value-type="float">
            <text:p>0.0304145</text:p>
          </table:table-cell>
          <table:table-cell office:value-type="float" office:value="0.0586683" calcext:value-type="float">
            <text:p>0.0586683</text:p>
          </table:table-cell>
          <table:table-cell office:value-type="float" office:value="0.0388727" calcext:value-type="float">
            <text:p>0.0388727</text:p>
          </table:table-cell>
          <table:table-cell office:value-type="float" office:value="0.0378242" calcext:value-type="float">
            <text:p>0.0378242</text:p>
          </table:table-cell>
          <table:table-cell office:value-type="float" office:value="0.0642255" calcext:value-type="float">
            <text:p>0.0642255</text:p>
          </table:table-cell>
          <table:table-cell office:value-type="float" office:value="0.0357935" calcext:value-type="float">
            <text:p>0.0357935</text:p>
          </table:table-cell>
          <table:table-cell office:value-type="float" office:value="0.0564236" calcext:value-type="float">
            <text:p>0.0564236</text:p>
          </table:table-cell>
        </table:table-row>
        <table:table-row table:style-name="ro1">
          <table:table-cell office:value-type="float" office:value="0.0681447" calcext:value-type="float">
            <text:p>0.0681447</text:p>
          </table:table-cell>
          <table:table-cell office:value-type="float" office:value="0.0330593" calcext:value-type="float">
            <text:p>0.0330593</text:p>
          </table:table-cell>
          <table:table-cell office:value-type="float" office:value="0.0744653" calcext:value-type="float">
            <text:p>0.0744653</text:p>
          </table:table-cell>
          <table:table-cell office:value-type="float" office:value="0.0535357" calcext:value-type="float">
            <text:p>0.0535357</text:p>
          </table:table-cell>
          <table:table-cell office:value-type="float" office:value="0.0507784" calcext:value-type="float">
            <text:p>0.0507784</text:p>
          </table:table-cell>
          <table:table-cell office:value-type="float" office:value="0.0743195" calcext:value-type="float">
            <text:p>0.0743195</text:p>
          </table:table-cell>
          <table:table-cell office:value-type="float" office:value="0.0192523" calcext:value-type="float">
            <text:p>0.0192523</text:p>
          </table:table-cell>
          <table:table-cell office:value-type="float" office:value="0.0432546" calcext:value-type="float">
            <text:p>0.0432546</text:p>
          </table:table-cell>
        </table:table-row>
        <table:table-row table:style-name="ro1">
          <table:table-cell office:value-type="float" office:value="0.0680984" calcext:value-type="float">
            <text:p>0.0680984</text:p>
          </table:table-cell>
          <table:table-cell office:value-type="float" office:value="0.030841" calcext:value-type="float">
            <text:p>0.030841</text:p>
          </table:table-cell>
          <table:table-cell office:value-type="float" office:value="0.065256" calcext:value-type="float">
            <text:p>0.065256</text:p>
          </table:table-cell>
          <table:table-cell office:value-type="float" office:value="0.0211041" calcext:value-type="float">
            <text:p>0.0211041</text:p>
          </table:table-cell>
          <table:table-cell office:value-type="float" office:value="0.0495414" calcext:value-type="float">
            <text:p>0.0495414</text:p>
          </table:table-cell>
          <table:table-cell office:value-type="float" office:value="0.0823996" calcext:value-type="float">
            <text:p>0.0823996</text:p>
          </table:table-cell>
          <table:table-cell office:value-type="float" office:value="0.0337929" calcext:value-type="float">
            <text:p>0.0337929</text:p>
          </table:table-cell>
          <table:table-cell office:value-type="float" office:value="0.0463623" calcext:value-type="float">
            <text:p>0.0463623</text:p>
          </table:table-cell>
        </table:table-row>
        <table:table-row table:style-name="ro1">
          <table:table-cell office:value-type="float" office:value="0.0649749" calcext:value-type="float">
            <text:p>0.0649749</text:p>
          </table:table-cell>
          <table:table-cell office:value-type="float" office:value="0.0358918" calcext:value-type="float">
            <text:p>0.0358918</text:p>
          </table:table-cell>
          <table:table-cell office:value-type="float" office:value="0.0692696" calcext:value-type="float">
            <text:p>0.0692696</text:p>
          </table:table-cell>
          <table:table-cell office:value-type="float" office:value="0.0402326" calcext:value-type="float">
            <text:p>0.0402326</text:p>
          </table:table-cell>
          <table:table-cell office:value-type="float" office:value="0.0496272" calcext:value-type="float">
            <text:p>0.0496272</text:p>
          </table:table-cell>
          <table:table-cell office:value-type="float" office:value="0.0763516" calcext:value-type="float">
            <text:p>0.0763516</text:p>
          </table:table-cell>
          <table:table-cell office:value-type="float" office:value="0.0300335" calcext:value-type="float">
            <text:p>0.0300335</text:p>
          </table:table-cell>
          <table:table-cell office:value-type="float" office:value="0.0385344" calcext:value-type="float">
            <text:p>0.0385344</text:p>
          </table:table-cell>
        </table:table-row>
        <table:table-row table:style-name="ro1">
          <table:table-cell office:value-type="float" office:value="0.0570089" calcext:value-type="float">
            <text:p>0.0570089</text:p>
          </table:table-cell>
          <table:table-cell office:value-type="float" office:value="0.0225073" calcext:value-type="float">
            <text:p>0.0225073</text:p>
          </table:table-cell>
          <table:table-cell office:value-type="float" office:value="0.078909" calcext:value-type="float">
            <text:p>0.078909</text:p>
          </table:table-cell>
          <table:table-cell office:value-type="float" office:value="0.0250433" calcext:value-type="float">
            <text:p>0.0250433</text:p>
          </table:table-cell>
          <table:table-cell office:value-type="float" office:value="0.0425201" calcext:value-type="float">
            <text:p>0.0425201</text:p>
          </table:table-cell>
          <table:table-cell office:value-type="float" office:value="0.0934676" calcext:value-type="float">
            <text:p>0.0934676</text:p>
          </table:table-cell>
          <table:table-cell office:value-type="float" office:value="0.0398435" calcext:value-type="float">
            <text:p>0.0398435</text:p>
          </table:table-cell>
          <table:table-cell office:value-type="float" office:value="0.0633184" calcext:value-type="float">
            <text:p>0.0633184</text:p>
          </table:table-cell>
        </table:table-row>
        <table:table-row table:style-name="ro1">
          <table:table-cell office:value-type="float" office:value="0.0763658" calcext:value-type="float">
            <text:p>0.0763658</text:p>
          </table:table-cell>
          <table:table-cell office:value-type="float" office:value="0.0441359" calcext:value-type="float">
            <text:p>0.0441359</text:p>
          </table:table-cell>
          <table:table-cell office:value-type="float" office:value="0.0722788" calcext:value-type="float">
            <text:p>0.0722788</text:p>
          </table:table-cell>
          <table:table-cell office:value-type="float" office:value="0.0502785" calcext:value-type="float">
            <text:p>0.0502785</text:p>
          </table:table-cell>
          <table:table-cell office:value-type="float" office:value="0.0310842" calcext:value-type="float">
            <text:p>0.0310842</text:p>
          </table:table-cell>
          <table:table-cell office:value-type="float" office:value="0.0763875" calcext:value-type="float">
            <text:p>0.0763875</text:p>
          </table:table-cell>
          <table:table-cell office:value-type="float" office:value="0.050934" calcext:value-type="float">
            <text:p>0.050934</text:p>
          </table:table-cell>
          <table:table-cell office:value-type="float" office:value="0.0389334" calcext:value-type="float">
            <text:p>0.0389334</text:p>
          </table:table-cell>
        </table:table-row>
        <table:table-row table:style-name="ro1">
          <table:table-cell office:value-type="float" office:value="0.0589296" calcext:value-type="float">
            <text:p>0.0589296</text:p>
          </table:table-cell>
          <table:table-cell office:value-type="float" office:value="0.0400873" calcext:value-type="float">
            <text:p>0.0400873</text:p>
          </table:table-cell>
          <table:table-cell office:value-type="float" office:value="0.0686368" calcext:value-type="float">
            <text:p>0.0686368</text:p>
          </table:table-cell>
          <table:table-cell office:value-type="float" office:value="0.0563588" calcext:value-type="float">
            <text:p>0.0563588</text:p>
          </table:table-cell>
          <table:table-cell office:value-type="float" office:value="0.0339186" calcext:value-type="float">
            <text:p>0.0339186</text:p>
          </table:table-cell>
          <table:table-cell office:value-type="float" office:value="0.0833259" calcext:value-type="float">
            <text:p>0.0833259</text:p>
          </table:table-cell>
          <table:table-cell office:value-type="float" office:value="0.0335184" calcext:value-type="float">
            <text:p>0.0335184</text:p>
          </table:table-cell>
          <table:table-cell office:value-type="float" office:value="0.0666251" calcext:value-type="float">
            <text:p>0.0666251</text:p>
          </table:table-cell>
        </table:table-row>
        <table:table-row table:style-name="ro1">
          <table:table-cell office:value-type="float" office:value="0.067945" calcext:value-type="float">
            <text:p>0.067945</text:p>
          </table:table-cell>
          <table:table-cell office:value-type="float" office:value="0.0250602" calcext:value-type="float">
            <text:p>0.0250602</text:p>
          </table:table-cell>
          <table:table-cell office:value-type="float" office:value="0.0684014" calcext:value-type="float">
            <text:p>0.0684014</text:p>
          </table:table-cell>
          <table:table-cell office:value-type="float" office:value="0.0512958" calcext:value-type="float">
            <text:p>0.0512958</text:p>
          </table:table-cell>
          <table:table-cell office:value-type="float" office:value="0.0213497" calcext:value-type="float">
            <text:p>0.0213497</text:p>
          </table:table-cell>
          <table:table-cell office:value-type="float" office:value="0.0952203" calcext:value-type="float">
            <text:p>0.0952203</text:p>
          </table:table-cell>
          <table:table-cell office:value-type="float" office:value="0.0557053" calcext:value-type="float">
            <text:p>0.0557053</text:p>
          </table:table-cell>
          <table:table-cell office:value-type="float" office:value="0.0496345" calcext:value-type="float">
            <text:p>0.0496345</text:p>
          </table:table-cell>
        </table:table-row>
        <table:table-row table:style-name="ro1">
          <table:table-cell office:value-type="float" office:value="0.0524739" calcext:value-type="float">
            <text:p>0.0524739</text:p>
          </table:table-cell>
          <table:table-cell office:value-type="float" office:value="0.0331607" calcext:value-type="float">
            <text:p>0.0331607</text:p>
          </table:table-cell>
          <table:table-cell office:value-type="float" office:value="0.0586221" calcext:value-type="float">
            <text:p>0.0586221</text:p>
          </table:table-cell>
          <table:table-cell office:value-type="float" office:value="0.0566041" calcext:value-type="float">
            <text:p>0.0566041</text:p>
          </table:table-cell>
          <table:table-cell office:value-type="float" office:value="0.0298244" calcext:value-type="float">
            <text:p>0.0298244</text:p>
          </table:table-cell>
          <table:table-cell office:value-type="float" office:value="0.0855615" calcext:value-type="float">
            <text:p>0.0855615</text:p>
          </table:table-cell>
          <table:table-cell office:value-type="float" office:value="0.0319083" calcext:value-type="float">
            <text:p>0.0319083</text:p>
          </table:table-cell>
          <table:table-cell office:value-type="float" office:value="0.0639941" calcext:value-type="float">
            <text:p>0.0639941</text:p>
          </table:table-cell>
        </table:table-row>
        <table:table-row table:style-name="ro1">
          <table:table-cell office:value-type="float" office:value="0.0618441" calcext:value-type="float">
            <text:p>0.0618441</text:p>
          </table:table-cell>
          <table:table-cell office:value-type="float" office:value="0.0370798" calcext:value-type="float">
            <text:p>0.0370798</text:p>
          </table:table-cell>
          <table:table-cell office:value-type="float" office:value="0.0760741" calcext:value-type="float">
            <text:p>0.0760741</text:p>
          </table:table-cell>
          <table:table-cell office:value-type="float" office:value="0.0570078" calcext:value-type="float">
            <text:p>0.0570078</text:p>
          </table:table-cell>
          <table:table-cell office:value-type="float" office:value="0.0543364" calcext:value-type="float">
            <text:p>0.0543364</text:p>
          </table:table-cell>
          <table:table-cell office:value-type="float" office:value="0.0900128" calcext:value-type="float">
            <text:p>0.0900128</text:p>
          </table:table-cell>
          <table:table-cell office:value-type="float" office:value="0.0269006" calcext:value-type="float">
            <text:p>0.0269006</text:p>
          </table:table-cell>
          <table:table-cell office:value-type="float" office:value="0.0509299" calcext:value-type="float">
            <text:p>0.0509299</text:p>
          </table:table-cell>
        </table:table-row>
        <table:table-row table:style-name="ro1">
          <table:table-cell office:value-type="float" office:value="0.051831" calcext:value-type="float">
            <text:p>0.051831</text:p>
          </table:table-cell>
          <table:table-cell office:value-type="float" office:value="0.0401376" calcext:value-type="float">
            <text:p>0.0401376</text:p>
          </table:table-cell>
          <table:table-cell office:value-type="float" office:value="0.0632853" calcext:value-type="float">
            <text:p>0.0632853</text:p>
          </table:table-cell>
          <table:table-cell office:value-type="float" office:value="0.0479472" calcext:value-type="float">
            <text:p>0.0479472</text:p>
          </table:table-cell>
          <table:table-cell office:value-type="float" office:value="0.0263289" calcext:value-type="float">
            <text:p>0.0263289</text:p>
          </table:table-cell>
          <table:table-cell office:value-type="float" office:value="0.0933113" calcext:value-type="float">
            <text:p>0.0933113</text:p>
          </table:table-cell>
          <table:table-cell office:value-type="float" office:value="0.0260437" calcext:value-type="float">
            <text:p>0.0260437</text:p>
          </table:table-cell>
          <table:table-cell office:value-type="float" office:value="0.0350314" calcext:value-type="float">
            <text:p>0.0350314</text:p>
          </table:table-cell>
        </table:table-row>
        <table:table-row table:style-name="ro1">
          <table:table-cell office:value-type="float" office:value="0.0621869" calcext:value-type="float">
            <text:p>0.0621869</text:p>
          </table:table-cell>
          <table:table-cell office:value-type="float" office:value="0.0394656" calcext:value-type="float">
            <text:p>0.0394656</text:p>
          </table:table-cell>
          <table:table-cell office:value-type="float" office:value="0.0789889" calcext:value-type="float">
            <text:p>0.0789889</text:p>
          </table:table-cell>
          <table:table-cell office:value-type="float" office:value="0.0764063" calcext:value-type="float">
            <text:p>0.0764063</text:p>
          </table:table-cell>
          <table:table-cell office:value-type="float" office:value="0.0284427" calcext:value-type="float">
            <text:p>0.0284427</text:p>
          </table:table-cell>
          <table:table-cell office:value-type="float" office:value="0.0756146" calcext:value-type="float">
            <text:p>0.0756146</text:p>
          </table:table-cell>
          <table:table-cell office:value-type="float" office:value="0.0417688" calcext:value-type="float">
            <text:p>0.0417688</text:p>
          </table:table-cell>
          <table:table-cell office:value-type="float" office:value="0.0535269" calcext:value-type="float">
            <text:p>0.0535269</text:p>
          </table:table-cell>
        </table:table-row>
        <table:table-row table:style-name="ro1">
          <table:table-cell office:value-type="float" office:value="0.0648274" calcext:value-type="float">
            <text:p>0.0648274</text:p>
          </table:table-cell>
          <table:table-cell office:value-type="float" office:value="0.0456179" calcext:value-type="float">
            <text:p>0.0456179</text:p>
          </table:table-cell>
          <table:table-cell office:value-type="float" office:value="0.0808148" calcext:value-type="float">
            <text:p>0.0808148</text:p>
          </table:table-cell>
          <table:table-cell office:value-type="float" office:value="0.0583775" calcext:value-type="float">
            <text:p>0.0583775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803268" calcext:value-type="float">
            <text:p>0.0803268</text:p>
          </table:table-cell>
          <table:table-cell office:value-type="float" office:value="0.0341163" calcext:value-type="float">
            <text:p>0.0341163</text:p>
          </table:table-cell>
          <table:table-cell office:value-type="float" office:value="0.0574216" calcext:value-type="float">
            <text:p>0.0574216</text:p>
          </table:table-cell>
        </table:table-row>
        <table:table-row table:style-name="ro1">
          <table:table-cell office:value-type="float" office:value="0.072368" calcext:value-type="float">
            <text:p>0.072368</text:p>
          </table:table-cell>
          <table:table-cell office:value-type="float" office:value="0.0353916" calcext:value-type="float">
            <text:p>0.0353916</text:p>
          </table:table-cell>
          <table:table-cell office:value-type="float" office:value="0.0773777" calcext:value-type="float">
            <text:p>0.0773777</text:p>
          </table:table-cell>
          <table:table-cell office:value-type="float" office:value="0.0413137" calcext:value-type="float">
            <text:p>0.0413137</text:p>
          </table:table-cell>
          <table:table-cell office:value-type="float" office:value="0.0429021" calcext:value-type="float">
            <text:p>0.0429021</text:p>
          </table:table-cell>
          <table:table-cell office:value-type="float" office:value="0.0756374" calcext:value-type="float">
            <text:p>0.0756374</text:p>
          </table:table-cell>
          <table:table-cell office:value-type="float" office:value="0.0439362" calcext:value-type="float">
            <text:p>0.0439362</text:p>
          </table:table-cell>
          <table:table-cell office:value-type="float" office:value="0.0560516" calcext:value-type="float">
            <text:p>0.0560516</text:p>
          </table:table-cell>
        </table:table-row>
        <table:table-row table:style-name="ro1">
          <table:table-cell office:value-type="float" office:value="0.0621255" calcext:value-type="float">
            <text:p>0.0621255</text:p>
          </table:table-cell>
          <table:table-cell office:value-type="float" office:value="0.0548023" calcext:value-type="float">
            <text:p>0.0548023</text:p>
          </table:table-cell>
          <table:table-cell office:value-type="float" office:value="0.0790707" calcext:value-type="float">
            <text:p>0.0790707</text:p>
          </table:table-cell>
          <table:table-cell office:value-type="float" office:value="0.0628346" calcext:value-type="float">
            <text:p>0.0628346</text:p>
          </table:table-cell>
          <table:table-cell office:value-type="float" office:value="0.0265561" calcext:value-type="float">
            <text:p>0.0265561</text:p>
          </table:table-cell>
          <table:table-cell office:value-type="float" office:value="0.0777022" calcext:value-type="float">
            <text:p>0.0777022</text:p>
          </table:table-cell>
          <table:table-cell office:value-type="float" office:value="0.0531711" calcext:value-type="float">
            <text:p>0.0531711</text:p>
          </table:table-cell>
          <table:table-cell office:value-type="float" office:value="0.0600908" calcext:value-type="float">
            <text:p>0.0600908</text:p>
          </table:table-cell>
        </table:table-row>
        <table:table-row table:style-name="ro1">
          <table:table-cell office:value-type="float" office:value="0.0490448" calcext:value-type="float">
            <text:p>0.0490448</text:p>
          </table:table-cell>
          <table:table-cell office:value-type="float" office:value="0.0382517" calcext:value-type="float">
            <text:p>0.0382517</text:p>
          </table:table-cell>
          <table:table-cell office:value-type="float" office:value="0.0671151" calcext:value-type="float">
            <text:p>0.0671151</text:p>
          </table:table-cell>
          <table:table-cell office:value-type="float" office:value="0.0508358" calcext:value-type="float">
            <text:p>0.0508358</text:p>
          </table:table-cell>
          <table:table-cell office:value-type="float" office:value="0.047144" calcext:value-type="float">
            <text:p>0.047144</text:p>
          </table:table-cell>
          <table:table-cell office:value-type="float" office:value="0.0901835" calcext:value-type="float">
            <text:p>0.0901835</text:p>
          </table:table-cell>
          <table:table-cell office:value-type="float" office:value="0.04831" calcext:value-type="float">
            <text:p>0.04831</text:p>
          </table:table-cell>
          <table:table-cell office:value-type="float" office:value="0.0624592" calcext:value-type="float">
            <text:p>0.0624592</text:p>
          </table:table-cell>
        </table:table-row>
        <table:table-row table:style-name="ro1">
          <table:table-cell office:value-type="float" office:value="0.0670335" calcext:value-type="float">
            <text:p>0.0670335</text:p>
          </table:table-cell>
          <table:table-cell office:value-type="float" office:value="0.0458244" calcext:value-type="float">
            <text:p>0.0458244</text:p>
          </table:table-cell>
          <table:table-cell office:value-type="float" office:value="0.0831616" calcext:value-type="float">
            <text:p>0.0831616</text:p>
          </table:table-cell>
          <table:table-cell office:value-type="float" office:value="0.0629681" calcext:value-type="float">
            <text:p>0.0629681</text:p>
          </table:table-cell>
          <table:table-cell office:value-type="float" office:value="0.0319589" calcext:value-type="float">
            <text:p>0.0319589</text:p>
          </table:table-cell>
          <table:table-cell office:value-type="float" office:value="0.083337" calcext:value-type="float">
            <text:p>0.083337</text:p>
          </table:table-cell>
          <table:table-cell office:value-type="float" office:value="0.0532927" calcext:value-type="float">
            <text:p>0.0532927</text:p>
          </table:table-cell>
          <table:table-cell office:value-type="float" office:value="0.0552828" calcext:value-type="float">
            <text:p>0.0552828</text:p>
          </table:table-cell>
        </table:table-row>
        <table:table-row table:style-name="ro1">
          <table:table-cell office:value-type="float" office:value="0.0655555" calcext:value-type="float">
            <text:p>0.0655555</text:p>
          </table:table-cell>
          <table:table-cell office:value-type="float" office:value="0.0365021" calcext:value-type="float">
            <text:p>0.0365021</text:p>
          </table:table-cell>
          <table:table-cell office:value-type="float" office:value="0.0771605" calcext:value-type="float">
            <text:p>0.0771605</text:p>
          </table:table-cell>
          <table:table-cell office:value-type="float" office:value="0.0649323" calcext:value-type="float">
            <text:p>0.0649323</text:p>
          </table:table-cell>
          <table:table-cell office:value-type="float" office:value="0.0331627" calcext:value-type="float">
            <text:p>0.0331627</text:p>
          </table:table-cell>
          <table:table-cell office:value-type="float" office:value="0.067868" calcext:value-type="float">
            <text:p>0.067868</text:p>
          </table:table-cell>
          <table:table-cell office:value-type="float" office:value="0.0530518" calcext:value-type="float">
            <text:p>0.0530518</text:p>
          </table:table-cell>
          <table:table-cell office:value-type="float" office:value="0.0497844" calcext:value-type="float">
            <text:p>0.0497844</text:p>
          </table:table-cell>
        </table:table-row>
        <table:table-row table:style-name="ro1">
          <table:table-cell office:value-type="float" office:value="0.0712559" calcext:value-type="float">
            <text:p>0.0712559</text:p>
          </table:table-cell>
          <table:table-cell office:value-type="float" office:value="0.0456812" calcext:value-type="float">
            <text:p>0.0456812</text:p>
          </table:table-cell>
          <table:table-cell office:value-type="float" office:value="0.0777042" calcext:value-type="float">
            <text:p>0.0777042</text:p>
          </table:table-cell>
          <table:table-cell office:value-type="float" office:value="0.0652182" calcext:value-type="float">
            <text:p>0.0652182</text:p>
          </table:table-cell>
          <table:table-cell office:value-type="float" office:value="0.0476937" calcext:value-type="float">
            <text:p>0.0476937</text:p>
          </table:table-cell>
          <table:table-cell office:value-type="float" office:value="0.0965865" calcext:value-type="float">
            <text:p>0.0965865</text:p>
          </table:table-cell>
          <table:table-cell office:value-type="float" office:value="0.0422605" calcext:value-type="float">
            <text:p>0.0422605</text:p>
          </table:table-cell>
          <table:table-cell office:value-type="float" office:value="0.0657756" calcext:value-type="float">
            <text:p>0.0657756</text:p>
          </table:table-cell>
        </table:table-row>
        <table:table-row table:style-name="ro1">
          <table:table-cell office:value-type="float" office:value="0.0567133" calcext:value-type="float">
            <text:p>0.0567133</text:p>
          </table:table-cell>
          <table:table-cell office:value-type="float" office:value="0.0544911" calcext:value-type="float">
            <text:p>0.0544911</text:p>
          </table:table-cell>
          <table:table-cell office:value-type="float" office:value="0.0848264" calcext:value-type="float">
            <text:p>0.0848264</text:p>
          </table:table-cell>
          <table:table-cell office:value-type="float" office:value="0.0643695" calcext:value-type="float">
            <text:p>0.0643695</text:p>
          </table:table-cell>
          <table:table-cell office:value-type="float" office:value="0.0395712" calcext:value-type="float">
            <text:p>0.0395712</text:p>
          </table:table-cell>
          <table:table-cell office:value-type="float" office:value="0.0978267" calcext:value-type="float">
            <text:p>0.0978267</text:p>
          </table:table-cell>
          <table:table-cell office:value-type="float" office:value="0.0467186" calcext:value-type="float">
            <text:p>0.0467186</text:p>
          </table:table-cell>
          <table:table-cell office:value-type="float" office:value="0.0554718" calcext:value-type="float">
            <text:p>0.0554718</text:p>
          </table:table-cell>
        </table:table-row>
        <table:table-row table:style-name="ro1">
          <table:table-cell office:value-type="float" office:value="0.0658472" calcext:value-type="float">
            <text:p>0.0658472</text:p>
          </table:table-cell>
          <table:table-cell office:value-type="float" office:value="0.0605227" calcext:value-type="float">
            <text:p>0.0605227</text:p>
          </table:table-cell>
          <table:table-cell office:value-type="float" office:value="0.0913309" calcext:value-type="float">
            <text:p>0.0913309</text:p>
          </table:table-cell>
          <table:table-cell office:value-type="float" office:value="0.0709638" calcext:value-type="float">
            <text:p>0.0709638</text:p>
          </table:table-cell>
          <table:table-cell office:value-type="float" office:value="0.0317497" calcext:value-type="float">
            <text:p>0.0317497</text:p>
          </table:table-cell>
          <table:table-cell office:value-type="float" office:value="0.0825739" calcext:value-type="float">
            <text:p>0.0825739</text:p>
          </table:table-cell>
          <table:table-cell office:value-type="float" office:value="0.0494575" calcext:value-type="float">
            <text:p>0.0494575</text:p>
          </table:table-cell>
          <table:table-cell office:value-type="float" office:value="0.0659337" calcext:value-type="float">
            <text:p>0.0659337</text:p>
          </table:table-cell>
        </table:table-row>
        <table:table-row table:style-name="ro1">
          <table:table-cell office:value-type="float" office:value="0.0621437" calcext:value-type="float">
            <text:p>0.0621437</text:p>
          </table:table-cell>
          <table:table-cell office:value-type="float" office:value="0.0657222" calcext:value-type="float">
            <text:p>0.0657222</text:p>
          </table:table-cell>
          <table:table-cell office:value-type="float" office:value="0.0967452" calcext:value-type="float">
            <text:p>0.0967452</text:p>
          </table:table-cell>
          <table:table-cell office:value-type="float" office:value="0.0843678" calcext:value-type="float">
            <text:p>0.0843678</text:p>
          </table:table-cell>
          <table:table-cell office:value-type="float" office:value="0.0434399" calcext:value-type="float">
            <text:p>0.0434399</text:p>
          </table:table-cell>
          <table:table-cell office:value-type="float" office:value="0.099533" calcext:value-type="float">
            <text:p>0.099533</text:p>
          </table:table-cell>
          <table:table-cell office:value-type="float" office:value="0.0426574" calcext:value-type="float">
            <text:p>0.0426574</text:p>
          </table:table-cell>
          <table:table-cell office:value-type="float" office:value="0.0648844" calcext:value-type="float">
            <text:p>0.0648844</text:p>
          </table:table-cell>
        </table:table-row>
        <table:table-row table:style-name="ro1">
          <table:table-cell office:value-type="float" office:value="0.0745901" calcext:value-type="float">
            <text:p>0.0745901</text:p>
          </table:table-cell>
          <table:table-cell office:value-type="float" office:value="0.0612877" calcext:value-type="float">
            <text:p>0.0612877</text:p>
          </table:table-cell>
          <table:table-cell office:value-type="float" office:value="0.101107" calcext:value-type="float">
            <text:p>0.101107</text:p>
          </table:table-cell>
          <table:table-cell office:value-type="float" office:value="0.0675151" calcext:value-type="float">
            <text:p>0.0675151</text:p>
          </table:table-cell>
          <table:table-cell office:value-type="float" office:value="0.0415618" calcext:value-type="float">
            <text:p>0.0415618</text:p>
          </table:table-cell>
          <table:table-cell office:value-type="float" office:value="0.0918195" calcext:value-type="float">
            <text:p>0.0918195</text:p>
          </table:table-cell>
          <table:table-cell office:value-type="float" office:value="0.0488667" calcext:value-type="float">
            <text:p>0.0488667</text:p>
          </table:table-cell>
          <table:table-cell office:value-type="float" office:value="0.066593" calcext:value-type="float">
            <text:p>0.066593</text:p>
          </table:table-cell>
        </table:table-row>
        <table:table-row table:style-name="ro1">
          <table:table-cell office:value-type="float" office:value="0.0710835" calcext:value-type="float">
            <text:p>0.0710835</text:p>
          </table:table-cell>
          <table:table-cell office:value-type="float" office:value="0.0559055" calcext:value-type="float">
            <text:p>0.0559055</text:p>
          </table:table-cell>
          <table:table-cell office:value-type="float" office:value="0.101791" calcext:value-type="float">
            <text:p>0.101791</text:p>
          </table:table-cell>
          <table:table-cell office:value-type="float" office:value="0.0714372" calcext:value-type="float">
            <text:p>0.0714372</text:p>
          </table:table-cell>
          <table:table-cell office:value-type="float" office:value="0.0339494" calcext:value-type="float">
            <text:p>0.0339494</text:p>
          </table:table-cell>
          <table:table-cell office:value-type="float" office:value="0.102974" calcext:value-type="float">
            <text:p>0.102974</text:p>
          </table:table-cell>
          <table:table-cell office:value-type="float" office:value="0.0502551" calcext:value-type="float">
            <text:p>0.0502551</text:p>
          </table:table-cell>
          <table:table-cell office:value-type="float" office:value="0.0737366" calcext:value-type="float">
            <text:p>0.0737366</text:p>
          </table:table-cell>
        </table:table-row>
        <table:table-row table:style-name="ro1">
          <table:table-cell office:value-type="float" office:value="0.0703484" calcext:value-type="float">
            <text:p>0.0703484</text:p>
          </table:table-cell>
          <table:table-cell office:value-type="float" office:value="0.0698132" calcext:value-type="float">
            <text:p>0.0698132</text:p>
          </table:table-cell>
          <table:table-cell office:value-type="float" office:value="0.110583" calcext:value-type="float">
            <text:p>0.110583</text:p>
          </table:table-cell>
          <table:table-cell office:value-type="float" office:value="0.0657659" calcext:value-type="float">
            <text:p>0.0657659</text:p>
          </table:table-cell>
          <table:table-cell office:value-type="float" office:value="0.0566216" calcext:value-type="float">
            <text:p>0.0566216</text:p>
          </table:table-cell>
          <table:table-cell office:value-type="float" office:value="0.103341" calcext:value-type="float">
            <text:p>0.103341</text:p>
          </table:table-cell>
          <table:table-cell office:value-type="float" office:value="0.0711559" calcext:value-type="float">
            <text:p>0.0711559</text:p>
          </table:table-cell>
          <table:table-cell office:value-type="float" office:value="0.0714068" calcext:value-type="float">
            <text:p>0.0714068</text:p>
          </table:table-cell>
        </table:table-row>
        <table:table-row table:style-name="ro1">
          <table:table-cell office:value-type="float" office:value="0.0718543" calcext:value-type="float">
            <text:p>0.0718543</text:p>
          </table:table-cell>
          <table:table-cell office:value-type="float" office:value="0.0684258" calcext:value-type="float">
            <text:p>0.0684258</text:p>
          </table:table-cell>
          <table:table-cell office:value-type="float" office:value="0.107854" calcext:value-type="float">
            <text:p>0.107854</text:p>
          </table:table-cell>
          <table:table-cell office:value-type="float" office:value="0.0777943" calcext:value-type="float">
            <text:p>0.0777943</text:p>
          </table:table-cell>
          <table:table-cell office:value-type="float" office:value="0.0415889" calcext:value-type="float">
            <text:p>0.0415889</text:p>
          </table:table-cell>
          <table:table-cell office:value-type="float" office:value="0.0980964" calcext:value-type="float">
            <text:p>0.0980964</text:p>
          </table:table-cell>
          <table:table-cell office:value-type="float" office:value="0.0616448" calcext:value-type="float">
            <text:p>0.0616448</text:p>
          </table:table-cell>
          <table:table-cell office:value-type="float" office:value="0.0731341" calcext:value-type="float">
            <text:p>0.0731341</text:p>
          </table:table-cell>
        </table:table-row>
        <table:table-row table:style-name="ro1">
          <table:table-cell office:value-type="float" office:value="0.074454" calcext:value-type="float">
            <text:p>0.074454</text:p>
          </table:table-cell>
          <table:table-cell office:value-type="float" office:value="0.0698561" calcext:value-type="float">
            <text:p>0.0698561</text:p>
          </table:table-cell>
          <table:table-cell office:value-type="float" office:value="0.112455" calcext:value-type="float">
            <text:p>0.112455</text:p>
          </table:table-cell>
          <table:table-cell office:value-type="float" office:value="0.101626" calcext:value-type="float">
            <text:p>0.101626</text:p>
          </table:table-cell>
          <table:table-cell office:value-type="float" office:value="0.0466005" calcext:value-type="float">
            <text:p>0.0466005</text:p>
          </table:table-cell>
          <table:table-cell office:value-type="float" office:value="0.106823" calcext:value-type="float">
            <text:p>0.106823</text:p>
          </table:table-cell>
          <table:table-cell office:value-type="float" office:value="0.065866" calcext:value-type="float">
            <text:p>0.065866</text:p>
          </table:table-cell>
          <table:table-cell office:value-type="float" office:value="0.0625535" calcext:value-type="float">
            <text:p>0.0625535</text:p>
          </table:table-cell>
        </table:table-row>
        <table:table-row table:style-name="ro1">
          <table:table-cell office:value-type="float" office:value="0.0864419" calcext:value-type="float">
            <text:p>0.0864419</text:p>
          </table:table-cell>
          <table:table-cell office:value-type="float" office:value="0.0771067" calcext:value-type="float">
            <text:p>0.0771067</text:p>
          </table:table-cell>
          <table:table-cell office:value-type="float" office:value="0.122205" calcext:value-type="float">
            <text:p>0.122205</text:p>
          </table:table-cell>
          <table:table-cell office:value-type="float" office:value="0.107255" calcext:value-type="float">
            <text:p>0.107255</text:p>
          </table:table-cell>
          <table:table-cell office:value-type="float" office:value="0.0539449" calcext:value-type="float">
            <text:p>0.0539449</text:p>
          </table:table-cell>
          <table:table-cell office:value-type="float" office:value="0.110834" calcext:value-type="float">
            <text:p>0.110834</text:p>
          </table:table-cell>
          <table:table-cell office:value-type="float" office:value="0.061007" calcext:value-type="float">
            <text:p>0.061007</text:p>
          </table:table-cell>
          <table:table-cell office:value-type="float" office:value="0.0745052" calcext:value-type="float">
            <text:p>0.0745052</text:p>
          </table:table-cell>
        </table:table-row>
        <table:table-row table:style-name="ro1">
          <table:table-cell office:value-type="float" office:value="0.0772684" calcext:value-type="float">
            <text:p>0.0772684</text:p>
          </table:table-cell>
          <table:table-cell office:value-type="float" office:value="0.0825459" calcext:value-type="float">
            <text:p>0.0825459</text:p>
          </table:table-cell>
          <table:table-cell office:value-type="float" office:value="0.112718" calcext:value-type="float">
            <text:p>0.112718</text:p>
          </table:table-cell>
          <table:table-cell office:value-type="float" office:value="0.102038" calcext:value-type="float">
            <text:p>0.102038</text:p>
          </table:table-cell>
          <table:table-cell office:value-type="float" office:value="0.0555426" calcext:value-type="float">
            <text:p>0.0555426</text:p>
          </table:table-cell>
          <table:table-cell office:value-type="float" office:value="0.119827" calcext:value-type="float">
            <text:p>0.119827</text:p>
          </table:table-cell>
          <table:table-cell office:value-type="float" office:value="0.0742312" calcext:value-type="float">
            <text:p>0.0742312</text:p>
          </table:table-cell>
          <table:table-cell office:value-type="float" office:value="0.0736338" calcext:value-type="float">
            <text:p>0.0736338</text:p>
          </table:table-cell>
        </table:table-row>
        <table:table-row table:style-name="ro1">
          <table:table-cell office:value-type="float" office:value="0.0839089" calcext:value-type="float">
            <text:p>0.0839089</text:p>
          </table:table-cell>
          <table:table-cell office:value-type="float" office:value="0.0823117" calcext:value-type="float">
            <text:p>0.0823117</text:p>
          </table:table-cell>
          <table:table-cell office:value-type="float" office:value="0.127733" calcext:value-type="float">
            <text:p>0.127733</text:p>
          </table:table-cell>
          <table:table-cell office:value-type="float" office:value="0.101109" calcext:value-type="float">
            <text:p>0.101109</text:p>
          </table:table-cell>
          <table:table-cell office:value-type="float" office:value="0.0621857" calcext:value-type="float">
            <text:p>0.0621857</text:p>
          </table:table-cell>
          <table:table-cell office:value-type="float" office:value="0.120995" calcext:value-type="float">
            <text:p>0.120995</text:p>
          </table:table-cell>
          <table:table-cell office:value-type="float" office:value="0.0528253" calcext:value-type="float">
            <text:p>0.0528253</text:p>
          </table:table-cell>
          <table:table-cell office:value-type="float" office:value="0.0830394" calcext:value-type="float">
            <text:p>0.0830394</text:p>
          </table:table-cell>
        </table:table-row>
        <table:table-row table:style-name="ro1">
          <table:table-cell office:value-type="float" office:value="0.0697925" calcext:value-type="float">
            <text:p>0.0697925</text:p>
          </table:table-cell>
          <table:table-cell office:value-type="float" office:value="0.0741766" calcext:value-type="float">
            <text:p>0.0741766</text:p>
          </table:table-cell>
          <table:table-cell office:value-type="float" office:value="0.110235" calcext:value-type="float">
            <text:p>0.110235</text:p>
          </table:table-cell>
          <table:table-cell office:value-type="float" office:value="0.107824" calcext:value-type="float">
            <text:p>0.107824</text:p>
          </table:table-cell>
          <table:table-cell office:value-type="float" office:value="0.0580432" calcext:value-type="float">
            <text:p>0.0580432</text:p>
          </table:table-cell>
          <table:table-cell office:value-type="float" office:value="0.102026" calcext:value-type="float">
            <text:p>0.102026</text:p>
          </table:table-cell>
          <table:table-cell office:value-type="float" office:value="0.0571809" calcext:value-type="float">
            <text:p>0.0571809</text:p>
          </table:table-cell>
          <table:table-cell office:value-type="float" office:value="0.0667263" calcext:value-type="float">
            <text:p>0.0667263</text:p>
          </table:table-cell>
        </table:table-row>
        <table:table-row table:style-name="ro1">
          <table:table-cell office:value-type="float" office:value="0.0649536" calcext:value-type="float">
            <text:p>0.0649536</text:p>
          </table:table-cell>
          <table:table-cell office:value-type="float" office:value="0.0592764" calcext:value-type="float">
            <text:p>0.0592764</text:p>
          </table:table-cell>
          <table:table-cell office:value-type="float" office:value="0.0934634" calcext:value-type="float">
            <text:p>0.0934634</text:p>
          </table:table-cell>
          <table:table-cell office:value-type="float" office:value="0.080944" calcext:value-type="float">
            <text:p>0.080944</text:p>
          </table:table-cell>
          <table:table-cell office:value-type="float" office:value="0.0520775" calcext:value-type="float">
            <text:p>0.0520775</text:p>
          </table:table-cell>
          <table:table-cell office:value-type="float" office:value="0.0943928" calcext:value-type="float">
            <text:p>0.0943928</text:p>
          </table:table-cell>
          <table:table-cell office:value-type="float" office:value="0.0617172" calcext:value-type="float">
            <text:p>0.0617172</text:p>
          </table:table-cell>
          <table:table-cell office:value-type="float" office:value="0.0650424" calcext:value-type="float">
            <text:p>0.0650424</text:p>
          </table:table-cell>
        </table:table-row>
        <table:table-row table:style-name="ro1">
          <table:table-cell office:value-type="float" office:value="0.0693571" calcext:value-type="float">
            <text:p>0.0693571</text:p>
          </table:table-cell>
          <table:table-cell office:value-type="float" office:value="0.0567337" calcext:value-type="float">
            <text:p>0.0567337</text:p>
          </table:table-cell>
          <table:table-cell office:value-type="float" office:value="0.0821785" calcext:value-type="float">
            <text:p>0.0821785</text:p>
          </table:table-cell>
          <table:table-cell office:value-type="float" office:value="0.0605846" calcext:value-type="float">
            <text:p>0.0605846</text:p>
          </table:table-cell>
          <table:table-cell office:value-type="float" office:value="0.0274504" calcext:value-type="float">
            <text:p>0.0274504</text:p>
          </table:table-cell>
          <table:table-cell office:value-type="float" office:value="0.0836777" calcext:value-type="float">
            <text:p>0.0836777</text:p>
          </table:table-cell>
          <table:table-cell office:value-type="float" office:value="0.0571591" calcext:value-type="float">
            <text:p>0.0571591</text:p>
          </table:table-cell>
          <table:table-cell office:value-type="float" office:value="0.0609431" calcext:value-type="float">
            <text:p>0.0609431</text:p>
          </table:table-cell>
        </table:table-row>
        <table:table-row table:style-name="ro1">
          <table:table-cell office:value-type="float" office:value="0.0713927" calcext:value-type="float">
            <text:p>0.0713927</text:p>
          </table:table-cell>
          <table:table-cell office:value-type="float" office:value="0.0350509" calcext:value-type="float">
            <text:p>0.0350509</text:p>
          </table:table-cell>
          <table:table-cell office:value-type="float" office:value="0.0722953" calcext:value-type="float">
            <text:p>0.0722953</text:p>
          </table:table-cell>
          <table:table-cell office:value-type="float" office:value="0.0547325" calcext:value-type="float">
            <text:p>0.0547325</text:p>
          </table:table-cell>
          <table:table-cell office:value-type="float" office:value="0.0352333" calcext:value-type="float">
            <text:p>0.0352333</text:p>
          </table:table-cell>
          <table:table-cell office:value-type="float" office:value="0.0724327" calcext:value-type="float">
            <text:p>0.0724327</text:p>
          </table:table-cell>
          <table:table-cell office:value-type="float" office:value="0.0451692" calcext:value-type="float">
            <text:p>0.0451692</text:p>
          </table:table-cell>
          <table:table-cell office:value-type="float" office:value="0.0350923" calcext:value-type="float">
            <text:p>0.0350923</text:p>
          </table:table-cell>
        </table:table-row>
        <table:table-row table:style-name="ro1">
          <table:table-cell office:value-type="float" office:value="0.0652625" calcext:value-type="float">
            <text:p>0.0652625</text:p>
          </table:table-cell>
          <table:table-cell office:value-type="float" office:value="0.0454406" calcext:value-type="float">
            <text:p>0.0454406</text:p>
          </table:table-cell>
          <table:table-cell office:value-type="float" office:value="0.0704155" calcext:value-type="float">
            <text:p>0.0704155</text:p>
          </table:table-cell>
          <table:table-cell office:value-type="float" office:value="0.039901" calcext:value-type="float">
            <text:p>0.039901</text:p>
          </table:table-cell>
          <table:table-cell office:value-type="float" office:value="0.0297517" calcext:value-type="float">
            <text:p>0.0297517</text:p>
          </table:table-cell>
          <table:table-cell office:value-type="float" office:value="0.0683949" calcext:value-type="float">
            <text:p>0.0683949</text:p>
          </table:table-cell>
          <table:table-cell office:value-type="float" office:value="0.043093" calcext:value-type="float">
            <text:p>0.043093</text:p>
          </table:table-cell>
          <table:table-cell office:value-type="float" office:value="0.0402664" calcext:value-type="float">
            <text:p>0.0402664</text:p>
          </table:table-cell>
        </table:table-row>
        <table:table-row table:style-name="ro1">
          <table:table-cell office:value-type="float" office:value="0.0508945" calcext:value-type="float">
            <text:p>0.0508945</text:p>
          </table:table-cell>
          <table:table-cell office:value-type="float" office:value="0.0238604" calcext:value-type="float">
            <text:p>0.0238604</text:p>
          </table:table-cell>
          <table:table-cell office:value-type="float" office:value="0.0725927" calcext:value-type="float">
            <text:p>0.0725927</text:p>
          </table:table-cell>
          <table:table-cell office:value-type="float" office:value="0.0335059" calcext:value-type="float">
            <text:p>0.0335059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0.0841201" calcext:value-type="float">
            <text:p>0.0841201</text:p>
          </table:table-cell>
          <table:table-cell office:value-type="float" office:value="0.0370649" calcext:value-type="float">
            <text:p>0.0370649</text:p>
          </table:table-cell>
          <table:table-cell office:value-type="float" office:value="0.0600378" calcext:value-type="float">
            <text:p>0.0600378</text:p>
          </table:table-cell>
        </table:table-row>
        <table:table-row table:style-name="ro1">
          <table:table-cell office:value-type="float" office:value="0.0601278" calcext:value-type="float">
            <text:p>0.0601278</text:p>
          </table:table-cell>
          <table:table-cell office:value-type="float" office:value="0.0373875" calcext:value-type="float">
            <text:p>0.0373875</text:p>
          </table:table-cell>
          <table:table-cell office:value-type="float" office:value="0.0832779" calcext:value-type="float">
            <text:p>0.0832779</text:p>
          </table:table-cell>
          <table:table-cell office:value-type="float" office:value="0.0426282" calcext:value-type="float">
            <text:p>0.0426282</text:p>
          </table:table-cell>
          <table:table-cell office:value-type="float" office:value="0.022006" calcext:value-type="float">
            <text:p>0.022006</text:p>
          </table:table-cell>
          <table:table-cell office:value-type="float" office:value="0.0942996" calcext:value-type="float">
            <text:p>0.0942996</text:p>
          </table:table-cell>
          <table:table-cell office:value-type="float" office:value="0.0445226" calcext:value-type="float">
            <text:p>0.0445226</text:p>
          </table:table-cell>
          <table:table-cell office:value-type="float" office:value="0.0346471" calcext:value-type="float">
            <text:p>0.0346471</text:p>
          </table:table-cell>
        </table:table-row>
        <table:table-row table:style-name="ro1">
          <table:table-cell office:value-type="float" office:value="0.0731379" calcext:value-type="float">
            <text:p>0.0731379</text:p>
          </table:table-cell>
          <table:table-cell office:value-type="float" office:value="0.0359221" calcext:value-type="float">
            <text:p>0.0359221</text:p>
          </table:table-cell>
          <table:table-cell office:value-type="float" office:value="0.0553644" calcext:value-type="float">
            <text:p>0.0553644</text:p>
          </table:table-cell>
          <table:table-cell office:value-type="float" office:value="0.0496695" calcext:value-type="float">
            <text:p>0.0496695</text:p>
          </table:table-cell>
          <table:table-cell office:value-type="float" office:value="0.0165652" calcext:value-type="float">
            <text:p>0.0165652</text:p>
          </table:table-cell>
          <table:table-cell office:value-type="float" office:value="0.0749752" calcext:value-type="float">
            <text:p>0.0749752</text:p>
          </table:table-cell>
          <table:table-cell office:value-type="float" office:value="0.0344003" calcext:value-type="float">
            <text:p>0.0344003</text:p>
          </table:table-cell>
          <table:table-cell office:value-type="float" office:value="0.033663" calcext:value-type="float">
            <text:p>0.033663</text:p>
          </table:table-cell>
        </table:table-row>
        <table:table-row table:style-name="ro1">
          <table:table-cell office:value-type="float" office:value="0.0627832" calcext:value-type="float">
            <text:p>0.0627832</text:p>
          </table:table-cell>
          <table:table-cell office:value-type="float" office:value="0.0399447" calcext:value-type="float">
            <text:p>0.0399447</text:p>
          </table:table-cell>
          <table:table-cell office:value-type="float" office:value="0.0609434" calcext:value-type="float">
            <text:p>0.0609434</text:p>
          </table:table-cell>
          <table:table-cell office:value-type="float" office:value="0.0319618" calcext:value-type="float">
            <text:p>0.0319618</text:p>
          </table:table-cell>
          <table:table-cell office:value-type="float" office:value="0.0395623" calcext:value-type="float">
            <text:p>0.0395623</text:p>
          </table:table-cell>
          <table:table-cell office:value-type="float" office:value="0.0968514" calcext:value-type="float">
            <text:p>0.0968514</text:p>
          </table:table-cell>
          <table:table-cell office:value-type="float" office:value="0.0262884" calcext:value-type="float">
            <text:p>0.0262884</text:p>
          </table:table-cell>
          <table:table-cell office:value-type="float" office:value="0.052887" calcext:value-type="float">
            <text:p>0.052887</text:p>
          </table:table-cell>
        </table:table-row>
        <table:table-row table:style-name="ro1">
          <table:table-cell office:value-type="float" office:value="0.0682413" calcext:value-type="float">
            <text:p>0.0682413</text:p>
          </table:table-cell>
          <table:table-cell office:value-type="float" office:value="0.0504175" calcext:value-type="float">
            <text:p>0.0504175</text:p>
          </table:table-cell>
          <table:table-cell office:value-type="float" office:value="0.0706768" calcext:value-type="float">
            <text:p>0.0706768</text:p>
          </table:table-cell>
          <table:table-cell office:value-type="float" office:value="0.0488713" calcext:value-type="float">
            <text:p>0.0488713</text:p>
          </table:table-cell>
          <table:table-cell office:value-type="float" office:value="0.000641357" calcext:value-type="float">
            <text:p>0.000641357</text:p>
          </table:table-cell>
          <table:table-cell office:value-type="float" office:value="0.082151" calcext:value-type="float">
            <text:p>0.082151</text:p>
          </table:table-cell>
          <table:table-cell office:value-type="float" office:value="0.0408701" calcext:value-type="float">
            <text:p>0.0408701</text:p>
          </table:table-cell>
          <table:table-cell office:value-type="float" office:value="0.0573569" calcext:value-type="float">
            <text:p>0.0573569</text:p>
          </table:table-cell>
        </table:table-row>
        <table:table-row table:style-name="ro1">
          <table:table-cell office:value-type="float" office:value="0.0661315" calcext:value-type="float">
            <text:p>0.0661315</text:p>
          </table:table-cell>
          <table:table-cell office:value-type="float" office:value="0.0442752" calcext:value-type="float">
            <text:p>0.0442752</text:p>
          </table:table-cell>
          <table:table-cell office:value-type="float" office:value="0.0555195" calcext:value-type="float">
            <text:p>0.0555195</text:p>
          </table:table-cell>
          <table:table-cell office:value-type="float" office:value="0.0400899" calcext:value-type="float">
            <text:p>0.0400899</text:p>
          </table:table-cell>
          <table:table-cell office:value-type="float" office:value="0.0113269" calcext:value-type="float">
            <text:p>0.0113269</text:p>
          </table:table-cell>
          <table:table-cell office:value-type="float" office:value="0.0869795" calcext:value-type="float">
            <text:p>0.0869795</text:p>
          </table:table-cell>
          <table:table-cell office:value-type="float" office:value="0.0604671" calcext:value-type="float">
            <text:p>0.0604671</text:p>
          </table:table-cell>
          <table:table-cell office:value-type="float" office:value="0.0624216" calcext:value-type="float">
            <text:p>0.0624216</text:p>
          </table:table-cell>
        </table:table-row>
        <table:table-row table:style-name="ro1">
          <table:table-cell office:value-type="float" office:value="0.0759551" calcext:value-type="float">
            <text:p>0.0759551</text:p>
          </table:table-cell>
          <table:table-cell office:value-type="float" office:value="0.0246239" calcext:value-type="float">
            <text:p>0.0246239</text:p>
          </table:table-cell>
          <table:table-cell office:value-type="float" office:value="0.0534466" calcext:value-type="float">
            <text:p>0.0534466</text:p>
          </table:table-cell>
          <table:table-cell office:value-type="float" office:value="0.0487406" calcext:value-type="float">
            <text:p>0.0487406</text:p>
          </table:table-cell>
          <table:table-cell office:value-type="float" office:value="0.0294345" calcext:value-type="float">
            <text:p>0.0294345</text:p>
          </table:table-cell>
          <table:table-cell office:value-type="float" office:value="0.0894381" calcext:value-type="float">
            <text:p>0.0894381</text:p>
          </table:table-cell>
          <table:table-cell office:value-type="float" office:value="0.030311" calcext:value-type="float">
            <text:p>0.030311</text:p>
          </table:table-cell>
          <table:table-cell office:value-type="float" office:value="0.0646607" calcext:value-type="float">
            <text:p>0.0646607</text:p>
          </table:table-cell>
        </table:table-row>
        <table:table-row table:style-name="ro1">
          <table:table-cell office:value-type="float" office:value="0.0443282" calcext:value-type="float">
            <text:p>0.0443282</text:p>
          </table:table-cell>
          <table:table-cell office:value-type="float" office:value="0.0296771" calcext:value-type="float">
            <text:p>0.0296771</text:p>
          </table:table-cell>
          <table:table-cell office:value-type="float" office:value="0.0592143" calcext:value-type="float">
            <text:p>0.0592143</text:p>
          </table:table-cell>
          <table:table-cell office:value-type="float" office:value="0.0340569" calcext:value-type="float">
            <text:p>0.0340569</text:p>
          </table:table-cell>
          <table:table-cell office:value-type="float" office:value="0.0181579" calcext:value-type="float">
            <text:p>0.0181579</text:p>
          </table:table-cell>
          <table:table-cell office:value-type="float" office:value="0.0748931" calcext:value-type="float">
            <text:p>0.0748931</text:p>
          </table:table-cell>
          <table:table-cell office:value-type="float" office:value="0.0452634" calcext:value-type="float">
            <text:p>0.0452634</text:p>
          </table:table-cell>
          <table:table-cell office:value-type="float" office:value="0.0486457" calcext:value-type="float">
            <text:p>0.0486457</text:p>
          </table:table-cell>
        </table:table-row>
        <table:table-row table:style-name="ro1">
          <table:table-cell office:value-type="float" office:value="0.0580243" calcext:value-type="float">
            <text:p>0.0580243</text:p>
          </table:table-cell>
          <table:table-cell office:value-type="float" office:value="0.0493849" calcext:value-type="float">
            <text:p>0.0493849</text:p>
          </table:table-cell>
          <table:table-cell office:value-type="float" office:value="0.0708774" calcext:value-type="float">
            <text:p>0.0708774</text:p>
          </table:table-cell>
          <table:table-cell office:value-type="float" office:value="0.0549169" calcext:value-type="float">
            <text:p>0.0549169</text:p>
          </table:table-cell>
          <table:table-cell office:value-type="float" office:value="0.0383313" calcext:value-type="float">
            <text:p>0.0383313</text:p>
          </table:table-cell>
          <table:table-cell office:value-type="float" office:value="0.0868247" calcext:value-type="float">
            <text:p>0.0868247</text:p>
          </table:table-cell>
          <table:table-cell office:value-type="float" office:value="0.0504067" calcext:value-type="float">
            <text:p>0.0504067</text:p>
          </table:table-cell>
          <table:table-cell office:value-type="float" office:value="0.0509174" calcext:value-type="float">
            <text:p>0.0509174</text:p>
          </table:table-cell>
        </table:table-row>
        <table:table-row table:style-name="ro1">
          <table:table-cell office:value-type="float" office:value="0.0632232" calcext:value-type="float">
            <text:p>0.0632232</text:p>
          </table:table-cell>
          <table:table-cell office:value-type="float" office:value="0.049929" calcext:value-type="float">
            <text:p>0.049929</text:p>
          </table:table-cell>
          <table:table-cell office:value-type="float" office:value="0.0626616" calcext:value-type="float">
            <text:p>0.0626616</text:p>
          </table:table-cell>
          <table:table-cell office:value-type="float" office:value="0.0557015" calcext:value-type="float">
            <text:p>0.0557015</text:p>
          </table:table-cell>
          <table:table-cell office:value-type="float" office:value="0.0282589" calcext:value-type="float">
            <text:p>0.0282589</text:p>
          </table:table-cell>
          <table:table-cell office:value-type="float" office:value="0.0729924" calcext:value-type="float">
            <text:p>0.0729924</text:p>
          </table:table-cell>
          <table:table-cell office:value-type="float" office:value="0.0380623" calcext:value-type="float">
            <text:p>0.0380623</text:p>
          </table:table-cell>
          <table:table-cell office:value-type="float" office:value="0.0303826" calcext:value-type="float">
            <text:p>0.0303826</text:p>
          </table:table-cell>
        </table:table-row>
        <table:table-row table:style-name="ro1">
          <table:table-cell office:value-type="float" office:value="0.0693958" calcext:value-type="float">
            <text:p>0.0693958</text:p>
          </table:table-cell>
          <table:table-cell office:value-type="float" office:value="0.0385207" calcext:value-type="float">
            <text:p>0.0385207</text:p>
          </table:table-cell>
          <table:table-cell office:value-type="float" office:value="0.0684036" calcext:value-type="float">
            <text:p>0.0684036</text:p>
          </table:table-cell>
          <table:table-cell office:value-type="float" office:value="0.0374709" calcext:value-type="float">
            <text:p>0.0374709</text:p>
          </table:table-cell>
          <table:table-cell office:value-type="float" office:value="0.0465084" calcext:value-type="float">
            <text:p>0.0465084</text:p>
          </table:table-cell>
          <table:table-cell office:value-type="float" office:value="0.0880546" calcext:value-type="float">
            <text:p>0.0880546</text:p>
          </table:table-cell>
          <table:table-cell office:value-type="float" office:value="0.0401117" calcext:value-type="float">
            <text:p>0.0401117</text:p>
          </table:table-cell>
          <table:table-cell office:value-type="float" office:value="0.036975" calcext:value-type="float">
            <text:p>0.036975</text:p>
          </table:table-cell>
        </table:table-row>
        <table:table-row table:style-name="ro1">
          <table:table-cell office:value-type="float" office:value="0.0854969" calcext:value-type="float">
            <text:p>0.0854969</text:p>
          </table:table-cell>
          <table:table-cell office:value-type="float" office:value="0.0276139" calcext:value-type="float">
            <text:p>0.0276139</text:p>
          </table:table-cell>
          <table:table-cell office:value-type="float" office:value="0.0596418" calcext:value-type="float">
            <text:p>0.0596418</text:p>
          </table:table-cell>
          <table:table-cell office:value-type="float" office:value="0.045993" calcext:value-type="float">
            <text:p>0.045993</text:p>
          </table:table-cell>
          <table:table-cell office:value-type="float" office:value="0.0402054" calcext:value-type="float">
            <text:p>0.0402054</text:p>
          </table:table-cell>
          <table:table-cell office:value-type="float" office:value="0.0760054" calcext:value-type="float">
            <text:p>0.0760054</text:p>
          </table:table-cell>
          <table:table-cell office:value-type="float" office:value="0.032499" calcext:value-type="float">
            <text:p>0.032499</text:p>
          </table:table-cell>
          <table:table-cell office:value-type="float" office:value="0.046465" calcext:value-type="float">
            <text:p>0.046465</text:p>
          </table:table-cell>
        </table:table-row>
        <table:table-row table:style-name="ro1">
          <table:table-cell office:value-type="float" office:value="0.0727169" calcext:value-type="float">
            <text:p>0.0727169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0513543" calcext:value-type="float">
            <text:p>0.0513543</text:p>
          </table:table-cell>
          <table:table-cell office:value-type="float" office:value="0.0356267" calcext:value-type="float">
            <text:p>0.0356267</text:p>
          </table:table-cell>
          <table:table-cell office:value-type="float" office:value="0.0339006" calcext:value-type="float">
            <text:p>0.0339006</text:p>
          </table:table-cell>
          <table:table-cell office:value-type="float" office:value="0.0936382" calcext:value-type="float">
            <text:p>0.0936382</text:p>
          </table:table-cell>
          <table:table-cell office:value-type="float" office:value="0.0440289" calcext:value-type="float">
            <text:p>0.0440289</text:p>
          </table:table-cell>
          <table:table-cell office:value-type="float" office:value="0.0588974" calcext:value-type="float">
            <text:p>0.0588974</text:p>
          </table:table-cell>
        </table:table-row>
        <table:table-row table:style-name="ro1">
          <table:table-cell office:value-type="float" office:value="0.0647786" calcext:value-type="float">
            <text:p>0.0647786</text:p>
          </table:table-cell>
          <table:table-cell office:value-type="float" office:value="0.0379723" calcext:value-type="float">
            <text:p>0.0379723</text:p>
          </table:table-cell>
          <table:table-cell office:value-type="float" office:value="0.0624736" calcext:value-type="float">
            <text:p>0.0624736</text:p>
          </table:table-cell>
          <table:table-cell office:value-type="float" office:value="0.0371169" calcext:value-type="float">
            <text:p>0.0371169</text:p>
          </table:table-cell>
          <table:table-cell office:value-type="float" office:value="0.0267445" calcext:value-type="float">
            <text:p>0.0267445</text:p>
          </table:table-cell>
          <table:table-cell office:value-type="float" office:value="0.0840459" calcext:value-type="float">
            <text:p>0.0840459</text:p>
          </table:table-cell>
          <table:table-cell office:value-type="float" office:value="0.0320898" calcext:value-type="float">
            <text:p>0.0320898</text:p>
          </table:table-cell>
          <table:table-cell office:value-type="float" office:value="0.042486" calcext:value-type="float">
            <text:p>0.042486</text:p>
          </table:table-cell>
        </table:table-row>
        <table:table-row table:style-name="ro1">
          <table:table-cell office:value-type="float" office:value="0.0930191" calcext:value-type="float">
            <text:p>0.0930191</text:p>
          </table:table-cell>
          <table:table-cell office:value-type="float" office:value="0.0350557" calcext:value-type="float">
            <text:p>0.0350557</text:p>
          </table:table-cell>
          <table:table-cell office:value-type="float" office:value="0.0675468" calcext:value-type="float">
            <text:p>0.0675468</text:p>
          </table:table-cell>
          <table:table-cell office:value-type="float" office:value="0.0425161" calcext:value-type="float">
            <text:p>0.0425161</text:p>
          </table:table-cell>
          <table:table-cell office:value-type="float" office:value="0.0361914" calcext:value-type="float">
            <text:p>0.0361914</text:p>
          </table:table-cell>
          <table:table-cell office:value-type="float" office:value="0.0680434" calcext:value-type="float">
            <text:p>0.0680434</text:p>
          </table:table-cell>
          <table:table-cell office:value-type="float" office:value="0.0444841" calcext:value-type="float">
            <text:p>0.0444841</text:p>
          </table:table-cell>
          <table:table-cell office:value-type="float" office:value="0.0405558" calcext:value-type="float">
            <text:p>0.0405558</text:p>
          </table:table-cell>
        </table:table-row>
        <table:table-row table:style-name="ro1">
          <table:table-cell office:value-type="float" office:value="0.058358" calcext:value-type="float">
            <text:p>0.058358</text:p>
          </table:table-cell>
          <table:table-cell office:value-type="float" office:value="0.046608" calcext:value-type="float">
            <text:p>0.046608</text:p>
          </table:table-cell>
          <table:table-cell office:value-type="float" office:value="0.0512652" calcext:value-type="float">
            <text:p>0.0512652</text:p>
          </table:table-cell>
          <table:table-cell office:value-type="float" office:value="0.0310567" calcext:value-type="float">
            <text:p>0.0310567</text:p>
          </table:table-cell>
          <table:table-cell office:value-type="float" office:value="0.0330984" calcext:value-type="float">
            <text:p>0.0330984</text:p>
          </table:table-cell>
          <table:table-cell office:value-type="float" office:value="0.0946937" calcext:value-type="float">
            <text:p>0.0946937</text:p>
          </table:table-cell>
          <table:table-cell office:value-type="float" office:value="0.0293878" calcext:value-type="float">
            <text:p>0.0293878</text:p>
          </table:table-cell>
          <table:table-cell office:value-type="float" office:value="0.0505908" calcext:value-type="float">
            <text:p>0.0505908</text:p>
          </table:table-cell>
        </table:table-row>
        <table:table-row table:style-name="ro1">
          <table:table-cell office:value-type="float" office:value="0.0635431" calcext:value-type="float">
            <text:p>0.0635431</text:p>
          </table:table-cell>
          <table:table-cell office:value-type="float" office:value="0.0257284" calcext:value-type="float">
            <text:p>0.0257284</text:p>
          </table:table-cell>
          <table:table-cell office:value-type="float" office:value="0.0694084" calcext:value-type="float">
            <text:p>0.0694084</text:p>
          </table:table-cell>
          <table:table-cell office:value-type="float" office:value="0.0393944" calcext:value-type="float">
            <text:p>0.0393944</text:p>
          </table:table-cell>
          <table:table-cell office:value-type="float" office:value="0.0105368" calcext:value-type="float">
            <text:p>0.0105368</text:p>
          </table:table-cell>
          <table:table-cell office:value-type="float" office:value="0.0825968" calcext:value-type="float">
            <text:p>0.0825968</text:p>
          </table:table-cell>
          <table:table-cell office:value-type="float" office:value="0.0445705" calcext:value-type="float">
            <text:p>0.0445705</text:p>
          </table:table-cell>
          <table:table-cell office:value-type="float" office:value="0.0428707" calcext:value-type="float">
            <text:p>0.0428707</text:p>
          </table:table-cell>
        </table:table-row>
        <table:table-row table:style-name="ro1">
          <table:table-cell office:value-type="float" office:value="0.0417875" calcext:value-type="float">
            <text:p>0.0417875</text:p>
          </table:table-cell>
          <table:table-cell office:value-type="float" office:value="0.0309438" calcext:value-type="float">
            <text:p>0.0309438</text:p>
          </table:table-cell>
          <table:table-cell office:value-type="float" office:value="0.0699205" calcext:value-type="float">
            <text:p>0.0699205</text:p>
          </table:table-cell>
          <table:table-cell office:value-type="float" office:value="0.0462185" calcext:value-type="float">
            <text:p>0.0462185</text:p>
          </table:table-cell>
          <table:table-cell office:value-type="float" office:value="0.0216054" calcext:value-type="float">
            <text:p>0.0216054</text:p>
          </table:table-cell>
          <table:table-cell office:value-type="float" office:value="0.0884516" calcext:value-type="float">
            <text:p>0.0884516</text:p>
          </table:table-cell>
          <table:table-cell office:value-type="float" office:value="0.0418324" calcext:value-type="float">
            <text:p>0.0418324</text:p>
          </table:table-cell>
          <table:table-cell office:value-type="float" office:value="0.0416129" calcext:value-type="float">
            <text:p>0.0416129</text:p>
          </table:table-cell>
        </table:table-row>
        <table:table-row table:style-name="ro1">
          <table:table-cell office:value-type="float" office:value="0.0711353" calcext:value-type="float">
            <text:p>0.0711353</text:p>
          </table:table-cell>
          <table:table-cell office:value-type="float" office:value="0.0357222" calcext:value-type="float">
            <text:p>0.0357222</text:p>
          </table:table-cell>
          <table:table-cell office:value-type="float" office:value="0.0733335" calcext:value-type="float">
            <text:p>0.0733335</text:p>
          </table:table-cell>
          <table:table-cell office:value-type="float" office:value="0.0312089" calcext:value-type="float">
            <text:p>0.0312089</text:p>
          </table:table-cell>
          <table:table-cell office:value-type="float" office:value="0.0110633" calcext:value-type="float">
            <text:p>0.0110633</text:p>
          </table:table-cell>
          <table:table-cell office:value-type="float" office:value="0.0700746" calcext:value-type="float">
            <text:p>0.0700746</text:p>
          </table:table-cell>
          <table:table-cell office:value-type="float" office:value="0.042744" calcext:value-type="float">
            <text:p>0.042744</text:p>
          </table:table-cell>
          <table:table-cell office:value-type="float" office:value="0.0513235" calcext:value-type="float">
            <text:p>0.0513235</text:p>
          </table:table-cell>
        </table:table-row>
        <table:table-row table:style-name="ro1">
          <table:table-cell office:value-type="float" office:value="0.0638517" calcext:value-type="float">
            <text:p>0.0638517</text:p>
          </table:table-cell>
          <table:table-cell office:value-type="float" office:value="0.0316387" calcext:value-type="float">
            <text:p>0.0316387</text:p>
          </table:table-cell>
          <table:table-cell office:value-type="float" office:value="0.0604227" calcext:value-type="float">
            <text:p>0.0604227</text:p>
          </table:table-cell>
          <table:table-cell office:value-type="float" office:value="0.045879" calcext:value-type="float">
            <text:p>0.045879</text:p>
          </table:table-cell>
          <table:table-cell office:value-type="float" office:value="0.0379604" calcext:value-type="float">
            <text:p>0.0379604</text:p>
          </table:table-cell>
          <table:table-cell office:value-type="float" office:value="0.0677973" calcext:value-type="float">
            <text:p>0.0677973</text:p>
          </table:table-cell>
          <table:table-cell office:value-type="float" office:value="0.053164" calcext:value-type="float">
            <text:p>0.053164</text:p>
          </table:table-cell>
          <table:table-cell office:value-type="float" office:value="0.047021" calcext:value-type="float">
            <text:p>0.047021</text:p>
          </table:table-cell>
        </table:table-row>
        <table:table-row table:style-name="ro1">
          <table:table-cell office:value-type="float" office:value="0.0624239" calcext:value-type="float">
            <text:p>0.0624239</text:p>
          </table:table-cell>
          <table:table-cell office:value-type="float" office:value="0.0250342" calcext:value-type="float">
            <text:p>0.0250342</text:p>
          </table:table-cell>
          <table:table-cell office:value-type="float" office:value="0.0500198" calcext:value-type="float">
            <text:p>0.0500198</text:p>
          </table:table-cell>
          <table:table-cell office:value-type="float" office:value="0.0402151" calcext:value-type="float">
            <text:p>0.0402151</text:p>
          </table:table-cell>
          <table:table-cell office:value-type="float" office:value="0.017266" calcext:value-type="float">
            <text:p>0.017266</text:p>
          </table:table-cell>
          <table:table-cell office:value-type="float" office:value="0.0909677" calcext:value-type="float">
            <text:p>0.0909677</text:p>
          </table:table-cell>
          <table:table-cell office:value-type="float" office:value="0.0396447" calcext:value-type="float">
            <text:p>0.0396447</text:p>
          </table:table-cell>
          <table:table-cell office:value-type="float" office:value="0.0344125" calcext:value-type="float">
            <text:p>0.0344125</text:p>
          </table:table-cell>
        </table:table-row>
        <table:table-row table:style-name="ro1">
          <table:table-cell office:value-type="float" office:value="0.0550625" calcext:value-type="float">
            <text:p>0.0550625</text:p>
          </table:table-cell>
          <table:table-cell office:value-type="float" office:value="0.01411" calcext:value-type="float">
            <text:p>0.01411</text:p>
          </table:table-cell>
          <table:table-cell office:value-type="float" office:value="0.0632377" calcext:value-type="float">
            <text:p>0.0632377</text:p>
          </table:table-cell>
          <table:table-cell office:value-type="float" office:value="0.0424772" calcext:value-type="float">
            <text:p>0.0424772</text:p>
          </table:table-cell>
          <table:table-cell office:value-type="float" office:value="0.0183232" calcext:value-type="float">
            <text:p>0.0183232</text:p>
          </table:table-cell>
          <table:table-cell office:value-type="float" office:value="0.0823054" calcext:value-type="float">
            <text:p>0.0823054</text:p>
          </table:table-cell>
          <table:table-cell office:value-type="float" office:value="0.0485233" calcext:value-type="float">
            <text:p>0.0485233</text:p>
          </table:table-cell>
          <table:table-cell office:value-type="float" office:value="0.0378224" calcext:value-type="float">
            <text:p>0.0378224</text:p>
          </table:table-cell>
        </table:table-row>
        <table:table-row table:style-name="ro1">
          <table:table-cell office:value-type="float" office:value="0.0619702" calcext:value-type="float">
            <text:p>0.0619702</text:p>
          </table:table-cell>
          <table:table-cell office:value-type="float" office:value="0.0432346" calcext:value-type="float">
            <text:p>0.0432346</text:p>
          </table:table-cell>
          <table:table-cell office:value-type="float" office:value="0.0590404" calcext:value-type="float">
            <text:p>0.0590404</text:p>
          </table:table-cell>
          <table:table-cell office:value-type="float" office:value="0.0466962" calcext:value-type="float">
            <text:p>0.0466962</text:p>
          </table:table-cell>
          <table:table-cell office:value-type="float" office:value="0.0242853" calcext:value-type="float">
            <text:p>0.0242853</text:p>
          </table:table-cell>
          <table:table-cell office:value-type="float" office:value="0.0719258" calcext:value-type="float">
            <text:p>0.0719258</text:p>
          </table:table-cell>
          <table:table-cell office:value-type="float" office:value="0.042253" calcext:value-type="float">
            <text:p>0.042253</text:p>
          </table:table-cell>
          <table:table-cell office:value-type="float" office:value="0.0433598" calcext:value-type="float">
            <text:p>0.0433598</text:p>
          </table:table-cell>
        </table:table-row>
        <table:table-row table:style-name="ro1">
          <table:table-cell office:value-type="float" office:value="0.076959" calcext:value-type="float">
            <text:p>0.076959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676106" calcext:value-type="float">
            <text:p>0.0676106</text:p>
          </table:table-cell>
          <table:table-cell office:value-type="float" office:value="0.0399286" calcext:value-type="float">
            <text:p>0.0399286</text:p>
          </table:table-cell>
          <table:table-cell office:value-type="float" office:value="0.022066" calcext:value-type="float">
            <text:p>0.022066</text:p>
          </table:table-cell>
          <table:table-cell office:value-type="float" office:value="0.0792397" calcext:value-type="float">
            <text:p>0.0792397</text:p>
          </table:table-cell>
          <table:table-cell office:value-type="float" office:value="0.0389031" calcext:value-type="float">
            <text:p>0.0389031</text:p>
          </table:table-cell>
          <table:table-cell office:value-type="float" office:value="0.0438832" calcext:value-type="float">
            <text:p>0.0438832</text:p>
          </table:table-cell>
        </table:table-row>
        <table:table-row table:style-name="ro1">
          <table:table-cell office:value-type="float" office:value="0.0676936" calcext:value-type="float">
            <text:p>0.0676936</text:p>
          </table:table-cell>
          <table:table-cell office:value-type="float" office:value="0.0369046" calcext:value-type="float">
            <text:p>0.0369046</text:p>
          </table:table-cell>
          <table:table-cell office:value-type="float" office:value="0.0517083" calcext:value-type="float">
            <text:p>0.0517083</text:p>
          </table:table-cell>
          <table:table-cell office:value-type="float" office:value="0.0400524" calcext:value-type="float">
            <text:p>0.0400524</text:p>
          </table:table-cell>
          <table:table-cell office:value-type="float" office:value="0.0185398" calcext:value-type="float">
            <text:p>0.0185398</text:p>
          </table:table-cell>
          <table:table-cell office:value-type="float" office:value="0.0802334" calcext:value-type="float">
            <text:p>0.0802334</text:p>
          </table:table-cell>
          <table:table-cell office:value-type="float" office:value="0.0231735" calcext:value-type="float">
            <text:p>0.0231735</text:p>
          </table:table-cell>
          <table:table-cell office:value-type="float" office:value="0.0386178" calcext:value-type="float">
            <text:p>0.0386178</text:p>
          </table:table-cell>
        </table:table-row>
        <table:table-row table:style-name="ro1">
          <table:table-cell office:value-type="float" office:value="0.0561898" calcext:value-type="float">
            <text:p>0.0561898</text:p>
          </table:table-cell>
          <table:table-cell office:value-type="float" office:value="0.0236205" calcext:value-type="float">
            <text:p>0.0236205</text:p>
          </table:table-cell>
          <table:table-cell office:value-type="float" office:value="0.0709942" calcext:value-type="float">
            <text:p>0.0709942</text:p>
          </table:table-cell>
          <table:table-cell office:value-type="float" office:value="0.0394241" calcext:value-type="float">
            <text:p>0.0394241</text:p>
          </table:table-cell>
          <table:table-cell office:value-type="float" office:value="0.0245116" calcext:value-type="float">
            <text:p>0.0245116</text:p>
          </table:table-cell>
          <table:table-cell office:value-type="float" office:value="0.0835733" calcext:value-type="float">
            <text:p>0.0835733</text:p>
          </table:table-cell>
          <table:table-cell office:value-type="float" office:value="0.0395233" calcext:value-type="float">
            <text:p>0.0395233</text:p>
          </table:table-cell>
          <table:table-cell office:value-type="float" office:value="0.0392787" calcext:value-type="float">
            <text:p>0.0392787</text:p>
          </table:table-cell>
        </table:table-row>
        <table:table-row table:style-name="ro1">
          <table:table-cell office:value-type="float" office:value="0.0578825" calcext:value-type="float">
            <text:p>0.0578825</text:p>
          </table:table-cell>
          <table:table-cell office:value-type="float" office:value="0.0383357" calcext:value-type="float">
            <text:p>0.0383357</text:p>
          </table:table-cell>
          <table:table-cell office:value-type="float" office:value="0.0658785" calcext:value-type="float">
            <text:p>0.0658785</text:p>
          </table:table-cell>
          <table:table-cell office:value-type="float" office:value="0.0387136" calcext:value-type="float">
            <text:p>0.0387136</text:p>
          </table:table-cell>
          <table:table-cell office:value-type="float" office:value="0.0216409" calcext:value-type="float">
            <text:p>0.0216409</text:p>
          </table:table-cell>
          <table:table-cell office:value-type="float" office:value="0.0685819" calcext:value-type="float">
            <text:p>0.0685819</text:p>
          </table:table-cell>
          <table:table-cell office:value-type="float" office:value="0.0380995" calcext:value-type="float">
            <text:p>0.0380995</text:p>
          </table:table-cell>
          <table:table-cell office:value-type="float" office:value="0.0283475" calcext:value-type="float">
            <text:p>0.0283475</text:p>
          </table:table-cell>
        </table:table-row>
        <table:table-row table:style-name="ro1">
          <table:table-cell office:value-type="float" office:value="0.0621139" calcext:value-type="float">
            <text:p>0.0621139</text:p>
          </table:table-cell>
          <table:table-cell office:value-type="float" office:value="0.0268036" calcext:value-type="float">
            <text:p>0.0268036</text:p>
          </table:table-cell>
          <table:table-cell office:value-type="float" office:value="0.0642793" calcext:value-type="float">
            <text:p>0.0642793</text:p>
          </table:table-cell>
          <table:table-cell office:value-type="float" office:value="0.0370229" calcext:value-type="float">
            <text:p>0.0370229</text:p>
          </table:table-cell>
          <table:table-cell office:value-type="float" office:value="0.0217293" calcext:value-type="float">
            <text:p>0.0217293</text:p>
          </table:table-cell>
          <table:table-cell office:value-type="float" office:value="0.0735643" calcext:value-type="float">
            <text:p>0.0735643</text:p>
          </table:table-cell>
          <table:table-cell office:value-type="float" office:value="0.02358" calcext:value-type="float">
            <text:p>0.02358</text:p>
          </table:table-cell>
          <table:table-cell office:value-type="float" office:value="0.0444932" calcext:value-type="float">
            <text:p>0.0444932</text:p>
          </table:table-cell>
        </table:table-row>
        <table:table-row table:style-name="ro1">
          <table:table-cell office:value-type="float" office:value="0.0466261" calcext:value-type="float">
            <text:p>0.0466261</text:p>
          </table:table-cell>
          <table:table-cell office:value-type="float" office:value="0.0274489" calcext:value-type="float">
            <text:p>0.0274489</text:p>
          </table:table-cell>
          <table:table-cell office:value-type="float" office:value="0.0684625" calcext:value-type="float">
            <text:p>0.0684625</text:p>
          </table:table-cell>
          <table:table-cell office:value-type="float" office:value="0.0390396" calcext:value-type="float">
            <text:p>0.0390396</text:p>
          </table:table-cell>
          <table:table-cell office:value-type="float" office:value="0.0175752" calcext:value-type="float">
            <text:p>0.0175752</text:p>
          </table:table-cell>
          <table:table-cell office:value-type="float" office:value="0.0645725" calcext:value-type="float">
            <text:p>0.0645725</text:p>
          </table:table-cell>
          <table:table-cell office:value-type="float" office:value="0.0269962" calcext:value-type="float">
            <text:p>0.0269962</text:p>
          </table:table-cell>
          <table:table-cell office:value-type="float" office:value="0.0353493" calcext:value-type="float">
            <text:p>0.0353493</text:p>
          </table:table-cell>
        </table:table-row>
        <table:table-row table:style-name="ro1">
          <table:table-cell office:value-type="float" office:value="0.0566662" calcext:value-type="float">
            <text:p>0.0566662</text:p>
          </table:table-cell>
          <table:table-cell office:value-type="float" office:value="0.0270732" calcext:value-type="float">
            <text:p>0.0270732</text:p>
          </table:table-cell>
          <table:table-cell office:value-type="float" office:value="0.0569262" calcext:value-type="float">
            <text:p>0.0569262</text:p>
          </table:table-cell>
          <table:table-cell office:value-type="float" office:value="0.0395027" calcext:value-type="float">
            <text:p>0.0395027</text:p>
          </table:table-cell>
          <table:table-cell office:value-type="float" office:value="0.0149491" calcext:value-type="float">
            <text:p>0.0149491</text:p>
          </table:table-cell>
          <table:table-cell office:value-type="float" office:value="0.0684449" calcext:value-type="float">
            <text:p>0.0684449</text:p>
          </table:table-cell>
          <table:table-cell office:value-type="float" office:value="0.0386411" calcext:value-type="float">
            <text:p>0.0386411</text:p>
          </table:table-cell>
          <table:table-cell office:value-type="float" office:value="0.0403851" calcext:value-type="float">
            <text:p>0.0403851</text:p>
          </table:table-cell>
        </table:table-row>
        <table:table-row table:style-name="ro1">
          <table:table-cell office:value-type="float" office:value="0.0579967" calcext:value-type="float">
            <text:p>0.0579967</text:p>
          </table:table-cell>
          <table:table-cell office:value-type="float" office:value="0.0294089" calcext:value-type="float">
            <text:p>0.0294089</text:p>
          </table:table-cell>
          <table:table-cell office:value-type="float" office:value="0.0631001" calcext:value-type="float">
            <text:p>0.0631001</text:p>
          </table:table-cell>
          <table:table-cell office:value-type="float" office:value="0.0430203" calcext:value-type="float">
            <text:p>0.0430203</text:p>
          </table:table-cell>
          <table:table-cell office:value-type="float" office:value="0.0155237" calcext:value-type="float">
            <text:p>0.0155237</text:p>
          </table:table-cell>
          <table:table-cell office:value-type="float" office:value="0.0722138" calcext:value-type="float">
            <text:p>0.0722138</text:p>
          </table:table-cell>
          <table:table-cell office:value-type="float" office:value="0.0383018" calcext:value-type="float">
            <text:p>0.0383018</text:p>
          </table:table-cell>
          <table:table-cell office:value-type="float" office:value="0.0311634" calcext:value-type="float">
            <text:p>0.0311634</text:p>
          </table:table-cell>
        </table:table-row>
        <table:table-row table:style-name="ro1">
          <table:table-cell office:value-type="float" office:value="0.0674012" calcext:value-type="float">
            <text:p>0.0674012</text:p>
          </table:table-cell>
          <table:table-cell office:value-type="float" office:value="0.0163315" calcext:value-type="float">
            <text:p>0.0163315</text:p>
          </table:table-cell>
          <table:table-cell office:value-type="float" office:value="0.0563986" calcext:value-type="float">
            <text:p>0.0563986</text:p>
          </table:table-cell>
          <table:table-cell office:value-type="float" office:value="0.0515717" calcext:value-type="float">
            <text:p>0.0515717</text:p>
          </table:table-cell>
          <table:table-cell office:value-type="float" office:value="0.0134698" calcext:value-type="float">
            <text:p>0.0134698</text:p>
          </table:table-cell>
          <table:table-cell office:value-type="float" office:value="0.0694438" calcext:value-type="float">
            <text:p>0.0694438</text:p>
          </table:table-cell>
          <table:table-cell office:value-type="float" office:value="0.0167594" calcext:value-type="float">
            <text:p>0.0167594</text:p>
          </table:table-cell>
          <table:table-cell office:value-type="float" office:value="0.0351613" calcext:value-type="float">
            <text:p>0.0351613</text:p>
          </table:table-cell>
        </table:table-row>
        <table:table-row table:style-name="ro1">
          <table:table-cell office:value-type="float" office:value="0.0624969" calcext:value-type="float">
            <text:p>0.0624969</text:p>
          </table:table-cell>
          <table:table-cell office:value-type="float" office:value="0.0329992" calcext:value-type="float">
            <text:p>0.0329992</text:p>
          </table:table-cell>
          <table:table-cell office:value-type="float" office:value="0.0755714" calcext:value-type="float">
            <text:p>0.0755714</text:p>
          </table:table-cell>
          <table:table-cell office:value-type="float" office:value="0.0426906" calcext:value-type="float">
            <text:p>0.0426906</text:p>
          </table:table-cell>
          <table:table-cell office:value-type="float" office:value="0.0219355" calcext:value-type="float">
            <text:p>0.0219355</text:p>
          </table:table-cell>
          <table:table-cell office:value-type="float" office:value="0.0690572" calcext:value-type="float">
            <text:p>0.0690572</text:p>
          </table:table-cell>
          <table:table-cell office:value-type="float" office:value="0.019346" calcext:value-type="float">
            <text:p>0.019346</text:p>
          </table:table-cell>
          <table:table-cell office:value-type="float" office:value="0.0465636" calcext:value-type="float">
            <text:p>0.0465636</text:p>
          </table:table-cell>
        </table:table-row>
        <table:table-row table:style-name="ro1">
          <table:table-cell office:value-type="float" office:value="0.0540932" calcext:value-type="float">
            <text:p>0.0540932</text:p>
          </table:table-cell>
          <table:table-cell office:value-type="float" office:value="0.0181291" calcext:value-type="float">
            <text:p>0.0181291</text:p>
          </table:table-cell>
          <table:table-cell office:value-type="float" office:value="0.049412" calcext:value-type="float">
            <text:p>0.049412</text:p>
          </table:table-cell>
          <table:table-cell office:value-type="float" office:value="0.0524396" calcext:value-type="float">
            <text:p>0.0524396</text:p>
          </table:table-cell>
          <table:table-cell office:value-type="float" office:value="0.0166452" calcext:value-type="float">
            <text:p>0.0166452</text:p>
          </table:table-cell>
          <table:table-cell office:value-type="float" office:value="0.0630293" calcext:value-type="float">
            <text:p>0.0630293</text:p>
          </table:table-cell>
          <table:table-cell office:value-type="float" office:value="0.0304221" calcext:value-type="float">
            <text:p>0.0304221</text:p>
          </table:table-cell>
          <table:table-cell office:value-type="float" office:value="0.0508044" calcext:value-type="float">
            <text:p>0.0508044</text:p>
          </table:table-cell>
        </table:table-row>
        <table:table-row table:style-name="ro1">
          <table:table-cell office:value-type="float" office:value="0.0725796" calcext:value-type="float">
            <text:p>0.0725796</text:p>
          </table:table-cell>
          <table:table-cell office:value-type="float" office:value="0.0167154" calcext:value-type="float">
            <text:p>0.0167154</text:p>
          </table:table-cell>
          <table:table-cell office:value-type="float" office:value="0.0709117" calcext:value-type="float">
            <text:p>0.0709117</text:p>
          </table:table-cell>
          <table:table-cell office:value-type="float" office:value="0.0468317" calcext:value-type="float">
            <text:p>0.0468317</text:p>
          </table:table-cell>
          <table:table-cell office:value-type="float" office:value="0.0192444" calcext:value-type="float">
            <text:p>0.0192444</text:p>
          </table:table-cell>
          <table:table-cell office:value-type="float" office:value="0.0733577" calcext:value-type="float">
            <text:p>0.0733577</text:p>
          </table:table-cell>
          <table:table-cell office:value-type="float" office:value="0.0317561" calcext:value-type="float">
            <text:p>0.0317561</text:p>
          </table:table-cell>
          <table:table-cell office:value-type="float" office:value="0.0357219" calcext:value-type="float">
            <text:p>0.0357219</text:p>
          </table:table-cell>
        </table:table-row>
        <table:table-row table:style-name="ro1">
          <table:table-cell office:value-type="float" office:value="0.0458255" calcext:value-type="float">
            <text:p>0.0458255</text:p>
          </table:table-cell>
          <table:table-cell office:value-type="float" office:value="0.0364171" calcext:value-type="float">
            <text:p>0.0364171</text:p>
          </table:table-cell>
          <table:table-cell office:value-type="float" office:value="0.0746025" calcext:value-type="float">
            <text:p>0.0746025</text:p>
          </table:table-cell>
          <table:table-cell office:value-type="float" office:value="0.0408064" calcext:value-type="float">
            <text:p>0.0408064</text:p>
          </table:table-cell>
          <table:table-cell office:value-type="float" office:value="0.0194693" calcext:value-type="float">
            <text:p>0.0194693</text:p>
          </table:table-cell>
          <table:table-cell office:value-type="float" office:value="0.0785822" calcext:value-type="float">
            <text:p>0.0785822</text:p>
          </table:table-cell>
          <table:table-cell office:value-type="float" office:value="0.0355282" calcext:value-type="float">
            <text:p>0.0355282</text:p>
          </table:table-cell>
          <table:table-cell office:value-type="float" office:value="0.0395918" calcext:value-type="float">
            <text:p>0.0395918</text:p>
          </table:table-cell>
        </table:table-row>
        <table:table-row table:style-name="ro1">
          <table:table-cell office:value-type="float" office:value="0.0497123" calcext:value-type="float">
            <text:p>0.0497123</text:p>
          </table:table-cell>
          <table:table-cell office:value-type="float" office:value="0.0182703" calcext:value-type="float">
            <text:p>0.0182703</text:p>
          </table:table-cell>
          <table:table-cell office:value-type="float" office:value="0.0610567" calcext:value-type="float">
            <text:p>0.0610567</text:p>
          </table:table-cell>
          <table:table-cell office:value-type="float" office:value="0.040233" calcext:value-type="float">
            <text:p>0.040233</text:p>
          </table:table-cell>
          <table:table-cell office:value-type="float" office:value="0.0129357" calcext:value-type="float">
            <text:p>0.0129357</text:p>
          </table:table-cell>
          <table:table-cell office:value-type="float" office:value="0.0614756" calcext:value-type="float">
            <text:p>0.0614756</text:p>
          </table:table-cell>
          <table:table-cell office:value-type="float" office:value="0.0297839" calcext:value-type="float">
            <text:p>0.0297839</text:p>
          </table:table-cell>
          <table:table-cell office:value-type="float" office:value="0.0392217" calcext:value-type="float">
            <text:p>0.0392217</text:p>
          </table:table-cell>
        </table:table-row>
        <table:table-row table:style-name="ro1">
          <table:table-cell office:value-type="float" office:value="0.0618466" calcext:value-type="float">
            <text:p>0.0618466</text:p>
          </table:table-cell>
          <table:table-cell office:value-type="float" office:value="0.0207572" calcext:value-type="float">
            <text:p>0.0207572</text:p>
          </table:table-cell>
          <table:table-cell office:value-type="float" office:value="0.0559488" calcext:value-type="float">
            <text:p>0.0559488</text:p>
          </table:table-cell>
          <table:table-cell office:value-type="float" office:value="0.0408083" calcext:value-type="float">
            <text:p>0.0408083</text:p>
          </table:table-cell>
          <table:table-cell office:value-type="float" office:value="0.0178737" calcext:value-type="float">
            <text:p>0.0178737</text:p>
          </table:table-cell>
          <table:table-cell office:value-type="float" office:value="0.0824781" calcext:value-type="float">
            <text:p>0.0824781</text:p>
          </table:table-cell>
          <table:table-cell office:value-type="float" office:value="0.027507" calcext:value-type="float">
            <text:p>0.027507</text:p>
          </table:table-cell>
          <table:table-cell office:value-type="float" office:value="0.0534175" calcext:value-type="float">
            <text:p>0.0534175</text:p>
          </table:table-cell>
        </table:table-row>
        <table:table-row table:style-name="ro1">
          <table:table-cell office:value-type="float" office:value="0.0594681" calcext:value-type="float">
            <text:p>0.0594681</text:p>
          </table:table-cell>
          <table:table-cell office:value-type="float" office:value="0.0242289" calcext:value-type="float">
            <text:p>0.0242289</text:p>
          </table:table-cell>
          <table:table-cell office:value-type="float" office:value="0.0644365" calcext:value-type="float">
            <text:p>0.0644365</text:p>
          </table:table-cell>
          <table:table-cell office:value-type="float" office:value="0.0511676" calcext:value-type="float">
            <text:p>0.0511676</text:p>
          </table:table-cell>
          <table:table-cell office:value-type="float" office:value="0.0196144" calcext:value-type="float">
            <text:p>0.0196144</text:p>
          </table:table-cell>
          <table:table-cell office:value-type="float" office:value="0.0698357" calcext:value-type="float">
            <text:p>0.0698357</text:p>
          </table:table-cell>
          <table:table-cell office:value-type="float" office:value="0.0307637" calcext:value-type="float">
            <text:p>0.0307637</text:p>
          </table:table-cell>
          <table:table-cell office:value-type="float" office:value="0.0376439" calcext:value-type="float">
            <text:p>0.0376439</text:p>
          </table:table-cell>
        </table:table-row>
        <table:table-row table:style-name="ro1">
          <table:table-cell office:value-type="float" office:value="0.0496167" calcext:value-type="float">
            <text:p>0.0496167</text:p>
          </table:table-cell>
          <table:table-cell office:value-type="float" office:value="0.026537" calcext:value-type="float">
            <text:p>0.026537</text:p>
          </table:table-cell>
          <table:table-cell office:value-type="float" office:value="0.0726485" calcext:value-type="float">
            <text:p>0.0726485</text:p>
          </table:table-cell>
          <table:table-cell office:value-type="float" office:value="0.0288599" calcext:value-type="float">
            <text:p>0.0288599</text:p>
          </table:table-cell>
          <table:table-cell office:value-type="float" office:value="0.0218498" calcext:value-type="float">
            <text:p>0.0218498</text:p>
          </table:table-cell>
          <table:table-cell office:value-type="float" office:value="0.0689131" calcext:value-type="float">
            <text:p>0.0689131</text:p>
          </table:table-cell>
          <table:table-cell office:value-type="float" office:value="0.0385524" calcext:value-type="float">
            <text:p>0.0385524</text:p>
          </table:table-cell>
          <table:table-cell office:value-type="float" office:value="0.0450819" calcext:value-type="float">
            <text:p>0.0450819</text:p>
          </table:table-cell>
        </table:table-row>
        <table:table-row table:style-name="ro1">
          <table:table-cell office:value-type="float" office:value="0.0559653" calcext:value-type="float">
            <text:p>0.0559653</text:p>
          </table:table-cell>
          <table:table-cell office:value-type="float" office:value="0.0238023" calcext:value-type="float">
            <text:p>0.0238023</text:p>
          </table:table-cell>
          <table:table-cell office:value-type="float" office:value="0.0734064" calcext:value-type="float">
            <text:p>0.0734064</text:p>
          </table:table-cell>
          <table:table-cell office:value-type="float" office:value="0.044046" calcext:value-type="float">
            <text:p>0.044046</text:p>
          </table:table-cell>
          <table:table-cell office:value-type="float" office:value="0.0220594" calcext:value-type="float">
            <text:p>0.0220594</text:p>
          </table:table-cell>
          <table:table-cell office:value-type="float" office:value="0.0736336" calcext:value-type="float">
            <text:p>0.0736336</text:p>
          </table:table-cell>
          <table:table-cell office:value-type="float" office:value="0.0369434" calcext:value-type="float">
            <text:p>0.0369434</text:p>
          </table:table-cell>
          <table:table-cell office:value-type="float" office:value="0.043112" calcext:value-type="float">
            <text:p>0.043112</text:p>
          </table:table-cell>
        </table:table-row>
        <table:table-row table:style-name="ro1">
          <table:table-cell office:value-type="float" office:value="0.0658979" calcext:value-type="float">
            <text:p>0.0658979</text:p>
          </table:table-cell>
          <table:table-cell office:value-type="float" office:value="0.0347544" calcext:value-type="float">
            <text:p>0.0347544</text:p>
          </table:table-cell>
          <table:table-cell office:value-type="float" office:value="0.0711842" calcext:value-type="float">
            <text:p>0.0711842</text:p>
          </table:table-cell>
          <table:table-cell office:value-type="float" office:value="0.0403769" calcext:value-type="float">
            <text:p>0.0403769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716347" calcext:value-type="float">
            <text:p>0.0716347</text:p>
          </table:table-cell>
          <table:table-cell office:value-type="float" office:value="0.0326647" calcext:value-type="float">
            <text:p>0.0326647</text:p>
          </table:table-cell>
          <table:table-cell office:value-type="float" office:value="0.0424298" calcext:value-type="float">
            <text:p>0.0424298</text:p>
          </table:table-cell>
        </table:table-row>
        <table:table-row table:style-name="ro1">
          <table:table-cell office:value-type="float" office:value="0.0579226" calcext:value-type="float">
            <text:p>0.0579226</text:p>
          </table:table-cell>
          <table:table-cell office:value-type="float" office:value="0.0241324" calcext:value-type="float">
            <text:p>0.0241324</text:p>
          </table:table-cell>
          <table:table-cell office:value-type="float" office:value="0.0626113" calcext:value-type="float">
            <text:p>0.0626113</text:p>
          </table:table-cell>
          <table:table-cell office:value-type="float" office:value="0.0414549" calcext:value-type="float">
            <text:p>0.0414549</text:p>
          </table:table-cell>
          <table:table-cell office:value-type="float" office:value="0.0227732" calcext:value-type="float">
            <text:p>0.0227732</text:p>
          </table:table-cell>
          <table:table-cell office:value-type="float" office:value="0.079044" calcext:value-type="float">
            <text:p>0.079044</text:p>
          </table:table-cell>
          <table:table-cell office:value-type="float" office:value="0.0239965" calcext:value-type="float">
            <text:p>0.0239965</text:p>
          </table:table-cell>
          <table:table-cell office:value-type="float" office:value="0.0464262" calcext:value-type="float">
            <text:p>0.0464262</text:p>
          </table:table-cell>
        </table:table-row>
        <table:table-row table:style-name="ro1">
          <table:table-cell office:value-type="float" office:value="0.0606474" calcext:value-type="float">
            <text:p>0.0606474</text:p>
          </table:table-cell>
          <table:table-cell office:value-type="float" office:value="0.0224113" calcext:value-type="float">
            <text:p>0.0224113</text:p>
          </table:table-cell>
          <table:table-cell office:value-type="float" office:value="0.0738772" calcext:value-type="float">
            <text:p>0.0738772</text:p>
          </table:table-cell>
          <table:table-cell office:value-type="float" office:value="0.0440853" calcext:value-type="float">
            <text:p>0.0440853</text:p>
          </table:table-cell>
          <table:table-cell office:value-type="float" office:value="0.0196713" calcext:value-type="float">
            <text:p>0.0196713</text:p>
          </table:table-cell>
          <table:table-cell office:value-type="float" office:value="0.0734346" calcext:value-type="float">
            <text:p>0.0734346</text:p>
          </table:table-cell>
          <table:table-cell office:value-type="float" office:value="0.0241784" calcext:value-type="float">
            <text:p>0.0241784</text:p>
          </table:table-cell>
          <table:table-cell office:value-type="float" office:value="0.0398092" calcext:value-type="float">
            <text:p>0.0398092</text:p>
          </table:table-cell>
        </table:table-row>
        <table:table-row table:style-name="ro1">
          <table:table-cell office:value-type="float" office:value="0.0580206" calcext:value-type="float">
            <text:p>0.0580206</text:p>
          </table:table-cell>
          <table:table-cell office:value-type="float" office:value="0.022241" calcext:value-type="float">
            <text:p>0.022241</text:p>
          </table:table-cell>
          <table:table-cell office:value-type="float" office:value="0.0577412" calcext:value-type="float">
            <text:p>0.0577412</text:p>
          </table:table-cell>
          <table:table-cell office:value-type="float" office:value="0.0413728" calcext:value-type="float">
            <text:p>0.0413728</text:p>
          </table:table-cell>
          <table:table-cell office:value-type="float" office:value="0.0189198" calcext:value-type="float">
            <text:p>0.0189198</text:p>
          </table:table-cell>
          <table:table-cell office:value-type="float" office:value="0.0781145" calcext:value-type="float">
            <text:p>0.0781145</text:p>
          </table:table-cell>
          <table:table-cell office:value-type="float" office:value="0.040373" calcext:value-type="float">
            <text:p>0.040373</text:p>
          </table:table-cell>
          <table:table-cell office:value-type="float" office:value="0.0500439" calcext:value-type="float">
            <text:p>0.0500439</text:p>
          </table:table-cell>
        </table:table-row>
        <table:table-row table:style-name="ro1">
          <table:table-cell office:value-type="float" office:value="0.0642177" calcext:value-type="float">
            <text:p>0.0642177</text:p>
          </table:table-cell>
          <table:table-cell office:value-type="float" office:value="0.022295" calcext:value-type="float">
            <text:p>0.022295</text:p>
          </table:table-cell>
          <table:table-cell office:value-type="float" office:value="0.0660838" calcext:value-type="float">
            <text:p>0.0660838</text:p>
          </table:table-cell>
          <table:table-cell office:value-type="float" office:value="0.0370037" calcext:value-type="float">
            <text:p>0.0370037</text:p>
          </table:table-cell>
          <table:table-cell office:value-type="float" office:value="0.0201894" calcext:value-type="float">
            <text:p>0.0201894</text:p>
          </table:table-cell>
          <table:table-cell office:value-type="float" office:value="0.0854469" calcext:value-type="float">
            <text:p>0.0854469</text:p>
          </table:table-cell>
          <table:table-cell office:value-type="float" office:value="0.0321576" calcext:value-type="float">
            <text:p>0.0321576</text:p>
          </table:table-cell>
          <table:table-cell office:value-type="float" office:value="0.0375449" calcext:value-type="float">
            <text:p>0.0375449</text:p>
          </table:table-cell>
        </table:table-row>
        <table:table-row table:style-name="ro1">
          <table:table-cell office:value-type="float" office:value="0.0472774" calcext:value-type="float">
            <text:p>0.0472774</text:p>
          </table:table-cell>
          <table:table-cell office:value-type="float" office:value="0.034797" calcext:value-type="float">
            <text:p>0.034797</text:p>
          </table:table-cell>
          <table:table-cell office:value-type="float" office:value="0.0665676" calcext:value-type="float">
            <text:p>0.0665676</text:p>
          </table:table-cell>
          <table:table-cell office:value-type="float" office:value="0.0405647" calcext:value-type="float">
            <text:p>0.0405647</text:p>
          </table:table-cell>
          <table:table-cell office:value-type="float" office:value="0.0205721" calcext:value-type="float">
            <text:p>0.0205721</text:p>
          </table:table-cell>
          <table:table-cell office:value-type="float" office:value="0.082427" calcext:value-type="float">
            <text:p>0.082427</text:p>
          </table:table-cell>
          <table:table-cell office:value-type="float" office:value="0.0397945" calcext:value-type="float">
            <text:p>0.0397945</text:p>
          </table:table-cell>
          <table:table-cell office:value-type="float" office:value="0.0392398" calcext:value-type="float">
            <text:p>0.0392398</text:p>
          </table:table-cell>
        </table:table-row>
        <table:table-row table:style-name="ro1">
          <table:table-cell office:value-type="float" office:value="0.0726146" calcext:value-type="float">
            <text:p>0.0726146</text:p>
          </table:table-cell>
          <table:table-cell office:value-type="float" office:value="0.0227717" calcext:value-type="float">
            <text:p>0.0227717</text:p>
          </table:table-cell>
          <table:table-cell office:value-type="float" office:value="0.0734837" calcext:value-type="float">
            <text:p>0.0734837</text:p>
          </table:table-cell>
          <table:table-cell office:value-type="float" office:value="0.0377071" calcext:value-type="float">
            <text:p>0.0377071</text:p>
          </table:table-cell>
          <table:table-cell office:value-type="float" office:value="0.0273961" calcext:value-type="float">
            <text:p>0.0273961</text:p>
          </table:table-cell>
          <table:table-cell office:value-type="float" office:value="0.0720257" calcext:value-type="float">
            <text:p>0.0720257</text:p>
          </table:table-cell>
          <table:table-cell office:value-type="float" office:value="0.030522" calcext:value-type="float">
            <text:p>0.030522</text:p>
          </table:table-cell>
          <table:table-cell office:value-type="float" office:value="0.0466808" calcext:value-type="float">
            <text:p>0.0466808</text:p>
          </table:table-cell>
        </table:table-row>
        <table:table-row table:style-name="ro1">
          <table:table-cell office:value-type="float" office:value="0.0649175" calcext:value-type="float">
            <text:p>0.0649175</text:p>
          </table:table-cell>
          <table:table-cell office:value-type="float" office:value="0.0318741" calcext:value-type="float">
            <text:p>0.0318741</text:p>
          </table:table-cell>
          <table:table-cell office:value-type="float" office:value="0.0621511" calcext:value-type="float">
            <text:p>0.0621511</text:p>
          </table:table-cell>
          <table:table-cell office:value-type="float" office:value="0.0559191" calcext:value-type="float">
            <text:p>0.0559191</text:p>
          </table:table-cell>
          <table:table-cell office:value-type="float" office:value="0.0248809" calcext:value-type="float">
            <text:p>0.0248809</text:p>
          </table:table-cell>
          <table:table-cell office:value-type="float" office:value="0.0770954" calcext:value-type="float">
            <text:p>0.0770954</text:p>
          </table:table-cell>
          <table:table-cell office:value-type="float" office:value="0.039786" calcext:value-type="float">
            <text:p>0.039786</text:p>
          </table:table-cell>
          <table:table-cell office:value-type="float" office:value="0.0417607" calcext:value-type="float">
            <text:p>0.0417607</text:p>
          </table:table-cell>
        </table:table-row>
        <table:table-row table:style-name="ro1">
          <table:table-cell office:value-type="float" office:value="0.0595561" calcext:value-type="float">
            <text:p>0.0595561</text:p>
          </table:table-cell>
          <table:table-cell office:value-type="float" office:value="0.0349934" calcext:value-type="float">
            <text:p>0.0349934</text:p>
          </table:table-cell>
          <table:table-cell office:value-type="float" office:value="0.0742277" calcext:value-type="float">
            <text:p>0.0742277</text:p>
          </table:table-cell>
          <table:table-cell office:value-type="float" office:value="0.0551901" calcext:value-type="float">
            <text:p>0.0551901</text:p>
          </table:table-cell>
          <table:table-cell office:value-type="float" office:value="0.0216759" calcext:value-type="float">
            <text:p>0.0216759</text:p>
          </table:table-cell>
          <table:table-cell office:value-type="float" office:value="0.0816666" calcext:value-type="float">
            <text:p>0.0816666</text:p>
          </table:table-cell>
          <table:table-cell office:value-type="float" office:value="0.0399717" calcext:value-type="float">
            <text:p>0.0399717</text:p>
          </table:table-cell>
          <table:table-cell office:value-type="float" office:value="0.0633725" calcext:value-type="float">
            <text:p>0.0633725</text:p>
          </table:table-cell>
        </table:table-row>
        <table:table-row table:style-name="ro1">
          <table:table-cell office:value-type="float" office:value="0.0549272" calcext:value-type="float">
            <text:p>0.0549272</text:p>
          </table:table-cell>
          <table:table-cell office:value-type="float" office:value="0.0332591" calcext:value-type="float">
            <text:p>0.0332591</text:p>
          </table:table-cell>
          <table:table-cell office:value-type="float" office:value="0.0681399" calcext:value-type="float">
            <text:p>0.0681399</text:p>
          </table:table-cell>
          <table:table-cell office:value-type="float" office:value="0.0477195" calcext:value-type="float">
            <text:p>0.0477195</text:p>
          </table:table-cell>
          <table:table-cell office:value-type="float" office:value="0.0292081" calcext:value-type="float">
            <text:p>0.0292081</text:p>
          </table:table-cell>
          <table:table-cell office:value-type="float" office:value="0.0876049" calcext:value-type="float">
            <text:p>0.0876049</text:p>
          </table:table-cell>
          <table:table-cell office:value-type="float" office:value="0.039894" calcext:value-type="float">
            <text:p>0.039894</text:p>
          </table:table-cell>
          <table:table-cell office:value-type="float" office:value="0.0437296" calcext:value-type="float">
            <text:p>0.0437296</text:p>
          </table:table-cell>
        </table:table-row>
        <table:table-row table:style-name="ro1">
          <table:table-cell office:value-type="float" office:value="0.0383398" calcext:value-type="float">
            <text:p>0.0383398</text:p>
          </table:table-cell>
          <table:table-cell office:value-type="float" office:value="0.040867" calcext:value-type="float">
            <text:p>0.040867</text:p>
          </table:table-cell>
          <table:table-cell office:value-type="float" office:value="0.0749386" calcext:value-type="float">
            <text:p>0.0749386</text:p>
          </table:table-cell>
          <table:table-cell office:value-type="float" office:value="0.0532822" calcext:value-type="float">
            <text:p>0.0532822</text:p>
          </table:table-cell>
          <table:table-cell office:value-type="float" office:value="0.0307883" calcext:value-type="float">
            <text:p>0.0307883</text:p>
          </table:table-cell>
          <table:table-cell office:value-type="float" office:value="0.0711821" calcext:value-type="float">
            <text:p>0.0711821</text:p>
          </table:table-cell>
          <table:table-cell office:value-type="float" office:value="0.0404588" calcext:value-type="float">
            <text:p>0.0404588</text:p>
          </table:table-cell>
          <table:table-cell office:value-type="float" office:value="0.0427448" calcext:value-type="float">
            <text:p>0.0427448</text:p>
          </table:table-cell>
        </table:table-row>
        <table:table-row table:style-name="ro1">
          <table:table-cell office:value-type="float" office:value="0.0549718" calcext:value-type="float">
            <text:p>0.0549718</text:p>
          </table:table-cell>
          <table:table-cell office:value-type="float" office:value="0.0316206" calcext:value-type="float">
            <text:p>0.0316206</text:p>
          </table:table-cell>
          <table:table-cell office:value-type="float" office:value="0.0745253" calcext:value-type="float">
            <text:p>0.0745253</text:p>
          </table:table-cell>
          <table:table-cell office:value-type="float" office:value="0.0333366" calcext:value-type="float">
            <text:p>0.0333366</text:p>
          </table:table-cell>
          <table:table-cell office:value-type="float" office:value="0.0184948" calcext:value-type="float">
            <text:p>0.0184948</text:p>
          </table:table-cell>
          <table:table-cell office:value-type="float" office:value="0.0670878" calcext:value-type="float">
            <text:p>0.0670878</text:p>
          </table:table-cell>
          <table:table-cell office:value-type="float" office:value="0.0471764" calcext:value-type="float">
            <text:p>0.0471764</text:p>
          </table:table-cell>
          <table:table-cell office:value-type="float" office:value="0.0455014" calcext:value-type="float">
            <text:p>0.0455014</text:p>
          </table:table-cell>
        </table:table-row>
        <table:table-row table:style-name="ro1">
          <table:table-cell office:value-type="float" office:value="0.0639312" calcext:value-type="float">
            <text:p>0.0639312</text:p>
          </table:table-cell>
          <table:table-cell office:value-type="float" office:value="0.0331609" calcext:value-type="float">
            <text:p>0.0331609</text:p>
          </table:table-cell>
          <table:table-cell office:value-type="float" office:value="0.0746378" calcext:value-type="float">
            <text:p>0.0746378</text:p>
          </table:table-cell>
          <table:table-cell office:value-type="float" office:value="0.0470165" calcext:value-type="float">
            <text:p>0.0470165</text:p>
          </table:table-cell>
          <table:table-cell office:value-type="float" office:value="0.0325517" calcext:value-type="float">
            <text:p>0.0325517</text:p>
          </table:table-cell>
          <table:table-cell office:value-type="float" office:value="0.0848811" calcext:value-type="float">
            <text:p>0.0848811</text:p>
          </table:table-cell>
          <table:table-cell office:value-type="float" office:value="0.0403812" calcext:value-type="float">
            <text:p>0.0403812</text:p>
          </table:table-cell>
          <table:table-cell office:value-type="float" office:value="0.0494822" calcext:value-type="float">
            <text:p>0.0494822</text:p>
          </table:table-cell>
        </table:table-row>
        <table:table-row table:style-name="ro1">
          <table:table-cell office:value-type="float" office:value="0.0615009" calcext:value-type="float">
            <text:p>0.0615009</text:p>
          </table:table-cell>
          <table:table-cell office:value-type="float" office:value="0.0289072" calcext:value-type="float">
            <text:p>0.0289072</text:p>
          </table:table-cell>
          <table:table-cell office:value-type="float" office:value="0.0677495" calcext:value-type="float">
            <text:p>0.0677495</text:p>
          </table:table-cell>
          <table:table-cell office:value-type="float" office:value="0.0444137" calcext:value-type="float">
            <text:p>0.0444137</text:p>
          </table:table-cell>
          <table:table-cell office:value-type="float" office:value="0.0216032" calcext:value-type="float">
            <text:p>0.0216032</text:p>
          </table:table-cell>
          <table:table-cell office:value-type="float" office:value="0.068847" calcext:value-type="float">
            <text:p>0.068847</text:p>
          </table:table-cell>
          <table:table-cell office:value-type="float" office:value="0.0382107" calcext:value-type="float">
            <text:p>0.0382107</text:p>
          </table:table-cell>
          <table:table-cell office:value-type="float" office:value="0.0448597" calcext:value-type="float">
            <text:p>0.0448597</text:p>
          </table:table-cell>
        </table:table-row>
        <table:table-row table:style-name="ro1">
          <table:table-cell office:value-type="float" office:value="0.0443511" calcext:value-type="float">
            <text:p>0.0443511</text:p>
          </table:table-cell>
          <table:table-cell office:value-type="float" office:value="0.0259073" calcext:value-type="float">
            <text:p>0.0259073</text:p>
          </table:table-cell>
          <table:table-cell office:value-type="float" office:value="0.0684057" calcext:value-type="float">
            <text:p>0.0684057</text:p>
          </table:table-cell>
          <table:table-cell office:value-type="float" office:value="0.0521198" calcext:value-type="float">
            <text:p>0.0521198</text:p>
          </table:table-cell>
          <table:table-cell office:value-type="float" office:value="0.0309376" calcext:value-type="float">
            <text:p>0.0309376</text:p>
          </table:table-cell>
          <table:table-cell office:value-type="float" office:value="0.087562" calcext:value-type="float">
            <text:p>0.087562</text:p>
          </table:table-cell>
          <table:table-cell office:value-type="float" office:value="0.0523277" calcext:value-type="float">
            <text:p>0.0523277</text:p>
          </table:table-cell>
          <table:table-cell office:value-type="float" office:value="0.0385873" calcext:value-type="float">
            <text:p>0.0385873</text:p>
          </table:table-cell>
        </table:table-row>
        <table:table-row table:style-name="ro1">
          <table:table-cell office:value-type="float" office:value="0.0638828" calcext:value-type="float">
            <text:p>0.0638828</text:p>
          </table:table-cell>
          <table:table-cell office:value-type="float" office:value="0.0324394" calcext:value-type="float">
            <text:p>0.0324394</text:p>
          </table:table-cell>
          <table:table-cell office:value-type="float" office:value="0.0757147" calcext:value-type="float">
            <text:p>0.0757147</text:p>
          </table:table-cell>
          <table:table-cell office:value-type="float" office:value="0.0517103" calcext:value-type="float">
            <text:p>0.0517103</text:p>
          </table:table-cell>
          <table:table-cell office:value-type="float" office:value="0.0267559" calcext:value-type="float">
            <text:p>0.0267559</text:p>
          </table:table-cell>
          <table:table-cell office:value-type="float" office:value="0.0768055" calcext:value-type="float">
            <text:p>0.0768055</text:p>
          </table:table-cell>
          <table:table-cell office:value-type="float" office:value="0.0462438" calcext:value-type="float">
            <text:p>0.0462438</text:p>
          </table:table-cell>
          <table:table-cell office:value-type="float" office:value="0.0375748" calcext:value-type="float">
            <text:p>0.0375748</text:p>
          </table:table-cell>
        </table:table-row>
        <table:table-row table:style-name="ro1">
          <table:table-cell office:value-type="float" office:value="0.0604397" calcext:value-type="float">
            <text:p>0.0604397</text:p>
          </table:table-cell>
          <table:table-cell office:value-type="float" office:value="0.0526572" calcext:value-type="float">
            <text:p>0.0526572</text:p>
          </table:table-cell>
          <table:table-cell office:value-type="float" office:value="0.0648859" calcext:value-type="float">
            <text:p>0.0648859</text:p>
          </table:table-cell>
          <table:table-cell office:value-type="float" office:value="0.0295439" calcext:value-type="float">
            <text:p>0.0295439</text:p>
          </table:table-cell>
          <table:table-cell office:value-type="float" office:value="0.0239353" calcext:value-type="float">
            <text:p>0.0239353</text:p>
          </table:table-cell>
          <table:table-cell office:value-type="float" office:value="0.0780072" calcext:value-type="float">
            <text:p>0.0780072</text:p>
          </table:table-cell>
          <table:table-cell office:value-type="float" office:value="0.0387875" calcext:value-type="float">
            <text:p>0.0387875</text:p>
          </table:table-cell>
          <table:table-cell office:value-type="float" office:value="0.0472066" calcext:value-type="float">
            <text:p>0.0472066</text:p>
          </table:table-cell>
        </table:table-row>
        <table:table-row table:style-name="ro1">
          <table:table-cell office:value-type="float" office:value="0.0652792" calcext:value-type="float">
            <text:p>0.0652792</text:p>
          </table:table-cell>
          <table:table-cell office:value-type="float" office:value="0.0221291" calcext:value-type="float">
            <text:p>0.0221291</text:p>
          </table:table-cell>
          <table:table-cell office:value-type="float" office:value="0.0702077" calcext:value-type="float">
            <text:p>0.0702077</text:p>
          </table:table-cell>
          <table:table-cell office:value-type="float" office:value="0.0445781" calcext:value-type="float">
            <text:p>0.0445781</text:p>
          </table:table-cell>
          <table:table-cell office:value-type="float" office:value="0.0165321" calcext:value-type="float">
            <text:p>0.0165321</text:p>
          </table:table-cell>
          <table:table-cell office:value-type="float" office:value="0.0627544" calcext:value-type="float">
            <text:p>0.0627544</text:p>
          </table:table-cell>
          <table:table-cell office:value-type="float" office:value="0.0247296" calcext:value-type="float">
            <text:p>0.0247296</text:p>
          </table:table-cell>
          <table:table-cell office:value-type="float" office:value="0.0374247" calcext:value-type="float">
            <text:p>0.0374247</text:p>
          </table:table-cell>
        </table:table-row>
        <table:table-row table:style-name="ro1">
          <table:table-cell office:value-type="float" office:value="0.0667938" calcext:value-type="float">
            <text:p>0.0667938</text:p>
          </table:table-cell>
          <table:table-cell office:value-type="float" office:value="0.0336451" calcext:value-type="float">
            <text:p>0.0336451</text:p>
          </table:table-cell>
          <table:table-cell office:value-type="float" office:value="0.0547455" calcext:value-type="float">
            <text:p>0.0547455</text:p>
          </table:table-cell>
          <table:table-cell office:value-type="float" office:value="0.0423222" calcext:value-type="float">
            <text:p>0.0423222</text:p>
          </table:table-cell>
          <table:table-cell office:value-type="float" office:value="0.0251885" calcext:value-type="float">
            <text:p>0.0251885</text:p>
          </table:table-cell>
          <table:table-cell office:value-type="float" office:value="0.081632" calcext:value-type="float">
            <text:p>0.081632</text:p>
          </table:table-cell>
          <table:table-cell office:value-type="float" office:value="0.0482046" calcext:value-type="float">
            <text:p>0.0482046</text:p>
          </table:table-cell>
          <table:table-cell office:value-type="float" office:value="0.0471902" calcext:value-type="float">
            <text:p>0.0471902</text:p>
          </table:table-cell>
        </table:table-row>
        <table:table-row table:style-name="ro1">
          <table:table-cell office:value-type="float" office:value="0.0625052" calcext:value-type="float">
            <text:p>0.0625052</text:p>
          </table:table-cell>
          <table:table-cell office:value-type="float" office:value="0.0207653" calcext:value-type="float">
            <text:p>0.0207653</text:p>
          </table:table-cell>
          <table:table-cell office:value-type="float" office:value="0.0604575" calcext:value-type="float">
            <text:p>0.0604575</text:p>
          </table:table-cell>
          <table:table-cell office:value-type="float" office:value="0.0424815" calcext:value-type="float">
            <text:p>0.0424815</text:p>
          </table:table-cell>
          <table:table-cell office:value-type="float" office:value="0.0370964" calcext:value-type="float">
            <text:p>0.0370964</text:p>
          </table:table-cell>
          <table:table-cell office:value-type="float" office:value="0.0783652" calcext:value-type="float">
            <text:p>0.0783652</text:p>
          </table:table-cell>
          <table:table-cell office:value-type="float" office:value="0.0434206" calcext:value-type="float">
            <text:p>0.0434206</text:p>
          </table:table-cell>
          <table:table-cell office:value-type="float" office:value="0.0400879" calcext:value-type="float">
            <text:p>0.0400879</text:p>
          </table:table-cell>
        </table:table-row>
        <table:table-row table:style-name="ro1">
          <table:table-cell office:value-type="float" office:value="0.0611496" calcext:value-type="float">
            <text:p>0.0611496</text:p>
          </table:table-cell>
          <table:table-cell office:value-type="float" office:value="0.0247389" calcext:value-type="float">
            <text:p>0.0247389</text:p>
          </table:table-cell>
          <table:table-cell office:value-type="float" office:value="0.0663164" calcext:value-type="float">
            <text:p>0.0663164</text:p>
          </table:table-cell>
          <table:table-cell office:value-type="float" office:value="0.0365012" calcext:value-type="float">
            <text:p>0.0365012</text:p>
          </table:table-cell>
          <table:table-cell office:value-type="float" office:value="0.0260816" calcext:value-type="float">
            <text:p>0.0260816</text:p>
          </table:table-cell>
          <table:table-cell office:value-type="float" office:value="0.0832589" calcext:value-type="float">
            <text:p>0.0832589</text:p>
          </table:table-cell>
          <table:table-cell office:value-type="float" office:value="0.0338115" calcext:value-type="float">
            <text:p>0.0338115</text:p>
          </table:table-cell>
          <table:table-cell office:value-type="float" office:value="0.0529465" calcext:value-type="float">
            <text:p>0.0529465</text:p>
          </table:table-cell>
        </table:table-row>
        <table:table-row table:style-name="ro1">
          <table:table-cell office:value-type="float" office:value="0.067126" calcext:value-type="float">
            <text:p>0.067126</text:p>
          </table:table-cell>
          <table:table-cell office:value-type="float" office:value="0.0331782" calcext:value-type="float">
            <text:p>0.0331782</text:p>
          </table:table-cell>
          <table:table-cell office:value-type="float" office:value="0.0832349" calcext:value-type="float">
            <text:p>0.0832349</text:p>
          </table:table-cell>
          <table:table-cell office:value-type="float" office:value="0.0454547" calcext:value-type="float">
            <text:p>0.0454547</text:p>
          </table:table-cell>
          <table:table-cell office:value-type="float" office:value="0.0274246" calcext:value-type="float">
            <text:p>0.0274246</text:p>
          </table:table-cell>
          <table:table-cell office:value-type="float" office:value="0.0824921" calcext:value-type="float">
            <text:p>0.0824921</text:p>
          </table:table-cell>
          <table:table-cell office:value-type="float" office:value="0.0323672" calcext:value-type="float">
            <text:p>0.0323672</text:p>
          </table:table-cell>
          <table:table-cell office:value-type="float" office:value="0.0423008" calcext:value-type="float">
            <text:p>0.0423008</text:p>
          </table:table-cell>
        </table:table-row>
        <table:table-row table:style-name="ro1">
          <table:table-cell office:value-type="float" office:value="0.0608064" calcext:value-type="float">
            <text:p>0.0608064</text:p>
          </table:table-cell>
          <table:table-cell office:value-type="float" office:value="0.0267748" calcext:value-type="float">
            <text:p>0.0267748</text:p>
          </table:table-cell>
          <table:table-cell office:value-type="float" office:value="0.0729952" calcext:value-type="float">
            <text:p>0.0729952</text:p>
          </table:table-cell>
          <table:table-cell office:value-type="float" office:value="0.0477145" calcext:value-type="float">
            <text:p>0.0477145</text:p>
          </table:table-cell>
          <table:table-cell office:value-type="float" office:value="0.0227422" calcext:value-type="float">
            <text:p>0.0227422</text:p>
          </table:table-cell>
          <table:table-cell office:value-type="float" office:value="0.0795243" calcext:value-type="float">
            <text:p>0.0795243</text:p>
          </table:table-cell>
          <table:table-cell office:value-type="float" office:value="0.0427429" calcext:value-type="float">
            <text:p>0.0427429</text:p>
          </table:table-cell>
          <table:table-cell office:value-type="float" office:value="0.0529128" calcext:value-type="float">
            <text:p>0.0529128</text:p>
          </table:table-cell>
        </table:table-row>
        <table:table-row table:style-name="ro1">
          <table:table-cell office:value-type="float" office:value="0.0494582" calcext:value-type="float">
            <text:p>0.0494582</text:p>
          </table:table-cell>
          <table:table-cell office:value-type="float" office:value="0.0308079" calcext:value-type="float">
            <text:p>0.0308079</text:p>
          </table:table-cell>
          <table:table-cell office:value-type="float" office:value="0.0722946" calcext:value-type="float">
            <text:p>0.0722946</text:p>
          </table:table-cell>
          <table:table-cell office:value-type="float" office:value="0.0485248" calcext:value-type="float">
            <text:p>0.0485248</text:p>
          </table:table-cell>
          <table:table-cell office:value-type="float" office:value="0.0201581" calcext:value-type="float">
            <text:p>0.0201581</text:p>
          </table:table-cell>
          <table:table-cell office:value-type="float" office:value="0.0840867" calcext:value-type="float">
            <text:p>0.0840867</text:p>
          </table:table-cell>
          <table:table-cell office:value-type="float" office:value="0.0376658" calcext:value-type="float">
            <text:p>0.0376658</text:p>
          </table:table-cell>
          <table:table-cell office:value-type="float" office:value="0.0572418" calcext:value-type="float">
            <text:p>0.0572418</text:p>
          </table:table-cell>
        </table:table-row>
        <table:table-row table:style-name="ro1">
          <table:table-cell office:value-type="float" office:value="0.0631662" calcext:value-type="float">
            <text:p>0.0631662</text:p>
          </table:table-cell>
          <table:table-cell office:value-type="float" office:value="0.0355171" calcext:value-type="float">
            <text:p>0.0355171</text:p>
          </table:table-cell>
          <table:table-cell office:value-type="float" office:value="0.0723975" calcext:value-type="float">
            <text:p>0.0723975</text:p>
          </table:table-cell>
          <table:table-cell office:value-type="float" office:value="0.0460654" calcext:value-type="float">
            <text:p>0.0460654</text:p>
          </table:table-cell>
          <table:table-cell office:value-type="float" office:value="0.0200586" calcext:value-type="float">
            <text:p>0.0200586</text:p>
          </table:table-cell>
          <table:table-cell office:value-type="float" office:value="0.0835859" calcext:value-type="float">
            <text:p>0.0835859</text:p>
          </table:table-cell>
          <table:table-cell office:value-type="float" office:value="0.0510551" calcext:value-type="float">
            <text:p>0.0510551</text:p>
          </table:table-cell>
          <table:table-cell office:value-type="float" office:value="0.0512883" calcext:value-type="float">
            <text:p>0.0512883</text:p>
          </table:table-cell>
        </table:table-row>
        <table:table-row table:style-name="ro1">
          <table:table-cell office:value-type="float" office:value="0.0630428" calcext:value-type="float">
            <text:p>0.0630428</text:p>
          </table:table-cell>
          <table:table-cell office:value-type="float" office:value="0.0300709" calcext:value-type="float">
            <text:p>0.0300709</text:p>
          </table:table-cell>
          <table:table-cell office:value-type="float" office:value="0.0701577" calcext:value-type="float">
            <text:p>0.0701577</text:p>
          </table:table-cell>
          <table:table-cell office:value-type="float" office:value="0.0567802" calcext:value-type="float">
            <text:p>0.0567802</text:p>
          </table:table-cell>
          <table:table-cell office:value-type="float" office:value="0.0371723" calcext:value-type="float">
            <text:p>0.0371723</text:p>
          </table:table-cell>
          <table:table-cell office:value-type="float" office:value="0.0870914" calcext:value-type="float">
            <text:p>0.0870914</text:p>
          </table:table-cell>
          <table:table-cell office:value-type="float" office:value="0.0289605" calcext:value-type="float">
            <text:p>0.0289605</text:p>
          </table:table-cell>
          <table:table-cell office:value-type="float" office:value="0.0443941" calcext:value-type="float">
            <text:p>0.0443941</text:p>
          </table:table-cell>
        </table:table-row>
        <table:table-row table:style-name="ro1">
          <table:table-cell office:value-type="float" office:value="0.0658467" calcext:value-type="float">
            <text:p>0.0658467</text:p>
          </table:table-cell>
          <table:table-cell office:value-type="float" office:value="0.0309346" calcext:value-type="float">
            <text:p>0.0309346</text:p>
          </table:table-cell>
          <table:table-cell office:value-type="float" office:value="0.0719087" calcext:value-type="float">
            <text:p>0.0719087</text:p>
          </table:table-cell>
          <table:table-cell office:value-type="float" office:value="0.0512177" calcext:value-type="float">
            <text:p>0.0512177</text:p>
          </table:table-cell>
          <table:table-cell office:value-type="float" office:value="0.0392748" calcext:value-type="float">
            <text:p>0.0392748</text:p>
          </table:table-cell>
          <table:table-cell office:value-type="float" office:value="0.0799356" calcext:value-type="float">
            <text:p>0.0799356</text:p>
          </table:table-cell>
          <table:table-cell office:value-type="float" office:value="0.0380424" calcext:value-type="float">
            <text:p>0.0380424</text:p>
          </table:table-cell>
          <table:table-cell office:value-type="float" office:value="0.0487688" calcext:value-type="float">
            <text:p>0.0487688</text:p>
          </table:table-cell>
        </table:table-row>
        <table:table-row table:style-name="ro1">
          <table:table-cell office:value-type="float" office:value="0.0682804" calcext:value-type="float">
            <text:p>0.0682804</text:p>
          </table:table-cell>
          <table:table-cell office:value-type="float" office:value="0.0367855" calcext:value-type="float">
            <text:p>0.0367855</text:p>
          </table:table-cell>
          <table:table-cell office:value-type="float" office:value="0.0723051" calcext:value-type="float">
            <text:p>0.0723051</text:p>
          </table:table-cell>
          <table:table-cell office:value-type="float" office:value="0.0497914" calcext:value-type="float">
            <text:p>0.0497914</text:p>
          </table:table-cell>
          <table:table-cell office:value-type="float" office:value="0.0419743" calcext:value-type="float">
            <text:p>0.0419743</text:p>
          </table:table-cell>
          <table:table-cell office:value-type="float" office:value="0.0791059" calcext:value-type="float">
            <text:p>0.0791059</text:p>
          </table:table-cell>
          <table:table-cell office:value-type="float" office:value="0.0417893" calcext:value-type="float">
            <text:p>0.0417893</text:p>
          </table:table-cell>
          <table:table-cell office:value-type="float" office:value="0.0600994" calcext:value-type="float">
            <text:p>0.0600994</text:p>
          </table:table-cell>
        </table:table-row>
        <table:table-row table:style-name="ro1">
          <table:table-cell office:value-type="float" office:value="0.059775" calcext:value-type="float">
            <text:p>0.059775</text:p>
          </table:table-cell>
          <table:table-cell office:value-type="float" office:value="0.0379728" calcext:value-type="float">
            <text:p>0.0379728</text:p>
          </table:table-cell>
          <table:table-cell office:value-type="float" office:value="0.0711767" calcext:value-type="float">
            <text:p>0.0711767</text:p>
          </table:table-cell>
          <table:table-cell office:value-type="float" office:value="0.0511093" calcext:value-type="float">
            <text:p>0.0511093</text:p>
          </table:table-cell>
          <table:table-cell office:value-type="float" office:value="0.0282463" calcext:value-type="float">
            <text:p>0.0282463</text:p>
          </table:table-cell>
          <table:table-cell office:value-type="float" office:value="0.0788991" calcext:value-type="float">
            <text:p>0.0788991</text:p>
          </table:table-cell>
          <table:table-cell office:value-type="float" office:value="0.0566122" calcext:value-type="float">
            <text:p>0.0566122</text:p>
          </table:table-cell>
          <table:table-cell office:value-type="float" office:value="0.0540458" calcext:value-type="float">
            <text:p>0.0540458</text:p>
          </table:table-cell>
        </table:table-row>
        <table:table-row table:style-name="ro1">
          <table:table-cell office:value-type="float" office:value="0.0605476" calcext:value-type="float">
            <text:p>0.0605476</text:p>
          </table:table-cell>
          <table:table-cell office:value-type="float" office:value="0.0441593" calcext:value-type="float">
            <text:p>0.0441593</text:p>
          </table:table-cell>
          <table:table-cell office:value-type="float" office:value="0.0782716" calcext:value-type="float">
            <text:p>0.0782716</text:p>
          </table:table-cell>
          <table:table-cell office:value-type="float" office:value="0.0481714" calcext:value-type="float">
            <text:p>0.0481714</text:p>
          </table:table-cell>
          <table:table-cell office:value-type="float" office:value="0.0319679" calcext:value-type="float">
            <text:p>0.0319679</text:p>
          </table:table-cell>
          <table:table-cell office:value-type="float" office:value="0.0848543" calcext:value-type="float">
            <text:p>0.0848543</text:p>
          </table:table-cell>
          <table:table-cell office:value-type="float" office:value="0.0379026" calcext:value-type="float">
            <text:p>0.0379026</text:p>
          </table:table-cell>
          <table:table-cell office:value-type="float" office:value="0.0533611" calcext:value-type="float">
            <text:p>0.0533611</text:p>
          </table:table-cell>
        </table:table-row>
        <table:table-row table:style-name="ro1">
          <table:table-cell office:value-type="float" office:value="0.0565737" calcext:value-type="float">
            <text:p>0.0565737</text:p>
          </table:table-cell>
          <table:table-cell office:value-type="float" office:value="0.036827" calcext:value-type="float">
            <text:p>0.036827</text:p>
          </table:table-cell>
          <table:table-cell office:value-type="float" office:value="0.0731073" calcext:value-type="float">
            <text:p>0.0731073</text:p>
          </table:table-cell>
          <table:table-cell office:value-type="float" office:value="0.0480335" calcext:value-type="float">
            <text:p>0.0480335</text:p>
          </table:table-cell>
          <table:table-cell office:value-type="float" office:value="0.0267172" calcext:value-type="float">
            <text:p>0.0267172</text:p>
          </table:table-cell>
          <table:table-cell office:value-type="float" office:value="0.0786426" calcext:value-type="float">
            <text:p>0.0786426</text:p>
          </table:table-cell>
          <table:table-cell office:value-type="float" office:value="0.0271453" calcext:value-type="float">
            <text:p>0.0271453</text:p>
          </table:table-cell>
          <table:table-cell office:value-type="float" office:value="0.0442225" calcext:value-type="float">
            <text:p>0.0442225</text:p>
          </table:table-cell>
        </table:table-row>
        <table:table-row table:style-name="ro1">
          <table:table-cell office:value-type="float" office:value="0.0615747" calcext:value-type="float">
            <text:p>0.0615747</text:p>
          </table:table-cell>
          <table:table-cell office:value-type="float" office:value="0.0356034" calcext:value-type="float">
            <text:p>0.0356034</text:p>
          </table:table-cell>
          <table:table-cell office:value-type="float" office:value="0.0728832" calcext:value-type="float">
            <text:p>0.0728832</text:p>
          </table:table-cell>
          <table:table-cell office:value-type="float" office:value="0.0579182" calcext:value-type="float">
            <text:p>0.0579182</text:p>
          </table:table-cell>
          <table:table-cell office:value-type="float" office:value="0.0287532" calcext:value-type="float">
            <text:p>0.0287532</text:p>
          </table:table-cell>
          <table:table-cell office:value-type="float" office:value="0.0755711" calcext:value-type="float">
            <text:p>0.0755711</text:p>
          </table:table-cell>
          <table:table-cell office:value-type="float" office:value="0.0356169" calcext:value-type="float">
            <text:p>0.0356169</text:p>
          </table:table-cell>
          <table:table-cell office:value-type="float" office:value="0.0504324" calcext:value-type="float">
            <text:p>0.0504324</text:p>
          </table:table-cell>
        </table:table-row>
        <table:table-row table:style-name="ro1">
          <table:table-cell office:value-type="float" office:value="0.0651008" calcext:value-type="float">
            <text:p>0.0651008</text:p>
          </table:table-cell>
          <table:table-cell office:value-type="float" office:value="0.0389776" calcext:value-type="float">
            <text:p>0.0389776</text:p>
          </table:table-cell>
          <table:table-cell office:value-type="float" office:value="0.0767052" calcext:value-type="float">
            <text:p>0.0767052</text:p>
          </table:table-cell>
          <table:table-cell office:value-type="float" office:value="0.0541977" calcext:value-type="float">
            <text:p>0.0541977</text:p>
          </table:table-cell>
          <table:table-cell office:value-type="float" office:value="0.03096" calcext:value-type="float">
            <text:p>0.03096</text:p>
          </table:table-cell>
          <table:table-cell office:value-type="float" office:value="0.0850655" calcext:value-type="float">
            <text:p>0.0850655</text:p>
          </table:table-cell>
          <table:table-cell office:value-type="float" office:value="0.0462772" calcext:value-type="float">
            <text:p>0.0462772</text:p>
          </table:table-cell>
          <table:table-cell office:value-type="float" office:value="0.0413396" calcext:value-type="float">
            <text:p>0.0413396</text:p>
          </table:table-cell>
        </table:table-row>
        <table:table-row table:style-name="ro1">
          <table:table-cell office:value-type="float" office:value="0.068617" calcext:value-type="float">
            <text:p>0.068617</text:p>
          </table:table-cell>
          <table:table-cell office:value-type="float" office:value="0.0374073" calcext:value-type="float">
            <text:p>0.0374073</text:p>
          </table:table-cell>
          <table:table-cell office:value-type="float" office:value="0.0774211" calcext:value-type="float">
            <text:p>0.0774211</text:p>
          </table:table-cell>
          <table:table-cell office:value-type="float" office:value="0.0514704" calcext:value-type="float">
            <text:p>0.0514704</text:p>
          </table:table-cell>
          <table:table-cell office:value-type="float" office:value="0.0214343" calcext:value-type="float">
            <text:p>0.0214343</text:p>
          </table:table-cell>
          <table:table-cell office:value-type="float" office:value="0.0887577" calcext:value-type="float">
            <text:p>0.0887577</text:p>
          </table:table-cell>
          <table:table-cell office:value-type="float" office:value="0.036735" calcext:value-type="float">
            <text:p>0.036735</text:p>
          </table:table-cell>
          <table:table-cell office:value-type="float" office:value="0.0534529" calcext:value-type="float">
            <text:p>0.0534529</text:p>
          </table:table-cell>
        </table:table-row>
        <table:table-row table:style-name="ro1">
          <table:table-cell office:value-type="float" office:value="0.0587957" calcext:value-type="float">
            <text:p>0.0587957</text:p>
          </table:table-cell>
          <table:table-cell office:value-type="float" office:value="0.0428738" calcext:value-type="float">
            <text:p>0.0428738</text:p>
          </table:table-cell>
          <table:table-cell office:value-type="float" office:value="0.082857" calcext:value-type="float">
            <text:p>0.082857</text:p>
          </table:table-cell>
          <table:table-cell office:value-type="float" office:value="0.0522654" calcext:value-type="float">
            <text:p>0.0522654</text:p>
          </table:table-cell>
          <table:table-cell office:value-type="float" office:value="0.0283235" calcext:value-type="float">
            <text:p>0.0283235</text:p>
          </table:table-cell>
          <table:table-cell office:value-type="float" office:value="0.0900854" calcext:value-type="float">
            <text:p>0.0900854</text:p>
          </table:table-cell>
          <table:table-cell office:value-type="float" office:value="0.0414453" calcext:value-type="float">
            <text:p>0.0414453</text:p>
          </table:table-cell>
          <table:table-cell office:value-type="float" office:value="0.0564972" calcext:value-type="float">
            <text:p>0.0564972</text:p>
          </table:table-cell>
        </table:table-row>
        <table:table-row table:style-name="ro1">
          <table:table-cell office:value-type="float" office:value="0.0644331" calcext:value-type="float">
            <text:p>0.0644331</text:p>
          </table:table-cell>
          <table:table-cell office:value-type="float" office:value="0.0345699" calcext:value-type="float">
            <text:p>0.0345699</text:p>
          </table:table-cell>
          <table:table-cell office:value-type="float" office:value="0.0767887" calcext:value-type="float">
            <text:p>0.0767887</text:p>
          </table:table-cell>
          <table:table-cell office:value-type="float" office:value="0.0544448" calcext:value-type="float">
            <text:p>0.0544448</text:p>
          </table:table-cell>
          <table:table-cell office:value-type="float" office:value="0.0246551" calcext:value-type="float">
            <text:p>0.0246551</text:p>
          </table:table-cell>
          <table:table-cell office:value-type="float" office:value="0.0874413" calcext:value-type="float">
            <text:p>0.0874413</text:p>
          </table:table-cell>
          <table:table-cell office:value-type="float" office:value="0.0393014" calcext:value-type="float">
            <text:p>0.0393014</text:p>
          </table:table-cell>
          <table:table-cell office:value-type="float" office:value="0.0503651" calcext:value-type="float">
            <text:p>0.0503651</text:p>
          </table:table-cell>
        </table:table-row>
        <table:table-row table:style-name="ro1">
          <table:table-cell office:value-type="float" office:value="0.0639733" calcext:value-type="float">
            <text:p>0.0639733</text:p>
          </table:table-cell>
          <table:table-cell office:value-type="float" office:value="0.0316151" calcext:value-type="float">
            <text:p>0.0316151</text:p>
          </table:table-cell>
          <table:table-cell office:value-type="float" office:value="0.077314" calcext:value-type="float">
            <text:p>0.077314</text:p>
          </table:table-cell>
          <table:table-cell office:value-type="float" office:value="0.0515276" calcext:value-type="float">
            <text:p>0.0515276</text:p>
          </table:table-cell>
          <table:table-cell office:value-type="float" office:value="0.0224691" calcext:value-type="float">
            <text:p>0.0224691</text:p>
          </table:table-cell>
          <table:table-cell office:value-type="float" office:value="0.078047" calcext:value-type="float">
            <text:p>0.078047</text:p>
          </table:table-cell>
          <table:table-cell office:value-type="float" office:value="0.0421616" calcext:value-type="float">
            <text:p>0.0421616</text:p>
          </table:table-cell>
          <table:table-cell office:value-type="float" office:value="0.0565413" calcext:value-type="float">
            <text:p>0.0565413</text:p>
          </table:table-cell>
        </table:table-row>
        <table:table-row table:style-name="ro1">
          <table:table-cell office:value-type="float" office:value="0.0649092" calcext:value-type="float">
            <text:p>0.0649092</text:p>
          </table:table-cell>
          <table:table-cell office:value-type="float" office:value="0.0427065" calcext:value-type="float">
            <text:p>0.0427065</text:p>
          </table:table-cell>
          <table:table-cell office:value-type="float" office:value="0.0729524" calcext:value-type="float">
            <text:p>0.0729524</text:p>
          </table:table-cell>
          <table:table-cell office:value-type="float" office:value="0.050956" calcext:value-type="float">
            <text:p>0.050956</text:p>
          </table:table-cell>
          <table:table-cell office:value-type="float" office:value="0.022802" calcext:value-type="float">
            <text:p>0.022802</text:p>
          </table:table-cell>
          <table:table-cell office:value-type="float" office:value="0.0880934" calcext:value-type="float">
            <text:p>0.0880934</text:p>
          </table:table-cell>
          <table:table-cell office:value-type="float" office:value="0.0360379" calcext:value-type="float">
            <text:p>0.0360379</text:p>
          </table:table-cell>
          <table:table-cell office:value-type="float" office:value="0.0439263" calcext:value-type="float">
            <text:p>0.0439263</text:p>
          </table:table-cell>
        </table:table-row>
        <table:table-row table:style-name="ro1">
          <table:table-cell office:value-type="float" office:value="0.0599981" calcext:value-type="float">
            <text:p>0.0599981</text:p>
          </table:table-cell>
          <table:table-cell office:value-type="float" office:value="0.0267552" calcext:value-type="float">
            <text:p>0.0267552</text:p>
          </table:table-cell>
          <table:table-cell office:value-type="float" office:value="0.0742273" calcext:value-type="float">
            <text:p>0.0742273</text:p>
          </table:table-cell>
          <table:table-cell office:value-type="float" office:value="0.0451732" calcext:value-type="float">
            <text:p>0.0451732</text:p>
          </table:table-cell>
          <table:table-cell office:value-type="float" office:value="0.0200807" calcext:value-type="float">
            <text:p>0.0200807</text:p>
          </table:table-cell>
          <table:table-cell office:value-type="float" office:value="0.0813145" calcext:value-type="float">
            <text:p>0.0813145</text:p>
          </table:table-cell>
          <table:table-cell office:value-type="float" office:value="0.0352254" calcext:value-type="float">
            <text:p>0.0352254</text:p>
          </table:table-cell>
          <table:table-cell office:value-type="float" office:value="0.0410092" calcext:value-type="float">
            <text:p>0.0410092</text:p>
          </table:table-cell>
        </table:table-row>
        <table:table-row table:style-name="ro1">
          <table:table-cell office:value-type="float" office:value="0.0638133" calcext:value-type="float">
            <text:p>0.0638133</text:p>
          </table:table-cell>
          <table:table-cell office:value-type="float" office:value="0.0261296" calcext:value-type="float">
            <text:p>0.0261296</text:p>
          </table:table-cell>
          <table:table-cell office:value-type="float" office:value="0.0650246" calcext:value-type="float">
            <text:p>0.0650246</text:p>
          </table:table-cell>
          <table:table-cell office:value-type="float" office:value="0.0471784" calcext:value-type="float">
            <text:p>0.0471784</text:p>
          </table:table-cell>
          <table:table-cell office:value-type="float" office:value="0.0211815" calcext:value-type="float">
            <text:p>0.0211815</text:p>
          </table:table-cell>
          <table:table-cell office:value-type="float" office:value="0.0761027" calcext:value-type="float">
            <text:p>0.0761027</text:p>
          </table:table-cell>
          <table:table-cell office:value-type="float" office:value="0.0486847" calcext:value-type="float">
            <text:p>0.0486847</text:p>
          </table:table-cell>
          <table:table-cell office:value-type="float" office:value="0.04297" calcext:value-type="float">
            <text:p>0.04297</text:p>
          </table:table-cell>
        </table:table-row>
        <table:table-row table:style-name="ro1">
          <table:table-cell office:value-type="float" office:value="0.0502014" calcext:value-type="float">
            <text:p>0.0502014</text:p>
          </table:table-cell>
          <table:table-cell office:value-type="float" office:value="0.0282116" calcext:value-type="float">
            <text:p>0.0282116</text:p>
          </table:table-cell>
          <table:table-cell office:value-type="float" office:value="0.0725356" calcext:value-type="float">
            <text:p>0.0725356</text:p>
          </table:table-cell>
          <table:table-cell office:value-type="float" office:value="0.0459288" calcext:value-type="float">
            <text:p>0.0459288</text:p>
          </table:table-cell>
          <table:table-cell office:value-type="float" office:value="0.0227641" calcext:value-type="float">
            <text:p>0.0227641</text:p>
          </table:table-cell>
          <table:table-cell office:value-type="float" office:value="0.0801389" calcext:value-type="float">
            <text:p>0.0801389</text:p>
          </table:table-cell>
          <table:table-cell office:value-type="float" office:value="0.0384987" calcext:value-type="float">
            <text:p>0.0384987</text:p>
          </table:table-cell>
          <table:table-cell office:value-type="float" office:value="0.0473628" calcext:value-type="float">
            <text:p>0.0473628</text:p>
          </table:table-cell>
        </table:table-row>
        <table:table-row table:style-name="ro1">
          <table:table-cell office:value-type="float" office:value="0.064454" calcext:value-type="float">
            <text:p>0.064454</text:p>
          </table:table-cell>
          <table:table-cell office:value-type="float" office:value="0.021415" calcext:value-type="float">
            <text:p>0.021415</text:p>
          </table:table-cell>
          <table:table-cell office:value-type="float" office:value="0.0768202" calcext:value-type="float">
            <text:p>0.0768202</text:p>
          </table:table-cell>
          <table:table-cell office:value-type="float" office:value="0.0462422" calcext:value-type="float">
            <text:p>0.0462422</text:p>
          </table:table-cell>
          <table:table-cell office:value-type="float" office:value="0.0101372" calcext:value-type="float">
            <text:p>0.0101372</text:p>
          </table:table-cell>
          <table:table-cell office:value-type="float" office:value="0.0728043" calcext:value-type="float">
            <text:p>0.0728043</text:p>
          </table:table-cell>
          <table:table-cell office:value-type="float" office:value="0.0330518" calcext:value-type="float">
            <text:p>0.0330518</text:p>
          </table:table-cell>
          <table:table-cell office:value-type="float" office:value="0.0479344" calcext:value-type="float">
            <text:p>0.0479344</text:p>
          </table:table-cell>
        </table:table-row>
        <table:table-row table:style-name="ro1">
          <table:table-cell office:value-type="float" office:value="0.058068" calcext:value-type="float">
            <text:p>0.058068</text:p>
          </table:table-cell>
          <table:table-cell office:value-type="float" office:value="0.026184" calcext:value-type="float">
            <text:p>0.026184</text:p>
          </table:table-cell>
          <table:table-cell office:value-type="float" office:value="0.0753394" calcext:value-type="float">
            <text:p>0.0753394</text:p>
          </table:table-cell>
          <table:table-cell office:value-type="float" office:value="0.046994" calcext:value-type="float">
            <text:p>0.046994</text:p>
          </table:table-cell>
          <table:table-cell office:value-type="float" office:value="0.0334699" calcext:value-type="float">
            <text:p>0.0334699</text:p>
          </table:table-cell>
          <table:table-cell office:value-type="float" office:value="0.073209" calcext:value-type="float">
            <text:p>0.073209</text:p>
          </table:table-cell>
          <table:table-cell office:value-type="float" office:value="0.0284914" calcext:value-type="float">
            <text:p>0.0284914</text:p>
          </table:table-cell>
          <table:table-cell office:value-type="float" office:value="0.0448763" calcext:value-type="float">
            <text:p>0.0448763</text:p>
          </table:table-cell>
        </table:table-row>
        <table:table-row table:style-name="ro1">
          <table:table-cell office:value-type="float" office:value="0.0578597" calcext:value-type="float">
            <text:p>0.0578597</text:p>
          </table:table-cell>
          <table:table-cell office:value-type="float" office:value="0.0295703" calcext:value-type="float">
            <text:p>0.0295703</text:p>
          </table:table-cell>
          <table:table-cell office:value-type="float" office:value="0.0667357" calcext:value-type="float">
            <text:p>0.0667357</text:p>
          </table:table-cell>
          <table:table-cell office:value-type="float" office:value="0.0384906" calcext:value-type="float">
            <text:p>0.0384906</text:p>
          </table:table-cell>
          <table:table-cell office:value-type="float" office:value="0.0226238" calcext:value-type="float">
            <text:p>0.0226238</text:p>
          </table:table-cell>
          <table:table-cell office:value-type="float" office:value="0.0713299" calcext:value-type="float">
            <text:p>0.0713299</text:p>
          </table:table-cell>
          <table:table-cell office:value-type="float" office:value="0.0358767" calcext:value-type="float">
            <text:p>0.0358767</text:p>
          </table:table-cell>
          <table:table-cell office:value-type="float" office:value="0.0363946" calcext:value-type="float">
            <text:p>0.0363946</text:p>
          </table:table-cell>
        </table:table-row>
        <table:table-row table:style-name="ro1">
          <table:table-cell office:value-type="float" office:value="0.0574443" calcext:value-type="float">
            <text:p>0.0574443</text:p>
          </table:table-cell>
          <table:table-cell office:value-type="float" office:value="0.0331622" calcext:value-type="float">
            <text:p>0.0331622</text:p>
          </table:table-cell>
          <table:table-cell office:value-type="float" office:value="0.058063" calcext:value-type="float">
            <text:p>0.058063</text:p>
          </table:table-cell>
          <table:table-cell office:value-type="float" office:value="0.0543564" calcext:value-type="float">
            <text:p>0.0543564</text:p>
          </table:table-cell>
          <table:table-cell office:value-type="float" office:value="0.0217829" calcext:value-type="float">
            <text:p>0.0217829</text:p>
          </table:table-cell>
          <table:table-cell office:value-type="float" office:value="0.080991" calcext:value-type="float">
            <text:p>0.080991</text:p>
          </table:table-cell>
          <table:table-cell office:value-type="float" office:value="0.0395069" calcext:value-type="float">
            <text:p>0.0395069</text:p>
          </table:table-cell>
          <table:table-cell office:value-type="float" office:value="0.0457935" calcext:value-type="float">
            <text:p>0.0457935</text:p>
          </table:table-cell>
        </table:table-row>
        <table:table-row table:style-name="ro1">
          <table:table-cell office:value-type="float" office:value="0.0586792" calcext:value-type="float">
            <text:p>0.0586792</text:p>
          </table:table-cell>
          <table:table-cell office:value-type="float" office:value="0.029745" calcext:value-type="float">
            <text:p>0.029745</text:p>
          </table:table-cell>
          <table:table-cell office:value-type="float" office:value="0.0790248" calcext:value-type="float">
            <text:p>0.0790248</text:p>
          </table:table-cell>
          <table:table-cell office:value-type="float" office:value="0.0413447" calcext:value-type="float">
            <text:p>0.0413447</text:p>
          </table:table-cell>
          <table:table-cell office:value-type="float" office:value="0.0252522" calcext:value-type="float">
            <text:p>0.0252522</text:p>
          </table:table-cell>
          <table:table-cell office:value-type="float" office:value="0.078764" calcext:value-type="float">
            <text:p>0.078764</text:p>
          </table:table-cell>
          <table:table-cell office:value-type="float" office:value="0.0412515" calcext:value-type="float">
            <text:p>0.0412515</text:p>
          </table:table-cell>
          <table:table-cell office:value-type="float" office:value="0.0367448" calcext:value-type="float">
            <text:p>0.0367448</text:p>
          </table:table-cell>
        </table:table-row>
        <table:table-row table:style-name="ro1">
          <table:table-cell office:value-type="float" office:value="0.0629342" calcext:value-type="float">
            <text:p>0.0629342</text:p>
          </table:table-cell>
          <table:table-cell office:value-type="float" office:value="0.0290606" calcext:value-type="float">
            <text:p>0.0290606</text:p>
          </table:table-cell>
          <table:table-cell office:value-type="float" office:value="0.0689805" calcext:value-type="float">
            <text:p>0.0689805</text:p>
          </table:table-cell>
          <table:table-cell office:value-type="float" office:value="0.0437949" calcext:value-type="float">
            <text:p>0.0437949</text:p>
          </table:table-cell>
          <table:table-cell office:value-type="float" office:value="0.0166754" calcext:value-type="float">
            <text:p>0.0166754</text:p>
          </table:table-cell>
          <table:table-cell office:value-type="float" office:value="0.0763352" calcext:value-type="float">
            <text:p>0.0763352</text:p>
          </table:table-cell>
          <table:table-cell office:value-type="float" office:value="0.0395858" calcext:value-type="float">
            <text:p>0.0395858</text:p>
          </table:table-cell>
          <table:table-cell office:value-type="float" office:value="0.0393176" calcext:value-type="float">
            <text:p>0.0393176</text:p>
          </table:table-cell>
        </table:table-row>
        <table:table-row table:style-name="ro1">
          <table:table-cell office:value-type="float" office:value="0.0596805" calcext:value-type="float">
            <text:p>0.0596805</text:p>
          </table:table-cell>
          <table:table-cell office:value-type="float" office:value="0.0190176" calcext:value-type="float">
            <text:p>0.0190176</text:p>
          </table:table-cell>
          <table:table-cell office:value-type="float" office:value="0.0724415" calcext:value-type="float">
            <text:p>0.0724415</text:p>
          </table:table-cell>
          <table:table-cell office:value-type="float" office:value="0.0434255" calcext:value-type="float">
            <text:p>0.0434255</text:p>
          </table:table-cell>
          <table:table-cell office:value-type="float" office:value="0.0292192" calcext:value-type="float">
            <text:p>0.0292192</text:p>
          </table:table-cell>
          <table:table-cell office:value-type="float" office:value="0.0747468" calcext:value-type="float">
            <text:p>0.0747468</text:p>
          </table:table-cell>
          <table:table-cell office:value-type="float" office:value="0.0316795" calcext:value-type="float">
            <text:p>0.0316795</text:p>
          </table:table-cell>
          <table:table-cell office:value-type="float" office:value="0.0498651" calcext:value-type="float">
            <text:p>0.0498651</text:p>
          </table:table-cell>
        </table:table-row>
        <table:table-row table:style-name="ro1">
          <table:table-cell office:value-type="float" office:value="0.056076" calcext:value-type="float">
            <text:p>0.056076</text:p>
          </table:table-cell>
          <table:table-cell office:value-type="float" office:value="0.0218906" calcext:value-type="float">
            <text:p>0.0218906</text:p>
          </table:table-cell>
          <table:table-cell office:value-type="float" office:value="0.0671976" calcext:value-type="float">
            <text:p>0.0671976</text:p>
          </table:table-cell>
          <table:table-cell office:value-type="float" office:value="0.052035" calcext:value-type="float">
            <text:p>0.052035</text:p>
          </table:table-cell>
          <table:table-cell office:value-type="float" office:value="0.0202099" calcext:value-type="float">
            <text:p>0.0202099</text:p>
          </table:table-cell>
          <table:table-cell office:value-type="float" office:value="0.0743946" calcext:value-type="float">
            <text:p>0.0743946</text:p>
          </table:table-cell>
          <table:table-cell office:value-type="float" office:value="0.0376291" calcext:value-type="float">
            <text:p>0.0376291</text:p>
          </table:table-cell>
          <table:table-cell office:value-type="float" office:value="0.0450671" calcext:value-type="float">
            <text:p>0.0450671</text:p>
          </table:table-cell>
        </table:table-row>
        <table:table-row table:style-name="ro1">
          <table:table-cell office:value-type="float" office:value="0.0581662" calcext:value-type="float">
            <text:p>0.0581662</text:p>
          </table:table-cell>
          <table:table-cell office:value-type="float" office:value="0.030096" calcext:value-type="float">
            <text:p>0.030096</text:p>
          </table:table-cell>
          <table:table-cell office:value-type="float" office:value="0.0722922" calcext:value-type="float">
            <text:p>0.0722922</text:p>
          </table:table-cell>
          <table:table-cell office:value-type="float" office:value="0.0472673" calcext:value-type="float">
            <text:p>0.0472673</text:p>
          </table:table-cell>
          <table:table-cell office:value-type="float" office:value="0.0204301" calcext:value-type="float">
            <text:p>0.0204301</text:p>
          </table:table-cell>
          <table:table-cell office:value-type="float" office:value="0.0760536" calcext:value-type="float">
            <text:p>0.0760536</text:p>
          </table:table-cell>
          <table:table-cell office:value-type="float" office:value="0.0394907" calcext:value-type="float">
            <text:p>0.0394907</text:p>
          </table:table-cell>
          <table:table-cell office:value-type="float" office:value="0.0464756" calcext:value-type="float">
            <text:p>0.0464756</text:p>
          </table:table-cell>
        </table:table-row>
        <table:table-row table:style-name="ro1">
          <table:table-cell office:value-type="float" office:value="0.0603583" calcext:value-type="float">
            <text:p>0.0603583</text:p>
          </table:table-cell>
          <table:table-cell office:value-type="float" office:value="0.0293713" calcext:value-type="float">
            <text:p>0.0293713</text:p>
          </table:table-cell>
          <table:table-cell office:value-type="float" office:value="0.0677011" calcext:value-type="float">
            <text:p>0.0677011</text:p>
          </table:table-cell>
          <table:table-cell office:value-type="float" office:value="0.0507039" calcext:value-type="float">
            <text:p>0.0507039</text:p>
          </table:table-cell>
          <table:table-cell office:value-type="float" office:value="0.0336976" calcext:value-type="float">
            <text:p>0.0336976</text:p>
          </table:table-cell>
          <table:table-cell office:value-type="float" office:value="0.0713457" calcext:value-type="float">
            <text:p>0.0713457</text:p>
          </table:table-cell>
          <table:table-cell office:value-type="float" office:value="0.0434416" calcext:value-type="float">
            <text:p>0.0434416</text:p>
          </table:table-cell>
          <table:table-cell office:value-type="float" office:value="0.0410814" calcext:value-type="float">
            <text:p>0.0410814</text:p>
          </table:table-cell>
        </table:table-row>
        <table:table-row table:style-name="ro1">
          <table:table-cell office:value-type="float" office:value="0.0635639" calcext:value-type="float">
            <text:p>0.0635639</text:p>
          </table:table-cell>
          <table:table-cell office:value-type="float" office:value="0.035225" calcext:value-type="float">
            <text:p>0.035225</text:p>
          </table:table-cell>
          <table:table-cell office:value-type="float" office:value="0.0688714" calcext:value-type="float">
            <text:p>0.0688714</text:p>
          </table:table-cell>
          <table:table-cell office:value-type="float" office:value="0.0453706" calcext:value-type="float">
            <text:p>0.0453706</text:p>
          </table:table-cell>
          <table:table-cell office:value-type="float" office:value="0.0179718" calcext:value-type="float">
            <text:p>0.0179718</text:p>
          </table:table-cell>
          <table:table-cell office:value-type="float" office:value="0.082258" calcext:value-type="float">
            <text:p>0.082258</text:p>
          </table:table-cell>
          <table:table-cell office:value-type="float" office:value="0.0348592" calcext:value-type="float">
            <text:p>0.0348592</text:p>
          </table:table-cell>
          <table:table-cell office:value-type="float" office:value="0.0457191" calcext:value-type="float">
            <text:p>0.0457191</text:p>
          </table:table-cell>
        </table:table-row>
        <table:table-row table:style-name="ro1">
          <table:table-cell office:value-type="float" office:value="0.0644724" calcext:value-type="float">
            <text:p>0.0644724</text:p>
          </table:table-cell>
          <table:table-cell office:value-type="float" office:value="0.0376342" calcext:value-type="float">
            <text:p>0.0376342</text:p>
          </table:table-cell>
          <table:table-cell office:value-type="float" office:value="0.0739989" calcext:value-type="float">
            <text:p>0.0739989</text:p>
          </table:table-cell>
          <table:table-cell office:value-type="float" office:value="0.0558226" calcext:value-type="float">
            <text:p>0.0558226</text:p>
          </table:table-cell>
          <table:table-cell office:value-type="float" office:value="0.0256145" calcext:value-type="float">
            <text:p>0.0256145</text:p>
          </table:table-cell>
          <table:table-cell office:value-type="float" office:value="0.0780904" calcext:value-type="float">
            <text:p>0.0780904</text:p>
          </table:table-cell>
          <table:table-cell office:value-type="float" office:value="0.0457472" calcext:value-type="float">
            <text:p>0.0457472</text:p>
          </table:table-cell>
          <table:table-cell office:value-type="float" office:value="0.0536764" calcext:value-type="float">
            <text:p>0.0536764</text:p>
          </table:table-cell>
        </table:table-row>
        <table:table-row table:style-name="ro1">
          <table:table-cell office:value-type="float" office:value="0.0629581" calcext:value-type="float">
            <text:p>0.0629581</text:p>
          </table:table-cell>
          <table:table-cell office:value-type="float" office:value="0.0389193" calcext:value-type="float">
            <text:p>0.0389193</text:p>
          </table:table-cell>
          <table:table-cell office:value-type="float" office:value="0.0740631" calcext:value-type="float">
            <text:p>0.0740631</text:p>
          </table:table-cell>
          <table:table-cell office:value-type="float" office:value="0.0483723" calcext:value-type="float">
            <text:p>0.0483723</text:p>
          </table:table-cell>
          <table:table-cell office:value-type="float" office:value="0.0280034" calcext:value-type="float">
            <text:p>0.0280034</text:p>
          </table:table-cell>
          <table:table-cell office:value-type="float" office:value="0.0803469" calcext:value-type="float">
            <text:p>0.0803469</text:p>
          </table:table-cell>
          <table:table-cell office:value-type="float" office:value="0.0411924" calcext:value-type="float">
            <text:p>0.0411924</text:p>
          </table:table-cell>
          <table:table-cell office:value-type="float" office:value="0.0534428" calcext:value-type="float">
            <text:p>0.0534428</text:p>
          </table:table-cell>
        </table:table-row>
        <table:table-row table:style-name="ro1">
          <table:table-cell office:value-type="float" office:value="0.050383" calcext:value-type="float">
            <text:p>0.050383</text:p>
          </table:table-cell>
          <table:table-cell office:value-type="float" office:value="0.0361626" calcext:value-type="float">
            <text:p>0.0361626</text:p>
          </table:table-cell>
          <table:table-cell office:value-type="float" office:value="0.0859677" calcext:value-type="float">
            <text:p>0.0859677</text:p>
          </table:table-cell>
          <table:table-cell office:value-type="float" office:value="0.0559533" calcext:value-type="float">
            <text:p>0.0559533</text:p>
          </table:table-cell>
          <table:table-cell office:value-type="float" office:value="0.0300094" calcext:value-type="float">
            <text:p>0.0300094</text:p>
          </table:table-cell>
          <table:table-cell office:value-type="float" office:value="0.0774867" calcext:value-type="float">
            <text:p>0.0774867</text:p>
          </table:table-cell>
          <table:table-cell office:value-type="float" office:value="0.034067" calcext:value-type="float">
            <text:p>0.034067</text:p>
          </table:table-cell>
          <table:table-cell office:value-type="float" office:value="0.0418642" calcext:value-type="float">
            <text:p>0.0418642</text:p>
          </table:table-cell>
        </table:table-row>
        <table:table-row table:style-name="ro1">
          <table:table-cell office:value-type="float" office:value="0.0639806" calcext:value-type="float">
            <text:p>0.0639806</text:p>
          </table:table-cell>
          <table:table-cell office:value-type="float" office:value="0.0269668" calcext:value-type="float">
            <text:p>0.0269668</text:p>
          </table:table-cell>
          <table:table-cell office:value-type="float" office:value="0.0800507" calcext:value-type="float">
            <text:p>0.0800507</text:p>
          </table:table-cell>
          <table:table-cell office:value-type="float" office:value="0.0489909" calcext:value-type="float">
            <text:p>0.0489909</text:p>
          </table:table-cell>
          <table:table-cell office:value-type="float" office:value="0.03033" calcext:value-type="float">
            <text:p>0.03033</text:p>
          </table:table-cell>
          <table:table-cell office:value-type="float" office:value="0.0838589" calcext:value-type="float">
            <text:p>0.0838589</text:p>
          </table:table-cell>
          <table:table-cell office:value-type="float" office:value="0.0382142" calcext:value-type="float">
            <text:p>0.0382142</text:p>
          </table:table-cell>
          <table:table-cell office:value-type="float" office:value="0.0601251" calcext:value-type="float">
            <text:p>0.0601251</text:p>
          </table:table-cell>
        </table:table-row>
        <table:table-row table:style-name="ro1">
          <table:table-cell office:value-type="float" office:value="0.0786084" calcext:value-type="float">
            <text:p>0.0786084</text:p>
          </table:table-cell>
          <table:table-cell office:value-type="float" office:value="0.0486388" calcext:value-type="float">
            <text:p>0.0486388</text:p>
          </table:table-cell>
          <table:table-cell office:value-type="float" office:value="0.0740446" calcext:value-type="float">
            <text:p>0.0740446</text:p>
          </table:table-cell>
          <table:table-cell office:value-type="float" office:value="0.0572617" calcext:value-type="float">
            <text:p>0.0572617</text:p>
          </table:table-cell>
          <table:table-cell office:value-type="float" office:value="0.0227792" calcext:value-type="float">
            <text:p>0.0227792</text:p>
          </table:table-cell>
          <table:table-cell office:value-type="float" office:value="0.0736064" calcext:value-type="float">
            <text:p>0.0736064</text:p>
          </table:table-cell>
          <table:table-cell office:value-type="float" office:value="0.0395211" calcext:value-type="float">
            <text:p>0.0395211</text:p>
          </table:table-cell>
          <table:table-cell office:value-type="float" office:value="0.0347512" calcext:value-type="float">
            <text:p>0.0347512</text:p>
          </table:table-cell>
        </table:table-row>
        <table:table-row table:style-name="ro1">
          <table:table-cell office:value-type="float" office:value="0.0610939" calcext:value-type="float">
            <text:p>0.0610939</text:p>
          </table:table-cell>
          <table:table-cell office:value-type="float" office:value="0.0380227" calcext:value-type="float">
            <text:p>0.0380227</text:p>
          </table:table-cell>
          <table:table-cell office:value-type="float" office:value="0.0752711" calcext:value-type="float">
            <text:p>0.0752711</text:p>
          </table:table-cell>
          <table:table-cell office:value-type="float" office:value="0.0526119" calcext:value-type="float">
            <text:p>0.0526119</text:p>
          </table:table-cell>
          <table:table-cell office:value-type="float" office:value="0.0323186" calcext:value-type="float">
            <text:p>0.0323186</text:p>
          </table:table-cell>
          <table:table-cell office:value-type="float" office:value="0.079341" calcext:value-type="float">
            <text:p>0.079341</text:p>
          </table:table-cell>
          <table:table-cell office:value-type="float" office:value="0.0452735" calcext:value-type="float">
            <text:p>0.0452735</text:p>
          </table:table-cell>
          <table:table-cell office:value-type="float" office:value="0.0553529" calcext:value-type="float">
            <text:p>0.0553529</text:p>
          </table:table-cell>
        </table:table-row>
        <table:table-row table:style-name="ro1">
          <table:table-cell office:value-type="float" office:value="0.0610674" calcext:value-type="float">
            <text:p>0.0610674</text:p>
          </table:table-cell>
          <table:table-cell office:value-type="float" office:value="0.0363549" calcext:value-type="float">
            <text:p>0.0363549</text:p>
          </table:table-cell>
          <table:table-cell office:value-type="float" office:value="0.0812683" calcext:value-type="float">
            <text:p>0.0812683</text:p>
          </table:table-cell>
          <table:table-cell office:value-type="float" office:value="0.060729" calcext:value-type="float">
            <text:p>0.060729</text:p>
          </table:table-cell>
          <table:table-cell office:value-type="float" office:value="0.029575" calcext:value-type="float">
            <text:p>0.029575</text:p>
          </table:table-cell>
          <table:table-cell office:value-type="float" office:value="0.0849474" calcext:value-type="float">
            <text:p>0.0849474</text:p>
          </table:table-cell>
          <table:table-cell office:value-type="float" office:value="0.0425659" calcext:value-type="float">
            <text:p>0.0425659</text:p>
          </table:table-cell>
          <table:table-cell office:value-type="float" office:value="0.0585612" calcext:value-type="float">
            <text:p>0.0585612</text:p>
          </table:table-cell>
        </table:table-row>
        <table:table-row table:style-name="ro1">
          <table:table-cell office:value-type="float" office:value="0.0662516" calcext:value-type="float">
            <text:p>0.0662516</text:p>
          </table:table-cell>
          <table:table-cell office:value-type="float" office:value="0.0489181" calcext:value-type="float">
            <text:p>0.0489181</text:p>
          </table:table-cell>
          <table:table-cell office:value-type="float" office:value="0.0879622" calcext:value-type="float">
            <text:p>0.0879622</text:p>
          </table:table-cell>
          <table:table-cell office:value-type="float" office:value="0.0684922" calcext:value-type="float">
            <text:p>0.0684922</text:p>
          </table:table-cell>
          <table:table-cell office:value-type="float" office:value="0.0381298" calcext:value-type="float">
            <text:p>0.0381298</text:p>
          </table:table-cell>
          <table:table-cell office:value-type="float" office:value="0.0813644" calcext:value-type="float">
            <text:p>0.0813644</text:p>
          </table:table-cell>
          <table:table-cell office:value-type="float" office:value="0.0434597" calcext:value-type="float">
            <text:p>0.0434597</text:p>
          </table:table-cell>
          <table:table-cell office:value-type="float" office:value="0.0517755" calcext:value-type="float">
            <text:p>0.0517755</text:p>
          </table:table-cell>
        </table:table-row>
        <table:table-row table:style-name="ro1">
          <table:table-cell office:value-type="float" office:value="0.0634544" calcext:value-type="float">
            <text:p>0.0634544</text:p>
          </table:table-cell>
          <table:table-cell office:value-type="float" office:value="0.049565" calcext:value-type="float">
            <text:p>0.049565</text:p>
          </table:table-cell>
          <table:table-cell office:value-type="float" office:value="0.0831711" calcext:value-type="float">
            <text:p>0.0831711</text:p>
          </table:table-cell>
          <table:table-cell office:value-type="float" office:value="0.0651509" calcext:value-type="float">
            <text:p>0.0651509</text:p>
          </table:table-cell>
          <table:table-cell office:value-type="float" office:value="0.0366699" calcext:value-type="float">
            <text:p>0.0366699</text:p>
          </table:table-cell>
          <table:table-cell office:value-type="float" office:value="0.0816092" calcext:value-type="float">
            <text:p>0.0816092</text:p>
          </table:table-cell>
          <table:table-cell office:value-type="float" office:value="0.0505652" calcext:value-type="float">
            <text:p>0.0505652</text:p>
          </table:table-cell>
          <table:table-cell office:value-type="float" office:value="0.0661184" calcext:value-type="float">
            <text:p>0.0661184</text:p>
          </table:table-cell>
        </table:table-row>
        <table:table-row table:style-name="ro1">
          <table:table-cell office:value-type="float" office:value="0.0708292" calcext:value-type="float">
            <text:p>0.0708292</text:p>
          </table:table-cell>
          <table:table-cell office:value-type="float" office:value="0.0467373" calcext:value-type="float">
            <text:p>0.0467373</text:p>
          </table:table-cell>
          <table:table-cell office:value-type="float" office:value="0.0902248" calcext:value-type="float">
            <text:p>0.0902248</text:p>
          </table:table-cell>
          <table:table-cell office:value-type="float" office:value="0.0668876" calcext:value-type="float">
            <text:p>0.0668876</text:p>
          </table:table-cell>
          <table:table-cell office:value-type="float" office:value="0.0350417" calcext:value-type="float">
            <text:p>0.0350417</text:p>
          </table:table-cell>
          <table:table-cell office:value-type="float" office:value="0.082392" calcext:value-type="float">
            <text:p>0.082392</text:p>
          </table:table-cell>
          <table:table-cell office:value-type="float" office:value="0.035892" calcext:value-type="float">
            <text:p>0.035892</text:p>
          </table:table-cell>
          <table:table-cell office:value-type="float" office:value="0.0537455" calcext:value-type="float">
            <text:p>0.0537455</text:p>
          </table:table-cell>
        </table:table-row>
        <table:table-row table:style-name="ro1">
          <table:table-cell office:value-type="float" office:value="0.0580896" calcext:value-type="float">
            <text:p>0.0580896</text:p>
          </table:table-cell>
          <table:table-cell office:value-type="float" office:value="0.0383008" calcext:value-type="float">
            <text:p>0.0383008</text:p>
          </table:table-cell>
          <table:table-cell office:value-type="float" office:value="0.0900661" calcext:value-type="float">
            <text:p>0.0900661</text:p>
          </table:table-cell>
          <table:table-cell office:value-type="float" office:value="0.0645148" calcext:value-type="float">
            <text:p>0.0645148</text:p>
          </table:table-cell>
          <table:table-cell office:value-type="float" office:value="0.0270732" calcext:value-type="float">
            <text:p>0.0270732</text:p>
          </table:table-cell>
          <table:table-cell office:value-type="float" office:value="0.0844527" calcext:value-type="float">
            <text:p>0.0844527</text:p>
          </table:table-cell>
          <table:table-cell office:value-type="float" office:value="0.0422977" calcext:value-type="float">
            <text:p>0.0422977</text:p>
          </table:table-cell>
          <table:table-cell office:value-type="float" office:value="0.0591648" calcext:value-type="float">
            <text:p>0.0591648</text:p>
          </table:table-cell>
        </table:table-row>
        <table:table-row table:style-name="ro1">
          <table:table-cell office:value-type="float" office:value="0.0692413" calcext:value-type="float">
            <text:p>0.0692413</text:p>
          </table:table-cell>
          <table:table-cell office:value-type="float" office:value="0.0553085" calcext:value-type="float">
            <text:p>0.0553085</text:p>
          </table:table-cell>
          <table:table-cell office:value-type="float" office:value="0.101059" calcext:value-type="float">
            <text:p>0.101059</text:p>
          </table:table-cell>
          <table:table-cell office:value-type="float" office:value="0.0672369" calcext:value-type="float">
            <text:p>0.0672369</text:p>
          </table:table-cell>
          <table:table-cell office:value-type="float" office:value="0.0381813" calcext:value-type="float">
            <text:p>0.0381813</text:p>
          </table:table-cell>
          <table:table-cell office:value-type="float" office:value="0.0893266" calcext:value-type="float">
            <text:p>0.0893266</text:p>
          </table:table-cell>
          <table:table-cell office:value-type="float" office:value="0.0463085" calcext:value-type="float">
            <text:p>0.0463085</text:p>
          </table:table-cell>
          <table:table-cell office:value-type="float" office:value="0.0562805" calcext:value-type="float">
            <text:p>0.0562805</text:p>
          </table:table-cell>
        </table:table-row>
        <table:table-row table:style-name="ro1">
          <table:table-cell office:value-type="float" office:value="0.0644379" calcext:value-type="float">
            <text:p>0.0644379</text:p>
          </table:table-cell>
          <table:table-cell office:value-type="float" office:value="0.0628239" calcext:value-type="float">
            <text:p>0.0628239</text:p>
          </table:table-cell>
          <table:table-cell office:value-type="float" office:value="0.0925512" calcext:value-type="float">
            <text:p>0.0925512</text:p>
          </table:table-cell>
          <table:table-cell office:value-type="float" office:value="0.0699038" calcext:value-type="float">
            <text:p>0.0699038</text:p>
          </table:table-cell>
          <table:table-cell office:value-type="float" office:value="0.0382045" calcext:value-type="float">
            <text:p>0.0382045</text:p>
          </table:table-cell>
          <table:table-cell office:value-type="float" office:value="0.10898" calcext:value-type="float">
            <text:p>0.10898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0.0648832" calcext:value-type="float">
            <text:p>0.0648832</text:p>
          </table:table-cell>
        </table:table-row>
        <table:table-row table:style-name="ro1">
          <table:table-cell office:value-type="float" office:value="0.0739337" calcext:value-type="float">
            <text:p>0.0739337</text:p>
          </table:table-cell>
          <table:table-cell office:value-type="float" office:value="0.0497266" calcext:value-type="float">
            <text:p>0.0497266</text:p>
          </table:table-cell>
          <table:table-cell office:value-type="float" office:value="0.10188" calcext:value-type="float">
            <text:p>0.10188</text:p>
          </table:table-cell>
          <table:table-cell office:value-type="float" office:value="0.0709514" calcext:value-type="float">
            <text:p>0.0709514</text:p>
          </table:table-cell>
          <table:table-cell office:value-type="float" office:value="0.0344628" calcext:value-type="float">
            <text:p>0.0344628</text:p>
          </table:table-cell>
          <table:table-cell office:value-type="float" office:value="0.0946096" calcext:value-type="float">
            <text:p>0.0946096</text:p>
          </table:table-cell>
          <table:table-cell office:value-type="float" office:value="0.0643075" calcext:value-type="float">
            <text:p>0.0643075</text:p>
          </table:table-cell>
          <table:table-cell office:value-type="float" office:value="0.0649398" calcext:value-type="float">
            <text:p>0.0649398</text:p>
          </table:table-cell>
        </table:table-row>
        <table:table-row table:style-name="ro1">
          <table:table-cell office:value-type="float" office:value="0.0757481" calcext:value-type="float">
            <text:p>0.0757481</text:p>
          </table:table-cell>
          <table:table-cell office:value-type="float" office:value="0.0547877" calcext:value-type="float">
            <text:p>0.0547877</text:p>
          </table:table-cell>
          <table:table-cell office:value-type="float" office:value="0.107525" calcext:value-type="float">
            <text:p>0.107525</text:p>
          </table:table-cell>
          <table:table-cell office:value-type="float" office:value="0.0709157" calcext:value-type="float">
            <text:p>0.0709157</text:p>
          </table:table-cell>
          <table:table-cell office:value-type="float" office:value="0.051044" calcext:value-type="float">
            <text:p>0.051044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519334" calcext:value-type="float">
            <text:p>0.0519334</text:p>
          </table:table-cell>
          <table:table-cell office:value-type="float" office:value="0.0709578" calcext:value-type="float">
            <text:p>0.0709578</text:p>
          </table:table-cell>
        </table:table-row>
        <table:table-row table:style-name="ro1">
          <table:table-cell office:value-type="float" office:value="0.0766903" calcext:value-type="float">
            <text:p>0.0766903</text:p>
          </table:table-cell>
          <table:table-cell office:value-type="float" office:value="0.06217" calcext:value-type="float">
            <text:p>0.06217</text:p>
          </table:table-cell>
          <table:table-cell office:value-type="float" office:value="0.0960757" calcext:value-type="float">
            <text:p>0.0960757</text:p>
          </table:table-cell>
          <table:table-cell office:value-type="float" office:value="0.0753427" calcext:value-type="float">
            <text:p>0.0753427</text:p>
          </table:table-cell>
          <table:table-cell office:value-type="float" office:value="0.0466592" calcext:value-type="float">
            <text:p>0.0466592</text:p>
          </table:table-cell>
          <table:table-cell office:value-type="float" office:value="0.0992884" calcext:value-type="float">
            <text:p>0.0992884</text:p>
          </table:table-cell>
          <table:table-cell office:value-type="float" office:value="0.0645689" calcext:value-type="float">
            <text:p>0.0645689</text:p>
          </table:table-cell>
          <table:table-cell office:value-type="float" office:value="0.0761773" calcext:value-type="float">
            <text:p>0.0761773</text:p>
          </table:table-cell>
        </table:table-row>
        <table:table-row table:style-name="ro1">
          <table:table-cell office:value-type="float" office:value="0.081667" calcext:value-type="float">
            <text:p>0.081667</text:p>
          </table:table-cell>
          <table:table-cell office:value-type="float" office:value="0.0590546" calcext:value-type="float">
            <text:p>0.0590546</text:p>
          </table:table-cell>
          <table:table-cell office:value-type="float" office:value="0.108372" calcext:value-type="float">
            <text:p>0.108372</text:p>
          </table:table-cell>
          <table:table-cell office:value-type="float" office:value="0.0929567" calcext:value-type="float">
            <text:p>0.0929567</text:p>
          </table:table-cell>
          <table:table-cell office:value-type="float" office:value="0.0467938" calcext:value-type="float">
            <text:p>0.0467938</text:p>
          </table:table-cell>
          <table:table-cell office:value-type="float" office:value="0.101067" calcext:value-type="float">
            <text:p>0.101067</text:p>
          </table:table-cell>
          <table:table-cell office:value-type="float" office:value="0.0659643" calcext:value-type="float">
            <text:p>0.0659643</text:p>
          </table:table-cell>
          <table:table-cell office:value-type="float" office:value="0.0757614" calcext:value-type="float">
            <text:p>0.0757614</text:p>
          </table:table-cell>
        </table:table-row>
        <table:table-row table:style-name="ro1">
          <table:table-cell office:value-type="float" office:value="0.0850087" calcext:value-type="float">
            <text:p>0.0850087</text:p>
          </table:table-cell>
          <table:table-cell office:value-type="float" office:value="0.0693998" calcext:value-type="float">
            <text:p>0.0693998</text:p>
          </table:table-cell>
          <table:table-cell office:value-type="float" office:value="0.109212" calcext:value-type="float">
            <text:p>0.109212</text:p>
          </table:table-cell>
          <table:table-cell office:value-type="float" office:value="0.0782058" calcext:value-type="float">
            <text:p>0.0782058</text:p>
          </table:table-cell>
          <table:table-cell office:value-type="float" office:value="0.0459222" calcext:value-type="float">
            <text:p>0.0459222</text:p>
          </table:table-cell>
          <table:table-cell office:value-type="float" office:value="0.0960741" calcext:value-type="float">
            <text:p>0.0960741</text:p>
          </table:table-cell>
          <table:table-cell office:value-type="float" office:value="0.0667564" calcext:value-type="float">
            <text:p>0.0667564</text:p>
          </table:table-cell>
          <table:table-cell office:value-type="float" office:value="0.0670197" calcext:value-type="float">
            <text:p>0.0670197</text:p>
          </table:table-cell>
        </table:table-row>
        <table:table-row table:style-name="ro1">
          <table:table-cell office:value-type="float" office:value="0.0687711" calcext:value-type="float">
            <text:p>0.0687711</text:p>
          </table:table-cell>
          <table:table-cell office:value-type="float" office:value="0.0563216" calcext:value-type="float">
            <text:p>0.0563216</text:p>
          </table:table-cell>
          <table:table-cell office:value-type="float" office:value="0.106479" calcext:value-type="float">
            <text:p>0.106479</text:p>
          </table:table-cell>
          <table:table-cell office:value-type="float" office:value="0.0852718" calcext:value-type="float">
            <text:p>0.0852718</text:p>
          </table:table-cell>
          <table:table-cell office:value-type="float" office:value="0.044158" calcext:value-type="float">
            <text:p>0.044158</text:p>
          </table:table-cell>
          <table:table-cell office:value-type="float" office:value="0.10036" calcext:value-type="float">
            <text:p>0.10036</text:p>
          </table:table-cell>
          <table:table-cell office:value-type="float" office:value="0.056001" calcext:value-type="float">
            <text:p>0.056001</text:p>
          </table:table-cell>
          <table:table-cell office:value-type="float" office:value="0.0684993" calcext:value-type="float">
            <text:p>0.0684993</text:p>
          </table:table-cell>
        </table:table-row>
        <table:table-row table:style-name="ro1">
          <table:table-cell office:value-type="float" office:value="0.0665678" calcext:value-type="float">
            <text:p>0.0665678</text:p>
          </table:table-cell>
          <table:table-cell office:value-type="float" office:value="0.0546948" calcext:value-type="float">
            <text:p>0.0546948</text:p>
          </table:table-cell>
          <table:table-cell office:value-type="float" office:value="0.0965971" calcext:value-type="float">
            <text:p>0.0965971</text:p>
          </table:table-cell>
          <table:table-cell office:value-type="float" office:value="0.0798963" calcext:value-type="float">
            <text:p>0.0798963</text:p>
          </table:table-cell>
          <table:table-cell office:value-type="float" office:value="0.0434705" calcext:value-type="float">
            <text:p>0.0434705</text:p>
          </table:table-cell>
          <table:table-cell office:value-type="float" office:value="0.0989492" calcext:value-type="float">
            <text:p>0.0989492</text:p>
          </table:table-cell>
          <table:table-cell office:value-type="float" office:value="0.05938" calcext:value-type="float">
            <text:p>0.05938</text:p>
          </table:table-cell>
          <table:table-cell office:value-type="float" office:value="0.06294" calcext:value-type="float">
            <text:p>0.06294</text:p>
          </table:table-cell>
        </table:table-row>
        <table:table-row table:style-name="ro1">
          <table:table-cell office:value-type="float" office:value="0.0638842" calcext:value-type="float">
            <text:p>0.0638842</text:p>
          </table:table-cell>
          <table:table-cell office:value-type="float" office:value="0.0522779" calcext:value-type="float">
            <text:p>0.0522779</text:p>
          </table:table-cell>
          <table:table-cell office:value-type="float" office:value="0.0857874" calcext:value-type="float">
            <text:p>0.0857874</text:p>
          </table:table-cell>
          <table:table-cell office:value-type="float" office:value="0.0620505" calcext:value-type="float">
            <text:p>0.0620505</text:p>
          </table:table-cell>
          <table:table-cell office:value-type="float" office:value="0.0303991" calcext:value-type="float">
            <text:p>0.0303991</text:p>
          </table:table-cell>
          <table:table-cell office:value-type="float" office:value="0.0882055" calcext:value-type="float">
            <text:p>0.0882055</text:p>
          </table:table-cell>
          <table:table-cell office:value-type="float" office:value="0.0544598" calcext:value-type="float">
            <text:p>0.0544598</text:p>
          </table:table-cell>
          <table:table-cell office:value-type="float" office:value="0.0555245" calcext:value-type="float">
            <text:p>0.0555245</text:p>
          </table:table-cell>
        </table:table-row>
        <table:table-row table:style-name="ro1">
          <table:table-cell office:value-type="float" office:value="0.0727725" calcext:value-type="float">
            <text:p>0.0727725</text:p>
          </table:table-cell>
          <table:table-cell office:value-type="float" office:value="0.0421094" calcext:value-type="float">
            <text:p>0.0421094</text:p>
          </table:table-cell>
          <table:table-cell office:value-type="float" office:value="0.0731199" calcext:value-type="float">
            <text:p>0.0731199</text:p>
          </table:table-cell>
          <table:table-cell office:value-type="float" office:value="0.0526293" calcext:value-type="float">
            <text:p>0.0526293</text:p>
          </table:table-cell>
          <table:table-cell office:value-type="float" office:value="0.0305293" calcext:value-type="float">
            <text:p>0.0305293</text:p>
          </table:table-cell>
          <table:table-cell office:value-type="float" office:value="0.0891199" calcext:value-type="float">
            <text:p>0.0891199</text:p>
          </table:table-cell>
          <table:table-cell office:value-type="float" office:value="0.0385119" calcext:value-type="float">
            <text:p>0.0385119</text:p>
          </table:table-cell>
          <table:table-cell office:value-type="float" office:value="0.0558286" calcext:value-type="float">
            <text:p>0.0558286</text:p>
          </table:table-cell>
        </table:table-row>
        <table:table-row table:style-name="ro1">
          <table:table-cell office:value-type="float" office:value="0.0622157" calcext:value-type="float">
            <text:p>0.0622157</text:p>
          </table:table-cell>
          <table:table-cell office:value-type="float" office:value="0.0362882" calcext:value-type="float">
            <text:p>0.0362882</text:p>
          </table:table-cell>
          <table:table-cell office:value-type="float" office:value="0.0853111" calcext:value-type="float">
            <text:p>0.0853111</text:p>
          </table:table-cell>
          <table:table-cell office:value-type="float" office:value="0.0567973" calcext:value-type="float">
            <text:p>0.0567973</text:p>
          </table:table-cell>
          <table:table-cell office:value-type="float" office:value="0.0238488" calcext:value-type="float">
            <text:p>0.0238488</text:p>
          </table:table-cell>
          <table:table-cell office:value-type="float" office:value="0.0847076" calcext:value-type="float">
            <text:p>0.0847076</text:p>
          </table:table-cell>
          <table:table-cell office:value-type="float" office:value="0.0431558" calcext:value-type="float">
            <text:p>0.0431558</text:p>
          </table:table-cell>
          <table:table-cell office:value-type="float" office:value="0.0507906" calcext:value-type="float">
            <text:p>0.0507906</text:p>
          </table:table-cell>
        </table:table-row>
        <table:table-row table:style-name="ro1">
          <table:table-cell office:value-type="float" office:value="0.0511844" calcext:value-type="float">
            <text:p>0.0511844</text:p>
          </table:table-cell>
          <table:table-cell office:value-type="float" office:value="0.0394561" calcext:value-type="float">
            <text:p>0.0394561</text:p>
          </table:table-cell>
          <table:table-cell office:value-type="float" office:value="0.0752612" calcext:value-type="float">
            <text:p>0.0752612</text:p>
          </table:table-cell>
          <table:table-cell office:value-type="float" office:value="0.0487661" calcext:value-type="float">
            <text:p>0.0487661</text:p>
          </table:table-cell>
          <table:table-cell office:value-type="float" office:value="0.0327435" calcext:value-type="float">
            <text:p>0.0327435</text:p>
          </table:table-cell>
          <table:table-cell office:value-type="float" office:value="0.0728648" calcext:value-type="float">
            <text:p>0.0728648</text:p>
          </table:table-cell>
          <table:table-cell office:value-type="float" office:value="0.0383432" calcext:value-type="float">
            <text:p>0.0383432</text:p>
          </table:table-cell>
          <table:table-cell office:value-type="float" office:value="0.0491257" calcext:value-type="float">
            <text:p>0.0491257</text:p>
          </table:table-cell>
        </table:table-row>
        <table:table-row table:style-name="ro1">
          <table:table-cell office:value-type="float" office:value="0.0720329" calcext:value-type="float">
            <text:p>0.0720329</text:p>
          </table:table-cell>
          <table:table-cell office:value-type="float" office:value="0.0363588" calcext:value-type="float">
            <text:p>0.0363588</text:p>
          </table:table-cell>
          <table:table-cell office:value-type="float" office:value="0.0764132" calcext:value-type="float">
            <text:p>0.0764132</text:p>
          </table:table-cell>
          <table:table-cell office:value-type="float" office:value="0.0493633" calcext:value-type="float">
            <text:p>0.0493633</text:p>
          </table:table-cell>
          <table:table-cell office:value-type="float" office:value="0.023066" calcext:value-type="float">
            <text:p>0.023066</text:p>
          </table:table-cell>
          <table:table-cell office:value-type="float" office:value="0.0867038" calcext:value-type="float">
            <text:p>0.0867038</text:p>
          </table:table-cell>
          <table:table-cell office:value-type="float" office:value="0.0321382" calcext:value-type="float">
            <text:p>0.0321382</text:p>
          </table:table-cell>
          <table:table-cell office:value-type="float" office:value="0.054148" calcext:value-type="float">
            <text:p>0.054148</text:p>
          </table:table-cell>
        </table:table-row>
        <table:table-row table:style-name="ro1">
          <table:table-cell office:value-type="float" office:value="0.0587153" calcext:value-type="float">
            <text:p>0.0587153</text:p>
          </table:table-cell>
          <table:table-cell office:value-type="float" office:value="0.0352034" calcext:value-type="float">
            <text:p>0.0352034</text:p>
          </table:table-cell>
          <table:table-cell office:value-type="float" office:value="0.0765139" calcext:value-type="float">
            <text:p>0.0765139</text:p>
          </table:table-cell>
          <table:table-cell office:value-type="float" office:value="0.0442712" calcext:value-type="float">
            <text:p>0.0442712</text:p>
          </table:table-cell>
          <table:table-cell office:value-type="float" office:value="0.0253422" calcext:value-type="float">
            <text:p>0.0253422</text:p>
          </table:table-cell>
          <table:table-cell office:value-type="float" office:value="0.0806971" calcext:value-type="float">
            <text:p>0.0806971</text:p>
          </table:table-cell>
          <table:table-cell office:value-type="float" office:value="0.0531828" calcext:value-type="float">
            <text:p>0.0531828</text:p>
          </table:table-cell>
          <table:table-cell office:value-type="float" office:value="0.0451707" calcext:value-type="float">
            <text:p>0.0451707</text:p>
          </table:table-cell>
        </table:table-row>
        <table:table-row table:style-name="ro1">
          <table:table-cell office:value-type="float" office:value="0.0597746" calcext:value-type="float">
            <text:p>0.0597746</text:p>
          </table:table-cell>
          <table:table-cell office:value-type="float" office:value="0.0386373" calcext:value-type="float">
            <text:p>0.0386373</text:p>
          </table:table-cell>
          <table:table-cell office:value-type="float" office:value="0.068788" calcext:value-type="float">
            <text:p>0.068788</text:p>
          </table:table-cell>
          <table:table-cell office:value-type="float" office:value="0.0569767" calcext:value-type="float">
            <text:p>0.0569767</text:p>
          </table:table-cell>
          <table:table-cell office:value-type="float" office:value="0.0266984" calcext:value-type="float">
            <text:p>0.0266984</text:p>
          </table:table-cell>
          <table:table-cell office:value-type="float" office:value="0.0767829" calcext:value-type="float">
            <text:p>0.0767829</text:p>
          </table:table-cell>
          <table:table-cell office:value-type="float" office:value="0.0231127" calcext:value-type="float">
            <text:p>0.0231127</text:p>
          </table:table-cell>
          <table:table-cell office:value-type="float" office:value="0.0412612" calcext:value-type="float">
            <text:p>0.0412612</text:p>
          </table:table-cell>
        </table:table-row>
        <table:table-row table:style-name="ro1">
          <table:table-cell office:value-type="float" office:value="0.0675555" calcext:value-type="float">
            <text:p>0.0675555</text:p>
          </table:table-cell>
          <table:table-cell office:value-type="float" office:value="0.0299655" calcext:value-type="float">
            <text:p>0.0299655</text:p>
          </table:table-cell>
          <table:table-cell office:value-type="float" office:value="0.0753449" calcext:value-type="float">
            <text:p>0.0753449</text:p>
          </table:table-cell>
          <table:table-cell office:value-type="float" office:value="0.0442547" calcext:value-type="float">
            <text:p>0.0442547</text:p>
          </table:table-cell>
          <table:table-cell office:value-type="float" office:value="0.0325238" calcext:value-type="float">
            <text:p>0.0325238</text:p>
          </table:table-cell>
          <table:table-cell office:value-type="float" office:value="0.079563" calcext:value-type="float">
            <text:p>0.079563</text:p>
          </table:table-cell>
          <table:table-cell office:value-type="float" office:value="0.030589" calcext:value-type="float">
            <text:p>0.030589</text:p>
          </table:table-cell>
          <table:table-cell office:value-type="float" office:value="0.059493" calcext:value-type="float">
            <text:p>0.059493</text:p>
          </table:table-cell>
        </table:table-row>
        <table:table-row table:style-name="ro1">
          <table:table-cell office:value-type="float" office:value="0.0734444" calcext:value-type="float">
            <text:p>0.0734444</text:p>
          </table:table-cell>
          <table:table-cell office:value-type="float" office:value="0.0291397" calcext:value-type="float">
            <text:p>0.0291397</text:p>
          </table:table-cell>
          <table:table-cell office:value-type="float" office:value="0.084601" calcext:value-type="float">
            <text:p>0.084601</text:p>
          </table:table-cell>
          <table:table-cell office:value-type="float" office:value="0.0466121" calcext:value-type="float">
            <text:p>0.0466121</text:p>
          </table:table-cell>
          <table:table-cell office:value-type="float" office:value="0.0310695" calcext:value-type="float">
            <text:p>0.0310695</text:p>
          </table:table-cell>
          <table:table-cell office:value-type="float" office:value="0.0819623" calcext:value-type="float">
            <text:p>0.0819623</text:p>
          </table:table-cell>
          <table:table-cell office:value-type="float" office:value="0.036371" calcext:value-type="float">
            <text:p>0.036371</text:p>
          </table:table-cell>
          <table:table-cell office:value-type="float" office:value="0.0366608" calcext:value-type="float">
            <text:p>0.0366608</text:p>
          </table:table-cell>
        </table:table-row>
        <table:table-row table:style-name="ro1">
          <table:table-cell office:value-type="float" office:value="0.0597923" calcext:value-type="float">
            <text:p>0.0597923</text:p>
          </table:table-cell>
          <table:table-cell office:value-type="float" office:value="0.0332422" calcext:value-type="float">
            <text:p>0.0332422</text:p>
          </table:table-cell>
          <table:table-cell office:value-type="float" office:value="0.0669637" calcext:value-type="float">
            <text:p>0.0669637</text:p>
          </table:table-cell>
          <table:table-cell office:value-type="float" office:value="0.0492351" calcext:value-type="float">
            <text:p>0.0492351</text:p>
          </table:table-cell>
          <table:table-cell office:value-type="float" office:value="0.0260637" calcext:value-type="float">
            <text:p>0.0260637</text:p>
          </table:table-cell>
          <table:table-cell office:value-type="float" office:value="0.0735704" calcext:value-type="float">
            <text:p>0.0735704</text:p>
          </table:table-cell>
          <table:table-cell office:value-type="float" office:value="0.0434759" calcext:value-type="float">
            <text:p>0.0434759</text:p>
          </table:table-cell>
          <table:table-cell office:value-type="float" office:value="0.0404273" calcext:value-type="float">
            <text:p>0.0404273</text:p>
          </table:table-cell>
        </table:table-row>
        <table:table-row table:style-name="ro1">
          <table:table-cell office:value-type="float" office:value="0.0634408" calcext:value-type="float">
            <text:p>0.0634408</text:p>
          </table:table-cell>
          <table:table-cell office:value-type="float" office:value="0.0345218" calcext:value-type="float">
            <text:p>0.0345218</text:p>
          </table:table-cell>
          <table:table-cell office:value-type="float" office:value="0.0740933" calcext:value-type="float">
            <text:p>0.0740933</text:p>
          </table:table-cell>
          <table:table-cell office:value-type="float" office:value="0.0496479" calcext:value-type="float">
            <text:p>0.0496479</text:p>
          </table:table-cell>
          <table:table-cell office:value-type="float" office:value="0.0199722" calcext:value-type="float">
            <text:p>0.0199722</text:p>
          </table:table-cell>
          <table:table-cell office:value-type="float" office:value="0.0763227" calcext:value-type="float">
            <text:p>0.0763227</text:p>
          </table:table-cell>
          <table:table-cell office:value-type="float" office:value="0.0370833" calcext:value-type="float">
            <text:p>0.0370833</text:p>
          </table:table-cell>
          <table:table-cell office:value-type="float" office:value="0.0545406" calcext:value-type="float">
            <text:p>0.0545406</text:p>
          </table:table-cell>
        </table:table-row>
        <table:table-row table:style-name="ro1">
          <table:table-cell office:value-type="float" office:value="0.073764" calcext:value-type="float">
            <text:p>0.073764</text:p>
          </table:table-cell>
          <table:table-cell office:value-type="float" office:value="0.0298867" calcext:value-type="float">
            <text:p>0.0298867</text:p>
          </table:table-cell>
          <table:table-cell office:value-type="float" office:value="0.07496" calcext:value-type="float">
            <text:p>0.07496</text:p>
          </table:table-cell>
          <table:table-cell office:value-type="float" office:value="0.0419288" calcext:value-type="float">
            <text:p>0.0419288</text:p>
          </table:table-cell>
          <table:table-cell office:value-type="float" office:value="0.0292172" calcext:value-type="float">
            <text:p>0.0292172</text:p>
          </table:table-cell>
          <table:table-cell office:value-type="float" office:value="0.0807934" calcext:value-type="float">
            <text:p>0.0807934</text:p>
          </table:table-cell>
          <table:table-cell office:value-type="float" office:value="0.0306825" calcext:value-type="float">
            <text:p>0.0306825</text:p>
          </table:table-cell>
          <table:table-cell office:value-type="float" office:value="0.0492115" calcext:value-type="float">
            <text:p>0.0492115</text:p>
          </table:table-cell>
        </table:table-row>
        <table:table-row table:style-name="ro1">
          <table:table-cell office:value-type="float" office:value="0.0698098" calcext:value-type="float">
            <text:p>0.0698098</text:p>
          </table:table-cell>
          <table:table-cell office:value-type="float" office:value="0.0322524" calcext:value-type="float">
            <text:p>0.0322524</text:p>
          </table:table-cell>
          <table:table-cell office:value-type="float" office:value="0.0575977" calcext:value-type="float">
            <text:p>0.0575977</text:p>
          </table:table-cell>
          <table:table-cell office:value-type="float" office:value="0.050202" calcext:value-type="float">
            <text:p>0.050202</text:p>
          </table:table-cell>
          <table:table-cell office:value-type="float" office:value="0.0205955" calcext:value-type="float">
            <text:p>0.0205955</text:p>
          </table:table-cell>
          <table:table-cell office:value-type="float" office:value="0.0788785" calcext:value-type="float">
            <text:p>0.0788785</text:p>
          </table:table-cell>
          <table:table-cell office:value-type="float" office:value="0.0365137" calcext:value-type="float">
            <text:p>0.0365137</text:p>
          </table:table-cell>
          <table:table-cell office:value-type="float" office:value="0.0432411" calcext:value-type="float">
            <text:p>0.0432411</text:p>
          </table:table-cell>
        </table:table-row>
        <table:table-row table:style-name="ro1">
          <table:table-cell office:value-type="float" office:value="0.0674347" calcext:value-type="float">
            <text:p>0.0674347</text:p>
          </table:table-cell>
          <table:table-cell office:value-type="float" office:value="0.0236151" calcext:value-type="float">
            <text:p>0.0236151</text:p>
          </table:table-cell>
          <table:table-cell office:value-type="float" office:value="0.0713961" calcext:value-type="float">
            <text:p>0.0713961</text:p>
          </table:table-cell>
          <table:table-cell office:value-type="float" office:value="0.0531777" calcext:value-type="float">
            <text:p>0.0531777</text:p>
          </table:table-cell>
          <table:table-cell office:value-type="float" office:value="0.0197432" calcext:value-type="float">
            <text:p>0.0197432</text:p>
          </table:table-cell>
          <table:table-cell office:value-type="float" office:value="0.0761196" calcext:value-type="float">
            <text:p>0.0761196</text:p>
          </table:table-cell>
          <table:table-cell office:value-type="float" office:value="0.038715" calcext:value-type="float">
            <text:p>0.038715</text:p>
          </table:table-cell>
          <table:table-cell office:value-type="float" office:value="0.0424998" calcext:value-type="float">
            <text:p>0.0424998</text:p>
          </table:table-cell>
        </table:table-row>
        <table:table-row table:style-name="ro1">
          <table:table-cell office:value-type="float" office:value="0.0671036" calcext:value-type="float">
            <text:p>0.0671036</text:p>
          </table:table-cell>
          <table:table-cell office:value-type="float" office:value="0.0327084" calcext:value-type="float">
            <text:p>0.0327084</text:p>
          </table:table-cell>
          <table:table-cell office:value-type="float" office:value="0.0701862" calcext:value-type="float">
            <text:p>0.0701862</text:p>
          </table:table-cell>
          <table:table-cell office:value-type="float" office:value="0.0398541" calcext:value-type="float">
            <text:p>0.0398541</text:p>
          </table:table-cell>
          <table:table-cell office:value-type="float" office:value="0.0171936" calcext:value-type="float">
            <text:p>0.0171936</text:p>
          </table:table-cell>
          <table:table-cell office:value-type="float" office:value="0.0803813" calcext:value-type="float">
            <text:p>0.0803813</text:p>
          </table:table-cell>
          <table:table-cell office:value-type="float" office:value="0.0331076" calcext:value-type="float">
            <text:p>0.0331076</text:p>
          </table:table-cell>
          <table:table-cell office:value-type="float" office:value="0.0530557" calcext:value-type="float">
            <text:p>0.0530557</text:p>
          </table:table-cell>
        </table:table-row>
        <table:table-row table:style-name="ro1">
          <table:table-cell office:value-type="float" office:value="0.0616772" calcext:value-type="float">
            <text:p>0.0616772</text:p>
          </table:table-cell>
          <table:table-cell office:value-type="float" office:value="0.0327632" calcext:value-type="float">
            <text:p>0.0327632</text:p>
          </table:table-cell>
          <table:table-cell office:value-type="float" office:value="0.0678116" calcext:value-type="float">
            <text:p>0.0678116</text:p>
          </table:table-cell>
          <table:table-cell office:value-type="float" office:value="0.0517853" calcext:value-type="float">
            <text:p>0.0517853</text:p>
          </table:table-cell>
          <table:table-cell office:value-type="float" office:value="0.0187571" calcext:value-type="float">
            <text:p>0.0187571</text:p>
          </table:table-cell>
          <table:table-cell office:value-type="float" office:value="0.0847769" calcext:value-type="float">
            <text:p>0.0847769</text:p>
          </table:table-cell>
          <table:table-cell office:value-type="float" office:value="0.0329377" calcext:value-type="float">
            <text:p>0.0329377</text:p>
          </table:table-cell>
          <table:table-cell office:value-type="float" office:value="0.0550904" calcext:value-type="float">
            <text:p>0.0550904</text:p>
          </table:table-cell>
        </table:table-row>
        <table:table-row table:style-name="ro1">
          <table:table-cell office:value-type="float" office:value="0.0570451" calcext:value-type="float">
            <text:p>0.0570451</text:p>
          </table:table-cell>
          <table:table-cell office:value-type="float" office:value="0.0354081" calcext:value-type="float">
            <text:p>0.0354081</text:p>
          </table:table-cell>
          <table:table-cell office:value-type="float" office:value="0.0783941" calcext:value-type="float">
            <text:p>0.0783941</text:p>
          </table:table-cell>
          <table:table-cell office:value-type="float" office:value="0.045373" calcext:value-type="float">
            <text:p>0.045373</text:p>
          </table:table-cell>
          <table:table-cell office:value-type="float" office:value="0.0247327" calcext:value-type="float">
            <text:p>0.0247327</text:p>
          </table:table-cell>
          <table:table-cell office:value-type="float" office:value="0.0836022" calcext:value-type="float">
            <text:p>0.0836022</text:p>
          </table:table-cell>
          <table:table-cell office:value-type="float" office:value="0.038413" calcext:value-type="float">
            <text:p>0.038413</text:p>
          </table:table-cell>
          <table:table-cell office:value-type="float" office:value="0.0507723" calcext:value-type="float">
            <text:p>0.0507723</text:p>
          </table:table-cell>
        </table:table-row>
        <table:table-row table:style-name="ro1">
          <table:table-cell office:value-type="float" office:value="0.0636975" calcext:value-type="float">
            <text:p>0.0636975</text:p>
          </table:table-cell>
          <table:table-cell office:value-type="float" office:value="0.0383934" calcext:value-type="float">
            <text:p>0.0383934</text:p>
          </table:table-cell>
          <table:table-cell office:value-type="float" office:value="0.0709648" calcext:value-type="float">
            <text:p>0.0709648</text:p>
          </table:table-cell>
          <table:table-cell office:value-type="float" office:value="0.0497531" calcext:value-type="float">
            <text:p>0.0497531</text:p>
          </table:table-cell>
          <table:table-cell office:value-type="float" office:value="0.0185027" calcext:value-type="float">
            <text:p>0.0185027</text:p>
          </table:table-cell>
          <table:table-cell office:value-type="float" office:value="0.0774901" calcext:value-type="float">
            <text:p>0.0774901</text:p>
          </table:table-cell>
          <table:table-cell office:value-type="float" office:value="0.0367269" calcext:value-type="float">
            <text:p>0.0367269</text:p>
          </table:table-cell>
          <table:table-cell office:value-type="float" office:value="0.0461093" calcext:value-type="float">
            <text:p>0.0461093</text:p>
          </table:table-cell>
        </table:table-row>
        <table:table-row table:style-name="ro1">
          <table:table-cell office:value-type="float" office:value="0.0602526" calcext:value-type="float">
            <text:p>0.0602526</text:p>
          </table:table-cell>
          <table:table-cell office:value-type="float" office:value="0.0270502" calcext:value-type="float">
            <text:p>0.0270502</text:p>
          </table:table-cell>
          <table:table-cell office:value-type="float" office:value="0.0766439" calcext:value-type="float">
            <text:p>0.0766439</text:p>
          </table:table-cell>
          <table:table-cell office:value-type="float" office:value="0.051201" calcext:value-type="float">
            <text:p>0.051201</text:p>
          </table:table-cell>
          <table:table-cell office:value-type="float" office:value="0.0199535" calcext:value-type="float">
            <text:p>0.0199535</text:p>
          </table:table-cell>
          <table:table-cell office:value-type="float" office:value="0.0748253" calcext:value-type="float">
            <text:p>0.0748253</text:p>
          </table:table-cell>
          <table:table-cell office:value-type="float" office:value="0.0339615" calcext:value-type="float">
            <text:p>0.0339615</text:p>
          </table:table-cell>
          <table:table-cell office:value-type="float" office:value="0.0538652" calcext:value-type="float">
            <text:p>0.0538652</text:p>
          </table:table-cell>
        </table:table-row>
        <table:table-row table:style-name="ro1">
          <table:table-cell office:value-type="float" office:value="0.0600837" calcext:value-type="float">
            <text:p>0.0600837</text:p>
          </table:table-cell>
          <table:table-cell office:value-type="float" office:value="0.0343186" calcext:value-type="float">
            <text:p>0.0343186</text:p>
          </table:table-cell>
          <table:table-cell office:value-type="float" office:value="0.082719" calcext:value-type="float">
            <text:p>0.082719</text:p>
          </table:table-cell>
          <table:table-cell office:value-type="float" office:value="0.0524155" calcext:value-type="float">
            <text:p>0.0524155</text:p>
          </table:table-cell>
          <table:table-cell office:value-type="float" office:value="0.0222579" calcext:value-type="float">
            <text:p>0.0222579</text:p>
          </table:table-cell>
          <table:table-cell office:value-type="float" office:value="0.0782141" calcext:value-type="float">
            <text:p>0.0782141</text:p>
          </table:table-cell>
          <table:table-cell office:value-type="float" office:value="0.0350742" calcext:value-type="float">
            <text:p>0.0350742</text:p>
          </table:table-cell>
          <table:table-cell office:value-type="float" office:value="0.0486266" calcext:value-type="float">
            <text:p>0.0486266</text:p>
          </table:table-cell>
        </table:table-row>
        <table:table-row table:style-name="ro1">
          <table:table-cell office:value-type="float" office:value="0.0616196" calcext:value-type="float">
            <text:p>0.0616196</text:p>
          </table:table-cell>
          <table:table-cell office:value-type="float" office:value="0.0331021" calcext:value-type="float">
            <text:p>0.0331021</text:p>
          </table:table-cell>
          <table:table-cell office:value-type="float" office:value="0.0670026" calcext:value-type="float">
            <text:p>0.0670026</text:p>
          </table:table-cell>
          <table:table-cell office:value-type="float" office:value="0.0481591" calcext:value-type="float">
            <text:p>0.0481591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0790055" calcext:value-type="float">
            <text:p>0.0790055</text:p>
          </table:table-cell>
          <table:table-cell office:value-type="float" office:value="0.0332959" calcext:value-type="float">
            <text:p>0.0332959</text:p>
          </table:table-cell>
          <table:table-cell office:value-type="float" office:value="0.0482344" calcext:value-type="float">
            <text:p>0.0482344</text:p>
          </table:table-cell>
        </table:table-row>
        <table:table-row table:style-name="ro1">
          <table:table-cell office:value-type="float" office:value="0.0648796" calcext:value-type="float">
            <text:p>0.0648796</text:p>
          </table:table-cell>
          <table:table-cell office:value-type="float" office:value="0.0387814" calcext:value-type="float">
            <text:p>0.0387814</text:p>
          </table:table-cell>
          <table:table-cell office:value-type="float" office:value="0.0750439" calcext:value-type="float">
            <text:p>0.0750439</text:p>
          </table:table-cell>
          <table:table-cell office:value-type="float" office:value="0.0544857" calcext:value-type="float">
            <text:p>0.0544857</text:p>
          </table:table-cell>
          <table:table-cell office:value-type="float" office:value="0.0211387" calcext:value-type="float">
            <text:p>0.0211387</text:p>
          </table:table-cell>
          <table:table-cell office:value-type="float" office:value="0.0852858" calcext:value-type="float">
            <text:p>0.0852858</text:p>
          </table:table-cell>
          <table:table-cell office:value-type="float" office:value="0.0324878" calcext:value-type="float">
            <text:p>0.0324878</text:p>
          </table:table-cell>
          <table:table-cell office:value-type="float" office:value="0.0447285" calcext:value-type="float">
            <text:p>0.0447285</text:p>
          </table:table-cell>
        </table:table-row>
        <table:table-row table:style-name="ro1">
          <table:table-cell office:value-type="float" office:value="0.065357" calcext:value-type="float">
            <text:p>0.065357</text:p>
          </table:table-cell>
          <table:table-cell office:value-type="float" office:value="0.0329851" calcext:value-type="float">
            <text:p>0.0329851</text:p>
          </table:table-cell>
          <table:table-cell office:value-type="float" office:value="0.0837235" calcext:value-type="float">
            <text:p>0.0837235</text:p>
          </table:table-cell>
          <table:table-cell office:value-type="float" office:value="0.0528721" calcext:value-type="float">
            <text:p>0.0528721</text:p>
          </table:table-cell>
          <table:table-cell office:value-type="float" office:value="0.0174858" calcext:value-type="float">
            <text:p>0.0174858</text:p>
          </table:table-cell>
          <table:table-cell office:value-type="float" office:value="0.0778911" calcext:value-type="float">
            <text:p>0.0778911</text:p>
          </table:table-cell>
          <table:table-cell office:value-type="float" office:value="0.036224" calcext:value-type="float">
            <text:p>0.036224</text:p>
          </table:table-cell>
          <table:table-cell office:value-type="float" office:value="0.0528564" calcext:value-type="float">
            <text:p>0.0528564</text:p>
          </table:table-cell>
        </table:table-row>
        <table:table-row table:style-name="ro1">
          <table:table-cell office:value-type="float" office:value="0.0656586" calcext:value-type="float">
            <text:p>0.0656586</text:p>
          </table:table-cell>
          <table:table-cell office:value-type="float" office:value="0.0332348" calcext:value-type="float">
            <text:p>0.0332348</text:p>
          </table:table-cell>
          <table:table-cell office:value-type="float" office:value="0.0791156" calcext:value-type="float">
            <text:p>0.0791156</text:p>
          </table:table-cell>
          <table:table-cell office:value-type="float" office:value="0.0586231" calcext:value-type="float">
            <text:p>0.0586231</text:p>
          </table:table-cell>
          <table:table-cell office:value-type="float" office:value="0.02548" calcext:value-type="float">
            <text:p>0.02548</text:p>
          </table:table-cell>
          <table:table-cell office:value-type="float" office:value="0.079538" calcext:value-type="float">
            <text:p>0.079538</text:p>
          </table:table-cell>
          <table:table-cell office:value-type="float" office:value="0.0377456" calcext:value-type="float">
            <text:p>0.0377456</text:p>
          </table:table-cell>
          <table:table-cell office:value-type="float" office:value="0.0496129" calcext:value-type="float">
            <text:p>0.0496129</text:p>
          </table:table-cell>
        </table:table-row>
        <table:table-row table:style-name="ro1">
          <table:table-cell office:value-type="float" office:value="0.0669759" calcext:value-type="float">
            <text:p>0.0669759</text:p>
          </table:table-cell>
          <table:table-cell office:value-type="float" office:value="0.0368968" calcext:value-type="float">
            <text:p>0.0368968</text:p>
          </table:table-cell>
          <table:table-cell office:value-type="float" office:value="0.0749421" calcext:value-type="float">
            <text:p>0.0749421</text:p>
          </table:table-cell>
          <table:table-cell office:value-type="float" office:value="0.0538418" calcext:value-type="float">
            <text:p>0.0538418</text:p>
          </table:table-cell>
          <table:table-cell office:value-type="float" office:value="0.0228982" calcext:value-type="float">
            <text:p>0.0228982</text:p>
          </table:table-cell>
          <table:table-cell office:value-type="float" office:value="0.0861258" calcext:value-type="float">
            <text:p>0.0861258</text:p>
          </table:table-cell>
          <table:table-cell office:value-type="float" office:value="0.0430619" calcext:value-type="float">
            <text:p>0.0430619</text:p>
          </table:table-cell>
          <table:table-cell office:value-type="float" office:value="0.0507829" calcext:value-type="float">
            <text:p>0.0507829</text:p>
          </table:table-cell>
        </table:table-row>
        <table:table-row table:style-name="ro1">
          <table:table-cell office:value-type="float" office:value="0.0682724" calcext:value-type="float">
            <text:p>0.0682724</text:p>
          </table:table-cell>
          <table:table-cell office:value-type="float" office:value="0.0369948" calcext:value-type="float">
            <text:p>0.0369948</text:p>
          </table:table-cell>
          <table:table-cell office:value-type="float" office:value="0.0827594" calcext:value-type="float">
            <text:p>0.0827594</text:p>
          </table:table-cell>
          <table:table-cell office:value-type="float" office:value="0.0563004" calcext:value-type="float">
            <text:p>0.0563004</text:p>
          </table:table-cell>
          <table:table-cell office:value-type="float" office:value="0.0263023" calcext:value-type="float">
            <text:p>0.0263023</text:p>
          </table:table-cell>
          <table:table-cell office:value-type="float" office:value="0.0850909" calcext:value-type="float">
            <text:p>0.0850909</text:p>
          </table:table-cell>
          <table:table-cell office:value-type="float" office:value="0.0515509" calcext:value-type="float">
            <text:p>0.0515509</text:p>
          </table:table-cell>
          <table:table-cell office:value-type="float" office:value="0.0463308" calcext:value-type="float">
            <text:p>0.0463308</text:p>
          </table:table-cell>
        </table:table-row>
        <table:table-row table:style-name="ro1">
          <table:table-cell office:value-type="float" office:value="0.0603265" calcext:value-type="float">
            <text:p>0.0603265</text:p>
          </table:table-cell>
          <table:table-cell office:value-type="float" office:value="0.0444863" calcext:value-type="float">
            <text:p>0.0444863</text:p>
          </table:table-cell>
          <table:table-cell office:value-type="float" office:value="0.0887462" calcext:value-type="float">
            <text:p>0.0887462</text:p>
          </table:table-cell>
          <table:table-cell office:value-type="float" office:value="0.057509" calcext:value-type="float">
            <text:p>0.057509</text:p>
          </table:table-cell>
          <table:table-cell office:value-type="float" office:value="0.0278215" calcext:value-type="float">
            <text:p>0.0278215</text:p>
          </table:table-cell>
          <table:table-cell office:value-type="float" office:value="0.0830683" calcext:value-type="float">
            <text:p>0.0830683</text:p>
          </table:table-cell>
          <table:table-cell office:value-type="float" office:value="0.0416244" calcext:value-type="float">
            <text:p>0.0416244</text:p>
          </table:table-cell>
          <table:table-cell office:value-type="float" office:value="0.053347" calcext:value-type="float">
            <text:p>0.053347</text:p>
          </table:table-cell>
        </table:table-row>
        <table:table-row table:style-name="ro1">
          <table:table-cell office:value-type="float" office:value="0.0670536" calcext:value-type="float">
            <text:p>0.0670536</text:p>
          </table:table-cell>
          <table:table-cell office:value-type="float" office:value="0.041849" calcext:value-type="float">
            <text:p>0.041849</text:p>
          </table:table-cell>
          <table:table-cell office:value-type="float" office:value="0.0844756" calcext:value-type="float">
            <text:p>0.0844756</text:p>
          </table:table-cell>
          <table:table-cell office:value-type="float" office:value="0.0622619" calcext:value-type="float">
            <text:p>0.0622619</text:p>
          </table:table-cell>
          <table:table-cell office:value-type="float" office:value="0.0227561" calcext:value-type="float">
            <text:p>0.0227561</text:p>
          </table:table-cell>
          <table:table-cell office:value-type="float" office:value="0.0892854" calcext:value-type="float">
            <text:p>0.0892854</text:p>
          </table:table-cell>
          <table:table-cell office:value-type="float" office:value="0.0403779" calcext:value-type="float">
            <text:p>0.0403779</text:p>
          </table:table-cell>
          <table:table-cell office:value-type="float" office:value="0.0468073" calcext:value-type="float">
            <text:p>0.0468073</text:p>
          </table:table-cell>
        </table:table-row>
        <table:table-row table:style-name="ro1">
          <table:table-cell office:value-type="float" office:value="0.0631454" calcext:value-type="float">
            <text:p>0.0631454</text:p>
          </table:table-cell>
          <table:table-cell office:value-type="float" office:value="0.0428786" calcext:value-type="float">
            <text:p>0.0428786</text:p>
          </table:table-cell>
          <table:table-cell office:value-type="float" office:value="0.0841168" calcext:value-type="float">
            <text:p>0.0841168</text:p>
          </table:table-cell>
          <table:table-cell office:value-type="float" office:value="0.0692918" calcext:value-type="float">
            <text:p>0.0692918</text:p>
          </table:table-cell>
          <table:table-cell office:value-type="float" office:value="0.0325493" calcext:value-type="float">
            <text:p>0.0325493</text:p>
          </table:table-cell>
          <table:table-cell office:value-type="float" office:value="0.0906688" calcext:value-type="float">
            <text:p>0.0906688</text:p>
          </table:table-cell>
          <table:table-cell office:value-type="float" office:value="0.0467599" calcext:value-type="float">
            <text:p>0.0467599</text:p>
          </table:table-cell>
          <table:table-cell office:value-type="float" office:value="0.0533019" calcext:value-type="float">
            <text:p>0.0533019</text:p>
          </table:table-cell>
        </table:table-row>
        <table:table-row table:style-name="ro1">
          <table:table-cell office:value-type="float" office:value="0.0649792" calcext:value-type="float">
            <text:p>0.0649792</text:p>
          </table:table-cell>
          <table:table-cell office:value-type="float" office:value="0.0481981" calcext:value-type="float">
            <text:p>0.0481981</text:p>
          </table:table-cell>
          <table:table-cell office:value-type="float" office:value="0.0869911" calcext:value-type="float">
            <text:p>0.0869911</text:p>
          </table:table-cell>
          <table:table-cell office:value-type="float" office:value="0.0638136" calcext:value-type="float">
            <text:p>0.0638136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0.0867061" calcext:value-type="float">
            <text:p>0.0867061</text:p>
          </table:table-cell>
          <table:table-cell office:value-type="float" office:value="0.0389706" calcext:value-type="float">
            <text:p>0.0389706</text:p>
          </table:table-cell>
          <table:table-cell office:value-type="float" office:value="0.0589579" calcext:value-type="float">
            <text:p>0.0589579</text:p>
          </table:table-cell>
        </table:table-row>
        <table:table-row table:style-name="ro1">
          <table:table-cell office:value-type="float" office:value="0.0670208" calcext:value-type="float">
            <text:p>0.0670208</text:p>
          </table:table-cell>
          <table:table-cell office:value-type="float" office:value="0.049181" calcext:value-type="float">
            <text:p>0.049181</text:p>
          </table:table-cell>
          <table:table-cell office:value-type="float" office:value="0.0958686" calcext:value-type="float">
            <text:p>0.0958686</text:p>
          </table:table-cell>
          <table:table-cell office:value-type="float" office:value="0.0713378" calcext:value-type="float">
            <text:p>0.0713378</text:p>
          </table:table-cell>
          <table:table-cell office:value-type="float" office:value="0.0364509" calcext:value-type="float">
            <text:p>0.0364509</text:p>
          </table:table-cell>
          <table:table-cell office:value-type="float" office:value="0.0978176" calcext:value-type="float">
            <text:p>0.0978176</text:p>
          </table:table-cell>
          <table:table-cell office:value-type="float" office:value="0.0460141" calcext:value-type="float">
            <text:p>0.0460141</text:p>
          </table:table-cell>
          <table:table-cell office:value-type="float" office:value="0.0584408" calcext:value-type="float">
            <text:p>0.0584408</text:p>
          </table:table-cell>
        </table:table-row>
        <table:table-row table:style-name="ro1">
          <table:table-cell office:value-type="float" office:value="0.0693422" calcext:value-type="float">
            <text:p>0.0693422</text:p>
          </table:table-cell>
          <table:table-cell office:value-type="float" office:value="0.0526305" calcext:value-type="float">
            <text:p>0.0526305</text:p>
          </table:table-cell>
          <table:table-cell office:value-type="float" office:value="0.0941223" calcext:value-type="float">
            <text:p>0.0941223</text:p>
          </table:table-cell>
          <table:table-cell office:value-type="float" office:value="0.0752176" calcext:value-type="float">
            <text:p>0.0752176</text:p>
          </table:table-cell>
          <table:table-cell office:value-type="float" office:value="0.0349965" calcext:value-type="float">
            <text:p>0.0349965</text:p>
          </table:table-cell>
          <table:table-cell office:value-type="float" office:value="0.0870801" calcext:value-type="float">
            <text:p>0.0870801</text:p>
          </table:table-cell>
          <table:table-cell office:value-type="float" office:value="0.0522003" calcext:value-type="float">
            <text:p>0.0522003</text:p>
          </table:table-cell>
          <table:table-cell office:value-type="float" office:value="0.065711" calcext:value-type="float">
            <text:p>0.065711</text:p>
          </table:table-cell>
        </table:table-row>
        <table:table-row table:style-name="ro1">
          <table:table-cell office:value-type="float" office:value="0.0712487" calcext:value-type="float">
            <text:p>0.0712487</text:p>
          </table:table-cell>
          <table:table-cell office:value-type="float" office:value="0.0576907" calcext:value-type="float">
            <text:p>0.0576907</text:p>
          </table:table-cell>
          <table:table-cell office:value-type="float" office:value="0.0972363" calcext:value-type="float">
            <text:p>0.0972363</text:p>
          </table:table-cell>
          <table:table-cell office:value-type="float" office:value="0.0817362" calcext:value-type="float">
            <text:p>0.0817362</text:p>
          </table:table-cell>
          <table:table-cell office:value-type="float" office:value="0.0316795" calcext:value-type="float">
            <text:p>0.0316795</text:p>
          </table:table-cell>
          <table:table-cell office:value-type="float" office:value="0.0978084" calcext:value-type="float">
            <text:p>0.0978084</text:p>
          </table:table-cell>
          <table:table-cell office:value-type="float" office:value="0.0537347" calcext:value-type="float">
            <text:p>0.0537347</text:p>
          </table:table-cell>
          <table:table-cell office:value-type="float" office:value="0.0691307" calcext:value-type="float">
            <text:p>0.0691307</text:p>
          </table:table-cell>
        </table:table-row>
        <table:table-row table:style-name="ro1">
          <table:table-cell office:value-type="float" office:value="0.0737511" calcext:value-type="float">
            <text:p>0.0737511</text:p>
          </table:table-cell>
          <table:table-cell office:value-type="float" office:value="0.059366" calcext:value-type="float">
            <text:p>0.059366</text:p>
          </table:table-cell>
          <table:table-cell office:value-type="float" office:value="0.100364" calcext:value-type="float">
            <text:p>0.100364</text:p>
          </table:table-cell>
          <table:table-cell office:value-type="float" office:value="0.081887" calcext:value-type="float">
            <text:p>0.081887</text:p>
          </table:table-cell>
          <table:table-cell office:value-type="float" office:value="0.0474643" calcext:value-type="float">
            <text:p>0.0474643</text:p>
          </table:table-cell>
          <table:table-cell office:value-type="float" office:value="0.0999232" calcext:value-type="float">
            <text:p>0.0999232</text:p>
          </table:table-cell>
          <table:table-cell office:value-type="float" office:value="0.0556432" calcext:value-type="float">
            <text:p>0.0556432</text:p>
          </table:table-cell>
          <table:table-cell office:value-type="float" office:value="0.063674" calcext:value-type="float">
            <text:p>0.063674</text:p>
          </table:table-cell>
        </table:table-row>
        <table:table-row table:style-name="ro1">
          <table:table-cell office:value-type="float" office:value="0.0748566" calcext:value-type="float">
            <text:p>0.0748566</text:p>
          </table:table-cell>
          <table:table-cell office:value-type="float" office:value="0.069717" calcext:value-type="float">
            <text:p>0.069717</text:p>
          </table:table-cell>
          <table:table-cell office:value-type="float" office:value="0.111929" calcext:value-type="float">
            <text:p>0.111929</text:p>
          </table:table-cell>
          <table:table-cell office:value-type="float" office:value="0.0876342" calcext:value-type="float">
            <text:p>0.0876342</text:p>
          </table:table-cell>
          <table:table-cell office:value-type="float" office:value="0.0393761" calcext:value-type="float">
            <text:p>0.0393761</text:p>
          </table:table-cell>
          <table:table-cell office:value-type="float" office:value="0.11133" calcext:value-type="float">
            <text:p>0.11133</text:p>
          </table:table-cell>
          <table:table-cell office:value-type="float" office:value="0.0597175" calcext:value-type="float">
            <text:p>0.0597175</text:p>
          </table:table-cell>
          <table:table-cell office:value-type="float" office:value="0.0726444" calcext:value-type="float">
            <text:p>0.0726444</text:p>
          </table:table-cell>
        </table:table-row>
        <table:table-row table:style-name="ro1">
          <table:table-cell office:value-type="float" office:value="0.0729028" calcext:value-type="float">
            <text:p>0.0729028</text:p>
          </table:table-cell>
          <table:table-cell office:value-type="float" office:value="0.0683529" calcext:value-type="float">
            <text:p>0.0683529</text:p>
          </table:table-cell>
          <table:table-cell office:value-type="float" office:value="0.108545" calcext:value-type="float">
            <text:p>0.108545</text:p>
          </table:table-cell>
          <table:table-cell office:value-type="float" office:value="0.0913634" calcext:value-type="float">
            <text:p>0.0913634</text:p>
          </table:table-cell>
          <table:table-cell office:value-type="float" office:value="0.0487942" calcext:value-type="float">
            <text:p>0.0487942</text:p>
          </table:table-cell>
          <table:table-cell office:value-type="float" office:value="0.106974" calcext:value-type="float">
            <text:p>0.106974</text:p>
          </table:table-cell>
          <table:table-cell office:value-type="float" office:value="0.0568723" calcext:value-type="float">
            <text:p>0.0568723</text:p>
          </table:table-cell>
          <table:table-cell office:value-type="float" office:value="0.0772369" calcext:value-type="float">
            <text:p>0.0772369</text:p>
          </table:table-cell>
        </table:table-row>
        <table:table-row table:style-name="ro1">
          <table:table-cell office:value-type="float" office:value="0.0703177" calcext:value-type="float">
            <text:p>0.0703177</text:p>
          </table:table-cell>
          <table:table-cell office:value-type="float" office:value="0.0666055" calcext:value-type="float">
            <text:p>0.0666055</text:p>
          </table:table-cell>
          <table:table-cell office:value-type="float" office:value="0.101759" calcext:value-type="float">
            <text:p>0.101759</text:p>
          </table:table-cell>
          <table:table-cell office:value-type="float" office:value="0.0833656" calcext:value-type="float">
            <text:p>0.0833656</text:p>
          </table:table-cell>
          <table:table-cell office:value-type="float" office:value="0.0467623" calcext:value-type="float">
            <text:p>0.0467623</text:p>
          </table:table-cell>
          <table:table-cell office:value-type="float" office:value="0.106216" calcext:value-type="float">
            <text:p>0.106216</text:p>
          </table:table-cell>
          <table:table-cell office:value-type="float" office:value="0.0643509" calcext:value-type="float">
            <text:p>0.0643509</text:p>
          </table:table-cell>
          <table:table-cell office:value-type="float" office:value="0.0659552" calcext:value-type="float">
            <text:p>0.0659552</text:p>
          </table:table-cell>
        </table:table-row>
        <table:table-row table:style-name="ro1">
          <table:table-cell office:value-type="float" office:value="0.0815714" calcext:value-type="float">
            <text:p>0.0815714</text:p>
          </table:table-cell>
          <table:table-cell office:value-type="float" office:value="0.0633713" calcext:value-type="float">
            <text:p>0.0633713</text:p>
          </table:table-cell>
          <table:table-cell office:value-type="float" office:value="0.105919" calcext:value-type="float">
            <text:p>0.105919</text:p>
          </table:table-cell>
          <table:table-cell office:value-type="float" office:value="0.0880748" calcext:value-type="float">
            <text:p>0.0880748</text:p>
          </table:table-cell>
          <table:table-cell office:value-type="float" office:value="0.0456492" calcext:value-type="float">
            <text:p>0.0456492</text:p>
          </table:table-cell>
          <table:table-cell office:value-type="float" office:value="0.10613" calcext:value-type="float">
            <text:p>0.10613</text:p>
          </table:table-cell>
          <table:table-cell office:value-type="float" office:value="0.0509351" calcext:value-type="float">
            <text:p>0.0509351</text:p>
          </table:table-cell>
          <table:table-cell office:value-type="float" office:value="0.0707748" calcext:value-type="float">
            <text:p>0.0707748</text:p>
          </table:table-cell>
        </table:table-row>
        <table:table-row table:style-name="ro1">
          <table:table-cell office:value-type="float" office:value="0.0790842" calcext:value-type="float">
            <text:p>0.0790842</text:p>
          </table:table-cell>
          <table:table-cell office:value-type="float" office:value="0.0607325" calcext:value-type="float">
            <text:p>0.0607325</text:p>
          </table:table-cell>
          <table:table-cell office:value-type="float" office:value="0.10439" calcext:value-type="float">
            <text:p>0.10439</text:p>
          </table:table-cell>
          <table:table-cell office:value-type="float" office:value="0.0924753" calcext:value-type="float">
            <text:p>0.0924753</text:p>
          </table:table-cell>
          <table:table-cell office:value-type="float" office:value="0.0475778" calcext:value-type="float">
            <text:p>0.0475778</text:p>
          </table:table-cell>
          <table:table-cell office:value-type="float" office:value="0.100451" calcext:value-type="float">
            <text:p>0.100451</text:p>
          </table:table-cell>
          <table:table-cell office:value-type="float" office:value="0.0666111" calcext:value-type="float">
            <text:p>0.0666111</text:p>
          </table:table-cell>
          <table:table-cell office:value-type="float" office:value="0.0743513" calcext:value-type="float">
            <text:p>0.0743513</text:p>
          </table:table-cell>
        </table:table-row>
        <table:table-row table:style-name="ro1">
          <table:table-cell office:value-type="float" office:value="0.0728993" calcext:value-type="float">
            <text:p>0.0728993</text:p>
          </table:table-cell>
          <table:table-cell office:value-type="float" office:value="0.0625785" calcext:value-type="float">
            <text:p>0.0625785</text:p>
          </table:table-cell>
          <table:table-cell office:value-type="float" office:value="0.0986137" calcext:value-type="float">
            <text:p>0.0986137</text:p>
          </table:table-cell>
          <table:table-cell office:value-type="float" office:value="0.0835803" calcext:value-type="float">
            <text:p>0.0835803</text:p>
          </table:table-cell>
          <table:table-cell office:value-type="float" office:value="0.0326701" calcext:value-type="float">
            <text:p>0.0326701</text:p>
          </table:table-cell>
          <table:table-cell office:value-type="float" office:value="0.102305" calcext:value-type="float">
            <text:p>0.102305</text:p>
          </table:table-cell>
          <table:table-cell office:value-type="float" office:value="0.0568165" calcext:value-type="float">
            <text:p>0.0568165</text:p>
          </table:table-cell>
          <table:table-cell office:value-type="float" office:value="0.0708195" calcext:value-type="float">
            <text:p>0.0708195</text:p>
          </table:table-cell>
        </table:table-row>
        <table:table-row table:style-name="ro1">
          <table:table-cell office:value-type="float" office:value="0.0712811" calcext:value-type="float">
            <text:p>0.0712811</text:p>
          </table:table-cell>
          <table:table-cell office:value-type="float" office:value="0.0599562" calcext:value-type="float">
            <text:p>0.0599562</text:p>
          </table:table-cell>
          <table:table-cell office:value-type="float" office:value="0.0897555" calcext:value-type="float">
            <text:p>0.0897555</text:p>
          </table:table-cell>
          <table:table-cell office:value-type="float" office:value="0.0876803" calcext:value-type="float">
            <text:p>0.0876803</text:p>
          </table:table-cell>
          <table:table-cell office:value-type="float" office:value="0.02962" calcext:value-type="float">
            <text:p>0.02962</text:p>
          </table:table-cell>
          <table:table-cell office:value-type="float" office:value="0.0928076" calcext:value-type="float">
            <text:p>0.0928076</text:p>
          </table:table-cell>
          <table:table-cell office:value-type="float" office:value="0.058938" calcext:value-type="float">
            <text:p>0.058938</text:p>
          </table:table-cell>
          <table:table-cell office:value-type="float" office:value="0.0674302" calcext:value-type="float">
            <text:p>0.0674302</text:p>
          </table:table-cell>
        </table:table-row>
        <table:table-row table:style-name="ro1">
          <table:table-cell office:value-type="float" office:value="0.0614495" calcext:value-type="float">
            <text:p>0.0614495</text:p>
          </table:table-cell>
          <table:table-cell office:value-type="float" office:value="0.0565799" calcext:value-type="float">
            <text:p>0.0565799</text:p>
          </table:table-cell>
          <table:table-cell office:value-type="float" office:value="0.0925365" calcext:value-type="float">
            <text:p>0.0925365</text:p>
          </table:table-cell>
          <table:table-cell office:value-type="float" office:value="0.0689822" calcext:value-type="float">
            <text:p>0.0689822</text:p>
          </table:table-cell>
          <table:table-cell office:value-type="float" office:value="0.0341559" calcext:value-type="float">
            <text:p>0.0341559</text:p>
          </table:table-cell>
          <table:table-cell office:value-type="float" office:value="0.0923862" calcext:value-type="float">
            <text:p>0.0923862</text:p>
          </table:table-cell>
          <table:table-cell office:value-type="float" office:value="0.0582612" calcext:value-type="float">
            <text:p>0.0582612</text:p>
          </table:table-cell>
          <table:table-cell office:value-type="float" office:value="0.064296" calcext:value-type="float">
            <text:p>0.064296</text:p>
          </table:table-cell>
        </table:table-row>
        <table:table-row table:style-name="ro1">
          <table:table-cell office:value-type="float" office:value="0.0672106" calcext:value-type="float">
            <text:p>0.0672106</text:p>
          </table:table-cell>
          <table:table-cell office:value-type="float" office:value="0.0513228" calcext:value-type="float">
            <text:p>0.0513228</text:p>
          </table:table-cell>
          <table:table-cell office:value-type="float" office:value="0.0956996" calcext:value-type="float">
            <text:p>0.0956996</text:p>
          </table:table-cell>
          <table:table-cell office:value-type="float" office:value="0.0690599" calcext:value-type="float">
            <text:p>0.0690599</text:p>
          </table:table-cell>
          <table:table-cell office:value-type="float" office:value="0.0301808" calcext:value-type="float">
            <text:p>0.0301808</text:p>
          </table:table-cell>
          <table:table-cell office:value-type="float" office:value="0.100379" calcext:value-type="float">
            <text:p>0.100379</text:p>
          </table:table-cell>
          <table:table-cell office:value-type="float" office:value="0.0402723" calcext:value-type="float">
            <text:p>0.0402723</text:p>
          </table:table-cell>
          <table:table-cell office:value-type="float" office:value="0.0559905" calcext:value-type="float">
            <text:p>0.0559905</text:p>
          </table:table-cell>
        </table:table-row>
        <table:table-row table:style-name="ro1">
          <table:table-cell office:value-type="float" office:value="0.0667264" calcext:value-type="float">
            <text:p>0.0667264</text:p>
          </table:table-cell>
          <table:table-cell office:value-type="float" office:value="0.0561069" calcext:value-type="float">
            <text:p>0.0561069</text:p>
          </table:table-cell>
          <table:table-cell office:value-type="float" office:value="0.0911984" calcext:value-type="float">
            <text:p>0.0911984</text:p>
          </table:table-cell>
          <table:table-cell office:value-type="float" office:value="0.0631278" calcext:value-type="float">
            <text:p>0.0631278</text:p>
          </table:table-cell>
          <table:table-cell office:value-type="float" office:value="0.0306588" calcext:value-type="float">
            <text:p>0.0306588</text:p>
          </table:table-cell>
          <table:table-cell office:value-type="float" office:value="0.0925323" calcext:value-type="float">
            <text:p>0.0925323</text:p>
          </table:table-cell>
          <table:table-cell office:value-type="float" office:value="0.032445" calcext:value-type="float">
            <text:p>0.032445</text:p>
          </table:table-cell>
          <table:table-cell office:value-type="float" office:value="0.0468986" calcext:value-type="float">
            <text:p>0.0468986</text:p>
          </table:table-cell>
        </table:table-row>
        <table:table-row table:style-name="ro1">
          <table:table-cell office:value-type="float" office:value="0.0735427" calcext:value-type="float">
            <text:p>0.0735427</text:p>
          </table:table-cell>
          <table:table-cell office:value-type="float" office:value="0.040921" calcext:value-type="float">
            <text:p>0.040921</text:p>
          </table:table-cell>
          <table:table-cell office:value-type="float" office:value="0.0716122" calcext:value-type="float">
            <text:p>0.0716122</text:p>
          </table:table-cell>
          <table:table-cell office:value-type="float" office:value="0.0607483" calcext:value-type="float">
            <text:p>0.0607483</text:p>
          </table:table-cell>
          <table:table-cell office:value-type="float" office:value="0.0321066" calcext:value-type="float">
            <text:p>0.0321066</text:p>
          </table:table-cell>
          <table:table-cell office:value-type="float" office:value="0.0932092" calcext:value-type="float">
            <text:p>0.0932092</text:p>
          </table:table-cell>
          <table:table-cell office:value-type="float" office:value="0.0521252" calcext:value-type="float">
            <text:p>0.0521252</text:p>
          </table:table-cell>
          <table:table-cell office:value-type="float" office:value="0.0575403" calcext:value-type="float">
            <text:p>0.0575403</text:p>
          </table:table-cell>
        </table:table-row>
        <table:table-row table:style-name="ro1">
          <table:table-cell office:value-type="float" office:value="0.0674897" calcext:value-type="float">
            <text:p>0.0674897</text:p>
          </table:table-cell>
          <table:table-cell office:value-type="float" office:value="0.0374483" calcext:value-type="float">
            <text:p>0.0374483</text:p>
          </table:table-cell>
          <table:table-cell office:value-type="float" office:value="0.0805904" calcext:value-type="float">
            <text:p>0.0805904</text:p>
          </table:table-cell>
          <table:table-cell office:value-type="float" office:value="0.0613391" calcext:value-type="float">
            <text:p>0.0613391</text:p>
          </table:table-cell>
          <table:table-cell office:value-type="float" office:value="0.0286597" calcext:value-type="float">
            <text:p>0.0286597</text:p>
          </table:table-cell>
          <table:table-cell office:value-type="float" office:value="0.0758973" calcext:value-type="float">
            <text:p>0.0758973</text:p>
          </table:table-cell>
          <table:table-cell office:value-type="float" office:value="0.0524275" calcext:value-type="float">
            <text:p>0.0524275</text:p>
          </table:table-cell>
          <table:table-cell office:value-type="float" office:value="0.0462713" calcext:value-type="float">
            <text:p>0.0462713</text:p>
          </table:table-cell>
        </table:table-row>
        <table:table-row table:style-name="ro1">
          <table:table-cell office:value-type="float" office:value="0.0526898" calcext:value-type="float">
            <text:p>0.0526898</text:p>
          </table:table-cell>
          <table:table-cell office:value-type="float" office:value="0.0585588" calcext:value-type="float">
            <text:p>0.0585588</text:p>
          </table:table-cell>
          <table:table-cell office:value-type="float" office:value="0.0936923" calcext:value-type="float">
            <text:p>0.0936923</text:p>
          </table:table-cell>
          <table:table-cell office:value-type="float" office:value="0.0530923" calcext:value-type="float">
            <text:p>0.0530923</text:p>
          </table:table-cell>
          <table:table-cell office:value-type="float" office:value="0.0215259" calcext:value-type="float">
            <text:p>0.0215259</text:p>
          </table:table-cell>
          <table:table-cell office:value-type="float" office:value="0.0921336" calcext:value-type="float">
            <text:p>0.0921336</text:p>
          </table:table-cell>
          <table:table-cell office:value-type="float" office:value="0.0298605" calcext:value-type="float">
            <text:p>0.0298605</text:p>
          </table:table-cell>
          <table:table-cell office:value-type="float" office:value="0.053328" calcext:value-type="float">
            <text:p>0.053328</text:p>
          </table:table-cell>
        </table:table-row>
        <table:table-row table:style-name="ro1">
          <table:table-cell office:value-type="float" office:value="0.0731604" calcext:value-type="float">
            <text:p>0.0731604</text:p>
          </table:table-cell>
          <table:table-cell office:value-type="float" office:value="0.0347123" calcext:value-type="float">
            <text:p>0.0347123</text:p>
          </table:table-cell>
          <table:table-cell office:value-type="float" office:value="0.0731364" calcext:value-type="float">
            <text:p>0.0731364</text:p>
          </table:table-cell>
          <table:table-cell office:value-type="float" office:value="0.0522845" calcext:value-type="float">
            <text:p>0.0522845</text:p>
          </table:table-cell>
          <table:table-cell office:value-type="float" office:value="0.0329694" calcext:value-type="float">
            <text:p>0.0329694</text:p>
          </table:table-cell>
          <table:table-cell office:value-type="float" office:value="0.0878069" calcext:value-type="float">
            <text:p>0.0878069</text:p>
          </table:table-cell>
          <table:table-cell office:value-type="float" office:value="0.0384232" calcext:value-type="float">
            <text:p>0.0384232</text:p>
          </table:table-cell>
          <table:table-cell office:value-type="float" office:value="0.0531029" calcext:value-type="float">
            <text:p>0.0531029</text:p>
          </table:table-cell>
        </table:table-row>
        <table:table-row table:style-name="ro1">
          <table:table-cell office:value-type="float" office:value="0.0752684" calcext:value-type="float">
            <text:p>0.0752684</text:p>
          </table:table-cell>
          <table:table-cell office:value-type="float" office:value="0.0432352" calcext:value-type="float">
            <text:p>0.0432352</text:p>
          </table:table-cell>
          <table:table-cell office:value-type="float" office:value="0.0642438" calcext:value-type="float">
            <text:p>0.0642438</text:p>
          </table:table-cell>
          <table:table-cell office:value-type="float" office:value="0.0609778" calcext:value-type="float">
            <text:p>0.0609778</text:p>
          </table:table-cell>
          <table:table-cell office:value-type="float" office:value="0.0348322" calcext:value-type="float">
            <text:p>0.0348322</text:p>
          </table:table-cell>
          <table:table-cell office:value-type="float" office:value="0.084035" calcext:value-type="float">
            <text:p>0.084035</text:p>
          </table:table-cell>
          <table:table-cell office:value-type="float" office:value="0.0474855" calcext:value-type="float">
            <text:p>0.0474855</text:p>
          </table:table-cell>
          <table:table-cell office:value-type="float" office:value="0.0558646" calcext:value-type="float">
            <text:p>0.0558646</text:p>
          </table:table-cell>
        </table:table-row>
        <table:table-row table:style-name="ro1">
          <table:table-cell office:value-type="float" office:value="0.0652147" calcext:value-type="float">
            <text:p>0.0652147</text:p>
          </table:table-cell>
          <table:table-cell office:value-type="float" office:value="0.029693" calcext:value-type="float">
            <text:p>0.029693</text:p>
          </table:table-cell>
          <table:table-cell office:value-type="float" office:value="0.0774837" calcext:value-type="float">
            <text:p>0.0774837</text:p>
          </table:table-cell>
          <table:table-cell office:value-type="float" office:value="0.0609049" calcext:value-type="float">
            <text:p>0.0609049</text:p>
          </table:table-cell>
          <table:table-cell office:value-type="float" office:value="0.0370609" calcext:value-type="float">
            <text:p>0.0370609</text:p>
          </table:table-cell>
          <table:table-cell office:value-type="float" office:value="0.0737668" calcext:value-type="float">
            <text:p>0.0737668</text:p>
          </table:table-cell>
          <table:table-cell office:value-type="float" office:value="0.0558072" calcext:value-type="float">
            <text:p>0.0558072</text:p>
          </table:table-cell>
          <table:table-cell office:value-type="float" office:value="0.0582768" calcext:value-type="float">
            <text:p>0.0582768</text:p>
          </table:table-cell>
        </table:table-row>
        <table:table-row table:style-name="ro1">
          <table:table-cell office:value-type="float" office:value="0.0650243" calcext:value-type="float">
            <text:p>0.0650243</text:p>
          </table:table-cell>
          <table:table-cell office:value-type="float" office:value="0.0425347" calcext:value-type="float">
            <text:p>0.0425347</text:p>
          </table:table-cell>
          <table:table-cell office:value-type="float" office:value="0.0672069" calcext:value-type="float">
            <text:p>0.0672069</text:p>
          </table:table-cell>
          <table:table-cell office:value-type="float" office:value="0.0554921" calcext:value-type="float">
            <text:p>0.0554921</text:p>
          </table:table-cell>
          <table:table-cell office:value-type="float" office:value="0.0271335" calcext:value-type="float">
            <text:p>0.0271335</text:p>
          </table:table-cell>
          <table:table-cell office:value-type="float" office:value="0.0765757" calcext:value-type="float">
            <text:p>0.0765757</text:p>
          </table:table-cell>
          <table:table-cell office:value-type="float" office:value="0.0499269" calcext:value-type="float">
            <text:p>0.0499269</text:p>
          </table:table-cell>
          <table:table-cell office:value-type="float" office:value="0.052976" calcext:value-type="float">
            <text:p>0.052976</text:p>
          </table:table-cell>
        </table:table-row>
        <table:table-row table:style-name="ro1">
          <table:table-cell office:value-type="float" office:value="0.0769738" calcext:value-type="float">
            <text:p>0.0769738</text:p>
          </table:table-cell>
          <table:table-cell office:value-type="float" office:value="0.0361896" calcext:value-type="float">
            <text:p>0.0361896</text:p>
          </table:table-cell>
          <table:table-cell office:value-type="float" office:value="0.0751293" calcext:value-type="float">
            <text:p>0.0751293</text:p>
          </table:table-cell>
          <table:table-cell office:value-type="float" office:value="0.0574981" calcext:value-type="float">
            <text:p>0.0574981</text:p>
          </table:table-cell>
          <table:table-cell office:value-type="float" office:value="0.0431059" calcext:value-type="float">
            <text:p>0.0431059</text:p>
          </table:table-cell>
          <table:table-cell office:value-type="float" office:value="0.0736923" calcext:value-type="float">
            <text:p>0.0736923</text:p>
          </table:table-cell>
          <table:table-cell office:value-type="float" office:value="0.0416616" calcext:value-type="float">
            <text:p>0.0416616</text:p>
          </table:table-cell>
          <table:table-cell office:value-type="float" office:value="0.0554873" calcext:value-type="float">
            <text:p>0.0554873</text:p>
          </table:table-cell>
        </table:table-row>
        <table:table-row table:style-name="ro1">
          <table:table-cell office:value-type="float" office:value="0.0797093" calcext:value-type="float">
            <text:p>0.0797093</text:p>
          </table:table-cell>
          <table:table-cell office:value-type="float" office:value="0.0358185" calcext:value-type="float">
            <text:p>0.0358185</text:p>
          </table:table-cell>
          <table:table-cell office:value-type="float" office:value="0.0968802" calcext:value-type="float">
            <text:p>0.0968802</text:p>
          </table:table-cell>
          <table:table-cell office:value-type="float" office:value="0.0731074" calcext:value-type="float">
            <text:p>0.0731074</text:p>
          </table:table-cell>
          <table:table-cell office:value-type="float" office:value="0.0331622" calcext:value-type="float">
            <text:p>0.0331622</text:p>
          </table:table-cell>
          <table:table-cell office:value-type="float" office:value="0.0861032" calcext:value-type="float">
            <text:p>0.0861032</text:p>
          </table:table-cell>
          <table:table-cell office:value-type="float" office:value="0.0386221" calcext:value-type="float">
            <text:p>0.0386221</text:p>
          </table:table-cell>
          <table:table-cell office:value-type="float" office:value="0.0376896" calcext:value-type="float">
            <text:p>0.0376896</text:p>
          </table:table-cell>
        </table:table-row>
        <table:table-row table:style-name="ro1">
          <table:table-cell office:value-type="float" office:value="0.0609703" calcext:value-type="float">
            <text:p>0.0609703</text:p>
          </table:table-cell>
          <table:table-cell office:value-type="float" office:value="0.0404437" calcext:value-type="float">
            <text:p>0.0404437</text:p>
          </table:table-cell>
          <table:table-cell office:value-type="float" office:value="0.075608" calcext:value-type="float">
            <text:p>0.075608</text:p>
          </table:table-cell>
          <table:table-cell office:value-type="float" office:value="0.0436751" calcext:value-type="float">
            <text:p>0.0436751</text:p>
          </table:table-cell>
          <table:table-cell office:value-type="float" office:value="0.0321156" calcext:value-type="float">
            <text:p>0.0321156</text:p>
          </table:table-cell>
          <table:table-cell office:value-type="float" office:value="0.0858585" calcext:value-type="float">
            <text:p>0.0858585</text:p>
          </table:table-cell>
          <table:table-cell office:value-type="float" office:value="0.0459224" calcext:value-type="float">
            <text:p>0.0459224</text:p>
          </table:table-cell>
          <table:table-cell office:value-type="float" office:value="0.0644982" calcext:value-type="float">
            <text:p>0.0644982</text:p>
          </table:table-cell>
        </table:table-row>
        <table:table-row table:style-name="ro1">
          <table:table-cell office:value-type="float" office:value="0.0555412" calcext:value-type="float">
            <text:p>0.0555412</text:p>
          </table:table-cell>
          <table:table-cell office:value-type="float" office:value="0.0411112" calcext:value-type="float">
            <text:p>0.0411112</text:p>
          </table:table-cell>
          <table:table-cell office:value-type="float" office:value="0.0734299" calcext:value-type="float">
            <text:p>0.0734299</text:p>
          </table:table-cell>
          <table:table-cell office:value-type="float" office:value="0.0530581" calcext:value-type="float">
            <text:p>0.0530581</text:p>
          </table:table-cell>
          <table:table-cell office:value-type="float" office:value="0.033007" calcext:value-type="float">
            <text:p>0.033007</text:p>
          </table:table-cell>
          <table:table-cell office:value-type="float" office:value="0.0880402" calcext:value-type="float">
            <text:p>0.0880402</text:p>
          </table:table-cell>
          <table:table-cell office:value-type="float" office:value="0.0397877" calcext:value-type="float">
            <text:p>0.0397877</text:p>
          </table:table-cell>
          <table:table-cell office:value-type="float" office:value="0.0604484" calcext:value-type="float">
            <text:p>0.0604484</text:p>
          </table:table-cell>
        </table:table-row>
        <table:table-row table:style-name="ro1">
          <table:table-cell office:value-type="float" office:value="0.0644413" calcext:value-type="float">
            <text:p>0.0644413</text:p>
          </table:table-cell>
          <table:table-cell office:value-type="float" office:value="0.0307955" calcext:value-type="float">
            <text:p>0.0307955</text:p>
          </table:table-cell>
          <table:table-cell office:value-type="float" office:value="0.0845319" calcext:value-type="float">
            <text:p>0.0845319</text:p>
          </table:table-cell>
          <table:table-cell office:value-type="float" office:value="0.0562859" calcext:value-type="float">
            <text:p>0.0562859</text:p>
          </table:table-cell>
          <table:table-cell office:value-type="float" office:value="0.0350045" calcext:value-type="float">
            <text:p>0.0350045</text:p>
          </table:table-cell>
          <table:table-cell office:value-type="float" office:value="0.0840909" calcext:value-type="float">
            <text:p>0.0840909</text:p>
          </table:table-cell>
          <table:table-cell office:value-type="float" office:value="0.0367698" calcext:value-type="float">
            <text:p>0.0367698</text:p>
          </table:table-cell>
          <table:table-cell office:value-type="float" office:value="0.0653825" calcext:value-type="float">
            <text:p>0.0653825</text:p>
          </table:table-cell>
        </table:table-row>
        <table:table-row table:style-name="ro1">
          <table:table-cell office:value-type="float" office:value="0.072106" calcext:value-type="float">
            <text:p>0.072106</text:p>
          </table:table-cell>
          <table:table-cell office:value-type="float" office:value="0.0306281" calcext:value-type="float">
            <text:p>0.0306281</text:p>
          </table:table-cell>
          <table:table-cell office:value-type="float" office:value="0.0874046" calcext:value-type="float">
            <text:p>0.0874046</text:p>
          </table:table-cell>
          <table:table-cell office:value-type="float" office:value="0.0600701" calcext:value-type="float">
            <text:p>0.0600701</text:p>
          </table:table-cell>
          <table:table-cell office:value-type="float" office:value="0.0311911" calcext:value-type="float">
            <text:p>0.0311911</text:p>
          </table:table-cell>
          <table:table-cell office:value-type="float" office:value="0.0790405" calcext:value-type="float">
            <text:p>0.0790405</text:p>
          </table:table-cell>
          <table:table-cell office:value-type="float" office:value="0.051698" calcext:value-type="float">
            <text:p>0.051698</text:p>
          </table:table-cell>
          <table:table-cell office:value-type="float" office:value="0.0420414" calcext:value-type="float">
            <text:p>0.0420414</text:p>
          </table:table-cell>
        </table:table-row>
        <table:table-row table:style-name="ro1">
          <table:table-cell office:value-type="float" office:value="0.0602894" calcext:value-type="float">
            <text:p>0.0602894</text:p>
          </table:table-cell>
          <table:table-cell office:value-type="float" office:value="0.0367479" calcext:value-type="float">
            <text:p>0.0367479</text:p>
          </table:table-cell>
          <table:table-cell office:value-type="float" office:value="0.0763818" calcext:value-type="float">
            <text:p>0.0763818</text:p>
          </table:table-cell>
          <table:table-cell office:value-type="float" office:value="0.053818" calcext:value-type="float">
            <text:p>0.053818</text:p>
          </table:table-cell>
          <table:table-cell office:value-type="float" office:value="0.0323047" calcext:value-type="float">
            <text:p>0.0323047</text:p>
          </table:table-cell>
          <table:table-cell office:value-type="float" office:value="0.0811493" calcext:value-type="float">
            <text:p>0.0811493</text:p>
          </table:table-cell>
          <table:table-cell office:value-type="float" office:value="0.0462651" calcext:value-type="float">
            <text:p>0.0462651</text:p>
          </table:table-cell>
          <table:table-cell office:value-type="float" office:value="0.045636" calcext:value-type="float">
            <text:p>0.045636</text:p>
          </table:table-cell>
        </table:table-row>
        <table:table-row table:style-name="ro1">
          <table:table-cell office:value-type="float" office:value="0.0688319" calcext:value-type="float">
            <text:p>0.0688319</text:p>
          </table:table-cell>
          <table:table-cell office:value-type="float" office:value="0.0392415" calcext:value-type="float">
            <text:p>0.0392415</text:p>
          </table:table-cell>
          <table:table-cell office:value-type="float" office:value="0.0763285" calcext:value-type="float">
            <text:p>0.0763285</text:p>
          </table:table-cell>
          <table:table-cell office:value-type="float" office:value="0.0520722" calcext:value-type="float">
            <text:p>0.0520722</text:p>
          </table:table-cell>
          <table:table-cell office:value-type="float" office:value="0.046678" calcext:value-type="float">
            <text:p>0.046678</text:p>
          </table:table-cell>
          <table:table-cell office:value-type="float" office:value="0.0962162" calcext:value-type="float">
            <text:p>0.0962162</text:p>
          </table:table-cell>
          <table:table-cell office:value-type="float" office:value="0.0309169" calcext:value-type="float">
            <text:p>0.0309169</text:p>
          </table:table-cell>
          <table:table-cell office:value-type="float" office:value="0.0576143" calcext:value-type="float">
            <text:p>0.0576143</text:p>
          </table:table-cell>
        </table:table-row>
        <table:table-row table:style-name="ro1">
          <table:table-cell office:value-type="float" office:value="0.0649952" calcext:value-type="float">
            <text:p>0.0649952</text:p>
          </table:table-cell>
          <table:table-cell office:value-type="float" office:value="0.0452019" calcext:value-type="float">
            <text:p>0.0452019</text:p>
          </table:table-cell>
          <table:table-cell office:value-type="float" office:value="0.0831873" calcext:value-type="float">
            <text:p>0.0831873</text:p>
          </table:table-cell>
          <table:table-cell office:value-type="float" office:value="0.0535256" calcext:value-type="float">
            <text:p>0.0535256</text:p>
          </table:table-cell>
          <table:table-cell office:value-type="float" office:value="0.0352425" calcext:value-type="float">
            <text:p>0.0352425</text:p>
          </table:table-cell>
          <table:table-cell office:value-type="float" office:value="0.087083" calcext:value-type="float">
            <text:p>0.087083</text:p>
          </table:table-cell>
          <table:table-cell office:value-type="float" office:value="0.0333922" calcext:value-type="float">
            <text:p>0.0333922</text:p>
          </table:table-cell>
          <table:table-cell office:value-type="float" office:value="0.0574859" calcext:value-type="float">
            <text:p>0.0574859</text:p>
          </table:table-cell>
        </table:table-row>
        <table:table-row table:style-name="ro1">
          <table:table-cell office:value-type="float" office:value="0.0771214" calcext:value-type="float">
            <text:p>0.0771214</text:p>
          </table:table-cell>
          <table:table-cell office:value-type="float" office:value="0.0346381" calcext:value-type="float">
            <text:p>0.0346381</text:p>
          </table:table-cell>
          <table:table-cell office:value-type="float" office:value="0.0806504" calcext:value-type="float">
            <text:p>0.0806504</text:p>
          </table:table-cell>
          <table:table-cell office:value-type="float" office:value="0.062858" calcext:value-type="float">
            <text:p>0.062858</text:p>
          </table:table-cell>
          <table:table-cell office:value-type="float" office:value="0.0328896" calcext:value-type="float">
            <text:p>0.0328896</text:p>
          </table:table-cell>
          <table:table-cell office:value-type="float" office:value="0.074803" calcext:value-type="float">
            <text:p>0.074803</text:p>
          </table:table-cell>
          <table:table-cell office:value-type="float" office:value="0.0625336" calcext:value-type="float">
            <text:p>0.0625336</text:p>
          </table:table-cell>
          <table:table-cell office:value-type="float" office:value="0.0527299" calcext:value-type="float">
            <text:p>0.0527299</text:p>
          </table:table-cell>
        </table:table-row>
        <table:table-row table:style-name="ro1">
          <table:table-cell office:value-type="float" office:value="0.0717598" calcext:value-type="float">
            <text:p>0.0717598</text:p>
          </table:table-cell>
          <table:table-cell office:value-type="float" office:value="0.0409282" calcext:value-type="float">
            <text:p>0.0409282</text:p>
          </table:table-cell>
          <table:table-cell office:value-type="float" office:value="0.0852892" calcext:value-type="float">
            <text:p>0.0852892</text:p>
          </table:table-cell>
          <table:table-cell office:value-type="float" office:value="0.0564438" calcext:value-type="float">
            <text:p>0.0564438</text:p>
          </table:table-cell>
          <table:table-cell office:value-type="float" office:value="0.0254957" calcext:value-type="float">
            <text:p>0.0254957</text:p>
          </table:table-cell>
          <table:table-cell office:value-type="float" office:value="0.0835641" calcext:value-type="float">
            <text:p>0.0835641</text:p>
          </table:table-cell>
          <table:table-cell office:value-type="float" office:value="0.0373535" calcext:value-type="float">
            <text:p>0.0373535</text:p>
          </table:table-cell>
          <table:table-cell office:value-type="float" office:value="0.0410815" calcext:value-type="float">
            <text:p>0.0410815</text:p>
          </table:table-cell>
        </table:table-row>
        <table:table-row table:style-name="ro1">
          <table:table-cell office:value-type="float" office:value="0.0555191" calcext:value-type="float">
            <text:p>0.0555191</text:p>
          </table:table-cell>
          <table:table-cell office:value-type="float" office:value="0.0457645" calcext:value-type="float">
            <text:p>0.0457645</text:p>
          </table:table-cell>
          <table:table-cell office:value-type="float" office:value="0.0815574" calcext:value-type="float">
            <text:p>0.0815574</text:p>
          </table:table-cell>
          <table:table-cell office:value-type="float" office:value="0.0565007" calcext:value-type="float">
            <text:p>0.0565007</text:p>
          </table:table-cell>
          <table:table-cell office:value-type="float" office:value="0.0203255" calcext:value-type="float">
            <text:p>0.0203255</text:p>
          </table:table-cell>
          <table:table-cell office:value-type="float" office:value="0.0966652" calcext:value-type="float">
            <text:p>0.0966652</text:p>
          </table:table-cell>
          <table:table-cell office:value-type="float" office:value="0.0379265" calcext:value-type="float">
            <text:p>0.0379265</text:p>
          </table:table-cell>
          <table:table-cell office:value-type="float" office:value="0.0494669" calcext:value-type="float">
            <text:p>0.0494669</text:p>
          </table:table-cell>
        </table:table-row>
        <table:table-row table:style-name="ro1">
          <table:table-cell office:value-type="float" office:value="0.0623227" calcext:value-type="float">
            <text:p>0.0623227</text:p>
          </table:table-cell>
          <table:table-cell office:value-type="float" office:value="0.0405094" calcext:value-type="float">
            <text:p>0.0405094</text:p>
          </table:table-cell>
          <table:table-cell office:value-type="float" office:value="0.0865077" calcext:value-type="float">
            <text:p>0.0865077</text:p>
          </table:table-cell>
          <table:table-cell office:value-type="float" office:value="0.0629441" calcext:value-type="float">
            <text:p>0.0629441</text:p>
          </table:table-cell>
          <table:table-cell office:value-type="float" office:value="0.0326361" calcext:value-type="float">
            <text:p>0.0326361</text:p>
          </table:table-cell>
          <table:table-cell office:value-type="float" office:value="0.0795482" calcext:value-type="float">
            <text:p>0.0795482</text:p>
          </table:table-cell>
          <table:table-cell office:value-type="float" office:value="0.0361315" calcext:value-type="float">
            <text:p>0.0361315</text:p>
          </table:table-cell>
          <table:table-cell office:value-type="float" office:value="0.0528816" calcext:value-type="float">
            <text:p>0.0528816</text:p>
          </table:table-cell>
        </table:table-row>
        <table:table-row table:style-name="ro1">
          <table:table-cell office:value-type="float" office:value="0.0657277" calcext:value-type="float">
            <text:p>0.0657277</text:p>
          </table:table-cell>
          <table:table-cell office:value-type="float" office:value="0.042412" calcext:value-type="float">
            <text:p>0.042412</text:p>
          </table:table-cell>
          <table:table-cell office:value-type="float" office:value="0.0850429" calcext:value-type="float">
            <text:p>0.0850429</text:p>
          </table:table-cell>
          <table:table-cell office:value-type="float" office:value="0.0604644" calcext:value-type="float">
            <text:p>0.0604644</text:p>
          </table:table-cell>
          <table:table-cell office:value-type="float" office:value="0.0337985" calcext:value-type="float">
            <text:p>0.0337985</text:p>
          </table:table-cell>
          <table:table-cell office:value-type="float" office:value="0.0925305" calcext:value-type="float">
            <text:p>0.0925305</text:p>
          </table:table-cell>
          <table:table-cell office:value-type="float" office:value="0.0460357" calcext:value-type="float">
            <text:p>0.0460357</text:p>
          </table:table-cell>
          <table:table-cell office:value-type="float" office:value="0.0510499" calcext:value-type="float">
            <text:p>0.0510499</text:p>
          </table:table-cell>
        </table:table-row>
        <table:table-row table:style-name="ro1">
          <table:table-cell office:value-type="float" office:value="0.064516" calcext:value-type="float">
            <text:p>0.064516</text:p>
          </table:table-cell>
          <table:table-cell office:value-type="float" office:value="0.0456331" calcext:value-type="float">
            <text:p>0.0456331</text:p>
          </table:table-cell>
          <table:table-cell office:value-type="float" office:value="0.084664" calcext:value-type="float">
            <text:p>0.084664</text:p>
          </table:table-cell>
          <table:table-cell office:value-type="float" office:value="0.0669014" calcext:value-type="float">
            <text:p>0.0669014</text:p>
          </table:table-cell>
          <table:table-cell office:value-type="float" office:value="0.0320214" calcext:value-type="float">
            <text:p>0.0320214</text:p>
          </table:table-cell>
          <table:table-cell office:value-type="float" office:value="0.0881664" calcext:value-type="float">
            <text:p>0.0881664</text:p>
          </table:table-cell>
          <table:table-cell office:value-type="float" office:value="0.0488779" calcext:value-type="float">
            <text:p>0.0488779</text:p>
          </table:table-cell>
          <table:table-cell office:value-type="float" office:value="0.044352" calcext:value-type="float">
            <text:p>0.044352</text:p>
          </table:table-cell>
        </table:table-row>
        <table:table-row table:style-name="ro1">
          <table:table-cell office:value-type="float" office:value="0.0701522" calcext:value-type="float">
            <text:p>0.0701522</text:p>
          </table:table-cell>
          <table:table-cell office:value-type="float" office:value="0.0466093" calcext:value-type="float">
            <text:p>0.0466093</text:p>
          </table:table-cell>
          <table:table-cell office:value-type="float" office:value="0.0818523" calcext:value-type="float">
            <text:p>0.0818523</text:p>
          </table:table-cell>
          <table:table-cell office:value-type="float" office:value="0.0594728" calcext:value-type="float">
            <text:p>0.0594728</text:p>
          </table:table-cell>
          <table:table-cell office:value-type="float" office:value="0.0306305" calcext:value-type="float">
            <text:p>0.0306305</text:p>
          </table:table-cell>
          <table:table-cell office:value-type="float" office:value="0.0863556" calcext:value-type="float">
            <text:p>0.0863556</text:p>
          </table:table-cell>
          <table:table-cell office:value-type="float" office:value="0.0429891" calcext:value-type="float">
            <text:p>0.0429891</text:p>
          </table:table-cell>
          <table:table-cell office:value-type="float" office:value="0.0529216" calcext:value-type="float">
            <text:p>0.0529216</text:p>
          </table:table-cell>
        </table:table-row>
        <table:table-row table:style-name="ro1">
          <table:table-cell office:value-type="float" office:value="0.0762805" calcext:value-type="float">
            <text:p>0.0762805</text:p>
          </table:table-cell>
          <table:table-cell office:value-type="float" office:value="0.047761" calcext:value-type="float">
            <text:p>0.047761</text:p>
          </table:table-cell>
          <table:table-cell office:value-type="float" office:value="0.082984" calcext:value-type="float">
            <text:p>0.082984</text:p>
          </table:table-cell>
          <table:table-cell office:value-type="float" office:value="0.0600074" calcext:value-type="float">
            <text:p>0.0600074</text:p>
          </table:table-cell>
          <table:table-cell office:value-type="float" office:value="0.0353736" calcext:value-type="float">
            <text:p>0.0353736</text:p>
          </table:table-cell>
          <table:table-cell office:value-type="float" office:value="0.0928554" calcext:value-type="float">
            <text:p>0.0928554</text:p>
          </table:table-cell>
          <table:table-cell office:value-type="float" office:value="0.0454253" calcext:value-type="float">
            <text:p>0.0454253</text:p>
          </table:table-cell>
          <table:table-cell office:value-type="float" office:value="0.0497524" calcext:value-type="float">
            <text:p>0.0497524</text:p>
          </table:table-cell>
        </table:table-row>
        <table:table-row table:style-name="ro1">
          <table:table-cell office:value-type="float" office:value="0.066011" calcext:value-type="float">
            <text:p>0.066011</text:p>
          </table:table-cell>
          <table:table-cell office:value-type="float" office:value="0.0460805" calcext:value-type="float">
            <text:p>0.0460805</text:p>
          </table:table-cell>
          <table:table-cell office:value-type="float" office:value="0.0913303" calcext:value-type="float">
            <text:p>0.0913303</text:p>
          </table:table-cell>
          <table:table-cell office:value-type="float" office:value="0.0634924" calcext:value-type="float">
            <text:p>0.0634924</text:p>
          </table:table-cell>
          <table:table-cell office:value-type="float" office:value="0.0315403" calcext:value-type="float">
            <text:p>0.0315403</text:p>
          </table:table-cell>
          <table:table-cell office:value-type="float" office:value="0.0929857" calcext:value-type="float">
            <text:p>0.0929857</text:p>
          </table:table-cell>
          <table:table-cell office:value-type="float" office:value="0.0447119" calcext:value-type="float">
            <text:p>0.0447119</text:p>
          </table:table-cell>
          <table:table-cell office:value-type="float" office:value="0.0553288" calcext:value-type="float">
            <text:p>0.0553288</text:p>
          </table:table-cell>
        </table:table-row>
        <table:table-row table:style-name="ro1">
          <table:table-cell office:value-type="float" office:value="0.0735561" calcext:value-type="float">
            <text:p>0.0735561</text:p>
          </table:table-cell>
          <table:table-cell office:value-type="float" office:value="0.0453401" calcext:value-type="float">
            <text:p>0.0453401</text:p>
          </table:table-cell>
          <table:table-cell office:value-type="float" office:value="0.0850136" calcext:value-type="float">
            <text:p>0.0850136</text:p>
          </table:table-cell>
          <table:table-cell office:value-type="float" office:value="0.0706358" calcext:value-type="float">
            <text:p>0.0706358</text:p>
          </table:table-cell>
          <table:table-cell office:value-type="float" office:value="0.0302997" calcext:value-type="float">
            <text:p>0.0302997</text:p>
          </table:table-cell>
          <table:table-cell office:value-type="float" office:value="0.0944775" calcext:value-type="float">
            <text:p>0.0944775</text:p>
          </table:table-cell>
          <table:table-cell office:value-type="float" office:value="0.0541933" calcext:value-type="float">
            <text:p>0.0541933</text:p>
          </table:table-cell>
          <table:table-cell office:value-type="float" office:value="0.0534352" calcext:value-type="float">
            <text:p>0.0534352</text:p>
          </table:table-cell>
        </table:table-row>
        <table:table-row table:style-name="ro1">
          <table:table-cell office:value-type="float" office:value="0.0715931" calcext:value-type="float">
            <text:p>0.0715931</text:p>
          </table:table-cell>
          <table:table-cell office:value-type="float" office:value="0.0448586" calcext:value-type="float">
            <text:p>0.0448586</text:p>
          </table:table-cell>
          <table:table-cell office:value-type="float" office:value="0.0956186" calcext:value-type="float">
            <text:p>0.0956186</text:p>
          </table:table-cell>
          <table:table-cell office:value-type="float" office:value="0.0687591" calcext:value-type="float">
            <text:p>0.0687591</text:p>
          </table:table-cell>
          <table:table-cell office:value-type="float" office:value="0.0323774" calcext:value-type="float">
            <text:p>0.0323774</text:p>
          </table:table-cell>
          <table:table-cell office:value-type="float" office:value="0.0987893" calcext:value-type="float">
            <text:p>0.0987893</text:p>
          </table:table-cell>
          <table:table-cell office:value-type="float" office:value="0.0516151" calcext:value-type="float">
            <text:p>0.0516151</text:p>
          </table:table-cell>
          <table:table-cell office:value-type="float" office:value="0.0596514" calcext:value-type="float">
            <text:p>0.0596514</text:p>
          </table:table-cell>
        </table:table-row>
        <table:table-row table:style-name="ro1">
          <table:table-cell office:value-type="float" office:value="0.0582123" calcext:value-type="float">
            <text:p>0.0582123</text:p>
          </table:table-cell>
          <table:table-cell office:value-type="float" office:value="0.0544125" calcext:value-type="float">
            <text:p>0.0544125</text:p>
          </table:table-cell>
          <table:table-cell office:value-type="float" office:value="0.0858206" calcext:value-type="float">
            <text:p>0.0858206</text:p>
          </table:table-cell>
          <table:table-cell office:value-type="float" office:value="0.0705898" calcext:value-type="float">
            <text:p>0.0705898</text:p>
          </table:table-cell>
          <table:table-cell office:value-type="float" office:value="0.0340715" calcext:value-type="float">
            <text:p>0.0340715</text:p>
          </table:table-cell>
          <table:table-cell office:value-type="float" office:value="0.0956708" calcext:value-type="float">
            <text:p>0.0956708</text:p>
          </table:table-cell>
          <table:table-cell office:value-type="float" office:value="0.0499354" calcext:value-type="float">
            <text:p>0.0499354</text:p>
          </table:table-cell>
          <table:table-cell office:value-type="float" office:value="0.0554607" calcext:value-type="float">
            <text:p>0.0554607</text:p>
          </table:table-cell>
        </table:table-row>
        <table:table-row table:style-name="ro1">
          <table:table-cell office:value-type="float" office:value="0.0672576" calcext:value-type="float">
            <text:p>0.0672576</text:p>
          </table:table-cell>
          <table:table-cell office:value-type="float" office:value="0.0549092" calcext:value-type="float">
            <text:p>0.0549092</text:p>
          </table:table-cell>
          <table:table-cell office:value-type="float" office:value="0.095271" calcext:value-type="float">
            <text:p>0.095271</text:p>
          </table:table-cell>
          <table:table-cell office:value-type="float" office:value="0.0721599" calcext:value-type="float">
            <text:p>0.0721599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983692" calcext:value-type="float">
            <text:p>0.0983692</text:p>
          </table:table-cell>
          <table:table-cell office:value-type="float" office:value="0.0454809" calcext:value-type="float">
            <text:p>0.0454809</text:p>
          </table:table-cell>
          <table:table-cell office:value-type="float" office:value="0.0680398" calcext:value-type="float">
            <text:p>0.0680398</text:p>
          </table:table-cell>
        </table:table-row>
        <table:table-row table:style-name="ro1">
          <table:table-cell office:value-type="float" office:value="0.0728364" calcext:value-type="float">
            <text:p>0.0728364</text:p>
          </table:table-cell>
          <table:table-cell office:value-type="float" office:value="0.0516909" calcext:value-type="float">
            <text:p>0.0516909</text:p>
          </table:table-cell>
          <table:table-cell office:value-type="float" office:value="0.0922532" calcext:value-type="float">
            <text:p>0.0922532</text:p>
          </table:table-cell>
          <table:table-cell office:value-type="float" office:value="0.0781282" calcext:value-type="float">
            <text:p>0.0781282</text:p>
          </table:table-cell>
          <table:table-cell office:value-type="float" office:value="0.0267367" calcext:value-type="float">
            <text:p>0.0267367</text:p>
          </table:table-cell>
          <table:table-cell office:value-type="float" office:value="0.0989537" calcext:value-type="float">
            <text:p>0.0989537</text:p>
          </table:table-cell>
          <table:table-cell office:value-type="float" office:value="0.0446941" calcext:value-type="float">
            <text:p>0.0446941</text:p>
          </table:table-cell>
          <table:table-cell office:value-type="float" office:value="0.0628052" calcext:value-type="float">
            <text:p>0.0628052</text:p>
          </table:table-cell>
        </table:table-row>
        <table:table-row table:style-name="ro1">
          <table:table-cell office:value-type="float" office:value="0.0778155" calcext:value-type="float">
            <text:p>0.0778155</text:p>
          </table:table-cell>
          <table:table-cell office:value-type="float" office:value="0.0548957" calcext:value-type="float">
            <text:p>0.0548957</text:p>
          </table:table-cell>
          <table:table-cell office:value-type="float" office:value="0.0989063" calcext:value-type="float">
            <text:p>0.0989063</text:p>
          </table:table-cell>
          <table:table-cell office:value-type="float" office:value="0.0764056" calcext:value-type="float">
            <text:p>0.0764056</text:p>
          </table:table-cell>
          <table:table-cell office:value-type="float" office:value="0.0335936" calcext:value-type="float">
            <text:p>0.0335936</text:p>
          </table:table-cell>
          <table:table-cell office:value-type="float" office:value="0.0969223" calcext:value-type="float">
            <text:p>0.0969223</text:p>
          </table:table-cell>
          <table:table-cell office:value-type="float" office:value="0.0559001" calcext:value-type="float">
            <text:p>0.0559001</text:p>
          </table:table-cell>
          <table:table-cell office:value-type="float" office:value="0.0676394" calcext:value-type="float">
            <text:p>0.0676394</text:p>
          </table:table-cell>
        </table:table-row>
        <table:table-row table:style-name="ro1">
          <table:table-cell office:value-type="float" office:value="0.0692855" calcext:value-type="float">
            <text:p>0.0692855</text:p>
          </table:table-cell>
          <table:table-cell office:value-type="float" office:value="0.0607519" calcext:value-type="float">
            <text:p>0.0607519</text:p>
          </table:table-cell>
          <table:table-cell office:value-type="float" office:value="0.105065" calcext:value-type="float">
            <text:p>0.105065</text:p>
          </table:table-cell>
          <table:table-cell office:value-type="float" office:value="0.0816198" calcext:value-type="float">
            <text:p>0.0816198</text:p>
          </table:table-cell>
          <table:table-cell office:value-type="float" office:value="0.0303249" calcext:value-type="float">
            <text:p>0.0303249</text:p>
          </table:table-cell>
          <table:table-cell office:value-type="float" office:value="0.0933766" calcext:value-type="float">
            <text:p>0.0933766</text:p>
          </table:table-cell>
          <table:table-cell office:value-type="float" office:value="0.050312" calcext:value-type="float">
            <text:p>0.050312</text:p>
          </table:table-cell>
          <table:table-cell office:value-type="float" office:value="0.0619257" calcext:value-type="float">
            <text:p>0.0619257</text:p>
          </table:table-cell>
        </table:table-row>
        <table:table-row table:style-name="ro1">
          <table:table-cell office:value-type="float" office:value="0.0752948" calcext:value-type="float">
            <text:p>0.0752948</text:p>
          </table:table-cell>
          <table:table-cell office:value-type="float" office:value="0.0602257" calcext:value-type="float">
            <text:p>0.0602257</text:p>
          </table:table-cell>
          <table:table-cell office:value-type="float" office:value="0.108985" calcext:value-type="float">
            <text:p>0.108985</text:p>
          </table:table-cell>
          <table:table-cell office:value-type="float" office:value="0.0835118" calcext:value-type="float">
            <text:p>0.0835118</text:p>
          </table:table-cell>
          <table:table-cell office:value-type="float" office:value="0.0419254" calcext:value-type="float">
            <text:p>0.0419254</text:p>
          </table:table-cell>
          <table:table-cell office:value-type="float" office:value="0.106711" calcext:value-type="float">
            <text:p>0.106711</text:p>
          </table:table-cell>
          <table:table-cell office:value-type="float" office:value="0.054145" calcext:value-type="float">
            <text:p>0.054145</text:p>
          </table:table-cell>
          <table:table-cell office:value-type="float" office:value="0.063515" calcext:value-type="float">
            <text:p>0.063515</text:p>
          </table:table-cell>
        </table:table-row>
        <table:table-row table:style-name="ro1">
          <table:table-cell office:value-type="float" office:value="0.0778116" calcext:value-type="float">
            <text:p>0.0778116</text:p>
          </table:table-cell>
          <table:table-cell office:value-type="float" office:value="0.0672818" calcext:value-type="float">
            <text:p>0.0672818</text:p>
          </table:table-cell>
          <table:table-cell office:value-type="float" office:value="0.105158" calcext:value-type="float">
            <text:p>0.105158</text:p>
          </table:table-cell>
          <table:table-cell office:value-type="float" office:value="0.0843776" calcext:value-type="float">
            <text:p>0.0843776</text:p>
          </table:table-cell>
          <table:table-cell office:value-type="float" office:value="0.043754" calcext:value-type="float">
            <text:p>0.043754</text:p>
          </table:table-cell>
          <table:table-cell office:value-type="float" office:value="0.0998808" calcext:value-type="float">
            <text:p>0.0998808</text:p>
          </table:table-cell>
          <table:table-cell office:value-type="float" office:value="0.0590973" calcext:value-type="float">
            <text:p>0.0590973</text:p>
          </table:table-cell>
          <table:table-cell office:value-type="float" office:value="0.0651549" calcext:value-type="float">
            <text:p>0.0651549</text:p>
          </table:table-cell>
        </table:table-row>
        <table:table-row table:style-name="ro1">
          <table:table-cell office:value-type="float" office:value="0.0736342" calcext:value-type="float">
            <text:p>0.0736342</text:p>
          </table:table-cell>
          <table:table-cell office:value-type="float" office:value="0.0620334" calcext:value-type="float">
            <text:p>0.0620334</text:p>
          </table:table-cell>
          <table:table-cell office:value-type="float" office:value="0.110776" calcext:value-type="float">
            <text:p>0.110776</text:p>
          </table:table-cell>
          <table:table-cell office:value-type="float" office:value="0.0891411" calcext:value-type="float">
            <text:p>0.0891411</text:p>
          </table:table-cell>
          <table:table-cell office:value-type="float" office:value="0.0414703" calcext:value-type="float">
            <text:p>0.0414703</text:p>
          </table:table-cell>
          <table:table-cell office:value-type="float" office:value="0.104246" calcext:value-type="float">
            <text:p>0.104246</text:p>
          </table:table-cell>
          <table:table-cell office:value-type="float" office:value="0.0572562" calcext:value-type="float">
            <text:p>0.0572562</text:p>
          </table:table-cell>
          <table:table-cell office:value-type="float" office:value="0.0701839" calcext:value-type="float">
            <text:p>0.0701839</text:p>
          </table:table-cell>
        </table:table-row>
        <table:table-row table:style-name="ro1">
          <table:table-cell office:value-type="float" office:value="0.0788612" calcext:value-type="float">
            <text:p>0.0788612</text:p>
          </table:table-cell>
          <table:table-cell office:value-type="float" office:value="0.0587964" calcext:value-type="float">
            <text:p>0.0587964</text:p>
          </table:table-cell>
          <table:table-cell office:value-type="float" office:value="0.102933" calcext:value-type="float">
            <text:p>0.102933</text:p>
          </table:table-cell>
          <table:table-cell office:value-type="float" office:value="0.0858181" calcext:value-type="float">
            <text:p>0.0858181</text:p>
          </table:table-cell>
          <table:table-cell office:value-type="float" office:value="0.0376783" calcext:value-type="float">
            <text:p>0.0376783</text:p>
          </table:table-cell>
          <table:table-cell office:value-type="float" office:value="0.0996272" calcext:value-type="float">
            <text:p>0.0996272</text:p>
          </table:table-cell>
          <table:table-cell office:value-type="float" office:value="0.0617103" calcext:value-type="float">
            <text:p>0.0617103</text:p>
          </table:table-cell>
          <table:table-cell office:value-type="float" office:value="0.0683355" calcext:value-type="float">
            <text:p>0.0683355</text:p>
          </table:table-cell>
        </table:table-row>
        <table:table-row table:style-name="ro1">
          <table:table-cell office:value-type="float" office:value="0.0733144" calcext:value-type="float">
            <text:p>0.0733144</text:p>
          </table:table-cell>
          <table:table-cell office:value-type="float" office:value="0.0621558" calcext:value-type="float">
            <text:p>0.0621558</text:p>
          </table:table-cell>
          <table:table-cell office:value-type="float" office:value="0.0994166" calcext:value-type="float">
            <text:p>0.0994166</text:p>
          </table:table-cell>
          <table:table-cell office:value-type="float" office:value="0.0825924" calcext:value-type="float">
            <text:p>0.0825924</text:p>
          </table:table-cell>
          <table:table-cell office:value-type="float" office:value="0.0416994" calcext:value-type="float">
            <text:p>0.0416994</text:p>
          </table:table-cell>
          <table:table-cell office:value-type="float" office:value="0.0905282" calcext:value-type="float">
            <text:p>0.0905282</text:p>
          </table:table-cell>
          <table:table-cell office:value-type="float" office:value="0.0546764" calcext:value-type="float">
            <text:p>0.0546764</text:p>
          </table:table-cell>
          <table:table-cell office:value-type="float" office:value="0.0712715" calcext:value-type="float">
            <text:p>0.0712715</text:p>
          </table:table-cell>
        </table:table-row>
        <table:table-row table:style-name="ro1">
          <table:table-cell office:value-type="float" office:value="0.0745031" calcext:value-type="float">
            <text:p>0.0745031</text:p>
          </table:table-cell>
          <table:table-cell office:value-type="float" office:value="0.0601676" calcext:value-type="float">
            <text:p>0.0601676</text:p>
          </table:table-cell>
          <table:table-cell office:value-type="float" office:value="0.102728" calcext:value-type="float">
            <text:p>0.102728</text:p>
          </table:table-cell>
          <table:table-cell office:value-type="float" office:value="0.0800697" calcext:value-type="float">
            <text:p>0.0800697</text:p>
          </table:table-cell>
          <table:table-cell office:value-type="float" office:value="0.0352578" calcext:value-type="float">
            <text:p>0.0352578</text:p>
          </table:table-cell>
          <table:table-cell office:value-type="float" office:value="0.0999072" calcext:value-type="float">
            <text:p>0.0999072</text:p>
          </table:table-cell>
          <table:table-cell office:value-type="float" office:value="0.0549262" calcext:value-type="float">
            <text:p>0.0549262</text:p>
          </table:table-cell>
          <table:table-cell office:value-type="float" office:value="0.0686579" calcext:value-type="float">
            <text:p>0.0686579</text:p>
          </table:table-cell>
        </table:table-row>
        <table:table-row table:style-name="ro1">
          <table:table-cell office:value-type="float" office:value="0.0667461" calcext:value-type="float">
            <text:p>0.0667461</text:p>
          </table:table-cell>
          <table:table-cell office:value-type="float" office:value="0.0532462" calcext:value-type="float">
            <text:p>0.0532462</text:p>
          </table:table-cell>
          <table:table-cell office:value-type="float" office:value="0.0982158" calcext:value-type="float">
            <text:p>0.0982158</text:p>
          </table:table-cell>
          <table:table-cell office:value-type="float" office:value="0.0753465" calcext:value-type="float">
            <text:p>0.0753465</text:p>
          </table:table-cell>
          <table:table-cell office:value-type="float" office:value="0.0355938" calcext:value-type="float">
            <text:p>0.0355938</text:p>
          </table:table-cell>
          <table:table-cell office:value-type="float" office:value="0.100122" calcext:value-type="float">
            <text:p>0.100122</text:p>
          </table:table-cell>
          <table:table-cell office:value-type="float" office:value="0.0518179" calcext:value-type="float">
            <text:p>0.0518179</text:p>
          </table:table-cell>
          <table:table-cell office:value-type="float" office:value="0.0611562" calcext:value-type="float">
            <text:p>0.0611562</text:p>
          </table:table-cell>
        </table:table-row>
        <table:table-row table:style-name="ro1">
          <table:table-cell office:value-type="float" office:value="0.0695026" calcext:value-type="float">
            <text:p>0.0695026</text:p>
          </table:table-cell>
          <table:table-cell office:value-type="float" office:value="0.0495592" calcext:value-type="float">
            <text:p>0.0495592</text:p>
          </table:table-cell>
          <table:table-cell office:value-type="float" office:value="0.0945556" calcext:value-type="float">
            <text:p>0.0945556</text:p>
          </table:table-cell>
          <table:table-cell office:value-type="float" office:value="0.0665285" calcext:value-type="float">
            <text:p>0.0665285</text:p>
          </table:table-cell>
          <table:table-cell office:value-type="float" office:value="0.0358006" calcext:value-type="float">
            <text:p>0.0358006</text:p>
          </table:table-cell>
          <table:table-cell office:value-type="float" office:value="0.0865501" calcext:value-type="float">
            <text:p>0.0865501</text:p>
          </table:table-cell>
          <table:table-cell office:value-type="float" office:value="0.0498681" calcext:value-type="float">
            <text:p>0.0498681</text:p>
          </table:table-cell>
          <table:table-cell office:value-type="float" office:value="0.0546035" calcext:value-type="float">
            <text:p>0.0546035</text:p>
          </table:table-cell>
        </table:table-row>
        <table:table-row table:style-name="ro1">
          <table:table-cell office:value-type="float" office:value="0.0754909" calcext:value-type="float">
            <text:p>0.0754909</text:p>
          </table:table-cell>
          <table:table-cell office:value-type="float" office:value="0.0490006" calcext:value-type="float">
            <text:p>0.0490006</text:p>
          </table:table-cell>
          <table:table-cell office:value-type="float" office:value="0.0821727" calcext:value-type="float">
            <text:p>0.0821727</text:p>
          </table:table-cell>
          <table:table-cell office:value-type="float" office:value="0.066118" calcext:value-type="float">
            <text:p>0.066118</text:p>
          </table:table-cell>
          <table:table-cell office:value-type="float" office:value="0.0363428" calcext:value-type="float">
            <text:p>0.0363428</text:p>
          </table:table-cell>
          <table:table-cell office:value-type="float" office:value="0.0898394" calcext:value-type="float">
            <text:p>0.0898394</text:p>
          </table:table-cell>
          <table:table-cell office:value-type="float" office:value="0.046024" calcext:value-type="float">
            <text:p>0.046024</text:p>
          </table:table-cell>
          <table:table-cell office:value-type="float" office:value="0.0589645" calcext:value-type="float">
            <text:p>0.0589645</text:p>
          </table:table-cell>
        </table:table-row>
        <table:table-row table:style-name="ro1">
          <table:table-cell office:value-type="float" office:value="0.0725274" calcext:value-type="float">
            <text:p>0.0725274</text:p>
          </table:table-cell>
          <table:table-cell office:value-type="float" office:value="0.045233" calcext:value-type="float">
            <text:p>0.045233</text:p>
          </table:table-cell>
          <table:table-cell office:value-type="float" office:value="0.0742877" calcext:value-type="float">
            <text:p>0.0742877</text:p>
          </table:table-cell>
          <table:table-cell office:value-type="float" office:value="0.0715465" calcext:value-type="float">
            <text:p>0.0715465</text:p>
          </table:table-cell>
          <table:table-cell office:value-type="float" office:value="0.0317023" calcext:value-type="float">
            <text:p>0.0317023</text:p>
          </table:table-cell>
          <table:table-cell office:value-type="float" office:value="0.0863211" calcext:value-type="float">
            <text:p>0.0863211</text:p>
          </table:table-cell>
          <table:table-cell office:value-type="float" office:value="0.0466495" calcext:value-type="float">
            <text:p>0.0466495</text:p>
          </table:table-cell>
          <table:table-cell office:value-type="float" office:value="0.0549971" calcext:value-type="float">
            <text:p>0.0549971</text:p>
          </table:table-cell>
        </table:table-row>
        <table:table-row table:style-name="ro1">
          <table:table-cell office:value-type="float" office:value="0.0652345" calcext:value-type="float">
            <text:p>0.0652345</text:p>
          </table:table-cell>
          <table:table-cell office:value-type="float" office:value="0.0319784" calcext:value-type="float">
            <text:p>0.0319784</text:p>
          </table:table-cell>
          <table:table-cell office:value-type="float" office:value="0.0675429" calcext:value-type="float">
            <text:p>0.0675429</text:p>
          </table:table-cell>
          <table:table-cell office:value-type="float" office:value="0.0559188" calcext:value-type="float">
            <text:p>0.0559188</text:p>
          </table:table-cell>
          <table:table-cell office:value-type="float" office:value="0.0286127" calcext:value-type="float">
            <text:p>0.0286127</text:p>
          </table:table-cell>
          <table:table-cell office:value-type="float" office:value="0.0855174" calcext:value-type="float">
            <text:p>0.0855174</text:p>
          </table:table-cell>
          <table:table-cell office:value-type="float" office:value="0.0407623" calcext:value-type="float">
            <text:p>0.0407623</text:p>
          </table:table-cell>
          <table:table-cell office:value-type="float" office:value="0.0497213" calcext:value-type="float">
            <text:p>0.0497213</text:p>
          </table:table-cell>
        </table:table-row>
        <table:table-row table:style-name="ro1">
          <table:table-cell office:value-type="float" office:value="0.0645419" calcext:value-type="float">
            <text:p>0.0645419</text:p>
          </table:table-cell>
          <table:table-cell office:value-type="float" office:value="0.0333964" calcext:value-type="float">
            <text:p>0.0333964</text:p>
          </table:table-cell>
          <table:table-cell office:value-type="float" office:value="0.0768099" calcext:value-type="float">
            <text:p>0.0768099</text:p>
          </table:table-cell>
          <table:table-cell office:value-type="float" office:value="0.0516511" calcext:value-type="float">
            <text:p>0.0516511</text:p>
          </table:table-cell>
          <table:table-cell office:value-type="float" office:value="0.0267164" calcext:value-type="float">
            <text:p>0.0267164</text:p>
          </table:table-cell>
          <table:table-cell office:value-type="float" office:value="0.0817805" calcext:value-type="float">
            <text:p>0.0817805</text:p>
          </table:table-cell>
          <table:table-cell office:value-type="float" office:value="0.0329363" calcext:value-type="float">
            <text:p>0.0329363</text:p>
          </table:table-cell>
          <table:table-cell office:value-type="float" office:value="0.045679" calcext:value-type="float">
            <text:p>0.045679</text:p>
          </table:table-cell>
        </table:table-row>
        <table:table-row table:style-name="ro1">
          <table:table-cell office:value-type="float" office:value="0.0668014" calcext:value-type="float">
            <text:p>0.0668014</text:p>
          </table:table-cell>
          <table:table-cell office:value-type="float" office:value="0.0309865" calcext:value-type="float">
            <text:p>0.0309865</text:p>
          </table:table-cell>
          <table:table-cell office:value-type="float" office:value="0.0759685" calcext:value-type="float">
            <text:p>0.0759685</text:p>
          </table:table-cell>
          <table:table-cell office:value-type="float" office:value="0.0583818" calcext:value-type="float">
            <text:p>0.0583818</text:p>
          </table:table-cell>
          <table:table-cell office:value-type="float" office:value="0.0195657" calcext:value-type="float">
            <text:p>0.0195657</text:p>
          </table:table-cell>
          <table:table-cell office:value-type="float" office:value="0.0815065" calcext:value-type="float">
            <text:p>0.0815065</text:p>
          </table:table-cell>
          <table:table-cell office:value-type="float" office:value="0.0349156" calcext:value-type="float">
            <text:p>0.0349156</text:p>
          </table:table-cell>
          <table:table-cell office:value-type="float" office:value="0.042858" calcext:value-type="float">
            <text:p>0.042858</text:p>
          </table:table-cell>
        </table:table-row>
        <table:table-row table:style-name="ro1">
          <table:table-cell office:value-type="float" office:value="0.0629547" calcext:value-type="float">
            <text:p>0.0629547</text:p>
          </table:table-cell>
          <table:table-cell office:value-type="float" office:value="0.0384383" calcext:value-type="float">
            <text:p>0.0384383</text:p>
          </table:table-cell>
          <table:table-cell office:value-type="float" office:value="0.0777695" calcext:value-type="float">
            <text:p>0.0777695</text:p>
          </table:table-cell>
          <table:table-cell office:value-type="float" office:value="0.0509058" calcext:value-type="float">
            <text:p>0.0509058</text:p>
          </table:table-cell>
          <table:table-cell office:value-type="float" office:value="0.0324097" calcext:value-type="float">
            <text:p>0.0324097</text:p>
          </table:table-cell>
          <table:table-cell office:value-type="float" office:value="0.0863981" calcext:value-type="float">
            <text:p>0.0863981</text:p>
          </table:table-cell>
          <table:table-cell office:value-type="float" office:value="0.0368066" calcext:value-type="float">
            <text:p>0.0368066</text:p>
          </table:table-cell>
          <table:table-cell office:value-type="float" office:value="0.0427248" calcext:value-type="float">
            <text:p>0.0427248</text:p>
          </table:table-cell>
        </table:table-row>
        <table:table-row table:style-name="ro1">
          <table:table-cell office:value-type="float" office:value="0.0708613" calcext:value-type="float">
            <text:p>0.0708613</text:p>
          </table:table-cell>
          <table:table-cell office:value-type="float" office:value="0.0387951" calcext:value-type="float">
            <text:p>0.0387951</text:p>
          </table:table-cell>
          <table:table-cell office:value-type="float" office:value="0.0633794" calcext:value-type="float">
            <text:p>0.0633794</text:p>
          </table:table-cell>
          <table:table-cell office:value-type="float" office:value="0.0581641" calcext:value-type="float">
            <text:p>0.0581641</text:p>
          </table:table-cell>
          <table:table-cell office:value-type="float" office:value="0.0345104" calcext:value-type="float">
            <text:p>0.0345104</text:p>
          </table:table-cell>
          <table:table-cell office:value-type="float" office:value="0.0850335" calcext:value-type="float">
            <text:p>0.0850335</text:p>
          </table:table-cell>
          <table:table-cell office:value-type="float" office:value="0.0396507" calcext:value-type="float">
            <text:p>0.0396507</text:p>
          </table:table-cell>
          <table:table-cell office:value-type="float" office:value="0.0474319" calcext:value-type="float">
            <text:p>0.0474319</text:p>
          </table:table-cell>
        </table:table-row>
        <table:table-row table:style-name="ro1">
          <table:table-cell office:value-type="float" office:value="0.0675454" calcext:value-type="float">
            <text:p>0.0675454</text:p>
          </table:table-cell>
          <table:table-cell office:value-type="float" office:value="0.0375382" calcext:value-type="float">
            <text:p>0.0375382</text:p>
          </table:table-cell>
          <table:table-cell office:value-type="float" office:value="0.0754954" calcext:value-type="float">
            <text:p>0.0754954</text:p>
          </table:table-cell>
          <table:table-cell office:value-type="float" office:value="0.0559833" calcext:value-type="float">
            <text:p>0.0559833</text:p>
          </table:table-cell>
          <table:table-cell office:value-type="float" office:value="0.0322042" calcext:value-type="float">
            <text:p>0.0322042</text:p>
          </table:table-cell>
          <table:table-cell office:value-type="float" office:value="0.0806508" calcext:value-type="float">
            <text:p>0.0806508</text:p>
          </table:table-cell>
          <table:table-cell office:value-type="float" office:value="0.0440097" calcext:value-type="float">
            <text:p>0.0440097</text:p>
          </table:table-cell>
          <table:table-cell office:value-type="float" office:value="0.0481154" calcext:value-type="float">
            <text:p>0.0481154</text:p>
          </table:table-cell>
        </table:table-row>
        <table:table-row table:style-name="ro1">
          <table:table-cell office:value-type="float" office:value="0.0708239" calcext:value-type="float">
            <text:p>0.0708239</text:p>
          </table:table-cell>
          <table:table-cell office:value-type="float" office:value="0.0508826" calcext:value-type="float">
            <text:p>0.0508826</text:p>
          </table:table-cell>
          <table:table-cell office:value-type="float" office:value="0.0828236" calcext:value-type="float">
            <text:p>0.0828236</text:p>
          </table:table-cell>
          <table:table-cell office:value-type="float" office:value="0.058882" calcext:value-type="float">
            <text:p>0.058882</text:p>
          </table:table-cell>
          <table:table-cell office:value-type="float" office:value="0.02929" calcext:value-type="float">
            <text:p>0.02929</text:p>
          </table:table-cell>
          <table:table-cell office:value-type="float" office:value="0.0762556" calcext:value-type="float">
            <text:p>0.0762556</text:p>
          </table:table-cell>
          <table:table-cell office:value-type="float" office:value="0.0417883" calcext:value-type="float">
            <text:p>0.0417883</text:p>
          </table:table-cell>
          <table:table-cell office:value-type="float" office:value="0.048423" calcext:value-type="float">
            <text:p>0.048423</text:p>
          </table:table-cell>
        </table:table-row>
        <table:table-row table:style-name="ro1">
          <table:table-cell office:value-type="float" office:value="0.0694587" calcext:value-type="float">
            <text:p>0.0694587</text:p>
          </table:table-cell>
          <table:table-cell office:value-type="float" office:value="0.0395706" calcext:value-type="float">
            <text:p>0.0395706</text:p>
          </table:table-cell>
          <table:table-cell office:value-type="float" office:value="0.0808509" calcext:value-type="float">
            <text:p>0.0808509</text:p>
          </table:table-cell>
          <table:table-cell office:value-type="float" office:value="0.0561022" calcext:value-type="float">
            <text:p>0.0561022</text:p>
          </table:table-cell>
          <table:table-cell office:value-type="float" office:value="0.0410469" calcext:value-type="float">
            <text:p>0.0410469</text:p>
          </table:table-cell>
          <table:table-cell office:value-type="float" office:value="0.0786651" calcext:value-type="float">
            <text:p>0.0786651</text:p>
          </table:table-cell>
          <table:table-cell office:value-type="float" office:value="0.0393611" calcext:value-type="float">
            <text:p>0.0393611</text:p>
          </table:table-cell>
          <table:table-cell office:value-type="float" office:value="0.0561527" calcext:value-type="float">
            <text:p>0.0561527</text:p>
          </table:table-cell>
        </table:table-row>
        <table:table-row table:style-name="ro1">
          <table:table-cell office:value-type="float" office:value="0.0543804" calcext:value-type="float">
            <text:p>0.0543804</text:p>
          </table:table-cell>
          <table:table-cell office:value-type="float" office:value="0.047095" calcext:value-type="float">
            <text:p>0.047095</text:p>
          </table:table-cell>
          <table:table-cell office:value-type="float" office:value="0.0771483" calcext:value-type="float">
            <text:p>0.0771483</text:p>
          </table:table-cell>
          <table:table-cell office:value-type="float" office:value="0.0656744" calcext:value-type="float">
            <text:p>0.0656744</text:p>
          </table:table-cell>
          <table:table-cell office:value-type="float" office:value="0.030344" calcext:value-type="float">
            <text:p>0.030344</text:p>
          </table:table-cell>
          <table:table-cell office:value-type="float" office:value="0.075763" calcext:value-type="float">
            <text:p>0.075763</text:p>
          </table:table-cell>
          <table:table-cell office:value-type="float" office:value="0.0456952" calcext:value-type="float">
            <text:p>0.0456952</text:p>
          </table:table-cell>
          <table:table-cell office:value-type="float" office:value="0.0524895" calcext:value-type="float">
            <text:p>0.0524895</text:p>
          </table:table-cell>
        </table:table-row>
        <table:table-row table:style-name="ro1">
          <table:table-cell office:value-type="float" office:value="0.0595708" calcext:value-type="float">
            <text:p>0.0595708</text:p>
          </table:table-cell>
          <table:table-cell office:value-type="float" office:value="0.0370227" calcext:value-type="float">
            <text:p>0.0370227</text:p>
          </table:table-cell>
          <table:table-cell office:value-type="float" office:value="0.0682318" calcext:value-type="float">
            <text:p>0.0682318</text:p>
          </table:table-cell>
          <table:table-cell office:value-type="float" office:value="0.0618424" calcext:value-type="float">
            <text:p>0.0618424</text:p>
          </table:table-cell>
          <table:table-cell office:value-type="float" office:value="0.0271666" calcext:value-type="float">
            <text:p>0.0271666</text:p>
          </table:table-cell>
          <table:table-cell office:value-type="float" office:value="0.0784743" calcext:value-type="float">
            <text:p>0.0784743</text:p>
          </table:table-cell>
          <table:table-cell office:value-type="float" office:value="0.0283706" calcext:value-type="float">
            <text:p>0.0283706</text:p>
          </table:table-cell>
          <table:table-cell office:value-type="float" office:value="0.0472918" calcext:value-type="float">
            <text:p>0.0472918</text:p>
          </table:table-cell>
        </table:table-row>
        <table:table-row table:style-name="ro1">
          <table:table-cell office:value-type="float" office:value="0.0676121" calcext:value-type="float">
            <text:p>0.0676121</text:p>
          </table:table-cell>
          <table:table-cell office:value-type="float" office:value="0.0502598" calcext:value-type="float">
            <text:p>0.0502598</text:p>
          </table:table-cell>
          <table:table-cell office:value-type="float" office:value="0.0816844" calcext:value-type="float">
            <text:p>0.0816844</text:p>
          </table:table-cell>
          <table:table-cell office:value-type="float" office:value="0.0463426" calcext:value-type="float">
            <text:p>0.0463426</text:p>
          </table:table-cell>
          <table:table-cell office:value-type="float" office:value="0.0406931" calcext:value-type="float">
            <text:p>0.0406931</text:p>
          </table:table-cell>
          <table:table-cell office:value-type="float" office:value="0.0882562" calcext:value-type="float">
            <text:p>0.0882562</text:p>
          </table:table-cell>
          <table:table-cell office:value-type="float" office:value="0.0445991" calcext:value-type="float">
            <text:p>0.0445991</text:p>
          </table:table-cell>
          <table:table-cell office:value-type="float" office:value="0.0483621" calcext:value-type="float">
            <text:p>0.0483621</text:p>
          </table:table-cell>
        </table:table-row>
        <table:table-row table:style-name="ro1">
          <table:table-cell office:value-type="float" office:value="0.0469267" calcext:value-type="float">
            <text:p>0.0469267</text:p>
          </table:table-cell>
          <table:table-cell office:value-type="float" office:value="0.0385691" calcext:value-type="float">
            <text:p>0.0385691</text:p>
          </table:table-cell>
          <table:table-cell office:value-type="float" office:value="0.0703829" calcext:value-type="float">
            <text:p>0.0703829</text:p>
          </table:table-cell>
          <table:table-cell office:value-type="float" office:value="0.0563587" calcext:value-type="float">
            <text:p>0.0563587</text:p>
          </table:table-cell>
          <table:table-cell office:value-type="float" office:value="0.0261415" calcext:value-type="float">
            <text:p>0.0261415</text:p>
          </table:table-cell>
          <table:table-cell office:value-type="float" office:value="0.0848837" calcext:value-type="float">
            <text:p>0.0848837</text:p>
          </table:table-cell>
          <table:table-cell office:value-type="float" office:value="0.0417606" calcext:value-type="float">
            <text:p>0.0417606</text:p>
          </table:table-cell>
          <table:table-cell office:value-type="float" office:value="0.0586168" calcext:value-type="float">
            <text:p>0.0586168</text:p>
          </table:table-cell>
        </table:table-row>
        <table:table-row table:style-name="ro1">
          <table:table-cell office:value-type="float" office:value="0.0517667" calcext:value-type="float">
            <text:p>0.0517667</text:p>
          </table:table-cell>
          <table:table-cell office:value-type="float" office:value="0.027406" calcext:value-type="float">
            <text:p>0.027406</text:p>
          </table:table-cell>
          <table:table-cell office:value-type="float" office:value="0.0714016" calcext:value-type="float">
            <text:p>0.0714016</text:p>
          </table:table-cell>
          <table:table-cell office:value-type="float" office:value="0.0441661" calcext:value-type="float">
            <text:p>0.0441661</text:p>
          </table:table-cell>
          <table:table-cell office:value-type="float" office:value="0.0302421" calcext:value-type="float">
            <text:p>0.0302421</text:p>
          </table:table-cell>
          <table:table-cell office:value-type="float" office:value="0.0832597" calcext:value-type="float">
            <text:p>0.0832597</text:p>
          </table:table-cell>
          <table:table-cell office:value-type="float" office:value="0.0354343" calcext:value-type="float">
            <text:p>0.0354343</text:p>
          </table:table-cell>
          <table:table-cell office:value-type="float" office:value="0.0453992" calcext:value-type="float">
            <text:p>0.0453992</text:p>
          </table:table-cell>
        </table:table-row>
        <table:table-row table:style-name="ro1">
          <table:table-cell office:value-type="float" office:value="0.0834842" calcext:value-type="float">
            <text:p>0.0834842</text:p>
          </table:table-cell>
          <table:table-cell office:value-type="float" office:value="0.0458595" calcext:value-type="float">
            <text:p>0.0458595</text:p>
          </table:table-cell>
          <table:table-cell office:value-type="float" office:value="0.0657881" calcext:value-type="float">
            <text:p>0.0657881</text:p>
          </table:table-cell>
          <table:table-cell office:value-type="float" office:value="0.0511762" calcext:value-type="float">
            <text:p>0.0511762</text:p>
          </table:table-cell>
          <table:table-cell office:value-type="float" office:value="0.023311" calcext:value-type="float">
            <text:p>0.023311</text:p>
          </table:table-cell>
          <table:table-cell office:value-type="float" office:value="0.0827519" calcext:value-type="float">
            <text:p>0.0827519</text:p>
          </table:table-cell>
          <table:table-cell office:value-type="float" office:value="0.0264451" calcext:value-type="float">
            <text:p>0.0264451</text:p>
          </table:table-cell>
          <table:table-cell office:value-type="float" office:value="0.0417933" calcext:value-type="float">
            <text:p>0.0417933</text:p>
          </table:table-cell>
        </table:table-row>
        <table:table-row table:style-name="ro1">
          <table:table-cell office:value-type="float" office:value="0.0671485" calcext:value-type="float">
            <text:p>0.0671485</text:p>
          </table:table-cell>
          <table:table-cell office:value-type="float" office:value="0.038704" calcext:value-type="float">
            <text:p>0.038704</text:p>
          </table:table-cell>
          <table:table-cell office:value-type="float" office:value="0.0765605" calcext:value-type="float">
            <text:p>0.0765605</text:p>
          </table:table-cell>
          <table:table-cell office:value-type="float" office:value="0.0601979" calcext:value-type="float">
            <text:p>0.0601979</text:p>
          </table:table-cell>
          <table:table-cell office:value-type="float" office:value="0.0320356" calcext:value-type="float">
            <text:p>0.0320356</text:p>
          </table:table-cell>
          <table:table-cell office:value-type="float" office:value="0.0810318" calcext:value-type="float">
            <text:p>0.0810318</text:p>
          </table:table-cell>
          <table:table-cell office:value-type="float" office:value="0.0347225" calcext:value-type="float">
            <text:p>0.0347225</text:p>
          </table:table-cell>
          <table:table-cell office:value-type="float" office:value="0.0464179" calcext:value-type="float">
            <text:p>0.0464179</text:p>
          </table:table-cell>
        </table:table-row>
        <table:table-row table:style-name="ro1">
          <table:table-cell office:value-type="float" office:value="0.0533773" calcext:value-type="float">
            <text:p>0.0533773</text:p>
          </table:table-cell>
          <table:table-cell office:value-type="float" office:value="0.0351334" calcext:value-type="float">
            <text:p>0.0351334</text:p>
          </table:table-cell>
          <table:table-cell office:value-type="float" office:value="0.0620094" calcext:value-type="float">
            <text:p>0.0620094</text:p>
          </table:table-cell>
          <table:table-cell office:value-type="float" office:value="0.0565573" calcext:value-type="float">
            <text:p>0.0565573</text:p>
          </table:table-cell>
          <table:table-cell office:value-type="float" office:value="0.0163405" calcext:value-type="float">
            <text:p>0.0163405</text:p>
          </table:table-cell>
          <table:table-cell office:value-type="float" office:value="0.0684534" calcext:value-type="float">
            <text:p>0.0684534</text:p>
          </table:table-cell>
          <table:table-cell office:value-type="float" office:value="0.0374375" calcext:value-type="float">
            <text:p>0.0374375</text:p>
          </table:table-cell>
          <table:table-cell office:value-type="float" office:value="0.0396704" calcext:value-type="float">
            <text:p>0.0396704</text:p>
          </table:table-cell>
        </table:table-row>
        <table:table-row table:style-name="ro1">
          <table:table-cell office:value-type="float" office:value="0.0618046" calcext:value-type="float">
            <text:p>0.0618046</text:p>
          </table:table-cell>
          <table:table-cell office:value-type="float" office:value="0.0206937" calcext:value-type="float">
            <text:p>0.0206937</text:p>
          </table:table-cell>
          <table:table-cell office:value-type="float" office:value="0.0629416" calcext:value-type="float">
            <text:p>0.0629416</text:p>
          </table:table-cell>
          <table:table-cell office:value-type="float" office:value="0.0382604" calcext:value-type="float">
            <text:p>0.0382604</text:p>
          </table:table-cell>
          <table:table-cell office:value-type="float" office:value="0.0248781" calcext:value-type="float">
            <text:p>0.0248781</text:p>
          </table:table-cell>
          <table:table-cell office:value-type="float" office:value="0.0808175" calcext:value-type="float">
            <text:p>0.0808175</text:p>
          </table:table-cell>
          <table:table-cell office:value-type="float" office:value="0.0470537" calcext:value-type="float">
            <text:p>0.0470537</text:p>
          </table:table-cell>
          <table:table-cell office:value-type="float" office:value="0.0533644" calcext:value-type="float">
            <text:p>0.0533644</text:p>
          </table:table-cell>
        </table:table-row>
        <table:table-row table:style-name="ro1">
          <table:table-cell office:value-type="float" office:value="0.0593196" calcext:value-type="float">
            <text:p>0.0593196</text:p>
          </table:table-cell>
          <table:table-cell office:value-type="float" office:value="0.0337491" calcext:value-type="float">
            <text:p>0.0337491</text:p>
          </table:table-cell>
          <table:table-cell office:value-type="float" office:value="0.0700293" calcext:value-type="float">
            <text:p>0.0700293</text:p>
          </table:table-cell>
          <table:table-cell office:value-type="float" office:value="0.0619123" calcext:value-type="float">
            <text:p>0.0619123</text:p>
          </table:table-cell>
          <table:table-cell office:value-type="float" office:value="0.012308" calcext:value-type="float">
            <text:p>0.012308</text:p>
          </table:table-cell>
          <table:table-cell office:value-type="float" office:value="0.0876332" calcext:value-type="float">
            <text:p>0.0876332</text:p>
          </table:table-cell>
          <table:table-cell office:value-type="float" office:value="0.0390587" calcext:value-type="float">
            <text:p>0.0390587</text:p>
          </table:table-cell>
          <table:table-cell office:value-type="float" office:value="0.0476462" calcext:value-type="float">
            <text:p>0.0476462</text:p>
          </table:table-cell>
        </table:table-row>
        <table:table-row table:style-name="ro1">
          <table:table-cell office:value-type="float" office:value="0.0533348" calcext:value-type="float">
            <text:p>0.0533348</text:p>
          </table:table-cell>
          <table:table-cell office:value-type="float" office:value="0.029366" calcext:value-type="float">
            <text:p>0.029366</text:p>
          </table:table-cell>
          <table:table-cell office:value-type="float" office:value="0.065155" calcext:value-type="float">
            <text:p>0.065155</text:p>
          </table:table-cell>
          <table:table-cell office:value-type="float" office:value="0.0530198" calcext:value-type="float">
            <text:p>0.0530198</text:p>
          </table:table-cell>
          <table:table-cell office:value-type="float" office:value="0.0317466" calcext:value-type="float">
            <text:p>0.0317466</text:p>
          </table:table-cell>
          <table:table-cell office:value-type="float" office:value="0.0609426" calcext:value-type="float">
            <text:p>0.0609426</text:p>
          </table:table-cell>
          <table:table-cell office:value-type="float" office:value="0.0314621" calcext:value-type="float">
            <text:p>0.0314621</text:p>
          </table:table-cell>
          <table:table-cell office:value-type="float" office:value="0.0383802" calcext:value-type="float">
            <text:p>0.0383802</text:p>
          </table:table-cell>
        </table:table-row>
        <table:table-row table:style-name="ro1">
          <table:table-cell office:value-type="float" office:value="0.0621148" calcext:value-type="float">
            <text:p>0.0621148</text:p>
          </table:table-cell>
          <table:table-cell office:value-type="float" office:value="0.0452676" calcext:value-type="float">
            <text:p>0.0452676</text:p>
          </table:table-cell>
          <table:table-cell office:value-type="float" office:value="0.0739302" calcext:value-type="float">
            <text:p>0.0739302</text:p>
          </table:table-cell>
          <table:table-cell office:value-type="float" office:value="0.0381929" calcext:value-type="float">
            <text:p>0.0381929</text:p>
          </table:table-cell>
          <table:table-cell office:value-type="float" office:value="0.0172826" calcext:value-type="float">
            <text:p>0.0172826</text:p>
          </table:table-cell>
          <table:table-cell office:value-type="float" office:value="0.0757878" calcext:value-type="float">
            <text:p>0.0757878</text:p>
          </table:table-cell>
          <table:table-cell office:value-type="float" office:value="0.0424618" calcext:value-type="float">
            <text:p>0.0424618</text:p>
          </table:table-cell>
          <table:table-cell office:value-type="float" office:value="0.0611033" calcext:value-type="float">
            <text:p>0.0611033</text:p>
          </table:table-cell>
        </table:table-row>
        <table:table-row table:style-name="ro1">
          <table:table-cell office:value-type="float" office:value="0.0536336" calcext:value-type="float">
            <text:p>0.0536336</text:p>
          </table:table-cell>
          <table:table-cell office:value-type="float" office:value="0.0277679" calcext:value-type="float">
            <text:p>0.0277679</text:p>
          </table:table-cell>
          <table:table-cell office:value-type="float" office:value="0.078525" calcext:value-type="float">
            <text:p>0.078525</text:p>
          </table:table-cell>
          <table:table-cell office:value-type="float" office:value="0.0422345" calcext:value-type="float">
            <text:p>0.0422345</text:p>
          </table:table-cell>
          <table:table-cell office:value-type="float" office:value="0.0236558" calcext:value-type="float">
            <text:p>0.0236558</text:p>
          </table:table-cell>
          <table:table-cell office:value-type="float" office:value="0.0715398" calcext:value-type="float">
            <text:p>0.0715398</text:p>
          </table:table-cell>
          <table:table-cell office:value-type="float" office:value="0.0233624" calcext:value-type="float">
            <text:p>0.0233624</text:p>
          </table:table-cell>
          <table:table-cell office:value-type="float" office:value="0.0328354" calcext:value-type="float">
            <text:p>0.0328354</text:p>
          </table:table-cell>
        </table:table-row>
        <table:table-row table:style-name="ro1">
          <table:table-cell office:value-type="float" office:value="0.0674258" calcext:value-type="float">
            <text:p>0.0674258</text:p>
          </table:table-cell>
          <table:table-cell office:value-type="float" office:value="0.0429133" calcext:value-type="float">
            <text:p>0.0429133</text:p>
          </table:table-cell>
          <table:table-cell office:value-type="float" office:value="0.0700673" calcext:value-type="float">
            <text:p>0.0700673</text:p>
          </table:table-cell>
          <table:table-cell office:value-type="float" office:value="0.0493462" calcext:value-type="float">
            <text:p>0.0493462</text:p>
          </table:table-cell>
          <table:table-cell office:value-type="float" office:value="0.0192645" calcext:value-type="float">
            <text:p>0.0192645</text:p>
          </table:table-cell>
          <table:table-cell office:value-type="float" office:value="0.0874927" calcext:value-type="float">
            <text:p>0.0874927</text:p>
          </table:table-cell>
          <table:table-cell office:value-type="float" office:value="0.0329856" calcext:value-type="float">
            <text:p>0.0329856</text:p>
          </table:table-cell>
          <table:table-cell office:value-type="float" office:value="0.0409356" calcext:value-type="float">
            <text:p>0.0409356</text:p>
          </table:table-cell>
        </table:table-row>
        <table:table-row table:style-name="ro1">
          <table:table-cell office:value-type="float" office:value="0.0753331" calcext:value-type="float">
            <text:p>0.0753331</text:p>
          </table:table-cell>
          <table:table-cell office:value-type="float" office:value="0.0318486" calcext:value-type="float">
            <text:p>0.0318486</text:p>
          </table:table-cell>
          <table:table-cell office:value-type="float" office:value="0.0774116" calcext:value-type="float">
            <text:p>0.0774116</text:p>
          </table:table-cell>
          <table:table-cell office:value-type="float" office:value="0.0505273" calcext:value-type="float">
            <text:p>0.0505273</text:p>
          </table:table-cell>
          <table:table-cell office:value-type="float" office:value="0.0293751" calcext:value-type="float">
            <text:p>0.0293751</text:p>
          </table:table-cell>
          <table:table-cell office:value-type="float" office:value="0.0961755" calcext:value-type="float">
            <text:p>0.0961755</text:p>
          </table:table-cell>
          <table:table-cell office:value-type="float" office:value="0.0376245" calcext:value-type="float">
            <text:p>0.0376245</text:p>
          </table:table-cell>
          <table:table-cell office:value-type="float" office:value="0.0442585" calcext:value-type="float">
            <text:p>0.0442585</text:p>
          </table:table-cell>
        </table:table-row>
        <table:table-row table:style-name="ro1">
          <table:table-cell office:value-type="float" office:value="0.055949" calcext:value-type="float">
            <text:p>0.055949</text:p>
          </table:table-cell>
          <table:table-cell office:value-type="float" office:value="0.0247453" calcext:value-type="float">
            <text:p>0.0247453</text:p>
          </table:table-cell>
          <table:table-cell office:value-type="float" office:value="0.0739701" calcext:value-type="float">
            <text:p>0.0739701</text:p>
          </table:table-cell>
          <table:table-cell office:value-type="float" office:value="0.0491175" calcext:value-type="float">
            <text:p>0.0491175</text:p>
          </table:table-cell>
          <table:table-cell office:value-type="float" office:value="0.0115856" calcext:value-type="float">
            <text:p>0.0115856</text:p>
          </table:table-cell>
          <table:table-cell office:value-type="float" office:value="0.0761701" calcext:value-type="float">
            <text:p>0.0761701</text:p>
          </table:table-cell>
          <table:table-cell office:value-type="float" office:value="0.0432007" calcext:value-type="float">
            <text:p>0.0432007</text:p>
          </table:table-cell>
          <table:table-cell office:value-type="float" office:value="0.0391657" calcext:value-type="float">
            <text:p>0.0391657</text:p>
          </table:table-cell>
        </table:table-row>
        <table:table-row table:style-name="ro1">
          <table:table-cell office:value-type="float" office:value="0.0613187" calcext:value-type="float">
            <text:p>0.0613187</text:p>
          </table:table-cell>
          <table:table-cell office:value-type="float" office:value="0.0208934" calcext:value-type="float">
            <text:p>0.0208934</text:p>
          </table:table-cell>
          <table:table-cell office:value-type="float" office:value="0.0632671" calcext:value-type="float">
            <text:p>0.0632671</text:p>
          </table:table-cell>
          <table:table-cell office:value-type="float" office:value="0.0415682" calcext:value-type="float">
            <text:p>0.0415682</text:p>
          </table:table-cell>
          <table:table-cell office:value-type="float" office:value="0.0235945" calcext:value-type="float">
            <text:p>0.0235945</text:p>
          </table:table-cell>
          <table:table-cell office:value-type="float" office:value="0.0835843" calcext:value-type="float">
            <text:p>0.0835843</text:p>
          </table:table-cell>
          <table:table-cell office:value-type="float" office:value="0.0461483" calcext:value-type="float">
            <text:p>0.0461483</text:p>
          </table:table-cell>
          <table:table-cell office:value-type="float" office:value="0.0540157" calcext:value-type="float">
            <text:p>0.0540157</text:p>
          </table:table-cell>
        </table:table-row>
        <table:table-row table:style-name="ro1">
          <table:table-cell office:value-type="float" office:value="0.0396369" calcext:value-type="float">
            <text:p>0.0396369</text:p>
          </table:table-cell>
          <table:table-cell office:value-type="float" office:value="0.0363079" calcext:value-type="float">
            <text:p>0.0363079</text:p>
          </table:table-cell>
          <table:table-cell office:value-type="float" office:value="0.0636784" calcext:value-type="float">
            <text:p>0.0636784</text:p>
          </table:table-cell>
          <table:table-cell office:value-type="float" office:value="0.0481198" calcext:value-type="float">
            <text:p>0.0481198</text:p>
          </table:table-cell>
          <table:table-cell office:value-type="float" office:value="0.0241434" calcext:value-type="float">
            <text:p>0.0241434</text:p>
          </table:table-cell>
          <table:table-cell office:value-type="float" office:value="0.0702992" calcext:value-type="float">
            <text:p>0.0702992</text:p>
          </table:table-cell>
          <table:table-cell office:value-type="float" office:value="0.0387248" calcext:value-type="float">
            <text:p>0.0387248</text:p>
          </table:table-cell>
          <table:table-cell office:value-type="float" office:value="0.0454499" calcext:value-type="float">
            <text:p>0.0454499</text:p>
          </table:table-cell>
        </table:table-row>
        <table:table-row table:style-name="ro1">
          <table:table-cell office:value-type="float" office:value="0.0682006" calcext:value-type="float">
            <text:p>0.0682006</text:p>
          </table:table-cell>
          <table:table-cell office:value-type="float" office:value="0.0335775" calcext:value-type="float">
            <text:p>0.0335775</text:p>
          </table:table-cell>
          <table:table-cell office:value-type="float" office:value="0.0751403" calcext:value-type="float">
            <text:p>0.0751403</text:p>
          </table:table-cell>
          <table:table-cell office:value-type="float" office:value="0.0393227" calcext:value-type="float">
            <text:p>0.0393227</text:p>
          </table:table-cell>
          <table:table-cell office:value-type="float" office:value="0.023184" calcext:value-type="float">
            <text:p>0.023184</text:p>
          </table:table-cell>
          <table:table-cell office:value-type="float" office:value="0.075687" calcext:value-type="float">
            <text:p>0.075687</text:p>
          </table:table-cell>
          <table:table-cell office:value-type="float" office:value="0.0335298" calcext:value-type="float">
            <text:p>0.0335298</text:p>
          </table:table-cell>
          <table:table-cell office:value-type="float" office:value="0.0477551" calcext:value-type="float">
            <text:p>0.0477551</text:p>
          </table:table-cell>
        </table:table-row>
        <table:table-row table:style-name="ro1">
          <table:table-cell office:value-type="float" office:value="0.0626202" calcext:value-type="float">
            <text:p>0.0626202</text:p>
          </table:table-cell>
          <table:table-cell office:value-type="float" office:value="0.0279122" calcext:value-type="float">
            <text:p>0.0279122</text:p>
          </table:table-cell>
          <table:table-cell office:value-type="float" office:value="0.059419" calcext:value-type="float">
            <text:p>0.059419</text:p>
          </table:table-cell>
          <table:table-cell office:value-type="float" office:value="0.0543276" calcext:value-type="float">
            <text:p>0.0543276</text:p>
          </table:table-cell>
          <table:table-cell office:value-type="float" office:value="0.0361426" calcext:value-type="float">
            <text:p>0.0361426</text:p>
          </table:table-cell>
          <table:table-cell office:value-type="float" office:value="0.0758245" calcext:value-type="float">
            <text:p>0.0758245</text:p>
          </table:table-cell>
          <table:table-cell office:value-type="float" office:value="0.0396004" calcext:value-type="float">
            <text:p>0.0396004</text:p>
          </table:table-cell>
          <table:table-cell office:value-type="float" office:value="0.0486376" calcext:value-type="float">
            <text:p>0.0486376</text:p>
          </table:table-cell>
        </table:table-row>
        <table:table-row table:style-name="ro1">
          <table:table-cell office:value-type="float" office:value="0.0632275" calcext:value-type="float">
            <text:p>0.0632275</text:p>
          </table:table-cell>
          <table:table-cell office:value-type="float" office:value="0.0285539" calcext:value-type="float">
            <text:p>0.0285539</text:p>
          </table:table-cell>
          <table:table-cell office:value-type="float" office:value="0.0615021" calcext:value-type="float">
            <text:p>0.0615021</text:p>
          </table:table-cell>
          <table:table-cell office:value-type="float" office:value="0.0374644" calcext:value-type="float">
            <text:p>0.0374644</text:p>
          </table:table-cell>
          <table:table-cell office:value-type="float" office:value="0.0247127" calcext:value-type="float">
            <text:p>0.0247127</text:p>
          </table:table-cell>
          <table:table-cell office:value-type="float" office:value="0.0704558" calcext:value-type="float">
            <text:p>0.0704558</text:p>
          </table:table-cell>
          <table:table-cell office:value-type="float" office:value="0.0375868" calcext:value-type="float">
            <text:p>0.0375868</text:p>
          </table:table-cell>
          <table:table-cell office:value-type="float" office:value="0.0587633" calcext:value-type="float">
            <text:p>0.0587633</text:p>
          </table:table-cell>
        </table:table-row>
        <table:table-row table:style-name="ro1">
          <table:table-cell office:value-type="float" office:value="0.0614675" calcext:value-type="float">
            <text:p>0.0614675</text:p>
          </table:table-cell>
          <table:table-cell office:value-type="float" office:value="0.0260281" calcext:value-type="float">
            <text:p>0.0260281</text:p>
          </table:table-cell>
          <table:table-cell office:value-type="float" office:value="0.0668934" calcext:value-type="float">
            <text:p>0.0668934</text:p>
          </table:table-cell>
          <table:table-cell office:value-type="float" office:value="0.0471877" calcext:value-type="float">
            <text:p>0.0471877</text:p>
          </table:table-cell>
          <table:table-cell office:value-type="float" office:value="0.0165279" calcext:value-type="float">
            <text:p>0.0165279</text:p>
          </table:table-cell>
          <table:table-cell office:value-type="float" office:value="0.0645302" calcext:value-type="float">
            <text:p>0.0645302</text:p>
          </table:table-cell>
          <table:table-cell office:value-type="float" office:value="0.0399801" calcext:value-type="float">
            <text:p>0.0399801</text:p>
          </table:table-cell>
          <table:table-cell office:value-type="float" office:value="0.0353769" calcext:value-type="float">
            <text:p>0.0353769</text:p>
          </table:table-cell>
        </table:table-row>
        <table:table-row table:style-name="ro1">
          <table:table-cell office:value-type="float" office:value="0.0634787" calcext:value-type="float">
            <text:p>0.063478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96961" calcext:value-type="float">
            <text:p>0.0596961</text:p>
          </table:table-cell>
          <table:table-cell office:value-type="float" office:value="0.0473144" calcext:value-type="float">
            <text:p>0.0473144</text:p>
          </table:table-cell>
          <table:table-cell office:value-type="float" office:value="0.0164458" calcext:value-type="float">
            <text:p>0.0164458</text:p>
          </table:table-cell>
          <table:table-cell office:value-type="float" office:value="0.0722616" calcext:value-type="float">
            <text:p>0.0722616</text:p>
          </table:table-cell>
          <table:table-cell office:value-type="float" office:value="0.0289895" calcext:value-type="float">
            <text:p>0.0289895</text:p>
          </table:table-cell>
          <table:table-cell office:value-type="float" office:value="0.0392488" calcext:value-type="float">
            <text:p>0.0392488</text:p>
          </table:table-cell>
        </table:table-row>
        <table:table-row table:style-name="ro1">
          <table:table-cell office:value-type="float" office:value="0.0532295" calcext:value-type="float">
            <text:p>0.0532295</text:p>
          </table:table-cell>
          <table:table-cell office:value-type="float" office:value="0.0286508" calcext:value-type="float">
            <text:p>0.0286508</text:p>
          </table:table-cell>
          <table:table-cell office:value-type="float" office:value="0.0738939" calcext:value-type="float">
            <text:p>0.0738939</text:p>
          </table:table-cell>
          <table:table-cell office:value-type="float" office:value="0.0496687" calcext:value-type="float">
            <text:p>0.0496687</text:p>
          </table:table-cell>
          <table:table-cell office:value-type="float" office:value="0.0228945" calcext:value-type="float">
            <text:p>0.0228945</text:p>
          </table:table-cell>
          <table:table-cell office:value-type="float" office:value="0.0686196" calcext:value-type="float">
            <text:p>0.0686196</text:p>
          </table:table-cell>
          <table:table-cell office:value-type="float" office:value="0.0406357" calcext:value-type="float">
            <text:p>0.0406357</text:p>
          </table:table-cell>
          <table:table-cell office:value-type="float" office:value="0.046486" calcext:value-type="float">
            <text:p>0.046486</text:p>
          </table:table-cell>
        </table:table-row>
        <table:table-row table:style-name="ro1">
          <table:table-cell office:value-type="float" office:value="0.058652" calcext:value-type="float">
            <text:p>0.058652</text:p>
          </table:table-cell>
          <table:table-cell office:value-type="float" office:value="0.0309586" calcext:value-type="float">
            <text:p>0.0309586</text:p>
          </table:table-cell>
          <table:table-cell office:value-type="float" office:value="0.0654069" calcext:value-type="float">
            <text:p>0.0654069</text:p>
          </table:table-cell>
          <table:table-cell office:value-type="float" office:value="0.0502173" calcext:value-type="float">
            <text:p>0.0502173</text:p>
          </table:table-cell>
          <table:table-cell office:value-type="float" office:value="0.0181039" calcext:value-type="float">
            <text:p>0.0181039</text:p>
          </table:table-cell>
          <table:table-cell office:value-type="float" office:value="0.0766286" calcext:value-type="float">
            <text:p>0.0766286</text:p>
          </table:table-cell>
          <table:table-cell office:value-type="float" office:value="0.0332782" calcext:value-type="float">
            <text:p>0.0332782</text:p>
          </table:table-cell>
          <table:table-cell office:value-type="float" office:value="0.0489204" calcext:value-type="float">
            <text:p>0.0489204</text:p>
          </table:table-cell>
        </table:table-row>
        <table:table-row table:style-name="ro1">
          <table:table-cell office:value-type="float" office:value="0.0522662" calcext:value-type="float">
            <text:p>0.0522662</text:p>
          </table:table-cell>
          <table:table-cell office:value-type="float" office:value="0.0213187" calcext:value-type="float">
            <text:p>0.0213187</text:p>
          </table:table-cell>
          <table:table-cell office:value-type="float" office:value="0.0714493" calcext:value-type="float">
            <text:p>0.0714493</text:p>
          </table:table-cell>
          <table:table-cell office:value-type="float" office:value="0.0359187" calcext:value-type="float">
            <text:p>0.0359187</text:p>
          </table:table-cell>
          <table:table-cell office:value-type="float" office:value="0.0112754" calcext:value-type="float">
            <text:p>0.0112754</text:p>
          </table:table-cell>
          <table:table-cell office:value-type="float" office:value="0.0803512" calcext:value-type="float">
            <text:p>0.0803512</text:p>
          </table:table-cell>
          <table:table-cell office:value-type="float" office:value="0.024962" calcext:value-type="float">
            <text:p>0.024962</text:p>
          </table:table-cell>
          <table:table-cell office:value-type="float" office:value="0.0453059" calcext:value-type="float">
            <text:p>0.0453059</text:p>
          </table:table-cell>
        </table:table-row>
        <table:table-row table:style-name="ro1">
          <table:table-cell office:value-type="float" office:value="0.0673162" calcext:value-type="float">
            <text:p>0.0673162</text:p>
          </table:table-cell>
          <table:table-cell office:value-type="float" office:value="0.0246452" calcext:value-type="float">
            <text:p>0.0246452</text:p>
          </table:table-cell>
          <table:table-cell office:value-type="float" office:value="0.0662787" calcext:value-type="float">
            <text:p>0.0662787</text:p>
          </table:table-cell>
          <table:table-cell office:value-type="float" office:value="0.0516114" calcext:value-type="float">
            <text:p>0.0516114</text:p>
          </table:table-cell>
          <table:table-cell office:value-type="float" office:value="0.0299268" calcext:value-type="float">
            <text:p>0.0299268</text:p>
          </table:table-cell>
          <table:table-cell office:value-type="float" office:value="0.0696417" calcext:value-type="float">
            <text:p>0.0696417</text:p>
          </table:table-cell>
          <table:table-cell office:value-type="float" office:value="0.0322393" calcext:value-type="float">
            <text:p>0.0322393</text:p>
          </table:table-cell>
          <table:table-cell office:value-type="float" office:value="0.0479075" calcext:value-type="float">
            <text:p>0.0479075</text:p>
          </table:table-cell>
        </table:table-row>
        <table:table-row table:style-name="ro1">
          <table:table-cell office:value-type="float" office:value="0.0519601" calcext:value-type="float">
            <text:p>0.0519601</text:p>
          </table:table-cell>
          <table:table-cell office:value-type="float" office:value="0.0202636" calcext:value-type="float">
            <text:p>0.0202636</text:p>
          </table:table-cell>
          <table:table-cell office:value-type="float" office:value="0.0728866" calcext:value-type="float">
            <text:p>0.0728866</text:p>
          </table:table-cell>
          <table:table-cell office:value-type="float" office:value="0.0373596" calcext:value-type="float">
            <text:p>0.0373596</text:p>
          </table:table-cell>
          <table:table-cell office:value-type="float" office:value="0.0206841" calcext:value-type="float">
            <text:p>0.0206841</text:p>
          </table:table-cell>
          <table:table-cell office:value-type="float" office:value="0.0803849" calcext:value-type="float">
            <text:p>0.0803849</text:p>
          </table:table-cell>
          <table:table-cell office:value-type="float" office:value="0.0355438" calcext:value-type="float">
            <text:p>0.0355438</text:p>
          </table:table-cell>
          <table:table-cell office:value-type="float" office:value="0.0478079" calcext:value-type="float">
            <text:p>0.0478079</text:p>
          </table:table-cell>
        </table:table-row>
        <table:table-row table:style-name="ro1">
          <table:table-cell office:value-type="float" office:value="0.0717571" calcext:value-type="float">
            <text:p>0.0717571</text:p>
          </table:table-cell>
          <table:table-cell office:value-type="float" office:value="0.0268824" calcext:value-type="float">
            <text:p>0.0268824</text:p>
          </table:table-cell>
          <table:table-cell office:value-type="float" office:value="0.0615824" calcext:value-type="float">
            <text:p>0.0615824</text:p>
          </table:table-cell>
          <table:table-cell office:value-type="float" office:value="0.0461566" calcext:value-type="float">
            <text:p>0.0461566</text:p>
          </table:table-cell>
          <table:table-cell office:value-type="float" office:value="0.0235332" calcext:value-type="float">
            <text:p>0.0235332</text:p>
          </table:table-cell>
          <table:table-cell office:value-type="float" office:value="0.0627744" calcext:value-type="float">
            <text:p>0.0627744</text:p>
          </table:table-cell>
          <table:table-cell office:value-type="float" office:value="0.0300631" calcext:value-type="float">
            <text:p>0.0300631</text:p>
          </table:table-cell>
          <table:table-cell office:value-type="float" office:value="0.0432053" calcext:value-type="float">
            <text:p>0.0432053</text:p>
          </table:table-cell>
        </table:table-row>
        <table:table-row table:style-name="ro1">
          <table:table-cell office:value-type="float" office:value="0.0585044" calcext:value-type="float">
            <text:p>0.0585044</text:p>
          </table:table-cell>
          <table:table-cell office:value-type="float" office:value="0.0312899" calcext:value-type="float">
            <text:p>0.0312899</text:p>
          </table:table-cell>
          <table:table-cell office:value-type="float" office:value="0.0684924" calcext:value-type="float">
            <text:p>0.0684924</text:p>
          </table:table-cell>
          <table:table-cell office:value-type="float" office:value="0.044699" calcext:value-type="float">
            <text:p>0.044699</text:p>
          </table:table-cell>
          <table:table-cell office:value-type="float" office:value="0.0146864" calcext:value-type="float">
            <text:p>0.0146864</text:p>
          </table:table-cell>
          <table:table-cell office:value-type="float" office:value="0.0849626" calcext:value-type="float">
            <text:p>0.0849626</text:p>
          </table:table-cell>
          <table:table-cell office:value-type="float" office:value="0.0345265" calcext:value-type="float">
            <text:p>0.0345265</text:p>
          </table:table-cell>
          <table:table-cell office:value-type="float" office:value="0.0366179" calcext:value-type="float">
            <text:p>0.0366179</text:p>
          </table:table-cell>
        </table:table-row>
        <table:table-row table:style-name="ro1">
          <table:table-cell office:value-type="float" office:value="0.0563681" calcext:value-type="float">
            <text:p>0.0563681</text:p>
          </table:table-cell>
          <table:table-cell office:value-type="float" office:value="0.0258746" calcext:value-type="float">
            <text:p>0.0258746</text:p>
          </table:table-cell>
          <table:table-cell office:value-type="float" office:value="0.0776571" calcext:value-type="float">
            <text:p>0.0776571</text:p>
          </table:table-cell>
          <table:table-cell office:value-type="float" office:value="0.0419207" calcext:value-type="float">
            <text:p>0.0419207</text:p>
          </table:table-cell>
          <table:table-cell office:value-type="float" office:value="0.0219203" calcext:value-type="float">
            <text:p>0.0219203</text:p>
          </table:table-cell>
          <table:table-cell office:value-type="float" office:value="0.0777597" calcext:value-type="float">
            <text:p>0.0777597</text:p>
          </table:table-cell>
          <table:table-cell office:value-type="float" office:value="0.0342359" calcext:value-type="float">
            <text:p>0.0342359</text:p>
          </table:table-cell>
          <table:table-cell office:value-type="float" office:value="0.0478863" calcext:value-type="float">
            <text:p>0.0478863</text:p>
          </table:table-cell>
        </table:table-row>
        <table:table-row table:style-name="ro1">
          <table:table-cell office:value-type="float" office:value="0.0619872" calcext:value-type="float">
            <text:p>0.0619872</text:p>
          </table:table-cell>
          <table:table-cell office:value-type="float" office:value="0.028163" calcext:value-type="float">
            <text:p>0.028163</text:p>
          </table:table-cell>
          <table:table-cell office:value-type="float" office:value="0.0653687" calcext:value-type="float">
            <text:p>0.0653687</text:p>
          </table:table-cell>
          <table:table-cell office:value-type="float" office:value="0.049149" calcext:value-type="float">
            <text:p>0.049149</text:p>
          </table:table-cell>
          <table:table-cell office:value-type="float" office:value="0.0145541" calcext:value-type="float">
            <text:p>0.0145541</text:p>
          </table:table-cell>
          <table:table-cell office:value-type="float" office:value="0.0805704" calcext:value-type="float">
            <text:p>0.0805704</text:p>
          </table:table-cell>
          <table:table-cell office:value-type="float" office:value="0.0397623" calcext:value-type="float">
            <text:p>0.0397623</text:p>
          </table:table-cell>
          <table:table-cell office:value-type="float" office:value="0.0461265" calcext:value-type="float">
            <text:p>0.0461265</text:p>
          </table:table-cell>
        </table:table-row>
        <table:table-row table:style-name="ro1">
          <table:table-cell office:value-type="float" office:value="0.062336" calcext:value-type="float">
            <text:p>0.062336</text:p>
          </table:table-cell>
          <table:table-cell office:value-type="float" office:value="0.0329346" calcext:value-type="float">
            <text:p>0.0329346</text:p>
          </table:table-cell>
          <table:table-cell office:value-type="float" office:value="0.0693923" calcext:value-type="float">
            <text:p>0.0693923</text:p>
          </table:table-cell>
          <table:table-cell office:value-type="float" office:value="0.0493038" calcext:value-type="float">
            <text:p>0.0493038</text:p>
          </table:table-cell>
          <table:table-cell office:value-type="float" office:value="0.0252929" calcext:value-type="float">
            <text:p>0.0252929</text:p>
          </table:table-cell>
          <table:table-cell office:value-type="float" office:value="0.0666421" calcext:value-type="float">
            <text:p>0.0666421</text:p>
          </table:table-cell>
          <table:table-cell office:value-type="float" office:value="0.0352037" calcext:value-type="float">
            <text:p>0.0352037</text:p>
          </table:table-cell>
          <table:table-cell office:value-type="float" office:value="0.0420885" calcext:value-type="float">
            <text:p>0.0420885</text:p>
          </table:table-cell>
        </table:table-row>
        <table:table-row table:style-name="ro1">
          <table:table-cell office:value-type="float" office:value="0.0477197" calcext:value-type="float">
            <text:p>0.0477197</text:p>
          </table:table-cell>
          <table:table-cell office:value-type="float" office:value="0.0242298" calcext:value-type="float">
            <text:p>0.0242298</text:p>
          </table:table-cell>
          <table:table-cell office:value-type="float" office:value="0.0711486" calcext:value-type="float">
            <text:p>0.0711486</text:p>
          </table:table-cell>
          <table:table-cell office:value-type="float" office:value="0.0410447" calcext:value-type="float">
            <text:p>0.0410447</text:p>
          </table:table-cell>
          <table:table-cell office:value-type="float" office:value="0.0242224" calcext:value-type="float">
            <text:p>0.0242224</text:p>
          </table:table-cell>
          <table:table-cell office:value-type="float" office:value="0.0783085" calcext:value-type="float">
            <text:p>0.0783085</text:p>
          </table:table-cell>
          <table:table-cell office:value-type="float" office:value="0.022292" calcext:value-type="float">
            <text:p>0.022292</text:p>
          </table:table-cell>
          <table:table-cell office:value-type="float" office:value="0.044215" calcext:value-type="float">
            <text:p>0.044215</text:p>
          </table:table-cell>
        </table:table-row>
        <table:table-row table:style-name="ro1">
          <table:table-cell office:value-type="float" office:value="0.0537138" calcext:value-type="float">
            <text:p>0.0537138</text:p>
          </table:table-cell>
          <table:table-cell office:value-type="float" office:value="0.0201058" calcext:value-type="float">
            <text:p>0.0201058</text:p>
          </table:table-cell>
          <table:table-cell office:value-type="float" office:value="0.0749232" calcext:value-type="float">
            <text:p>0.0749232</text:p>
          </table:table-cell>
          <table:table-cell office:value-type="float" office:value="0.045571" calcext:value-type="float">
            <text:p>0.045571</text:p>
          </table:table-cell>
          <table:table-cell office:value-type="float" office:value="0.0172842" calcext:value-type="float">
            <text:p>0.0172842</text:p>
          </table:table-cell>
          <table:table-cell office:value-type="float" office:value="0.0829704" calcext:value-type="float">
            <text:p>0.0829704</text:p>
          </table:table-cell>
          <table:table-cell office:value-type="float" office:value="0.0260404" calcext:value-type="float">
            <text:p>0.0260404</text:p>
          </table:table-cell>
          <table:table-cell office:value-type="float" office:value="0.0388953" calcext:value-type="float">
            <text:p>0.0388953</text:p>
          </table:table-cell>
        </table:table-row>
        <table:table-row table:style-name="ro1">
          <table:table-cell office:value-type="float" office:value="0.0603831" calcext:value-type="float">
            <text:p>0.0603831</text:p>
          </table:table-cell>
          <table:table-cell office:value-type="float" office:value="0.020848" calcext:value-type="float">
            <text:p>0.020848</text:p>
          </table:table-cell>
          <table:table-cell office:value-type="float" office:value="0.0716954" calcext:value-type="float">
            <text:p>0.0716954</text:p>
          </table:table-cell>
          <table:table-cell office:value-type="float" office:value="0.0411066" calcext:value-type="float">
            <text:p>0.0411066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68335" calcext:value-type="float">
            <text:p>0.068335</text:p>
          </table:table-cell>
          <table:table-cell office:value-type="float" office:value="0.039013" calcext:value-type="float">
            <text:p>0.039013</text:p>
          </table:table-cell>
          <table:table-cell office:value-type="float" office:value="0.0513375" calcext:value-type="float">
            <text:p>0.0513375</text:p>
          </table:table-cell>
        </table:table-row>
        <table:table-row table:style-name="ro1">
          <table:table-cell office:value-type="float" office:value="0.0583148" calcext:value-type="float">
            <text:p>0.0583148</text:p>
          </table:table-cell>
          <table:table-cell office:value-type="float" office:value="0.0267294" calcext:value-type="float">
            <text:p>0.0267294</text:p>
          </table:table-cell>
          <table:table-cell office:value-type="float" office:value="0.0624007" calcext:value-type="float">
            <text:p>0.0624007</text:p>
          </table:table-cell>
          <table:table-cell office:value-type="float" office:value="0.0406752" calcext:value-type="float">
            <text:p>0.0406752</text:p>
          </table:table-cell>
          <table:table-cell office:value-type="float" office:value="0.0219923" calcext:value-type="float">
            <text:p>0.0219923</text:p>
          </table:table-cell>
          <table:table-cell office:value-type="float" office:value="0.0820618" calcext:value-type="float">
            <text:p>0.0820618</text:p>
          </table:table-cell>
          <table:table-cell office:value-type="float" office:value="0.0284781" calcext:value-type="float">
            <text:p>0.0284781</text:p>
          </table:table-cell>
          <table:table-cell office:value-type="float" office:value="0.0463613" calcext:value-type="float">
            <text:p>0.0463613</text:p>
          </table:table-cell>
        </table:table-row>
        <table:table-row table:style-name="ro1">
          <table:table-cell office:value-type="float" office:value="0.0628225" calcext:value-type="float">
            <text:p>0.0628225</text:p>
          </table:table-cell>
          <table:table-cell office:value-type="float" office:value="0.0264471" calcext:value-type="float">
            <text:p>0.0264471</text:p>
          </table:table-cell>
          <table:table-cell office:value-type="float" office:value="0.077971" calcext:value-type="float">
            <text:p>0.077971</text:p>
          </table:table-cell>
          <table:table-cell office:value-type="float" office:value="0.0402269" calcext:value-type="float">
            <text:p>0.0402269</text:p>
          </table:table-cell>
          <table:table-cell office:value-type="float" office:value="0.0248443" calcext:value-type="float">
            <text:p>0.0248443</text:p>
          </table:table-cell>
          <table:table-cell office:value-type="float" office:value="0.0876713" calcext:value-type="float">
            <text:p>0.0876713</text:p>
          </table:table-cell>
          <table:table-cell office:value-type="float" office:value="0.0305688" calcext:value-type="float">
            <text:p>0.0305688</text:p>
          </table:table-cell>
          <table:table-cell office:value-type="float" office:value="0.0422038" calcext:value-type="float">
            <text:p>0.0422038</text:p>
          </table:table-cell>
        </table:table-row>
        <table:table-row table:style-name="ro1">
          <table:table-cell office:value-type="float" office:value="0.0602752" calcext:value-type="float">
            <text:p>0.0602752</text:p>
          </table:table-cell>
          <table:table-cell office:value-type="float" office:value="0.0206017" calcext:value-type="float">
            <text:p>0.0206017</text:p>
          </table:table-cell>
          <table:table-cell office:value-type="float" office:value="0.0627921" calcext:value-type="float">
            <text:p>0.0627921</text:p>
          </table:table-cell>
          <table:table-cell office:value-type="float" office:value="0.0376074" calcext:value-type="float">
            <text:p>0.0376074</text:p>
          </table:table-cell>
          <table:table-cell office:value-type="float" office:value="0.0138971" calcext:value-type="float">
            <text:p>0.0138971</text:p>
          </table:table-cell>
          <table:table-cell office:value-type="float" office:value="0.0663618" calcext:value-type="float">
            <text:p>0.0663618</text:p>
          </table:table-cell>
          <table:table-cell office:value-type="float" office:value="0.0341256" calcext:value-type="float">
            <text:p>0.0341256</text:p>
          </table:table-cell>
          <table:table-cell office:value-type="float" office:value="0.0387804" calcext:value-type="float">
            <text:p>0.0387804</text:p>
          </table:table-cell>
        </table:table-row>
        <table:table-row table:style-name="ro1">
          <table:table-cell office:value-type="float" office:value="0.0507877" calcext:value-type="float">
            <text:p>0.0507877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672677" calcext:value-type="float">
            <text:p>0.0672677</text:p>
          </table:table-cell>
          <table:table-cell office:value-type="float" office:value="0.0371002" calcext:value-type="float">
            <text:p>0.0371002</text:p>
          </table:table-cell>
          <table:table-cell office:value-type="float" office:value="0.0209391" calcext:value-type="float">
            <text:p>0.0209391</text:p>
          </table:table-cell>
          <table:table-cell office:value-type="float" office:value="0.0760423" calcext:value-type="float">
            <text:p>0.0760423</text:p>
          </table:table-cell>
          <table:table-cell office:value-type="float" office:value="0.0327817" calcext:value-type="float">
            <text:p>0.0327817</text:p>
          </table:table-cell>
          <table:table-cell office:value-type="float" office:value="0.0371994" calcext:value-type="float">
            <text:p>0.0371994</text:p>
          </table:table-cell>
        </table:table-row>
        <table:table-row table:style-name="ro1">
          <table:table-cell office:value-type="float" office:value="0.0513926" calcext:value-type="float">
            <text:p>0.0513926</text:p>
          </table:table-cell>
          <table:table-cell office:value-type="float" office:value="0.0191679" calcext:value-type="float">
            <text:p>0.0191679</text:p>
          </table:table-cell>
          <table:table-cell office:value-type="float" office:value="0.0585579" calcext:value-type="float">
            <text:p>0.0585579</text:p>
          </table:table-cell>
          <table:table-cell office:value-type="float" office:value="0.0390664" calcext:value-type="float">
            <text:p>0.0390664</text:p>
          </table:table-cell>
          <table:table-cell office:value-type="float" office:value="0.0240976" calcext:value-type="float">
            <text:p>0.0240976</text:p>
          </table:table-cell>
          <table:table-cell office:value-type="float" office:value="0.0731268" calcext:value-type="float">
            <text:p>0.0731268</text:p>
          </table:table-cell>
          <table:table-cell office:value-type="float" office:value="0.0295126" calcext:value-type="float">
            <text:p>0.0295126</text:p>
          </table:table-cell>
          <table:table-cell office:value-type="float" office:value="0.0398602" calcext:value-type="float">
            <text:p>0.0398602</text:p>
          </table:table-cell>
        </table:table-row>
        <table:table-row table:style-name="ro1">
          <table:table-cell office:value-type="float" office:value="0.0609469" calcext:value-type="float">
            <text:p>0.0609469</text:p>
          </table:table-cell>
          <table:table-cell office:value-type="float" office:value="0.0238067" calcext:value-type="float">
            <text:p>0.0238067</text:p>
          </table:table-cell>
          <table:table-cell office:value-type="float" office:value="0.0601558" calcext:value-type="float">
            <text:p>0.0601558</text:p>
          </table:table-cell>
          <table:table-cell office:value-type="float" office:value="0.0430301" calcext:value-type="float">
            <text:p>0.0430301</text:p>
          </table:table-cell>
          <table:table-cell office:value-type="float" office:value="0.0194915" calcext:value-type="float">
            <text:p>0.0194915</text:p>
          </table:table-cell>
          <table:table-cell office:value-type="float" office:value="0.0650016" calcext:value-type="float">
            <text:p>0.0650016</text:p>
          </table:table-cell>
          <table:table-cell office:value-type="float" office:value="0.0334703" calcext:value-type="float">
            <text:p>0.0334703</text:p>
          </table:table-cell>
          <table:table-cell office:value-type="float" office:value="0.0404918" calcext:value-type="float">
            <text:p>0.0404918</text:p>
          </table:table-cell>
        </table:table-row>
        <table:table-row table:style-name="ro1">
          <table:table-cell office:value-type="float" office:value="0.0614786" calcext:value-type="float">
            <text:p>0.0614786</text:p>
          </table:table-cell>
          <table:table-cell office:value-type="float" office:value="0.0182289" calcext:value-type="float">
            <text:p>0.0182289</text:p>
          </table:table-cell>
          <table:table-cell office:value-type="float" office:value="0.0640627" calcext:value-type="float">
            <text:p>0.0640627</text:p>
          </table:table-cell>
          <table:table-cell office:value-type="float" office:value="0.0354985" calcext:value-type="float">
            <text:p>0.0354985</text:p>
          </table:table-cell>
          <table:table-cell office:value-type="float" office:value="0.00778827" calcext:value-type="float">
            <text:p>0.00778827</text:p>
          </table:table-cell>
          <table:table-cell office:value-type="float" office:value="0.0700726" calcext:value-type="float">
            <text:p>0.0700726</text:p>
          </table:table-cell>
          <table:table-cell office:value-type="float" office:value="0.0324148" calcext:value-type="float">
            <text:p>0.0324148</text:p>
          </table:table-cell>
          <table:table-cell office:value-type="float" office:value="0.0454568" calcext:value-type="float">
            <text:p>0.0454568</text:p>
          </table:table-cell>
        </table:table-row>
        <table:table-row table:style-name="ro1">
          <table:table-cell office:value-type="float" office:value="0.0600395" calcext:value-type="float">
            <text:p>0.0600395</text:p>
          </table:table-cell>
          <table:table-cell office:value-type="float" office:value="0.0164528" calcext:value-type="float">
            <text:p>0.0164528</text:p>
          </table:table-cell>
          <table:table-cell office:value-type="float" office:value="0.0611328" calcext:value-type="float">
            <text:p>0.0611328</text:p>
          </table:table-cell>
          <table:table-cell office:value-type="float" office:value="0.0335574" calcext:value-type="float">
            <text:p>0.0335574</text:p>
          </table:table-cell>
          <table:table-cell office:value-type="float" office:value="0.0248758" calcext:value-type="float">
            <text:p>0.0248758</text:p>
          </table:table-cell>
          <table:table-cell office:value-type="float" office:value="0.0666902" calcext:value-type="float">
            <text:p>0.0666902</text:p>
          </table:table-cell>
          <table:table-cell office:value-type="float" office:value="0.0244179" calcext:value-type="float">
            <text:p>0.0244179</text:p>
          </table:table-cell>
          <table:table-cell office:value-type="float" office:value="0.0458985" calcext:value-type="float">
            <text:p>0.0458985</text:p>
          </table:table-cell>
        </table:table-row>
        <table:table-row table:style-name="ro1">
          <table:table-cell office:value-type="float" office:value="0.0517603" calcext:value-type="float">
            <text:p>0.0517603</text:p>
          </table:table-cell>
          <table:table-cell office:value-type="float" office:value="0.0149545" calcext:value-type="float">
            <text:p>0.0149545</text:p>
          </table:table-cell>
          <table:table-cell office:value-type="float" office:value="0.0578876" calcext:value-type="float">
            <text:p>0.0578876</text:p>
          </table:table-cell>
          <table:table-cell office:value-type="float" office:value="0.0430852" calcext:value-type="float">
            <text:p>0.0430852</text:p>
          </table:table-cell>
          <table:table-cell office:value-type="float" office:value="0.0193727" calcext:value-type="float">
            <text:p>0.0193727</text:p>
          </table:table-cell>
          <table:table-cell office:value-type="float" office:value="0.0677754" calcext:value-type="float">
            <text:p>0.0677754</text:p>
          </table:table-cell>
          <table:table-cell office:value-type="float" office:value="0.0285641" calcext:value-type="float">
            <text:p>0.0285641</text:p>
          </table:table-cell>
          <table:table-cell office:value-type="float" office:value="0.0312635" calcext:value-type="float">
            <text:p>0.0312635</text:p>
          </table:table-cell>
        </table:table-row>
        <table:table-row table:style-name="ro1">
          <table:table-cell office:value-type="float" office:value="0.0603738" calcext:value-type="float">
            <text:p>0.0603738</text:p>
          </table:table-cell>
          <table:table-cell office:value-type="float" office:value="0.0241263" calcext:value-type="float">
            <text:p>0.0241263</text:p>
          </table:table-cell>
          <table:table-cell office:value-type="float" office:value="0.0646847" calcext:value-type="float">
            <text:p>0.0646847</text:p>
          </table:table-cell>
          <table:table-cell office:value-type="float" office:value="0.0340933" calcext:value-type="float">
            <text:p>0.0340933</text:p>
          </table:table-cell>
          <table:table-cell office:value-type="float" office:value="0.019349" calcext:value-type="float">
            <text:p>0.019349</text:p>
          </table:table-cell>
          <table:table-cell office:value-type="float" office:value="0.0712333" calcext:value-type="float">
            <text:p>0.0712333</text:p>
          </table:table-cell>
          <table:table-cell office:value-type="float" office:value="0.0239227" calcext:value-type="float">
            <text:p>0.0239227</text:p>
          </table:table-cell>
          <table:table-cell office:value-type="float" office:value="0.0425351" calcext:value-type="float">
            <text:p>0.0425351</text:p>
          </table:table-cell>
        </table:table-row>
        <table:table-row table:style-name="ro1">
          <table:table-cell office:value-type="float" office:value="0.0502125" calcext:value-type="float">
            <text:p>0.0502125</text:p>
          </table:table-cell>
          <table:table-cell office:value-type="float" office:value="0.0262466" calcext:value-type="float">
            <text:p>0.0262466</text:p>
          </table:table-cell>
          <table:table-cell office:value-type="float" office:value="0.0667061" calcext:value-type="float">
            <text:p>0.0667061</text:p>
          </table:table-cell>
          <table:table-cell office:value-type="float" office:value="0.027624" calcext:value-type="float">
            <text:p>0.027624</text:p>
          </table:table-cell>
          <table:table-cell office:value-type="float" office:value="0.0170269" calcext:value-type="float">
            <text:p>0.0170269</text:p>
          </table:table-cell>
          <table:table-cell office:value-type="float" office:value="0.0720736" calcext:value-type="float">
            <text:p>0.0720736</text:p>
          </table:table-cell>
          <table:table-cell office:value-type="float" office:value="0.0265546" calcext:value-type="float">
            <text:p>0.0265546</text:p>
          </table:table-cell>
          <table:table-cell office:value-type="float" office:value="0.0375503" calcext:value-type="float">
            <text:p>0.0375503</text:p>
          </table:table-cell>
        </table:table-row>
        <table:table-row table:style-name="ro1">
          <table:table-cell office:value-type="float" office:value="0.0541488" calcext:value-type="float">
            <text:p>0.0541488</text:p>
          </table:table-cell>
          <table:table-cell office:value-type="float" office:value="0.0192222" calcext:value-type="float">
            <text:p>0.0192222</text:p>
          </table:table-cell>
          <table:table-cell office:value-type="float" office:value="0.0670818" calcext:value-type="float">
            <text:p>0.0670818</text:p>
          </table:table-cell>
          <table:table-cell office:value-type="float" office:value="0.0359181" calcext:value-type="float">
            <text:p>0.0359181</text:p>
          </table:table-cell>
          <table:table-cell office:value-type="float" office:value="0.0148781" calcext:value-type="float">
            <text:p>0.0148781</text:p>
          </table:table-cell>
          <table:table-cell office:value-type="float" office:value="0.0624882" calcext:value-type="float">
            <text:p>0.0624882</text:p>
          </table:table-cell>
          <table:table-cell office:value-type="float" office:value="0.0290935" calcext:value-type="float">
            <text:p>0.0290935</text:p>
          </table:table-cell>
          <table:table-cell office:value-type="float" office:value="0.0495397" calcext:value-type="float">
            <text:p>0.0495397</text:p>
          </table:table-cell>
        </table:table-row>
        <table:table-row table:style-name="ro1">
          <table:table-cell office:value-type="float" office:value="0.0512604" calcext:value-type="float">
            <text:p>0.0512604</text:p>
          </table:table-cell>
          <table:table-cell office:value-type="float" office:value="0.0218373" calcext:value-type="float">
            <text:p>0.0218373</text:p>
          </table:table-cell>
          <table:table-cell office:value-type="float" office:value="0.0529551" calcext:value-type="float">
            <text:p>0.0529551</text:p>
          </table:table-cell>
          <table:table-cell office:value-type="float" office:value="0.0415762" calcext:value-type="float">
            <text:p>0.0415762</text:p>
          </table:table-cell>
          <table:table-cell office:value-type="float" office:value="0.0185943" calcext:value-type="float">
            <text:p>0.0185943</text:p>
          </table:table-cell>
          <table:table-cell office:value-type="float" office:value="0.0604296" calcext:value-type="float">
            <text:p>0.0604296</text:p>
          </table:table-cell>
          <table:table-cell office:value-type="float" office:value="0.0218926" calcext:value-type="float">
            <text:p>0.0218926</text:p>
          </table:table-cell>
          <table:table-cell office:value-type="float" office:value="0.034108" calcext:value-type="float">
            <text:p>0.034108</text:p>
          </table:table-cell>
        </table:table-row>
        <table:table-row table:style-name="ro1">
          <table:table-cell office:value-type="float" office:value="0.0563553" calcext:value-type="float">
            <text:p>0.0563553</text:p>
          </table:table-cell>
          <table:table-cell office:value-type="float" office:value="0.0281816" calcext:value-type="float">
            <text:p>0.0281816</text:p>
          </table:table-cell>
          <table:table-cell office:value-type="float" office:value="0.0683939" calcext:value-type="float">
            <text:p>0.0683939</text:p>
          </table:table-cell>
          <table:table-cell office:value-type="float" office:value="0.0489859" calcext:value-type="float">
            <text:p>0.0489859</text:p>
          </table:table-cell>
          <table:table-cell office:value-type="float" office:value="0.0264755" calcext:value-type="float">
            <text:p>0.0264755</text:p>
          </table:table-cell>
          <table:table-cell office:value-type="float" office:value="0.0693252" calcext:value-type="float">
            <text:p>0.0693252</text:p>
          </table:table-cell>
          <table:table-cell office:value-type="float" office:value="0.0266632" calcext:value-type="float">
            <text:p>0.0266632</text:p>
          </table:table-cell>
          <table:table-cell office:value-type="float" office:value="0.0426125" calcext:value-type="float">
            <text:p>0.0426125</text:p>
          </table:table-cell>
        </table:table-row>
        <table:table-row table:style-name="ro1">
          <table:table-cell office:value-type="float" office:value="0.058536" calcext:value-type="float">
            <text:p>0.058536</text:p>
          </table:table-cell>
          <table:table-cell office:value-type="float" office:value="0.0285447" calcext:value-type="float">
            <text:p>0.0285447</text:p>
          </table:table-cell>
          <table:table-cell office:value-type="float" office:value="0.0668781" calcext:value-type="float">
            <text:p>0.0668781</text:p>
          </table:table-cell>
          <table:table-cell office:value-type="float" office:value="0.0279168" calcext:value-type="float">
            <text:p>0.0279168</text:p>
          </table:table-cell>
          <table:table-cell office:value-type="float" office:value="0.0338236" calcext:value-type="float">
            <text:p>0.0338236</text:p>
          </table:table-cell>
          <table:table-cell office:value-type="float" office:value="0.0711642" calcext:value-type="float">
            <text:p>0.0711642</text:p>
          </table:table-cell>
          <table:table-cell office:value-type="float" office:value="0.0372832" calcext:value-type="float">
            <text:p>0.0372832</text:p>
          </table:table-cell>
          <table:table-cell office:value-type="float" office:value="0.0492896" calcext:value-type="float">
            <text:p>0.0492896</text:p>
          </table:table-cell>
        </table:table-row>
        <table:table-row table:style-name="ro1">
          <table:table-cell office:value-type="float" office:value="0.0598161" calcext:value-type="float">
            <text:p>0.0598161</text:p>
          </table:table-cell>
          <table:table-cell office:value-type="float" office:value="0.0257052" calcext:value-type="float">
            <text:p>0.0257052</text:p>
          </table:table-cell>
          <table:table-cell office:value-type="float" office:value="0.077188" calcext:value-type="float">
            <text:p>0.077188</text:p>
          </table:table-cell>
          <table:table-cell office:value-type="float" office:value="0.0498614" calcext:value-type="float">
            <text:p>0.0498614</text:p>
          </table:table-cell>
          <table:table-cell office:value-type="float" office:value="0.0284853" calcext:value-type="float">
            <text:p>0.0284853</text:p>
          </table:table-cell>
          <table:table-cell office:value-type="float" office:value="0.0793711" calcext:value-type="float">
            <text:p>0.0793711</text:p>
          </table:table-cell>
          <table:table-cell office:value-type="float" office:value="0.0331409" calcext:value-type="float">
            <text:p>0.0331409</text:p>
          </table:table-cell>
          <table:table-cell office:value-type="float" office:value="0.0506708" calcext:value-type="float">
            <text:p>0.0506708</text:p>
          </table:table-cell>
        </table:table-row>
        <table:table-row table:style-name="ro1">
          <table:table-cell office:value-type="float" office:value="0.0616403" calcext:value-type="float">
            <text:p>0.0616403</text:p>
          </table:table-cell>
          <table:table-cell office:value-type="float" office:value="0.0433652" calcext:value-type="float">
            <text:p>0.0433652</text:p>
          </table:table-cell>
          <table:table-cell office:value-type="float" office:value="0.0750989" calcext:value-type="float">
            <text:p>0.0750989</text:p>
          </table:table-cell>
          <table:table-cell office:value-type="float" office:value="0.0444775" calcext:value-type="float">
            <text:p>0.0444775</text:p>
          </table:table-cell>
          <table:table-cell office:value-type="float" office:value="0.0280835" calcext:value-type="float">
            <text:p>0.0280835</text:p>
          </table:table-cell>
          <table:table-cell office:value-type="float" office:value="0.0871583" calcext:value-type="float">
            <text:p>0.0871583</text:p>
          </table:table-cell>
          <table:table-cell office:value-type="float" office:value="0.0335103" calcext:value-type="float">
            <text:p>0.0335103</text:p>
          </table:table-cell>
          <table:table-cell office:value-type="float" office:value="0.0510424" calcext:value-type="float">
            <text:p>0.0510424</text:p>
          </table:table-cell>
        </table:table-row>
        <table:table-row table:style-name="ro1">
          <table:table-cell office:value-type="float" office:value="0.0718746" calcext:value-type="float">
            <text:p>0.0718746</text:p>
          </table:table-cell>
          <table:table-cell office:value-type="float" office:value="0.0390792" calcext:value-type="float">
            <text:p>0.0390792</text:p>
          </table:table-cell>
          <table:table-cell office:value-type="float" office:value="0.0838483" calcext:value-type="float">
            <text:p>0.0838483</text:p>
          </table:table-cell>
          <table:table-cell office:value-type="float" office:value="0.0626336" calcext:value-type="float">
            <text:p>0.0626336</text:p>
          </table:table-cell>
          <table:table-cell office:value-type="float" office:value="0.0330161" calcext:value-type="float">
            <text:p>0.0330161</text:p>
          </table:table-cell>
          <table:table-cell office:value-type="float" office:value="0.0803864" calcext:value-type="float">
            <text:p>0.0803864</text:p>
          </table:table-cell>
          <table:table-cell office:value-type="float" office:value="0.0391679" calcext:value-type="float">
            <text:p>0.0391679</text:p>
          </table:table-cell>
          <table:table-cell office:value-type="float" office:value="0.0468259" calcext:value-type="float">
            <text:p>0.0468259</text:p>
          </table:table-cell>
        </table:table-row>
        <table:table-row table:style-name="ro1">
          <table:table-cell office:value-type="float" office:value="0.0602883" calcext:value-type="float">
            <text:p>0.0602883</text:p>
          </table:table-cell>
          <table:table-cell office:value-type="float" office:value="0.0416516" calcext:value-type="float">
            <text:p>0.0416516</text:p>
          </table:table-cell>
          <table:table-cell office:value-type="float" office:value="0.089834" calcext:value-type="float">
            <text:p>0.089834</text:p>
          </table:table-cell>
          <table:table-cell office:value-type="float" office:value="0.0583201" calcext:value-type="float">
            <text:p>0.0583201</text:p>
          </table:table-cell>
          <table:table-cell office:value-type="float" office:value="0.0385137" calcext:value-type="float">
            <text:p>0.0385137</text:p>
          </table:table-cell>
          <table:table-cell office:value-type="float" office:value="0.0906534" calcext:value-type="float">
            <text:p>0.0906534</text:p>
          </table:table-cell>
          <table:table-cell office:value-type="float" office:value="0.0492677" calcext:value-type="float">
            <text:p>0.0492677</text:p>
          </table:table-cell>
          <table:table-cell office:value-type="float" office:value="0.058356" calcext:value-type="float">
            <text:p>0.058356</text:p>
          </table:table-cell>
        </table:table-row>
        <table:table-row table:style-name="ro1">
          <table:table-cell office:value-type="float" office:value="0.0787657" calcext:value-type="float">
            <text:p>0.0787657</text:p>
          </table:table-cell>
          <table:table-cell office:value-type="float" office:value="0.0440932" calcext:value-type="float">
            <text:p>0.0440932</text:p>
          </table:table-cell>
          <table:table-cell office:value-type="float" office:value="0.0940509" calcext:value-type="float">
            <text:p>0.0940509</text:p>
          </table:table-cell>
          <table:table-cell office:value-type="float" office:value="0.0629927" calcext:value-type="float">
            <text:p>0.0629927</text:p>
          </table:table-cell>
          <table:table-cell office:value-type="float" office:value="0.0390262" calcext:value-type="float">
            <text:p>0.0390262</text:p>
          </table:table-cell>
          <table:table-cell office:value-type="float" office:value="0.100661" calcext:value-type="float">
            <text:p>0.100661</text:p>
          </table:table-cell>
          <table:table-cell office:value-type="float" office:value="0.0559519" calcext:value-type="float">
            <text:p>0.0559519</text:p>
          </table:table-cell>
          <table:table-cell office:value-type="float" office:value="0.064479" calcext:value-type="float">
            <text:p>0.064479</text:p>
          </table:table-cell>
        </table:table-row>
        <table:table-row table:style-name="ro1">
          <table:table-cell office:value-type="float" office:value="0.0700643" calcext:value-type="float">
            <text:p>0.0700643</text:p>
          </table:table-cell>
          <table:table-cell office:value-type="float" office:value="0.0458168" calcext:value-type="float">
            <text:p>0.0458168</text:p>
          </table:table-cell>
          <table:table-cell office:value-type="float" office:value="0.102555" calcext:value-type="float">
            <text:p>0.102555</text:p>
          </table:table-cell>
          <table:table-cell office:value-type="float" office:value="0.0627284" calcext:value-type="float">
            <text:p>0.0627284</text:p>
          </table:table-cell>
          <table:table-cell office:value-type="float" office:value="0.0415957" calcext:value-type="float">
            <text:p>0.0415957</text:p>
          </table:table-cell>
          <table:table-cell office:value-type="float" office:value="0.100369" calcext:value-type="float">
            <text:p>0.100369</text:p>
          </table:table-cell>
          <table:table-cell office:value-type="float" office:value="0.0482724" calcext:value-type="float">
            <text:p>0.0482724</text:p>
          </table:table-cell>
          <table:table-cell office:value-type="float" office:value="0.0621532" calcext:value-type="float">
            <text:p>0.0621532</text:p>
          </table:table-cell>
        </table:table-row>
        <table:table-row table:style-name="ro1">
          <table:table-cell office:value-type="float" office:value="0.0779846" calcext:value-type="float">
            <text:p>0.0779846</text:p>
          </table:table-cell>
          <table:table-cell office:value-type="float" office:value="0.0588832" calcext:value-type="float">
            <text:p>0.0588832</text:p>
          </table:table-cell>
          <table:table-cell office:value-type="float" office:value="0.100849" calcext:value-type="float">
            <text:p>0.100849</text:p>
          </table:table-cell>
          <table:table-cell office:value-type="float" office:value="0.0806705" calcext:value-type="float">
            <text:p>0.0806705</text:p>
          </table:table-cell>
          <table:table-cell office:value-type="float" office:value="0.0410538" calcext:value-type="float">
            <text:p>0.0410538</text:p>
          </table:table-cell>
          <table:table-cell office:value-type="float" office:value="0.102134" calcext:value-type="float">
            <text:p>0.102134</text:p>
          </table:table-cell>
          <table:table-cell office:value-type="float" office:value="0.0550311" calcext:value-type="float">
            <text:p>0.0550311</text:p>
          </table:table-cell>
          <table:table-cell office:value-type="float" office:value="0.0609916" calcext:value-type="float">
            <text:p>0.0609916</text:p>
          </table:table-cell>
        </table:table-row>
        <table:table-row table:style-name="ro1">
          <table:table-cell office:value-type="float" office:value="0.072862" calcext:value-type="float">
            <text:p>0.072862</text:p>
          </table:table-cell>
          <table:table-cell office:value-type="float" office:value="0.0532802" calcext:value-type="float">
            <text:p>0.0532802</text:p>
          </table:table-cell>
          <table:table-cell office:value-type="float" office:value="0.100279" calcext:value-type="float">
            <text:p>0.100279</text:p>
          </table:table-cell>
          <table:table-cell office:value-type="float" office:value="0.0748678" calcext:value-type="float">
            <text:p>0.0748678</text:p>
          </table:table-cell>
          <table:table-cell office:value-type="float" office:value="0.0515806" calcext:value-type="float">
            <text:p>0.0515806</text:p>
          </table:table-cell>
          <table:table-cell office:value-type="float" office:value="0.111686" calcext:value-type="float">
            <text:p>0.111686</text:p>
          </table:table-cell>
          <table:table-cell office:value-type="float" office:value="0.064239" calcext:value-type="float">
            <text:p>0.064239</text:p>
          </table:table-cell>
          <table:table-cell office:value-type="float" office:value="0.0714467" calcext:value-type="float">
            <text:p>0.0714467</text:p>
          </table:table-cell>
        </table:table-row>
        <table:table-row table:style-name="ro1">
          <table:table-cell office:value-type="float" office:value="0.0714542" calcext:value-type="float">
            <text:p>0.0714542</text:p>
          </table:table-cell>
          <table:table-cell office:value-type="float" office:value="0.0545707" calcext:value-type="float">
            <text:p>0.0545707</text:p>
          </table:table-cell>
          <table:table-cell office:value-type="float" office:value="0.0987037" calcext:value-type="float">
            <text:p>0.0987037</text:p>
          </table:table-cell>
          <table:table-cell office:value-type="float" office:value="0.0784238" calcext:value-type="float">
            <text:p>0.0784238</text:p>
          </table:table-cell>
          <table:table-cell office:value-type="float" office:value="0.0543116" calcext:value-type="float">
            <text:p>0.0543116</text:p>
          </table:table-cell>
          <table:table-cell office:value-type="float" office:value="0.113163" calcext:value-type="float">
            <text:p>0.113163</text:p>
          </table:table-cell>
          <table:table-cell office:value-type="float" office:value="0.0582226" calcext:value-type="float">
            <text:p>0.0582226</text:p>
          </table:table-cell>
          <table:table-cell office:value-type="float" office:value="0.081772" calcext:value-type="float">
            <text:p>0.081772</text:p>
          </table:table-cell>
        </table:table-row>
        <table:table-row table:style-name="ro1">
          <table:table-cell office:value-type="float" office:value="0.0783131" calcext:value-type="float">
            <text:p>0.0783131</text:p>
          </table:table-cell>
          <table:table-cell office:value-type="float" office:value="0.0580499" calcext:value-type="float">
            <text:p>0.0580499</text:p>
          </table:table-cell>
          <table:table-cell office:value-type="float" office:value="0.117924" calcext:value-type="float">
            <text:p>0.117924</text:p>
          </table:table-cell>
          <table:table-cell office:value-type="float" office:value="0.0793184" calcext:value-type="float">
            <text:p>0.0793184</text:p>
          </table:table-cell>
          <table:table-cell office:value-type="float" office:value="0.0469071" calcext:value-type="float">
            <text:p>0.0469071</text:p>
          </table:table-cell>
          <table:table-cell office:value-type="float" office:value="0.0961754" calcext:value-type="float">
            <text:p>0.0961754</text:p>
          </table:table-cell>
          <table:table-cell office:value-type="float" office:value="0.0596884" calcext:value-type="float">
            <text:p>0.0596884</text:p>
          </table:table-cell>
          <table:table-cell office:value-type="float" office:value="0.0834616" calcext:value-type="float">
            <text:p>0.0834616</text:p>
          </table:table-cell>
        </table:table-row>
        <table:table-row table:style-name="ro1">
          <table:table-cell office:value-type="float" office:value="0.0681383" calcext:value-type="float">
            <text:p>0.0681383</text:p>
          </table:table-cell>
          <table:table-cell office:value-type="float" office:value="0.0629117" calcext:value-type="float">
            <text:p>0.0629117</text:p>
          </table:table-cell>
          <table:table-cell office:value-type="float" office:value="0.107883" calcext:value-type="float">
            <text:p>0.107883</text:p>
          </table:table-cell>
          <table:table-cell office:value-type="float" office:value="0.0820802" calcext:value-type="float">
            <text:p>0.0820802</text:p>
          </table:table-cell>
          <table:table-cell office:value-type="float" office:value="0.0425327" calcext:value-type="float">
            <text:p>0.0425327</text:p>
          </table:table-cell>
          <table:table-cell office:value-type="float" office:value="0.098232" calcext:value-type="float">
            <text:p>0.098232</text:p>
          </table:table-cell>
          <table:table-cell office:value-type="float" office:value="0.0675885" calcext:value-type="float">
            <text:p>0.0675885</text:p>
          </table:table-cell>
          <table:table-cell office:value-type="float" office:value="0.0780421" calcext:value-type="float">
            <text:p>0.0780421</text:p>
          </table:table-cell>
        </table:table-row>
        <table:table-row table:style-name="ro1">
          <table:table-cell office:value-type="float" office:value="0.0707862" calcext:value-type="float">
            <text:p>0.0707862</text:p>
          </table:table-cell>
          <table:table-cell office:value-type="float" office:value="0.0586562" calcext:value-type="float">
            <text:p>0.0586562</text:p>
          </table:table-cell>
          <table:table-cell office:value-type="float" office:value="0.104093" calcext:value-type="float">
            <text:p>0.104093</text:p>
          </table:table-cell>
          <table:table-cell office:value-type="float" office:value="0.0745716" calcext:value-type="float">
            <text:p>0.0745716</text:p>
          </table:table-cell>
          <table:table-cell office:value-type="float" office:value="0.0467068" calcext:value-type="float">
            <text:p>0.0467068</text:p>
          </table:table-cell>
          <table:table-cell office:value-type="float" office:value="0.11077" calcext:value-type="float">
            <text:p>0.11077</text:p>
          </table:table-cell>
          <table:table-cell office:value-type="float" office:value="0.0684131" calcext:value-type="float">
            <text:p>0.0684131</text:p>
          </table:table-cell>
          <table:table-cell office:value-type="float" office:value="0.0750602" calcext:value-type="float">
            <text:p>0.0750602</text:p>
          </table:table-cell>
        </table:table-row>
        <table:table-row table:style-name="ro1">
          <table:table-cell office:value-type="float" office:value="0.0844409" calcext:value-type="float">
            <text:p>0.0844409</text:p>
          </table:table-cell>
          <table:table-cell office:value-type="float" office:value="0.0692235" calcext:value-type="float">
            <text:p>0.0692235</text:p>
          </table:table-cell>
          <table:table-cell office:value-type="float" office:value="0.109284" calcext:value-type="float">
            <text:p>0.109284</text:p>
          </table:table-cell>
          <table:table-cell office:value-type="float" office:value="0.0779356" calcext:value-type="float">
            <text:p>0.0779356</text:p>
          </table:table-cell>
          <table:table-cell office:value-type="float" office:value="0.0520427" calcext:value-type="float">
            <text:p>0.0520427</text:p>
          </table:table-cell>
          <table:table-cell office:value-type="float" office:value="0.106333" calcext:value-type="float">
            <text:p>0.106333</text:p>
          </table:table-cell>
          <table:table-cell office:value-type="float" office:value="0.0749404" calcext:value-type="float">
            <text:p>0.0749404</text:p>
          </table:table-cell>
          <table:table-cell office:value-type="float" office:value="0.0804359" calcext:value-type="float">
            <text:p>0.0804359</text:p>
          </table:table-cell>
        </table:table-row>
        <table:table-row table:style-name="ro1">
          <table:table-cell office:value-type="float" office:value="0.0750321" calcext:value-type="float">
            <text:p>0.0750321</text:p>
          </table:table-cell>
          <table:table-cell office:value-type="float" office:value="0.0818453" calcext:value-type="float">
            <text:p>0.0818453</text:p>
          </table:table-cell>
          <table:table-cell office:value-type="float" office:value="0.0966964" calcext:value-type="float">
            <text:p>0.0966964</text:p>
          </table:table-cell>
          <table:table-cell office:value-type="float" office:value="0.0910414" calcext:value-type="float">
            <text:p>0.0910414</text:p>
          </table:table-cell>
          <table:table-cell office:value-type="float" office:value="0.0496269" calcext:value-type="float">
            <text:p>0.0496269</text:p>
          </table:table-cell>
          <table:table-cell office:value-type="float" office:value="0.104994" calcext:value-type="float">
            <text:p>0.104994</text:p>
          </table:table-cell>
          <table:table-cell office:value-type="float" office:value="0.0640167" calcext:value-type="float">
            <text:p>0.0640167</text:p>
          </table:table-cell>
          <table:table-cell office:value-type="float" office:value="0.0823343" calcext:value-type="float">
            <text:p>0.0823343</text:p>
          </table:table-cell>
        </table:table-row>
        <table:table-row table:style-name="ro1">
          <table:table-cell office:value-type="float" office:value="0.0785115" calcext:value-type="float">
            <text:p>0.0785115</text:p>
          </table:table-cell>
          <table:table-cell office:value-type="float" office:value="0.0626356" calcext:value-type="float">
            <text:p>0.0626356</text:p>
          </table:table-cell>
          <table:table-cell office:value-type="float" office:value="0.105626" calcext:value-type="float">
            <text:p>0.105626</text:p>
          </table:table-cell>
          <table:table-cell office:value-type="float" office:value="0.0886425" calcext:value-type="float">
            <text:p>0.0886425</text:p>
          </table:table-cell>
          <table:table-cell office:value-type="float" office:value="0.0566149" calcext:value-type="float">
            <text:p>0.0566149</text:p>
          </table:table-cell>
          <table:table-cell office:value-type="float" office:value="0.108352" calcext:value-type="float">
            <text:p>0.108352</text:p>
          </table:table-cell>
          <table:table-cell office:value-type="float" office:value="0.0667481" calcext:value-type="float">
            <text:p>0.0667481</text:p>
          </table:table-cell>
          <table:table-cell office:value-type="float" office:value="0.069002" calcext:value-type="float">
            <text:p>0.069002</text:p>
          </table:table-cell>
        </table:table-row>
        <table:table-row table:style-name="ro1">
          <table:table-cell office:value-type="float" office:value="0.0820419" calcext:value-type="float">
            <text:p>0.0820419</text:p>
          </table:table-cell>
          <table:table-cell office:value-type="float" office:value="0.0626702" calcext:value-type="float">
            <text:p>0.0626702</text:p>
          </table:table-cell>
          <table:table-cell office:value-type="float" office:value="0.0957921" calcext:value-type="float">
            <text:p>0.0957921</text:p>
          </table:table-cell>
          <table:table-cell office:value-type="float" office:value="0.0730243" calcext:value-type="float">
            <text:p>0.0730243</text:p>
          </table:table-cell>
          <table:table-cell office:value-type="float" office:value="0.0556832" calcext:value-type="float">
            <text:p>0.0556832</text:p>
          </table:table-cell>
          <table:table-cell office:value-type="float" office:value="0.120375" calcext:value-type="float">
            <text:p>0.120375</text:p>
          </table:table-cell>
          <table:table-cell office:value-type="float" office:value="0.0582554" calcext:value-type="float">
            <text:p>0.0582554</text:p>
          </table:table-cell>
          <table:table-cell office:value-type="float" office:value="0.0762525" calcext:value-type="float">
            <text:p>0.0762525</text:p>
          </table:table-cell>
        </table:table-row>
        <table:table-row table:style-name="ro1">
          <table:table-cell office:value-type="float" office:value="0.0778669" calcext:value-type="float">
            <text:p>0.0778669</text:p>
          </table:table-cell>
          <table:table-cell office:value-type="float" office:value="0.0601569" calcext:value-type="float">
            <text:p>0.0601569</text:p>
          </table:table-cell>
          <table:table-cell office:value-type="float" office:value="0.115386" calcext:value-type="float">
            <text:p>0.115386</text:p>
          </table:table-cell>
          <table:table-cell office:value-type="float" office:value="0.0759097" calcext:value-type="float">
            <text:p>0.0759097</text:p>
          </table:table-cell>
          <table:table-cell office:value-type="float" office:value="0.0478507" calcext:value-type="float">
            <text:p>0.0478507</text:p>
          </table:table-cell>
          <table:table-cell office:value-type="float" office:value="0.111092" calcext:value-type="float">
            <text:p>0.111092</text:p>
          </table:table-cell>
          <table:table-cell office:value-type="float" office:value="0.0583216" calcext:value-type="float">
            <text:p>0.0583216</text:p>
          </table:table-cell>
          <table:table-cell office:value-type="float" office:value="0.075053" calcext:value-type="float">
            <text:p>0.075053</text:p>
          </table:table-cell>
        </table:table-row>
        <table:table-row table:style-name="ro1">
          <table:table-cell office:value-type="float" office:value="0.0654279" calcext:value-type="float">
            <text:p>0.0654279</text:p>
          </table:table-cell>
          <table:table-cell office:value-type="float" office:value="0.0647969" calcext:value-type="float">
            <text:p>0.0647969</text:p>
          </table:table-cell>
          <table:table-cell office:value-type="float" office:value="0.103753" calcext:value-type="float">
            <text:p>0.103753</text:p>
          </table:table-cell>
          <table:table-cell office:value-type="float" office:value="0.0836582" calcext:value-type="float">
            <text:p>0.0836582</text:p>
          </table:table-cell>
          <table:table-cell office:value-type="float" office:value="0.0463486" calcext:value-type="float">
            <text:p>0.0463486</text:p>
          </table:table-cell>
          <table:table-cell office:value-type="float" office:value="0.104902" calcext:value-type="float">
            <text:p>0.104902</text:p>
          </table:table-cell>
          <table:table-cell office:value-type="float" office:value="0.059747" calcext:value-type="float">
            <text:p>0.059747</text:p>
          </table:table-cell>
          <table:table-cell office:value-type="float" office:value="0.0803297" calcext:value-type="float">
            <text:p>0.0803297</text:p>
          </table:table-cell>
        </table:table-row>
        <table:table-row table:style-name="ro1">
          <table:table-cell office:value-type="float" office:value="0.0840699" calcext:value-type="float">
            <text:p>0.0840699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111437" calcext:value-type="float">
            <text:p>0.111437</text:p>
          </table:table-cell>
          <table:table-cell office:value-type="float" office:value="0.0830922" calcext:value-type="float">
            <text:p>0.0830922</text:p>
          </table:table-cell>
          <table:table-cell office:value-type="float" office:value="0.0518395" calcext:value-type="float">
            <text:p>0.0518395</text:p>
          </table:table-cell>
          <table:table-cell office:value-type="float" office:value="0.118566" calcext:value-type="float">
            <text:p>0.118566</text:p>
          </table:table-cell>
          <table:table-cell office:value-type="float" office:value="0.0671617" calcext:value-type="float">
            <text:p>0.0671617</text:p>
          </table:table-cell>
          <table:table-cell office:value-type="float" office:value="0.0681876" calcext:value-type="float">
            <text:p>0.0681876</text:p>
          </table:table-cell>
        </table:table-row>
        <table:table-row table:style-name="ro1">
          <table:table-cell office:value-type="float" office:value="0.0705579" calcext:value-type="float">
            <text:p>0.0705579</text:p>
          </table:table-cell>
          <table:table-cell office:value-type="float" office:value="0.0654309" calcext:value-type="float">
            <text:p>0.0654309</text:p>
          </table:table-cell>
          <table:table-cell office:value-type="float" office:value="0.099712" calcext:value-type="float">
            <text:p>0.099712</text:p>
          </table:table-cell>
          <table:table-cell office:value-type="float" office:value="0.0883707" calcext:value-type="float">
            <text:p>0.0883707</text:p>
          </table:table-cell>
          <table:table-cell office:value-type="float" office:value="0.0644632" calcext:value-type="float">
            <text:p>0.0644632</text:p>
          </table:table-cell>
          <table:table-cell office:value-type="float" office:value="0.114663" calcext:value-type="float">
            <text:p>0.114663</text:p>
          </table:table-cell>
          <table:table-cell office:value-type="float" office:value="0.0483377" calcext:value-type="float">
            <text:p>0.0483377</text:p>
          </table:table-cell>
          <table:table-cell office:value-type="float" office:value="0.0677168" calcext:value-type="float">
            <text:p>0.0677168</text:p>
          </table:table-cell>
        </table:table-row>
        <table:table-row table:style-name="ro1">
          <table:table-cell office:value-type="float" office:value="0.071006" calcext:value-type="float">
            <text:p>0.071006</text:p>
          </table:table-cell>
          <table:table-cell office:value-type="float" office:value="0.0745186" calcext:value-type="float">
            <text:p>0.0745186</text:p>
          </table:table-cell>
          <table:table-cell office:value-type="float" office:value="0.105765" calcext:value-type="float">
            <text:p>0.105765</text:p>
          </table:table-cell>
          <table:table-cell office:value-type="float" office:value="0.0773232" calcext:value-type="float">
            <text:p>0.0773232</text:p>
          </table:table-cell>
          <table:table-cell office:value-type="float" office:value="0.0481434" calcext:value-type="float">
            <text:p>0.0481434</text:p>
          </table:table-cell>
          <table:table-cell office:value-type="float" office:value="0.10631" calcext:value-type="float">
            <text:p>0.10631</text:p>
          </table:table-cell>
          <table:table-cell office:value-type="float" office:value="0.0524052" calcext:value-type="float">
            <text:p>0.0524052</text:p>
          </table:table-cell>
          <table:table-cell office:value-type="float" office:value="0.0568772" calcext:value-type="float">
            <text:p>0.0568772</text:p>
          </table:table-cell>
        </table:table-row>
        <table:table-row table:style-name="ro1">
          <table:table-cell office:value-type="float" office:value="0.0722575" calcext:value-type="float">
            <text:p>0.0722575</text:p>
          </table:table-cell>
          <table:table-cell office:value-type="float" office:value="0.0842963" calcext:value-type="float">
            <text:p>0.0842963</text:p>
          </table:table-cell>
          <table:table-cell office:value-type="float" office:value="0.0961009" calcext:value-type="float">
            <text:p>0.0961009</text:p>
          </table:table-cell>
          <table:table-cell office:value-type="float" office:value="0.065339" calcext:value-type="float">
            <text:p>0.065339</text:p>
          </table:table-cell>
          <table:table-cell office:value-type="float" office:value="0.0368594" calcext:value-type="float">
            <text:p>0.0368594</text:p>
          </table:table-cell>
          <table:table-cell office:value-type="float" office:value="0.0947633" calcext:value-type="float">
            <text:p>0.0947633</text:p>
          </table:table-cell>
          <table:table-cell office:value-type="float" office:value="0.0713774" calcext:value-type="float">
            <text:p>0.0713774</text:p>
          </table:table-cell>
          <table:table-cell office:value-type="float" office:value="0.0687059" calcext:value-type="float">
            <text:p>0.0687059</text:p>
          </table:table-cell>
        </table:table-row>
        <table:table-row table:style-name="ro1">
          <table:table-cell office:value-type="float" office:value="0.0563908" calcext:value-type="float">
            <text:p>0.0563908</text:p>
          </table:table-cell>
          <table:table-cell office:value-type="float" office:value="0.0628501" calcext:value-type="float">
            <text:p>0.0628501</text:p>
          </table:table-cell>
          <table:table-cell office:value-type="float" office:value="0.0906553" calcext:value-type="float">
            <text:p>0.0906553</text:p>
          </table:table-cell>
          <table:table-cell office:value-type="float" office:value="0.0818518" calcext:value-type="float">
            <text:p>0.0818518</text:p>
          </table:table-cell>
          <table:table-cell office:value-type="float" office:value="0.0517265" calcext:value-type="float">
            <text:p>0.0517265</text:p>
          </table:table-cell>
          <table:table-cell office:value-type="float" office:value="0.0963992" calcext:value-type="float">
            <text:p>0.0963992</text:p>
          </table:table-cell>
          <table:table-cell office:value-type="float" office:value="0.0661248" calcext:value-type="float">
            <text:p>0.0661248</text:p>
          </table:table-cell>
          <table:table-cell office:value-type="float" office:value="0.0553557" calcext:value-type="float">
            <text:p>0.0553557</text:p>
          </table:table-cell>
        </table:table-row>
        <table:table-row table:style-name="ro1">
          <table:table-cell office:value-type="float" office:value="0.077861" calcext:value-type="float">
            <text:p>0.077861</text:p>
          </table:table-cell>
          <table:table-cell office:value-type="float" office:value="0.0643538" calcext:value-type="float">
            <text:p>0.0643538</text:p>
          </table:table-cell>
          <table:table-cell office:value-type="float" office:value="0.0832372" calcext:value-type="float">
            <text:p>0.0832372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517776" calcext:value-type="float">
            <text:p>0.0517776</text:p>
          </table:table-cell>
          <table:table-cell office:value-type="float" office:value="0.0946714" calcext:value-type="float">
            <text:p>0.0946714</text:p>
          </table:table-cell>
          <table:table-cell office:value-type="float" office:value="0.0579758" calcext:value-type="float">
            <text:p>0.0579758</text:p>
          </table:table-cell>
          <table:table-cell office:value-type="float" office:value="0.0676818" calcext:value-type="float">
            <text:p>0.0676818</text:p>
          </table:table-cell>
        </table:table-row>
        <table:table-row table:style-name="ro1">
          <table:table-cell office:value-type="float" office:value="0.0639021" calcext:value-type="float">
            <text:p>0.0639021</text:p>
          </table:table-cell>
          <table:table-cell office:value-type="float" office:value="0.0670179" calcext:value-type="float">
            <text:p>0.0670179</text:p>
          </table:table-cell>
          <table:table-cell office:value-type="float" office:value="0.0879941" calcext:value-type="float">
            <text:p>0.0879941</text:p>
          </table:table-cell>
          <table:table-cell office:value-type="float" office:value="0.0807598" calcext:value-type="float">
            <text:p>0.0807598</text:p>
          </table:table-cell>
          <table:table-cell office:value-type="float" office:value="0.0428771" calcext:value-type="float">
            <text:p>0.0428771</text:p>
          </table:table-cell>
          <table:table-cell office:value-type="float" office:value="0.0913081" calcext:value-type="float">
            <text:p>0.0913081</text:p>
          </table:table-cell>
          <table:table-cell office:value-type="float" office:value="0.0664782" calcext:value-type="float">
            <text:p>0.0664782</text:p>
          </table:table-cell>
          <table:table-cell office:value-type="float" office:value="0.0718091" calcext:value-type="float">
            <text:p>0.0718091</text:p>
          </table:table-cell>
        </table:table-row>
        <table:table-row table:style-name="ro1">
          <table:table-cell office:value-type="float" office:value="0.0702459" calcext:value-type="float">
            <text:p>0.0702459</text:p>
          </table:table-cell>
          <table:table-cell office:value-type="float" office:value="0.0755223" calcext:value-type="float">
            <text:p>0.0755223</text:p>
          </table:table-cell>
          <table:table-cell office:value-type="float" office:value="0.0762669" calcext:value-type="float">
            <text:p>0.0762669</text:p>
          </table:table-cell>
          <table:table-cell office:value-type="float" office:value="0.0754744" calcext:value-type="float">
            <text:p>0.0754744</text:p>
          </table:table-cell>
          <table:table-cell office:value-type="float" office:value="0.0372396" calcext:value-type="float">
            <text:p>0.0372396</text:p>
          </table:table-cell>
          <table:table-cell office:value-type="float" office:value="0.0778613" calcext:value-type="float">
            <text:p>0.0778613</text:p>
          </table:table-cell>
          <table:table-cell office:value-type="float" office:value="0.0363878" calcext:value-type="float">
            <text:p>0.0363878</text:p>
          </table:table-cell>
          <table:table-cell office:value-type="float" office:value="0.0557989" calcext:value-type="float">
            <text:p>0.0557989</text:p>
          </table:table-cell>
        </table:table-row>
        <table:table-row table:style-name="ro1">
          <table:table-cell office:value-type="float" office:value="0.0942827" calcext:value-type="float">
            <text:p>0.0942827</text:p>
          </table:table-cell>
          <table:table-cell office:value-type="float" office:value="0.0581319" calcext:value-type="float">
            <text:p>0.0581319</text:p>
          </table:table-cell>
          <table:table-cell office:value-type="float" office:value="0.100448" calcext:value-type="float">
            <text:p>0.100448</text:p>
          </table:table-cell>
          <table:table-cell office:value-type="float" office:value="0.0746199" calcext:value-type="float">
            <text:p>0.0746199</text:p>
          </table:table-cell>
          <table:table-cell office:value-type="float" office:value="0.0321487" calcext:value-type="float">
            <text:p>0.0321487</text:p>
          </table:table-cell>
          <table:table-cell office:value-type="float" office:value="0.107888" calcext:value-type="float">
            <text:p>0.107888</text:p>
          </table:table-cell>
          <table:table-cell office:value-type="float" office:value="0.0446819" calcext:value-type="float">
            <text:p>0.0446819</text:p>
          </table:table-cell>
          <table:table-cell office:value-type="float" office:value="0.0714707" calcext:value-type="float">
            <text:p>0.0714707</text:p>
          </table:table-cell>
        </table:table-row>
        <table:table-row table:style-name="ro1">
          <table:table-cell office:value-type="float" office:value="0.0810962" calcext:value-type="float">
            <text:p>0.0810962</text:p>
          </table:table-cell>
          <table:table-cell office:value-type="float" office:value="0.0478248" calcext:value-type="float">
            <text:p>0.0478248</text:p>
          </table:table-cell>
          <table:table-cell office:value-type="float" office:value="0.0979474" calcext:value-type="float">
            <text:p>0.0979474</text:p>
          </table:table-cell>
          <table:table-cell office:value-type="float" office:value="0.0613565" calcext:value-type="float">
            <text:p>0.0613565</text:p>
          </table:table-cell>
          <table:table-cell office:value-type="float" office:value="0.0512025" calcext:value-type="float">
            <text:p>0.0512025</text:p>
          </table:table-cell>
          <table:table-cell office:value-type="float" office:value="0.0916665" calcext:value-type="float">
            <text:p>0.0916665</text:p>
          </table:table-cell>
          <table:table-cell office:value-type="float" office:value="0.0506839" calcext:value-type="float">
            <text:p>0.0506839</text:p>
          </table:table-cell>
          <table:table-cell office:value-type="float" office:value="0.0626629" calcext:value-type="float">
            <text:p>0.0626629</text:p>
          </table:table-cell>
        </table:table-row>
        <table:table-row table:style-name="ro1">
          <table:table-cell office:value-type="float" office:value="0.0834587" calcext:value-type="float">
            <text:p>0.0834587</text:p>
          </table:table-cell>
          <table:table-cell office:value-type="float" office:value="0.0520433" calcext:value-type="float">
            <text:p>0.0520433</text:p>
          </table:table-cell>
          <table:table-cell office:value-type="float" office:value="0.093728" calcext:value-type="float">
            <text:p>0.093728</text:p>
          </table:table-cell>
          <table:table-cell office:value-type="float" office:value="0.0965448" calcext:value-type="float">
            <text:p>0.0965448</text:p>
          </table:table-cell>
          <table:table-cell office:value-type="float" office:value="0.038624" calcext:value-type="float">
            <text:p>0.038624</text:p>
          </table:table-cell>
          <table:table-cell office:value-type="float" office:value="0.102799" calcext:value-type="float">
            <text:p>0.102799</text:p>
          </table:table-cell>
          <table:table-cell office:value-type="float" office:value="0.0297987" calcext:value-type="float">
            <text:p>0.0297987</text:p>
          </table:table-cell>
          <table:table-cell office:value-type="float" office:value="0.0757565" calcext:value-type="float">
            <text:p>0.0757565</text:p>
          </table:table-cell>
        </table:table-row>
        <table:table-row table:style-name="ro1">
          <table:table-cell office:value-type="float" office:value="0.0691456" calcext:value-type="float">
            <text:p>0.0691456</text:p>
          </table:table-cell>
          <table:table-cell office:value-type="float" office:value="0.0634874" calcext:value-type="float">
            <text:p>0.0634874</text:p>
          </table:table-cell>
          <table:table-cell office:value-type="float" office:value="0.114283" calcext:value-type="float">
            <text:p>0.114283</text:p>
          </table:table-cell>
          <table:table-cell office:value-type="float" office:value="0.0748285" calcext:value-type="float">
            <text:p>0.0748285</text:p>
          </table:table-cell>
          <table:table-cell office:value-type="float" office:value="0.061018" calcext:value-type="float">
            <text:p>0.061018</text:p>
          </table:table-cell>
          <table:table-cell office:value-type="float" office:value="0.0978028" calcext:value-type="float">
            <text:p>0.0978028</text:p>
          </table:table-cell>
          <table:table-cell office:value-type="float" office:value="0.0540362" calcext:value-type="float">
            <text:p>0.0540362</text:p>
          </table:table-cell>
          <table:table-cell office:value-type="float" office:value="0.080969" calcext:value-type="float">
            <text:p>0.080969</text:p>
          </table:table-cell>
        </table:table-row>
        <table:table-row table:style-name="ro1">
          <table:table-cell office:value-type="float" office:value="0.072948" calcext:value-type="float">
            <text:p>0.072948</text:p>
          </table:table-cell>
          <table:table-cell office:value-type="float" office:value="0.0648969" calcext:value-type="float">
            <text:p>0.0648969</text:p>
          </table:table-cell>
          <table:table-cell office:value-type="float" office:value="0.0917929" calcext:value-type="float">
            <text:p>0.0917929</text:p>
          </table:table-cell>
          <table:table-cell office:value-type="float" office:value="0.0653853" calcext:value-type="float">
            <text:p>0.0653853</text:p>
          </table:table-cell>
          <table:table-cell office:value-type="float" office:value="0.049582" calcext:value-type="float">
            <text:p>0.049582</text:p>
          </table:table-cell>
          <table:table-cell office:value-type="float" office:value="0.100916" calcext:value-type="float">
            <text:p>0.100916</text:p>
          </table:table-cell>
          <table:table-cell office:value-type="float" office:value="0.0656085" calcext:value-type="float">
            <text:p>0.0656085</text:p>
          </table:table-cell>
          <table:table-cell office:value-type="float" office:value="0.0823682" calcext:value-type="float">
            <text:p>0.0823682</text:p>
          </table:table-cell>
        </table:table-row>
        <table:table-row table:style-name="ro1">
          <table:table-cell office:value-type="float" office:value="0.0734219" calcext:value-type="float">
            <text:p>0.0734219</text:p>
          </table:table-cell>
          <table:table-cell office:value-type="float" office:value="0.0760482" calcext:value-type="float">
            <text:p>0.0760482</text:p>
          </table:table-cell>
          <table:table-cell office:value-type="float" office:value="0.103362" calcext:value-type="float">
            <text:p>0.103362</text:p>
          </table:table-cell>
          <table:table-cell office:value-type="float" office:value="0.0929599" calcext:value-type="float">
            <text:p>0.0929599</text:p>
          </table:table-cell>
          <table:table-cell office:value-type="float" office:value="0.0592539" calcext:value-type="float">
            <text:p>0.0592539</text:p>
          </table:table-cell>
          <table:table-cell office:value-type="float" office:value="0.104131" calcext:value-type="float">
            <text:p>0.104131</text:p>
          </table:table-cell>
          <table:table-cell office:value-type="float" office:value="0.048325" calcext:value-type="float">
            <text:p>0.048325</text:p>
          </table:table-cell>
          <table:table-cell office:value-type="float" office:value="0.0719129" calcext:value-type="float">
            <text:p>0.0719129</text:p>
          </table:table-cell>
        </table:table-row>
        <table:table-row table:style-name="ro1">
          <table:table-cell office:value-type="float" office:value="0.0534098" calcext:value-type="float">
            <text:p>0.0534098</text:p>
          </table:table-cell>
          <table:table-cell office:value-type="float" office:value="0.0568286" calcext:value-type="float">
            <text:p>0.0568286</text:p>
          </table:table-cell>
          <table:table-cell office:value-type="float" office:value="0.0869046" calcext:value-type="float">
            <text:p>0.0869046</text:p>
          </table:table-cell>
          <table:table-cell office:value-type="float" office:value="0.0840341" calcext:value-type="float">
            <text:p>0.0840341</text:p>
          </table:table-cell>
          <table:table-cell office:value-type="float" office:value="0.0464417" calcext:value-type="float">
            <text:p>0.0464417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0535815" calcext:value-type="float">
            <text:p>0.0535815</text:p>
          </table:table-cell>
          <table:table-cell office:value-type="float" office:value="0.0680284" calcext:value-type="float">
            <text:p>0.0680284</text:p>
          </table:table-cell>
        </table:table-row>
        <table:table-row table:style-name="ro1">
          <table:table-cell office:value-type="float" office:value="0.0648918" calcext:value-type="float">
            <text:p>0.0648918</text:p>
          </table:table-cell>
          <table:table-cell office:value-type="float" office:value="0.0558682" calcext:value-type="float">
            <text:p>0.0558682</text:p>
          </table:table-cell>
          <table:table-cell office:value-type="float" office:value="0.112575" calcext:value-type="float">
            <text:p>0.112575</text:p>
          </table:table-cell>
          <table:table-cell office:value-type="float" office:value="0.0757434" calcext:value-type="float">
            <text:p>0.0757434</text:p>
          </table:table-cell>
          <table:table-cell office:value-type="float" office:value="0.0496364" calcext:value-type="float">
            <text:p>0.0496364</text:p>
          </table:table-cell>
          <table:table-cell office:value-type="float" office:value="0.115576" calcext:value-type="float">
            <text:p>0.115576</text:p>
          </table:table-cell>
          <table:table-cell office:value-type="float" office:value="0.0755033" calcext:value-type="float">
            <text:p>0.0755033</text:p>
          </table:table-cell>
          <table:table-cell office:value-type="float" office:value="0.0755162" calcext:value-type="float">
            <text:p>0.0755162</text:p>
          </table:table-cell>
        </table:table-row>
        <table:table-row table:style-name="ro1">
          <table:table-cell office:value-type="float" office:value="0.0836001" calcext:value-type="float">
            <text:p>0.0836001</text:p>
          </table:table-cell>
          <table:table-cell office:value-type="float" office:value="0.0714571" calcext:value-type="float">
            <text:p>0.0714571</text:p>
          </table:table-cell>
          <table:table-cell office:value-type="float" office:value="0.0938668" calcext:value-type="float">
            <text:p>0.0938668</text:p>
          </table:table-cell>
          <table:table-cell office:value-type="float" office:value="0.0569368" calcext:value-type="float">
            <text:p>0.0569368</text:p>
          </table:table-cell>
          <table:table-cell office:value-type="float" office:value="0.0413179" calcext:value-type="float">
            <text:p>0.0413179</text:p>
          </table:table-cell>
          <table:table-cell office:value-type="float" office:value="0.0907125" calcext:value-type="float">
            <text:p>0.0907125</text:p>
          </table:table-cell>
          <table:table-cell office:value-type="float" office:value="0.0499162" calcext:value-type="float">
            <text:p>0.0499162</text:p>
          </table:table-cell>
          <table:table-cell office:value-type="float" office:value="0.0469644" calcext:value-type="float">
            <text:p>0.0469644</text:p>
          </table:table-cell>
        </table:table-row>
        <table:table-row table:style-name="ro1">
          <table:table-cell office:value-type="float" office:value="0.0760695" calcext:value-type="float">
            <text:p>0.0760695</text:p>
          </table:table-cell>
          <table:table-cell office:value-type="float" office:value="0.0659784" calcext:value-type="float">
            <text:p>0.0659784</text:p>
          </table:table-cell>
          <table:table-cell office:value-type="float" office:value="0.0930027" calcext:value-type="float">
            <text:p>0.0930027</text:p>
          </table:table-cell>
          <table:table-cell office:value-type="float" office:value="0.0617707" calcext:value-type="float">
            <text:p>0.0617707</text:p>
          </table:table-cell>
          <table:table-cell office:value-type="float" office:value="0.0633902" calcext:value-type="float">
            <text:p>0.0633902</text:p>
          </table:table-cell>
          <table:table-cell office:value-type="float" office:value="0.0895173" calcext:value-type="float">
            <text:p>0.0895173</text:p>
          </table:table-cell>
          <table:table-cell office:value-type="float" office:value="0.0441182" calcext:value-type="float">
            <text:p>0.0441182</text:p>
          </table:table-cell>
          <table:table-cell office:value-type="float" office:value="0.0590693" calcext:value-type="float">
            <text:p>0.0590693</text:p>
          </table:table-cell>
        </table:table-row>
        <table:table-row table:style-name="ro1">
          <table:table-cell office:value-type="float" office:value="0.0859151" calcext:value-type="float">
            <text:p>0.0859151</text:p>
          </table:table-cell>
          <table:table-cell office:value-type="float" office:value="0.046319" calcext:value-type="float">
            <text:p>0.046319</text:p>
          </table:table-cell>
          <table:table-cell office:value-type="float" office:value="0.103602" calcext:value-type="float">
            <text:p>0.103602</text:p>
          </table:table-cell>
          <table:table-cell office:value-type="float" office:value="0.0771684" calcext:value-type="float">
            <text:p>0.0771684</text:p>
          </table:table-cell>
          <table:table-cell office:value-type="float" office:value="0.0523186" calcext:value-type="float">
            <text:p>0.0523186</text:p>
          </table:table-cell>
          <table:table-cell office:value-type="float" office:value="0.0929859" calcext:value-type="float">
            <text:p>0.0929859</text:p>
          </table:table-cell>
          <table:table-cell office:value-type="float" office:value="0.0748128" calcext:value-type="float">
            <text:p>0.0748128</text:p>
          </table:table-cell>
          <table:table-cell office:value-type="float" office:value="0.0416318" calcext:value-type="float">
            <text:p>0.0416318</text:p>
          </table:table-cell>
        </table:table-row>
        <table:table-row table:style-name="ro1">
          <table:table-cell office:value-type="float" office:value="0.0903319" calcext:value-type="float">
            <text:p>0.0903319</text:p>
          </table:table-cell>
          <table:table-cell office:value-type="float" office:value="0.0502348" calcext:value-type="float">
            <text:p>0.0502348</text:p>
          </table:table-cell>
          <table:table-cell office:value-type="float" office:value="0.0906761" calcext:value-type="float">
            <text:p>0.0906761</text:p>
          </table:table-cell>
          <table:table-cell office:value-type="float" office:value="0.0828377" calcext:value-type="float">
            <text:p>0.0828377</text:p>
          </table:table-cell>
          <table:table-cell office:value-type="float" office:value="0.0457377" calcext:value-type="float">
            <text:p>0.0457377</text:p>
          </table:table-cell>
          <table:table-cell office:value-type="float" office:value="0.0812389" calcext:value-type="float">
            <text:p>0.0812389</text:p>
          </table:table-cell>
          <table:table-cell office:value-type="float" office:value="0.081305" calcext:value-type="float">
            <text:p>0.081305</text:p>
          </table:table-cell>
          <table:table-cell office:value-type="float" office:value="0.0703001" calcext:value-type="float">
            <text:p>0.0703001</text:p>
          </table:table-cell>
        </table:table-row>
        <table:table-row table:style-name="ro1">
          <table:table-cell office:value-type="float" office:value="0.0714604" calcext:value-type="float">
            <text:p>0.0714604</text:p>
          </table:table-cell>
          <table:table-cell office:value-type="float" office:value="0.0480742" calcext:value-type="float">
            <text:p>0.0480742</text:p>
          </table:table-cell>
          <table:table-cell office:value-type="float" office:value="0.0827322" calcext:value-type="float">
            <text:p>0.0827322</text:p>
          </table:table-cell>
          <table:table-cell office:value-type="float" office:value="0.071897" calcext:value-type="float">
            <text:p>0.071897</text:p>
          </table:table-cell>
          <table:table-cell office:value-type="float" office:value="0.0390728" calcext:value-type="float">
            <text:p>0.0390728</text:p>
          </table:table-cell>
          <table:table-cell office:value-type="float" office:value="0.0957239" calcext:value-type="float">
            <text:p>0.0957239</text:p>
          </table:table-cell>
          <table:table-cell office:value-type="float" office:value="0.0442096" calcext:value-type="float">
            <text:p>0.0442096</text:p>
          </table:table-cell>
          <table:table-cell office:value-type="float" office:value="0.0648776" calcext:value-type="float">
            <text:p>0.0648776</text:p>
          </table:table-cell>
        </table:table-row>
        <table:table-row table:style-name="ro1">
          <table:table-cell office:value-type="float" office:value="0.0826731" calcext:value-type="float">
            <text:p>0.0826731</text:p>
          </table:table-cell>
          <table:table-cell office:value-type="float" office:value="0.0610395" calcext:value-type="float">
            <text:p>0.0610395</text:p>
          </table:table-cell>
          <table:table-cell office:value-type="float" office:value="0.0855426" calcext:value-type="float">
            <text:p>0.0855426</text:p>
          </table:table-cell>
          <table:table-cell office:value-type="float" office:value="0.0659017" calcext:value-type="float">
            <text:p>0.0659017</text:p>
          </table:table-cell>
          <table:table-cell office:value-type="float" office:value="0.0602345" calcext:value-type="float">
            <text:p>0.0602345</text:p>
          </table:table-cell>
          <table:table-cell office:value-type="float" office:value="0.093223" calcext:value-type="float">
            <text:p>0.093223</text:p>
          </table:table-cell>
          <table:table-cell office:value-type="float" office:value="0.0427202" calcext:value-type="float">
            <text:p>0.0427202</text:p>
          </table:table-cell>
          <table:table-cell office:value-type="float" office:value="0.0564095" calcext:value-type="float">
            <text:p>0.0564095</text:p>
          </table:table-cell>
        </table:table-row>
        <table:table-row table:style-name="ro1">
          <table:table-cell office:value-type="float" office:value="0.0402701" calcext:value-type="float">
            <text:p>0.0402701</text:p>
          </table:table-cell>
          <table:table-cell office:value-type="float" office:value="0.0463989" calcext:value-type="float">
            <text:p>0.0463989</text:p>
          </table:table-cell>
          <table:table-cell office:value-type="float" office:value="0.0768272" calcext:value-type="float">
            <text:p>0.0768272</text:p>
          </table:table-cell>
          <table:table-cell office:value-type="float" office:value="0.0862109" calcext:value-type="float">
            <text:p>0.0862109</text:p>
          </table:table-cell>
          <table:table-cell office:value-type="float" office:value="0.0542941" calcext:value-type="float">
            <text:p>0.0542941</text:p>
          </table:table-cell>
          <table:table-cell office:value-type="float" office:value="0.0880058" calcext:value-type="float">
            <text:p>0.0880058</text:p>
          </table:table-cell>
          <table:table-cell office:value-type="float" office:value="0.0525793" calcext:value-type="float">
            <text:p>0.0525793</text:p>
          </table:table-cell>
          <table:table-cell office:value-type="float" office:value="0.054223" calcext:value-type="float">
            <text:p>0.054223</text:p>
          </table:table-cell>
        </table:table-row>
        <table:table-row table:style-name="ro1">
          <table:table-cell office:value-type="float" office:value="0.0576906" calcext:value-type="float">
            <text:p>0.0576906</text:p>
          </table:table-cell>
          <table:table-cell office:value-type="float" office:value="0.0536653" calcext:value-type="float">
            <text:p>0.0536653</text:p>
          </table:table-cell>
          <table:table-cell office:value-type="float" office:value="0.0944555" calcext:value-type="float">
            <text:p>0.0944555</text:p>
          </table:table-cell>
          <table:table-cell office:value-type="float" office:value="0.0875758" calcext:value-type="float">
            <text:p>0.0875758</text:p>
          </table:table-cell>
          <table:table-cell office:value-type="float" office:value="0.0581903" calcext:value-type="float">
            <text:p>0.0581903</text:p>
          </table:table-cell>
          <table:table-cell office:value-type="float" office:value="0.0918862" calcext:value-type="float">
            <text:p>0.0918862</text:p>
          </table:table-cell>
          <table:table-cell office:value-type="float" office:value="0.0605638" calcext:value-type="float">
            <text:p>0.0605638</text:p>
          </table:table-cell>
          <table:table-cell office:value-type="float" office:value="0.0693964" calcext:value-type="float">
            <text:p>0.0693964</text:p>
          </table:table-cell>
        </table:table-row>
        <table:table-row table:style-name="ro1">
          <table:table-cell office:value-type="float" office:value="0.0929358" calcext:value-type="float">
            <text:p>0.0929358</text:p>
          </table:table-cell>
          <table:table-cell office:value-type="float" office:value="0.0690687" calcext:value-type="float">
            <text:p>0.0690687</text:p>
          </table:table-cell>
          <table:table-cell office:value-type="float" office:value="0.0866333" calcext:value-type="float">
            <text:p>0.0866333</text:p>
          </table:table-cell>
          <table:table-cell office:value-type="float" office:value="0.0700649" calcext:value-type="float">
            <text:p>0.0700649</text:p>
          </table:table-cell>
          <table:table-cell office:value-type="float" office:value="0.0598612" calcext:value-type="float">
            <text:p>0.0598612</text:p>
          </table:table-cell>
          <table:table-cell office:value-type="float" office:value="0.0842485" calcext:value-type="float">
            <text:p>0.0842485</text:p>
          </table:table-cell>
          <table:table-cell office:value-type="float" office:value="0.048096" calcext:value-type="float">
            <text:p>0.048096</text:p>
          </table:table-cell>
          <table:table-cell office:value-type="float" office:value="0.0506502" calcext:value-type="float">
            <text:p>0.0506502</text:p>
          </table:table-cell>
        </table:table-row>
        <table:table-row table:style-name="ro1">
          <table:table-cell office:value-type="float" office:value="0.0572726" calcext:value-type="float">
            <text:p>0.0572726</text:p>
          </table:table-cell>
          <table:table-cell office:value-type="float" office:value="0.0621733" calcext:value-type="float">
            <text:p>0.0621733</text:p>
          </table:table-cell>
          <table:table-cell office:value-type="float" office:value="0.0996945" calcext:value-type="float">
            <text:p>0.0996945</text:p>
          </table:table-cell>
          <table:table-cell office:value-type="float" office:value="0.0715163" calcext:value-type="float">
            <text:p>0.0715163</text:p>
          </table:table-cell>
          <table:table-cell office:value-type="float" office:value="0.0469432" calcext:value-type="float">
            <text:p>0.0469432</text:p>
          </table:table-cell>
          <table:table-cell office:value-type="float" office:value="0.0974218" calcext:value-type="float">
            <text:p>0.0974218</text:p>
          </table:table-cell>
          <table:table-cell office:value-type="float" office:value="0.0644266" calcext:value-type="float">
            <text:p>0.0644266</text:p>
          </table:table-cell>
          <table:table-cell office:value-type="float" office:value="0.0650494" calcext:value-type="float">
            <text:p>0.0650494</text:p>
          </table:table-cell>
        </table:table-row>
        <table:table-row table:style-name="ro1">
          <table:table-cell office:value-type="float" office:value="0.0938561" calcext:value-type="float">
            <text:p>0.0938561</text:p>
          </table:table-cell>
          <table:table-cell office:value-type="float" office:value="0.0420422" calcext:value-type="float">
            <text:p>0.0420422</text:p>
          </table:table-cell>
          <table:table-cell office:value-type="float" office:value="0.0911073" calcext:value-type="float">
            <text:p>0.0911073</text:p>
          </table:table-cell>
          <table:table-cell office:value-type="float" office:value="0.0852161" calcext:value-type="float">
            <text:p>0.0852161</text:p>
          </table:table-cell>
          <table:table-cell office:value-type="float" office:value="0.0274884" calcext:value-type="float">
            <text:p>0.0274884</text:p>
          </table:table-cell>
          <table:table-cell office:value-type="float" office:value="0.104843" calcext:value-type="float">
            <text:p>0.104843</text:p>
          </table:table-cell>
          <table:table-cell office:value-type="float" office:value="0.0660796" calcext:value-type="float">
            <text:p>0.0660796</text:p>
          </table:table-cell>
          <table:table-cell office:value-type="float" office:value="0.0566963" calcext:value-type="float">
            <text:p>0.0566963</text:p>
          </table:table-cell>
        </table:table-row>
        <table:table-row table:style-name="ro1">
          <table:table-cell office:value-type="float" office:value="0.0747406" calcext:value-type="float">
            <text:p>0.0747406</text:p>
          </table:table-cell>
          <table:table-cell office:value-type="float" office:value="0.0568834" calcext:value-type="float">
            <text:p>0.0568834</text:p>
          </table:table-cell>
          <table:table-cell office:value-type="float" office:value="0.0976772" calcext:value-type="float">
            <text:p>0.0976772</text:p>
          </table:table-cell>
          <table:table-cell office:value-type="float" office:value="0.0716896" calcext:value-type="float">
            <text:p>0.0716896</text:p>
          </table:table-cell>
          <table:table-cell office:value-type="float" office:value="0.0446459" calcext:value-type="float">
            <text:p>0.0446459</text:p>
          </table:table-cell>
          <table:table-cell office:value-type="float" office:value="0.119155" calcext:value-type="float">
            <text:p>0.119155</text:p>
          </table:table-cell>
          <table:table-cell office:value-type="float" office:value="0.0572073" calcext:value-type="float">
            <text:p>0.0572073</text:p>
          </table:table-cell>
          <table:table-cell office:value-type="float" office:value="0.0498532" calcext:value-type="float">
            <text:p>0.0498532</text:p>
          </table:table-cell>
        </table:table-row>
        <table:table-row table:style-name="ro1">
          <table:table-cell office:value-type="float" office:value="0.0868861" calcext:value-type="float">
            <text:p>0.0868861</text:p>
          </table:table-cell>
          <table:table-cell office:value-type="float" office:value="0.062192" calcext:value-type="float">
            <text:p>0.062192</text:p>
          </table:table-cell>
          <table:table-cell office:value-type="float" office:value="0.0993522" calcext:value-type="float">
            <text:p>0.0993522</text:p>
          </table:table-cell>
          <table:table-cell office:value-type="float" office:value="0.0748361" calcext:value-type="float">
            <text:p>0.0748361</text:p>
          </table:table-cell>
          <table:table-cell office:value-type="float" office:value="0.0390128" calcext:value-type="float">
            <text:p>0.0390128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662658" calcext:value-type="float">
            <text:p>0.0662658</text:p>
          </table:table-cell>
          <table:table-cell office:value-type="float" office:value="0.0728433" calcext:value-type="float">
            <text:p>0.0728433</text:p>
          </table:table-cell>
        </table:table-row>
        <table:table-row table:style-name="ro1">
          <table:table-cell office:value-type="float" office:value="0.0856664" calcext:value-type="float">
            <text:p>0.0856664</text:p>
          </table:table-cell>
          <table:table-cell office:value-type="float" office:value="0.0640253" calcext:value-type="float">
            <text:p>0.0640253</text:p>
          </table:table-cell>
          <table:table-cell office:value-type="float" office:value="0.106206" calcext:value-type="float">
            <text:p>0.106206</text:p>
          </table:table-cell>
          <table:table-cell office:value-type="float" office:value="0.0748961" calcext:value-type="float">
            <text:p>0.0748961</text:p>
          </table:table-cell>
          <table:table-cell office:value-type="float" office:value="0.0467325" calcext:value-type="float">
            <text:p>0.0467325</text:p>
          </table:table-cell>
          <table:table-cell office:value-type="float" office:value="0.110029" calcext:value-type="float">
            <text:p>0.110029</text:p>
          </table:table-cell>
          <table:table-cell office:value-type="float" office:value="0.0606561" calcext:value-type="float">
            <text:p>0.0606561</text:p>
          </table:table-cell>
          <table:table-cell office:value-type="float" office:value="0.0806685" calcext:value-type="float">
            <text:p>0.0806685</text:p>
          </table:table-cell>
        </table:table-row>
        <table:table-row table:style-name="ro1">
          <table:table-cell office:value-type="float" office:value="0.0764663" calcext:value-type="float">
            <text:p>0.0764663</text:p>
          </table:table-cell>
          <table:table-cell office:value-type="float" office:value="0.0706294" calcext:value-type="float">
            <text:p>0.0706294</text:p>
          </table:table-cell>
          <table:table-cell office:value-type="float" office:value="0.112263" calcext:value-type="float">
            <text:p>0.112263</text:p>
          </table:table-cell>
          <table:table-cell office:value-type="float" office:value="0.0916682" calcext:value-type="float">
            <text:p>0.0916682</text:p>
          </table:table-cell>
          <table:table-cell office:value-type="float" office:value="0.0513811" calcext:value-type="float">
            <text:p>0.0513811</text:p>
          </table:table-cell>
          <table:table-cell office:value-type="float" office:value="0.0985576" calcext:value-type="float">
            <text:p>0.0985576</text:p>
          </table:table-cell>
          <table:table-cell office:value-type="float" office:value="0.0396287" calcext:value-type="float">
            <text:p>0.0396287</text:p>
          </table:table-cell>
          <table:table-cell office:value-type="float" office:value="0.0647407" calcext:value-type="float">
            <text:p>0.0647407</text:p>
          </table:table-cell>
        </table:table-row>
        <table:table-row table:style-name="ro1">
          <table:table-cell office:value-type="float" office:value="0.0708089" calcext:value-type="float">
            <text:p>0.0708089</text:p>
          </table:table-cell>
          <table:table-cell office:value-type="float" office:value="0.0548135" calcext:value-type="float">
            <text:p>0.0548135</text:p>
          </table:table-cell>
          <table:table-cell office:value-type="float" office:value="0.103577" calcext:value-type="float">
            <text:p>0.103577</text:p>
          </table:table-cell>
          <table:table-cell office:value-type="float" office:value="0.0794864" calcext:value-type="float">
            <text:p>0.0794864</text:p>
          </table:table-cell>
          <table:table-cell office:value-type="float" office:value="0.0325268" calcext:value-type="float">
            <text:p>0.0325268</text:p>
          </table:table-cell>
          <table:table-cell office:value-type="float" office:value="0.0872439" calcext:value-type="float">
            <text:p>0.0872439</text:p>
          </table:table-cell>
          <table:table-cell office:value-type="float" office:value="0.0591116" calcext:value-type="float">
            <text:p>0.0591116</text:p>
          </table:table-cell>
          <table:table-cell office:value-type="float" office:value="0.0954378" calcext:value-type="float">
            <text:p>0.0954378</text:p>
          </table:table-cell>
        </table:table-row>
        <table:table-row table:style-name="ro1">
          <table:table-cell office:value-type="float" office:value="0.0829516" calcext:value-type="float">
            <text:p>0.0829516</text:p>
          </table:table-cell>
          <table:table-cell office:value-type="float" office:value="0.0712847" calcext:value-type="float">
            <text:p>0.0712847</text:p>
          </table:table-cell>
          <table:table-cell office:value-type="float" office:value="0.116493" calcext:value-type="float">
            <text:p>0.116493</text:p>
          </table:table-cell>
          <table:table-cell office:value-type="float" office:value="0.0838324" calcext:value-type="float">
            <text:p>0.0838324</text:p>
          </table:table-cell>
          <table:table-cell office:value-type="float" office:value="0.0434619" calcext:value-type="float">
            <text:p>0.0434619</text:p>
          </table:table-cell>
          <table:table-cell office:value-type="float" office:value="0.102734" calcext:value-type="float">
            <text:p>0.102734</text:p>
          </table:table-cell>
          <table:table-cell office:value-type="float" office:value="0.0683939" calcext:value-type="float">
            <text:p>0.0683939</text:p>
          </table:table-cell>
          <table:table-cell office:value-type="float" office:value="0.0822577" calcext:value-type="float">
            <text:p>0.0822577</text:p>
          </table:table-cell>
        </table:table-row>
        <table:table-row table:style-name="ro1">
          <table:table-cell office:value-type="float" office:value="0.0803298" calcext:value-type="float">
            <text:p>0.0803298</text:p>
          </table:table-cell>
          <table:table-cell office:value-type="float" office:value="0.0746121" calcext:value-type="float">
            <text:p>0.0746121</text:p>
          </table:table-cell>
          <table:table-cell office:value-type="float" office:value="0.105162" calcext:value-type="float">
            <text:p>0.105162</text:p>
          </table:table-cell>
          <table:table-cell office:value-type="float" office:value="0.0972549" calcext:value-type="float">
            <text:p>0.0972549</text:p>
          </table:table-cell>
          <table:table-cell office:value-type="float" office:value="0.0459454" calcext:value-type="float">
            <text:p>0.0459454</text:p>
          </table:table-cell>
          <table:table-cell office:value-type="float" office:value="0.114325" calcext:value-type="float">
            <text:p>0.114325</text:p>
          </table:table-cell>
          <table:table-cell office:value-type="float" office:value="0.0774629" calcext:value-type="float">
            <text:p>0.0774629</text:p>
          </table:table-cell>
          <table:table-cell office:value-type="float" office:value="0.0730363" calcext:value-type="float">
            <text:p>0.0730363</text:p>
          </table:table-cell>
        </table:table-row>
        <table:table-row table:style-name="ro1">
          <table:table-cell office:value-type="float" office:value="0.0929776" calcext:value-type="float">
            <text:p>0.0929776</text:p>
          </table:table-cell>
          <table:table-cell office:value-type="float" office:value="0.0816179" calcext:value-type="float">
            <text:p>0.0816179</text:p>
          </table:table-cell>
          <table:table-cell office:value-type="float" office:value="0.127569" calcext:value-type="float">
            <text:p>0.127569</text:p>
          </table:table-cell>
          <table:table-cell office:value-type="float" office:value="0.117123" calcext:value-type="float">
            <text:p>0.117123</text:p>
          </table:table-cell>
          <table:table-cell office:value-type="float" office:value="0.0493575" calcext:value-type="float">
            <text:p>0.0493575</text:p>
          </table:table-cell>
          <table:table-cell office:value-type="float" office:value="0.108731" calcext:value-type="float">
            <text:p>0.108731</text:p>
          </table:table-cell>
          <table:table-cell office:value-type="float" office:value="0.0794244" calcext:value-type="float">
            <text:p>0.0794244</text:p>
          </table:table-cell>
          <table:table-cell office:value-type="float" office:value="0.0893679" calcext:value-type="float">
            <text:p>0.0893679</text:p>
          </table:table-cell>
        </table:table-row>
        <table:table-row table:style-name="ro1">
          <table:table-cell office:value-type="float" office:value="0.0851974" calcext:value-type="float">
            <text:p>0.0851974</text:p>
          </table:table-cell>
          <table:table-cell office:value-type="float" office:value="0.0866762" calcext:value-type="float">
            <text:p>0.0866762</text:p>
          </table:table-cell>
          <table:table-cell office:value-type="float" office:value="0.126216" calcext:value-type="float">
            <text:p>0.126216</text:p>
          </table:table-cell>
          <table:table-cell office:value-type="float" office:value="0.120462" calcext:value-type="float">
            <text:p>0.120462</text:p>
          </table:table-cell>
          <table:table-cell office:value-type="float" office:value="0.0699981" calcext:value-type="float">
            <text:p>0.0699981</text:p>
          </table:table-cell>
          <table:table-cell office:value-type="float" office:value="0.107613" calcext:value-type="float">
            <text:p>0.107613</text:p>
          </table:table-cell>
          <table:table-cell office:value-type="float" office:value="0.0934855" calcext:value-type="float">
            <text:p>0.0934855</text:p>
          </table:table-cell>
          <table:table-cell office:value-type="float" office:value="0.0794966" calcext:value-type="float">
            <text:p>0.0794966</text:p>
          </table:table-cell>
        </table:table-row>
        <table:table-row table:style-name="ro1">
          <table:table-cell office:value-type="float" office:value="0.0909388" calcext:value-type="float">
            <text:p>0.0909388</text:p>
          </table:table-cell>
          <table:table-cell office:value-type="float" office:value="0.0795433" calcext:value-type="float">
            <text:p>0.0795433</text:p>
          </table:table-cell>
          <table:table-cell office:value-type="float" office:value="0.123956" calcext:value-type="float">
            <text:p>0.123956</text:p>
          </table:table-cell>
          <table:table-cell office:value-type="float" office:value="0.0983396" calcext:value-type="float">
            <text:p>0.0983396</text:p>
          </table:table-cell>
          <table:table-cell office:value-type="float" office:value="0.0605866" calcext:value-type="float">
            <text:p>0.0605866</text:p>
          </table:table-cell>
          <table:table-cell office:value-type="float" office:value="0.126813" calcext:value-type="float">
            <text:p>0.126813</text:p>
          </table:table-cell>
          <table:table-cell office:value-type="float" office:value="0.0759323" calcext:value-type="float">
            <text:p>0.0759323</text:p>
          </table:table-cell>
          <table:table-cell office:value-type="float" office:value="0.0805565" calcext:value-type="float">
            <text:p>0.0805565</text:p>
          </table:table-cell>
        </table:table-row>
        <table:table-row table:style-name="ro1">
          <table:table-cell office:value-type="float" office:value="0.0860658" calcext:value-type="float">
            <text:p>0.0860658</text:p>
          </table:table-cell>
          <table:table-cell office:value-type="float" office:value="0.0838884" calcext:value-type="float">
            <text:p>0.0838884</text:p>
          </table:table-cell>
          <table:table-cell office:value-type="float" office:value="0.127722" calcext:value-type="float">
            <text:p>0.127722</text:p>
          </table:table-cell>
          <table:table-cell office:value-type="float" office:value="0.112395" calcext:value-type="float">
            <text:p>0.112395</text:p>
          </table:table-cell>
          <table:table-cell office:value-type="float" office:value="0.0538172" calcext:value-type="float">
            <text:p>0.0538172</text:p>
          </table:table-cell>
          <table:table-cell office:value-type="float" office:value="0.121168" calcext:value-type="float">
            <text:p>0.121168</text:p>
          </table:table-cell>
          <table:table-cell office:value-type="float" office:value="0.0660065" calcext:value-type="float">
            <text:p>0.0660065</text:p>
          </table:table-cell>
          <table:table-cell office:value-type="float" office:value="0.0857991" calcext:value-type="float">
            <text:p>0.0857991</text:p>
          </table:table-cell>
        </table:table-row>
        <table:table-row table:style-name="ro1">
          <table:table-cell office:value-type="float" office:value="0.065467" calcext:value-type="float">
            <text:p>0.065467</text:p>
          </table:table-cell>
          <table:table-cell office:value-type="float" office:value="0.0865188" calcext:value-type="float">
            <text:p>0.0865188</text:p>
          </table:table-cell>
          <table:table-cell office:value-type="float" office:value="0.10347" calcext:value-type="float">
            <text:p>0.10347</text:p>
          </table:table-cell>
          <table:table-cell office:value-type="float" office:value="0.0963053" calcext:value-type="float">
            <text:p>0.0963053</text:p>
          </table:table-cell>
          <table:table-cell office:value-type="float" office:value="0.0587685" calcext:value-type="float">
            <text:p>0.0587685</text:p>
          </table:table-cell>
          <table:table-cell office:value-type="float" office:value="0.102049" calcext:value-type="float">
            <text:p>0.102049</text:p>
          </table:table-cell>
          <table:table-cell office:value-type="float" office:value="0.0713451" calcext:value-type="float">
            <text:p>0.0713451</text:p>
          </table:table-cell>
          <table:table-cell office:value-type="float" office:value="0.0879544" calcext:value-type="float">
            <text:p>0.0879544</text:p>
          </table:table-cell>
        </table:table-row>
        <table:table-row table:style-name="ro1">
          <table:table-cell office:value-type="float" office:value="0.0713935" calcext:value-type="float">
            <text:p>0.0713935</text:p>
          </table:table-cell>
          <table:table-cell office:value-type="float" office:value="0.0660657" calcext:value-type="float">
            <text:p>0.0660657</text:p>
          </table:table-cell>
          <table:table-cell office:value-type="float" office:value="0.108118" calcext:value-type="float">
            <text:p>0.108118</text:p>
          </table:table-cell>
          <table:table-cell office:value-type="float" office:value="0.10319" calcext:value-type="float">
            <text:p>0.10319</text:p>
          </table:table-cell>
          <table:table-cell office:value-type="float" office:value="0.0533697" calcext:value-type="float">
            <text:p>0.0533697</text:p>
          </table:table-cell>
          <table:table-cell office:value-type="float" office:value="0.111213" calcext:value-type="float">
            <text:p>0.111213</text:p>
          </table:table-cell>
          <table:table-cell office:value-type="float" office:value="0.0649254" calcext:value-type="float">
            <text:p>0.0649254</text:p>
          </table:table-cell>
          <table:table-cell office:value-type="float" office:value="0.0882527" calcext:value-type="float">
            <text:p>0.0882527</text:p>
          </table:table-cell>
        </table:table-row>
        <table:table-row table:style-name="ro1">
          <table:table-cell office:value-type="float" office:value="0.0676009" calcext:value-type="float">
            <text:p>0.0676009</text:p>
          </table:table-cell>
          <table:table-cell office:value-type="float" office:value="0.0828156" calcext:value-type="float">
            <text:p>0.0828156</text:p>
          </table:table-cell>
          <table:table-cell office:value-type="float" office:value="0.108167" calcext:value-type="float">
            <text:p>0.108167</text:p>
          </table:table-cell>
          <table:table-cell office:value-type="float" office:value="0.0891089" calcext:value-type="float">
            <text:p>0.0891089</text:p>
          </table:table-cell>
          <table:table-cell office:value-type="float" office:value="0.0710125" calcext:value-type="float">
            <text:p>0.0710125</text:p>
          </table:table-cell>
          <table:table-cell office:value-type="float" office:value="0.118621" calcext:value-type="float">
            <text:p>0.118621</text:p>
          </table:table-cell>
          <table:table-cell office:value-type="float" office:value="0.0752704" calcext:value-type="float">
            <text:p>0.0752704</text:p>
          </table:table-cell>
          <table:table-cell office:value-type="float" office:value="0.0803996" calcext:value-type="float">
            <text:p>0.0803996</text:p>
          </table:table-cell>
        </table:table-row>
        <table:table-row table:style-name="ro1">
          <table:table-cell office:value-type="float" office:value="0.0740216" calcext:value-type="float">
            <text:p>0.0740216</text:p>
          </table:table-cell>
          <table:table-cell office:value-type="float" office:value="0.0888428" calcext:value-type="float">
            <text:p>0.0888428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956376" calcext:value-type="float">
            <text:p>0.0956376</text:p>
          </table:table-cell>
          <table:table-cell office:value-type="float" office:value="0.0494886" calcext:value-type="float">
            <text:p>0.0494886</text:p>
          </table:table-cell>
          <table:table-cell office:value-type="float" office:value="0.111544" calcext:value-type="float">
            <text:p>0.111544</text:p>
          </table:table-cell>
          <table:table-cell office:value-type="float" office:value="0.0558405" calcext:value-type="float">
            <text:p>0.0558405</text:p>
          </table:table-cell>
          <table:table-cell office:value-type="float" office:value="0.0718248" calcext:value-type="float">
            <text:p>0.0718248</text:p>
          </table:table-cell>
        </table:table-row>
        <table:table-row table:style-name="ro1">
          <table:table-cell office:value-type="float" office:value="0.08179" calcext:value-type="float">
            <text:p>0.08179</text:p>
          </table:table-cell>
          <table:table-cell office:value-type="float" office:value="0.075618" calcext:value-type="float">
            <text:p>0.075618</text:p>
          </table:table-cell>
          <table:table-cell office:value-type="float" office:value="0.121204" calcext:value-type="float">
            <text:p>0.121204</text:p>
          </table:table-cell>
          <table:table-cell office:value-type="float" office:value="0.0779409" calcext:value-type="float">
            <text:p>0.0779409</text:p>
          </table:table-cell>
          <table:table-cell office:value-type="float" office:value="0.0704277" calcext:value-type="float">
            <text:p>0.0704277</text:p>
          </table:table-cell>
          <table:table-cell office:value-type="float" office:value="0.11401" calcext:value-type="float">
            <text:p>0.11401</text:p>
          </table:table-cell>
          <table:table-cell office:value-type="float" office:value="0.0699634" calcext:value-type="float">
            <text:p>0.0699634</text:p>
          </table:table-cell>
          <table:table-cell office:value-type="float" office:value="0.0773343" calcext:value-type="float">
            <text:p>0.0773343</text:p>
          </table:table-cell>
        </table:table-row>
        <table:table-row table:style-name="ro1">
          <table:table-cell office:value-type="float" office:value="0.0877283" calcext:value-type="float">
            <text:p>0.0877283</text:p>
          </table:table-cell>
          <table:table-cell office:value-type="float" office:value="0.0799893" calcext:value-type="float">
            <text:p>0.0799893</text:p>
          </table:table-cell>
          <table:table-cell office:value-type="float" office:value="0.11636" calcext:value-type="float">
            <text:p>0.11636</text:p>
          </table:table-cell>
          <table:table-cell office:value-type="float" office:value="0.078518" calcext:value-type="float">
            <text:p>0.078518</text:p>
          </table:table-cell>
          <table:table-cell office:value-type="float" office:value="0.0703765" calcext:value-type="float">
            <text:p>0.0703765</text:p>
          </table:table-cell>
          <table:table-cell office:value-type="float" office:value="0.10403" calcext:value-type="float">
            <text:p>0.10403</text:p>
          </table:table-cell>
          <table:table-cell office:value-type="float" office:value="0.0674803" calcext:value-type="float">
            <text:p>0.0674803</text:p>
          </table:table-cell>
          <table:table-cell office:value-type="float" office:value="0.0584579" calcext:value-type="float">
            <text:p>0.0584579</text:p>
          </table:table-cell>
        </table:table-row>
        <table:table-row table:style-name="ro1">
          <table:table-cell office:value-type="float" office:value="0.0749789" calcext:value-type="float">
            <text:p>0.0749789</text:p>
          </table:table-cell>
          <table:table-cell office:value-type="float" office:value="0.0659712" calcext:value-type="float">
            <text:p>0.0659712</text:p>
          </table:table-cell>
          <table:table-cell office:value-type="float" office:value="0.0974278" calcext:value-type="float">
            <text:p>0.0974278</text:p>
          </table:table-cell>
          <table:table-cell office:value-type="float" office:value="0.0901544" calcext:value-type="float">
            <text:p>0.0901544</text:p>
          </table:table-cell>
          <table:table-cell office:value-type="float" office:value="0.0560657" calcext:value-type="float">
            <text:p>0.0560657</text:p>
          </table:table-cell>
          <table:table-cell office:value-type="float" office:value="0.118686" calcext:value-type="float">
            <text:p>0.118686</text:p>
          </table:table-cell>
          <table:table-cell office:value-type="float" office:value="0.0801867" calcext:value-type="float">
            <text:p>0.0801867</text:p>
          </table:table-cell>
          <table:table-cell office:value-type="float" office:value="0.0602963" calcext:value-type="float">
            <text:p>0.0602963</text:p>
          </table:table-cell>
        </table:table-row>
        <table:table-row table:style-name="ro1">
          <table:table-cell office:value-type="float" office:value="0.081572" calcext:value-type="float">
            <text:p>0.081572</text:p>
          </table:table-cell>
          <table:table-cell office:value-type="float" office:value="0.0730729" calcext:value-type="float">
            <text:p>0.0730729</text:p>
          </table:table-cell>
          <table:table-cell office:value-type="float" office:value="0.0970228" calcext:value-type="float">
            <text:p>0.0970228</text:p>
          </table:table-cell>
          <table:table-cell office:value-type="float" office:value="0.0622489" calcext:value-type="float">
            <text:p>0.0622489</text:p>
          </table:table-cell>
          <table:table-cell office:value-type="float" office:value="0.0574112" calcext:value-type="float">
            <text:p>0.0574112</text:p>
          </table:table-cell>
          <table:table-cell office:value-type="float" office:value="0.107051" calcext:value-type="float">
            <text:p>0.107051</text:p>
          </table:table-cell>
          <table:table-cell office:value-type="float" office:value="0.0509722" calcext:value-type="float">
            <text:p>0.0509722</text:p>
          </table:table-cell>
          <table:table-cell office:value-type="float" office:value="0.0753941" calcext:value-type="float">
            <text:p>0.0753941</text:p>
          </table:table-cell>
        </table:table-row>
        <table:table-row table:style-name="ro1">
          <table:table-cell office:value-type="float" office:value="0.0780399" calcext:value-type="float">
            <text:p>0.0780399</text:p>
          </table:table-cell>
          <table:table-cell office:value-type="float" office:value="0.0715337" calcext:value-type="float">
            <text:p>0.0715337</text:p>
          </table:table-cell>
          <table:table-cell office:value-type="float" office:value="0.0766201" calcext:value-type="float">
            <text:p>0.0766201</text:p>
          </table:table-cell>
          <table:table-cell office:value-type="float" office:value="0.0779697" calcext:value-type="float">
            <text:p>0.0779697</text:p>
          </table:table-cell>
          <table:table-cell office:value-type="float" office:value="0.050356" calcext:value-type="float">
            <text:p>0.050356</text:p>
          </table:table-cell>
          <table:table-cell office:value-type="float" office:value="0.076546" calcext:value-type="float">
            <text:p>0.076546</text:p>
          </table:table-cell>
          <table:table-cell office:value-type="float" office:value="0.0470572" calcext:value-type="float">
            <text:p>0.0470572</text:p>
          </table:table-cell>
          <table:table-cell office:value-type="float" office:value="0.0675114" calcext:value-type="float">
            <text:p>0.0675114</text:p>
          </table:table-cell>
        </table:table-row>
        <table:table-row table:style-name="ro1">
          <table:table-cell office:value-type="float" office:value="0.0733835" calcext:value-type="float">
            <text:p>0.0733835</text:p>
          </table:table-cell>
          <table:table-cell office:value-type="float" office:value="0.0816624" calcext:value-type="float">
            <text:p>0.0816624</text:p>
          </table:table-cell>
          <table:table-cell office:value-type="float" office:value="0.0989252" calcext:value-type="float">
            <text:p>0.0989252</text:p>
          </table:table-cell>
          <table:table-cell office:value-type="float" office:value="0.0840458" calcext:value-type="float">
            <text:p>0.0840458</text:p>
          </table:table-cell>
          <table:table-cell office:value-type="float" office:value="0.0594336" calcext:value-type="float">
            <text:p>0.0594336</text:p>
          </table:table-cell>
          <table:table-cell office:value-type="float" office:value="0.0965008" calcext:value-type="float">
            <text:p>0.0965008</text:p>
          </table:table-cell>
          <table:table-cell office:value-type="float" office:value="0.0424116" calcext:value-type="float">
            <text:p>0.0424116</text:p>
          </table:table-cell>
          <table:table-cell office:value-type="float" office:value="0.06061" calcext:value-type="float">
            <text:p>0.06061</text:p>
          </table:table-cell>
        </table:table-row>
        <table:table-row table:style-name="ro1">
          <table:table-cell office:value-type="float" office:value="0.0467095" calcext:value-type="float">
            <text:p>0.0467095</text:p>
          </table:table-cell>
          <table:table-cell office:value-type="float" office:value="0.0333369" calcext:value-type="float">
            <text:p>0.0333369</text:p>
          </table:table-cell>
          <table:table-cell office:value-type="float" office:value="0.081209" calcext:value-type="float">
            <text:p>0.081209</text:p>
          </table:table-cell>
          <table:table-cell office:value-type="float" office:value="0.0504124" calcext:value-type="float">
            <text:p>0.0504124</text:p>
          </table:table-cell>
          <table:table-cell office:value-type="float" office:value="0.061883" calcext:value-type="float">
            <text:p>0.061883</text:p>
          </table:table-cell>
          <table:table-cell office:value-type="float" office:value="0.102747" calcext:value-type="float">
            <text:p>0.102747</text:p>
          </table:table-cell>
          <table:table-cell office:value-type="float" office:value="0.070195" calcext:value-type="float">
            <text:p>0.070195</text:p>
          </table:table-cell>
          <table:table-cell office:value-type="float" office:value="0.0590623" calcext:value-type="float">
            <text:p>0.0590623</text:p>
          </table:table-cell>
        </table:table-row>
        <table:table-row table:style-name="ro1">
          <table:table-cell office:value-type="float" office:value="0.0746409" calcext:value-type="float">
            <text:p>0.0746409</text:p>
          </table:table-cell>
          <table:table-cell office:value-type="float" office:value="0.0578011" calcext:value-type="float">
            <text:p>0.0578011</text:p>
          </table:table-cell>
          <table:table-cell office:value-type="float" office:value="0.059281" calcext:value-type="float">
            <text:p>0.059281</text:p>
          </table:table-cell>
          <table:table-cell office:value-type="float" office:value="0.038918" calcext:value-type="float">
            <text:p>0.038918</text:p>
          </table:table-cell>
          <table:table-cell office:value-type="float" office:value="0.042171" calcext:value-type="float">
            <text:p>0.042171</text:p>
          </table:table-cell>
          <table:table-cell office:value-type="float" office:value="0.101599" calcext:value-type="float">
            <text:p>0.101599</text:p>
          </table:table-cell>
          <table:table-cell office:value-type="float" office:value="0.0641366" calcext:value-type="float">
            <text:p>0.0641366</text:p>
          </table:table-cell>
          <table:table-cell office:value-type="float" office:value="0.0532052" calcext:value-type="float">
            <text:p>0.0532052</text:p>
          </table:table-cell>
        </table:table-row>
        <table:table-row table:style-name="ro1">
          <table:table-cell office:value-type="float" office:value="0.0578622" calcext:value-type="float">
            <text:p>0.0578622</text:p>
          </table:table-cell>
          <table:table-cell office:value-type="float" office:value="0.0737731" calcext:value-type="float">
            <text:p>0.0737731</text:p>
          </table:table-cell>
          <table:table-cell office:value-type="float" office:value="0.0600714" calcext:value-type="float">
            <text:p>0.0600714</text:p>
          </table:table-cell>
          <table:table-cell office:value-type="float" office:value="0.0643468" calcext:value-type="float">
            <text:p>0.0643468</text:p>
          </table:table-cell>
          <table:table-cell office:value-type="float" office:value="0.0597888" calcext:value-type="float">
            <text:p>0.0597888</text:p>
          </table:table-cell>
          <table:table-cell office:value-type="float" office:value="0.0835791" calcext:value-type="float">
            <text:p>0.0835791</text:p>
          </table:table-cell>
          <table:table-cell office:value-type="float" office:value="0.0506789" calcext:value-type="float">
            <text:p>0.0506789</text:p>
          </table:table-cell>
          <table:table-cell office:value-type="float" office:value="0.0738745" calcext:value-type="float">
            <text:p>0.0738745</text:p>
          </table:table-cell>
        </table:table-row>
        <table:table-row table:style-name="ro1">
          <table:table-cell office:value-type="float" office:value="0.0699308" calcext:value-type="float">
            <text:p>0.0699308</text:p>
          </table:table-cell>
          <table:table-cell office:value-type="float" office:value="0.0550441" calcext:value-type="float">
            <text:p>0.0550441</text:p>
          </table:table-cell>
          <table:table-cell office:value-type="float" office:value="0.0789403" calcext:value-type="float">
            <text:p>0.0789403</text:p>
          </table:table-cell>
          <table:table-cell office:value-type="float" office:value="0.0704985" calcext:value-type="float">
            <text:p>0.0704985</text:p>
          </table:table-cell>
          <table:table-cell office:value-type="float" office:value="0.00459483" calcext:value-type="float">
            <text:p>0.00459483</text:p>
          </table:table-cell>
          <table:table-cell office:value-type="float" office:value="0.104065" calcext:value-type="float">
            <text:p>0.104065</text:p>
          </table:table-cell>
          <table:table-cell office:value-type="float" office:value="0.0390881" calcext:value-type="float">
            <text:p>0.0390881</text:p>
          </table:table-cell>
          <table:table-cell office:value-type="float" office:value="0.0591679" calcext:value-type="float">
            <text:p>0.0591679</text:p>
          </table:table-cell>
        </table:table-row>
        <table:table-row table:style-name="ro1">
          <table:table-cell office:value-type="float" office:value="0.06858" calcext:value-type="float">
            <text:p>0.06858</text:p>
          </table:table-cell>
          <table:table-cell office:value-type="float" office:value="0.0536196" calcext:value-type="float">
            <text:p>0.0536196</text:p>
          </table:table-cell>
          <table:table-cell office:value-type="float" office:value="0.0869219" calcext:value-type="float">
            <text:p>0.0869219</text:p>
          </table:table-cell>
          <table:table-cell office:value-type="float" office:value="0.044258" calcext:value-type="float">
            <text:p>0.044258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101495" calcext:value-type="float">
            <text:p>0.101495</text:p>
          </table:table-cell>
          <table:table-cell office:value-type="float" office:value="0.071242" calcext:value-type="float">
            <text:p>0.071242</text:p>
          </table:table-cell>
          <table:table-cell office:value-type="float" office:value="0.0643481" calcext:value-type="float">
            <text:p>0.0643481</text:p>
          </table:table-cell>
        </table:table-row>
        <table:table-row table:style-name="ro1">
          <table:table-cell office:value-type="float" office:value="0.0923454" calcext:value-type="float">
            <text:p>0.0923454</text:p>
          </table:table-cell>
          <table:table-cell office:value-type="float" office:value="0.0722786" calcext:value-type="float">
            <text:p>0.0722786</text:p>
          </table:table-cell>
          <table:table-cell office:value-type="float" office:value="0.0247247" calcext:value-type="float">
            <text:p>0.0247247</text:p>
          </table:table-cell>
          <table:table-cell office:value-type="float" office:value="0.0738644" calcext:value-type="float">
            <text:p>0.0738644</text:p>
          </table:table-cell>
          <table:table-cell office:value-type="float" office:value="0.0545116" calcext:value-type="float">
            <text:p>0.0545116</text:p>
          </table:table-cell>
          <table:table-cell office:value-type="float" office:value="0.123626" calcext:value-type="float">
            <text:p>0.123626</text:p>
          </table:table-cell>
          <table:table-cell office:value-type="float" office:value="0.0194705" calcext:value-type="float">
            <text:p>0.0194705</text:p>
          </table:table-cell>
          <table:table-cell office:value-type="float" office:value="0.042632" calcext:value-type="float">
            <text:p>0.042632</text:p>
          </table:table-cell>
        </table:table-row>
        <table:table-row table:style-name="ro1">
          <table:table-cell office:value-type="float" office:value="0.0697562" calcext:value-type="float">
            <text:p>0.0697562</text:p>
          </table:table-cell>
          <table:table-cell office:value-type="float" office:value="0.0546749" calcext:value-type="float">
            <text:p>0.0546749</text:p>
          </table:table-cell>
          <table:table-cell office:value-type="float" office:value="0.0866934" calcext:value-type="float">
            <text:p>0.0866934</text:p>
          </table:table-cell>
          <table:table-cell office:value-type="float" office:value="0.0755516" calcext:value-type="float">
            <text:p>0.0755516</text:p>
          </table:table-cell>
          <table:table-cell office:value-type="float" office:value="0.0995924" calcext:value-type="float">
            <text:p>0.0995924</text:p>
          </table:table-cell>
          <table:table-cell office:value-type="float" office:value="0.0745127" calcext:value-type="float">
            <text:p>0.0745127</text:p>
          </table:table-cell>
          <table:table-cell office:value-type="float" office:value="0.0197209" calcext:value-type="float">
            <text:p>0.0197209</text:p>
          </table:table-cell>
          <table:table-cell office:value-type="float" office:value="0.0459834" calcext:value-type="float">
            <text:p>0.0459834</text:p>
          </table:table-cell>
        </table:table-row>
        <table:table-row table:style-name="ro1">
          <table:table-cell office:value-type="float" office:value="0.0706827" calcext:value-type="float">
            <text:p>0.0706827</text:p>
          </table:table-cell>
          <table:table-cell office:value-type="float" office:value="0.0837383" calcext:value-type="float">
            <text:p>0.0837383</text:p>
          </table:table-cell>
          <table:table-cell office:value-type="float" office:value="0.0904612" calcext:value-type="float">
            <text:p>0.0904612</text:p>
          </table:table-cell>
          <table:table-cell office:value-type="float" office:value="0.0503825" calcext:value-type="float">
            <text:p>0.0503825</text:p>
          </table:table-cell>
          <table:table-cell office:value-type="float" office:value="0.0746012" calcext:value-type="float">
            <text:p>0.0746012</text:p>
          </table:table-cell>
          <table:table-cell office:value-type="float" office:value="0.0677007" calcext:value-type="float">
            <text:p>0.0677007</text:p>
          </table:table-cell>
          <table:table-cell office:value-type="float" office:value="0.03034" calcext:value-type="float">
            <text:p>0.03034</text:p>
          </table:table-cell>
          <table:table-cell office:value-type="float" office:value="0.0773684" calcext:value-type="float">
            <text:p>0.0773684</text:p>
          </table:table-cell>
        </table:table-row>
        <table:table-row table:style-name="ro1">
          <table:table-cell office:value-type="float" office:value="0.0938764" calcext:value-type="float">
            <text:p>0.0938764</text:p>
          </table:table-cell>
          <table:table-cell office:value-type="float" office:value="0.0580101" calcext:value-type="float">
            <text:p>0.0580101</text:p>
          </table:table-cell>
          <table:table-cell office:value-type="float" office:value="0.0958171" calcext:value-type="float">
            <text:p>0.0958171</text:p>
          </table:table-cell>
          <table:table-cell office:value-type="float" office:value="0.0549183" calcext:value-type="float">
            <text:p>0.0549183</text:p>
          </table:table-cell>
          <table:table-cell office:value-type="float" office:value="0.0370859" calcext:value-type="float">
            <text:p>0.0370859</text:p>
          </table:table-cell>
          <table:table-cell office:value-type="float" office:value="0.0960754" calcext:value-type="float">
            <text:p>0.0960754</text:p>
          </table:table-cell>
          <table:table-cell office:value-type="float" office:value="0.0948104" calcext:value-type="float">
            <text:p>0.0948104</text:p>
          </table:table-cell>
          <table:table-cell office:value-type="float" office:value="0.0203494" calcext:value-type="float">
            <text:p>0.0203494</text:p>
          </table:table-cell>
        </table:table-row>
        <table:table-row table:style-name="ro1">
          <table:table-cell office:value-type="float" office:value="0.0522264" calcext:value-type="float">
            <text:p>0.0522264</text:p>
          </table:table-cell>
          <table:table-cell office:value-type="float" office:value="0.0472298" calcext:value-type="float">
            <text:p>0.0472298</text:p>
          </table:table-cell>
          <table:table-cell office:value-type="float" office:value="0.0695115" calcext:value-type="float">
            <text:p>0.0695115</text:p>
          </table:table-cell>
          <table:table-cell office:value-type="float" office:value="0.0457595" calcext:value-type="float">
            <text:p>0.0457595</text:p>
          </table:table-cell>
          <table:table-cell office:value-type="float" office:value="0.0472076" calcext:value-type="float">
            <text:p>0.0472076</text:p>
          </table:table-cell>
          <table:table-cell office:value-type="float" office:value="0.133679" calcext:value-type="float">
            <text:p>0.133679</text:p>
          </table:table-cell>
          <table:table-cell office:value-type="float" office:value="0.053147" calcext:value-type="float">
            <text:p>0.053147</text:p>
          </table:table-cell>
          <table:table-cell office:value-type="float" office:value="0.0343302" calcext:value-type="float">
            <text:p>0.0343302</text:p>
          </table:table-cell>
        </table:table-row>
        <table:table-row table:style-name="ro1">
          <table:table-cell office:value-type="float" office:value="0.0669339" calcext:value-type="float">
            <text:p>0.0669339</text:p>
          </table:table-cell>
          <table:table-cell office:value-type="float" office:value="0.0537499" calcext:value-type="float">
            <text:p>0.0537499</text:p>
          </table:table-cell>
          <table:table-cell office:value-type="float" office:value="0.083301" calcext:value-type="float">
            <text:p>0.083301</text:p>
          </table:table-cell>
          <table:table-cell office:value-type="float" office:value="0.0367043" calcext:value-type="float">
            <text:p>0.0367043</text:p>
          </table:table-cell>
          <table:table-cell office:value-type="float" office:value="0.0740534" calcext:value-type="float">
            <text:p>0.0740534</text:p>
          </table:table-cell>
          <table:table-cell office:value-type="float" office:value="0.0495477" calcext:value-type="float">
            <text:p>0.0495477</text:p>
          </table:table-cell>
          <table:table-cell office:value-type="float" office:value="0.054471" calcext:value-type="float">
            <text:p>0.054471</text:p>
          </table:table-cell>
          <table:table-cell office:value-type="float" office:value="0.0740107" calcext:value-type="float">
            <text:p>0.0740107</text:p>
          </table:table-cell>
        </table:table-row>
        <table:table-row table:style-name="ro1">
          <table:table-cell office:value-type="float" office:value="0.0894622" calcext:value-type="float">
            <text:p>0.0894622</text:p>
          </table:table-cell>
          <table:table-cell office:value-type="float" office:value="0.0771458" calcext:value-type="float">
            <text:p>0.0771458</text:p>
          </table:table-cell>
          <table:table-cell office:value-type="float" office:value="0.0978139" calcext:value-type="float">
            <text:p>0.0978139</text:p>
          </table:table-cell>
          <table:table-cell office:value-type="float" office:value="0.0521682" calcext:value-type="float">
            <text:p>0.0521682</text:p>
          </table:table-cell>
          <table:table-cell office:value-type="float" office:value="0.0494008" calcext:value-type="float">
            <text:p>0.0494008</text:p>
          </table:table-cell>
          <table:table-cell office:value-type="float" office:value="0.084801" calcext:value-type="float">
            <text:p>0.084801</text:p>
          </table:table-cell>
          <table:table-cell office:value-type="float" office:value="0.0723762" calcext:value-type="float">
            <text:p>0.0723762</text:p>
          </table:table-cell>
          <table:table-cell office:value-type="float" office:value="0.0599104" calcext:value-type="float">
            <text:p>0.0599104</text:p>
          </table:table-cell>
        </table:table-row>
        <table:table-row table:style-name="ro1">
          <table:table-cell office:value-type="float" office:value="0.0774813" calcext:value-type="float">
            <text:p>0.0774813</text:p>
          </table:table-cell>
          <table:table-cell office:value-type="float" office:value="0.0638574" calcext:value-type="float">
            <text:p>0.0638574</text:p>
          </table:table-cell>
          <table:table-cell office:value-type="float" office:value="0.0997412" calcext:value-type="float">
            <text:p>0.0997412</text:p>
          </table:table-cell>
          <table:table-cell office:value-type="float" office:value="0.093756" calcext:value-type="float">
            <text:p>0.093756</text:p>
          </table:table-cell>
          <table:table-cell office:value-type="float" office:value="0.0477594" calcext:value-type="float">
            <text:p>0.0477594</text:p>
          </table:table-cell>
          <table:table-cell office:value-type="float" office:value="0.0748007" calcext:value-type="float">
            <text:p>0.0748007</text:p>
          </table:table-cell>
          <table:table-cell office:value-type="float" office:value="0.0460928" calcext:value-type="float">
            <text:p>0.0460928</text:p>
          </table:table-cell>
          <table:table-cell office:value-type="float" office:value="0.0784711" calcext:value-type="float">
            <text:p>0.0784711</text:p>
          </table:table-cell>
        </table:table-row>
        <table:table-row table:style-name="ro1">
          <table:table-cell office:value-type="float" office:value="0.0536052" calcext:value-type="float">
            <text:p>0.0536052</text:p>
          </table:table-cell>
          <table:table-cell office:value-type="float" office:value="0.0494504" calcext:value-type="float">
            <text:p>0.0494504</text:p>
          </table:table-cell>
          <table:table-cell office:value-type="float" office:value="0.112372" calcext:value-type="float">
            <text:p>0.112372</text:p>
          </table:table-cell>
          <table:table-cell office:value-type="float" office:value="0.0555573" calcext:value-type="float">
            <text:p>0.0555573</text:p>
          </table:table-cell>
          <table:table-cell office:value-type="float" office:value="0.0320756" calcext:value-type="float">
            <text:p>0.0320756</text:p>
          </table:table-cell>
          <table:table-cell office:value-type="float" office:value="0.110864" calcext:value-type="float">
            <text:p>0.110864</text:p>
          </table:table-cell>
          <table:table-cell office:value-type="float" office:value="0.0426804" calcext:value-type="float">
            <text:p>0.0426804</text:p>
          </table:table-cell>
          <table:table-cell office:value-type="float" office:value="0.0571221" calcext:value-type="float">
            <text:p>0.0571221</text:p>
          </table:table-cell>
        </table:table-row>
        <table:table-row table:style-name="ro1">
          <table:table-cell office:value-type="float" office:value="0.0625086" calcext:value-type="float">
            <text:p>0.0625086</text:p>
          </table:table-cell>
          <table:table-cell office:value-type="float" office:value="0.0692072" calcext:value-type="float">
            <text:p>0.0692072</text:p>
          </table:table-cell>
          <table:table-cell office:value-type="float" office:value="0.0791322" calcext:value-type="float">
            <text:p>0.0791322</text:p>
          </table:table-cell>
          <table:table-cell office:value-type="float" office:value="0.0750423" calcext:value-type="float">
            <text:p>0.0750423</text:p>
          </table:table-cell>
          <table:table-cell office:value-type="float" office:value="0.08114" calcext:value-type="float">
            <text:p>0.08114</text:p>
          </table:table-cell>
          <table:table-cell office:value-type="float" office:value="0.0766957" calcext:value-type="float">
            <text:p>0.0766957</text:p>
          </table:table-cell>
          <table:table-cell office:value-type="float" office:value="0.0514163" calcext:value-type="float">
            <text:p>0.0514163</text:p>
          </table:table-cell>
          <table:table-cell office:value-type="float" office:value="0.0804583" calcext:value-type="float">
            <text:p>0.0804583</text:p>
          </table:table-cell>
        </table:table-row>
        <table:table-row table:style-name="ro1">
          <table:table-cell office:value-type="float" office:value="0.137047" calcext:value-type="float">
            <text:p>0.137047</text:p>
          </table:table-cell>
          <table:table-cell office:value-type="float" office:value="0.068177" calcext:value-type="float">
            <text:p>0.068177</text:p>
          </table:table-cell>
          <table:table-cell office:value-type="float" office:value="0.108789" calcext:value-type="float">
            <text:p>0.108789</text:p>
          </table:table-cell>
          <table:table-cell office:value-type="float" office:value="0.0555903" calcext:value-type="float">
            <text:p>0.0555903</text:p>
          </table:table-cell>
          <table:table-cell office:value-type="float" office:value="0.0807077" calcext:value-type="float">
            <text:p>0.0807077</text:p>
          </table:table-cell>
          <table:table-cell office:value-type="float" office:value="0.080638" calcext:value-type="float">
            <text:p>0.080638</text:p>
          </table:table-cell>
          <table:table-cell office:value-type="float" office:value="0.0460653" calcext:value-type="float">
            <text:p>0.0460653</text:p>
          </table:table-cell>
          <table:table-cell office:value-type="float" office:value="0.084877" calcext:value-type="float">
            <text:p>0.084877</text:p>
          </table:table-cell>
        </table:table-row>
        <table:table-row table:style-name="ro1">
          <table:table-cell office:value-type="float" office:value="0.0934353" calcext:value-type="float">
            <text:p>0.0934353</text:p>
          </table:table-cell>
          <table:table-cell office:value-type="float" office:value="0.0903364" calcext:value-type="float">
            <text:p>0.0903364</text:p>
          </table:table-cell>
          <table:table-cell office:value-type="float" office:value="0.0951707" calcext:value-type="float">
            <text:p>0.0951707</text:p>
          </table:table-cell>
          <table:table-cell office:value-type="float" office:value="0.107861" calcext:value-type="float">
            <text:p>0.107861</text:p>
          </table:table-cell>
          <table:table-cell office:value-type="float" office:value="0.0516378" calcext:value-type="float">
            <text:p>0.0516378</text:p>
          </table:table-cell>
          <table:table-cell office:value-type="float" office:value="0.102749" calcext:value-type="float">
            <text:p>0.102749</text:p>
          </table:table-cell>
          <table:table-cell office:value-type="float" office:value="0.073068" calcext:value-type="float">
            <text:p>0.073068</text:p>
          </table:table-cell>
          <table:table-cell office:value-type="float" office:value="0.0691047" calcext:value-type="float">
            <text:p>0.0691047</text:p>
          </table:table-cell>
        </table:table-row>
        <table:table-row table:style-name="ro1">
          <table:table-cell office:value-type="float" office:value="0.105122" calcext:value-type="float">
            <text:p>0.105122</text:p>
          </table:table-cell>
          <table:table-cell office:value-type="float" office:value="0.0658113" calcext:value-type="float">
            <text:p>0.0658113</text:p>
          </table:table-cell>
          <table:table-cell office:value-type="float" office:value="0.0844636" calcext:value-type="float">
            <text:p>0.0844636</text:p>
          </table:table-cell>
          <table:table-cell office:value-type="float" office:value="0.0982507" calcext:value-type="float">
            <text:p>0.0982507</text:p>
          </table:table-cell>
          <table:table-cell office:value-type="float" office:value="0.0713801" calcext:value-type="float">
            <text:p>0.0713801</text:p>
          </table:table-cell>
          <table:table-cell office:value-type="float" office:value="0.123097" calcext:value-type="float">
            <text:p>0.123097</text:p>
          </table:table-cell>
          <table:table-cell office:value-type="float" office:value="0.0585842" calcext:value-type="float">
            <text:p>0.0585842</text:p>
          </table:table-cell>
          <table:table-cell office:value-type="float" office:value="0.076196" calcext:value-type="float">
            <text:p>0.076196</text:p>
          </table:table-cell>
        </table:table-row>
        <table:table-row table:style-name="ro1">
          <table:table-cell office:value-type="float" office:value="0.0657322" calcext:value-type="float">
            <text:p>0.0657322</text:p>
          </table:table-cell>
          <table:table-cell office:value-type="float" office:value="0.0923043" calcext:value-type="float">
            <text:p>0.0923043</text:p>
          </table:table-cell>
          <table:table-cell office:value-type="float" office:value="0.0973472" calcext:value-type="float">
            <text:p>0.0973472</text:p>
          </table:table-cell>
          <table:table-cell office:value-type="float" office:value="0.093316" calcext:value-type="float">
            <text:p>0.093316</text:p>
          </table:table-cell>
          <table:table-cell office:value-type="float" office:value="0.0861644" calcext:value-type="float">
            <text:p>0.0861644</text:p>
          </table:table-cell>
          <table:table-cell office:value-type="float" office:value="0.0983944" calcext:value-type="float">
            <text:p>0.0983944</text:p>
          </table:table-cell>
          <table:table-cell office:value-type="float" office:value="0.0516679" calcext:value-type="float">
            <text:p>0.0516679</text:p>
          </table:table-cell>
          <table:table-cell office:value-type="float" office:value="0.0508098" calcext:value-type="float">
            <text:p>0.0508098</text:p>
          </table:table-cell>
        </table:table-row>
        <table:table-row table:style-name="ro1">
          <table:table-cell office:value-type="float" office:value="0.0574811" calcext:value-type="float">
            <text:p>0.0574811</text:p>
          </table:table-cell>
          <table:table-cell office:value-type="float" office:value="0.0898559" calcext:value-type="float">
            <text:p>0.0898559</text:p>
          </table:table-cell>
          <table:table-cell office:value-type="float" office:value="0.10451" calcext:value-type="float">
            <text:p>0.10451</text:p>
          </table:table-cell>
          <table:table-cell office:value-type="float" office:value="0.0823639" calcext:value-type="float">
            <text:p>0.0823639</text:p>
          </table:table-cell>
          <table:table-cell office:value-type="float" office:value="0.0348895" calcext:value-type="float">
            <text:p>0.0348895</text:p>
          </table:table-cell>
          <table:table-cell office:value-type="float" office:value="0.116046" calcext:value-type="float">
            <text:p>0.116046</text:p>
          </table:table-cell>
          <table:table-cell office:value-type="float" office:value="0.0797843" calcext:value-type="float">
            <text:p>0.0797843</text:p>
          </table:table-cell>
          <table:table-cell office:value-type="float" office:value="0.0590261" calcext:value-type="float">
            <text:p>0.0590261</text:p>
          </table:table-cell>
        </table:table-row>
        <table:table-row table:style-name="ro1">
          <table:table-cell office:value-type="float" office:value="0.0830337" calcext:value-type="float">
            <text:p>0.0830337</text:p>
          </table:table-cell>
          <table:table-cell office:value-type="float" office:value="0.0872726" calcext:value-type="float">
            <text:p>0.0872726</text:p>
          </table:table-cell>
          <table:table-cell office:value-type="float" office:value="0.109031" calcext:value-type="float">
            <text:p>0.109031</text:p>
          </table:table-cell>
          <table:table-cell office:value-type="float" office:value="0.115617" calcext:value-type="float">
            <text:p>0.115617</text:p>
          </table:table-cell>
          <table:table-cell office:value-type="float" office:value="0.0872618" calcext:value-type="float">
            <text:p>0.0872618</text:p>
          </table:table-cell>
          <table:table-cell office:value-type="float" office:value="0.116327" calcext:value-type="float">
            <text:p>0.116327</text:p>
          </table:table-cell>
          <table:table-cell office:value-type="float" office:value="0.0870216" calcext:value-type="float">
            <text:p>0.0870216</text:p>
          </table:table-cell>
          <table:table-cell office:value-type="float" office:value="0.0885095" calcext:value-type="float">
            <text:p>0.0885095</text:p>
          </table:table-cell>
        </table:table-row>
        <table:table-row table:style-name="ro1">
          <table:table-cell office:value-type="float" office:value="0.0748072" calcext:value-type="float">
            <text:p>0.0748072</text:p>
          </table:table-cell>
          <table:table-cell office:value-type="float" office:value="0.106412" calcext:value-type="float">
            <text:p>0.106412</text:p>
          </table:table-cell>
          <table:table-cell office:value-type="float" office:value="0.0815476" calcext:value-type="float">
            <text:p>0.0815476</text:p>
          </table:table-cell>
          <table:table-cell office:value-type="float" office:value="0.0931531" calcext:value-type="float">
            <text:p>0.0931531</text:p>
          </table:table-cell>
          <table:table-cell office:value-type="float" office:value="0.088048" calcext:value-type="float">
            <text:p>0.088048</text:p>
          </table:table-cell>
          <table:table-cell office:value-type="float" office:value="0.128735" calcext:value-type="float">
            <text:p>0.128735</text:p>
          </table:table-cell>
          <table:table-cell office:value-type="float" office:value="0.0594444" calcext:value-type="float">
            <text:p>0.0594444</text:p>
          </table:table-cell>
          <table:table-cell office:value-type="float" office:value="0.0625898" calcext:value-type="float">
            <text:p>0.0625898</text:p>
          </table:table-cell>
        </table:table-row>
        <table:table-row table:style-name="ro1">
          <table:table-cell office:value-type="float" office:value="0.0868138" calcext:value-type="float">
            <text:p>0.0868138</text:p>
          </table:table-cell>
          <table:table-cell office:value-type="float" office:value="0.0613544" calcext:value-type="float">
            <text:p>0.0613544</text:p>
          </table:table-cell>
          <table:table-cell office:value-type="float" office:value="0.101007" calcext:value-type="float">
            <text:p>0.101007</text:p>
          </table:table-cell>
          <table:table-cell office:value-type="float" office:value="0.0966325" calcext:value-type="float">
            <text:p>0.0966325</text:p>
          </table:table-cell>
          <table:table-cell office:value-type="float" office:value="0.0529677" calcext:value-type="float">
            <text:p>0.0529677</text:p>
          </table:table-cell>
          <table:table-cell office:value-type="float" office:value="0.113324" calcext:value-type="float">
            <text:p>0.113324</text:p>
          </table:table-cell>
          <table:table-cell office:value-type="float" office:value="0.0715147" calcext:value-type="float">
            <text:p>0.0715147</text:p>
          </table:table-cell>
          <table:table-cell office:value-type="float" office:value="0.0862887" calcext:value-type="float">
            <text:p>0.0862887</text:p>
          </table:table-cell>
        </table:table-row>
        <table:table-row table:style-name="ro1">
          <table:table-cell office:value-type="float" office:value="0.0898203" calcext:value-type="float">
            <text:p>0.0898203</text:p>
          </table:table-cell>
          <table:table-cell office:value-type="float" office:value="0.111852" calcext:value-type="float">
            <text:p>0.111852</text:p>
          </table:table-cell>
          <table:table-cell office:value-type="float" office:value="0.127617" calcext:value-type="float">
            <text:p>0.127617</text:p>
          </table:table-cell>
          <table:table-cell office:value-type="float" office:value="0.0933563" calcext:value-type="float">
            <text:p>0.0933563</text:p>
          </table:table-cell>
          <table:table-cell office:value-type="float" office:value="0.0641699" calcext:value-type="float">
            <text:p>0.0641699</text:p>
          </table:table-cell>
          <table:table-cell office:value-type="float" office:value="0.119122" calcext:value-type="float">
            <text:p>0.119122</text:p>
          </table:table-cell>
          <table:table-cell office:value-type="float" office:value="0.0892625" calcext:value-type="float">
            <text:p>0.0892625</text:p>
          </table:table-cell>
          <table:table-cell office:value-type="float" office:value="0.0771797" calcext:value-type="float">
            <text:p>0.0771797</text:p>
          </table:table-cell>
        </table:table-row>
        <table:table-row table:style-name="ro1">
          <table:table-cell office:value-type="float" office:value="0.0836076" calcext:value-type="float">
            <text:p>0.0836076</text:p>
          </table:table-cell>
          <table:table-cell office:value-type="float" office:value="0.057222" calcext:value-type="float">
            <text:p>0.057222</text:p>
          </table:table-cell>
          <table:table-cell office:value-type="float" office:value="0.103422" calcext:value-type="float">
            <text:p>0.103422</text:p>
          </table:table-cell>
          <table:table-cell office:value-type="float" office:value="0.122968" calcext:value-type="float">
            <text:p>0.122968</text:p>
          </table:table-cell>
          <table:table-cell office:value-type="float" office:value="0.0728882" calcext:value-type="float">
            <text:p>0.0728882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0747433" calcext:value-type="float">
            <text:p>0.0747433</text:p>
          </table:table-cell>
          <table:table-cell office:value-type="float" office:value="0.0884744" calcext:value-type="float">
            <text:p>0.0884744</text:p>
          </table:table-cell>
        </table:table-row>
        <table:table-row table:style-name="ro1">
          <table:table-cell office:value-type="float" office:value="0.0908154" calcext:value-type="float">
            <text:p>0.0908154</text:p>
          </table:table-cell>
          <table:table-cell office:value-type="float" office:value="0.0805421" calcext:value-type="float">
            <text:p>0.0805421</text:p>
          </table:table-cell>
          <table:table-cell office:value-type="float" office:value="0.106001" calcext:value-type="float">
            <text:p>0.106001</text:p>
          </table:table-cell>
          <table:table-cell office:value-type="float" office:value="0.116442" calcext:value-type="float">
            <text:p>0.116442</text:p>
          </table:table-cell>
          <table:table-cell office:value-type="float" office:value="0.0801364" calcext:value-type="float">
            <text:p>0.0801364</text:p>
          </table:table-cell>
          <table:table-cell office:value-type="float" office:value="0.120918" calcext:value-type="float">
            <text:p>0.120918</text:p>
          </table:table-cell>
          <table:table-cell office:value-type="float" office:value="0.0566482" calcext:value-type="float">
            <text:p>0.0566482</text:p>
          </table:table-cell>
          <table:table-cell office:value-type="float" office:value="0.0665607" calcext:value-type="float">
            <text:p>0.0665607</text:p>
          </table:table-cell>
        </table:table-row>
        <table:table-row table:style-name="ro1">
          <table:table-cell office:value-type="float" office:value="0.0794559" calcext:value-type="float">
            <text:p>0.0794559</text:p>
          </table:table-cell>
          <table:table-cell office:value-type="float" office:value="0.0943989" calcext:value-type="float">
            <text:p>0.0943989</text:p>
          </table:table-cell>
          <table:table-cell office:value-type="float" office:value="0.109914" calcext:value-type="float">
            <text:p>0.109914</text:p>
          </table:table-cell>
          <table:table-cell office:value-type="float" office:value="0.118709" calcext:value-type="float">
            <text:p>0.118709</text:p>
          </table:table-cell>
          <table:table-cell office:value-type="float" office:value="0.0748016" calcext:value-type="float">
            <text:p>0.0748016</text:p>
          </table:table-cell>
          <table:table-cell office:value-type="float" office:value="0.108732" calcext:value-type="float">
            <text:p>0.108732</text:p>
          </table:table-cell>
          <table:table-cell office:value-type="float" office:value="0.0702249" calcext:value-type="float">
            <text:p>0.0702249</text:p>
          </table:table-cell>
          <table:table-cell office:value-type="float" office:value="0.0773572" calcext:value-type="float">
            <text:p>0.0773572</text:p>
          </table:table-cell>
        </table:table-row>
        <table:table-row table:style-name="ro1">
          <table:table-cell office:value-type="float" office:value="0.0838075" calcext:value-type="float">
            <text:p>0.0838075</text:p>
          </table:table-cell>
          <table:table-cell office:value-type="float" office:value="0.115718" calcext:value-type="float">
            <text:p>0.115718</text:p>
          </table:table-cell>
          <table:table-cell office:value-type="float" office:value="0.0952286" calcext:value-type="float">
            <text:p>0.0952286</text:p>
          </table:table-cell>
          <table:table-cell office:value-type="float" office:value="0.111619" calcext:value-type="float">
            <text:p>0.111619</text:p>
          </table:table-cell>
          <table:table-cell office:value-type="float" office:value="0.0842626" calcext:value-type="float">
            <text:p>0.0842626</text:p>
          </table:table-cell>
          <table:table-cell office:value-type="float" office:value="0.10251" calcext:value-type="float">
            <text:p>0.10251</text:p>
          </table:table-cell>
          <table:table-cell office:value-type="float" office:value="0.0749747" calcext:value-type="float">
            <text:p>0.0749747</text:p>
          </table:table-cell>
          <table:table-cell office:value-type="float" office:value="0.0751022" calcext:value-type="float">
            <text:p>0.0751022</text:p>
          </table:table-cell>
        </table:table-row>
        <table:table-row table:style-name="ro1">
          <table:table-cell office:value-type="float" office:value="0.0794386" calcext:value-type="float">
            <text:p>0.0794386</text:p>
          </table:table-cell>
          <table:table-cell office:value-type="float" office:value="0.0839342" calcext:value-type="float">
            <text:p>0.0839342</text:p>
          </table:table-cell>
          <table:table-cell office:value-type="float" office:value="0.130666" calcext:value-type="float">
            <text:p>0.130666</text:p>
          </table:table-cell>
          <table:table-cell office:value-type="float" office:value="0.0939776" calcext:value-type="float">
            <text:p>0.0939776</text:p>
          </table:table-cell>
          <table:table-cell office:value-type="float" office:value="0.0374759" calcext:value-type="float">
            <text:p>0.0374759</text:p>
          </table:table-cell>
          <table:table-cell office:value-type="float" office:value="0.102776" calcext:value-type="float">
            <text:p>0.102776</text:p>
          </table:table-cell>
          <table:table-cell office:value-type="float" office:value="0.0800693" calcext:value-type="float">
            <text:p>0.0800693</text:p>
          </table:table-cell>
          <table:table-cell office:value-type="float" office:value="0.0921708" calcext:value-type="float">
            <text:p>0.0921708</text:p>
          </table:table-cell>
        </table:table-row>
        <table:table-row table:style-name="ro1">
          <table:table-cell office:value-type="float" office:value="0.0649115" calcext:value-type="float">
            <text:p>0.0649115</text:p>
          </table:table-cell>
          <table:table-cell office:value-type="float" office:value="0.100533" calcext:value-type="float">
            <text:p>0.100533</text:p>
          </table:table-cell>
          <table:table-cell office:value-type="float" office:value="0.118413" calcext:value-type="float">
            <text:p>0.118413</text:p>
          </table:table-cell>
          <table:table-cell office:value-type="float" office:value="0.0996268" calcext:value-type="float">
            <text:p>0.0996268</text:p>
          </table:table-cell>
          <table:table-cell office:value-type="float" office:value="0.0769064" calcext:value-type="float">
            <text:p>0.0769064</text:p>
          </table:table-cell>
          <table:table-cell office:value-type="float" office:value="0.113716" calcext:value-type="float">
            <text:p>0.113716</text:p>
          </table:table-cell>
          <table:table-cell office:value-type="float" office:value="0.0757103" calcext:value-type="float">
            <text:p>0.0757103</text:p>
          </table:table-cell>
          <table:table-cell office:value-type="float" office:value="0.0784458" calcext:value-type="float">
            <text:p>0.0784458</text:p>
          </table:table-cell>
        </table:table-row>
        <table:table-row table:style-name="ro1">
          <table:table-cell office:value-type="float" office:value="0.0873855" calcext:value-type="float">
            <text:p>0.0873855</text:p>
          </table:table-cell>
          <table:table-cell office:value-type="float" office:value="0.0792398" calcext:value-type="float">
            <text:p>0.0792398</text:p>
          </table:table-cell>
          <table:table-cell office:value-type="float" office:value="0.108689" calcext:value-type="float">
            <text:p>0.108689</text:p>
          </table:table-cell>
          <table:table-cell office:value-type="float" office:value="0.114039" calcext:value-type="float">
            <text:p>0.114039</text:p>
          </table:table-cell>
          <table:table-cell office:value-type="float" office:value="0.0799554" calcext:value-type="float">
            <text:p>0.0799554</text:p>
          </table:table-cell>
          <table:table-cell office:value-type="float" office:value="0.127649" calcext:value-type="float">
            <text:p>0.127649</text:p>
          </table:table-cell>
          <table:table-cell office:value-type="float" office:value="0.0702876" calcext:value-type="float">
            <text:p>0.0702876</text:p>
          </table:table-cell>
          <table:table-cell office:value-type="float" office:value="0.0943657" calcext:value-type="float">
            <text:p>0.0943657</text:p>
          </table:table-cell>
        </table:table-row>
        <table:table-row table:style-name="ro1">
          <table:table-cell office:value-type="float" office:value="0.0658803" calcext:value-type="float">
            <text:p>0.0658803</text:p>
          </table:table-cell>
          <table:table-cell office:value-type="float" office:value="0.104925" calcext:value-type="float">
            <text:p>0.104925</text:p>
          </table:table-cell>
          <table:table-cell office:value-type="float" office:value="0.132089" calcext:value-type="float">
            <text:p>0.132089</text:p>
          </table:table-cell>
          <table:table-cell office:value-type="float" office:value="0.11438" calcext:value-type="float">
            <text:p>0.11438</text:p>
          </table:table-cell>
          <table:table-cell office:value-type="float" office:value="0.0699565" calcext:value-type="float">
            <text:p>0.0699565</text:p>
          </table:table-cell>
          <table:table-cell office:value-type="float" office:value="0.119714" calcext:value-type="float">
            <text:p>0.119714</text:p>
          </table:table-cell>
          <table:table-cell office:value-type="float" office:value="0.0870547" calcext:value-type="float">
            <text:p>0.0870547</text:p>
          </table:table-cell>
          <table:table-cell office:value-type="float" office:value="0.0952756" calcext:value-type="float">
            <text:p>0.0952756</text:p>
          </table:table-cell>
        </table:table-row>
        <table:table-row table:style-name="ro1">
          <table:table-cell office:value-type="float" office:value="0.0867195" calcext:value-type="float">
            <text:p>0.0867195</text:p>
          </table:table-cell>
          <table:table-cell office:value-type="float" office:value="0.0869514" calcext:value-type="float">
            <text:p>0.0869514</text:p>
          </table:table-cell>
          <table:table-cell office:value-type="float" office:value="0.116778" calcext:value-type="float">
            <text:p>0.116778</text:p>
          </table:table-cell>
          <table:table-cell office:value-type="float" office:value="0.113068" calcext:value-type="float">
            <text:p>0.113068</text:p>
          </table:table-cell>
          <table:table-cell office:value-type="float" office:value="0.0583275" calcext:value-type="float">
            <text:p>0.0583275</text:p>
          </table:table-cell>
          <table:table-cell office:value-type="float" office:value="0.116188" calcext:value-type="float">
            <text:p>0.116188</text:p>
          </table:table-cell>
          <table:table-cell office:value-type="float" office:value="0.0630269" calcext:value-type="float">
            <text:p>0.0630269</text:p>
          </table:table-cell>
          <table:table-cell office:value-type="float" office:value="0.0848429" calcext:value-type="float">
            <text:p>0.0848429</text:p>
          </table:table-cell>
        </table:table-row>
        <table:table-row table:style-name="ro1">
          <table:table-cell office:value-type="float" office:value="0.0799058" calcext:value-type="float">
            <text:p>0.0799058</text:p>
          </table:table-cell>
          <table:table-cell office:value-type="float" office:value="0.09616" calcext:value-type="float">
            <text:p>0.09616</text:p>
          </table:table-cell>
          <table:table-cell office:value-type="float" office:value="0.123589" calcext:value-type="float">
            <text:p>0.123589</text:p>
          </table:table-cell>
          <table:table-cell office:value-type="float" office:value="0.128445" calcext:value-type="float">
            <text:p>0.128445</text:p>
          </table:table-cell>
          <table:table-cell office:value-type="float" office:value="0.0586521" calcext:value-type="float">
            <text:p>0.0586521</text:p>
          </table:table-cell>
          <table:table-cell office:value-type="float" office:value="0.125079" calcext:value-type="float">
            <text:p>0.125079</text:p>
          </table:table-cell>
          <table:table-cell office:value-type="float" office:value="0.0748255" calcext:value-type="float">
            <text:p>0.0748255</text:p>
          </table:table-cell>
          <table:table-cell office:value-type="float" office:value="0.0745667" calcext:value-type="float">
            <text:p>0.0745667</text:p>
          </table:table-cell>
        </table:table-row>
        <table:table-row table:style-name="ro1">
          <table:table-cell office:value-type="float" office:value="0.0827921" calcext:value-type="float">
            <text:p>0.0827921</text:p>
          </table:table-cell>
          <table:table-cell office:value-type="float" office:value="0.100931" calcext:value-type="float">
            <text:p>0.100931</text:p>
          </table:table-cell>
          <table:table-cell office:value-type="float" office:value="0.113152" calcext:value-type="float">
            <text:p>0.113152</text:p>
          </table:table-cell>
          <table:table-cell office:value-type="float" office:value="0.105358" calcext:value-type="float">
            <text:p>0.105358</text:p>
          </table:table-cell>
          <table:table-cell office:value-type="float" office:value="0.058454" calcext:value-type="float">
            <text:p>0.058454</text:p>
          </table:table-cell>
          <table:table-cell office:value-type="float" office:value="0.122782" calcext:value-type="float">
            <text:p>0.122782</text:p>
          </table:table-cell>
          <table:table-cell office:value-type="float" office:value="0.0798693" calcext:value-type="float">
            <text:p>0.0798693</text:p>
          </table:table-cell>
          <table:table-cell office:value-type="float" office:value="0.109408" calcext:value-type="float">
            <text:p>0.109408</text:p>
          </table:table-cell>
        </table:table-row>
        <table:table-row table:style-name="ro1">
          <table:table-cell office:value-type="float" office:value="0.101638" calcext:value-type="float">
            <text:p>0.101638</text:p>
          </table:table-cell>
          <table:table-cell office:value-type="float" office:value="0.104882" calcext:value-type="float">
            <text:p>0.104882</text:p>
          </table:table-cell>
          <table:table-cell office:value-type="float" office:value="0.147762" calcext:value-type="float">
            <text:p>0.147762</text:p>
          </table:table-cell>
          <table:table-cell office:value-type="float" office:value="0.124652" calcext:value-type="float">
            <text:p>0.124652</text:p>
          </table:table-cell>
          <table:table-cell office:value-type="float" office:value="0.0555735" calcext:value-type="float">
            <text:p>0.0555735</text:p>
          </table:table-cell>
          <table:table-cell office:value-type="float" office:value="0.120288" calcext:value-type="float">
            <text:p>0.120288</text:p>
          </table:table-cell>
          <table:table-cell office:value-type="float" office:value="0.0827012" calcext:value-type="float">
            <text:p>0.0827012</text:p>
          </table:table-cell>
          <table:table-cell office:value-type="float" office:value="0.0973587" calcext:value-type="float">
            <text:p>0.0973587</text:p>
          </table:table-cell>
        </table:table-row>
        <table:table-row table:style-name="ro1">
          <table:table-cell office:value-type="float" office:value="0.0881471" calcext:value-type="float">
            <text:p>0.0881471</text:p>
          </table:table-cell>
          <table:table-cell office:value-type="float" office:value="0.0993049" calcext:value-type="float">
            <text:p>0.0993049</text:p>
          </table:table-cell>
          <table:table-cell office:value-type="float" office:value="0.118472" calcext:value-type="float">
            <text:p>0.118472</text:p>
          </table:table-cell>
          <table:table-cell office:value-type="float" office:value="0.120645" calcext:value-type="float">
            <text:p>0.120645</text:p>
          </table:table-cell>
          <table:table-cell office:value-type="float" office:value="0.0622587" calcext:value-type="float">
            <text:p>0.0622587</text:p>
          </table:table-cell>
          <table:table-cell office:value-type="float" office:value="0.13157" calcext:value-type="float">
            <text:p>0.13157</text:p>
          </table:table-cell>
          <table:table-cell office:value-type="float" office:value="0.0826914" calcext:value-type="float">
            <text:p>0.0826914</text:p>
          </table:table-cell>
          <table:table-cell office:value-type="float" office:value="0.0825857" calcext:value-type="float">
            <text:p>0.0825857</text:p>
          </table:table-cell>
        </table:table-row>
        <table:table-row table:style-name="ro1">
          <table:table-cell office:value-type="float" office:value="0.0926736" calcext:value-type="float">
            <text:p>0.0926736</text:p>
          </table:table-cell>
          <table:table-cell office:value-type="float" office:value="0.101957" calcext:value-type="float">
            <text:p>0.101957</text:p>
          </table:table-cell>
          <table:table-cell office:value-type="float" office:value="0.130991" calcext:value-type="float">
            <text:p>0.130991</text:p>
          </table:table-cell>
          <table:table-cell office:value-type="float" office:value="0.125074" calcext:value-type="float">
            <text:p>0.125074</text:p>
          </table:table-cell>
          <table:table-cell office:value-type="float" office:value="0.059431" calcext:value-type="float">
            <text:p>0.059431</text:p>
          </table:table-cell>
          <table:table-cell office:value-type="float" office:value="0.116548" calcext:value-type="float">
            <text:p>0.116548</text:p>
          </table:table-cell>
          <table:table-cell office:value-type="float" office:value="0.0614908" calcext:value-type="float">
            <text:p>0.0614908</text:p>
          </table:table-cell>
          <table:table-cell office:value-type="float" office:value="0.0764808" calcext:value-type="float">
            <text:p>0.0764808</text:p>
          </table:table-cell>
        </table:table-row>
        <table:table-row table:style-name="ro1">
          <table:table-cell office:value-type="float" office:value="0.091286" calcext:value-type="float">
            <text:p>0.091286</text:p>
          </table:table-cell>
          <table:table-cell office:value-type="float" office:value="0.0905144" calcext:value-type="float">
            <text:p>0.0905144</text:p>
          </table:table-cell>
          <table:table-cell office:value-type="float" office:value="0.124144" calcext:value-type="float">
            <text:p>0.124144</text:p>
          </table:table-cell>
          <table:table-cell office:value-type="float" office:value="0.113236" calcext:value-type="float">
            <text:p>0.113236</text:p>
          </table:table-cell>
          <table:table-cell office:value-type="float" office:value="0.0638575" calcext:value-type="float">
            <text:p>0.0638575</text:p>
          </table:table-cell>
          <table:table-cell office:value-type="float" office:value="0.121838" calcext:value-type="float">
            <text:p>0.121838</text:p>
          </table:table-cell>
          <table:table-cell office:value-type="float" office:value="0.0688697" calcext:value-type="float">
            <text:p>0.0688697</text:p>
          </table:table-cell>
          <table:table-cell office:value-type="float" office:value="0.0876355" calcext:value-type="float">
            <text:p>0.0876355</text:p>
          </table:table-cell>
        </table:table-row>
        <table:table-row table:style-name="ro1">
          <table:table-cell office:value-type="float" office:value="0.0921231" calcext:value-type="float">
            <text:p>0.0921231</text:p>
          </table:table-cell>
          <table:table-cell office:value-type="float" office:value="0.0946112" calcext:value-type="float">
            <text:p>0.0946112</text:p>
          </table:table-cell>
          <table:table-cell office:value-type="float" office:value="0.128573" calcext:value-type="float">
            <text:p>0.128573</text:p>
          </table:table-cell>
          <table:table-cell office:value-type="float" office:value="0.117695" calcext:value-type="float">
            <text:p>0.117695</text:p>
          </table:table-cell>
          <table:table-cell office:value-type="float" office:value="0.0531914" calcext:value-type="float">
            <text:p>0.0531914</text:p>
          </table:table-cell>
          <table:table-cell office:value-type="float" office:value="0.110482" calcext:value-type="float">
            <text:p>0.110482</text:p>
          </table:table-cell>
          <table:table-cell office:value-type="float" office:value="0.0873096" calcext:value-type="float">
            <text:p>0.0873096</text:p>
          </table:table-cell>
          <table:table-cell office:value-type="float" office:value="0.0904169" calcext:value-type="float">
            <text:p>0.0904169</text:p>
          </table:table-cell>
        </table:table-row>
        <table:table-row table:style-name="ro1">
          <table:table-cell office:value-type="float" office:value="0.0960635" calcext:value-type="float">
            <text:p>0.0960635</text:p>
          </table:table-cell>
          <table:table-cell office:value-type="float" office:value="0.0893751" calcext:value-type="float">
            <text:p>0.0893751</text:p>
          </table:table-cell>
          <table:table-cell office:value-type="float" office:value="0.136012" calcext:value-type="float">
            <text:p>0.136012</text:p>
          </table:table-cell>
          <table:table-cell office:value-type="float" office:value="0.115209" calcext:value-type="float">
            <text:p>0.115209</text:p>
          </table:table-cell>
          <table:table-cell office:value-type="float" office:value="0.0693401" calcext:value-type="float">
            <text:p>0.0693401</text:p>
          </table:table-cell>
          <table:table-cell office:value-type="float" office:value="0.144132" calcext:value-type="float">
            <text:p>0.144132</text:p>
          </table:table-cell>
          <table:table-cell office:value-type="float" office:value="0.0812708" calcext:value-type="float">
            <text:p>0.0812708</text:p>
          </table:table-cell>
          <table:table-cell office:value-type="float" office:value="0.0864573" calcext:value-type="float">
            <text:p>0.0864573</text:p>
          </table:table-cell>
        </table:table-row>
        <table:table-row table:style-name="ro1">
          <table:table-cell office:value-type="float" office:value="0.0897999" calcext:value-type="float">
            <text:p>0.0897999</text:p>
          </table:table-cell>
          <table:table-cell office:value-type="float" office:value="0.0810629" calcext:value-type="float">
            <text:p>0.0810629</text:p>
          </table:table-cell>
          <table:table-cell office:value-type="float" office:value="0.117865" calcext:value-type="float">
            <text:p>0.117865</text:p>
          </table:table-cell>
          <table:table-cell office:value-type="float" office:value="0.107265" calcext:value-type="float">
            <text:p>0.107265</text:p>
          </table:table-cell>
          <table:table-cell office:value-type="float" office:value="0.0629177" calcext:value-type="float">
            <text:p>0.0629177</text:p>
          </table:table-cell>
          <table:table-cell office:value-type="float" office:value="0.130276" calcext:value-type="float">
            <text:p>0.130276</text:p>
          </table:table-cell>
          <table:table-cell office:value-type="float" office:value="0.0675271" calcext:value-type="float">
            <text:p>0.0675271</text:p>
          </table:table-cell>
          <table:table-cell office:value-type="float" office:value="0.0812565" calcext:value-type="float">
            <text:p>0.0812565</text:p>
          </table:table-cell>
        </table:table-row>
        <table:table-row table:style-name="ro1">
          <table:table-cell office:value-type="float" office:value="0.0736909" calcext:value-type="float">
            <text:p>0.0736909</text:p>
          </table:table-cell>
          <table:table-cell office:value-type="float" office:value="0.098024" calcext:value-type="float">
            <text:p>0.098024</text:p>
          </table:table-cell>
          <table:table-cell office:value-type="float" office:value="0.130521" calcext:value-type="float">
            <text:p>0.130521</text:p>
          </table:table-cell>
          <table:table-cell office:value-type="float" office:value="0.112858" calcext:value-type="float">
            <text:p>0.112858</text:p>
          </table:table-cell>
          <table:table-cell office:value-type="float" office:value="0.0669087" calcext:value-type="float">
            <text:p>0.0669087</text:p>
          </table:table-cell>
          <table:table-cell office:value-type="float" office:value="0.115955" calcext:value-type="float">
            <text:p>0.115955</text:p>
          </table:table-cell>
          <table:table-cell office:value-type="float" office:value="0.0719706" calcext:value-type="float">
            <text:p>0.0719706</text:p>
          </table:table-cell>
          <table:table-cell office:value-type="float" office:value="0.0883947" calcext:value-type="float">
            <text:p>0.0883947</text:p>
          </table:table-cell>
        </table:table-row>
        <table:table-row table:style-name="ro1">
          <table:table-cell office:value-type="float" office:value="0.0780558" calcext:value-type="float">
            <text:p>0.0780558</text:p>
          </table:table-cell>
          <table:table-cell office:value-type="float" office:value="0.0814191" calcext:value-type="float">
            <text:p>0.0814191</text:p>
          </table:table-cell>
          <table:table-cell office:value-type="float" office:value="0.108912" calcext:value-type="float">
            <text:p>0.108912</text:p>
          </table:table-cell>
          <table:table-cell office:value-type="float" office:value="0.110705" calcext:value-type="float">
            <text:p>0.110705</text:p>
          </table:table-cell>
          <table:table-cell office:value-type="float" office:value="0.0636826" calcext:value-type="float">
            <text:p>0.0636826</text:p>
          </table:table-cell>
          <table:table-cell office:value-type="float" office:value="0.128215" calcext:value-type="float">
            <text:p>0.128215</text:p>
          </table:table-cell>
          <table:table-cell office:value-type="float" office:value="0.0674998" calcext:value-type="float">
            <text:p>0.0674998</text:p>
          </table:table-cell>
          <table:table-cell office:value-type="float" office:value="0.0677499" calcext:value-type="float">
            <text:p>0.0677499</text:p>
          </table:table-cell>
        </table:table-row>
        <table:table-row table:style-name="ro1">
          <table:table-cell office:value-type="float" office:value="0.0759518" calcext:value-type="float">
            <text:p>0.0759518</text:p>
          </table:table-cell>
          <table:table-cell office:value-type="float" office:value="0.0820357" calcext:value-type="float">
            <text:p>0.0820357</text:p>
          </table:table-cell>
          <table:table-cell office:value-type="float" office:value="0.135476" calcext:value-type="float">
            <text:p>0.135476</text:p>
          </table:table-cell>
          <table:table-cell office:value-type="float" office:value="0.111614" calcext:value-type="float">
            <text:p>0.111614</text:p>
          </table:table-cell>
          <table:table-cell office:value-type="float" office:value="0.0524726" calcext:value-type="float">
            <text:p>0.0524726</text:p>
          </table:table-cell>
          <table:table-cell office:value-type="float" office:value="0.127812" calcext:value-type="float">
            <text:p>0.127812</text:p>
          </table:table-cell>
          <table:table-cell office:value-type="float" office:value="0.0767062" calcext:value-type="float">
            <text:p>0.0767062</text:p>
          </table:table-cell>
          <table:table-cell office:value-type="float" office:value="0.0822836" calcext:value-type="float">
            <text:p>0.0822836</text:p>
          </table:table-cell>
        </table:table-row>
        <table:table-row table:style-name="ro1">
          <table:table-cell office:value-type="float" office:value="0.0781875" calcext:value-type="float">
            <text:p>0.0781875</text:p>
          </table:table-cell>
          <table:table-cell office:value-type="float" office:value="0.0902585" calcext:value-type="float">
            <text:p>0.0902585</text:p>
          </table:table-cell>
          <table:table-cell office:value-type="float" office:value="0.126999" calcext:value-type="float">
            <text:p>0.126999</text:p>
          </table:table-cell>
          <table:table-cell office:value-type="float" office:value="0.10487" calcext:value-type="float">
            <text:p>0.10487</text:p>
          </table:table-cell>
          <table:table-cell office:value-type="float" office:value="0.0520877" calcext:value-type="float">
            <text:p>0.0520877</text:p>
          </table:table-cell>
          <table:table-cell office:value-type="float" office:value="0.11415" calcext:value-type="float">
            <text:p>0.11415</text:p>
          </table:table-cell>
          <table:table-cell office:value-type="float" office:value="0.0757584" calcext:value-type="float">
            <text:p>0.0757584</text:p>
          </table:table-cell>
          <table:table-cell office:value-type="float" office:value="0.0934489" calcext:value-type="float">
            <text:p>0.0934489</text:p>
          </table:table-cell>
        </table:table-row>
        <table:table-row table:style-name="ro1">
          <table:table-cell office:value-type="float" office:value="0.0765824" calcext:value-type="float">
            <text:p>0.0765824</text:p>
          </table:table-cell>
          <table:table-cell office:value-type="float" office:value="0.0696499" calcext:value-type="float">
            <text:p>0.0696499</text:p>
          </table:table-cell>
          <table:table-cell office:value-type="float" office:value="0.119487" calcext:value-type="float">
            <text:p>0.119487</text:p>
          </table:table-cell>
          <table:table-cell office:value-type="float" office:value="0.10158" calcext:value-type="float">
            <text:p>0.10158</text:p>
          </table:table-cell>
          <table:table-cell office:value-type="float" office:value="0.0538475" calcext:value-type="float">
            <text:p>0.0538475</text:p>
          </table:table-cell>
          <table:table-cell office:value-type="float" office:value="0.115658" calcext:value-type="float">
            <text:p>0.115658</text:p>
          </table:table-cell>
          <table:table-cell office:value-type="float" office:value="0.0644674" calcext:value-type="float">
            <text:p>0.0644674</text:p>
          </table:table-cell>
          <table:table-cell office:value-type="float" office:value="0.0817573" calcext:value-type="float">
            <text:p>0.0817573</text:p>
          </table:table-cell>
        </table:table-row>
        <table:table-row table:style-name="ro1">
          <table:table-cell office:value-type="float" office:value="0.0950287" calcext:value-type="float">
            <text:p>0.0950287</text:p>
          </table:table-cell>
          <table:table-cell office:value-type="float" office:value="0.0873031" calcext:value-type="float">
            <text:p>0.0873031</text:p>
          </table:table-cell>
          <table:table-cell office:value-type="float" office:value="0.104542" calcext:value-type="float">
            <text:p>0.104542</text:p>
          </table:table-cell>
          <table:table-cell office:value-type="float" office:value="0.0843742" calcext:value-type="float">
            <text:p>0.0843742</text:p>
          </table:table-cell>
          <table:table-cell office:value-type="float" office:value="0.0449229" calcext:value-type="float">
            <text:p>0.0449229</text:p>
          </table:table-cell>
          <table:table-cell office:value-type="float" office:value="0.0889407" calcext:value-type="float">
            <text:p>0.0889407</text:p>
          </table:table-cell>
          <table:table-cell office:value-type="float" office:value="0.0851076" calcext:value-type="float">
            <text:p>0.0851076</text:p>
          </table:table-cell>
          <table:table-cell office:value-type="float" office:value="0.0518626" calcext:value-type="float">
            <text:p>0.0518626</text:p>
          </table:table-cell>
        </table:table-row>
        <table:table-row table:style-name="ro1">
          <table:table-cell office:value-type="float" office:value="0.0681034" calcext:value-type="float">
            <text:p>0.0681034</text:p>
          </table:table-cell>
          <table:table-cell office:value-type="float" office:value="0.0679363" calcext:value-type="float">
            <text:p>0.0679363</text:p>
          </table:table-cell>
          <table:table-cell office:value-type="float" office:value="0.103016" calcext:value-type="float">
            <text:p>0.103016</text:p>
          </table:table-cell>
          <table:table-cell office:value-type="float" office:value="0.0800449" calcext:value-type="float">
            <text:p>0.0800449</text:p>
          </table:table-cell>
          <table:table-cell office:value-type="float" office:value="0.0569459" calcext:value-type="float">
            <text:p>0.0569459</text:p>
          </table:table-cell>
          <table:table-cell office:value-type="float" office:value="0.0963313" calcext:value-type="float">
            <text:p>0.0963313</text:p>
          </table:table-cell>
          <table:table-cell office:value-type="float" office:value="0.0506017" calcext:value-type="float">
            <text:p>0.0506017</text:p>
          </table:table-cell>
          <table:table-cell office:value-type="float" office:value="0.0880302" calcext:value-type="float">
            <text:p>0.0880302</text:p>
          </table:table-cell>
        </table:table-row>
        <table:table-row table:style-name="ro1">
          <table:table-cell office:value-type="float" office:value="0.0836268" calcext:value-type="float">
            <text:p>0.0836268</text:p>
          </table:table-cell>
          <table:table-cell office:value-type="float" office:value="0.0530844" calcext:value-type="float">
            <text:p>0.0530844</text:p>
          </table:table-cell>
          <table:table-cell office:value-type="float" office:value="0.0743444" calcext:value-type="float">
            <text:p>0.0743444</text:p>
          </table:table-cell>
          <table:table-cell office:value-type="float" office:value="0.0924161" calcext:value-type="float">
            <text:p>0.0924161</text:p>
          </table:table-cell>
          <table:table-cell office:value-type="float" office:value="0.0592189" calcext:value-type="float">
            <text:p>0.0592189</text:p>
          </table:table-cell>
          <table:table-cell office:value-type="float" office:value="0.109021" calcext:value-type="float">
            <text:p>0.109021</text:p>
          </table:table-cell>
          <table:table-cell office:value-type="float" office:value="0.0570307" calcext:value-type="float">
            <text:p>0.0570307</text:p>
          </table:table-cell>
          <table:table-cell office:value-type="float" office:value="0.057547" calcext:value-type="float">
            <text:p>0.057547</text:p>
          </table:table-cell>
        </table:table-row>
        <table:table-row table:style-name="ro1">
          <table:table-cell office:value-type="float" office:value="0.0960635" calcext:value-type="float">
            <text:p>0.0960635</text:p>
          </table:table-cell>
          <table:table-cell office:value-type="float" office:value="0.0851603" calcext:value-type="float">
            <text:p>0.0851603</text:p>
          </table:table-cell>
          <table:table-cell office:value-type="float" office:value="0.0861734" calcext:value-type="float">
            <text:p>0.0861734</text:p>
          </table:table-cell>
          <table:table-cell office:value-type="float" office:value="0.080244" calcext:value-type="float">
            <text:p>0.080244</text:p>
          </table:table-cell>
          <table:table-cell office:value-type="float" office:value="0.0401986" calcext:value-type="float">
            <text:p>0.0401986</text:p>
          </table:table-cell>
          <table:table-cell office:value-type="float" office:value="0.086298" calcext:value-type="float">
            <text:p>0.086298</text:p>
          </table:table-cell>
          <table:table-cell office:value-type="float" office:value="0.0343859" calcext:value-type="float">
            <text:p>0.0343859</text:p>
          </table:table-cell>
          <table:table-cell office:value-type="float" office:value="0.0601605" calcext:value-type="float">
            <text:p>0.0601605</text:p>
          </table:table-cell>
        </table:table-row>
        <table:table-row table:style-name="ro1">
          <table:table-cell office:value-type="float" office:value="0.0776501" calcext:value-type="float">
            <text:p>0.0776501</text:p>
          </table:table-cell>
          <table:table-cell office:value-type="float" office:value="0.0605283" calcext:value-type="float">
            <text:p>0.0605283</text:p>
          </table:table-cell>
          <table:table-cell office:value-type="float" office:value="0.0832621" calcext:value-type="float">
            <text:p>0.0832621</text:p>
          </table:table-cell>
          <table:table-cell office:value-type="float" office:value="0.0475574" calcext:value-type="float">
            <text:p>0.0475574</text:p>
          </table:table-cell>
          <table:table-cell office:value-type="float" office:value="0.0920004" calcext:value-type="float">
            <text:p>0.0920004</text:p>
          </table:table-cell>
          <table:table-cell office:value-type="float" office:value="0.0933537" calcext:value-type="float">
            <text:p>0.0933537</text:p>
          </table:table-cell>
          <table:table-cell office:value-type="float" office:value="0.0776803" calcext:value-type="float">
            <text:p>0.0776803</text:p>
          </table:table-cell>
          <table:table-cell office:value-type="float" office:value="0.039944" calcext:value-type="float">
            <text:p>0.039944</text:p>
          </table:table-cell>
        </table:table-row>
        <table:table-row table:style-name="ro1">
          <table:table-cell office:value-type="float" office:value="0.0549853" calcext:value-type="float">
            <text:p>0.0549853</text:p>
          </table:table-cell>
          <table:table-cell office:value-type="float" office:value="0.0607521" calcext:value-type="float">
            <text:p>0.0607521</text:p>
          </table:table-cell>
          <table:table-cell office:value-type="float" office:value="0.109932" calcext:value-type="float">
            <text:p>0.109932</text:p>
          </table:table-cell>
          <table:table-cell office:value-type="float" office:value="0.0601266" calcext:value-type="float">
            <text:p>0.0601266</text:p>
          </table:table-cell>
          <table:table-cell office:value-type="float" office:value="0.0462214" calcext:value-type="float">
            <text:p>0.0462214</text:p>
          </table:table-cell>
          <table:table-cell office:value-type="float" office:value="0.089486" calcext:value-type="float">
            <text:p>0.089486</text:p>
          </table:table-cell>
          <table:table-cell office:value-type="float" office:value="0.0693744" calcext:value-type="float">
            <text:p>0.0693744</text:p>
          </table:table-cell>
          <table:table-cell office:value-type="float" office:value="0.0765676" calcext:value-type="float">
            <text:p>0.0765676</text:p>
          </table:table-cell>
        </table:table-row>
        <table:table-row table:style-name="ro1">
          <table:table-cell office:value-type="float" office:value="0.0617185" calcext:value-type="float">
            <text:p>0.0617185</text:p>
          </table:table-cell>
          <table:table-cell office:value-type="float" office:value="0.0562731" calcext:value-type="float">
            <text:p>0.0562731</text:p>
          </table:table-cell>
          <table:table-cell office:value-type="float" office:value="0.0751153" calcext:value-type="float">
            <text:p>0.0751153</text:p>
          </table:table-cell>
          <table:table-cell office:value-type="float" office:value="0.0301753" calcext:value-type="float">
            <text:p>0.0301753</text:p>
          </table:table-cell>
          <table:table-cell office:value-type="float" office:value="0.0628933" calcext:value-type="float">
            <text:p>0.0628933</text:p>
          </table:table-cell>
          <table:table-cell office:value-type="float" office:value="0.113134" calcext:value-type="float">
            <text:p>0.113134</text:p>
          </table:table-cell>
          <table:table-cell office:value-type="float" office:value="0.0284618" calcext:value-type="float">
            <text:p>0.0284618</text:p>
          </table:table-cell>
          <table:table-cell office:value-type="float" office:value="0.0572058" calcext:value-type="float">
            <text:p>0.0572058</text:p>
          </table:table-cell>
        </table:table-row>
        <table:table-row table:style-name="ro1">
          <table:table-cell office:value-type="float" office:value="0.0997643" calcext:value-type="float">
            <text:p>0.0997643</text:p>
          </table:table-cell>
          <table:table-cell office:value-type="float" office:value="0.0677895" calcext:value-type="float">
            <text:p>0.0677895</text:p>
          </table:table-cell>
          <table:table-cell office:value-type="float" office:value="0.0748595" calcext:value-type="float">
            <text:p>0.0748595</text:p>
          </table:table-cell>
          <table:table-cell office:value-type="float" office:value="0.0611275" calcext:value-type="float">
            <text:p>0.0611275</text:p>
          </table:table-cell>
          <table:table-cell office:value-type="float" office:value="0.0452381" calcext:value-type="float">
            <text:p>0.0452381</text:p>
          </table:table-cell>
          <table:table-cell office:value-type="float" office:value="0.05022" calcext:value-type="float">
            <text:p>0.05022</text:p>
          </table:table-cell>
          <table:table-cell office:value-type="float" office:value="0.0351255" calcext:value-type="float">
            <text:p>0.0351255</text:p>
          </table:table-cell>
          <table:table-cell office:value-type="float" office:value="0.0718408" calcext:value-type="float">
            <text:p>0.0718408</text:p>
          </table:table-cell>
        </table:table-row>
        <table:table-row table:style-name="ro1">
          <table:table-cell office:value-type="float" office:value="0.0628489" calcext:value-type="float">
            <text:p>0.0628489</text:p>
          </table:table-cell>
          <table:table-cell office:value-type="float" office:value="0.0421183" calcext:value-type="float">
            <text:p>0.0421183</text:p>
          </table:table-cell>
          <table:table-cell office:value-type="float" office:value="0.0835929" calcext:value-type="float">
            <text:p>0.0835929</text:p>
          </table:table-cell>
          <table:table-cell office:value-type="float" office:value="0.0651933" calcext:value-type="float">
            <text:p>0.0651933</text:p>
          </table:table-cell>
          <table:table-cell office:value-type="float" office:value="0.0713269" calcext:value-type="float">
            <text:p>0.0713269</text:p>
          </table:table-cell>
          <table:table-cell office:value-type="float" office:value="0.0953489" calcext:value-type="float">
            <text:p>0.0953489</text:p>
          </table:table-cell>
          <table:table-cell office:value-type="float" office:value="0.0687393" calcext:value-type="float">
            <text:p>0.0687393</text:p>
          </table:table-cell>
          <table:table-cell office:value-type="float" office:value="0.0521979" calcext:value-type="float">
            <text:p>0.0521979</text:p>
          </table:table-cell>
        </table:table-row>
        <table:table-row table:style-name="ro1">
          <table:table-cell office:value-type="float" office:value="0.028012" calcext:value-type="float">
            <text:p>0.028012</text:p>
          </table:table-cell>
          <table:table-cell office:value-type="float" office:value="0.0718771" calcext:value-type="float">
            <text:p>0.0718771</text:p>
          </table:table-cell>
          <table:table-cell office:value-type="float" office:value="0.0640072" calcext:value-type="float">
            <text:p>0.0640072</text:p>
          </table:table-cell>
          <table:table-cell office:value-type="float" office:value="0.0189034" calcext:value-type="float">
            <text:p>0.0189034</text:p>
          </table:table-cell>
          <table:table-cell office:value-type="float" office:value="0.0585866" calcext:value-type="float">
            <text:p>0.0585866</text:p>
          </table:table-cell>
          <table:table-cell office:value-type="float" office:value="0.0878345" calcext:value-type="float">
            <text:p>0.0878345</text:p>
          </table:table-cell>
          <table:table-cell office:value-type="float" office:value="0.0286285" calcext:value-type="float">
            <text:p>0.0286285</text:p>
          </table:table-cell>
          <table:table-cell office:value-type="float" office:value="0.0555076" calcext:value-type="float">
            <text:p>0.0555076</text:p>
          </table:table-cell>
        </table:table-row>
        <table:table-row table:style-name="ro1">
          <table:table-cell office:value-type="float" office:value="0.0773362" calcext:value-type="float">
            <text:p>0.0773362</text:p>
          </table:table-cell>
          <table:table-cell office:value-type="float" office:value="0.0623694" calcext:value-type="float">
            <text:p>0.0623694</text:p>
          </table:table-cell>
          <table:table-cell office:value-type="float" office:value="0.0794235" calcext:value-type="float">
            <text:p>0.0794235</text:p>
          </table:table-cell>
          <table:table-cell office:value-type="float" office:value="0.046885" calcext:value-type="float">
            <text:p>0.046885</text:p>
          </table:table-cell>
          <table:table-cell office:value-type="float" office:value="0.0391682" calcext:value-type="float">
            <text:p>0.0391682</text:p>
          </table:table-cell>
          <table:table-cell office:value-type="float" office:value="0.0935401" calcext:value-type="float">
            <text:p>0.0935401</text:p>
          </table:table-cell>
          <table:table-cell office:value-type="float" office:value="0.0601709" calcext:value-type="float">
            <text:p>0.0601709</text:p>
          </table:table-cell>
          <table:table-cell office:value-type="float" office:value="0.0565937" calcext:value-type="float">
            <text:p>0.0565937</text:p>
          </table:table-cell>
        </table:table-row>
        <table:table-row table:style-name="ro1">
          <table:table-cell office:value-type="float" office:value="0.0593012" calcext:value-type="float">
            <text:p>0.0593012</text:p>
          </table:table-cell>
          <table:table-cell office:value-type="float" office:value="0.0590622" calcext:value-type="float">
            <text:p>0.0590622</text:p>
          </table:table-cell>
          <table:table-cell office:value-type="float" office:value="0.0636328" calcext:value-type="float">
            <text:p>0.0636328</text:p>
          </table:table-cell>
          <table:table-cell office:value-type="float" office:value="0.0533743" calcext:value-type="float">
            <text:p>0.0533743</text:p>
          </table:table-cell>
          <table:table-cell office:value-type="float" office:value="0.081945" calcext:value-type="float">
            <text:p>0.081945</text:p>
          </table:table-cell>
          <table:table-cell office:value-type="float" office:value="0.0990646" calcext:value-type="float">
            <text:p>0.0990646</text:p>
          </table:table-cell>
          <table:table-cell office:value-type="float" office:value="0.0740476" calcext:value-type="float">
            <text:p>0.0740476</text:p>
          </table:table-cell>
          <table:table-cell office:value-type="float" office:value="0.069468" calcext:value-type="float">
            <text:p>0.069468</text:p>
          </table:table-cell>
        </table:table-row>
        <table:table-row table:style-name="ro1">
          <table:table-cell office:value-type="float" office:value="0.0628957" calcext:value-type="float">
            <text:p>0.0628957</text:p>
          </table:table-cell>
          <table:table-cell office:value-type="float" office:value="0.0569912" calcext:value-type="float">
            <text:p>0.0569912</text:p>
          </table:table-cell>
          <table:table-cell office:value-type="float" office:value="0.10171" calcext:value-type="float">
            <text:p>0.10171</text:p>
          </table:table-cell>
          <table:table-cell office:value-type="float" office:value="0.0436246" calcext:value-type="float">
            <text:p>0.0436246</text:p>
          </table:table-cell>
          <table:table-cell office:value-type="float" office:value="0.0562002" calcext:value-type="float">
            <text:p>0.0562002</text:p>
          </table:table-cell>
          <table:table-cell office:value-type="float" office:value="0.0831686" calcext:value-type="float">
            <text:p>0.0831686</text:p>
          </table:table-cell>
          <table:table-cell office:value-type="float" office:value="0.0379471" calcext:value-type="float">
            <text:p>0.0379471</text:p>
          </table:table-cell>
          <table:table-cell office:value-type="float" office:value="0.0588956" calcext:value-type="float">
            <text:p>0.0588956</text:p>
          </table:table-cell>
        </table:table-row>
        <table:table-row table:style-name="ro1">
          <table:table-cell office:value-type="float" office:value="0.0562633" calcext:value-type="float">
            <text:p>0.0562633</text:p>
          </table:table-cell>
          <table:table-cell office:value-type="float" office:value="0.0788951" calcext:value-type="float">
            <text:p>0.0788951</text:p>
          </table:table-cell>
          <table:table-cell office:value-type="float" office:value="0.0756127" calcext:value-type="float">
            <text:p>0.0756127</text:p>
          </table:table-cell>
          <table:table-cell office:value-type="float" office:value="0.0711159" calcext:value-type="float">
            <text:p>0.0711159</text:p>
          </table:table-cell>
          <table:table-cell office:value-type="float" office:value="0.0615299" calcext:value-type="float">
            <text:p>0.0615299</text:p>
          </table:table-cell>
          <table:table-cell office:value-type="float" office:value="0.0822405" calcext:value-type="float">
            <text:p>0.0822405</text:p>
          </table:table-cell>
          <table:table-cell office:value-type="float" office:value="0.0663853" calcext:value-type="float">
            <text:p>0.0663853</text:p>
          </table:table-cell>
          <table:table-cell office:value-type="float" office:value="0.0708303" calcext:value-type="float">
            <text:p>0.0708303</text:p>
          </table:table-cell>
        </table:table-row>
        <table:table-row table:style-name="ro1">
          <table:table-cell office:value-type="float" office:value="0.0936764" calcext:value-type="float">
            <text:p>0.0936764</text:p>
          </table:table-cell>
          <table:table-cell office:value-type="float" office:value="0.0365432" calcext:value-type="float">
            <text:p>0.0365432</text:p>
          </table:table-cell>
          <table:table-cell office:value-type="float" office:value="0.0615109" calcext:value-type="float">
            <text:p>0.0615109</text:p>
          </table:table-cell>
          <table:table-cell office:value-type="float" office:value="0.063708" calcext:value-type="float">
            <text:p>0.063708</text:p>
          </table:table-cell>
          <table:table-cell office:value-type="float" office:value="0.0483046" calcext:value-type="float">
            <text:p>0.0483046</text:p>
          </table:table-cell>
          <table:table-cell office:value-type="float" office:value="0.106718" calcext:value-type="float">
            <text:p>0.106718</text:p>
          </table:table-cell>
          <table:table-cell office:value-type="float" office:value="0.0313111" calcext:value-type="float">
            <text:p>0.0313111</text:p>
          </table:table-cell>
          <table:table-cell office:value-type="float" office:value="0.0692098" calcext:value-type="float">
            <text:p>0.0692098</text:p>
          </table:table-cell>
        </table:table-row>
        <table:table-row table:style-name="ro1">
          <table:table-cell office:value-type="float" office:value="0.0504961" calcext:value-type="float">
            <text:p>0.0504961</text:p>
          </table:table-cell>
          <table:table-cell office:value-type="float" office:value="0.0277275" calcext:value-type="float">
            <text:p>0.0277275</text:p>
          </table:table-cell>
          <table:table-cell office:value-type="float" office:value="0.0753208" calcext:value-type="float">
            <text:p>0.0753208</text:p>
          </table:table-cell>
          <table:table-cell office:value-type="float" office:value="0.0598219" calcext:value-type="float">
            <text:p>0.0598219</text:p>
          </table:table-cell>
          <table:table-cell office:value-type="float" office:value="0.0559639" calcext:value-type="float">
            <text:p>0.0559639</text:p>
          </table:table-cell>
          <table:table-cell office:value-type="float" office:value="0.099657" calcext:value-type="float">
            <text:p>0.099657</text:p>
          </table:table-cell>
          <table:table-cell office:value-type="float" office:value="0.0497857" calcext:value-type="float">
            <text:p>0.0497857</text:p>
          </table:table-cell>
          <table:table-cell office:value-type="float" office:value="0.0524931" calcext:value-type="float">
            <text:p>0.0524931</text:p>
          </table:table-cell>
        </table:table-row>
        <table:table-row table:style-name="ro1">
          <table:table-cell office:value-type="float" office:value="0.0591002" calcext:value-type="float">
            <text:p>0.0591002</text:p>
          </table:table-cell>
          <table:table-cell office:value-type="float" office:value="0.0893787" calcext:value-type="float">
            <text:p>0.0893787</text:p>
          </table:table-cell>
          <table:table-cell office:value-type="float" office:value="0.0594777" calcext:value-type="float">
            <text:p>0.0594777</text:p>
          </table:table-cell>
          <table:table-cell office:value-type="float" office:value="0.0469454" calcext:value-type="float">
            <text:p>0.0469454</text:p>
          </table:table-cell>
          <table:table-cell office:value-type="float" office:value="0.0454797" calcext:value-type="float">
            <text:p>0.0454797</text:p>
          </table:table-cell>
          <table:table-cell office:value-type="float" office:value="0.0824805" calcext:value-type="float">
            <text:p>0.0824805</text:p>
          </table:table-cell>
          <table:table-cell office:value-type="float" office:value="0.021997" calcext:value-type="float">
            <text:p>0.021997</text:p>
          </table:table-cell>
          <table:table-cell office:value-type="float" office:value="0.0415882" calcext:value-type="float">
            <text:p>0.0415882</text:p>
          </table:table-cell>
        </table:table-row>
        <table:table-row table:style-name="ro1">
          <table:table-cell office:value-type="float" office:value="0.0690103" calcext:value-type="float">
            <text:p>0.0690103</text:p>
          </table:table-cell>
          <table:table-cell office:value-type="float" office:value="0.072326" calcext:value-type="float">
            <text:p>0.072326</text:p>
          </table:table-cell>
          <table:table-cell office:value-type="float" office:value="0.0631593" calcext:value-type="float">
            <text:p>0.0631593</text:p>
          </table:table-cell>
          <table:table-cell office:value-type="float" office:value="0.0503443" calcext:value-type="float">
            <text:p>0.0503443</text:p>
          </table:table-cell>
          <table:table-cell office:value-type="float" office:value="0.110139" calcext:value-type="float">
            <text:p>0.110139</text:p>
          </table:table-cell>
          <table:table-cell office:value-type="float" office:value="0.106871" calcext:value-type="float">
            <text:p>0.106871</text:p>
          </table:table-cell>
          <table:table-cell office:value-type="float" office:value="0.0559548" calcext:value-type="float">
            <text:p>0.0559548</text:p>
          </table:table-cell>
          <table:table-cell office:value-type="float" office:value="0.0365783" calcext:value-type="float">
            <text:p>0.0365783</text:p>
          </table:table-cell>
        </table:table-row>
        <table:table-row table:style-name="ro1">
          <table:table-cell office:value-type="float" office:value="0.099114" calcext:value-type="float">
            <text:p>0.099114</text:p>
          </table:table-cell>
          <table:table-cell office:value-type="float" office:value="0.0280544" calcext:value-type="float">
            <text:p>0.0280544</text:p>
          </table:table-cell>
          <table:table-cell office:value-type="float" office:value="0.0531669" calcext:value-type="float">
            <text:p>0.0531669</text:p>
          </table:table-cell>
          <table:table-cell office:value-type="float" office:value="0.0699973" calcext:value-type="float">
            <text:p>0.0699973</text:p>
          </table:table-cell>
          <table:table-cell office:value-type="float" office:value="0.0252526" calcext:value-type="float">
            <text:p>0.0252526</text:p>
          </table:table-cell>
          <table:table-cell office:value-type="float" office:value="0.168102" calcext:value-type="float">
            <text:p>0.168102</text:p>
          </table:table-cell>
          <table:table-cell office:value-type="float" office:value="0.0378342" calcext:value-type="float">
            <text:p>0.0378342</text:p>
          </table:table-cell>
          <table:table-cell office:value-type="float" office:value="0.0457535" calcext:value-type="float">
            <text:p>0.0457535</text:p>
          </table:table-cell>
        </table:table-row>
        <table:table-row table:style-name="ro1">
          <table:table-cell office:value-type="float" office:value="0.0894592" calcext:value-type="float">
            <text:p>0.0894592</text:p>
          </table:table-cell>
          <table:table-cell office:value-type="float" office:value="0.0885538" calcext:value-type="float">
            <text:p>0.0885538</text:p>
          </table:table-cell>
          <table:table-cell office:value-type="float" office:value="0.0760661" calcext:value-type="float">
            <text:p>0.0760661</text:p>
          </table:table-cell>
          <table:table-cell office:value-type="float" office:value="0.066215" calcext:value-type="float">
            <text:p>0.066215</text:p>
          </table:table-cell>
          <table:table-cell office:value-type="float" office:value="0.10972" calcext:value-type="float">
            <text:p>0.10972</text:p>
          </table:table-cell>
          <table:table-cell office:value-type="float" office:value="0.0900601" calcext:value-type="float">
            <text:p>0.0900601</text:p>
          </table:table-cell>
          <table:table-cell office:value-type="float" office:value="0.0249526" calcext:value-type="float">
            <text:p>0.0249526</text:p>
          </table:table-cell>
          <table:table-cell office:value-type="float" office:value="0.059249" calcext:value-type="float">
            <text:p>0.059249</text:p>
          </table:table-cell>
        </table:table-row>
        <table:table-row table:style-name="ro1">
          <table:table-cell office:value-type="float" office:value="0.0323798" calcext:value-type="float">
            <text:p>0.0323798</text:p>
          </table:table-cell>
          <table:table-cell office:value-type="float" office:value="0.0648229" calcext:value-type="float">
            <text:p>0.0648229</text:p>
          </table:table-cell>
          <table:table-cell office:value-type="float" office:value="0.0582517" calcext:value-type="float">
            <text:p>0.0582517</text:p>
          </table:table-cell>
          <table:table-cell office:value-type="float" office:value="0.0625254" calcext:value-type="float">
            <text:p>0.0625254</text:p>
          </table:table-cell>
          <table:table-cell office:value-type="float" office:value="0.0716258" calcext:value-type="float">
            <text:p>0.0716258</text:p>
          </table:table-cell>
          <table:table-cell office:value-type="float" office:value="0.0811877" calcext:value-type="float">
            <text:p>0.0811877</text:p>
          </table:table-cell>
          <table:table-cell office:value-type="float" office:value="0.0219671" calcext:value-type="float">
            <text:p>0.0219671</text:p>
          </table:table-cell>
          <table:table-cell office:value-type="float" office:value="0.0375138" calcext:value-type="float">
            <text:p>0.0375138</text:p>
          </table:table-cell>
        </table:table-row>
        <table:table-row table:style-name="ro1">
          <table:table-cell office:value-type="float" office:value="0.0776249" calcext:value-type="float">
            <text:p>0.0776249</text:p>
          </table:table-cell>
          <table:table-cell office:value-type="float" office:value="0.0503628" calcext:value-type="float">
            <text:p>0.0503628</text:p>
          </table:table-cell>
          <table:table-cell office:value-type="float" office:value="0.100706" calcext:value-type="float">
            <text:p>0.100706</text:p>
          </table:table-cell>
          <table:table-cell office:value-type="float" office:value="0.117622" calcext:value-type="float">
            <text:p>0.117622</text:p>
          </table:table-cell>
          <table:table-cell office:value-type="float" office:value="0.0512866" calcext:value-type="float">
            <text:p>0.0512866</text:p>
          </table:table-cell>
          <table:table-cell office:value-type="float" office:value="0.0500121" calcext:value-type="float">
            <text:p>0.0500121</text:p>
          </table:table-cell>
          <table:table-cell office:value-type="float" office:value="0.0780618" calcext:value-type="float">
            <text:p>0.0780618</text:p>
          </table:table-cell>
          <table:table-cell office:value-type="float" office:value="0.0924973" calcext:value-type="float">
            <text:p>0.0924973</text:p>
          </table:table-cell>
        </table:table-row>
        <table:table-row table:style-name="ro1">
          <table:table-cell office:value-type="float" office:value="0.0825474" calcext:value-type="float">
            <text:p>0.0825474</text:p>
          </table:table-cell>
          <table:table-cell office:value-type="float" office:value="0.0813013" calcext:value-type="float">
            <text:p>0.0813013</text:p>
          </table:table-cell>
          <table:table-cell office:value-type="float" office:value="0.062684" calcext:value-type="float">
            <text:p>0.062684</text:p>
          </table:table-cell>
          <table:table-cell office:value-type="float" office:value="0.0919303" calcext:value-type="float">
            <text:p>0.0919303</text:p>
          </table:table-cell>
          <table:table-cell office:value-type="float" office:value="0.0426893" calcext:value-type="float">
            <text:p>0.0426893</text:p>
          </table:table-cell>
          <table:table-cell office:value-type="float" office:value="0.110178" calcext:value-type="float">
            <text:p>0.110178</text:p>
          </table:table-cell>
          <table:table-cell office:value-type="float" office:value="0.0277667" calcext:value-type="float">
            <text:p>0.0277667</text:p>
          </table:table-cell>
          <table:table-cell office:value-type="float" office:value="0.0629106" calcext:value-type="float">
            <text:p>0.0629106</text:p>
          </table:table-cell>
        </table:table-row>
        <table:table-row table:style-name="ro1">
          <table:table-cell office:value-type="float" office:value="0.0784346" calcext:value-type="float">
            <text:p>0.0784346</text:p>
          </table:table-cell>
          <table:table-cell office:value-type="float" office:value="0.0871091" calcext:value-type="float">
            <text:p>0.0871091</text:p>
          </table:table-cell>
          <table:table-cell office:value-type="float" office:value="0.0876754" calcext:value-type="float">
            <text:p>0.0876754</text:p>
          </table:table-cell>
          <table:table-cell office:value-type="float" office:value="0.0776817" calcext:value-type="float">
            <text:p>0.0776817</text:p>
          </table:table-cell>
          <table:table-cell office:value-type="float" office:value="0.0682423" calcext:value-type="float">
            <text:p>0.0682423</text:p>
          </table:table-cell>
          <table:table-cell office:value-type="float" office:value="0.103444" calcext:value-type="float">
            <text:p>0.103444</text:p>
          </table:table-cell>
          <table:table-cell office:value-type="float" office:value="0.046591" calcext:value-type="float">
            <text:p>0.046591</text:p>
          </table:table-cell>
          <table:table-cell office:value-type="float" office:value="0.0911277" calcext:value-type="float">
            <text:p>0.0911277</text:p>
          </table:table-cell>
        </table:table-row>
        <table:table-row table:style-name="ro1">
          <table:table-cell office:value-type="float" office:value="0.0705079" calcext:value-type="float">
            <text:p>0.0705079</text:p>
          </table:table-cell>
          <table:table-cell office:value-type="float" office:value="0.0572799" calcext:value-type="float">
            <text:p>0.0572799</text:p>
          </table:table-cell>
          <table:table-cell office:value-type="float" office:value="0.115861" calcext:value-type="float">
            <text:p>0.115861</text:p>
          </table:table-cell>
          <table:table-cell office:value-type="float" office:value="0.0498463" calcext:value-type="float">
            <text:p>0.0498463</text:p>
          </table:table-cell>
          <table:table-cell office:value-type="float" office:value="0.0625628" calcext:value-type="float">
            <text:p>0.0625628</text:p>
          </table:table-cell>
          <table:table-cell office:value-type="float" office:value="0.100838" calcext:value-type="float">
            <text:p>0.100838</text:p>
          </table:table-cell>
          <table:table-cell office:value-type="float" office:value="0.0591119" calcext:value-type="float">
            <text:p>0.0591119</text:p>
          </table:table-cell>
          <table:table-cell office:value-type="float" office:value="0.0282508" calcext:value-type="float">
            <text:p>0.0282508</text:p>
          </table:table-cell>
        </table:table-row>
        <table:table-row table:style-name="ro1">
          <table:table-cell office:value-type="float" office:value="0.108517" calcext:value-type="float">
            <text:p>0.108517</text:p>
          </table:table-cell>
          <table:table-cell office:value-type="float" office:value="0.100654" calcext:value-type="float">
            <text:p>0.100654</text:p>
          </table:table-cell>
          <table:table-cell office:value-type="float" office:value="0.0888666" calcext:value-type="float">
            <text:p>0.0888666</text:p>
          </table:table-cell>
          <table:table-cell office:value-type="float" office:value="0.109691" calcext:value-type="float">
            <text:p>0.109691</text:p>
          </table:table-cell>
          <table:table-cell office:value-type="float" office:value="0.075092" calcext:value-type="float">
            <text:p>0.075092</text:p>
          </table:table-cell>
          <table:table-cell office:value-type="float" office:value="0.0785919" calcext:value-type="float">
            <text:p>0.0785919</text:p>
          </table:table-cell>
          <table:table-cell office:value-type="float" office:value="0.0481467" calcext:value-type="float">
            <text:p>0.0481467</text:p>
          </table:table-cell>
          <table:table-cell office:value-type="float" office:value="0.0944626" calcext:value-type="float">
            <text:p>0.0944626</text:p>
          </table:table-cell>
        </table:table-row>
        <table:table-row table:style-name="ro1">
          <table:table-cell office:value-type="float" office:value="0.0717821" calcext:value-type="float">
            <text:p>0.0717821</text:p>
          </table:table-cell>
          <table:table-cell office:value-type="float" office:value="0.0926626" calcext:value-type="float">
            <text:p>0.0926626</text:p>
          </table:table-cell>
          <table:table-cell office:value-type="float" office:value="0.114163" calcext:value-type="float">
            <text:p>0.114163</text:p>
          </table:table-cell>
          <table:table-cell office:value-type="float" office:value="0.0752749" calcext:value-type="float">
            <text:p>0.0752749</text:p>
          </table:table-cell>
          <table:table-cell office:value-type="float" office:value="0.0390522" calcext:value-type="float">
            <text:p>0.0390522</text:p>
          </table:table-cell>
          <table:table-cell office:value-type="float" office:value="0.109858" calcext:value-type="float">
            <text:p>0.109858</text:p>
          </table:table-cell>
          <table:table-cell office:value-type="float" office:value="0.0603638" calcext:value-type="float">
            <text:p>0.0603638</text:p>
          </table:table-cell>
          <table:table-cell office:value-type="float" office:value="0.0757451" calcext:value-type="float">
            <text:p>0.0757451</text:p>
          </table:table-cell>
        </table:table-row>
        <table:table-row table:style-name="ro1">
          <table:table-cell office:value-type="float" office:value="0.127022" calcext:value-type="float">
            <text:p>0.127022</text:p>
          </table:table-cell>
          <table:table-cell office:value-type="float" office:value="0.0699352" calcext:value-type="float">
            <text:p>0.0699352</text:p>
          </table:table-cell>
          <table:table-cell office:value-type="float" office:value="0.0778734" calcext:value-type="float">
            <text:p>0.0778734</text:p>
          </table:table-cell>
          <table:table-cell office:value-type="float" office:value="0.092571" calcext:value-type="float">
            <text:p>0.092571</text:p>
          </table:table-cell>
          <table:table-cell office:value-type="float" office:value="0.0583839" calcext:value-type="float">
            <text:p>0.0583839</text:p>
          </table:table-cell>
          <table:table-cell office:value-type="float" office:value="0.102004" calcext:value-type="float">
            <text:p>0.102004</text:p>
          </table:table-cell>
          <table:table-cell office:value-type="float" office:value="0.0767987" calcext:value-type="float">
            <text:p>0.0767987</text:p>
          </table:table-cell>
          <table:table-cell office:value-type="float" office:value="0.0886938" calcext:value-type="float">
            <text:p>0.0886938</text:p>
          </table:table-cell>
        </table:table-row>
        <table:table-row table:style-name="ro1">
          <table:table-cell office:value-type="float" office:value="0.0623326" calcext:value-type="float">
            <text:p>0.0623326</text:p>
          </table:table-cell>
          <table:table-cell office:value-type="float" office:value="0.0681708" calcext:value-type="float">
            <text:p>0.0681708</text:p>
          </table:table-cell>
          <table:table-cell office:value-type="float" office:value="0.0842102" calcext:value-type="float">
            <text:p>0.0842102</text:p>
          </table:table-cell>
          <table:table-cell office:value-type="float" office:value="0.0769698" calcext:value-type="float">
            <text:p>0.0769698</text:p>
          </table:table-cell>
          <table:table-cell office:value-type="float" office:value="0.0700221" calcext:value-type="float">
            <text:p>0.0700221</text:p>
          </table:table-cell>
          <table:table-cell office:value-type="float" office:value="0.0996846" calcext:value-type="float">
            <text:p>0.0996846</text:p>
          </table:table-cell>
          <table:table-cell office:value-type="float" office:value="0.0848087" calcext:value-type="float">
            <text:p>0.0848087</text:p>
          </table:table-cell>
          <table:table-cell office:value-type="float" office:value="0.052447" calcext:value-type="float">
            <text:p>0.052447</text:p>
          </table:table-cell>
        </table:table-row>
        <table:table-row table:style-name="ro1">
          <table:table-cell office:value-type="float" office:value="0.0902155" calcext:value-type="float">
            <text:p>0.0902155</text:p>
          </table:table-cell>
          <table:table-cell office:value-type="float" office:value="0.0946892" calcext:value-type="float">
            <text:p>0.0946892</text:p>
          </table:table-cell>
          <table:table-cell office:value-type="float" office:value="0.0941872" calcext:value-type="float">
            <text:p>0.0941872</text:p>
          </table:table-cell>
          <table:table-cell office:value-type="float" office:value="0.0917125" calcext:value-type="float">
            <text:p>0.0917125</text:p>
          </table:table-cell>
          <table:table-cell office:value-type="float" office:value="0.0544434" calcext:value-type="float">
            <text:p>0.0544434</text:p>
          </table:table-cell>
          <table:table-cell office:value-type="float" office:value="0.120886" calcext:value-type="float">
            <text:p>0.120886</text:p>
          </table:table-cell>
          <table:table-cell office:value-type="float" office:value="0.0570777" calcext:value-type="float">
            <text:p>0.0570777</text:p>
          </table:table-cell>
          <table:table-cell office:value-type="float" office:value="0.101031" calcext:value-type="float">
            <text:p>0.101031</text:p>
          </table:table-cell>
        </table:table-row>
        <table:table-row table:style-name="ro1">
          <table:table-cell office:value-type="float" office:value="0.0913757" calcext:value-type="float">
            <text:p>0.0913757</text:p>
          </table:table-cell>
          <table:table-cell office:value-type="float" office:value="0.0728042" calcext:value-type="float">
            <text:p>0.0728042</text:p>
          </table:table-cell>
          <table:table-cell office:value-type="float" office:value="0.119498" calcext:value-type="float">
            <text:p>0.119498</text:p>
          </table:table-cell>
          <table:table-cell office:value-type="float" office:value="0.0895156" calcext:value-type="float">
            <text:p>0.0895156</text:p>
          </table:table-cell>
          <table:table-cell office:value-type="float" office:value="0.0399658" calcext:value-type="float">
            <text:p>0.0399658</text:p>
          </table:table-cell>
          <table:table-cell office:value-type="float" office:value="0.0956997" calcext:value-type="float">
            <text:p>0.0956997</text:p>
          </table:table-cell>
          <table:table-cell office:value-type="float" office:value="0.0745353" calcext:value-type="float">
            <text:p>0.0745353</text:p>
          </table:table-cell>
          <table:table-cell office:value-type="float" office:value="0.0703682" calcext:value-type="float">
            <text:p>0.0703682</text:p>
          </table:table-cell>
        </table:table-row>
        <table:table-row table:style-name="ro1">
          <table:table-cell office:value-type="float" office:value="0.083618" calcext:value-type="float">
            <text:p>0.083618</text:p>
          </table:table-cell>
          <table:table-cell office:value-type="float" office:value="0.0892705" calcext:value-type="float">
            <text:p>0.0892705</text:p>
          </table:table-cell>
          <table:table-cell office:value-type="float" office:value="0.0826627" calcext:value-type="float">
            <text:p>0.0826627</text:p>
          </table:table-cell>
          <table:table-cell office:value-type="float" office:value="0.0743947" calcext:value-type="float">
            <text:p>0.0743947</text:p>
          </table:table-cell>
          <table:table-cell office:value-type="float" office:value="0.0638911" calcext:value-type="float">
            <text:p>0.0638911</text:p>
          </table:table-cell>
          <table:table-cell office:value-type="float" office:value="0.0866309" calcext:value-type="float">
            <text:p>0.0866309</text:p>
          </table:table-cell>
          <table:table-cell office:value-type="float" office:value="0.076041" calcext:value-type="float">
            <text:p>0.076041</text:p>
          </table:table-cell>
          <table:table-cell office:value-type="float" office:value="0.0649103" calcext:value-type="float">
            <text:p>0.0649103</text:p>
          </table:table-cell>
        </table:table-row>
        <table:table-row table:style-name="ro1">
          <table:table-cell office:value-type="float" office:value="0.0673189" calcext:value-type="float">
            <text:p>0.0673189</text:p>
          </table:table-cell>
          <table:table-cell office:value-type="float" office:value="0.081876" calcext:value-type="float">
            <text:p>0.081876</text:p>
          </table:table-cell>
          <table:table-cell office:value-type="float" office:value="0.113037" calcext:value-type="float">
            <text:p>0.113037</text:p>
          </table:table-cell>
          <table:table-cell office:value-type="float" office:value="0.0856722" calcext:value-type="float">
            <text:p>0.0856722</text:p>
          </table:table-cell>
          <table:table-cell office:value-type="float" office:value="0.0666422" calcext:value-type="float">
            <text:p>0.0666422</text:p>
          </table:table-cell>
          <table:table-cell office:value-type="float" office:value="0.115058" calcext:value-type="float">
            <text:p>0.115058</text:p>
          </table:table-cell>
          <table:table-cell office:value-type="float" office:value="0.0856582" calcext:value-type="float">
            <text:p>0.0856582</text:p>
          </table:table-cell>
          <table:table-cell office:value-type="float" office:value="0.0509682" calcext:value-type="float">
            <text:p>0.0509682</text:p>
          </table:table-cell>
        </table:table-row>
        <table:table-row table:style-name="ro1">
          <table:table-cell office:value-type="float" office:value="0.0940964" calcext:value-type="float">
            <text:p>0.0940964</text:p>
          </table:table-cell>
          <table:table-cell office:value-type="float" office:value="0.0937327" calcext:value-type="float">
            <text:p>0.0937327</text:p>
          </table:table-cell>
          <table:table-cell office:value-type="float" office:value="0.103074" calcext:value-type="float">
            <text:p>0.103074</text:p>
          </table:table-cell>
          <table:table-cell office:value-type="float" office:value="0.0931559" calcext:value-type="float">
            <text:p>0.0931559</text:p>
          </table:table-cell>
          <table:table-cell office:value-type="float" office:value="0.0905515" calcext:value-type="float">
            <text:p>0.0905515</text:p>
          </table:table-cell>
          <table:table-cell office:value-type="float" office:value="0.0838571" calcext:value-type="float">
            <text:p>0.0838571</text:p>
          </table:table-cell>
          <table:table-cell office:value-type="float" office:value="0.0519205" calcext:value-type="float">
            <text:p>0.0519205</text:p>
          </table:table-cell>
          <table:table-cell office:value-type="float" office:value="0.0690302" calcext:value-type="float">
            <text:p>0.0690302</text:p>
          </table:table-cell>
        </table:table-row>
        <table:table-row table:style-name="ro1">
          <table:table-cell office:value-type="float" office:value="0.0379005" calcext:value-type="float">
            <text:p>0.0379005</text:p>
          </table:table-cell>
          <table:table-cell office:value-type="float" office:value="0.116741" calcext:value-type="float">
            <text:p>0.116741</text:p>
          </table:table-cell>
          <table:table-cell office:value-type="float" office:value="0.135704" calcext:value-type="float">
            <text:p>0.135704</text:p>
          </table:table-cell>
          <table:table-cell office:value-type="float" office:value="0.079141" calcext:value-type="float">
            <text:p>0.079141</text:p>
          </table:table-cell>
          <table:table-cell office:value-type="float" office:value="0.0646488" calcext:value-type="float">
            <text:p>0.0646488</text:p>
          </table:table-cell>
          <table:table-cell office:value-type="float" office:value="0.138763" calcext:value-type="float">
            <text:p>0.138763</text:p>
          </table:table-cell>
          <table:table-cell office:value-type="float" office:value="0.0920369" calcext:value-type="float">
            <text:p>0.0920369</text:p>
          </table:table-cell>
          <table:table-cell office:value-type="float" office:value="0.0590861" calcext:value-type="float">
            <text:p>0.0590861</text:p>
          </table:table-cell>
        </table:table-row>
        <table:table-row table:style-name="ro1">
          <table:table-cell office:value-type="float" office:value="0.107293" calcext:value-type="float">
            <text:p>0.107293</text:p>
          </table:table-cell>
          <table:table-cell office:value-type="float" office:value="0.0893056" calcext:value-type="float">
            <text:p>0.0893056</text:p>
          </table:table-cell>
          <table:table-cell office:value-type="float" office:value="0.113238" calcext:value-type="float">
            <text:p>0.113238</text:p>
          </table:table-cell>
          <table:table-cell office:value-type="float" office:value="0.108247" calcext:value-type="float">
            <text:p>0.108247</text:p>
          </table:table-cell>
          <table:table-cell office:value-type="float" office:value="0.0749651" calcext:value-type="float">
            <text:p>0.0749651</text:p>
          </table:table-cell>
          <table:table-cell office:value-type="float" office:value="0.112339" calcext:value-type="float">
            <text:p>0.112339</text:p>
          </table:table-cell>
          <table:table-cell office:value-type="float" office:value="0.0825391" calcext:value-type="float">
            <text:p>0.0825391</text:p>
          </table:table-cell>
          <table:table-cell office:value-type="float" office:value="0.0927922" calcext:value-type="float">
            <text:p>0.0927922</text:p>
          </table:table-cell>
        </table:table-row>
        <table:table-row table:style-name="ro1">
          <table:table-cell office:value-type="float" office:value="0.08636" calcext:value-type="float">
            <text:p>0.08636</text:p>
          </table:table-cell>
          <table:table-cell office:value-type="float" office:value="0.0855082" calcext:value-type="float">
            <text:p>0.0855082</text:p>
          </table:table-cell>
          <table:table-cell office:value-type="float" office:value="0.114658" calcext:value-type="float">
            <text:p>0.114658</text:p>
          </table:table-cell>
          <table:table-cell office:value-type="float" office:value="0.099617" calcext:value-type="float">
            <text:p>0.099617</text:p>
          </table:table-cell>
          <table:table-cell office:value-type="float" office:value="0.0816456" calcext:value-type="float">
            <text:p>0.0816456</text:p>
          </table:table-cell>
          <table:table-cell office:value-type="float" office:value="0.102794" calcext:value-type="float">
            <text:p>0.102794</text:p>
          </table:table-cell>
          <table:table-cell office:value-type="float" office:value="0.0493765" calcext:value-type="float">
            <text:p>0.0493765</text:p>
          </table:table-cell>
          <table:table-cell office:value-type="float" office:value="0.0916266" calcext:value-type="float">
            <text:p>0.0916266</text:p>
          </table:table-cell>
        </table:table-row>
        <table:table-row table:style-name="ro1">
          <table:table-cell office:value-type="float" office:value="0.0786255" calcext:value-type="float">
            <text:p>0.0786255</text:p>
          </table:table-cell>
          <table:table-cell office:value-type="float" office:value="0.0900412" calcext:value-type="float">
            <text:p>0.0900412</text:p>
          </table:table-cell>
          <table:table-cell office:value-type="float" office:value="0.104507" calcext:value-type="float">
            <text:p>0.104507</text:p>
          </table:table-cell>
          <table:table-cell office:value-type="float" office:value="0.0980825" calcext:value-type="float">
            <text:p>0.0980825</text:p>
          </table:table-cell>
          <table:table-cell office:value-type="float" office:value="0.065667" calcext:value-type="float">
            <text:p>0.065667</text:p>
          </table:table-cell>
          <table:table-cell office:value-type="float" office:value="0.154878" calcext:value-type="float">
            <text:p>0.154878</text:p>
          </table:table-cell>
          <table:table-cell office:value-type="float" office:value="0.0846228" calcext:value-type="float">
            <text:p>0.0846228</text:p>
          </table:table-cell>
          <table:table-cell office:value-type="float" office:value="0.0798402" calcext:value-type="float">
            <text:p>0.0798402</text:p>
          </table:table-cell>
        </table:table-row>
        <table:table-row table:style-name="ro1">
          <table:table-cell office:value-type="float" office:value="0.104171" calcext:value-type="float">
            <text:p>0.104171</text:p>
          </table:table-cell>
          <table:table-cell office:value-type="float" office:value="0.0973933" calcext:value-type="float">
            <text:p>0.0973933</text:p>
          </table:table-cell>
          <table:table-cell office:value-type="float" office:value="0.148898" calcext:value-type="float">
            <text:p>0.148898</text:p>
          </table:table-cell>
          <table:table-cell office:value-type="float" office:value="0.119296" calcext:value-type="float">
            <text:p>0.119296</text:p>
          </table:table-cell>
          <table:table-cell office:value-type="float" office:value="0.059132" calcext:value-type="float">
            <text:p>0.059132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093826" calcext:value-type="float">
            <text:p>0.093826</text:p>
          </table:table-cell>
          <table:table-cell office:value-type="float" office:value="0.111199" calcext:value-type="float">
            <text:p>0.111199</text:p>
          </table:table-cell>
        </table:table-row>
        <table:table-row table:style-name="ro1">
          <table:table-cell office:value-type="float" office:value="0.114353" calcext:value-type="float">
            <text:p>0.114353</text:p>
          </table:table-cell>
          <table:table-cell office:value-type="float" office:value="0.0818982" calcext:value-type="float">
            <text:p>0.0818982</text:p>
          </table:table-cell>
          <table:table-cell office:value-type="float" office:value="0.139735" calcext:value-type="float">
            <text:p>0.139735</text:p>
          </table:table-cell>
          <table:table-cell office:value-type="float" office:value="0.100488" calcext:value-type="float">
            <text:p>0.100488</text:p>
          </table:table-cell>
          <table:table-cell office:value-type="float" office:value="0.0635457" calcext:value-type="float">
            <text:p>0.0635457</text:p>
          </table:table-cell>
          <table:table-cell office:value-type="float" office:value="0.137616" calcext:value-type="float">
            <text:p>0.137616</text:p>
          </table:table-cell>
          <table:table-cell office:value-type="float" office:value="0.0754483" calcext:value-type="float">
            <text:p>0.0754483</text:p>
          </table:table-cell>
          <table:table-cell office:value-type="float" office:value="0.0870653" calcext:value-type="float">
            <text:p>0.0870653</text:p>
          </table:table-cell>
        </table:table-row>
        <table:table-row table:style-name="ro1">
          <table:table-cell office:value-type="float" office:value="0.0883744" calcext:value-type="float">
            <text:p>0.0883744</text:p>
          </table:table-cell>
          <table:table-cell office:value-type="float" office:value="0.0739547" calcext:value-type="float">
            <text:p>0.0739547</text:p>
          </table:table-cell>
          <table:table-cell office:value-type="float" office:value="0.134994" calcext:value-type="float">
            <text:p>0.134994</text:p>
          </table:table-cell>
          <table:table-cell office:value-type="float" office:value="0.131618" calcext:value-type="float">
            <text:p>0.131618</text:p>
          </table:table-cell>
          <table:table-cell office:value-type="float" office:value="0.0655948" calcext:value-type="float">
            <text:p>0.0655948</text:p>
          </table:table-cell>
          <table:table-cell office:value-type="float" office:value="0.106004" calcext:value-type="float">
            <text:p>0.106004</text:p>
          </table:table-cell>
          <table:table-cell office:value-type="float" office:value="0.0554122" calcext:value-type="float">
            <text:p>0.0554122</text:p>
          </table:table-cell>
          <table:table-cell office:value-type="float" office:value="0.0887735" calcext:value-type="float">
            <text:p>0.0887735</text:p>
          </table:table-cell>
        </table:table-row>
        <table:table-row table:style-name="ro1">
          <table:table-cell office:value-type="float" office:value="0.0918323" calcext:value-type="float">
            <text:p>0.0918323</text:p>
          </table:table-cell>
          <table:table-cell office:value-type="float" office:value="0.0937004" calcext:value-type="float">
            <text:p>0.0937004</text:p>
          </table:table-cell>
          <table:table-cell office:value-type="float" office:value="0.09805" calcext:value-type="float">
            <text:p>0.09805</text:p>
          </table:table-cell>
          <table:table-cell office:value-type="float" office:value="0.113652" calcext:value-type="float">
            <text:p>0.113652</text:p>
          </table:table-cell>
          <table:table-cell office:value-type="float" office:value="0.0755267" calcext:value-type="float">
            <text:p>0.0755267</text:p>
          </table:table-cell>
          <table:table-cell office:value-type="float" office:value="0.137742" calcext:value-type="float">
            <text:p>0.137742</text:p>
          </table:table-cell>
          <table:table-cell office:value-type="float" office:value="0.0805253" calcext:value-type="float">
            <text:p>0.0805253</text:p>
          </table:table-cell>
          <table:table-cell office:value-type="float" office:value="0.0931313" calcext:value-type="float">
            <text:p>0.0931313</text:p>
          </table:table-cell>
        </table:table-row>
        <table:table-row table:style-name="ro1">
          <table:table-cell office:value-type="float" office:value="0.084993" calcext:value-type="float">
            <text:p>0.084993</text:p>
          </table:table-cell>
          <table:table-cell office:value-type="float" office:value="0.0891899" calcext:value-type="float">
            <text:p>0.0891899</text:p>
          </table:table-cell>
          <table:table-cell office:value-type="float" office:value="0.136384" calcext:value-type="float">
            <text:p>0.136384</text:p>
          </table:table-cell>
          <table:table-cell office:value-type="float" office:value="0.124378" calcext:value-type="float">
            <text:p>0.124378</text:p>
          </table:table-cell>
          <table:table-cell office:value-type="float" office:value="0.0724612" calcext:value-type="float">
            <text:p>0.0724612</text:p>
          </table:table-cell>
          <table:table-cell office:value-type="float" office:value="0.122502" calcext:value-type="float">
            <text:p>0.122502</text:p>
          </table:table-cell>
          <table:table-cell office:value-type="float" office:value="0.0782335" calcext:value-type="float">
            <text:p>0.0782335</text:p>
          </table:table-cell>
          <table:table-cell office:value-type="float" office:value="0.081601" calcext:value-type="float">
            <text:p>0.081601</text:p>
          </table:table-cell>
        </table:table-row>
        <table:table-row table:style-name="ro1">
          <table:table-cell office:value-type="float" office:value="0.106176" calcext:value-type="float">
            <text:p>0.106176</text:p>
          </table:table-cell>
          <table:table-cell office:value-type="float" office:value="0.115348" calcext:value-type="float">
            <text:p>0.115348</text:p>
          </table:table-cell>
          <table:table-cell office:value-type="float" office:value="0.134869" calcext:value-type="float">
            <text:p>0.134869</text:p>
          </table:table-cell>
          <table:table-cell office:value-type="float" office:value="0.110995" calcext:value-type="float">
            <text:p>0.110995</text:p>
          </table:table-cell>
          <table:table-cell office:value-type="float" office:value="0.0436333" calcext:value-type="float">
            <text:p>0.0436333</text:p>
          </table:table-cell>
          <table:table-cell office:value-type="float" office:value="0.138055" calcext:value-type="float">
            <text:p>0.138055</text:p>
          </table:table-cell>
          <table:table-cell office:value-type="float" office:value="0.0743346" calcext:value-type="float">
            <text:p>0.0743346</text:p>
          </table:table-cell>
          <table:table-cell office:value-type="float" office:value="0.0849311" calcext:value-type="float">
            <text:p>0.0849311</text:p>
          </table:table-cell>
        </table:table-row>
        <table:table-row table:style-name="ro1">
          <table:table-cell office:value-type="float" office:value="0.0829127" calcext:value-type="float">
            <text:p>0.0829127</text:p>
          </table:table-cell>
          <table:table-cell office:value-type="float" office:value="0.103583" calcext:value-type="float">
            <text:p>0.103583</text:p>
          </table:table-cell>
          <table:table-cell office:value-type="float" office:value="0.13613" calcext:value-type="float">
            <text:p>0.13613</text:p>
          </table:table-cell>
          <table:table-cell office:value-type="float" office:value="0.120518" calcext:value-type="float">
            <text:p>0.120518</text:p>
          </table:table-cell>
          <table:table-cell office:value-type="float" office:value="0.0808124" calcext:value-type="float">
            <text:p>0.0808124</text:p>
          </table:table-cell>
          <table:table-cell office:value-type="float" office:value="0.120117" calcext:value-type="float">
            <text:p>0.120117</text:p>
          </table:table-cell>
          <table:table-cell office:value-type="float" office:value="0.0800032" calcext:value-type="float">
            <text:p>0.0800032</text:p>
          </table:table-cell>
          <table:table-cell office:value-type="float" office:value="0.0635104" calcext:value-type="float">
            <text:p>0.0635104</text:p>
          </table:table-cell>
        </table:table-row>
        <table:table-row table:style-name="ro1">
          <table:table-cell office:value-type="float" office:value="0.0931805" calcext:value-type="float">
            <text:p>0.0931805</text:p>
          </table:table-cell>
          <table:table-cell office:value-type="float" office:value="0.0907233" calcext:value-type="float">
            <text:p>0.0907233</text:p>
          </table:table-cell>
          <table:table-cell office:value-type="float" office:value="0.137321" calcext:value-type="float">
            <text:p>0.137321</text:p>
          </table:table-cell>
          <table:table-cell office:value-type="float" office:value="0.136852" calcext:value-type="float">
            <text:p>0.136852</text:p>
          </table:table-cell>
          <table:table-cell office:value-type="float" office:value="0.0696276" calcext:value-type="float">
            <text:p>0.0696276</text:p>
          </table:table-cell>
          <table:table-cell office:value-type="float" office:value="0.123241" calcext:value-type="float">
            <text:p>0.123241</text:p>
          </table:table-cell>
          <table:table-cell office:value-type="float" office:value="0.0797925" calcext:value-type="float">
            <text:p>0.0797925</text:p>
          </table:table-cell>
          <table:table-cell office:value-type="float" office:value="0.11261" calcext:value-type="float">
            <text:p>0.11261</text:p>
          </table:table-cell>
        </table:table-row>
        <table:table-row table:style-name="ro1">
          <table:table-cell office:value-type="float" office:value="0.0840379" calcext:value-type="float">
            <text:p>0.0840379</text:p>
          </table:table-cell>
          <table:table-cell office:value-type="float" office:value="0.119372" calcext:value-type="float">
            <text:p>0.119372</text:p>
          </table:table-cell>
          <table:table-cell office:value-type="float" office:value="0.154482" calcext:value-type="float">
            <text:p>0.154482</text:p>
          </table:table-cell>
          <table:table-cell office:value-type="float" office:value="0.116496" calcext:value-type="float">
            <text:p>0.116496</text:p>
          </table:table-cell>
          <table:table-cell office:value-type="float" office:value="0.0703761" calcext:value-type="float">
            <text:p>0.0703761</text:p>
          </table:table-cell>
          <table:table-cell office:value-type="float" office:value="0.129845" calcext:value-type="float">
            <text:p>0.129845</text:p>
          </table:table-cell>
          <table:table-cell office:value-type="float" office:value="0.0822184" calcext:value-type="float">
            <text:p>0.0822184</text:p>
          </table:table-cell>
          <table:table-cell office:value-type="float" office:value="0.0905432" calcext:value-type="float">
            <text:p>0.0905432</text:p>
          </table:table-cell>
        </table:table-row>
        <table:table-row table:style-name="ro1">
          <table:table-cell office:value-type="float" office:value="0.072866" calcext:value-type="float">
            <text:p>0.072866</text:p>
          </table:table-cell>
          <table:table-cell office:value-type="float" office:value="0.114707" calcext:value-type="float">
            <text:p>0.114707</text:p>
          </table:table-cell>
          <table:table-cell office:value-type="float" office:value="0.128777" calcext:value-type="float">
            <text:p>0.128777</text:p>
          </table:table-cell>
          <table:table-cell office:value-type="float" office:value="0.122598" calcext:value-type="float">
            <text:p>0.122598</text:p>
          </table:table-cell>
          <table:table-cell office:value-type="float" office:value="0.085498" calcext:value-type="float">
            <text:p>0.085498</text:p>
          </table:table-cell>
          <table:table-cell office:value-type="float" office:value="0.12071" calcext:value-type="float">
            <text:p>0.12071</text:p>
          </table:table-cell>
          <table:table-cell office:value-type="float" office:value="0.0698949" calcext:value-type="float">
            <text:p>0.0698949</text:p>
          </table:table-cell>
          <table:table-cell office:value-type="float" office:value="0.0988432" calcext:value-type="float">
            <text:p>0.0988432</text:p>
          </table:table-cell>
        </table:table-row>
        <table:table-row table:style-name="ro1">
          <table:table-cell office:value-type="float" office:value="0.111334" calcext:value-type="float">
            <text:p>0.111334</text:p>
          </table:table-cell>
          <table:table-cell office:value-type="float" office:value="0.0831496" calcext:value-type="float">
            <text:p>0.0831496</text:p>
          </table:table-cell>
          <table:table-cell office:value-type="float" office:value="0.135442" calcext:value-type="float">
            <text:p>0.135442</text:p>
          </table:table-cell>
          <table:table-cell office:value-type="float" office:value="0.141834" calcext:value-type="float">
            <text:p>0.141834</text:p>
          </table:table-cell>
          <table:table-cell office:value-type="float" office:value="0.0889968" calcext:value-type="float">
            <text:p>0.0889968</text:p>
          </table:table-cell>
          <table:table-cell office:value-type="float" office:value="0.116153" calcext:value-type="float">
            <text:p>0.116153</text:p>
          </table:table-cell>
          <table:table-cell office:value-type="float" office:value="0.0902261" calcext:value-type="float">
            <text:p>0.0902261</text:p>
          </table:table-cell>
          <table:table-cell office:value-type="float" office:value="0.084015" calcext:value-type="float">
            <text:p>0.084015</text:p>
          </table:table-cell>
        </table:table-row>
        <table:table-row table:style-name="ro1">
          <table:table-cell office:value-type="float" office:value="0.108087" calcext:value-type="float">
            <text:p>0.108087</text:p>
          </table:table-cell>
          <table:table-cell office:value-type="float" office:value="0.0893947" calcext:value-type="float">
            <text:p>0.0893947</text:p>
          </table:table-cell>
          <table:table-cell office:value-type="float" office:value="0.13203" calcext:value-type="float">
            <text:p>0.13203</text:p>
          </table:table-cell>
          <table:table-cell office:value-type="float" office:value="0.109028" calcext:value-type="float">
            <text:p>0.109028</text:p>
          </table:table-cell>
          <table:table-cell office:value-type="float" office:value="0.0632716" calcext:value-type="float">
            <text:p>0.0632716</text:p>
          </table:table-cell>
          <table:table-cell office:value-type="float" office:value="0.129226" calcext:value-type="float">
            <text:p>0.129226</text:p>
          </table:table-cell>
          <table:table-cell office:value-type="float" office:value="0.0885356" calcext:value-type="float">
            <text:p>0.0885356</text:p>
          </table:table-cell>
          <table:table-cell office:value-type="float" office:value="0.0856086" calcext:value-type="float">
            <text:p>0.0856086</text:p>
          </table:table-cell>
        </table:table-row>
        <table:table-row table:style-name="ro1">
          <table:table-cell office:value-type="float" office:value="0.0727682" calcext:value-type="float">
            <text:p>0.0727682</text:p>
          </table:table-cell>
          <table:table-cell office:value-type="float" office:value="0.0937209" calcext:value-type="float">
            <text:p>0.0937209</text:p>
          </table:table-cell>
          <table:table-cell office:value-type="float" office:value="0.136412" calcext:value-type="float">
            <text:p>0.136412</text:p>
          </table:table-cell>
          <table:table-cell office:value-type="float" office:value="0.129138" calcext:value-type="float">
            <text:p>0.129138</text:p>
          </table:table-cell>
          <table:table-cell office:value-type="float" office:value="0.0668127" calcext:value-type="float">
            <text:p>0.0668127</text:p>
          </table:table-cell>
          <table:table-cell office:value-type="float" office:value="0.11918" calcext:value-type="float">
            <text:p>0.11918</text:p>
          </table:table-cell>
          <table:table-cell office:value-type="float" office:value="0.0828761" calcext:value-type="float">
            <text:p>0.0828761</text:p>
          </table:table-cell>
          <table:table-cell office:value-type="float" office:value="0.0602418" calcext:value-type="float">
            <text:p>0.0602418</text:p>
          </table:table-cell>
        </table:table-row>
        <table:table-row table:style-name="ro1">
          <table:table-cell office:value-type="float" office:value="0.0745482" calcext:value-type="float">
            <text:p>0.0745482</text:p>
          </table:table-cell>
          <table:table-cell office:value-type="float" office:value="0.0888123" calcext:value-type="float">
            <text:p>0.0888123</text:p>
          </table:table-cell>
          <table:table-cell office:value-type="float" office:value="0.136838" calcext:value-type="float">
            <text:p>0.136838</text:p>
          </table:table-cell>
          <table:table-cell office:value-type="float" office:value="0.114212" calcext:value-type="float">
            <text:p>0.114212</text:p>
          </table:table-cell>
          <table:table-cell office:value-type="float" office:value="0.0609473" calcext:value-type="float">
            <text:p>0.0609473</text:p>
          </table:table-cell>
          <table:table-cell office:value-type="float" office:value="0.136508" calcext:value-type="float">
            <text:p>0.136508</text:p>
          </table:table-cell>
          <table:table-cell office:value-type="float" office:value="0.0764466" calcext:value-type="float">
            <text:p>0.0764466</text:p>
          </table:table-cell>
          <table:table-cell office:value-type="float" office:value="0.0897479" calcext:value-type="float">
            <text:p>0.0897479</text:p>
          </table:table-cell>
        </table:table-row>
        <table:table-row table:style-name="ro1">
          <table:table-cell office:value-type="float" office:value="0.114159" calcext:value-type="float">
            <text:p>0.114159</text:p>
          </table:table-cell>
          <table:table-cell office:value-type="float" office:value="0.111615" calcext:value-type="float">
            <text:p>0.111615</text:p>
          </table:table-cell>
          <table:table-cell office:value-type="float" office:value="0.122499" calcext:value-type="float">
            <text:p>0.122499</text:p>
          </table:table-cell>
          <table:table-cell office:value-type="float" office:value="0.0947096" calcext:value-type="float">
            <text:p>0.0947096</text:p>
          </table:table-cell>
          <table:table-cell office:value-type="float" office:value="0.071147" calcext:value-type="float">
            <text:p>0.071147</text:p>
          </table:table-cell>
          <table:table-cell office:value-type="float" office:value="0.109748" calcext:value-type="float">
            <text:p>0.109748</text:p>
          </table:table-cell>
          <table:table-cell office:value-type="float" office:value="0.0750904" calcext:value-type="float">
            <text:p>0.0750904</text:p>
          </table:table-cell>
          <table:table-cell office:value-type="float" office:value="0.0813253" calcext:value-type="float">
            <text:p>0.0813253</text:p>
          </table:table-cell>
        </table:table-row>
        <table:table-row table:style-name="ro1">
          <table:table-cell office:value-type="float" office:value="0.0609252" calcext:value-type="float">
            <text:p>0.0609252</text:p>
          </table:table-cell>
          <table:table-cell office:value-type="float" office:value="0.134164" calcext:value-type="float">
            <text:p>0.134164</text:p>
          </table:table-cell>
          <table:table-cell office:value-type="float" office:value="0.113538" calcext:value-type="float">
            <text:p>0.113538</text:p>
          </table:table-cell>
          <table:table-cell office:value-type="float" office:value="0.129797" calcext:value-type="float">
            <text:p>0.129797</text:p>
          </table:table-cell>
          <table:table-cell office:value-type="float" office:value="0.0654822" calcext:value-type="float">
            <text:p>0.0654822</text:p>
          </table:table-cell>
          <table:table-cell office:value-type="float" office:value="0.137397" calcext:value-type="float">
            <text:p>0.137397</text:p>
          </table:table-cell>
          <table:table-cell office:value-type="float" office:value="0.0832866" calcext:value-type="float">
            <text:p>0.0832866</text:p>
          </table:table-cell>
          <table:table-cell office:value-type="float" office:value="0.122816" calcext:value-type="float">
            <text:p>0.122816</text:p>
          </table:table-cell>
        </table:table-row>
        <table:table-row table:style-name="ro1">
          <table:table-cell office:value-type="float" office:value="0.113466" calcext:value-type="float">
            <text:p>0.113466</text:p>
          </table:table-cell>
          <table:table-cell office:value-type="float" office:value="0.0772368" calcext:value-type="float">
            <text:p>0.0772368</text:p>
          </table:table-cell>
          <table:table-cell office:value-type="float" office:value="0.126117" calcext:value-type="float">
            <text:p>0.126117</text:p>
          </table:table-cell>
          <table:table-cell office:value-type="float" office:value="0.113011" calcext:value-type="float">
            <text:p>0.113011</text:p>
          </table:table-cell>
          <table:table-cell office:value-type="float" office:value="0.0675028" calcext:value-type="float">
            <text:p>0.0675028</text:p>
          </table:table-cell>
          <table:table-cell office:value-type="float" office:value="0.119918" calcext:value-type="float">
            <text:p>0.119918</text:p>
          </table:table-cell>
          <table:table-cell office:value-type="float" office:value="0.0626484" calcext:value-type="float">
            <text:p>0.0626484</text:p>
          </table:table-cell>
          <table:table-cell office:value-type="float" office:value="0.0799367" calcext:value-type="float">
            <text:p>0.0799367</text:p>
          </table:table-cell>
        </table:table-row>
        <table:table-row table:style-name="ro1">
          <table:table-cell office:value-type="float" office:value="0.0923035" calcext:value-type="float">
            <text:p>0.0923035</text:p>
          </table:table-cell>
          <table:table-cell office:value-type="float" office:value="0.0801679" calcext:value-type="float">
            <text:p>0.0801679</text:p>
          </table:table-cell>
          <table:table-cell office:value-type="float" office:value="0.105863" calcext:value-type="float">
            <text:p>0.105863</text:p>
          </table:table-cell>
          <table:table-cell office:value-type="float" office:value="0.101691" calcext:value-type="float">
            <text:p>0.101691</text:p>
          </table:table-cell>
          <table:table-cell office:value-type="float" office:value="0.062945" calcext:value-type="float">
            <text:p>0.062945</text:p>
          </table:table-cell>
          <table:table-cell office:value-type="float" office:value="0.0888519" calcext:value-type="float">
            <text:p>0.0888519</text:p>
          </table:table-cell>
          <table:table-cell office:value-type="float" office:value="0.0436328" calcext:value-type="float">
            <text:p>0.0436328</text:p>
          </table:table-cell>
          <table:table-cell office:value-type="float" office:value="0.0667351" calcext:value-type="float">
            <text:p>0.0667351</text:p>
          </table:table-cell>
        </table:table-row>
        <table:table-row table:style-name="ro1">
          <table:table-cell office:value-type="float" office:value="0.107834" calcext:value-type="float">
            <text:p>0.107834</text:p>
          </table:table-cell>
          <table:table-cell office:value-type="float" office:value="0.0779983" calcext:value-type="float">
            <text:p>0.0779983</text:p>
          </table:table-cell>
          <table:table-cell office:value-type="float" office:value="0.0913706" calcext:value-type="float">
            <text:p>0.0913706</text:p>
          </table:table-cell>
          <table:table-cell office:value-type="float" office:value="0.111066" calcext:value-type="float">
            <text:p>0.111066</text:p>
          </table:table-cell>
          <table:table-cell office:value-type="float" office:value="0.09415" calcext:value-type="float">
            <text:p>0.09415</text:p>
          </table:table-cell>
          <table:table-cell office:value-type="float" office:value="0.107903" calcext:value-type="float">
            <text:p>0.107903</text:p>
          </table:table-cell>
          <table:table-cell office:value-type="float" office:value="0.0796369" calcext:value-type="float">
            <text:p>0.0796369</text:p>
          </table:table-cell>
          <table:table-cell office:value-type="float" office:value="0.0485695" calcext:value-type="float">
            <text:p>0.0485695</text:p>
          </table:table-cell>
        </table:table-row>
        <table:table-row table:style-name="ro1">
          <table:table-cell office:value-type="float" office:value="0.0775216" calcext:value-type="float">
            <text:p>0.0775216</text:p>
          </table:table-cell>
          <table:table-cell office:value-type="float" office:value="0.0733338" calcext:value-type="float">
            <text:p>0.0733338</text:p>
          </table:table-cell>
          <table:table-cell office:value-type="float" office:value="0.0934128" calcext:value-type="float">
            <text:p>0.0934128</text:p>
          </table:table-cell>
          <table:table-cell office:value-type="float" office:value="0.097009" calcext:value-type="float">
            <text:p>0.097009</text:p>
          </table:table-cell>
          <table:table-cell office:value-type="float" office:value="0.0467049" calcext:value-type="float">
            <text:p>0.0467049</text:p>
          </table:table-cell>
          <table:table-cell office:value-type="float" office:value="0.100724" calcext:value-type="float">
            <text:p>0.100724</text:p>
          </table:table-cell>
          <table:table-cell office:value-type="float" office:value="0.0820728" calcext:value-type="float">
            <text:p>0.0820728</text:p>
          </table:table-cell>
          <table:table-cell office:value-type="float" office:value="0.0631377" calcext:value-type="float">
            <text:p>0.0631377</text:p>
          </table:table-cell>
        </table:table-row>
        <table:table-row table:style-name="ro1">
          <table:table-cell office:value-type="float" office:value="0.082843" calcext:value-type="float">
            <text:p>0.082843</text:p>
          </table:table-cell>
          <table:table-cell office:value-type="float" office:value="0.0664046" calcext:value-type="float">
            <text:p>0.0664046</text:p>
          </table:table-cell>
          <table:table-cell office:value-type="float" office:value="0.0581938" calcext:value-type="float">
            <text:p>0.0581938</text:p>
          </table:table-cell>
          <table:table-cell office:value-type="float" office:value="0.0702592" calcext:value-type="float">
            <text:p>0.0702592</text:p>
          </table:table-cell>
          <table:table-cell office:value-type="float" office:value="0.0875939" calcext:value-type="float">
            <text:p>0.0875939</text:p>
          </table:table-cell>
          <table:table-cell office:value-type="float" office:value="0.0791064" calcext:value-type="float">
            <text:p>0.0791064</text:p>
          </table:table-cell>
          <table:table-cell office:value-type="float" office:value="0.0257533" calcext:value-type="float">
            <text:p>0.0257533</text:p>
          </table:table-cell>
          <table:table-cell office:value-type="float" office:value="0.0578343" calcext:value-type="float">
            <text:p>0.0578343</text:p>
          </table:table-cell>
        </table:table-row>
        <table:table-row table:style-name="ro1">
          <table:table-cell office:value-type="float" office:value="0.0799133" calcext:value-type="float">
            <text:p>0.0799133</text:p>
          </table:table-cell>
          <table:table-cell office:value-type="float" office:value="0.0619104" calcext:value-type="float">
            <text:p>0.0619104</text:p>
          </table:table-cell>
          <table:table-cell office:value-type="float" office:value="0.0670692" calcext:value-type="float">
            <text:p>0.0670692</text:p>
          </table:table-cell>
          <table:table-cell office:value-type="float" office:value="0.0683992" calcext:value-type="float">
            <text:p>0.0683992</text:p>
          </table:table-cell>
          <table:table-cell office:value-type="float" office:value="0.115372" calcext:value-type="float">
            <text:p>0.115372</text:p>
          </table:table-cell>
          <table:table-cell office:value-type="float" office:value="0.0595143" calcext:value-type="float">
            <text:p>0.0595143</text:p>
          </table:table-cell>
          <table:table-cell office:value-type="float" office:value="0.0648501" calcext:value-type="float">
            <text:p>0.0648501</text:p>
          </table:table-cell>
          <table:table-cell office:value-type="float" office:value="0.101411" calcext:value-type="float">
            <text:p>0.101411</text:p>
          </table:table-cell>
        </table:table-row>
        <table:table-row table:style-name="ro1">
          <table:table-cell office:value-type="float" office:value="0.0739143" calcext:value-type="float">
            <text:p>0.0739143</text:p>
          </table:table-cell>
          <table:table-cell office:value-type="float" office:value="0.0558729" calcext:value-type="float">
            <text:p>0.0558729</text:p>
          </table:table-cell>
          <table:table-cell office:value-type="float" office:value="0.0606184" calcext:value-type="float">
            <text:p>0.0606184</text:p>
          </table:table-cell>
          <table:table-cell office:value-type="float" office:value="0.0925864" calcext:value-type="float">
            <text:p>0.0925864</text:p>
          </table:table-cell>
          <table:table-cell office:value-type="float" office:value="0.0470279" calcext:value-type="float">
            <text:p>0.0470279</text:p>
          </table:table-cell>
          <table:table-cell office:value-type="float" office:value="0.0795177" calcext:value-type="float">
            <text:p>0.0795177</text:p>
          </table:table-cell>
          <table:table-cell office:value-type="float" office:value="0.0700171" calcext:value-type="float">
            <text:p>0.0700171</text:p>
          </table:table-cell>
          <table:table-cell office:value-type="float" office:value="0.065059" calcext:value-type="float">
            <text:p>0.065059</text:p>
          </table:table-cell>
        </table:table-row>
        <table:table-row table:style-name="ro1">
          <table:table-cell office:value-type="float" office:value="0.0873877" calcext:value-type="float">
            <text:p>0.0873877</text:p>
          </table:table-cell>
          <table:table-cell office:value-type="float" office:value="0.0933255" calcext:value-type="float">
            <text:p>0.0933255</text:p>
          </table:table-cell>
          <table:table-cell office:value-type="float" office:value="0.0911626" calcext:value-type="float">
            <text:p>0.0911626</text:p>
          </table:table-cell>
          <table:table-cell office:value-type="float" office:value="0.0748418" calcext:value-type="float">
            <text:p>0.0748418</text:p>
          </table:table-cell>
          <table:table-cell office:value-type="float" office:value="0.0693606" calcext:value-type="float">
            <text:p>0.0693606</text:p>
          </table:table-cell>
          <table:table-cell office:value-type="float" office:value="0.0960329" calcext:value-type="float">
            <text:p>0.0960329</text:p>
          </table:table-cell>
          <table:table-cell office:value-type="float" office:value="0.0710526" calcext:value-type="float">
            <text:p>0.0710526</text:p>
          </table:table-cell>
          <table:table-cell office:value-type="float" office:value="0.0691385" calcext:value-type="float">
            <text:p>0.0691385</text:p>
          </table:table-cell>
        </table:table-row>
        <table:table-row table:style-name="ro1">
          <table:table-cell office:value-type="float" office:value="0.121898" calcext:value-type="float">
            <text:p>0.121898</text:p>
          </table:table-cell>
          <table:table-cell office:value-type="float" office:value="0.0911165" calcext:value-type="float">
            <text:p>0.0911165</text:p>
          </table:table-cell>
          <table:table-cell office:value-type="float" office:value="0.104768" calcext:value-type="float">
            <text:p>0.104768</text:p>
          </table:table-cell>
          <table:table-cell office:value-type="float" office:value="0.0560481" calcext:value-type="float">
            <text:p>0.0560481</text:p>
          </table:table-cell>
          <table:table-cell office:value-type="float" office:value="0.0543173" calcext:value-type="float">
            <text:p>0.0543173</text:p>
          </table:table-cell>
          <table:table-cell office:value-type="float" office:value="0.133841" calcext:value-type="float">
            <text:p>0.133841</text:p>
          </table:table-cell>
          <table:table-cell office:value-type="float" office:value="0.0475424" calcext:value-type="float">
            <text:p>0.0475424</text:p>
          </table:table-cell>
          <table:table-cell office:value-type="float" office:value="0.105571" calcext:value-type="float">
            <text:p>0.105571</text:p>
          </table:table-cell>
        </table:table-row>
        <table:table-row table:style-name="ro1">
          <table:table-cell office:value-type="float" office:value="0.0958533" calcext:value-type="float">
            <text:p>0.0958533</text:p>
          </table:table-cell>
          <table:table-cell office:value-type="float" office:value="0.0475253" calcext:value-type="float">
            <text:p>0.0475253</text:p>
          </table:table-cell>
          <table:table-cell office:value-type="float" office:value="0.0996293" calcext:value-type="float">
            <text:p>0.0996293</text:p>
          </table:table-cell>
          <table:table-cell office:value-type="float" office:value="0.0858007" calcext:value-type="float">
            <text:p>0.0858007</text:p>
          </table:table-cell>
          <table:table-cell office:value-type="float" office:value="0.0932712" calcext:value-type="float">
            <text:p>0.0932712</text:p>
          </table:table-cell>
          <table:table-cell office:value-type="float" office:value="0.0624675" calcext:value-type="float">
            <text:p>0.0624675</text:p>
          </table:table-cell>
          <table:table-cell office:value-type="float" office:value="0.0609035" calcext:value-type="float">
            <text:p>0.0609035</text:p>
          </table:table-cell>
          <table:table-cell office:value-type="float" office:value="0.0643891" calcext:value-type="float">
            <text:p>0.0643891</text:p>
          </table:table-cell>
        </table:table-row>
        <table:table-row table:style-name="ro1">
          <table:table-cell office:value-type="float" office:value="0.102819" calcext:value-type="float">
            <text:p>0.102819</text:p>
          </table:table-cell>
          <table:table-cell office:value-type="float" office:value="0.0482445" calcext:value-type="float">
            <text:p>0.0482445</text:p>
          </table:table-cell>
          <table:table-cell office:value-type="float" office:value="0.0951317" calcext:value-type="float">
            <text:p>0.0951317</text:p>
          </table:table-cell>
          <table:table-cell office:value-type="float" office:value="0.0870379" calcext:value-type="float">
            <text:p>0.0870379</text:p>
          </table:table-cell>
          <table:table-cell office:value-type="float" office:value="0.0356958" calcext:value-type="float">
            <text:p>0.0356958</text:p>
          </table:table-cell>
          <table:table-cell office:value-type="float" office:value="0.0861476" calcext:value-type="float">
            <text:p>0.0861476</text:p>
          </table:table-cell>
          <table:table-cell office:value-type="float" office:value="0.0639073" calcext:value-type="float">
            <text:p>0.0639073</text:p>
          </table:table-cell>
          <table:table-cell office:value-type="float" office:value="0.028621" calcext:value-type="float">
            <text:p>0.028621</text:p>
          </table:table-cell>
        </table:table-row>
        <table:table-row table:style-name="ro1">
          <table:table-cell office:value-type="float" office:value="0.120047" calcext:value-type="float">
            <text:p>0.120047</text:p>
          </table:table-cell>
          <table:table-cell office:value-type="float" office:value="0.0539843" calcext:value-type="float">
            <text:p>0.0539843</text:p>
          </table:table-cell>
          <table:table-cell office:value-type="float" office:value="0.0569855" calcext:value-type="float">
            <text:p>0.0569855</text:p>
          </table:table-cell>
          <table:table-cell office:value-type="float" office:value="0.0452241" calcext:value-type="float">
            <text:p>0.0452241</text:p>
          </table:table-cell>
          <table:table-cell office:value-type="float" office:value="0.0372202" calcext:value-type="float">
            <text:p>0.0372202</text:p>
          </table:table-cell>
          <table:table-cell office:value-type="float" office:value="0.0987974" calcext:value-type="float">
            <text:p>0.0987974</text:p>
          </table:table-cell>
          <table:table-cell office:value-type="float" office:value="0.038428" calcext:value-type="float">
            <text:p>0.038428</text:p>
          </table:table-cell>
          <table:table-cell office:value-type="float" office:value="0.0438958" calcext:value-type="float">
            <text:p>0.0438958</text:p>
          </table:table-cell>
        </table:table-row>
        <table:table-row table:style-name="ro1">
          <table:table-cell office:value-type="float" office:value="0.0742376" calcext:value-type="float">
            <text:p>0.0742376</text:p>
          </table:table-cell>
          <table:table-cell office:value-type="float" office:value="0.0823481" calcext:value-type="float">
            <text:p>0.0823481</text:p>
          </table:table-cell>
          <table:table-cell office:value-type="float" office:value="0.0700281" calcext:value-type="float">
            <text:p>0.0700281</text:p>
          </table:table-cell>
          <table:table-cell office:value-type="float" office:value="0.0839387" calcext:value-type="float">
            <text:p>0.0839387</text:p>
          </table:table-cell>
          <table:table-cell office:value-type="float" office:value="0.0685639" calcext:value-type="float">
            <text:p>0.0685639</text:p>
          </table:table-cell>
          <table:table-cell office:value-type="float" office:value="0.115791" calcext:value-type="float">
            <text:p>0.115791</text:p>
          </table:table-cell>
          <table:table-cell office:value-type="float" office:value="0.0481929" calcext:value-type="float">
            <text:p>0.0481929</text:p>
          </table:table-cell>
          <table:table-cell office:value-type="float" office:value="0.0476024" calcext:value-type="float">
            <text:p>0.0476024</text:p>
          </table:table-cell>
        </table:table-row>
        <table:table-row table:style-name="ro1">
          <table:table-cell office:value-type="float" office:value="0.0839584" calcext:value-type="float">
            <text:p>0.0839584</text:p>
          </table:table-cell>
          <table:table-cell office:value-type="float" office:value="0.0815958" calcext:value-type="float">
            <text:p>0.0815958</text:p>
          </table:table-cell>
          <table:table-cell office:value-type="float" office:value="0.127399" calcext:value-type="float">
            <text:p>0.127399</text:p>
          </table:table-cell>
          <table:table-cell office:value-type="float" office:value="0.10426" calcext:value-type="float">
            <text:p>0.10426</text:p>
          </table:table-cell>
          <table:table-cell office:value-type="float" office:value="0.049044" calcext:value-type="float">
            <text:p>0.049044</text:p>
          </table:table-cell>
          <table:table-cell office:value-type="float" office:value="0.0832872" calcext:value-type="float">
            <text:p>0.0832872</text:p>
          </table:table-cell>
          <table:table-cell office:value-type="float" office:value="0.0714492" calcext:value-type="float">
            <text:p>0.0714492</text:p>
          </table:table-cell>
          <table:table-cell office:value-type="float" office:value="0.0600988" calcext:value-type="float">
            <text:p>0.0600988</text:p>
          </table:table-cell>
        </table:table-row>
        <table:table-row table:style-name="ro1">
          <table:table-cell office:value-type="float" office:value="0.0871566" calcext:value-type="float">
            <text:p>0.0871566</text:p>
          </table:table-cell>
          <table:table-cell office:value-type="float" office:value="0.0479586" calcext:value-type="float">
            <text:p>0.0479586</text:p>
          </table:table-cell>
          <table:table-cell office:value-type="float" office:value="0.090495" calcext:value-type="float">
            <text:p>0.090495</text:p>
          </table:table-cell>
          <table:table-cell office:value-type="float" office:value="0.0702774" calcext:value-type="float">
            <text:p>0.0702774</text:p>
          </table:table-cell>
          <table:table-cell office:value-type="float" office:value="0.055785" calcext:value-type="float">
            <text:p>0.055785</text:p>
          </table:table-cell>
          <table:table-cell office:value-type="float" office:value="0.12811" calcext:value-type="float">
            <text:p>0.12811</text:p>
          </table:table-cell>
          <table:table-cell office:value-type="float" office:value="0.0905234" calcext:value-type="float">
            <text:p>0.0905234</text:p>
          </table:table-cell>
          <table:table-cell office:value-type="float" office:value="0.0899974" calcext:value-type="float">
            <text:p>0.0899974</text:p>
          </table:table-cell>
        </table:table-row>
        <table:table-row table:style-name="ro1">
          <table:table-cell office:value-type="float" office:value="0.112427" calcext:value-type="float">
            <text:p>0.112427</text:p>
          </table:table-cell>
          <table:table-cell office:value-type="float" office:value="0.0964211" calcext:value-type="float">
            <text:p>0.0964211</text:p>
          </table:table-cell>
          <table:table-cell office:value-type="float" office:value="0.135082" calcext:value-type="float">
            <text:p>0.135082</text:p>
          </table:table-cell>
          <table:table-cell office:value-type="float" office:value="0.0797141" calcext:value-type="float">
            <text:p>0.0797141</text:p>
          </table:table-cell>
          <table:table-cell office:value-type="float" office:value="0.0737201" calcext:value-type="float">
            <text:p>0.0737201</text:p>
          </table:table-cell>
          <table:table-cell office:value-type="float" office:value="0.0668632" calcext:value-type="float">
            <text:p>0.0668632</text:p>
          </table:table-cell>
          <table:table-cell office:value-type="float" office:value="0.107009" calcext:value-type="float">
            <text:p>0.107009</text:p>
          </table:table-cell>
          <table:table-cell office:value-type="float" office:value="0.0524523" calcext:value-type="float">
            <text:p>0.0524523</text:p>
          </table:table-cell>
        </table:table-row>
        <table:table-row table:style-name="ro1">
          <table:table-cell office:value-type="float" office:value="0.091709" calcext:value-type="float">
            <text:p>0.091709</text:p>
          </table:table-cell>
          <table:table-cell office:value-type="float" office:value="0.0725472" calcext:value-type="float">
            <text:p>0.0725472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502202" calcext:value-type="float">
            <text:p>0.0502202</text:p>
          </table:table-cell>
          <table:table-cell office:value-type="float" office:value="0.101759" calcext:value-type="float">
            <text:p>0.101759</text:p>
          </table:table-cell>
          <table:table-cell office:value-type="float" office:value="0.111849" calcext:value-type="float">
            <text:p>0.111849</text:p>
          </table:table-cell>
          <table:table-cell office:value-type="float" office:value="0.107154" calcext:value-type="float">
            <text:p>0.107154</text:p>
          </table:table-cell>
          <table:table-cell office:value-type="float" office:value="0.0599542" calcext:value-type="float">
            <text:p>0.0599542</text:p>
          </table:table-cell>
        </table:table-row>
        <table:table-row table:style-name="ro1">
          <table:table-cell office:value-type="float" office:value="0.0634834" calcext:value-type="float">
            <text:p>0.0634834</text:p>
          </table:table-cell>
          <table:table-cell office:value-type="float" office:value="0.0852859" calcext:value-type="float">
            <text:p>0.0852859</text:p>
          </table:table-cell>
          <table:table-cell office:value-type="float" office:value="0.0991457" calcext:value-type="float">
            <text:p>0.0991457</text:p>
          </table:table-cell>
          <table:table-cell office:value-type="float" office:value="0.0766874" calcext:value-type="float">
            <text:p>0.0766874</text:p>
          </table:table-cell>
          <table:table-cell office:value-type="float" office:value="0.0382855" calcext:value-type="float">
            <text:p>0.0382855</text:p>
          </table:table-cell>
          <table:table-cell office:value-type="float" office:value="0.0843598" calcext:value-type="float">
            <text:p>0.0843598</text:p>
          </table:table-cell>
          <table:table-cell office:value-type="float" office:value="0.0748469" calcext:value-type="float">
            <text:p>0.0748469</text:p>
          </table:table-cell>
          <table:table-cell office:value-type="float" office:value="0.0415672" calcext:value-type="float">
            <text:p>0.0415672</text:p>
          </table:table-cell>
        </table:table-row>
        <table:table-row table:style-name="ro1">
          <table:table-cell office:value-type="float" office:value="0.054887" calcext:value-type="float">
            <text:p>0.054887</text:p>
          </table:table-cell>
          <table:table-cell office:value-type="float" office:value="0.117001" calcext:value-type="float">
            <text:p>0.117001</text:p>
          </table:table-cell>
          <table:table-cell office:value-type="float" office:value="0.100568" calcext:value-type="float">
            <text:p>0.100568</text:p>
          </table:table-cell>
          <table:table-cell office:value-type="float" office:value="0.104101" calcext:value-type="float">
            <text:p>0.104101</text:p>
          </table:table-cell>
          <table:table-cell office:value-type="float" office:value="0.0785679" calcext:value-type="float">
            <text:p>0.0785679</text:p>
          </table:table-cell>
          <table:table-cell office:value-type="float" office:value="0.0939071" calcext:value-type="float">
            <text:p>0.0939071</text:p>
          </table:table-cell>
          <table:table-cell office:value-type="float" office:value="0.034968" calcext:value-type="float">
            <text:p>0.034968</text:p>
          </table:table-cell>
          <table:table-cell office:value-type="float" office:value="0.0833904" calcext:value-type="float">
            <text:p>0.0833904</text:p>
          </table:table-cell>
        </table:table-row>
        <table:table-row table:style-name="ro1">
          <table:table-cell office:value-type="float" office:value="0.0886159" calcext:value-type="float">
            <text:p>0.0886159</text:p>
          </table:table-cell>
          <table:table-cell office:value-type="float" office:value="0.110116" calcext:value-type="float">
            <text:p>0.110116</text:p>
          </table:table-cell>
          <table:table-cell office:value-type="float" office:value="0.0802449" calcext:value-type="float">
            <text:p>0.0802449</text:p>
          </table:table-cell>
          <table:table-cell office:value-type="float" office:value="0.114601" calcext:value-type="float">
            <text:p>0.114601</text:p>
          </table:table-cell>
          <table:table-cell office:value-type="float" office:value="0.0531738" calcext:value-type="float">
            <text:p>0.0531738</text:p>
          </table:table-cell>
          <table:table-cell office:value-type="float" office:value="0.107791" calcext:value-type="float">
            <text:p>0.107791</text:p>
          </table:table-cell>
          <table:table-cell office:value-type="float" office:value="0.0954727" calcext:value-type="float">
            <text:p>0.0954727</text:p>
          </table:table-cell>
          <table:table-cell office:value-type="float" office:value="0.0661563" calcext:value-type="float">
            <text:p>0.0661563</text:p>
          </table:table-cell>
        </table:table-row>
        <table:table-row table:style-name="ro1">
          <table:table-cell office:value-type="float" office:value="0.104176" calcext:value-type="float">
            <text:p>0.104176</text:p>
          </table:table-cell>
          <table:table-cell office:value-type="float" office:value="0.093418" calcext:value-type="float">
            <text:p>0.093418</text:p>
          </table:table-cell>
          <table:table-cell office:value-type="float" office:value="0.0886333" calcext:value-type="float">
            <text:p>0.0886333</text:p>
          </table:table-cell>
          <table:table-cell office:value-type="float" office:value="0.0730517" calcext:value-type="float">
            <text:p>0.0730517</text:p>
          </table:table-cell>
          <table:table-cell office:value-type="float" office:value="0.0181783" calcext:value-type="float">
            <text:p>0.0181783</text:p>
          </table:table-cell>
          <table:table-cell office:value-type="float" office:value="0.142953" calcext:value-type="float">
            <text:p>0.142953</text:p>
          </table:table-cell>
          <table:table-cell office:value-type="float" office:value="0.0390861" calcext:value-type="float">
            <text:p>0.0390861</text:p>
          </table:table-cell>
          <table:table-cell office:value-type="float" office:value="0.0452282" calcext:value-type="float">
            <text:p>0.0452282</text:p>
          </table:table-cell>
        </table:table-row>
        <table:table-row table:style-name="ro1">
          <table:table-cell office:value-type="float" office:value="0.117326" calcext:value-type="float">
            <text:p>0.117326</text:p>
          </table:table-cell>
          <table:table-cell office:value-type="float" office:value="0.0619156" calcext:value-type="float">
            <text:p>0.0619156</text:p>
          </table:table-cell>
          <table:table-cell office:value-type="float" office:value="0.086879" calcext:value-type="float">
            <text:p>0.086879</text:p>
          </table:table-cell>
          <table:table-cell office:value-type="float" office:value="0.100219" calcext:value-type="float">
            <text:p>0.100219</text:p>
          </table:table-cell>
          <table:table-cell office:value-type="float" office:value="0.0581603" calcext:value-type="float">
            <text:p>0.0581603</text:p>
          </table:table-cell>
          <table:table-cell office:value-type="float" office:value="0.105639" calcext:value-type="float">
            <text:p>0.105639</text:p>
          </table:table-cell>
          <table:table-cell office:value-type="float" office:value="0.0975778" calcext:value-type="float">
            <text:p>0.0975778</text:p>
          </table:table-cell>
          <table:table-cell office:value-type="float" office:value="0.103855" calcext:value-type="float">
            <text:p>0.103855</text:p>
          </table:table-cell>
        </table:table-row>
        <table:table-row table:style-name="ro1">
          <table:table-cell office:value-type="float" office:value="0.0844127" calcext:value-type="float">
            <text:p>0.0844127</text:p>
          </table:table-cell>
          <table:table-cell office:value-type="float" office:value="0.0738027" calcext:value-type="float">
            <text:p>0.0738027</text:p>
          </table:table-cell>
          <table:table-cell office:value-type="float" office:value="0.0888467" calcext:value-type="float">
            <text:p>0.0888467</text:p>
          </table:table-cell>
          <table:table-cell office:value-type="float" office:value="0.115003" calcext:value-type="float">
            <text:p>0.115003</text:p>
          </table:table-cell>
          <table:table-cell office:value-type="float" office:value="0.0666076" calcext:value-type="float">
            <text:p>0.0666076</text:p>
          </table:table-cell>
          <table:table-cell office:value-type="float" office:value="0.0952351" calcext:value-type="float">
            <text:p>0.0952351</text:p>
          </table:table-cell>
          <table:table-cell office:value-type="float" office:value="0.10386" calcext:value-type="float">
            <text:p>0.10386</text:p>
          </table:table-cell>
          <table:table-cell office:value-type="float" office:value="0.0669207" calcext:value-type="float">
            <text:p>0.0669207</text:p>
          </table:table-cell>
        </table:table-row>
        <table:table-row table:style-name="ro1">
          <table:table-cell office:value-type="float" office:value="0.0693717" calcext:value-type="float">
            <text:p>0.0693717</text:p>
          </table:table-cell>
          <table:table-cell office:value-type="float" office:value="0.06456" calcext:value-type="float">
            <text:p>0.06456</text:p>
          </table:table-cell>
          <table:table-cell office:value-type="float" office:value="0.0980484" calcext:value-type="float">
            <text:p>0.0980484</text:p>
          </table:table-cell>
          <table:table-cell office:value-type="float" office:value="0.0839017" calcext:value-type="float">
            <text:p>0.0839017</text:p>
          </table:table-cell>
          <table:table-cell office:value-type="float" office:value="0.0700427" calcext:value-type="float">
            <text:p>0.0700427</text:p>
          </table:table-cell>
          <table:table-cell office:value-type="float" office:value="0.0873718" calcext:value-type="float">
            <text:p>0.0873718</text:p>
          </table:table-cell>
          <table:table-cell office:value-type="float" office:value="0.0704692" calcext:value-type="float">
            <text:p>0.0704692</text:p>
          </table:table-cell>
          <table:table-cell office:value-type="float" office:value="0.0751667" calcext:value-type="float">
            <text:p>0.0751667</text:p>
          </table:table-cell>
        </table:table-row>
        <table:table-row table:style-name="ro1">
          <table:table-cell office:value-type="float" office:value="0.056288" calcext:value-type="float">
            <text:p>0.056288</text:p>
          </table:table-cell>
          <table:table-cell office:value-type="float" office:value="0.0736185" calcext:value-type="float">
            <text:p>0.0736185</text:p>
          </table:table-cell>
          <table:table-cell office:value-type="float" office:value="0.112893" calcext:value-type="float">
            <text:p>0.112893</text:p>
          </table:table-cell>
          <table:table-cell office:value-type="float" office:value="0.118355" calcext:value-type="float">
            <text:p>0.118355</text:p>
          </table:table-cell>
          <table:table-cell office:value-type="float" office:value="0.108627" calcext:value-type="float">
            <text:p>0.108627</text:p>
          </table:table-cell>
          <table:table-cell office:value-type="float" office:value="0.0923008" calcext:value-type="float">
            <text:p>0.0923008</text:p>
          </table:table-cell>
          <table:table-cell office:value-type="float" office:value="0.0838999" calcext:value-type="float">
            <text:p>0.0838999</text:p>
          </table:table-cell>
          <table:table-cell office:value-type="float" office:value="0.0704223" calcext:value-type="float">
            <text:p>0.0704223</text:p>
          </table:table-cell>
        </table:table-row>
        <table:table-row table:style-name="ro1">
          <table:table-cell office:value-type="float" office:value="0.0907333" calcext:value-type="float">
            <text:p>0.0907333</text:p>
          </table:table-cell>
          <table:table-cell office:value-type="float" office:value="0.0823945" calcext:value-type="float">
            <text:p>0.0823945</text:p>
          </table:table-cell>
          <table:table-cell office:value-type="float" office:value="0.109459" calcext:value-type="float">
            <text:p>0.109459</text:p>
          </table:table-cell>
          <table:table-cell office:value-type="float" office:value="0.0879138" calcext:value-type="float">
            <text:p>0.0879138</text:p>
          </table:table-cell>
          <table:table-cell office:value-type="float" office:value="0.0879158" calcext:value-type="float">
            <text:p>0.0879158</text:p>
          </table:table-cell>
          <table:table-cell office:value-type="float" office:value="0.0656003" calcext:value-type="float">
            <text:p>0.0656003</text:p>
          </table:table-cell>
          <table:table-cell office:value-type="float" office:value="0.0569787" calcext:value-type="float">
            <text:p>0.0569787</text:p>
          </table:table-cell>
          <table:table-cell office:value-type="float" office:value="0.0796047" calcext:value-type="float">
            <text:p>0.0796047</text:p>
          </table:table-cell>
        </table:table-row>
        <table:table-row table:style-name="ro1">
          <table:table-cell office:value-type="float" office:value="0.0517108" calcext:value-type="float">
            <text:p>0.0517108</text:p>
          </table:table-cell>
          <table:table-cell office:value-type="float" office:value="0.0609218" calcext:value-type="float">
            <text:p>0.0609218</text:p>
          </table:table-cell>
          <table:table-cell office:value-type="float" office:value="0.109942" calcext:value-type="float">
            <text:p>0.109942</text:p>
          </table:table-cell>
          <table:table-cell office:value-type="float" office:value="0.0878305" calcext:value-type="float">
            <text:p>0.0878305</text:p>
          </table:table-cell>
          <table:table-cell office:value-type="float" office:value="0.0723276" calcext:value-type="float">
            <text:p>0.0723276</text:p>
          </table:table-cell>
          <table:table-cell office:value-type="float" office:value="0.101485" calcext:value-type="float">
            <text:p>0.101485</text:p>
          </table:table-cell>
          <table:table-cell office:value-type="float" office:value="0.0680056" calcext:value-type="float">
            <text:p>0.0680056</text:p>
          </table:table-cell>
          <table:table-cell office:value-type="float" office:value="0.0431871" calcext:value-type="float">
            <text:p>0.0431871</text:p>
          </table:table-cell>
        </table:table-row>
        <table:table-row table:style-name="ro1">
          <table:table-cell office:value-type="float" office:value="0.0933237" calcext:value-type="float">
            <text:p>0.0933237</text:p>
          </table:table-cell>
          <table:table-cell office:value-type="float" office:value="0.0633264" calcext:value-type="float">
            <text:p>0.0633264</text:p>
          </table:table-cell>
          <table:table-cell office:value-type="float" office:value="0.0817084" calcext:value-type="float">
            <text:p>0.0817084</text:p>
          </table:table-cell>
          <table:table-cell office:value-type="float" office:value="0.0736842" calcext:value-type="float">
            <text:p>0.0736842</text:p>
          </table:table-cell>
          <table:table-cell office:value-type="float" office:value="0.029402" calcext:value-type="float">
            <text:p>0.029402</text:p>
          </table:table-cell>
          <table:table-cell office:value-type="float" office:value="0.120301" calcext:value-type="float">
            <text:p>0.120301</text:p>
          </table:table-cell>
          <table:table-cell office:value-type="float" office:value="0.121143" calcext:value-type="float">
            <text:p>0.121143</text:p>
          </table:table-cell>
          <table:table-cell office:value-type="float" office:value="0.0617025" calcext:value-type="float">
            <text:p>0.0617025</text:p>
          </table:table-cell>
        </table:table-row>
        <table:table-row table:style-name="ro1">
          <table:table-cell office:value-type="float" office:value="0.0752774" calcext:value-type="float">
            <text:p>0.0752774</text:p>
          </table:table-cell>
          <table:table-cell office:value-type="float" office:value="0.0779519" calcext:value-type="float">
            <text:p>0.0779519</text:p>
          </table:table-cell>
          <table:table-cell office:value-type="float" office:value="0.092968" calcext:value-type="float">
            <text:p>0.092968</text:p>
          </table:table-cell>
          <table:table-cell office:value-type="float" office:value="0.0760273" calcext:value-type="float">
            <text:p>0.0760273</text:p>
          </table:table-cell>
          <table:table-cell office:value-type="float" office:value="0.0896515" calcext:value-type="float">
            <text:p>0.0896515</text:p>
          </table:table-cell>
          <table:table-cell office:value-type="float" office:value="0.127385" calcext:value-type="float">
            <text:p>0.127385</text:p>
          </table:table-cell>
          <table:table-cell office:value-type="float" office:value="0.0524842" calcext:value-type="float">
            <text:p>0.0524842</text:p>
          </table:table-cell>
          <table:table-cell office:value-type="float" office:value="0.106261" calcext:value-type="float">
            <text:p>0.106261</text:p>
          </table:table-cell>
        </table:table-row>
        <table:table-row table:style-name="ro1">
          <table:table-cell office:value-type="float" office:value="0.0623644" calcext:value-type="float">
            <text:p>0.0623644</text:p>
          </table:table-cell>
          <table:table-cell office:value-type="float" office:value="0.106452" calcext:value-type="float">
            <text:p>0.106452</text:p>
          </table:table-cell>
          <table:table-cell office:value-type="float" office:value="0.0939003" calcext:value-type="float">
            <text:p>0.0939003</text:p>
          </table:table-cell>
          <table:table-cell office:value-type="float" office:value="0.0854453" calcext:value-type="float">
            <text:p>0.0854453</text:p>
          </table:table-cell>
          <table:table-cell office:value-type="float" office:value="0.079741" calcext:value-type="float">
            <text:p>0.079741</text:p>
          </table:table-cell>
          <table:table-cell office:value-type="float" office:value="0.114277" calcext:value-type="float">
            <text:p>0.114277</text:p>
          </table:table-cell>
          <table:table-cell office:value-type="float" office:value="0.0514014" calcext:value-type="float">
            <text:p>0.0514014</text:p>
          </table:table-cell>
          <table:table-cell office:value-type="float" office:value="0.0684264" calcext:value-type="float">
            <text:p>0.0684264</text:p>
          </table:table-cell>
        </table:table-row>
        <table:table-row table:style-name="ro1">
          <table:table-cell office:value-type="float" office:value="0.0840559" calcext:value-type="float">
            <text:p>0.0840559</text:p>
          </table:table-cell>
          <table:table-cell office:value-type="float" office:value="0.0648411" calcext:value-type="float">
            <text:p>0.0648411</text:p>
          </table:table-cell>
          <table:table-cell office:value-type="float" office:value="0.0964122" calcext:value-type="float">
            <text:p>0.0964122</text:p>
          </table:table-cell>
          <table:table-cell office:value-type="float" office:value="0.0860973" calcext:value-type="float">
            <text:p>0.0860973</text:p>
          </table:table-cell>
          <table:table-cell office:value-type="float" office:value="0.0767677" calcext:value-type="float">
            <text:p>0.0767677</text:p>
          </table:table-cell>
          <table:table-cell office:value-type="float" office:value="0.135193" calcext:value-type="float">
            <text:p>0.135193</text:p>
          </table:table-cell>
          <table:table-cell office:value-type="float" office:value="0.0375045" calcext:value-type="float">
            <text:p>0.0375045</text:p>
          </table:table-cell>
          <table:table-cell office:value-type="float" office:value="0.0724691" calcext:value-type="float">
            <text:p>0.0724691</text:p>
          </table:table-cell>
        </table:table-row>
        <table:table-row table:style-name="ro1">
          <table:table-cell office:value-type="float" office:value="0.0493659" calcext:value-type="float">
            <text:p>0.0493659</text:p>
          </table:table-cell>
          <table:table-cell office:value-type="float" office:value="0.0525556" calcext:value-type="float">
            <text:p>0.0525556</text:p>
          </table:table-cell>
          <table:table-cell office:value-type="float" office:value="0.0451456" calcext:value-type="float">
            <text:p>0.0451456</text:p>
          </table:table-cell>
          <table:table-cell office:value-type="float" office:value="0.0853121" calcext:value-type="float">
            <text:p>0.0853121</text:p>
          </table:table-cell>
          <table:table-cell office:value-type="float" office:value="0.0911038" calcext:value-type="float">
            <text:p>0.0911038</text:p>
          </table:table-cell>
          <table:table-cell office:value-type="float" office:value="0.111883" calcext:value-type="float">
            <text:p>0.111883</text:p>
          </table:table-cell>
          <table:table-cell office:value-type="float" office:value="0.0612023" calcext:value-type="float">
            <text:p>0.0612023</text:p>
          </table:table-cell>
          <table:table-cell office:value-type="float" office:value="0.0278255" calcext:value-type="float">
            <text:p>0.0278255</text:p>
          </table:table-cell>
        </table:table-row>
        <table:table-row table:style-name="ro1">
          <table:table-cell office:value-type="float" office:value="0.0903709" calcext:value-type="float">
            <text:p>0.0903709</text:p>
          </table:table-cell>
          <table:table-cell office:value-type="float" office:value="0.0968364" calcext:value-type="float">
            <text:p>0.0968364</text:p>
          </table:table-cell>
          <table:table-cell office:value-type="float" office:value="0.0773707" calcext:value-type="float">
            <text:p>0.0773707</text:p>
          </table:table-cell>
          <table:table-cell office:value-type="float" office:value="0.104677" calcext:value-type="float">
            <text:p>0.104677</text:p>
          </table:table-cell>
          <table:table-cell office:value-type="float" office:value="0.0870669" calcext:value-type="float">
            <text:p>0.0870669</text:p>
          </table:table-cell>
          <table:table-cell office:value-type="float" office:value="0.100399" calcext:value-type="float">
            <text:p>0.100399</text:p>
          </table:table-cell>
          <table:table-cell office:value-type="float" office:value="0.0300281" calcext:value-type="float">
            <text:p>0.0300281</text:p>
          </table:table-cell>
          <table:table-cell office:value-type="float" office:value="0.0592865" calcext:value-type="float">
            <text:p>0.0592865</text:p>
          </table:table-cell>
        </table:table-row>
        <table:table-row table:style-name="ro1">
          <table:table-cell office:value-type="float" office:value="0.0429572" calcext:value-type="float">
            <text:p>0.0429572</text:p>
          </table:table-cell>
          <table:table-cell office:value-type="float" office:value="0.0742446" calcext:value-type="float">
            <text:p>0.0742446</text:p>
          </table:table-cell>
          <table:table-cell office:value-type="float" office:value="0.0829604" calcext:value-type="float">
            <text:p>0.0829604</text:p>
          </table:table-cell>
          <table:table-cell office:value-type="float" office:value="0.0749007" calcext:value-type="float">
            <text:p>0.0749007</text:p>
          </table:table-cell>
          <table:table-cell office:value-type="float" office:value="0.0801623" calcext:value-type="float">
            <text:p>0.0801623</text:p>
          </table:table-cell>
          <table:table-cell office:value-type="float" office:value="0.0675081" calcext:value-type="float">
            <text:p>0.0675081</text:p>
          </table:table-cell>
          <table:table-cell office:value-type="float" office:value="0.0514231" calcext:value-type="float">
            <text:p>0.0514231</text:p>
          </table:table-cell>
          <table:table-cell office:value-type="float" office:value="0.0687914" calcext:value-type="float">
            <text:p>0.0687914</text:p>
          </table:table-cell>
        </table:table-row>
        <table:table-row table:style-name="ro1">
          <table:table-cell office:value-type="float" office:value="0.0782466" calcext:value-type="float">
            <text:p>0.0782466</text:p>
          </table:table-cell>
          <table:table-cell office:value-type="float" office:value="0.0532843" calcext:value-type="float">
            <text:p>0.0532843</text:p>
          </table:table-cell>
          <table:table-cell office:value-type="float" office:value="0.0603903" calcext:value-type="float">
            <text:p>0.0603903</text:p>
          </table:table-cell>
          <table:table-cell office:value-type="float" office:value="0.0526633" calcext:value-type="float">
            <text:p>0.0526633</text:p>
          </table:table-cell>
          <table:table-cell office:value-type="float" office:value="0.0625619" calcext:value-type="float">
            <text:p>0.0625619</text:p>
          </table:table-cell>
          <table:table-cell office:value-type="float" office:value="0.0706998" calcext:value-type="float">
            <text:p>0.0706998</text:p>
          </table:table-cell>
          <table:table-cell office:value-type="float" office:value="0.0669406" calcext:value-type="float">
            <text:p>0.0669406</text:p>
          </table:table-cell>
          <table:table-cell office:value-type="float" office:value="0.0158835" calcext:value-type="float">
            <text:p>0.0158835</text:p>
          </table:table-cell>
        </table:table-row>
        <table:table-row table:style-name="ro1">
          <table:table-cell office:value-type="float" office:value="0.0578583" calcext:value-type="float">
            <text:p>0.0578583</text:p>
          </table:table-cell>
          <table:table-cell office:value-type="float" office:value="0.091932" calcext:value-type="float">
            <text:p>0.091932</text:p>
          </table:table-cell>
          <table:table-cell office:value-type="float" office:value="0.025215" calcext:value-type="float">
            <text:p>0.025215</text:p>
          </table:table-cell>
          <table:table-cell office:value-type="float" office:value="0.0530915" calcext:value-type="float">
            <text:p>0.0530915</text:p>
          </table:table-cell>
          <table:table-cell office:value-type="float" office:value="0.0716534" calcext:value-type="float">
            <text:p>0.0716534</text:p>
          </table:table-cell>
          <table:table-cell office:value-type="float" office:value="0.104644" calcext:value-type="float">
            <text:p>0.104644</text:p>
          </table:table-cell>
          <table:table-cell office:value-type="float" office:value="0.0270365" calcext:value-type="float">
            <text:p>0.0270365</text:p>
          </table:table-cell>
          <table:table-cell office:value-type="float" office:value="0.087191" calcext:value-type="float">
            <text:p>0.087191</text:p>
          </table:table-cell>
        </table:table-row>
        <table:table-row table:style-name="ro1">
          <table:table-cell office:value-type="float" office:value="0.0627114" calcext:value-type="float">
            <text:p>0.0627114</text:p>
          </table:table-cell>
          <table:table-cell office:value-type="float" office:value="0.096326" calcext:value-type="float">
            <text:p>0.096326</text:p>
          </table:table-cell>
          <table:table-cell office:value-type="float" office:value="0.0600256" calcext:value-type="float">
            <text:p>0.0600256</text:p>
          </table:table-cell>
          <table:table-cell office:value-type="float" office:value="0.0336235" calcext:value-type="float">
            <text:p>0.0336235</text:p>
          </table:table-cell>
          <table:table-cell office:value-type="float" office:value="0.0645709" calcext:value-type="float">
            <text:p>0.0645709</text:p>
          </table:table-cell>
          <table:table-cell office:value-type="float" office:value="0.110175" calcext:value-type="float">
            <text:p>0.110175</text:p>
          </table:table-cell>
          <table:table-cell office:value-type="float" office:value="0.0827706" calcext:value-type="float">
            <text:p>0.0827706</text:p>
          </table:table-cell>
          <table:table-cell office:value-type="float" office:value="0.0540038" calcext:value-type="float">
            <text:p>0.0540038</text:p>
          </table:table-cell>
        </table:table-row>
        <table:table-row table:style-name="ro1">
          <table:table-cell office:value-type="float" office:value="0.0430997" calcext:value-type="float">
            <text:p>0.0430997</text:p>
          </table:table-cell>
          <table:table-cell office:value-type="float" office:value="0.0961138" calcext:value-type="float">
            <text:p>0.0961138</text:p>
          </table:table-cell>
          <table:table-cell office:value-type="float" office:value="0.116273" calcext:value-type="float">
            <text:p>0.116273</text:p>
          </table:table-cell>
          <table:table-cell office:value-type="float" office:value="0.0721308" calcext:value-type="float">
            <text:p>0.0721308</text:p>
          </table:table-cell>
          <table:table-cell office:value-type="float" office:value="0.0735439" calcext:value-type="float">
            <text:p>0.0735439</text:p>
          </table:table-cell>
          <table:table-cell office:value-type="float" office:value="0.113131" calcext:value-type="float">
            <text:p>0.113131</text:p>
          </table:table-cell>
          <table:table-cell office:value-type="float" office:value="0.0495599" calcext:value-type="float">
            <text:p>0.0495599</text:p>
          </table:table-cell>
          <table:table-cell office:value-type="float" office:value="0.093166" calcext:value-type="float">
            <text:p>0.093166</text:p>
          </table:table-cell>
        </table:table-row>
        <table:table-row table:style-name="ro1">
          <table:table-cell office:value-type="float" office:value="0.0289681" calcext:value-type="float">
            <text:p>0.0289681</text:p>
          </table:table-cell>
          <table:table-cell office:value-type="float" office:value="0.0814012" calcext:value-type="float">
            <text:p>0.0814012</text:p>
          </table:table-cell>
          <table:table-cell office:value-type="float" office:value="0.072591" calcext:value-type="float">
            <text:p>0.072591</text:p>
          </table:table-cell>
          <table:table-cell office:value-type="float" office:value="0.0995543" calcext:value-type="float">
            <text:p>0.0995543</text:p>
          </table:table-cell>
          <table:table-cell office:value-type="float" office:value="0.0786685" calcext:value-type="float">
            <text:p>0.0786685</text:p>
          </table:table-cell>
          <table:table-cell office:value-type="float" office:value="0.0809194" calcext:value-type="float">
            <text:p>0.0809194</text:p>
          </table:table-cell>
          <table:table-cell office:value-type="float" office:value="0.0764508" calcext:value-type="float">
            <text:p>0.0764508</text:p>
          </table:table-cell>
          <table:table-cell office:value-type="float" office:value="0.0385833" calcext:value-type="float">
            <text:p>0.0385833</text:p>
          </table:table-cell>
        </table:table-row>
        <table:table-row table:style-name="ro1">
          <table:table-cell office:value-type="float" office:value="0.0992509" calcext:value-type="float">
            <text:p>0.0992509</text:p>
          </table:table-cell>
          <table:table-cell office:value-type="float" office:value="0.0227804" calcext:value-type="float">
            <text:p>0.0227804</text:p>
          </table:table-cell>
          <table:table-cell office:value-type="float" office:value="0.0675006" calcext:value-type="float">
            <text:p>0.0675006</text:p>
          </table:table-cell>
          <table:table-cell office:value-type="float" office:value="0.102471" calcext:value-type="float">
            <text:p>0.102471</text:p>
          </table:table-cell>
          <table:table-cell office:value-type="float" office:value="0.0726777" calcext:value-type="float">
            <text:p>0.0726777</text:p>
          </table:table-cell>
          <table:table-cell office:value-type="float" office:value="0.121731" calcext:value-type="float">
            <text:p>0.121731</text:p>
          </table:table-cell>
          <table:table-cell office:value-type="float" office:value="0.0538441" calcext:value-type="float">
            <text:p>0.0538441</text:p>
          </table:table-cell>
          <table:table-cell office:value-type="float" office:value="0.0834794" calcext:value-type="float">
            <text:p>0.0834794</text:p>
          </table:table-cell>
        </table:table-row>
        <table:table-row table:style-name="ro1">
          <table:table-cell office:value-type="float" office:value="0.0564624" calcext:value-type="float">
            <text:p>0.0564624</text:p>
          </table:table-cell>
          <table:table-cell office:value-type="float" office:value="0.0655602" calcext:value-type="float">
            <text:p>0.0655602</text:p>
          </table:table-cell>
          <table:table-cell office:value-type="float" office:value="0.0667257" calcext:value-type="float">
            <text:p>0.0667257</text:p>
          </table:table-cell>
          <table:table-cell office:value-type="float" office:value="0.105756" calcext:value-type="float">
            <text:p>0.105756</text:p>
          </table:table-cell>
          <table:table-cell office:value-type="float" office:value="0.0972081" calcext:value-type="float">
            <text:p>0.0972081</text:p>
          </table:table-cell>
          <table:table-cell office:value-type="float" office:value="0.0615224" calcext:value-type="float">
            <text:p>0.0615224</text:p>
          </table:table-cell>
          <table:table-cell office:value-type="float" office:value="0.0863315" calcext:value-type="float">
            <text:p>0.0863315</text:p>
          </table:table-cell>
          <table:table-cell office:value-type="float" office:value="0.0290297" calcext:value-type="float">
            <text:p>0.0290297</text:p>
          </table:table-cell>
        </table:table-row>
        <table:table-row table:style-name="ro1">
          <table:table-cell office:value-type="float" office:value="0.0696355" calcext:value-type="float">
            <text:p>0.0696355</text:p>
          </table:table-cell>
          <table:table-cell office:value-type="float" office:value="0.0166345" calcext:value-type="float">
            <text:p>0.0166345</text:p>
          </table:table-cell>
          <table:table-cell office:value-type="float" office:value="0.0490519" calcext:value-type="float">
            <text:p>0.0490519</text:p>
          </table:table-cell>
          <table:table-cell office:value-type="float" office:value="0.0833124" calcext:value-type="float">
            <text:p>0.0833124</text:p>
          </table:table-cell>
          <table:table-cell office:value-type="float" office:value="0.108081" calcext:value-type="float">
            <text:p>0.108081</text:p>
          </table:table-cell>
          <table:table-cell office:value-type="float" office:value="0.0767065" calcext:value-type="float">
            <text:p>0.0767065</text:p>
          </table:table-cell>
          <table:table-cell office:value-type="float" office:value="0.0464942" calcext:value-type="float">
            <text:p>0.0464942</text:p>
          </table:table-cell>
          <table:table-cell office:value-type="float" office:value="0.0463538" calcext:value-type="float">
            <text:p>0.0463538</text:p>
          </table:table-cell>
        </table:table-row>
        <table:table-row table:style-name="ro1">
          <table:table-cell office:value-type="float" office:value="0.0927926" calcext:value-type="float">
            <text:p>0.0927926</text:p>
          </table:table-cell>
          <table:table-cell office:value-type="float" office:value="0.138857" calcext:value-type="float">
            <text:p>0.138857</text:p>
          </table:table-cell>
          <table:table-cell office:value-type="float" office:value="0.0403609" calcext:value-type="float">
            <text:p>0.0403609</text:p>
          </table:table-cell>
          <table:table-cell office:value-type="float" office:value="0.0465044" calcext:value-type="float">
            <text:p>0.0465044</text:p>
          </table:table-cell>
          <table:table-cell office:value-type="float" office:value="0.0781059" calcext:value-type="float">
            <text:p>0.0781059</text:p>
          </table:table-cell>
          <table:table-cell office:value-type="float" office:value="0.0549369" calcext:value-type="float">
            <text:p>0.0549369</text:p>
          </table:table-cell>
          <table:table-cell office:value-type="float" office:value="0.0350332" calcext:value-type="float">
            <text:p>0.0350332</text:p>
          </table:table-cell>
          <table:table-cell office:value-type="float" office:value="0.0655333" calcext:value-type="float">
            <text:p>0.0655333</text:p>
          </table:table-cell>
        </table:table-row>
        <table:table-row table:style-name="ro1">
          <table:table-cell office:value-type="float" office:value="0.0402274" calcext:value-type="float">
            <text:p>0.0402274</text:p>
          </table:table-cell>
          <table:table-cell office:value-type="float" office:value="0.0796345" calcext:value-type="float">
            <text:p>0.0796345</text:p>
          </table:table-cell>
          <table:table-cell office:value-type="float" office:value="0.0774551" calcext:value-type="float">
            <text:p>0.0774551</text:p>
          </table:table-cell>
          <table:table-cell office:value-type="float" office:value="0.0478977" calcext:value-type="float">
            <text:p>0.0478977</text:p>
          </table:table-cell>
          <table:table-cell office:value-type="float" office:value="0.0635954" calcext:value-type="float">
            <text:p>0.0635954</text:p>
          </table:table-cell>
          <table:table-cell office:value-type="float" office:value="0.0845519" calcext:value-type="float">
            <text:p>0.0845519</text:p>
          </table:table-cell>
          <table:table-cell office:value-type="float" office:value="0.0863727" calcext:value-type="float">
            <text:p>0.0863727</text:p>
          </table:table-cell>
          <table:table-cell office:value-type="float" office:value="0.0243708" calcext:value-type="float">
            <text:p>0.0243708</text:p>
          </table:table-cell>
        </table:table-row>
        <table:table-row table:style-name="ro1">
          <table:table-cell office:value-type="float" office:value="0.0688086" calcext:value-type="float">
            <text:p>0.0688086</text:p>
          </table:table-cell>
          <table:table-cell office:value-type="float" office:value="0.0871054" calcext:value-type="float">
            <text:p>0.0871054</text:p>
          </table:table-cell>
          <table:table-cell office:value-type="float" office:value="0.0712236" calcext:value-type="float">
            <text:p>0.0712236</text:p>
          </table:table-cell>
          <table:table-cell office:value-type="float" office:value="0.0278344" calcext:value-type="float">
            <text:p>0.0278344</text:p>
          </table:table-cell>
          <table:table-cell office:value-type="float" office:value="0.0645421" calcext:value-type="float">
            <text:p>0.0645421</text:p>
          </table:table-cell>
          <table:table-cell office:value-type="float" office:value="0.118716" calcext:value-type="float">
            <text:p>0.118716</text:p>
          </table:table-cell>
          <table:table-cell office:value-type="float" office:value="0.0804909" calcext:value-type="float">
            <text:p>0.0804909</text:p>
          </table:table-cell>
          <table:table-cell office:value-type="float" office:value="0.0484572" calcext:value-type="float">
            <text:p>0.0484572</text:p>
          </table:table-cell>
        </table:table-row>
        <table:table-row table:style-name="ro1">
          <table:table-cell office:value-type="float" office:value="0.115294" calcext:value-type="float">
            <text:p>0.115294</text:p>
          </table:table-cell>
          <table:table-cell office:value-type="float" office:value="0.0572123" calcext:value-type="float">
            <text:p>0.0572123</text:p>
          </table:table-cell>
          <table:table-cell office:value-type="float" office:value="0.0620216" calcext:value-type="float">
            <text:p>0.0620216</text:p>
          </table:table-cell>
          <table:table-cell office:value-type="float" office:value="0.0812759" calcext:value-type="float">
            <text:p>0.0812759</text:p>
          </table:table-cell>
          <table:table-cell office:value-type="float" office:value="0.0466192" calcext:value-type="float">
            <text:p>0.0466192</text:p>
          </table:table-cell>
          <table:table-cell office:value-type="float" office:value="0.0750495" calcext:value-type="float">
            <text:p>0.0750495</text:p>
          </table:table-cell>
          <table:table-cell office:value-type="float" office:value="0.108826" calcext:value-type="float">
            <text:p>0.108826</text:p>
          </table:table-cell>
          <table:table-cell office:value-type="float" office:value="0.0812079" calcext:value-type="float">
            <text:p>0.0812079</text:p>
          </table:table-cell>
        </table:table-row>
        <table:table-row table:style-name="ro1">
          <table:table-cell office:value-type="float" office:value="0.100025" calcext:value-type="float">
            <text:p>0.100025</text:p>
          </table:table-cell>
          <table:table-cell office:value-type="float" office:value="0.00880865" calcext:value-type="float">
            <text:p>0.00880865</text:p>
          </table:table-cell>
          <table:table-cell office:value-type="float" office:value="0.106333" calcext:value-type="float">
            <text:p>0.106333</text:p>
          </table:table-cell>
          <table:table-cell office:value-type="float" office:value="0.0435667" calcext:value-type="float">
            <text:p>0.0435667</text:p>
          </table:table-cell>
          <table:table-cell office:value-type="float" office:value="0.0547531" calcext:value-type="float">
            <text:p>0.0547531</text:p>
          </table:table-cell>
          <table:table-cell office:value-type="float" office:value="0.0842178" calcext:value-type="float">
            <text:p>0.0842178</text:p>
          </table:table-cell>
          <table:table-cell office:value-type="float" office:value="0.0581736" calcext:value-type="float">
            <text:p>0.0581736</text:p>
          </table:table-cell>
          <table:table-cell office:value-type="float" office:value="0.0753579" calcext:value-type="float">
            <text:p>0.0753579</text:p>
          </table:table-cell>
        </table:table-row>
        <table:table-row table:style-name="ro1">
          <table:table-cell office:value-type="float" office:value="0.11163" calcext:value-type="float">
            <text:p>0.11163</text:p>
          </table:table-cell>
          <table:table-cell office:value-type="float" office:value="0.0138358" calcext:value-type="float">
            <text:p>0.0138358</text:p>
          </table:table-cell>
          <table:table-cell office:value-type="float" office:value="0.086071" calcext:value-type="float">
            <text:p>0.086071</text:p>
          </table:table-cell>
          <table:table-cell office:value-type="float" office:value="0.0774048" calcext:value-type="float">
            <text:p>0.0774048</text:p>
          </table:table-cell>
          <table:table-cell office:value-type="float" office:value="0.0450317" calcext:value-type="float">
            <text:p>0.0450317</text:p>
          </table:table-cell>
          <table:table-cell office:value-type="float" office:value="0.0623703" calcext:value-type="float">
            <text:p>0.0623703</text:p>
          </table:table-cell>
          <table:table-cell office:value-type="float" office:value="0.0531978" calcext:value-type="float">
            <text:p>0.0531978</text:p>
          </table:table-cell>
          <table:table-cell office:value-type="float" office:value="0.0441641" calcext:value-type="float">
            <text:p>0.0441641</text:p>
          </table:table-cell>
        </table:table-row>
        <table:table-row table:style-name="ro1">
          <table:table-cell office:value-type="float" office:value="0.00114912" calcext:value-type="float">
            <text:p>0.00114912</text:p>
          </table:table-cell>
          <table:table-cell office:value-type="float" office:value="0.0435474" calcext:value-type="float">
            <text:p>0.0435474</text:p>
          </table:table-cell>
          <table:table-cell office:value-type="float" office:value="0.104784" calcext:value-type="float">
            <text:p>0.104784</text:p>
          </table:table-cell>
          <table:table-cell office:value-type="float" office:value="0.109698" calcext:value-type="float">
            <text:p>0.109698</text:p>
          </table:table-cell>
          <table:table-cell office:value-type="float" office:value="0.0874823" calcext:value-type="float">
            <text:p>0.0874823</text:p>
          </table:table-cell>
          <table:table-cell office:value-type="float" office:value="0.0966473" calcext:value-type="float">
            <text:p>0.0966473</text:p>
          </table:table-cell>
          <table:table-cell office:value-type="float" office:value="0.113904" calcext:value-type="float">
            <text:p>0.113904</text:p>
          </table:table-cell>
          <table:table-cell office:value-type="float" office:value="0.0378132" calcext:value-type="float">
            <text:p>0.0378132</text:p>
          </table:table-cell>
        </table:table-row>
        <table:table-row table:style-name="ro1">
          <table:table-cell office:value-type="float" office:value="0.0781367" calcext:value-type="float">
            <text:p>0.0781367</text:p>
          </table:table-cell>
          <table:table-cell office:value-type="float" office:value="0.0285637" calcext:value-type="float">
            <text:p>0.0285637</text:p>
          </table:table-cell>
          <table:table-cell office:value-type="float" office:value="0.140249" calcext:value-type="float">
            <text:p>0.140249</text:p>
          </table:table-cell>
          <table:table-cell office:value-type="float" office:value="0.0758706" calcext:value-type="float">
            <text:p>0.0758706</text:p>
          </table:table-cell>
          <table:table-cell office:value-type="float" office:value="0.0491367" calcext:value-type="float">
            <text:p>0.0491367</text:p>
          </table:table-cell>
          <table:table-cell office:value-type="float" office:value="0.0987817" calcext:value-type="float">
            <text:p>0.0987817</text:p>
          </table:table-cell>
          <table:table-cell office:value-type="float" office:value="0.0345648" calcext:value-type="float">
            <text:p>0.0345648</text:p>
          </table:table-cell>
          <table:table-cell office:value-type="float" office:value="0.0794026" calcext:value-type="float">
            <text:p>0.0794026</text:p>
          </table:table-cell>
        </table:table-row>
        <table:table-row table:style-name="ro1">
          <table:table-cell office:value-type="float" office:value="0.127999" calcext:value-type="float">
            <text:p>0.127999</text:p>
          </table:table-cell>
          <table:table-cell office:value-type="float" office:value="0.069211" calcext:value-type="float">
            <text:p>0.069211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0820462" calcext:value-type="float">
            <text:p>0.0820462</text:p>
          </table:table-cell>
          <table:table-cell office:value-type="float" office:value="0.0879304" calcext:value-type="float">
            <text:p>0.0879304</text:p>
          </table:table-cell>
          <table:table-cell office:value-type="float" office:value="0.112111" calcext:value-type="float">
            <text:p>0.112111</text:p>
          </table:table-cell>
          <table:table-cell office:value-type="float" office:value="0.0801775" calcext:value-type="float">
            <text:p>0.0801775</text:p>
          </table:table-cell>
          <table:table-cell office:value-type="float" office:value="0.105568" calcext:value-type="float">
            <text:p>0.105568</text:p>
          </table:table-cell>
        </table:table-row>
        <table:table-row table:style-name="ro1">
          <table:table-cell office:value-type="float" office:value="0.0645271" calcext:value-type="float">
            <text:p>0.0645271</text:p>
          </table:table-cell>
          <table:table-cell office:value-type="float" office:value="0.0551796" calcext:value-type="float">
            <text:p>0.0551796</text:p>
          </table:table-cell>
          <table:table-cell office:value-type="float" office:value="0.0683842" calcext:value-type="float">
            <text:p>0.0683842</text:p>
          </table:table-cell>
          <table:table-cell office:value-type="float" office:value="0.111152" calcext:value-type="float">
            <text:p>0.111152</text:p>
          </table:table-cell>
          <table:table-cell office:value-type="float" office:value="0.0728532" calcext:value-type="float">
            <text:p>0.0728532</text:p>
          </table:table-cell>
          <table:table-cell office:value-type="float" office:value="0.0981979" calcext:value-type="float">
            <text:p>0.0981979</text:p>
          </table:table-cell>
          <table:table-cell office:value-type="float" office:value="0.0730296" calcext:value-type="float">
            <text:p>0.0730296</text:p>
          </table:table-cell>
          <table:table-cell office:value-type="float" office:value="0.0384894" calcext:value-type="float">
            <text:p>0.0384894</text:p>
          </table:table-cell>
        </table:table-row>
        <table:table-row table:style-name="ro1">
          <table:table-cell office:value-type="float" office:value="0.0825394" calcext:value-type="float">
            <text:p>0.0825394</text:p>
          </table:table-cell>
          <table:table-cell office:value-type="float" office:value="0.0681407" calcext:value-type="float">
            <text:p>0.0681407</text:p>
          </table:table-cell>
          <table:table-cell office:value-type="float" office:value="0.0803757" calcext:value-type="float">
            <text:p>0.0803757</text:p>
          </table:table-cell>
          <table:table-cell office:value-type="float" office:value="0.0869517" calcext:value-type="float">
            <text:p>0.0869517</text:p>
          </table:table-cell>
          <table:table-cell office:value-type="float" office:value="0.0894172" calcext:value-type="float">
            <text:p>0.0894172</text:p>
          </table:table-cell>
          <table:table-cell office:value-type="float" office:value="0.0990508" calcext:value-type="float">
            <text:p>0.0990508</text:p>
          </table:table-cell>
          <table:table-cell office:value-type="float" office:value="0.0700224" calcext:value-type="float">
            <text:p>0.0700224</text:p>
          </table:table-cell>
          <table:table-cell office:value-type="float" office:value="0.07522" calcext:value-type="float">
            <text:p>0.07522</text:p>
          </table:table-cell>
        </table:table-row>
        <table:table-row table:style-name="ro1">
          <table:table-cell office:value-type="float" office:value="0.103874" calcext:value-type="float">
            <text:p>0.103874</text:p>
          </table:table-cell>
          <table:table-cell office:value-type="float" office:value="0.0934448" calcext:value-type="float">
            <text:p>0.0934448</text:p>
          </table:table-cell>
          <table:table-cell office:value-type="float" office:value="0.09048" calcext:value-type="float">
            <text:p>0.09048</text:p>
          </table:table-cell>
          <table:table-cell office:value-type="float" office:value="0.092269" calcext:value-type="float">
            <text:p>0.092269</text:p>
          </table:table-cell>
          <table:table-cell office:value-type="float" office:value="0.0257127" calcext:value-type="float">
            <text:p>0.0257127</text:p>
          </table:table-cell>
          <table:table-cell office:value-type="float" office:value="0.130333" calcext:value-type="float">
            <text:p>0.130333</text:p>
          </table:table-cell>
          <table:table-cell office:value-type="float" office:value="0.116698" calcext:value-type="float">
            <text:p>0.116698</text:p>
          </table:table-cell>
          <table:table-cell office:value-type="float" office:value="0.114757" calcext:value-type="float">
            <text:p>0.114757</text:p>
          </table:table-cell>
        </table:table-row>
        <table:table-row table:style-name="ro1">
          <table:table-cell office:value-type="float" office:value="0.0828895" calcext:value-type="float">
            <text:p>0.0828895</text:p>
          </table:table-cell>
          <table:table-cell office:value-type="float" office:value="0.072101" calcext:value-type="float">
            <text:p>0.072101</text:p>
          </table:table-cell>
          <table:table-cell office:value-type="float" office:value="0.138771" calcext:value-type="float">
            <text:p>0.138771</text:p>
          </table:table-cell>
          <table:table-cell office:value-type="float" office:value="0.0993249" calcext:value-type="float">
            <text:p>0.0993249</text:p>
          </table:table-cell>
          <table:table-cell office:value-type="float" office:value="0.0772027" calcext:value-type="float">
            <text:p>0.0772027</text:p>
          </table:table-cell>
          <table:table-cell office:value-type="float" office:value="0.0907971" calcext:value-type="float">
            <text:p>0.0907971</text:p>
          </table:table-cell>
          <table:table-cell office:value-type="float" office:value="0.0724763" calcext:value-type="float">
            <text:p>0.0724763</text:p>
          </table:table-cell>
          <table:table-cell office:value-type="float" office:value="0.0594056" calcext:value-type="float">
            <text:p>0.0594056</text:p>
          </table:table-cell>
        </table:table-row>
        <table:table-row table:style-name="ro1">
          <table:table-cell office:value-type="float" office:value="0.152908" calcext:value-type="float">
            <text:p>0.152908</text:p>
          </table:table-cell>
          <table:table-cell office:value-type="float" office:value="0.0941359" calcext:value-type="float">
            <text:p>0.0941359</text:p>
          </table:table-cell>
          <table:table-cell office:value-type="float" office:value="0.068447" calcext:value-type="float">
            <text:p>0.068447</text:p>
          </table:table-cell>
          <table:table-cell office:value-type="float" office:value="0.111031" calcext:value-type="float">
            <text:p>0.111031</text:p>
          </table:table-cell>
          <table:table-cell office:value-type="float" office:value="0.127769" calcext:value-type="float">
            <text:p>0.127769</text:p>
          </table:table-cell>
          <table:table-cell office:value-type="float" office:value="0.11995" calcext:value-type="float">
            <text:p>0.11995</text:p>
          </table:table-cell>
          <table:table-cell office:value-type="float" office:value="0.045562" calcext:value-type="float">
            <text:p>0.045562</text:p>
          </table:table-cell>
          <table:table-cell office:value-type="float" office:value="0.080577" calcext:value-type="float">
            <text:p>0.080577</text:p>
          </table:table-cell>
        </table:table-row>
        <table:table-row table:style-name="ro1">
          <table:table-cell office:value-type="float" office:value="0.144104" calcext:value-type="float">
            <text:p>0.144104</text:p>
          </table:table-cell>
          <table:table-cell office:value-type="float" office:value="0.0759604" calcext:value-type="float">
            <text:p>0.0759604</text:p>
          </table:table-cell>
          <table:table-cell office:value-type="float" office:value="0.111534" calcext:value-type="float">
            <text:p>0.111534</text:p>
          </table:table-cell>
          <table:table-cell office:value-type="float" office:value="0.0731588" calcext:value-type="float">
            <text:p>0.0731588</text:p>
          </table:table-cell>
          <table:table-cell office:value-type="float" office:value="0.0783839" calcext:value-type="float">
            <text:p>0.0783839</text:p>
          </table:table-cell>
          <table:table-cell office:value-type="float" office:value="0.126029" calcext:value-type="float">
            <text:p>0.126029</text:p>
          </table:table-cell>
          <table:table-cell office:value-type="float" office:value="0.0999847" calcext:value-type="float">
            <text:p>0.0999847</text:p>
          </table:table-cell>
          <table:table-cell office:value-type="float" office:value="0.0985915" calcext:value-type="float">
            <text:p>0.0985915</text:p>
          </table:table-cell>
        </table:table-row>
        <table:table-row table:style-name="ro1">
          <table:table-cell office:value-type="float" office:value="0.120356" calcext:value-type="float">
            <text:p>0.120356</text:p>
          </table:table-cell>
          <table:table-cell office:value-type="float" office:value="0.0933882" calcext:value-type="float">
            <text:p>0.0933882</text:p>
          </table:table-cell>
          <table:table-cell office:value-type="float" office:value="0.0810857" calcext:value-type="float">
            <text:p>0.0810857</text:p>
          </table:table-cell>
          <table:table-cell office:value-type="float" office:value="0.136448" calcext:value-type="float">
            <text:p>0.136448</text:p>
          </table:table-cell>
          <table:table-cell office:value-type="float" office:value="0.0554865" calcext:value-type="float">
            <text:p>0.0554865</text:p>
          </table:table-cell>
          <table:table-cell office:value-type="float" office:value="0.123499" calcext:value-type="float">
            <text:p>0.123499</text:p>
          </table:table-cell>
          <table:table-cell office:value-type="float" office:value="0.0434417" calcext:value-type="float">
            <text:p>0.0434417</text:p>
          </table:table-cell>
          <table:table-cell office:value-type="float" office:value="0.0327596" calcext:value-type="float">
            <text:p>0.0327596</text:p>
          </table:table-cell>
        </table:table-row>
        <table:table-row table:style-name="ro1">
          <table:table-cell office:value-type="float" office:value="0.0534966" calcext:value-type="float">
            <text:p>0.0534966</text:p>
          </table:table-cell>
          <table:table-cell office:value-type="float" office:value="0.128794" calcext:value-type="float">
            <text:p>0.128794</text:p>
          </table:table-cell>
          <table:table-cell office:value-type="float" office:value="0.111254" calcext:value-type="float">
            <text:p>0.111254</text:p>
          </table:table-cell>
          <table:table-cell office:value-type="float" office:value="0.107041" calcext:value-type="float">
            <text:p>0.107041</text:p>
          </table:table-cell>
          <table:table-cell office:value-type="float" office:value="0.117518" calcext:value-type="float">
            <text:p>0.117518</text:p>
          </table:table-cell>
          <table:table-cell office:value-type="float" office:value="0.151777" calcext:value-type="float">
            <text:p>0.151777</text:p>
          </table:table-cell>
          <table:table-cell office:value-type="float" office:value="0.055459" calcext:value-type="float">
            <text:p>0.055459</text:p>
          </table:table-cell>
          <table:table-cell office:value-type="float" office:value="0.0378314" calcext:value-type="float">
            <text:p>0.0378314</text:p>
          </table:table-cell>
        </table:table-row>
        <table:table-row table:style-name="ro1">
          <table:table-cell office:value-type="float" office:value="0.0838035" calcext:value-type="float">
            <text:p>0.0838035</text:p>
          </table:table-cell>
          <table:table-cell office:value-type="float" office:value="0.129941" calcext:value-type="float">
            <text:p>0.129941</text:p>
          </table:table-cell>
          <table:table-cell office:value-type="float" office:value="0.0793258" calcext:value-type="float">
            <text:p>0.0793258</text:p>
          </table:table-cell>
          <table:table-cell office:value-type="float" office:value="0.0956628" calcext:value-type="float">
            <text:p>0.0956628</text:p>
          </table:table-cell>
          <table:table-cell office:value-type="float" office:value="0.0476776" calcext:value-type="float">
            <text:p>0.0476776</text:p>
          </table:table-cell>
          <table:table-cell office:value-type="float" office:value="0.130281" calcext:value-type="float">
            <text:p>0.130281</text:p>
          </table:table-cell>
          <table:table-cell office:value-type="float" office:value="0.0638059" calcext:value-type="float">
            <text:p>0.0638059</text:p>
          </table:table-cell>
          <table:table-cell office:value-type="float" office:value="0.0227261" calcext:value-type="float">
            <text:p>0.0227261</text:p>
          </table:table-cell>
        </table:table-row>
        <table:table-row table:style-name="ro1">
          <table:table-cell office:value-type="float" office:value="0.0884377" calcext:value-type="float">
            <text:p>0.0884377</text:p>
          </table:table-cell>
          <table:table-cell office:value-type="float" office:value="0.0601632" calcext:value-type="float">
            <text:p>0.0601632</text:p>
          </table:table-cell>
          <table:table-cell office:value-type="float" office:value="0.0697017" calcext:value-type="float">
            <text:p>0.0697017</text:p>
          </table:table-cell>
          <table:table-cell office:value-type="float" office:value="0.0619348" calcext:value-type="float">
            <text:p>0.0619348</text:p>
          </table:table-cell>
          <table:table-cell office:value-type="float" office:value="0.0476425" calcext:value-type="float">
            <text:p>0.0476425</text:p>
          </table:table-cell>
          <table:table-cell office:value-type="float" office:value="0.112592" calcext:value-type="float">
            <text:p>0.112592</text:p>
          </table:table-cell>
          <table:table-cell office:value-type="float" office:value="0.0700624" calcext:value-type="float">
            <text:p>0.0700624</text:p>
          </table:table-cell>
          <table:table-cell office:value-type="float" office:value="0.088435" calcext:value-type="float">
            <text:p>0.088435</text:p>
          </table:table-cell>
        </table:table-row>
        <table:table-row table:style-name="ro1">
          <table:table-cell office:value-type="float" office:value="0.0641817" calcext:value-type="float">
            <text:p>0.0641817</text:p>
          </table:table-cell>
          <table:table-cell office:value-type="float" office:value="0.0736173" calcext:value-type="float">
            <text:p>0.0736173</text:p>
          </table:table-cell>
          <table:table-cell office:value-type="float" office:value="0.0678744" calcext:value-type="float">
            <text:p>0.0678744</text:p>
          </table:table-cell>
          <table:table-cell office:value-type="float" office:value="0.0750207" calcext:value-type="float">
            <text:p>0.0750207</text:p>
          </table:table-cell>
          <table:table-cell office:value-type="float" office:value="0.046742" calcext:value-type="float">
            <text:p>0.046742</text:p>
          </table:table-cell>
          <table:table-cell office:value-type="float" office:value="0.122055" calcext:value-type="float">
            <text:p>0.122055</text:p>
          </table:table-cell>
          <table:table-cell office:value-type="float" office:value="0.0851701" calcext:value-type="float">
            <text:p>0.0851701</text:p>
          </table:table-cell>
          <table:table-cell office:value-type="float" office:value="0.0717995" calcext:value-type="float">
            <text:p>0.0717995</text:p>
          </table:table-cell>
        </table:table-row>
        <table:table-row table:style-name="ro1">
          <table:table-cell office:value-type="float" office:value="0.0722629" calcext:value-type="float">
            <text:p>0.0722629</text:p>
          </table:table-cell>
          <table:table-cell office:value-type="float" office:value="0.089968" calcext:value-type="float">
            <text:p>0.089968</text:p>
          </table:table-cell>
          <table:table-cell office:value-type="float" office:value="0.108318" calcext:value-type="float">
            <text:p>0.108318</text:p>
          </table:table-cell>
          <table:table-cell office:value-type="float" office:value="0.0704022" calcext:value-type="float">
            <text:p>0.0704022</text:p>
          </table:table-cell>
          <table:table-cell office:value-type="float" office:value="0.0901223" calcext:value-type="float">
            <text:p>0.0901223</text:p>
          </table:table-cell>
          <table:table-cell office:value-type="float" office:value="0.120346" calcext:value-type="float">
            <text:p>0.120346</text:p>
          </table:table-cell>
          <table:table-cell office:value-type="float" office:value="0.0488097" calcext:value-type="float">
            <text:p>0.0488097</text:p>
          </table:table-cell>
          <table:table-cell office:value-type="float" office:value="0.0891011" calcext:value-type="float">
            <text:p>0.0891011</text:p>
          </table:table-cell>
        </table:table-row>
        <table:table-row table:style-name="ro1">
          <table:table-cell office:value-type="float" office:value="0.0725484" calcext:value-type="float">
            <text:p>0.0725484</text:p>
          </table:table-cell>
          <table:table-cell office:value-type="float" office:value="0.0994758" calcext:value-type="float">
            <text:p>0.0994758</text:p>
          </table:table-cell>
          <table:table-cell office:value-type="float" office:value="0.116529" calcext:value-type="float">
            <text:p>0.116529</text:p>
          </table:table-cell>
          <table:table-cell office:value-type="float" office:value="0.0968899" calcext:value-type="float">
            <text:p>0.0968899</text:p>
          </table:table-cell>
          <table:table-cell office:value-type="float" office:value="0.0620328" calcext:value-type="float">
            <text:p>0.0620328</text:p>
          </table:table-cell>
          <table:table-cell office:value-type="float" office:value="0.102768" calcext:value-type="float">
            <text:p>0.102768</text:p>
          </table:table-cell>
          <table:table-cell office:value-type="float" office:value="0.0822791" calcext:value-type="float">
            <text:p>0.0822791</text:p>
          </table:table-cell>
          <table:table-cell office:value-type="float" office:value="0.0736569" calcext:value-type="float">
            <text:p>0.0736569</text:p>
          </table:table-cell>
        </table:table-row>
        <table:table-row table:style-name="ro1">
          <table:table-cell office:value-type="float" office:value="0.0977433" calcext:value-type="float">
            <text:p>0.0977433</text:p>
          </table:table-cell>
          <table:table-cell office:value-type="float" office:value="0.0961775" calcext:value-type="float">
            <text:p>0.0961775</text:p>
          </table:table-cell>
          <table:table-cell office:value-type="float" office:value="0.0937716" calcext:value-type="float">
            <text:p>0.0937716</text:p>
          </table:table-cell>
          <table:table-cell office:value-type="float" office:value="0.0801863" calcext:value-type="float">
            <text:p>0.0801863</text:p>
          </table:table-cell>
          <table:table-cell office:value-type="float" office:value="0.0666949" calcext:value-type="float">
            <text:p>0.0666949</text:p>
          </table:table-cell>
          <table:table-cell office:value-type="float" office:value="0.13602" calcext:value-type="float">
            <text:p>0.13602</text:p>
          </table:table-cell>
          <table:table-cell office:value-type="float" office:value="0.0442802" calcext:value-type="float">
            <text:p>0.0442802</text:p>
          </table:table-cell>
          <table:table-cell office:value-type="float" office:value="0.0774296" calcext:value-type="float">
            <text:p>0.0774296</text:p>
          </table:table-cell>
        </table:table-row>
        <table:table-row table:style-name="ro1">
          <table:table-cell office:value-type="float" office:value="0.0803494" calcext:value-type="float">
            <text:p>0.0803494</text:p>
          </table:table-cell>
          <table:table-cell office:value-type="float" office:value="0.085006" calcext:value-type="float">
            <text:p>0.085006</text:p>
          </table:table-cell>
          <table:table-cell office:value-type="float" office:value="0.136593" calcext:value-type="float">
            <text:p>0.136593</text:p>
          </table:table-cell>
          <table:table-cell office:value-type="float" office:value="0.0909988" calcext:value-type="float">
            <text:p>0.0909988</text:p>
          </table:table-cell>
          <table:table-cell office:value-type="float" office:value="0.0691198" calcext:value-type="float">
            <text:p>0.0691198</text:p>
          </table:table-cell>
          <table:table-cell office:value-type="float" office:value="0.0982672" calcext:value-type="float">
            <text:p>0.0982672</text:p>
          </table:table-cell>
          <table:table-cell office:value-type="float" office:value="0.0859688" calcext:value-type="float">
            <text:p>0.0859688</text:p>
          </table:table-cell>
          <table:table-cell office:value-type="float" office:value="0.0859389" calcext:value-type="float">
            <text:p>0.0859389</text:p>
          </table:table-cell>
        </table:table-row>
        <table:table-row table:style-name="ro1">
          <table:table-cell office:value-type="float" office:value="0.0693303" calcext:value-type="float">
            <text:p>0.0693303</text:p>
          </table:table-cell>
          <table:table-cell office:value-type="float" office:value="0.084175" calcext:value-type="float">
            <text:p>0.084175</text:p>
          </table:table-cell>
          <table:table-cell office:value-type="float" office:value="0.0926612" calcext:value-type="float">
            <text:p>0.0926612</text:p>
          </table:table-cell>
          <table:table-cell office:value-type="float" office:value="0.104049" calcext:value-type="float">
            <text:p>0.104049</text:p>
          </table:table-cell>
          <table:table-cell office:value-type="float" office:value="0.0503008" calcext:value-type="float">
            <text:p>0.0503008</text:p>
          </table:table-cell>
          <table:table-cell office:value-type="float" office:value="0.090309" calcext:value-type="float">
            <text:p>0.090309</text:p>
          </table:table-cell>
          <table:table-cell office:value-type="float" office:value="0.060137" calcext:value-type="float">
            <text:p>0.060137</text:p>
          </table:table-cell>
          <table:table-cell office:value-type="float" office:value="0.0678971" calcext:value-type="float">
            <text:p>0.0678971</text:p>
          </table:table-cell>
        </table:table-row>
        <table:table-row table:style-name="ro1">
          <table:table-cell office:value-type="float" office:value="0.0646048" calcext:value-type="float">
            <text:p>0.0646048</text:p>
          </table:table-cell>
          <table:table-cell office:value-type="float" office:value="0.0786068" calcext:value-type="float">
            <text:p>0.0786068</text:p>
          </table:table-cell>
          <table:table-cell office:value-type="float" office:value="0.0901251" calcext:value-type="float">
            <text:p>0.0901251</text:p>
          </table:table-cell>
          <table:table-cell office:value-type="float" office:value="0.0873694" calcext:value-type="float">
            <text:p>0.0873694</text:p>
          </table:table-cell>
          <table:table-cell office:value-type="float" office:value="0.0721672" calcext:value-type="float">
            <text:p>0.0721672</text:p>
          </table:table-cell>
          <table:table-cell office:value-type="float" office:value="0.102802" calcext:value-type="float">
            <text:p>0.102802</text:p>
          </table:table-cell>
          <table:table-cell office:value-type="float" office:value="0.0610155" calcext:value-type="float">
            <text:p>0.0610155</text:p>
          </table:table-cell>
          <table:table-cell office:value-type="float" office:value="0.0610235" calcext:value-type="float">
            <text:p>0.0610235</text:p>
          </table:table-cell>
        </table:table-row>
        <table:table-row table:style-name="ro1">
          <table:table-cell office:value-type="float" office:value="0.0827252" calcext:value-type="float">
            <text:p>0.0827252</text:p>
          </table:table-cell>
          <table:table-cell office:value-type="float" office:value="0.0752789" calcext:value-type="float">
            <text:p>0.0752789</text:p>
          </table:table-cell>
          <table:table-cell office:value-type="float" office:value="0.0932007" calcext:value-type="float">
            <text:p>0.0932007</text:p>
          </table:table-cell>
          <table:table-cell office:value-type="float" office:value="0.100582" calcext:value-type="float">
            <text:p>0.100582</text:p>
          </table:table-cell>
          <table:table-cell office:value-type="float" office:value="0.107934" calcext:value-type="float">
            <text:p>0.107934</text:p>
          </table:table-cell>
          <table:table-cell office:value-type="float" office:value="0.122125" calcext:value-type="float">
            <text:p>0.122125</text:p>
          </table:table-cell>
          <table:table-cell office:value-type="float" office:value="0.101886" calcext:value-type="float">
            <text:p>0.101886</text:p>
          </table:table-cell>
          <table:table-cell office:value-type="float" office:value="0.0759849" calcext:value-type="float">
            <text:p>0.0759849</text:p>
          </table:table-cell>
        </table:table-row>
        <table:table-row table:style-name="ro1">
          <table:table-cell office:value-type="float" office:value="0.0986871" calcext:value-type="float">
            <text:p>0.0986871</text:p>
          </table:table-cell>
          <table:table-cell office:value-type="float" office:value="0.0670049" calcext:value-type="float">
            <text:p>0.0670049</text:p>
          </table:table-cell>
          <table:table-cell office:value-type="float" office:value="0.0901261" calcext:value-type="float">
            <text:p>0.0901261</text:p>
          </table:table-cell>
          <table:table-cell office:value-type="float" office:value="0.0702159" calcext:value-type="float">
            <text:p>0.0702159</text:p>
          </table:table-cell>
          <table:table-cell office:value-type="float" office:value="0.0150128" calcext:value-type="float">
            <text:p>0.0150128</text:p>
          </table:table-cell>
          <table:table-cell office:value-type="float" office:value="0.0995647" calcext:value-type="float">
            <text:p>0.0995647</text:p>
          </table:table-cell>
          <table:table-cell office:value-type="float" office:value="0.0276693" calcext:value-type="float">
            <text:p>0.0276693</text:p>
          </table:table-cell>
          <table:table-cell office:value-type="float" office:value="0.0869675" calcext:value-type="float">
            <text:p>0.0869675</text:p>
          </table:table-cell>
        </table:table-row>
        <table:table-row table:style-name="ro1">
          <table:table-cell office:value-type="float" office:value="0.100458" calcext:value-type="float">
            <text:p>0.100458</text:p>
          </table:table-cell>
          <table:table-cell office:value-type="float" office:value="0.111865" calcext:value-type="float">
            <text:p>0.111865</text:p>
          </table:table-cell>
          <table:table-cell office:value-type="float" office:value="0.106301" calcext:value-type="float">
            <text:p>0.106301</text:p>
          </table:table-cell>
          <table:table-cell office:value-type="float" office:value="0.102357" calcext:value-type="float">
            <text:p>0.102357</text:p>
          </table:table-cell>
          <table:table-cell office:value-type="float" office:value="0.0609846" calcext:value-type="float">
            <text:p>0.0609846</text:p>
          </table:table-cell>
          <table:table-cell office:value-type="float" office:value="0.100142" calcext:value-type="float">
            <text:p>0.100142</text:p>
          </table:table-cell>
          <table:table-cell office:value-type="float" office:value="0.042148" calcext:value-type="float">
            <text:p>0.042148</text:p>
          </table:table-cell>
          <table:table-cell office:value-type="float" office:value="0.0388828" calcext:value-type="float">
            <text:p>0.0388828</text:p>
          </table:table-cell>
        </table:table-row>
        <table:table-row table:style-name="ro1">
          <table:table-cell office:value-type="float" office:value="0.0868479" calcext:value-type="float">
            <text:p>0.0868479</text:p>
          </table:table-cell>
          <table:table-cell office:value-type="float" office:value="0.0658816" calcext:value-type="float">
            <text:p>0.0658816</text:p>
          </table:table-cell>
          <table:table-cell office:value-type="float" office:value="0.151787" calcext:value-type="float">
            <text:p>0.151787</text:p>
          </table:table-cell>
          <table:table-cell office:value-type="float" office:value="0.107793" calcext:value-type="float">
            <text:p>0.107793</text:p>
          </table:table-cell>
          <table:table-cell office:value-type="float" office:value="0.0684658" calcext:value-type="float">
            <text:p>0.0684658</text:p>
          </table:table-cell>
          <table:table-cell office:value-type="float" office:value="0.097001" calcext:value-type="float">
            <text:p>0.097001</text:p>
          </table:table-cell>
          <table:table-cell office:value-type="float" office:value="0.0717178" calcext:value-type="float">
            <text:p>0.0717178</text:p>
          </table:table-cell>
          <table:table-cell office:value-type="float" office:value="0.0420509" calcext:value-type="float">
            <text:p>0.0420509</text:p>
          </table:table-cell>
        </table:table-row>
        <table:table-row table:style-name="ro1">
          <table:table-cell office:value-type="float" office:value="0.117503" calcext:value-type="float">
            <text:p>0.117503</text:p>
          </table:table-cell>
          <table:table-cell office:value-type="float" office:value="0.0790902" calcext:value-type="float">
            <text:p>0.0790902</text:p>
          </table:table-cell>
          <table:table-cell office:value-type="float" office:value="0.0945182" calcext:value-type="float">
            <text:p>0.0945182</text:p>
          </table:table-cell>
          <table:table-cell office:value-type="float" office:value="0.0808589" calcext:value-type="float">
            <text:p>0.0808589</text:p>
          </table:table-cell>
          <table:table-cell office:value-type="float" office:value="0.0749578" calcext:value-type="float">
            <text:p>0.0749578</text:p>
          </table:table-cell>
          <table:table-cell office:value-type="float" office:value="0.0776987" calcext:value-type="float">
            <text:p>0.0776987</text:p>
          </table:table-cell>
          <table:table-cell office:value-type="float" office:value="0.0641248" calcext:value-type="float">
            <text:p>0.0641248</text:p>
          </table:table-cell>
          <table:table-cell office:value-type="float" office:value="0.0776168" calcext:value-type="float">
            <text:p>0.0776168</text:p>
          </table:table-cell>
        </table:table-row>
        <table:table-row table:style-name="ro1">
          <table:table-cell office:value-type="float" office:value="0.0829793" calcext:value-type="float">
            <text:p>0.0829793</text:p>
          </table:table-cell>
          <table:table-cell office:value-type="float" office:value="0.0785234" calcext:value-type="float">
            <text:p>0.0785234</text:p>
          </table:table-cell>
          <table:table-cell office:value-type="float" office:value="0.100157" calcext:value-type="float">
            <text:p>0.100157</text:p>
          </table:table-cell>
          <table:table-cell office:value-type="float" office:value="0.0530536" calcext:value-type="float">
            <text:p>0.0530536</text:p>
          </table:table-cell>
          <table:table-cell office:value-type="float" office:value="0.0732425" calcext:value-type="float">
            <text:p>0.0732425</text:p>
          </table:table-cell>
          <table:table-cell office:value-type="float" office:value="0.123341" calcext:value-type="float">
            <text:p>0.123341</text:p>
          </table:table-cell>
          <table:table-cell office:value-type="float" office:value="0.0355856" calcext:value-type="float">
            <text:p>0.0355856</text:p>
          </table:table-cell>
          <table:table-cell office:value-type="float" office:value="0.0434456" calcext:value-type="float">
            <text:p>0.0434456</text:p>
          </table:table-cell>
        </table:table-row>
        <table:table-row table:style-name="ro1">
          <table:table-cell office:value-type="float" office:value="0.11445" calcext:value-type="float">
            <text:p>0.11445</text:p>
          </table:table-cell>
          <table:table-cell office:value-type="float" office:value="0.0410673" calcext:value-type="float">
            <text:p>0.0410673</text:p>
          </table:table-cell>
          <table:table-cell office:value-type="float" office:value="0.0996371" calcext:value-type="float">
            <text:p>0.0996371</text:p>
          </table:table-cell>
          <table:table-cell office:value-type="float" office:value="0.0766762" calcext:value-type="float">
            <text:p>0.0766762</text:p>
          </table:table-cell>
          <table:table-cell office:value-type="float" office:value="0.101645" calcext:value-type="float">
            <text:p>0.101645</text:p>
          </table:table-cell>
          <table:table-cell office:value-type="float" office:value="0.0883077" calcext:value-type="float">
            <text:p>0.0883077</text:p>
          </table:table-cell>
          <table:table-cell office:value-type="float" office:value="0.0527145" calcext:value-type="float">
            <text:p>0.0527145</text:p>
          </table:table-cell>
          <table:table-cell office:value-type="float" office:value="0.0204255" calcext:value-type="float">
            <text:p>0.0204255</text:p>
          </table:table-cell>
        </table:table-row>
        <table:table-row table:style-name="ro1">
          <table:table-cell office:value-type="float" office:value="0.0799303" calcext:value-type="float">
            <text:p>0.0799303</text:p>
          </table:table-cell>
          <table:table-cell office:value-type="float" office:value="0.097235" calcext:value-type="float">
            <text:p>0.097235</text:p>
          </table:table-cell>
          <table:table-cell office:value-type="float" office:value="0.0793353" calcext:value-type="float">
            <text:p>0.0793353</text:p>
          </table:table-cell>
          <table:table-cell office:value-type="float" office:value="0.0349776" calcext:value-type="float">
            <text:p>0.0349776</text:p>
          </table:table-cell>
          <table:table-cell office:value-type="float" office:value="0.0855505" calcext:value-type="float">
            <text:p>0.0855505</text:p>
          </table:table-cell>
          <table:table-cell office:value-type="float" office:value="0.111744" calcext:value-type="float">
            <text:p>0.111744</text:p>
          </table:table-cell>
          <table:table-cell office:value-type="float" office:value="0.0568854" calcext:value-type="float">
            <text:p>0.0568854</text:p>
          </table:table-cell>
          <table:table-cell office:value-type="float" office:value="0.0730285" calcext:value-type="float">
            <text:p>0.0730285</text:p>
          </table:table-cell>
        </table:table-row>
        <table:table-row table:style-name="ro1">
          <table:table-cell office:value-type="float" office:value="0.0620133" calcext:value-type="float">
            <text:p>0.0620133</text:p>
          </table:table-cell>
          <table:table-cell office:value-type="float" office:value="0.111272" calcext:value-type="float">
            <text:p>0.111272</text:p>
          </table:table-cell>
          <table:table-cell office:value-type="float" office:value="0.0757515" calcext:value-type="float">
            <text:p>0.0757515</text:p>
          </table:table-cell>
          <table:table-cell office:value-type="float" office:value="0.0563485" calcext:value-type="float">
            <text:p>0.0563485</text:p>
          </table:table-cell>
          <table:table-cell office:value-type="float" office:value="0.0863817" calcext:value-type="float">
            <text:p>0.0863817</text:p>
          </table:table-cell>
          <table:table-cell office:value-type="float" office:value="0.126188" calcext:value-type="float">
            <text:p>0.126188</text:p>
          </table:table-cell>
          <table:table-cell office:value-type="float" office:value="0.0972429" calcext:value-type="float">
            <text:p>0.0972429</text:p>
          </table:table-cell>
          <table:table-cell office:value-type="float" office:value="0.0343971" calcext:value-type="float">
            <text:p>0.0343971</text:p>
          </table:table-cell>
        </table:table-row>
        <table:table-row table:style-name="ro1">
          <table:table-cell office:value-type="float" office:value="0.0451453" calcext:value-type="float">
            <text:p>0.0451453</text:p>
          </table:table-cell>
          <table:table-cell office:value-type="float" office:value="0.0810854" calcext:value-type="float">
            <text:p>0.0810854</text:p>
          </table:table-cell>
          <table:table-cell office:value-type="float" office:value="0.0969106" calcext:value-type="float">
            <text:p>0.0969106</text:p>
          </table:table-cell>
          <table:table-cell office:value-type="float" office:value="0.0291378" calcext:value-type="float">
            <text:p>0.0291378</text:p>
          </table:table-cell>
          <table:table-cell office:value-type="float" office:value="0.0835179" calcext:value-type="float">
            <text:p>0.0835179</text:p>
          </table:table-cell>
          <table:table-cell office:value-type="float" office:value="0.0677165" calcext:value-type="float">
            <text:p>0.0677165</text:p>
          </table:table-cell>
          <table:table-cell office:value-type="float" office:value="0.0135584" calcext:value-type="float">
            <text:p>0.0135584</text:p>
          </table:table-cell>
          <table:table-cell office:value-type="float" office:value="0.012645" calcext:value-type="float">
            <text:p>0.012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52857" calcext:value-type="float">
            <text:p>0.0252857</text:p>
          </table:table-cell>
          <table:table-cell office:value-type="float" office:value="0.0544336" calcext:value-type="float">
            <text:p>0.0544336</text:p>
          </table:table-cell>
          <table:table-cell office:value-type="float" office:value="0.0401345" calcext:value-type="float">
            <text:p>0.0401345</text:p>
          </table:table-cell>
          <table:table-cell office:value-type="float" office:value="0.101393" calcext:value-type="float">
            <text:p>0.101393</text:p>
          </table:table-cell>
          <table:table-cell office:value-type="float" office:value="0.0794339" calcext:value-type="float">
            <text:p>0.0794339</text:p>
          </table:table-cell>
          <table:table-cell office:value-type="float" office:value="0.018666" calcext:value-type="float">
            <text:p>0.018666</text:p>
          </table:table-cell>
          <table:table-cell office:value-type="float" office:value="0.128559" calcext:value-type="float">
            <text:p>0.128559</text:p>
          </table:table-cell>
        </table:table-row>
        <table:table-row table:style-name="ro1">
          <table:table-cell office:value-type="float" office:value="0.0828854" calcext:value-type="float">
            <text:p>0.0828854</text:p>
          </table:table-cell>
          <table:table-cell office:value-type="float" office:value="0.0407704" calcext:value-type="float">
            <text:p>0.0407704</text:p>
          </table:table-cell>
          <table:table-cell office:value-type="float" office:value="0.0591577" calcext:value-type="float">
            <text:p>0.0591577</text:p>
          </table:table-cell>
          <table:table-cell office:value-type="float" office:value="0.0242216" calcext:value-type="float">
            <text:p>0.0242216</text:p>
          </table:table-cell>
          <table:table-cell office:value-type="float" office:value="0.0486898" calcext:value-type="float">
            <text:p>0.0486898</text:p>
          </table:table-cell>
          <table:table-cell office:value-type="float" office:value="0.123881" calcext:value-type="float">
            <text:p>0.123881</text:p>
          </table:table-cell>
          <table:table-cell office:value-type="float" office:value="0.0631458" calcext:value-type="float">
            <text:p>0.0631458</text:p>
          </table:table-cell>
          <table:table-cell office:value-type="float" office:value="0.0510893" calcext:value-type="float">
            <text:p>0.0510893</text:p>
          </table:table-cell>
        </table:table-row>
        <table:table-row table:style-name="ro1">
          <table:table-cell office:value-type="float" office:value="0.047483" calcext:value-type="float">
            <text:p>0.047483</text:p>
          </table:table-cell>
          <table:table-cell office:value-type="float" office:value="0.0843432" calcext:value-type="float">
            <text:p>0.0843432</text:p>
          </table:table-cell>
          <table:table-cell office:value-type="float" office:value="0.00591446" calcext:value-type="float">
            <text:p>0.00591446</text:p>
          </table:table-cell>
          <table:table-cell office:value-type="float" office:value="0.0625535" calcext:value-type="float">
            <text:p>0.0625535</text:p>
          </table:table-cell>
          <table:table-cell office:value-type="float" office:value="0.0873755" calcext:value-type="float">
            <text:p>0.0873755</text:p>
          </table:table-cell>
          <table:table-cell office:value-type="float" office:value="0.158909" calcext:value-type="float">
            <text:p>0.158909</text:p>
          </table:table-cell>
          <table:table-cell office:value-type="float" office:value="0.0959013" calcext:value-type="float">
            <text:p>0.0959013</text:p>
          </table:table-cell>
          <table:table-cell office:value-type="float" office:value="0.00893905" calcext:value-type="float">
            <text:p>0.00893905</text:p>
          </table:table-cell>
        </table:table-row>
        <table:table-row table:style-name="ro1">
          <table:table-cell office:value-type="float" office:value="0.102151" calcext:value-type="float">
            <text:p>0.102151</text:p>
          </table:table-cell>
          <table:table-cell office:value-type="float" office:value="0.0691936" calcext:value-type="float">
            <text:p>0.0691936</text:p>
          </table:table-cell>
          <table:table-cell office:value-type="float" office:value="0.0823079" calcext:value-type="float">
            <text:p>0.0823079</text:p>
          </table:table-cell>
          <table:table-cell office:value-type="float" office:value="0.0824627" calcext:value-type="float">
            <text:p>0.0824627</text:p>
          </table:table-cell>
          <table:table-cell office:value-type="float" office:value="0.083342" calcext:value-type="float">
            <text:p>0.083342</text:p>
          </table:table-cell>
          <table:table-cell office:value-type="float" office:value="0.0419813" calcext:value-type="float">
            <text:p>0.0419813</text:p>
          </table:table-cell>
          <table:table-cell office:value-type="float" office:value="0.0293915" calcext:value-type="float">
            <text:p>0.0293915</text:p>
          </table:table-cell>
          <table:table-cell office:value-type="float" office:value="0.0390248" calcext:value-type="float">
            <text:p>0.0390248</text:p>
          </table:table-cell>
        </table:table-row>
        <table:table-row table:style-name="ro1">
          <table:table-cell office:value-type="float" office:value="0.0621534" calcext:value-type="float">
            <text:p>0.0621534</text:p>
          </table:table-cell>
          <table:table-cell office:value-type="float" office:value="0.00400366" calcext:value-type="float">
            <text:p>0.00400366</text:p>
          </table:table-cell>
          <table:table-cell office:value-type="float" office:value="0.110695" calcext:value-type="float">
            <text:p>0.110695</text:p>
          </table:table-cell>
          <table:table-cell office:value-type="float" office:value="0.0351909" calcext:value-type="float">
            <text:p>0.0351909</text:p>
          </table:table-cell>
          <table:table-cell office:value-type="float" office:value="0.0972206" calcext:value-type="float">
            <text:p>0.0972206</text:p>
          </table:table-cell>
          <table:table-cell office:value-type="float" office:value="0.114037" calcext:value-type="float">
            <text:p>0.114037</text:p>
          </table:table-cell>
          <table:table-cell office:value-type="float" office:value="0.0792106" calcext:value-type="float">
            <text:p>0.0792106</text:p>
          </table:table-cell>
          <table:table-cell office:value-type="float" office:value="0.00240518" calcext:value-type="float">
            <text:p>0.00240518</text:p>
          </table:table-cell>
        </table:table-row>
        <table:table-row table:style-name="ro1">
          <table:table-cell office:value-type="float" office:value="0.121504" calcext:value-type="float">
            <text:p>0.121504</text:p>
          </table:table-cell>
          <table:table-cell office:value-type="float" office:value="0.0340448" calcext:value-type="float">
            <text:p>0.0340448</text:p>
          </table:table-cell>
          <table:table-cell office:value-type="float" office:value="0.103509" calcext:value-type="float">
            <text:p>0.103509</text:p>
          </table:table-cell>
          <table:table-cell office:value-type="float" office:value="0.0497317" calcext:value-type="float">
            <text:p>0.0497317</text:p>
          </table:table-cell>
          <table:table-cell office:value-type="float" office:value="0.10653" calcext:value-type="float">
            <text:p>0.10653</text:p>
          </table:table-cell>
          <table:table-cell office:value-type="float" office:value="0.078071" calcext:value-type="float">
            <text:p>0.078071</text:p>
          </table:table-cell>
          <table:table-cell office:value-type="float" office:value="0.035669" calcext:value-type="float">
            <text:p>0.035669</text:p>
          </table:table-cell>
          <table:table-cell office:value-type="float" office:value="0.00381967" calcext:value-type="float">
            <text:p>0.00381967</text:p>
          </table:table-cell>
        </table:table-row>
        <table:table-row table:style-name="ro1">
          <table:table-cell office:value-type="float" office:value="0.106027" calcext:value-type="float">
            <text:p>0.106027</text:p>
          </table:table-cell>
          <table:table-cell office:value-type="float" office:value="0.0541154" calcext:value-type="float">
            <text:p>0.0541154</text:p>
          </table:table-cell>
          <table:table-cell office:value-type="float" office:value="0.076827" calcext:value-type="float">
            <text:p>0.076827</text:p>
          </table:table-cell>
          <table:table-cell office:value-type="float" office:value="0.0913368" calcext:value-type="float">
            <text:p>0.0913368</text:p>
          </table:table-cell>
          <table:table-cell office:value-type="float" office:value="0.0508261" calcext:value-type="float">
            <text:p>0.0508261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421339" calcext:value-type="float">
            <text:p>0.0421339</text:p>
          </table:table-cell>
          <table:table-cell office:value-type="float" office:value="0.0740805" calcext:value-type="float">
            <text:p>0.0740805</text:p>
          </table:table-cell>
        </table:table-row>
        <table:table-row table:style-name="ro1">
          <table:table-cell office:value-type="float" office:value="0.0444738" calcext:value-type="float">
            <text:p>0.0444738</text:p>
          </table:table-cell>
          <table:table-cell office:value-type="float" office:value="0.0851607" calcext:value-type="float">
            <text:p>0.0851607</text:p>
          </table:table-cell>
          <table:table-cell office:value-type="float" office:value="0.0707323" calcext:value-type="float">
            <text:p>0.0707323</text:p>
          </table:table-cell>
          <table:table-cell office:value-type="float" office:value="0.0612825" calcext:value-type="float">
            <text:p>0.0612825</text:p>
          </table:table-cell>
          <table:table-cell office:value-type="float" office:value="0.116397" calcext:value-type="float">
            <text:p>0.116397</text:p>
          </table:table-cell>
          <table:table-cell office:value-type="float" office:value="0.0747603" calcext:value-type="float">
            <text:p>0.0747603</text:p>
          </table:table-cell>
          <table:table-cell office:value-type="float" office:value="0.0423012" calcext:value-type="float">
            <text:p>0.0423012</text:p>
          </table:table-cell>
          <table:table-cell office:value-type="float" office:value="0.0726628" calcext:value-type="float">
            <text:p>0.0726628</text:p>
          </table:table-cell>
        </table:table-row>
        <table:table-row table:style-name="ro1">
          <table:table-cell office:value-type="float" office:value="0.0628531" calcext:value-type="float">
            <text:p>0.0628531</text:p>
          </table:table-cell>
          <table:table-cell office:value-type="float" office:value="0.07647" calcext:value-type="float">
            <text:p>0.07647</text:p>
          </table:table-cell>
          <table:table-cell office:value-type="float" office:value="0.0495111" calcext:value-type="float">
            <text:p>0.0495111</text:p>
          </table:table-cell>
          <table:table-cell office:value-type="float" office:value="0.0378655" calcext:value-type="float">
            <text:p>0.0378655</text:p>
          </table:table-cell>
          <table:table-cell office:value-type="float" office:value="0.0708831" calcext:value-type="float">
            <text:p>0.0708831</text:p>
          </table:table-cell>
          <table:table-cell office:value-type="float" office:value="0.0947457" calcext:value-type="float">
            <text:p>0.0947457</text:p>
          </table:table-cell>
          <table:table-cell office:value-type="float" office:value="0" calcext:value-type="float">
            <text:p>0</text:p>
          </table:table-cell>
          <table:table-cell office:value-type="float" office:value="0.0699733" calcext:value-type="float">
            <text:p>0.0699733</text:p>
          </table:table-cell>
        </table:table-row>
        <table:table-row table:style-name="ro1">
          <table:table-cell office:value-type="float" office:value="0.087694" calcext:value-type="float">
            <text:p>0.087694</text:p>
          </table:table-cell>
          <table:table-cell office:value-type="float" office:value="0.0985611" calcext:value-type="float">
            <text:p>0.0985611</text:p>
          </table:table-cell>
          <table:table-cell office:value-type="float" office:value="0.0684724" calcext:value-type="float">
            <text:p>0.0684724</text:p>
          </table:table-cell>
          <table:table-cell office:value-type="float" office:value="0.0727504" calcext:value-type="float">
            <text:p>0.0727504</text:p>
          </table:table-cell>
          <table:table-cell office:value-type="float" office:value="0.0771535" calcext:value-type="float">
            <text:p>0.0771535</text:p>
          </table:table-cell>
          <table:table-cell office:value-type="float" office:value="0.0352917" calcext:value-type="float">
            <text:p>0.0352917</text:p>
          </table:table-cell>
          <table:table-cell office:value-type="float" office:value="0.0311426" calcext:value-type="float">
            <text:p>0.0311426</text:p>
          </table:table-cell>
          <table:table-cell office:value-type="float" office:value="0.0441818" calcext:value-type="float">
            <text:p>0.0441818</text:p>
          </table:table-cell>
        </table:table-row>
        <table:table-row table:style-name="ro1">
          <table:table-cell office:value-type="float" office:value="0.0552794" calcext:value-type="float">
            <text:p>0.0552794</text:p>
          </table:table-cell>
          <table:table-cell office:value-type="float" office:value="0.0821716" calcext:value-type="float">
            <text:p>0.0821716</text:p>
          </table:table-cell>
          <table:table-cell office:value-type="float" office:value="0.0697711" calcext:value-type="float">
            <text:p>0.0697711</text:p>
          </table:table-cell>
          <table:table-cell office:value-type="float" office:value="0.0854864" calcext:value-type="float">
            <text:p>0.0854864</text:p>
          </table:table-cell>
          <table:table-cell office:value-type="float" office:value="0.0925683" calcext:value-type="float">
            <text:p>0.0925683</text:p>
          </table:table-cell>
          <table:table-cell office:value-type="float" office:value="0.114691" calcext:value-type="float">
            <text:p>0.114691</text:p>
          </table:table-cell>
          <table:table-cell office:value-type="float" office:value="0.0653454" calcext:value-type="float">
            <text:p>0.0653454</text:p>
          </table:table-cell>
          <table:table-cell office:value-type="float" office:value="0.0512661" calcext:value-type="float">
            <text:p>0.0512661</text:p>
          </table:table-cell>
        </table:table-row>
        <table:table-row table:style-name="ro1">
          <table:table-cell office:value-type="float" office:value="0.112192" calcext:value-type="float">
            <text:p>0.112192</text:p>
          </table:table-cell>
          <table:table-cell office:value-type="float" office:value="0.0543063" calcext:value-type="float">
            <text:p>0.0543063</text:p>
          </table:table-cell>
          <table:table-cell office:value-type="float" office:value="0.0259661" calcext:value-type="float">
            <text:p>0.0259661</text:p>
          </table:table-cell>
          <table:table-cell office:value-type="float" office:value="0.0635821" calcext:value-type="float">
            <text:p>0.0635821</text:p>
          </table:table-cell>
          <table:table-cell office:value-type="float" office:value="0.0911966" calcext:value-type="float">
            <text:p>0.0911966</text:p>
          </table:table-cell>
          <table:table-cell office:value-type="float" office:value="0.12596" calcext:value-type="float">
            <text:p>0.12596</text:p>
          </table:table-cell>
          <table:table-cell office:value-type="float" office:value="0.0594683" calcext:value-type="float">
            <text:p>0.0594683</text:p>
          </table:table-cell>
          <table:table-cell office:value-type="float" office:value="0.0857989" calcext:value-type="float">
            <text:p>0.0857989</text:p>
          </table:table-cell>
        </table:table-row>
        <table:table-row table:style-name="ro1">
          <table:table-cell office:value-type="float" office:value="0.0933262" calcext:value-type="float">
            <text:p>0.0933262</text:p>
          </table:table-cell>
          <table:table-cell office:value-type="float" office:value="0.0859916" calcext:value-type="float">
            <text:p>0.0859916</text:p>
          </table:table-cell>
          <table:table-cell office:value-type="float" office:value="0.107123" calcext:value-type="float">
            <text:p>0.107123</text:p>
          </table:table-cell>
          <table:table-cell office:value-type="float" office:value="0.110846" calcext:value-type="float">
            <text:p>0.110846</text:p>
          </table:table-cell>
          <table:table-cell office:value-type="float" office:value="0.0931987" calcext:value-type="float">
            <text:p>0.0931987</text:p>
          </table:table-cell>
          <table:table-cell office:value-type="float" office:value="0.111515" calcext:value-type="float">
            <text:p>0.111515</text:p>
          </table:table-cell>
          <table:table-cell office:value-type="float" office:value="0.0321533" calcext:value-type="float">
            <text:p>0.0321533</text:p>
          </table:table-cell>
          <table:table-cell office:value-type="float" office:value="0.0421111" calcext:value-type="float">
            <text:p>0.0421111</text:p>
          </table:table-cell>
        </table:table-row>
        <table:table-row table:style-name="ro1">
          <table:table-cell office:value-type="float" office:value="0.0646169" calcext:value-type="float">
            <text:p>0.0646169</text:p>
          </table:table-cell>
          <table:table-cell office:value-type="float" office:value="0.0789159" calcext:value-type="float">
            <text:p>0.0789159</text:p>
          </table:table-cell>
          <table:table-cell office:value-type="float" office:value="0.0634831" calcext:value-type="float">
            <text:p>0.0634831</text:p>
          </table:table-cell>
          <table:table-cell office:value-type="float" office:value="0.106868" calcext:value-type="float">
            <text:p>0.106868</text:p>
          </table:table-cell>
          <table:table-cell office:value-type="float" office:value="0.03549" calcext:value-type="float">
            <text:p>0.03549</text:p>
          </table:table-cell>
          <table:table-cell office:value-type="float" office:value="0.0786568" calcext:value-type="float">
            <text:p>0.0786568</text:p>
          </table:table-cell>
          <table:table-cell office:value-type="float" office:value="0.0233267" calcext:value-type="float">
            <text:p>0.0233267</text:p>
          </table:table-cell>
          <table:table-cell office:value-type="float" office:value="0.0130708" calcext:value-type="float">
            <text:p>0.0130708</text:p>
          </table:table-cell>
        </table:table-row>
        <table:table-row table:style-name="ro1">
          <table:table-cell office:value-type="float" office:value="0.0880806" calcext:value-type="float">
            <text:p>0.0880806</text:p>
          </table:table-cell>
          <table:table-cell office:value-type="float" office:value="0.0997148" calcext:value-type="float">
            <text:p>0.0997148</text:p>
          </table:table-cell>
          <table:table-cell office:value-type="float" office:value="0.0400303" calcext:value-type="float">
            <text:p>0.0400303</text:p>
          </table:table-cell>
          <table:table-cell office:value-type="float" office:value="0.0599179" calcext:value-type="float">
            <text:p>0.0599179</text:p>
          </table:table-cell>
          <table:table-cell office:value-type="float" office:value="0.0441645" calcext:value-type="float">
            <text:p>0.0441645</text:p>
          </table:table-cell>
          <table:table-cell office:value-type="float" office:value="0.0865729" calcext:value-type="float">
            <text:p>0.0865729</text:p>
          </table:table-cell>
          <table:table-cell office:value-type="float" office:value="0.124808" calcext:value-type="float">
            <text:p>0.124808</text:p>
          </table:table-cell>
          <table:table-cell office:value-type="float" office:value="0.10573" calcext:value-type="float">
            <text:p>0.10573</text:p>
          </table:table-cell>
        </table:table-row>
        <table:table-row table:style-name="ro1">
          <table:table-cell office:value-type="float" office:value="0.0427835" calcext:value-type="float">
            <text:p>0.0427835</text:p>
          </table:table-cell>
          <table:table-cell office:value-type="float" office:value="0.086767" calcext:value-type="float">
            <text:p>0.086767</text:p>
          </table:table-cell>
          <table:table-cell office:value-type="float" office:value="0.0598378" calcext:value-type="float">
            <text:p>0.0598378</text:p>
          </table:table-cell>
          <table:table-cell office:value-type="float" office:value="0.0759135" calcext:value-type="float">
            <text:p>0.0759135</text:p>
          </table:table-cell>
          <table:table-cell office:value-type="float" office:value="0.0945031" calcext:value-type="float">
            <text:p>0.0945031</text:p>
          </table:table-cell>
          <table:table-cell office:value-type="float" office:value="0" calcext:value-type="float">
            <text:p>0</text:p>
          </table:table-cell>
          <table:table-cell office:value-type="float" office:value="0.0208968" calcext:value-type="float">
            <text:p>0.0208968</text:p>
          </table:table-cell>
          <table:table-cell office:value-type="float" office:value="0.0360463" calcext:value-type="float">
            <text:p>0.0360463</text:p>
          </table:table-cell>
        </table:table-row>
        <table:table-row table:style-name="ro1">
          <table:table-cell office:value-type="float" office:value="0.104708" calcext:value-type="float">
            <text:p>0.104708</text:p>
          </table:table-cell>
          <table:table-cell office:value-type="float" office:value="0.0206205" calcext:value-type="float">
            <text:p>0.0206205</text:p>
          </table:table-cell>
          <table:table-cell office:value-type="float" office:value="0.0813274" calcext:value-type="float">
            <text:p>0.0813274</text:p>
          </table:table-cell>
          <table:table-cell office:value-type="float" office:value="0.0857246" calcext:value-type="float">
            <text:p>0.0857246</text:p>
          </table:table-cell>
          <table:table-cell office:value-type="float" office:value="0.0825293" calcext:value-type="float">
            <text:p>0.0825293</text:p>
          </table:table-cell>
          <table:table-cell office:value-type="float" office:value="0.105937" calcext:value-type="float">
            <text:p>0.105937</text:p>
          </table:table-cell>
          <table:table-cell office:value-type="float" office:value="0.0531155" calcext:value-type="float">
            <text:p>0.0531155</text:p>
          </table:table-cell>
          <table:table-cell office:value-type="float" office:value="0.0874799" calcext:value-type="float">
            <text:p>0.0874799</text:p>
          </table:table-cell>
        </table:table-row>
        <table:table-row table:style-name="ro1">
          <table:table-cell office:value-type="float" office:value="0.0432143" calcext:value-type="float">
            <text:p>0.0432143</text:p>
          </table:table-cell>
          <table:table-cell office:value-type="float" office:value="0.0849686" calcext:value-type="float">
            <text:p>0.0849686</text:p>
          </table:table-cell>
          <table:table-cell office:value-type="float" office:value="0.0742892" calcext:value-type="float">
            <text:p>0.0742892</text:p>
          </table:table-cell>
          <table:table-cell office:value-type="float" office:value="0.0477592" calcext:value-type="float">
            <text:p>0.0477592</text:p>
          </table:table-cell>
          <table:table-cell office:value-type="float" office:value="0.0680533" calcext:value-type="float">
            <text:p>0.0680533</text:p>
          </table:table-cell>
          <table:table-cell office:value-type="float" office:value="0.0858612" calcext:value-type="float">
            <text:p>0.0858612</text:p>
          </table:table-cell>
          <table:table-cell office:value-type="float" office:value="0.0372029" calcext:value-type="float">
            <text:p>0.0372029</text:p>
          </table:table-cell>
          <table:table-cell office:value-type="float" office:value="0.0686566" calcext:value-type="float">
            <text:p>0.0686566</text:p>
          </table:table-cell>
        </table:table-row>
        <table:table-row table:style-name="ro1">
          <table:table-cell office:value-type="float" office:value="0.0815157" calcext:value-type="float">
            <text:p>0.0815157</text:p>
          </table:table-cell>
          <table:table-cell office:value-type="float" office:value="0.0947317" calcext:value-type="float">
            <text:p>0.0947317</text:p>
          </table:table-cell>
          <table:table-cell office:value-type="float" office:value="0.0431052" calcext:value-type="float">
            <text:p>0.0431052</text:p>
          </table:table-cell>
          <table:table-cell office:value-type="float" office:value="0.0700044" calcext:value-type="float">
            <text:p>0.0700044</text:p>
          </table:table-cell>
          <table:table-cell office:value-type="float" office:value="0.0771725" calcext:value-type="float">
            <text:p>0.0771725</text:p>
          </table:table-cell>
          <table:table-cell office:value-type="float" office:value="0.128917" calcext:value-type="float">
            <text:p>0.128917</text:p>
          </table:table-cell>
          <table:table-cell office:value-type="float" office:value="0.0613894" calcext:value-type="float">
            <text:p>0.0613894</text:p>
          </table:table-cell>
          <table:table-cell office:value-type="float" office:value="0.0818381" calcext:value-type="float">
            <text:p>0.0818381</text:p>
          </table:table-cell>
        </table:table-row>
        <table:table-row table:style-name="ro1">
          <table:table-cell office:value-type="float" office:value="0.107786" calcext:value-type="float">
            <text:p>0.107786</text:p>
          </table:table-cell>
          <table:table-cell office:value-type="float" office:value="0.110066" calcext:value-type="float">
            <text:p>0.110066</text:p>
          </table:table-cell>
          <table:table-cell office:value-type="float" office:value="0" calcext:value-type="float">
            <text:p>0</text:p>
          </table:table-cell>
          <table:table-cell office:value-type="float" office:value="0.0574233" calcext:value-type="float">
            <text:p>0.0574233</text:p>
          </table:table-cell>
          <table:table-cell office:value-type="float" office:value="0.0827836" calcext:value-type="float">
            <text:p>0.0827836</text:p>
          </table:table-cell>
          <table:table-cell office:value-type="float" office:value="0.0719101" calcext:value-type="float">
            <text:p>0.0719101</text:p>
          </table:table-cell>
          <table:table-cell office:value-type="float" office:value="0.0582491" calcext:value-type="float">
            <text:p>0.0582491</text:p>
          </table:table-cell>
          <table:table-cell office:value-type="float" office:value="0.0726754" calcext:value-type="float">
            <text:p>0.0726754</text:p>
          </table:table-cell>
        </table:table-row>
        <table:table-row table:style-name="ro1">
          <table:table-cell office:value-type="float" office:value="0.0482122" calcext:value-type="float">
            <text:p>0.0482122</text:p>
          </table:table-cell>
          <table:table-cell office:value-type="float" office:value="0.101522" calcext:value-type="float">
            <text:p>0.101522</text:p>
          </table:table-cell>
          <table:table-cell office:value-type="float" office:value="0.12223" calcext:value-type="float">
            <text:p>0.12223</text:p>
          </table:table-cell>
          <table:table-cell office:value-type="float" office:value="0.155414" calcext:value-type="float">
            <text:p>0.155414</text:p>
          </table:table-cell>
          <table:table-cell office:value-type="float" office:value="0.0840177" calcext:value-type="float">
            <text:p>0.0840177</text:p>
          </table:table-cell>
          <table:table-cell office:value-type="float" office:value="0.0562486" calcext:value-type="float">
            <text:p>0.0562486</text:p>
          </table:table-cell>
          <table:table-cell office:value-type="float" office:value="0.0656472" calcext:value-type="float">
            <text:p>0.0656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31404" calcext:value-type="float">
            <text:p>0.0831404</text:p>
          </table:table-cell>
          <table:table-cell office:value-type="float" office:value="0.00628087" calcext:value-type="float">
            <text:p>0.00628087</text:p>
          </table:table-cell>
          <table:table-cell office:value-type="float" office:value="0.06163" calcext:value-type="float">
            <text:p>0.06163</text:p>
          </table:table-cell>
          <table:table-cell office:value-type="float" office:value="0.0872372" calcext:value-type="float">
            <text:p>0.0872372</text:p>
          </table:table-cell>
          <table:table-cell office:value-type="float" office:value="0.0614245" calcext:value-type="float">
            <text:p>0.0614245</text:p>
          </table:table-cell>
          <table:table-cell office:value-type="float" office:value="0.126552" calcext:value-type="float">
            <text:p>0.126552</text:p>
          </table:table-cell>
          <table:table-cell office:value-type="float" office:value="0.0690793" calcext:value-type="float">
            <text:p>0.0690793</text:p>
          </table:table-cell>
          <table:table-cell office:value-type="float" office:value="0.0520008" calcext:value-type="float">
            <text:p>0.0520008</text:p>
          </table:table-cell>
        </table:table-row>
        <table:table-row table:style-name="ro1">
          <table:table-cell office:value-type="float" office:value="0.110165" calcext:value-type="float">
            <text:p>0.110165</text:p>
          </table:table-cell>
          <table:table-cell office:value-type="float" office:value="0.103979" calcext:value-type="float">
            <text:p>0.103979</text:p>
          </table:table-cell>
          <table:table-cell office:value-type="float" office:value="0.153124" calcext:value-type="float">
            <text:p>0.153124</text:p>
          </table:table-cell>
          <table:table-cell office:value-type="float" office:value="0.125844" calcext:value-type="float">
            <text:p>0.125844</text:p>
          </table:table-cell>
          <table:table-cell office:value-type="float" office:value="0.0481758" calcext:value-type="float">
            <text:p>0.0481758</text:p>
          </table:table-cell>
          <table:table-cell office:value-type="float" office:value="0.121775" calcext:value-type="float">
            <text:p>0.121775</text:p>
          </table:table-cell>
          <table:table-cell office:value-type="float" office:value="0.0150808" calcext:value-type="float">
            <text:p>0.0150808</text:p>
          </table:table-cell>
          <table:table-cell office:value-type="float" office:value="0.0329844" calcext:value-type="float">
            <text:p>0.0329844</text:p>
          </table:table-cell>
        </table:table-row>
        <table:table-row table:style-name="ro1">
          <table:table-cell office:value-type="float" office:value="0.0696084" calcext:value-type="float">
            <text:p>0.0696084</text:p>
          </table:table-cell>
          <table:table-cell office:value-type="float" office:value="0.0640012" calcext:value-type="float">
            <text:p>0.0640012</text:p>
          </table:table-cell>
          <table:table-cell office:value-type="float" office:value="0.0492782" calcext:value-type="float">
            <text:p>0.0492782</text:p>
          </table:table-cell>
          <table:table-cell office:value-type="float" office:value="0.0693916" calcext:value-type="float">
            <text:p>0.0693916</text:p>
          </table:table-cell>
          <table:table-cell office:value-type="float" office:value="0.0563713" calcext:value-type="float">
            <text:p>0.0563713</text:p>
          </table:table-cell>
          <table:table-cell office:value-type="float" office:value="0.0996928" calcext:value-type="float">
            <text:p>0.0996928</text:p>
          </table:table-cell>
          <table:table-cell office:value-type="float" office:value="0.0292422" calcext:value-type="float">
            <text:p>0.0292422</text:p>
          </table:table-cell>
          <table:table-cell office:value-type="float" office:value="0.0456271" calcext:value-type="float">
            <text:p>0.0456271</text:p>
          </table:table-cell>
        </table:table-row>
        <table:table-row table:style-name="ro1">
          <table:table-cell office:value-type="float" office:value="0.0466643" calcext:value-type="float">
            <text:p>0.0466643</text:p>
          </table:table-cell>
          <table:table-cell office:value-type="float" office:value="0.0766412" calcext:value-type="float">
            <text:p>0.0766412</text:p>
          </table:table-cell>
          <table:table-cell office:value-type="float" office:value="0.0675498" calcext:value-type="float">
            <text:p>0.0675498</text:p>
          </table:table-cell>
          <table:table-cell office:value-type="float" office:value="0.0142677" calcext:value-type="float">
            <text:p>0.0142677</text:p>
          </table:table-cell>
          <table:table-cell office:value-type="float" office:value="0.0466036" calcext:value-type="float">
            <text:p>0.0466036</text:p>
          </table:table-cell>
          <table:table-cell office:value-type="float" office:value="0.0668617" calcext:value-type="float">
            <text:p>0.0668617</text:p>
          </table:table-cell>
          <table:table-cell office:value-type="float" office:value="0.0464477" calcext:value-type="float">
            <text:p>0.0464477</text:p>
          </table:table-cell>
          <table:table-cell office:value-type="float" office:value="0.0787352" calcext:value-type="float">
            <text:p>0.0787352</text:p>
          </table:table-cell>
        </table:table-row>
        <table:table-row table:style-name="ro1">
          <table:table-cell office:value-type="float" office:value="0.0618323" calcext:value-type="float">
            <text:p>0.0618323</text:p>
          </table:table-cell>
          <table:table-cell office:value-type="float" office:value="0.0816642" calcext:value-type="float">
            <text:p>0.0816642</text:p>
          </table:table-cell>
          <table:table-cell office:value-type="float" office:value="0.0868197" calcext:value-type="float">
            <text:p>0.0868197</text:p>
          </table:table-cell>
          <table:table-cell office:value-type="float" office:value="0.0986395" calcext:value-type="float">
            <text:p>0.0986395</text:p>
          </table:table-cell>
          <table:table-cell office:value-type="float" office:value="0.0276841" calcext:value-type="float">
            <text:p>0.0276841</text:p>
          </table:table-cell>
          <table:table-cell office:value-type="float" office:value="0.102713" calcext:value-type="float">
            <text:p>0.102713</text:p>
          </table:table-cell>
          <table:table-cell office:value-type="float" office:value="0.131641" calcext:value-type="float">
            <text:p>0.131641</text:p>
          </table:table-cell>
          <table:table-cell office:value-type="float" office:value="0.0785644" calcext:value-type="float">
            <text:p>0.0785644</text:p>
          </table:table-cell>
        </table:table-row>
        <table:table-row table:style-name="ro1">
          <table:table-cell office:value-type="float" office:value="0.0493212" calcext:value-type="float">
            <text:p>0.0493212</text:p>
          </table:table-cell>
          <table:table-cell office:value-type="float" office:value="0.0843687" calcext:value-type="float">
            <text:p>0.0843687</text:p>
          </table:table-cell>
          <table:table-cell office:value-type="float" office:value="0.104089" calcext:value-type="float">
            <text:p>0.104089</text:p>
          </table:table-cell>
          <table:table-cell office:value-type="float" office:value="0.0541492" calcext:value-type="float">
            <text:p>0.0541492</text:p>
          </table:table-cell>
          <table:table-cell office:value-type="float" office:value="0.11482" calcext:value-type="float">
            <text:p>0.11482</text:p>
          </table:table-cell>
          <table:table-cell office:value-type="float" office:value="0.10184" calcext:value-type="float">
            <text:p>0.10184</text:p>
          </table:table-cell>
          <table:table-cell office:value-type="float" office:value="0.0271299" calcext:value-type="float">
            <text:p>0.0271299</text:p>
          </table:table-cell>
          <table:table-cell office:value-type="float" office:value="0.0744921" calcext:value-type="float">
            <text:p>0.0744921</text:p>
          </table:table-cell>
        </table:table-row>
        <table:table-row table:style-name="ro1">
          <table:table-cell office:value-type="float" office:value="0.0610483" calcext:value-type="float">
            <text:p>0.0610483</text:p>
          </table:table-cell>
          <table:table-cell office:value-type="float" office:value="0.0976129" calcext:value-type="float">
            <text:p>0.0976129</text:p>
          </table:table-cell>
          <table:table-cell office:value-type="float" office:value="0.0393336" calcext:value-type="float">
            <text:p>0.0393336</text:p>
          </table:table-cell>
          <table:table-cell office:value-type="float" office:value="0.132946" calcext:value-type="float">
            <text:p>0.132946</text:p>
          </table:table-cell>
          <table:table-cell office:value-type="float" office:value="0.0358591" calcext:value-type="float">
            <text:p>0.0358591</text:p>
          </table:table-cell>
          <table:table-cell office:value-type="float" office:value="0.0806785" calcext:value-type="float">
            <text:p>0.0806785</text:p>
          </table:table-cell>
          <table:table-cell office:value-type="float" office:value="0.0599326" calcext:value-type="float">
            <text:p>0.0599326</text:p>
          </table:table-cell>
          <table:table-cell office:value-type="float" office:value="0.0809566" calcext:value-type="float">
            <text:p>0.0809566</text:p>
          </table:table-cell>
        </table:table-row>
        <table:table-row table:style-name="ro1">
          <table:table-cell office:value-type="float" office:value="0.0764767" calcext:value-type="float">
            <text:p>0.0764767</text:p>
          </table:table-cell>
          <table:table-cell office:value-type="float" office:value="0.137735" calcext:value-type="float">
            <text:p>0.137735</text:p>
          </table:table-cell>
          <table:table-cell office:value-type="float" office:value="0.111875" calcext:value-type="float">
            <text:p>0.111875</text:p>
          </table:table-cell>
          <table:table-cell office:value-type="float" office:value="0.105915" calcext:value-type="float">
            <text:p>0.105915</text:p>
          </table:table-cell>
          <table:table-cell office:value-type="float" office:value="0.0692906" calcext:value-type="float">
            <text:p>0.0692906</text:p>
          </table:table-cell>
          <table:table-cell office:value-type="float" office:value="0.0516978" calcext:value-type="float">
            <text:p>0.0516978</text:p>
          </table:table-cell>
          <table:table-cell office:value-type="float" office:value="0.0482664" calcext:value-type="float">
            <text:p>0.0482664</text:p>
          </table:table-cell>
          <table:table-cell office:value-type="float" office:value="0.083176" calcext:value-type="float">
            <text:p>0.083176</text:p>
          </table:table-cell>
        </table:table-row>
        <table:table-row table:style-name="ro1">
          <table:table-cell office:value-type="float" office:value="0.0549429" calcext:value-type="float">
            <text:p>0.0549429</text:p>
          </table:table-cell>
          <table:table-cell office:value-type="float" office:value="0.0815101" calcext:value-type="float">
            <text:p>0.0815101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0479378" calcext:value-type="float">
            <text:p>0.0479378</text:p>
          </table:table-cell>
          <table:table-cell office:value-type="float" office:value="0.0646029" calcext:value-type="float">
            <text:p>0.0646029</text:p>
          </table:table-cell>
          <table:table-cell office:value-type="float" office:value="0.106048" calcext:value-type="float">
            <text:p>0.106048</text:p>
          </table:table-cell>
          <table:table-cell office:value-type="float" office:value="0.0648633" calcext:value-type="float">
            <text:p>0.0648633</text:p>
          </table:table-cell>
          <table:table-cell office:value-type="float" office:value="0.0589077" calcext:value-type="float">
            <text:p>0.0589077</text:p>
          </table:table-cell>
        </table:table-row>
        <table:table-row table:style-name="ro1">
          <table:table-cell office:value-type="float" office:value="0.0486376" calcext:value-type="float">
            <text:p>0.0486376</text:p>
          </table:table-cell>
          <table:table-cell office:value-type="float" office:value="0.0620806" calcext:value-type="float">
            <text:p>0.0620806</text:p>
          </table:table-cell>
          <table:table-cell office:value-type="float" office:value="0.118362" calcext:value-type="float">
            <text:p>0.118362</text:p>
          </table:table-cell>
          <table:table-cell office:value-type="float" office:value="0.0587915" calcext:value-type="float">
            <text:p>0.0587915</text:p>
          </table:table-cell>
          <table:table-cell office:value-type="float" office:value="0.043287" calcext:value-type="float">
            <text:p>0.043287</text:p>
          </table:table-cell>
          <table:table-cell office:value-type="float" office:value="0.0537573" calcext:value-type="float">
            <text:p>0.0537573</text:p>
          </table:table-cell>
          <table:table-cell office:value-type="float" office:value="0.0390731" calcext:value-type="float">
            <text:p>0.0390731</text:p>
          </table:table-cell>
          <table:table-cell office:value-type="float" office:value="0.0833726" calcext:value-type="float">
            <text:p>0.0833726</text:p>
          </table:table-cell>
        </table:table-row>
        <table:table-row table:style-name="ro1">
          <table:table-cell office:value-type="float" office:value="0.0329235" calcext:value-type="float">
            <text:p>0.0329235</text:p>
          </table:table-cell>
          <table:table-cell office:value-type="float" office:value="0.121863" calcext:value-type="float">
            <text:p>0.121863</text:p>
          </table:table-cell>
          <table:table-cell office:value-type="float" office:value="0.0664299" calcext:value-type="float">
            <text:p>0.0664299</text:p>
          </table:table-cell>
          <table:table-cell office:value-type="float" office:value="0.0979327" calcext:value-type="float">
            <text:p>0.0979327</text:p>
          </table:table-cell>
          <table:table-cell office:value-type="float" office:value="0.0385746" calcext:value-type="float">
            <text:p>0.0385746</text:p>
          </table:table-cell>
          <table:table-cell office:value-type="float" office:value="0.0867089" calcext:value-type="float">
            <text:p>0.0867089</text:p>
          </table:table-cell>
          <table:table-cell office:value-type="float" office:value="0.0664133" calcext:value-type="float">
            <text:p>0.0664133</text:p>
          </table:table-cell>
          <table:table-cell office:value-type="float" office:value="0.0571998" calcext:value-type="float">
            <text:p>0.0571998</text:p>
          </table:table-cell>
        </table:table-row>
        <table:table-row table:style-name="ro1">
          <table:table-cell office:value-type="float" office:value="0.0700347" calcext:value-type="float">
            <text:p>0.0700347</text:p>
          </table:table-cell>
          <table:table-cell office:value-type="float" office:value="0.0923214" calcext:value-type="float">
            <text:p>0.0923214</text:p>
          </table:table-cell>
          <table:table-cell office:value-type="float" office:value="0.0946129" calcext:value-type="float">
            <text:p>0.0946129</text:p>
          </table:table-cell>
          <table:table-cell office:value-type="float" office:value="0.0458379" calcext:value-type="float">
            <text:p>0.0458379</text:p>
          </table:table-cell>
          <table:table-cell office:value-type="float" office:value="0.0504284" calcext:value-type="float">
            <text:p>0.0504284</text:p>
          </table:table-cell>
          <table:table-cell office:value-type="float" office:value="0.152662" calcext:value-type="float">
            <text:p>0.152662</text:p>
          </table:table-cell>
          <table:table-cell office:value-type="float" office:value="0.0608047" calcext:value-type="float">
            <text:p>0.0608047</text:p>
          </table:table-cell>
          <table:table-cell office:value-type="float" office:value="0.144618" calcext:value-type="float">
            <text:p>0.144618</text:p>
          </table:table-cell>
        </table:table-row>
        <table:table-row table:style-name="ro1">
          <table:table-cell office:value-type="float" office:value="0.0508875" calcext:value-type="float">
            <text:p>0.0508875</text:p>
          </table:table-cell>
          <table:table-cell office:value-type="float" office:value="0.0916027" calcext:value-type="float">
            <text:p>0.0916027</text:p>
          </table:table-cell>
          <table:table-cell office:value-type="float" office:value="0.0947105" calcext:value-type="float">
            <text:p>0.0947105</text:p>
          </table:table-cell>
          <table:table-cell office:value-type="float" office:value="0.0630026" calcext:value-type="float">
            <text:p>0.0630026</text:p>
          </table:table-cell>
          <table:table-cell office:value-type="float" office:value="0.0863602" calcext:value-type="float">
            <text:p>0.0863602</text:p>
          </table:table-cell>
          <table:table-cell office:value-type="float" office:value="0.123344" calcext:value-type="float">
            <text:p>0.123344</text:p>
          </table:table-cell>
          <table:table-cell office:value-type="float" office:value="0.0653381" calcext:value-type="float">
            <text:p>0.0653381</text:p>
          </table:table-cell>
          <table:table-cell office:value-type="float" office:value="0.0781842" calcext:value-type="float">
            <text:p>0.0781842</text:p>
          </table:table-cell>
        </table:table-row>
        <table:table-row table:style-name="ro1">
          <table:table-cell office:value-type="float" office:value="0.115603" calcext:value-type="float">
            <text:p>0.115603</text:p>
          </table:table-cell>
          <table:table-cell office:value-type="float" office:value="0.0941735" calcext:value-type="float">
            <text:p>0.0941735</text:p>
          </table:table-cell>
          <table:table-cell office:value-type="float" office:value="0.0960624" calcext:value-type="float">
            <text:p>0.0960624</text:p>
          </table:table-cell>
          <table:table-cell office:value-type="float" office:value="0.112794" calcext:value-type="float">
            <text:p>0.112794</text:p>
          </table:table-cell>
          <table:table-cell office:value-type="float" office:value="0.069714" calcext:value-type="float">
            <text:p>0.069714</text:p>
          </table:table-cell>
          <table:table-cell office:value-type="float" office:value="0.13099" calcext:value-type="float">
            <text:p>0.13099</text:p>
          </table:table-cell>
          <table:table-cell office:value-type="float" office:value="0.071336" calcext:value-type="float">
            <text:p>0.071336</text:p>
          </table:table-cell>
          <table:table-cell office:value-type="float" office:value="0.0167703" calcext:value-type="float">
            <text:p>0.0167703</text:p>
          </table:table-cell>
        </table:table-row>
        <table:table-row table:style-name="ro1">
          <table:table-cell office:value-type="float" office:value="0.0956092" calcext:value-type="float">
            <text:p>0.0956092</text:p>
          </table:table-cell>
          <table:table-cell office:value-type="float" office:value="0.0996252" calcext:value-type="float">
            <text:p>0.0996252</text:p>
          </table:table-cell>
          <table:table-cell office:value-type="float" office:value="0.0977554" calcext:value-type="float">
            <text:p>0.0977554</text:p>
          </table:table-cell>
          <table:table-cell office:value-type="float" office:value="0.127428" calcext:value-type="float">
            <text:p>0.127428</text:p>
          </table:table-cell>
          <table:table-cell office:value-type="float" office:value="0.116427" calcext:value-type="float">
            <text:p>0.116427</text:p>
          </table:table-cell>
          <table:table-cell office:value-type="float" office:value="0.127128" calcext:value-type="float">
            <text:p>0.127128</text:p>
          </table:table-cell>
          <table:table-cell office:value-type="float" office:value="0.0745533" calcext:value-type="float">
            <text:p>0.0745533</text:p>
          </table:table-cell>
          <table:table-cell office:value-type="float" office:value="0.0448306" calcext:value-type="float">
            <text:p>0.0448306</text:p>
          </table:table-cell>
        </table:table-row>
        <table:table-row table:style-name="ro1">
          <table:table-cell office:value-type="float" office:value="0.109142" calcext:value-type="float">
            <text:p>0.109142</text:p>
          </table:table-cell>
          <table:table-cell office:value-type="float" office:value="0.076213" calcext:value-type="float">
            <text:p>0.076213</text:p>
          </table:table-cell>
          <table:table-cell office:value-type="float" office:value="0.127733" calcext:value-type="float">
            <text:p>0.127733</text:p>
          </table:table-cell>
          <table:table-cell office:value-type="float" office:value="0.0779956" calcext:value-type="float">
            <text:p>0.0779956</text:p>
          </table:table-cell>
          <table:table-cell office:value-type="float" office:value="0.0579497" calcext:value-type="float">
            <text:p>0.0579497</text:p>
          </table:table-cell>
          <table:table-cell office:value-type="float" office:value="0.0948364" calcext:value-type="float">
            <text:p>0.0948364</text:p>
          </table:table-cell>
          <table:table-cell office:value-type="float" office:value="0.0590258" calcext:value-type="float">
            <text:p>0.0590258</text:p>
          </table:table-cell>
          <table:table-cell office:value-type="float" office:value="0.103525" calcext:value-type="float">
            <text:p>0.103525</text:p>
          </table:table-cell>
        </table:table-row>
        <table:table-row table:style-name="ro1">
          <table:table-cell office:value-type="float" office:value="0.0611899" calcext:value-type="float">
            <text:p>0.0611899</text:p>
          </table:table-cell>
          <table:table-cell office:value-type="float" office:value="0.0704883" calcext:value-type="float">
            <text:p>0.0704883</text:p>
          </table:table-cell>
          <table:table-cell office:value-type="float" office:value="0.0813131" calcext:value-type="float">
            <text:p>0.0813131</text:p>
          </table:table-cell>
          <table:table-cell office:value-type="float" office:value="0.0969391" calcext:value-type="float">
            <text:p>0.0969391</text:p>
          </table:table-cell>
          <table:table-cell office:value-type="float" office:value="0.0790285" calcext:value-type="float">
            <text:p>0.0790285</text:p>
          </table:table-cell>
          <table:table-cell office:value-type="float" office:value="0.115834" calcext:value-type="float">
            <text:p>0.115834</text:p>
          </table:table-cell>
          <table:table-cell office:value-type="float" office:value="0.0389699" calcext:value-type="float">
            <text:p>0.0389699</text:p>
          </table:table-cell>
          <table:table-cell office:value-type="float" office:value="0.0947729" calcext:value-type="float">
            <text:p>0.0947729</text:p>
          </table:table-cell>
        </table:table-row>
        <table:table-row table:style-name="ro1">
          <table:table-cell office:value-type="float" office:value="0.0748299" calcext:value-type="float">
            <text:p>0.0748299</text:p>
          </table:table-cell>
          <table:table-cell office:value-type="float" office:value="0.0981424" calcext:value-type="float">
            <text:p>0.0981424</text:p>
          </table:table-cell>
          <table:table-cell office:value-type="float" office:value="0.140256" calcext:value-type="float">
            <text:p>0.140256</text:p>
          </table:table-cell>
          <table:table-cell office:value-type="float" office:value="0.0477717" calcext:value-type="float">
            <text:p>0.0477717</text:p>
          </table:table-cell>
          <table:table-cell office:value-type="float" office:value="0.081353" calcext:value-type="float">
            <text:p>0.081353</text:p>
          </table:table-cell>
          <table:table-cell office:value-type="float" office:value="0.0913172" calcext:value-type="float">
            <text:p>0.0913172</text:p>
          </table:table-cell>
          <table:table-cell office:value-type="float" office:value="0.0829822" calcext:value-type="float">
            <text:p>0.0829822</text:p>
          </table:table-cell>
          <table:table-cell office:value-type="float" office:value="0.0783113" calcext:value-type="float">
            <text:p>0.0783113</text:p>
          </table:table-cell>
        </table:table-row>
        <table:table-row table:style-name="ro1">
          <table:table-cell office:value-type="float" office:value="0.0885185" calcext:value-type="float">
            <text:p>0.0885185</text:p>
          </table:table-cell>
          <table:table-cell office:value-type="float" office:value="0.109699" calcext:value-type="float">
            <text:p>0.109699</text:p>
          </table:table-cell>
          <table:table-cell office:value-type="float" office:value="0.09826" calcext:value-type="float">
            <text:p>0.09826</text:p>
          </table:table-cell>
          <table:table-cell office:value-type="float" office:value="0.0690543" calcext:value-type="float">
            <text:p>0.0690543</text:p>
          </table:table-cell>
          <table:table-cell office:value-type="float" office:value="0.0635677" calcext:value-type="float">
            <text:p>0.0635677</text:p>
          </table:table-cell>
          <table:table-cell office:value-type="float" office:value="0.12003" calcext:value-type="float">
            <text:p>0.12003</text:p>
          </table:table-cell>
          <table:table-cell office:value-type="float" office:value="0.0740377" calcext:value-type="float">
            <text:p>0.0740377</text:p>
          </table:table-cell>
          <table:table-cell office:value-type="float" office:value="0.0926599" calcext:value-type="float">
            <text:p>0.0926599</text:p>
          </table:table-cell>
        </table:table-row>
        <table:table-row table:style-name="ro1">
          <table:table-cell office:value-type="float" office:value="0.0940234" calcext:value-type="float">
            <text:p>0.0940234</text:p>
          </table:table-cell>
          <table:table-cell office:value-type="float" office:value="0.0750531" calcext:value-type="float">
            <text:p>0.0750531</text:p>
          </table:table-cell>
          <table:table-cell office:value-type="float" office:value="0.117793" calcext:value-type="float">
            <text:p>0.117793</text:p>
          </table:table-cell>
          <table:table-cell office:value-type="float" office:value="0.106378" calcext:value-type="float">
            <text:p>0.106378</text:p>
          </table:table-cell>
          <table:table-cell office:value-type="float" office:value="0.0891014" calcext:value-type="float">
            <text:p>0.0891014</text:p>
          </table:table-cell>
          <table:table-cell office:value-type="float" office:value="0.0863125" calcext:value-type="float">
            <text:p>0.0863125</text:p>
          </table:table-cell>
          <table:table-cell office:value-type="float" office:value="0.0621955" calcext:value-type="float">
            <text:p>0.0621955</text:p>
          </table:table-cell>
          <table:table-cell office:value-type="float" office:value="0.0864985" calcext:value-type="float">
            <text:p>0.0864985</text:p>
          </table:table-cell>
        </table:table-row>
        <table:table-row table:style-name="ro1">
          <table:table-cell office:value-type="float" office:value="0.0597724" calcext:value-type="float">
            <text:p>0.0597724</text:p>
          </table:table-cell>
          <table:table-cell office:value-type="float" office:value="0.0937015" calcext:value-type="float">
            <text:p>0.0937015</text:p>
          </table:table-cell>
          <table:table-cell office:value-type="float" office:value="0.0991541" calcext:value-type="float">
            <text:p>0.0991541</text:p>
          </table:table-cell>
          <table:table-cell office:value-type="float" office:value="0.0754217" calcext:value-type="float">
            <text:p>0.0754217</text:p>
          </table:table-cell>
          <table:table-cell office:value-type="float" office:value="0.0436779" calcext:value-type="float">
            <text:p>0.0436779</text:p>
          </table:table-cell>
          <table:table-cell office:value-type="float" office:value="0.0883837" calcext:value-type="float">
            <text:p>0.0883837</text:p>
          </table:table-cell>
          <table:table-cell office:value-type="float" office:value="0.0451068" calcext:value-type="float">
            <text:p>0.0451068</text:p>
          </table:table-cell>
          <table:table-cell office:value-type="float" office:value="0.0905606" calcext:value-type="float">
            <text:p>0.0905606</text:p>
          </table:table-cell>
        </table:table-row>
        <table:table-row table:style-name="ro1">
          <table:table-cell office:value-type="float" office:value="0.0706666" calcext:value-type="float">
            <text:p>0.0706666</text:p>
          </table:table-cell>
          <table:table-cell office:value-type="float" office:value="0.139627" calcext:value-type="float">
            <text:p>0.139627</text:p>
          </table:table-cell>
          <table:table-cell office:value-type="float" office:value="0.0947682" calcext:value-type="float">
            <text:p>0.0947682</text:p>
          </table:table-cell>
          <table:table-cell office:value-type="float" office:value="0.117786" calcext:value-type="float">
            <text:p>0.117786</text:p>
          </table:table-cell>
          <table:table-cell office:value-type="float" office:value="0.0652842" calcext:value-type="float">
            <text:p>0.0652842</text:p>
          </table:table-cell>
          <table:table-cell office:value-type="float" office:value="0.137085" calcext:value-type="float">
            <text:p>0.137085</text:p>
          </table:table-cell>
          <table:table-cell office:value-type="float" office:value="0.0912555" calcext:value-type="float">
            <text:p>0.0912555</text:p>
          </table:table-cell>
          <table:table-cell office:value-type="float" office:value="0.0957681" calcext:value-type="float">
            <text:p>0.0957681</text:p>
          </table:table-cell>
        </table:table-row>
        <table:table-row table:style-name="ro1">
          <table:table-cell office:value-type="float" office:value="0.0690314" calcext:value-type="float">
            <text:p>0.0690314</text:p>
          </table:table-cell>
          <table:table-cell office:value-type="float" office:value="0.109092" calcext:value-type="float">
            <text:p>0.109092</text:p>
          </table:table-cell>
          <table:table-cell office:value-type="float" office:value="0.124805" calcext:value-type="float">
            <text:p>0.124805</text:p>
          </table:table-cell>
          <table:table-cell office:value-type="float" office:value="0.107154" calcext:value-type="float">
            <text:p>0.107154</text:p>
          </table:table-cell>
          <table:table-cell office:value-type="float" office:value="0.0892149" calcext:value-type="float">
            <text:p>0.0892149</text:p>
          </table:table-cell>
          <table:table-cell office:value-type="float" office:value="0.106529" calcext:value-type="float">
            <text:p>0.106529</text:p>
          </table:table-cell>
          <table:table-cell office:value-type="float" office:value="0.102596" calcext:value-type="float">
            <text:p>0.102596</text:p>
          </table:table-cell>
          <table:table-cell office:value-type="float" office:value="0.106862" calcext:value-type="float">
            <text:p>0.106862</text:p>
          </table:table-cell>
        </table:table-row>
        <table:table-row table:style-name="ro1">
          <table:table-cell office:value-type="float" office:value="0.0572976" calcext:value-type="float">
            <text:p>0.0572976</text:p>
          </table:table-cell>
          <table:table-cell office:value-type="float" office:value="0.087286" calcext:value-type="float">
            <text:p>0.087286</text:p>
          </table:table-cell>
          <table:table-cell office:value-type="float" office:value="0.100751" calcext:value-type="float">
            <text:p>0.100751</text:p>
          </table:table-cell>
          <table:table-cell office:value-type="float" office:value="0.12669" calcext:value-type="float">
            <text:p>0.12669</text:p>
          </table:table-cell>
          <table:table-cell office:value-type="float" office:value="0.11474" calcext:value-type="float">
            <text:p>0.11474</text:p>
          </table:table-cell>
          <table:table-cell office:value-type="float" office:value="0.100858" calcext:value-type="float">
            <text:p>0.100858</text:p>
          </table:table-cell>
          <table:table-cell office:value-type="float" office:value="0.0900661" calcext:value-type="float">
            <text:p>0.0900661</text:p>
          </table:table-cell>
          <table:table-cell office:value-type="float" office:value="0.0773619" calcext:value-type="float">
            <text:p>0.0773619</text:p>
          </table:table-cell>
        </table:table-row>
        <table:table-row table:style-name="ro1">
          <table:table-cell office:value-type="float" office:value="0.0570158" calcext:value-type="float">
            <text:p>0.0570158</text:p>
          </table:table-cell>
          <table:table-cell office:value-type="float" office:value="0.0615603" calcext:value-type="float">
            <text:p>0.0615603</text:p>
          </table:table-cell>
          <table:table-cell office:value-type="float" office:value="0.0926216" calcext:value-type="float">
            <text:p>0.0926216</text:p>
          </table:table-cell>
          <table:table-cell office:value-type="float" office:value="0.103479" calcext:value-type="float">
            <text:p>0.103479</text:p>
          </table:table-cell>
          <table:table-cell office:value-type="float" office:value="0.0770596" calcext:value-type="float">
            <text:p>0.0770596</text:p>
          </table:table-cell>
          <table:table-cell office:value-type="float" office:value="0.134691" calcext:value-type="float">
            <text:p>0.134691</text:p>
          </table:table-cell>
          <table:table-cell office:value-type="float" office:value="0.0603763" calcext:value-type="float">
            <text:p>0.0603763</text:p>
          </table:table-cell>
          <table:table-cell office:value-type="float" office:value="0.0943322" calcext:value-type="float">
            <text:p>0.0943322</text:p>
          </table:table-cell>
        </table:table-row>
        <table:table-row table:style-name="ro1">
          <table:table-cell office:value-type="float" office:value="0.0791648" calcext:value-type="float">
            <text:p>0.0791648</text:p>
          </table:table-cell>
          <table:table-cell office:value-type="float" office:value="0.10942" calcext:value-type="float">
            <text:p>0.10942</text:p>
          </table:table-cell>
          <table:table-cell office:value-type="float" office:value="0.112406" calcext:value-type="float">
            <text:p>0.112406</text:p>
          </table:table-cell>
          <table:table-cell office:value-type="float" office:value="0.105181" calcext:value-type="float">
            <text:p>0.105181</text:p>
          </table:table-cell>
          <table:table-cell office:value-type="float" office:value="0.061428" calcext:value-type="float">
            <text:p>0.061428</text:p>
          </table:table-cell>
          <table:table-cell office:value-type="float" office:value="0.124742" calcext:value-type="float">
            <text:p>0.124742</text:p>
          </table:table-cell>
          <table:table-cell office:value-type="float" office:value="0.112542" calcext:value-type="float">
            <text:p>0.112542</text:p>
          </table:table-cell>
          <table:table-cell office:value-type="float" office:value="0.0759107" calcext:value-type="float">
            <text:p>0.0759107</text:p>
          </table:table-cell>
        </table:table-row>
        <table:table-row table:style-name="ro1">
          <table:table-cell office:value-type="float" office:value="0.108119" calcext:value-type="float">
            <text:p>0.108119</text:p>
          </table:table-cell>
          <table:table-cell office:value-type="float" office:value="0.144558" calcext:value-type="float">
            <text:p>0.144558</text:p>
          </table:table-cell>
          <table:table-cell office:value-type="float" office:value="0.0834219" calcext:value-type="float">
            <text:p>0.0834219</text:p>
          </table:table-cell>
          <table:table-cell office:value-type="float" office:value="0.0957407" calcext:value-type="float">
            <text:p>0.0957407</text:p>
          </table:table-cell>
          <table:table-cell office:value-type="float" office:value="0.0671848" calcext:value-type="float">
            <text:p>0.0671848</text:p>
          </table:table-cell>
          <table:table-cell office:value-type="float" office:value="0.117651" calcext:value-type="float">
            <text:p>0.117651</text:p>
          </table:table-cell>
          <table:table-cell office:value-type="float" office:value="0.0979755" calcext:value-type="float">
            <text:p>0.0979755</text:p>
          </table:table-cell>
          <table:table-cell office:value-type="float" office:value="0.0822392" calcext:value-type="float">
            <text:p>0.0822392</text:p>
          </table:table-cell>
        </table:table-row>
        <table:table-row table:style-name="ro1">
          <table:table-cell office:value-type="float" office:value="0.116059" calcext:value-type="float">
            <text:p>0.116059</text:p>
          </table:table-cell>
          <table:table-cell office:value-type="float" office:value="0.0693671" calcext:value-type="float">
            <text:p>0.0693671</text:p>
          </table:table-cell>
          <table:table-cell office:value-type="float" office:value="0.0624594" calcext:value-type="float">
            <text:p>0.0624594</text:p>
          </table:table-cell>
          <table:table-cell office:value-type="float" office:value="0.0803422" calcext:value-type="float">
            <text:p>0.0803422</text:p>
          </table:table-cell>
          <table:table-cell office:value-type="float" office:value="0.0670832" calcext:value-type="float">
            <text:p>0.0670832</text:p>
          </table:table-cell>
          <table:table-cell office:value-type="float" office:value="0.0364644" calcext:value-type="float">
            <text:p>0.0364644</text:p>
          </table:table-cell>
          <table:table-cell office:value-type="float" office:value="0.0755838" calcext:value-type="float">
            <text:p>0.0755838</text:p>
          </table:table-cell>
          <table:table-cell office:value-type="float" office:value="0.0972854" calcext:value-type="float">
            <text:p>0.0972854</text:p>
          </table:table-cell>
        </table:table-row>
        <table:table-row table:style-name="ro1">
          <table:table-cell office:value-type="float" office:value="0.0871783" calcext:value-type="float">
            <text:p>0.0871783</text:p>
          </table:table-cell>
          <table:table-cell office:value-type="float" office:value="0.0867188" calcext:value-type="float">
            <text:p>0.0867188</text:p>
          </table:table-cell>
          <table:table-cell office:value-type="float" office:value="0.100139" calcext:value-type="float">
            <text:p>0.100139</text:p>
          </table:table-cell>
          <table:table-cell office:value-type="float" office:value="0.0976364" calcext:value-type="float">
            <text:p>0.0976364</text:p>
          </table:table-cell>
          <table:table-cell office:value-type="float" office:value="0.0831765" calcext:value-type="float">
            <text:p>0.0831765</text:p>
          </table:table-cell>
          <table:table-cell office:value-type="float" office:value="0.0781032" calcext:value-type="float">
            <text:p>0.0781032</text:p>
          </table:table-cell>
          <table:table-cell office:value-type="float" office:value="0.0622891" calcext:value-type="float">
            <text:p>0.0622891</text:p>
          </table:table-cell>
          <table:table-cell office:value-type="float" office:value="0.103884" calcext:value-type="float">
            <text:p>0.103884</text:p>
          </table:table-cell>
        </table:table-row>
        <table:table-row table:style-name="ro1">
          <table:table-cell office:value-type="float" office:value="0.109741" calcext:value-type="float">
            <text:p>0.109741</text:p>
          </table:table-cell>
          <table:table-cell office:value-type="float" office:value="0.128594" calcext:value-type="float">
            <text:p>0.128594</text:p>
          </table:table-cell>
          <table:table-cell office:value-type="float" office:value="0.110636" calcext:value-type="float">
            <text:p>0.110636</text:p>
          </table:table-cell>
          <table:table-cell office:value-type="float" office:value="0.072442" calcext:value-type="float">
            <text:p>0.072442</text:p>
          </table:table-cell>
          <table:table-cell office:value-type="float" office:value="0.0836243" calcext:value-type="float">
            <text:p>0.0836243</text:p>
          </table:table-cell>
          <table:table-cell office:value-type="float" office:value="0.148079" calcext:value-type="float">
            <text:p>0.148079</text:p>
          </table:table-cell>
          <table:table-cell office:value-type="float" office:value="0.106225" calcext:value-type="float">
            <text:p>0.106225</text:p>
          </table:table-cell>
          <table:table-cell office:value-type="float" office:value="0.0787919" calcext:value-type="float">
            <text:p>0.0787919</text:p>
          </table:table-cell>
        </table:table-row>
        <table:table-row table:style-name="ro1">
          <table:table-cell office:value-type="float" office:value="0.0493119" calcext:value-type="float">
            <text:p>0.0493119</text:p>
          </table:table-cell>
          <table:table-cell office:value-type="float" office:value="0.0839198" calcext:value-type="float">
            <text:p>0.0839198</text:p>
          </table:table-cell>
          <table:table-cell office:value-type="float" office:value="0.0695026" calcext:value-type="float">
            <text:p>0.0695026</text:p>
          </table:table-cell>
          <table:table-cell office:value-type="float" office:value="0.0889559" calcext:value-type="float">
            <text:p>0.0889559</text:p>
          </table:table-cell>
          <table:table-cell office:value-type="float" office:value="0.0674683" calcext:value-type="float">
            <text:p>0.0674683</text:p>
          </table:table-cell>
          <table:table-cell office:value-type="float" office:value="0.104671" calcext:value-type="float">
            <text:p>0.104671</text:p>
          </table:table-cell>
          <table:table-cell office:value-type="float" office:value="0.114281" calcext:value-type="float">
            <text:p>0.114281</text:p>
          </table:table-cell>
          <table:table-cell office:value-type="float" office:value="0.0789356" calcext:value-type="float">
            <text:p>0.0789356</text:p>
          </table:table-cell>
        </table:table-row>
        <table:table-row table:style-name="ro1">
          <table:table-cell office:value-type="float" office:value="0.0700772" calcext:value-type="float">
            <text:p>0.0700772</text:p>
          </table:table-cell>
          <table:table-cell office:value-type="float" office:value="0.0595052" calcext:value-type="float">
            <text:p>0.0595052</text:p>
          </table:table-cell>
          <table:table-cell office:value-type="float" office:value="0.167089" calcext:value-type="float">
            <text:p>0.167089</text:p>
          </table:table-cell>
          <table:table-cell office:value-type="float" office:value="0.075898" calcext:value-type="float">
            <text:p>0.075898</text:p>
          </table:table-cell>
          <table:table-cell office:value-type="float" office:value="0.11501" calcext:value-type="float">
            <text:p>0.11501</text:p>
          </table:table-cell>
          <table:table-cell office:value-type="float" office:value="0.055548" calcext:value-type="float">
            <text:p>0.055548</text:p>
          </table:table-cell>
          <table:table-cell office:value-type="float" office:value="0.0804695" calcext:value-type="float">
            <text:p>0.0804695</text:p>
          </table:table-cell>
          <table:table-cell office:value-type="float" office:value="0.062831" calcext:value-type="float">
            <text:p>0.062831</text:p>
          </table:table-cell>
        </table:table-row>
        <table:table-row table:style-name="ro1">
          <table:table-cell office:value-type="float" office:value="0.0455584" calcext:value-type="float">
            <text:p>0.0455584</text:p>
          </table:table-cell>
          <table:table-cell office:value-type="float" office:value="0.0565939" calcext:value-type="float">
            <text:p>0.0565939</text:p>
          </table:table-cell>
          <table:table-cell office:value-type="float" office:value="0.0894783" calcext:value-type="float">
            <text:p>0.0894783</text:p>
          </table:table-cell>
          <table:table-cell office:value-type="float" office:value="0.0709857" calcext:value-type="float">
            <text:p>0.0709857</text:p>
          </table:table-cell>
          <table:table-cell office:value-type="float" office:value="0.0595114" calcext:value-type="float">
            <text:p>0.0595114</text:p>
          </table:table-cell>
          <table:table-cell office:value-type="float" office:value="0.0882609" calcext:value-type="float">
            <text:p>0.0882609</text:p>
          </table:table-cell>
          <table:table-cell office:value-type="float" office:value="0.033238" calcext:value-type="float">
            <text:p>0.033238</text:p>
          </table:table-cell>
          <table:table-cell office:value-type="float" office:value="0.0591559" calcext:value-type="float">
            <text:p>0.0591559</text:p>
          </table:table-cell>
        </table:table-row>
        <table:table-row table:style-name="ro1">
          <table:table-cell office:value-type="float" office:value="0.0298977" calcext:value-type="float">
            <text:p>0.0298977</text:p>
          </table:table-cell>
          <table:table-cell office:value-type="float" office:value="0.0940787" calcext:value-type="float">
            <text:p>0.0940787</text:p>
          </table:table-cell>
          <table:table-cell office:value-type="float" office:value="0.102288" calcext:value-type="float">
            <text:p>0.102288</text:p>
          </table:table-cell>
          <table:table-cell office:value-type="float" office:value="0.052033" calcext:value-type="float">
            <text:p>0.052033</text:p>
          </table:table-cell>
          <table:table-cell office:value-type="float" office:value="0.093627" calcext:value-type="float">
            <text:p>0.093627</text:p>
          </table:table-cell>
          <table:table-cell office:value-type="float" office:value="0.130611" calcext:value-type="float">
            <text:p>0.130611</text:p>
          </table:table-cell>
          <table:table-cell office:value-type="float" office:value="0.0816558" calcext:value-type="float">
            <text:p>0.0816558</text:p>
          </table:table-cell>
          <table:table-cell office:value-type="float" office:value="0.0608527" calcext:value-type="float">
            <text:p>0.0608527</text:p>
          </table:table-cell>
        </table:table-row>
        <table:table-row table:style-name="ro1">
          <table:table-cell office:value-type="float" office:value="0.0557886" calcext:value-type="float">
            <text:p>0.0557886</text:p>
          </table:table-cell>
          <table:table-cell office:value-type="float" office:value="0.0800028" calcext:value-type="float">
            <text:p>0.0800028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0438844" calcext:value-type="float">
            <text:p>0.0438844</text:p>
          </table:table-cell>
          <table:table-cell office:value-type="float" office:value="0.0781448" calcext:value-type="float">
            <text:p>0.0781448</text:p>
          </table:table-cell>
          <table:table-cell office:value-type="float" office:value="0.109262" calcext:value-type="float">
            <text:p>0.109262</text:p>
          </table:table-cell>
          <table:table-cell office:value-type="float" office:value="0.0734105" calcext:value-type="float">
            <text:p>0.0734105</text:p>
          </table:table-cell>
          <table:table-cell office:value-type="float" office:value="0.093669" calcext:value-type="float">
            <text:p>0.093669</text:p>
          </table:table-cell>
        </table:table-row>
        <table:table-row table:style-name="ro1">
          <table:table-cell office:value-type="float" office:value="0.106739" calcext:value-type="float">
            <text:p>0.106739</text:p>
          </table:table-cell>
          <table:table-cell office:value-type="float" office:value="0.0656235" calcext:value-type="float">
            <text:p>0.0656235</text:p>
          </table:table-cell>
          <table:table-cell office:value-type="float" office:value="0.0918067" calcext:value-type="float">
            <text:p>0.0918067</text:p>
          </table:table-cell>
          <table:table-cell office:value-type="float" office:value="0.0764511" calcext:value-type="float">
            <text:p>0.0764511</text:p>
          </table:table-cell>
          <table:table-cell office:value-type="float" office:value="0.0728484" calcext:value-type="float">
            <text:p>0.0728484</text:p>
          </table:table-cell>
          <table:table-cell office:value-type="float" office:value="0.0929072" calcext:value-type="float">
            <text:p>0.0929072</text:p>
          </table:table-cell>
          <table:table-cell office:value-type="float" office:value="0.0779044" calcext:value-type="float">
            <text:p>0.0779044</text:p>
          </table:table-cell>
          <table:table-cell office:value-type="float" office:value="0.057151" calcext:value-type="float">
            <text:p>0.057151</text:p>
          </table:table-cell>
        </table:table-row>
        <table:table-row table:style-name="ro1">
          <table:table-cell office:value-type="float" office:value="0.132704" calcext:value-type="float">
            <text:p>0.132704</text:p>
          </table:table-cell>
          <table:table-cell office:value-type="float" office:value="0.0268493" calcext:value-type="float">
            <text:p>0.0268493</text:p>
          </table:table-cell>
          <table:table-cell office:value-type="float" office:value="0.0654853" calcext:value-type="float">
            <text:p>0.0654853</text:p>
          </table:table-cell>
          <table:table-cell office:value-type="float" office:value="0.0733334" calcext:value-type="float">
            <text:p>0.0733334</text:p>
          </table:table-cell>
          <table:table-cell office:value-type="float" office:value="0.0722835" calcext:value-type="float">
            <text:p>0.0722835</text:p>
          </table:table-cell>
          <table:table-cell office:value-type="float" office:value="0.0964193" calcext:value-type="float">
            <text:p>0.0964193</text:p>
          </table:table-cell>
          <table:table-cell office:value-type="float" office:value="0.082656" calcext:value-type="float">
            <text:p>0.082656</text:p>
          </table:table-cell>
          <table:table-cell office:value-type="float" office:value="0.0763954" calcext:value-type="float">
            <text:p>0.0763954</text:p>
          </table:table-cell>
        </table:table-row>
        <table:table-row table:style-name="ro1">
          <table:table-cell office:value-type="float" office:value="0.0633866" calcext:value-type="float">
            <text:p>0.0633866</text:p>
          </table:table-cell>
          <table:table-cell office:value-type="float" office:value="0.049554" calcext:value-type="float">
            <text:p>0.049554</text:p>
          </table:table-cell>
          <table:table-cell office:value-type="float" office:value="0.0786558" calcext:value-type="float">
            <text:p>0.0786558</text:p>
          </table:table-cell>
          <table:table-cell office:value-type="float" office:value="0.0895131" calcext:value-type="float">
            <text:p>0.0895131</text:p>
          </table:table-cell>
          <table:table-cell office:value-type="float" office:value="0.0572255" calcext:value-type="float">
            <text:p>0.0572255</text:p>
          </table:table-cell>
          <table:table-cell office:value-type="float" office:value="0.0962369" calcext:value-type="float">
            <text:p>0.0962369</text:p>
          </table:table-cell>
          <table:table-cell office:value-type="float" office:value="0.0484922" calcext:value-type="float">
            <text:p>0.0484922</text:p>
          </table:table-cell>
          <table:table-cell office:value-type="float" office:value="0.092366" calcext:value-type="float">
            <text:p>0.092366</text:p>
          </table:table-cell>
        </table:table-row>
        <table:table-row table:style-name="ro1">
          <table:table-cell office:value-type="float" office:value="0.0798615" calcext:value-type="float">
            <text:p>0.0798615</text:p>
          </table:table-cell>
          <table:table-cell office:value-type="float" office:value="0.0617327" calcext:value-type="float">
            <text:p>0.0617327</text:p>
          </table:table-cell>
          <table:table-cell office:value-type="float" office:value="0.0986637" calcext:value-type="float">
            <text:p>0.0986637</text:p>
          </table:table-cell>
          <table:table-cell office:value-type="float" office:value="0.0720256" calcext:value-type="float">
            <text:p>0.0720256</text:p>
          </table:table-cell>
          <table:table-cell office:value-type="float" office:value="0.0569766" calcext:value-type="float">
            <text:p>0.0569766</text:p>
          </table:table-cell>
          <table:table-cell office:value-type="float" office:value="0.0932247" calcext:value-type="float">
            <text:p>0.0932247</text:p>
          </table:table-cell>
          <table:table-cell office:value-type="float" office:value="0.0692306" calcext:value-type="float">
            <text:p>0.0692306</text:p>
          </table:table-cell>
          <table:table-cell office:value-type="float" office:value="0.058436" calcext:value-type="float">
            <text:p>0.058436</text:p>
          </table:table-cell>
        </table:table-row>
        <table:table-row table:style-name="ro1">
          <table:table-cell office:value-type="float" office:value="0.07962" calcext:value-type="float">
            <text:p>0.07962</text:p>
          </table:table-cell>
          <table:table-cell office:value-type="float" office:value="0.0670391" calcext:value-type="float">
            <text:p>0.0670391</text:p>
          </table:table-cell>
          <table:table-cell office:value-type="float" office:value="0.0813336" calcext:value-type="float">
            <text:p>0.0813336</text:p>
          </table:table-cell>
          <table:table-cell office:value-type="float" office:value="0.0591416" calcext:value-type="float">
            <text:p>0.0591416</text:p>
          </table:table-cell>
          <table:table-cell office:value-type="float" office:value="0.0911133" calcext:value-type="float">
            <text:p>0.0911133</text:p>
          </table:table-cell>
          <table:table-cell office:value-type="float" office:value="0.108063" calcext:value-type="float">
            <text:p>0.108063</text:p>
          </table:table-cell>
          <table:table-cell office:value-type="float" office:value="0.0593175" calcext:value-type="float">
            <text:p>0.0593175</text:p>
          </table:table-cell>
          <table:table-cell office:value-type="float" office:value="0.0847639" calcext:value-type="float">
            <text:p>0.0847639</text:p>
          </table:table-cell>
        </table:table-row>
        <table:table-row table:style-name="ro1">
          <table:table-cell office:value-type="float" office:value="0.0843391" calcext:value-type="float">
            <text:p>0.0843391</text:p>
          </table:table-cell>
          <table:table-cell office:value-type="float" office:value="0.050465" calcext:value-type="float">
            <text:p>0.050465</text:p>
          </table:table-cell>
          <table:table-cell office:value-type="float" office:value="0.112318" calcext:value-type="float">
            <text:p>0.112318</text:p>
          </table:table-cell>
          <table:table-cell office:value-type="float" office:value="0.0810483" calcext:value-type="float">
            <text:p>0.0810483</text:p>
          </table:table-cell>
          <table:table-cell office:value-type="float" office:value="0.0849896" calcext:value-type="float">
            <text:p>0.0849896</text:p>
          </table:table-cell>
          <table:table-cell office:value-type="float" office:value="0.106945" calcext:value-type="float">
            <text:p>0.106945</text:p>
          </table:table-cell>
          <table:table-cell office:value-type="float" office:value="0.0630606" calcext:value-type="float">
            <text:p>0.0630606</text:p>
          </table:table-cell>
          <table:table-cell office:value-type="float" office:value="0.0505434" calcext:value-type="float">
            <text:p>0.0505434</text:p>
          </table:table-cell>
        </table:table-row>
        <table:table-row table:style-name="ro1">
          <table:table-cell office:value-type="float" office:value="0.0808327" calcext:value-type="float">
            <text:p>0.0808327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565825" calcext:value-type="float">
            <text:p>0.0565825</text:p>
          </table:table-cell>
          <table:table-cell office:value-type="float" office:value="0.0588013" calcext:value-type="float">
            <text:p>0.0588013</text:p>
          </table:table-cell>
          <table:table-cell office:value-type="float" office:value="0.0474699" calcext:value-type="float">
            <text:p>0.0474699</text:p>
          </table:table-cell>
          <table:table-cell office:value-type="float" office:value="0.112878" calcext:value-type="float">
            <text:p>0.112878</text:p>
          </table:table-cell>
          <table:table-cell office:value-type="float" office:value="0.0583048" calcext:value-type="float">
            <text:p>0.0583048</text:p>
          </table:table-cell>
          <table:table-cell office:value-type="float" office:value="0.0744031" calcext:value-type="float">
            <text:p>0.0744031</text:p>
          </table:table-cell>
        </table:table-row>
        <table:table-row table:style-name="ro1">
          <table:table-cell office:value-type="float" office:value="0.049563" calcext:value-type="float">
            <text:p>0.049563</text:p>
          </table:table-cell>
          <table:table-cell office:value-type="float" office:value="0.0886767" calcext:value-type="float">
            <text:p>0.0886767</text:p>
          </table:table-cell>
          <table:table-cell office:value-type="float" office:value="0.0923395" calcext:value-type="float">
            <text:p>0.0923395</text:p>
          </table:table-cell>
          <table:table-cell office:value-type="float" office:value="0.0629055" calcext:value-type="float">
            <text:p>0.0629055</text:p>
          </table:table-cell>
          <table:table-cell office:value-type="float" office:value="0.0528503" calcext:value-type="float">
            <text:p>0.0528503</text:p>
          </table:table-cell>
          <table:table-cell office:value-type="float" office:value="0.126557" calcext:value-type="float">
            <text:p>0.126557</text:p>
          </table:table-cell>
          <table:table-cell office:value-type="float" office:value="0.0570536" calcext:value-type="float">
            <text:p>0.0570536</text:p>
          </table:table-cell>
          <table:table-cell office:value-type="float" office:value="0.100683" calcext:value-type="float">
            <text:p>0.100683</text:p>
          </table:table-cell>
        </table:table-row>
        <table:table-row table:style-name="ro1">
          <table:table-cell office:value-type="float" office:value="0.0704758" calcext:value-type="float">
            <text:p>0.0704758</text:p>
          </table:table-cell>
          <table:table-cell office:value-type="float" office:value="0.0929864" calcext:value-type="float">
            <text:p>0.0929864</text:p>
          </table:table-cell>
          <table:table-cell office:value-type="float" office:value="0.0945885" calcext:value-type="float">
            <text:p>0.0945885</text:p>
          </table:table-cell>
          <table:table-cell office:value-type="float" office:value="0.0621056" calcext:value-type="float">
            <text:p>0.0621056</text:p>
          </table:table-cell>
          <table:table-cell office:value-type="float" office:value="0.0414748" calcext:value-type="float">
            <text:p>0.0414748</text:p>
          </table:table-cell>
          <table:table-cell office:value-type="float" office:value="0.125283" calcext:value-type="float">
            <text:p>0.125283</text:p>
          </table:table-cell>
          <table:table-cell office:value-type="float" office:value="0.0657636" calcext:value-type="float">
            <text:p>0.0657636</text:p>
          </table:table-cell>
          <table:table-cell office:value-type="float" office:value="0.0590119" calcext:value-type="float">
            <text:p>0.0590119</text:p>
          </table:table-cell>
        </table:table-row>
        <table:table-row table:style-name="ro1">
          <table:table-cell office:value-type="float" office:value="0.0812564" calcext:value-type="float">
            <text:p>0.0812564</text:p>
          </table:table-cell>
          <table:table-cell office:value-type="float" office:value="0.0902803" calcext:value-type="float">
            <text:p>0.0902803</text:p>
          </table:table-cell>
          <table:table-cell office:value-type="float" office:value="0.12874" calcext:value-type="float">
            <text:p>0.12874</text:p>
          </table:table-cell>
          <table:table-cell office:value-type="float" office:value="0.111759" calcext:value-type="float">
            <text:p>0.111759</text:p>
          </table:table-cell>
          <table:table-cell office:value-type="float" office:value="0.055653" calcext:value-type="float">
            <text:p>0.055653</text:p>
          </table:table-cell>
          <table:table-cell office:value-type="float" office:value="0.113852" calcext:value-type="float">
            <text:p>0.113852</text:p>
          </table:table-cell>
          <table:table-cell office:value-type="float" office:value="0.0798627" calcext:value-type="float">
            <text:p>0.0798627</text:p>
          </table:table-cell>
          <table:table-cell office:value-type="float" office:value="0.0799291" calcext:value-type="float">
            <text:p>0.0799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4:24:47.408679183</meta:creation-date>
    <dc:date>2022-05-18T14:27:24.373325536</dc:date>
    <meta:editing-duration>PT2M37S</meta:editing-duration>
    <meta:editing-cycles>1</meta:editing-cycles>
    <meta:document-statistic meta:table-count="1" meta:cell-count="16392" meta:object-count="0"/>
    <meta:generator>LibreOffice/7.2.6.2$Linux_X86_64 LibreOffice_project/20$Build-2</meta:generator>
  </office:meta>
</office:document-meta>
</file>